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Cyr" svg:font-family="'Arial Cyr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25cm" fo:break-before="auto" style:use-optimal-row-height="true"/>
    </style:style>
    <style:style style:name="ro2" style:family="table-row">
      <style:table-row-properties style:row-height="0.4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ext-style style:name="N100">
      <number:text-content/>
    </number:text-style>
    <style:style style:name="ce1" style:family="table-cell" style:parent-style-name="Default" style:data-style-name="N100"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 style:data-style-name="N100"/>
    <style:style style:name="ce3" style:family="table-cell" style:parent-style-name="Default"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 style:data-style-name="N133"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Default" style:data-style-name="N112"/>
    <style:style style:name="ce6" style:family="table-cell" style:parent-style-name="Default" style:data-style-name="N133"/>
    <style:style style:name="ce7" style:family="table-cell" style:parent-style-name="Default"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ext-properties fo:color="#000000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9" style:family="table-cell" style:parent-style-name="Default" style:data-style-name="N0">
      <style:text-properties style:use-window-font-color="true" style:text-outline="false" style:text-line-through-style="none" style:font-name="Arial Cyr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10" style:family="table-cell" style:parent-style-name="Default" style:data-style-name="N37"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" style:family="table-cell" style:parent-style-name="Default" style:data-style-name="N37"/>
    <style:style style:name="ce12" style:family="table-cell" style:parent-style-name="Default" style:data-style-name="N10"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" style:family="table-cell" style:parent-style-name="Default" style:data-style-name="N10"/>
    <style:style style:name="ce14" style:family="table-cell" style:parent-style-name="Default">
      <style:text-properties fo:color="#ff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table table:name="Лист1" table:style-name="ta1" table:print="false">
        <table:table-column table:style-name="co1" table:number-columns-repeated="4" table:default-cell-style-name="ce2"/>
        <table:table-column table:style-name="co1" table:number-columns-repeated="3" table:default-cell-style-name="Default"/>
        <table:table-column table:style-name="co1" table:default-cell-style-name="ce5"/>
        <table:table-column table:style-name="co1" table:default-cell-style-name="ce6"/>
        <table:table-column table:style-name="co1" table:default-cell-style-name="ce2"/>
        <table:table-column table:style-name="co1" table:default-cell-style-name="ce6"/>
        <table:table-column table:style-name="co1" table:number-columns-repeated="2" table:default-cell-style-name="Default"/>
        <table:table-column table:style-name="co1" table:default-cell-style-name="ce2"/>
        <table:table-column table:style-name="co1" table:default-cell-style-name="Default"/>
        <table:table-column table:style-name="co1" table:default-cell-style-name="ce11"/>
        <table:table-column table:style-name="co1" table:default-cell-style-name="Default"/>
        <table:table-column table:style-name="co1" table:default-cell-style-name="ce11"/>
        <table:table-column table:style-name="co1" table:number-columns-repeated="5" table:default-cell-style-name="ce2"/>
        <table:table-column table:style-name="co1" table:default-cell-style-name="ce13"/>
        <table:table-column table:style-name="co1" table:default-cell-style-name="Default"/>
        <table:table-column table:style-name="co1" table:default-cell-style-name="ce2"/>
        <table:table-column table:style-name="co1" table:number-columns-repeated="7" table:default-cell-style-name="Default"/>
        <table:table-column table:style-name="co1" table:default-cell-style-name="ce7"/>
        <table:table-column table:style-name="co1" table:number-columns-repeated="2" table:default-cell-style-name="ce2"/>
        <table:table-column table:style-name="co1" table:default-cell-style-name="ce11"/>
        <table:table-column table:style-name="co1" table:default-cell-style-name="ce2"/>
        <table:table-column table:style-name="co1" table:default-cell-style-name="ce6"/>
        <table:table-column table:style-name="co1" table:number-columns-repeated="3" table:default-cell-style-name="Default"/>
        <table:table-column table:style-name="co1" table:number-columns-repeated="4" table:default-cell-style-name="ce14"/>
        <table:table-column table:style-name="co1" table:number-columns-repeated="2" table:default-cell-style-name="Default"/>
        <table:table-column table:style-name="co1" table:default-cell-style-name="ce2"/>
        <table:table-column table:style-name="co1" table:number-columns-repeated="8" table:default-cell-style-name="Default"/>
        <table:table-column table:style-name="co1" table:default-cell-style-name="ce5"/>
        <table:table-column table:style-name="co1" table:number-columns-repeated="48" table:default-cell-style-name="Default"/>
        <table:table-column table:style-name="co1" table:number-columns-repeated="4" table:default-cell-style-name="ce14"/>
        <table:table-column table:style-name="co1" table:number-columns-repeated="3" table:default-cell-style-name="Default"/>
        <table:table-row table:style-name="ro2">
          <table:table-cell table:style-name="ce1" office:value-type="string">
            <text:p>Наименование</text:p>
          </table:table-cell>
          <table:table-cell table:style-name="ce1" office:value-type="string">
            <text:p>Артикул</text:p>
          </table:table-cell>
          <table:table-cell table:style-name="ce1" office:value-type="string">
            <text:p>Разделка</text:p>
          </table:table-cell>
          <table:table-cell table:style-name="ce1" office:value-type="string">
            <text:p>Сорт</text:p>
          </table:table-cell>
          <table:table-cell table:style-name="ce3" office:value-type="string">
            <text:p>Норма уп.</text:p>
          </table:table-cell>
          <table:table-cell table:style-name="ce3" office:value-type="string">
            <text:p>Кол. уп.</text:p>
          </table:table-cell>
          <table:table-cell table:style-name="ce3" office:value-type="string">
            <text:p>Кол-во</text:p>
          </table:table-cell>
          <table:table-cell table:style-name="ce4" office:value-type="string" office:string-value="Цена п.">
            <text:p>Цена п. </text:p>
          </table:table-cell>
          <table:table-cell table:style-name="ce4" office:value-type="string" office:string-value="Сумма">
            <text:p>Сумма </text:p>
          </table:table-cell>
          <table:table-cell table:style-name="ce1" office:value-type="string">
            <text:p>Завод</text:p>
          </table:table-cell>
          <table:table-cell table:style-name="ce4" office:value-type="string">
            <text:p>Ценамагазина</text:p>
          </table:table-cell>
          <table:table-cell table:style-name="ce3" office:value-type="string">
            <text:p>код</text:p>
          </table:table-cell>
          <table:table-cell table:style-name="ce3" office:value-type="float" office:value="4">
            <text:p>4</text:p>
          </table:table-cell>
          <table:table-cell table:style-name="ce1" office:value-type="string">
            <text:p>№ накл.</text:p>
          </table:table-cell>
          <table:table-cell table:style-name="ce3" office:value-type="string">
            <text:p>№</text:p>
          </table:table-cell>
          <table:table-cell table:style-name="ce10" office:value-type="string">
            <text:p>Дата накл.</text:p>
          </table:table-cell>
          <table:table-cell table:style-name="ce3" office:value-type="string">
            <text:p>№ пост.</text:p>
          </table:table-cell>
          <table:table-cell table:style-name="ce10" office:value-type="string">
            <text:p>Дата пост.</text:p>
          </table:table-cell>
          <table:table-cell table:style-name="ce1" office:value-type="string">
            <text:p>Поставщик</text:p>
          </table:table-cell>
          <table:table-cell table:style-name="ce1" office:value-type="string">
            <text:p>Название</text:p>
          </table:table-cell>
          <table:table-cell table:style-name="ce1" office:value-type="string">
            <text:p>Арт</text:p>
          </table:table-cell>
          <table:table-cell table:style-name="ce1" office:value-type="string">
            <text:p>Разд</text:p>
          </table:table-cell>
          <table:table-cell table:style-name="ce1" office:value-type="string">
            <text:p>Код внешний</text:p>
          </table:table-cell>
          <table:table-cell table:style-name="ce12" office:value-type="string">
            <text:p>Процент</text:p>
          </table:table-cell>
          <table:table-cell table:style-name="ce3" office:value-type="string">
            <text:p>Класс</text:p>
          </table:table-cell>
          <table:table-cell table:style-name="ce1" office:value-type="string">
            <text:p>Страна</text:p>
          </table:table-cell>
          <table:table-cell table:style-name="ce3" office:value-type="string">
            <text:p>Множитель</text:p>
          </table:table-cell>
          <table:table-cell table:style-name="ce3" office:value-type="string">
            <text:p>Недостача</text:p>
          </table:table-cell>
          <table:table-cell table:style-name="ce3" office:value-type="string">
            <text:p>Кол.по накл</text:p>
          </table:table-cell>
          <table:table-cell table:style-name="ce3" office:value-type="string">
            <text:p>общее внешнее название</text:p>
          </table:table-cell>
          <table:table-cell table:style-name="ce3" office:value-type="string">
            <text:p>Л-И</text:p>
          </table:table-cell>
          <table:table-cell table:style-name="ce3" office:value-type="string">
            <text:p>Л-Г</text:p>
          </table:table-cell>
          <table:table-cell table:style-name="ce3" office:value-type="string">
            <text:p>Заказ</text:p>
          </table:table-cell>
          <table:table-cell table:style-name="ce1" office:value-type="string">
            <text:p>Поставщик точно</text:p>
          </table:table-cell>
          <table:table-cell table:style-name="ce1" office:value-type="string">
            <text:p>Штрихкод</text:p>
          </table:table-cell>
          <table:table-cell table:style-name="ce1" office:value-type="string">
            <text:p>№ платеж.</text:p>
          </table:table-cell>
          <table:table-cell table:style-name="ce10" office:value-type="string">
            <text:p>дата плат.</text:p>
          </table:table-cell>
          <table:table-cell table:style-name="ce1" office:value-type="string">
            <text:p>накладные</text:p>
          </table:table-cell>
          <table:table-cell table:style-name="ce4" office:value-type="string" office:string-value="Цена без НДС">
            <text:p>Цена без НДС </text:p>
          </table:table-cell>
          <table:table-cell table:style-name="ce3" office:value-type="string">
            <text:p>Сообщение</text:p>
          </table:table-cell>
          <table:table-cell table:style-name="ce4" office:value-type="string" office:string-value="Старая цена">
            <text:p>Старая цена </text:p>
          </table:table-cell>
          <table:table-cell table:style-name="ce4" office:value-type="string" office:string-value="цена пред.по">
            <text:p>цена пред.по </text:p>
          </table:table-cell>
          <table:table-cell table:style-name="ce3" office:value-type="string">
            <text:p>И</text:p>
          </table:table-cell>
          <table:table-cell table:style-name="ce3" office:value-type="string">
            <text:p>С</text:p>
          </table:table-cell>
          <table:table-cell table:style-name="ce3" office:value-type="string">
            <text:p>Г</text:p>
          </table:table-cell>
          <table:table-cell table:style-name="ce3" office:value-type="string">
            <text:p>Л</text:p>
          </table:table-cell>
          <table:table-cell table:style-name="ce3" office:value-type="string">
            <text:p>Л-И отпр.</text:p>
          </table:table-cell>
          <table:table-cell table:style-name="ce3" office:value-type="string">
            <text:p>Л-И получ.</text:p>
          </table:table-cell>
          <table:table-cell table:style-name="ce1" office:value-type="string">
            <text:p>ЧЗ</text:p>
          </table:table-cell>
          <table:table-cell table:style-name="ce3" office:value-type="string">
            <text:p>из формы поиска</text:p>
          </table:table-cell>
          <table:table-cell table:style-name="ce3" office:value-type="string">
            <text:p>разница</text:p>
          </table:table-cell>
          <table:table-cell table:style-name="ce3" office:value-type="string">
            <text:p>Заказ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96878.65">
            <text:p>296878,65</text:p>
          </table:table-cell>
          <table:table-cell table:style-name="ce3" office:value-type="string">
            <text:p>код</text:p>
          </table:table-cell>
          <table:table-cell table:style-name="ce3" office:value-type="string">
            <text:p>коод</text:p>
          </table:table-cell>
          <table:table-cell table:style-name="ce3" office:value-type="string">
            <text:p>Цена</text:p>
          </table:table-cell>
          <table:table-cell table:style-name="ce3" office:value-type="string">
            <text:p>проц</text:p>
          </table:table-cell>
          <table:table-cell table:style-name="ce3" office:value-type="string">
            <text:p>Код товара</text:p>
          </table:table-cell>
          <table:table-cell table:style-name="ce3" office:value-type="string">
            <text:p>Кол-во</text:p>
          </table:table-cell>
          <table:table-cell table:style-name="ce3" office:value-type="string">
            <text:p>Цена п.</text:p>
          </table:table-cell>
          <table:table-cell table:style-name="ce3" office:value-type="string">
            <text:p>Сумма</text:p>
          </table:table-cell>
          <table:table-cell table:style-name="ce3" office:value-type="string">
            <text:p>Завод</text:p>
          </table:table-cell>
          <table:table-cell table:style-name="ce3" office:value-type="string">
            <text:p><text:s/>Цена магазина </text:p>
          </table:table-cell>
          <table:table-cell table:style-name="ce3" office:value-type="string">
            <text:p>код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№ накл.</text:p>
          </table:table-cell>
          <table:table-cell table:style-name="ce3" office:value-type="string">
            <text:p>№</text:p>
          </table:table-cell>
          <table:table-cell table:style-name="ce3" office:value-type="string">
            <text:p>Дата накл.</text:p>
          </table:table-cell>
          <table:table-cell table:style-name="ce3" office:value-type="string">
            <text:p>Повтор</text:p>
          </table:table-cell>
          <table:table-cell table:style-name="ce3" office:value-type="string">
            <text:p>Заказ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96878.65">
            <text:p>296878,65</text:p>
          </table:table-cell>
          <table:table-cell table:style-name="ce3" office:value-type="string">
            <text:p>код</text:p>
          </table:table-cell>
          <table:table-cell table:style-name="ce3" office:value-type="string">
            <text:p>Цена</text:p>
          </table:table-cell>
          <table:table-cell table:style-name="ce3" office:value-type="string">
            <text:p>Код товара</text:p>
          </table:table-cell>
          <table:table-cell table:style-name="ce3" office:value-type="string">
            <text:p>Кол-во</text:p>
          </table:table-cell>
          <table:table-cell table:style-name="ce3" office:value-type="string">
            <text:p>Цена п.</text:p>
          </table:table-cell>
          <table:table-cell table:style-name="ce3" office:value-type="string">
            <text:p>Сумма</text:p>
          </table:table-cell>
          <table:table-cell table:style-name="ce3" office:value-type="string">
            <text:p>Завод</text:p>
          </table:table-cell>
          <table:table-cell table:style-name="ce3" office:value-type="string">
            <text:p><text:s/>Цена магазина </text:p>
          </table:table-cell>
          <table:table-cell table:style-name="ce3" office:value-type="string">
            <text:p>код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№ накл.</text:p>
          </table:table-cell>
          <table:table-cell table:style-name="ce3" office:value-type="string">
            <text:p>№</text:p>
          </table:table-cell>
          <table:table-cell table:style-name="ce3" office:value-type="string">
            <text:p>Дата накл.</text:p>
          </table:table-cell>
          <table:table-cell table:style-name="ce3" office:value-type="string">
            <text:p>Повтор</text:p>
          </table:table-cell>
          <table:table-cell table:style-name="ce3" office:value-type="string">
            <text:p>проверить</text:p>
          </table:table-cell>
          <table:table-cell table:style-name="ce3" office:value-type="string">
            <text:p>Заказ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96878.65">
            <text:p>296878,65</text:p>
          </table:table-cell>
          <table:table-cell table:style-name="ce3" office:value-type="string">
            <text:p>код</text:p>
          </table:table-cell>
          <table:table-cell table:style-name="ce3" office:value-type="string">
            <text:p>Цена</text:p>
          </table:table-cell>
          <table:table-cell table:style-name="ce3" office:value-type="string">
            <text:p>Код товара</text:p>
          </table:table-cell>
          <table:table-cell table:style-name="ce3" office:value-type="string">
            <text:p>Кол-во</text:p>
          </table:table-cell>
          <table:table-cell table:style-name="ce3" office:value-type="string">
            <text:p>Цена п.</text:p>
          </table:table-cell>
          <table:table-cell table:style-name="ce3" office:value-type="string">
            <text:p>Сумма</text:p>
          </table:table-cell>
          <table:table-cell table:style-name="ce3" office:value-type="string">
            <text:p>Завод</text:p>
          </table:table-cell>
          <table:table-cell table:style-name="ce3" office:value-type="string">
            <text:p><text:s/>Цена магазина </text:p>
          </table:table-cell>
          <table:table-cell table:style-name="ce3" office:value-type="string">
            <text:p>код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№ накл.</text:p>
          </table:table-cell>
          <table:table-cell table:style-name="ce3" office:value-type="string">
            <text:p>№</text:p>
          </table:table-cell>
          <table:table-cell table:style-name="ce3" office:value-type="string">
            <text:p>Дата накл.</text:p>
          </table:table-cell>
          <table:table-cell table:style-name="ce3" office:value-type="string">
            <text:p>Повтор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И-</text:p>
          </table:table-cell>
          <table:table-cell table:style-name="ce3" office:value-type="string">
            <text:p>С-</text:p>
          </table:table-cell>
          <table:table-cell table:style-name="ce3" office:value-type="string">
            <text:p>Г-</text:p>
          </table:table-cell>
          <table:table-cell table:style-name="ce3" office:value-type="string">
            <text:p>Л-</text:p>
          </table:table-cell>
          <table:table-cell table:style-name="ce3" office:value-type="string">
            <text:p>цена</text:p>
          </table:table-cell>
          <table:table-cell table:style-name="ce3" office:value-type="string">
            <text:p>код Славы</text:p>
          </table:table-cell>
          <table:table-cell table:style-name="ce3"/>
        </table:table-row>
        <table:table-row table:style-name="ro1">
          <table:table-cell office:value-type="string">
            <text:p>Дымка Кружка 250мл "OGNI GIORNO</text:p>
          </table:table-cell>
          <table:table-cell office:value-type="string">
            <text:p>62008-12</text:p>
          </table:table-cell>
          <table:table-cell office:value-type="string">
            <text:p>Обрешетка</text:p>
          </table:table-cell>
          <table:table-cell table:number-columns-repeated="3"/>
          <table:table-cell office:value-type="float" office:value="12">
            <text:p>12</text:p>
          </table:table-cell>
          <table:table-cell office:value-type="float" office:value="39.29">
            <text:p>39,29 ₽</text:p>
          </table:table-cell>
          <table:table-cell office:value-type="float" office:value="471.48">
            <text:p><text:s/>471,48 ₽ </text:p>
          </table:table-cell>
          <table:table-cell office:value-type="string">
            <text:p>Пашабахча</text:p>
          </table:table-cell>
          <table:table-cell office:value-type="float" office:value="71">
            <text:p><text:s/>71,00 ₽ </text:p>
          </table:table-cell>
          <table:table-cell office:value-type="float" office:value="230">
            <text:p>230</text:p>
          </table:table-cell>
          <table:table-cell office:value-type="string">
            <text:p>{Дымка Кружка 250мл "OGNI GIORNO \ 62008-12 \ Обрешетка \ }</text:p>
          </table:table-cell>
          <table:table-cell office:value-type="string">
            <text:p>РПМ-000270</text:p>
          </table:table-cell>
          <table:table-cell office:value-type="float" office:value="194">
            <text:p>194</text:p>
          </table:table-cell>
          <table:table-cell office:value-type="date" office:date-value="2023-03-30">
            <text:p>30.03.23</text:p>
          </table:table-cell>
          <table:table-cell office:value-type="float" office:value="1570">
            <text:p>1570</text:p>
          </table:table-cell>
          <table:table-cell office:value-type="date" office:date-value="2023-04-05">
            <text:p>05.04.23</text:p>
          </table:table-cell>
          <table:table-cell office:value-type="string">
            <text:p>Стеклопласт</text:p>
          </table:table-cell>
          <table:table-cell office:value-type="string">
            <text:p>Кружка 250 мл "OGNI GIORNO"BASILICO" Дымка 62008-12</text:p>
          </table:table-cell>
          <table:table-cell table:number-columns-repeated="2"/>
          <table:table-cell office:value-type="string">
            <text:p>K0025370</text:p>
          </table:table-cell>
          <table:table-cell table:formula="of:=[.K2]/[.H2]" office:value-type="percentage" office:value="1.80707559175363">
            <text:p>181%</text:p>
          </table:table-cell>
          <table:table-cell/>
          <table:table-cell office:value-type="string">
            <text:p>Пашабахча</text:p>
          </table:table-cell>
          <table:table-cell/>
          <table:table-cell table:formula="of:=([.AC2]-[.G2])*[.H2]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string">
            <text:p>Кружка 250 мл "OGNI GIORNO"BASILICO" Дымка 62008-12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ООО "Посуда Мира"</text:p>
          </table:table-cell>
          <table:table-cell office:value-type="string">
            <text:p>4620011620088</text:p>
          </table:table-cell>
          <table:table-cell table:number-columns-repeated="2"/>
          <table:table-cell office:value-type="string">
            <text:p>РПМ-000270</text:p>
          </table:table-cell>
          <table:table-cell table:number-columns-repeated="2"/>
          <table:table-cell office:value-type="float" office:value="71">
            <text:p>71</text:p>
          </table:table-cell>
          <table:table-cell office:value-type="float" office:value="39.29">
            <text:p>39,29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4"/>
          <table:table-cell table:formula="of:=[.AZ2]-[.AC2]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string">
            <text:p>Дымка Кружка 250мл "OGNI GIORNO</text:p>
          </table:table-cell>
          <table:table-cell office:value-type="float" office:value="230">
            <text:p>230</text:p>
          </table:table-cell>
          <table:table-cell table:formula="of:=[.BC2]-[.L2]" office:value-type="float" office:value="0">
            <text:p>0</text:p>
          </table:table-cell>
          <table:table-cell office:value-type="float" office:value="39.29">
            <text:p>39,29</text:p>
          </table:table-cell>
          <table:table-cell table:formula="of:=[.BE2]/[.H2]" office:value-type="float" office:value="1">
            <text:p>1,00 ₽</text:p>
          </table:table-cell>
          <table:table-cell office:value-type="string">
            <text:p>K0025370</text:p>
          </table:table-cell>
          <table:table-cell office:value-type="float" office:value="24">
            <text:p>24</text:p>
          </table:table-cell>
          <table:table-cell office:value-type="float" office:value="39.29">
            <text:p>39,29</text:p>
          </table:table-cell>
          <table:table-cell office:value-type="float" office:value="942.96">
            <text:p>942,96</text:p>
          </table:table-cell>
          <table:table-cell office:value-type="string">
            <text:p>Пашабахча</text:p>
          </table:table-cell>
          <table:table-cell office:value-type="float" office:value="71">
            <text:p>71</text:p>
          </table:table-cell>
          <table:table-cell office:value-type="float" office:value="230">
            <text:p>230</text:p>
          </table:table-cell>
          <table:table-cell office:value-type="string">
            <text:p>{Дымка Кружка 250мл "OGNI GIORNO \ 62008-12 \ Обрешетка \ }</text:p>
          </table:table-cell>
          <table:table-cell office:value-type="string">
            <text:p>РПМ-000729</text:p>
          </table:table-cell>
          <table:table-cell office:value-type="float" office:value="223">
            <text:p>223</text:p>
          </table:table-cell>
          <table:table-cell office:value-type="float" office:value="44897">
            <text:p>44897</text:p>
          </table:table-cell>
          <table:table-cell/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string">
            <text:p>Дымка Кружка 250мл "OGNI GIORNO</text:p>
          </table:table-cell>
          <table:table-cell office:value-type="float" office:value="230">
            <text:p>230</text:p>
          </table:table-cell>
          <table:table-cell office:value-type="float" office:value="39.29">
            <text:p>39,29</text:p>
          </table:table-cell>
          <table:table-cell office:value-type="string">
            <text:p>K0025370</text:p>
          </table:table-cell>
          <table:table-cell office:value-type="float" office:value="24">
            <text:p>24</text:p>
          </table:table-cell>
          <table:table-cell office:value-type="float" office:value="39.29">
            <text:p>39,29</text:p>
          </table:table-cell>
          <table:table-cell office:value-type="float" office:value="942.96">
            <text:p>942,96</text:p>
          </table:table-cell>
          <table:table-cell office:value-type="string">
            <text:p>Пашабахча</text:p>
          </table:table-cell>
          <table:table-cell office:value-type="float" office:value="71">
            <text:p>71</text:p>
          </table:table-cell>
          <table:table-cell office:value-type="float" office:value="230">
            <text:p>230</text:p>
          </table:table-cell>
          <table:table-cell office:value-type="string">
            <text:p>{Дымка Кружка 250мл "OGNI GIORNO \ 62008-12 \ Обрешетка \ }</text:p>
          </table:table-cell>
          <table:table-cell office:value-type="string">
            <text:p>РПМ-000729</text:p>
          </table:table-cell>
          <table:table-cell office:value-type="float" office:value="223">
            <text:p>223</text:p>
          </table:table-cell>
          <table:table-cell office:value-type="float" office:value="44897">
            <text:p>44897</text:p>
          </table:table-cell>
          <table:table-cell table:number-columns-repeated="2"/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string">
            <text:p>Дымка Кружка 250мл "OGNI GIORNO</text:p>
          </table:table-cell>
          <table:table-cell office:value-type="float" office:value="230">
            <text:p>230</text:p>
          </table:table-cell>
          <table:table-cell office:value-type="float" office:value="39.29">
            <text:p>39,29</text:p>
          </table:table-cell>
          <table:table-cell office:value-type="string">
            <text:p>K0025370</text:p>
          </table:table-cell>
          <table:table-cell office:value-type="float" office:value="24">
            <text:p>24</text:p>
          </table:table-cell>
          <table:table-cell office:value-type="float" office:value="39.29">
            <text:p>39,29</text:p>
          </table:table-cell>
          <table:table-cell office:value-type="float" office:value="942.96">
            <text:p>942,96</text:p>
          </table:table-cell>
          <table:table-cell office:value-type="string">
            <text:p>Пашабахча</text:p>
          </table:table-cell>
          <table:table-cell office:value-type="float" office:value="71">
            <text:p>71</text:p>
          </table:table-cell>
          <table:table-cell office:value-type="float" office:value="230">
            <text:p>230</text:p>
          </table:table-cell>
          <table:table-cell office:value-type="string">
            <text:p>{Дымка Кружка 250мл "OGNI GIORNO \ 62008-12 \ Обрешетка \ }</text:p>
          </table:table-cell>
          <table:table-cell office:value-type="string">
            <text:p>РПМ-000729</text:p>
          </table:table-cell>
          <table:table-cell office:value-type="float" office:value="223">
            <text:p>223</text:p>
          </table:table-cell>
          <table:table-cell office:value-type="float" office:value="44897">
            <text:p>44897</text:p>
          </table:table-cell>
          <table:table-cell/>
          <table:table-cell table:formula="of:=[.CK2]-[.AZ2]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-1">
            <text:p>-1</text:p>
          </table:table-cell>
          <table:table-cell/>
          <table:table-cell office:value-type="float" office:value="230">
            <text:p>230</text:p>
          </table:table-cell>
          <table:table-cell table:formula="of:=[.DH2]-[.L2]" office:value-type="float" office:value="0">
            <text:p>0</text:p>
          </table:table-cell>
        </table:table-row>
        <table:table-row table:style-name="ro1">
          <table:table-cell office:value-type="string">
            <text:p>Банка боковая с красной крышкой Bella</text:p>
          </table:table-cell>
          <table:table-cell office:value-type="string">
            <text:p>80386 SL</text:p>
          </table:table-cell>
          <table:table-cell office:value-type="string">
            <text:p>200мл</text:p>
          </table:table-cell>
          <table:table-cell table:number-columns-repeated="3"/>
          <table:table-cell office:value-type="float" office:value="12">
            <text:p>12</text:p>
          </table:table-cell>
          <table:table-cell office:value-type="float" office:value="21.72">
            <text:p>21,72 ₽</text:p>
          </table:table-cell>
          <table:table-cell office:value-type="float" office:value="260.64">
            <text:p><text:s/>260,64 ₽ </text:p>
          </table:table-cell>
          <table:table-cell office:value-type="string">
            <text:p>Пашабахча</text:p>
          </table:table-cell>
          <table:table-cell office:value-type="float" office:value="39">
            <text:p><text:s/>39,00 ₽ </text:p>
          </table:table-cell>
          <table:table-cell office:value-type="float" office:value="232">
            <text:p>232</text:p>
          </table:table-cell>
          <table:table-cell office:value-type="string">
            <text:p>{Банка боковая с красной крышкой Bella \ 80386 SL \ 200мл \ }</text:p>
          </table:table-cell>
          <table:table-cell office:value-type="string">
            <text:p>РПМ-000270</text:p>
          </table:table-cell>
          <table:table-cell office:value-type="float" office:value="18">
            <text:p>18</text:p>
          </table:table-cell>
          <table:table-cell office:value-type="date" office:date-value="2023-03-30">
            <text:p>30.03.23</text:p>
          </table:table-cell>
          <table:table-cell office:value-type="float" office:value="1570">
            <text:p>1570</text:p>
          </table:table-cell>
          <table:table-cell office:value-type="date" office:date-value="2023-04-05">
            <text:p>05.04.23</text:p>
          </table:table-cell>
          <table:table-cell office:value-type="string">
            <text:p>Стеклопласт</text:p>
          </table:table-cell>
          <table:table-cell office:value-type="string">
            <text:p>Bella" банка боковая с красной крышкой 200мл SL 80386 SL/St</text:p>
          </table:table-cell>
          <table:table-cell table:number-columns-repeated="2"/>
          <table:table-cell office:value-type="string">
            <text:p>K0017026</text:p>
          </table:table-cell>
          <table:table-cell table:formula="of:=[.K3]/[.H3]" office:value-type="percentage" office:value="1.79558011049724">
            <text:p>180%</text:p>
          </table:table-cell>
          <table:table-cell/>
          <table:table-cell office:value-type="string">
            <text:p>Россия</text:p>
          </table:table-cell>
          <table:table-cell/>
          <table:table-cell table:formula="of:=([.AC3]-[.G3])*[.H3]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string">
            <text:p>Bella" банка боковая с красной крышкой 200мл SL 80386 SL/St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ООО "Посуда Мира"</text:p>
          </table:table-cell>
          <table:table-cell office:value-type="string">
            <text:p>4606065047705</text:p>
          </table:table-cell>
          <table:table-cell table:number-columns-repeated="2"/>
          <table:table-cell office:value-type="string">
            <text:p>РПМ-000270</text:p>
          </table:table-cell>
          <table:table-cell table:number-columns-repeated="2"/>
          <table:table-cell office:value-type="float" office:value="39">
            <text:p>39</text:p>
          </table:table-cell>
          <table:table-cell office:value-type="float" office:value="21.72">
            <text:p>21,72</text:p>
          </table:table-cell>
          <table:table-cell office:value-type="float" office:value="45">
            <text:p>45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4"/>
          <table:table-cell table:formula="of:=[.AZ3]-[.AC3]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string">
            <text:p>Банка боковая с красной крышкой Bella</text:p>
          </table:table-cell>
          <table:table-cell office:value-type="float" office:value="232">
            <text:p>232</text:p>
          </table:table-cell>
          <table:table-cell table:formula="of:=[.BC3]-[.L3]" office:value-type="float" office:value="0">
            <text:p>0</text:p>
          </table:table-cell>
          <table:table-cell office:value-type="float" office:value="21.72">
            <text:p>21,72</text:p>
          </table:table-cell>
          <table:table-cell table:formula="of:=[.BE3]/[.H3]" office:value-type="float" office:value="1">
            <text:p>1,00 ₽</text:p>
          </table:table-cell>
          <table:table-cell office:value-type="string">
            <text:p>K0017026</text:p>
          </table:table-cell>
          <table:table-cell office:value-type="float" office:value="60">
            <text:p>60</text:p>
          </table:table-cell>
          <table:table-cell office:value-type="float" office:value="21.72">
            <text:p>21,72</text:p>
          </table:table-cell>
          <table:table-cell office:value-type="float" office:value="1303.2">
            <text:p>1303,2</text:p>
          </table:table-cell>
          <table:table-cell office:value-type="string">
            <text:p>Пашабахча</text:p>
          </table:table-cell>
          <table:table-cell office:value-type="float" office:value="39">
            <text:p>39</text:p>
          </table:table-cell>
          <table:table-cell office:value-type="float" office:value="232">
            <text:p>232</text:p>
          </table:table-cell>
          <table:table-cell office:value-type="string">
            <text:p>{Банка боковая с красной крышкой Bella \ 80386 SL \ 200мл \ }</text:p>
          </table:table-cell>
          <table:table-cell office:value-type="string">
            <text:p>РПМ-000111</text:p>
          </table:table-cell>
          <table:table-cell office:value-type="float" office:value="233">
            <text:p>233</text:p>
          </table:table-cell>
          <table:table-cell office:value-type="float" office:value="44964">
            <text:p>44964</text:p>
          </table:table-cell>
          <table:table-cell/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string">
            <text:p>Банка боковая с красной крышкой Bella</text:p>
          </table:table-cell>
          <table:table-cell office:value-type="float" office:value="232">
            <text:p>232</text:p>
          </table:table-cell>
          <table:table-cell office:value-type="float" office:value="21.72">
            <text:p>21,72</text:p>
          </table:table-cell>
          <table:table-cell office:value-type="string">
            <text:p>K0017026</text:p>
          </table:table-cell>
          <table:table-cell office:value-type="float" office:value="60">
            <text:p>60</text:p>
          </table:table-cell>
          <table:table-cell office:value-type="float" office:value="21.72">
            <text:p>21,72</text:p>
          </table:table-cell>
          <table:table-cell office:value-type="float" office:value="1303.2">
            <text:p>1303,2</text:p>
          </table:table-cell>
          <table:table-cell office:value-type="string">
            <text:p>Пашабахча</text:p>
          </table:table-cell>
          <table:table-cell office:value-type="float" office:value="39">
            <text:p>39</text:p>
          </table:table-cell>
          <table:table-cell office:value-type="float" office:value="232">
            <text:p>232</text:p>
          </table:table-cell>
          <table:table-cell office:value-type="string">
            <text:p>{Банка боковая с красной крышкой Bella \ 80386 SL \ 200мл \ }</text:p>
          </table:table-cell>
          <table:table-cell office:value-type="string">
            <text:p>РПМ-000111</text:p>
          </table:table-cell>
          <table:table-cell office:value-type="float" office:value="233">
            <text:p>233</text:p>
          </table:table-cell>
          <table:table-cell office:value-type="float" office:value="44964">
            <text:p>44964</text:p>
          </table:table-cell>
          <table:table-cell table:number-columns-repeated="2"/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string">
            <text:p>Банка боковая с красной крышкой Bella</text:p>
          </table:table-cell>
          <table:table-cell office:value-type="float" office:value="232">
            <text:p>232</text:p>
          </table:table-cell>
          <table:table-cell office:value-type="float" office:value="21.72">
            <text:p>21,72</text:p>
          </table:table-cell>
          <table:table-cell office:value-type="string">
            <text:p>K0017026</text:p>
          </table:table-cell>
          <table:table-cell office:value-type="float" office:value="60">
            <text:p>60</text:p>
          </table:table-cell>
          <table:table-cell office:value-type="float" office:value="21.72">
            <text:p>21,72</text:p>
          </table:table-cell>
          <table:table-cell office:value-type="float" office:value="1303.2">
            <text:p>1303,2</text:p>
          </table:table-cell>
          <table:table-cell office:value-type="string">
            <text:p>Пашабахча</text:p>
          </table:table-cell>
          <table:table-cell office:value-type="float" office:value="39">
            <text:p>39</text:p>
          </table:table-cell>
          <table:table-cell office:value-type="float" office:value="232">
            <text:p>232</text:p>
          </table:table-cell>
          <table:table-cell office:value-type="string">
            <text:p>{Банка боковая с красной крышкой Bella \ 80386 SL \ 200мл \ }</text:p>
          </table:table-cell>
          <table:table-cell office:value-type="string">
            <text:p>РПМ-000111</text:p>
          </table:table-cell>
          <table:table-cell office:value-type="float" office:value="233">
            <text:p>233</text:p>
          </table:table-cell>
          <table:table-cell office:value-type="float" office:value="44964">
            <text:p>44964</text:p>
          </table:table-cell>
          <table:table-cell/>
          <table:table-cell table:formula="of:=[.CK3]-[.AZ3]" office:value-type="float" office:value="0">
            <text:p>0</text:p>
          </table:table-cell>
          <table:table-cell office:value-type="float" office:value="45">
            <text:p>45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/>
          <table:table-cell office:value-type="float" office:value="232">
            <text:p>232</text:p>
          </table:table-cell>
          <table:table-cell table:formula="of:=[.DH3]-[.L3]" office:value-type="float" office:value="0">
            <text:p>0</text:p>
          </table:table-cell>
        </table:table-row>
        <table:table-row table:style-name="ro1">
          <table:table-cell office:value-type="string">
            <text:p>Наб. 6-ти стаканов д/пива Casablanca</text:p>
          </table:table-cell>
          <table:table-cell office:value-type="string">
            <text:p>52707</text:p>
          </table:table-cell>
          <table:table-cell office:value-type="string">
            <text:p>475мл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393.85">
            <text:p>393,85 ₽</text:p>
          </table:table-cell>
          <table:table-cell office:value-type="float" office:value="787.7">
            <text:p><text:s/>787,70 ₽ </text:p>
          </table:table-cell>
          <table:table-cell office:value-type="string">
            <text:p>Пашабахча, г.Бор</text:p>
          </table:table-cell>
          <table:table-cell table:style-name="ce4" table:formula="of:=ROUND([.H4]*1.8;0)" office:value-type="float" office:value="709">
            <text:p><text:s/>709,00 ₽ </text:p>
          </table:table-cell>
          <table:table-cell office:value-type="float" office:value="245">
            <text:p>245</text:p>
          </table:table-cell>
          <table:table-cell office:value-type="string">
            <text:p>{Наб. 6-ти стаканов д/пива Casablanca \ 52707 \ 475мл \ }</text:p>
          </table:table-cell>
          <table:table-cell office:value-type="string">
            <text:p>РПМ-000270</text:p>
          </table:table-cell>
          <table:table-cell office:value-type="float" office:value="31">
            <text:p>31</text:p>
          </table:table-cell>
          <table:table-cell office:value-type="date" office:date-value="2023-03-30">
            <text:p>30.03.23</text:p>
          </table:table-cell>
          <table:table-cell office:value-type="float" office:value="1570">
            <text:p>1570</text:p>
          </table:table-cell>
          <table:table-cell office:value-type="date" office:date-value="2023-04-05">
            <text:p>05.04.23</text:p>
          </table:table-cell>
          <table:table-cell office:value-type="string">
            <text:p>Стеклопласт</text:p>
          </table:table-cell>
          <table:table-cell office:value-type="string">
            <text:p>Casablanca" наб. 6-ти стаканов д/пива (475мл) 52707</text:p>
          </table:table-cell>
          <table:table-cell table:number-columns-repeated="2"/>
          <table:table-cell office:value-type="string">
            <text:p>879479</text:p>
          </table:table-cell>
          <table:table-cell table:formula="of:=[.K4]/[.H4]" office:value-type="percentage" office:value="1.80017773263933">
            <text:p>180%</text:p>
          </table:table-cell>
          <table:table-cell/>
          <table:table-cell office:value-type="string">
            <text:p>Россия</text:p>
          </table:table-cell>
          <table:table-cell/>
          <table:table-cell table:formula="of:=([.AC4]-[.G4])*[.H4]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Casablanca" наб. 6-ти стаканов д/пива (475мл) 5270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ООО "Посуда Мира"</text:p>
          </table:table-cell>
          <table:table-cell office:value-type="string">
            <text:p>4606065043172</text:p>
          </table:table-cell>
          <table:table-cell table:number-columns-repeated="2"/>
          <table:table-cell office:value-type="string">
            <text:p>РПМ-000270</text:p>
          </table:table-cell>
          <table:table-cell table:number-columns-repeated="2"/>
          <table:table-cell office:value-type="float" office:value="644">
            <text:p>644</text:p>
          </table:table-cell>
          <table:table-cell office:value-type="float" office:value="358.04">
            <text:p>358,04</text:p>
          </table:table-cell>
          <table:table-cell table:number-columns-repeated="4" office:value-type="float" office:value="0">
            <text:p>0</text:p>
          </table:table-cell>
          <table:table-cell table:number-columns-repeated="4"/>
          <table:table-cell table:formula="of:=[.AZ4]-[.AC4]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Наб. 6-ти стаканов д/пива Casablanca</text:p>
          </table:table-cell>
          <table:table-cell office:value-type="float" office:value="245">
            <text:p>245</text:p>
          </table:table-cell>
          <table:table-cell table:formula="of:=[.BC4]-[.L4]" office:value-type="float" office:value="0">
            <text:p>0</text:p>
          </table:table-cell>
          <table:table-cell office:value-type="float" office:value="393.85">
            <text:p>393,85</text:p>
          </table:table-cell>
          <table:table-cell table:formula="of:=[.BE4]/[.H4]" office:value-type="float" office:value="1">
            <text:p>1,00 ₽</text:p>
          </table:table-cell>
          <table:table-cell office:value-type="string">
            <text:p>879479</text:p>
          </table:table-cell>
          <table:table-cell office:value-type="float" office:value="4">
            <text:p>4</text:p>
          </table:table-cell>
          <table:table-cell office:value-type="float" office:value="358.04">
            <text:p>358,04</text:p>
          </table:table-cell>
          <table:table-cell office:value-type="float" office:value="1432.16">
            <text:p>1432,16</text:p>
          </table:table-cell>
          <table:table-cell office:value-type="string">
            <text:p>Пашабахча</text:p>
          </table:table-cell>
          <table:table-cell office:value-type="float" office:value="644">
            <text:p>644</text:p>
          </table:table-cell>
          <table:table-cell office:value-type="float" office:value="245">
            <text:p>245</text:p>
          </table:table-cell>
          <table:table-cell office:value-type="string">
            <text:p>{Наб. 6-ти стаканов д/пива Casablanca \ 52707 \ 475мл \ }</text:p>
          </table:table-cell>
          <table:table-cell office:value-type="string">
            <text:p>РПМ-000058</text:p>
          </table:table-cell>
          <table:table-cell office:value-type="float" office:value="92">
            <text:p>92</text:p>
          </table:table-cell>
          <table:table-cell office:value-type="float" office:value="44595">
            <text:p>44595</text:p>
          </table:table-cell>
          <table:table-cell/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Наб. 6-ти стаканов д/пива Casablanca</text:p>
          </table:table-cell>
          <table:table-cell office:value-type="float" office:value="245">
            <text:p>245</text:p>
          </table:table-cell>
          <table:table-cell office:value-type="float" office:value="393.85">
            <text:p>393,85</text:p>
          </table:table-cell>
          <table:table-cell office:value-type="string">
            <text:p>879479</text:p>
          </table:table-cell>
          <table:table-cell office:value-type="float" office:value="4">
            <text:p>4</text:p>
          </table:table-cell>
          <table:table-cell office:value-type="float" office:value="358.04">
            <text:p>358,04</text:p>
          </table:table-cell>
          <table:table-cell office:value-type="float" office:value="1432.16">
            <text:p>1432,16</text:p>
          </table:table-cell>
          <table:table-cell office:value-type="string">
            <text:p>Пашабахча</text:p>
          </table:table-cell>
          <table:table-cell office:value-type="float" office:value="644">
            <text:p>644</text:p>
          </table:table-cell>
          <table:table-cell office:value-type="float" office:value="245">
            <text:p>245</text:p>
          </table:table-cell>
          <table:table-cell office:value-type="string">
            <text:p>{Наб. 6-ти стаканов д/пива Casablanca \ 52707 \ 475мл \ }</text:p>
          </table:table-cell>
          <table:table-cell office:value-type="string">
            <text:p>РПМ-000058</text:p>
          </table:table-cell>
          <table:table-cell office:value-type="float" office:value="92">
            <text:p>92</text:p>
          </table:table-cell>
          <table:table-cell office:value-type="float" office:value="44595">
            <text:p>44595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Наб. 6-ти стаканов д/пива Casablanca</text:p>
          </table:table-cell>
          <table:table-cell office:value-type="float" office:value="245">
            <text:p>245</text:p>
          </table:table-cell>
          <table:table-cell office:value-type="float" office:value="393.85">
            <text:p>393,85</text:p>
          </table:table-cell>
          <table:table-cell office:value-type="string">
            <text:p>879479</text:p>
          </table:table-cell>
          <table:table-cell office:value-type="float" office:value="4">
            <text:p>4</text:p>
          </table:table-cell>
          <table:table-cell office:value-type="float" office:value="358.04">
            <text:p>358,04</text:p>
          </table:table-cell>
          <table:table-cell office:value-type="float" office:value="1432.16">
            <text:p>1432,16</text:p>
          </table:table-cell>
          <table:table-cell office:value-type="string">
            <text:p>Пашабахча</text:p>
          </table:table-cell>
          <table:table-cell office:value-type="float" office:value="644">
            <text:p>644</text:p>
          </table:table-cell>
          <table:table-cell office:value-type="float" office:value="245">
            <text:p>245</text:p>
          </table:table-cell>
          <table:table-cell office:value-type="string">
            <text:p>{Наб. 6-ти стаканов д/пива Casablanca \ 52707 \ 475мл \ }</text:p>
          </table:table-cell>
          <table:table-cell office:value-type="string">
            <text:p>РПМ-000058</text:p>
          </table:table-cell>
          <table:table-cell office:value-type="float" office:value="92">
            <text:p>92</text:p>
          </table:table-cell>
          <table:table-cell office:value-type="float" office:value="44595">
            <text:p>44595</text:p>
          </table:table-cell>
          <table:table-cell/>
          <table:table-cell table:formula="of:=[.CK4]-[.AZ4]" office:value-type="float" office:value="0">
            <text:p>0</text:p>
          </table:table-cell>
          <table:table-cell table:number-columns-repeated="4" office:value-type="float" office:value="0">
            <text:p>0</text:p>
          </table:table-cell>
          <table:table-cell table:style-name="ce3" office:value-type="string">
            <text:p>цена</text:p>
          </table:table-cell>
          <table:table-cell office:value-type="float" office:value="245">
            <text:p>245</text:p>
          </table:table-cell>
          <table:table-cell table:formula="of:=[.DH4]-[.L4]" office:value-type="float" office:value="0">
            <text:p>0</text:p>
          </table:table-cell>
        </table:table-row>
        <table:table-row table:style-name="ro1">
          <table:table-cell office:value-type="string">
            <text:p>Ваза для цветов бочонок Flora</text:p>
          </table:table-cell>
          <table:table-cell office:value-type="string">
            <text:p>43737 SL</text:p>
          </table:table-cell>
          <table:table-cell office:value-type="string">
            <text:p>h-255мм</text:p>
          </table:table-cell>
          <table:table-cell table:number-columns-repeated="3"/>
          <table:table-cell office:value-type="float" office:value="6">
            <text:p>6</text:p>
          </table:table-cell>
          <table:table-cell office:value-type="float" office:value="117.88">
            <text:p>117,88 ₽</text:p>
          </table:table-cell>
          <table:table-cell office:value-type="float" office:value="707.28">
            <text:p><text:s/>707,28 ₽ </text:p>
          </table:table-cell>
          <table:table-cell office:value-type="string">
            <text:p>Пашабахча</text:p>
          </table:table-cell>
          <table:table-cell office:value-type="float" office:value="228">
            <text:p><text:s/>228,00 ₽ </text:p>
          </table:table-cell>
          <table:table-cell office:value-type="float" office:value="254">
            <text:p>254</text:p>
          </table:table-cell>
          <table:table-cell office:value-type="string">
            <text:p>{Ваза для цветов бочонок Flora \ 43737 SL \ h-255мм \ }</text:p>
          </table:table-cell>
          <table:table-cell office:value-type="string">
            <text:p>РПМ-000270</text:p>
          </table:table-cell>
          <table:table-cell office:value-type="float" office:value="62">
            <text:p>62</text:p>
          </table:table-cell>
          <table:table-cell office:value-type="date" office:date-value="2023-03-30">
            <text:p>30.03.23</text:p>
          </table:table-cell>
          <table:table-cell office:value-type="float" office:value="1570">
            <text:p>1570</text:p>
          </table:table-cell>
          <table:table-cell office:value-type="date" office:date-value="2023-04-05">
            <text:p>05.04.23</text:p>
          </table:table-cell>
          <table:table-cell office:value-type="string">
            <text:p>Стеклопласт</text:p>
          </table:table-cell>
          <table:table-cell office:value-type="string">
            <text:p>Flora" ваза для цветов h-255мм 43737 SL</text:p>
          </table:table-cell>
          <table:table-cell table:number-columns-repeated="2"/>
          <table:table-cell office:value-type="string">
            <text:p>878933</text:p>
          </table:table-cell>
          <table:table-cell table:formula="of:=[.K5]/[.H5]" office:value-type="percentage" office:value="1.93417034272141">
            <text:p>193%</text:p>
          </table:table-cell>
          <table:table-cell/>
          <table:table-cell office:value-type="string">
            <text:p>Турция</text:p>
          </table:table-cell>
          <table:table-cell/>
          <table:table-cell table:formula="of:=([.AC5]-[.G5])*[.H5]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>
            <text:p>Flora" ваза для цветов h-255мм 43737 SL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/>
          <table:table-cell office:value-type="string">
            <text:p>ООО "Посуда Мира"</text:p>
          </table:table-cell>
          <table:table-cell office:value-type="string">
            <text:p>4606065036174</text:p>
          </table:table-cell>
          <table:table-cell table:number-columns-repeated="2"/>
          <table:table-cell office:value-type="string">
            <text:p>РПМ-000270</text:p>
          </table:table-cell>
          <table:table-cell table:number-columns-repeated="2"/>
          <table:table-cell office:value-type="float" office:value="228">
            <text:p>228</text:p>
          </table:table-cell>
          <table:table-cell office:value-type="float" office:value="117.88">
            <text:p>117,88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4"/>
          <table:table-cell table:formula="of:=[.AZ5]-[.AC5]" office:value-type="float" office:value="0">
            <text:p>0</text:p>
          </table:table-cell>
          <table:table-cell table:number-columns-repeated="2" office:value-type="float" office:value="6">
            <text:p>6</text:p>
          </table:table-cell>
          <table:table-cell office:value-type="string">
            <text:p>Ваза для цветов бочонок Flora</text:p>
          </table:table-cell>
          <table:table-cell office:value-type="float" office:value="254">
            <text:p>254</text:p>
          </table:table-cell>
          <table:table-cell table:formula="of:=[.BC5]-[.L5]" office:value-type="float" office:value="0">
            <text:p>0</text:p>
          </table:table-cell>
          <table:table-cell office:value-type="float" office:value="117.88">
            <text:p>117,88</text:p>
          </table:table-cell>
          <table:table-cell table:formula="of:=[.BE5]/[.H5]" office:value-type="float" office:value="1">
            <text:p>1,00 ₽</text:p>
          </table:table-cell>
          <table:table-cell office:value-type="string">
            <text:p>878933</text:p>
          </table:table-cell>
          <table:table-cell office:value-type="float" office:value="12">
            <text:p>12</text:p>
          </table:table-cell>
          <table:table-cell office:value-type="float" office:value="117.88">
            <text:p>117,88</text:p>
          </table:table-cell>
          <table:table-cell office:value-type="float" office:value="1414.56">
            <text:p>1414,56</text:p>
          </table:table-cell>
          <table:table-cell office:value-type="string">
            <text:p>Пашабахча</text:p>
          </table:table-cell>
          <table:table-cell office:value-type="float" office:value="228">
            <text:p>228</text:p>
          </table:table-cell>
          <table:table-cell office:value-type="float" office:value="254">
            <text:p>254</text:p>
          </table:table-cell>
          <table:table-cell office:value-type="string">
            <text:p>{Ваза для цветов бочонок Flora \ 43737 SL \ h-255мм \ }</text:p>
          </table:table-cell>
          <table:table-cell office:value-type="string">
            <text:p>РПМ-000729</text:p>
          </table:table-cell>
          <table:table-cell office:value-type="float" office:value="103">
            <text:p>103</text:p>
          </table:table-cell>
          <table:table-cell office:value-type="float" office:value="44897">
            <text:p>44897</text:p>
          </table:table-cell>
          <table:table-cell table:number-columns-repeated="19"/>
          <table:table-cell table:number-columns-repeated="2" office:value-type="float" office:value="6">
            <text:p>6</text:p>
          </table:table-cell>
          <table:table-cell office:value-type="string">
            <text:p>Ваза для цветов бочонок Flora</text:p>
          </table:table-cell>
          <table:table-cell office:value-type="float" office:value="254">
            <text:p>254</text:p>
          </table:table-cell>
          <table:table-cell office:value-type="float" office:value="117.88">
            <text:p>117,88</text:p>
          </table:table-cell>
          <table:table-cell office:value-type="string">
            <text:p>878933</text:p>
          </table:table-cell>
          <table:table-cell office:value-type="float" office:value="12">
            <text:p>12</text:p>
          </table:table-cell>
          <table:table-cell office:value-type="float" office:value="117.88">
            <text:p>117,88</text:p>
          </table:table-cell>
          <table:table-cell office:value-type="float" office:value="1414.56">
            <text:p>1414,56</text:p>
          </table:table-cell>
          <table:table-cell office:value-type="string">
            <text:p>Пашабахча</text:p>
          </table:table-cell>
          <table:table-cell office:value-type="float" office:value="228">
            <text:p>228</text:p>
          </table:table-cell>
          <table:table-cell office:value-type="float" office:value="254">
            <text:p>254</text:p>
          </table:table-cell>
          <table:table-cell office:value-type="string">
            <text:p>{Ваза для цветов бочонок Flora \ 43737 SL \ h-255мм \ }</text:p>
          </table:table-cell>
          <table:table-cell office:value-type="string">
            <text:p>РПМ-000729</text:p>
          </table:table-cell>
          <table:table-cell office:value-type="float" office:value="103">
            <text:p>103</text:p>
          </table:table-cell>
          <table:table-cell office:value-type="float" office:value="44897">
            <text:p>44897</text:p>
          </table:table-cell>
          <table:table-cell/>
          <table:table-cell table:formula="of:=[.CK5]-[.AZ5]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/>
          <table:table-cell office:value-type="float" office:value="254">
            <text:p>254</text:p>
          </table:table-cell>
          <table:table-cell table:formula="of:=[.DH5]-[.L5]" office:value-type="float" office:value="0">
            <text:p>0</text:p>
          </table:table-cell>
        </table:table-row>
        <table:table-row table:style-name="ro1">
          <table:table-cell office:value-type="string">
            <text:p>Наб. 6-ти стаканов низ. v=290мл</text:p>
          </table:table-cell>
          <table:table-cell office:value-type="string">
            <text:p>42865</text:p>
          </table:table-cell>
          <table:table-cell office:value-type="string">
            <text:p>Dans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83.08">
            <text:p>183,08 ₽</text:p>
          </table:table-cell>
          <table:table-cell office:value-type="float" office:value="366.16">
            <text:p><text:s/>366,16 ₽ </text:p>
          </table:table-cell>
          <table:table-cell office:value-type="string">
            <text:p>Пашабахча</text:p>
          </table:table-cell>
          <table:table-cell table:style-name="ce4" table:formula="of:=ROUND([.H6]*1.8;0)" office:value-type="float" office:value="330">
            <text:p><text:s/>330,00 ₽ </text:p>
          </table:table-cell>
          <table:table-cell office:value-type="float" office:value="1142">
            <text:p>1142</text:p>
          </table:table-cell>
          <table:table-cell office:value-type="string">
            <text:p>{Наб. 6-ти стаканов низ. v=290мл \ 42865 \ Dans \ }</text:p>
          </table:table-cell>
          <table:table-cell office:value-type="string">
            <text:p>РПМ-000270</text:p>
          </table:table-cell>
          <table:table-cell office:value-type="float" office:value="53">
            <text:p>53</text:p>
          </table:table-cell>
          <table:table-cell office:value-type="date" office:date-value="2023-03-30">
            <text:p>30.03.23</text:p>
          </table:table-cell>
          <table:table-cell office:value-type="float" office:value="1570">
            <text:p>1570</text:p>
          </table:table-cell>
          <table:table-cell office:value-type="date" office:date-value="2023-04-05">
            <text:p>05.04.23</text:p>
          </table:table-cell>
          <table:table-cell office:value-type="string">
            <text:p>Стеклопласт</text:p>
          </table:table-cell>
          <table:table-cell office:value-type="string">
            <text:p>Dans" наб. 6-ти стаканов низ. (v=290мл) 42865</text:p>
          </table:table-cell>
          <table:table-cell table:number-columns-repeated="2"/>
          <table:table-cell office:value-type="string">
            <text:p>00005107</text:p>
          </table:table-cell>
          <table:table-cell table:formula="of:=[.K6]/[.H6]" office:value-type="percentage" office:value="1.80249071444177">
            <text:p>180%</text:p>
          </table:table-cell>
          <table:table-cell/>
          <table:table-cell office:value-type="string">
            <text:p>Россия</text:p>
          </table:table-cell>
          <table:table-cell/>
          <table:table-cell table:formula="of:=([.AC6]-[.G6])*[.H6]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Dans" наб. 6-ти стаканов низ. (v=290мл) 4286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ООО "Посуда Мира"</text:p>
          </table:table-cell>
          <table:table-cell office:value-type="string">
            <text:p>4606065003961</text:p>
          </table:table-cell>
          <table:table-cell table:number-columns-repeated="2"/>
          <table:table-cell office:value-type="string">
            <text:p>РПМ-000270</text:p>
          </table:table-cell>
          <table:table-cell table:number-columns-repeated="2"/>
          <table:table-cell office:value-type="float" office:value="277">
            <text:p>277</text:p>
          </table:table-cell>
          <table:table-cell office:value-type="float" office:value="153.63">
            <text:p>153,63</text:p>
          </table:table-cell>
          <table:table-cell table:number-columns-repeated="4" office:value-type="float" office:value="0">
            <text:p>0</text:p>
          </table:table-cell>
          <table:table-cell table:number-columns-repeated="4"/>
          <table:table-cell table:formula="of:=[.AZ6]-[.AC6]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Наб. 6-ти стаканов низ. v=290мл</text:p>
          </table:table-cell>
          <table:table-cell office:value-type="float" office:value="1142">
            <text:p>1142</text:p>
          </table:table-cell>
          <table:table-cell table:formula="of:=[.BC6]-[.L6]" office:value-type="float" office:value="0">
            <text:p>0</text:p>
          </table:table-cell>
          <table:table-cell office:value-type="float" office:value="183.08">
            <text:p>183,08</text:p>
          </table:table-cell>
          <table:table-cell table:formula="of:=[.BE6]/[.H6]" office:value-type="float" office:value="1">
            <text:p>1,00 ₽</text:p>
          </table:table-cell>
          <table:table-cell office:value-type="string">
            <text:p>00005107</text:p>
          </table:table-cell>
          <table:table-cell office:value-type="float" office:value="8">
            <text:p>8</text:p>
          </table:table-cell>
          <table:table-cell office:value-type="float" office:value="153.63">
            <text:p>153,63</text:p>
          </table:table-cell>
          <table:table-cell office:value-type="float" office:value="1229.04">
            <text:p>1229,04</text:p>
          </table:table-cell>
          <table:table-cell office:value-type="string">
            <text:p>Пашабахча</text:p>
          </table:table-cell>
          <table:table-cell office:value-type="float" office:value="277">
            <text:p>277</text:p>
          </table:table-cell>
          <table:table-cell office:value-type="float" office:value="1142">
            <text:p>1142</text:p>
          </table:table-cell>
          <table:table-cell office:value-type="string">
            <text:p>{Наб. 6-ти стаканов низ. v=290мл \ 42865 \ Dans \ }</text:p>
          </table:table-cell>
          <table:table-cell office:value-type="string">
            <text:p>РПМ-000488</text:p>
          </table:table-cell>
          <table:table-cell office:value-type="float" office:value="38">
            <text:p>38</text:p>
          </table:table-cell>
          <table:table-cell office:value-type="float" office:value="44511">
            <text:p>44511</text:p>
          </table:table-cell>
          <table:table-cell table:number-columns-repeated="19"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Наб. 6-ти стаканов низ. v=290мл</text:p>
          </table:table-cell>
          <table:table-cell office:value-type="float" office:value="1142">
            <text:p>1142</text:p>
          </table:table-cell>
          <table:table-cell office:value-type="float" office:value="183.08">
            <text:p>183,08</text:p>
          </table:table-cell>
          <table:table-cell office:value-type="string">
            <text:p>00005107</text:p>
          </table:table-cell>
          <table:table-cell office:value-type="float" office:value="8">
            <text:p>8</text:p>
          </table:table-cell>
          <table:table-cell office:value-type="float" office:value="153.63">
            <text:p>153,63</text:p>
          </table:table-cell>
          <table:table-cell office:value-type="float" office:value="1229.04">
            <text:p>1229,04</text:p>
          </table:table-cell>
          <table:table-cell office:value-type="string">
            <text:p>Пашабахча</text:p>
          </table:table-cell>
          <table:table-cell office:value-type="float" office:value="277">
            <text:p>277</text:p>
          </table:table-cell>
          <table:table-cell office:value-type="float" office:value="1142">
            <text:p>1142</text:p>
          </table:table-cell>
          <table:table-cell office:value-type="string">
            <text:p>{Наб. 6-ти стаканов низ. v=290мл \ 42865 \ Dans \ }</text:p>
          </table:table-cell>
          <table:table-cell office:value-type="string">
            <text:p>РПМ-000488</text:p>
          </table:table-cell>
          <table:table-cell office:value-type="float" office:value="38">
            <text:p>38</text:p>
          </table:table-cell>
          <table:table-cell office:value-type="float" office:value="44511">
            <text:p>44511</text:p>
          </table:table-cell>
          <table:table-cell/>
          <table:table-cell table:formula="of:=[.CK6]-[.AZ6]" office:value-type="float" office:value="0">
            <text:p>0</text:p>
          </table:table-cell>
          <table:table-cell table:number-columns-repeated="4" office:value-type="float" office:value="0">
            <text:p>0</text:p>
          </table:table-cell>
          <table:table-cell table:style-name="ce3" office:value-type="string">
            <text:p>цена</text:p>
          </table:table-cell>
          <table:table-cell office:value-type="float" office:value="1142">
            <text:p>1142</text:p>
          </table:table-cell>
          <table:table-cell table:formula="of:=[.DH6]-[.L6]" office:value-type="float" office:value="0">
            <text:p>0</text:p>
          </table:table-cell>
        </table:table-row>
        <table:table-row table:style-name="ro1">
          <table:table-cell office:value-type="string">
            <text:p>Кружка "Гламур"</text:p>
          </table:table-cell>
          <table:table-cell office:value-type="string">
            <text:p>07с1337-35</text:p>
          </table:table-cell>
          <table:table-cell table:number-columns-repeated="4"/>
          <table:table-cell office:value-type="float" office:value="40">
            <text:p>40</text:p>
          </table:table-cell>
          <table:table-cell office:value-type="float" office:value="25.62">
            <text:p>25,62 ₽</text:p>
          </table:table-cell>
          <table:table-cell office:value-type="float" office:value="1024.8">
            <text:p><text:s/>1 024,80 ₽ </text:p>
          </table:table-cell>
          <table:table-cell office:value-type="string">
            <text:p>ОСЗ</text:p>
          </table:table-cell>
          <table:table-cell office:value-type="float" office:value="46">
            <text:p><text:s/>46,00 ₽ </text:p>
          </table:table-cell>
          <table:table-cell office:value-type="float" office:value="1156">
            <text:p>1156</text:p>
          </table:table-cell>
          <table:table-cell office:value-type="string">
            <text:p>{Кружка "Гламур" \ 07с1337-35 \ <text:s/>\ }</text:p>
          </table:table-cell>
          <table:table-cell office:value-type="string">
            <text:p>РПМ-000270</text:p>
          </table:table-cell>
          <table:table-cell office:value-type="float" office:value="170">
            <text:p>170</text:p>
          </table:table-cell>
          <table:table-cell office:value-type="date" office:date-value="2023-03-30">
            <text:p>30.03.23</text:p>
          </table:table-cell>
          <table:table-cell office:value-type="float" office:value="1570">
            <text:p>1570</text:p>
          </table:table-cell>
          <table:table-cell office:value-type="date" office:date-value="2023-04-05">
            <text:p>05.04.23</text:p>
          </table:table-cell>
          <table:table-cell office:value-type="string">
            <text:p>Стеклопласт</text:p>
          </table:table-cell>
          <table:table-cell office:value-type="string">
            <text:p>Гламур" кружка 200 мл. 07с1337-35</text:p>
          </table:table-cell>
          <table:table-cell table:number-columns-repeated="2"/>
          <table:table-cell office:value-type="string">
            <text:p>K0018696</text:p>
          </table:table-cell>
          <table:table-cell table:formula="of:=[.K7]/[.H7]" office:value-type="percentage" office:value="1.79547228727557">
            <text:p>180%</text:p>
          </table:table-cell>
          <table:table-cell/>
          <table:table-cell office:value-type="string">
            <text:p>Россия</text:p>
          </table:table-cell>
          <table:table-cell/>
          <table:table-cell table:formula="of:=([.AC7]-[.G7])*[.H7]"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string">
            <text:p>Гламур" кружка 200 мл. 07с1337-35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ООО "Посуда Мира"</text:p>
          </table:table-cell>
          <table:table-cell office:value-type="string">
            <text:p>4607029817907</text:p>
          </table:table-cell>
          <table:table-cell table:number-columns-repeated="2"/>
          <table:table-cell office:value-type="string">
            <text:p>РПМ-000270</text:p>
          </table:table-cell>
          <table:table-cell table:number-columns-repeated="2"/>
          <table:table-cell office:value-type="float" office:value="46">
            <text:p>46</text:p>
          </table:table-cell>
          <table:table-cell office:value-type="float" office:value="25.62">
            <text:p>25,62</text:p>
          </table:table-cell>
          <table:table-cell office:value-type="float" office:value="17">
            <text:p>17</text:p>
          </table:table-cell>
          <table:table-cell table:number-columns-repeated="3" office:value-type="float" office:value="0">
            <text:p>0</text:p>
          </table:table-cell>
          <table:table-cell table:number-columns-repeated="4"/>
          <table:table-cell table:formula="of:=[.AZ7]-[.AC7]"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string">
            <text:p>Кружка "Гламур"</text:p>
          </table:table-cell>
          <table:table-cell office:value-type="float" office:value="1156">
            <text:p>1156</text:p>
          </table:table-cell>
          <table:table-cell table:formula="of:=[.BC7]-[.L7]" office:value-type="float" office:value="0">
            <text:p>0</text:p>
          </table:table-cell>
          <table:table-cell office:value-type="float" office:value="25.62">
            <text:p>25,62</text:p>
          </table:table-cell>
          <table:table-cell table:formula="of:=[.BE7]/[.H7]" office:value-type="float" office:value="1">
            <text:p>1,00 ₽</text:p>
          </table:table-cell>
          <table:table-cell office:value-type="string">
            <text:p>K0018696</text:p>
          </table:table-cell>
          <table:table-cell office:value-type="float" office:value="40">
            <text:p>40</text:p>
          </table:table-cell>
          <table:table-cell office:value-type="float" office:value="25.62">
            <text:p>25,62</text:p>
          </table:table-cell>
          <table:table-cell office:value-type="float" office:value="1024.8">
            <text:p>1024,8</text:p>
          </table:table-cell>
          <table:table-cell office:value-type="string">
            <text:p>ОСЗ</text:p>
          </table:table-cell>
          <table:table-cell office:value-type="float" office:value="46">
            <text:p>46</text:p>
          </table:table-cell>
          <table:table-cell office:value-type="float" office:value="1156">
            <text:p>1156</text:p>
          </table:table-cell>
          <table:table-cell office:value-type="string">
            <text:p>{Кружка "Гламур" \ 07с1337-35 \ <text:s/>\ }</text:p>
          </table:table-cell>
          <table:table-cell office:value-type="string">
            <text:p>РПМ-000729</text:p>
          </table:table-cell>
          <table:table-cell office:value-type="float" office:value="15">
            <text:p>15</text:p>
          </table:table-cell>
          <table:table-cell office:value-type="float" office:value="44897">
            <text:p>44897</text:p>
          </table:table-cell>
          <table:table-cell/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string">
            <text:p>Кружка "Гламур"</text:p>
          </table:table-cell>
          <table:table-cell office:value-type="float" office:value="1156">
            <text:p>1156</text:p>
          </table:table-cell>
          <table:table-cell office:value-type="float" office:value="25.62">
            <text:p>25,62</text:p>
          </table:table-cell>
          <table:table-cell office:value-type="string">
            <text:p>K0018696</text:p>
          </table:table-cell>
          <table:table-cell office:value-type="float" office:value="40">
            <text:p>40</text:p>
          </table:table-cell>
          <table:table-cell office:value-type="float" office:value="25.62">
            <text:p>25,62</text:p>
          </table:table-cell>
          <table:table-cell office:value-type="float" office:value="1024.8">
            <text:p>1024,8</text:p>
          </table:table-cell>
          <table:table-cell office:value-type="string">
            <text:p>ОСЗ</text:p>
          </table:table-cell>
          <table:table-cell office:value-type="float" office:value="46">
            <text:p>46</text:p>
          </table:table-cell>
          <table:table-cell office:value-type="float" office:value="1156">
            <text:p>1156</text:p>
          </table:table-cell>
          <table:table-cell office:value-type="string">
            <text:p>{Кружка "Гламур" \ 07с1337-35 \ <text:s/>\ }</text:p>
          </table:table-cell>
          <table:table-cell office:value-type="string">
            <text:p>РПМ-000729</text:p>
          </table:table-cell>
          <table:table-cell office:value-type="float" office:value="15">
            <text:p>15</text:p>
          </table:table-cell>
          <table:table-cell office:value-type="float" office:value="44897">
            <text:p>44897</text:p>
          </table:table-cell>
          <table:table-cell table:number-columns-repeated="2"/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string">
            <text:p>Кружка "Гламур"</text:p>
          </table:table-cell>
          <table:table-cell office:value-type="float" office:value="1156">
            <text:p>1156</text:p>
          </table:table-cell>
          <table:table-cell office:value-type="float" office:value="25.62">
            <text:p>25,62</text:p>
          </table:table-cell>
          <table:table-cell office:value-type="string">
            <text:p>K0018696</text:p>
          </table:table-cell>
          <table:table-cell office:value-type="float" office:value="40">
            <text:p>40</text:p>
          </table:table-cell>
          <table:table-cell office:value-type="float" office:value="25.62">
            <text:p>25,62</text:p>
          </table:table-cell>
          <table:table-cell office:value-type="float" office:value="1024.8">
            <text:p>1024,8</text:p>
          </table:table-cell>
          <table:table-cell office:value-type="string">
            <text:p>ОСЗ</text:p>
          </table:table-cell>
          <table:table-cell office:value-type="float" office:value="46">
            <text:p>46</text:p>
          </table:table-cell>
          <table:table-cell office:value-type="float" office:value="1156">
            <text:p>1156</text:p>
          </table:table-cell>
          <table:table-cell office:value-type="string">
            <text:p>{Кружка "Гламур" \ 07с1337-35 \ <text:s/>\ }</text:p>
          </table:table-cell>
          <table:table-cell office:value-type="string">
            <text:p>РПМ-000729</text:p>
          </table:table-cell>
          <table:table-cell office:value-type="float" office:value="15">
            <text:p>15</text:p>
          </table:table-cell>
          <table:table-cell office:value-type="float" office:value="44897">
            <text:p>44897</text:p>
          </table:table-cell>
          <table:table-cell/>
          <table:table-cell table:formula="of:=[.CK7]-[.AZ7]" office:value-type="float" office:value="0">
            <text:p>0</text:p>
          </table:table-cell>
          <table:table-cell office:value-type="float" office:value="17">
            <text:p>17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1156">
            <text:p>1156</text:p>
          </table:table-cell>
          <table:table-cell table:formula="of:=[.DH7]-[.L7]" office:value-type="float" office:value="0">
            <text:p>0</text:p>
          </table:table-cell>
        </table:table-row>
        <table:table-row table:style-name="ro1">
          <table:table-cell office:value-type="string">
            <text:p>Корзинка с ручкой Saturn Clear Rose</text:p>
          </table:table-cell>
          <table:table-cell office:value-type="string">
            <text:p>6068</text:p>
          </table:table-cell>
          <table:table-cell office:value-type="string">
            <text:p>160мм</text:p>
          </table:table-cell>
          <table:table-cell table:number-columns-repeated="3"/>
          <table:table-cell office:value-type="float" office:value="6">
            <text:p>6</text:p>
          </table:table-cell>
          <table:table-cell office:value-type="float" office:value="288.37">
            <text:p>288,37 ₽</text:p>
          </table:table-cell>
          <table:table-cell office:value-type="float" office:value="1730.22">
            <text:p><text:s/>1 730,22 ₽ </text:p>
          </table:table-cell>
          <table:table-cell office:value-type="string">
            <text:p>Вальтер-Гласс</text:p>
          </table:table-cell>
          <table:table-cell office:value-type="float" office:value="585">
            <text:p><text:s/>585,00 ₽ </text:p>
          </table:table-cell>
          <table:table-cell office:value-type="float" office:value="3394">
            <text:p>3394</text:p>
          </table:table-cell>
          <table:table-cell office:value-type="string">
            <text:p>{Корзинка с ручкой Saturn Clear Rose \ 6068 \ 160мм \ }</text:p>
          </table:table-cell>
          <table:table-cell office:value-type="string">
            <text:p>РПМ-000270</text:p>
          </table:table-cell>
          <table:table-cell office:value-type="float" office:value="157">
            <text:p>157</text:p>
          </table:table-cell>
          <table:table-cell office:value-type="date" office:date-value="2023-03-30">
            <text:p>30.03.23</text:p>
          </table:table-cell>
          <table:table-cell office:value-type="float" office:value="1570">
            <text:p>1570</text:p>
          </table:table-cell>
          <table:table-cell office:value-type="date" office:date-value="2023-04-05">
            <text:p>05.04.23</text:p>
          </table:table-cell>
          <table:table-cell office:value-type="string">
            <text:p>Стеклопласт</text:p>
          </table:table-cell>
          <table:table-cell office:value-type="string">
            <text:p>Saturn clear-rose корзинка с ручкой 160мм 6068</text:p>
          </table:table-cell>
          <table:table-cell table:number-columns-repeated="2"/>
          <table:table-cell office:value-type="string">
            <text:p>871595</text:p>
          </table:table-cell>
          <table:table-cell table:formula="of:=[.K8]/[.H8]" office:value-type="percentage" office:value="2.02864375628533">
            <text:p>203%</text:p>
          </table:table-cell>
          <table:table-cell/>
          <table:table-cell office:value-type="string">
            <text:p>Германия</text:p>
          </table:table-cell>
          <table:table-cell/>
          <table:table-cell table:formula="of:=([.AC8]-[.G8])*[.H8]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>
            <text:p>Saturn clear-rose корзинка с ручкой 160мм 606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office:value-type="string">
            <text:p>ООО "Посуда Мира"</text:p>
          </table:table-cell>
          <table:table-cell office:value-type="string">
            <text:p>4009752161973</text:p>
          </table:table-cell>
          <table:table-cell table:number-columns-repeated="2"/>
          <table:table-cell office:value-type="string">
            <text:p>РПМ-000270</text:p>
          </table:table-cell>
          <table:table-cell table:number-columns-repeated="2"/>
          <table:table-cell office:value-type="float" office:value="585">
            <text:p>585</text:p>
          </table:table-cell>
          <table:table-cell office:value-type="float" office:value="288.37">
            <text:p>288,37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table:number-columns-repeated="4"/>
          <table:table-cell table:formula="of:=[.AZ8]-[.AC8]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string">
            <text:p>Корзинка с ручкой Saturn Clear Rose</text:p>
          </table:table-cell>
          <table:table-cell office:value-type="float" office:value="3394">
            <text:p>3394</text:p>
          </table:table-cell>
          <table:table-cell table:formula="of:=[.BC8]-[.L8]" office:value-type="float" office:value="0">
            <text:p>0</text:p>
          </table:table-cell>
          <table:table-cell office:value-type="float" office:value="288.37">
            <text:p>288,37</text:p>
          </table:table-cell>
          <table:table-cell table:formula="of:=[.BE8]/[.H8]" office:value-type="float" office:value="1">
            <text:p>1,00 ₽</text:p>
          </table:table-cell>
          <table:table-cell office:value-type="string">
            <text:p>871595</text:p>
          </table:table-cell>
          <table:table-cell office:value-type="float" office:value="12">
            <text:p>12</text:p>
          </table:table-cell>
          <table:table-cell office:value-type="float" office:value="288.37">
            <text:p>288,37</text:p>
          </table:table-cell>
          <table:table-cell office:value-type="float" office:value="3460.44">
            <text:p>3460,44</text:p>
          </table:table-cell>
          <table:table-cell office:value-type="string">
            <text:p>Вальтер-Гласс</text:p>
          </table:table-cell>
          <table:table-cell office:value-type="float" office:value="585">
            <text:p>585</text:p>
          </table:table-cell>
          <table:table-cell office:value-type="float" office:value="3394">
            <text:p>3394</text:p>
          </table:table-cell>
          <table:table-cell office:value-type="string">
            <text:p>{Корзинка с ручкой Saturn Clear Rose \ 6068 \ 160мм \ }</text:p>
          </table:table-cell>
          <table:table-cell office:value-type="string">
            <text:p>РПМ-000111</text:p>
          </table:table-cell>
          <table:table-cell office:value-type="float" office:value="5">
            <text:p>5</text:p>
          </table:table-cell>
          <table:table-cell office:value-type="float" office:value="44964">
            <text:p>44964</text:p>
          </table:table-cell>
          <table:table-cell/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string">
            <text:p>Корзинка с ручкой Saturn Clear Rose</text:p>
          </table:table-cell>
          <table:table-cell office:value-type="float" office:value="3394">
            <text:p>3394</text:p>
          </table:table-cell>
          <table:table-cell office:value-type="float" office:value="288.37">
            <text:p>288,37</text:p>
          </table:table-cell>
          <table:table-cell office:value-type="string">
            <text:p>871595</text:p>
          </table:table-cell>
          <table:table-cell office:value-type="float" office:value="12">
            <text:p>12</text:p>
          </table:table-cell>
          <table:table-cell office:value-type="float" office:value="288.37">
            <text:p>288,37</text:p>
          </table:table-cell>
          <table:table-cell office:value-type="float" office:value="3460.44">
            <text:p>3460,44</text:p>
          </table:table-cell>
          <table:table-cell office:value-type="string">
            <text:p>Вальтер-Гласс</text:p>
          </table:table-cell>
          <table:table-cell office:value-type="float" office:value="585">
            <text:p>585</text:p>
          </table:table-cell>
          <table:table-cell office:value-type="float" office:value="3394">
            <text:p>3394</text:p>
          </table:table-cell>
          <table:table-cell office:value-type="string">
            <text:p>{Корзинка с ручкой Saturn Clear Rose \ 6068 \ 160мм \ }</text:p>
          </table:table-cell>
          <table:table-cell office:value-type="string">
            <text:p>РПМ-000111</text:p>
          </table:table-cell>
          <table:table-cell office:value-type="float" office:value="5">
            <text:p>5</text:p>
          </table:table-cell>
          <table:table-cell office:value-type="float" office:value="44964">
            <text:p>44964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string">
            <text:p>Корзинка с ручкой Saturn Clear Rose</text:p>
          </table:table-cell>
          <table:table-cell office:value-type="float" office:value="3394">
            <text:p>3394</text:p>
          </table:table-cell>
          <table:table-cell office:value-type="float" office:value="288.37">
            <text:p>288,37</text:p>
          </table:table-cell>
          <table:table-cell office:value-type="string">
            <text:p>871595</text:p>
          </table:table-cell>
          <table:table-cell office:value-type="float" office:value="12">
            <text:p>12</text:p>
          </table:table-cell>
          <table:table-cell office:value-type="float" office:value="288.37">
            <text:p>288,37</text:p>
          </table:table-cell>
          <table:table-cell office:value-type="float" office:value="3460.44">
            <text:p>3460,44</text:p>
          </table:table-cell>
          <table:table-cell office:value-type="string">
            <text:p>Вальтер-Гласс</text:p>
          </table:table-cell>
          <table:table-cell office:value-type="float" office:value="585">
            <text:p>585</text:p>
          </table:table-cell>
          <table:table-cell office:value-type="float" office:value="3394">
            <text:p>3394</text:p>
          </table:table-cell>
          <table:table-cell office:value-type="string">
            <text:p>{Корзинка с ручкой Saturn Clear Rose \ 6068 \ 160мм \ }</text:p>
          </table:table-cell>
          <table:table-cell office:value-type="string">
            <text:p>РПМ-000111</text:p>
          </table:table-cell>
          <table:table-cell office:value-type="float" office:value="5">
            <text:p>5</text:p>
          </table:table-cell>
          <table:table-cell office:value-type="float" office:value="44964">
            <text:p>44964</text:p>
          </table:table-cell>
          <table:table-cell/>
          <table:table-cell table:formula="of:=[.CK8]-[.AZ8]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3394">
            <text:p>3394</text:p>
          </table:table-cell>
          <table:table-cell table:formula="of:=[.DH8]-[.L8]" office:value-type="float" office:value="0">
            <text:p>0</text:p>
          </table:table-cell>
        </table:table-row>
        <table:table-row table:style-name="ro1">
          <table:table-cell office:value-type="string">
            <text:p>Ваза для цветов Saturn Rubin</text:p>
          </table:table-cell>
          <table:table-cell office:value-type="string">
            <text:p>6043</text:p>
          </table:table-cell>
          <table:table-cell office:value-type="string">
            <text:p>200мм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377.63">
            <text:p>377,63 ₽</text:p>
          </table:table-cell>
          <table:table-cell office:value-type="float" office:value="755.26">
            <text:p><text:s/>755,26 ₽ </text:p>
          </table:table-cell>
          <table:table-cell office:value-type="string">
            <text:p>Вальтер-Гласс</text:p>
          </table:table-cell>
          <table:table-cell office:value-type="float" office:value="835">
            <text:p><text:s/>835,00 ₽ </text:p>
          </table:table-cell>
          <table:table-cell office:value-type="float" office:value="3409">
            <text:p>3409</text:p>
          </table:table-cell>
          <table:table-cell office:value-type="string">
            <text:p>{Ваза для цветов Saturn Rubin \ 6043 \ 200мм \ }</text:p>
          </table:table-cell>
          <table:table-cell office:value-type="string">
            <text:p>РПМ-000270</text:p>
          </table:table-cell>
          <table:table-cell office:value-type="float" office:value="161">
            <text:p>161</text:p>
          </table:table-cell>
          <table:table-cell office:value-type="date" office:date-value="2023-03-30">
            <text:p>30.03.23</text:p>
          </table:table-cell>
          <table:table-cell office:value-type="float" office:value="1570">
            <text:p>1570</text:p>
          </table:table-cell>
          <table:table-cell office:value-type="date" office:date-value="2023-04-05">
            <text:p>05.04.23</text:p>
          </table:table-cell>
          <table:table-cell office:value-type="string">
            <text:p>Стеклопласт</text:p>
          </table:table-cell>
          <table:table-cell office:value-type="string">
            <text:p>Saturn rubin ваза для цветов 200 мм/6 6043</text:p>
          </table:table-cell>
          <table:table-cell table:number-columns-repeated="2"/>
          <table:table-cell office:value-type="string">
            <text:p>00006354</text:p>
          </table:table-cell>
          <table:table-cell table:formula="of:=[.K9]/[.H9]" office:value-type="percentage" office:value="2.21115907104838">
            <text:p>221%</text:p>
          </table:table-cell>
          <table:table-cell/>
          <table:table-cell office:value-type="string">
            <text:p>Германия</text:p>
          </table:table-cell>
          <table:table-cell/>
          <table:table-cell table:formula="of:=([.AC9]-[.G9])*[.H9]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Saturn rubin ваза для цветов 200 мм/6 604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office:value-type="string">
            <text:p>ООО "Посуда Мира"</text:p>
          </table:table-cell>
          <table:table-cell office:value-type="string">
            <text:p>4009752776429</text:p>
          </table:table-cell>
          <table:table-cell table:number-columns-repeated="2"/>
          <table:table-cell office:value-type="string">
            <text:p>РПМ-000270</text:p>
          </table:table-cell>
          <table:table-cell table:number-columns-repeated="2"/>
          <table:table-cell office:value-type="float" office:value="835">
            <text:p>835</text:p>
          </table:table-cell>
          <table:table-cell office:value-type="float" office:value="377.63">
            <text:p>377,63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/>
          <table:table-cell table:formula="of:=[.AZ9]-[.AC9]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Ваза для цветов Saturn Rubin</text:p>
          </table:table-cell>
          <table:table-cell office:value-type="float" office:value="3409">
            <text:p>3409</text:p>
          </table:table-cell>
          <table:table-cell table:formula="of:=[.BC9]-[.L9]" office:value-type="float" office:value="0">
            <text:p>0</text:p>
          </table:table-cell>
          <table:table-cell office:value-type="float" office:value="377.63">
            <text:p>377,63</text:p>
          </table:table-cell>
          <table:table-cell table:formula="of:=[.BE9]/[.H9]" office:value-type="float" office:value="1">
            <text:p>1,00 ₽</text:p>
          </table:table-cell>
          <table:table-cell office:value-type="string">
            <text:p>00006354</text:p>
          </table:table-cell>
          <table:table-cell office:value-type="float" office:value="2">
            <text:p>2</text:p>
          </table:table-cell>
          <table:table-cell office:value-type="float" office:value="377.63">
            <text:p>377,63</text:p>
          </table:table-cell>
          <table:table-cell office:value-type="float" office:value="755.26">
            <text:p>755,26</text:p>
          </table:table-cell>
          <table:table-cell office:value-type="string">
            <text:p>Вальтер-Гласс</text:p>
          </table:table-cell>
          <table:table-cell office:value-type="float" office:value="835">
            <text:p>835</text:p>
          </table:table-cell>
          <table:table-cell office:value-type="float" office:value="3409">
            <text:p>3409</text:p>
          </table:table-cell>
          <table:table-cell office:value-type="string">
            <text:p>{Ваза для цветов Saturn Rubin \ 6043 \ 200мм \ }</text:p>
          </table:table-cell>
          <table:table-cell office:value-type="string">
            <text:p>РПМ-000111</text:p>
          </table:table-cell>
          <table:table-cell office:value-type="float" office:value="3">
            <text:p>3</text:p>
          </table:table-cell>
          <table:table-cell office:value-type="float" office:value="44964">
            <text:p>44964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string">
            <text:p>Ваза для цветов Saturn Rubin</text:p>
          </table:table-cell>
          <table:table-cell office:value-type="float" office:value="3409">
            <text:p>3409</text:p>
          </table:table-cell>
          <table:table-cell office:value-type="float" office:value="377.63">
            <text:p>377,63</text:p>
          </table:table-cell>
          <table:table-cell office:value-type="string">
            <text:p>00006354</text:p>
          </table:table-cell>
          <table:table-cell office:value-type="float" office:value="2">
            <text:p>2</text:p>
          </table:table-cell>
          <table:table-cell office:value-type="float" office:value="377.63">
            <text:p>377,63</text:p>
          </table:table-cell>
          <table:table-cell office:value-type="float" office:value="755.26">
            <text:p>755,26</text:p>
          </table:table-cell>
          <table:table-cell office:value-type="string">
            <text:p>Вальтер-Гласс</text:p>
          </table:table-cell>
          <table:table-cell office:value-type="float" office:value="835">
            <text:p>835</text:p>
          </table:table-cell>
          <table:table-cell office:value-type="float" office:value="3409">
            <text:p>3409</text:p>
          </table:table-cell>
          <table:table-cell office:value-type="string">
            <text:p>{Ваза для цветов Saturn Rubin \ 6043 \ 200мм \ }</text:p>
          </table:table-cell>
          <table:table-cell office:value-type="string">
            <text:p>РПМ-000111</text:p>
          </table:table-cell>
          <table:table-cell office:value-type="float" office:value="3">
            <text:p>3</text:p>
          </table:table-cell>
          <table:table-cell office:value-type="float" office:value="44964">
            <text:p>44964</text:p>
          </table:table-cell>
          <table:table-cell table:number-columns-repeated="2"/>
          <table:table-cell table:number-columns-repeated="2" office:value-type="float" office:value="2">
            <text:p>2</text:p>
          </table:table-cell>
          <table:table-cell office:value-type="string">
            <text:p>Ваза для цветов Saturn Rubin</text:p>
          </table:table-cell>
          <table:table-cell office:value-type="float" office:value="3409">
            <text:p>3409</text:p>
          </table:table-cell>
          <table:table-cell office:value-type="float" office:value="377.63">
            <text:p>377,63</text:p>
          </table:table-cell>
          <table:table-cell office:value-type="string">
            <text:p>00006354</text:p>
          </table:table-cell>
          <table:table-cell office:value-type="float" office:value="2">
            <text:p>2</text:p>
          </table:table-cell>
          <table:table-cell office:value-type="float" office:value="377.63">
            <text:p>377,63</text:p>
          </table:table-cell>
          <table:table-cell office:value-type="float" office:value="755.26">
            <text:p>755,26</text:p>
          </table:table-cell>
          <table:table-cell office:value-type="string">
            <text:p>Вальтер-Гласс</text:p>
          </table:table-cell>
          <table:table-cell office:value-type="float" office:value="835">
            <text:p>835</text:p>
          </table:table-cell>
          <table:table-cell office:value-type="float" office:value="3409">
            <text:p>3409</text:p>
          </table:table-cell>
          <table:table-cell office:value-type="string">
            <text:p>{Ваза для цветов Saturn Rubin \ 6043 \ 200мм \ }</text:p>
          </table:table-cell>
          <table:table-cell office:value-type="string">
            <text:p>РПМ-000111</text:p>
          </table:table-cell>
          <table:table-cell office:value-type="float" office:value="3">
            <text:p>3</text:p>
          </table:table-cell>
          <table:table-cell office:value-type="float" office:value="44964">
            <text:p>44964</text:p>
          </table:table-cell>
          <table:table-cell/>
          <table:table-cell table:formula="of:=[.CK9]-[.AZ9]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3409">
            <text:p>3409</text:p>
          </table:table-cell>
          <table:table-cell table:formula="of:=[.DH9]-[.L9]" office:value-type="float" office:value="0">
            <text:p>0</text:p>
          </table:table-cell>
        </table:table-row>
        <table:table-row table:style-name="ro1">
          <table:table-cell office:value-type="string">
            <text:p>Стакан Истамбул</text:p>
          </table:table-cell>
          <table:table-cell office:value-type="string">
            <text:p>42405 SL</text:p>
          </table:table-cell>
          <table:table-cell office:value-type="string">
            <text:p>260мл</text:p>
          </table:table-cell>
          <table:table-cell table:number-columns-repeated="3"/>
          <table:table-cell office:value-type="float" office:value="72">
            <text:p>72</text:p>
          </table:table-cell>
          <table:table-cell office:value-type="float" office:value="21.68">
            <text:p>21,68 ₽</text:p>
          </table:table-cell>
          <table:table-cell office:value-type="float" office:value="1560.96">
            <text:p><text:s/>1 560,96 ₽ </text:p>
          </table:table-cell>
          <table:table-cell office:value-type="string">
            <text:p>Пашабахча, г.Бор</text:p>
          </table:table-cell>
          <table:table-cell office:value-type="float" office:value="39">
            <text:p><text:s/>39,00 ₽ </text:p>
          </table:table-cell>
          <table:table-cell office:value-type="float" office:value="3703">
            <text:p>3703</text:p>
          </table:table-cell>
          <table:table-cell office:value-type="string">
            <text:p>{Стакан Истамбул \ 42405 SL \ 260мл \ }</text:p>
          </table:table-cell>
          <table:table-cell office:value-type="string">
            <text:p>РПМ-000270</text:p>
          </table:table-cell>
          <table:table-cell office:value-type="float" office:value="84">
            <text:p>84</text:p>
          </table:table-cell>
          <table:table-cell office:value-type="date" office:date-value="2023-03-30">
            <text:p>30.03.23</text:p>
          </table:table-cell>
          <table:table-cell office:value-type="float" office:value="1570">
            <text:p>1570</text:p>
          </table:table-cell>
          <table:table-cell office:value-type="date" office:date-value="2023-04-05">
            <text:p>05.04.23</text:p>
          </table:table-cell>
          <table:table-cell office:value-type="string">
            <text:p>Стеклопласт</text:p>
          </table:table-cell>
          <table:table-cell office:value-type="string">
            <text:p>Istanbul" стакан низ. 255сс SL /12 42405 SL</text:p>
          </table:table-cell>
          <table:table-cell table:number-columns-repeated="2"/>
          <table:table-cell office:value-type="string">
            <text:p>00004848</text:p>
          </table:table-cell>
          <table:table-cell table:formula="of:=[.K10]/[.H10]" office:value-type="percentage" office:value="1.79889298892989">
            <text:p>180%</text:p>
          </table:table-cell>
          <table:table-cell/>
          <table:table-cell office:value-type="string">
            <text:p>Россия</text:p>
          </table:table-cell>
          <table:table-cell/>
          <table:table-cell table:formula="of:=([.AC10]-[.G10])*[.H10]" office:value-type="float" office:value="0">
            <text:p>0</text:p>
          </table:table-cell>
          <table:table-cell office:value-type="float" office:value="72">
            <text:p>72</text:p>
          </table:table-cell>
          <table:table-cell office:value-type="string">
            <text:p>Istanbul" стакан низ. 255сс SL /12 42405 SL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/>
          <table:table-cell office:value-type="string">
            <text:p>ООО "Посуда Мира"</text:p>
          </table:table-cell>
          <table:table-cell table:number-columns-repeated="3"/>
          <table:table-cell office:value-type="string">
            <text:p>РПМ-000270</text:p>
          </table:table-cell>
          <table:table-cell table:number-columns-repeated="2"/>
          <table:table-cell office:value-type="float" office:value="39">
            <text:p>39</text:p>
          </table:table-cell>
          <table:table-cell office:value-type="float" office:value="21.68">
            <text:p>21,68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4"/>
          <table:table-cell table:formula="of:=[.AZ10]-[.AC10]" office:value-type="float" office:value="0">
            <text:p>0</text:p>
          </table:table-cell>
          <table:table-cell office:value-type="float" office:value="72">
            <text:p>72</text:p>
          </table:table-cell>
          <table:table-cell office:value-type="float" office:value="60">
            <text:p>60</text:p>
          </table:table-cell>
          <table:table-cell office:value-type="string">
            <text:p>Стакан Истамбул</text:p>
          </table:table-cell>
          <table:table-cell office:value-type="float" office:value="3703">
            <text:p>3703</text:p>
          </table:table-cell>
          <table:table-cell table:formula="of:=[.BC10]-[.L10]" office:value-type="float" office:value="0">
            <text:p>0</text:p>
          </table:table-cell>
          <table:table-cell office:value-type="float" office:value="21.68">
            <text:p>21,68</text:p>
          </table:table-cell>
          <table:table-cell table:formula="of:=[.BE10]/[.H10]" office:value-type="float" office:value="1">
            <text:p>1,00 ₽</text:p>
          </table:table-cell>
          <table:table-cell office:value-type="string">
            <text:p>00004848</text:p>
          </table:table-cell>
          <table:table-cell office:value-type="float" office:value="72">
            <text:p>72</text:p>
          </table:table-cell>
          <table:table-cell office:value-type="float" office:value="21.68">
            <text:p>21,68</text:p>
          </table:table-cell>
          <table:table-cell office:value-type="float" office:value="1560.96">
            <text:p>1560,96</text:p>
          </table:table-cell>
          <table:table-cell office:value-type="string">
            <text:p>Пашабахча</text:p>
          </table:table-cell>
          <table:table-cell office:value-type="float" office:value="39">
            <text:p>39</text:p>
          </table:table-cell>
          <table:table-cell office:value-type="float" office:value="3703">
            <text:p>3703</text:p>
          </table:table-cell>
          <table:table-cell office:value-type="string">
            <text:p>{Стакан Истамбул \ 42405 SL \ 260мл \ }</text:p>
          </table:table-cell>
          <table:table-cell office:value-type="string">
            <text:p>РПМ-000729</text:p>
          </table:table-cell>
          <table:table-cell office:value-type="float" office:value="74">
            <text:p>74</text:p>
          </table:table-cell>
          <table:table-cell office:value-type="float" office:value="44897">
            <text:p>44897</text:p>
          </table:table-cell>
          <table:table-cell/>
          <table:table-cell office:value-type="float" office:value="72">
            <text:p>72</text:p>
          </table:table-cell>
          <table:table-cell office:value-type="float" office:value="60">
            <text:p>60</text:p>
          </table:table-cell>
          <table:table-cell office:value-type="string">
            <text:p>Стакан Истамбул</text:p>
          </table:table-cell>
          <table:table-cell office:value-type="float" office:value="3703">
            <text:p>3703</text:p>
          </table:table-cell>
          <table:table-cell office:value-type="float" office:value="21.68">
            <text:p>21,68</text:p>
          </table:table-cell>
          <table:table-cell office:value-type="string">
            <text:p>00004848</text:p>
          </table:table-cell>
          <table:table-cell office:value-type="float" office:value="72">
            <text:p>72</text:p>
          </table:table-cell>
          <table:table-cell office:value-type="float" office:value="21.68">
            <text:p>21,68</text:p>
          </table:table-cell>
          <table:table-cell office:value-type="float" office:value="1560.96">
            <text:p>1560,96</text:p>
          </table:table-cell>
          <table:table-cell office:value-type="string">
            <text:p>Пашабахча</text:p>
          </table:table-cell>
          <table:table-cell office:value-type="float" office:value="39">
            <text:p>39</text:p>
          </table:table-cell>
          <table:table-cell office:value-type="float" office:value="3703">
            <text:p>3703</text:p>
          </table:table-cell>
          <table:table-cell office:value-type="string">
            <text:p>{Стакан Истамбул \ 42405 SL \ 260мл \ }</text:p>
          </table:table-cell>
          <table:table-cell office:value-type="string">
            <text:p>РПМ-000729</text:p>
          </table:table-cell>
          <table:table-cell office:value-type="float" office:value="74">
            <text:p>74</text:p>
          </table:table-cell>
          <table:table-cell office:value-type="float" office:value="44897">
            <text:p>44897</text:p>
          </table:table-cell>
          <table:table-cell table:number-columns-repeated="2"/>
          <table:table-cell office:value-type="float" office:value="72">
            <text:p>72</text:p>
          </table:table-cell>
          <table:table-cell office:value-type="float" office:value="60">
            <text:p>60</text:p>
          </table:table-cell>
          <table:table-cell office:value-type="string">
            <text:p>Стакан Истамбул</text:p>
          </table:table-cell>
          <table:table-cell office:value-type="float" office:value="3703">
            <text:p>3703</text:p>
          </table:table-cell>
          <table:table-cell office:value-type="float" office:value="21.68">
            <text:p>21,68</text:p>
          </table:table-cell>
          <table:table-cell office:value-type="string">
            <text:p>00004848</text:p>
          </table:table-cell>
          <table:table-cell office:value-type="float" office:value="72">
            <text:p>72</text:p>
          </table:table-cell>
          <table:table-cell office:value-type="float" office:value="21.68">
            <text:p>21,68</text:p>
          </table:table-cell>
          <table:table-cell office:value-type="float" office:value="1560.96">
            <text:p>1560,96</text:p>
          </table:table-cell>
          <table:table-cell office:value-type="string">
            <text:p>Пашабахча</text:p>
          </table:table-cell>
          <table:table-cell office:value-type="float" office:value="39">
            <text:p>39</text:p>
          </table:table-cell>
          <table:table-cell office:value-type="float" office:value="3703">
            <text:p>3703</text:p>
          </table:table-cell>
          <table:table-cell office:value-type="string">
            <text:p>{Стакан Истамбул \ 42405 SL \ 260мл \ }</text:p>
          </table:table-cell>
          <table:table-cell office:value-type="string">
            <text:p>РПМ-000729</text:p>
          </table:table-cell>
          <table:table-cell office:value-type="float" office:value="74">
            <text:p>74</text:p>
          </table:table-cell>
          <table:table-cell office:value-type="float" office:value="44897">
            <text:p>44897</text:p>
          </table:table-cell>
          <table:table-cell/>
          <table:table-cell table:formula="of:=[.CK10]-[.AZ10]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/>
          <table:table-cell office:value-type="float" office:value="3703">
            <text:p>3703</text:p>
          </table:table-cell>
          <table:table-cell table:formula="of:=[.DH10]-[.L10]" office:value-type="float" office:value="0">
            <text:p>0</text:p>
          </table:table-cell>
        </table:table-row>
        <table:table-row table:style-name="ro1">
          <table:table-cell office:value-type="string">
            <text:p>Бокал Тулип</text:p>
          </table:table-cell>
          <table:table-cell office:value-type="string">
            <text:p>44160 SL</text:p>
          </table:table-cell>
          <table:table-cell office:value-type="string">
            <text:p>190мл</text:p>
          </table:table-cell>
          <table:table-cell table:number-columns-repeated="3"/>
          <table:table-cell office:value-type="float" office:value="12">
            <text:p>12</text:p>
          </table:table-cell>
          <table:table-cell office:value-type="float" office:value="44.9">
            <text:p>44,90 ₽</text:p>
          </table:table-cell>
          <table:table-cell office:value-type="float" office:value="538.8">
            <text:p><text:s/>538,80 ₽ </text:p>
          </table:table-cell>
          <table:table-cell office:value-type="string">
            <text:p>Пашабахча</text:p>
          </table:table-cell>
          <table:table-cell office:value-type="float" office:value="81">
            <text:p><text:s/>81,00 ₽ </text:p>
          </table:table-cell>
          <table:table-cell office:value-type="float" office:value="3706">
            <text:p>3706</text:p>
          </table:table-cell>
          <table:table-cell office:value-type="string">
            <text:p>{Бокал Тулип \ 44160 SL \ 190мл \ }</text:p>
          </table:table-cell>
          <table:table-cell office:value-type="string">
            <text:p>РПМ-000270</text:p>
          </table:table-cell>
          <table:table-cell office:value-type="float" office:value="132">
            <text:p>132</text:p>
          </table:table-cell>
          <table:table-cell office:value-type="date" office:date-value="2023-03-30">
            <text:p>30.03.23</text:p>
          </table:table-cell>
          <table:table-cell office:value-type="float" office:value="1570">
            <text:p>1570</text:p>
          </table:table-cell>
          <table:table-cell office:value-type="date" office:date-value="2023-04-05">
            <text:p>05.04.23</text:p>
          </table:table-cell>
          <table:table-cell office:value-type="string">
            <text:p>Стеклопласт</text:p>
          </table:table-cell>
          <table:table-cell office:value-type="string">
            <text:p>Tulipe" бокал для шампанского 1шт. 190мл./12/672 44160 SL</text:p>
          </table:table-cell>
          <table:table-cell table:number-columns-repeated="2"/>
          <table:table-cell office:value-type="string">
            <text:p>00005074</text:p>
          </table:table-cell>
          <table:table-cell table:formula="of:=[.K11]/[.H11]" office:value-type="percentage" office:value="1.80400890868597">
            <text:p>180%</text:p>
          </table:table-cell>
          <table:table-cell/>
          <table:table-cell office:value-type="string">
            <text:p>Россия</text:p>
          </table:table-cell>
          <table:table-cell/>
          <table:table-cell table:formula="of:=([.AC11]-[.G11])*[.H11]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string">
            <text:p>Tulipe" бокал для шампанского 1шт. 190мл./12/672 44160 SL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/>
          <table:table-cell office:value-type="string">
            <text:p>ООО "Посуда Мира"</text:p>
          </table:table-cell>
          <table:table-cell office:value-type="string">
            <text:p>2099999165379</text:p>
          </table:table-cell>
          <table:table-cell table:number-columns-repeated="2"/>
          <table:table-cell office:value-type="string">
            <text:p>РПМ-000270</text:p>
          </table:table-cell>
          <table:table-cell table:number-columns-repeated="2"/>
          <table:table-cell office:value-type="float" office:value="81">
            <text:p>81</text:p>
          </table:table-cell>
          <table:table-cell office:value-type="float" office:value="44.9">
            <text:p>44,9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table:number-columns-repeated="4"/>
          <table:table-cell table:formula="of:=[.AZ11]-[.AC11]" office:value-type="float" office:value="0">
            <text:p>0</text:p>
          </table:table-cell>
          <table:table-cell table:number-columns-repeated="2" office:value-type="float" office:value="12">
            <text:p>12</text:p>
          </table:table-cell>
          <table:table-cell office:value-type="string">
            <text:p>Бокал Тулип</text:p>
          </table:table-cell>
          <table:table-cell office:value-type="float" office:value="3706">
            <text:p>3706</text:p>
          </table:table-cell>
          <table:table-cell table:formula="of:=[.BC11]-[.L11]" office:value-type="float" office:value="0">
            <text:p>0</text:p>
          </table:table-cell>
          <table:table-cell office:value-type="float" office:value="44.9">
            <text:p>44,9</text:p>
          </table:table-cell>
          <table:table-cell table:formula="of:=[.BE11]/[.H11]" office:value-type="float" office:value="1">
            <text:p>1,00 ₽</text:p>
          </table:table-cell>
          <table:table-cell office:value-type="string">
            <text:p>00005074</text:p>
          </table:table-cell>
          <table:table-cell office:value-type="float" office:value="12">
            <text:p>12</text:p>
          </table:table-cell>
          <table:table-cell office:value-type="float" office:value="44.9">
            <text:p>44,9</text:p>
          </table:table-cell>
          <table:table-cell office:value-type="float" office:value="538.8">
            <text:p>538,8</text:p>
          </table:table-cell>
          <table:table-cell office:value-type="string">
            <text:p>Пашабахча</text:p>
          </table:table-cell>
          <table:table-cell office:value-type="float" office:value="81">
            <text:p>81</text:p>
          </table:table-cell>
          <table:table-cell office:value-type="float" office:value="3706">
            <text:p>3706</text:p>
          </table:table-cell>
          <table:table-cell office:value-type="string">
            <text:p>{Бокал Тулип \ 44160 SL \ 190мл \ }</text:p>
          </table:table-cell>
          <table:table-cell office:value-type="string">
            <text:p>РПМ-000111</text:p>
          </table:table-cell>
          <table:table-cell office:value-type="float" office:value="150">
            <text:p>150</text:p>
          </table:table-cell>
          <table:table-cell office:value-type="float" office:value="44964">
            <text:p>44964</text:p>
          </table:table-cell>
          <table:table-cell table:number-columns-repeated="19"/>
          <table:table-cell table:number-columns-repeated="2" office:value-type="float" office:value="12">
            <text:p>12</text:p>
          </table:table-cell>
          <table:table-cell office:value-type="string">
            <text:p>Бокал Тулип</text:p>
          </table:table-cell>
          <table:table-cell office:value-type="float" office:value="3706">
            <text:p>3706</text:p>
          </table:table-cell>
          <table:table-cell office:value-type="float" office:value="44.9">
            <text:p>44,9</text:p>
          </table:table-cell>
          <table:table-cell office:value-type="string">
            <text:p>00005074</text:p>
          </table:table-cell>
          <table:table-cell office:value-type="float" office:value="12">
            <text:p>12</text:p>
          </table:table-cell>
          <table:table-cell office:value-type="float" office:value="44.9">
            <text:p>44,9</text:p>
          </table:table-cell>
          <table:table-cell office:value-type="float" office:value="538.8">
            <text:p>538,8</text:p>
          </table:table-cell>
          <table:table-cell office:value-type="string">
            <text:p>Пашабахча</text:p>
          </table:table-cell>
          <table:table-cell office:value-type="float" office:value="81">
            <text:p>81</text:p>
          </table:table-cell>
          <table:table-cell office:value-type="float" office:value="3706">
            <text:p>3706</text:p>
          </table:table-cell>
          <table:table-cell office:value-type="string">
            <text:p>{Бокал Тулип \ 44160 SL \ 190мл \ }</text:p>
          </table:table-cell>
          <table:table-cell office:value-type="string">
            <text:p>РПМ-000111</text:p>
          </table:table-cell>
          <table:table-cell office:value-type="float" office:value="150">
            <text:p>150</text:p>
          </table:table-cell>
          <table:table-cell office:value-type="float" office:value="44964">
            <text:p>44964</text:p>
          </table:table-cell>
          <table:table-cell/>
          <table:table-cell table:formula="of:=[.CK11]-[.AZ11]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/>
          <table:table-cell office:value-type="float" office:value="3706">
            <text:p>3706</text:p>
          </table:table-cell>
          <table:table-cell table:formula="of:=[.DH11]-[.L11]" office:value-type="float" office:value="0">
            <text:p>0</text:p>
          </table:table-cell>
        </table:table-row>
        <table:table-row table:style-name="ro1">
          <table:table-cell office:value-type="string">
            <text:p>Бульонница с ушками 510мл</text:p>
          </table:table-cell>
          <table:table-cell office:value-type="string">
            <text:p>62007-12</text:p>
          </table:table-cell>
          <table:table-cell office:value-type="string">
            <text:p>дымка</text:p>
          </table:table-cell>
          <table:table-cell table:number-columns-repeated="3"/>
          <table:table-cell office:value-type="float" office:value="24">
            <text:p>24</text:p>
          </table:table-cell>
          <table:table-cell office:value-type="float" office:value="48.55">
            <text:p>48,55 ₽</text:p>
          </table:table-cell>
          <table:table-cell office:value-type="float" office:value="1165.2">
            <text:p><text:s/>1 165,20 ₽ </text:p>
          </table:table-cell>
          <table:table-cell office:value-type="string">
            <text:p>Пашабахча</text:p>
          </table:table-cell>
          <table:table-cell office:value-type="float" office:value="88">
            <text:p><text:s/>88,00 ₽ </text:p>
          </table:table-cell>
          <table:table-cell office:value-type="float" office:value="3781">
            <text:p>3781</text:p>
          </table:table-cell>
          <table:table-cell office:value-type="string">
            <text:p>{Бульонница с ушками 510мл \ 62007-12 \ дымка \ }</text:p>
          </table:table-cell>
          <table:table-cell office:value-type="string">
            <text:p>РПМ-000270</text:p>
          </table:table-cell>
          <table:table-cell office:value-type="float" office:value="193">
            <text:p>193</text:p>
          </table:table-cell>
          <table:table-cell office:value-type="date" office:date-value="2023-03-30">
            <text:p>30.03.23</text:p>
          </table:table-cell>
          <table:table-cell office:value-type="float" office:value="1570">
            <text:p>1570</text:p>
          </table:table-cell>
          <table:table-cell office:value-type="date" office:date-value="2023-04-05">
            <text:p>05.04.23</text:p>
          </table:table-cell>
          <table:table-cell office:value-type="string">
            <text:p>Стеклопласт</text:p>
          </table:table-cell>
          <table:table-cell office:value-type="string">
            <text:p>Бульонница 510 мл с ушками "BASILICO" "IL PRIMO" Дымка 62007-12</text:p>
          </table:table-cell>
          <table:table-cell table:number-columns-repeated="2"/>
          <table:table-cell office:value-type="string">
            <text:p>K0025350</text:p>
          </table:table-cell>
          <table:table-cell table:formula="of:=[.K12]/[.H12]" office:value-type="percentage" office:value="1.81256436663234">
            <text:p>181%</text:p>
          </table:table-cell>
          <table:table-cell/>
          <table:table-cell office:value-type="string">
            <text:p>Пашабахча</text:p>
          </table:table-cell>
          <table:table-cell/>
          <table:table-cell table:formula="of:=([.AC12]-[.G12])*[.H12]"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string">
            <text:p>Бульонница 510 мл с ушками "BASILICO" "IL PRIMO" Дымка 62007-12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/>
          <table:table-cell office:value-type="string">
            <text:p>ООО "Посуда Мира"</text:p>
          </table:table-cell>
          <table:table-cell office:value-type="string">
            <text:p>4620011620071</text:p>
          </table:table-cell>
          <table:table-cell table:number-columns-repeated="2"/>
          <table:table-cell office:value-type="string">
            <text:p>РПМ-000270</text:p>
          </table:table-cell>
          <table:table-cell table:number-columns-repeated="2"/>
          <table:table-cell office:value-type="float" office:value="88">
            <text:p>88</text:p>
          </table:table-cell>
          <table:table-cell office:value-type="float" office:value="48.55">
            <text:p>48,55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4"/>
          <table:table-cell table:formula="of:=[.AZ12]-[.AC12]" office:value-type="float" office:value="0">
            <text:p>0</text:p>
          </table:table-cell>
          <table:table-cell table:number-columns-repeated="2" office:value-type="float" office:value="24">
            <text:p>24</text:p>
          </table:table-cell>
          <table:table-cell office:value-type="string">
            <text:p>Бульонница с ушками 510мл</text:p>
          </table:table-cell>
          <table:table-cell office:value-type="float" office:value="3781">
            <text:p>3781</text:p>
          </table:table-cell>
          <table:table-cell table:formula="of:=[.BC12]-[.L12]" office:value-type="float" office:value="0">
            <text:p>0</text:p>
          </table:table-cell>
          <table:table-cell office:value-type="float" office:value="48.55">
            <text:p>48,55</text:p>
          </table:table-cell>
          <table:table-cell table:formula="of:=[.BE12]/[.H12]" office:value-type="float" office:value="1">
            <text:p>1,00 ₽</text:p>
          </table:table-cell>
          <table:table-cell office:value-type="string">
            <text:p>K0025350</text:p>
          </table:table-cell>
          <table:table-cell office:value-type="float" office:value="24">
            <text:p>24</text:p>
          </table:table-cell>
          <table:table-cell office:value-type="float" office:value="48.55">
            <text:p>48,55</text:p>
          </table:table-cell>
          <table:table-cell office:value-type="float" office:value="1165.2">
            <text:p>1165,2</text:p>
          </table:table-cell>
          <table:table-cell office:value-type="string">
            <text:p>Пашабахча</text:p>
          </table:table-cell>
          <table:table-cell office:value-type="float" office:value="88">
            <text:p>88</text:p>
          </table:table-cell>
          <table:table-cell office:value-type="float" office:value="3781">
            <text:p>3781</text:p>
          </table:table-cell>
          <table:table-cell office:value-type="string">
            <text:p>{Бульонница с ушками 510мл \ 62007-12 \ дымка \ }</text:p>
          </table:table-cell>
          <table:table-cell office:value-type="string">
            <text:p>РПМ-000729</text:p>
          </table:table-cell>
          <table:table-cell office:value-type="float" office:value="222">
            <text:p>222</text:p>
          </table:table-cell>
          <table:table-cell office:value-type="float" office:value="44897">
            <text:p>44897</text:p>
          </table:table-cell>
          <table:table-cell/>
          <table:table-cell table:number-columns-repeated="2" office:value-type="float" office:value="24">
            <text:p>24</text:p>
          </table:table-cell>
          <table:table-cell office:value-type="string">
            <text:p>Бульонница с ушками 510мл</text:p>
          </table:table-cell>
          <table:table-cell office:value-type="float" office:value="3781">
            <text:p>3781</text:p>
          </table:table-cell>
          <table:table-cell office:value-type="float" office:value="48.55">
            <text:p>48,55</text:p>
          </table:table-cell>
          <table:table-cell office:value-type="string">
            <text:p>K0025350</text:p>
          </table:table-cell>
          <table:table-cell office:value-type="float" office:value="24">
            <text:p>24</text:p>
          </table:table-cell>
          <table:table-cell office:value-type="float" office:value="48.55">
            <text:p>48,55</text:p>
          </table:table-cell>
          <table:table-cell office:value-type="float" office:value="1165.2">
            <text:p>1165,2</text:p>
          </table:table-cell>
          <table:table-cell office:value-type="string">
            <text:p>Пашабахча</text:p>
          </table:table-cell>
          <table:table-cell office:value-type="float" office:value="88">
            <text:p>88</text:p>
          </table:table-cell>
          <table:table-cell office:value-type="float" office:value="3781">
            <text:p>3781</text:p>
          </table:table-cell>
          <table:table-cell office:value-type="string">
            <text:p>{Бульонница с ушками 510мл \ 62007-12 \ дымка \ }</text:p>
          </table:table-cell>
          <table:table-cell office:value-type="string">
            <text:p>РПМ-000729</text:p>
          </table:table-cell>
          <table:table-cell office:value-type="float" office:value="222">
            <text:p>222</text:p>
          </table:table-cell>
          <table:table-cell office:value-type="float" office:value="44897">
            <text:p>44897</text:p>
          </table:table-cell>
          <table:table-cell table:number-columns-repeated="2"/>
          <table:table-cell table:number-columns-repeated="2" office:value-type="float" office:value="24">
            <text:p>24</text:p>
          </table:table-cell>
          <table:table-cell office:value-type="string">
            <text:p>Бульонница с ушками 510мл</text:p>
          </table:table-cell>
          <table:table-cell office:value-type="float" office:value="3781">
            <text:p>3781</text:p>
          </table:table-cell>
          <table:table-cell office:value-type="float" office:value="48.55">
            <text:p>48,55</text:p>
          </table:table-cell>
          <table:table-cell office:value-type="string">
            <text:p>K0025350</text:p>
          </table:table-cell>
          <table:table-cell office:value-type="float" office:value="24">
            <text:p>24</text:p>
          </table:table-cell>
          <table:table-cell office:value-type="float" office:value="48.55">
            <text:p>48,55</text:p>
          </table:table-cell>
          <table:table-cell office:value-type="float" office:value="1165.2">
            <text:p>1165,2</text:p>
          </table:table-cell>
          <table:table-cell office:value-type="string">
            <text:p>Пашабахча</text:p>
          </table:table-cell>
          <table:table-cell office:value-type="float" office:value="88">
            <text:p>88</text:p>
          </table:table-cell>
          <table:table-cell office:value-type="float" office:value="3781">
            <text:p>3781</text:p>
          </table:table-cell>
          <table:table-cell office:value-type="string">
            <text:p>{Бульонница с ушками 510мл \ 62007-12 \ дымка \ }</text:p>
          </table:table-cell>
          <table:table-cell office:value-type="string">
            <text:p>РПМ-000729</text:p>
          </table:table-cell>
          <table:table-cell office:value-type="float" office:value="222">
            <text:p>222</text:p>
          </table:table-cell>
          <table:table-cell office:value-type="float" office:value="44897">
            <text:p>44897</text:p>
          </table:table-cell>
          <table:table-cell/>
          <table:table-cell table:formula="of:=[.CK12]-[.AZ12]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/>
          <table:table-cell office:value-type="float" office:value="3781">
            <text:p>3781</text:p>
          </table:table-cell>
          <table:table-cell table:formula="of:=[.DH12]-[.L12]" office:value-type="float" office:value="0">
            <text:p>0</text:p>
          </table:table-cell>
        </table:table-row>
        <table:table-row table:style-name="ro1">
          <table:table-cell office:value-type="string">
            <text:p>Блюдо на ножке "Аврора" 10512+51059</text:p>
          </table:table-cell>
          <table:table-cell office:value-type="string">
            <text:p>95834</text:p>
          </table:table-cell>
          <table:table-cell office:value-type="string">
            <text:p>h=68мм, d=205мм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217.78">
            <text:p>217,78 ₽</text:p>
          </table:table-cell>
          <table:table-cell office:value-type="float" office:value="653.34">
            <text:p><text:s/>653,34 ₽ </text:p>
          </table:table-cell>
          <table:table-cell office:value-type="string">
            <text:p>Пашабахча</text:p>
          </table:table-cell>
          <table:table-cell office:value-type="float" office:value="392">
            <text:p><text:s/>392,00 ₽ </text:p>
          </table:table-cell>
          <table:table-cell office:value-type="float" office:value="3815">
            <text:p>3815</text:p>
          </table:table-cell>
          <table:table-cell office:value-type="string">
            <text:p>{Блюдо на ножке "Аврора" 10512+51059 \ 95834 \ h=68мм, d=205мм \ }</text:p>
          </table:table-cell>
          <table:table-cell office:value-type="string">
            <text:p>РПМ-000270</text:p>
          </table:table-cell>
          <table:table-cell office:value-type="float" office:value="142">
            <text:p>142</text:p>
          </table:table-cell>
          <table:table-cell office:value-type="date" office:date-value="2023-03-30">
            <text:p>30.03.23</text:p>
          </table:table-cell>
          <table:table-cell office:value-type="float" office:value="1570">
            <text:p>1570</text:p>
          </table:table-cell>
          <table:table-cell office:value-type="date" office:date-value="2023-04-05">
            <text:p>05.04.23</text:p>
          </table:table-cell>
          <table:table-cell office:value-type="string">
            <text:p>Стеклопласт</text:p>
          </table:table-cell>
          <table:table-cell office:value-type="string">
            <text:p>Аврора" блюдо на ножке (10512+51059), (h=68мм, d=205мм) SL со стикером 95834 SL/St</text:p>
          </table:table-cell>
          <table:table-cell table:number-columns-repeated="2"/>
          <table:table-cell office:value-type="string">
            <text:p>K0011591</text:p>
          </table:table-cell>
          <table:table-cell table:formula="of:=[.K13]/[.H13]" office:value-type="percentage" office:value="1.79998163284048">
            <text:p>180%</text:p>
          </table:table-cell>
          <table:table-cell/>
          <table:table-cell office:value-type="string">
            <text:p>Россия</text:p>
          </table:table-cell>
          <table:table-cell/>
          <table:table-cell table:formula="of:=([.AC13]-[.G13])*[.H13]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Аврора" блюдо на ножке (10512+51059), (h=68мм, d=205мм) SL со стикером 95834 SL/St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  <table:table-cell office:value-type="string">
            <text:p>ООО "Посуда Мира"</text:p>
          </table:table-cell>
          <table:table-cell office:value-type="string">
            <text:p>4606065050149</text:p>
          </table:table-cell>
          <table:table-cell table:number-columns-repeated="2"/>
          <table:table-cell office:value-type="string">
            <text:p>РПМ-000270</text:p>
          </table:table-cell>
          <table:table-cell table:number-columns-repeated="2"/>
          <table:table-cell office:value-type="float" office:value="392">
            <text:p>392</text:p>
          </table:table-cell>
          <table:table-cell office:value-type="float" office:value="217.78">
            <text:p>217,78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/>
          <table:table-cell table:formula="of:=[.AZ13]-[.AC13]"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Блюдо на ножке "Аврора" 10512+51059</text:p>
          </table:table-cell>
          <table:table-cell office:value-type="float" office:value="3815">
            <text:p>3815</text:p>
          </table:table-cell>
          <table:table-cell table:formula="of:=[.BC13]-[.L13]" office:value-type="float" office:value="0">
            <text:p>0</text:p>
          </table:table-cell>
          <table:table-cell office:value-type="float" office:value="217.78">
            <text:p>217,78</text:p>
          </table:table-cell>
          <table:table-cell table:formula="of:=[.BE13]/[.H13]" office:value-type="float" office:value="1">
            <text:p>1,00 ₽</text:p>
          </table:table-cell>
          <table:table-cell office:value-type="string">
            <text:p>K0011591</text:p>
          </table:table-cell>
          <table:table-cell office:value-type="float" office:value="2">
            <text:p>2</text:p>
          </table:table-cell>
          <table:table-cell office:value-type="float" office:value="217.78">
            <text:p>217,78</text:p>
          </table:table-cell>
          <table:table-cell office:value-type="float" office:value="435.56">
            <text:p>435,56</text:p>
          </table:table-cell>
          <table:table-cell office:value-type="string">
            <text:p>Пашабахча</text:p>
          </table:table-cell>
          <table:table-cell office:value-type="float" office:value="392">
            <text:p>392</text:p>
          </table:table-cell>
          <table:table-cell office:value-type="float" office:value="3815">
            <text:p>3815</text:p>
          </table:table-cell>
          <table:table-cell office:value-type="string">
            <text:p>{Блюдо на ножке "Аврора" 10512+51059 \ 95834 \ h=68мм, d=205мм \ }</text:p>
          </table:table-cell>
          <table:table-cell office:value-type="string">
            <text:p>РПМ-000111</text:p>
          </table:table-cell>
          <table:table-cell office:value-type="float" office:value="237">
            <text:p>237</text:p>
          </table:table-cell>
          <table:table-cell office:value-type="float" office:value="44964">
            <text:p>44964</text:p>
          </table:table-cell>
          <table:table-cell/>
          <table:table-cell table:number-columns-repeated="2" office:value-type="float" office:value="3">
            <text:p>3</text:p>
          </table:table-cell>
          <table:table-cell office:value-type="string">
            <text:p>Блюдо на ножке "Аврора" 10512+51059</text:p>
          </table:table-cell>
          <table:table-cell office:value-type="float" office:value="3815">
            <text:p>3815</text:p>
          </table:table-cell>
          <table:table-cell office:value-type="float" office:value="217.78">
            <text:p>217,78</text:p>
          </table:table-cell>
          <table:table-cell office:value-type="string">
            <text:p>K0011591</text:p>
          </table:table-cell>
          <table:table-cell office:value-type="float" office:value="2">
            <text:p>2</text:p>
          </table:table-cell>
          <table:table-cell office:value-type="float" office:value="217.78">
            <text:p>217,78</text:p>
          </table:table-cell>
          <table:table-cell office:value-type="float" office:value="435.56">
            <text:p>435,56</text:p>
          </table:table-cell>
          <table:table-cell office:value-type="string">
            <text:p>Пашабахча</text:p>
          </table:table-cell>
          <table:table-cell office:value-type="float" office:value="392">
            <text:p>392</text:p>
          </table:table-cell>
          <table:table-cell office:value-type="float" office:value="3815">
            <text:p>3815</text:p>
          </table:table-cell>
          <table:table-cell office:value-type="string">
            <text:p>{Блюдо на ножке "Аврора" 10512+51059 \ 95834 \ h=68мм, d=205мм \ }</text:p>
          </table:table-cell>
          <table:table-cell office:value-type="string">
            <text:p>РПМ-000111</text:p>
          </table:table-cell>
          <table:table-cell office:value-type="float" office:value="237">
            <text:p>237</text:p>
          </table:table-cell>
          <table:table-cell office:value-type="float" office:value="44964">
            <text:p>44964</text:p>
          </table:table-cell>
          <table:table-cell table:number-columns-repeated="2"/>
          <table:table-cell table:number-columns-repeated="2" office:value-type="float" office:value="3">
            <text:p>3</text:p>
          </table:table-cell>
          <table:table-cell office:value-type="string">
            <text:p>Блюдо на ножке "Аврора" 10512+51059</text:p>
          </table:table-cell>
          <table:table-cell office:value-type="float" office:value="3815">
            <text:p>3815</text:p>
          </table:table-cell>
          <table:table-cell office:value-type="float" office:value="217.78">
            <text:p>217,78</text:p>
          </table:table-cell>
          <table:table-cell office:value-type="string">
            <text:p>K0011591</text:p>
          </table:table-cell>
          <table:table-cell office:value-type="float" office:value="2">
            <text:p>2</text:p>
          </table:table-cell>
          <table:table-cell office:value-type="float" office:value="217.78">
            <text:p>217,78</text:p>
          </table:table-cell>
          <table:table-cell office:value-type="float" office:value="435.56">
            <text:p>435,56</text:p>
          </table:table-cell>
          <table:table-cell office:value-type="string">
            <text:p>Пашабахча</text:p>
          </table:table-cell>
          <table:table-cell office:value-type="float" office:value="392">
            <text:p>392</text:p>
          </table:table-cell>
          <table:table-cell office:value-type="float" office:value="3815">
            <text:p>3815</text:p>
          </table:table-cell>
          <table:table-cell office:value-type="string">
            <text:p>{Блюдо на ножке "Аврора" 10512+51059 \ 95834 \ h=68мм, d=205мм \ }</text:p>
          </table:table-cell>
          <table:table-cell office:value-type="string">
            <text:p>РПМ-000111</text:p>
          </table:table-cell>
          <table:table-cell office:value-type="float" office:value="237">
            <text:p>237</text:p>
          </table:table-cell>
          <table:table-cell office:value-type="float" office:value="44964">
            <text:p>44964</text:p>
          </table:table-cell>
          <table:table-cell/>
          <table:table-cell table:formula="of:=[.CK13]-[.AZ13]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3815">
            <text:p>3815</text:p>
          </table:table-cell>
          <table:table-cell table:formula="of:=[.DH13]-[.L13]" office:value-type="float" office:value="0">
            <text:p>0</text:p>
          </table:table-cell>
        </table:table-row>
        <table:table-row table:style-name="ro1">
          <table:table-cell office:value-type="string">
            <text:p>Кувшин ФРИГО с цветной кр</text:p>
          </table:table-cell>
          <table:table-cell office:value-type="string">
            <text:p>PSB 80122</text:p>
          </table:table-cell>
          <table:table-cell office:value-type="string">
            <text:p>0,6л</text:p>
          </table:table-cell>
          <table:table-cell table:number-columns-repeated="3"/>
          <table:table-cell office:value-type="float" office:value="12">
            <text:p>12</text:p>
          </table:table-cell>
          <table:table-cell office:value-type="float" office:value="71.79">
            <text:p>71,79 ₽</text:p>
          </table:table-cell>
          <table:table-cell office:value-type="float" office:value="861.48">
            <text:p><text:s/>861,48 ₽ </text:p>
          </table:table-cell>
          <table:table-cell office:value-type="string">
            <text:p>Пашабахча, г.Бор</text:p>
          </table:table-cell>
          <table:table-cell table:style-name="ce4" table:formula="of:=ROUND([.H14]*1.8;0)" office:value-type="float" office:value="129">
            <text:p><text:s/>129,00 ₽ </text:p>
          </table:table-cell>
          <table:table-cell office:value-type="float" office:value="3896">
            <text:p>3896</text:p>
          </table:table-cell>
          <table:table-cell office:value-type="string">
            <text:p>{Кувшин ФРИГО с цветной кр \ PSB 80122 \ 0,6л \ }</text:p>
          </table:table-cell>
          <table:table-cell office:value-type="string">
            <text:p>РПМ-000270</text:p>
          </table:table-cell>
          <table:table-cell office:value-type="float" office:value="63">
            <text:p>63</text:p>
          </table:table-cell>
          <table:table-cell office:value-type="date" office:date-value="2023-03-30">
            <text:p>30.03.23</text:p>
          </table:table-cell>
          <table:table-cell office:value-type="float" office:value="1570">
            <text:p>1570</text:p>
          </table:table-cell>
          <table:table-cell office:value-type="date" office:date-value="2023-04-05">
            <text:p>05.04.23</text:p>
          </table:table-cell>
          <table:table-cell office:value-type="string">
            <text:p>Стеклопласт</text:p>
          </table:table-cell>
          <table:table-cell office:value-type="string">
            <text:p>Frigo" кувшин с красной крышкой (v=600мл) SL со стикером 80122/К SL/St</text:p>
          </table:table-cell>
          <table:table-cell table:number-columns-repeated="2"/>
          <table:table-cell office:value-type="string">
            <text:p>K0016870</text:p>
          </table:table-cell>
          <table:table-cell table:formula="of:=[.K14]/[.H14]" office:value-type="percentage" office:value="1.79690764730464">
            <text:p>180%</text:p>
          </table:table-cell>
          <table:table-cell/>
          <table:table-cell office:value-type="string">
            <text:p>Турция</text:p>
          </table:table-cell>
          <table:table-cell/>
          <table:table-cell table:formula="of:=([.AC14]-[.G14])*[.H14]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string">
            <text:p>Frigo" кувшин с красной крышкой (v=600мл) SL со стикером 80122/К SL/St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/>
          <table:table-cell office:value-type="string">
            <text:p>ООО "Посуда Мира"</text:p>
          </table:table-cell>
          <table:table-cell office:value-type="string">
            <text:p>4606065053096</text:p>
          </table:table-cell>
          <table:table-cell table:number-columns-repeated="2"/>
          <table:table-cell office:value-type="string">
            <text:p>РПМ-000270</text:p>
          </table:table-cell>
          <table:table-cell table:number-columns-repeated="2"/>
          <table:table-cell office:value-type="float" office:value="113">
            <text:p>113</text:p>
          </table:table-cell>
          <table:table-cell office:value-type="float" office:value="56.78">
            <text:p>56,78</text:p>
          </table:table-cell>
          <table:table-cell table:number-columns-repeated="4" office:value-type="float" office:value="0">
            <text:p>0</text:p>
          </table:table-cell>
          <table:table-cell table:number-columns-repeated="4"/>
          <table:table-cell table:formula="of:=[.AZ14]-[.AC14]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table:formula="of:=[.BU14]" office:value-type="string" office:string-value="Frigo&quot; кувшин с красной крышкой (v=600мл) SL со стикером 80122/К SL/St">
            <text:p>Frigo" кувшин с красной крышкой (v=600мл) SL со стикером 80122/К SL/St</text:p>
          </table:table-cell>
          <table:table-cell office:value-type="float" office:value="3896">
            <text:p>3896</text:p>
          </table:table-cell>
          <table:table-cell table:formula="of:=[.BC14]-[.L14]" office:value-type="float" office:value="0">
            <text:p>0</text:p>
          </table:table-cell>
          <table:table-cell table:formula="of:=[.BW14]" office:value-type="float" office:value="71.79">
            <text:p>71,79</text:p>
          </table:table-cell>
          <table:table-cell table:formula="of:=[.BE14]/[.H14]" office:value-type="float" office:value="1">
            <text:p>1,00 ₽</text:p>
          </table:table-cell>
          <table:table-cell table:formula="of:=[.BX14]" office:value-type="string" office:string-value="K0016870">
            <text:p>K0016870</text:p>
          </table:table-cell>
          <table:table-cell office:value-type="float" office:value="12">
            <text:p>12</text:p>
          </table:table-cell>
          <table:table-cell office:value-type="float" office:value="56.78">
            <text:p>56,78</text:p>
          </table:table-cell>
          <table:table-cell office:value-type="float" office:value="681.36">
            <text:p>681,36</text:p>
          </table:table-cell>
          <table:table-cell office:value-type="string">
            <text:p>Пашабахча</text:p>
          </table:table-cell>
          <table:table-cell office:value-type="float" office:value="113">
            <text:p>113</text:p>
          </table:table-cell>
          <table:table-cell office:value-type="float" office:value="3896">
            <text:p>3896</text:p>
          </table:table-cell>
          <table:table-cell office:value-type="string">
            <text:p>{Кувшин ФРИГО с цветной кр \ PSB 80122 \ 0,6л \ }</text:p>
          </table:table-cell>
          <table:table-cell office:value-type="string">
            <text:p>РПМ-000488</text:p>
          </table:table-cell>
          <table:table-cell office:value-type="float" office:value="164">
            <text:p>164</text:p>
          </table:table-cell>
          <table:table-cell office:value-type="float" office:value="44511">
            <text:p>44511</text:p>
          </table:table-cell>
          <table:table-cell/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string">
            <text:p>Frigo" кувшин с красной крышкой (v=600мл) SL со стикером 80122/К SL/St</text:p>
          </table:table-cell>
          <table:table-cell/>
          <table:table-cell office:value-type="float" office:value="71.79">
            <text:p>71,79</text:p>
          </table:table-cell>
          <table:table-cell office:value-type="string">
            <text:p>K0016870</text:p>
          </table:table-cell>
          <table:table-cell/>
          <table:table-cell office:value-type="float" office:value="71.79">
            <text:p>71,79</text:p>
          </table:table-cell>
          <table:table-cell/>
          <table:table-cell office:value-type="string">
            <text:p>Пашабахча</text:p>
          </table:table-cell>
          <table:table-cell table:number-columns-repeated="7"/>
          <table:table-cell table:style-name="ce3" office:value-type="string">
            <text:p>проверить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string">
            <text:p>Frigo" кувшин с красной крышкой (v=600мл) SL со стикером 80122/К SL/St</text:p>
          </table:table-cell>
          <table:table-cell/>
          <table:table-cell office:value-type="float" office:value="71.79">
            <text:p>71,79</text:p>
          </table:table-cell>
          <table:table-cell office:value-type="string">
            <text:p>K0016870</text:p>
          </table:table-cell>
          <table:table-cell/>
          <table:table-cell office:value-type="float" office:value="71.79">
            <text:p>71,79</text:p>
          </table:table-cell>
          <table:table-cell/>
          <table:table-cell office:value-type="string">
            <text:p>Пашабахча</text:p>
          </table:table-cell>
          <table:table-cell table:number-columns-repeated="7"/>
          <table:table-cell table:formula="of:=[.CK14]-[.AZ14]" office:value-type="float" office:value="0">
            <text:p>0</text:p>
          </table:table-cell>
          <table:table-cell table:number-columns-repeated="4" office:value-type="float" office:value="0">
            <text:p>0</text:p>
          </table:table-cell>
          <table:table-cell table:style-name="ce3" office:value-type="string">
            <text:p>цена</text:p>
          </table:table-cell>
          <table:table-cell office:value-type="float" office:value="3896">
            <text:p>3896</text:p>
          </table:table-cell>
          <table:table-cell table:formula="of:=[.DH14]-[.L14]" office:value-type="float" office:value="0">
            <text:p>0</text:p>
          </table:table-cell>
        </table:table-row>
        <table:table-row table:style-name="ro1">
          <table:table-cell office:value-type="string">
            <text:p>Графин Karat</text:p>
          </table:table-cell>
          <table:table-cell office:value-type="string">
            <text:p>43304 SL</text:p>
          </table:table-cell>
          <table:table-cell office:value-type="string">
            <text:p>1500мл</text:p>
          </table:table-cell>
          <table:table-cell table:number-columns-repeated="3"/>
          <table:table-cell office:value-type="float" office:value="6">
            <text:p>6</text:p>
          </table:table-cell>
          <table:table-cell office:value-type="float" office:value="180.75">
            <text:p>180,75 ₽</text:p>
          </table:table-cell>
          <table:table-cell office:value-type="float" office:value="1084.5">
            <text:p><text:s/>1 084,50 ₽ </text:p>
          </table:table-cell>
          <table:table-cell office:value-type="string">
            <text:p>Пашабахча</text:p>
          </table:table-cell>
          <table:table-cell office:value-type="float" office:value="325">
            <text:p><text:s/>325,00 ₽ </text:p>
          </table:table-cell>
          <table:table-cell office:value-type="float" office:value="6813">
            <text:p>6813</text:p>
          </table:table-cell>
          <table:table-cell office:value-type="string">
            <text:p>{Графин Karat \ 43304 SL \ 1500мл \ }</text:p>
          </table:table-cell>
          <table:table-cell office:value-type="string">
            <text:p>РПМ-000270</text:p>
          </table:table-cell>
          <table:table-cell office:value-type="float" office:value="86">
            <text:p>86</text:p>
          </table:table-cell>
          <table:table-cell office:value-type="date" office:date-value="2023-03-30">
            <text:p>30.03.23</text:p>
          </table:table-cell>
          <table:table-cell office:value-type="float" office:value="1570">
            <text:p>1570</text:p>
          </table:table-cell>
          <table:table-cell office:value-type="date" office:date-value="2023-04-05">
            <text:p>05.04.23</text:p>
          </table:table-cell>
          <table:table-cell office:value-type="string">
            <text:p>Стеклопласт</text:p>
          </table:table-cell>
          <table:table-cell office:value-type="string">
            <text:p>Karat" Кувшин 1500мл. SL 43304 SL</text:p>
          </table:table-cell>
          <table:table-cell table:number-columns-repeated="2"/>
          <table:table-cell office:value-type="string">
            <text:p>K0013811</text:p>
          </table:table-cell>
          <table:table-cell table:formula="of:=[.K15]/[.H15]" office:value-type="percentage" office:value="1.79806362378977">
            <text:p>180%</text:p>
          </table:table-cell>
          <table:table-cell/>
          <table:table-cell office:value-type="string">
            <text:p>Турция</text:p>
          </table:table-cell>
          <table:table-cell/>
          <table:table-cell table:formula="of:=([.AC15]-[.G15])*[.H15]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>
            <text:p>Karat" Кувшин 1500мл. SL 43304 SL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/>
          <table:table-cell office:value-type="string">
            <text:p>ООО "Посуда Мира"</text:p>
          </table:table-cell>
          <table:table-cell table:number-columns-repeated="3"/>
          <table:table-cell office:value-type="string">
            <text:p>РПМ-000270</text:p>
          </table:table-cell>
          <table:table-cell table:number-columns-repeated="2"/>
          <table:table-cell office:value-type="float" office:value="325">
            <text:p>325</text:p>
          </table:table-cell>
          <table:table-cell office:value-type="float" office:value="180.75">
            <text:p>180,75</text:p>
          </table:table-cell>
          <table:table-cell table:number-columns-repeated="3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4"/>
          <table:table-cell table:formula="of:=[.AZ15]-[.AC15]" office:value-type="float" office:value="0">
            <text:p>0</text:p>
          </table:table-cell>
          <table:table-cell table:number-columns-repeated="2" office:value-type="float" office:value="6">
            <text:p>6</text:p>
          </table:table-cell>
          <table:table-cell office:value-type="string">
            <text:p>Графин Karat</text:p>
          </table:table-cell>
          <table:table-cell office:value-type="float" office:value="6813">
            <text:p>6813</text:p>
          </table:table-cell>
          <table:table-cell table:formula="of:=[.BC15]-[.L15]" office:value-type="float" office:value="0">
            <text:p>0</text:p>
          </table:table-cell>
          <table:table-cell office:value-type="float" office:value="180.75">
            <text:p>180,75</text:p>
          </table:table-cell>
          <table:table-cell table:formula="of:=[.BE15]/[.H15]" office:value-type="float" office:value="1">
            <text:p>1,00 ₽</text:p>
          </table:table-cell>
          <table:table-cell office:value-type="string">
            <text:p>K0013811</text:p>
          </table:table-cell>
          <table:table-cell office:value-type="float" office:value="12">
            <text:p>12</text:p>
          </table:table-cell>
          <table:table-cell office:value-type="float" office:value="180.75">
            <text:p>180,75</text:p>
          </table:table-cell>
          <table:table-cell office:value-type="float" office:value="2169">
            <text:p>2169</text:p>
          </table:table-cell>
          <table:table-cell office:value-type="string">
            <text:p>Пашабахча</text:p>
          </table:table-cell>
          <table:table-cell office:value-type="float" office:value="325">
            <text:p>325</text:p>
          </table:table-cell>
          <table:table-cell office:value-type="float" office:value="6813">
            <text:p>6813</text:p>
          </table:table-cell>
          <table:table-cell office:value-type="string">
            <text:p>{Графин Karat \ 43304 SL \ 1500мл \ }</text:p>
          </table:table-cell>
          <table:table-cell office:value-type="string">
            <text:p>РПМ-000729</text:p>
          </table:table-cell>
          <table:table-cell office:value-type="float" office:value="94">
            <text:p>94</text:p>
          </table:table-cell>
          <table:table-cell office:value-type="float" office:value="44897">
            <text:p>44897</text:p>
          </table:table-cell>
          <table:table-cell/>
          <table:table-cell table:number-columns-repeated="2" office:value-type="float" office:value="6">
            <text:p>6</text:p>
          </table:table-cell>
          <table:table-cell office:value-type="string">
            <text:p>Графин Karat</text:p>
          </table:table-cell>
          <table:table-cell office:value-type="float" office:value="6813">
            <text:p>6813</text:p>
          </table:table-cell>
          <table:table-cell office:value-type="float" office:value="180.75">
            <text:p>180,75</text:p>
          </table:table-cell>
          <table:table-cell office:value-type="string">
            <text:p>K0013811</text:p>
          </table:table-cell>
          <table:table-cell office:value-type="float" office:value="12">
            <text:p>12</text:p>
          </table:table-cell>
          <table:table-cell office:value-type="float" office:value="180.75">
            <text:p>180,75</text:p>
          </table:table-cell>
          <table:table-cell office:value-type="float" office:value="2169">
            <text:p>2169</text:p>
          </table:table-cell>
          <table:table-cell office:value-type="string">
            <text:p>Пашабахча</text:p>
          </table:table-cell>
          <table:table-cell office:value-type="float" office:value="325">
            <text:p>325</text:p>
          </table:table-cell>
          <table:table-cell office:value-type="float" office:value="6813">
            <text:p>6813</text:p>
          </table:table-cell>
          <table:table-cell office:value-type="string">
            <text:p>{Графин Karat \ 43304 SL \ 1500мл \ }</text:p>
          </table:table-cell>
          <table:table-cell office:value-type="string">
            <text:p>РПМ-000729</text:p>
          </table:table-cell>
          <table:table-cell office:value-type="float" office:value="94">
            <text:p>94</text:p>
          </table:table-cell>
          <table:table-cell office:value-type="float" office:value="44897">
            <text:p>44897</text:p>
          </table:table-cell>
          <table:table-cell table:number-columns-repeated="2"/>
          <table:table-cell table:number-columns-repeated="2" office:value-type="float" office:value="6">
            <text:p>6</text:p>
          </table:table-cell>
          <table:table-cell office:value-type="string">
            <text:p>Графин Karat</text:p>
          </table:table-cell>
          <table:table-cell office:value-type="float" office:value="6813">
            <text:p>6813</text:p>
          </table:table-cell>
          <table:table-cell office:value-type="float" office:value="180.75">
            <text:p>180,75</text:p>
          </table:table-cell>
          <table:table-cell office:value-type="string">
            <text:p>K0013811</text:p>
          </table:table-cell>
          <table:table-cell office:value-type="float" office:value="12">
            <text:p>12</text:p>
          </table:table-cell>
          <table:table-cell office:value-type="float" office:value="180.75">
            <text:p>180,75</text:p>
          </table:table-cell>
          <table:table-cell office:value-type="float" office:value="2169">
            <text:p>2169</text:p>
          </table:table-cell>
          <table:table-cell office:value-type="string">
            <text:p>Пашабахча</text:p>
          </table:table-cell>
          <table:table-cell office:value-type="float" office:value="325">
            <text:p>325</text:p>
          </table:table-cell>
          <table:table-cell office:value-type="float" office:value="6813">
            <text:p>6813</text:p>
          </table:table-cell>
          <table:table-cell office:value-type="string">
            <text:p>{Графин Karat \ 43304 SL \ 1500мл \ }</text:p>
          </table:table-cell>
          <table:table-cell office:value-type="string">
            <text:p>РПМ-000729</text:p>
          </table:table-cell>
          <table:table-cell office:value-type="float" office:value="94">
            <text:p>94</text:p>
          </table:table-cell>
          <table:table-cell office:value-type="float" office:value="44897">
            <text:p>44897</text:p>
          </table:table-cell>
          <table:table-cell/>
          <table:table-cell table:formula="of:=[.CK15]-[.AZ15]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office:value-type="float" office:value="6">
            <text:p>6</text:p>
          </table:table-cell>
          <table:table-cell/>
          <table:table-cell office:value-type="float" office:value="6813">
            <text:p>6813</text:p>
          </table:table-cell>
          <table:table-cell table:formula="of:=[.DH15]-[.L15]" office:value-type="float" office:value="0">
            <text:p>0</text:p>
          </table:table-cell>
        </table:table-row>
        <table:table-row table:style-name="ro1">
          <table:table-cell office:value-type="string">
            <text:p>Наб. 2-х бокалов д/вина Classique</text:p>
          </table:table-cell>
          <table:table-cell office:value-type="float" office:value="440153">
            <text:p>440153</text:p>
          </table:table-cell>
          <table:table-cell office:value-type="string">
            <text:p>630мл</text:p>
          </table:table-cell>
          <table:table-cell table:number-columns-repeated="3"/>
          <table:table-cell office:value-type="float" office:value="8">
            <text:p>8</text:p>
          </table:table-cell>
          <table:table-cell office:value-type="float" office:value="150.2">
            <text:p>150,20 ₽</text:p>
          </table:table-cell>
          <table:table-cell office:value-type="float" office:value="1201.6">
            <text:p><text:s/>1 201,60 ₽ </text:p>
          </table:table-cell>
          <table:table-cell/>
          <table:table-cell office:value-type="float" office:value="270">
            <text:p><text:s/>270,00 ₽ </text:p>
          </table:table-cell>
          <table:table-cell office:value-type="float" office:value="6850">
            <text:p>6850</text:p>
          </table:table-cell>
          <table:table-cell office:value-type="string">
            <text:p>{Наб. 2-х бокалов д/вина Classique \ 440153 \ 630мл \ }</text:p>
          </table:table-cell>
          <table:table-cell office:value-type="string">
            <text:p>РПМ-000270</text:p>
          </table:table-cell>
          <table:table-cell office:value-type="float" office:value="51">
            <text:p>51</text:p>
          </table:table-cell>
          <table:table-cell office:value-type="date" office:date-value="2023-03-30">
            <text:p>30.03.23</text:p>
          </table:table-cell>
          <table:table-cell office:value-type="float" office:value="1570">
            <text:p>1570</text:p>
          </table:table-cell>
          <table:table-cell office:value-type="date" office:date-value="2023-04-05">
            <text:p>05.04.23</text:p>
          </table:table-cell>
          <table:table-cell office:value-type="string">
            <text:p>Стеклопласт</text:p>
          </table:table-cell>
          <table:table-cell office:value-type="string">
            <text:p>Classique" наб. 2-х бокалов д/вина 630 мл 440153</text:p>
          </table:table-cell>
          <table:table-cell table:number-columns-repeated="2"/>
          <table:table-cell office:value-type="string">
            <text:p>879480</text:p>
          </table:table-cell>
          <table:table-cell table:formula="of:=[.K16]/[.H16]" office:value-type="percentage" office:value="1.79760319573901">
            <text:p>180%</text:p>
          </table:table-cell>
          <table:table-cell table:number-columns-repeated="3"/>
          <table:table-cell table:formula="of:=([.AC16]-[.G16])*[.H16]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>
            <text:p>Classique" наб. 2-х бокалов д/вина 630 мл 440153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  <table:table-cell office:value-type="string">
            <text:p>ООО "Посуда Мира"</text:p>
          </table:table-cell>
          <table:table-cell office:value-type="string">
            <text:p>4606065036341</text:p>
          </table:table-cell>
          <table:table-cell table:number-columns-repeated="2"/>
          <table:table-cell office:value-type="string">
            <text:p>РПМ-000270</text:p>
          </table:table-cell>
          <table:table-cell table:number-columns-repeated="2"/>
          <table:table-cell office:value-type="float" office:value="270">
            <text:p>270</text:p>
          </table:table-cell>
          <table:table-cell office:value-type="float" office:value="150.2">
            <text:p>150,2</text:p>
          </table:table-cell>
          <table:table-cell table:number-columns-repeated="4" office:value-type="float" office:value="0">
            <text:p>0</text:p>
          </table:table-cell>
          <table:table-cell table:number-columns-repeated="4"/>
          <table:table-cell table:formula="of:=[.AZ16]-[.AC16]" office:value-type="float" office:value="-6">
            <text:p>-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Наб. 2-х бокалов д/вина Classique</text:p>
          </table:table-cell>
          <table:table-cell office:value-type="float" office:value="6850">
            <text:p>6850</text:p>
          </table:table-cell>
          <table:table-cell table:formula="of:=[.BC16]-[.L16]" office:value-type="float" office:value="0">
            <text:p>0</text:p>
          </table:table-cell>
          <table:table-cell office:value-type="float" office:value="150.2">
            <text:p>150,2</text:p>
          </table:table-cell>
          <table:table-cell table:formula="of:=[.BE16]/[.H16]" office:value-type="float" office:value="1">
            <text:p>1,00 ₽</text:p>
          </table:table-cell>
          <table:table-cell office:value-type="string">
            <text:p>879480</text:p>
          </table:table-cell>
          <table:table-cell office:value-type="float" office:value="32">
            <text:p>32</text:p>
          </table:table-cell>
          <table:table-cell office:value-type="float" office:value="136.56">
            <text:p>136,56</text:p>
          </table:table-cell>
          <table:table-cell office:value-type="float" office:value="4369.92">
            <text:p>4369,92</text:p>
          </table:table-cell>
          <table:table-cell office:value-type="string">
            <text:p>Пашабахча</text:p>
          </table:table-cell>
          <table:table-cell office:value-type="float" office:value="259">
            <text:p>259</text:p>
          </table:table-cell>
          <table:table-cell office:value-type="float" office:value="6850">
            <text:p>6850</text:p>
          </table:table-cell>
          <table:table-cell office:value-type="string">
            <text:p>{Наб. 2-х бокалов д/вина Classique \ 440153 \ 630мл \ }</text:p>
          </table:table-cell>
          <table:table-cell office:value-type="string">
            <text:p>РПМ-000151</text:p>
          </table:table-cell>
          <table:table-cell office:value-type="float" office:value="80">
            <text:p>80</text:p>
          </table:table-cell>
          <table:table-cell office:value-type="float" office:value="44644">
            <text:p>44644</text:p>
          </table:table-cell>
          <table:table-cell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Наб. 2-х бокалов д/вина Classique</text:p>
          </table:table-cell>
          <table:table-cell office:value-type="float" office:value="6850">
            <text:p>6850</text:p>
          </table:table-cell>
          <table:table-cell office:value-type="float" office:value="150.2">
            <text:p>150,2</text:p>
          </table:table-cell>
          <table:table-cell office:value-type="string">
            <text:p>879480</text:p>
          </table:table-cell>
          <table:table-cell office:value-type="float" office:value="32">
            <text:p>32</text:p>
          </table:table-cell>
          <table:table-cell office:value-type="float" office:value="136.56">
            <text:p>136,56</text:p>
          </table:table-cell>
          <table:table-cell office:value-type="float" office:value="4369.92">
            <text:p>4369,92</text:p>
          </table:table-cell>
          <table:table-cell office:value-type="string">
            <text:p>Пашабахча</text:p>
          </table:table-cell>
          <table:table-cell office:value-type="float" office:value="259">
            <text:p>259</text:p>
          </table:table-cell>
          <table:table-cell office:value-type="float" office:value="6850">
            <text:p>6850</text:p>
          </table:table-cell>
          <table:table-cell office:value-type="string">
            <text:p>{Наб. 2-х бокалов д/вина Classique \ 440153 \ 630мл \ }</text:p>
          </table:table-cell>
          <table:table-cell office:value-type="string">
            <text:p>РПМ-000151</text:p>
          </table:table-cell>
          <table:table-cell office:value-type="float" office:value="80">
            <text:p>80</text:p>
          </table:table-cell>
          <table:table-cell office:value-type="float" office:value="44644">
            <text:p>44644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Наб. 2-х бокалов д/вина Classique</text:p>
          </table:table-cell>
          <table:table-cell office:value-type="float" office:value="6850">
            <text:p>6850</text:p>
          </table:table-cell>
          <table:table-cell office:value-type="float" office:value="150.2">
            <text:p>150,2</text:p>
          </table:table-cell>
          <table:table-cell office:value-type="string">
            <text:p>879480</text:p>
          </table:table-cell>
          <table:table-cell office:value-type="float" office:value="32">
            <text:p>32</text:p>
          </table:table-cell>
          <table:table-cell office:value-type="float" office:value="136.56">
            <text:p>136,56</text:p>
          </table:table-cell>
          <table:table-cell office:value-type="float" office:value="4369.92">
            <text:p>4369,92</text:p>
          </table:table-cell>
          <table:table-cell office:value-type="string">
            <text:p>Пашабахча</text:p>
          </table:table-cell>
          <table:table-cell office:value-type="float" office:value="259">
            <text:p>259</text:p>
          </table:table-cell>
          <table:table-cell office:value-type="float" office:value="6850">
            <text:p>6850</text:p>
          </table:table-cell>
          <table:table-cell office:value-type="string">
            <text:p>{Наб. 2-х бокалов д/вина Classique \ 440153 \ 630мл \ }</text:p>
          </table:table-cell>
          <table:table-cell office:value-type="string">
            <text:p>РПМ-000151</text:p>
          </table:table-cell>
          <table:table-cell office:value-type="float" office:value="80">
            <text:p>80</text:p>
          </table:table-cell>
          <table:table-cell office:value-type="float" office:value="44644">
            <text:p>44644</text:p>
          </table:table-cell>
          <table:table-cell/>
          <table:table-cell table:formula="of:=[.CK16]-[.AZ16]" office:value-type="float" office:value="0">
            <text:p>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6850">
            <text:p>6850</text:p>
          </table:table-cell>
          <table:table-cell table:formula="of:=[.DH16]-[.L16]" office:value-type="float" office:value="0">
            <text:p>0</text:p>
          </table:table-cell>
        </table:table-row>
        <table:table-row table:style-name="ro1">
          <table:table-cell office:value-type="string">
            <text:p>Наб. 2-х бокалов д/вина Classique</text:p>
          </table:table-cell>
          <table:table-cell office:value-type="string">
            <text:p>440152</text:p>
          </table:table-cell>
          <table:table-cell office:value-type="string">
            <text:p>445мл</text:p>
          </table:table-cell>
          <table:table-cell table:number-columns-repeated="3"/>
          <table:table-cell office:value-type="float" office:value="8">
            <text:p>8</text:p>
          </table:table-cell>
          <table:table-cell office:value-type="float" office:value="140.83">
            <text:p>140,83 ₽</text:p>
          </table:table-cell>
          <table:table-cell office:value-type="float" office:value="1126.64">
            <text:p><text:s/>1 126,64 ₽ </text:p>
          </table:table-cell>
          <table:table-cell/>
          <table:table-cell table:style-name="ce4" table:formula="of:=ROUND([.H17]*1.8;0)" office:value-type="float" office:value="253">
            <text:p><text:s/>253,00 ₽ </text:p>
          </table:table-cell>
          <table:table-cell office:value-type="float" office:value="6851">
            <text:p>6851</text:p>
          </table:table-cell>
          <table:table-cell office:value-type="string">
            <text:p>{Наб. 2-х бокалов д/вина Classique \ 440152 \ 445мл \ }</text:p>
          </table:table-cell>
          <table:table-cell office:value-type="string">
            <text:p>РПМ-000270</text:p>
          </table:table-cell>
          <table:table-cell office:value-type="float" office:value="50">
            <text:p>50</text:p>
          </table:table-cell>
          <table:table-cell office:value-type="date" office:date-value="2023-03-30">
            <text:p>30.03.23</text:p>
          </table:table-cell>
          <table:table-cell office:value-type="float" office:value="1570">
            <text:p>1570</text:p>
          </table:table-cell>
          <table:table-cell office:value-type="date" office:date-value="2023-04-05">
            <text:p>05.04.23</text:p>
          </table:table-cell>
          <table:table-cell office:value-type="string">
            <text:p>Стеклопласт</text:p>
          </table:table-cell>
          <table:table-cell office:value-type="string">
            <text:p>Classique" наб. 2-х бокалов д/вина 445 мл 440152</text:p>
          </table:table-cell>
          <table:table-cell table:number-columns-repeated="2"/>
          <table:table-cell office:value-type="string">
            <text:p>879482</text:p>
          </table:table-cell>
          <table:table-cell table:formula="of:=[.K17]/[.H17]" office:value-type="percentage" office:value="1.79649222466804">
            <text:p>180%</text:p>
          </table:table-cell>
          <table:table-cell table:number-columns-repeated="3"/>
          <table:table-cell table:formula="of:=([.AC17]-[.G17])*[.H17]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>
            <text:p>Classique" наб. 2-х бокалов д/вина 445 мл 440152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/>
          <table:table-cell office:value-type="string">
            <text:p>ООО "Посуда Мира"</text:p>
          </table:table-cell>
          <table:table-cell office:value-type="string">
            <text:p>4606065036310</text:p>
          </table:table-cell>
          <table:table-cell table:number-columns-repeated="2"/>
          <table:table-cell office:value-type="string">
            <text:p>РПМ-000270</text:p>
          </table:table-cell>
          <table:table-cell table:number-columns-repeated="2"/>
          <table:table-cell office:value-type="float" office:value="243">
            <text:p>243</text:p>
          </table:table-cell>
          <table:table-cell office:value-type="float" office:value="128.03">
            <text:p>128,03</text:p>
          </table:table-cell>
          <table:table-cell table:number-columns-repeated="3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4"/>
          <table:table-cell table:formula="of:=[.AZ17]-[.AC17]" office:value-type="float" office:value="0">
            <text:p>0</text:p>
          </table:table-cell>
          <table:table-cell table:number-columns-repeated="2" office:value-type="float" office:value="8">
            <text:p>8</text:p>
          </table:table-cell>
          <table:table-cell office:value-type="string">
            <text:p>Наб. 2-х бокалов д/вина Classique</text:p>
          </table:table-cell>
          <table:table-cell office:value-type="float" office:value="6851">
            <text:p>6851</text:p>
          </table:table-cell>
          <table:table-cell table:formula="of:=[.BC17]-[.L17]" office:value-type="float" office:value="0">
            <text:p>0</text:p>
          </table:table-cell>
          <table:table-cell office:value-type="float" office:value="140.83">
            <text:p>140,83</text:p>
          </table:table-cell>
          <table:table-cell table:formula="of:=[.BE17]/[.H17]" office:value-type="float" office:value="1">
            <text:p>1,00 ₽</text:p>
          </table:table-cell>
          <table:table-cell office:value-type="string">
            <text:p>879482</text:p>
          </table:table-cell>
          <table:table-cell office:value-type="float" office:value="16">
            <text:p>16</text:p>
          </table:table-cell>
          <table:table-cell office:value-type="float" office:value="128.03">
            <text:p>128,03</text:p>
          </table:table-cell>
          <table:table-cell office:value-type="float" office:value="2048.48">
            <text:p>2048,48</text:p>
          </table:table-cell>
          <table:table-cell office:value-type="string">
            <text:p>Пашабахча</text:p>
          </table:table-cell>
          <table:table-cell office:value-type="float" office:value="243">
            <text:p>243</text:p>
          </table:table-cell>
          <table:table-cell office:value-type="float" office:value="6851">
            <text:p>6851</text:p>
          </table:table-cell>
          <table:table-cell office:value-type="string">
            <text:p>{Наб. 2-х бокалов д/вина Classique \ 440152 \ 445мл \ }</text:p>
          </table:table-cell>
          <table:table-cell office:value-type="string">
            <text:p>РПМ-000390</text:p>
          </table:table-cell>
          <table:table-cell office:value-type="float" office:value="4">
            <text:p>4</text:p>
          </table:table-cell>
          <table:table-cell office:value-type="float" office:value="44757">
            <text:p>44757</text:p>
          </table:table-cell>
          <table:table-cell/>
          <table:table-cell table:number-columns-repeated="2" office:value-type="float" office:value="8">
            <text:p>8</text:p>
          </table:table-cell>
          <table:table-cell office:value-type="string">
            <text:p>Наб. 2-х бокалов д/вина Classique</text:p>
          </table:table-cell>
          <table:table-cell office:value-type="float" office:value="6851">
            <text:p>6851</text:p>
          </table:table-cell>
          <table:table-cell office:value-type="float" office:value="140.83">
            <text:p>140,83</text:p>
          </table:table-cell>
          <table:table-cell office:value-type="string">
            <text:p>879482</text:p>
          </table:table-cell>
          <table:table-cell office:value-type="float" office:value="16">
            <text:p>16</text:p>
          </table:table-cell>
          <table:table-cell office:value-type="float" office:value="128.03">
            <text:p>128,03</text:p>
          </table:table-cell>
          <table:table-cell office:value-type="float" office:value="2048.48">
            <text:p>2048,48</text:p>
          </table:table-cell>
          <table:table-cell office:value-type="string">
            <text:p>Пашабахча</text:p>
          </table:table-cell>
          <table:table-cell office:value-type="float" office:value="243">
            <text:p>243</text:p>
          </table:table-cell>
          <table:table-cell office:value-type="float" office:value="6851">
            <text:p>6851</text:p>
          </table:table-cell>
          <table:table-cell office:value-type="string">
            <text:p>{Наб. 2-х бокалов д/вина Classique \ 440152 \ 445мл \ }</text:p>
          </table:table-cell>
          <table:table-cell office:value-type="string">
            <text:p>РПМ-000390</text:p>
          </table:table-cell>
          <table:table-cell office:value-type="float" office:value="4">
            <text:p>4</text:p>
          </table:table-cell>
          <table:table-cell office:value-type="float" office:value="44757">
            <text:p>44757</text:p>
          </table:table-cell>
          <table:table-cell table:number-columns-repeated="2"/>
          <table:table-cell table:number-columns-repeated="2" office:value-type="float" office:value="8">
            <text:p>8</text:p>
          </table:table-cell>
          <table:table-cell office:value-type="string">
            <text:p>Наб. 2-х бокалов д/вина Classique</text:p>
          </table:table-cell>
          <table:table-cell office:value-type="float" office:value="6851">
            <text:p>6851</text:p>
          </table:table-cell>
          <table:table-cell office:value-type="float" office:value="140.83">
            <text:p>140,83</text:p>
          </table:table-cell>
          <table:table-cell office:value-type="string">
            <text:p>879482</text:p>
          </table:table-cell>
          <table:table-cell office:value-type="float" office:value="16">
            <text:p>16</text:p>
          </table:table-cell>
          <table:table-cell office:value-type="float" office:value="128.03">
            <text:p>128,03</text:p>
          </table:table-cell>
          <table:table-cell office:value-type="float" office:value="2048.48">
            <text:p>2048,48</text:p>
          </table:table-cell>
          <table:table-cell office:value-type="string">
            <text:p>Пашабахча</text:p>
          </table:table-cell>
          <table:table-cell office:value-type="float" office:value="243">
            <text:p>243</text:p>
          </table:table-cell>
          <table:table-cell office:value-type="float" office:value="6851">
            <text:p>6851</text:p>
          </table:table-cell>
          <table:table-cell office:value-type="string">
            <text:p>{Наб. 2-х бокалов д/вина Classique \ 440152 \ 445мл \ }</text:p>
          </table:table-cell>
          <table:table-cell office:value-type="string">
            <text:p>РПМ-000390</text:p>
          </table:table-cell>
          <table:table-cell office:value-type="float" office:value="4">
            <text:p>4</text:p>
          </table:table-cell>
          <table:table-cell office:value-type="float" office:value="44757">
            <text:p>44757</text:p>
          </table:table-cell>
          <table:table-cell/>
          <table:table-cell table:formula="of:=[.CK17]-[.AZ17]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office:value-type="float" office:value="7">
            <text:p>7</text:p>
          </table:table-cell>
          <table:table-cell table:style-name="ce3" office:value-type="string">
            <text:p>цена</text:p>
          </table:table-cell>
          <table:table-cell office:value-type="float" office:value="6851">
            <text:p>6851</text:p>
          </table:table-cell>
          <table:table-cell table:formula="of:=[.DH17]-[.L17]" office:value-type="float" office:value="0">
            <text:p>0</text:p>
          </table:table-cell>
        </table:table-row>
        <table:table-row table:style-name="ro1">
          <table:table-cell office:value-type="string">
            <text:p>Кувшин BISTRO 1850 мл</text:p>
          </table:table-cell>
          <table:table-cell office:value-type="string">
            <text:p>80119 SL/St</text:p>
          </table:table-cell>
          <table:table-cell table:number-columns-repeated="4"/>
          <table:table-cell office:value-type="float" office:value="24">
            <text:p>24</text:p>
          </table:table-cell>
          <table:table-cell office:value-type="float" office:value="110.56">
            <text:p>110,56 ₽</text:p>
          </table:table-cell>
          <table:table-cell office:value-type="float" office:value="2653.44">
            <text:p><text:s/>2 653,44 ₽ </text:p>
          </table:table-cell>
          <table:table-cell office:value-type="string">
            <text:p>Пашабахча</text:p>
          </table:table-cell>
          <table:table-cell office:value-type="float" office:value="199">
            <text:p><text:s/>199,00 ₽ </text:p>
          </table:table-cell>
          <table:table-cell office:value-type="float" office:value="7029">
            <text:p>7029</text:p>
          </table:table-cell>
          <table:table-cell office:value-type="string">
            <text:p>{Кувшин BISTRO 1850 мл \ 80119 SL/St \ <text:s/>\ }</text:p>
          </table:table-cell>
          <table:table-cell office:value-type="string">
            <text:p>РПМ-000270</text:p>
          </table:table-cell>
          <table:table-cell office:value-type="float" office:value="22">
            <text:p>22</text:p>
          </table:table-cell>
          <table:table-cell office:value-type="date" office:date-value="2023-03-30">
            <text:p>30.03.23</text:p>
          </table:table-cell>
          <table:table-cell office:value-type="float" office:value="1570">
            <text:p>1570</text:p>
          </table:table-cell>
          <table:table-cell office:value-type="date" office:date-value="2023-04-05">
            <text:p>05.04.23</text:p>
          </table:table-cell>
          <table:table-cell office:value-type="string">
            <text:p>Стеклопласт</text:p>
          </table:table-cell>
          <table:table-cell office:value-type="string">
            <text:p>Bistro" графин синяя крышка (v=1850) SL со стикером 80119 SL/St</text:p>
          </table:table-cell>
          <table:table-cell table:number-columns-repeated="2"/>
          <table:table-cell office:value-type="string">
            <text:p>K0016826</text:p>
          </table:table-cell>
          <table:table-cell table:formula="of:=[.K18]/[.H18]" office:value-type="percentage" office:value="1.79992764109986">
            <text:p>180%</text:p>
          </table:table-cell>
          <table:table-cell/>
          <table:table-cell office:value-type="string">
            <text:p>Россия</text:p>
          </table:table-cell>
          <table:table-cell/>
          <table:table-cell table:formula="of:=([.AC18]-[.G18])*[.H18]"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string">
            <text:p>Bistro" графин синяя крышка (v=1850) SL со стикером 80119 SL/St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/>
          <table:table-cell office:value-type="string">
            <text:p>ООО "Посуда Мира"</text:p>
          </table:table-cell>
          <table:table-cell office:value-type="string">
            <text:p>4606065052952</text:p>
          </table:table-cell>
          <table:table-cell table:number-columns-repeated="2"/>
          <table:table-cell office:value-type="string">
            <text:p>РПМ-000270</text:p>
          </table:table-cell>
          <table:table-cell table:number-columns-repeated="2"/>
          <table:table-cell office:value-type="float" office:value="199">
            <text:p>199</text:p>
          </table:table-cell>
          <table:table-cell office:value-type="float" office:value="110.56">
            <text:p>110,56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4"/>
          <table:table-cell table:formula="of:=[.AZ18]-[.AC18]"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12">
            <text:p>12</text:p>
          </table:table-cell>
          <table:table-cell office:value-type="string">
            <text:p>Кувшин BISTRO 1850 мл</text:p>
          </table:table-cell>
          <table:table-cell office:value-type="float" office:value="7029">
            <text:p>7029</text:p>
          </table:table-cell>
          <table:table-cell table:formula="of:=[.BC18]-[.L18]" office:value-type="float" office:value="0">
            <text:p>0</text:p>
          </table:table-cell>
          <table:table-cell office:value-type="float" office:value="110.56">
            <text:p>110,56</text:p>
          </table:table-cell>
          <table:table-cell table:formula="of:=[.BE18]/[.H18]" office:value-type="float" office:value="1">
            <text:p>1,00 ₽</text:p>
          </table:table-cell>
          <table:table-cell office:value-type="string">
            <text:p>K0016826</text:p>
          </table:table-cell>
          <table:table-cell office:value-type="float" office:value="12">
            <text:p>12</text:p>
          </table:table-cell>
          <table:table-cell office:value-type="float" office:value="110.56">
            <text:p>110,56</text:p>
          </table:table-cell>
          <table:table-cell office:value-type="float" office:value="1326.72">
            <text:p>1326,72</text:p>
          </table:table-cell>
          <table:table-cell office:value-type="string">
            <text:p>Пашабахча</text:p>
          </table:table-cell>
          <table:table-cell office:value-type="float" office:value="199">
            <text:p>199</text:p>
          </table:table-cell>
          <table:table-cell office:value-type="float" office:value="7029">
            <text:p>7029</text:p>
          </table:table-cell>
          <table:table-cell office:value-type="string">
            <text:p>{Кувшин BISTRO 1850 мл \ 80119 SL/St \ <text:s/>\ }</text:p>
          </table:table-cell>
          <table:table-cell office:value-type="string">
            <text:p>РПМ-000111</text:p>
          </table:table-cell>
          <table:table-cell office:value-type="float" office:value="232">
            <text:p>232</text:p>
          </table:table-cell>
          <table:table-cell office:value-type="float" office:value="44964">
            <text:p>44964</text:p>
          </table:table-cell>
          <table:table-cell table:number-columns-repeated="19"/>
          <table:table-cell office:value-type="float" office:value="24">
            <text:p>24</text:p>
          </table:table-cell>
          <table:table-cell office:value-type="float" office:value="12">
            <text:p>12</text:p>
          </table:table-cell>
          <table:table-cell office:value-type="string">
            <text:p>Кувшин BISTRO 1850 мл</text:p>
          </table:table-cell>
          <table:table-cell office:value-type="float" office:value="7029">
            <text:p>7029</text:p>
          </table:table-cell>
          <table:table-cell office:value-type="float" office:value="110.56">
            <text:p>110,56</text:p>
          </table:table-cell>
          <table:table-cell office:value-type="string">
            <text:p>K0016826</text:p>
          </table:table-cell>
          <table:table-cell office:value-type="float" office:value="12">
            <text:p>12</text:p>
          </table:table-cell>
          <table:table-cell office:value-type="float" office:value="110.56">
            <text:p>110,56</text:p>
          </table:table-cell>
          <table:table-cell office:value-type="float" office:value="1326.72">
            <text:p>1326,72</text:p>
          </table:table-cell>
          <table:table-cell office:value-type="string">
            <text:p>Пашабахча</text:p>
          </table:table-cell>
          <table:table-cell office:value-type="float" office:value="199">
            <text:p>199</text:p>
          </table:table-cell>
          <table:table-cell office:value-type="float" office:value="7029">
            <text:p>7029</text:p>
          </table:table-cell>
          <table:table-cell office:value-type="string">
            <text:p>{Кувшин BISTRO 1850 мл \ 80119 SL/St \ <text:s/>\ }</text:p>
          </table:table-cell>
          <table:table-cell office:value-type="string">
            <text:p>РПМ-000111</text:p>
          </table:table-cell>
          <table:table-cell office:value-type="float" office:value="232">
            <text:p>232</text:p>
          </table:table-cell>
          <table:table-cell office:value-type="float" office:value="44964">
            <text:p>44964</text:p>
          </table:table-cell>
          <table:table-cell/>
          <table:table-cell table:formula="of:=[.CK18]-[.AZ18]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7029">
            <text:p>7029</text:p>
          </table:table-cell>
          <table:table-cell table:formula="of:=[.DH18]-[.L18]" office:value-type="float" office:value="0">
            <text:p>0</text:p>
          </table:table-cell>
        </table:table-row>
        <table:table-row table:style-name="ro1">
          <table:table-cell office:value-type="string">
            <text:p>Блюдо для торта на ножке 360мм</text:p>
          </table:table-cell>
          <table:table-cell office:value-type="string">
            <text:p>6017</text:p>
          </table:table-cell>
          <table:table-cell office:value-type="string">
            <text:p>Saturn kobalt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585.68">
            <text:p>585,68 ₽</text:p>
          </table:table-cell>
          <table:table-cell office:value-type="float" office:value="1171.36">
            <text:p><text:s/>1 171,36 ₽ </text:p>
          </table:table-cell>
          <table:table-cell office:value-type="string">
            <text:p>Вальтер-Гласс</text:p>
          </table:table-cell>
          <table:table-cell office:value-type="float" office:value="1432">
            <text:p><text:s/>1 432,00 ₽ </text:p>
          </table:table-cell>
          <table:table-cell office:value-type="float" office:value="7554">
            <text:p>7554</text:p>
          </table:table-cell>
          <table:table-cell office:value-type="string">
            <text:p>{Блюдо для торта на ножке 360мм \ 6017 \ Saturn kobalt \ }</text:p>
          </table:table-cell>
          <table:table-cell office:value-type="string">
            <text:p>РПМ-000270</text:p>
          </table:table-cell>
          <table:table-cell office:value-type="float" office:value="158">
            <text:p>158</text:p>
          </table:table-cell>
          <table:table-cell office:value-type="date" office:date-value="2023-03-30">
            <text:p>30.03.23</text:p>
          </table:table-cell>
          <table:table-cell office:value-type="float" office:value="1570">
            <text:p>1570</text:p>
          </table:table-cell>
          <table:table-cell office:value-type="date" office:date-value="2023-04-05">
            <text:p>05.04.23</text:p>
          </table:table-cell>
          <table:table-cell office:value-type="string">
            <text:p>Стеклопласт</text:p>
          </table:table-cell>
          <table:table-cell office:value-type="string">
            <text:p>Saturn kobalt блюдо для торта на ножке 360мм 6017</text:p>
          </table:table-cell>
          <table:table-cell table:number-columns-repeated="2"/>
          <table:table-cell office:value-type="string">
            <text:p>00010798</text:p>
          </table:table-cell>
          <table:table-cell table:formula="of:=[.K19]/[.H19]" office:value-type="percentage" office:value="2.44502117197104">
            <text:p>245%</text:p>
          </table:table-cell>
          <table:table-cell/>
          <table:table-cell office:value-type="string">
            <text:p>Германия</text:p>
          </table:table-cell>
          <table:table-cell/>
          <table:table-cell table:formula="of:=([.AC19]-[.G19])*[.H19]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Saturn kobalt блюдо для торта на ножке 360мм 6017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ООО "Посуда Мира"</text:p>
          </table:table-cell>
          <table:table-cell office:value-type="string">
            <text:p>4009752775866</text:p>
          </table:table-cell>
          <table:table-cell table:number-columns-repeated="2"/>
          <table:table-cell office:value-type="string">
            <text:p>РПМ-000270</text:p>
          </table:table-cell>
          <table:table-cell table:number-columns-repeated="2"/>
          <table:table-cell office:value-type="float" office:value="1432">
            <text:p>1432</text:p>
          </table:table-cell>
          <table:table-cell office:value-type="float" office:value="795.74">
            <text:p>795,74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4"/>
          <table:table-cell table:formula="of:=[.AZ19]-[.AC19]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Блюдо 360мм для торта на ножке</text:p>
          </table:table-cell>
          <table:table-cell office:value-type="float" office:value="7554">
            <text:p>7554</text:p>
          </table:table-cell>
          <table:table-cell table:formula="of:=[.BC19]-[.L19]" office:value-type="float" office:value="0">
            <text:p>0</text:p>
          </table:table-cell>
          <table:table-cell office:value-type="float" office:value="585.67">
            <text:p>585,67</text:p>
          </table:table-cell>
          <table:table-cell table:formula="of:=[.BE19]/[.H19]" office:value-type="float" office:value="0.999982925829805">
            <text:p>1,00 ₽</text:p>
          </table:table-cell>
          <table:table-cell office:value-type="string">
            <text:p>00010798</text:p>
          </table:table-cell>
          <table:table-cell office:value-type="float" office:value="4">
            <text:p>4</text:p>
          </table:table-cell>
          <table:table-cell office:value-type="float" office:value="795.74">
            <text:p>795,74</text:p>
          </table:table-cell>
          <table:table-cell office:value-type="float" office:value="3182.96">
            <text:p>3182,96</text:p>
          </table:table-cell>
          <table:table-cell office:value-type="string">
            <text:p>Вальтер-Гласс</text:p>
          </table:table-cell>
          <table:table-cell office:value-type="float" office:value="1432">
            <text:p>1432</text:p>
          </table:table-cell>
          <table:table-cell office:value-type="float" office:value="7554">
            <text:p>7554</text:p>
          </table:table-cell>
          <table:table-cell office:value-type="string">
            <text:p>{Блюдо 360мм для торта на ножке \ 6017 \ Сатурн син. \ }</text:p>
          </table:table-cell>
          <table:table-cell office:value-type="string">
            <text:p>РМО-001994</text:p>
          </table:table-cell>
          <table:table-cell office:value-type="float" office:value="128">
            <text:p>128</text:p>
          </table:table-cell>
          <table:table-cell office:value-type="float" office:value="42670">
            <text:p>42670</text:p>
          </table:table-cell>
          <table:table-cell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Блюдо 360мм для торта на ножке</text:p>
          </table:table-cell>
          <table:table-cell office:value-type="float" office:value="7554">
            <text:p>7554</text:p>
          </table:table-cell>
          <table:table-cell office:value-type="float" office:value="585.67">
            <text:p>585,67</text:p>
          </table:table-cell>
          <table:table-cell office:value-type="string">
            <text:p>00010798</text:p>
          </table:table-cell>
          <table:table-cell office:value-type="float" office:value="4">
            <text:p>4</text:p>
          </table:table-cell>
          <table:table-cell office:value-type="float" office:value="795.74">
            <text:p>795,74</text:p>
          </table:table-cell>
          <table:table-cell office:value-type="float" office:value="3182.96">
            <text:p>3182,96</text:p>
          </table:table-cell>
          <table:table-cell office:value-type="string">
            <text:p>Вальтер-Гласс</text:p>
          </table:table-cell>
          <table:table-cell office:value-type="float" office:value="1432">
            <text:p>1432</text:p>
          </table:table-cell>
          <table:table-cell office:value-type="float" office:value="7554">
            <text:p>7554</text:p>
          </table:table-cell>
          <table:table-cell office:value-type="string">
            <text:p>{Блюдо 360мм для торта на ножке \ 6017 \ Сатурн син. \ }</text:p>
          </table:table-cell>
          <table:table-cell office:value-type="string">
            <text:p>РМО-001994</text:p>
          </table:table-cell>
          <table:table-cell office:value-type="float" office:value="128">
            <text:p>128</text:p>
          </table:table-cell>
          <table:table-cell office:value-type="float" office:value="42670">
            <text:p>42670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Блюдо 360мм для торта на ножке</text:p>
          </table:table-cell>
          <table:table-cell office:value-type="float" office:value="7554">
            <text:p>7554</text:p>
          </table:table-cell>
          <table:table-cell office:value-type="float" office:value="585.67">
            <text:p>585,67</text:p>
          </table:table-cell>
          <table:table-cell office:value-type="string">
            <text:p>00010798</text:p>
          </table:table-cell>
          <table:table-cell office:value-type="float" office:value="4">
            <text:p>4</text:p>
          </table:table-cell>
          <table:table-cell office:value-type="float" office:value="795.74">
            <text:p>795,74</text:p>
          </table:table-cell>
          <table:table-cell office:value-type="float" office:value="3182.96">
            <text:p>3182,96</text:p>
          </table:table-cell>
          <table:table-cell office:value-type="string">
            <text:p>Вальтер-Гласс</text:p>
          </table:table-cell>
          <table:table-cell office:value-type="float" office:value="1432">
            <text:p>1432</text:p>
          </table:table-cell>
          <table:table-cell office:value-type="float" office:value="7554">
            <text:p>7554</text:p>
          </table:table-cell>
          <table:table-cell office:value-type="string">
            <text:p>{Блюдо 360мм для торта на ножке \ 6017 \ Сатурн син. \ }</text:p>
          </table:table-cell>
          <table:table-cell office:value-type="string">
            <text:p>РМО-001994</text:p>
          </table:table-cell>
          <table:table-cell office:value-type="float" office:value="128">
            <text:p>128</text:p>
          </table:table-cell>
          <table:table-cell office:value-type="float" office:value="42670">
            <text:p>42670</text:p>
          </table:table-cell>
          <table:table-cell/>
          <table:table-cell table:formula="of:=[.CK19]-[.AZ19]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7554">
            <text:p>7554</text:p>
          </table:table-cell>
          <table:table-cell table:formula="of:=[.DH19]-[.L19]" office:value-type="float" office:value="0">
            <text:p>0</text:p>
          </table:table-cell>
        </table:table-row>
        <table:table-row table:style-name="ro1">
          <table:table-cell office:value-type="string">
            <text:p>Стакан "Кристалл"</text:p>
          </table:table-cell>
          <table:table-cell office:value-type="string">
            <text:p>05с1240</text:p>
          </table:table-cell>
          <table:table-cell office:value-type="string">
            <text:p>250мл</text:p>
          </table:table-cell>
          <table:table-cell table:number-columns-repeated="3"/>
          <table:table-cell office:value-type="float" office:value="120">
            <text:p>120</text:p>
          </table:table-cell>
          <table:table-cell office:value-type="float" office:value="14.01">
            <text:p>14,01 ₽</text:p>
          </table:table-cell>
          <table:table-cell office:value-type="float" office:value="1681.2">
            <text:p><text:s/>1 681,20 ₽ </text:p>
          </table:table-cell>
          <table:table-cell office:value-type="string">
            <text:p>ОСЗ</text:p>
          </table:table-cell>
          <table:table-cell office:value-type="float" office:value="26">
            <text:p><text:s/>26,00 ₽ </text:p>
          </table:table-cell>
          <table:table-cell office:value-type="float" office:value="8055">
            <text:p>8055</text:p>
          </table:table-cell>
          <table:table-cell office:value-type="string">
            <text:p>{Стакан "Кристалл" \ 05с1240 \ 250мл \ }</text:p>
          </table:table-cell>
          <table:table-cell office:value-type="string">
            <text:p>РПМ-000270</text:p>
          </table:table-cell>
          <table:table-cell office:value-type="float" office:value="175">
            <text:p>175</text:p>
          </table:table-cell>
          <table:table-cell office:value-type="date" office:date-value="2023-03-30">
            <text:p>30.03.23</text:p>
          </table:table-cell>
          <table:table-cell office:value-type="float" office:value="1570">
            <text:p>1570</text:p>
          </table:table-cell>
          <table:table-cell office:value-type="date" office:date-value="2023-04-05">
            <text:p>05.04.23</text:p>
          </table:table-cell>
          <table:table-cell office:value-type="string">
            <text:p>Стеклопласт</text:p>
          </table:table-cell>
          <table:table-cell office:value-type="string">
            <text:p>Кристалл" стакан <text:s/>250 мл. 05с1240</text:p>
          </table:table-cell>
          <table:table-cell table:number-columns-repeated="2"/>
          <table:table-cell office:value-type="string">
            <text:p>K0012991</text:p>
          </table:table-cell>
          <table:table-cell table:formula="of:=[.K20]/[.H20]" office:value-type="percentage" office:value="1.85581727337616">
            <text:p>186%</text:p>
          </table:table-cell>
          <table:table-cell/>
          <table:table-cell office:value-type="string">
            <text:p>Россия</text:p>
          </table:table-cell>
          <table:table-cell/>
          <table:table-cell table:formula="of:=([.AC20]-[.G20])*[.H20]" office:value-type="float" office:value="0">
            <text:p>0</text:p>
          </table:table-cell>
          <table:table-cell office:value-type="float" office:value="120">
            <text:p>120</text:p>
          </table:table-cell>
          <table:table-cell office:value-type="string">
            <text:p>Кристалл" стакан 250 мл. 05с1240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/>
          <table:table-cell office:value-type="string">
            <text:p>ООО "Посуда Мира"</text:p>
          </table:table-cell>
          <table:table-cell office:value-type="string">
            <text:p>4607029817129</text:p>
          </table:table-cell>
          <table:table-cell table:number-columns-repeated="2"/>
          <table:table-cell office:value-type="string">
            <text:p>РПМ-000270</text:p>
          </table:table-cell>
          <table:table-cell table:number-columns-repeated="2"/>
          <table:table-cell office:value-type="float" office:value="26">
            <text:p>26</text:p>
          </table:table-cell>
          <table:table-cell office:value-type="float" office:value="14.01">
            <text:p>14,01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office:value-type="float" office:value="31">
            <text:p>31</text:p>
          </table:table-cell>
          <table:table-cell table:number-columns-repeated="4"/>
          <table:table-cell table:formula="of:=[.AZ20]-[.AC20]" office:value-type="float" office:value="0">
            <text:p>0</text:p>
          </table:table-cell>
          <table:table-cell office:value-type="float" office:value="120">
            <text:p>120</text:p>
          </table:table-cell>
          <table:table-cell office:value-type="float" office:value="30">
            <text:p>30</text:p>
          </table:table-cell>
          <table:table-cell office:value-type="string">
            <text:p>Стакан "Кристалл"</text:p>
          </table:table-cell>
          <table:table-cell office:value-type="float" office:value="8055">
            <text:p>8055</text:p>
          </table:table-cell>
          <table:table-cell table:formula="of:=[.BC20]-[.L20]" office:value-type="float" office:value="0">
            <text:p>0</text:p>
          </table:table-cell>
          <table:table-cell office:value-type="float" office:value="14.01">
            <text:p>14,01</text:p>
          </table:table-cell>
          <table:table-cell table:formula="of:=[.BE20]/[.H20]" office:value-type="float" office:value="1">
            <text:p>1,00 ₽</text:p>
          </table:table-cell>
          <table:table-cell office:value-type="string">
            <text:p>K0012991</text:p>
          </table:table-cell>
          <table:table-cell office:value-type="float" office:value="180">
            <text:p>180</text:p>
          </table:table-cell>
          <table:table-cell office:value-type="float" office:value="14.01">
            <text:p>14,01</text:p>
          </table:table-cell>
          <table:table-cell office:value-type="float" office:value="2521.8">
            <text:p>2521,8</text:p>
          </table:table-cell>
          <table:table-cell office:value-type="string">
            <text:p>ОСЗ</text:p>
          </table:table-cell>
          <table:table-cell office:value-type="float" office:value="26">
            <text:p>26</text:p>
          </table:table-cell>
          <table:table-cell office:value-type="float" office:value="8055">
            <text:p>8055</text:p>
          </table:table-cell>
          <table:table-cell office:value-type="string">
            <text:p>{Стакан "Кристалл" \ 05с1240 \ 250мл \ }</text:p>
          </table:table-cell>
          <table:table-cell office:value-type="string">
            <text:p>РПМ-000111</text:p>
          </table:table-cell>
          <table:table-cell office:value-type="float" office:value="24">
            <text:p>24</text:p>
          </table:table-cell>
          <table:table-cell office:value-type="float" office:value="44964">
            <text:p>44964</text:p>
          </table:table-cell>
          <table:table-cell/>
          <table:table-cell office:value-type="float" office:value="120">
            <text:p>120</text:p>
          </table:table-cell>
          <table:table-cell office:value-type="float" office:value="30">
            <text:p>30</text:p>
          </table:table-cell>
          <table:table-cell office:value-type="string">
            <text:p>Стакан "Кристалл"</text:p>
          </table:table-cell>
          <table:table-cell office:value-type="float" office:value="8055">
            <text:p>8055</text:p>
          </table:table-cell>
          <table:table-cell office:value-type="float" office:value="14.01">
            <text:p>14,01</text:p>
          </table:table-cell>
          <table:table-cell office:value-type="string">
            <text:p>K0012991</text:p>
          </table:table-cell>
          <table:table-cell office:value-type="float" office:value="180">
            <text:p>180</text:p>
          </table:table-cell>
          <table:table-cell office:value-type="float" office:value="14.01">
            <text:p>14,01</text:p>
          </table:table-cell>
          <table:table-cell office:value-type="float" office:value="2521.8">
            <text:p>2521,8</text:p>
          </table:table-cell>
          <table:table-cell office:value-type="string">
            <text:p>ОСЗ</text:p>
          </table:table-cell>
          <table:table-cell office:value-type="float" office:value="26">
            <text:p>26</text:p>
          </table:table-cell>
          <table:table-cell office:value-type="float" office:value="8055">
            <text:p>8055</text:p>
          </table:table-cell>
          <table:table-cell office:value-type="string">
            <text:p>{Стакан "Кристалл" \ 05с1240 \ 250мл \ }</text:p>
          </table:table-cell>
          <table:table-cell office:value-type="string">
            <text:p>РПМ-000111</text:p>
          </table:table-cell>
          <table:table-cell office:value-type="float" office:value="24">
            <text:p>24</text:p>
          </table:table-cell>
          <table:table-cell office:value-type="float" office:value="44964">
            <text:p>44964</text:p>
          </table:table-cell>
          <table:table-cell table:number-columns-repeated="2"/>
          <table:table-cell office:value-type="float" office:value="120">
            <text:p>120</text:p>
          </table:table-cell>
          <table:table-cell office:value-type="float" office:value="30">
            <text:p>30</text:p>
          </table:table-cell>
          <table:table-cell office:value-type="string">
            <text:p>Стакан "Кристалл"</text:p>
          </table:table-cell>
          <table:table-cell office:value-type="float" office:value="8055">
            <text:p>8055</text:p>
          </table:table-cell>
          <table:table-cell office:value-type="float" office:value="14.01">
            <text:p>14,01</text:p>
          </table:table-cell>
          <table:table-cell office:value-type="string">
            <text:p>K0012991</text:p>
          </table:table-cell>
          <table:table-cell office:value-type="float" office:value="180">
            <text:p>180</text:p>
          </table:table-cell>
          <table:table-cell office:value-type="float" office:value="14.01">
            <text:p>14,01</text:p>
          </table:table-cell>
          <table:table-cell office:value-type="float" office:value="2521.8">
            <text:p>2521,8</text:p>
          </table:table-cell>
          <table:table-cell office:value-type="string">
            <text:p>ОСЗ</text:p>
          </table:table-cell>
          <table:table-cell office:value-type="float" office:value="26">
            <text:p>26</text:p>
          </table:table-cell>
          <table:table-cell office:value-type="float" office:value="8055">
            <text:p>8055</text:p>
          </table:table-cell>
          <table:table-cell office:value-type="string">
            <text:p>{Стакан "Кристалл" \ 05с1240 \ 250мл \ }</text:p>
          </table:table-cell>
          <table:table-cell office:value-type="string">
            <text:p>РПМ-000111</text:p>
          </table:table-cell>
          <table:table-cell office:value-type="float" office:value="24">
            <text:p>24</text:p>
          </table:table-cell>
          <table:table-cell office:value-type="float" office:value="44964">
            <text:p>44964</text:p>
          </table:table-cell>
          <table:table-cell/>
          <table:table-cell table:formula="of:=[.CK20]-[.AZ20]" office:value-type="float" office:value="0">
            <text:p>0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office:value-type="float" office:value="31">
            <text:p>31</text:p>
          </table:table-cell>
          <table:table-cell/>
          <table:table-cell office:value-type="float" office:value="8055">
            <text:p>8055</text:p>
          </table:table-cell>
          <table:table-cell table:formula="of:=[.DH20]-[.L20]" office:value-type="float" office:value="0">
            <text:p>0</text:p>
          </table:table-cell>
        </table:table-row>
        <table:table-row table:style-name="ro1">
          <table:table-cell office:value-type="string">
            <text:p>Креманка "Мальва Волна"</text:p>
          </table:table-cell>
          <table:table-cell office:value-type="string">
            <text:p>OCZ1580</text:p>
          </table:table-cell>
          <table:table-cell office:value-type="string">
            <text:p>стеклянная</text:p>
          </table:table-cell>
          <table:table-cell table:number-columns-repeated="3"/>
          <table:table-cell office:value-type="float" office:value="12">
            <text:p>12</text:p>
          </table:table-cell>
          <table:table-cell office:value-type="float" office:value="34.28">
            <text:p>34,28 ₽</text:p>
          </table:table-cell>
          <table:table-cell office:value-type="float" office:value="411.36">
            <text:p><text:s/>411,36 ₽ </text:p>
          </table:table-cell>
          <table:table-cell office:value-type="string">
            <text:p>ОСЗ</text:p>
          </table:table-cell>
          <table:table-cell office:value-type="float" office:value="62">
            <text:p><text:s/>62,00 ₽ </text:p>
          </table:table-cell>
          <table:table-cell office:value-type="float" office:value="8565">
            <text:p>8565</text:p>
          </table:table-cell>
          <table:table-cell office:value-type="string">
            <text:p>{Креманка "Мальва Волна" \ OCZ1580 \ стеклянная \ }</text:p>
          </table:table-cell>
          <table:table-cell office:value-type="string">
            <text:p>РПМ-000270</text:p>
          </table:table-cell>
          <table:table-cell office:value-type="float" office:value="177">
            <text:p>177</text:p>
          </table:table-cell>
          <table:table-cell office:value-type="date" office:date-value="2023-03-30">
            <text:p>30.03.23</text:p>
          </table:table-cell>
          <table:table-cell office:value-type="float" office:value="1570">
            <text:p>1570</text:p>
          </table:table-cell>
          <table:table-cell office:value-type="date" office:date-value="2023-04-05">
            <text:p>05.04.23</text:p>
          </table:table-cell>
          <table:table-cell office:value-type="string">
            <text:p>Стеклопласт</text:p>
          </table:table-cell>
          <table:table-cell office:value-type="string">
            <text:p>Мальва Волна" креманка 12с1580</text:p>
          </table:table-cell>
          <table:table-cell table:number-columns-repeated="2"/>
          <table:table-cell office:value-type="string">
            <text:p>K0021732</text:p>
          </table:table-cell>
          <table:table-cell table:formula="of:=[.K21]/[.H21]" office:value-type="percentage" office:value="1.80863477246208">
            <text:p>181%</text:p>
          </table:table-cell>
          <table:table-cell/>
          <table:table-cell office:value-type="string">
            <text:p>Россия</text:p>
          </table:table-cell>
          <table:table-cell/>
          <table:table-cell table:formula="of:=([.AC21]-[.G21])*[.H21]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string">
            <text:p>Мальва Волна" креманка 12с1580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ООО "Посуда Мира"</text:p>
          </table:table-cell>
          <table:table-cell table:number-columns-repeated="3"/>
          <table:table-cell office:value-type="string">
            <text:p>РПМ-000270</text:p>
          </table:table-cell>
          <table:table-cell table:number-columns-repeated="2"/>
          <table:table-cell office:value-type="float" office:value="62">
            <text:p>62</text:p>
          </table:table-cell>
          <table:table-cell office:value-type="float" office:value="34.28">
            <text:p>34,28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4"/>
          <table:table-cell table:formula="of:=[.AZ21]-[.AC21]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string">
            <text:p>Креманка "Мальва Волна"</text:p>
          </table:table-cell>
          <table:table-cell office:value-type="float" office:value="8565">
            <text:p>8565</text:p>
          </table:table-cell>
          <table:table-cell table:formula="of:=[.BC21]-[.L21]" office:value-type="float" office:value="0">
            <text:p>0</text:p>
          </table:table-cell>
          <table:table-cell office:value-type="float" office:value="34.28">
            <text:p>34,28</text:p>
          </table:table-cell>
          <table:table-cell table:formula="of:=[.BE21]/[.H21]" office:value-type="float" office:value="1">
            <text:p>1,00 ₽</text:p>
          </table:table-cell>
          <table:table-cell office:value-type="string">
            <text:p>K0021732</text:p>
          </table:table-cell>
          <table:table-cell office:value-type="float" office:value="24">
            <text:p>24</text:p>
          </table:table-cell>
          <table:table-cell office:value-type="float" office:value="34.28">
            <text:p>34,28</text:p>
          </table:table-cell>
          <table:table-cell office:value-type="float" office:value="822.72">
            <text:p>822,72</text:p>
          </table:table-cell>
          <table:table-cell office:value-type="string">
            <text:p>ОСЗ</text:p>
          </table:table-cell>
          <table:table-cell office:value-type="float" office:value="62">
            <text:p>62</text:p>
          </table:table-cell>
          <table:table-cell office:value-type="float" office:value="8565">
            <text:p>8565</text:p>
          </table:table-cell>
          <table:table-cell office:value-type="string">
            <text:p>{Креманка "Мальва Волна" \ OCZ1580 \ стеклянная \ }</text:p>
          </table:table-cell>
          <table:table-cell office:value-type="string">
            <text:p>РПМ-000111</text:p>
          </table:table-cell>
          <table:table-cell office:value-type="float" office:value="35">
            <text:p>35</text:p>
          </table:table-cell>
          <table:table-cell office:value-type="float" office:value="44964">
            <text:p>44964</text:p>
          </table:table-cell>
          <table:table-cell/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string">
            <text:p>Креманка "Мальва Волна"</text:p>
          </table:table-cell>
          <table:table-cell office:value-type="float" office:value="8565">
            <text:p>8565</text:p>
          </table:table-cell>
          <table:table-cell office:value-type="float" office:value="34.28">
            <text:p>34,28</text:p>
          </table:table-cell>
          <table:table-cell office:value-type="string">
            <text:p>K0021732</text:p>
          </table:table-cell>
          <table:table-cell office:value-type="float" office:value="24">
            <text:p>24</text:p>
          </table:table-cell>
          <table:table-cell office:value-type="float" office:value="34.28">
            <text:p>34,28</text:p>
          </table:table-cell>
          <table:table-cell office:value-type="float" office:value="822.72">
            <text:p>822,72</text:p>
          </table:table-cell>
          <table:table-cell office:value-type="string">
            <text:p>ОСЗ</text:p>
          </table:table-cell>
          <table:table-cell office:value-type="float" office:value="62">
            <text:p>62</text:p>
          </table:table-cell>
          <table:table-cell office:value-type="float" office:value="8565">
            <text:p>8565</text:p>
          </table:table-cell>
          <table:table-cell office:value-type="string">
            <text:p>{Креманка "Мальва Волна" \ OCZ1580 \ стеклянная \ }</text:p>
          </table:table-cell>
          <table:table-cell office:value-type="string">
            <text:p>РПМ-000111</text:p>
          </table:table-cell>
          <table:table-cell office:value-type="float" office:value="35">
            <text:p>35</text:p>
          </table:table-cell>
          <table:table-cell office:value-type="float" office:value="44964">
            <text:p>44964</text:p>
          </table:table-cell>
          <table:table-cell table:number-columns-repeated="2"/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string">
            <text:p>Креманка "Мальва Волна"</text:p>
          </table:table-cell>
          <table:table-cell office:value-type="float" office:value="8565">
            <text:p>8565</text:p>
          </table:table-cell>
          <table:table-cell office:value-type="float" office:value="34.28">
            <text:p>34,28</text:p>
          </table:table-cell>
          <table:table-cell office:value-type="string">
            <text:p>K0021732</text:p>
          </table:table-cell>
          <table:table-cell office:value-type="float" office:value="24">
            <text:p>24</text:p>
          </table:table-cell>
          <table:table-cell office:value-type="float" office:value="34.28">
            <text:p>34,28</text:p>
          </table:table-cell>
          <table:table-cell office:value-type="float" office:value="822.72">
            <text:p>822,72</text:p>
          </table:table-cell>
          <table:table-cell office:value-type="string">
            <text:p>ОСЗ</text:p>
          </table:table-cell>
          <table:table-cell office:value-type="float" office:value="62">
            <text:p>62</text:p>
          </table:table-cell>
          <table:table-cell office:value-type="float" office:value="8565">
            <text:p>8565</text:p>
          </table:table-cell>
          <table:table-cell office:value-type="string">
            <text:p>{Креманка "Мальва Волна" \ OCZ1580 \ стеклянная \ }</text:p>
          </table:table-cell>
          <table:table-cell office:value-type="string">
            <text:p>РПМ-000111</text:p>
          </table:table-cell>
          <table:table-cell office:value-type="float" office:value="35">
            <text:p>35</text:p>
          </table:table-cell>
          <table:table-cell office:value-type="float" office:value="44964">
            <text:p>44964</text:p>
          </table:table-cell>
          <table:table-cell/>
          <table:table-cell table:formula="of:=[.CK21]-[.AZ21]"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/>
          <table:table-cell office:value-type="float" office:value="8565">
            <text:p>8565</text:p>
          </table:table-cell>
          <table:table-cell table:formula="of:=[.DH21]-[.L21]" office:value-type="float" office:value="0">
            <text:p>0</text:p>
          </table:table-cell>
        </table:table-row>
        <table:table-row table:style-name="ro1">
          <table:table-cell office:value-type="string">
            <text:p>Стакан CASABLANСA</text:p>
          </table:table-cell>
          <table:table-cell office:value-type="string">
            <text:p>52694SL</text:p>
          </table:table-cell>
          <table:table-cell office:value-type="string">
            <text:p>240мл</text:p>
          </table:table-cell>
          <table:table-cell table:number-columns-repeated="3"/>
          <table:table-cell office:value-type="float" office:value="96">
            <text:p>96</text:p>
          </table:table-cell>
          <table:table-cell office:value-type="float" office:value="32.75">
            <text:p>32,75 ₽</text:p>
          </table:table-cell>
          <table:table-cell office:value-type="float" office:value="3144">
            <text:p><text:s/>3 144,00 ₽ </text:p>
          </table:table-cell>
          <table:table-cell office:value-type="string">
            <text:p>Пашабахча</text:p>
          </table:table-cell>
          <table:table-cell table:style-name="ce4" table:formula="of:=ROUND([.H22]*1.8;0)" office:value-type="float" office:value="59">
            <text:p><text:s/>59,00 ₽ </text:p>
          </table:table-cell>
          <table:table-cell office:value-type="float" office:value="9454">
            <text:p>9454</text:p>
          </table:table-cell>
          <table:table-cell office:value-type="string">
            <text:p>{Стакан CASABLANСA \ 52694SL \ 240мл \ }</text:p>
          </table:table-cell>
          <table:table-cell office:value-type="string">
            <text:p>РПМ-000270</text:p>
          </table:table-cell>
          <table:table-cell office:value-type="float" office:value="32">
            <text:p>32</text:p>
          </table:table-cell>
          <table:table-cell office:value-type="date" office:date-value="2023-03-30">
            <text:p>30.03.23</text:p>
          </table:table-cell>
          <table:table-cell office:value-type="float" office:value="1570">
            <text:p>1570</text:p>
          </table:table-cell>
          <table:table-cell office:value-type="date" office:date-value="2023-04-05">
            <text:p>05.04.23</text:p>
          </table:table-cell>
          <table:table-cell office:value-type="string">
            <text:p>Стеклопласт</text:p>
          </table:table-cell>
          <table:table-cell office:value-type="string">
            <text:p>Casablanca" стакан виски 245 мл 52694 SL/Бол</text:p>
          </table:table-cell>
          <table:table-cell table:number-columns-repeated="2"/>
          <table:table-cell office:value-type="string">
            <text:p>K0017851</text:p>
          </table:table-cell>
          <table:table-cell table:formula="of:=[.K22]/[.H22]" office:value-type="percentage" office:value="1.80152671755725">
            <text:p>180%</text:p>
          </table:table-cell>
          <table:table-cell table:number-columns-repeated="3"/>
          <table:table-cell table:formula="of:=([.AC22]-[.G22])*[.H22]" office:value-type="float" office:value="0">
            <text:p>0</text:p>
          </table:table-cell>
          <table:table-cell office:value-type="float" office:value="96">
            <text:p>96</text:p>
          </table:table-cell>
          <table:table-cell office:value-type="string">
            <text:p>Casablanca" стакан виски 245 мл 52694 SL/Бол</text:p>
          </table:table-cell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/>
          <table:table-cell office:value-type="string">
            <text:p>ООО "Посуда Мира"</text:p>
          </table:table-cell>
          <table:table-cell office:value-type="string">
            <text:p>8693357156487</text:p>
          </table:table-cell>
          <table:table-cell table:number-columns-repeated="2"/>
          <table:table-cell office:value-type="string">
            <text:p>РПМ-000270</text:p>
          </table:table-cell>
          <table:table-cell table:number-columns-repeated="2"/>
          <table:table-cell office:value-type="float" office:value="41">
            <text:p>41</text:p>
          </table:table-cell>
          <table:table-cell office:value-type="float" office:value="21.88">
            <text:p>21,88</text:p>
          </table:table-cell>
          <table:table-cell table:number-columns-repeated="4" office:value-type="float" office:value="0">
            <text:p>0</text:p>
          </table:table-cell>
          <table:table-cell table:number-columns-repeated="4"/>
          <table:table-cell table:formula="of:=[.AZ22]-[.AC22]" office:value-type="float" office:value="0">
            <text:p>0</text:p>
          </table:table-cell>
          <table:table-cell office:value-type="float" office:value="96">
            <text:p>96</text:p>
          </table:table-cell>
          <table:table-cell office:value-type="float" office:value="48">
            <text:p>48</text:p>
          </table:table-cell>
          <table:table-cell table:formula="of:=[.BU22]" office:value-type="string" office:string-value="Casablanca&quot; стакан виски 245 мл 52694 SL/Бол">
            <text:p>Casablanca" стакан виски 245 мл 52694 SL/Бол</text:p>
          </table:table-cell>
          <table:table-cell office:value-type="float" office:value="9454">
            <text:p>9454</text:p>
          </table:table-cell>
          <table:table-cell table:formula="of:=[.BC22]-[.L22]" office:value-type="float" office:value="0">
            <text:p>0</text:p>
          </table:table-cell>
          <table:table-cell table:formula="of:=[.BW22]" office:value-type="float" office:value="32.75">
            <text:p>32,75</text:p>
          </table:table-cell>
          <table:table-cell table:formula="of:=[.BE22]/[.H22]" office:value-type="float" office:value="1">
            <text:p>1,00 ₽</text:p>
          </table:table-cell>
          <table:table-cell table:formula="of:=[.BX22]" office:value-type="string" office:string-value="K0017851">
            <text:p>K0017851</text:p>
          </table:table-cell>
          <table:table-cell office:value-type="float" office:value="96">
            <text:p>96</text:p>
          </table:table-cell>
          <table:table-cell office:value-type="float" office:value="21">
            <text:p>21</text:p>
          </table:table-cell>
          <table:table-cell office:value-type="float" office:value="2100.48">
            <text:p>2100,48</text:p>
          </table:table-cell>
          <table:table-cell office:value-type="string">
            <text:p>Пашабахча</text:p>
          </table:table-cell>
          <table:table-cell office:value-type="float" office:value="41">
            <text:p>41</text:p>
          </table:table-cell>
          <table:table-cell office:value-type="float" office:value="9454">
            <text:p>9454</text:p>
          </table:table-cell>
          <table:table-cell office:value-type="string">
            <text:p>{Стакан CASABLANСA \ 52694SL \ 240мл \ }</text:p>
          </table:table-cell>
          <table:table-cell office:value-type="string">
            <text:p>8551</text:p>
          </table:table-cell>
          <table:table-cell office:value-type="float" office:value="431">
            <text:p>431</text:p>
          </table:table-cell>
          <table:table-cell office:value-type="float" office:value="41949">
            <text:p>41949</text:p>
          </table:table-cell>
          <table:table-cell/>
          <table:table-cell office:value-type="float" office:value="96">
            <text:p>96</text:p>
          </table:table-cell>
          <table:table-cell office:value-type="float" office:value="48">
            <text:p>48</text:p>
          </table:table-cell>
          <table:table-cell office:value-type="string">
            <text:p>Casablanca" стакан виски 245 мл 52694 SL/Бол</text:p>
          </table:table-cell>
          <table:table-cell/>
          <table:table-cell office:value-type="float" office:value="32.75">
            <text:p>32,75</text:p>
          </table:table-cell>
          <table:table-cell office:value-type="string">
            <text:p>K0017851</text:p>
          </table:table-cell>
          <table:table-cell/>
          <table:table-cell office:value-type="float" office:value="32.75">
            <text:p>32,75</text:p>
          </table:table-cell>
          <table:table-cell/>
          <table:table-cell office:value-type="string">
            <text:p>Пашабахча</text:p>
          </table:table-cell>
          <table:table-cell table:number-columns-repeated="7"/>
          <table:table-cell table:style-name="ce3" office:value-type="string">
            <text:p>проверить</text:p>
          </table:table-cell>
          <table:table-cell office:value-type="float" office:value="96">
            <text:p>96</text:p>
          </table:table-cell>
          <table:table-cell office:value-type="float" office:value="48">
            <text:p>48</text:p>
          </table:table-cell>
          <table:table-cell office:value-type="string">
            <text:p>Casablanca" стакан виски 245 мл 52694 SL/Бол</text:p>
          </table:table-cell>
          <table:table-cell/>
          <table:table-cell office:value-type="float" office:value="32.75">
            <text:p>32,75</text:p>
          </table:table-cell>
          <table:table-cell office:value-type="string">
            <text:p>K0017851</text:p>
          </table:table-cell>
          <table:table-cell/>
          <table:table-cell office:value-type="float" office:value="32.75">
            <text:p>32,75</text:p>
          </table:table-cell>
          <table:table-cell/>
          <table:table-cell office:value-type="string">
            <text:p>Пашабахча</text:p>
          </table:table-cell>
          <table:table-cell table:number-columns-repeated="7"/>
          <table:table-cell table:formula="of:=[.CK22]-[.AZ22]" office:value-type="float" office:value="0">
            <text:p>0</text:p>
          </table:table-cell>
          <table:table-cell table:number-columns-repeated="4" office:value-type="float" office:value="0">
            <text:p>0</text:p>
          </table:table-cell>
          <table:table-cell table:style-name="ce3" office:value-type="string">
            <text:p>цена</text:p>
          </table:table-cell>
          <table:table-cell office:value-type="float" office:value="9454">
            <text:p>9454</text:p>
          </table:table-cell>
          <table:table-cell table:formula="of:=[.DH22]-[.L22]" office:value-type="float" office:value="0">
            <text:p>0</text:p>
          </table:table-cell>
        </table:table-row>
        <table:table-row table:style-name="ro1">
          <table:table-cell office:value-type="string">
            <text:p>Стакан CASABLANCA виски</text:p>
          </table:table-cell>
          <table:table-cell office:value-type="string">
            <text:p>52705 SL</text:p>
          </table:table-cell>
          <table:table-cell office:value-type="string">
            <text:p>269мл</text:p>
          </table:table-cell>
          <table:table-cell table:number-columns-repeated="3"/>
          <table:table-cell office:value-type="float" office:value="96">
            <text:p>96</text:p>
          </table:table-cell>
          <table:table-cell office:value-type="float" office:value="32.84">
            <text:p>32,84 ₽</text:p>
          </table:table-cell>
          <table:table-cell office:value-type="float" office:value="3152.64">
            <text:p><text:s/>3 152,64 ₽ </text:p>
          </table:table-cell>
          <table:table-cell office:value-type="string">
            <text:p>Пашабахча</text:p>
          </table:table-cell>
          <table:table-cell office:value-type="float" office:value="62">
            <text:p><text:s/>62,00 ₽ </text:p>
          </table:table-cell>
          <table:table-cell office:value-type="float" office:value="9455">
            <text:p>9455</text:p>
          </table:table-cell>
          <table:table-cell office:value-type="string">
            <text:p>{Стакан CASABLANCA виски \ 52705 SL \ 269мл \ }</text:p>
          </table:table-cell>
          <table:table-cell office:value-type="string">
            <text:p>РПМ-000270</text:p>
          </table:table-cell>
          <table:table-cell office:value-type="float" office:value="35">
            <text:p>35</text:p>
          </table:table-cell>
          <table:table-cell office:value-type="date" office:date-value="2023-03-30">
            <text:p>30.03.23</text:p>
          </table:table-cell>
          <table:table-cell office:value-type="float" office:value="1570">
            <text:p>1570</text:p>
          </table:table-cell>
          <table:table-cell office:value-type="date" office:date-value="2023-04-05">
            <text:p>05.04.23</text:p>
          </table:table-cell>
          <table:table-cell office:value-type="string">
            <text:p>Стеклопласт</text:p>
          </table:table-cell>
          <table:table-cell office:value-type="string">
            <text:p>Casablanca" стакан низкий закалённый (v=269мл) SL 52705 TMP SL</text:p>
          </table:table-cell>
          <table:table-cell table:number-columns-repeated="2"/>
          <table:table-cell office:value-type="string">
            <text:p>880463</text:p>
          </table:table-cell>
          <table:table-cell table:formula="of:=[.K23]/[.H23]" office:value-type="percentage" office:value="1.88794153471376">
            <text:p>189%</text:p>
          </table:table-cell>
          <table:table-cell/>
          <table:table-cell office:value-type="string">
            <text:p>Пашабахча</text:p>
          </table:table-cell>
          <table:table-cell/>
          <table:table-cell table:formula="of:=([.AC23]-[.G23])*[.H23]" office:value-type="float" office:value="0">
            <text:p>0</text:p>
          </table:table-cell>
          <table:table-cell office:value-type="float" office:value="96">
            <text:p>96</text:p>
          </table:table-cell>
          <table:table-cell office:value-type="string">
            <text:p>Casablanca" стакан низкий закалённый (v=269мл) SL 52705 TMP SL</text:p>
          </table:table-cell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/>
          <table:table-cell office:value-type="string">
            <text:p>ООО "Посуда Мира"</text:p>
          </table:table-cell>
          <table:table-cell table:number-columns-repeated="3"/>
          <table:table-cell office:value-type="string">
            <text:p>РПМ-000270</text:p>
          </table:table-cell>
          <table:table-cell table:number-columns-repeated="2"/>
          <table:table-cell office:value-type="float" office:value="62">
            <text:p>62</text:p>
          </table:table-cell>
          <table:table-cell office:value-type="float" office:value="32.84">
            <text:p>32,84</text:p>
          </table:table-cell>
          <table:table-cell table:number-columns-repeated="4" office:value-type="float" office:value="0">
            <text:p>0</text:p>
          </table:table-cell>
          <table:table-cell table:number-columns-repeated="4"/>
          <table:table-cell table:formula="of:=[.AZ23]-[.AC23]" office:value-type="float" office:value="0">
            <text:p>0</text:p>
          </table:table-cell>
          <table:table-cell office:value-type="float" office:value="96">
            <text:p>96</text:p>
          </table:table-cell>
          <table:table-cell office:value-type="float" office:value="48">
            <text:p>48</text:p>
          </table:table-cell>
          <table:table-cell office:value-type="string">
            <text:p>Стакан CASABLANCA виски</text:p>
          </table:table-cell>
          <table:table-cell office:value-type="float" office:value="9455">
            <text:p>9455</text:p>
          </table:table-cell>
          <table:table-cell table:formula="of:=[.BC23]-[.L23]" office:value-type="float" office:value="0">
            <text:p>0</text:p>
          </table:table-cell>
          <table:table-cell office:value-type="float" office:value="32.84">
            <text:p>32,84</text:p>
          </table:table-cell>
          <table:table-cell table:formula="of:=[.BE23]/[.H23]" office:value-type="float" office:value="1">
            <text:p>1,00 ₽</text:p>
          </table:table-cell>
          <table:table-cell office:value-type="string">
            <text:p>880463</text:p>
          </table:table-cell>
          <table:table-cell office:value-type="float" office:value="48">
            <text:p>48</text:p>
          </table:table-cell>
          <table:table-cell office:value-type="float" office:value="32.84">
            <text:p>32,84</text:p>
          </table:table-cell>
          <table:table-cell office:value-type="float" office:value="1576.32">
            <text:p>1576,32</text:p>
          </table:table-cell>
          <table:table-cell office:value-type="string">
            <text:p>Пашабахча</text:p>
          </table:table-cell>
          <table:table-cell office:value-type="float" office:value="62">
            <text:p>62</text:p>
          </table:table-cell>
          <table:table-cell office:value-type="float" office:value="9455">
            <text:p>9455</text:p>
          </table:table-cell>
          <table:table-cell office:value-type="string">
            <text:p>{Стакан CASABLANCA виски \ 52705 SL \ 269мл \ }</text:p>
          </table:table-cell>
          <table:table-cell office:value-type="string">
            <text:p>РПМ-000514</text:p>
          </table:table-cell>
          <table:table-cell office:value-type="float" office:value="85">
            <text:p>85</text:p>
          </table:table-cell>
          <table:table-cell office:value-type="float" office:value="44812">
            <text:p>44812</text:p>
          </table:table-cell>
          <table:table-cell/>
          <table:table-cell office:value-type="float" office:value="96">
            <text:p>96</text:p>
          </table:table-cell>
          <table:table-cell office:value-type="float" office:value="48">
            <text:p>48</text:p>
          </table:table-cell>
          <table:table-cell office:value-type="string">
            <text:p>Стакан CASABLANCA виски</text:p>
          </table:table-cell>
          <table:table-cell office:value-type="float" office:value="9455">
            <text:p>9455</text:p>
          </table:table-cell>
          <table:table-cell office:value-type="float" office:value="32.84">
            <text:p>32,84</text:p>
          </table:table-cell>
          <table:table-cell office:value-type="string">
            <text:p>880463</text:p>
          </table:table-cell>
          <table:table-cell office:value-type="float" office:value="48">
            <text:p>48</text:p>
          </table:table-cell>
          <table:table-cell office:value-type="float" office:value="32.84">
            <text:p>32,84</text:p>
          </table:table-cell>
          <table:table-cell office:value-type="float" office:value="1576.32">
            <text:p>1576,32</text:p>
          </table:table-cell>
          <table:table-cell office:value-type="string">
            <text:p>Пашабахча</text:p>
          </table:table-cell>
          <table:table-cell office:value-type="float" office:value="62">
            <text:p>62</text:p>
          </table:table-cell>
          <table:table-cell office:value-type="float" office:value="9455">
            <text:p>9455</text:p>
          </table:table-cell>
          <table:table-cell office:value-type="string">
            <text:p>{Стакан CASABLANCA виски \ 52705 SL \ 269мл \ }</text:p>
          </table:table-cell>
          <table:table-cell office:value-type="string">
            <text:p>РПМ-000514</text:p>
          </table:table-cell>
          <table:table-cell office:value-type="float" office:value="85">
            <text:p>85</text:p>
          </table:table-cell>
          <table:table-cell office:value-type="float" office:value="44812">
            <text:p>44812</text:p>
          </table:table-cell>
          <table:table-cell table:number-columns-repeated="2"/>
          <table:table-cell office:value-type="float" office:value="96">
            <text:p>96</text:p>
          </table:table-cell>
          <table:table-cell office:value-type="float" office:value="48">
            <text:p>48</text:p>
          </table:table-cell>
          <table:table-cell office:value-type="string">
            <text:p>Стакан CASABLANCA виски</text:p>
          </table:table-cell>
          <table:table-cell office:value-type="float" office:value="9455">
            <text:p>9455</text:p>
          </table:table-cell>
          <table:table-cell office:value-type="float" office:value="32.84">
            <text:p>32,84</text:p>
          </table:table-cell>
          <table:table-cell office:value-type="string">
            <text:p>880463</text:p>
          </table:table-cell>
          <table:table-cell office:value-type="float" office:value="48">
            <text:p>48</text:p>
          </table:table-cell>
          <table:table-cell office:value-type="float" office:value="32.84">
            <text:p>32,84</text:p>
          </table:table-cell>
          <table:table-cell office:value-type="float" office:value="1576.32">
            <text:p>1576,32</text:p>
          </table:table-cell>
          <table:table-cell office:value-type="string">
            <text:p>Пашабахча</text:p>
          </table:table-cell>
          <table:table-cell office:value-type="float" office:value="62">
            <text:p>62</text:p>
          </table:table-cell>
          <table:table-cell office:value-type="float" office:value="9455">
            <text:p>9455</text:p>
          </table:table-cell>
          <table:table-cell office:value-type="string">
            <text:p>{Стакан CASABLANCA виски \ 52705 SL \ 269мл \ }</text:p>
          </table:table-cell>
          <table:table-cell office:value-type="string">
            <text:p>РПМ-000514</text:p>
          </table:table-cell>
          <table:table-cell office:value-type="float" office:value="85">
            <text:p>85</text:p>
          </table:table-cell>
          <table:table-cell office:value-type="float" office:value="44812">
            <text:p>44812</text:p>
          </table:table-cell>
          <table:table-cell/>
          <table:table-cell table:formula="of:=[.CK23]-[.AZ23]" office:value-type="float" office:value="0">
            <text:p>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9455">
            <text:p>9455</text:p>
          </table:table-cell>
          <table:table-cell table:formula="of:=[.DH23]-[.L23]" office:value-type="float" office:value="0">
            <text:p>0</text:p>
          </table:table-cell>
        </table:table-row>
        <table:table-row table:style-name="ro1">
          <table:table-cell office:value-type="string">
            <text:p>набор 2-х стаканов для пива Pub</text:p>
          </table:table-cell>
          <table:table-cell office:value-type="float" office:value="42528">
            <text:p>42528</text:p>
          </table:table-cell>
          <table:table-cell office:value-type="string">
            <text:p>500мл</text:p>
          </table:table-cell>
          <table:table-cell table:number-columns-repeated="3"/>
          <table:table-cell office:value-type="float" office:value="6">
            <text:p>6</text:p>
          </table:table-cell>
          <table:table-cell office:value-type="float" office:value="104.7">
            <text:p>104,70 ₽</text:p>
          </table:table-cell>
          <table:table-cell office:value-type="float" office:value="628.2">
            <text:p><text:s/>628,20 ₽ </text:p>
          </table:table-cell>
          <table:table-cell office:value-type="string">
            <text:p>Пашабахча</text:p>
          </table:table-cell>
          <table:table-cell office:value-type="float" office:value="188">
            <text:p><text:s/>188,00 ₽ </text:p>
          </table:table-cell>
          <table:table-cell office:value-type="float" office:value="11793">
            <text:p>11793</text:p>
          </table:table-cell>
          <table:table-cell office:value-type="string">
            <text:p>{набор 2-х стаканов для пива Pub \ 42528 \ 500мл \ }</text:p>
          </table:table-cell>
          <table:table-cell office:value-type="string">
            <text:p>РПМ-000270</text:p>
          </table:table-cell>
          <table:table-cell office:value-type="float" office:value="112">
            <text:p>112</text:p>
          </table:table-cell>
          <table:table-cell office:value-type="date" office:date-value="2023-03-30">
            <text:p>30.03.23</text:p>
          </table:table-cell>
          <table:table-cell office:value-type="float" office:value="1570">
            <text:p>1570</text:p>
          </table:table-cell>
          <table:table-cell office:value-type="date" office:date-value="2023-04-05">
            <text:p>05.04.23</text:p>
          </table:table-cell>
          <table:table-cell office:value-type="string">
            <text:p>Стеклопласт</text:p>
          </table:table-cell>
          <table:table-cell office:value-type="string">
            <text:p>Pub" наб. 2-х стаканов для пива 700 мл 42528</text:p>
          </table:table-cell>
          <table:table-cell table:number-columns-repeated="2"/>
          <table:table-cell office:value-type="string">
            <text:p>00009376</text:p>
          </table:table-cell>
          <table:table-cell table:formula="of:=[.K24]/[.H24]" office:value-type="percentage" office:value="1.7956064947469">
            <text:p>180%</text:p>
          </table:table-cell>
          <table:table-cell/>
          <table:table-cell office:value-type="string">
            <text:p>Россия</text:p>
          </table:table-cell>
          <table:table-cell/>
          <table:table-cell table:formula="of:=([.AC24]-[.G24])*[.H24]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>
            <text:p>Pub" наб. 2-х стаканов для пива 700 мл 42528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/>
          <table:table-cell office:value-type="string">
            <text:p>ООО "Посуда Мира"</text:p>
          </table:table-cell>
          <table:table-cell office:value-type="string">
            <text:p>4606065013519</text:p>
          </table:table-cell>
          <table:table-cell table:number-columns-repeated="2"/>
          <table:table-cell office:value-type="string">
            <text:p>РПМ-000270</text:p>
          </table:table-cell>
          <table:table-cell table:number-columns-repeated="2"/>
          <table:table-cell office:value-type="float" office:value="188">
            <text:p>188</text:p>
          </table:table-cell>
          <table:table-cell office:value-type="float" office:value="104.7">
            <text:p>104,7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4"/>
          <table:table-cell table:formula="of:=[.AZ24]-[.AC24]" office:value-type="float" office:value="0">
            <text:p>0</text:p>
          </table:table-cell>
          <table:table-cell table:number-columns-repeated="2" office:value-type="float" office:value="6">
            <text:p>6</text:p>
          </table:table-cell>
          <table:table-cell office:value-type="string">
            <text:p>набор 2-х стаканов для пива Pub</text:p>
          </table:table-cell>
          <table:table-cell office:value-type="float" office:value="11793">
            <text:p>11793</text:p>
          </table:table-cell>
          <table:table-cell table:formula="of:=[.BC24]-[.L24]" office:value-type="float" office:value="0">
            <text:p>0</text:p>
          </table:table-cell>
          <table:table-cell office:value-type="float" office:value="104.7">
            <text:p>104,7</text:p>
          </table:table-cell>
          <table:table-cell table:formula="of:=[.BE24]/[.H24]" office:value-type="float" office:value="1">
            <text:p>1,00 ₽</text:p>
          </table:table-cell>
          <table:table-cell office:value-type="string">
            <text:p>00009376</text:p>
          </table:table-cell>
          <table:table-cell office:value-type="float" office:value="6">
            <text:p>6</text:p>
          </table:table-cell>
          <table:table-cell office:value-type="float" office:value="104.7">
            <text:p>104,7</text:p>
          </table:table-cell>
          <table:table-cell office:value-type="float" office:value="628.2">
            <text:p>628,2</text:p>
          </table:table-cell>
          <table:table-cell office:value-type="string">
            <text:p>Пашабахча</text:p>
          </table:table-cell>
          <table:table-cell office:value-type="float" office:value="188">
            <text:p>188</text:p>
          </table:table-cell>
          <table:table-cell office:value-type="float" office:value="11793">
            <text:p>11793</text:p>
          </table:table-cell>
          <table:table-cell office:value-type="string">
            <text:p>{набор 2-х стаканов для пива Pub \ 42528 \ 500мл \ }</text:p>
          </table:table-cell>
          <table:table-cell office:value-type="string">
            <text:p>РПМ-000111</text:p>
          </table:table-cell>
          <table:table-cell office:value-type="float" office:value="109">
            <text:p>109</text:p>
          </table:table-cell>
          <table:table-cell office:value-type="float" office:value="44964">
            <text:p>44964</text:p>
          </table:table-cell>
          <table:table-cell table:number-columns-repeated="19"/>
          <table:table-cell table:number-columns-repeated="2" office:value-type="float" office:value="6">
            <text:p>6</text:p>
          </table:table-cell>
          <table:table-cell office:value-type="string">
            <text:p>набор 2-х стаканов для пива Pub</text:p>
          </table:table-cell>
          <table:table-cell office:value-type="float" office:value="11793">
            <text:p>11793</text:p>
          </table:table-cell>
          <table:table-cell office:value-type="float" office:value="104.7">
            <text:p>104,7</text:p>
          </table:table-cell>
          <table:table-cell office:value-type="string">
            <text:p>00009376</text:p>
          </table:table-cell>
          <table:table-cell office:value-type="float" office:value="6">
            <text:p>6</text:p>
          </table:table-cell>
          <table:table-cell office:value-type="float" office:value="104.7">
            <text:p>104,7</text:p>
          </table:table-cell>
          <table:table-cell office:value-type="float" office:value="628.2">
            <text:p>628,2</text:p>
          </table:table-cell>
          <table:table-cell office:value-type="string">
            <text:p>Пашабахча</text:p>
          </table:table-cell>
          <table:table-cell office:value-type="float" office:value="188">
            <text:p>188</text:p>
          </table:table-cell>
          <table:table-cell office:value-type="float" office:value="11793">
            <text:p>11793</text:p>
          </table:table-cell>
          <table:table-cell office:value-type="string">
            <text:p>{набор 2-х стаканов для пива Pub \ 42528 \ 500мл \ }</text:p>
          </table:table-cell>
          <table:table-cell office:value-type="string">
            <text:p>РПМ-000111</text:p>
          </table:table-cell>
          <table:table-cell office:value-type="float" office:value="109">
            <text:p>109</text:p>
          </table:table-cell>
          <table:table-cell office:value-type="float" office:value="44964">
            <text:p>44964</text:p>
          </table:table-cell>
          <table:table-cell/>
          <table:table-cell table:formula="of:=[.CK24]-[.AZ24]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/>
          <table:table-cell office:value-type="float" office:value="11793">
            <text:p>11793</text:p>
          </table:table-cell>
          <table:table-cell table:formula="of:=[.DH24]-[.L24]" office:value-type="float" office:value="0">
            <text:p>0</text:p>
          </table:table-cell>
        </table:table-row>
        <table:table-row table:style-name="ro1">
          <table:table-cell office:value-type="string">
            <text:p>Набор фужеров 6шт. 180мл</text:p>
          </table:table-cell>
          <table:table-cell office:value-type="string">
            <text:p>44362</text:p>
          </table:table-cell>
          <table:table-cell office:value-type="string">
            <text:p>TWIST 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280.42">
            <text:p>280,42 ₽</text:p>
          </table:table-cell>
          <table:table-cell office:value-type="float" office:value="1121.68">
            <text:p><text:s/>1 121,68 ₽ </text:p>
          </table:table-cell>
          <table:table-cell office:value-type="string">
            <text:p>Пашабахча</text:p>
          </table:table-cell>
          <table:table-cell office:value-type="float" office:value="505">
            <text:p><text:s/>505,00 ₽ </text:p>
          </table:table-cell>
          <table:table-cell office:value-type="float" office:value="11808">
            <text:p>11808</text:p>
          </table:table-cell>
          <table:table-cell office:value-type="string">
            <text:p>{Набор фужеров 6шт. 180мл \ 44362 \ TWIST <text:s/>\ }</text:p>
          </table:table-cell>
          <table:table-cell office:value-type="string">
            <text:p>РПМ-000270</text:p>
          </table:table-cell>
          <table:table-cell office:value-type="float" office:value="134">
            <text:p>134</text:p>
          </table:table-cell>
          <table:table-cell office:value-type="date" office:date-value="2023-03-30">
            <text:p>30.03.23</text:p>
          </table:table-cell>
          <table:table-cell office:value-type="float" office:value="1570">
            <text:p>1570</text:p>
          </table:table-cell>
          <table:table-cell office:value-type="date" office:date-value="2023-04-05">
            <text:p>05.04.23</text:p>
          </table:table-cell>
          <table:table-cell office:value-type="string">
            <text:p>Стеклопласт</text:p>
          </table:table-cell>
          <table:table-cell office:value-type="string">
            <text:p>Twist" наб. 6-ти бокалов для вина объем 180мл./4 44362</text:p>
          </table:table-cell>
          <table:table-cell table:number-columns-repeated="2"/>
          <table:table-cell office:value-type="string">
            <text:p>K0011029</text:p>
          </table:table-cell>
          <table:table-cell table:formula="of:=[.K25]/[.H25]" office:value-type="percentage" office:value="1.80087012338635">
            <text:p>180%</text:p>
          </table:table-cell>
          <table:table-cell/>
          <table:table-cell office:value-type="string">
            <text:p>Россия</text:p>
          </table:table-cell>
          <table:table-cell/>
          <table:table-cell table:formula="of:=([.AC25]-[.G25])*[.H25]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Twist" наб. 6-ти бокалов для вина объем 180мл./4 4436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office:value-type="string">
            <text:p>ООО "Посуда Мира"</text:p>
          </table:table-cell>
          <table:table-cell office:value-type="string">
            <text:p>4606065039571</text:p>
          </table:table-cell>
          <table:table-cell table:number-columns-repeated="2"/>
          <table:table-cell office:value-type="string">
            <text:p>РПМ-000270</text:p>
          </table:table-cell>
          <table:table-cell table:number-columns-repeated="2"/>
          <table:table-cell office:value-type="float" office:value="505">
            <text:p>505</text:p>
          </table:table-cell>
          <table:table-cell office:value-type="float" office:value="280.42">
            <text:p>280,42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/>
          <table:table-cell table:formula="of:=[.AZ25]-[.AC25]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Набор фужеров 6шт. 180мл</text:p>
          </table:table-cell>
          <table:table-cell office:value-type="float" office:value="11808">
            <text:p>11808</text:p>
          </table:table-cell>
          <table:table-cell table:formula="of:=[.BC25]-[.L25]" office:value-type="float" office:value="0">
            <text:p>0</text:p>
          </table:table-cell>
          <table:table-cell office:value-type="float" office:value="280.42">
            <text:p>280,42</text:p>
          </table:table-cell>
          <table:table-cell table:formula="of:=[.BE25]/[.H25]" office:value-type="float" office:value="1">
            <text:p>1,00 ₽</text:p>
          </table:table-cell>
          <table:table-cell office:value-type="string">
            <text:p>K0011029</text:p>
          </table:table-cell>
          <table:table-cell office:value-type="float" office:value="4">
            <text:p>4</text:p>
          </table:table-cell>
          <table:table-cell office:value-type="float" office:value="280.42">
            <text:p>280,42</text:p>
          </table:table-cell>
          <table:table-cell office:value-type="float" office:value="1121.68">
            <text:p>1121,68</text:p>
          </table:table-cell>
          <table:table-cell office:value-type="string">
            <text:p>Пашабахча</text:p>
          </table:table-cell>
          <table:table-cell office:value-type="float" office:value="505">
            <text:p>505</text:p>
          </table:table-cell>
          <table:table-cell office:value-type="float" office:value="11808">
            <text:p>11808</text:p>
          </table:table-cell>
          <table:table-cell office:value-type="string">
            <text:p>{Набор фужеров 6шт. 180мл \ 44362 \ TWIST <text:s/>\ }</text:p>
          </table:table-cell>
          <table:table-cell office:value-type="string">
            <text:p>РПМ-000111</text:p>
          </table:table-cell>
          <table:table-cell office:value-type="float" office:value="157">
            <text:p>157</text:p>
          </table:table-cell>
          <table:table-cell office:value-type="float" office:value="44964">
            <text:p>44964</text:p>
          </table:table-cell>
          <table:table-cell table:number-columns-repeated="19"/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Набор фужеров 6шт. 180мл</text:p>
          </table:table-cell>
          <table:table-cell office:value-type="float" office:value="11808">
            <text:p>11808</text:p>
          </table:table-cell>
          <table:table-cell office:value-type="float" office:value="280.42">
            <text:p>280,42</text:p>
          </table:table-cell>
          <table:table-cell office:value-type="string">
            <text:p>K0011029</text:p>
          </table:table-cell>
          <table:table-cell office:value-type="float" office:value="4">
            <text:p>4</text:p>
          </table:table-cell>
          <table:table-cell office:value-type="float" office:value="280.42">
            <text:p>280,42</text:p>
          </table:table-cell>
          <table:table-cell office:value-type="float" office:value="1121.68">
            <text:p>1121,68</text:p>
          </table:table-cell>
          <table:table-cell office:value-type="string">
            <text:p>Пашабахча</text:p>
          </table:table-cell>
          <table:table-cell office:value-type="float" office:value="505">
            <text:p>505</text:p>
          </table:table-cell>
          <table:table-cell office:value-type="float" office:value="11808">
            <text:p>11808</text:p>
          </table:table-cell>
          <table:table-cell office:value-type="string">
            <text:p>{Набор фужеров 6шт. 180мл \ 44362 \ TWIST <text:s/>\ }</text:p>
          </table:table-cell>
          <table:table-cell office:value-type="string">
            <text:p>РПМ-000111</text:p>
          </table:table-cell>
          <table:table-cell office:value-type="float" office:value="157">
            <text:p>157</text:p>
          </table:table-cell>
          <table:table-cell office:value-type="float" office:value="44964">
            <text:p>44964</text:p>
          </table:table-cell>
          <table:table-cell/>
          <table:table-cell table:formula="of:=[.CK25]-[.AZ25]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11808">
            <text:p>11808</text:p>
          </table:table-cell>
          <table:table-cell table:formula="of:=[.DH25]-[.L25]" office:value-type="float" office:value="0">
            <text:p>0</text:p>
          </table:table-cell>
        </table:table-row>
        <table:table-row table:style-name="ro1">
          <table:table-cell office:value-type="string">
            <text:p>Наб. 6-ти стаканов выс.275</text:p>
          </table:table-cell>
          <table:table-cell office:value-type="string">
            <text:p>42942 V</text:p>
          </table:table-cell>
          <table:table-cell office:value-type="string">
            <text:p>Valse</text:p>
          </table:table-cell>
          <table:table-cell table:number-columns-repeated="3"/>
          <table:table-cell office:value-type="float" office:value="8">
            <text:p>8</text:p>
          </table:table-cell>
          <table:table-cell office:value-type="float" office:value="180.08">
            <text:p>180,08 ₽</text:p>
          </table:table-cell>
          <table:table-cell office:value-type="float" office:value="1440.64">
            <text:p><text:s/>1 440,64 ₽ </text:p>
          </table:table-cell>
          <table:table-cell office:value-type="string">
            <text:p>Пашабахча</text:p>
          </table:table-cell>
          <table:table-cell office:value-type="float" office:value="324">
            <text:p><text:s/>324,00 ₽ </text:p>
          </table:table-cell>
          <table:table-cell office:value-type="float" office:value="15042">
            <text:p>15042</text:p>
          </table:table-cell>
          <table:table-cell office:value-type="string">
            <text:p>{Наб. 6-ти стаканов выс.275 \ 42942 V \ Valse \ }</text:p>
          </table:table-cell>
          <table:table-cell office:value-type="string">
            <text:p>РПМ-000270</text:p>
          </table:table-cell>
          <table:table-cell office:value-type="float" office:value="136">
            <text:p>136</text:p>
          </table:table-cell>
          <table:table-cell office:value-type="date" office:date-value="2023-03-30">
            <text:p>30.03.23</text:p>
          </table:table-cell>
          <table:table-cell office:value-type="float" office:value="1570">
            <text:p>1570</text:p>
          </table:table-cell>
          <table:table-cell office:value-type="date" office:date-value="2023-04-05">
            <text:p>05.04.23</text:p>
          </table:table-cell>
          <table:table-cell office:value-type="string">
            <text:p>Стеклопласт</text:p>
          </table:table-cell>
          <table:table-cell office:value-type="string">
            <text:p>Valse" наб. 6-ти стаканов выс.275сс/8/168 42942 V</text:p>
          </table:table-cell>
          <table:table-cell table:number-columns-repeated="2"/>
          <table:table-cell office:value-type="string">
            <text:p>00004841</text:p>
          </table:table-cell>
          <table:table-cell table:formula="of:=[.K26]/[.H26]" office:value-type="percentage" office:value="1.7992003553976">
            <text:p>180%</text:p>
          </table:table-cell>
          <table:table-cell/>
          <table:table-cell office:value-type="string">
            <text:p>Россия</text:p>
          </table:table-cell>
          <table:table-cell/>
          <table:table-cell table:formula="of:=([.AC26]-[.G26])*[.H26]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>
            <text:p>Valse" наб. 6-ти стаканов выс.275сс/8/168 42942 V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office:value-type="string">
            <text:p>ООО "Посуда Мира"</text:p>
          </table:table-cell>
          <table:table-cell office:value-type="string">
            <text:p>4606065003084</text:p>
          </table:table-cell>
          <table:table-cell table:number-columns-repeated="2"/>
          <table:table-cell office:value-type="string">
            <text:p>РПМ-000270</text:p>
          </table:table-cell>
          <table:table-cell table:number-columns-repeated="2"/>
          <table:table-cell office:value-type="float" office:value="324">
            <text:p>324</text:p>
          </table:table-cell>
          <table:table-cell office:value-type="float" office:value="180.08">
            <text:p>180,08</text:p>
          </table:table-cell>
          <table:table-cell office:value-type="float" office:value="3.32">
            <text:p>3,32</text:p>
          </table:table-cell>
          <table:table-cell table:number-columns-repeated="3" office:value-type="float" office:value="0">
            <text:p>0</text:p>
          </table:table-cell>
          <table:table-cell table:number-columns-repeated="4"/>
          <table:table-cell table:formula="of:=[.AZ26]-[.AC26]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string">
            <text:p>Набор стаканов 309 1/6</text:p>
          </table:table-cell>
          <table:table-cell office:value-type="float" office:value="15042">
            <text:p>15042</text:p>
          </table:table-cell>
          <table:table-cell table:formula="of:=[.BC26]-[.L26]" office:value-type="float" office:value="0">
            <text:p>0</text:p>
          </table:table-cell>
          <table:table-cell office:value-type="float" office:value="180.08">
            <text:p>180,08</text:p>
          </table:table-cell>
          <table:table-cell table:formula="of:=[.BE26]/[.H26]" office:value-type="float" office:value="1">
            <text:p>1,00 ₽</text:p>
          </table:table-cell>
          <table:table-cell office:value-type="string">
            <text:p>00004841</text:p>
          </table:table-cell>
          <table:table-cell office:value-type="float" office:value="8">
            <text:p>8</text:p>
          </table:table-cell>
          <table:table-cell office:value-type="float" office:value="180.08">
            <text:p>180,08</text:p>
          </table:table-cell>
          <table:table-cell office:value-type="float" office:value="1440.64">
            <text:p>1440,64</text:p>
          </table:table-cell>
          <table:table-cell office:value-type="string">
            <text:p>Пашабахча</text:p>
          </table:table-cell>
          <table:table-cell office:value-type="float" office:value="324">
            <text:p>324</text:p>
          </table:table-cell>
          <table:table-cell office:value-type="float" office:value="15042">
            <text:p>15042</text:p>
          </table:table-cell>
          <table:table-cell office:value-type="string">
            <text:p>{Наб. 6-ти стаканов выс.275 \ 42942 V \ Valse \ }</text:p>
          </table:table-cell>
          <table:table-cell office:value-type="string">
            <text:p>РПМ-000111</text:p>
          </table:table-cell>
          <table:table-cell office:value-type="float" office:value="113">
            <text:p>113</text:p>
          </table:table-cell>
          <table:table-cell office:value-type="float" office:value="44964">
            <text:p>44964</text:p>
          </table:table-cell>
          <table:table-cell/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string">
            <text:p>Набор стаканов 309 1/6</text:p>
          </table:table-cell>
          <table:table-cell office:value-type="float" office:value="15042">
            <text:p>15042</text:p>
          </table:table-cell>
          <table:table-cell office:value-type="float" office:value="180.08">
            <text:p>180,08</text:p>
          </table:table-cell>
          <table:table-cell office:value-type="string">
            <text:p>00004841</text:p>
          </table:table-cell>
          <table:table-cell office:value-type="float" office:value="8">
            <text:p>8</text:p>
          </table:table-cell>
          <table:table-cell office:value-type="float" office:value="180.08">
            <text:p>180,08</text:p>
          </table:table-cell>
          <table:table-cell office:value-type="float" office:value="1440.64">
            <text:p>1440,64</text:p>
          </table:table-cell>
          <table:table-cell office:value-type="string">
            <text:p>Пашабахча</text:p>
          </table:table-cell>
          <table:table-cell office:value-type="float" office:value="324">
            <text:p>324</text:p>
          </table:table-cell>
          <table:table-cell office:value-type="float" office:value="15042">
            <text:p>15042</text:p>
          </table:table-cell>
          <table:table-cell office:value-type="string">
            <text:p>{Наб. 6-ти стаканов выс.275 \ 42942 V \ Valse \ }</text:p>
          </table:table-cell>
          <table:table-cell office:value-type="string">
            <text:p>РПМ-000111</text:p>
          </table:table-cell>
          <table:table-cell office:value-type="float" office:value="113">
            <text:p>113</text:p>
          </table:table-cell>
          <table:table-cell office:value-type="float" office:value="44964">
            <text:p>44964</text:p>
          </table:table-cell>
          <table:table-cell table:number-columns-repeated="2"/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string">
            <text:p>Набор стаканов 309 1/6</text:p>
          </table:table-cell>
          <table:table-cell office:value-type="float" office:value="15042">
            <text:p>15042</text:p>
          </table:table-cell>
          <table:table-cell office:value-type="float" office:value="180.08">
            <text:p>180,08</text:p>
          </table:table-cell>
          <table:table-cell office:value-type="string">
            <text:p>00004841</text:p>
          </table:table-cell>
          <table:table-cell office:value-type="float" office:value="8">
            <text:p>8</text:p>
          </table:table-cell>
          <table:table-cell office:value-type="float" office:value="180.08">
            <text:p>180,08</text:p>
          </table:table-cell>
          <table:table-cell office:value-type="float" office:value="1440.64">
            <text:p>1440,64</text:p>
          </table:table-cell>
          <table:table-cell office:value-type="string">
            <text:p>Пашабахча</text:p>
          </table:table-cell>
          <table:table-cell office:value-type="float" office:value="324">
            <text:p>324</text:p>
          </table:table-cell>
          <table:table-cell office:value-type="float" office:value="15042">
            <text:p>15042</text:p>
          </table:table-cell>
          <table:table-cell office:value-type="string">
            <text:p>{Наб. 6-ти стаканов выс.275 \ 42942 V \ Valse \ }</text:p>
          </table:table-cell>
          <table:table-cell office:value-type="string">
            <text:p>РПМ-000111</text:p>
          </table:table-cell>
          <table:table-cell office:value-type="float" office:value="113">
            <text:p>113</text:p>
          </table:table-cell>
          <table:table-cell office:value-type="float" office:value="44964">
            <text:p>44964</text:p>
          </table:table-cell>
          <table:table-cell/>
          <table:table-cell table:formula="of:=[.CK26]-[.AZ26]" office:value-type="float" office:value="0">
            <text:p>0</text:p>
          </table:table-cell>
          <table:table-cell office:value-type="float" office:value="3.32">
            <text:p>3,32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15042">
            <text:p>15042</text:p>
          </table:table-cell>
          <table:table-cell table:formula="of:=[.DH26]-[.L26]" office:value-type="float" office:value="0">
            <text:p>0</text:p>
          </table:table-cell>
        </table:table-row>
        <table:table-row table:style-name="ro1">
          <table:table-cell office:value-type="string">
            <text:p>Банка квадратная с фиксатором Kremlin</text:p>
          </table:table-cell>
          <table:table-cell office:value-type="string">
            <text:p>SL (80361+80087) 97626 SL</text:p>
          </table:table-cell>
          <table:table-cell office:value-type="string">
            <text:p>1050мл</text:p>
          </table:table-cell>
          <table:table-cell table:number-columns-repeated="3"/>
          <table:table-cell office:value-type="float" office:value="12">
            <text:p>12</text:p>
          </table:table-cell>
          <table:table-cell office:value-type="float" office:value="111.84">
            <text:p>111,84 ₽</text:p>
          </table:table-cell>
          <table:table-cell office:value-type="float" office:value="1342.08">
            <text:p><text:s/>1 342,08 ₽ </text:p>
          </table:table-cell>
          <table:table-cell office:value-type="string">
            <text:p>Пашабахча, г.Бор</text:p>
          </table:table-cell>
          <table:table-cell table:style-name="ce4" table:formula="of:=ROUND([.H27]*1.8;0)" office:value-type="float" office:value="201">
            <text:p><text:s/>201,00 ₽ </text:p>
          </table:table-cell>
          <table:table-cell office:value-type="float" office:value="16195">
            <text:p>16195</text:p>
          </table:table-cell>
          <table:table-cell office:value-type="string">
            <text:p>{Банка квадратная с фиксатором Kremlin \ SL (80361+80087) 97626 SL \ 1050мл \ }</text:p>
          </table:table-cell>
          <table:table-cell office:value-type="string">
            <text:p>РПМ-000270</text:p>
          </table:table-cell>
          <table:table-cell office:value-type="float" office:value="90">
            <text:p>90</text:p>
          </table:table-cell>
          <table:table-cell office:value-type="date" office:date-value="2023-03-30">
            <text:p>30.03.23</text:p>
          </table:table-cell>
          <table:table-cell office:value-type="float" office:value="1570">
            <text:p>1570</text:p>
          </table:table-cell>
          <table:table-cell office:value-type="date" office:date-value="2023-04-05">
            <text:p>05.04.23</text:p>
          </table:table-cell>
          <table:table-cell office:value-type="string">
            <text:p>Стеклопласт</text:p>
          </table:table-cell>
          <table:table-cell office:value-type="string">
            <text:p>Kremlin" банка квадратная с фиксатором 1050мл.SL <text:s/>(80361+80087) 97626 SL</text:p>
          </table:table-cell>
          <table:table-cell table:number-columns-repeated="2"/>
          <table:table-cell office:value-type="string">
            <text:p>879735</text:p>
          </table:table-cell>
          <table:table-cell table:formula="of:=[.K27]/[.H27]" office:value-type="percentage" office:value="1.79721030042918">
            <text:p>180%</text:p>
          </table:table-cell>
          <table:table-cell/>
          <table:table-cell office:value-type="string">
            <text:p>Россия</text:p>
          </table:table-cell>
          <table:table-cell/>
          <table:table-cell table:formula="of:=([.AC27]-[.G27])*[.H27]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string">
            <text:p>Kremlin" банка квадратная с фиксатором 1050мл.SL (80361+80087) 97626 SL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/>
          <table:table-cell office:value-type="string">
            <text:p>ООО "Посуда Мира"</text:p>
          </table:table-cell>
          <table:table-cell office:value-type="string">
            <text:p>4606065041925</text:p>
          </table:table-cell>
          <table:table-cell table:number-columns-repeated="2"/>
          <table:table-cell office:value-type="string">
            <text:p>РПМ-000270</text:p>
          </table:table-cell>
          <table:table-cell table:number-columns-repeated="2"/>
          <table:table-cell office:value-type="float" office:value="168">
            <text:p>168</text:p>
          </table:table-cell>
          <table:table-cell office:value-type="float" office:value="93.39">
            <text:p>93,39</text:p>
          </table:table-cell>
          <table:table-cell table:number-columns-repeated="4" office:value-type="float" office:value="0">
            <text:p>0</text:p>
          </table:table-cell>
          <table:table-cell table:number-columns-repeated="4"/>
          <table:table-cell table:formula="of:=[.AZ27]-[.AC27]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table:formula="of:=[.CM27]" office:value-type="string" office:string-value="Емкость д/продуктов с кр.">
            <text:p>Емкость д/продуктов с кр.</text:p>
          </table:table-cell>
          <table:table-cell table:formula="of:=[.CN27]" office:value-type="float" office:value="43643">
            <text:p>43643</text:p>
          </table:table-cell>
          <table:table-cell table:formula="of:=[.BC27]-[.L27]" office:value-type="float" office:value="27448">
            <text:p>27448</text:p>
          </table:table-cell>
          <table:table-cell table:formula="of:=[.CO27]" office:value-type="float" office:value="111.84">
            <text:p>111,84</text:p>
          </table:table-cell>
          <table:table-cell table:formula="of:=[.BE27]/[.H27]" office:value-type="float" office:value="1">
            <text:p>1,00 ₽</text:p>
          </table:table-cell>
          <table:table-cell table:formula="of:=[.CP27]" office:value-type="string" office:string-value="879735">
            <text:p>879735</text:p>
          </table:table-cell>
          <table:table-cell office:value-type="float" office:value="12">
            <text:p>12</text:p>
          </table:table-cell>
          <table:table-cell office:value-type="float" office:value="93.39">
            <text:p>93,39</text:p>
          </table:table-cell>
          <table:table-cell office:value-type="float" office:value="1120.68">
            <text:p>1120,68</text:p>
          </table:table-cell>
          <table:table-cell office:value-type="string">
            <text:p>Пашабахча</text:p>
          </table:table-cell>
          <table:table-cell office:value-type="float" office:value="168">
            <text:p>168</text:p>
          </table:table-cell>
          <table:table-cell office:value-type="float" office:value="16195">
            <text:p>16195</text:p>
          </table:table-cell>
          <table:table-cell office:value-type="string">
            <text:p>{Банка квадратная с фиксатором Kremlin \ SL (80361+80087) 97626 SL \ 1050мл \ }</text:p>
          </table:table-cell>
          <table:table-cell office:value-type="string">
            <text:p>РПМ-000488</text:p>
          </table:table-cell>
          <table:table-cell office:value-type="float" office:value="167">
            <text:p>167</text:p>
          </table:table-cell>
          <table:table-cell office:value-type="float" office:value="44511">
            <text:p>44511</text:p>
          </table:table-cell>
          <table:table-cell/>
          <table:table-cell table:formula="of:=[.CK27]" office:value-type="float" office:value="12">
            <text:p>12</text:p>
          </table:table-cell>
          <table:table-cell table:formula="of:=[.CL27]" office:value-type="float" office:value="6">
            <text:p>6</text:p>
          </table:table-cell>
          <table:table-cell/>
          <table:table-cell table:formula="of:=[.CN27]" office:value-type="float" office:value="43643">
            <text:p>43643</text:p>
          </table:table-cell>
          <table:table-cell table:formula="of:=[.CO27]" office:value-type="float" office:value="111.84">
            <text:p>111,84</text:p>
          </table:table-cell>
          <table:table-cell table:formula="of:=[.CP27]" office:value-type="string" office:string-value="879735">
            <text:p>879735</text:p>
          </table:table-cell>
          <table:table-cell table:number-columns-repeated="12"/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string">
            <text:p>Емкость д/продуктов с кр.</text:p>
          </table:table-cell>
          <table:table-cell office:value-type="float" office:value="43643">
            <text:p>43643</text:p>
          </table:table-cell>
          <table:table-cell office:value-type="float" office:value="111.84">
            <text:p>111,84</text:p>
          </table:table-cell>
          <table:table-cell office:value-type="string">
            <text:p>879735</text:p>
          </table:table-cell>
          <table:table-cell office:value-type="float" office:value="6">
            <text:p>6</text:p>
          </table:table-cell>
          <table:table-cell office:value-type="float" office:value="96.14">
            <text:p>96,14</text:p>
          </table:table-cell>
          <table:table-cell office:value-type="float" office:value="576.86">
            <text:p>576,86</text:p>
          </table:table-cell>
          <table:table-cell office:value-type="string">
            <text:p>Пашабахча</text:p>
          </table:table-cell>
          <table:table-cell office:value-type="float" office:value="173">
            <text:p>173</text:p>
          </table:table-cell>
          <table:table-cell office:value-type="float" office:value="43643">
            <text:p>43643</text:p>
          </table:table-cell>
          <table:table-cell office:value-type="string">
            <text:p>{Емкость д/продуктов с кр. \ 97626 \ кремлин 1л. 184776 \ }</text:p>
          </table:table-cell>
          <table:table-cell office:value-type="string">
            <text:p>УПД 248</text:p>
          </table:table-cell>
          <table:table-cell office:value-type="float" office:value="72">
            <text:p>72</text:p>
          </table:table-cell>
          <table:table-cell office:value-type="float" office:value="44287">
            <text:p>44287</text:p>
          </table:table-cell>
          <table:table-cell table:number-columns-repeated="2"/>
          <table:table-cell table:number-columns-repeated="4" office:value-type="float" office:value="0">
            <text:p>0</text:p>
          </table:table-cell>
          <table:table-cell table:style-name="ce3" office:value-type="string">
            <text:p>цена</text:p>
          </table:table-cell>
          <table:table-cell office:value-type="float" office:value="16195">
            <text:p>16195</text:p>
          </table:table-cell>
          <table:table-cell table:formula="of:=[.DH27]-[.L27]" office:value-type="float" office:value="0">
            <text:p>0</text:p>
          </table:table-cell>
        </table:table-row>
        <table:table-row table:style-name="ro1">
          <table:table-cell office:value-type="string">
            <text:p>Тортница на ножке бортик вниз</text:p>
          </table:table-cell>
          <table:table-cell office:value-type="string">
            <text:p>98259</text:p>
          </table:table-cell>
          <table:table-cell office:value-type="string">
            <text:p>Патиссэри 1018227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300.86">
            <text:p>300,86 ₽</text:p>
          </table:table-cell>
          <table:table-cell office:value-type="float" office:value="601.72">
            <text:p><text:s/>601,72 ₽ </text:p>
          </table:table-cell>
          <table:table-cell office:value-type="string">
            <text:p>Пашабахча</text:p>
          </table:table-cell>
          <table:table-cell office:value-type="float" office:value="542">
            <text:p><text:s/>542,00 ₽ </text:p>
          </table:table-cell>
          <table:table-cell office:value-type="float" office:value="16336">
            <text:p>16336</text:p>
          </table:table-cell>
          <table:table-cell office:value-type="string">
            <text:p>{Тортница на ножке бортик вниз \ 98259 \ Патиссэри 1018227 \ }</text:p>
          </table:table-cell>
          <table:table-cell office:value-type="string">
            <text:p>РПМ-000270</text:p>
          </table:table-cell>
          <table:table-cell office:value-type="float" office:value="103">
            <text:p>103</text:p>
          </table:table-cell>
          <table:table-cell office:value-type="date" office:date-value="2023-03-30">
            <text:p>30.03.23</text:p>
          </table:table-cell>
          <table:table-cell office:value-type="float" office:value="1570">
            <text:p>1570</text:p>
          </table:table-cell>
          <table:table-cell office:value-type="date" office:date-value="2023-04-05">
            <text:p>05.04.23</text:p>
          </table:table-cell>
          <table:table-cell office:value-type="string">
            <text:p>Стеклопласт</text:p>
          </table:table-cell>
          <table:table-cell office:value-type="string">
            <text:p>Patisserie" блюдо на ножке (d-280мм) бортиком вниз 98259/вниз</text:p>
          </table:table-cell>
          <table:table-cell table:number-columns-repeated="2"/>
          <table:table-cell office:value-type="string">
            <text:p>00009391</text:p>
          </table:table-cell>
          <table:table-cell table:formula="of:=[.K28]/[.H28]" office:value-type="percentage" office:value="1.80150235990162">
            <text:p>180%</text:p>
          </table:table-cell>
          <table:table-cell/>
          <table:table-cell office:value-type="string">
            <text:p>Россия</text:p>
          </table:table-cell>
          <table:table-cell/>
          <table:table-cell table:formula="of:=([.AC28]-[.G28])*[.H28]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Patisserie" блюдо на ножке (d-280мм) бортиком вниз 98259/вниз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ООО "Посуда Мира"</text:p>
          </table:table-cell>
          <table:table-cell office:value-type="string">
            <text:p>4606065017494</text:p>
          </table:table-cell>
          <table:table-cell table:number-columns-repeated="2"/>
          <table:table-cell office:value-type="string">
            <text:p>РПМ-000270</text:p>
          </table:table-cell>
          <table:table-cell table:number-columns-repeated="2"/>
          <table:table-cell office:value-type="float" office:value="542">
            <text:p>542</text:p>
          </table:table-cell>
          <table:table-cell office:value-type="float" office:value="300.86">
            <text:p>300,86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table:number-columns-repeated="4"/>
          <table:table-cell table:formula="of:=[.AZ28]-[.AC28]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Блюдо на ножке бортик вниз</text:p>
          </table:table-cell>
          <table:table-cell office:value-type="float" office:value="16336">
            <text:p>16336</text:p>
          </table:table-cell>
          <table:table-cell table:formula="of:=[.BC28]-[.L28]" office:value-type="float" office:value="0">
            <text:p>0</text:p>
          </table:table-cell>
          <table:table-cell office:value-type="float" office:value="300.86">
            <text:p>300,86</text:p>
          </table:table-cell>
          <table:table-cell table:formula="of:=[.BE28]/[.H28]" office:value-type="float" office:value="1">
            <text:p>1,00 ₽</text:p>
          </table:table-cell>
          <table:table-cell office:value-type="string">
            <text:p>00009391</text:p>
          </table:table-cell>
          <table:table-cell office:value-type="float" office:value="4">
            <text:p>4</text:p>
          </table:table-cell>
          <table:table-cell office:value-type="float" office:value="300.86">
            <text:p>300,86</text:p>
          </table:table-cell>
          <table:table-cell office:value-type="float" office:value="1203.44">
            <text:p>1203,44</text:p>
          </table:table-cell>
          <table:table-cell office:value-type="string">
            <text:p>Пашабахча</text:p>
          </table:table-cell>
          <table:table-cell office:value-type="float" office:value="542">
            <text:p>542</text:p>
          </table:table-cell>
          <table:table-cell office:value-type="float" office:value="16336">
            <text:p>16336</text:p>
          </table:table-cell>
          <table:table-cell office:value-type="string">
            <text:p>{Тортница на ножке бортик вниз \ 98259 \ Патиссэри 1018227 \ }</text:p>
          </table:table-cell>
          <table:table-cell office:value-type="string">
            <text:p>РПМ-000111</text:p>
          </table:table-cell>
          <table:table-cell office:value-type="float" office:value="252">
            <text:p>252</text:p>
          </table:table-cell>
          <table:table-cell office:value-type="float" office:value="44964">
            <text:p>44964</text:p>
          </table:table-cell>
          <table:table-cell table:number-columns-repeated="19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Блюдо на ножке бортик вниз</text:p>
          </table:table-cell>
          <table:table-cell office:value-type="float" office:value="16336">
            <text:p>16336</text:p>
          </table:table-cell>
          <table:table-cell office:value-type="float" office:value="300.86">
            <text:p>300,86</text:p>
          </table:table-cell>
          <table:table-cell office:value-type="string">
            <text:p>00009391</text:p>
          </table:table-cell>
          <table:table-cell office:value-type="float" office:value="4">
            <text:p>4</text:p>
          </table:table-cell>
          <table:table-cell office:value-type="float" office:value="300.86">
            <text:p>300,86</text:p>
          </table:table-cell>
          <table:table-cell office:value-type="float" office:value="1203.44">
            <text:p>1203,44</text:p>
          </table:table-cell>
          <table:table-cell office:value-type="string">
            <text:p>Пашабахча</text:p>
          </table:table-cell>
          <table:table-cell office:value-type="float" office:value="542">
            <text:p>542</text:p>
          </table:table-cell>
          <table:table-cell office:value-type="float" office:value="16336">
            <text:p>16336</text:p>
          </table:table-cell>
          <table:table-cell office:value-type="string">
            <text:p>{Тортница на ножке бортик вниз \ 98259 \ Патиссэри 1018227 \ }</text:p>
          </table:table-cell>
          <table:table-cell office:value-type="string">
            <text:p>РПМ-000111</text:p>
          </table:table-cell>
          <table:table-cell office:value-type="float" office:value="252">
            <text:p>252</text:p>
          </table:table-cell>
          <table:table-cell office:value-type="float" office:value="44964">
            <text:p>44964</text:p>
          </table:table-cell>
          <table:table-cell/>
          <table:table-cell table:formula="of:=[.CK28]-[.AZ28]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16336">
            <text:p>16336</text:p>
          </table:table-cell>
          <table:table-cell table:formula="of:=[.DH28]-[.L28]" office:value-type="float" office:value="0">
            <text:p>0</text:p>
          </table:table-cell>
        </table:table-row>
        <table:table-row table:style-name="ro1">
          <table:table-cell office:value-type="string">
            <text:p>Кружка 350мл</text:p>
          </table:table-cell>
          <table:table-cell office:value-type="string">
            <text:p>55531</text:p>
          </table:table-cell>
          <table:table-cell office:value-type="string">
            <text:p>Бейзик 350мл 746884</text:p>
          </table:table-cell>
          <table:table-cell table:number-columns-repeated="3"/>
          <table:table-cell office:value-type="float" office:value="24">
            <text:p>24</text:p>
          </table:table-cell>
          <table:table-cell office:value-type="float" office:value="39.86">
            <text:p>39,86 ₽</text:p>
          </table:table-cell>
          <table:table-cell office:value-type="float" office:value="956.64">
            <text:p><text:s/>956,64 ₽ </text:p>
          </table:table-cell>
          <table:table-cell office:value-type="string">
            <text:p>Посуда,г.Бор(Пашабахче)</text:p>
          </table:table-cell>
          <table:table-cell office:value-type="float" office:value="79">
            <text:p><text:s/>79,00 ₽ </text:p>
          </table:table-cell>
          <table:table-cell office:value-type="float" office:value="16345">
            <text:p>16345</text:p>
          </table:table-cell>
          <table:table-cell office:value-type="string">
            <text:p>{Кружка 350мл \ 55531 \ Бейзик 350мл 746884 \ }</text:p>
          </table:table-cell>
          <table:table-cell office:value-type="string">
            <text:p>РПМ-000270</text:p>
          </table:table-cell>
          <table:table-cell office:value-type="float" office:value="11">
            <text:p>11</text:p>
          </table:table-cell>
          <table:table-cell office:value-type="date" office:date-value="2023-03-30">
            <text:p>30.03.23</text:p>
          </table:table-cell>
          <table:table-cell office:value-type="float" office:value="1570">
            <text:p>1570</text:p>
          </table:table-cell>
          <table:table-cell office:value-type="date" office:date-value="2023-04-05">
            <text:p>05.04.23</text:p>
          </table:table-cell>
          <table:table-cell office:value-type="string">
            <text:p>Стеклопласт</text:p>
          </table:table-cell>
          <table:table-cell office:value-type="string">
            <text:p>Basic" кружка SL 350мл 55531 SL</text:p>
          </table:table-cell>
          <table:table-cell table:number-columns-repeated="2"/>
          <table:table-cell office:value-type="string">
            <text:p>00007568</text:p>
          </table:table-cell>
          <table:table-cell table:formula="of:=[.K29]/[.H29]" office:value-type="percentage" office:value="1.98193677872554">
            <text:p>198%</text:p>
          </table:table-cell>
          <table:table-cell/>
          <table:table-cell office:value-type="string">
            <text:p>Россия</text:p>
          </table:table-cell>
          <table:table-cell/>
          <table:table-cell table:formula="of:=([.AC29]-[.G29])*[.H29]"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string">
            <text:p>Basic" кружка SL 350мл 55531 SL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/>
          <table:table-cell office:value-type="string">
            <text:p>ООО "Посуда Мира"</text:p>
          </table:table-cell>
          <table:table-cell table:number-columns-repeated="3"/>
          <table:table-cell office:value-type="string">
            <text:p>РПМ-000270</text:p>
          </table:table-cell>
          <table:table-cell table:number-columns-repeated="2"/>
          <table:table-cell office:value-type="float" office:value="79">
            <text:p>79</text:p>
          </table:table-cell>
          <table:table-cell office:value-type="float" office:value="43.84">
            <text:p>43,84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-2">
            <text:p>-2</text:p>
          </table:table-cell>
          <table:table-cell table:number-columns-repeated="4"/>
          <table:table-cell table:formula="of:=[.AZ29]-[.AC29]"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12">
            <text:p>12</text:p>
          </table:table-cell>
          <table:table-cell table:formula="of:=[.CM29]" office:value-type="string" office:string-value="Basic&quot; кружка SL 350сс/576 55531 SL">
            <text:p>Basic" кружка SL 350сс/576 55531 SL</text:p>
          </table:table-cell>
          <table:table-cell/>
          <table:table-cell table:formula="of:=[.BC29]-[.L29]" office:value-type="float" office:value="-16345">
            <text:p>-16345</text:p>
          </table:table-cell>
          <table:table-cell table:formula="of:=[.CO29]" office:value-type="float" office:value="39.86">
            <text:p>39,86</text:p>
          </table:table-cell>
          <table:table-cell table:formula="of:=[.BE29]/[.H29]" office:value-type="float" office:value="1">
            <text:p>1,00 ₽</text:p>
          </table:table-cell>
          <table:table-cell table:formula="of:=[.CP29]" office:value-type="string" office:string-value="00007568">
            <text:p>00007568</text:p>
          </table:table-cell>
          <table:table-cell office:value-type="float" office:value="12">
            <text:p>12</text:p>
          </table:table-cell>
          <table:table-cell office:value-type="float" office:value="43.84">
            <text:p>43,84</text:p>
          </table:table-cell>
          <table:table-cell office:value-type="float" office:value="526.08">
            <text:p>526,08</text:p>
          </table:table-cell>
          <table:table-cell office:value-type="string">
            <text:p>Пашабахча</text:p>
          </table:table-cell>
          <table:table-cell office:value-type="float" office:value="79">
            <text:p>79</text:p>
          </table:table-cell>
          <table:table-cell office:value-type="float" office:value="16345">
            <text:p>16345</text:p>
          </table:table-cell>
          <table:table-cell office:value-type="string">
            <text:p>{Кружка 350мл \ 55531 TMP SL \ Бейзик 350мл 746884 \ }</text:p>
          </table:table-cell>
          <table:table-cell office:value-type="string">
            <text:p>РПМ-000729</text:p>
          </table:table-cell>
          <table:table-cell office:value-type="float" office:value="173">
            <text:p>173</text:p>
          </table:table-cell>
          <table:table-cell office:value-type="float" office:value="44897">
            <text:p>44897</text:p>
          </table:table-cell>
          <table:table-cell/>
          <table:table-cell table:formula="of:=[.CK29]" office:value-type="float" office:value="24">
            <text:p>24</text:p>
          </table:table-cell>
          <table:table-cell table:formula="of:=[.CL29]" office:value-type="float" office:value="12">
            <text:p>12</text:p>
          </table:table-cell>
          <table:table-cell table:number-columns-repeated="2"/>
          <table:table-cell table:formula="of:=[.CO29]" office:value-type="float" office:value="39.86">
            <text:p>39,86</text:p>
          </table:table-cell>
          <table:table-cell table:formula="of:=[.CP29]" office:value-type="string" office:string-value="00007568">
            <text:p>00007568</text:p>
          </table:table-cell>
          <table:table-cell table:number-columns-repeated="12"/>
          <table:table-cell office:value-type="float" office:value="24">
            <text:p>24</text:p>
          </table:table-cell>
          <table:table-cell office:value-type="float" office:value="12">
            <text:p>12</text:p>
          </table:table-cell>
          <table:table-cell office:value-type="string">
            <text:p>Basic" кружка SL 350сс/576 55531 SL</text:p>
          </table:table-cell>
          <table:table-cell/>
          <table:table-cell office:value-type="float" office:value="39.86">
            <text:p>39,86</text:p>
          </table:table-cell>
          <table:table-cell office:value-type="string">
            <text:p>00007568</text:p>
          </table:table-cell>
          <table:table-cell/>
          <table:table-cell office:value-type="float" office:value="39.86">
            <text:p>39,86</text:p>
          </table:table-cell>
          <table:table-cell/>
          <table:table-cell office:value-type="string">
            <text:p>Пашабахча</text:p>
          </table:table-cell>
          <table:table-cell table:number-columns-repeated="8"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-2">
            <text:p>-2</text:p>
          </table:table-cell>
          <table:table-cell/>
          <table:table-cell office:value-type="float" office:value="16345">
            <text:p>16345</text:p>
          </table:table-cell>
          <table:table-cell table:formula="of:=[.DH29]-[.L29]" office:value-type="float" office:value="0">
            <text:p>0</text:p>
          </table:table-cell>
        </table:table-row>
        <table:table-row table:style-name="ro1">
          <table:table-cell office:value-type="string">
            <text:p>Салатник с крышкой</text:p>
          </table:table-cell>
          <table:table-cell office:value-type="string">
            <text:p>53573 SL</text:p>
          </table:table-cell>
          <table:table-cell office:value-type="string">
            <text:p>Шеф</text:p>
          </table:table-cell>
          <table:table-cell table:number-columns-repeated="3"/>
          <table:table-cell office:value-type="float" office:value="12">
            <text:p>12</text:p>
          </table:table-cell>
          <table:table-cell office:value-type="float" office:value="106.01">
            <text:p>106,01 ₽</text:p>
          </table:table-cell>
          <table:table-cell office:value-type="float" office:value="1272.12">
            <text:p><text:s/>1 272,12 ₽ </text:p>
          </table:table-cell>
          <table:table-cell office:value-type="string">
            <text:p>Пашабахча, г.Бор</text:p>
          </table:table-cell>
          <table:table-cell office:value-type="float" office:value="191">
            <text:p><text:s/>191,00 ₽ </text:p>
          </table:table-cell>
          <table:table-cell office:value-type="float" office:value="16365">
            <text:p>16365</text:p>
          </table:table-cell>
          <table:table-cell office:value-type="string">
            <text:p>{Салатник с крышкой \ 53573 SL \ Шеф \ }</text:p>
          </table:table-cell>
          <table:table-cell office:value-type="string">
            <text:p>РПМ-000270</text:p>
          </table:table-cell>
          <table:table-cell office:value-type="float" office:value="47">
            <text:p>47</text:p>
          </table:table-cell>
          <table:table-cell office:value-type="date" office:date-value="2023-03-30">
            <text:p>30.03.23</text:p>
          </table:table-cell>
          <table:table-cell office:value-type="float" office:value="1570">
            <text:p>1570</text:p>
          </table:table-cell>
          <table:table-cell office:value-type="date" office:date-value="2023-04-05">
            <text:p>05.04.23</text:p>
          </table:table-cell>
          <table:table-cell office:value-type="string">
            <text:p>Стеклопласт</text:p>
          </table:table-cell>
          <table:table-cell office:value-type="string">
            <text:p>Chef's салатник (d=200 мм) SL со стикером 53573 SL/St</text:p>
          </table:table-cell>
          <table:table-cell table:number-columns-repeated="2"/>
          <table:table-cell office:value-type="string">
            <text:p>880186</text:p>
          </table:table-cell>
          <table:table-cell table:formula="of:=[.K30]/[.H30]" office:value-type="percentage" office:value="1.801716819168">
            <text:p>180%</text:p>
          </table:table-cell>
          <table:table-cell/>
          <table:table-cell office:value-type="string">
            <text:p>Россия</text:p>
          </table:table-cell>
          <table:table-cell/>
          <table:table-cell table:formula="of:=([.AC30]-[.G30])*[.H30]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string">
            <text:p>Chef's салатник (d=200 мм) SL со стикером 53573 SL/St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/>
          <table:table-cell office:value-type="string">
            <text:p>ООО "Посуда Мира"</text:p>
          </table:table-cell>
          <table:table-cell office:value-type="string">
            <text:p>4606065018538</text:p>
          </table:table-cell>
          <table:table-cell table:number-columns-repeated="2"/>
          <table:table-cell office:value-type="string">
            <text:p>РПМ-000270</text:p>
          </table:table-cell>
          <table:table-cell table:number-columns-repeated="2"/>
          <table:table-cell office:value-type="float" office:value="191">
            <text:p>191</text:p>
          </table:table-cell>
          <table:table-cell office:value-type="float" office:value="106.01">
            <text:p>106,01</text:p>
          </table:table-cell>
          <table:table-cell table:number-columns-repeated="4" office:value-type="float" office:value="0">
            <text:p>0</text:p>
          </table:table-cell>
          <table:table-cell table:number-columns-repeated="4"/>
          <table:table-cell table:formula="of:=[.AZ30]-[.AC30]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table:formula="of:=[.BU30]" office:value-type="string" office:string-value="Chef's салатник (d=200 мм) SL со стикером 53573 SL/St">
            <text:p>Chef's салатник (d=200 мм) SL со стикером 53573 SL/St</text:p>
          </table:table-cell>
          <table:table-cell office:value-type="float" office:value="16365">
            <text:p>16365</text:p>
          </table:table-cell>
          <table:table-cell table:formula="of:=[.BC30]-[.L30]" office:value-type="float" office:value="0">
            <text:p>0</text:p>
          </table:table-cell>
          <table:table-cell table:formula="of:=[.BW30]" office:value-type="float" office:value="106.01">
            <text:p>106,01</text:p>
          </table:table-cell>
          <table:table-cell table:formula="of:=[.BE30]/[.H30]" office:value-type="float" office:value="1">
            <text:p>1,00 ₽</text:p>
          </table:table-cell>
          <table:table-cell table:formula="of:=[.BX30]" office:value-type="string" office:string-value="880186">
            <text:p>880186</text:p>
          </table:table-cell>
          <table:table-cell office:value-type="float" office:value="12">
            <text:p>12</text:p>
          </table:table-cell>
          <table:table-cell office:value-type="float" office:value="87.99">
            <text:p>87,99</text:p>
          </table:table-cell>
          <table:table-cell office:value-type="float" office:value="1055.88">
            <text:p>1055,88</text:p>
          </table:table-cell>
          <table:table-cell office:value-type="string">
            <text:p>Пашабахча</text:p>
          </table:table-cell>
          <table:table-cell office:value-type="float" office:value="158">
            <text:p>158</text:p>
          </table:table-cell>
          <table:table-cell office:value-type="float" office:value="16365">
            <text:p>16365</text:p>
          </table:table-cell>
          <table:table-cell office:value-type="string">
            <text:p>{Салатник Чефс \ 53573 SL \ d=200 мм \ }</text:p>
          </table:table-cell>
          <table:table-cell office:value-type="string">
            <text:p>РПМ-000139</text:p>
          </table:table-cell>
          <table:table-cell office:value-type="float" office:value="182">
            <text:p>182</text:p>
          </table:table-cell>
          <table:table-cell office:value-type="float" office:value="44281">
            <text:p>44281</text:p>
          </table:table-cell>
          <table:table-cell/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string">
            <text:p>Chef's салатник (d=200 мм) SL со стикером 53573 SL/St</text:p>
          </table:table-cell>
          <table:table-cell/>
          <table:table-cell office:value-type="float" office:value="106.01">
            <text:p>106,01</text:p>
          </table:table-cell>
          <table:table-cell office:value-type="string">
            <text:p>880186</text:p>
          </table:table-cell>
          <table:table-cell/>
          <table:table-cell office:value-type="float" office:value="106.01">
            <text:p>106,01</text:p>
          </table:table-cell>
          <table:table-cell/>
          <table:table-cell office:value-type="string">
            <text:p>Пашабахча</text:p>
          </table:table-cell>
          <table:table-cell table:number-columns-repeated="7"/>
          <table:table-cell table:style-name="ce3" office:value-type="string">
            <text:p>проверить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string">
            <text:p>Chef's салатник (d=200 мм) SL со стикером 53573 SL/St</text:p>
          </table:table-cell>
          <table:table-cell/>
          <table:table-cell office:value-type="float" office:value="106.01">
            <text:p>106,01</text:p>
          </table:table-cell>
          <table:table-cell office:value-type="string">
            <text:p>880186</text:p>
          </table:table-cell>
          <table:table-cell/>
          <table:table-cell office:value-type="float" office:value="106.01">
            <text:p>106,01</text:p>
          </table:table-cell>
          <table:table-cell/>
          <table:table-cell office:value-type="string">
            <text:p>Пашабахча</text:p>
          </table:table-cell>
          <table:table-cell table:number-columns-repeated="7"/>
          <table:table-cell table:formula="of:=[.CK30]-[.AZ30]" office:value-type="float" office:value="0">
            <text:p>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6365">
            <text:p>16365</text:p>
          </table:table-cell>
          <table:table-cell table:formula="of:=[.DH30]-[.L30]" office:value-type="float" office:value="0">
            <text:p>0</text:p>
          </table:table-cell>
        </table:table-row>
        <table:table-row table:style-name="ro1">
          <table:table-cell office:value-type="string">
            <text:p>Тарелка <text:s/>закал. 196х160мм</text:p>
          </table:table-cell>
          <table:table-cell office:value-type="string">
            <text:p>10256 SL</text:p>
          </table:table-cell>
          <table:table-cell office:value-type="string">
            <text:p>Марин</text:p>
          </table:table-cell>
          <table:table-cell table:number-columns-repeated="3"/>
          <table:table-cell office:value-type="float" office:value="12">
            <text:p>12</text:p>
          </table:table-cell>
          <table:table-cell office:value-type="float" office:value="35.41">
            <text:p>35,41 ₽</text:p>
          </table:table-cell>
          <table:table-cell office:value-type="float" office:value="424.92">
            <text:p><text:s/>424,92 ₽ </text:p>
          </table:table-cell>
          <table:table-cell office:value-type="string">
            <text:p>Пашабахча</text:p>
          </table:table-cell>
          <table:table-cell office:value-type="float" office:value="64">
            <text:p><text:s/>64,00 ₽ </text:p>
          </table:table-cell>
          <table:table-cell office:value-type="float" office:value="16377">
            <text:p>16377</text:p>
          </table:table-cell>
          <table:table-cell office:value-type="string">
            <text:p>{Тарелка <text:s/>закал. 196х160мм \ 10256 SL \ Марин \ }</text:p>
          </table:table-cell>
          <table:table-cell office:value-type="string">
            <text:p>РПМ-000270</text:p>
          </table:table-cell>
          <table:table-cell office:value-type="float" office:value="97">
            <text:p>97</text:p>
          </table:table-cell>
          <table:table-cell office:value-type="date" office:date-value="2023-03-30">
            <text:p>30.03.23</text:p>
          </table:table-cell>
          <table:table-cell office:value-type="float" office:value="1570">
            <text:p>1570</text:p>
          </table:table-cell>
          <table:table-cell office:value-type="date" office:date-value="2023-04-05">
            <text:p>05.04.23</text:p>
          </table:table-cell>
          <table:table-cell office:value-type="string">
            <text:p>Стеклопласт</text:p>
          </table:table-cell>
          <table:table-cell office:value-type="string">
            <text:p>Marine" тарелка рыба закаленная SL(196мм*160мм) со стикером 10256 TMP SL/St</text:p>
          </table:table-cell>
          <table:table-cell table:number-columns-repeated="2"/>
          <table:table-cell office:value-type="string">
            <text:p>880472</text:p>
          </table:table-cell>
          <table:table-cell table:formula="of:=[.K31]/[.H31]" office:value-type="percentage" office:value="1.80739903981926">
            <text:p>181%</text:p>
          </table:table-cell>
          <table:table-cell/>
          <table:table-cell office:value-type="string">
            <text:p>Россия</text:p>
          </table:table-cell>
          <table:table-cell/>
          <table:table-cell table:formula="of:=([.AC31]-[.G31])*[.H31]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string">
            <text:p>Marine" тарелка рыба закаленная SL(196мм*160мм) со стикером 10256 TMP SL/St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/>
          <table:table-cell office:value-type="string">
            <text:p>ООО "Посуда Мира"</text:p>
          </table:table-cell>
          <table:table-cell office:value-type="string">
            <text:p>4606065016121</text:p>
          </table:table-cell>
          <table:table-cell table:number-columns-repeated="2"/>
          <table:table-cell office:value-type="string">
            <text:p>РПМ-000270</text:p>
          </table:table-cell>
          <table:table-cell table:number-columns-repeated="2"/>
          <table:table-cell office:value-type="float" office:value="64">
            <text:p>64</text:p>
          </table:table-cell>
          <table:table-cell office:value-type="float" office:value="35.41">
            <text:p>35,41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4"/>
          <table:table-cell table:formula="of:=[.AZ31]-[.AC31]" office:value-type="float" office:value="0">
            <text:p>0</text:p>
          </table:table-cell>
          <table:table-cell table:number-columns-repeated="2" office:value-type="float" office:value="12">
            <text:p>12</text:p>
          </table:table-cell>
          <table:table-cell office:value-type="string">
            <text:p>Тарелка <text:s/>закал. 196х160мм</text:p>
          </table:table-cell>
          <table:table-cell office:value-type="float" office:value="16377">
            <text:p>16377</text:p>
          </table:table-cell>
          <table:table-cell table:formula="of:=[.BC31]-[.L31]" office:value-type="float" office:value="0">
            <text:p>0</text:p>
          </table:table-cell>
          <table:table-cell office:value-type="float" office:value="35.41">
            <text:p>35,41</text:p>
          </table:table-cell>
          <table:table-cell table:formula="of:=[.BE31]/[.H31]" office:value-type="float" office:value="1">
            <text:p>1,00 ₽</text:p>
          </table:table-cell>
          <table:table-cell office:value-type="string">
            <text:p>880472</text:p>
          </table:table-cell>
          <table:table-cell office:value-type="float" office:value="12">
            <text:p>12</text:p>
          </table:table-cell>
          <table:table-cell office:value-type="float" office:value="35.41">
            <text:p>35,41</text:p>
          </table:table-cell>
          <table:table-cell office:value-type="float" office:value="424.92">
            <text:p>424,92</text:p>
          </table:table-cell>
          <table:table-cell office:value-type="string">
            <text:p>Пашабахча</text:p>
          </table:table-cell>
          <table:table-cell office:value-type="float" office:value="64">
            <text:p>64</text:p>
          </table:table-cell>
          <table:table-cell office:value-type="float" office:value="16377">
            <text:p>16377</text:p>
          </table:table-cell>
          <table:table-cell office:value-type="string">
            <text:p>{Тарелка <text:s/>закал. 196х160мм \ 10256 SL \ Марин \ }</text:p>
          </table:table-cell>
          <table:table-cell office:value-type="string">
            <text:p>РПМ-000111</text:p>
          </table:table-cell>
          <table:table-cell office:value-type="float" office:value="59">
            <text:p>59</text:p>
          </table:table-cell>
          <table:table-cell office:value-type="float" office:value="44964">
            <text:p>44964</text:p>
          </table:table-cell>
          <table:table-cell/>
          <table:table-cell table:number-columns-repeated="2" office:value-type="float" office:value="12">
            <text:p>12</text:p>
          </table:table-cell>
          <table:table-cell office:value-type="string">
            <text:p>Тарелка <text:s/>закал. 196х160мм</text:p>
          </table:table-cell>
          <table:table-cell office:value-type="float" office:value="16377">
            <text:p>16377</text:p>
          </table:table-cell>
          <table:table-cell office:value-type="float" office:value="35.41">
            <text:p>35,41</text:p>
          </table:table-cell>
          <table:table-cell office:value-type="string">
            <text:p>880472</text:p>
          </table:table-cell>
          <table:table-cell office:value-type="float" office:value="12">
            <text:p>12</text:p>
          </table:table-cell>
          <table:table-cell office:value-type="float" office:value="35.41">
            <text:p>35,41</text:p>
          </table:table-cell>
          <table:table-cell office:value-type="float" office:value="424.92">
            <text:p>424,92</text:p>
          </table:table-cell>
          <table:table-cell office:value-type="string">
            <text:p>Пашабахча</text:p>
          </table:table-cell>
          <table:table-cell office:value-type="float" office:value="64">
            <text:p>64</text:p>
          </table:table-cell>
          <table:table-cell office:value-type="float" office:value="16377">
            <text:p>16377</text:p>
          </table:table-cell>
          <table:table-cell office:value-type="string">
            <text:p>{Тарелка <text:s/>закал. 196х160мм \ 10256 SL \ Марин \ }</text:p>
          </table:table-cell>
          <table:table-cell office:value-type="string">
            <text:p>РПМ-000111</text:p>
          </table:table-cell>
          <table:table-cell office:value-type="float" office:value="59">
            <text:p>59</text:p>
          </table:table-cell>
          <table:table-cell office:value-type="float" office:value="44964">
            <text:p>44964</text:p>
          </table:table-cell>
          <table:table-cell table:number-columns-repeated="2"/>
          <table:table-cell table:number-columns-repeated="2" office:value-type="float" office:value="12">
            <text:p>12</text:p>
          </table:table-cell>
          <table:table-cell office:value-type="string">
            <text:p>Тарелка <text:s/>закал. 196х160мм</text:p>
          </table:table-cell>
          <table:table-cell office:value-type="float" office:value="16377">
            <text:p>16377</text:p>
          </table:table-cell>
          <table:table-cell office:value-type="float" office:value="35.41">
            <text:p>35,41</text:p>
          </table:table-cell>
          <table:table-cell office:value-type="string">
            <text:p>880472</text:p>
          </table:table-cell>
          <table:table-cell office:value-type="float" office:value="12">
            <text:p>12</text:p>
          </table:table-cell>
          <table:table-cell office:value-type="float" office:value="35.41">
            <text:p>35,41</text:p>
          </table:table-cell>
          <table:table-cell office:value-type="float" office:value="424.92">
            <text:p>424,92</text:p>
          </table:table-cell>
          <table:table-cell office:value-type="string">
            <text:p>Пашабахча</text:p>
          </table:table-cell>
          <table:table-cell office:value-type="float" office:value="64">
            <text:p>64</text:p>
          </table:table-cell>
          <table:table-cell office:value-type="float" office:value="16377">
            <text:p>16377</text:p>
          </table:table-cell>
          <table:table-cell office:value-type="string">
            <text:p>{Тарелка <text:s/>закал. 196х160мм \ 10256 SL \ Марин \ }</text:p>
          </table:table-cell>
          <table:table-cell office:value-type="string">
            <text:p>РПМ-000111</text:p>
          </table:table-cell>
          <table:table-cell office:value-type="float" office:value="59">
            <text:p>59</text:p>
          </table:table-cell>
          <table:table-cell office:value-type="float" office:value="44964">
            <text:p>44964</text:p>
          </table:table-cell>
          <table:table-cell/>
          <table:table-cell table:formula="of:=[.CK31]-[.AZ31]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/>
          <table:table-cell office:value-type="float" office:value="16377">
            <text:p>16377</text:p>
          </table:table-cell>
          <table:table-cell table:formula="of:=[.DH31]-[.L31]" office:value-type="float" office:value="0">
            <text:p>0</text:p>
          </table:table-cell>
        </table:table-row>
        <table:table-row table:style-name="ro1">
          <table:table-cell office:value-type="string">
            <text:p>Тарелка <text:s/>закал. 220мм гл.</text:p>
          </table:table-cell>
          <table:table-cell office:value-type="string">
            <text:p>10331</text:p>
          </table:table-cell>
          <table:table-cell office:value-type="string">
            <text:p>Бронза 220мм 1012429</text:p>
          </table:table-cell>
          <table:table-cell table:number-columns-repeated="3"/>
          <table:table-cell office:value-type="float" office:value="12">
            <text:p>12</text:p>
          </table:table-cell>
          <table:table-cell office:value-type="float" office:value="53.04">
            <text:p>53,04 ₽</text:p>
          </table:table-cell>
          <table:table-cell office:value-type="float" office:value="636.48">
            <text:p><text:s/>636,48 ₽ </text:p>
          </table:table-cell>
          <table:table-cell office:value-type="string">
            <text:p>Посуда,г.Бор(Пашабахче)</text:p>
          </table:table-cell>
          <table:table-cell table:style-name="ce4" table:formula="of:=ROUND([.H32]*1.8;0)+1" office:value-type="float" office:value="96">
            <text:p><text:s/>96,00 ₽ </text:p>
          </table:table-cell>
          <table:table-cell office:value-type="float" office:value="16379">
            <text:p>16379</text:p>
          </table:table-cell>
          <table:table-cell office:value-type="string">
            <text:p>{Тарелка <text:s/>закал. 220мм гл. \ 10331 \ Бронза 220мм 1012429 \ }</text:p>
          </table:table-cell>
          <table:table-cell office:value-type="string">
            <text:p>РПМ-000270</text:p>
          </table:table-cell>
          <table:table-cell office:value-type="float" office:value="143">
            <text:p>143</text:p>
          </table:table-cell>
          <table:table-cell office:value-type="date" office:date-value="2023-03-30">
            <text:p>30.03.23</text:p>
          </table:table-cell>
          <table:table-cell office:value-type="float" office:value="1570">
            <text:p>1570</text:p>
          </table:table-cell>
          <table:table-cell office:value-type="date" office:date-value="2023-04-05">
            <text:p>05.04.23</text:p>
          </table:table-cell>
          <table:table-cell office:value-type="string">
            <text:p>Стеклопласт</text:p>
          </table:table-cell>
          <table:table-cell office:value-type="string">
            <text:p>Броунз" тарелка суповая <text:s/>закал. 220мм SL со стикером 10331/Б <text:s/>TMP SL/St</text:p>
          </table:table-cell>
          <table:table-cell table:number-columns-repeated="2"/>
          <table:table-cell office:value-type="string">
            <text:p>879708</text:p>
          </table:table-cell>
          <table:table-cell table:formula="of:=[.K32]/[.H32]" office:value-type="percentage" office:value="1.80995475113122">
            <text:p>181%</text:p>
          </table:table-cell>
          <table:table-cell/>
          <table:table-cell office:value-type="string">
            <text:p>Россия</text:p>
          </table:table-cell>
          <table:table-cell/>
          <table:table-cell table:formula="of:=([.AC32]-[.G32])*[.H32]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string">
            <text:p>Броунз" тарелка суповая закал. 220мм SL со стикером 10331/Б TMP SL/St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/>
          <table:table-cell office:value-type="string">
            <text:p>ООО "Посуда Мира"</text:p>
          </table:table-cell>
          <table:table-cell office:value-type="string">
            <text:p>4606065014653</text:p>
          </table:table-cell>
          <table:table-cell table:number-columns-repeated="2"/>
          <table:table-cell office:value-type="string">
            <text:p>РПМ-000270</text:p>
          </table:table-cell>
          <table:table-cell table:number-columns-repeated="2"/>
          <table:table-cell office:value-type="float" office:value="79">
            <text:p>79</text:p>
          </table:table-cell>
          <table:table-cell office:value-type="float" office:value="44.01">
            <text:p>44,01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4"/>
          <table:table-cell table:formula="of:=[.AZ32]-[.AC32]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table:formula="of:=[.BU32]" office:value-type="string" office:string-value="Броунз&quot; тарелка суповая  закал. 220мм SL со стикером 10331/Б  TMP SL/St">
            <text:p>Броунз" тарелка суповая <text:s/>закал. 220мм SL со стикером 10331/Б <text:s/>TMP SL/St</text:p>
          </table:table-cell>
          <table:table-cell office:value-type="float" office:value="16379">
            <text:p>16379</text:p>
          </table:table-cell>
          <table:table-cell table:formula="of:=[.BC32]-[.L32]" office:value-type="float" office:value="0">
            <text:p>0</text:p>
          </table:table-cell>
          <table:table-cell table:formula="of:=[.BW32]" office:value-type="float" office:value="53.04">
            <text:p>53,04</text:p>
          </table:table-cell>
          <table:table-cell table:formula="of:=[.BE32]/[.H32]" office:value-type="float" office:value="1">
            <text:p>1,00 ₽</text:p>
          </table:table-cell>
          <table:table-cell table:formula="of:=[.BX32]" office:value-type="string" office:string-value="879708">
            <text:p>879708</text:p>
          </table:table-cell>
          <table:table-cell office:value-type="float" office:value="12">
            <text:p>12</text:p>
          </table:table-cell>
          <table:table-cell office:value-type="float" office:value="44.01">
            <text:p>44,01</text:p>
          </table:table-cell>
          <table:table-cell office:value-type="float" office:value="528.12">
            <text:p>528,12</text:p>
          </table:table-cell>
          <table:table-cell office:value-type="string">
            <text:p>Пашабахча</text:p>
          </table:table-cell>
          <table:table-cell office:value-type="float" office:value="79">
            <text:p>79</text:p>
          </table:table-cell>
          <table:table-cell office:value-type="float" office:value="16379">
            <text:p>16379</text:p>
          </table:table-cell>
          <table:table-cell office:value-type="string">
            <text:p>{Тарелка <text:s/>закал. 220мм гл. \ 10331 \ Бронза 220мм 1012429 \ }</text:p>
          </table:table-cell>
          <table:table-cell office:value-type="string">
            <text:p>РПМ-000247</text:p>
          </table:table-cell>
          <table:table-cell office:value-type="float" office:value="18">
            <text:p>18</text:p>
          </table:table-cell>
          <table:table-cell office:value-type="float" office:value="44358">
            <text:p>44358</text:p>
          </table:table-cell>
          <table:table-cell/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string">
            <text:p>Броунз" тарелка суповая <text:s/>закал. 220мм SL со стикером 10331/Б <text:s/>TMP SL/St</text:p>
          </table:table-cell>
          <table:table-cell/>
          <table:table-cell office:value-type="float" office:value="53.04">
            <text:p>53,04</text:p>
          </table:table-cell>
          <table:table-cell office:value-type="string">
            <text:p>879708</text:p>
          </table:table-cell>
          <table:table-cell/>
          <table:table-cell office:value-type="float" office:value="53.04">
            <text:p>53,04</text:p>
          </table:table-cell>
          <table:table-cell/>
          <table:table-cell office:value-type="string">
            <text:p>Пашабахча</text:p>
          </table:table-cell>
          <table:table-cell table:number-columns-repeated="7"/>
          <table:table-cell table:style-name="ce3" office:value-type="string">
            <text:p>проверить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string">
            <text:p>Броунз" тарелка суповая <text:s/>закал. 220мм SL со стикером 10331/Б <text:s/>TMP SL/St</text:p>
          </table:table-cell>
          <table:table-cell/>
          <table:table-cell office:value-type="float" office:value="53.04">
            <text:p>53,04</text:p>
          </table:table-cell>
          <table:table-cell office:value-type="string">
            <text:p>879708</text:p>
          </table:table-cell>
          <table:table-cell/>
          <table:table-cell office:value-type="float" office:value="53.04">
            <text:p>53,04</text:p>
          </table:table-cell>
          <table:table-cell/>
          <table:table-cell office:value-type="string">
            <text:p>Пашабахча</text:p>
          </table:table-cell>
          <table:table-cell table:number-columns-repeated="7"/>
          <table:table-cell table:formula="of:=[.CK32]-[.AZ32]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3" office:value-type="string">
            <text:p>цена</text:p>
          </table:table-cell>
          <table:table-cell office:value-type="float" office:value="16379">
            <text:p>16379</text:p>
          </table:table-cell>
          <table:table-cell table:formula="of:=[.DH32]-[.L32]" office:value-type="float" office:value="0">
            <text:p>0</text:p>
          </table:table-cell>
        </table:table-row>
        <table:table-row table:style-name="ro1">
          <table:table-cell office:value-type="string">
            <text:p>Набор бокал. 1/2 270мл</text:p>
          </table:table-cell>
          <table:table-cell office:value-type="string">
            <text:p>PSB 44159</text:p>
          </table:table-cell>
          <table:table-cell office:value-type="string">
            <text:p>IRISH COFEE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float" office:value="209.88">
            <text:p>209,88 ₽</text:p>
          </table:table-cell>
          <table:table-cell office:value-type="float" office:value="1049.4">
            <text:p><text:s/>1 049,40 ₽ </text:p>
          </table:table-cell>
          <table:table-cell office:value-type="string">
            <text:p>Пашабахча, г.Бор</text:p>
          </table:table-cell>
          <table:table-cell office:value-type="float" office:value="378">
            <text:p><text:s/>378,00 ₽ </text:p>
          </table:table-cell>
          <table:table-cell office:value-type="float" office:value="16876">
            <text:p>16876</text:p>
          </table:table-cell>
          <table:table-cell office:value-type="string">
            <text:p>{Набор бокал. 1/2 270мл \ PSB 44159 \ IRISH COFEE \ }</text:p>
          </table:table-cell>
          <table:table-cell office:value-type="string">
            <text:p>РПМ-000270</text:p>
          </table:table-cell>
          <table:table-cell office:value-type="float" office:value="77">
            <text:p>77</text:p>
          </table:table-cell>
          <table:table-cell office:value-type="date" office:date-value="2023-03-30">
            <text:p>30.03.23</text:p>
          </table:table-cell>
          <table:table-cell office:value-type="float" office:value="1570">
            <text:p>1570</text:p>
          </table:table-cell>
          <table:table-cell office:value-type="date" office:date-value="2023-04-05">
            <text:p>05.04.23</text:p>
          </table:table-cell>
          <table:table-cell office:value-type="string">
            <text:p>Стеклопласт</text:p>
          </table:table-cell>
          <table:table-cell office:value-type="string">
            <text:p>Irish coffee"кружка 2 шт.(v-270cc)/12/Бол 44159/Бол</text:p>
          </table:table-cell>
          <table:table-cell table:number-columns-repeated="2"/>
          <table:table-cell office:value-type="string">
            <text:p>K0025131</text:p>
          </table:table-cell>
          <table:table-cell table:formula="of:=[.K33]/[.H33]" office:value-type="percentage" office:value="1.80102915951973">
            <text:p>180%</text:p>
          </table:table-cell>
          <table:table-cell/>
          <table:table-cell office:value-type="string">
            <text:p>Пашабахча, г.Бор</text:p>
          </table:table-cell>
          <table:table-cell/>
          <table:table-cell table:formula="of:=([.AC33]-[.G33])*[.H33]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Irish coffee"кружка 2 шт.(v-270cc)/12/Бол 44159/Бол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/>
          <table:table-cell office:value-type="string">
            <text:p>ООО "Посуда Мира"</text:p>
          </table:table-cell>
          <table:table-cell office:value-type="string">
            <text:p>8693357091542</text:p>
          </table:table-cell>
          <table:table-cell table:number-columns-repeated="2"/>
          <table:table-cell office:value-type="string">
            <text:p>РПМ-000270</text:p>
          </table:table-cell>
          <table:table-cell table:number-columns-repeated="2"/>
          <table:table-cell office:value-type="float" office:value="378">
            <text:p>378</text:p>
          </table:table-cell>
          <table:table-cell office:value-type="float" office:value="209.88">
            <text:p>209,88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4"/>
          <table:table-cell table:formula="of:=[.AZ33]-[.AC33]" office:value-type="float" office:value="0">
            <text:p>0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Набор бокал. 1/2 270мл</text:p>
          </table:table-cell>
          <table:table-cell office:value-type="float" office:value="16876">
            <text:p>16876</text:p>
          </table:table-cell>
          <table:table-cell table:formula="of:=[.BC33]-[.L33]" office:value-type="float" office:value="0">
            <text:p>0</text:p>
          </table:table-cell>
          <table:table-cell office:value-type="float" office:value="209.88">
            <text:p>209,88</text:p>
          </table:table-cell>
          <table:table-cell table:formula="of:=[.BE33]/[.H33]" office:value-type="float" office:value="1">
            <text:p>1,00 ₽</text:p>
          </table:table-cell>
          <table:table-cell office:value-type="string">
            <text:p>K0025131</text:p>
          </table:table-cell>
          <table:table-cell office:value-type="float" office:value="12">
            <text:p>12</text:p>
          </table:table-cell>
          <table:table-cell office:value-type="float" office:value="209.88">
            <text:p>209,88</text:p>
          </table:table-cell>
          <table:table-cell office:value-type="float" office:value="2518.56">
            <text:p>2518,56</text:p>
          </table:table-cell>
          <table:table-cell office:value-type="string">
            <text:p>Пашабахча</text:p>
          </table:table-cell>
          <table:table-cell office:value-type="float" office:value="378">
            <text:p>378</text:p>
          </table:table-cell>
          <table:table-cell office:value-type="float" office:value="16876">
            <text:p>16876</text:p>
          </table:table-cell>
          <table:table-cell office:value-type="string">
            <text:p>{Набор бокал. 1/2 270мл \ PSB 44159 \ IRISH COFEE \ }</text:p>
          </table:table-cell>
          <table:table-cell office:value-type="string">
            <text:p>РПМ-000514</text:p>
          </table:table-cell>
          <table:table-cell office:value-type="float" office:value="65">
            <text:p>65</text:p>
          </table:table-cell>
          <table:table-cell office:value-type="float" office:value="44812">
            <text:p>44812</text:p>
          </table:table-cell>
          <table:table-cell/>
          <table:table-cell table:number-columns-repeated="2" office:value-type="float" office:value="5">
            <text:p>5</text:p>
          </table:table-cell>
          <table:table-cell office:value-type="string">
            <text:p>Набор бокал. 1/2 270мл</text:p>
          </table:table-cell>
          <table:table-cell office:value-type="float" office:value="16876">
            <text:p>16876</text:p>
          </table:table-cell>
          <table:table-cell office:value-type="float" office:value="209.88">
            <text:p>209,88</text:p>
          </table:table-cell>
          <table:table-cell office:value-type="string">
            <text:p>K0025131</text:p>
          </table:table-cell>
          <table:table-cell office:value-type="float" office:value="12">
            <text:p>12</text:p>
          </table:table-cell>
          <table:table-cell office:value-type="float" office:value="209.88">
            <text:p>209,88</text:p>
          </table:table-cell>
          <table:table-cell office:value-type="float" office:value="2518.56">
            <text:p>2518,56</text:p>
          </table:table-cell>
          <table:table-cell office:value-type="string">
            <text:p>Пашабахча</text:p>
          </table:table-cell>
          <table:table-cell office:value-type="float" office:value="378">
            <text:p>378</text:p>
          </table:table-cell>
          <table:table-cell office:value-type="float" office:value="16876">
            <text:p>16876</text:p>
          </table:table-cell>
          <table:table-cell office:value-type="string">
            <text:p>{Набор бокал. 1/2 270мл \ PSB 44159 \ IRISH COFEE \ }</text:p>
          </table:table-cell>
          <table:table-cell office:value-type="string">
            <text:p>РПМ-000514</text:p>
          </table:table-cell>
          <table:table-cell office:value-type="float" office:value="65">
            <text:p>65</text:p>
          </table:table-cell>
          <table:table-cell office:value-type="float" office:value="44812">
            <text:p>44812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 office:value-type="string">
            <text:p>Набор бокал. 1/2 270мл</text:p>
          </table:table-cell>
          <table:table-cell office:value-type="float" office:value="16876">
            <text:p>16876</text:p>
          </table:table-cell>
          <table:table-cell office:value-type="float" office:value="209.88">
            <text:p>209,88</text:p>
          </table:table-cell>
          <table:table-cell office:value-type="string">
            <text:p>K0025131</text:p>
          </table:table-cell>
          <table:table-cell office:value-type="float" office:value="12">
            <text:p>12</text:p>
          </table:table-cell>
          <table:table-cell office:value-type="float" office:value="209.88">
            <text:p>209,88</text:p>
          </table:table-cell>
          <table:table-cell office:value-type="float" office:value="2518.56">
            <text:p>2518,56</text:p>
          </table:table-cell>
          <table:table-cell office:value-type="string">
            <text:p>Пашабахча</text:p>
          </table:table-cell>
          <table:table-cell office:value-type="float" office:value="378">
            <text:p>378</text:p>
          </table:table-cell>
          <table:table-cell office:value-type="float" office:value="16876">
            <text:p>16876</text:p>
          </table:table-cell>
          <table:table-cell office:value-type="string">
            <text:p>{Набор бокал. 1/2 270мл \ PSB 44159 \ IRISH COFEE \ }</text:p>
          </table:table-cell>
          <table:table-cell office:value-type="string">
            <text:p>РПМ-000514</text:p>
          </table:table-cell>
          <table:table-cell office:value-type="float" office:value="65">
            <text:p>65</text:p>
          </table:table-cell>
          <table:table-cell office:value-type="float" office:value="44812">
            <text:p>44812</text:p>
          </table:table-cell>
          <table:table-cell/>
          <table:table-cell table:formula="of:=[.CK33]-[.AZ33]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/>
          <table:table-cell office:value-type="float" office:value="16876">
            <text:p>16876</text:p>
          </table:table-cell>
          <table:table-cell table:formula="of:=[.DH33]-[.L33]" office:value-type="float" office:value="0">
            <text:p>0</text:p>
          </table:table-cell>
        </table:table-row>
        <table:table-row table:style-name="ro1">
          <table:table-cell office:value-type="string">
            <text:p>Кружка "Прага" </text:p>
          </table:table-cell>
          <table:table-cell office:value-type="string">
            <text:p>OCZ1416</text:p>
          </table:table-cell>
          <table:table-cell table:number-columns-repeated="4"/>
          <table:table-cell office:value-type="float" office:value="24">
            <text:p>24</text:p>
          </table:table-cell>
          <table:table-cell office:value-type="float" office:value="25.62">
            <text:p>25,62 ₽</text:p>
          </table:table-cell>
          <table:table-cell office:value-type="float" office:value="614.88">
            <text:p><text:s/>614,88 ₽ </text:p>
          </table:table-cell>
          <table:table-cell office:value-type="string">
            <text:p>ОСЗ</text:p>
          </table:table-cell>
          <table:table-cell office:value-type="float" office:value="47">
            <text:p><text:s/>47,00 ₽ </text:p>
          </table:table-cell>
          <table:table-cell office:value-type="float" office:value="17447">
            <text:p>17447</text:p>
          </table:table-cell>
          <table:table-cell office:value-type="string">
            <text:p>{Кружка "Прага" <text:s/>\ OCZ1416 \ <text:s/>\ }</text:p>
          </table:table-cell>
          <table:table-cell office:value-type="string">
            <text:p>РПМ-000270</text:p>
          </table:table-cell>
          <table:table-cell office:value-type="float" office:value="184">
            <text:p>184</text:p>
          </table:table-cell>
          <table:table-cell office:value-type="date" office:date-value="2023-03-30">
            <text:p>30.03.23</text:p>
          </table:table-cell>
          <table:table-cell office:value-type="float" office:value="1570">
            <text:p>1570</text:p>
          </table:table-cell>
          <table:table-cell office:value-type="date" office:date-value="2023-04-05">
            <text:p>05.04.23</text:p>
          </table:table-cell>
          <table:table-cell office:value-type="string">
            <text:p>Стеклопласт</text:p>
          </table:table-cell>
          <table:table-cell office:value-type="string">
            <text:p>Прага" кружка 200 мл 08с1416-49</text:p>
          </table:table-cell>
          <table:table-cell table:number-columns-repeated="2"/>
          <table:table-cell office:value-type="string">
            <text:p>K0015355</text:p>
          </table:table-cell>
          <table:table-cell table:formula="of:=[.K34]/[.H34]" office:value-type="percentage" office:value="1.83450429352069">
            <text:p>183%</text:p>
          </table:table-cell>
          <table:table-cell/>
          <table:table-cell office:value-type="string">
            <text:p>Россия</text:p>
          </table:table-cell>
          <table:table-cell/>
          <table:table-cell table:formula="of:=([.AC34]-[.G34])*[.H34]"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string">
            <text:p>Прага" кружка 200 мл 08с1416-49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ООО "Посуда Мира"</text:p>
          </table:table-cell>
          <table:table-cell office:value-type="string">
            <text:p>4660003900750</text:p>
          </table:table-cell>
          <table:table-cell table:number-columns-repeated="2"/>
          <table:table-cell office:value-type="string">
            <text:p>РПМ-000270</text:p>
          </table:table-cell>
          <table:table-cell table:number-columns-repeated="2"/>
          <table:table-cell office:value-type="float" office:value="47">
            <text:p>47</text:p>
          </table:table-cell>
          <table:table-cell office:value-type="float" office:value="25.62">
            <text:p>25,62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9.6">
            <text:p>9,6</text:p>
          </table:table-cell>
          <table:table-cell table:number-columns-repeated="4"/>
          <table:table-cell table:formula="of:=[.AZ34]-[.AC34]"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string">
            <text:p>Кружка "Прага" </text:p>
          </table:table-cell>
          <table:table-cell office:value-type="float" office:value="17447">
            <text:p>17447</text:p>
          </table:table-cell>
          <table:table-cell table:formula="of:=[.BC34]-[.L34]" office:value-type="float" office:value="0">
            <text:p>0</text:p>
          </table:table-cell>
          <table:table-cell office:value-type="float" office:value="25.62">
            <text:p>25,62</text:p>
          </table:table-cell>
          <table:table-cell table:formula="of:=[.BE34]/[.H34]" office:value-type="float" office:value="1">
            <text:p>1,00 ₽</text:p>
          </table:table-cell>
          <table:table-cell office:value-type="string">
            <text:p>K0015355</text:p>
          </table:table-cell>
          <table:table-cell office:value-type="float" office:value="48">
            <text:p>48</text:p>
          </table:table-cell>
          <table:table-cell office:value-type="float" office:value="25.62">
            <text:p>25,62</text:p>
          </table:table-cell>
          <table:table-cell office:value-type="float" office:value="1229.76">
            <text:p>1229,76</text:p>
          </table:table-cell>
          <table:table-cell office:value-type="string">
            <text:p>ОСЗ</text:p>
          </table:table-cell>
          <table:table-cell office:value-type="float" office:value="47">
            <text:p>47</text:p>
          </table:table-cell>
          <table:table-cell office:value-type="float" office:value="17447">
            <text:p>17447</text:p>
          </table:table-cell>
          <table:table-cell office:value-type="string">
            <text:p>{Кружка "Прага" <text:s/>\ OCZ1416 \ <text:s/>\ }</text:p>
          </table:table-cell>
          <table:table-cell office:value-type="string">
            <text:p>РПМ-000111</text:p>
          </table:table-cell>
          <table:table-cell office:value-type="float" office:value="31">
            <text:p>31</text:p>
          </table:table-cell>
          <table:table-cell office:value-type="float" office:value="44964">
            <text:p>44964</text:p>
          </table:table-cell>
          <table:table-cell/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string">
            <text:p>Кружка "Прага" </text:p>
          </table:table-cell>
          <table:table-cell office:value-type="float" office:value="17447">
            <text:p>17447</text:p>
          </table:table-cell>
          <table:table-cell office:value-type="float" office:value="25.62">
            <text:p>25,62</text:p>
          </table:table-cell>
          <table:table-cell office:value-type="string">
            <text:p>K0015355</text:p>
          </table:table-cell>
          <table:table-cell office:value-type="float" office:value="48">
            <text:p>48</text:p>
          </table:table-cell>
          <table:table-cell office:value-type="float" office:value="25.62">
            <text:p>25,62</text:p>
          </table:table-cell>
          <table:table-cell office:value-type="float" office:value="1229.76">
            <text:p>1229,76</text:p>
          </table:table-cell>
          <table:table-cell office:value-type="string">
            <text:p>ОСЗ</text:p>
          </table:table-cell>
          <table:table-cell office:value-type="float" office:value="47">
            <text:p>47</text:p>
          </table:table-cell>
          <table:table-cell office:value-type="float" office:value="17447">
            <text:p>17447</text:p>
          </table:table-cell>
          <table:table-cell office:value-type="string">
            <text:p>{Кружка "Прага" <text:s/>\ OCZ1416 \ <text:s/>\ }</text:p>
          </table:table-cell>
          <table:table-cell office:value-type="string">
            <text:p>РПМ-000111</text:p>
          </table:table-cell>
          <table:table-cell office:value-type="float" office:value="31">
            <text:p>31</text:p>
          </table:table-cell>
          <table:table-cell office:value-type="float" office:value="44964">
            <text:p>44964</text:p>
          </table:table-cell>
          <table:table-cell table:number-columns-repeated="2"/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string">
            <text:p>Кружка "Прага" </text:p>
          </table:table-cell>
          <table:table-cell office:value-type="float" office:value="17447">
            <text:p>17447</text:p>
          </table:table-cell>
          <table:table-cell office:value-type="float" office:value="25.62">
            <text:p>25,62</text:p>
          </table:table-cell>
          <table:table-cell office:value-type="string">
            <text:p>K0015355</text:p>
          </table:table-cell>
          <table:table-cell office:value-type="float" office:value="48">
            <text:p>48</text:p>
          </table:table-cell>
          <table:table-cell office:value-type="float" office:value="25.62">
            <text:p>25,62</text:p>
          </table:table-cell>
          <table:table-cell office:value-type="float" office:value="1229.76">
            <text:p>1229,76</text:p>
          </table:table-cell>
          <table:table-cell office:value-type="string">
            <text:p>ОСЗ</text:p>
          </table:table-cell>
          <table:table-cell office:value-type="float" office:value="47">
            <text:p>47</text:p>
          </table:table-cell>
          <table:table-cell office:value-type="float" office:value="17447">
            <text:p>17447</text:p>
          </table:table-cell>
          <table:table-cell office:value-type="string">
            <text:p>{Кружка "Прага" <text:s/>\ OCZ1416 \ <text:s/>\ }</text:p>
          </table:table-cell>
          <table:table-cell office:value-type="string">
            <text:p>РПМ-000111</text:p>
          </table:table-cell>
          <table:table-cell office:value-type="float" office:value="31">
            <text:p>31</text:p>
          </table:table-cell>
          <table:table-cell office:value-type="float" office:value="44964">
            <text:p>44964</text:p>
          </table:table-cell>
          <table:table-cell/>
          <table:table-cell table:formula="of:=[.CK34]-[.AZ34]" office:value-type="float" office:value="0">
            <text:p>0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9.6">
            <text:p>9,6</text:p>
          </table:table-cell>
          <table:table-cell/>
          <table:table-cell office:value-type="float" office:value="17447">
            <text:p>17447</text:p>
          </table:table-cell>
          <table:table-cell table:formula="of:=[.DH34]-[.L34]" office:value-type="float" office:value="0">
            <text:p>0</text:p>
          </table:table-cell>
        </table:table-row>
        <table:table-row table:style-name="ro1">
          <table:table-cell office:value-type="string">
            <text:p>Кружка "Капучино" Р</text:p>
          </table:table-cell>
          <table:table-cell office:value-type="string">
            <text:p>09с1488</text:p>
          </table:table-cell>
          <table:table-cell table:number-columns-repeated="4"/>
          <table:table-cell office:value-type="float" office:value="24">
            <text:p>24</text:p>
          </table:table-cell>
          <table:table-cell office:value-type="float" office:value="47.09">
            <text:p>47,09 ₽</text:p>
          </table:table-cell>
          <table:table-cell office:value-type="float" office:value="1130.16">
            <text:p><text:s/>1 130,16 ₽ </text:p>
          </table:table-cell>
          <table:table-cell office:value-type="string">
            <text:p>ОСЗ</text:p>
          </table:table-cell>
          <table:table-cell office:value-type="float" office:value="85">
            <text:p><text:s/>85,00 ₽ </text:p>
          </table:table-cell>
          <table:table-cell office:value-type="float" office:value="17450">
            <text:p>17450</text:p>
          </table:table-cell>
          <table:table-cell office:value-type="string">
            <text:p>{Кружка "Капучино" Р \ 09с1488 \ <text:s/>\ }</text:p>
          </table:table-cell>
          <table:table-cell office:value-type="string">
            <text:p>РПМ-000270</text:p>
          </table:table-cell>
          <table:table-cell office:value-type="float" office:value="166">
            <text:p>166</text:p>
          </table:table-cell>
          <table:table-cell office:value-type="date" office:date-value="2023-03-30">
            <text:p>30.03.23</text:p>
          </table:table-cell>
          <table:table-cell office:value-type="float" office:value="1570">
            <text:p>1570</text:p>
          </table:table-cell>
          <table:table-cell office:value-type="date" office:date-value="2023-04-05">
            <text:p>05.04.23</text:p>
          </table:table-cell>
          <table:table-cell office:value-type="string">
            <text:p>Стеклопласт</text:p>
          </table:table-cell>
          <table:table-cell office:value-type="string">
            <text:p>XXXL" кружка 400 мл 09с1488-54</text:p>
          </table:table-cell>
          <table:table-cell table:number-columns-repeated="2"/>
          <table:table-cell office:value-type="string">
            <text:p>K0025419</text:p>
          </table:table-cell>
          <table:table-cell table:formula="of:=[.K35]/[.H35]" office:value-type="percentage" office:value="1.80505415162455">
            <text:p>181%</text:p>
          </table:table-cell>
          <table:table-cell/>
          <table:table-cell office:value-type="string">
            <text:p>Россия</text:p>
          </table:table-cell>
          <table:table-cell/>
          <table:table-cell table:formula="of:=([.AC35]-[.G35])*[.H35]"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string">
            <text:p>XXXL" кружка 400 мл 09с1488-54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/>
          <table:table-cell office:value-type="string">
            <text:p>ООО "Посуда Мира"</text:p>
          </table:table-cell>
          <table:table-cell office:value-type="string">
            <text:p>4660003907612</text:p>
          </table:table-cell>
          <table:table-cell table:number-columns-repeated="2"/>
          <table:table-cell office:value-type="string">
            <text:p>РПМ-000270</text:p>
          </table:table-cell>
          <table:table-cell table:number-columns-repeated="2"/>
          <table:table-cell office:value-type="float" office:value="85">
            <text:p>85</text:p>
          </table:table-cell>
          <table:table-cell office:value-type="float" office:value="47.09">
            <text:p>47,09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/>
          <table:table-cell table:formula="of:=[.AZ35]-[.AC35]"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12">
            <text:p>12</text:p>
          </table:table-cell>
          <table:table-cell office:value-type="string">
            <text:p>Кружка "Капучино" Р</text:p>
          </table:table-cell>
          <table:table-cell office:value-type="float" office:value="17450">
            <text:p>17450</text:p>
          </table:table-cell>
          <table:table-cell table:formula="of:=[.BC35]-[.L35]" office:value-type="float" office:value="0">
            <text:p>0</text:p>
          </table:table-cell>
          <table:table-cell office:value-type="float" office:value="47.09">
            <text:p>47,09</text:p>
          </table:table-cell>
          <table:table-cell table:formula="of:=[.BE35]/[.H35]" office:value-type="float" office:value="1">
            <text:p>1,00 ₽</text:p>
          </table:table-cell>
          <table:table-cell office:value-type="string">
            <text:p>K0025419</text:p>
          </table:table-cell>
          <table:table-cell office:value-type="float" office:value="12">
            <text:p>12</text:p>
          </table:table-cell>
          <table:table-cell office:value-type="float" office:value="47.09">
            <text:p>47,09</text:p>
          </table:table-cell>
          <table:table-cell office:value-type="float" office:value="565.08">
            <text:p>565,08</text:p>
          </table:table-cell>
          <table:table-cell office:value-type="string">
            <text:p>ОСЗ</text:p>
          </table:table-cell>
          <table:table-cell office:value-type="float" office:value="85">
            <text:p>85</text:p>
          </table:table-cell>
          <table:table-cell office:value-type="float" office:value="17450">
            <text:p>17450</text:p>
          </table:table-cell>
          <table:table-cell office:value-type="string">
            <text:p>{Кружка "Капучино" Р \ 09с1488 \ <text:s/>\ }</text:p>
          </table:table-cell>
          <table:table-cell office:value-type="string">
            <text:p>РПМ-000111</text:p>
          </table:table-cell>
          <table:table-cell office:value-type="float" office:value="32">
            <text:p>32</text:p>
          </table:table-cell>
          <table:table-cell office:value-type="float" office:value="44964">
            <text:p>44964</text:p>
          </table:table-cell>
          <table:table-cell/>
          <table:table-cell office:value-type="float" office:value="24">
            <text:p>24</text:p>
          </table:table-cell>
          <table:table-cell office:value-type="float" office:value="12">
            <text:p>12</text:p>
          </table:table-cell>
          <table:table-cell office:value-type="string">
            <text:p>Кружка "Капучино" Р</text:p>
          </table:table-cell>
          <table:table-cell office:value-type="float" office:value="17450">
            <text:p>17450</text:p>
          </table:table-cell>
          <table:table-cell office:value-type="float" office:value="47.09">
            <text:p>47,09</text:p>
          </table:table-cell>
          <table:table-cell office:value-type="string">
            <text:p>K0025419</text:p>
          </table:table-cell>
          <table:table-cell office:value-type="float" office:value="12">
            <text:p>12</text:p>
          </table:table-cell>
          <table:table-cell office:value-type="float" office:value="47.09">
            <text:p>47,09</text:p>
          </table:table-cell>
          <table:table-cell office:value-type="float" office:value="565.08">
            <text:p>565,08</text:p>
          </table:table-cell>
          <table:table-cell office:value-type="string">
            <text:p>ОСЗ</text:p>
          </table:table-cell>
          <table:table-cell office:value-type="float" office:value="85">
            <text:p>85</text:p>
          </table:table-cell>
          <table:table-cell office:value-type="float" office:value="17450">
            <text:p>17450</text:p>
          </table:table-cell>
          <table:table-cell office:value-type="string">
            <text:p>{Кружка "Капучино" Р \ 09с1488 \ <text:s/>\ }</text:p>
          </table:table-cell>
          <table:table-cell office:value-type="string">
            <text:p>РПМ-000111</text:p>
          </table:table-cell>
          <table:table-cell office:value-type="float" office:value="32">
            <text:p>32</text:p>
          </table:table-cell>
          <table:table-cell office:value-type="float" office:value="44964">
            <text:p>44964</text:p>
          </table:table-cell>
          <table:table-cell table:number-columns-repeated="2"/>
          <table:table-cell office:value-type="float" office:value="24">
            <text:p>24</text:p>
          </table:table-cell>
          <table:table-cell office:value-type="float" office:value="12">
            <text:p>12</text:p>
          </table:table-cell>
          <table:table-cell office:value-type="string">
            <text:p>Кружка "Капучино" Р</text:p>
          </table:table-cell>
          <table:table-cell office:value-type="float" office:value="17450">
            <text:p>17450</text:p>
          </table:table-cell>
          <table:table-cell office:value-type="float" office:value="47.09">
            <text:p>47,09</text:p>
          </table:table-cell>
          <table:table-cell office:value-type="string">
            <text:p>K0025419</text:p>
          </table:table-cell>
          <table:table-cell office:value-type="float" office:value="12">
            <text:p>12</text:p>
          </table:table-cell>
          <table:table-cell office:value-type="float" office:value="47.09">
            <text:p>47,09</text:p>
          </table:table-cell>
          <table:table-cell office:value-type="float" office:value="565.08">
            <text:p>565,08</text:p>
          </table:table-cell>
          <table:table-cell office:value-type="string">
            <text:p>ОСЗ</text:p>
          </table:table-cell>
          <table:table-cell office:value-type="float" office:value="85">
            <text:p>85</text:p>
          </table:table-cell>
          <table:table-cell office:value-type="float" office:value="17450">
            <text:p>17450</text:p>
          </table:table-cell>
          <table:table-cell office:value-type="string">
            <text:p>{Кружка "Капучино" Р \ 09с1488 \ <text:s/>\ }</text:p>
          </table:table-cell>
          <table:table-cell office:value-type="string">
            <text:p>РПМ-000111</text:p>
          </table:table-cell>
          <table:table-cell office:value-type="float" office:value="32">
            <text:p>32</text:p>
          </table:table-cell>
          <table:table-cell office:value-type="float" office:value="44964">
            <text:p>44964</text:p>
          </table:table-cell>
          <table:table-cell/>
          <table:table-cell table:formula="of:=[.CK35]-[.AZ35]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/>
          <table:table-cell office:value-type="float" office:value="17450">
            <text:p>17450</text:p>
          </table:table-cell>
          <table:table-cell table:formula="of:=[.DH35]-[.L35]" office:value-type="float" office:value="0">
            <text:p>0</text:p>
          </table:table-cell>
        </table:table-row>
        <table:table-row table:style-name="ro1">
          <table:table-cell office:value-type="string">
            <text:p>Кружка закал БАЛТИК-ПРОФЕССИОНАЛ</text:p>
          </table:table-cell>
          <table:table-cell office:value-type="string">
            <text:p>55223 SL</text:p>
          </table:table-cell>
          <table:table-cell office:value-type="string">
            <text:p>277мл</text:p>
          </table:table-cell>
          <table:table-cell table:number-columns-repeated="3"/>
          <table:table-cell office:value-type="float" office:value="12">
            <text:p>12</text:p>
          </table:table-cell>
          <table:table-cell office:value-type="float" office:value="54.39">
            <text:p>54,39 ₽</text:p>
          </table:table-cell>
          <table:table-cell office:value-type="float" office:value="652.68">
            <text:p><text:s/>652,68 ₽ </text:p>
          </table:table-cell>
          <table:table-cell office:value-type="string">
            <text:p>Пашабахча</text:p>
          </table:table-cell>
          <table:table-cell table:style-name="ce4" table:formula="of:=ROUND([.H36]*1.8;0)" office:value-type="float" office:value="98">
            <text:p><text:s/>98,00 ₽ </text:p>
          </table:table-cell>
          <table:table-cell office:value-type="float" office:value="17520">
            <text:p>17520</text:p>
          </table:table-cell>
          <table:table-cell office:value-type="string">
            <text:p>{Кружка закал БАЛТИК-ПРОФЕССИОНАЛ \ 55223 SL \ 277мл \ }</text:p>
          </table:table-cell>
          <table:table-cell office:value-type="string">
            <text:p>РПМ-000270</text:p>
          </table:table-cell>
          <table:table-cell office:value-type="float" office:value="9">
            <text:p>9</text:p>
          </table:table-cell>
          <table:table-cell office:value-type="date" office:date-value="2023-03-30">
            <text:p>30.03.23</text:p>
          </table:table-cell>
          <table:table-cell office:value-type="float" office:value="1570">
            <text:p>1570</text:p>
          </table:table-cell>
          <table:table-cell office:value-type="date" office:date-value="2023-04-05">
            <text:p>05.04.23</text:p>
          </table:table-cell>
          <table:table-cell office:value-type="string">
            <text:p>Стеклопласт</text:p>
          </table:table-cell>
          <table:table-cell office:value-type="string">
            <text:p>Baltic" кружка 277мл закал. SL 55223 SL</text:p>
          </table:table-cell>
          <table:table-cell table:number-columns-repeated="2"/>
          <table:table-cell office:value-type="string">
            <text:p>K0013512</text:p>
          </table:table-cell>
          <table:table-cell table:formula="of:=[.K36]/[.H36]" office:value-type="percentage" office:value="1.8018018018018">
            <text:p>180%</text:p>
          </table:table-cell>
          <table:table-cell table:number-columns-repeated="3"/>
          <table:table-cell table:formula="of:=([.AC36]-[.G36])*[.H36]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string">
            <text:p>Baltic" кружка 277мл закал. SL 55223 SL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ООО "Посуда Мира"</text:p>
          </table:table-cell>
          <table:table-cell office:value-type="string">
            <text:p>2000135120015</text:p>
          </table:table-cell>
          <table:table-cell table:number-columns-repeated="2"/>
          <table:table-cell office:value-type="string">
            <text:p>РПМ-000270</text:p>
          </table:table-cell>
          <table:table-cell table:number-columns-repeated="2"/>
          <table:table-cell office:value-type="float" office:value="95">
            <text:p>95</text:p>
          </table:table-cell>
          <table:table-cell office:value-type="float" office:value="52.55">
            <text:p>52,55</text:p>
          </table:table-cell>
          <table:table-cell office:value-type="float" office:value="12">
            <text:p>12</text:p>
          </table:table-cell>
          <table:table-cell table:number-columns-repeated="3" office:value-type="float" office:value="0">
            <text:p>0</text:p>
          </table:table-cell>
          <table:table-cell table:number-columns-repeated="4"/>
          <table:table-cell table:formula="of:=[.AZ36]-[.AC36]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string">
            <text:p>Кружка закал БАЛТИК-ПРОФЕССИОНАЛ</text:p>
          </table:table-cell>
          <table:table-cell office:value-type="float" office:value="17520">
            <text:p>17520</text:p>
          </table:table-cell>
          <table:table-cell table:formula="of:=[.BC36]-[.L36]" office:value-type="float" office:value="0">
            <text:p>0</text:p>
          </table:table-cell>
          <table:table-cell office:value-type="float" office:value="54.39">
            <text:p>54,39</text:p>
          </table:table-cell>
          <table:table-cell table:formula="of:=[.BE36]/[.H36]" office:value-type="float" office:value="1">
            <text:p>1,00 ₽</text:p>
          </table:table-cell>
          <table:table-cell office:value-type="string">
            <text:p>K0013512</text:p>
          </table:table-cell>
          <table:table-cell office:value-type="float" office:value="12">
            <text:p>12</text:p>
          </table:table-cell>
          <table:table-cell office:value-type="float" office:value="52.55">
            <text:p>52,55</text:p>
          </table:table-cell>
          <table:table-cell office:value-type="float" office:value="630.6">
            <text:p>630,6</text:p>
          </table:table-cell>
          <table:table-cell office:value-type="string">
            <text:p>Пашабахча</text:p>
          </table:table-cell>
          <table:table-cell office:value-type="float" office:value="95">
            <text:p>95</text:p>
          </table:table-cell>
          <table:table-cell office:value-type="float" office:value="17520">
            <text:p>17520</text:p>
          </table:table-cell>
          <table:table-cell office:value-type="string">
            <text:p>{Кружка закал БАЛТИК-ПРОФЕССИОНАЛ \ 55223 SL \ 277мл \ }</text:p>
          </table:table-cell>
          <table:table-cell office:value-type="string">
            <text:p>РПМ-000729</text:p>
          </table:table-cell>
          <table:table-cell office:value-type="float" office:value="167">
            <text:p>167</text:p>
          </table:table-cell>
          <table:table-cell office:value-type="float" office:value="44897">
            <text:p>44897</text:p>
          </table:table-cell>
          <table:table-cell table:number-columns-repeated="19"/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string">
            <text:p>Кружка закал БАЛТИК-ПРОФЕССИОНАЛ</text:p>
          </table:table-cell>
          <table:table-cell office:value-type="float" office:value="17520">
            <text:p>17520</text:p>
          </table:table-cell>
          <table:table-cell office:value-type="float" office:value="54.39">
            <text:p>54,39</text:p>
          </table:table-cell>
          <table:table-cell office:value-type="string">
            <text:p>K0013512</text:p>
          </table:table-cell>
          <table:table-cell office:value-type="float" office:value="12">
            <text:p>12</text:p>
          </table:table-cell>
          <table:table-cell office:value-type="float" office:value="52.55">
            <text:p>52,55</text:p>
          </table:table-cell>
          <table:table-cell office:value-type="float" office:value="630.6">
            <text:p>630,6</text:p>
          </table:table-cell>
          <table:table-cell office:value-type="string">
            <text:p>Пашабахча</text:p>
          </table:table-cell>
          <table:table-cell office:value-type="float" office:value="95">
            <text:p>95</text:p>
          </table:table-cell>
          <table:table-cell office:value-type="float" office:value="17520">
            <text:p>17520</text:p>
          </table:table-cell>
          <table:table-cell office:value-type="string">
            <text:p>{Кружка закал БАЛТИК-ПРОФЕССИОНАЛ \ 55223 SL \ 277мл \ }</text:p>
          </table:table-cell>
          <table:table-cell office:value-type="string">
            <text:p>РПМ-000729</text:p>
          </table:table-cell>
          <table:table-cell office:value-type="float" office:value="167">
            <text:p>167</text:p>
          </table:table-cell>
          <table:table-cell office:value-type="float" office:value="44897">
            <text:p>44897</text:p>
          </table:table-cell>
          <table:table-cell/>
          <table:table-cell table:formula="of:=[.CK36]-[.AZ36]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3" office:value-type="float" office:value="0">
            <text:p>0</text:p>
          </table:table-cell>
          <table:table-cell table:style-name="ce3" office:value-type="string">
            <text:p>цена</text:p>
          </table:table-cell>
          <table:table-cell office:value-type="float" office:value="17520">
            <text:p>17520</text:p>
          </table:table-cell>
          <table:table-cell table:formula="of:=[.DH36]-[.L36]" office:value-type="float" office:value="0">
            <text:p>0</text:p>
          </table:table-cell>
        </table:table-row>
        <table:table-row table:style-name="ro1">
          <table:table-cell office:value-type="string">
            <text:p>Ваза-аквариум д/цветов 124*103</text:p>
          </table:table-cell>
          <table:table-cell office:value-type="string">
            <text:p>43417 SL</text:p>
          </table:table-cell>
          <table:table-cell office:value-type="string">
            <text:p>FLORA</text:p>
          </table:table-cell>
          <table:table-cell table:number-columns-repeated="3"/>
          <table:table-cell office:value-type="float" office:value="24">
            <text:p>24</text:p>
          </table:table-cell>
          <table:table-cell office:value-type="float" office:value="75.15">
            <text:p>75,15 ₽</text:p>
          </table:table-cell>
          <table:table-cell office:value-type="float" office:value="1803.6">
            <text:p><text:s/>1 803,60 ₽ </text:p>
          </table:table-cell>
          <table:table-cell office:value-type="string">
            <text:p>Пашабахча</text:p>
          </table:table-cell>
          <table:table-cell office:value-type="float" office:value="146">
            <text:p><text:s/>146,00 ₽ </text:p>
          </table:table-cell>
          <table:table-cell office:value-type="float" office:value="22334">
            <text:p>22334</text:p>
          </table:table-cell>
          <table:table-cell office:value-type="string">
            <text:p>{Ваза-аквариум д/цветов 124*103 \ 43417 SL \ FLORA \ }</text:p>
          </table:table-cell>
          <table:table-cell office:value-type="string">
            <text:p>РПМ-000270</text:p>
          </table:table-cell>
          <table:table-cell office:value-type="float" office:value="61">
            <text:p>61</text:p>
          </table:table-cell>
          <table:table-cell office:value-type="date" office:date-value="2023-03-30">
            <text:p>30.03.23</text:p>
          </table:table-cell>
          <table:table-cell office:value-type="float" office:value="1570">
            <text:p>1570</text:p>
          </table:table-cell>
          <table:table-cell office:value-type="date" office:date-value="2023-04-05">
            <text:p>05.04.23</text:p>
          </table:table-cell>
          <table:table-cell office:value-type="string">
            <text:p>Стеклопласт</text:p>
          </table:table-cell>
          <table:table-cell office:value-type="string">
            <text:p>Flora ваза для цветов h 102 мм, аквариум 43417 SL</text:p>
          </table:table-cell>
          <table:table-cell table:number-columns-repeated="2"/>
          <table:table-cell office:value-type="string">
            <text:p>00010463</text:p>
          </table:table-cell>
          <table:table-cell table:formula="of:=[.K37]/[.H37]" office:value-type="percentage" office:value="1.94278110445775">
            <text:p>194%</text:p>
          </table:table-cell>
          <table:table-cell/>
          <table:table-cell office:value-type="string">
            <text:p>Россия</text:p>
          </table:table-cell>
          <table:table-cell/>
          <table:table-cell table:formula="of:=([.AC37]-[.G37])*[.H37]"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string">
            <text:p>Flora ваза для цветов h 102 мм, аквариум 43417 SL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/>
          <table:table-cell office:value-type="string">
            <text:p>ООО "Посуда Мира"</text:p>
          </table:table-cell>
          <table:table-cell office:value-type="string">
            <text:p>4606065014110</text:p>
          </table:table-cell>
          <table:table-cell table:number-columns-repeated="2"/>
          <table:table-cell office:value-type="string">
            <text:p>РПМ-000270</text:p>
          </table:table-cell>
          <table:table-cell table:number-columns-repeated="2"/>
          <table:table-cell office:value-type="float" office:value="146">
            <text:p>146</text:p>
          </table:table-cell>
          <table:table-cell office:value-type="float" office:value="75.15">
            <text:p>75,15</text:p>
          </table:table-cell>
          <table:table-cell table:number-columns-repeated="3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4"/>
          <table:table-cell table:formula="of:=[.AZ37]-[.AC37]" office:value-type="float" office:value="0">
            <text:p>0</text:p>
          </table:table-cell>
          <table:table-cell table:number-columns-repeated="2" office:value-type="float" office:value="24">
            <text:p>24</text:p>
          </table:table-cell>
          <table:table-cell office:value-type="string">
            <text:p>Ваза-аквариум д/цветов 124*103</text:p>
          </table:table-cell>
          <table:table-cell office:value-type="float" office:value="22334">
            <text:p>22334</text:p>
          </table:table-cell>
          <table:table-cell table:formula="of:=[.BC37]-[.L37]" office:value-type="float" office:value="0">
            <text:p>0</text:p>
          </table:table-cell>
          <table:table-cell office:value-type="float" office:value="75.15">
            <text:p>75,15</text:p>
          </table:table-cell>
          <table:table-cell table:formula="of:=[.BE37]/[.H37]" office:value-type="float" office:value="1">
            <text:p>1,00 ₽</text:p>
          </table:table-cell>
          <table:table-cell office:value-type="string">
            <text:p>00010463</text:p>
          </table:table-cell>
          <table:table-cell office:value-type="float" office:value="24">
            <text:p>24</text:p>
          </table:table-cell>
          <table:table-cell office:value-type="float" office:value="75.15">
            <text:p>75,15</text:p>
          </table:table-cell>
          <table:table-cell office:value-type="float" office:value="1803.6">
            <text:p>1803,6</text:p>
          </table:table-cell>
          <table:table-cell office:value-type="string">
            <text:p>Пашабахча</text:p>
          </table:table-cell>
          <table:table-cell office:value-type="float" office:value="146">
            <text:p>146</text:p>
          </table:table-cell>
          <table:table-cell office:value-type="float" office:value="22334">
            <text:p>22334</text:p>
          </table:table-cell>
          <table:table-cell office:value-type="string">
            <text:p>{Ваза-аквариум д/цветов 124*103 \ 43417 SL \ FLORA \ }</text:p>
          </table:table-cell>
          <table:table-cell office:value-type="string">
            <text:p>РПМ-000111</text:p>
          </table:table-cell>
          <table:table-cell office:value-type="float" office:value="123">
            <text:p>123</text:p>
          </table:table-cell>
          <table:table-cell office:value-type="float" office:value="44964">
            <text:p>44964</text:p>
          </table:table-cell>
          <table:table-cell table:number-columns-repeated="19"/>
          <table:table-cell table:number-columns-repeated="2" office:value-type="float" office:value="24">
            <text:p>24</text:p>
          </table:table-cell>
          <table:table-cell office:value-type="string">
            <text:p>Ваза-аквариум д/цветов 124*103</text:p>
          </table:table-cell>
          <table:table-cell office:value-type="float" office:value="22334">
            <text:p>22334</text:p>
          </table:table-cell>
          <table:table-cell office:value-type="float" office:value="75.15">
            <text:p>75,15</text:p>
          </table:table-cell>
          <table:table-cell office:value-type="string">
            <text:p>00010463</text:p>
          </table:table-cell>
          <table:table-cell office:value-type="float" office:value="24">
            <text:p>24</text:p>
          </table:table-cell>
          <table:table-cell office:value-type="float" office:value="75.15">
            <text:p>75,15</text:p>
          </table:table-cell>
          <table:table-cell office:value-type="float" office:value="1803.6">
            <text:p>1803,6</text:p>
          </table:table-cell>
          <table:table-cell office:value-type="string">
            <text:p>Пашабахча</text:p>
          </table:table-cell>
          <table:table-cell office:value-type="float" office:value="146">
            <text:p>146</text:p>
          </table:table-cell>
          <table:table-cell office:value-type="float" office:value="22334">
            <text:p>22334</text:p>
          </table:table-cell>
          <table:table-cell office:value-type="string">
            <text:p>{Ваза-аквариум д/цветов 124*103 \ 43417 SL \ FLORA \ }</text:p>
          </table:table-cell>
          <table:table-cell office:value-type="string">
            <text:p>РПМ-000111</text:p>
          </table:table-cell>
          <table:table-cell office:value-type="float" office:value="123">
            <text:p>123</text:p>
          </table:table-cell>
          <table:table-cell office:value-type="float" office:value="44964">
            <text:p>44964</text:p>
          </table:table-cell>
          <table:table-cell/>
          <table:table-cell table:formula="of:=[.CK37]-[.AZ37]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office:value-type="float" office:value="9">
            <text:p>9</text:p>
          </table:table-cell>
          <table:table-cell/>
          <table:table-cell office:value-type="float" office:value="22334">
            <text:p>22334</text:p>
          </table:table-cell>
          <table:table-cell table:formula="of:=[.DH37]-[.L37]" office:value-type="float" office:value="0">
            <text:p>0</text:p>
          </table:table-cell>
        </table:table-row>
        <table:table-row table:style-name="ro1">
          <table:table-cell office:value-type="string">
            <text:p>Набор д/виски 1/6 214мл</text:p>
          </table:table-cell>
          <table:table-cell office:value-type="string">
            <text:p>42973</text:p>
          </table:table-cell>
          <table:table-cell office:value-type="string">
            <text:p>AQUATIC</text:p>
          </table:table-cell>
          <table:table-cell table:number-columns-repeated="3"/>
          <table:table-cell office:value-type="float" office:value="8">
            <text:p>8</text:p>
          </table:table-cell>
          <table:table-cell office:value-type="float" office:value="198.16">
            <text:p>198,16 ₽</text:p>
          </table:table-cell>
          <table:table-cell office:value-type="float" office:value="1585.28">
            <text:p><text:s/>1 585,28 ₽ </text:p>
          </table:table-cell>
          <table:table-cell office:value-type="string">
            <text:p>Турция</text:p>
          </table:table-cell>
          <table:table-cell office:value-type="float" office:value="357">
            <text:p><text:s/>357,00 ₽ </text:p>
          </table:table-cell>
          <table:table-cell office:value-type="float" office:value="22373">
            <text:p>22373</text:p>
          </table:table-cell>
          <table:table-cell office:value-type="string">
            <text:p>{Набор д/виски 1/6 214мл \ 42973 \ AQUATIC \ }</text:p>
          </table:table-cell>
          <table:table-cell office:value-type="string">
            <text:p>РПМ-000270</text:p>
          </table:table-cell>
          <table:table-cell office:value-type="float" office:value="2">
            <text:p>2</text:p>
          </table:table-cell>
          <table:table-cell office:value-type="date" office:date-value="2023-03-30">
            <text:p>30.03.23</text:p>
          </table:table-cell>
          <table:table-cell office:value-type="float" office:value="1570">
            <text:p>1570</text:p>
          </table:table-cell>
          <table:table-cell office:value-type="date" office:date-value="2023-04-05">
            <text:p>05.04.23</text:p>
          </table:table-cell>
          <table:table-cell office:value-type="string">
            <text:p>Стеклопласт</text:p>
          </table:table-cell>
          <table:table-cell office:value-type="string">
            <text:p>Aguatiс"набор стаканов 6 шт. (v=222cc) /8 42973</text:p>
          </table:table-cell>
          <table:table-cell table:number-columns-repeated="2"/>
          <table:table-cell office:value-type="string">
            <text:p>00007745</text:p>
          </table:table-cell>
          <table:table-cell table:formula="of:=[.K38]/[.H38]" office:value-type="percentage" office:value="1.80157448526443">
            <text:p>180%</text:p>
          </table:table-cell>
          <table:table-cell/>
          <table:table-cell office:value-type="string">
            <text:p>Турция</text:p>
          </table:table-cell>
          <table:table-cell/>
          <table:table-cell table:formula="of:=([.AC38]-[.G38])*[.H38]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>
            <text:p>Aguatiс"набор стаканов 6 шт. (v=222cc) /8 42973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/>
          <table:table-cell office:value-type="string">
            <text:p>ООО "Посуда Мира"</text:p>
          </table:table-cell>
          <table:table-cell office:value-type="string">
            <text:p>4606065006818</text:p>
          </table:table-cell>
          <table:table-cell table:number-columns-repeated="2"/>
          <table:table-cell office:value-type="string">
            <text:p>РПМ-000270</text:p>
          </table:table-cell>
          <table:table-cell table:number-columns-repeated="2"/>
          <table:table-cell office:value-type="float" office:value="357">
            <text:p>357</text:p>
          </table:table-cell>
          <table:table-cell office:value-type="float" office:value="198.16">
            <text:p>198,16</text:p>
          </table:table-cell>
          <table:table-cell office:value-type="float" office:value="-6">
            <text:p>-6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4"/>
          <table:table-cell table:formula="of:=[.AZ38]-[.AC38]" office:value-type="float" office:value="0">
            <text:p>0</text:p>
          </table:table-cell>
          <table:table-cell table:number-columns-repeated="2" office:value-type="float" office:value="8">
            <text:p>8</text:p>
          </table:table-cell>
          <table:table-cell office:value-type="string">
            <text:p>Набор д/виски 1/6 214мл</text:p>
          </table:table-cell>
          <table:table-cell office:value-type="float" office:value="22373">
            <text:p>22373</text:p>
          </table:table-cell>
          <table:table-cell table:formula="of:=[.BC38]-[.L38]" office:value-type="float" office:value="0">
            <text:p>0</text:p>
          </table:table-cell>
          <table:table-cell office:value-type="float" office:value="198.16">
            <text:p>198,16</text:p>
          </table:table-cell>
          <table:table-cell table:formula="of:=[.BE38]/[.H38]" office:value-type="float" office:value="1">
            <text:p>1,00 ₽</text:p>
          </table:table-cell>
          <table:table-cell office:value-type="string">
            <text:p>00007745</text:p>
          </table:table-cell>
          <table:table-cell office:value-type="float" office:value="8">
            <text:p>8</text:p>
          </table:table-cell>
          <table:table-cell office:value-type="float" office:value="198.16">
            <text:p>198,16</text:p>
          </table:table-cell>
          <table:table-cell office:value-type="float" office:value="1585.28">
            <text:p>1585,28</text:p>
          </table:table-cell>
          <table:table-cell office:value-type="string">
            <text:p>Пашабахча</text:p>
          </table:table-cell>
          <table:table-cell office:value-type="float" office:value="357">
            <text:p>357</text:p>
          </table:table-cell>
          <table:table-cell office:value-type="float" office:value="22373">
            <text:p>22373</text:p>
          </table:table-cell>
          <table:table-cell office:value-type="string">
            <text:p>{Набор д/виски 1/6 214мл \ 42973 \ AQUATIC \ }</text:p>
          </table:table-cell>
          <table:table-cell office:value-type="string">
            <text:p>РПМ-000729</text:p>
          </table:table-cell>
          <table:table-cell office:value-type="float" office:value="90">
            <text:p>90</text:p>
          </table:table-cell>
          <table:table-cell office:value-type="float" office:value="44897">
            <text:p>44897</text:p>
          </table:table-cell>
          <table:table-cell/>
          <table:table-cell table:number-columns-repeated="2" office:value-type="float" office:value="8">
            <text:p>8</text:p>
          </table:table-cell>
          <table:table-cell office:value-type="string">
            <text:p>Набор д/виски 1/6 214мл</text:p>
          </table:table-cell>
          <table:table-cell office:value-type="float" office:value="22373">
            <text:p>22373</text:p>
          </table:table-cell>
          <table:table-cell office:value-type="float" office:value="198.16">
            <text:p>198,16</text:p>
          </table:table-cell>
          <table:table-cell office:value-type="string">
            <text:p>00007745</text:p>
          </table:table-cell>
          <table:table-cell office:value-type="float" office:value="8">
            <text:p>8</text:p>
          </table:table-cell>
          <table:table-cell office:value-type="float" office:value="198.16">
            <text:p>198,16</text:p>
          </table:table-cell>
          <table:table-cell office:value-type="float" office:value="1585.28">
            <text:p>1585,28</text:p>
          </table:table-cell>
          <table:table-cell office:value-type="string">
            <text:p>Пашабахча</text:p>
          </table:table-cell>
          <table:table-cell office:value-type="float" office:value="357">
            <text:p>357</text:p>
          </table:table-cell>
          <table:table-cell office:value-type="float" office:value="22373">
            <text:p>22373</text:p>
          </table:table-cell>
          <table:table-cell office:value-type="string">
            <text:p>{Набор д/виски 1/6 214мл \ 42973 \ AQUATIC \ }</text:p>
          </table:table-cell>
          <table:table-cell office:value-type="string">
            <text:p>РПМ-000729</text:p>
          </table:table-cell>
          <table:table-cell office:value-type="float" office:value="90">
            <text:p>90</text:p>
          </table:table-cell>
          <table:table-cell office:value-type="float" office:value="44897">
            <text:p>44897</text:p>
          </table:table-cell>
          <table:table-cell table:number-columns-repeated="2"/>
          <table:table-cell table:number-columns-repeated="2" office:value-type="float" office:value="8">
            <text:p>8</text:p>
          </table:table-cell>
          <table:table-cell office:value-type="string">
            <text:p>Набор д/виски 1/6 214мл</text:p>
          </table:table-cell>
          <table:table-cell office:value-type="float" office:value="22373">
            <text:p>22373</text:p>
          </table:table-cell>
          <table:table-cell office:value-type="float" office:value="198.16">
            <text:p>198,16</text:p>
          </table:table-cell>
          <table:table-cell office:value-type="string">
            <text:p>00007745</text:p>
          </table:table-cell>
          <table:table-cell office:value-type="float" office:value="8">
            <text:p>8</text:p>
          </table:table-cell>
          <table:table-cell office:value-type="float" office:value="198.16">
            <text:p>198,16</text:p>
          </table:table-cell>
          <table:table-cell office:value-type="float" office:value="1585.28">
            <text:p>1585,28</text:p>
          </table:table-cell>
          <table:table-cell office:value-type="string">
            <text:p>Пашабахча</text:p>
          </table:table-cell>
          <table:table-cell office:value-type="float" office:value="357">
            <text:p>357</text:p>
          </table:table-cell>
          <table:table-cell office:value-type="float" office:value="22373">
            <text:p>22373</text:p>
          </table:table-cell>
          <table:table-cell office:value-type="string">
            <text:p>{Набор д/виски 1/6 214мл \ 42973 \ AQUATIC \ }</text:p>
          </table:table-cell>
          <table:table-cell office:value-type="string">
            <text:p>РПМ-000729</text:p>
          </table:table-cell>
          <table:table-cell office:value-type="float" office:value="90">
            <text:p>90</text:p>
          </table:table-cell>
          <table:table-cell office:value-type="float" office:value="44897">
            <text:p>44897</text:p>
          </table:table-cell>
          <table:table-cell/>
          <table:table-cell table:formula="of:=[.CK38]-[.AZ38]" office:value-type="float" office:value="0">
            <text:p>0</text:p>
          </table:table-cell>
          <table:table-cell office:value-type="float" office:value="-6">
            <text:p>-6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/>
          <table:table-cell office:value-type="float" office:value="22373">
            <text:p>22373</text:p>
          </table:table-cell>
          <table:table-cell table:formula="of:=[.DH38]-[.L38]" office:value-type="float" office:value="0">
            <text:p>0</text:p>
          </table:table-cell>
        </table:table-row>
        <table:table-row table:style-name="ro1">
          <table:table-cell office:value-type="string">
            <text:p>Набор рюмок 1/6</text:p>
          </table:table-cell>
          <table:table-cell office:value-type="string">
            <text:p>PSB 44134</text:p>
          </table:table-cell>
          <table:table-cell office:value-type="string">
            <text:p>Бистро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207.4">
            <text:p>207,40 ₽</text:p>
          </table:table-cell>
          <table:table-cell office:value-type="float" office:value="829.6">
            <text:p><text:s/>829,60 ₽ </text:p>
          </table:table-cell>
          <table:table-cell office:value-type="string">
            <text:p>Пашабахча, г.Бор</text:p>
          </table:table-cell>
          <table:table-cell table:style-name="ce4" table:formula="of:=ROUND([.H39]*1.8;0)" office:value-type="float" office:value="373">
            <text:p><text:s/>373,00 ₽ </text:p>
          </table:table-cell>
          <table:table-cell office:value-type="float" office:value="22482">
            <text:p>22482</text:p>
          </table:table-cell>
          <table:table-cell office:value-type="string">
            <text:p>{Набор рюмок 1/6 \ PSB 44134 \ Бистро \ }</text:p>
          </table:table-cell>
          <table:table-cell office:value-type="string">
            <text:p>РПМ-000270</text:p>
          </table:table-cell>
          <table:table-cell office:value-type="float" office:value="23">
            <text:p>23</text:p>
          </table:table-cell>
          <table:table-cell office:value-type="date" office:date-value="2023-03-30">
            <text:p>30.03.23</text:p>
          </table:table-cell>
          <table:table-cell office:value-type="float" office:value="1570">
            <text:p>1570</text:p>
          </table:table-cell>
          <table:table-cell office:value-type="date" office:date-value="2023-04-05">
            <text:p>05.04.23</text:p>
          </table:table-cell>
          <table:table-cell office:value-type="string">
            <text:p>Стеклопласт</text:p>
          </table:table-cell>
          <table:table-cell office:value-type="string">
            <text:p>Bistro" наб. 6-ти рюмок водка 60сс/4/280 44134</text:p>
          </table:table-cell>
          <table:table-cell table:number-columns-repeated="2"/>
          <table:table-cell office:value-type="string">
            <text:p>00004977</text:p>
          </table:table-cell>
          <table:table-cell table:formula="of:=[.K39]/[.H39]" office:value-type="percentage" office:value="1.79845708775313">
            <text:p>180%</text:p>
          </table:table-cell>
          <table:table-cell/>
          <table:table-cell office:value-type="string">
            <text:p>Пашабахча, г.Бор</text:p>
          </table:table-cell>
          <table:table-cell/>
          <table:table-cell table:formula="of:=([.AC39]-[.G39])*[.H39]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Bistro" наб. 6-ти рюмок водка 60сс/4/280 4413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office:value-type="string">
            <text:p>ООО "Посуда Мира"</text:p>
          </table:table-cell>
          <table:table-cell office:value-type="string">
            <text:p>4606065001882</text:p>
          </table:table-cell>
          <table:table-cell table:number-columns-repeated="2"/>
          <table:table-cell office:value-type="string">
            <text:p>РПМ-000270</text:p>
          </table:table-cell>
          <table:table-cell table:number-columns-repeated="2"/>
          <table:table-cell office:value-type="float" office:value="313">
            <text:p>313</text:p>
          </table:table-cell>
          <table:table-cell office:value-type="float" office:value="173.83">
            <text:p>173,83</text:p>
          </table:table-cell>
          <table:table-cell table:number-columns-repeated="4" office:value-type="float" office:value="0">
            <text:p>0</text:p>
          </table:table-cell>
          <table:table-cell table:number-columns-repeated="4"/>
          <table:table-cell table:formula="of:=[.AZ39]-[.AC39]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Набор рюмок 1/6</text:p>
          </table:table-cell>
          <table:table-cell office:value-type="float" office:value="22482">
            <text:p>22482</text:p>
          </table:table-cell>
          <table:table-cell table:formula="of:=[.BC39]-[.L39]" office:value-type="float" office:value="0">
            <text:p>0</text:p>
          </table:table-cell>
          <table:table-cell office:value-type="float" office:value="207.4">
            <text:p>207,4</text:p>
          </table:table-cell>
          <table:table-cell table:formula="of:=[.BE39]/[.H39]" office:value-type="float" office:value="1">
            <text:p>1,00 ₽</text:p>
          </table:table-cell>
          <table:table-cell office:value-type="string">
            <text:p>00004977</text:p>
          </table:table-cell>
          <table:table-cell office:value-type="float" office:value="4">
            <text:p>4</text:p>
          </table:table-cell>
          <table:table-cell office:value-type="float" office:value="173.83">
            <text:p>173,83</text:p>
          </table:table-cell>
          <table:table-cell office:value-type="float" office:value="695.32">
            <text:p>695,32</text:p>
          </table:table-cell>
          <table:table-cell office:value-type="string">
            <text:p>Пашабахча</text:p>
          </table:table-cell>
          <table:table-cell office:value-type="float" office:value="313">
            <text:p>313</text:p>
          </table:table-cell>
          <table:table-cell office:value-type="float" office:value="22482">
            <text:p>22482</text:p>
          </table:table-cell>
          <table:table-cell office:value-type="string">
            <text:p>{Набор рюмок 1/6 \ PSB 44134 \ Бистро \ }</text:p>
          </table:table-cell>
          <table:table-cell office:value-type="string">
            <text:p>РПМ-000488</text:p>
          </table:table-cell>
          <table:table-cell office:value-type="float" office:value="81">
            <text:p>81</text:p>
          </table:table-cell>
          <table:table-cell office:value-type="float" office:value="44511">
            <text:p>44511</text:p>
          </table:table-cell>
          <table:table-cell/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Набор рюмок 1/6</text:p>
          </table:table-cell>
          <table:table-cell office:value-type="float" office:value="22482">
            <text:p>22482</text:p>
          </table:table-cell>
          <table:table-cell office:value-type="float" office:value="207.4">
            <text:p>207,4</text:p>
          </table:table-cell>
          <table:table-cell office:value-type="string">
            <text:p>00004977</text:p>
          </table:table-cell>
          <table:table-cell office:value-type="float" office:value="4">
            <text:p>4</text:p>
          </table:table-cell>
          <table:table-cell office:value-type="float" office:value="173.83">
            <text:p>173,83</text:p>
          </table:table-cell>
          <table:table-cell office:value-type="float" office:value="695.32">
            <text:p>695,32</text:p>
          </table:table-cell>
          <table:table-cell office:value-type="string">
            <text:p>Пашабахча</text:p>
          </table:table-cell>
          <table:table-cell office:value-type="float" office:value="313">
            <text:p>313</text:p>
          </table:table-cell>
          <table:table-cell office:value-type="float" office:value="22482">
            <text:p>22482</text:p>
          </table:table-cell>
          <table:table-cell office:value-type="string">
            <text:p>{Набор рюмок 1/6 \ PSB 44134 \ Бистро \ }</text:p>
          </table:table-cell>
          <table:table-cell office:value-type="string">
            <text:p>РПМ-000488</text:p>
          </table:table-cell>
          <table:table-cell office:value-type="float" office:value="81">
            <text:p>81</text:p>
          </table:table-cell>
          <table:table-cell office:value-type="float" office:value="44511">
            <text:p>44511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Набор рюмок 1/6</text:p>
          </table:table-cell>
          <table:table-cell office:value-type="float" office:value="22482">
            <text:p>22482</text:p>
          </table:table-cell>
          <table:table-cell office:value-type="float" office:value="207.4">
            <text:p>207,4</text:p>
          </table:table-cell>
          <table:table-cell office:value-type="string">
            <text:p>00004977</text:p>
          </table:table-cell>
          <table:table-cell office:value-type="float" office:value="4">
            <text:p>4</text:p>
          </table:table-cell>
          <table:table-cell office:value-type="float" office:value="173.83">
            <text:p>173,83</text:p>
          </table:table-cell>
          <table:table-cell office:value-type="float" office:value="695.32">
            <text:p>695,32</text:p>
          </table:table-cell>
          <table:table-cell office:value-type="string">
            <text:p>Пашабахча</text:p>
          </table:table-cell>
          <table:table-cell office:value-type="float" office:value="313">
            <text:p>313</text:p>
          </table:table-cell>
          <table:table-cell office:value-type="float" office:value="22482">
            <text:p>22482</text:p>
          </table:table-cell>
          <table:table-cell office:value-type="string">
            <text:p>{Набор рюмок 1/6 \ PSB 44134 \ Бистро \ }</text:p>
          </table:table-cell>
          <table:table-cell office:value-type="string">
            <text:p>РПМ-000488</text:p>
          </table:table-cell>
          <table:table-cell office:value-type="float" office:value="81">
            <text:p>81</text:p>
          </table:table-cell>
          <table:table-cell office:value-type="float" office:value="44511">
            <text:p>44511</text:p>
          </table:table-cell>
          <table:table-cell/>
          <table:table-cell table:formula="of:=[.CK39]-[.AZ39]" office:value-type="float" office:value="0">
            <text:p>0</text:p>
          </table:table-cell>
          <table:table-cell table:number-columns-repeated="4" office:value-type="float" office:value="0">
            <text:p>0</text:p>
          </table:table-cell>
          <table:table-cell table:style-name="ce3" office:value-type="string">
            <text:p>цена</text:p>
          </table:table-cell>
          <table:table-cell office:value-type="float" office:value="22482">
            <text:p>22482</text:p>
          </table:table-cell>
          <table:table-cell table:formula="of:=[.DH39]-[.L39]" office:value-type="float" office:value="0">
            <text:p>0</text:p>
          </table:table-cell>
        </table:table-row>
        <table:table-row table:style-name="ro1">
          <table:table-cell office:value-type="string">
            <text:p>Ваза д/мороженого</text:p>
          </table:table-cell>
          <table:table-cell office:value-type="string">
            <text:p>51018</text:p>
          </table:table-cell>
          <table:table-cell office:value-type="string">
            <text:p>Айсвиль 210 мл 529956</text:p>
          </table:table-cell>
          <table:table-cell table:number-columns-repeated="3"/>
          <table:table-cell office:value-type="float" office:value="6">
            <text:p>6</text:p>
          </table:table-cell>
          <table:table-cell office:value-type="float" office:value="43.41">
            <text:p>43,41 ₽</text:p>
          </table:table-cell>
          <table:table-cell office:value-type="float" office:value="260.46">
            <text:p><text:s/>260,46 ₽ </text:p>
          </table:table-cell>
          <table:table-cell office:value-type="string">
            <text:p>Пашабахча, г.Бор</text:p>
          </table:table-cell>
          <table:table-cell office:value-type="float" office:value="78">
            <text:p><text:s/>78,00 ₽ </text:p>
          </table:table-cell>
          <table:table-cell office:value-type="float" office:value="23083">
            <text:p>23083</text:p>
          </table:table-cell>
          <table:table-cell office:value-type="string">
            <text:p>{Ваза д/мороженого \ 51018 \ Айсвиль 210 мл 529956 \ }</text:p>
          </table:table-cell>
          <table:table-cell office:value-type="string">
            <text:p>РПМ-000270</text:p>
          </table:table-cell>
          <table:table-cell office:value-type="float" office:value="71">
            <text:p>71</text:p>
          </table:table-cell>
          <table:table-cell office:value-type="date" office:date-value="2023-03-30">
            <text:p>30.03.23</text:p>
          </table:table-cell>
          <table:table-cell office:value-type="float" office:value="1570">
            <text:p>1570</text:p>
          </table:table-cell>
          <table:table-cell office:value-type="date" office:date-value="2023-04-05">
            <text:p>05.04.23</text:p>
          </table:table-cell>
          <table:table-cell office:value-type="string">
            <text:p>Стеклопласт</text:p>
          </table:table-cell>
          <table:table-cell office:value-type="string">
            <text:p>Iceville" креманка <text:s/>330 мл. SL 51018 SL</text:p>
          </table:table-cell>
          <table:table-cell table:number-columns-repeated="2"/>
          <table:table-cell office:value-type="string">
            <text:p>00004927</text:p>
          </table:table-cell>
          <table:table-cell table:formula="of:=[.K40]/[.H40]" office:value-type="percentage" office:value="1.79682100898411">
            <text:p>180%</text:p>
          </table:table-cell>
          <table:table-cell/>
          <table:table-cell office:value-type="string">
            <text:p>Россия</text:p>
          </table:table-cell>
          <table:table-cell/>
          <table:table-cell table:formula="of:=([.AC40]-[.G40])*[.H40]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>
            <text:p>Iceville" креманка 330 мл. SL 51018 SL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/>
          <table:table-cell office:value-type="string">
            <text:p>ООО "Посуда Мира"</text:p>
          </table:table-cell>
          <table:table-cell office:value-type="string">
            <text:p>4606065002131</text:p>
          </table:table-cell>
          <table:table-cell table:number-columns-repeated="2"/>
          <table:table-cell office:value-type="string">
            <text:p>РПМ-000270</text:p>
          </table:table-cell>
          <table:table-cell table:number-columns-repeated="2"/>
          <table:table-cell office:value-type="float" office:value="78">
            <text:p>78</text:p>
          </table:table-cell>
          <table:table-cell office:value-type="float" office:value="43.41">
            <text:p>43,41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4"/>
          <table:table-cell table:formula="of:=[.AZ40]-[.AC40]" office:value-type="float" office:value="0">
            <text:p>0</text:p>
          </table:table-cell>
          <table:table-cell table:number-columns-repeated="2" office:value-type="float" office:value="6">
            <text:p>6</text:p>
          </table:table-cell>
          <table:table-cell office:value-type="string">
            <text:p>Ваза д/мороженого</text:p>
          </table:table-cell>
          <table:table-cell office:value-type="float" office:value="23083">
            <text:p>23083</text:p>
          </table:table-cell>
          <table:table-cell table:formula="of:=[.BC40]-[.L40]" office:value-type="float" office:value="0">
            <text:p>0</text:p>
          </table:table-cell>
          <table:table-cell office:value-type="float" office:value="43.41">
            <text:p>43,41</text:p>
          </table:table-cell>
          <table:table-cell table:formula="of:=[.BE40]/[.H40]" office:value-type="float" office:value="1">
            <text:p>1,00 ₽</text:p>
          </table:table-cell>
          <table:table-cell office:value-type="string">
            <text:p>00004927</text:p>
          </table:table-cell>
          <table:table-cell office:value-type="float" office:value="6">
            <text:p>6</text:p>
          </table:table-cell>
          <table:table-cell office:value-type="float" office:value="43.41">
            <text:p>43,41</text:p>
          </table:table-cell>
          <table:table-cell office:value-type="float" office:value="260.46">
            <text:p>260,46</text:p>
          </table:table-cell>
          <table:table-cell office:value-type="string">
            <text:p>Пашабахча</text:p>
          </table:table-cell>
          <table:table-cell office:value-type="float" office:value="78">
            <text:p>78</text:p>
          </table:table-cell>
          <table:table-cell office:value-type="float" office:value="23083">
            <text:p>23083</text:p>
          </table:table-cell>
          <table:table-cell office:value-type="string">
            <text:p>{Ваза д/мороженого \ 51018 \ Айсвиль 210 мл 529956 \ }</text:p>
          </table:table-cell>
          <table:table-cell office:value-type="string">
            <text:p>РПМ-000514</text:p>
          </table:table-cell>
          <table:table-cell office:value-type="float" office:value="81">
            <text:p>81</text:p>
          </table:table-cell>
          <table:table-cell office:value-type="float" office:value="44812">
            <text:p>44812</text:p>
          </table:table-cell>
          <table:table-cell table:number-columns-repeated="19"/>
          <table:table-cell table:number-columns-repeated="2" office:value-type="float" office:value="6">
            <text:p>6</text:p>
          </table:table-cell>
          <table:table-cell office:value-type="string">
            <text:p>Ваза д/мороженого</text:p>
          </table:table-cell>
          <table:table-cell office:value-type="float" office:value="23083">
            <text:p>23083</text:p>
          </table:table-cell>
          <table:table-cell office:value-type="float" office:value="43.41">
            <text:p>43,41</text:p>
          </table:table-cell>
          <table:table-cell office:value-type="string">
            <text:p>00004927</text:p>
          </table:table-cell>
          <table:table-cell office:value-type="float" office:value="6">
            <text:p>6</text:p>
          </table:table-cell>
          <table:table-cell office:value-type="float" office:value="43.41">
            <text:p>43,41</text:p>
          </table:table-cell>
          <table:table-cell office:value-type="float" office:value="260.46">
            <text:p>260,46</text:p>
          </table:table-cell>
          <table:table-cell office:value-type="string">
            <text:p>Пашабахча</text:p>
          </table:table-cell>
          <table:table-cell office:value-type="float" office:value="78">
            <text:p>78</text:p>
          </table:table-cell>
          <table:table-cell office:value-type="float" office:value="23083">
            <text:p>23083</text:p>
          </table:table-cell>
          <table:table-cell office:value-type="string">
            <text:p>{Ваза д/мороженого \ 51018 \ Айсвиль 210 мл 529956 \ }</text:p>
          </table:table-cell>
          <table:table-cell office:value-type="string">
            <text:p>РПМ-000514</text:p>
          </table:table-cell>
          <table:table-cell office:value-type="float" office:value="81">
            <text:p>81</text:p>
          </table:table-cell>
          <table:table-cell office:value-type="float" office:value="44812">
            <text:p>44812</text:p>
          </table:table-cell>
          <table:table-cell/>
          <table:table-cell table:formula="of:=[.CK40]-[.AZ40]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/>
          <table:table-cell office:value-type="float" office:value="23083">
            <text:p>23083</text:p>
          </table:table-cell>
          <table:table-cell table:formula="of:=[.DH40]-[.L40]" office:value-type="float" office:value="0">
            <text:p>0</text:p>
          </table:table-cell>
        </table:table-row>
        <table:table-row table:style-name="ro1">
          <table:table-cell office:value-type="string">
            <text:p>Ваза д/мороженого 130мм</text:p>
          </table:table-cell>
          <table:table-cell office:value-type="string">
            <text:p>41116</text:p>
          </table:table-cell>
          <table:table-cell office:value-type="string">
            <text:p>Айсвиль 726530</text:p>
          </table:table-cell>
          <table:table-cell table:number-columns-repeated="3"/>
          <table:table-cell office:value-type="float" office:value="24">
            <text:p>24</text:p>
          </table:table-cell>
          <table:table-cell office:value-type="float" office:value="33.54">
            <text:p>33,54 ₽</text:p>
          </table:table-cell>
          <table:table-cell office:value-type="float" office:value="804.96">
            <text:p><text:s/>804,96 ₽ </text:p>
          </table:table-cell>
          <table:table-cell office:value-type="string">
            <text:p>Пашабахча, г.Бор</text:p>
          </table:table-cell>
          <table:table-cell office:value-type="float" office:value="65">
            <text:p><text:s/>65,00 ₽ </text:p>
          </table:table-cell>
          <table:table-cell office:value-type="float" office:value="23084">
            <text:p>23084</text:p>
          </table:table-cell>
          <table:table-cell office:value-type="string">
            <text:p>{Ваза д/мороженого 130мм \ 41116 \ Айсвиль 726530 \ }</text:p>
          </table:table-cell>
          <table:table-cell office:value-type="string">
            <text:p>РПМ-000270</text:p>
          </table:table-cell>
          <table:table-cell office:value-type="float" office:value="72">
            <text:p>72</text:p>
          </table:table-cell>
          <table:table-cell office:value-type="date" office:date-value="2023-03-30">
            <text:p>30.03.23</text:p>
          </table:table-cell>
          <table:table-cell office:value-type="float" office:value="1570">
            <text:p>1570</text:p>
          </table:table-cell>
          <table:table-cell office:value-type="date" office:date-value="2023-04-05">
            <text:p>05.04.23</text:p>
          </table:table-cell>
          <table:table-cell office:value-type="string">
            <text:p>Стеклопласт</text:p>
          </table:table-cell>
          <table:table-cell office:value-type="string">
            <text:p>Iceville-F&amp;D" креманка 130мм SL со стикером 41116 F&amp;D SL/St</text:p>
          </table:table-cell>
          <table:table-cell table:number-columns-repeated="2"/>
          <table:table-cell office:value-type="string">
            <text:p>K0023907</text:p>
          </table:table-cell>
          <table:table-cell table:formula="of:=[.K41]/[.H41]" office:value-type="percentage" office:value="1.93798449612403">
            <text:p>194%</text:p>
          </table:table-cell>
          <table:table-cell/>
          <table:table-cell office:value-type="string">
            <text:p>Пашабахча</text:p>
          </table:table-cell>
          <table:table-cell/>
          <table:table-cell table:formula="of:=([.AC41]-[.G41])*[.H41]"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string">
            <text:p>Iceville-F&amp;D" креманка 130мм SL со стикером 41116 F&amp;D SL/St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/>
          <table:table-cell office:value-type="string">
            <text:p>ООО "Посуда Мира"</text:p>
          </table:table-cell>
          <table:table-cell office:value-type="string">
            <text:p>8693357519763</text:p>
          </table:table-cell>
          <table:table-cell table:number-columns-repeated="2"/>
          <table:table-cell office:value-type="string">
            <text:p>РПМ-000270</text:p>
          </table:table-cell>
          <table:table-cell table:number-columns-repeated="2"/>
          <table:table-cell office:value-type="float" office:value="65">
            <text:p>65</text:p>
          </table:table-cell>
          <table:table-cell office:value-type="float" office:value="32.18">
            <text:p>32,18</text:p>
          </table:table-cell>
          <table:table-cell table:number-columns-repeated="4" office:value-type="float" office:value="0">
            <text:p>0</text:p>
          </table:table-cell>
          <table:table-cell table:number-columns-repeated="4"/>
          <table:table-cell table:formula="of:=[.AZ41]-[.AC41]"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12">
            <text:p>12</text:p>
          </table:table-cell>
          <table:table-cell office:value-type="string">
            <text:p>Ваза д/мороженого 130мм</text:p>
          </table:table-cell>
          <table:table-cell office:value-type="float" office:value="23084">
            <text:p>23084</text:p>
          </table:table-cell>
          <table:table-cell table:formula="of:=[.BC41]-[.L41]" office:value-type="float" office:value="0">
            <text:p>0</text:p>
          </table:table-cell>
          <table:table-cell office:value-type="float" office:value="33.54">
            <text:p>33,54</text:p>
          </table:table-cell>
          <table:table-cell table:formula="of:=[.BE41]/[.H41]" office:value-type="float" office:value="1">
            <text:p>1,00 ₽</text:p>
          </table:table-cell>
          <table:table-cell office:value-type="string">
            <text:p>K0023907</text:p>
          </table:table-cell>
          <table:table-cell office:value-type="float" office:value="6">
            <text:p>6</text:p>
          </table:table-cell>
          <table:table-cell office:value-type="float" office:value="32.18">
            <text:p>32,18</text:p>
          </table:table-cell>
          <table:table-cell office:value-type="float" office:value="193.08">
            <text:p>193,08</text:p>
          </table:table-cell>
          <table:table-cell office:value-type="string">
            <text:p>Пашабахча</text:p>
          </table:table-cell>
          <table:table-cell office:value-type="float" office:value="65">
            <text:p>65</text:p>
          </table:table-cell>
          <table:table-cell office:value-type="float" office:value="23084">
            <text:p>23084</text:p>
          </table:table-cell>
          <table:table-cell office:value-type="string">
            <text:p>{Ваза д/мороженого 130мм \ 41116 \ Айсвиль 726530 \ }</text:p>
          </table:table-cell>
          <table:table-cell office:value-type="string">
            <text:p>РПМ-000324</text:p>
          </table:table-cell>
          <table:table-cell office:value-type="float" office:value="16">
            <text:p>16</text:p>
          </table:table-cell>
          <table:table-cell office:value-type="float" office:value="44407">
            <text:p>44407</text:p>
          </table:table-cell>
          <table:table-cell/>
          <table:table-cell office:value-type="float" office:value="24">
            <text:p>24</text:p>
          </table:table-cell>
          <table:table-cell office:value-type="float" office:value="12">
            <text:p>12</text:p>
          </table:table-cell>
          <table:table-cell office:value-type="string">
            <text:p>Ваза д/мороженого 130мм</text:p>
          </table:table-cell>
          <table:table-cell office:value-type="float" office:value="23084">
            <text:p>23084</text:p>
          </table:table-cell>
          <table:table-cell office:value-type="float" office:value="33.54">
            <text:p>33,54</text:p>
          </table:table-cell>
          <table:table-cell office:value-type="string">
            <text:p>K0023907</text:p>
          </table:table-cell>
          <table:table-cell office:value-type="float" office:value="6">
            <text:p>6</text:p>
          </table:table-cell>
          <table:table-cell office:value-type="float" office:value="32.18">
            <text:p>32,18</text:p>
          </table:table-cell>
          <table:table-cell office:value-type="float" office:value="193.08">
            <text:p>193,08</text:p>
          </table:table-cell>
          <table:table-cell office:value-type="string">
            <text:p>Пашабахча</text:p>
          </table:table-cell>
          <table:table-cell office:value-type="float" office:value="65">
            <text:p>65</text:p>
          </table:table-cell>
          <table:table-cell office:value-type="float" office:value="23084">
            <text:p>23084</text:p>
          </table:table-cell>
          <table:table-cell office:value-type="string">
            <text:p>{Ваза д/мороженого 130мм \ 41116 \ Айсвиль 726530 \ }</text:p>
          </table:table-cell>
          <table:table-cell office:value-type="string">
            <text:p>РПМ-000324</text:p>
          </table:table-cell>
          <table:table-cell office:value-type="float" office:value="16">
            <text:p>16</text:p>
          </table:table-cell>
          <table:table-cell office:value-type="float" office:value="44407">
            <text:p>44407</text:p>
          </table:table-cell>
          <table:table-cell table:number-columns-repeated="2"/>
          <table:table-cell office:value-type="float" office:value="24">
            <text:p>24</text:p>
          </table:table-cell>
          <table:table-cell office:value-type="float" office:value="12">
            <text:p>12</text:p>
          </table:table-cell>
          <table:table-cell office:value-type="string">
            <text:p>Ваза д/мороженого 130мм</text:p>
          </table:table-cell>
          <table:table-cell office:value-type="float" office:value="23084">
            <text:p>23084</text:p>
          </table:table-cell>
          <table:table-cell office:value-type="float" office:value="33.54">
            <text:p>33,54</text:p>
          </table:table-cell>
          <table:table-cell office:value-type="string">
            <text:p>K0023907</text:p>
          </table:table-cell>
          <table:table-cell office:value-type="float" office:value="6">
            <text:p>6</text:p>
          </table:table-cell>
          <table:table-cell office:value-type="float" office:value="32.18">
            <text:p>32,18</text:p>
          </table:table-cell>
          <table:table-cell office:value-type="float" office:value="193.08">
            <text:p>193,08</text:p>
          </table:table-cell>
          <table:table-cell office:value-type="string">
            <text:p>Пашабахча</text:p>
          </table:table-cell>
          <table:table-cell office:value-type="float" office:value="65">
            <text:p>65</text:p>
          </table:table-cell>
          <table:table-cell office:value-type="float" office:value="23084">
            <text:p>23084</text:p>
          </table:table-cell>
          <table:table-cell office:value-type="string">
            <text:p>{Ваза д/мороженого 130мм \ 41116 \ Айсвиль 726530 \ }</text:p>
          </table:table-cell>
          <table:table-cell office:value-type="string">
            <text:p>РПМ-000324</text:p>
          </table:table-cell>
          <table:table-cell office:value-type="float" office:value="16">
            <text:p>16</text:p>
          </table:table-cell>
          <table:table-cell office:value-type="float" office:value="44407">
            <text:p>44407</text:p>
          </table:table-cell>
          <table:table-cell/>
          <table:table-cell table:formula="of:=[.CK41]-[.AZ41]" office:value-type="float" office:value="0">
            <text:p>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3084">
            <text:p>23084</text:p>
          </table:table-cell>
          <table:table-cell table:formula="of:=[.DH41]-[.L41]" office:value-type="float" office:value="0">
            <text:p>0</text:p>
          </table:table-cell>
        </table:table-row>
        <table:table-row table:style-name="ro1">
          <table:table-cell office:value-type="string">
            <text:p>Набор стаканов 1/6</text:p>
          </table:table-cell>
          <table:table-cell office:value-type="string">
            <text:p>42857B</text:p>
          </table:table-cell>
          <table:table-cell office:value-type="string">
            <text:p>Хисар 330мл для коктейля</text:p>
          </table:table-cell>
          <table:table-cell table:number-columns-repeated="3"/>
          <table:table-cell office:value-type="float" office:value="8">
            <text:p>8</text:p>
          </table:table-cell>
          <table:table-cell office:value-type="float" office:value="228.3">
            <text:p>228,30 ₽</text:p>
          </table:table-cell>
          <table:table-cell office:value-type="float" office:value="1826.4">
            <text:p><text:s/>1 826,40 ₽ </text:p>
          </table:table-cell>
          <table:table-cell office:value-type="string">
            <text:p>Посуда,г.Бор(Пашабахче)</text:p>
          </table:table-cell>
          <table:table-cell table:style-name="ce4" table:formula="of:=ROUND([.H42]*1.8;0)" office:value-type="float" office:value="411">
            <text:p><text:s/>411,00 ₽ </text:p>
          </table:table-cell>
          <table:table-cell office:value-type="float" office:value="23099">
            <text:p>23099</text:p>
          </table:table-cell>
          <table:table-cell office:value-type="string">
            <text:p>{Набор стаканов 1/6 \ 42857B \ Хисар 330мл для коктейля \ }</text:p>
          </table:table-cell>
          <table:table-cell office:value-type="string">
            <text:p>РПМ-000270</text:p>
          </table:table-cell>
          <table:table-cell office:value-type="float" office:value="67">
            <text:p>67</text:p>
          </table:table-cell>
          <table:table-cell office:value-type="date" office:date-value="2023-03-30">
            <text:p>30.03.23</text:p>
          </table:table-cell>
          <table:table-cell office:value-type="float" office:value="1570">
            <text:p>1570</text:p>
          </table:table-cell>
          <table:table-cell office:value-type="date" office:date-value="2023-04-05">
            <text:p>05.04.23</text:p>
          </table:table-cell>
          <table:table-cell office:value-type="string">
            <text:p>Стеклопласт</text:p>
          </table:table-cell>
          <table:table-cell office:value-type="string">
            <text:p>Hisar" наб. 6-ти стаканов выс.330сс 42857</text:p>
          </table:table-cell>
          <table:table-cell table:number-columns-repeated="2"/>
          <table:table-cell office:value-type="string">
            <text:p>00004650</text:p>
          </table:table-cell>
          <table:table-cell table:formula="of:=[.K42]/[.H42]" office:value-type="percentage" office:value="1.80026281208936">
            <text:p>180%</text:p>
          </table:table-cell>
          <table:table-cell/>
          <table:table-cell office:value-type="string">
            <text:p>Россия</text:p>
          </table:table-cell>
          <table:table-cell/>
          <table:table-cell table:formula="of:=([.AC42]-[.G42])*[.H42]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>
            <text:p>Hisar" наб. 6-ти стаканов выс.330сс 42857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/>
          <table:table-cell office:value-type="string">
            <text:p>ООО "Посуда Мира"</text:p>
          </table:table-cell>
          <table:table-cell office:value-type="string">
            <text:p>4606065000496</text:p>
          </table:table-cell>
          <table:table-cell table:number-columns-repeated="2"/>
          <table:table-cell office:value-type="string">
            <text:p>РПМ-000270</text:p>
          </table:table-cell>
          <table:table-cell table:number-columns-repeated="2"/>
          <table:table-cell office:value-type="float" office:value="342">
            <text:p>342</text:p>
          </table:table-cell>
          <table:table-cell office:value-type="float" office:value="190.25">
            <text:p>190,25</text:p>
          </table:table-cell>
          <table:table-cell table:number-columns-repeated="4" office:value-type="float" office:value="0">
            <text:p>0</text:p>
          </table:table-cell>
          <table:table-cell table:number-columns-repeated="4"/>
          <table:table-cell table:formula="of:=[.AZ42]-[.AC42]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table:formula="of:=[.CM42]" office:value-type="string" office:string-value="Hisar&quot; наб. 6-ти стаканов выс.330сс/8/192 42857">
            <text:p>Hisar" наб. 6-ти стаканов выс.330сс/8/192 42857</text:p>
          </table:table-cell>
          <table:table-cell/>
          <table:table-cell table:formula="of:=[.BC42]-[.L42]" office:value-type="float" office:value="-23099">
            <text:p>-23099</text:p>
          </table:table-cell>
          <table:table-cell table:formula="of:=[.CO42]" office:value-type="float" office:value="228.3">
            <text:p>228,3</text:p>
          </table:table-cell>
          <table:table-cell table:formula="of:=[.BE42]/[.H42]" office:value-type="float" office:value="1">
            <text:p>1,00 ₽</text:p>
          </table:table-cell>
          <table:table-cell table:formula="of:=[.CP42]" office:value-type="string" office:string-value="00004650">
            <text:p>00004650</text:p>
          </table:table-cell>
          <table:table-cell office:value-type="float" office:value="8">
            <text:p>8</text:p>
          </table:table-cell>
          <table:table-cell office:value-type="float" office:value="190.25">
            <text:p>190,25</text:p>
          </table:table-cell>
          <table:table-cell office:value-type="float" office:value="1522">
            <text:p>1522</text:p>
          </table:table-cell>
          <table:table-cell office:value-type="string">
            <text:p>Пашабахча</text:p>
          </table:table-cell>
          <table:table-cell office:value-type="float" office:value="342">
            <text:p>342</text:p>
          </table:table-cell>
          <table:table-cell office:value-type="float" office:value="23099">
            <text:p>23099</text:p>
          </table:table-cell>
          <table:table-cell office:value-type="string">
            <text:p>{Набор стаканов 1/6 \ 42857B \ Хисар 330мл для коктейля \ }</text:p>
          </table:table-cell>
          <table:table-cell office:value-type="string">
            <text:p>РПМ-000139</text:p>
          </table:table-cell>
          <table:table-cell office:value-type="float" office:value="102">
            <text:p>102</text:p>
          </table:table-cell>
          <table:table-cell office:value-type="float" office:value="44281">
            <text:p>44281</text:p>
          </table:table-cell>
          <table:table-cell/>
          <table:table-cell table:formula="of:=[.CK42]" office:value-type="float" office:value="8">
            <text:p>8</text:p>
          </table:table-cell>
          <table:table-cell table:formula="of:=[.CL42]" office:value-type="float" office:value="5">
            <text:p>5</text:p>
          </table:table-cell>
          <table:table-cell table:number-columns-repeated="2"/>
          <table:table-cell table:formula="of:=[.CO42]" office:value-type="float" office:value="228.3">
            <text:p>228,3</text:p>
          </table:table-cell>
          <table:table-cell table:formula="of:=[.CP42]" office:value-type="string" office:string-value="00004650">
            <text:p>00004650</text:p>
          </table:table-cell>
          <table:table-cell table:number-columns-repeated="12"/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string">
            <text:p>Hisar" наб. 6-ти стаканов выс.330сс/8/192 42857</text:p>
          </table:table-cell>
          <table:table-cell/>
          <table:table-cell office:value-type="float" office:value="228.3">
            <text:p>228,3</text:p>
          </table:table-cell>
          <table:table-cell office:value-type="string">
            <text:p>00004650</text:p>
          </table:table-cell>
          <table:table-cell/>
          <table:table-cell office:value-type="float" office:value="228.3">
            <text:p>228,3</text:p>
          </table:table-cell>
          <table:table-cell/>
          <table:table-cell office:value-type="string">
            <text:p>Пашабахча</text:p>
          </table:table-cell>
          <table:table-cell table:number-columns-repeated="8"/>
          <table:table-cell table:number-columns-repeated="4" office:value-type="float" office:value="0">
            <text:p>0</text:p>
          </table:table-cell>
          <table:table-cell table:style-name="ce3" office:value-type="string">
            <text:p>цена</text:p>
          </table:table-cell>
          <table:table-cell office:value-type="float" office:value="23099">
            <text:p>23099</text:p>
          </table:table-cell>
          <table:table-cell table:formula="of:=[.DH42]-[.L42]" office:value-type="float" office:value="0">
            <text:p>0</text:p>
          </table:table-cell>
        </table:table-row>
        <table:table-row table:style-name="ro1">
          <table:table-cell office:value-type="string">
            <text:p>Набор кружек из закаленного стекла PUB 2шт</text:p>
          </table:table-cell>
          <table:table-cell office:value-type="string">
            <text:p>55341BT</text:p>
          </table:table-cell>
          <table:table-cell office:value-type="string">
            <text:p>215мл</text:p>
          </table:table-cell>
          <table:table-cell table:number-columns-repeated="3"/>
          <table:table-cell office:value-type="float" office:value="12">
            <text:p>12</text:p>
          </table:table-cell>
          <table:table-cell office:value-type="float" office:value="135.78">
            <text:p>135,78 ₽</text:p>
          </table:table-cell>
          <table:table-cell office:value-type="float" office:value="1629.36">
            <text:p><text:s/>1 629,36 ₽ </text:p>
          </table:table-cell>
          <table:table-cell office:value-type="string">
            <text:p>Пашабахча</text:p>
          </table:table-cell>
          <table:table-cell table:style-name="ce4" table:formula="of:=ROUND([.H43]*1.8;0)" office:value-type="float" office:value="244">
            <text:p><text:s/>244,00 ₽ </text:p>
          </table:table-cell>
          <table:table-cell office:value-type="float" office:value="24287">
            <text:p>24287</text:p>
          </table:table-cell>
          <table:table-cell office:value-type="string">
            <text:p>{Набор кружек из закаленного стекла PUB 2шт \ 55341BT \ 215мл \ }</text:p>
          </table:table-cell>
          <table:table-cell office:value-type="string">
            <text:p>РПМ-000270</text:p>
          </table:table-cell>
          <table:table-cell office:value-type="float" office:value="111">
            <text:p>111</text:p>
          </table:table-cell>
          <table:table-cell office:value-type="date" office:date-value="2023-03-30">
            <text:p>30.03.23</text:p>
          </table:table-cell>
          <table:table-cell office:value-type="float" office:value="1570">
            <text:p>1570</text:p>
          </table:table-cell>
          <table:table-cell office:value-type="date" office:date-value="2023-04-05">
            <text:p>05.04.23</text:p>
          </table:table-cell>
          <table:table-cell office:value-type="string">
            <text:p>Стеклопласт</text:p>
          </table:table-cell>
          <table:table-cell office:value-type="string">
            <text:p>Pub" наб. 2-х закалённых кружек IRISH COFFEE <text:s/>250мл 55341 TMP</text:p>
          </table:table-cell>
          <table:table-cell table:number-columns-repeated="2"/>
          <table:table-cell office:value-type="string">
            <text:p>879675</text:p>
          </table:table-cell>
          <table:table-cell table:formula="of:=[.K43]/[.H43]" office:value-type="percentage" office:value="1.79702459861541">
            <text:p>180%</text:p>
          </table:table-cell>
          <table:table-cell/>
          <table:table-cell office:value-type="string">
            <text:p>Пашабахча</text:p>
          </table:table-cell>
          <table:table-cell/>
          <table:table-cell table:formula="of:=([.AC43]-[.G43])*[.H43]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string">
            <text:p>Pub" наб. 2-х закалённых кружек IRISH COFFEE 250мл 55341 TMP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/>
          <table:table-cell office:value-type="string">
            <text:p>ООО "Посуда Мира"</text:p>
          </table:table-cell>
          <table:table-cell office:value-type="string">
            <text:p>4606065043684</text:p>
          </table:table-cell>
          <table:table-cell table:number-columns-repeated="2"/>
          <table:table-cell office:value-type="string">
            <text:p>РПМ-000270</text:p>
          </table:table-cell>
          <table:table-cell table:number-columns-repeated="2"/>
          <table:table-cell office:value-type="float" office:value="210">
            <text:p>210</text:p>
          </table:table-cell>
          <table:table-cell office:value-type="float" office:value="116.64">
            <text:p>116,64</text:p>
          </table:table-cell>
          <table:table-cell table:number-columns-repeated="4" office:value-type="float" office:value="0">
            <text:p>0</text:p>
          </table:table-cell>
          <table:table-cell table:number-columns-repeated="4"/>
          <table:table-cell table:formula="of:=[.AZ43]-[.AC43]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string">
            <text:p>Набор кружек из закаленного стекла PUB 2шт</text:p>
          </table:table-cell>
          <table:table-cell office:value-type="float" office:value="24287">
            <text:p>24287</text:p>
          </table:table-cell>
          <table:table-cell table:formula="of:=[.BC43]-[.L43]" office:value-type="float" office:value="0">
            <text:p>0</text:p>
          </table:table-cell>
          <table:table-cell office:value-type="float" office:value="135.78">
            <text:p>135,78</text:p>
          </table:table-cell>
          <table:table-cell table:formula="of:=[.BE43]/[.H43]" office:value-type="float" office:value="1">
            <text:p>1,00 ₽</text:p>
          </table:table-cell>
          <table:table-cell office:value-type="string">
            <text:p>879675</text:p>
          </table:table-cell>
          <table:table-cell office:value-type="float" office:value="12">
            <text:p>12</text:p>
          </table:table-cell>
          <table:table-cell office:value-type="float" office:value="116.64">
            <text:p>116,64</text:p>
          </table:table-cell>
          <table:table-cell office:value-type="float" office:value="1399.63">
            <text:p>1399,63</text:p>
          </table:table-cell>
          <table:table-cell office:value-type="string">
            <text:p>Пашабахча</text:p>
          </table:table-cell>
          <table:table-cell office:value-type="float" office:value="210">
            <text:p>210</text:p>
          </table:table-cell>
          <table:table-cell office:value-type="float" office:value="24287">
            <text:p>24287</text:p>
          </table:table-cell>
          <table:table-cell office:value-type="string">
            <text:p>{Набор кружек из закаленного стекла PUB 2шт \ 55341BT \ 215мл \ }</text:p>
          </table:table-cell>
          <table:table-cell office:value-type="string">
            <text:p>УПД 248</text:p>
          </table:table-cell>
          <table:table-cell office:value-type="float" office:value="42">
            <text:p>42</text:p>
          </table:table-cell>
          <table:table-cell office:value-type="float" office:value="44287">
            <text:p>44287</text:p>
          </table:table-cell>
          <table:table-cell/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string">
            <text:p>Набор кружек из закаленного стекла PUB 2шт</text:p>
          </table:table-cell>
          <table:table-cell office:value-type="float" office:value="24287">
            <text:p>24287</text:p>
          </table:table-cell>
          <table:table-cell office:value-type="float" office:value="135.78">
            <text:p>135,78</text:p>
          </table:table-cell>
          <table:table-cell office:value-type="string">
            <text:p>879675</text:p>
          </table:table-cell>
          <table:table-cell office:value-type="float" office:value="12">
            <text:p>12</text:p>
          </table:table-cell>
          <table:table-cell office:value-type="float" office:value="116.64">
            <text:p>116,64</text:p>
          </table:table-cell>
          <table:table-cell office:value-type="float" office:value="1399.63">
            <text:p>1399,63</text:p>
          </table:table-cell>
          <table:table-cell office:value-type="string">
            <text:p>Пашабахча</text:p>
          </table:table-cell>
          <table:table-cell office:value-type="float" office:value="210">
            <text:p>210</text:p>
          </table:table-cell>
          <table:table-cell office:value-type="float" office:value="24287">
            <text:p>24287</text:p>
          </table:table-cell>
          <table:table-cell office:value-type="string">
            <text:p>{Набор кружек из закаленного стекла PUB 2шт \ 55341BT \ 215мл \ }</text:p>
          </table:table-cell>
          <table:table-cell office:value-type="string">
            <text:p>УПД 248</text:p>
          </table:table-cell>
          <table:table-cell office:value-type="float" office:value="42">
            <text:p>42</text:p>
          </table:table-cell>
          <table:table-cell office:value-type="float" office:value="44287">
            <text:p>44287</text:p>
          </table:table-cell>
          <table:table-cell table:number-columns-repeated="2"/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string">
            <text:p>Набор кружек из закаленного стекла PUB 2шт</text:p>
          </table:table-cell>
          <table:table-cell office:value-type="float" office:value="24287">
            <text:p>24287</text:p>
          </table:table-cell>
          <table:table-cell office:value-type="float" office:value="135.78">
            <text:p>135,78</text:p>
          </table:table-cell>
          <table:table-cell office:value-type="string">
            <text:p>879675</text:p>
          </table:table-cell>
          <table:table-cell office:value-type="float" office:value="12">
            <text:p>12</text:p>
          </table:table-cell>
          <table:table-cell office:value-type="float" office:value="116.64">
            <text:p>116,64</text:p>
          </table:table-cell>
          <table:table-cell office:value-type="float" office:value="1399.63">
            <text:p>1399,63</text:p>
          </table:table-cell>
          <table:table-cell office:value-type="string">
            <text:p>Пашабахча</text:p>
          </table:table-cell>
          <table:table-cell office:value-type="float" office:value="210">
            <text:p>210</text:p>
          </table:table-cell>
          <table:table-cell office:value-type="float" office:value="24287">
            <text:p>24287</text:p>
          </table:table-cell>
          <table:table-cell office:value-type="string">
            <text:p>{Набор кружек из закаленного стекла PUB 2шт \ 55341BT \ 215мл \ }</text:p>
          </table:table-cell>
          <table:table-cell office:value-type="string">
            <text:p>УПД 248</text:p>
          </table:table-cell>
          <table:table-cell office:value-type="float" office:value="42">
            <text:p>42</text:p>
          </table:table-cell>
          <table:table-cell office:value-type="float" office:value="44287">
            <text:p>44287</text:p>
          </table:table-cell>
          <table:table-cell/>
          <table:table-cell table:formula="of:=[.CK43]-[.AZ43]" office:value-type="float" office:value="0">
            <text:p>0</text:p>
          </table:table-cell>
          <table:table-cell table:number-columns-repeated="4" office:value-type="float" office:value="0">
            <text:p>0</text:p>
          </table:table-cell>
          <table:table-cell table:style-name="ce3" office:value-type="string">
            <text:p>цена</text:p>
          </table:table-cell>
          <table:table-cell office:value-type="float" office:value="24287">
            <text:p>24287</text:p>
          </table:table-cell>
          <table:table-cell table:formula="of:=[.DH43]-[.L43]" office:value-type="float" office:value="0">
            <text:p>0</text:p>
          </table:table-cell>
        </table:table-row>
        <table:table-row table:style-name="ro1">
          <table:table-cell office:value-type="string">
            <text:p>Кувшин "BISTRO"</text:p>
          </table:table-cell>
          <table:table-cell office:value-type="string">
            <text:p>80100</text:p>
          </table:table-cell>
          <table:table-cell office:value-type="string">
            <text:p>250мл</text:p>
          </table:table-cell>
          <table:table-cell table:number-columns-repeated="3"/>
          <table:table-cell office:value-type="float" office:value="12">
            <text:p>12</text:p>
          </table:table-cell>
          <table:table-cell office:value-type="float" office:value="48.02">
            <text:p>48,02 ₽</text:p>
          </table:table-cell>
          <table:table-cell office:value-type="float" office:value="576.24">
            <text:p><text:s/>576,24 ₽ </text:p>
          </table:table-cell>
          <table:table-cell office:value-type="string">
            <text:p>Пашабахча, г.Бор</text:p>
          </table:table-cell>
          <table:table-cell table:style-name="ce4" table:formula="of:=ROUND([.H44]*1.8;0)+1" office:value-type="float" office:value="87">
            <text:p><text:s/>87,00 ₽ </text:p>
          </table:table-cell>
          <table:table-cell office:value-type="float" office:value="24697">
            <text:p>24697</text:p>
          </table:table-cell>
          <table:table-cell office:value-type="string">
            <text:p>{Кувшин "BISTRO" \ 80100 \ 250мл \ }</text:p>
          </table:table-cell>
          <table:table-cell office:value-type="string">
            <text:p>РПМ-000270</text:p>
          </table:table-cell>
          <table:table-cell office:value-type="float" office:value="19">
            <text:p>19</text:p>
          </table:table-cell>
          <table:table-cell office:value-type="date" office:date-value="2023-03-30">
            <text:p>30.03.23</text:p>
          </table:table-cell>
          <table:table-cell office:value-type="float" office:value="1570">
            <text:p>1570</text:p>
          </table:table-cell>
          <table:table-cell office:value-type="date" office:date-value="2023-04-05">
            <text:p>05.04.23</text:p>
          </table:table-cell>
          <table:table-cell office:value-type="string">
            <text:p>Стеклопласт</text:p>
          </table:table-cell>
          <table:table-cell office:value-type="string">
            <text:p>Bistro" кувшин <text:s/>250мл SL 80100 SL/St</text:p>
          </table:table-cell>
          <table:table-cell table:number-columns-repeated="2"/>
          <table:table-cell office:value-type="string">
            <text:p>K0016759</text:p>
          </table:table-cell>
          <table:table-cell table:formula="of:=[.K44]/[.H44]" office:value-type="percentage" office:value="1.81174510620575">
            <text:p>181%</text:p>
          </table:table-cell>
          <table:table-cell/>
          <table:table-cell office:value-type="string">
            <text:p>Турция</text:p>
          </table:table-cell>
          <table:table-cell/>
          <table:table-cell table:formula="of:=([.AC44]-[.G44])*[.H44]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string">
            <text:p>Bistro" кувшин 250мл SL 80100 SL/St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ООО "Посуда Мира"</text:p>
          </table:table-cell>
          <table:table-cell office:value-type="string">
            <text:p>4606065052914</text:p>
          </table:table-cell>
          <table:table-cell table:number-columns-repeated="2"/>
          <table:table-cell office:value-type="string">
            <text:p>РПМ-000270</text:p>
          </table:table-cell>
          <table:table-cell table:number-columns-repeated="2"/>
          <table:table-cell office:value-type="float" office:value="68">
            <text:p>68</text:p>
          </table:table-cell>
          <table:table-cell office:value-type="float" office:value="37.51">
            <text:p>37,51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table:number-columns-repeated="4"/>
          <table:table-cell table:formula="of:=[.AZ44]-[.AC44]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string">
            <text:p>Кувшин "BISTRO"</text:p>
          </table:table-cell>
          <table:table-cell office:value-type="float" office:value="24697">
            <text:p>24697</text:p>
          </table:table-cell>
          <table:table-cell table:formula="of:=[.BC44]-[.L44]" office:value-type="float" office:value="0">
            <text:p>0</text:p>
          </table:table-cell>
          <table:table-cell office:value-type="float" office:value="48.02">
            <text:p>48,02</text:p>
          </table:table-cell>
          <table:table-cell table:formula="of:=[.BE44]/[.H44]" office:value-type="float" office:value="1">
            <text:p>1,00 ₽</text:p>
          </table:table-cell>
          <table:table-cell office:value-type="string">
            <text:p>K0016759</text:p>
          </table:table-cell>
          <table:table-cell office:value-type="float" office:value="12">
            <text:p>12</text:p>
          </table:table-cell>
          <table:table-cell office:value-type="float" office:value="37.51">
            <text:p>37,51</text:p>
          </table:table-cell>
          <table:table-cell office:value-type="float" office:value="450.12">
            <text:p>450,12</text:p>
          </table:table-cell>
          <table:table-cell office:value-type="string">
            <text:p>Пашабахча</text:p>
          </table:table-cell>
          <table:table-cell office:value-type="float" office:value="68">
            <text:p>68</text:p>
          </table:table-cell>
          <table:table-cell office:value-type="float" office:value="24697">
            <text:p>24697</text:p>
          </table:table-cell>
          <table:table-cell office:value-type="string">
            <text:p>{Кувшин "BISTRO" \ 80100 \ 250мл \ }</text:p>
          </table:table-cell>
          <table:table-cell office:value-type="string">
            <text:p>РПМ-000488</text:p>
          </table:table-cell>
          <table:table-cell office:value-type="float" office:value="157">
            <text:p>157</text:p>
          </table:table-cell>
          <table:table-cell office:value-type="float" office:value="44511">
            <text:p>44511</text:p>
          </table:table-cell>
          <table:table-cell table:number-columns-repeated="19"/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string">
            <text:p>Кувшин "BISTRO"</text:p>
          </table:table-cell>
          <table:table-cell office:value-type="float" office:value="24697">
            <text:p>24697</text:p>
          </table:table-cell>
          <table:table-cell office:value-type="float" office:value="48.02">
            <text:p>48,02</text:p>
          </table:table-cell>
          <table:table-cell office:value-type="string">
            <text:p>K0016759</text:p>
          </table:table-cell>
          <table:table-cell office:value-type="float" office:value="12">
            <text:p>12</text:p>
          </table:table-cell>
          <table:table-cell office:value-type="float" office:value="37.51">
            <text:p>37,51</text:p>
          </table:table-cell>
          <table:table-cell office:value-type="float" office:value="450.12">
            <text:p>450,12</text:p>
          </table:table-cell>
          <table:table-cell office:value-type="string">
            <text:p>Пашабахча</text:p>
          </table:table-cell>
          <table:table-cell office:value-type="float" office:value="68">
            <text:p>68</text:p>
          </table:table-cell>
          <table:table-cell office:value-type="float" office:value="24697">
            <text:p>24697</text:p>
          </table:table-cell>
          <table:table-cell office:value-type="string">
            <text:p>{Кувшин "BISTRO" \ 80100 \ 250мл \ }</text:p>
          </table:table-cell>
          <table:table-cell office:value-type="string">
            <text:p>РПМ-000488</text:p>
          </table:table-cell>
          <table:table-cell office:value-type="float" office:value="157">
            <text:p>157</text:p>
          </table:table-cell>
          <table:table-cell office:value-type="float" office:value="44511">
            <text:p>44511</text:p>
          </table:table-cell>
          <table:table-cell/>
          <table:table-cell table:formula="of:=[.CK44]-[.AZ44]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table:style-name="ce3" office:value-type="string">
            <text:p>цена</text:p>
          </table:table-cell>
          <table:table-cell office:value-type="float" office:value="24697">
            <text:p>24697</text:p>
          </table:table-cell>
          <table:table-cell table:formula="of:=[.DH44]-[.L44]" office:value-type="float" office:value="0">
            <text:p>0</text:p>
          </table:table-cell>
        </table:table-row>
        <table:table-row table:style-name="ro1">
          <table:table-cell office:value-type="string">
            <text:p>Стакан закал КАСАБЛАНКА</text:p>
          </table:table-cell>
          <table:table-cell office:value-type="string">
            <text:p>52719SLBT</text:p>
          </table:table-cell>
          <table:table-cell office:value-type="string">
            <text:p>645мл</text:p>
          </table:table-cell>
          <table:table-cell table:number-columns-repeated="3"/>
          <table:table-cell office:value-type="float" office:value="12">
            <text:p>12</text:p>
          </table:table-cell>
          <table:table-cell office:value-type="float" office:value="70.68">
            <text:p>70,68 ₽</text:p>
          </table:table-cell>
          <table:table-cell office:value-type="float" office:value="848.16">
            <text:p><text:s/>848,16 ₽ </text:p>
          </table:table-cell>
          <table:table-cell office:value-type="string">
            <text:p>Пашабахча</text:p>
          </table:table-cell>
          <table:table-cell table:style-name="ce4" table:formula="of:=ROUND([.H45]*1.8;0)" office:value-type="float" office:value="127">
            <text:p><text:s/>127,00 ₽ </text:p>
          </table:table-cell>
          <table:table-cell office:value-type="float" office:value="25487">
            <text:p>25487</text:p>
          </table:table-cell>
          <table:table-cell office:value-type="string">
            <text:p>{Стакан закал КАСАБЛАНКА \ 52719SLBT \ 645мл \ }</text:p>
          </table:table-cell>
          <table:table-cell office:value-type="string">
            <text:p>РПМ-000270</text:p>
          </table:table-cell>
          <table:table-cell office:value-type="float" office:value="34">
            <text:p>34</text:p>
          </table:table-cell>
          <table:table-cell office:value-type="date" office:date-value="2023-03-30">
            <text:p>30.03.23</text:p>
          </table:table-cell>
          <table:table-cell office:value-type="float" office:value="1570">
            <text:p>1570</text:p>
          </table:table-cell>
          <table:table-cell office:value-type="date" office:date-value="2023-04-05">
            <text:p>05.04.23</text:p>
          </table:table-cell>
          <table:table-cell office:value-type="string">
            <text:p>Стеклопласт</text:p>
          </table:table-cell>
          <table:table-cell office:value-type="string">
            <text:p>Casablanca" стакан д/пива закалённый (v=650мл) SL 52719 TMP SL</text:p>
          </table:table-cell>
          <table:table-cell table:number-columns-repeated="2"/>
          <table:table-cell office:value-type="string">
            <text:p>880120</text:p>
          </table:table-cell>
          <table:table-cell table:formula="of:=[.K45]/[.H45]" office:value-type="percentage" office:value="1.79683078664403">
            <text:p>180%</text:p>
          </table:table-cell>
          <table:table-cell/>
          <table:table-cell office:value-type="string">
            <text:p>Турция</text:p>
          </table:table-cell>
          <table:table-cell/>
          <table:table-cell table:formula="of:=([.AC45]-[.G45])*[.H45]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string">
            <text:p>Casablanca" стакан д/пива закалённый (v=650мл) SL 52719 TMP SL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/>
          <table:table-cell office:value-type="string">
            <text:p>ООО "Посуда Мира"</text:p>
          </table:table-cell>
          <table:table-cell table:number-columns-repeated="3"/>
          <table:table-cell office:value-type="string">
            <text:p>РПМ-000270</text:p>
          </table:table-cell>
          <table:table-cell table:number-columns-repeated="2"/>
          <table:table-cell office:value-type="float" office:value="119">
            <text:p>119</text:p>
          </table:table-cell>
          <table:table-cell office:value-type="float" office:value="65.84">
            <text:p>65,84</text:p>
          </table:table-cell>
          <table:table-cell office:value-type="float" office:value="-1">
            <text:p>-1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4"/>
          <table:table-cell table:formula="of:=[.AZ45]-[.AC45]" office:value-type="float" office:value="0">
            <text:p>0</text:p>
          </table:table-cell>
          <table:table-cell table:number-columns-repeated="2" office:value-type="float" office:value="12">
            <text:p>12</text:p>
          </table:table-cell>
          <table:table-cell office:value-type="string">
            <text:p>Стакан закал КАСАБЛАНКА</text:p>
          </table:table-cell>
          <table:table-cell office:value-type="float" office:value="25487">
            <text:p>25487</text:p>
          </table:table-cell>
          <table:table-cell table:formula="of:=[.BC45]-[.L45]" office:value-type="float" office:value="0">
            <text:p>0</text:p>
          </table:table-cell>
          <table:table-cell office:value-type="float" office:value="70.68">
            <text:p>70,68</text:p>
          </table:table-cell>
          <table:table-cell table:formula="of:=[.BE45]/[.H45]" office:value-type="float" office:value="1">
            <text:p>1,00 ₽</text:p>
          </table:table-cell>
          <table:table-cell office:value-type="string">
            <text:p>880120</text:p>
          </table:table-cell>
          <table:table-cell office:value-type="float" office:value="24">
            <text:p>24</text:p>
          </table:table-cell>
          <table:table-cell office:value-type="float" office:value="52.97">
            <text:p>52,97</text:p>
          </table:table-cell>
          <table:table-cell office:value-type="float" office:value="1271.28">
            <text:p>1271,28</text:p>
          </table:table-cell>
          <table:table-cell office:value-type="string">
            <text:p>Пашабахча</text:p>
          </table:table-cell>
          <table:table-cell office:value-type="float" office:value="119">
            <text:p>119</text:p>
          </table:table-cell>
          <table:table-cell office:value-type="float" office:value="25487">
            <text:p>25487</text:p>
          </table:table-cell>
          <table:table-cell office:value-type="string">
            <text:p>{Стакан закал КАСАБЛАНКА \ 52719SLBT \ 645мл \ }</text:p>
          </table:table-cell>
          <table:table-cell office:value-type="string">
            <text:p>РПМ-000440</text:p>
          </table:table-cell>
          <table:table-cell office:value-type="float" office:value="147">
            <text:p>147</text:p>
          </table:table-cell>
          <table:table-cell office:value-type="float" office:value="43446">
            <text:p>43446</text:p>
          </table:table-cell>
          <table:table-cell/>
          <table:table-cell table:number-columns-repeated="2" office:value-type="float" office:value="12">
            <text:p>12</text:p>
          </table:table-cell>
          <table:table-cell office:value-type="string">
            <text:p>Стакан закал КАСАБЛАНКА</text:p>
          </table:table-cell>
          <table:table-cell office:value-type="float" office:value="25487">
            <text:p>25487</text:p>
          </table:table-cell>
          <table:table-cell office:value-type="float" office:value="70.68">
            <text:p>70,68</text:p>
          </table:table-cell>
          <table:table-cell office:value-type="string">
            <text:p>880120</text:p>
          </table:table-cell>
          <table:table-cell office:value-type="float" office:value="24">
            <text:p>24</text:p>
          </table:table-cell>
          <table:table-cell office:value-type="float" office:value="52.97">
            <text:p>52,97</text:p>
          </table:table-cell>
          <table:table-cell office:value-type="float" office:value="1271.28">
            <text:p>1271,28</text:p>
          </table:table-cell>
          <table:table-cell office:value-type="string">
            <text:p>Пашабахча</text:p>
          </table:table-cell>
          <table:table-cell office:value-type="float" office:value="119">
            <text:p>119</text:p>
          </table:table-cell>
          <table:table-cell office:value-type="float" office:value="25487">
            <text:p>25487</text:p>
          </table:table-cell>
          <table:table-cell office:value-type="string">
            <text:p>{Стакан закал КАСАБЛАНКА \ 52719SLBT \ 645мл \ }</text:p>
          </table:table-cell>
          <table:table-cell office:value-type="string">
            <text:p>РПМ-000440</text:p>
          </table:table-cell>
          <table:table-cell office:value-type="float" office:value="147">
            <text:p>147</text:p>
          </table:table-cell>
          <table:table-cell office:value-type="float" office:value="43446">
            <text:p>43446</text:p>
          </table:table-cell>
          <table:table-cell table:number-columns-repeated="2"/>
          <table:table-cell table:number-columns-repeated="2" office:value-type="float" office:value="12">
            <text:p>12</text:p>
          </table:table-cell>
          <table:table-cell office:value-type="string">
            <text:p>Стакан закал КАСАБЛАНКА</text:p>
          </table:table-cell>
          <table:table-cell office:value-type="float" office:value="25487">
            <text:p>25487</text:p>
          </table:table-cell>
          <table:table-cell office:value-type="float" office:value="70.68">
            <text:p>70,68</text:p>
          </table:table-cell>
          <table:table-cell office:value-type="string">
            <text:p>880120</text:p>
          </table:table-cell>
          <table:table-cell office:value-type="float" office:value="24">
            <text:p>24</text:p>
          </table:table-cell>
          <table:table-cell office:value-type="float" office:value="52.97">
            <text:p>52,97</text:p>
          </table:table-cell>
          <table:table-cell office:value-type="float" office:value="1271.28">
            <text:p>1271,28</text:p>
          </table:table-cell>
          <table:table-cell office:value-type="string">
            <text:p>Пашабахча</text:p>
          </table:table-cell>
          <table:table-cell office:value-type="float" office:value="119">
            <text:p>119</text:p>
          </table:table-cell>
          <table:table-cell office:value-type="float" office:value="25487">
            <text:p>25487</text:p>
          </table:table-cell>
          <table:table-cell office:value-type="string">
            <text:p>{Стакан закал КАСАБЛАНКА \ 52719SLBT \ 645мл \ }</text:p>
          </table:table-cell>
          <table:table-cell office:value-type="string">
            <text:p>РПМ-000440</text:p>
          </table:table-cell>
          <table:table-cell office:value-type="float" office:value="147">
            <text:p>147</text:p>
          </table:table-cell>
          <table:table-cell office:value-type="float" office:value="43446">
            <text:p>43446</text:p>
          </table:table-cell>
          <table:table-cell/>
          <table:table-cell table:formula="of:=[.CK45]-[.AZ45]"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style-name="ce3" office:value-type="string">
            <text:p>цена</text:p>
          </table:table-cell>
          <table:table-cell office:value-type="float" office:value="25487">
            <text:p>25487</text:p>
          </table:table-cell>
          <table:table-cell table:formula="of:=[.DH45]-[.L45]" office:value-type="float" office:value="0">
            <text:p>0</text:p>
          </table:table-cell>
        </table:table-row>
        <table:table-row table:style-name="ro1">
          <table:table-cell office:value-type="string">
            <text:p>Стакан из зак.стекла КАСАБЛАНКА - ПРОФ.</text:p>
          </table:table-cell>
          <table:table-cell office:value-type="string">
            <text:p>52704SLBT</text:p>
          </table:table-cell>
          <table:table-cell office:value-type="string">
            <text:p>360мл</text:p>
          </table:table-cell>
          <table:table-cell table:number-columns-repeated="3"/>
          <table:table-cell office:value-type="float" office:value="12">
            <text:p>12</text:p>
          </table:table-cell>
          <table:table-cell office:value-type="float" office:value="41.36">
            <text:p>41,36 ₽</text:p>
          </table:table-cell>
          <table:table-cell office:value-type="float" office:value="496.32">
            <text:p><text:s/>496,32 ₽ </text:p>
          </table:table-cell>
          <table:table-cell office:value-type="string">
            <text:p>Пашабахча</text:p>
          </table:table-cell>
          <table:table-cell table:style-name="ce4" table:formula="of:=ROUND([.H46]*1.8;0)+1" office:value-type="float" office:value="75">
            <text:p><text:s/>75,00 ₽ </text:p>
          </table:table-cell>
          <table:table-cell office:value-type="float" office:value="25750">
            <text:p>25750</text:p>
          </table:table-cell>
          <table:table-cell office:value-type="string">
            <text:p>{Стакан из зак.стекла КАСАБЛАНКА - ПРОФ. \ 52704SLBT \ 360мл \ }</text:p>
          </table:table-cell>
          <table:table-cell office:value-type="string">
            <text:p>РПМ-000270</text:p>
          </table:table-cell>
          <table:table-cell office:value-type="float" office:value="33">
            <text:p>33</text:p>
          </table:table-cell>
          <table:table-cell office:value-type="date" office:date-value="2023-03-30">
            <text:p>30.03.23</text:p>
          </table:table-cell>
          <table:table-cell office:value-type="float" office:value="1570">
            <text:p>1570</text:p>
          </table:table-cell>
          <table:table-cell office:value-type="date" office:date-value="2023-04-05">
            <text:p>05.04.23</text:p>
          </table:table-cell>
          <table:table-cell office:value-type="string">
            <text:p>Стеклопласт</text:p>
          </table:table-cell>
          <table:table-cell office:value-type="string">
            <text:p>Casablanca" стакан д/виски (360мл) 52704 SL</text:p>
          </table:table-cell>
          <table:table-cell table:number-columns-repeated="2"/>
          <table:table-cell office:value-type="string">
            <text:p>879510</text:p>
          </table:table-cell>
          <table:table-cell table:formula="of:=[.K46]/[.H46]" office:value-type="percentage" office:value="1.81334622823985">
            <text:p>181%</text:p>
          </table:table-cell>
          <table:table-cell/>
          <table:table-cell office:value-type="string">
            <text:p>Турция</text:p>
          </table:table-cell>
          <table:table-cell/>
          <table:table-cell table:formula="of:=([.AC46]-[.G46])*[.H46]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string">
            <text:p>Casablanca" стакан д/виски (360мл) 52704 SL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ООО "Посуда Мира"</text:p>
          </table:table-cell>
          <table:table-cell table:number-columns-repeated="3"/>
          <table:table-cell office:value-type="string">
            <text:p>РПМ-000270</text:p>
          </table:table-cell>
          <table:table-cell table:number-columns-repeated="2"/>
          <table:table-cell office:value-type="float" office:value="60">
            <text:p>60</text:p>
          </table:table-cell>
          <table:table-cell office:value-type="float" office:value="32.92">
            <text:p>32,92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4"/>
          <table:table-cell table:formula="of:=[.AZ46]-[.AC46]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string">
            <text:p>Стакан из зак.стекла КАСАБЛАНКА - ПРОФ.</text:p>
          </table:table-cell>
          <table:table-cell office:value-type="float" office:value="25750">
            <text:p>25750</text:p>
          </table:table-cell>
          <table:table-cell table:formula="of:=[.BC46]-[.L46]" office:value-type="float" office:value="0">
            <text:p>0</text:p>
          </table:table-cell>
          <table:table-cell office:value-type="float" office:value="41.36">
            <text:p>41,36</text:p>
          </table:table-cell>
          <table:table-cell table:formula="of:=[.BE46]/[.H46]" office:value-type="float" office:value="1">
            <text:p>1,00 ₽</text:p>
          </table:table-cell>
          <table:table-cell office:value-type="string">
            <text:p>879510</text:p>
          </table:table-cell>
          <table:table-cell office:value-type="float" office:value="12">
            <text:p>12</text:p>
          </table:table-cell>
          <table:table-cell office:value-type="float" office:value="32.92">
            <text:p>32,92</text:p>
          </table:table-cell>
          <table:table-cell office:value-type="float" office:value="395.04">
            <text:p>395,04</text:p>
          </table:table-cell>
          <table:table-cell office:value-type="string">
            <text:p>Пашабахча</text:p>
          </table:table-cell>
          <table:table-cell office:value-type="float" office:value="60">
            <text:p>60</text:p>
          </table:table-cell>
          <table:table-cell office:value-type="float" office:value="25750">
            <text:p>25750</text:p>
          </table:table-cell>
          <table:table-cell office:value-type="string">
            <text:p>{Стакан из зак.стекла КАСАБЛАНКА - ПРОФ. \ 52704SLBT \ 360мл \ }</text:p>
          </table:table-cell>
          <table:table-cell office:value-type="string">
            <text:p>РПМ-000488</text:p>
          </table:table-cell>
          <table:table-cell office:value-type="float" office:value="112">
            <text:p>112</text:p>
          </table:table-cell>
          <table:table-cell office:value-type="float" office:value="44511">
            <text:p>44511</text:p>
          </table:table-cell>
          <table:table-cell/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string">
            <text:p>Стакан из зак.стекла КАСАБЛАНКА - ПРОФ.</text:p>
          </table:table-cell>
          <table:table-cell office:value-type="float" office:value="25750">
            <text:p>25750</text:p>
          </table:table-cell>
          <table:table-cell office:value-type="float" office:value="41.36">
            <text:p>41,36</text:p>
          </table:table-cell>
          <table:table-cell office:value-type="string">
            <text:p>879510</text:p>
          </table:table-cell>
          <table:table-cell office:value-type="float" office:value="12">
            <text:p>12</text:p>
          </table:table-cell>
          <table:table-cell office:value-type="float" office:value="32.92">
            <text:p>32,92</text:p>
          </table:table-cell>
          <table:table-cell office:value-type="float" office:value="395.04">
            <text:p>395,04</text:p>
          </table:table-cell>
          <table:table-cell office:value-type="string">
            <text:p>Пашабахча</text:p>
          </table:table-cell>
          <table:table-cell office:value-type="float" office:value="60">
            <text:p>60</text:p>
          </table:table-cell>
          <table:table-cell office:value-type="float" office:value="25750">
            <text:p>25750</text:p>
          </table:table-cell>
          <table:table-cell office:value-type="string">
            <text:p>{Стакан из зак.стекла КАСАБЛАНКА - ПРОФ. \ 52704SLBT \ 360мл \ }</text:p>
          </table:table-cell>
          <table:table-cell office:value-type="string">
            <text:p>РПМ-000488</text:p>
          </table:table-cell>
          <table:table-cell office:value-type="float" office:value="112">
            <text:p>112</text:p>
          </table:table-cell>
          <table:table-cell office:value-type="float" office:value="44511">
            <text:p>44511</text:p>
          </table:table-cell>
          <table:table-cell table:number-columns-repeated="2"/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string">
            <text:p>Стакан из зак.стекла КАСАБЛАНКА - ПРОФ.</text:p>
          </table:table-cell>
          <table:table-cell office:value-type="float" office:value="25750">
            <text:p>25750</text:p>
          </table:table-cell>
          <table:table-cell office:value-type="float" office:value="41.36">
            <text:p>41,36</text:p>
          </table:table-cell>
          <table:table-cell office:value-type="string">
            <text:p>879510</text:p>
          </table:table-cell>
          <table:table-cell office:value-type="float" office:value="12">
            <text:p>12</text:p>
          </table:table-cell>
          <table:table-cell office:value-type="float" office:value="32.92">
            <text:p>32,92</text:p>
          </table:table-cell>
          <table:table-cell office:value-type="float" office:value="395.04">
            <text:p>395,04</text:p>
          </table:table-cell>
          <table:table-cell office:value-type="string">
            <text:p>Пашабахча</text:p>
          </table:table-cell>
          <table:table-cell office:value-type="float" office:value="60">
            <text:p>60</text:p>
          </table:table-cell>
          <table:table-cell office:value-type="float" office:value="25750">
            <text:p>25750</text:p>
          </table:table-cell>
          <table:table-cell office:value-type="string">
            <text:p>{Стакан из зак.стекла КАСАБЛАНКА - ПРОФ. \ 52704SLBT \ 360мл \ }</text:p>
          </table:table-cell>
          <table:table-cell office:value-type="string">
            <text:p>РПМ-000488</text:p>
          </table:table-cell>
          <table:table-cell office:value-type="float" office:value="112">
            <text:p>112</text:p>
          </table:table-cell>
          <table:table-cell office:value-type="float" office:value="44511">
            <text:p>44511</text:p>
          </table:table-cell>
          <table:table-cell/>
          <table:table-cell table:formula="of:=[.CK46]-[.AZ46]" office:value-type="float" office:value="0">
            <text:p>0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style-name="ce3" office:value-type="string">
            <text:p>цена</text:p>
          </table:table-cell>
          <table:table-cell office:value-type="float" office:value="25750">
            <text:p>25750</text:p>
          </table:table-cell>
          <table:table-cell table:formula="of:=[.DH46]-[.L46]" office:value-type="float" office:value="0">
            <text:p>0</text:p>
          </table:table-cell>
        </table:table-row>
        <table:table-row table:style-name="ro1">
          <table:table-cell office:value-type="string">
            <text:p>Фужер д/кр .вина 6шт КАСАБЛАНКА</text:p>
          </table:table-cell>
          <table:table-cell office:value-type="string">
            <text:p>PSB 51258</text:p>
          </table:table-cell>
          <table:table-cell office:value-type="string">
            <text:p>235мл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388.67">
            <text:p>388,67 ₽</text:p>
          </table:table-cell>
          <table:table-cell office:value-type="float" office:value="1554.68">
            <text:p><text:s/>1 554,68 ₽ </text:p>
          </table:table-cell>
          <table:table-cell office:value-type="string">
            <text:p>Пашабахча, г.Бор</text:p>
          </table:table-cell>
          <table:table-cell table:style-name="ce4" table:formula="of:=ROUND([.H47]*1.8;0)" office:value-type="float" office:value="700">
            <text:p><text:s/>700,00 ₽ </text:p>
          </table:table-cell>
          <table:table-cell office:value-type="float" office:value="26160">
            <text:p>26160</text:p>
          </table:table-cell>
          <table:table-cell office:value-type="string">
            <text:p>{Фужер д/кр .вина 6шт КАСАБЛАНКА \ PSB 51258 \ 235мл \ }</text:p>
          </table:table-cell>
          <table:table-cell office:value-type="string">
            <text:p>РПМ-000270</text:p>
          </table:table-cell>
          <table:table-cell office:value-type="float" office:value="37">
            <text:p>37</text:p>
          </table:table-cell>
          <table:table-cell office:value-type="date" office:date-value="2023-03-30">
            <text:p>30.03.23</text:p>
          </table:table-cell>
          <table:table-cell office:value-type="float" office:value="1570">
            <text:p>1570</text:p>
          </table:table-cell>
          <table:table-cell office:value-type="date" office:date-value="2023-04-05">
            <text:p>05.04.23</text:p>
          </table:table-cell>
          <table:table-cell office:value-type="string">
            <text:p>Стеклопласт</text:p>
          </table:table-cell>
          <table:table-cell office:value-type="string">
            <text:p>Casablanca"наб. 6-ти фужеров вино (235мл) 51258</text:p>
          </table:table-cell>
          <table:table-cell table:number-columns-repeated="2"/>
          <table:table-cell office:value-type="string">
            <text:p>00009861</text:p>
          </table:table-cell>
          <table:table-cell table:formula="of:=[.K47]/[.H47]" office:value-type="percentage" office:value="1.80101371343299">
            <text:p>180%</text:p>
          </table:table-cell>
          <table:table-cell/>
          <table:table-cell office:value-type="string">
            <text:p>Пашабахча</text:p>
          </table:table-cell>
          <table:table-cell/>
          <table:table-cell table:formula="of:=([.AC47]-[.G47])*[.H47]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Casablanca"наб. 6-ти фужеров вино (235мл) 51258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  <table:table-cell office:value-type="string">
            <text:p>ООО "Посуда Мира"</text:p>
          </table:table-cell>
          <table:table-cell office:value-type="string">
            <text:p>4606065024621</text:p>
          </table:table-cell>
          <table:table-cell table:number-columns-repeated="2"/>
          <table:table-cell office:value-type="string">
            <text:p>РПМ-000270</text:p>
          </table:table-cell>
          <table:table-cell table:number-columns-repeated="2"/>
          <table:table-cell office:value-type="float" office:value="555">
            <text:p>555</text:p>
          </table:table-cell>
          <table:table-cell office:value-type="float" office:value="308.38">
            <text:p>308,38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4"/>
          <table:table-cell table:formula="of:=[.AZ47]-[.AC47]"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table:formula="of:=[.CM47]" office:value-type="string" office:string-value="Casablanca&quot;наб. 6-ти фужеров вино (235сс) 51258">
            <text:p>Casablanca"наб. 6-ти фужеров вино (235сс) 51258</text:p>
          </table:table-cell>
          <table:table-cell/>
          <table:table-cell table:formula="of:=[.BC47]-[.L47]" office:value-type="float" office:value="-26160">
            <text:p>-26160</text:p>
          </table:table-cell>
          <table:table-cell table:formula="of:=[.CO47]" office:value-type="float" office:value="388.67">
            <text:p>388,67</text:p>
          </table:table-cell>
          <table:table-cell table:formula="of:=[.BE47]/[.H47]" office:value-type="float" office:value="1">
            <text:p>1,00 ₽</text:p>
          </table:table-cell>
          <table:table-cell table:formula="of:=[.CP47]" office:value-type="string" office:string-value="00009861">
            <text:p>00009861</text:p>
          </table:table-cell>
          <table:table-cell office:value-type="float" office:value="4">
            <text:p>4</text:p>
          </table:table-cell>
          <table:table-cell office:value-type="float" office:value="308.38">
            <text:p>308,38</text:p>
          </table:table-cell>
          <table:table-cell office:value-type="float" office:value="1233.52">
            <text:p>1233,52</text:p>
          </table:table-cell>
          <table:table-cell office:value-type="string">
            <text:p>Пашабахча</text:p>
          </table:table-cell>
          <table:table-cell office:value-type="float" office:value="555">
            <text:p>555</text:p>
          </table:table-cell>
          <table:table-cell office:value-type="float" office:value="26160">
            <text:p>26160</text:p>
          </table:table-cell>
          <table:table-cell office:value-type="string">
            <text:p>{Фужер д/кр .вина 6шт КАСАБЛАНКА \ PSB 51258 \ 235мл \ }</text:p>
          </table:table-cell>
          <table:table-cell office:value-type="string">
            <text:p>РПМ-000247</text:p>
          </table:table-cell>
          <table:table-cell office:value-type="float" office:value="118">
            <text:p>118</text:p>
          </table:table-cell>
          <table:table-cell office:value-type="float" office:value="44358">
            <text:p>44358</text:p>
          </table:table-cell>
          <table:table-cell/>
          <table:table-cell table:formula="of:=[.CK47]" office:value-type="float" office:value="4">
            <text:p>4</text:p>
          </table:table-cell>
          <table:table-cell table:formula="of:=[.CL47]" office:value-type="float" office:value="4">
            <text:p>4</text:p>
          </table:table-cell>
          <table:table-cell table:number-columns-repeated="2"/>
          <table:table-cell table:formula="of:=[.CO47]" office:value-type="float" office:value="388.67">
            <text:p>388,67</text:p>
          </table:table-cell>
          <table:table-cell table:formula="of:=[.CP47]" office:value-type="string" office:string-value="00009861">
            <text:p>00009861</text:p>
          </table:table-cell>
          <table:table-cell table:number-columns-repeated="12"/>
          <table:table-cell table:number-columns-repeated="2" office:value-type="float" office:value="4">
            <text:p>4</text:p>
          </table:table-cell>
          <table:table-cell office:value-type="string">
            <text:p>Casablanca"наб. 6-ти фужеров вино (235сс) 51258</text:p>
          </table:table-cell>
          <table:table-cell/>
          <table:table-cell office:value-type="float" office:value="388.67">
            <text:p>388,67</text:p>
          </table:table-cell>
          <table:table-cell office:value-type="string">
            <text:p>00009861</text:p>
          </table:table-cell>
          <table:table-cell/>
          <table:table-cell office:value-type="float" office:value="388.67">
            <text:p>388,67</text:p>
          </table:table-cell>
          <table:table-cell/>
          <table:table-cell office:value-type="string">
            <text:p>Пашабахча</text:p>
          </table:table-cell>
          <table:table-cell table:number-columns-repeated="8"/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table:style-name="ce3" office:value-type="string">
            <text:p>цена</text:p>
          </table:table-cell>
          <table:table-cell office:value-type="float" office:value="26160">
            <text:p>26160</text:p>
          </table:table-cell>
          <table:table-cell table:formula="of:=[.DH47]-[.L47]" office:value-type="float" office:value="0">
            <text:p>0</text:p>
          </table:table-cell>
        </table:table-row>
        <table:table-row table:style-name="ro1">
          <table:table-cell office:value-type="string">
            <text:p>Салатникзакал. 220мм</text:p>
          </table:table-cell>
          <table:table-cell office:value-type="string">
            <text:p>10342SLB</text:p>
          </table:table-cell>
          <table:table-cell office:value-type="string">
            <text:p>Инвитейшн</text:p>
          </table:table-cell>
          <table:table-cell table:number-columns-repeated="3"/>
          <table:table-cell office:value-type="float" office:value="6">
            <text:p>6</text:p>
          </table:table-cell>
          <table:table-cell office:value-type="float" office:value="93.55">
            <text:p>93,55 ₽</text:p>
          </table:table-cell>
          <table:table-cell office:value-type="float" office:value="561.3">
            <text:p><text:s/>561,30 ₽ </text:p>
          </table:table-cell>
          <table:table-cell office:value-type="string">
            <text:p>Посуда,г.Бор(Пашабахче)</text:p>
          </table:table-cell>
          <table:table-cell office:value-type="float" office:value="182">
            <text:p><text:s/>182,00 ₽ </text:p>
          </table:table-cell>
          <table:table-cell office:value-type="float" office:value="28195">
            <text:p>28195</text:p>
          </table:table-cell>
          <table:table-cell office:value-type="string">
            <text:p>{Салатникзакал. 220мм \ 10342SLB \ Инвитейшн \ }</text:p>
          </table:table-cell>
          <table:table-cell office:value-type="string">
            <text:p>РПМ-000270</text:p>
          </table:table-cell>
          <table:table-cell office:value-type="float" office:value="76">
            <text:p>76</text:p>
          </table:table-cell>
          <table:table-cell office:value-type="date" office:date-value="2023-03-30">
            <text:p>30.03.23</text:p>
          </table:table-cell>
          <table:table-cell office:value-type="float" office:value="1570">
            <text:p>1570</text:p>
          </table:table-cell>
          <table:table-cell office:value-type="date" office:date-value="2023-04-05">
            <text:p>05.04.23</text:p>
          </table:table-cell>
          <table:table-cell office:value-type="string">
            <text:p>Стеклопласт</text:p>
          </table:table-cell>
          <table:table-cell office:value-type="string">
            <text:p>Invitation"салатник закалённый (d-220мм) SL со стикером 10342 TMP SL/St</text:p>
          </table:table-cell>
          <table:table-cell table:number-columns-repeated="2"/>
          <table:table-cell office:value-type="string">
            <text:p>880284</text:p>
          </table:table-cell>
          <table:table-cell table:formula="of:=[.K48]/[.H48]" office:value-type="percentage" office:value="1.94548369855692">
            <text:p>195%</text:p>
          </table:table-cell>
          <table:table-cell/>
          <table:table-cell office:value-type="string">
            <text:p>Пашабахча, г.Бор</text:p>
          </table:table-cell>
          <table:table-cell/>
          <table:table-cell table:formula="of:=([.AC48]-[.G48])*[.H48]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>
            <text:p>Invitation"салатник закалённый (d-220мм) SL со стикером 10342 TMP SL/St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/>
          <table:table-cell office:value-type="string">
            <text:p>ООО "Посуда Мира"</text:p>
          </table:table-cell>
          <table:table-cell office:value-type="string">
            <text:p>4606065047880</text:p>
          </table:table-cell>
          <table:table-cell table:number-columns-repeated="2"/>
          <table:table-cell office:value-type="string">
            <text:p>РПМ-000270</text:p>
          </table:table-cell>
          <table:table-cell table:number-columns-repeated="2"/>
          <table:table-cell office:value-type="float" office:value="182">
            <text:p>182</text:p>
          </table:table-cell>
          <table:table-cell office:value-type="float" office:value="101.32">
            <text:p>101,32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4"/>
          <table:table-cell table:formula="of:=[.AZ48]-[.AC48]" office:value-type="float" office:value="0">
            <text:p>0</text:p>
          </table:table-cell>
          <table:table-cell table:number-columns-repeated="2" office:value-type="float" office:value="6">
            <text:p>6</text:p>
          </table:table-cell>
          <table:table-cell table:formula="of:=[.BU48]" office:value-type="string" office:string-value="Invitation&quot;салатник закалённый (d-220мм) SL со стикером 10342 TMP SL/St">
            <text:p>Invitation"салатник закалённый (d-220мм) SL со стикером 10342 TMP SL/St</text:p>
          </table:table-cell>
          <table:table-cell office:value-type="float" office:value="28195">
            <text:p>28195</text:p>
          </table:table-cell>
          <table:table-cell table:formula="of:=[.BC48]-[.L48]" office:value-type="float" office:value="0">
            <text:p>0</text:p>
          </table:table-cell>
          <table:table-cell table:formula="of:=[.BW48]" office:value-type="float" office:value="93.55">
            <text:p>93,55</text:p>
          </table:table-cell>
          <table:table-cell table:formula="of:=[.BE48]/[.H48]" office:value-type="float" office:value="1">
            <text:p>1,00 ₽</text:p>
          </table:table-cell>
          <table:table-cell table:formula="of:=[.BX48]" office:value-type="string" office:string-value="880284">
            <text:p>880284</text:p>
          </table:table-cell>
          <table:table-cell office:value-type="float" office:value="12">
            <text:p>12</text:p>
          </table:table-cell>
          <table:table-cell office:value-type="float" office:value="101.32">
            <text:p>101,32</text:p>
          </table:table-cell>
          <table:table-cell office:value-type="float" office:value="1215.79">
            <text:p>1215,79</text:p>
          </table:table-cell>
          <table:table-cell office:value-type="string">
            <text:p>Пашабахча</text:p>
          </table:table-cell>
          <table:table-cell office:value-type="float" office:value="182">
            <text:p>182</text:p>
          </table:table-cell>
          <table:table-cell office:value-type="float" office:value="28195">
            <text:p>28195</text:p>
          </table:table-cell>
          <table:table-cell office:value-type="string">
            <text:p>{Салатникзакал. 220мм \ 10342SLB \ Инвитейшн \ }</text:p>
          </table:table-cell>
          <table:table-cell office:value-type="string">
            <text:p>УПД379</text:p>
          </table:table-cell>
          <table:table-cell office:value-type="float" office:value="11">
            <text:p>11</text:p>
          </table:table-cell>
          <table:table-cell office:value-type="float" office:value="44762">
            <text:p>44762</text:p>
          </table:table-cell>
          <table:table-cell/>
          <table:table-cell table:number-columns-repeated="2" office:value-type="float" office:value="6">
            <text:p>6</text:p>
          </table:table-cell>
          <table:table-cell office:value-type="string">
            <text:p>Invitation"салатник закалённый (d-220мм) SL со стикером 10342 TMP SL/St</text:p>
          </table:table-cell>
          <table:table-cell/>
          <table:table-cell office:value-type="float" office:value="93.55">
            <text:p>93,55</text:p>
          </table:table-cell>
          <table:table-cell office:value-type="string">
            <text:p>880284</text:p>
          </table:table-cell>
          <table:table-cell/>
          <table:table-cell office:value-type="float" office:value="93.55">
            <text:p>93,55</text:p>
          </table:table-cell>
          <table:table-cell/>
          <table:table-cell office:value-type="string">
            <text:p>Пашабахча</text:p>
          </table:table-cell>
          <table:table-cell table:number-columns-repeated="7"/>
          <table:table-cell table:style-name="ce3" office:value-type="string">
            <text:p>проверить</text:p>
          </table:table-cell>
          <table:table-cell table:number-columns-repeated="2" office:value-type="float" office:value="6">
            <text:p>6</text:p>
          </table:table-cell>
          <table:table-cell office:value-type="string">
            <text:p>Invitation"салатник закалённый (d-220мм) SL со стикером 10342 TMP SL/St</text:p>
          </table:table-cell>
          <table:table-cell/>
          <table:table-cell office:value-type="float" office:value="93.55">
            <text:p>93,55</text:p>
          </table:table-cell>
          <table:table-cell office:value-type="string">
            <text:p>880284</text:p>
          </table:table-cell>
          <table:table-cell/>
          <table:table-cell office:value-type="float" office:value="93.55">
            <text:p>93,55</text:p>
          </table:table-cell>
          <table:table-cell/>
          <table:table-cell office:value-type="string">
            <text:p>Пашабахча</text:p>
          </table:table-cell>
          <table:table-cell table:number-columns-repeated="7"/>
          <table:table-cell table:formula="of:=[.CK48]-[.AZ48]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/>
          <table:table-cell office:value-type="float" office:value="28195">
            <text:p>28195</text:p>
          </table:table-cell>
          <table:table-cell table:formula="of:=[.DH48]-[.L48]" office:value-type="float" office:value="0">
            <text:p>0</text:p>
          </table:table-cell>
        </table:table-row>
        <table:table-row table:style-name="ro1">
          <table:table-cell office:value-type="string">
            <text:p>Салатник <text:s/>закал. 160мм</text:p>
          </table:table-cell>
          <table:table-cell office:value-type="string">
            <text:p>10294SL</text:p>
          </table:table-cell>
          <table:table-cell table:number-columns-repeated="4"/>
          <table:table-cell office:value-type="float" office:value="12">
            <text:p>12</text:p>
          </table:table-cell>
          <table:table-cell office:value-type="float" office:value="39.17">
            <text:p>39,17 ₽</text:p>
          </table:table-cell>
          <table:table-cell office:value-type="float" office:value="470.04">
            <text:p><text:s/>470,04 ₽ </text:p>
          </table:table-cell>
          <table:table-cell office:value-type="string">
            <text:p>Пашабахча</text:p>
          </table:table-cell>
          <table:table-cell table:style-name="ce4" table:formula="of:=ROUND([.H49]*1.8;0)" office:value-type="float" office:value="71">
            <text:p><text:s/>71,00 ₽ </text:p>
          </table:table-cell>
          <table:table-cell office:value-type="float" office:value="28299">
            <text:p>28299</text:p>
          </table:table-cell>
          <table:table-cell office:value-type="string">
            <text:p>{Салатник <text:s/>закал. 160мм \ 10294SL \ <text:s/>\ }</text:p>
          </table:table-cell>
          <table:table-cell office:value-type="string">
            <text:p>РПМ-000270</text:p>
          </table:table-cell>
          <table:table-cell office:value-type="float" office:value="98">
            <text:p>98</text:p>
          </table:table-cell>
          <table:table-cell office:value-type="date" office:date-value="2023-03-30">
            <text:p>30.03.23</text:p>
          </table:table-cell>
          <table:table-cell office:value-type="float" office:value="1570">
            <text:p>1570</text:p>
          </table:table-cell>
          <table:table-cell office:value-type="date" office:date-value="2023-04-05">
            <text:p>05.04.23</text:p>
          </table:table-cell>
          <table:table-cell office:value-type="string">
            <text:p>Стеклопласт</text:p>
          </table:table-cell>
          <table:table-cell office:value-type="string">
            <text:p>Mosaic"салатник закаленный (d-160мм) SL со стикером 10294 TMP SL/St</text:p>
          </table:table-cell>
          <table:table-cell table:number-columns-repeated="2"/>
          <table:table-cell office:value-type="string">
            <text:p>880211</text:p>
          </table:table-cell>
          <table:table-cell table:formula="of:=[.K49]/[.H49]" office:value-type="percentage" office:value="1.8126116926219">
            <text:p>181%</text:p>
          </table:table-cell>
          <table:table-cell/>
          <table:table-cell office:value-type="string">
            <text:p>Пашабахча</text:p>
          </table:table-cell>
          <table:table-cell/>
          <table:table-cell table:formula="of:=([.AC49]-[.G49])*[.H49]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string">
            <text:p>Mosaic"салатник закаленный (d-160мм) SL со стикером 10294 TMP SL/St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/>
          <table:table-cell office:value-type="string">
            <text:p>ООО "Посуда Мира"</text:p>
          </table:table-cell>
          <table:table-cell office:value-type="string">
            <text:p>4606065028483</text:p>
          </table:table-cell>
          <table:table-cell table:number-columns-repeated="2"/>
          <table:table-cell office:value-type="string">
            <text:p>РПМ-000270</text:p>
          </table:table-cell>
          <table:table-cell table:number-columns-repeated="2"/>
          <table:table-cell office:value-type="float" office:value="64">
            <text:p>64</text:p>
          </table:table-cell>
          <table:table-cell office:value-type="float" office:value="35.61">
            <text:p>35,61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4"/>
          <table:table-cell table:formula="of:=[.AZ49]-[.AC49]" office:value-type="float" office:value="0">
            <text:p>0</text:p>
          </table:table-cell>
          <table:table-cell table:number-columns-repeated="2" office:value-type="float" office:value="12">
            <text:p>12</text:p>
          </table:table-cell>
          <table:table-cell office:value-type="string">
            <text:p>Салатник <text:s/>закал. 160мм</text:p>
          </table:table-cell>
          <table:table-cell office:value-type="float" office:value="28299">
            <text:p>28299</text:p>
          </table:table-cell>
          <table:table-cell table:formula="of:=[.BC49]-[.L49]" office:value-type="float" office:value="0">
            <text:p>0</text:p>
          </table:table-cell>
          <table:table-cell office:value-type="float" office:value="39.17">
            <text:p>39,17</text:p>
          </table:table-cell>
          <table:table-cell table:formula="of:=[.BE49]/[.H49]" office:value-type="float" office:value="1">
            <text:p>1,00 ₽</text:p>
          </table:table-cell>
          <table:table-cell office:value-type="string">
            <text:p>880211</text:p>
          </table:table-cell>
          <table:table-cell office:value-type="float" office:value="24">
            <text:p>24</text:p>
          </table:table-cell>
          <table:table-cell office:value-type="float" office:value="35.61">
            <text:p>35,61</text:p>
          </table:table-cell>
          <table:table-cell office:value-type="float" office:value="854.64">
            <text:p>854,64</text:p>
          </table:table-cell>
          <table:table-cell office:value-type="string">
            <text:p>Пашабахча</text:p>
          </table:table-cell>
          <table:table-cell office:value-type="float" office:value="64">
            <text:p>64</text:p>
          </table:table-cell>
          <table:table-cell office:value-type="float" office:value="28299">
            <text:p>28299</text:p>
          </table:table-cell>
          <table:table-cell office:value-type="string">
            <text:p>{Салатник <text:s/>закал. 160мм \ 10294SLB \ <text:s/>\ }</text:p>
          </table:table-cell>
          <table:table-cell office:value-type="string">
            <text:p>РПМ-000058</text:p>
          </table:table-cell>
          <table:table-cell office:value-type="float" office:value="8">
            <text:p>8</text:p>
          </table:table-cell>
          <table:table-cell office:value-type="float" office:value="44595">
            <text:p>44595</text:p>
          </table:table-cell>
          <table:table-cell/>
          <table:table-cell table:number-columns-repeated="2" office:value-type="float" office:value="12">
            <text:p>12</text:p>
          </table:table-cell>
          <table:table-cell office:value-type="string">
            <text:p>Салатник <text:s/>закал. 160мм</text:p>
          </table:table-cell>
          <table:table-cell office:value-type="float" office:value="28299">
            <text:p>28299</text:p>
          </table:table-cell>
          <table:table-cell office:value-type="float" office:value="39.17">
            <text:p>39,17</text:p>
          </table:table-cell>
          <table:table-cell office:value-type="string">
            <text:p>880211</text:p>
          </table:table-cell>
          <table:table-cell office:value-type="float" office:value="24">
            <text:p>24</text:p>
          </table:table-cell>
          <table:table-cell office:value-type="float" office:value="35.61">
            <text:p>35,61</text:p>
          </table:table-cell>
          <table:table-cell office:value-type="float" office:value="854.64">
            <text:p>854,64</text:p>
          </table:table-cell>
          <table:table-cell office:value-type="string">
            <text:p>Пашабахча</text:p>
          </table:table-cell>
          <table:table-cell office:value-type="float" office:value="64">
            <text:p>64</text:p>
          </table:table-cell>
          <table:table-cell office:value-type="float" office:value="28299">
            <text:p>28299</text:p>
          </table:table-cell>
          <table:table-cell office:value-type="string">
            <text:p>{Салатник <text:s/>закал. 160мм \ 10294SLB \ <text:s/>\ }</text:p>
          </table:table-cell>
          <table:table-cell office:value-type="string">
            <text:p>РПМ-000058</text:p>
          </table:table-cell>
          <table:table-cell office:value-type="float" office:value="8">
            <text:p>8</text:p>
          </table:table-cell>
          <table:table-cell office:value-type="float" office:value="44595">
            <text:p>44595</text:p>
          </table:table-cell>
          <table:table-cell table:number-columns-repeated="2"/>
          <table:table-cell table:number-columns-repeated="2" office:value-type="float" office:value="12">
            <text:p>12</text:p>
          </table:table-cell>
          <table:table-cell office:value-type="string">
            <text:p>Салатник <text:s/>закал. 160мм</text:p>
          </table:table-cell>
          <table:table-cell office:value-type="float" office:value="28299">
            <text:p>28299</text:p>
          </table:table-cell>
          <table:table-cell office:value-type="float" office:value="39.17">
            <text:p>39,17</text:p>
          </table:table-cell>
          <table:table-cell office:value-type="string">
            <text:p>880211</text:p>
          </table:table-cell>
          <table:table-cell office:value-type="float" office:value="24">
            <text:p>24</text:p>
          </table:table-cell>
          <table:table-cell office:value-type="float" office:value="35.61">
            <text:p>35,61</text:p>
          </table:table-cell>
          <table:table-cell office:value-type="float" office:value="854.64">
            <text:p>854,64</text:p>
          </table:table-cell>
          <table:table-cell office:value-type="string">
            <text:p>Пашабахча</text:p>
          </table:table-cell>
          <table:table-cell office:value-type="float" office:value="64">
            <text:p>64</text:p>
          </table:table-cell>
          <table:table-cell office:value-type="float" office:value="28299">
            <text:p>28299</text:p>
          </table:table-cell>
          <table:table-cell office:value-type="string">
            <text:p>{Салатник <text:s/>закал. 160мм \ 10294SLB \ <text:s/>\ }</text:p>
          </table:table-cell>
          <table:table-cell office:value-type="string">
            <text:p>РПМ-000058</text:p>
          </table:table-cell>
          <table:table-cell office:value-type="float" office:value="8">
            <text:p>8</text:p>
          </table:table-cell>
          <table:table-cell office:value-type="float" office:value="44595">
            <text:p>44595</text:p>
          </table:table-cell>
          <table:table-cell/>
          <table:table-cell table:formula="of:=[.CK49]-[.AZ49]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style-name="ce3" office:value-type="string">
            <text:p>цена</text:p>
          </table:table-cell>
          <table:table-cell office:value-type="float" office:value="28299">
            <text:p>28299</text:p>
          </table:table-cell>
          <table:table-cell table:formula="of:=[.DH49]-[.L49]" office:value-type="float" office:value="0">
            <text:p>0</text:p>
          </table:table-cell>
        </table:table-row>
        <table:table-row table:style-name="ro1">
          <table:table-cell office:value-type="string">
            <text:p>Ваза для цветов (h-260мм)</text:p>
          </table:table-cell>
          <table:table-cell office:value-type="string">
            <text:p>43966 D 28551 SL</text:p>
          </table:table-cell>
          <table:table-cell office:value-type="string">
            <text:p>Provence</text:p>
          </table:table-cell>
          <table:table-cell table:number-columns-repeated="3"/>
          <table:table-cell office:value-type="float" office:value="6">
            <text:p>6</text:p>
          </table:table-cell>
          <table:table-cell office:value-type="float" office:value="141.47">
            <text:p>141,47 ₽</text:p>
          </table:table-cell>
          <table:table-cell office:value-type="float" office:value="848.82">
            <text:p><text:s/>848,82 ₽ </text:p>
          </table:table-cell>
          <table:table-cell office:value-type="string">
            <text:p>Пашабахча</text:p>
          </table:table-cell>
          <table:table-cell office:value-type="float" office:value="255">
            <text:p><text:s/>255,00 ₽ </text:p>
          </table:table-cell>
          <table:table-cell office:value-type="float" office:value="31935">
            <text:p>31935</text:p>
          </table:table-cell>
          <table:table-cell office:value-type="string">
            <text:p>{Ваза для цветов (h-260мм) \ 43966 D 28551 SL \ Provence \ }</text:p>
          </table:table-cell>
          <table:table-cell office:value-type="string">
            <text:p>РПМ-000270</text:p>
          </table:table-cell>
          <table:table-cell office:value-type="float" office:value="108">
            <text:p>108</text:p>
          </table:table-cell>
          <table:table-cell office:value-type="date" office:date-value="2023-03-30">
            <text:p>30.03.23</text:p>
          </table:table-cell>
          <table:table-cell office:value-type="float" office:value="1570">
            <text:p>1570</text:p>
          </table:table-cell>
          <table:table-cell office:value-type="date" office:date-value="2023-04-05">
            <text:p>05.04.23</text:p>
          </table:table-cell>
          <table:table-cell office:value-type="string">
            <text:p>Стеклопласт</text:p>
          </table:table-cell>
          <table:table-cell office:value-type="string">
            <text:p>Provence" ваза для цветов (h-260мм) D28551 SL 43966 D 28551 SL</text:p>
          </table:table-cell>
          <table:table-cell table:number-columns-repeated="2"/>
          <table:table-cell office:value-type="string">
            <text:p>K0012731</text:p>
          </table:table-cell>
          <table:table-cell table:formula="of:=[.K50]/[.H50]" office:value-type="percentage" office:value="1.80250229730685">
            <text:p>180%</text:p>
          </table:table-cell>
          <table:table-cell/>
          <table:table-cell office:value-type="string">
            <text:p>Россия</text:p>
          </table:table-cell>
          <table:table-cell/>
          <table:table-cell table:formula="of:=([.AC50]-[.G50])*[.H50]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>
            <text:p>Provence" ваза для цветов (h-260мм) D28551 SL 43966 D 28551 SL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/>
          <table:table-cell office:value-type="string">
            <text:p>ООО "Посуда Мира"</text:p>
          </table:table-cell>
          <table:table-cell office:value-type="string">
            <text:p>4606065060827</text:p>
          </table:table-cell>
          <table:table-cell table:number-columns-repeated="2"/>
          <table:table-cell office:value-type="string">
            <text:p>РПМ-000270</text:p>
          </table:table-cell>
          <table:table-cell table:number-columns-repeated="2"/>
          <table:table-cell office:value-type="float" office:value="255">
            <text:p>255</text:p>
          </table:table-cell>
          <table:table-cell office:value-type="float" office:value="141.47">
            <text:p>141,47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/>
          <table:table-cell table:formula="of:=[.AZ50]-[.AC50]" office:value-type="float" office:value="0">
            <text:p>0</text:p>
          </table:table-cell>
          <table:table-cell table:number-columns-repeated="2" office:value-type="float" office:value="6">
            <text:p>6</text:p>
          </table:table-cell>
          <table:table-cell office:value-type="string">
            <text:p>Ваза для цветов (h-260мм)</text:p>
          </table:table-cell>
          <table:table-cell office:value-type="float" office:value="31935">
            <text:p>31935</text:p>
          </table:table-cell>
          <table:table-cell table:formula="of:=[.BC50]-[.L50]" office:value-type="float" office:value="0">
            <text:p>0</text:p>
          </table:table-cell>
          <table:table-cell office:value-type="float" office:value="141.47">
            <text:p>141,47</text:p>
          </table:table-cell>
          <table:table-cell table:formula="of:=[.BE50]/[.H50]" office:value-type="float" office:value="1">
            <text:p>1,00 ₽</text:p>
          </table:table-cell>
          <table:table-cell office:value-type="string">
            <text:p>K0012731</text:p>
          </table:table-cell>
          <table:table-cell office:value-type="float" office:value="6">
            <text:p>6</text:p>
          </table:table-cell>
          <table:table-cell office:value-type="float" office:value="141.47">
            <text:p>141,47</text:p>
          </table:table-cell>
          <table:table-cell office:value-type="float" office:value="848.82">
            <text:p>848,82</text:p>
          </table:table-cell>
          <table:table-cell office:value-type="string">
            <text:p>Пашабахча</text:p>
          </table:table-cell>
          <table:table-cell office:value-type="float" office:value="255">
            <text:p>255</text:p>
          </table:table-cell>
          <table:table-cell office:value-type="float" office:value="31935">
            <text:p>31935</text:p>
          </table:table-cell>
          <table:table-cell office:value-type="string">
            <text:p>{Ваза для цветов (h-260мм) \ 43966 D 28551 SL \ Provence \ }</text:p>
          </table:table-cell>
          <table:table-cell office:value-type="string">
            <text:p>РПМ-000111</text:p>
          </table:table-cell>
          <table:table-cell office:value-type="float" office:value="132">
            <text:p>132</text:p>
          </table:table-cell>
          <table:table-cell office:value-type="float" office:value="44964">
            <text:p>44964</text:p>
          </table:table-cell>
          <table:table-cell/>
          <table:table-cell table:number-columns-repeated="2" office:value-type="float" office:value="6">
            <text:p>6</text:p>
          </table:table-cell>
          <table:table-cell office:value-type="string">
            <text:p>Ваза для цветов (h-260мм)</text:p>
          </table:table-cell>
          <table:table-cell office:value-type="float" office:value="31935">
            <text:p>31935</text:p>
          </table:table-cell>
          <table:table-cell office:value-type="float" office:value="141.47">
            <text:p>141,47</text:p>
          </table:table-cell>
          <table:table-cell office:value-type="string">
            <text:p>K0012731</text:p>
          </table:table-cell>
          <table:table-cell office:value-type="float" office:value="6">
            <text:p>6</text:p>
          </table:table-cell>
          <table:table-cell office:value-type="float" office:value="141.47">
            <text:p>141,47</text:p>
          </table:table-cell>
          <table:table-cell office:value-type="float" office:value="848.82">
            <text:p>848,82</text:p>
          </table:table-cell>
          <table:table-cell office:value-type="string">
            <text:p>Пашабахча</text:p>
          </table:table-cell>
          <table:table-cell office:value-type="float" office:value="255">
            <text:p>255</text:p>
          </table:table-cell>
          <table:table-cell office:value-type="float" office:value="31935">
            <text:p>31935</text:p>
          </table:table-cell>
          <table:table-cell office:value-type="string">
            <text:p>{Ваза для цветов (h-260мм) \ 43966 D 28551 SL \ Provence \ }</text:p>
          </table:table-cell>
          <table:table-cell office:value-type="string">
            <text:p>РПМ-000111</text:p>
          </table:table-cell>
          <table:table-cell office:value-type="float" office:value="132">
            <text:p>132</text:p>
          </table:table-cell>
          <table:table-cell office:value-type="float" office:value="44964">
            <text:p>44964</text:p>
          </table:table-cell>
          <table:table-cell table:number-columns-repeated="2"/>
          <table:table-cell table:number-columns-repeated="2" office:value-type="float" office:value="6">
            <text:p>6</text:p>
          </table:table-cell>
          <table:table-cell office:value-type="string">
            <text:p>Ваза для цветов (h-260мм)</text:p>
          </table:table-cell>
          <table:table-cell office:value-type="float" office:value="31935">
            <text:p>31935</text:p>
          </table:table-cell>
          <table:table-cell office:value-type="float" office:value="141.47">
            <text:p>141,47</text:p>
          </table:table-cell>
          <table:table-cell office:value-type="string">
            <text:p>K0012731</text:p>
          </table:table-cell>
          <table:table-cell office:value-type="float" office:value="6">
            <text:p>6</text:p>
          </table:table-cell>
          <table:table-cell office:value-type="float" office:value="141.47">
            <text:p>141,47</text:p>
          </table:table-cell>
          <table:table-cell office:value-type="float" office:value="848.82">
            <text:p>848,82</text:p>
          </table:table-cell>
          <table:table-cell office:value-type="string">
            <text:p>Пашабахча</text:p>
          </table:table-cell>
          <table:table-cell office:value-type="float" office:value="255">
            <text:p>255</text:p>
          </table:table-cell>
          <table:table-cell office:value-type="float" office:value="31935">
            <text:p>31935</text:p>
          </table:table-cell>
          <table:table-cell office:value-type="string">
            <text:p>{Ваза для цветов (h-260мм) \ 43966 D 28551 SL \ Provence \ }</text:p>
          </table:table-cell>
          <table:table-cell office:value-type="string">
            <text:p>РПМ-000111</text:p>
          </table:table-cell>
          <table:table-cell office:value-type="float" office:value="132">
            <text:p>132</text:p>
          </table:table-cell>
          <table:table-cell office:value-type="float" office:value="44964">
            <text:p>44964</text:p>
          </table:table-cell>
          <table:table-cell/>
          <table:table-cell table:formula="of:=[.CK50]-[.AZ50]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/>
          <table:table-cell office:value-type="float" office:value="31935">
            <text:p>31935</text:p>
          </table:table-cell>
          <table:table-cell table:formula="of:=[.DH50]-[.L50]" office:value-type="float" office:value="0">
            <text:p>0</text:p>
          </table:table-cell>
        </table:table-row>
        <table:table-row table:style-name="ro1">
          <table:table-cell office:value-type="string">
            <text:p>Ваза для цветов (h-260мм)</text:p>
          </table:table-cell>
          <table:table-cell office:value-type="string">
            <text:p>43966 D 28461 SL</text:p>
          </table:table-cell>
          <table:table-cell office:value-type="string">
            <text:p>Camilla</text:p>
          </table:table-cell>
          <table:table-cell table:number-columns-repeated="3"/>
          <table:table-cell office:value-type="float" office:value="6">
            <text:p>6</text:p>
          </table:table-cell>
          <table:table-cell office:value-type="float" office:value="141.47">
            <text:p>141,47 ₽</text:p>
          </table:table-cell>
          <table:table-cell office:value-type="float" office:value="848.82">
            <text:p><text:s/>848,82 ₽ </text:p>
          </table:table-cell>
          <table:table-cell office:value-type="string">
            <text:p>Пашабахча</text:p>
          </table:table-cell>
          <table:table-cell office:value-type="float" office:value="255">
            <text:p><text:s/>255,00 ₽ </text:p>
          </table:table-cell>
          <table:table-cell office:value-type="float" office:value="31941">
            <text:p>31941</text:p>
          </table:table-cell>
          <table:table-cell office:value-type="string">
            <text:p>{Ваза для цветов (h-260мм) \ 43966 D 28461 SL \ Camilla \ }</text:p>
          </table:table-cell>
          <table:table-cell office:value-type="string">
            <text:p>РПМ-000270</text:p>
          </table:table-cell>
          <table:table-cell office:value-type="float" office:value="30">
            <text:p>30</text:p>
          </table:table-cell>
          <table:table-cell office:value-type="date" office:date-value="2023-03-30">
            <text:p>30.03.23</text:p>
          </table:table-cell>
          <table:table-cell office:value-type="float" office:value="1570">
            <text:p>1570</text:p>
          </table:table-cell>
          <table:table-cell office:value-type="date" office:date-value="2023-04-05">
            <text:p>05.04.23</text:p>
          </table:table-cell>
          <table:table-cell office:value-type="string">
            <text:p>Стеклопласт</text:p>
          </table:table-cell>
          <table:table-cell office:value-type="string">
            <text:p>Camilla" ваза для цветов (h-260мм) D28461 SL 43966 D 28461 SL</text:p>
          </table:table-cell>
          <table:table-cell table:number-columns-repeated="2"/>
          <table:table-cell office:value-type="string">
            <text:p>K0012732</text:p>
          </table:table-cell>
          <table:table-cell table:formula="of:=[.K51]/[.H51]" office:value-type="percentage" office:value="1.80250229730685">
            <text:p>180%</text:p>
          </table:table-cell>
          <table:table-cell table:number-columns-repeated="3"/>
          <table:table-cell table:formula="of:=([.AC51]-[.G51])*[.H51]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>
            <text:p>Camilla" ваза для цветов (h-260мм) D28461 SL 43966 D 28461 SL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ООО "Посуда Мира"</text:p>
          </table:table-cell>
          <table:table-cell office:value-type="string">
            <text:p>4606065060803</text:p>
          </table:table-cell>
          <table:table-cell table:number-columns-repeated="2"/>
          <table:table-cell office:value-type="string">
            <text:p>РПМ-000270</text:p>
          </table:table-cell>
          <table:table-cell table:number-columns-repeated="2"/>
          <table:table-cell office:value-type="float" office:value="255">
            <text:p>255</text:p>
          </table:table-cell>
          <table:table-cell office:value-type="float" office:value="141.47">
            <text:p>141,47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table:number-columns-repeated="4"/>
          <table:table-cell table:formula="of:=[.AZ51]-[.AC51]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Ваза для цветов (h-260мм)</text:p>
          </table:table-cell>
          <table:table-cell office:value-type="float" office:value="31941">
            <text:p>31941</text:p>
          </table:table-cell>
          <table:table-cell table:formula="of:=[.BC51]-[.L51]" office:value-type="float" office:value="0">
            <text:p>0</text:p>
          </table:table-cell>
          <table:table-cell office:value-type="float" office:value="141.47">
            <text:p>141,47</text:p>
          </table:table-cell>
          <table:table-cell table:formula="of:=[.BE51]/[.H51]" office:value-type="float" office:value="1">
            <text:p>1,00 ₽</text:p>
          </table:table-cell>
          <table:table-cell office:value-type="string">
            <text:p>K0012732</text:p>
          </table:table-cell>
          <table:table-cell office:value-type="float" office:value="6">
            <text:p>6</text:p>
          </table:table-cell>
          <table:table-cell office:value-type="float" office:value="141.47">
            <text:p>141,47</text:p>
          </table:table-cell>
          <table:table-cell office:value-type="float" office:value="848.82">
            <text:p>848,82</text:p>
          </table:table-cell>
          <table:table-cell office:value-type="string">
            <text:p>Пашабахча</text:p>
          </table:table-cell>
          <table:table-cell office:value-type="float" office:value="255">
            <text:p>255</text:p>
          </table:table-cell>
          <table:table-cell office:value-type="float" office:value="31941">
            <text:p>31941</text:p>
          </table:table-cell>
          <table:table-cell office:value-type="string">
            <text:p>{Ваза для цветов (h-260мм) \ 43966 D 28461 SL \ Camilla \ }</text:p>
          </table:table-cell>
          <table:table-cell office:value-type="string">
            <text:p>РПМ-000514</text:p>
          </table:table-cell>
          <table:table-cell office:value-type="float" office:value="52">
            <text:p>52</text:p>
          </table:table-cell>
          <table:table-cell office:value-type="float" office:value="44812">
            <text:p>44812</text:p>
          </table:table-cell>
          <table:table-cell/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Ваза для цветов (h-260мм)</text:p>
          </table:table-cell>
          <table:table-cell office:value-type="float" office:value="31941">
            <text:p>31941</text:p>
          </table:table-cell>
          <table:table-cell office:value-type="float" office:value="141.47">
            <text:p>141,47</text:p>
          </table:table-cell>
          <table:table-cell office:value-type="string">
            <text:p>K0012732</text:p>
          </table:table-cell>
          <table:table-cell office:value-type="float" office:value="6">
            <text:p>6</text:p>
          </table:table-cell>
          <table:table-cell office:value-type="float" office:value="141.47">
            <text:p>141,47</text:p>
          </table:table-cell>
          <table:table-cell office:value-type="float" office:value="848.82">
            <text:p>848,82</text:p>
          </table:table-cell>
          <table:table-cell office:value-type="string">
            <text:p>Пашабахча</text:p>
          </table:table-cell>
          <table:table-cell office:value-type="float" office:value="255">
            <text:p>255</text:p>
          </table:table-cell>
          <table:table-cell office:value-type="float" office:value="31941">
            <text:p>31941</text:p>
          </table:table-cell>
          <table:table-cell office:value-type="string">
            <text:p>{Ваза для цветов (h-260мм) \ 43966 D 28461 SL \ Camilla \ }</text:p>
          </table:table-cell>
          <table:table-cell office:value-type="string">
            <text:p>РПМ-000514</text:p>
          </table:table-cell>
          <table:table-cell office:value-type="float" office:value="52">
            <text:p>52</text:p>
          </table:table-cell>
          <table:table-cell office:value-type="float" office:value="44812">
            <text:p>44812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Ваза для цветов (h-260мм)</text:p>
          </table:table-cell>
          <table:table-cell office:value-type="float" office:value="31941">
            <text:p>31941</text:p>
          </table:table-cell>
          <table:table-cell office:value-type="float" office:value="141.47">
            <text:p>141,47</text:p>
          </table:table-cell>
          <table:table-cell office:value-type="string">
            <text:p>K0012732</text:p>
          </table:table-cell>
          <table:table-cell office:value-type="float" office:value="6">
            <text:p>6</text:p>
          </table:table-cell>
          <table:table-cell office:value-type="float" office:value="141.47">
            <text:p>141,47</text:p>
          </table:table-cell>
          <table:table-cell office:value-type="float" office:value="848.82">
            <text:p>848,82</text:p>
          </table:table-cell>
          <table:table-cell office:value-type="string">
            <text:p>Пашабахча</text:p>
          </table:table-cell>
          <table:table-cell office:value-type="float" office:value="255">
            <text:p>255</text:p>
          </table:table-cell>
          <table:table-cell office:value-type="float" office:value="31941">
            <text:p>31941</text:p>
          </table:table-cell>
          <table:table-cell office:value-type="string">
            <text:p>{Ваза для цветов (h-260мм) \ 43966 D 28461 SL \ Camilla \ }</text:p>
          </table:table-cell>
          <table:table-cell office:value-type="string">
            <text:p>РПМ-000514</text:p>
          </table:table-cell>
          <table:table-cell office:value-type="float" office:value="52">
            <text:p>52</text:p>
          </table:table-cell>
          <table:table-cell office:value-type="float" office:value="44812">
            <text:p>44812</text:p>
          </table:table-cell>
          <table:table-cell/>
          <table:table-cell table:formula="of:=[.CK51]-[.AZ51]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31941">
            <text:p>31941</text:p>
          </table:table-cell>
          <table:table-cell table:formula="of:=[.DH51]-[.L51]" office:value-type="float" office:value="0">
            <text:p>0</text:p>
          </table:table-cell>
        </table:table-row>
        <table:table-row table:style-name="ro1">
          <table:table-cell office:value-type="string">
            <text:p>Бокал д/мартини "Энотека"</text:p>
          </table:table-cell>
          <table:table-cell office:value-type="string">
            <text:p>440061 SL/St</text:p>
          </table:table-cell>
          <table:table-cell office:value-type="string">
            <text:p>308мл</text:p>
          </table:table-cell>
          <table:table-cell table:number-columns-repeated="3"/>
          <table:table-cell office:value-type="float" office:value="12">
            <text:p>12</text:p>
          </table:table-cell>
          <table:table-cell office:value-type="float" office:value="83.23">
            <text:p>83,23 ₽</text:p>
          </table:table-cell>
          <table:table-cell office:value-type="float" office:value="998.76">
            <text:p><text:s/>998,76 ₽ </text:p>
          </table:table-cell>
          <table:table-cell office:value-type="string">
            <text:p>Пашабахча, г.Бор</text:p>
          </table:table-cell>
          <table:table-cell office:value-type="float" office:value="150">
            <text:p><text:s/>150,00 ₽ </text:p>
          </table:table-cell>
          <table:table-cell office:value-type="float" office:value="31948">
            <text:p>31948</text:p>
          </table:table-cell>
          <table:table-cell office:value-type="string">
            <text:p>{Бокал д/мартини "Энотека" \ 440061 SL/St \ 308мл \ }</text:p>
          </table:table-cell>
          <table:table-cell office:value-type="string">
            <text:p>РПМ-000270</text:p>
          </table:table-cell>
          <table:table-cell office:value-type="float" office:value="59">
            <text:p>59</text:p>
          </table:table-cell>
          <table:table-cell office:value-type="date" office:date-value="2023-03-30">
            <text:p>30.03.23</text:p>
          </table:table-cell>
          <table:table-cell office:value-type="float" office:value="1570">
            <text:p>1570</text:p>
          </table:table-cell>
          <table:table-cell office:value-type="date" office:date-value="2023-04-05">
            <text:p>05.04.23</text:p>
          </table:table-cell>
          <table:table-cell office:value-type="string">
            <text:p>Стеклопласт</text:p>
          </table:table-cell>
          <table:table-cell office:value-type="string">
            <text:p>Enoteca"фужер д/мартини (v=215cc) SL стикер 440061 SL/St</text:p>
          </table:table-cell>
          <table:table-cell table:number-columns-repeated="2"/>
          <table:table-cell office:value-type="string">
            <text:p>K0021096</text:p>
          </table:table-cell>
          <table:table-cell table:formula="of:=[.K52]/[.H52]" office:value-type="percentage" office:value="1.80223477111618">
            <text:p>180%</text:p>
          </table:table-cell>
          <table:table-cell/>
          <table:table-cell office:value-type="string">
            <text:p>Россия</text:p>
          </table:table-cell>
          <table:table-cell/>
          <table:table-cell table:formula="of:=([.AC52]-[.G52])*[.H52]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string">
            <text:p>Enoteca"фужер д/мартини (v=215cc) SL стикер 440061 SL/St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/>
          <table:table-cell office:value-type="string">
            <text:p>ООО "Посуда Мира"</text:p>
          </table:table-cell>
          <table:table-cell office:value-type="string">
            <text:p>4606065049945</text:p>
          </table:table-cell>
          <table:table-cell table:number-columns-repeated="2"/>
          <table:table-cell office:value-type="string">
            <text:p>РПМ-000270</text:p>
          </table:table-cell>
          <table:table-cell table:number-columns-repeated="2"/>
          <table:table-cell office:value-type="float" office:value="150">
            <text:p>150</text:p>
          </table:table-cell>
          <table:table-cell office:value-type="float" office:value="83.23">
            <text:p>83,23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4"/>
          <table:table-cell table:formula="of:=[.AZ52]-[.AC52]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string">
            <text:p>Бокал д/мартини "Энотека"</text:p>
          </table:table-cell>
          <table:table-cell office:value-type="float" office:value="31948">
            <text:p>31948</text:p>
          </table:table-cell>
          <table:table-cell table:formula="of:=[.BC52]-[.L52]" office:value-type="float" office:value="0">
            <text:p>0</text:p>
          </table:table-cell>
          <table:table-cell office:value-type="float" office:value="83.23">
            <text:p>83,23</text:p>
          </table:table-cell>
          <table:table-cell table:formula="of:=[.BE52]/[.H52]" office:value-type="float" office:value="1">
            <text:p>1,00 ₽</text:p>
          </table:table-cell>
          <table:table-cell office:value-type="string">
            <text:p>K0021096</text:p>
          </table:table-cell>
          <table:table-cell office:value-type="float" office:value="12">
            <text:p>12</text:p>
          </table:table-cell>
          <table:table-cell office:value-type="float" office:value="83.23">
            <text:p>83,23</text:p>
          </table:table-cell>
          <table:table-cell office:value-type="float" office:value="998.76">
            <text:p>998,76</text:p>
          </table:table-cell>
          <table:table-cell office:value-type="string">
            <text:p>Пашабахча</text:p>
          </table:table-cell>
          <table:table-cell office:value-type="float" office:value="150">
            <text:p>150</text:p>
          </table:table-cell>
          <table:table-cell office:value-type="float" office:value="31948">
            <text:p>31948</text:p>
          </table:table-cell>
          <table:table-cell office:value-type="string">
            <text:p>{Бокал д/мартини "Энотека" \ 440061 SL/St \ 308мл \ }</text:p>
          </table:table-cell>
          <table:table-cell office:value-type="string">
            <text:p>РПМ-000729</text:p>
          </table:table-cell>
          <table:table-cell office:value-type="float" office:value="108">
            <text:p>108</text:p>
          </table:table-cell>
          <table:table-cell office:value-type="float" office:value="44897">
            <text:p>44897</text:p>
          </table:table-cell>
          <table:table-cell table:number-columns-repeated="19"/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string">
            <text:p>Бокал д/мартини "Энотека"</text:p>
          </table:table-cell>
          <table:table-cell office:value-type="float" office:value="31948">
            <text:p>31948</text:p>
          </table:table-cell>
          <table:table-cell office:value-type="float" office:value="83.23">
            <text:p>83,23</text:p>
          </table:table-cell>
          <table:table-cell office:value-type="string">
            <text:p>K0021096</text:p>
          </table:table-cell>
          <table:table-cell office:value-type="float" office:value="12">
            <text:p>12</text:p>
          </table:table-cell>
          <table:table-cell office:value-type="float" office:value="83.23">
            <text:p>83,23</text:p>
          </table:table-cell>
          <table:table-cell office:value-type="float" office:value="998.76">
            <text:p>998,76</text:p>
          </table:table-cell>
          <table:table-cell office:value-type="string">
            <text:p>Пашабахча</text:p>
          </table:table-cell>
          <table:table-cell office:value-type="float" office:value="150">
            <text:p>150</text:p>
          </table:table-cell>
          <table:table-cell office:value-type="float" office:value="31948">
            <text:p>31948</text:p>
          </table:table-cell>
          <table:table-cell office:value-type="string">
            <text:p>{Бокал д/мартини "Энотека" \ 440061 SL/St \ 308мл \ }</text:p>
          </table:table-cell>
          <table:table-cell office:value-type="string">
            <text:p>РПМ-000729</text:p>
          </table:table-cell>
          <table:table-cell office:value-type="float" office:value="108">
            <text:p>108</text:p>
          </table:table-cell>
          <table:table-cell office:value-type="float" office:value="44897">
            <text:p>44897</text:p>
          </table:table-cell>
          <table:table-cell/>
          <table:table-cell table:formula="of:=[.CK52]-[.AZ52]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31948">
            <text:p>31948</text:p>
          </table:table-cell>
          <table:table-cell table:formula="of:=[.DH52]-[.L52]" office:value-type="float" office:value="0">
            <text:p>0</text:p>
          </table:table-cell>
        </table:table-row>
        <table:table-row table:style-name="ro1">
          <table:table-cell office:value-type="string">
            <text:p>Бокал д/коньяка "Шаранте"</text:p>
          </table:table-cell>
          <table:table-cell office:value-type="string">
            <text:p>44805 SL</text:p>
          </table:table-cell>
          <table:table-cell office:value-type="string">
            <text:p>175мл</text:p>
          </table:table-cell>
          <table:table-cell table:number-columns-repeated="3"/>
          <table:table-cell office:value-type="float" office:value="24">
            <text:p>24</text:p>
          </table:table-cell>
          <table:table-cell office:value-type="float" office:value="49.89">
            <text:p>49,89 ₽</text:p>
          </table:table-cell>
          <table:table-cell office:value-type="float" office:value="1197.36">
            <text:p><text:s/>1 197,36 ₽ </text:p>
          </table:table-cell>
          <table:table-cell office:value-type="string">
            <text:p>Пашабахча</text:p>
          </table:table-cell>
          <table:table-cell office:value-type="float" office:value="90">
            <text:p><text:s/>90,00 ₽ </text:p>
          </table:table-cell>
          <table:table-cell office:value-type="float" office:value="31954">
            <text:p>31954</text:p>
          </table:table-cell>
          <table:table-cell office:value-type="string">
            <text:p>{Бокал д/коньяка "Шаранте" \ 44805 SL \ 175мл \ }</text:p>
          </table:table-cell>
          <table:table-cell office:value-type="string">
            <text:p>РПМ-000270</text:p>
          </table:table-cell>
          <table:table-cell office:value-type="float" office:value="45">
            <text:p>45</text:p>
          </table:table-cell>
          <table:table-cell office:value-type="date" office:date-value="2023-03-30">
            <text:p>30.03.23</text:p>
          </table:table-cell>
          <table:table-cell office:value-type="float" office:value="1570">
            <text:p>1570</text:p>
          </table:table-cell>
          <table:table-cell office:value-type="date" office:date-value="2023-04-05">
            <text:p>05.04.23</text:p>
          </table:table-cell>
          <table:table-cell office:value-type="string">
            <text:p>Стеклопласт</text:p>
          </table:table-cell>
          <table:table-cell office:value-type="string">
            <text:p>Charante" фужер для/коньяка 175мл SL 44805 SL</text:p>
          </table:table-cell>
          <table:table-cell table:number-columns-repeated="2"/>
          <table:table-cell office:value-type="string">
            <text:p>00007982</text:p>
          </table:table-cell>
          <table:table-cell table:formula="of:=[.K53]/[.H53]" office:value-type="percentage" office:value="1.80396873120866">
            <text:p>180%</text:p>
          </table:table-cell>
          <table:table-cell/>
          <table:table-cell office:value-type="string">
            <text:p>Россия</text:p>
          </table:table-cell>
          <table:table-cell/>
          <table:table-cell table:formula="of:=([.AC53]-[.G53])*[.H53]"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string">
            <text:p>Charante" фужер для/коньяка 175мл SL 44805 SL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/>
          <table:table-cell office:value-type="string">
            <text:p>ООО "Посуда Мира"</text:p>
          </table:table-cell>
          <table:table-cell office:value-type="string">
            <text:p>4606065005675</text:p>
          </table:table-cell>
          <table:table-cell table:number-columns-repeated="2"/>
          <table:table-cell office:value-type="string">
            <text:p>РПМ-000270</text:p>
          </table:table-cell>
          <table:table-cell table:number-columns-repeated="2"/>
          <table:table-cell office:value-type="float" office:value="90">
            <text:p>90</text:p>
          </table:table-cell>
          <table:table-cell office:value-type="float" office:value="49.89">
            <text:p>49,89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4"/>
          <table:table-cell table:formula="of:=[.AZ53]-[.AC53]"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12">
            <text:p>12</text:p>
          </table:table-cell>
          <table:table-cell office:value-type="string">
            <text:p>Бокал д/коньяка "Шаранте"</text:p>
          </table:table-cell>
          <table:table-cell office:value-type="float" office:value="31954">
            <text:p>31954</text:p>
          </table:table-cell>
          <table:table-cell table:formula="of:=[.BC53]-[.L53]" office:value-type="float" office:value="0">
            <text:p>0</text:p>
          </table:table-cell>
          <table:table-cell office:value-type="float" office:value="49.89">
            <text:p>49,89</text:p>
          </table:table-cell>
          <table:table-cell table:formula="of:=[.BE53]/[.H53]" office:value-type="float" office:value="1">
            <text:p>1,00 ₽</text:p>
          </table:table-cell>
          <table:table-cell office:value-type="string">
            <text:p>00007982</text:p>
          </table:table-cell>
          <table:table-cell office:value-type="float" office:value="12">
            <text:p>12</text:p>
          </table:table-cell>
          <table:table-cell office:value-type="float" office:value="49.89">
            <text:p>49,89</text:p>
          </table:table-cell>
          <table:table-cell office:value-type="float" office:value="598.68">
            <text:p>598,68</text:p>
          </table:table-cell>
          <table:table-cell office:value-type="string">
            <text:p>Пашабахча</text:p>
          </table:table-cell>
          <table:table-cell office:value-type="float" office:value="90">
            <text:p>90</text:p>
          </table:table-cell>
          <table:table-cell office:value-type="float" office:value="31954">
            <text:p>31954</text:p>
          </table:table-cell>
          <table:table-cell office:value-type="string">
            <text:p>{Бокал д/коньяка "Шаранте" \ 44805 SL \ 175мл \ }</text:p>
          </table:table-cell>
          <table:table-cell office:value-type="string">
            <text:p>РПМ-000111</text:p>
          </table:table-cell>
          <table:table-cell office:value-type="float" office:value="169">
            <text:p>169</text:p>
          </table:table-cell>
          <table:table-cell office:value-type="float" office:value="44964">
            <text:p>44964</text:p>
          </table:table-cell>
          <table:table-cell/>
          <table:table-cell office:value-type="float" office:value="24">
            <text:p>24</text:p>
          </table:table-cell>
          <table:table-cell office:value-type="float" office:value="12">
            <text:p>12</text:p>
          </table:table-cell>
          <table:table-cell office:value-type="string">
            <text:p>Бокал д/коньяка "Шаранте"</text:p>
          </table:table-cell>
          <table:table-cell office:value-type="float" office:value="31954">
            <text:p>31954</text:p>
          </table:table-cell>
          <table:table-cell office:value-type="float" office:value="49.89">
            <text:p>49,89</text:p>
          </table:table-cell>
          <table:table-cell office:value-type="string">
            <text:p>00007982</text:p>
          </table:table-cell>
          <table:table-cell office:value-type="float" office:value="12">
            <text:p>12</text:p>
          </table:table-cell>
          <table:table-cell office:value-type="float" office:value="49.89">
            <text:p>49,89</text:p>
          </table:table-cell>
          <table:table-cell office:value-type="float" office:value="598.68">
            <text:p>598,68</text:p>
          </table:table-cell>
          <table:table-cell office:value-type="string">
            <text:p>Пашабахча</text:p>
          </table:table-cell>
          <table:table-cell office:value-type="float" office:value="90">
            <text:p>90</text:p>
          </table:table-cell>
          <table:table-cell office:value-type="float" office:value="31954">
            <text:p>31954</text:p>
          </table:table-cell>
          <table:table-cell office:value-type="string">
            <text:p>{Бокал д/коньяка "Шаранте" \ 44805 SL \ 175мл \ }</text:p>
          </table:table-cell>
          <table:table-cell office:value-type="string">
            <text:p>РПМ-000111</text:p>
          </table:table-cell>
          <table:table-cell office:value-type="float" office:value="169">
            <text:p>169</text:p>
          </table:table-cell>
          <table:table-cell office:value-type="float" office:value="44964">
            <text:p>44964</text:p>
          </table:table-cell>
          <table:table-cell table:number-columns-repeated="2"/>
          <table:table-cell office:value-type="float" office:value="24">
            <text:p>24</text:p>
          </table:table-cell>
          <table:table-cell office:value-type="float" office:value="12">
            <text:p>12</text:p>
          </table:table-cell>
          <table:table-cell office:value-type="string">
            <text:p>Бокал д/коньяка "Шаранте"</text:p>
          </table:table-cell>
          <table:table-cell office:value-type="float" office:value="31954">
            <text:p>31954</text:p>
          </table:table-cell>
          <table:table-cell office:value-type="float" office:value="49.89">
            <text:p>49,89</text:p>
          </table:table-cell>
          <table:table-cell office:value-type="string">
            <text:p>00007982</text:p>
          </table:table-cell>
          <table:table-cell office:value-type="float" office:value="12">
            <text:p>12</text:p>
          </table:table-cell>
          <table:table-cell office:value-type="float" office:value="49.89">
            <text:p>49,89</text:p>
          </table:table-cell>
          <table:table-cell office:value-type="float" office:value="598.68">
            <text:p>598,68</text:p>
          </table:table-cell>
          <table:table-cell office:value-type="string">
            <text:p>Пашабахча</text:p>
          </table:table-cell>
          <table:table-cell office:value-type="float" office:value="90">
            <text:p>90</text:p>
          </table:table-cell>
          <table:table-cell office:value-type="float" office:value="31954">
            <text:p>31954</text:p>
          </table:table-cell>
          <table:table-cell office:value-type="string">
            <text:p>{Бокал д/коньяка "Шаранте" \ 44805 SL \ 175мл \ }</text:p>
          </table:table-cell>
          <table:table-cell office:value-type="string">
            <text:p>РПМ-000111</text:p>
          </table:table-cell>
          <table:table-cell office:value-type="float" office:value="169">
            <text:p>169</text:p>
          </table:table-cell>
          <table:table-cell office:value-type="float" office:value="44964">
            <text:p>44964</text:p>
          </table:table-cell>
          <table:table-cell/>
          <table:table-cell table:formula="of:=[.CK53]-[.AZ53]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/>
          <table:table-cell office:value-type="float" office:value="31954">
            <text:p>31954</text:p>
          </table:table-cell>
          <table:table-cell table:formula="of:=[.DH53]-[.L53]" office:value-type="float" office:value="0">
            <text:p>0</text:p>
          </table:table-cell>
        </table:table-row>
        <table:table-row table:style-name="ro1">
          <table:table-cell office:value-type="string">
            <text:p>Банка "Чешни" с роз пласт крыш</text:p>
          </table:table-cell>
          <table:table-cell office:value-type="string">
            <text:p>43003 SL</text:p>
          </table:table-cell>
          <table:table-cell office:value-type="string">
            <text:p>650мл</text:p>
          </table:table-cell>
          <table:table-cell table:number-columns-repeated="3"/>
          <table:table-cell office:value-type="float" office:value="12">
            <text:p>12</text:p>
          </table:table-cell>
          <table:table-cell office:value-type="float" office:value="69.08">
            <text:p>69,08 ₽</text:p>
          </table:table-cell>
          <table:table-cell office:value-type="float" office:value="828.96">
            <text:p><text:s/>828,96 ₽ </text:p>
          </table:table-cell>
          <table:table-cell office:value-type="string">
            <text:p>Пашабахча</text:p>
          </table:table-cell>
          <table:table-cell office:value-type="float" office:value="124">
            <text:p><text:s/>124,00 ₽ </text:p>
          </table:table-cell>
          <table:table-cell office:value-type="float" office:value="31964">
            <text:p>31964</text:p>
          </table:table-cell>
          <table:table-cell office:value-type="string">
            <text:p>{Банка "Чешни" с роз пласт крыш \ 43003 SL \ 650мл \ }</text:p>
          </table:table-cell>
          <table:table-cell office:value-type="string">
            <text:p>РПМ-000270</text:p>
          </table:table-cell>
          <table:table-cell office:value-type="float" office:value="43">
            <text:p>43</text:p>
          </table:table-cell>
          <table:table-cell office:value-type="date" office:date-value="2023-03-30">
            <text:p>30.03.23</text:p>
          </table:table-cell>
          <table:table-cell office:value-type="float" office:value="1570">
            <text:p>1570</text:p>
          </table:table-cell>
          <table:table-cell office:value-type="date" office:date-value="2023-04-05">
            <text:p>05.04.23</text:p>
          </table:table-cell>
          <table:table-cell office:value-type="string">
            <text:p>Стеклопласт</text:p>
          </table:table-cell>
          <table:table-cell office:value-type="string">
            <text:p>Cesni" банка с розовой пластиковой крышкой 500 мл SL со стикером 43003 SL/St</text:p>
          </table:table-cell>
          <table:table-cell table:number-columns-repeated="2"/>
          <table:table-cell office:value-type="string">
            <text:p>K0012221</text:p>
          </table:table-cell>
          <table:table-cell table:formula="of:=[.K54]/[.H54]" office:value-type="percentage" office:value="1.79502026635785">
            <text:p>180%</text:p>
          </table:table-cell>
          <table:table-cell/>
          <table:table-cell office:value-type="string">
            <text:p>Россия</text:p>
          </table:table-cell>
          <table:table-cell/>
          <table:table-cell table:formula="of:=([.AC54]-[.G54])*[.H54]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string">
            <text:p>Cesni" банка с розовой пластиковой крышкой 500 мл SL со стикером 43003 SL/St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/>
          <table:table-cell office:value-type="string">
            <text:p>ООО "Посуда Мира"</text:p>
          </table:table-cell>
          <table:table-cell office:value-type="string">
            <text:p>4606065023020</text:p>
          </table:table-cell>
          <table:table-cell table:number-columns-repeated="2"/>
          <table:table-cell office:value-type="string">
            <text:p>РПМ-000270</text:p>
          </table:table-cell>
          <table:table-cell table:number-columns-repeated="2"/>
          <table:table-cell office:value-type="float" office:value="124">
            <text:p>124</text:p>
          </table:table-cell>
          <table:table-cell office:value-type="float" office:value="69.08">
            <text:p>69,08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4"/>
          <table:table-cell table:formula="of:=[.AZ54]-[.AC54]" office:value-type="float" office:value="0">
            <text:p>0</text:p>
          </table:table-cell>
          <table:table-cell table:number-columns-repeated="2" office:value-type="float" office:value="12">
            <text:p>12</text:p>
          </table:table-cell>
          <table:table-cell office:value-type="string">
            <text:p>Банка "Чешни" с роз пласт крыш</text:p>
          </table:table-cell>
          <table:table-cell office:value-type="float" office:value="31964">
            <text:p>31964</text:p>
          </table:table-cell>
          <table:table-cell table:formula="of:=[.BC54]-[.L54]" office:value-type="float" office:value="0">
            <text:p>0</text:p>
          </table:table-cell>
          <table:table-cell office:value-type="float" office:value="69.08">
            <text:p>69,08</text:p>
          </table:table-cell>
          <table:table-cell table:formula="of:=[.BE54]/[.H54]" office:value-type="float" office:value="1">
            <text:p>1,00 ₽</text:p>
          </table:table-cell>
          <table:table-cell office:value-type="string">
            <text:p>K0012221</text:p>
          </table:table-cell>
          <table:table-cell office:value-type="float" office:value="12">
            <text:p>12</text:p>
          </table:table-cell>
          <table:table-cell office:value-type="float" office:value="69.08">
            <text:p>69,08</text:p>
          </table:table-cell>
          <table:table-cell office:value-type="float" office:value="828.96">
            <text:p>828,96</text:p>
          </table:table-cell>
          <table:table-cell office:value-type="string">
            <text:p>Пашабахча</text:p>
          </table:table-cell>
          <table:table-cell office:value-type="float" office:value="124">
            <text:p>124</text:p>
          </table:table-cell>
          <table:table-cell office:value-type="float" office:value="31964">
            <text:p>31964</text:p>
          </table:table-cell>
          <table:table-cell office:value-type="string">
            <text:p>{Банка "Чешни" с роз пласт крыш \ 43003 SL \ 650мл \ }</text:p>
          </table:table-cell>
          <table:table-cell office:value-type="string">
            <text:p>РПМ-000111</text:p>
          </table:table-cell>
          <table:table-cell office:value-type="float" office:value="116">
            <text:p>116</text:p>
          </table:table-cell>
          <table:table-cell office:value-type="float" office:value="44964">
            <text:p>44964</text:p>
          </table:table-cell>
          <table:table-cell table:number-columns-repeated="19"/>
          <table:table-cell table:number-columns-repeated="2" office:value-type="float" office:value="12">
            <text:p>12</text:p>
          </table:table-cell>
          <table:table-cell office:value-type="string">
            <text:p>Банка "Чешни" с роз пласт крыш</text:p>
          </table:table-cell>
          <table:table-cell office:value-type="float" office:value="31964">
            <text:p>31964</text:p>
          </table:table-cell>
          <table:table-cell office:value-type="float" office:value="69.08">
            <text:p>69,08</text:p>
          </table:table-cell>
          <table:table-cell office:value-type="string">
            <text:p>K0012221</text:p>
          </table:table-cell>
          <table:table-cell office:value-type="float" office:value="12">
            <text:p>12</text:p>
          </table:table-cell>
          <table:table-cell office:value-type="float" office:value="69.08">
            <text:p>69,08</text:p>
          </table:table-cell>
          <table:table-cell office:value-type="float" office:value="828.96">
            <text:p>828,96</text:p>
          </table:table-cell>
          <table:table-cell office:value-type="string">
            <text:p>Пашабахча</text:p>
          </table:table-cell>
          <table:table-cell office:value-type="float" office:value="124">
            <text:p>124</text:p>
          </table:table-cell>
          <table:table-cell office:value-type="float" office:value="31964">
            <text:p>31964</text:p>
          </table:table-cell>
          <table:table-cell office:value-type="string">
            <text:p>{Банка "Чешни" с роз пласт крыш \ 43003 SL \ 650мл \ }</text:p>
          </table:table-cell>
          <table:table-cell office:value-type="string">
            <text:p>РПМ-000111</text:p>
          </table:table-cell>
          <table:table-cell office:value-type="float" office:value="116">
            <text:p>116</text:p>
          </table:table-cell>
          <table:table-cell office:value-type="float" office:value="44964">
            <text:p>44964</text:p>
          </table:table-cell>
          <table:table-cell/>
          <table:table-cell table:formula="of:=[.CK54]-[.AZ54]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/>
          <table:table-cell office:value-type="float" office:value="31964">
            <text:p>31964</text:p>
          </table:table-cell>
          <table:table-cell table:formula="of:=[.DH54]-[.L54]" office:value-type="float" office:value="0">
            <text:p>0</text:p>
          </table:table-cell>
        </table:table-row>
        <table:table-row table:style-name="ro1">
          <table:table-cell office:value-type="string">
            <text:p>Бокал д/красного вина "Тулип"</text:p>
          </table:table-cell>
          <table:table-cell office:value-type="string">
            <text:p>44163 SL</text:p>
          </table:table-cell>
          <table:table-cell office:value-type="string">
            <text:p>240мл</text:p>
          </table:table-cell>
          <table:table-cell table:number-columns-repeated="3"/>
          <table:table-cell office:value-type="float" office:value="36">
            <text:p>36</text:p>
          </table:table-cell>
          <table:table-cell office:value-type="float" office:value="37.42">
            <text:p>37,42 ₽</text:p>
          </table:table-cell>
          <table:table-cell office:value-type="float" office:value="1347.12">
            <text:p><text:s/>1 347,12 ₽ </text:p>
          </table:table-cell>
          <table:table-cell office:value-type="string">
            <text:p>Пашабахча, г.Бор</text:p>
          </table:table-cell>
          <table:table-cell office:value-type="float" office:value="68">
            <text:p><text:s/>68,00 ₽ </text:p>
          </table:table-cell>
          <table:table-cell office:value-type="float" office:value="31984">
            <text:p>31984</text:p>
          </table:table-cell>
          <table:table-cell office:value-type="string">
            <text:p>{Бокал д/красного вина "Тулип" \ 44163 SL \ 240мл \ }</text:p>
          </table:table-cell>
          <table:table-cell office:value-type="string">
            <text:p>РПМ-000270</text:p>
          </table:table-cell>
          <table:table-cell office:value-type="float" office:value="131">
            <text:p>131</text:p>
          </table:table-cell>
          <table:table-cell office:value-type="date" office:date-value="2023-03-30">
            <text:p>30.03.23</text:p>
          </table:table-cell>
          <table:table-cell office:value-type="float" office:value="1570">
            <text:p>1570</text:p>
          </table:table-cell>
          <table:table-cell office:value-type="date" office:date-value="2023-04-05">
            <text:p>05.04.23</text:p>
          </table:table-cell>
          <table:table-cell office:value-type="string">
            <text:p>Стеклопласт</text:p>
          </table:table-cell>
          <table:table-cell office:value-type="string">
            <text:p>Tulipe" бокал SL вино 240мл. 44163 SL</text:p>
          </table:table-cell>
          <table:table-cell table:number-columns-repeated="2"/>
          <table:table-cell office:value-type="string">
            <text:p>00005513</text:p>
          </table:table-cell>
          <table:table-cell table:formula="of:=[.K55]/[.H55]" office:value-type="percentage" office:value="1.81721004810262">
            <text:p>182%</text:p>
          </table:table-cell>
          <table:table-cell/>
          <table:table-cell office:value-type="string">
            <text:p>Пашабахча</text:p>
          </table:table-cell>
          <table:table-cell/>
          <table:table-cell table:formula="of:=([.AC55]-[.G55])*[.H55]" office:value-type="float" office:value="0">
            <text:p>0</text:p>
          </table:table-cell>
          <table:table-cell office:value-type="float" office:value="36">
            <text:p>36</text:p>
          </table:table-cell>
          <table:table-cell office:value-type="string">
            <text:p>Tulipe" бокал SL вино 240мл. 44163 SL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ООО "Посуда Мира"</text:p>
          </table:table-cell>
          <table:table-cell table:number-columns-repeated="3"/>
          <table:table-cell office:value-type="string">
            <text:p>РПМ-000270</text:p>
          </table:table-cell>
          <table:table-cell table:number-columns-repeated="2"/>
          <table:table-cell office:value-type="float" office:value="68">
            <text:p>68</text:p>
          </table:table-cell>
          <table:table-cell office:value-type="float" office:value="37.42">
            <text:p>37,42</text:p>
          </table:table-cell>
          <table:table-cell office:value-type="float" office:value="28">
            <text:p>28</text:p>
          </table:table-cell>
          <table:table-cell table:number-columns-repeated="3" office:value-type="float" office:value="0">
            <text:p>0</text:p>
          </table:table-cell>
          <table:table-cell table:number-columns-repeated="4"/>
          <table:table-cell table:formula="of:=[.AZ55]-[.AC55]" office:value-type="float" office:value="0">
            <text:p>0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string">
            <text:p>Бокал д/красного вина "Тулип"</text:p>
          </table:table-cell>
          <table:table-cell office:value-type="float" office:value="31984">
            <text:p>31984</text:p>
          </table:table-cell>
          <table:table-cell table:formula="of:=[.BC55]-[.L55]" office:value-type="float" office:value="0">
            <text:p>0</text:p>
          </table:table-cell>
          <table:table-cell office:value-type="float" office:value="37.42">
            <text:p>37,42</text:p>
          </table:table-cell>
          <table:table-cell table:formula="of:=[.BE55]/[.H55]" office:value-type="float" office:value="1">
            <text:p>1,00 ₽</text:p>
          </table:table-cell>
          <table:table-cell office:value-type="string">
            <text:p>00005513</text:p>
          </table:table-cell>
          <table:table-cell office:value-type="float" office:value="12">
            <text:p>12</text:p>
          </table:table-cell>
          <table:table-cell office:value-type="float" office:value="37.42">
            <text:p>37,42</text:p>
          </table:table-cell>
          <table:table-cell office:value-type="float" office:value="449.04">
            <text:p>449,04</text:p>
          </table:table-cell>
          <table:table-cell office:value-type="string">
            <text:p>Пашабахча</text:p>
          </table:table-cell>
          <table:table-cell office:value-type="float" office:value="68">
            <text:p>68</text:p>
          </table:table-cell>
          <table:table-cell office:value-type="float" office:value="31984">
            <text:p>31984</text:p>
          </table:table-cell>
          <table:table-cell office:value-type="string">
            <text:p>{Бокал д/красного вина "Тулип" \ 44163 SL \ 240мл \ }</text:p>
          </table:table-cell>
          <table:table-cell office:value-type="string">
            <text:p>РПМ-000514</text:p>
          </table:table-cell>
          <table:table-cell office:value-type="float" office:value="67">
            <text:p>67</text:p>
          </table:table-cell>
          <table:table-cell office:value-type="float" office:value="44812">
            <text:p>44812</text:p>
          </table:table-cell>
          <table:table-cell table:number-columns-repeated="19"/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string">
            <text:p>Бокал д/красного вина "Тулип"</text:p>
          </table:table-cell>
          <table:table-cell office:value-type="float" office:value="31984">
            <text:p>31984</text:p>
          </table:table-cell>
          <table:table-cell office:value-type="float" office:value="37.42">
            <text:p>37,42</text:p>
          </table:table-cell>
          <table:table-cell office:value-type="string">
            <text:p>00005513</text:p>
          </table:table-cell>
          <table:table-cell office:value-type="float" office:value="12">
            <text:p>12</text:p>
          </table:table-cell>
          <table:table-cell office:value-type="float" office:value="37.42">
            <text:p>37,42</text:p>
          </table:table-cell>
          <table:table-cell office:value-type="float" office:value="449.04">
            <text:p>449,04</text:p>
          </table:table-cell>
          <table:table-cell office:value-type="string">
            <text:p>Пашабахча</text:p>
          </table:table-cell>
          <table:table-cell office:value-type="float" office:value="68">
            <text:p>68</text:p>
          </table:table-cell>
          <table:table-cell office:value-type="float" office:value="31984">
            <text:p>31984</text:p>
          </table:table-cell>
          <table:table-cell office:value-type="string">
            <text:p>{Бокал д/красного вина "Тулип" \ 44163 SL \ 240мл \ }</text:p>
          </table:table-cell>
          <table:table-cell office:value-type="string">
            <text:p>РПМ-000514</text:p>
          </table:table-cell>
          <table:table-cell office:value-type="float" office:value="67">
            <text:p>67</text:p>
          </table:table-cell>
          <table:table-cell office:value-type="float" office:value="44812">
            <text:p>44812</text:p>
          </table:table-cell>
          <table:table-cell/>
          <table:table-cell table:formula="of:=[.CK55]-[.AZ55]" office:value-type="float" office:value="0">
            <text:p>0</text:p>
          </table:table-cell>
          <table:table-cell office:value-type="float" office:value="28">
            <text:p>28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31984">
            <text:p>31984</text:p>
          </table:table-cell>
          <table:table-cell table:formula="of:=[.DH55]-[.L55]" office:value-type="float" office:value="0">
            <text:p>0</text:p>
          </table:table-cell>
        </table:table-row>
        <table:table-row table:style-name="ro1">
          <table:table-cell office:value-type="string">
            <text:p>Тарелка "Султана"</text:p>
          </table:table-cell>
          <table:table-cell office:value-type="string">
            <text:p>10285 SL</text:p>
          </table:table-cell>
          <table:table-cell office:value-type="string">
            <text:p>210мм</text:p>
          </table:table-cell>
          <table:table-cell table:number-columns-repeated="3"/>
          <table:table-cell office:value-type="float" office:value="24">
            <text:p>24</text:p>
          </table:table-cell>
          <table:table-cell office:value-type="float" office:value="31.72">
            <text:p>31,72 ₽</text:p>
          </table:table-cell>
          <table:table-cell office:value-type="float" office:value="761.28">
            <text:p><text:s/>761,28 ₽ </text:p>
          </table:table-cell>
          <table:table-cell office:value-type="string">
            <text:p>Пашабахча, г.Бор</text:p>
          </table:table-cell>
          <table:table-cell table:style-name="ce4" table:formula="of:=ROUND([.H56]*1.8;0)" office:value-type="float" office:value="57">
            <text:p><text:s/>57,00 ₽ </text:p>
          </table:table-cell>
          <table:table-cell office:value-type="float" office:value="31999">
            <text:p>31999</text:p>
          </table:table-cell>
          <table:table-cell office:value-type="string">
            <text:p>{Тарелка "Султана" \ 10285 SL \ 210мм \ }</text:p>
          </table:table-cell>
          <table:table-cell office:value-type="string">
            <text:p>РПМ-000270</text:p>
          </table:table-cell>
          <table:table-cell office:value-type="float" office:value="145">
            <text:p>145</text:p>
          </table:table-cell>
          <table:table-cell office:value-type="date" office:date-value="2023-03-30">
            <text:p>30.03.23</text:p>
          </table:table-cell>
          <table:table-cell office:value-type="float" office:value="1570">
            <text:p>1570</text:p>
          </table:table-cell>
          <table:table-cell office:value-type="date" office:date-value="2023-04-05">
            <text:p>05.04.23</text:p>
          </table:table-cell>
          <table:table-cell office:value-type="string">
            <text:p>Стеклопласт</text:p>
          </table:table-cell>
          <table:table-cell office:value-type="string">
            <text:p>Султана" тарелка 210мм 10285 SL/St</text:p>
          </table:table-cell>
          <table:table-cell table:number-columns-repeated="2"/>
          <table:table-cell office:value-type="string">
            <text:p>878895</text:p>
          </table:table-cell>
          <table:table-cell table:formula="of:=[.K56]/[.H56]" office:value-type="percentage" office:value="1.79697351828499">
            <text:p>180%</text:p>
          </table:table-cell>
          <table:table-cell/>
          <table:table-cell office:value-type="string">
            <text:p>Пашабахча</text:p>
          </table:table-cell>
          <table:table-cell/>
          <table:table-cell table:formula="of:=([.AC56]-[.G56])*[.H56]"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string">
            <text:p>Султана" тарелка 210мм 10285 SL/St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/>
          <table:table-cell office:value-type="string">
            <text:p>ООО "Посуда Мира"</text:p>
          </table:table-cell>
          <table:table-cell office:value-type="string">
            <text:p>4606065036693</text:p>
          </table:table-cell>
          <table:table-cell table:number-columns-repeated="2"/>
          <table:table-cell office:value-type="string">
            <text:p>РПМ-000270</text:p>
          </table:table-cell>
          <table:table-cell table:number-columns-repeated="2"/>
          <table:table-cell office:value-type="float" office:value="52">
            <text:p>52</text:p>
          </table:table-cell>
          <table:table-cell office:value-type="float" office:value="27.58">
            <text:p>27,58</text:p>
          </table:table-cell>
          <table:table-cell table:number-columns-repeated="4" office:value-type="float" office:value="0">
            <text:p>0</text:p>
          </table:table-cell>
          <table:table-cell table:number-columns-repeated="4"/>
          <table:table-cell table:formula="of:=[.AZ56]-[.AC56]"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12">
            <text:p>12</text:p>
          </table:table-cell>
          <table:table-cell table:formula="of:=[.CM56]" office:value-type="string" office:string-value="Султана&quot; тарелка 210мм со стикером 10285 SL/St">
            <text:p>Султана" тарелка 210мм со стикером 10285 SL/St</text:p>
          </table:table-cell>
          <table:table-cell/>
          <table:table-cell table:formula="of:=[.BC56]-[.L56]" office:value-type="float" office:value="-31999">
            <text:p>-31999</text:p>
          </table:table-cell>
          <table:table-cell table:formula="of:=[.CO56]" office:value-type="float" office:value="31.72">
            <text:p>31,72</text:p>
          </table:table-cell>
          <table:table-cell table:formula="of:=[.BE56]/[.H56]" office:value-type="float" office:value="1">
            <text:p>1,00 ₽</text:p>
          </table:table-cell>
          <table:table-cell table:formula="of:=[.CP56]" office:value-type="string" office:string-value="878895">
            <text:p>878895</text:p>
          </table:table-cell>
          <table:table-cell office:value-type="float" office:value="12">
            <text:p>12</text:p>
          </table:table-cell>
          <table:table-cell office:value-type="float" office:value="27.58">
            <text:p>27,58</text:p>
          </table:table-cell>
          <table:table-cell office:value-type="float" office:value="330.96">
            <text:p>330,96</text:p>
          </table:table-cell>
          <table:table-cell office:value-type="string">
            <text:p>Пашабахча</text:p>
          </table:table-cell>
          <table:table-cell office:value-type="float" office:value="52">
            <text:p>52</text:p>
          </table:table-cell>
          <table:table-cell office:value-type="float" office:value="31999">
            <text:p>31999</text:p>
          </table:table-cell>
          <table:table-cell office:value-type="string">
            <text:p>{Тарелка "Султана" \ 10285 SL \ 210мм \ }</text:p>
          </table:table-cell>
          <table:table-cell office:value-type="string">
            <text:p>РПМ-000471</text:p>
          </table:table-cell>
          <table:table-cell office:value-type="float" office:value="11">
            <text:p>11</text:p>
          </table:table-cell>
          <table:table-cell office:value-type="float" office:value="44175">
            <text:p>44175</text:p>
          </table:table-cell>
          <table:table-cell/>
          <table:table-cell table:formula="of:=[.CK56]" office:value-type="float" office:value="24">
            <text:p>24</text:p>
          </table:table-cell>
          <table:table-cell table:formula="of:=[.CL56]" office:value-type="float" office:value="12">
            <text:p>12</text:p>
          </table:table-cell>
          <table:table-cell table:number-columns-repeated="2"/>
          <table:table-cell table:formula="of:=[.CO56]" office:value-type="float" office:value="31.72">
            <text:p>31,72</text:p>
          </table:table-cell>
          <table:table-cell table:formula="of:=[.CP56]" office:value-type="string" office:string-value="878895">
            <text:p>878895</text:p>
          </table:table-cell>
          <table:table-cell table:number-columns-repeated="12"/>
          <table:table-cell office:value-type="float" office:value="24">
            <text:p>24</text:p>
          </table:table-cell>
          <table:table-cell office:value-type="float" office:value="12">
            <text:p>12</text:p>
          </table:table-cell>
          <table:table-cell office:value-type="string">
            <text:p>Султана" тарелка 210мм со стикером 10285 SL/St</text:p>
          </table:table-cell>
          <table:table-cell/>
          <table:table-cell office:value-type="float" office:value="31.72">
            <text:p>31,72</text:p>
          </table:table-cell>
          <table:table-cell office:value-type="string">
            <text:p>878895</text:p>
          </table:table-cell>
          <table:table-cell/>
          <table:table-cell office:value-type="float" office:value="31.72">
            <text:p>31,72</text:p>
          </table:table-cell>
          <table:table-cell/>
          <table:table-cell office:value-type="string">
            <text:p>Пашабахча</text:p>
          </table:table-cell>
          <table:table-cell table:number-columns-repeated="8"/>
          <table:table-cell table:number-columns-repeated="4" office:value-type="float" office:value="0">
            <text:p>0</text:p>
          </table:table-cell>
          <table:table-cell table:style-name="ce3" office:value-type="string">
            <text:p>цена</text:p>
          </table:table-cell>
          <table:table-cell office:value-type="float" office:value="31999">
            <text:p>31999</text:p>
          </table:table-cell>
          <table:table-cell table:formula="of:=[.DH56]-[.L56]" office:value-type="float" office:value="0">
            <text:p>0</text:p>
          </table:table-cell>
        </table:table-row>
        <table:table-row table:style-name="ro1">
          <table:table-cell office:value-type="string">
            <text:p>Стакан для коктейля "Касабланка"</text:p>
          </table:table-cell>
          <table:table-cell office:value-type="string">
            <text:p>52706 SL</text:p>
          </table:table-cell>
          <table:table-cell office:value-type="string">
            <text:p>365мл</text:p>
          </table:table-cell>
          <table:table-cell table:number-columns-repeated="3"/>
          <table:table-cell office:value-type="float" office:value="192">
            <text:p>192</text:p>
          </table:table-cell>
          <table:table-cell office:value-type="float" office:value="41.36">
            <text:p>41,36 ₽</text:p>
          </table:table-cell>
          <table:table-cell office:value-type="float" office:value="7941.12">
            <text:p><text:s/>7 941,12 ₽ </text:p>
          </table:table-cell>
          <table:table-cell office:value-type="string">
            <text:p>Пашабахча</text:p>
          </table:table-cell>
          <table:table-cell office:value-type="float" office:value="77">
            <text:p><text:s/>77,00 ₽ </text:p>
          </table:table-cell>
          <table:table-cell office:value-type="float" office:value="32029">
            <text:p>32029</text:p>
          </table:table-cell>
          <table:table-cell office:value-type="string">
            <text:p>{Стакан для коктейля "Касабланка" \ 52706 SL \ 365мл \ }</text:p>
          </table:table-cell>
          <table:table-cell office:value-type="string">
            <text:p>РПМ-000270</text:p>
          </table:table-cell>
          <table:table-cell office:value-type="float" office:value="38">
            <text:p>38</text:p>
          </table:table-cell>
          <table:table-cell office:value-type="date" office:date-value="2023-03-30">
            <text:p>30.03.23</text:p>
          </table:table-cell>
          <table:table-cell office:value-type="float" office:value="1570">
            <text:p>1570</text:p>
          </table:table-cell>
          <table:table-cell office:value-type="date" office:date-value="2023-04-05">
            <text:p>05.04.23</text:p>
          </table:table-cell>
          <table:table-cell office:value-type="string">
            <text:p>Стеклопласт</text:p>
          </table:table-cell>
          <table:table-cell office:value-type="string">
            <text:p>Casablanca"стакан закалённый (v=365 мл) <text:s/>SL 52706 TMP SL</text:p>
          </table:table-cell>
          <table:table-cell table:number-columns-repeated="2"/>
          <table:table-cell office:value-type="string">
            <text:p>879811</text:p>
          </table:table-cell>
          <table:table-cell table:formula="of:=[.K57]/[.H57]" office:value-type="percentage" office:value="1.86170212765957">
            <text:p>186%</text:p>
          </table:table-cell>
          <table:table-cell/>
          <table:table-cell office:value-type="string">
            <text:p>Россия</text:p>
          </table:table-cell>
          <table:table-cell/>
          <table:table-cell table:formula="of:=([.AC57]-[.G57])*[.H57]" office:value-type="float" office:value="0">
            <text:p>0</text:p>
          </table:table-cell>
          <table:table-cell office:value-type="float" office:value="192">
            <text:p>192</text:p>
          </table:table-cell>
          <table:table-cell office:value-type="string">
            <text:p>Casablanca"стакан закалённый (v=365 мл) SL 52706 TMP SL</text:p>
          </table:table-cell>
          <table:table-cell office:value-type="float" office:value="96">
            <text:p>96</text:p>
          </table:table-cell>
          <table:table-cell office:value-type="float" office:value="0">
            <text:p>0</text:p>
          </table:table-cell>
          <table:table-cell/>
          <table:table-cell office:value-type="string">
            <text:p>ООО "Посуда Мира"</text:p>
          </table:table-cell>
          <table:table-cell table:number-columns-repeated="3"/>
          <table:table-cell office:value-type="string">
            <text:p>РПМ-000270</text:p>
          </table:table-cell>
          <table:table-cell table:number-columns-repeated="2"/>
          <table:table-cell office:value-type="float" office:value="77">
            <text:p>77</text:p>
          </table:table-cell>
          <table:table-cell office:value-type="float" office:value="41.36">
            <text:p>41,36</text:p>
          </table:table-cell>
          <table:table-cell table:number-columns-repeated="3" office:value-type="float" office:value="0">
            <text:p>0</text:p>
          </table:table-cell>
          <table:table-cell office:value-type="float" office:value="-2">
            <text:p>-2</text:p>
          </table:table-cell>
          <table:table-cell table:number-columns-repeated="4"/>
          <table:table-cell table:formula="of:=[.AZ57]-[.AC57]" office:value-type="float" office:value="0">
            <text:p>0</text:p>
          </table:table-cell>
          <table:table-cell office:value-type="float" office:value="192">
            <text:p>192</text:p>
          </table:table-cell>
          <table:table-cell office:value-type="float" office:value="96">
            <text:p>96</text:p>
          </table:table-cell>
          <table:table-cell office:value-type="string">
            <text:p>Стакан для коктейля "Касабланка"</text:p>
          </table:table-cell>
          <table:table-cell office:value-type="float" office:value="32029">
            <text:p>32029</text:p>
          </table:table-cell>
          <table:table-cell table:formula="of:=[.BC57]-[.L57]" office:value-type="float" office:value="0">
            <text:p>0</text:p>
          </table:table-cell>
          <table:table-cell office:value-type="float" office:value="41.36">
            <text:p>41,36</text:p>
          </table:table-cell>
          <table:table-cell table:formula="of:=[.BE57]/[.H57]" office:value-type="float" office:value="1">
            <text:p>1,00 ₽</text:p>
          </table:table-cell>
          <table:table-cell office:value-type="string">
            <text:p>879811</text:p>
          </table:table-cell>
          <table:table-cell office:value-type="float" office:value="48">
            <text:p>48</text:p>
          </table:table-cell>
          <table:table-cell office:value-type="float" office:value="41.36">
            <text:p>41,36</text:p>
          </table:table-cell>
          <table:table-cell office:value-type="float" office:value="1985.28">
            <text:p>1985,28</text:p>
          </table:table-cell>
          <table:table-cell office:value-type="string">
            <text:p>Пашабахча</text:p>
          </table:table-cell>
          <table:table-cell office:value-type="float" office:value="77">
            <text:p>77</text:p>
          </table:table-cell>
          <table:table-cell office:value-type="float" office:value="32029">
            <text:p>32029</text:p>
          </table:table-cell>
          <table:table-cell office:value-type="string">
            <text:p>{Стакан для коктейля "Касабланка" \ 52706 SL \ 365мл \ }</text:p>
          </table:table-cell>
          <table:table-cell office:value-type="string">
            <text:p>РПМ-000111</text:p>
          </table:table-cell>
          <table:table-cell office:value-type="float" office:value="180">
            <text:p>180</text:p>
          </table:table-cell>
          <table:table-cell office:value-type="float" office:value="44964">
            <text:p>44964</text:p>
          </table:table-cell>
          <table:table-cell/>
          <table:table-cell office:value-type="float" office:value="192">
            <text:p>192</text:p>
          </table:table-cell>
          <table:table-cell office:value-type="float" office:value="96">
            <text:p>96</text:p>
          </table:table-cell>
          <table:table-cell office:value-type="string">
            <text:p>Стакан для коктейля "Касабланка"</text:p>
          </table:table-cell>
          <table:table-cell office:value-type="float" office:value="32029">
            <text:p>32029</text:p>
          </table:table-cell>
          <table:table-cell office:value-type="float" office:value="41.36">
            <text:p>41,36</text:p>
          </table:table-cell>
          <table:table-cell office:value-type="string">
            <text:p>879811</text:p>
          </table:table-cell>
          <table:table-cell office:value-type="float" office:value="48">
            <text:p>48</text:p>
          </table:table-cell>
          <table:table-cell office:value-type="float" office:value="41.36">
            <text:p>41,36</text:p>
          </table:table-cell>
          <table:table-cell office:value-type="float" office:value="1985.28">
            <text:p>1985,28</text:p>
          </table:table-cell>
          <table:table-cell office:value-type="string">
            <text:p>Пашабахча</text:p>
          </table:table-cell>
          <table:table-cell office:value-type="float" office:value="77">
            <text:p>77</text:p>
          </table:table-cell>
          <table:table-cell office:value-type="float" office:value="32029">
            <text:p>32029</text:p>
          </table:table-cell>
          <table:table-cell office:value-type="string">
            <text:p>{Стакан для коктейля "Касабланка" \ 52706 SL \ 365мл \ }</text:p>
          </table:table-cell>
          <table:table-cell office:value-type="string">
            <text:p>РПМ-000111</text:p>
          </table:table-cell>
          <table:table-cell office:value-type="float" office:value="180">
            <text:p>180</text:p>
          </table:table-cell>
          <table:table-cell office:value-type="float" office:value="44964">
            <text:p>44964</text:p>
          </table:table-cell>
          <table:table-cell table:number-columns-repeated="2"/>
          <table:table-cell office:value-type="float" office:value="192">
            <text:p>192</text:p>
          </table:table-cell>
          <table:table-cell office:value-type="float" office:value="96">
            <text:p>96</text:p>
          </table:table-cell>
          <table:table-cell office:value-type="string">
            <text:p>Стакан для коктейля "Касабланка"</text:p>
          </table:table-cell>
          <table:table-cell office:value-type="float" office:value="32029">
            <text:p>32029</text:p>
          </table:table-cell>
          <table:table-cell office:value-type="float" office:value="41.36">
            <text:p>41,36</text:p>
          </table:table-cell>
          <table:table-cell office:value-type="string">
            <text:p>879811</text:p>
          </table:table-cell>
          <table:table-cell office:value-type="float" office:value="48">
            <text:p>48</text:p>
          </table:table-cell>
          <table:table-cell office:value-type="float" office:value="41.36">
            <text:p>41,36</text:p>
          </table:table-cell>
          <table:table-cell office:value-type="float" office:value="1985.28">
            <text:p>1985,28</text:p>
          </table:table-cell>
          <table:table-cell office:value-type="string">
            <text:p>Пашабахча</text:p>
          </table:table-cell>
          <table:table-cell office:value-type="float" office:value="77">
            <text:p>77</text:p>
          </table:table-cell>
          <table:table-cell office:value-type="float" office:value="32029">
            <text:p>32029</text:p>
          </table:table-cell>
          <table:table-cell office:value-type="string">
            <text:p>{Стакан для коктейля "Касабланка" \ 52706 SL \ 365мл \ }</text:p>
          </table:table-cell>
          <table:table-cell office:value-type="string">
            <text:p>РПМ-000111</text:p>
          </table:table-cell>
          <table:table-cell office:value-type="float" office:value="180">
            <text:p>180</text:p>
          </table:table-cell>
          <table:table-cell office:value-type="float" office:value="44964">
            <text:p>44964</text:p>
          </table:table-cell>
          <table:table-cell/>
          <table:table-cell table:formula="of:=[.CK57]-[.AZ57]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office:value-type="float" office:value="-2">
            <text:p>-2</text:p>
          </table:table-cell>
          <table:table-cell/>
          <table:table-cell office:value-type="float" office:value="32029">
            <text:p>32029</text:p>
          </table:table-cell>
          <table:table-cell table:formula="of:=[.DH57]-[.L57]" office:value-type="float" office:value="0">
            <text:p>0</text:p>
          </table:table-cell>
        </table:table-row>
        <table:table-row table:style-name="ro1">
          <table:table-cell office:value-type="string">
            <text:p>Набор стаканов д/виски 1/6 "Касабланка"</text:p>
          </table:table-cell>
          <table:table-cell office:value-type="float" office:value="52705">
            <text:p>52705</text:p>
          </table:table-cell>
          <table:table-cell office:value-type="string">
            <text:p>269мл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211.89">
            <text:p>211,89 ₽</text:p>
          </table:table-cell>
          <table:table-cell office:value-type="float" office:value="847.56">
            <text:p><text:s/>847,56 ₽ </text:p>
          </table:table-cell>
          <table:table-cell office:value-type="string">
            <text:p>Пашабахча, г.Бор</text:p>
          </table:table-cell>
          <table:table-cell office:value-type="float" office:value="395">
            <text:p><text:s/>395,00 ₽ </text:p>
          </table:table-cell>
          <table:table-cell office:value-type="float" office:value="32033">
            <text:p>32033</text:p>
          </table:table-cell>
          <table:table-cell office:value-type="string">
            <text:p>{Набор стаканов д/виски 1/6 "Касабланка" \ 52705 \ 269мл \ }</text:p>
          </table:table-cell>
          <table:table-cell office:value-type="string">
            <text:p>РПМ-000270</text:p>
          </table:table-cell>
          <table:table-cell office:value-type="float" office:value="36">
            <text:p>36</text:p>
          </table:table-cell>
          <table:table-cell office:value-type="date" office:date-value="2023-03-30">
            <text:p>30.03.23</text:p>
          </table:table-cell>
          <table:table-cell office:value-type="float" office:value="1570">
            <text:p>1570</text:p>
          </table:table-cell>
          <table:table-cell office:value-type="date" office:date-value="2023-04-05">
            <text:p>05.04.23</text:p>
          </table:table-cell>
          <table:table-cell office:value-type="string">
            <text:p>Стеклопласт</text:p>
          </table:table-cell>
          <table:table-cell office:value-type="string">
            <text:p>Casablanca"наб. 6-ти закалённых стаканов (269мл) 52705 TMP</text:p>
          </table:table-cell>
          <table:table-cell table:number-columns-repeated="2"/>
          <table:table-cell office:value-type="string">
            <text:p>879876</text:p>
          </table:table-cell>
          <table:table-cell table:formula="of:=[.K58]/[.H58]" office:value-type="percentage" office:value="1.86417480768323">
            <text:p>186%</text:p>
          </table:table-cell>
          <table:table-cell/>
          <table:table-cell office:value-type="string">
            <text:p>Турция</text:p>
          </table:table-cell>
          <table:table-cell/>
          <table:table-cell table:formula="of:=([.AC58]-[.G58])*[.H58]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Casablanca"наб. 6-ти закалённых стаканов (269мл) 52705 TMP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  <table:table-cell office:value-type="string">
            <text:p>ООО "Посуда Мира"</text:p>
          </table:table-cell>
          <table:table-cell office:value-type="string">
            <text:p>4606065043110</text:p>
          </table:table-cell>
          <table:table-cell table:number-columns-repeated="2"/>
          <table:table-cell office:value-type="string">
            <text:p>РПМ-000270</text:p>
          </table:table-cell>
          <table:table-cell table:number-columns-repeated="2"/>
          <table:table-cell office:value-type="float" office:value="395">
            <text:p>395</text:p>
          </table:table-cell>
          <table:table-cell office:value-type="float" office:value="211.89">
            <text:p>211,89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4"/>
          <table:table-cell table:formula="of:=[.AZ58]-[.AC58]"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Набор стаканов д/виски 1/6 "Касабланка"</text:p>
          </table:table-cell>
          <table:table-cell office:value-type="float" office:value="32033">
            <text:p>32033</text:p>
          </table:table-cell>
          <table:table-cell table:formula="of:=[.BC58]-[.L58]" office:value-type="float" office:value="0">
            <text:p>0</text:p>
          </table:table-cell>
          <table:table-cell office:value-type="float" office:value="211.89">
            <text:p>211,89</text:p>
          </table:table-cell>
          <table:table-cell table:formula="of:=[.BE58]/[.H58]" office:value-type="float" office:value="1">
            <text:p>1,00 ₽</text:p>
          </table:table-cell>
          <table:table-cell office:value-type="string">
            <text:p>879876</text:p>
          </table:table-cell>
          <table:table-cell office:value-type="float" office:value="4">
            <text:p>4</text:p>
          </table:table-cell>
          <table:table-cell office:value-type="float" office:value="219.72">
            <text:p>219,72</text:p>
          </table:table-cell>
          <table:table-cell office:value-type="float" office:value="878.88">
            <text:p>878,88</text:p>
          </table:table-cell>
          <table:table-cell office:value-type="string">
            <text:p>Пашабахча</text:p>
          </table:table-cell>
          <table:table-cell office:value-type="float" office:value="395">
            <text:p>395</text:p>
          </table:table-cell>
          <table:table-cell office:value-type="float" office:value="32033">
            <text:p>32033</text:p>
          </table:table-cell>
          <table:table-cell office:value-type="string">
            <text:p>{Набор стаканов д/виски 1/6 "Касабланка" \ 52705 \ 269мл \ }</text:p>
          </table:table-cell>
          <table:table-cell office:value-type="string">
            <text:p>РПМ-000058</text:p>
          </table:table-cell>
          <table:table-cell office:value-type="float" office:value="88">
            <text:p>88</text:p>
          </table:table-cell>
          <table:table-cell office:value-type="float" office:value="44595">
            <text:p>44595</text:p>
          </table:table-cell>
          <table:table-cell/>
          <table:table-cell table:number-columns-repeated="2" office:value-type="float" office:value="4">
            <text:p>4</text:p>
          </table:table-cell>
          <table:table-cell office:value-type="string">
            <text:p>Набор стаканов д/виски 1/6 "Касабланка"</text:p>
          </table:table-cell>
          <table:table-cell office:value-type="float" office:value="32033">
            <text:p>32033</text:p>
          </table:table-cell>
          <table:table-cell office:value-type="float" office:value="211.89">
            <text:p>211,89</text:p>
          </table:table-cell>
          <table:table-cell office:value-type="string">
            <text:p>879876</text:p>
          </table:table-cell>
          <table:table-cell office:value-type="float" office:value="4">
            <text:p>4</text:p>
          </table:table-cell>
          <table:table-cell office:value-type="float" office:value="219.72">
            <text:p>219,72</text:p>
          </table:table-cell>
          <table:table-cell office:value-type="float" office:value="878.88">
            <text:p>878,88</text:p>
          </table:table-cell>
          <table:table-cell office:value-type="string">
            <text:p>Пашабахча</text:p>
          </table:table-cell>
          <table:table-cell office:value-type="float" office:value="395">
            <text:p>395</text:p>
          </table:table-cell>
          <table:table-cell office:value-type="float" office:value="32033">
            <text:p>32033</text:p>
          </table:table-cell>
          <table:table-cell office:value-type="string">
            <text:p>{Набор стаканов д/виски 1/6 "Касабланка" \ 52705 \ 269мл \ }</text:p>
          </table:table-cell>
          <table:table-cell office:value-type="string">
            <text:p>РПМ-000058</text:p>
          </table:table-cell>
          <table:table-cell office:value-type="float" office:value="88">
            <text:p>88</text:p>
          </table:table-cell>
          <table:table-cell office:value-type="float" office:value="44595">
            <text:p>44595</text:p>
          </table:table-cell>
          <table:table-cell table:number-columns-repeated="2"/>
          <table:table-cell table:number-columns-repeated="2" office:value-type="float" office:value="4">
            <text:p>4</text:p>
          </table:table-cell>
          <table:table-cell office:value-type="string">
            <text:p>Набор стаканов д/виски 1/6 "Касабланка"</text:p>
          </table:table-cell>
          <table:table-cell office:value-type="float" office:value="32033">
            <text:p>32033</text:p>
          </table:table-cell>
          <table:table-cell office:value-type="float" office:value="211.89">
            <text:p>211,89</text:p>
          </table:table-cell>
          <table:table-cell office:value-type="string">
            <text:p>879876</text:p>
          </table:table-cell>
          <table:table-cell office:value-type="float" office:value="4">
            <text:p>4</text:p>
          </table:table-cell>
          <table:table-cell office:value-type="float" office:value="219.72">
            <text:p>219,72</text:p>
          </table:table-cell>
          <table:table-cell office:value-type="float" office:value="878.88">
            <text:p>878,88</text:p>
          </table:table-cell>
          <table:table-cell office:value-type="string">
            <text:p>Пашабахча</text:p>
          </table:table-cell>
          <table:table-cell office:value-type="float" office:value="395">
            <text:p>395</text:p>
          </table:table-cell>
          <table:table-cell office:value-type="float" office:value="32033">
            <text:p>32033</text:p>
          </table:table-cell>
          <table:table-cell office:value-type="string">
            <text:p>{Набор стаканов д/виски 1/6 "Касабланка" \ 52705 \ 269мл \ }</text:p>
          </table:table-cell>
          <table:table-cell office:value-type="string">
            <text:p>РПМ-000058</text:p>
          </table:table-cell>
          <table:table-cell office:value-type="float" office:value="88">
            <text:p>88</text:p>
          </table:table-cell>
          <table:table-cell office:value-type="float" office:value="44595">
            <text:p>44595</text:p>
          </table:table-cell>
          <table:table-cell/>
          <table:table-cell table:formula="of:=[.CK58]-[.AZ58]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/>
          <table:table-cell office:value-type="float" office:value="32033">
            <text:p>32033</text:p>
          </table:table-cell>
          <table:table-cell table:formula="of:=[.DH58]-[.L58]" office:value-type="float" office:value="0">
            <text:p>0</text:p>
          </table:table-cell>
        </table:table-row>
        <table:table-row table:style-name="ro1">
          <table:table-cell office:value-type="string">
            <text:p>Стакан "Бейзик"</text:p>
          </table:table-cell>
          <table:table-cell office:value-type="string">
            <text:p>52837 SL</text:p>
          </table:table-cell>
          <table:table-cell office:value-type="string">
            <text:p>55мл</text:p>
          </table:table-cell>
          <table:table-cell table:number-columns-repeated="3"/>
          <table:table-cell office:value-type="float" office:value="48">
            <text:p>48</text:p>
          </table:table-cell>
          <table:table-cell office:value-type="float" office:value="15">
            <text:p>15,00 ₽</text:p>
          </table:table-cell>
          <table:table-cell office:value-type="float" office:value="720">
            <text:p><text:s/>720,00 ₽ </text:p>
          </table:table-cell>
          <table:table-cell office:value-type="string">
            <text:p>Пашабахча</text:p>
          </table:table-cell>
          <table:table-cell office:value-type="float" office:value="27">
            <text:p><text:s/>27,00 ₽ </text:p>
          </table:table-cell>
          <table:table-cell office:value-type="float" office:value="32083">
            <text:p>32083</text:p>
          </table:table-cell>
          <table:table-cell office:value-type="string">
            <text:p>{Стакан "Бейзик" \ 52837 SL \ 55мл \ }</text:p>
          </table:table-cell>
          <table:table-cell office:value-type="string">
            <text:p>РПМ-000270</text:p>
          </table:table-cell>
          <table:table-cell office:value-type="float" office:value="16">
            <text:p>16</text:p>
          </table:table-cell>
          <table:table-cell office:value-type="date" office:date-value="2023-03-30">
            <text:p>30.03.23</text:p>
          </table:table-cell>
          <table:table-cell office:value-type="float" office:value="1570">
            <text:p>1570</text:p>
          </table:table-cell>
          <table:table-cell office:value-type="date" office:date-value="2023-04-05">
            <text:p>05.04.23</text:p>
          </table:table-cell>
          <table:table-cell office:value-type="string">
            <text:p>Стеклопласт</text:p>
          </table:table-cell>
          <table:table-cell office:value-type="string">
            <text:p>Basic" стопка д/водки 55cc SL 52837 SL</text:p>
          </table:table-cell>
          <table:table-cell table:number-columns-repeated="2"/>
          <table:table-cell office:value-type="string">
            <text:p>00009503</text:p>
          </table:table-cell>
          <table:table-cell table:formula="of:=[.K59]/[.H59]" office:value-type="percentage" office:value="1.8">
            <text:p>180%</text:p>
          </table:table-cell>
          <table:table-cell/>
          <table:table-cell office:value-type="string">
            <text:p>Россия</text:p>
          </table:table-cell>
          <table:table-cell/>
          <table:table-cell table:formula="of:=([.AC59]-[.G59])*[.H59]" office:value-type="float" office:value="0">
            <text:p>0</text:p>
          </table:table-cell>
          <table:table-cell office:value-type="float" office:value="48">
            <text:p>48</text:p>
          </table:table-cell>
          <table:table-cell office:value-type="string">
            <text:p>Basic" стопка д/водки 55cc SL 52837 SL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ООО "Посуда Мира"</text:p>
          </table:table-cell>
          <table:table-cell office:value-type="string">
            <text:p>4606065032619</text:p>
          </table:table-cell>
          <table:table-cell table:number-columns-repeated="2"/>
          <table:table-cell office:value-type="string">
            <text:p>РПМ-000270</text:p>
          </table:table-cell>
          <table:table-cell table:number-columns-repeated="2"/>
          <table:table-cell office:value-type="float" office:value="27">
            <text:p>27</text:p>
          </table:table-cell>
          <table:table-cell office:value-type="float" office:value="15">
            <text:p>15</text:p>
          </table:table-cell>
          <table:table-cell office:value-type="float" office:value="91">
            <text:p>91</text:p>
          </table:table-cell>
          <table:table-cell table:number-columns-repeated="2" office:value-type="float" office:value="0">
            <text:p>0</text:p>
          </table:table-cell>
          <table:table-cell office:value-type="float" office:value="48">
            <text:p>48</text:p>
          </table:table-cell>
          <table:table-cell table:number-columns-repeated="4"/>
          <table:table-cell table:formula="of:=[.AZ59]-[.AC59]" office:value-type="float" office:value="0">
            <text:p>0</text:p>
          </table:table-cell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 office:value-type="string">
            <text:p>Стакан "Бейзик"</text:p>
          </table:table-cell>
          <table:table-cell office:value-type="float" office:value="32083">
            <text:p>32083</text:p>
          </table:table-cell>
          <table:table-cell table:formula="of:=[.BC59]-[.L59]" office:value-type="float" office:value="0">
            <text:p>0</text:p>
          </table:table-cell>
          <table:table-cell office:value-type="float" office:value="15">
            <text:p>15</text:p>
          </table:table-cell>
          <table:table-cell table:formula="of:=[.BE59]/[.H59]" office:value-type="float" office:value="1">
            <text:p>1,00 ₽</text:p>
          </table:table-cell>
          <table:table-cell office:value-type="string">
            <text:p>00009503</text:p>
          </table:table-cell>
          <table:table-cell office:value-type="float" office:value="48">
            <text:p>48</text:p>
          </table:table-cell>
          <table:table-cell office:value-type="float" office:value="15">
            <text:p>15</text:p>
          </table:table-cell>
          <table:table-cell office:value-type="float" office:value="720">
            <text:p>720</text:p>
          </table:table-cell>
          <table:table-cell office:value-type="string">
            <text:p>Пашабахча</text:p>
          </table:table-cell>
          <table:table-cell office:value-type="float" office:value="27">
            <text:p>27</text:p>
          </table:table-cell>
          <table:table-cell office:value-type="float" office:value="32083">
            <text:p>32083</text:p>
          </table:table-cell>
          <table:table-cell office:value-type="string">
            <text:p>{Стакан "Бейзик" \ 52837 SL \ 55мл \ }</text:p>
          </table:table-cell>
          <table:table-cell office:value-type="string">
            <text:p>РПМ-000111</text:p>
          </table:table-cell>
          <table:table-cell office:value-type="float" office:value="185">
            <text:p>185</text:p>
          </table:table-cell>
          <table:table-cell office:value-type="float" office:value="44964">
            <text:p>44964</text:p>
          </table:table-cell>
          <table:table-cell/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 office:value-type="string">
            <text:p>Стакан "Бейзик"</text:p>
          </table:table-cell>
          <table:table-cell office:value-type="float" office:value="32083">
            <text:p>32083</text:p>
          </table:table-cell>
          <table:table-cell office:value-type="float" office:value="15">
            <text:p>15</text:p>
          </table:table-cell>
          <table:table-cell office:value-type="string">
            <text:p>00009503</text:p>
          </table:table-cell>
          <table:table-cell office:value-type="float" office:value="48">
            <text:p>48</text:p>
          </table:table-cell>
          <table:table-cell office:value-type="float" office:value="15">
            <text:p>15</text:p>
          </table:table-cell>
          <table:table-cell office:value-type="float" office:value="720">
            <text:p>720</text:p>
          </table:table-cell>
          <table:table-cell office:value-type="string">
            <text:p>Пашабахча</text:p>
          </table:table-cell>
          <table:table-cell office:value-type="float" office:value="27">
            <text:p>27</text:p>
          </table:table-cell>
          <table:table-cell office:value-type="float" office:value="32083">
            <text:p>32083</text:p>
          </table:table-cell>
          <table:table-cell office:value-type="string">
            <text:p>{Стакан "Бейзик" \ 52837 SL \ 55мл \ }</text:p>
          </table:table-cell>
          <table:table-cell office:value-type="string">
            <text:p>РПМ-000111</text:p>
          </table:table-cell>
          <table:table-cell office:value-type="float" office:value="185">
            <text:p>185</text:p>
          </table:table-cell>
          <table:table-cell office:value-type="float" office:value="44964">
            <text:p>44964</text:p>
          </table:table-cell>
          <table:table-cell table:number-columns-repeated="2"/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 office:value-type="string">
            <text:p>Стакан "Бейзик"</text:p>
          </table:table-cell>
          <table:table-cell office:value-type="float" office:value="32083">
            <text:p>32083</text:p>
          </table:table-cell>
          <table:table-cell office:value-type="float" office:value="15">
            <text:p>15</text:p>
          </table:table-cell>
          <table:table-cell office:value-type="string">
            <text:p>00009503</text:p>
          </table:table-cell>
          <table:table-cell office:value-type="float" office:value="48">
            <text:p>48</text:p>
          </table:table-cell>
          <table:table-cell office:value-type="float" office:value="15">
            <text:p>15</text:p>
          </table:table-cell>
          <table:table-cell office:value-type="float" office:value="720">
            <text:p>720</text:p>
          </table:table-cell>
          <table:table-cell office:value-type="string">
            <text:p>Пашабахча</text:p>
          </table:table-cell>
          <table:table-cell office:value-type="float" office:value="27">
            <text:p>27</text:p>
          </table:table-cell>
          <table:table-cell office:value-type="float" office:value="32083">
            <text:p>32083</text:p>
          </table:table-cell>
          <table:table-cell office:value-type="string">
            <text:p>{Стакан "Бейзик" \ 52837 SL \ 55мл \ }</text:p>
          </table:table-cell>
          <table:table-cell office:value-type="string">
            <text:p>РПМ-000111</text:p>
          </table:table-cell>
          <table:table-cell office:value-type="float" office:value="185">
            <text:p>185</text:p>
          </table:table-cell>
          <table:table-cell office:value-type="float" office:value="44964">
            <text:p>44964</text:p>
          </table:table-cell>
          <table:table-cell/>
          <table:table-cell table:formula="of:=[.CK59]-[.AZ59]" office:value-type="float" office:value="0">
            <text:p>0</text:p>
          </table:table-cell>
          <table:table-cell office:value-type="float" office:value="91">
            <text:p>91</text:p>
          </table:table-cell>
          <table:table-cell table:number-columns-repeated="2" office:value-type="float" office:value="0">
            <text:p>0</text:p>
          </table:table-cell>
          <table:table-cell office:value-type="float" office:value="48">
            <text:p>48</text:p>
          </table:table-cell>
          <table:table-cell/>
          <table:table-cell office:value-type="float" office:value="32083">
            <text:p>32083</text:p>
          </table:table-cell>
          <table:table-cell table:formula="of:=[.DH59]-[.L59]" office:value-type="float" office:value="0">
            <text:p>0</text:p>
          </table:table-cell>
        </table:table-row>
        <table:table-row table:style-name="ro1">
          <table:table-cell office:value-type="string">
            <text:p>Салатник "СУЛТАНА"</text:p>
          </table:table-cell>
          <table:table-cell office:value-type="string">
            <text:p>10284 SL</text:p>
          </table:table-cell>
          <table:table-cell office:value-type="string">
            <text:p>230мм</text:p>
          </table:table-cell>
          <table:table-cell table:number-columns-repeated="3"/>
          <table:table-cell office:value-type="float" office:value="8">
            <text:p>8</text:p>
          </table:table-cell>
          <table:table-cell office:value-type="float" office:value="100.39">
            <text:p>100,39 ₽</text:p>
          </table:table-cell>
          <table:table-cell office:value-type="float" office:value="803.12">
            <text:p><text:s/>803,12 ₽ </text:p>
          </table:table-cell>
          <table:table-cell office:value-type="string">
            <text:p>Пашабахча, г.Бор</text:p>
          </table:table-cell>
          <table:table-cell table:style-name="ce4" table:formula="of:=ROUND([.H60]*1.8;0)" office:value-type="float" office:value="181">
            <text:p><text:s/>181,00 ₽ </text:p>
          </table:table-cell>
          <table:table-cell table:style-name="ce7" office:value-type="float" office:value="32336">
            <text:p>32336</text:p>
          </table:table-cell>
          <table:table-cell office:value-type="string">
            <text:p>{Салатник "СУЛТАНА" \ 10284 SL \ 230мм \ }</text:p>
          </table:table-cell>
          <table:table-cell office:value-type="string">
            <text:p>РПМ-000270</text:p>
          </table:table-cell>
          <table:table-cell office:value-type="float" office:value="146">
            <text:p>146</text:p>
          </table:table-cell>
          <table:table-cell office:value-type="date" office:date-value="2023-03-30">
            <text:p>30.03.23</text:p>
          </table:table-cell>
          <table:table-cell office:value-type="float" office:value="1570">
            <text:p>1570</text:p>
          </table:table-cell>
          <table:table-cell office:value-type="date" office:date-value="2023-04-05">
            <text:p>05.04.23</text:p>
          </table:table-cell>
          <table:table-cell office:value-type="string">
            <text:p>Стеклопласт</text:p>
          </table:table-cell>
          <table:table-cell office:value-type="string">
            <text:p>Султана"салатник 230мм 10284</text:p>
          </table:table-cell>
          <table:table-cell table:number-columns-repeated="2"/>
          <table:table-cell office:value-type="string">
            <text:p>880234</text:p>
          </table:table-cell>
          <table:table-cell table:formula="of:=[.K60]/[.H60]" office:value-type="percentage" office:value="1.80296842314972">
            <text:p>180%</text:p>
          </table:table-cell>
          <table:table-cell/>
          <table:table-cell office:value-type="string">
            <text:p>Пашабахча</text:p>
          </table:table-cell>
          <table:table-cell/>
          <table:table-cell table:formula="of:=([.AC60]-[.G60])*[.H60]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>
            <text:p>Султана"салатник 230мм 10284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ООО "Посуда Мира"</text:p>
          </table:table-cell>
          <table:table-cell office:value-type="string">
            <text:p>4606065010150</text:p>
          </table:table-cell>
          <table:table-cell table:number-columns-repeated="2"/>
          <table:table-cell office:value-type="string">
            <text:p>РПМ-000270</text:p>
          </table:table-cell>
          <table:table-cell table:number-columns-repeated="2"/>
          <table:table-cell office:value-type="float" office:value="168">
            <text:p>168</text:p>
          </table:table-cell>
          <table:table-cell office:value-type="float" office:value="93.36">
            <text:p>93,36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table:number-columns-repeated="4"/>
          <table:table-cell table:formula="of:=[.AZ60]-[.AC60]" office:value-type="float" office:value="-5">
            <text:p>-5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Салатник "СУЛТАНА"</text:p>
          </table:table-cell>
          <table:table-cell office:value-type="float" office:value="32336">
            <text:p>32336</text:p>
          </table:table-cell>
          <table:table-cell table:formula="of:=[.BC60]-[.L60]" office:value-type="float" office:value="0">
            <text:p>0</text:p>
          </table:table-cell>
          <table:table-cell office:value-type="float" office:value="93.36">
            <text:p>93,36</text:p>
          </table:table-cell>
          <table:table-cell table:formula="of:=[.BE60]/[.H60]" office:value-type="float" office:value="0.929973104890925">
            <text:p>0,93 ₽</text:p>
          </table:table-cell>
          <table:table-cell office:value-type="string">
            <text:p>880234</text:p>
          </table:table-cell>
          <table:table-cell office:value-type="float" office:value="6">
            <text:p>6</text:p>
          </table:table-cell>
          <table:table-cell office:value-type="float" office:value="93.36">
            <text:p>93,36</text:p>
          </table:table-cell>
          <table:table-cell office:value-type="float" office:value="560.16">
            <text:p>560,16</text:p>
          </table:table-cell>
          <table:table-cell office:value-type="string">
            <text:p>Пашабахча</text:p>
          </table:table-cell>
          <table:table-cell office:value-type="float" office:value="168">
            <text:p>168</text:p>
          </table:table-cell>
          <table:table-cell office:value-type="float" office:value="32336">
            <text:p>32336</text:p>
          </table:table-cell>
          <table:table-cell office:value-type="string">
            <text:p>{Салатник "СУЛТАНА" \ 10284 TMP SL/St \ 230мм \ }</text:p>
          </table:table-cell>
          <table:table-cell office:value-type="string">
            <text:p>РПМ-000729</text:p>
          </table:table-cell>
          <table:table-cell office:value-type="float" office:value="37">
            <text:p>37</text:p>
          </table:table-cell>
          <table:table-cell office:value-type="float" office:value="44897">
            <text:p>44897</text:p>
          </table:table-cell>
          <table:table-cell/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string">
            <text:p>Салатник закал. 230мм</text:p>
          </table:table-cell>
          <table:table-cell office:value-type="float" office:value="16364">
            <text:p>16364</text:p>
          </table:table-cell>
          <table:table-cell office:value-type="float" office:value="100.39">
            <text:p>100,39</text:p>
          </table:table-cell>
          <table:table-cell office:value-type="string">
            <text:p>00008449</text:p>
          </table:table-cell>
          <table:table-cell/>
          <table:table-cell office:value-type="float" office:value="72">
            <text:p>72</text:p>
          </table:table-cell>
          <table:table-cell office:value-type="float" office:value="288.4">
            <text:p>288,4</text:p>
          </table:table-cell>
          <table:table-cell office:value-type="string">
            <text:p>Пашабахча</text:p>
          </table:table-cell>
          <table:table-cell office:value-type="float" office:value="130">
            <text:p>130</text:p>
          </table:table-cell>
          <table:table-cell office:value-type="float" office:value="16364">
            <text:p>16364</text:p>
          </table:table-cell>
          <table:table-cell office:value-type="string">
            <text:p>{Салатник закал. 230мм \ 10284 \ Грин 1013252 \ 72,6768}</text:p>
          </table:table-cell>
          <table:table-cell office:value-type="string">
            <text:p>РМО-000065</text:p>
          </table:table-cell>
          <table:table-cell office:value-type="float" office:value="10">
            <text:p>10</text:p>
          </table:table-cell>
          <table:table-cell office:value-type="float" office:value="42027">
            <text:p>42027</text:p>
          </table:table-cell>
          <table:table-cell table:number-columns-repeated="2"/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string">
            <text:p>Салатник закал. 230мм</text:p>
          </table:table-cell>
          <table:table-cell office:value-type="float" office:value="16364">
            <text:p>16364</text:p>
          </table:table-cell>
          <table:table-cell office:value-type="float" office:value="100.39">
            <text:p>100,39</text:p>
          </table:table-cell>
          <table:table-cell office:value-type="string">
            <text:p>00008449</text:p>
          </table:table-cell>
          <table:table-cell/>
          <table:table-cell office:value-type="float" office:value="72">
            <text:p>72</text:p>
          </table:table-cell>
          <table:table-cell office:value-type="float" office:value="288.4">
            <text:p>288,4</text:p>
          </table:table-cell>
          <table:table-cell office:value-type="string">
            <text:p>Пашабахча</text:p>
          </table:table-cell>
          <table:table-cell office:value-type="float" office:value="130">
            <text:p>130</text:p>
          </table:table-cell>
          <table:table-cell office:value-type="float" office:value="16364">
            <text:p>16364</text:p>
          </table:table-cell>
          <table:table-cell office:value-type="string">
            <text:p>{Салатник закал. 230мм \ 10284 \ Грин 1013252 \ 72,6768}</text:p>
          </table:table-cell>
          <table:table-cell office:value-type="string">
            <text:p>РМО-000065</text:p>
          </table:table-cell>
          <table:table-cell office:value-type="float" office:value="10">
            <text:p>10</text:p>
          </table:table-cell>
          <table:table-cell office:value-type="float" office:value="42027">
            <text:p>42027</text:p>
          </table:table-cell>
          <table:table-cell/>
          <table:table-cell table:formula="of:=[.CK60]-[.AZ60]"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table:style-name="ce3" office:value-type="string">
            <text:p>цена</text:p>
          </table:table-cell>
          <table:table-cell/>
          <table:table-cell table:formula="of:=[.DH60]-[.L60]" office:value-type="float" office:value="-32336">
            <text:p>-32336</text:p>
          </table:table-cell>
        </table:table-row>
        <table:table-row table:style-name="ro1">
          <table:table-cell office:value-type="string">
            <text:p>Салатник новый</text:p>
          </table:table-cell>
          <table:table-cell office:value-type="string">
            <text:p>OCZ1542</text:p>
          </table:table-cell>
          <table:table-cell office:value-type="string">
            <text:p>13см</text:p>
          </table:table-cell>
          <table:table-cell table:number-columns-repeated="3"/>
          <table:table-cell office:value-type="float" office:value="12">
            <text:p>12</text:p>
          </table:table-cell>
          <table:table-cell office:value-type="float" office:value="31.68">
            <text:p>31,68 ₽</text:p>
          </table:table-cell>
          <table:table-cell office:value-type="float" office:value="380.16">
            <text:p><text:s/>380,16 ₽ </text:p>
          </table:table-cell>
          <table:table-cell office:value-type="string">
            <text:p>ОСЗ</text:p>
          </table:table-cell>
          <table:table-cell office:value-type="float" office:value="57">
            <text:p><text:s/>57,00 ₽ </text:p>
          </table:table-cell>
          <table:table-cell office:value-type="float" office:value="33104">
            <text:p>33104</text:p>
          </table:table-cell>
          <table:table-cell office:value-type="string">
            <text:p>{Салатник новый \ OCZ1542 \ 13см \ }</text:p>
          </table:table-cell>
          <table:table-cell office:value-type="string">
            <text:p>РПМ-000270</text:p>
          </table:table-cell>
          <table:table-cell office:value-type="float" office:value="168">
            <text:p>168</text:p>
          </table:table-cell>
          <table:table-cell office:value-type="date" office:date-value="2023-03-30">
            <text:p>30.03.23</text:p>
          </table:table-cell>
          <table:table-cell office:value-type="float" office:value="1570">
            <text:p>1570</text:p>
          </table:table-cell>
          <table:table-cell office:value-type="date" office:date-value="2023-04-05">
            <text:p>05.04.23</text:p>
          </table:table-cell>
          <table:table-cell office:value-type="string">
            <text:p>Стеклопласт</text:p>
          </table:table-cell>
          <table:table-cell office:value-type="string">
            <text:p>Гладкий" салатник 13 см 10с1542</text:p>
          </table:table-cell>
          <table:table-cell table:number-columns-repeated="2"/>
          <table:table-cell office:value-type="string">
            <text:p>K0018398</text:p>
          </table:table-cell>
          <table:table-cell table:formula="of:=[.K61]/[.H61]" office:value-type="percentage" office:value="1.79924242424242">
            <text:p>180%</text:p>
          </table:table-cell>
          <table:table-cell/>
          <table:table-cell office:value-type="string">
            <text:p>Россия</text:p>
          </table:table-cell>
          <table:table-cell/>
          <table:table-cell table:formula="of:=([.AC61]-[.G61])*[.H61]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string">
            <text:p>Гладкий" салатник 13 см 10с1542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ООО "Посуда Мира"</text:p>
          </table:table-cell>
          <table:table-cell table:number-columns-repeated="3"/>
          <table:table-cell office:value-type="string">
            <text:p>РПМ-000270</text:p>
          </table:table-cell>
          <table:table-cell table:number-columns-repeated="2"/>
          <table:table-cell office:value-type="float" office:value="57">
            <text:p>57</text:p>
          </table:table-cell>
          <table:table-cell office:value-type="float" office:value="31.68">
            <text:p>31,68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/>
          <table:table-cell table:formula="of:=[.AZ61]-[.AC61]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string">
            <text:p>Салатник новый</text:p>
          </table:table-cell>
          <table:table-cell office:value-type="float" office:value="33104">
            <text:p>33104</text:p>
          </table:table-cell>
          <table:table-cell table:formula="of:=[.BC61]-[.L61]" office:value-type="float" office:value="0">
            <text:p>0</text:p>
          </table:table-cell>
          <table:table-cell office:value-type="float" office:value="31.68">
            <text:p>31,68</text:p>
          </table:table-cell>
          <table:table-cell table:formula="of:=[.BE61]/[.H61]" office:value-type="float" office:value="1">
            <text:p>1,00 ₽</text:p>
          </table:table-cell>
          <table:table-cell office:value-type="string">
            <text:p>K0018398</text:p>
          </table:table-cell>
          <table:table-cell office:value-type="float" office:value="12">
            <text:p>12</text:p>
          </table:table-cell>
          <table:table-cell office:value-type="float" office:value="31.68">
            <text:p>31,68</text:p>
          </table:table-cell>
          <table:table-cell office:value-type="float" office:value="380.16">
            <text:p>380,16</text:p>
          </table:table-cell>
          <table:table-cell office:value-type="string">
            <text:p>ОСЗ</text:p>
          </table:table-cell>
          <table:table-cell office:value-type="float" office:value="57">
            <text:p>57</text:p>
          </table:table-cell>
          <table:table-cell office:value-type="float" office:value="33104">
            <text:p>33104</text:p>
          </table:table-cell>
          <table:table-cell office:value-type="string">
            <text:p>{Салатник новый \ OCZ1542 \ 13см \ }</text:p>
          </table:table-cell>
          <table:table-cell office:value-type="string">
            <text:p>РПМ-000111</text:p>
          </table:table-cell>
          <table:table-cell office:value-type="float" office:value="40">
            <text:p>40</text:p>
          </table:table-cell>
          <table:table-cell office:value-type="float" office:value="44964">
            <text:p>44964</text:p>
          </table:table-cell>
          <table:table-cell/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string">
            <text:p>Салатник новый</text:p>
          </table:table-cell>
          <table:table-cell office:value-type="float" office:value="33104">
            <text:p>33104</text:p>
          </table:table-cell>
          <table:table-cell office:value-type="float" office:value="31.68">
            <text:p>31,68</text:p>
          </table:table-cell>
          <table:table-cell office:value-type="string">
            <text:p>K0018398</text:p>
          </table:table-cell>
          <table:table-cell office:value-type="float" office:value="12">
            <text:p>12</text:p>
          </table:table-cell>
          <table:table-cell office:value-type="float" office:value="31.68">
            <text:p>31,68</text:p>
          </table:table-cell>
          <table:table-cell office:value-type="float" office:value="380.16">
            <text:p>380,16</text:p>
          </table:table-cell>
          <table:table-cell office:value-type="string">
            <text:p>ОСЗ</text:p>
          </table:table-cell>
          <table:table-cell office:value-type="float" office:value="57">
            <text:p>57</text:p>
          </table:table-cell>
          <table:table-cell office:value-type="float" office:value="33104">
            <text:p>33104</text:p>
          </table:table-cell>
          <table:table-cell office:value-type="string">
            <text:p>{Салатник новый \ OCZ1542 \ 13см \ }</text:p>
          </table:table-cell>
          <table:table-cell office:value-type="string">
            <text:p>РПМ-000111</text:p>
          </table:table-cell>
          <table:table-cell office:value-type="float" office:value="40">
            <text:p>40</text:p>
          </table:table-cell>
          <table:table-cell office:value-type="float" office:value="44964">
            <text:p>44964</text:p>
          </table:table-cell>
          <table:table-cell table:number-columns-repeated="2"/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string">
            <text:p>Салатник новый</text:p>
          </table:table-cell>
          <table:table-cell office:value-type="float" office:value="33104">
            <text:p>33104</text:p>
          </table:table-cell>
          <table:table-cell office:value-type="float" office:value="31.68">
            <text:p>31,68</text:p>
          </table:table-cell>
          <table:table-cell office:value-type="string">
            <text:p>K0018398</text:p>
          </table:table-cell>
          <table:table-cell office:value-type="float" office:value="12">
            <text:p>12</text:p>
          </table:table-cell>
          <table:table-cell office:value-type="float" office:value="31.68">
            <text:p>31,68</text:p>
          </table:table-cell>
          <table:table-cell office:value-type="float" office:value="380.16">
            <text:p>380,16</text:p>
          </table:table-cell>
          <table:table-cell office:value-type="string">
            <text:p>ОСЗ</text:p>
          </table:table-cell>
          <table:table-cell office:value-type="float" office:value="57">
            <text:p>57</text:p>
          </table:table-cell>
          <table:table-cell office:value-type="float" office:value="33104">
            <text:p>33104</text:p>
          </table:table-cell>
          <table:table-cell office:value-type="string">
            <text:p>{Салатник новый \ OCZ1542 \ 13см \ }</text:p>
          </table:table-cell>
          <table:table-cell office:value-type="string">
            <text:p>РПМ-000111</text:p>
          </table:table-cell>
          <table:table-cell office:value-type="float" office:value="40">
            <text:p>40</text:p>
          </table:table-cell>
          <table:table-cell office:value-type="float" office:value="44964">
            <text:p>44964</text:p>
          </table:table-cell>
          <table:table-cell/>
          <table:table-cell table:formula="of:=[.CK61]-[.AZ61]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33104">
            <text:p>33104</text:p>
          </table:table-cell>
          <table:table-cell table:formula="of:=[.DH61]-[.L61]" office:value-type="float" office:value="0">
            <text:p>0</text:p>
          </table:table-cell>
        </table:table-row>
        <table:table-row table:style-name="ro1">
          <table:table-cell office:value-type="string">
            <text:p>Стакан "Ода"</text:p>
          </table:table-cell>
          <table:table-cell office:value-type="string">
            <text:p>05с1250</text:p>
          </table:table-cell>
          <table:table-cell table:number-columns-repeated="4"/>
          <table:table-cell office:value-type="float" office:value="192">
            <text:p>192</text:p>
          </table:table-cell>
          <table:table-cell office:value-type="float" office:value="7.1">
            <text:p>7,10 ₽</text:p>
          </table:table-cell>
          <table:table-cell office:value-type="float" office:value="1363.2">
            <text:p><text:s/>1 363,20 ₽ </text:p>
          </table:table-cell>
          <table:table-cell office:value-type="string">
            <text:p>ОСЗ</text:p>
          </table:table-cell>
          <table:table-cell table:style-name="ce4" table:formula="of:=ROUND([.H62]*1.8;0)" office:value-type="float" office:value="13">
            <text:p><text:s/>13,00 ₽ </text:p>
          </table:table-cell>
          <table:table-cell office:value-type="float" office:value="33145">
            <text:p>33145</text:p>
          </table:table-cell>
          <table:table-cell office:value-type="string">
            <text:p>{Стакан "Ода" \ 05с1250 \ <text:s/>\ }</text:p>
          </table:table-cell>
          <table:table-cell office:value-type="string">
            <text:p>РПМ-000270</text:p>
          </table:table-cell>
          <table:table-cell office:value-type="float" office:value="180">
            <text:p>180</text:p>
          </table:table-cell>
          <table:table-cell office:value-type="date" office:date-value="2023-03-30">
            <text:p>30.03.23</text:p>
          </table:table-cell>
          <table:table-cell office:value-type="float" office:value="1570">
            <text:p>1570</text:p>
          </table:table-cell>
          <table:table-cell office:value-type="date" office:date-value="2023-04-05">
            <text:p>05.04.23</text:p>
          </table:table-cell>
          <table:table-cell office:value-type="string">
            <text:p>Стеклопласт</text:p>
          </table:table-cell>
          <table:table-cell office:value-type="string">
            <text:p>Ода" стопка 50 мл. 05с1250</text:p>
          </table:table-cell>
          <table:table-cell table:number-columns-repeated="2"/>
          <table:table-cell office:value-type="string">
            <text:p>K0013283</text:p>
          </table:table-cell>
          <table:table-cell table:formula="of:=[.K62]/[.H62]" office:value-type="percentage" office:value="1.83098591549296">
            <text:p>183%</text:p>
          </table:table-cell>
          <table:table-cell/>
          <table:table-cell office:value-type="string">
            <text:p>Россия</text:p>
          </table:table-cell>
          <table:table-cell/>
          <table:table-cell table:formula="of:=([.AC62]-[.G62])*[.H62]" office:value-type="float" office:value="0">
            <text:p>0</text:p>
          </table:table-cell>
          <table:table-cell office:value-type="float" office:value="192">
            <text:p>192</text:p>
          </table:table-cell>
          <table:table-cell office:value-type="string">
            <text:p>Ода" стопка 50 мл. 05с1250</text:p>
          </table:table-cell>
          <table:table-cell office:value-type="float" office:value="96">
            <text:p>96</text:p>
          </table:table-cell>
          <table:table-cell office:value-type="float" office:value="0">
            <text:p>0</text:p>
          </table:table-cell>
          <table:table-cell/>
          <table:table-cell office:value-type="string">
            <text:p>ООО "Посуда Мира"</text:p>
          </table:table-cell>
          <table:table-cell office:value-type="string">
            <text:p>4607029816740</text:p>
          </table:table-cell>
          <table:table-cell table:number-columns-repeated="2"/>
          <table:table-cell office:value-type="string">
            <text:p>РПМ-000270</text:p>
          </table:table-cell>
          <table:table-cell table:number-columns-repeated="2"/>
          <table:table-cell office:value-type="float" office:value="12">
            <text:p>12</text:p>
          </table:table-cell>
          <table:table-cell office:value-type="float" office:value="6.24">
            <text:p>6,24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/>
          <table:table-cell table:formula="of:=[.AZ62]-[.AC62]" office:value-type="float" office:value="0">
            <text:p>0</text:p>
          </table:table-cell>
          <table:table-cell office:value-type="float" office:value="192">
            <text:p>192</text:p>
          </table:table-cell>
          <table:table-cell office:value-type="float" office:value="96">
            <text:p>96</text:p>
          </table:table-cell>
          <table:table-cell office:value-type="string">
            <text:p>Стакан "Ода"</text:p>
          </table:table-cell>
          <table:table-cell office:value-type="float" office:value="33145">
            <text:p>33145</text:p>
          </table:table-cell>
          <table:table-cell table:formula="of:=[.BC62]-[.L62]" office:value-type="float" office:value="0">
            <text:p>0</text:p>
          </table:table-cell>
          <table:table-cell office:value-type="float" office:value="7.1">
            <text:p>7,1</text:p>
          </table:table-cell>
          <table:table-cell table:formula="of:=[.BE62]/[.H62]" office:value-type="float" office:value="1">
            <text:p>1,00 ₽</text:p>
          </table:table-cell>
          <table:table-cell office:value-type="string">
            <text:p>K0013283</text:p>
          </table:table-cell>
          <table:table-cell office:value-type="float" office:value="96">
            <text:p>96</text:p>
          </table:table-cell>
          <table:table-cell office:value-type="float" office:value="6.24">
            <text:p>6,24</text:p>
          </table:table-cell>
          <table:table-cell office:value-type="float" office:value="599.04">
            <text:p>599,04</text:p>
          </table:table-cell>
          <table:table-cell office:value-type="string">
            <text:p>ОСЗ</text:p>
          </table:table-cell>
          <table:table-cell office:value-type="float" office:value="12">
            <text:p>12</text:p>
          </table:table-cell>
          <table:table-cell office:value-type="float" office:value="33145">
            <text:p>33145</text:p>
          </table:table-cell>
          <table:table-cell office:value-type="string">
            <text:p>{Стакан "Ода" \ 05с1250 \ <text:s/>\ }</text:p>
          </table:table-cell>
          <table:table-cell office:value-type="string">
            <text:p>РПМ-000247</text:p>
          </table:table-cell>
          <table:table-cell office:value-type="float" office:value="193">
            <text:p>193</text:p>
          </table:table-cell>
          <table:table-cell office:value-type="float" office:value="44358">
            <text:p>44358</text:p>
          </table:table-cell>
          <table:table-cell/>
          <table:table-cell office:value-type="float" office:value="192">
            <text:p>192</text:p>
          </table:table-cell>
          <table:table-cell office:value-type="float" office:value="96">
            <text:p>96</text:p>
          </table:table-cell>
          <table:table-cell office:value-type="string">
            <text:p>Стакан "Ода"</text:p>
          </table:table-cell>
          <table:table-cell office:value-type="float" office:value="33145">
            <text:p>33145</text:p>
          </table:table-cell>
          <table:table-cell office:value-type="float" office:value="7.1">
            <text:p>7,1</text:p>
          </table:table-cell>
          <table:table-cell office:value-type="string">
            <text:p>K0013283</text:p>
          </table:table-cell>
          <table:table-cell office:value-type="float" office:value="96">
            <text:p>96</text:p>
          </table:table-cell>
          <table:table-cell office:value-type="float" office:value="6.24">
            <text:p>6,24</text:p>
          </table:table-cell>
          <table:table-cell office:value-type="float" office:value="599.04">
            <text:p>599,04</text:p>
          </table:table-cell>
          <table:table-cell office:value-type="string">
            <text:p>ОСЗ</text:p>
          </table:table-cell>
          <table:table-cell office:value-type="float" office:value="12">
            <text:p>12</text:p>
          </table:table-cell>
          <table:table-cell office:value-type="float" office:value="33145">
            <text:p>33145</text:p>
          </table:table-cell>
          <table:table-cell office:value-type="string">
            <text:p>{Стакан "Ода" \ 05с1250 \ <text:s/>\ }</text:p>
          </table:table-cell>
          <table:table-cell office:value-type="string">
            <text:p>РПМ-000247</text:p>
          </table:table-cell>
          <table:table-cell office:value-type="float" office:value="193">
            <text:p>193</text:p>
          </table:table-cell>
          <table:table-cell office:value-type="float" office:value="44358">
            <text:p>44358</text:p>
          </table:table-cell>
          <table:table-cell table:number-columns-repeated="2"/>
          <table:table-cell office:value-type="float" office:value="192">
            <text:p>192</text:p>
          </table:table-cell>
          <table:table-cell office:value-type="float" office:value="96">
            <text:p>96</text:p>
          </table:table-cell>
          <table:table-cell office:value-type="string">
            <text:p>Стакан "Ода"</text:p>
          </table:table-cell>
          <table:table-cell office:value-type="float" office:value="33145">
            <text:p>33145</text:p>
          </table:table-cell>
          <table:table-cell office:value-type="float" office:value="7.1">
            <text:p>7,1</text:p>
          </table:table-cell>
          <table:table-cell office:value-type="string">
            <text:p>K0013283</text:p>
          </table:table-cell>
          <table:table-cell office:value-type="float" office:value="96">
            <text:p>96</text:p>
          </table:table-cell>
          <table:table-cell office:value-type="float" office:value="6.24">
            <text:p>6,24</text:p>
          </table:table-cell>
          <table:table-cell office:value-type="float" office:value="599.04">
            <text:p>599,04</text:p>
          </table:table-cell>
          <table:table-cell office:value-type="string">
            <text:p>ОСЗ</text:p>
          </table:table-cell>
          <table:table-cell office:value-type="float" office:value="12">
            <text:p>12</text:p>
          </table:table-cell>
          <table:table-cell office:value-type="float" office:value="33145">
            <text:p>33145</text:p>
          </table:table-cell>
          <table:table-cell office:value-type="string">
            <text:p>{Стакан "Ода" \ 05с1250 \ <text:s/>\ }</text:p>
          </table:table-cell>
          <table:table-cell office:value-type="string">
            <text:p>РПМ-000247</text:p>
          </table:table-cell>
          <table:table-cell office:value-type="float" office:value="193">
            <text:p>193</text:p>
          </table:table-cell>
          <table:table-cell office:value-type="float" office:value="44358">
            <text:p>44358</text:p>
          </table:table-cell>
          <table:table-cell/>
          <table:table-cell table:formula="of:=[.CK62]-[.AZ62]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3" office:value-type="string">
            <text:p>цена</text:p>
          </table:table-cell>
          <table:table-cell office:value-type="float" office:value="33145">
            <text:p>33145</text:p>
          </table:table-cell>
          <table:table-cell table:formula="of:=[.DH62]-[.L62]" office:value-type="float" office:value="0">
            <text:p>0</text:p>
          </table:table-cell>
        </table:table-row>
        <table:table-row table:style-name="ro1">
          <table:table-cell office:value-type="string">
            <text:p>Стакан "Ода"</text:p>
          </table:table-cell>
          <table:table-cell office:value-type="string">
            <text:p>05с1249</text:p>
          </table:table-cell>
          <table:table-cell table:number-columns-repeated="4"/>
          <table:table-cell office:value-type="float" office:value="60">
            <text:p>60</text:p>
          </table:table-cell>
          <table:table-cell office:value-type="float" office:value="14.01">
            <text:p>14,01 ₽</text:p>
          </table:table-cell>
          <table:table-cell office:value-type="float" office:value="840.6">
            <text:p><text:s/>840,60 ₽ </text:p>
          </table:table-cell>
          <table:table-cell office:value-type="string">
            <text:p>ОСЗ</text:p>
          </table:table-cell>
          <table:table-cell office:value-type="float" office:value="26">
            <text:p><text:s/>26,00 ₽ </text:p>
          </table:table-cell>
          <table:table-cell office:value-type="float" office:value="33146">
            <text:p>33146</text:p>
          </table:table-cell>
          <table:table-cell office:value-type="string">
            <text:p>{Стакан "Ода" \ 05с1249 \ <text:s/>\ }</text:p>
          </table:table-cell>
          <table:table-cell office:value-type="string">
            <text:p>РПМ-000270</text:p>
          </table:table-cell>
          <table:table-cell office:value-type="float" office:value="179">
            <text:p>179</text:p>
          </table:table-cell>
          <table:table-cell office:value-type="date" office:date-value="2023-03-30">
            <text:p>30.03.23</text:p>
          </table:table-cell>
          <table:table-cell office:value-type="float" office:value="1570">
            <text:p>1570</text:p>
          </table:table-cell>
          <table:table-cell office:value-type="date" office:date-value="2023-04-05">
            <text:p>05.04.23</text:p>
          </table:table-cell>
          <table:table-cell office:value-type="string">
            <text:p>Стеклопласт</text:p>
          </table:table-cell>
          <table:table-cell office:value-type="string">
            <text:p>Ода" стакан 250 мл. 05с1249</text:p>
          </table:table-cell>
          <table:table-cell table:number-columns-repeated="2"/>
          <table:table-cell office:value-type="string">
            <text:p>K0012993</text:p>
          </table:table-cell>
          <table:table-cell table:formula="of:=[.K63]/[.H63]" office:value-type="percentage" office:value="1.85581727337616">
            <text:p>186%</text:p>
          </table:table-cell>
          <table:table-cell/>
          <table:table-cell office:value-type="string">
            <text:p>Россия</text:p>
          </table:table-cell>
          <table:table-cell/>
          <table:table-cell table:formula="of:=([.AC63]-[.G63])*[.H63]"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string">
            <text:p>Ода" стакан 250 мл. 05с1249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/>
          <table:table-cell office:value-type="string">
            <text:p>ООО "Посуда Мира"</text:p>
          </table:table-cell>
          <table:table-cell office:value-type="string">
            <text:p>4607029816726</text:p>
          </table:table-cell>
          <table:table-cell table:number-columns-repeated="2"/>
          <table:table-cell office:value-type="string">
            <text:p>РПМ-000270</text:p>
          </table:table-cell>
          <table:table-cell table:number-columns-repeated="2"/>
          <table:table-cell office:value-type="float" office:value="26">
            <text:p>26</text:p>
          </table:table-cell>
          <table:table-cell office:value-type="float" office:value="14.01">
            <text:p>14,01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4"/>
          <table:table-cell table:formula="of:=[.AZ63]-[.AC63]"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30">
            <text:p>30</text:p>
          </table:table-cell>
          <table:table-cell office:value-type="string">
            <text:p>Стакан "Ода"</text:p>
          </table:table-cell>
          <table:table-cell office:value-type="float" office:value="33146">
            <text:p>33146</text:p>
          </table:table-cell>
          <table:table-cell table:formula="of:=[.BC63]-[.L63]" office:value-type="float" office:value="0">
            <text:p>0</text:p>
          </table:table-cell>
          <table:table-cell office:value-type="float" office:value="14.01">
            <text:p>14,01</text:p>
          </table:table-cell>
          <table:table-cell table:formula="of:=[.BE63]/[.H63]" office:value-type="float" office:value="1">
            <text:p>1,00 ₽</text:p>
          </table:table-cell>
          <table:table-cell office:value-type="string">
            <text:p>K0012993</text:p>
          </table:table-cell>
          <table:table-cell office:value-type="float" office:value="180">
            <text:p>180</text:p>
          </table:table-cell>
          <table:table-cell office:value-type="float" office:value="14.01">
            <text:p>14,01</text:p>
          </table:table-cell>
          <table:table-cell office:value-type="float" office:value="2521.8">
            <text:p>2521,8</text:p>
          </table:table-cell>
          <table:table-cell office:value-type="string">
            <text:p>ОСЗ</text:p>
          </table:table-cell>
          <table:table-cell office:value-type="float" office:value="26">
            <text:p>26</text:p>
          </table:table-cell>
          <table:table-cell office:value-type="float" office:value="33146">
            <text:p>33146</text:p>
          </table:table-cell>
          <table:table-cell office:value-type="string">
            <text:p>{Стакан "Ода" \ 05с1249 \ <text:s/>\ }</text:p>
          </table:table-cell>
          <table:table-cell office:value-type="string">
            <text:p>РПМ-000729</text:p>
          </table:table-cell>
          <table:table-cell office:value-type="float" office:value="18">
            <text:p>18</text:p>
          </table:table-cell>
          <table:table-cell office:value-type="float" office:value="44897">
            <text:p>44897</text:p>
          </table:table-cell>
          <table:table-cell/>
          <table:table-cell office:value-type="float" office:value="60">
            <text:p>60</text:p>
          </table:table-cell>
          <table:table-cell office:value-type="float" office:value="30">
            <text:p>30</text:p>
          </table:table-cell>
          <table:table-cell office:value-type="string">
            <text:p>Стакан "Ода"</text:p>
          </table:table-cell>
          <table:table-cell office:value-type="float" office:value="33146">
            <text:p>33146</text:p>
          </table:table-cell>
          <table:table-cell office:value-type="float" office:value="14.01">
            <text:p>14,01</text:p>
          </table:table-cell>
          <table:table-cell office:value-type="string">
            <text:p>K0012993</text:p>
          </table:table-cell>
          <table:table-cell office:value-type="float" office:value="180">
            <text:p>180</text:p>
          </table:table-cell>
          <table:table-cell office:value-type="float" office:value="14.01">
            <text:p>14,01</text:p>
          </table:table-cell>
          <table:table-cell office:value-type="float" office:value="2521.8">
            <text:p>2521,8</text:p>
          </table:table-cell>
          <table:table-cell office:value-type="string">
            <text:p>ОСЗ</text:p>
          </table:table-cell>
          <table:table-cell office:value-type="float" office:value="26">
            <text:p>26</text:p>
          </table:table-cell>
          <table:table-cell office:value-type="float" office:value="33146">
            <text:p>33146</text:p>
          </table:table-cell>
          <table:table-cell office:value-type="string">
            <text:p>{Стакан "Ода" \ 05с1249 \ <text:s/>\ }</text:p>
          </table:table-cell>
          <table:table-cell office:value-type="string">
            <text:p>РПМ-000729</text:p>
          </table:table-cell>
          <table:table-cell office:value-type="float" office:value="18">
            <text:p>18</text:p>
          </table:table-cell>
          <table:table-cell office:value-type="float" office:value="44897">
            <text:p>44897</text:p>
          </table:table-cell>
          <table:table-cell table:number-columns-repeated="2"/>
          <table:table-cell office:value-type="float" office:value="60">
            <text:p>60</text:p>
          </table:table-cell>
          <table:table-cell office:value-type="float" office:value="30">
            <text:p>30</text:p>
          </table:table-cell>
          <table:table-cell office:value-type="string">
            <text:p>Стакан "Ода"</text:p>
          </table:table-cell>
          <table:table-cell office:value-type="float" office:value="33146">
            <text:p>33146</text:p>
          </table:table-cell>
          <table:table-cell office:value-type="float" office:value="14.01">
            <text:p>14,01</text:p>
          </table:table-cell>
          <table:table-cell office:value-type="string">
            <text:p>K0012993</text:p>
          </table:table-cell>
          <table:table-cell office:value-type="float" office:value="180">
            <text:p>180</text:p>
          </table:table-cell>
          <table:table-cell office:value-type="float" office:value="14.01">
            <text:p>14,01</text:p>
          </table:table-cell>
          <table:table-cell office:value-type="float" office:value="2521.8">
            <text:p>2521,8</text:p>
          </table:table-cell>
          <table:table-cell office:value-type="string">
            <text:p>ОСЗ</text:p>
          </table:table-cell>
          <table:table-cell office:value-type="float" office:value="26">
            <text:p>26</text:p>
          </table:table-cell>
          <table:table-cell office:value-type="float" office:value="33146">
            <text:p>33146</text:p>
          </table:table-cell>
          <table:table-cell office:value-type="string">
            <text:p>{Стакан "Ода" \ 05с1249 \ <text:s/>\ }</text:p>
          </table:table-cell>
          <table:table-cell office:value-type="string">
            <text:p>РПМ-000729</text:p>
          </table:table-cell>
          <table:table-cell office:value-type="float" office:value="18">
            <text:p>18</text:p>
          </table:table-cell>
          <table:table-cell office:value-type="float" office:value="44897">
            <text:p>44897</text:p>
          </table:table-cell>
          <table:table-cell/>
          <table:table-cell table:formula="of:=[.CK63]-[.AZ63]" office:value-type="float" office:value="0">
            <text:p>0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/>
          <table:table-cell office:value-type="float" office:value="33146">
            <text:p>33146</text:p>
          </table:table-cell>
          <table:table-cell table:formula="of:=[.DH63]-[.L63]" office:value-type="float" office:value="0">
            <text:p>0</text:p>
          </table:table-cell>
        </table:table-row>
        <table:table-row table:style-name="ro1">
          <table:table-cell office:value-type="string">
            <text:p>Подсвечник 170мм</text:p>
          </table:table-cell>
          <table:table-cell office:value-type="string">
            <text:p>44021SLB</text:p>
          </table:table-cell>
          <table:table-cell office:value-type="string">
            <text:p>Бейзик</text:p>
          </table:table-cell>
          <table:table-cell table:number-columns-repeated="3"/>
          <table:table-cell office:value-type="float" office:value="12">
            <text:p>12</text:p>
          </table:table-cell>
          <table:table-cell office:value-type="float" office:value="59.06">
            <text:p>59,06 ₽</text:p>
          </table:table-cell>
          <table:table-cell office:value-type="float" office:value="708.72">
            <text:p><text:s/>708,72 ₽ </text:p>
          </table:table-cell>
          <table:table-cell office:value-type="string">
            <text:p>Пашабахча</text:p>
          </table:table-cell>
          <table:table-cell office:value-type="float" office:value="107">
            <text:p><text:s/>107,00 ₽ </text:p>
          </table:table-cell>
          <table:table-cell office:value-type="float" office:value="34710">
            <text:p>34710</text:p>
          </table:table-cell>
          <table:table-cell office:value-type="string">
            <text:p>{Подсвечник 170мм \ 44021SLB \ Бейзик \ }</text:p>
          </table:table-cell>
          <table:table-cell office:value-type="string">
            <text:p>РПМ-000270</text:p>
          </table:table-cell>
          <table:table-cell office:value-type="float" office:value="13">
            <text:p>13</text:p>
          </table:table-cell>
          <table:table-cell office:value-type="date" office:date-value="2023-03-30">
            <text:p>30.03.23</text:p>
          </table:table-cell>
          <table:table-cell office:value-type="float" office:value="1570">
            <text:p>1570</text:p>
          </table:table-cell>
          <table:table-cell office:value-type="date" office:date-value="2023-04-05">
            <text:p>05.04.23</text:p>
          </table:table-cell>
          <table:table-cell office:value-type="string">
            <text:p>Стеклопласт</text:p>
          </table:table-cell>
          <table:table-cell office:value-type="string">
            <text:p>Basic" подсвечник 170мм SL 44021 SL</text:p>
          </table:table-cell>
          <table:table-cell table:number-columns-repeated="2"/>
          <table:table-cell office:value-type="string">
            <text:p>879938</text:p>
          </table:table-cell>
          <table:table-cell table:formula="of:=[.K64]/[.H64]" office:value-type="percentage" office:value="1.81171689806976">
            <text:p>181%</text:p>
          </table:table-cell>
          <table:table-cell/>
          <table:table-cell office:value-type="string">
            <text:p>Россия</text:p>
          </table:table-cell>
          <table:table-cell/>
          <table:table-cell table:formula="of:=([.AC64]-[.G64])*[.H64]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string">
            <text:p>Basic" подсвечник 170мм SL 44021 SL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/>
          <table:table-cell office:value-type="string">
            <text:p>ООО "Посуда Мира"</text:p>
          </table:table-cell>
          <table:table-cell office:value-type="string">
            <text:p>4606065048887</text:p>
          </table:table-cell>
          <table:table-cell table:number-columns-repeated="2"/>
          <table:table-cell office:value-type="string">
            <text:p>РПМ-000270</text:p>
          </table:table-cell>
          <table:table-cell table:number-columns-repeated="2"/>
          <table:table-cell office:value-type="float" office:value="107">
            <text:p>107</text:p>
          </table:table-cell>
          <table:table-cell office:value-type="float" office:value="59.06">
            <text:p>59,06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4"/>
          <table:table-cell table:formula="of:=[.AZ64]-[.AC64]" office:value-type="float" office:value="0">
            <text:p>0</text:p>
          </table:table-cell>
          <table:table-cell table:number-columns-repeated="2" office:value-type="float" office:value="12">
            <text:p>12</text:p>
          </table:table-cell>
          <table:table-cell office:value-type="string">
            <text:p>Подсвечник 170мм</text:p>
          </table:table-cell>
          <table:table-cell office:value-type="float" office:value="34710">
            <text:p>34710</text:p>
          </table:table-cell>
          <table:table-cell table:formula="of:=[.BC64]-[.L64]" office:value-type="float" office:value="0">
            <text:p>0</text:p>
          </table:table-cell>
          <table:table-cell office:value-type="float" office:value="59.06">
            <text:p>59,06</text:p>
          </table:table-cell>
          <table:table-cell table:formula="of:=[.BE64]/[.H64]" office:value-type="float" office:value="1">
            <text:p>1,00 ₽</text:p>
          </table:table-cell>
          <table:table-cell office:value-type="string">
            <text:p>879938</text:p>
          </table:table-cell>
          <table:table-cell office:value-type="float" office:value="24">
            <text:p>24</text:p>
          </table:table-cell>
          <table:table-cell office:value-type="float" office:value="59.06">
            <text:p>59,06</text:p>
          </table:table-cell>
          <table:table-cell office:value-type="float" office:value="1417.44">
            <text:p>1417,44</text:p>
          </table:table-cell>
          <table:table-cell office:value-type="string">
            <text:p>Пашабахча</text:p>
          </table:table-cell>
          <table:table-cell office:value-type="float" office:value="107">
            <text:p>107</text:p>
          </table:table-cell>
          <table:table-cell office:value-type="float" office:value="34710">
            <text:p>34710</text:p>
          </table:table-cell>
          <table:table-cell office:value-type="string">
            <text:p>{Подсвечник 170мм \ 44021SLB \ Бейзик \ }</text:p>
          </table:table-cell>
          <table:table-cell office:value-type="string">
            <text:p>РПМ-000111</text:p>
          </table:table-cell>
          <table:table-cell office:value-type="float" office:value="142">
            <text:p>142</text:p>
          </table:table-cell>
          <table:table-cell office:value-type="float" office:value="44964">
            <text:p>44964</text:p>
          </table:table-cell>
          <table:table-cell/>
          <table:table-cell table:number-columns-repeated="2" office:value-type="float" office:value="12">
            <text:p>12</text:p>
          </table:table-cell>
          <table:table-cell office:value-type="string">
            <text:p>Подсвечник 170мм</text:p>
          </table:table-cell>
          <table:table-cell office:value-type="float" office:value="34710">
            <text:p>34710</text:p>
          </table:table-cell>
          <table:table-cell office:value-type="float" office:value="59.06">
            <text:p>59,06</text:p>
          </table:table-cell>
          <table:table-cell office:value-type="string">
            <text:p>879938</text:p>
          </table:table-cell>
          <table:table-cell office:value-type="float" office:value="24">
            <text:p>24</text:p>
          </table:table-cell>
          <table:table-cell office:value-type="float" office:value="59.06">
            <text:p>59,06</text:p>
          </table:table-cell>
          <table:table-cell office:value-type="float" office:value="1417.44">
            <text:p>1417,44</text:p>
          </table:table-cell>
          <table:table-cell office:value-type="string">
            <text:p>Пашабахча</text:p>
          </table:table-cell>
          <table:table-cell office:value-type="float" office:value="107">
            <text:p>107</text:p>
          </table:table-cell>
          <table:table-cell office:value-type="float" office:value="34710">
            <text:p>34710</text:p>
          </table:table-cell>
          <table:table-cell office:value-type="string">
            <text:p>{Подсвечник 170мм \ 44021SLB \ Бейзик \ }</text:p>
          </table:table-cell>
          <table:table-cell office:value-type="string">
            <text:p>РПМ-000111</text:p>
          </table:table-cell>
          <table:table-cell office:value-type="float" office:value="142">
            <text:p>142</text:p>
          </table:table-cell>
          <table:table-cell office:value-type="float" office:value="44964">
            <text:p>44964</text:p>
          </table:table-cell>
          <table:table-cell table:number-columns-repeated="2"/>
          <table:table-cell table:number-columns-repeated="2" office:value-type="float" office:value="12">
            <text:p>12</text:p>
          </table:table-cell>
          <table:table-cell office:value-type="string">
            <text:p>Подсвечник 170мм</text:p>
          </table:table-cell>
          <table:table-cell office:value-type="float" office:value="34710">
            <text:p>34710</text:p>
          </table:table-cell>
          <table:table-cell office:value-type="float" office:value="59.06">
            <text:p>59,06</text:p>
          </table:table-cell>
          <table:table-cell office:value-type="string">
            <text:p>879938</text:p>
          </table:table-cell>
          <table:table-cell office:value-type="float" office:value="24">
            <text:p>24</text:p>
          </table:table-cell>
          <table:table-cell office:value-type="float" office:value="59.06">
            <text:p>59,06</text:p>
          </table:table-cell>
          <table:table-cell office:value-type="float" office:value="1417.44">
            <text:p>1417,44</text:p>
          </table:table-cell>
          <table:table-cell office:value-type="string">
            <text:p>Пашабахча</text:p>
          </table:table-cell>
          <table:table-cell office:value-type="float" office:value="107">
            <text:p>107</text:p>
          </table:table-cell>
          <table:table-cell office:value-type="float" office:value="34710">
            <text:p>34710</text:p>
          </table:table-cell>
          <table:table-cell office:value-type="string">
            <text:p>{Подсвечник 170мм \ 44021SLB \ Бейзик \ }</text:p>
          </table:table-cell>
          <table:table-cell office:value-type="string">
            <text:p>РПМ-000111</text:p>
          </table:table-cell>
          <table:table-cell office:value-type="float" office:value="142">
            <text:p>142</text:p>
          </table:table-cell>
          <table:table-cell office:value-type="float" office:value="44964">
            <text:p>44964</text:p>
          </table:table-cell>
          <table:table-cell/>
          <table:table-cell table:formula="of:=[.CK64]-[.AZ64]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/>
          <table:table-cell office:value-type="float" office:value="34710">
            <text:p>34710</text:p>
          </table:table-cell>
          <table:table-cell table:formula="of:=[.DH64]-[.L64]" office:value-type="float" office:value="0">
            <text:p>0</text:p>
          </table:table-cell>
        </table:table-row>
        <table:table-row table:style-name="ro1">
          <table:table-cell office:value-type="string">
            <text:p>Салатник 270мм</text:p>
          </table:table-cell>
          <table:table-cell office:value-type="string">
            <text:p>10280 F&amp;D SL/St</text:p>
          </table:table-cell>
          <table:table-cell office:value-type="string">
            <text:p>Папийон</text:p>
          </table:table-cell>
          <table:table-cell table:number-columns-repeated="3"/>
          <table:table-cell office:value-type="float" office:value="6">
            <text:p>6</text:p>
          </table:table-cell>
          <table:table-cell office:value-type="float" office:value="85.78">
            <text:p>85,78 ₽</text:p>
          </table:table-cell>
          <table:table-cell office:value-type="float" office:value="514.68">
            <text:p><text:s/>514,68 ₽ </text:p>
          </table:table-cell>
          <table:table-cell office:value-type="string">
            <text:p>Пашабахча</text:p>
          </table:table-cell>
          <table:table-cell office:value-type="float" office:value="154">
            <text:p><text:s/>154,00 ₽ </text:p>
          </table:table-cell>
          <table:table-cell office:value-type="float" office:value="34886">
            <text:p>34886</text:p>
          </table:table-cell>
          <table:table-cell office:value-type="string">
            <text:p>{Салатник 270мм \ 10280 F&amp;D SL/St \ Папийон \ }</text:p>
          </table:table-cell>
          <table:table-cell office:value-type="string">
            <text:p>РПМ-000270</text:p>
          </table:table-cell>
          <table:table-cell office:value-type="float" office:value="100">
            <text:p>100</text:p>
          </table:table-cell>
          <table:table-cell office:value-type="date" office:date-value="2023-03-30">
            <text:p>30.03.23</text:p>
          </table:table-cell>
          <table:table-cell office:value-type="float" office:value="1570">
            <text:p>1570</text:p>
          </table:table-cell>
          <table:table-cell office:value-type="date" office:date-value="2023-04-05">
            <text:p>05.04.23</text:p>
          </table:table-cell>
          <table:table-cell office:value-type="string">
            <text:p>Стеклопласт</text:p>
          </table:table-cell>
          <table:table-cell office:value-type="string">
            <text:p>Papillion-F&amp;D" салатник закал. (d-270мм) SL со стикером 10280 F&amp;D SL/St</text:p>
          </table:table-cell>
          <table:table-cell table:number-columns-repeated="2"/>
          <table:table-cell office:value-type="string">
            <text:p>K0025169</text:p>
          </table:table-cell>
          <table:table-cell table:formula="of:=[.K65]/[.H65]" office:value-type="percentage" office:value="1.79529027745395">
            <text:p>180%</text:p>
          </table:table-cell>
          <table:table-cell/>
          <table:table-cell office:value-type="string">
            <text:p>Турция</text:p>
          </table:table-cell>
          <table:table-cell/>
          <table:table-cell table:formula="of:=([.AC65]-[.G65])*[.H65]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>
            <text:p>Papillion-F&amp;D" салатник закал. (d-270мм) SL со стикером 10280 F&amp;D SL/St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ООО "Посуда Мира"</text:p>
          </table:table-cell>
          <table:table-cell office:value-type="string">
            <text:p>8693357520141</text:p>
          </table:table-cell>
          <table:table-cell table:number-columns-repeated="2"/>
          <table:table-cell office:value-type="string">
            <text:p>РПМ-000270</text:p>
          </table:table-cell>
          <table:table-cell table:number-columns-repeated="2"/>
          <table:table-cell office:value-type="float" office:value="154">
            <text:p>154</text:p>
          </table:table-cell>
          <table:table-cell office:value-type="float" office:value="85.78">
            <text:p>85,78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table:number-columns-repeated="4"/>
          <table:table-cell table:formula="of:=[.AZ65]-[.AC65]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Салатник 270мм</text:p>
          </table:table-cell>
          <table:table-cell office:value-type="float" office:value="34886">
            <text:p>34886</text:p>
          </table:table-cell>
          <table:table-cell table:formula="of:=[.BC65]-[.L65]" office:value-type="float" office:value="0">
            <text:p>0</text:p>
          </table:table-cell>
          <table:table-cell office:value-type="float" office:value="85.78">
            <text:p>85,78</text:p>
          </table:table-cell>
          <table:table-cell table:formula="of:=[.BE65]/[.H65]" office:value-type="float" office:value="1">
            <text:p>1,00 ₽</text:p>
          </table:table-cell>
          <table:table-cell office:value-type="string">
            <text:p>K0025169</text:p>
          </table:table-cell>
          <table:table-cell office:value-type="float" office:value="6">
            <text:p>6</text:p>
          </table:table-cell>
          <table:table-cell office:value-type="float" office:value="85.78">
            <text:p>85,78</text:p>
          </table:table-cell>
          <table:table-cell office:value-type="float" office:value="514.68">
            <text:p>514,68</text:p>
          </table:table-cell>
          <table:table-cell office:value-type="string">
            <text:p>Пашабахча</text:p>
          </table:table-cell>
          <table:table-cell office:value-type="float" office:value="154">
            <text:p>154</text:p>
          </table:table-cell>
          <table:table-cell office:value-type="float" office:value="34886">
            <text:p>34886</text:p>
          </table:table-cell>
          <table:table-cell office:value-type="string">
            <text:p>{Салатник 270мм \ 10280 F&amp;D SL/St \ Папийон \ }</text:p>
          </table:table-cell>
          <table:table-cell office:value-type="string">
            <text:p>РПМ-000729</text:p>
          </table:table-cell>
          <table:table-cell office:value-type="float" office:value="36">
            <text:p>36</text:p>
          </table:table-cell>
          <table:table-cell office:value-type="float" office:value="44897">
            <text:p>44897</text:p>
          </table:table-cell>
          <table:table-cell/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Салатник 270мм</text:p>
          </table:table-cell>
          <table:table-cell office:value-type="float" office:value="34886">
            <text:p>34886</text:p>
          </table:table-cell>
          <table:table-cell office:value-type="float" office:value="85.78">
            <text:p>85,78</text:p>
          </table:table-cell>
          <table:table-cell office:value-type="string">
            <text:p>K0025169</text:p>
          </table:table-cell>
          <table:table-cell office:value-type="float" office:value="6">
            <text:p>6</text:p>
          </table:table-cell>
          <table:table-cell office:value-type="float" office:value="85.78">
            <text:p>85,78</text:p>
          </table:table-cell>
          <table:table-cell office:value-type="float" office:value="514.68">
            <text:p>514,68</text:p>
          </table:table-cell>
          <table:table-cell office:value-type="string">
            <text:p>Пашабахча</text:p>
          </table:table-cell>
          <table:table-cell office:value-type="float" office:value="154">
            <text:p>154</text:p>
          </table:table-cell>
          <table:table-cell office:value-type="float" office:value="34886">
            <text:p>34886</text:p>
          </table:table-cell>
          <table:table-cell office:value-type="string">
            <text:p>{Салатник 270мм \ 10280 F&amp;D SL/St \ Папийон \ }</text:p>
          </table:table-cell>
          <table:table-cell office:value-type="string">
            <text:p>РПМ-000729</text:p>
          </table:table-cell>
          <table:table-cell office:value-type="float" office:value="36">
            <text:p>36</text:p>
          </table:table-cell>
          <table:table-cell office:value-type="float" office:value="44897">
            <text:p>44897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Салатник 270мм</text:p>
          </table:table-cell>
          <table:table-cell office:value-type="float" office:value="34886">
            <text:p>34886</text:p>
          </table:table-cell>
          <table:table-cell office:value-type="float" office:value="85.78">
            <text:p>85,78</text:p>
          </table:table-cell>
          <table:table-cell office:value-type="string">
            <text:p>K0025169</text:p>
          </table:table-cell>
          <table:table-cell office:value-type="float" office:value="6">
            <text:p>6</text:p>
          </table:table-cell>
          <table:table-cell office:value-type="float" office:value="85.78">
            <text:p>85,78</text:p>
          </table:table-cell>
          <table:table-cell office:value-type="float" office:value="514.68">
            <text:p>514,68</text:p>
          </table:table-cell>
          <table:table-cell office:value-type="string">
            <text:p>Пашабахча</text:p>
          </table:table-cell>
          <table:table-cell office:value-type="float" office:value="154">
            <text:p>154</text:p>
          </table:table-cell>
          <table:table-cell office:value-type="float" office:value="34886">
            <text:p>34886</text:p>
          </table:table-cell>
          <table:table-cell office:value-type="string">
            <text:p>{Салатник 270мм \ 10280 F&amp;D SL/St \ Папийон \ }</text:p>
          </table:table-cell>
          <table:table-cell office:value-type="string">
            <text:p>РПМ-000729</text:p>
          </table:table-cell>
          <table:table-cell office:value-type="float" office:value="36">
            <text:p>36</text:p>
          </table:table-cell>
          <table:table-cell office:value-type="float" office:value="44897">
            <text:p>44897</text:p>
          </table:table-cell>
          <table:table-cell/>
          <table:table-cell table:formula="of:=[.CK65]-[.AZ65]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34886">
            <text:p>34886</text:p>
          </table:table-cell>
          <table:table-cell table:formula="of:=[.DH65]-[.L65]" office:value-type="float" office:value="0">
            <text:p>0</text:p>
          </table:table-cell>
        </table:table-row>
        <table:table-row table:style-name="ro1">
          <table:table-cell office:value-type="string">
            <text:p>Ваза д/мороженого</text:p>
          </table:table-cell>
          <table:table-cell office:value-type="float" office:value="51078">
            <text:p>51078</text:p>
          </table:table-cell>
          <table:table-cell office:value-type="string">
            <text:p>130мл Айсвиль 784251</text:p>
          </table:table-cell>
          <table:table-cell table:number-columns-repeated="3"/>
          <table:table-cell office:value-type="float" office:value="6">
            <text:p>6</text:p>
          </table:table-cell>
          <table:table-cell office:value-type="float" office:value="44.28">
            <text:p>44,28 ₽</text:p>
          </table:table-cell>
          <table:table-cell office:value-type="float" office:value="265.68">
            <text:p><text:s/>265,68 ₽ </text:p>
          </table:table-cell>
          <table:table-cell office:value-type="string">
            <text:p>Пашабахча</text:p>
          </table:table-cell>
          <table:table-cell office:value-type="float" office:value="80">
            <text:p><text:s/>80,00 ₽ </text:p>
          </table:table-cell>
          <table:table-cell office:value-type="float" office:value="35230">
            <text:p>35230</text:p>
          </table:table-cell>
          <table:table-cell office:value-type="string">
            <text:p>{Ваза д/мороженого \ 51078 \ 130мл Айсвиль 784251 \ }</text:p>
          </table:table-cell>
          <table:table-cell office:value-type="string">
            <text:p>РПМ-000270</text:p>
          </table:table-cell>
          <table:table-cell office:value-type="float" office:value="69">
            <text:p>69</text:p>
          </table:table-cell>
          <table:table-cell office:value-type="date" office:date-value="2023-03-30">
            <text:p>30.03.23</text:p>
          </table:table-cell>
          <table:table-cell office:value-type="float" office:value="1570">
            <text:p>1570</text:p>
          </table:table-cell>
          <table:table-cell office:value-type="date" office:date-value="2023-04-05">
            <text:p>05.04.23</text:p>
          </table:table-cell>
          <table:table-cell office:value-type="string">
            <text:p>Стеклопласт</text:p>
          </table:table-cell>
          <table:table-cell office:value-type="string">
            <text:p>Iceville" ваза для мороженого (h=130 мм d=116 мм) 51078 SL</text:p>
          </table:table-cell>
          <table:table-cell table:number-columns-repeated="2"/>
          <table:table-cell office:value-type="string">
            <text:p>00007526</text:p>
          </table:table-cell>
          <table:table-cell table:formula="of:=[.K66]/[.H66]" office:value-type="percentage" office:value="1.806684733514">
            <text:p>181%</text:p>
          </table:table-cell>
          <table:table-cell/>
          <table:table-cell office:value-type="string">
            <text:p>Россия</text:p>
          </table:table-cell>
          <table:table-cell/>
          <table:table-cell table:formula="of:=([.AC66]-[.G66])*[.H66]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>
            <text:p>Iceville" ваза для мороженого (h=130 мм d=116 мм) 51078 SL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ООО "Посуда Мира"</text:p>
          </table:table-cell>
          <table:table-cell office:value-type="string">
            <text:p>4606065007013</text:p>
          </table:table-cell>
          <table:table-cell table:number-columns-repeated="2"/>
          <table:table-cell office:value-type="string">
            <text:p>РПМ-000270</text:p>
          </table:table-cell>
          <table:table-cell table:number-columns-repeated="2"/>
          <table:table-cell office:value-type="float" office:value="80">
            <text:p>80</text:p>
          </table:table-cell>
          <table:table-cell office:value-type="float" office:value="44.28">
            <text:p>44,2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/>
          <table:table-cell table:formula="of:=[.AZ66]-[.AC66]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Ваза д/мороженого</text:p>
          </table:table-cell>
          <table:table-cell office:value-type="float" office:value="35230">
            <text:p>35230</text:p>
          </table:table-cell>
          <table:table-cell table:formula="of:=[.BC66]-[.L66]" office:value-type="float" office:value="0">
            <text:p>0</text:p>
          </table:table-cell>
          <table:table-cell office:value-type="float" office:value="44.28">
            <text:p>44,28</text:p>
          </table:table-cell>
          <table:table-cell table:formula="of:=[.BE66]/[.H66]" office:value-type="float" office:value="1">
            <text:p>1,00 ₽</text:p>
          </table:table-cell>
          <table:table-cell office:value-type="string">
            <text:p>00007526</text:p>
          </table:table-cell>
          <table:table-cell office:value-type="float" office:value="6">
            <text:p>6</text:p>
          </table:table-cell>
          <table:table-cell office:value-type="float" office:value="44.28">
            <text:p>44,28</text:p>
          </table:table-cell>
          <table:table-cell office:value-type="float" office:value="265.68">
            <text:p>265,68</text:p>
          </table:table-cell>
          <table:table-cell office:value-type="string">
            <text:p>Пашабахча</text:p>
          </table:table-cell>
          <table:table-cell office:value-type="float" office:value="80">
            <text:p>80</text:p>
          </table:table-cell>
          <table:table-cell office:value-type="float" office:value="35230">
            <text:p>35230</text:p>
          </table:table-cell>
          <table:table-cell office:value-type="string">
            <text:p>{Ваза д/мороженого \ 51078 \ 130мл Айсвиль 784251 \ }</text:p>
          </table:table-cell>
          <table:table-cell office:value-type="string">
            <text:p>РПМ-000111</text:p>
          </table:table-cell>
          <table:table-cell office:value-type="float" office:value="174">
            <text:p>174</text:p>
          </table:table-cell>
          <table:table-cell office:value-type="float" office:value="44964">
            <text:p>44964</text:p>
          </table:table-cell>
          <table:table-cell table:number-columns-repeated="19"/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Ваза д/мороженого</text:p>
          </table:table-cell>
          <table:table-cell office:value-type="float" office:value="35230">
            <text:p>35230</text:p>
          </table:table-cell>
          <table:table-cell office:value-type="float" office:value="44.28">
            <text:p>44,28</text:p>
          </table:table-cell>
          <table:table-cell office:value-type="string">
            <text:p>00007526</text:p>
          </table:table-cell>
          <table:table-cell office:value-type="float" office:value="6">
            <text:p>6</text:p>
          </table:table-cell>
          <table:table-cell office:value-type="float" office:value="44.28">
            <text:p>44,28</text:p>
          </table:table-cell>
          <table:table-cell office:value-type="float" office:value="265.68">
            <text:p>265,68</text:p>
          </table:table-cell>
          <table:table-cell office:value-type="string">
            <text:p>Пашабахча</text:p>
          </table:table-cell>
          <table:table-cell office:value-type="float" office:value="80">
            <text:p>80</text:p>
          </table:table-cell>
          <table:table-cell office:value-type="float" office:value="35230">
            <text:p>35230</text:p>
          </table:table-cell>
          <table:table-cell office:value-type="string">
            <text:p>{Ваза д/мороженого \ 51078 \ 130мл Айсвиль 784251 \ }</text:p>
          </table:table-cell>
          <table:table-cell office:value-type="string">
            <text:p>РПМ-000111</text:p>
          </table:table-cell>
          <table:table-cell office:value-type="float" office:value="174">
            <text:p>174</text:p>
          </table:table-cell>
          <table:table-cell office:value-type="float" office:value="44964">
            <text:p>44964</text:p>
          </table:table-cell>
          <table:table-cell/>
          <table:table-cell table:formula="of:=[.CK66]-[.AZ66]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/>
          <table:table-cell office:value-type="float" office:value="35230">
            <text:p>35230</text:p>
          </table:table-cell>
          <table:table-cell table:formula="of:=[.DH66]-[.L66]" office:value-type="float" office:value="0">
            <text:p>0</text:p>
          </table:table-cell>
        </table:table-row>
        <table:table-row table:style-name="ro1">
          <table:table-cell office:value-type="string">
            <text:p>Сахарница с крышкой</text:p>
          </table:table-cell>
          <table:table-cell office:value-type="string">
            <text:p>PSB 97556</text:p>
          </table:table-cell>
          <table:table-cell office:value-type="string">
            <text:p>Piknik</text:p>
          </table:table-cell>
          <table:table-cell table:number-columns-repeated="3"/>
          <table:table-cell office:value-type="float" office:value="12">
            <text:p>12</text:p>
          </table:table-cell>
          <table:table-cell office:value-type="float" office:value="97.01">
            <text:p>97,01 ₽</text:p>
          </table:table-cell>
          <table:table-cell office:value-type="float" office:value="1164.12">
            <text:p><text:s/>1 164,12 ₽ </text:p>
          </table:table-cell>
          <table:table-cell office:value-type="string">
            <text:p>Пашабахча, г.Бор</text:p>
          </table:table-cell>
          <table:table-cell table:style-name="ce4" table:formula="of:=ROUND([.H67]*1.8;0)" office:value-type="float" office:value="175">
            <text:p><text:s/>175,00 ₽ </text:p>
          </table:table-cell>
          <table:table-cell office:value-type="float" office:value="35500">
            <text:p>35500</text:p>
          </table:table-cell>
          <table:table-cell office:value-type="string">
            <text:p>{Сахарница с крышкой \ PSB 97556 \ Piknik \ }</text:p>
          </table:table-cell>
          <table:table-cell office:value-type="string">
            <text:p>РПМ-000270</text:p>
          </table:table-cell>
          <table:table-cell office:value-type="float" office:value="106">
            <text:p>106</text:p>
          </table:table-cell>
          <table:table-cell office:value-type="date" office:date-value="2023-03-30">
            <text:p>30.03.23</text:p>
          </table:table-cell>
          <table:table-cell office:value-type="float" office:value="1570">
            <text:p>1570</text:p>
          </table:table-cell>
          <table:table-cell office:value-type="date" office:date-value="2023-04-05">
            <text:p>05.04.23</text:p>
          </table:table-cell>
          <table:table-cell office:value-type="string">
            <text:p>Стеклопласт</text:p>
          </table:table-cell>
          <table:table-cell office:value-type="string">
            <text:p>Piknik F&amp;D" сахарница с крышкой 13см 97556 F&amp;D</text:p>
          </table:table-cell>
          <table:table-cell table:number-columns-repeated="2"/>
          <table:table-cell office:value-type="string">
            <text:p>K0023052</text:p>
          </table:table-cell>
          <table:table-cell table:formula="of:=[.K67]/[.H67]" office:value-type="percentage" office:value="1.80393773837749">
            <text:p>180%</text:p>
          </table:table-cell>
          <table:table-cell/>
          <table:table-cell office:value-type="string">
            <text:p>Турция</text:p>
          </table:table-cell>
          <table:table-cell/>
          <table:table-cell table:formula="of:=([.AC67]-[.G67])*[.H67]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string">
            <text:p>Piknik F&amp;D" сахарница с крышкой 13см 97556 F&amp;D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/>
          <table:table-cell office:value-type="string">
            <text:p>ООО "Посуда Мира"</text:p>
          </table:table-cell>
          <table:table-cell office:value-type="string">
            <text:p>8693357520424</text:p>
          </table:table-cell>
          <table:table-cell table:number-columns-repeated="2"/>
          <table:table-cell office:value-type="string">
            <text:p>РПМ-000270</text:p>
          </table:table-cell>
          <table:table-cell table:number-columns-repeated="2"/>
          <table:table-cell office:value-type="float" office:value="123">
            <text:p>123</text:p>
          </table:table-cell>
          <table:table-cell office:value-type="float" office:value="67.45">
            <text:p>67,45</text:p>
          </table:table-cell>
          <table:table-cell table:number-columns-repeated="3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4"/>
          <table:table-cell table:formula="of:=[.AZ67]-[.AC67]" office:value-type="float" office:value="0">
            <text:p>0</text:p>
          </table:table-cell>
          <table:table-cell table:number-columns-repeated="2" office:value-type="float" office:value="12">
            <text:p>12</text:p>
          </table:table-cell>
          <table:table-cell office:value-type="string">
            <text:p>Сахарница с крышкой</text:p>
          </table:table-cell>
          <table:table-cell office:value-type="float" office:value="35500">
            <text:p>35500</text:p>
          </table:table-cell>
          <table:table-cell table:formula="of:=[.BC67]-[.L67]" office:value-type="float" office:value="0">
            <text:p>0</text:p>
          </table:table-cell>
          <table:table-cell office:value-type="float" office:value="97.01">
            <text:p>97,01</text:p>
          </table:table-cell>
          <table:table-cell table:formula="of:=[.BE67]/[.H67]" office:value-type="float" office:value="1">
            <text:p>1,00 ₽</text:p>
          </table:table-cell>
          <table:table-cell office:value-type="string">
            <text:p>K0023052</text:p>
          </table:table-cell>
          <table:table-cell office:value-type="float" office:value="12">
            <text:p>12</text:p>
          </table:table-cell>
          <table:table-cell office:value-type="float" office:value="67.45">
            <text:p>67,45</text:p>
          </table:table-cell>
          <table:table-cell office:value-type="float" office:value="809.4">
            <text:p>809,4</text:p>
          </table:table-cell>
          <table:table-cell office:value-type="string">
            <text:p>Пашабахча</text:p>
          </table:table-cell>
          <table:table-cell office:value-type="float" office:value="123">
            <text:p>123</text:p>
          </table:table-cell>
          <table:table-cell office:value-type="float" office:value="35500">
            <text:p>35500</text:p>
          </table:table-cell>
          <table:table-cell office:value-type="string">
            <text:p>{Сахарница с крышкой \ PSB 97556 \ Piknik \ }</text:p>
          </table:table-cell>
          <table:table-cell office:value-type="string">
            <text:p>РПМ-000440</text:p>
          </table:table-cell>
          <table:table-cell office:value-type="float" office:value="209">
            <text:p>209</text:p>
          </table:table-cell>
          <table:table-cell office:value-type="float" office:value="43446">
            <text:p>43446</text:p>
          </table:table-cell>
          <table:table-cell/>
          <table:table-cell table:number-columns-repeated="2" office:value-type="float" office:value="12">
            <text:p>12</text:p>
          </table:table-cell>
          <table:table-cell office:value-type="string">
            <text:p>Сахарница с крышкой</text:p>
          </table:table-cell>
          <table:table-cell office:value-type="float" office:value="35500">
            <text:p>35500</text:p>
          </table:table-cell>
          <table:table-cell office:value-type="float" office:value="97.01">
            <text:p>97,01</text:p>
          </table:table-cell>
          <table:table-cell office:value-type="string">
            <text:p>K0023052</text:p>
          </table:table-cell>
          <table:table-cell office:value-type="float" office:value="12">
            <text:p>12</text:p>
          </table:table-cell>
          <table:table-cell office:value-type="float" office:value="67.45">
            <text:p>67,45</text:p>
          </table:table-cell>
          <table:table-cell office:value-type="float" office:value="809.4">
            <text:p>809,4</text:p>
          </table:table-cell>
          <table:table-cell office:value-type="string">
            <text:p>Пашабахча</text:p>
          </table:table-cell>
          <table:table-cell office:value-type="float" office:value="123">
            <text:p>123</text:p>
          </table:table-cell>
          <table:table-cell office:value-type="float" office:value="35500">
            <text:p>35500</text:p>
          </table:table-cell>
          <table:table-cell office:value-type="string">
            <text:p>{Сахарница с крышкой \ PSB 97556 \ Piknik \ }</text:p>
          </table:table-cell>
          <table:table-cell office:value-type="string">
            <text:p>РПМ-000440</text:p>
          </table:table-cell>
          <table:table-cell office:value-type="float" office:value="209">
            <text:p>209</text:p>
          </table:table-cell>
          <table:table-cell office:value-type="float" office:value="43446">
            <text:p>43446</text:p>
          </table:table-cell>
          <table:table-cell table:number-columns-repeated="2"/>
          <table:table-cell table:number-columns-repeated="2" office:value-type="float" office:value="12">
            <text:p>12</text:p>
          </table:table-cell>
          <table:table-cell office:value-type="string">
            <text:p>Сахарница с крышкой</text:p>
          </table:table-cell>
          <table:table-cell office:value-type="float" office:value="35500">
            <text:p>35500</text:p>
          </table:table-cell>
          <table:table-cell office:value-type="float" office:value="97.01">
            <text:p>97,01</text:p>
          </table:table-cell>
          <table:table-cell office:value-type="string">
            <text:p>K0023052</text:p>
          </table:table-cell>
          <table:table-cell office:value-type="float" office:value="12">
            <text:p>12</text:p>
          </table:table-cell>
          <table:table-cell office:value-type="float" office:value="67.45">
            <text:p>67,45</text:p>
          </table:table-cell>
          <table:table-cell office:value-type="float" office:value="809.4">
            <text:p>809,4</text:p>
          </table:table-cell>
          <table:table-cell office:value-type="string">
            <text:p>Пашабахча</text:p>
          </table:table-cell>
          <table:table-cell office:value-type="float" office:value="123">
            <text:p>123</text:p>
          </table:table-cell>
          <table:table-cell office:value-type="float" office:value="35500">
            <text:p>35500</text:p>
          </table:table-cell>
          <table:table-cell office:value-type="string">
            <text:p>{Сахарница с крышкой \ PSB 97556 \ Piknik \ }</text:p>
          </table:table-cell>
          <table:table-cell office:value-type="string">
            <text:p>РПМ-000440</text:p>
          </table:table-cell>
          <table:table-cell office:value-type="float" office:value="209">
            <text:p>209</text:p>
          </table:table-cell>
          <table:table-cell office:value-type="float" office:value="43446">
            <text:p>43446</text:p>
          </table:table-cell>
          <table:table-cell/>
          <table:table-cell table:formula="of:=[.CK67]-[.AZ67]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office:value-type="float" office:value="7">
            <text:p>7</text:p>
          </table:table-cell>
          <table:table-cell table:style-name="ce3" office:value-type="string">
            <text:p>цена</text:p>
          </table:table-cell>
          <table:table-cell office:value-type="float" office:value="35500">
            <text:p>35500</text:p>
          </table:table-cell>
          <table:table-cell table:formula="of:=[.DH67]-[.L67]" office:value-type="float" office:value="0">
            <text:p>0</text:p>
          </table:table-cell>
        </table:table-row>
        <table:table-row table:style-name="ro1">
          <table:table-cell office:value-type="string">
            <text:p>Бокал 350мл</text:p>
          </table:table-cell>
          <table:table-cell office:value-type="string">
            <text:p>440271SLB</text:p>
          </table:table-cell>
          <table:table-cell office:value-type="string">
            <text:p>ИЗАБЕЛЛА </text:p>
          </table:table-cell>
          <table:table-cell table:number-columns-repeated="3"/>
          <table:table-cell office:value-type="float" office:value="24">
            <text:p>24</text:p>
          </table:table-cell>
          <table:table-cell office:value-type="float" office:value="51.03">
            <text:p>51,03 ₽</text:p>
          </table:table-cell>
          <table:table-cell office:value-type="float" office:value="1224.72">
            <text:p><text:s/>1 224,72 ₽ </text:p>
          </table:table-cell>
          <table:table-cell office:value-type="string">
            <text:p>Пашабахча</text:p>
          </table:table-cell>
          <table:table-cell table:style-name="ce4" table:formula="of:=ROUND([.H68]*1.8;0)" office:value-type="float" office:value="92">
            <text:p><text:s/>92,00 ₽ </text:p>
          </table:table-cell>
          <table:table-cell office:value-type="float" office:value="35531">
            <text:p>35531</text:p>
          </table:table-cell>
          <table:table-cell office:value-type="string">
            <text:p>{Бокал 350мл \ 440271SLB \ ИЗАБЕЛЛА <text:s/>\ }</text:p>
          </table:table-cell>
          <table:table-cell office:value-type="string">
            <text:p>РПМ-000270</text:p>
          </table:table-cell>
          <table:table-cell office:value-type="float" office:value="81">
            <text:p>81</text:p>
          </table:table-cell>
          <table:table-cell office:value-type="date" office:date-value="2023-03-30">
            <text:p>30.03.23</text:p>
          </table:table-cell>
          <table:table-cell office:value-type="float" office:value="1570">
            <text:p>1570</text:p>
          </table:table-cell>
          <table:table-cell office:value-type="date" office:date-value="2023-04-05">
            <text:p>05.04.23</text:p>
          </table:table-cell>
          <table:table-cell office:value-type="string">
            <text:p>Стеклопласт</text:p>
          </table:table-cell>
          <table:table-cell office:value-type="string">
            <text:p>Isabella" фужер д/вина (v=350мл) SL 440271 SL</text:p>
          </table:table-cell>
          <table:table-cell table:number-columns-repeated="2"/>
          <table:table-cell office:value-type="string">
            <text:p>K0014330</text:p>
          </table:table-cell>
          <table:table-cell table:formula="of:=[.K68]/[.H68]" office:value-type="percentage" office:value="1.80286106212032">
            <text:p>180%</text:p>
          </table:table-cell>
          <table:table-cell/>
          <table:table-cell office:value-type="string">
            <text:p>Турция</text:p>
          </table:table-cell>
          <table:table-cell/>
          <table:table-cell table:formula="of:=([.AC68]-[.G68])*[.H68]"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string">
            <text:p>Isabella" фужер д/вина (v=350мл) SL 440271 SL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/>
          <table:table-cell office:value-type="string">
            <text:p>ООО "Посуда Мира"</text:p>
          </table:table-cell>
          <table:table-cell table:number-columns-repeated="3"/>
          <table:table-cell office:value-type="string">
            <text:p>РПМ-000270</text:p>
          </table:table-cell>
          <table:table-cell table:number-columns-repeated="2"/>
          <table:table-cell office:value-type="float" office:value="65">
            <text:p>65</text:p>
          </table:table-cell>
          <table:table-cell office:value-type="float" office:value="35.11">
            <text:p>35,11</text:p>
          </table:table-cell>
          <table:table-cell table:number-columns-repeated="4" office:value-type="float" office:value="0">
            <text:p>0</text:p>
          </table:table-cell>
          <table:table-cell table:number-columns-repeated="4"/>
          <table:table-cell table:formula="of:=[.AZ68]-[.AC68]"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12">
            <text:p>12</text:p>
          </table:table-cell>
          <table:table-cell table:formula="of:=[.BU68]" office:value-type="string" office:string-value="Isabella&quot; фужер д/вина (v=350мл) SL 440271 SL">
            <text:p>Isabella" фужер д/вина (v=350мл) SL 440271 SL</text:p>
          </table:table-cell>
          <table:table-cell office:value-type="float" office:value="35531">
            <text:p>35531</text:p>
          </table:table-cell>
          <table:table-cell table:formula="of:=[.BC68]-[.L68]" office:value-type="float" office:value="0">
            <text:p>0</text:p>
          </table:table-cell>
          <table:table-cell table:formula="of:=[.BW68]" office:value-type="float" office:value="51.03">
            <text:p>51,03</text:p>
          </table:table-cell>
          <table:table-cell table:formula="of:=[.BE68]/[.H68]" office:value-type="float" office:value="1">
            <text:p>1,00 ₽</text:p>
          </table:table-cell>
          <table:table-cell table:formula="of:=[.BX68]" office:value-type="string" office:string-value="K0014330">
            <text:p>K0014330</text:p>
          </table:table-cell>
          <table:table-cell office:value-type="float" office:value="24">
            <text:p>24</text:p>
          </table:table-cell>
          <table:table-cell office:value-type="float" office:value="36.5">
            <text:p>36,5</text:p>
          </table:table-cell>
          <table:table-cell office:value-type="float" office:value="876">
            <text:p>876</text:p>
          </table:table-cell>
          <table:table-cell office:value-type="string">
            <text:p>Пашабахча</text:p>
          </table:table-cell>
          <table:table-cell office:value-type="float" office:value="65">
            <text:p>65</text:p>
          </table:table-cell>
          <table:table-cell office:value-type="float" office:value="35531">
            <text:p>35531</text:p>
          </table:table-cell>
          <table:table-cell office:value-type="string">
            <text:p>{Бокал 350мл \ 440271SLB \ ИЗАБЕЛЛА <text:s/>\ }</text:p>
          </table:table-cell>
          <table:table-cell office:value-type="string">
            <text:p>УПД 20027</text:p>
          </table:table-cell>
          <table:table-cell office:value-type="float" office:value="66">
            <text:p>66</text:p>
          </table:table-cell>
          <table:table-cell office:value-type="float" office:value="43489">
            <text:p>43489</text:p>
          </table:table-cell>
          <table:table-cell/>
          <table:table-cell office:value-type="float" office:value="24">
            <text:p>24</text:p>
          </table:table-cell>
          <table:table-cell office:value-type="float" office:value="12">
            <text:p>12</text:p>
          </table:table-cell>
          <table:table-cell office:value-type="string">
            <text:p>Isabella" фужер д/вина (v=350мл) SL 440271 SL</text:p>
          </table:table-cell>
          <table:table-cell/>
          <table:table-cell office:value-type="float" office:value="51.03">
            <text:p>51,03</text:p>
          </table:table-cell>
          <table:table-cell office:value-type="string">
            <text:p>K0014330</text:p>
          </table:table-cell>
          <table:table-cell/>
          <table:table-cell office:value-type="float" office:value="51.03">
            <text:p>51,03</text:p>
          </table:table-cell>
          <table:table-cell/>
          <table:table-cell office:value-type="string">
            <text:p>Пашабахча</text:p>
          </table:table-cell>
          <table:table-cell table:number-columns-repeated="7"/>
          <table:table-cell table:style-name="ce3" office:value-type="string">
            <text:p>проверить</text:p>
          </table:table-cell>
          <table:table-cell office:value-type="float" office:value="24">
            <text:p>24</text:p>
          </table:table-cell>
          <table:table-cell office:value-type="float" office:value="12">
            <text:p>12</text:p>
          </table:table-cell>
          <table:table-cell office:value-type="string">
            <text:p>Isabella" фужер д/вина (v=350мл) SL 440271 SL</text:p>
          </table:table-cell>
          <table:table-cell/>
          <table:table-cell office:value-type="float" office:value="51.03">
            <text:p>51,03</text:p>
          </table:table-cell>
          <table:table-cell office:value-type="string">
            <text:p>K0014330</text:p>
          </table:table-cell>
          <table:table-cell/>
          <table:table-cell office:value-type="float" office:value="51.03">
            <text:p>51,03</text:p>
          </table:table-cell>
          <table:table-cell/>
          <table:table-cell office:value-type="string">
            <text:p>Пашабахча</text:p>
          </table:table-cell>
          <table:table-cell table:number-columns-repeated="7"/>
          <table:table-cell table:formula="of:=[.CK68]-[.AZ68]" office:value-type="float" office:value="0">
            <text:p>0</text:p>
          </table:table-cell>
          <table:table-cell table:number-columns-repeated="4" office:value-type="float" office:value="0">
            <text:p>0</text:p>
          </table:table-cell>
          <table:table-cell table:style-name="ce3" office:value-type="string">
            <text:p>цена</text:p>
          </table:table-cell>
          <table:table-cell office:value-type="float" office:value="35531">
            <text:p>35531</text:p>
          </table:table-cell>
          <table:table-cell table:formula="of:=[.DH68]-[.L68]" office:value-type="float" office:value="0">
            <text:p>0</text:p>
          </table:table-cell>
        </table:table-row>
        <table:table-row table:style-name="ro1">
          <table:table-cell office:value-type="string">
            <text:p>Бокал 200мл</text:p>
          </table:table-cell>
          <table:table-cell office:value-type="string">
            <text:p>440270SLB</text:p>
          </table:table-cell>
          <table:table-cell office:value-type="string">
            <text:p>ИЗАБЕЛЛА </text:p>
          </table:table-cell>
          <table:table-cell table:number-columns-repeated="3"/>
          <table:table-cell office:value-type="float" office:value="24">
            <text:p>24</text:p>
          </table:table-cell>
          <table:table-cell office:value-type="float" office:value="49.89">
            <text:p>49,89 ₽</text:p>
          </table:table-cell>
          <table:table-cell office:value-type="float" office:value="1197.36">
            <text:p><text:s/>1 197,36 ₽ </text:p>
          </table:table-cell>
          <table:table-cell office:value-type="string">
            <text:p>Пашабахча</text:p>
          </table:table-cell>
          <table:table-cell office:value-type="float" office:value="90">
            <text:p><text:s/>90,00 ₽ </text:p>
          </table:table-cell>
          <table:table-cell office:value-type="float" office:value="35552">
            <text:p>35552</text:p>
          </table:table-cell>
          <table:table-cell office:value-type="string">
            <text:p>{Бокал 200мл \ 440270SLB \ ИЗАБЕЛЛА <text:s/>\ }</text:p>
          </table:table-cell>
          <table:table-cell office:value-type="string">
            <text:p>РПМ-000270</text:p>
          </table:table-cell>
          <table:table-cell office:value-type="float" office:value="80">
            <text:p>80</text:p>
          </table:table-cell>
          <table:table-cell office:value-type="date" office:date-value="2023-03-30">
            <text:p>30.03.23</text:p>
          </table:table-cell>
          <table:table-cell office:value-type="float" office:value="1570">
            <text:p>1570</text:p>
          </table:table-cell>
          <table:table-cell office:value-type="date" office:date-value="2023-04-05">
            <text:p>05.04.23</text:p>
          </table:table-cell>
          <table:table-cell office:value-type="string">
            <text:p>Стеклопласт</text:p>
          </table:table-cell>
          <table:table-cell office:value-type="string">
            <text:p>Isabella" фужер д/шампанского <text:s/>(v=200мл) SL 440270 SL</text:p>
          </table:table-cell>
          <table:table-cell table:number-columns-repeated="2"/>
          <table:table-cell office:value-type="string">
            <text:p>K0014331</text:p>
          </table:table-cell>
          <table:table-cell table:formula="of:=[.K69]/[.H69]" office:value-type="percentage" office:value="1.80396873120866">
            <text:p>180%</text:p>
          </table:table-cell>
          <table:table-cell/>
          <table:table-cell office:value-type="string">
            <text:p>Турция</text:p>
          </table:table-cell>
          <table:table-cell/>
          <table:table-cell table:formula="of:=([.AC69]-[.G69])*[.H69]"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string">
            <text:p>Isabella" фужер д/шампанского (v=200мл) SL 440270 SL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/>
          <table:table-cell office:value-type="string">
            <text:p>ООО "Посуда Мира"</text:p>
          </table:table-cell>
          <table:table-cell table:number-columns-repeated="3"/>
          <table:table-cell office:value-type="string">
            <text:p>РПМ-000270</text:p>
          </table:table-cell>
          <table:table-cell table:number-columns-repeated="2"/>
          <table:table-cell office:value-type="float" office:value="90">
            <text:p>90</text:p>
          </table:table-cell>
          <table:table-cell office:value-type="float" office:value="49.89">
            <text:p>49,89</text:p>
          </table:table-cell>
          <table:table-cell office:value-type="float" office:value="-10">
            <text:p>-10</text:p>
          </table:table-cell>
          <table:table-cell table:number-columns-repeated="3" office:value-type="float" office:value="0">
            <text:p>0</text:p>
          </table:table-cell>
          <table:table-cell table:number-columns-repeated="4"/>
          <table:table-cell table:formula="of:=[.AZ69]-[.AC69]"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12">
            <text:p>12</text:p>
          </table:table-cell>
          <table:table-cell table:formula="of:=[.CM69]" office:value-type="string" office:string-value="Isabella&quot; фужер д/вина (v=200мл) SL 440270 SL">
            <text:p>Isabella" фужер д/вина (v=200мл) SL 440270 SL</text:p>
          </table:table-cell>
          <table:table-cell/>
          <table:table-cell table:formula="of:=[.BC69]-[.L69]" office:value-type="float" office:value="-35552">
            <text:p>-35552</text:p>
          </table:table-cell>
          <table:table-cell table:formula="of:=[.CO69]" office:value-type="float" office:value="49.89">
            <text:p>49,89</text:p>
          </table:table-cell>
          <table:table-cell table:formula="of:=[.BE69]/[.H69]" office:value-type="float" office:value="1">
            <text:p>1,00 ₽</text:p>
          </table:table-cell>
          <table:table-cell table:formula="of:=[.CP69]" office:value-type="string" office:string-value="K0014331">
            <text:p>K0014331</text:p>
          </table:table-cell>
          <table:table-cell office:value-type="float" office:value="24">
            <text:p>24</text:p>
          </table:table-cell>
          <table:table-cell office:value-type="float" office:value="47.12">
            <text:p>47,12</text:p>
          </table:table-cell>
          <table:table-cell office:value-type="float" office:value="1130.98">
            <text:p>1130,98</text:p>
          </table:table-cell>
          <table:table-cell office:value-type="string">
            <text:p>Пашабахча</text:p>
          </table:table-cell>
          <table:table-cell office:value-type="float" office:value="85">
            <text:p>85</text:p>
          </table:table-cell>
          <table:table-cell office:value-type="float" office:value="35552">
            <text:p>35552</text:p>
          </table:table-cell>
          <table:table-cell office:value-type="string">
            <text:p>{Бокал 200мл \ 440270SLB \ ИЗАБЕЛЛА <text:s/>\ }</text:p>
          </table:table-cell>
          <table:table-cell office:value-type="string">
            <text:p>УПД 40</text:p>
          </table:table-cell>
          <table:table-cell office:value-type="float" office:value="173">
            <text:p>173</text:p>
          </table:table-cell>
          <table:table-cell office:value-type="float" office:value="44588">
            <text:p>44588</text:p>
          </table:table-cell>
          <table:table-cell/>
          <table:table-cell table:formula="of:=[.CK69]" office:value-type="float" office:value="24">
            <text:p>24</text:p>
          </table:table-cell>
          <table:table-cell table:formula="of:=[.CL69]" office:value-type="float" office:value="12">
            <text:p>12</text:p>
          </table:table-cell>
          <table:table-cell table:number-columns-repeated="2"/>
          <table:table-cell table:formula="of:=[.CO69]" office:value-type="float" office:value="49.89">
            <text:p>49,89</text:p>
          </table:table-cell>
          <table:table-cell table:formula="of:=[.CP69]" office:value-type="string" office:string-value="K0014331">
            <text:p>K0014331</text:p>
          </table:table-cell>
          <table:table-cell table:number-columns-repeated="12"/>
          <table:table-cell office:value-type="float" office:value="24">
            <text:p>24</text:p>
          </table:table-cell>
          <table:table-cell office:value-type="float" office:value="12">
            <text:p>12</text:p>
          </table:table-cell>
          <table:table-cell office:value-type="string">
            <text:p>Isabella" фужер д/вина (v=200мл) SL 440270 SL</text:p>
          </table:table-cell>
          <table:table-cell/>
          <table:table-cell office:value-type="float" office:value="49.89">
            <text:p>49,89</text:p>
          </table:table-cell>
          <table:table-cell office:value-type="string">
            <text:p>K0014331</text:p>
          </table:table-cell>
          <table:table-cell/>
          <table:table-cell office:value-type="float" office:value="49.89">
            <text:p>49,89</text:p>
          </table:table-cell>
          <table:table-cell/>
          <table:table-cell office:value-type="string">
            <text:p>Пашабахча</text:p>
          </table:table-cell>
          <table:table-cell table:number-columns-repeated="8"/>
          <table:table-cell office:value-type="float" office:value="-10">
            <text:p>-10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35552">
            <text:p>35552</text:p>
          </table:table-cell>
          <table:table-cell table:formula="of:=[.DH69]-[.L69]" office:value-type="float" office:value="0">
            <text:p>0</text:p>
          </table:table-cell>
        </table:table-row>
        <table:table-row table:style-name="ro1">
          <table:table-cell office:value-type="string">
            <text:p>Бокал 6шт. 200мл</text:p>
          </table:table-cell>
          <table:table-cell office:value-type="string">
            <text:p>440270B</text:p>
          </table:table-cell>
          <table:table-cell office:value-type="string">
            <text:p>ИЗАБЕЛЛА 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321.85">
            <text:p>321,85 ₽</text:p>
          </table:table-cell>
          <table:table-cell office:value-type="float" office:value="1287.4">
            <text:p><text:s/>1 287,40 ₽ </text:p>
          </table:table-cell>
          <table:table-cell office:value-type="string">
            <text:p>Пашабахча</text:p>
          </table:table-cell>
          <table:table-cell office:value-type="float" office:value="579">
            <text:p><text:s/>579,00 ₽ </text:p>
          </table:table-cell>
          <table:table-cell office:value-type="float" office:value="35554">
            <text:p>35554</text:p>
          </table:table-cell>
          <table:table-cell office:value-type="string">
            <text:p>{Бокал 6шт. 200мл \ 440270B \ ИЗАБЕЛЛА <text:s/>\ }</text:p>
          </table:table-cell>
          <table:table-cell office:value-type="string">
            <text:p>РПМ-000270</text:p>
          </table:table-cell>
          <table:table-cell office:value-type="float" office:value="78">
            <text:p>78</text:p>
          </table:table-cell>
          <table:table-cell office:value-type="date" office:date-value="2023-03-30">
            <text:p>30.03.23</text:p>
          </table:table-cell>
          <table:table-cell office:value-type="float" office:value="1570">
            <text:p>1570</text:p>
          </table:table-cell>
          <table:table-cell office:value-type="date" office:date-value="2023-04-05">
            <text:p>05.04.23</text:p>
          </table:table-cell>
          <table:table-cell office:value-type="string">
            <text:p>Стеклопласт</text:p>
          </table:table-cell>
          <table:table-cell office:value-type="string">
            <text:p>Isabella" набор 6-ти бокалов (v=200 мл) 440270</text:p>
          </table:table-cell>
          <table:table-cell table:number-columns-repeated="2"/>
          <table:table-cell office:value-type="string">
            <text:p>880422</text:p>
          </table:table-cell>
          <table:table-cell table:formula="of:=[.K70]/[.H70]" office:value-type="percentage" office:value="1.79897467764487">
            <text:p>180%</text:p>
          </table:table-cell>
          <table:table-cell/>
          <table:table-cell office:value-type="string">
            <text:p>Россия</text:p>
          </table:table-cell>
          <table:table-cell/>
          <table:table-cell table:formula="of:=([.AC70]-[.G70])*[.H70]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Isabella" набор 6-ти бокалов (v=200 мл) 44027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  <table:table-cell office:value-type="string">
            <text:p>ООО "Посуда Мира"</text:p>
          </table:table-cell>
          <table:table-cell office:value-type="string">
            <text:p>4606065055915</text:p>
          </table:table-cell>
          <table:table-cell table:number-columns-repeated="2"/>
          <table:table-cell office:value-type="string">
            <text:p>РПМ-000270</text:p>
          </table:table-cell>
          <table:table-cell table:number-columns-repeated="2"/>
          <table:table-cell office:value-type="float" office:value="579">
            <text:p>579</text:p>
          </table:table-cell>
          <table:table-cell office:value-type="float" office:value="321.85">
            <text:p>321,85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/>
          <table:table-cell table:formula="of:=[.AZ70]-[.AC70]"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Бокал 6шт. 200мл</text:p>
          </table:table-cell>
          <table:table-cell office:value-type="float" office:value="35554">
            <text:p>35554</text:p>
          </table:table-cell>
          <table:table-cell table:formula="of:=[.BC70]-[.L70]" office:value-type="float" office:value="0">
            <text:p>0</text:p>
          </table:table-cell>
          <table:table-cell office:value-type="float" office:value="321.85">
            <text:p>321,85</text:p>
          </table:table-cell>
          <table:table-cell table:formula="of:=[.BE70]/[.H70]" office:value-type="float" office:value="1">
            <text:p>1,00 ₽</text:p>
          </table:table-cell>
          <table:table-cell office:value-type="string">
            <text:p>880422</text:p>
          </table:table-cell>
          <table:table-cell office:value-type="float" office:value="4">
            <text:p>4</text:p>
          </table:table-cell>
          <table:table-cell office:value-type="float" office:value="321.85">
            <text:p>321,85</text:p>
          </table:table-cell>
          <table:table-cell office:value-type="float" office:value="1287.4">
            <text:p>1287,4</text:p>
          </table:table-cell>
          <table:table-cell office:value-type="string">
            <text:p>Пашабахча</text:p>
          </table:table-cell>
          <table:table-cell office:value-type="float" office:value="579">
            <text:p>579</text:p>
          </table:table-cell>
          <table:table-cell office:value-type="float" office:value="35554">
            <text:p>35554</text:p>
          </table:table-cell>
          <table:table-cell office:value-type="string">
            <text:p>{Бокал 6шт. 200мл \ 440270B \ ИЗАБЕЛЛА <text:s/>\ }</text:p>
          </table:table-cell>
          <table:table-cell office:value-type="string">
            <text:p>РПМ-000111</text:p>
          </table:table-cell>
          <table:table-cell office:value-type="float" office:value="143">
            <text:p>143</text:p>
          </table:table-cell>
          <table:table-cell office:value-type="float" office:value="44964">
            <text:p>44964</text:p>
          </table:table-cell>
          <table:table-cell/>
          <table:table-cell table:number-columns-repeated="2" office:value-type="float" office:value="4">
            <text:p>4</text:p>
          </table:table-cell>
          <table:table-cell office:value-type="string">
            <text:p>Бокал 6шт. 200мл</text:p>
          </table:table-cell>
          <table:table-cell office:value-type="float" office:value="35554">
            <text:p>35554</text:p>
          </table:table-cell>
          <table:table-cell office:value-type="float" office:value="321.85">
            <text:p>321,85</text:p>
          </table:table-cell>
          <table:table-cell office:value-type="string">
            <text:p>880422</text:p>
          </table:table-cell>
          <table:table-cell office:value-type="float" office:value="4">
            <text:p>4</text:p>
          </table:table-cell>
          <table:table-cell office:value-type="float" office:value="321.85">
            <text:p>321,85</text:p>
          </table:table-cell>
          <table:table-cell office:value-type="float" office:value="1287.4">
            <text:p>1287,4</text:p>
          </table:table-cell>
          <table:table-cell office:value-type="string">
            <text:p>Пашабахча</text:p>
          </table:table-cell>
          <table:table-cell office:value-type="float" office:value="579">
            <text:p>579</text:p>
          </table:table-cell>
          <table:table-cell office:value-type="float" office:value="35554">
            <text:p>35554</text:p>
          </table:table-cell>
          <table:table-cell office:value-type="string">
            <text:p>{Бокал 6шт. 200мл \ 440270B \ ИЗАБЕЛЛА <text:s/>\ }</text:p>
          </table:table-cell>
          <table:table-cell office:value-type="string">
            <text:p>РПМ-000111</text:p>
          </table:table-cell>
          <table:table-cell office:value-type="float" office:value="143">
            <text:p>143</text:p>
          </table:table-cell>
          <table:table-cell office:value-type="float" office:value="44964">
            <text:p>44964</text:p>
          </table:table-cell>
          <table:table-cell table:number-columns-repeated="2"/>
          <table:table-cell table:number-columns-repeated="2" office:value-type="float" office:value="4">
            <text:p>4</text:p>
          </table:table-cell>
          <table:table-cell office:value-type="string">
            <text:p>Бокал 6шт. 200мл</text:p>
          </table:table-cell>
          <table:table-cell office:value-type="float" office:value="35554">
            <text:p>35554</text:p>
          </table:table-cell>
          <table:table-cell office:value-type="float" office:value="321.85">
            <text:p>321,85</text:p>
          </table:table-cell>
          <table:table-cell office:value-type="string">
            <text:p>880422</text:p>
          </table:table-cell>
          <table:table-cell office:value-type="float" office:value="4">
            <text:p>4</text:p>
          </table:table-cell>
          <table:table-cell office:value-type="float" office:value="321.85">
            <text:p>321,85</text:p>
          </table:table-cell>
          <table:table-cell office:value-type="float" office:value="1287.4">
            <text:p>1287,4</text:p>
          </table:table-cell>
          <table:table-cell office:value-type="string">
            <text:p>Пашабахча</text:p>
          </table:table-cell>
          <table:table-cell office:value-type="float" office:value="579">
            <text:p>579</text:p>
          </table:table-cell>
          <table:table-cell office:value-type="float" office:value="35554">
            <text:p>35554</text:p>
          </table:table-cell>
          <table:table-cell office:value-type="string">
            <text:p>{Бокал 6шт. 200мл \ 440270B \ ИЗАБЕЛЛА <text:s/>\ }</text:p>
          </table:table-cell>
          <table:table-cell office:value-type="string">
            <text:p>РПМ-000111</text:p>
          </table:table-cell>
          <table:table-cell office:value-type="float" office:value="143">
            <text:p>143</text:p>
          </table:table-cell>
          <table:table-cell office:value-type="float" office:value="44964">
            <text:p>44964</text:p>
          </table:table-cell>
          <table:table-cell/>
          <table:table-cell table:formula="of:=[.CK70]-[.AZ70]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/>
          <table:table-cell office:value-type="float" office:value="35554">
            <text:p>35554</text:p>
          </table:table-cell>
          <table:table-cell table:formula="of:=[.DH70]-[.L70]" office:value-type="float" office:value="0">
            <text:p>0</text:p>
          </table:table-cell>
        </table:table-row>
        <table:table-row table:style-name="ro1">
          <table:table-cell office:value-type="string">
            <text:p>Емкость для специй БЕЙЗИК 115 мл</text:p>
          </table:table-cell>
          <table:table-cell office:value-type="string">
            <text:p>43880SLB</text:p>
          </table:table-cell>
          <table:table-cell table:number-columns-repeated="4"/>
          <table:table-cell office:value-type="float" office:value="24">
            <text:p>24</text:p>
          </table:table-cell>
          <table:table-cell office:value-type="float" office:value="70.08">
            <text:p>70,08 ₽</text:p>
          </table:table-cell>
          <table:table-cell office:value-type="float" office:value="1681.92">
            <text:p><text:s/>1 681,92 ₽ </text:p>
          </table:table-cell>
          <table:table-cell office:value-type="string">
            <text:p>Пашабахча</text:p>
          </table:table-cell>
          <table:table-cell table:style-name="ce4" table:formula="of:=ROUND([.H71]*1.8;0)" office:value-type="float" office:value="126">
            <text:p><text:s/>126,00 ₽ </text:p>
          </table:table-cell>
          <table:table-cell office:value-type="float" office:value="35593">
            <text:p>35593</text:p>
          </table:table-cell>
          <table:table-cell office:value-type="string">
            <text:p>{Емкость для специй БЕЙЗИК 115 мл \ 43880SLB \ <text:s/>\ }</text:p>
          </table:table-cell>
          <table:table-cell office:value-type="string">
            <text:p>РПМ-000270</text:p>
          </table:table-cell>
          <table:table-cell office:value-type="float" office:value="14">
            <text:p>14</text:p>
          </table:table-cell>
          <table:table-cell office:value-type="date" office:date-value="2023-03-30">
            <text:p>30.03.23</text:p>
          </table:table-cell>
          <table:table-cell office:value-type="float" office:value="1570">
            <text:p>1570</text:p>
          </table:table-cell>
          <table:table-cell office:value-type="date" office:date-value="2023-04-05">
            <text:p>05.04.23</text:p>
          </table:table-cell>
          <table:table-cell office:value-type="string">
            <text:p>Стеклопласт</text:p>
          </table:table-cell>
          <table:table-cell office:value-type="string">
            <text:p>Basic" солонка-перечница 115мл SL 43880 SL</text:p>
          </table:table-cell>
          <table:table-cell table:number-columns-repeated="2"/>
          <table:table-cell office:value-type="string">
            <text:p>879991</text:p>
          </table:table-cell>
          <table:table-cell table:formula="of:=[.K71]/[.H71]" office:value-type="percentage" office:value="1.79794520547945">
            <text:p>180%</text:p>
          </table:table-cell>
          <table:table-cell/>
          <table:table-cell office:value-type="string">
            <text:p>Турция</text:p>
          </table:table-cell>
          <table:table-cell/>
          <table:table-cell table:formula="of:=([.AC71]-[.G71])*[.H71]"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string">
            <text:p>Basic" солонка-перечница 115мл SL 43880 SL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/>
          <table:table-cell office:value-type="string">
            <text:p>ООО "Посуда Мира"</text:p>
          </table:table-cell>
          <table:table-cell office:value-type="string">
            <text:p>4606065040799</text:p>
          </table:table-cell>
          <table:table-cell table:number-columns-repeated="2"/>
          <table:table-cell office:value-type="string">
            <text:p>РПМ-000270</text:p>
          </table:table-cell>
          <table:table-cell table:number-columns-repeated="2"/>
          <table:table-cell office:value-type="float" office:value="105">
            <text:p>105</text:p>
          </table:table-cell>
          <table:table-cell office:value-type="float" office:value="58.45">
            <text:p>58,45</text:p>
          </table:table-cell>
          <table:table-cell office:value-type="float" office:value="-2">
            <text:p>-2</text:p>
          </table:table-cell>
          <table:table-cell table:number-columns-repeated="3" office:value-type="float" office:value="0">
            <text:p>0</text:p>
          </table:table-cell>
          <table:table-cell table:number-columns-repeated="4"/>
          <table:table-cell table:formula="of:=[.AZ71]-[.AC71]"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12">
            <text:p>12</text:p>
          </table:table-cell>
          <table:table-cell office:value-type="string">
            <text:p>Емкость для специй БЕЙЗИК 115 мл</text:p>
          </table:table-cell>
          <table:table-cell office:value-type="float" office:value="35593">
            <text:p>35593</text:p>
          </table:table-cell>
          <table:table-cell table:formula="of:=[.BC71]-[.L71]" office:value-type="float" office:value="0">
            <text:p>0</text:p>
          </table:table-cell>
          <table:table-cell office:value-type="float" office:value="70.08">
            <text:p>70,08</text:p>
          </table:table-cell>
          <table:table-cell table:formula="of:=[.BE71]/[.H71]" office:value-type="float" office:value="1">
            <text:p>1,00 ₽</text:p>
          </table:table-cell>
          <table:table-cell office:value-type="string">
            <text:p>879991</text:p>
          </table:table-cell>
          <table:table-cell office:value-type="float" office:value="24">
            <text:p>24</text:p>
          </table:table-cell>
          <table:table-cell office:value-type="float" office:value="58.45">
            <text:p>58,45</text:p>
          </table:table-cell>
          <table:table-cell office:value-type="float" office:value="1402.8">
            <text:p>1402,8</text:p>
          </table:table-cell>
          <table:table-cell office:value-type="string">
            <text:p>Пашабахча</text:p>
          </table:table-cell>
          <table:table-cell office:value-type="float" office:value="105">
            <text:p>105</text:p>
          </table:table-cell>
          <table:table-cell office:value-type="float" office:value="35593">
            <text:p>35593</text:p>
          </table:table-cell>
          <table:table-cell office:value-type="string">
            <text:p>{Емкость для специй БЕЙЗИК 115 мл \ 43880SLB \ <text:s/>\ }</text:p>
          </table:table-cell>
          <table:table-cell office:value-type="string">
            <text:p>РПМ-000139</text:p>
          </table:table-cell>
          <table:table-cell office:value-type="float" office:value="120">
            <text:p>120</text:p>
          </table:table-cell>
          <table:table-cell office:value-type="float" office:value="44281">
            <text:p>44281</text:p>
          </table:table-cell>
          <table:table-cell/>
          <table:table-cell office:value-type="float" office:value="24">
            <text:p>24</text:p>
          </table:table-cell>
          <table:table-cell office:value-type="float" office:value="12">
            <text:p>12</text:p>
          </table:table-cell>
          <table:table-cell office:value-type="string">
            <text:p>Емкость для специй БЕЙЗИК 115 мл</text:p>
          </table:table-cell>
          <table:table-cell office:value-type="float" office:value="35593">
            <text:p>35593</text:p>
          </table:table-cell>
          <table:table-cell office:value-type="float" office:value="70.08">
            <text:p>70,08</text:p>
          </table:table-cell>
          <table:table-cell office:value-type="string">
            <text:p>879991</text:p>
          </table:table-cell>
          <table:table-cell office:value-type="float" office:value="24">
            <text:p>24</text:p>
          </table:table-cell>
          <table:table-cell office:value-type="float" office:value="58.45">
            <text:p>58,45</text:p>
          </table:table-cell>
          <table:table-cell office:value-type="float" office:value="1402.8">
            <text:p>1402,8</text:p>
          </table:table-cell>
          <table:table-cell office:value-type="string">
            <text:p>Пашабахча</text:p>
          </table:table-cell>
          <table:table-cell office:value-type="float" office:value="105">
            <text:p>105</text:p>
          </table:table-cell>
          <table:table-cell office:value-type="float" office:value="35593">
            <text:p>35593</text:p>
          </table:table-cell>
          <table:table-cell office:value-type="string">
            <text:p>{Емкость для специй БЕЙЗИК 115 мл \ 43880SLB \ <text:s/>\ }</text:p>
          </table:table-cell>
          <table:table-cell office:value-type="string">
            <text:p>РПМ-000139</text:p>
          </table:table-cell>
          <table:table-cell office:value-type="float" office:value="120">
            <text:p>120</text:p>
          </table:table-cell>
          <table:table-cell office:value-type="float" office:value="44281">
            <text:p>44281</text:p>
          </table:table-cell>
          <table:table-cell table:number-columns-repeated="2"/>
          <table:table-cell office:value-type="float" office:value="24">
            <text:p>24</text:p>
          </table:table-cell>
          <table:table-cell office:value-type="float" office:value="12">
            <text:p>12</text:p>
          </table:table-cell>
          <table:table-cell office:value-type="string">
            <text:p>Емкость для специй БЕЙЗИК 115 мл</text:p>
          </table:table-cell>
          <table:table-cell office:value-type="float" office:value="35593">
            <text:p>35593</text:p>
          </table:table-cell>
          <table:table-cell office:value-type="float" office:value="70.08">
            <text:p>70,08</text:p>
          </table:table-cell>
          <table:table-cell office:value-type="string">
            <text:p>879991</text:p>
          </table:table-cell>
          <table:table-cell office:value-type="float" office:value="24">
            <text:p>24</text:p>
          </table:table-cell>
          <table:table-cell office:value-type="float" office:value="58.45">
            <text:p>58,45</text:p>
          </table:table-cell>
          <table:table-cell office:value-type="float" office:value="1402.8">
            <text:p>1402,8</text:p>
          </table:table-cell>
          <table:table-cell office:value-type="string">
            <text:p>Пашабахча</text:p>
          </table:table-cell>
          <table:table-cell office:value-type="float" office:value="105">
            <text:p>105</text:p>
          </table:table-cell>
          <table:table-cell office:value-type="float" office:value="35593">
            <text:p>35593</text:p>
          </table:table-cell>
          <table:table-cell office:value-type="string">
            <text:p>{Емкость для специй БЕЙЗИК 115 мл \ 43880SLB \ <text:s/>\ }</text:p>
          </table:table-cell>
          <table:table-cell office:value-type="string">
            <text:p>РПМ-000139</text:p>
          </table:table-cell>
          <table:table-cell office:value-type="float" office:value="120">
            <text:p>120</text:p>
          </table:table-cell>
          <table:table-cell office:value-type="float" office:value="44281">
            <text:p>44281</text:p>
          </table:table-cell>
          <table:table-cell/>
          <table:table-cell table:formula="of:=[.CK71]-[.AZ71]" office:value-type="float" office:value="0">
            <text:p>0</text:p>
          </table:table-cell>
          <table:table-cell office:value-type="float" office:value="-2">
            <text:p>-2</text:p>
          </table:table-cell>
          <table:table-cell table:number-columns-repeated="3" office:value-type="float" office:value="0">
            <text:p>0</text:p>
          </table:table-cell>
          <table:table-cell table:style-name="ce3" office:value-type="string">
            <text:p>цена</text:p>
          </table:table-cell>
          <table:table-cell office:value-type="float" office:value="35593">
            <text:p>35593</text:p>
          </table:table-cell>
          <table:table-cell table:formula="of:=[.DH71]-[.L71]" office:value-type="float" office:value="0">
            <text:p>0</text:p>
          </table:table-cell>
        </table:table-row>
        <table:table-row table:style-name="ro1">
          <table:table-cell office:value-type="string">
            <text:p>Рюмка AQUATIC водка</text:p>
          </table:table-cell>
          <table:table-cell office:value-type="string">
            <text:p>41971SLB</text:p>
          </table:table-cell>
          <table:table-cell office:value-type="string">
            <text:p>60мл</text:p>
          </table:table-cell>
          <table:table-cell table:number-columns-repeated="3"/>
          <table:table-cell office:value-type="float" office:value="24">
            <text:p>24</text:p>
          </table:table-cell>
          <table:table-cell office:value-type="float" office:value="21.8">
            <text:p>21,80 ₽</text:p>
          </table:table-cell>
          <table:table-cell office:value-type="float" office:value="523.2">
            <text:p><text:s/>523,20 ₽ </text:p>
          </table:table-cell>
          <table:table-cell office:value-type="string">
            <text:p>Пашабахча</text:p>
          </table:table-cell>
          <table:table-cell table:style-name="ce4" table:formula="of:=ROUND([.H72]*1.8;0)+1" office:value-type="float" office:value="40">
            <text:p><text:s/>40,00 ₽ </text:p>
          </table:table-cell>
          <table:table-cell office:value-type="float" office:value="35652">
            <text:p>35652</text:p>
          </table:table-cell>
          <table:table-cell office:value-type="string">
            <text:p>{Рюмка AQUATIC водка \ 41971SLB \ 60мл \ }</text:p>
          </table:table-cell>
          <table:table-cell office:value-type="string">
            <text:p>РПМ-000270</text:p>
          </table:table-cell>
          <table:table-cell office:value-type="float" office:value="1">
            <text:p>1</text:p>
          </table:table-cell>
          <table:table-cell office:value-type="date" office:date-value="2023-03-30">
            <text:p>30.03.23</text:p>
          </table:table-cell>
          <table:table-cell office:value-type="float" office:value="1570">
            <text:p>1570</text:p>
          </table:table-cell>
          <table:table-cell office:value-type="date" office:date-value="2023-04-05">
            <text:p>05.04.23</text:p>
          </table:table-cell>
          <table:table-cell office:value-type="string">
            <text:p>Стеклопласт</text:p>
          </table:table-cell>
          <table:table-cell office:value-type="string">
            <text:p>Aguatiс" стопка v=60cc SL 41971 SL/St</text:p>
          </table:table-cell>
          <table:table-cell table:number-columns-repeated="2"/>
          <table:table-cell office:value-type="string">
            <text:p>K0016104</text:p>
          </table:table-cell>
          <table:table-cell table:formula="of:=[.K72]/[.H72]" office:value-type="percentage" office:value="1.8348623853211">
            <text:p>183%</text:p>
          </table:table-cell>
          <table:table-cell/>
          <table:table-cell office:value-type="string">
            <text:p>Пашабахча</text:p>
          </table:table-cell>
          <table:table-cell/>
          <table:table-cell table:formula="of:=([.AC72]-[.G72])*[.H72]"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string">
            <text:p>Aguatiс" стопка v=60cc SL 41971 SL/St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/>
          <table:table-cell office:value-type="string">
            <text:p>ООО "Посуда Мира"</text:p>
          </table:table-cell>
          <table:table-cell office:value-type="string">
            <text:p>4606065016138</text:p>
          </table:table-cell>
          <table:table-cell table:number-columns-repeated="2"/>
          <table:table-cell office:value-type="string">
            <text:p>РПМ-000270</text:p>
          </table:table-cell>
          <table:table-cell table:number-columns-repeated="2"/>
          <table:table-cell office:value-type="float" office:value="33">
            <text:p>33</text:p>
          </table:table-cell>
          <table:table-cell office:value-type="float" office:value="18.39">
            <text:p>18,39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4"/>
          <table:table-cell table:formula="of:=[.AZ72]-[.AC72]" office:value-type="float" office:value="0">
            <text:p>0</text:p>
          </table:table-cell>
          <table:table-cell table:number-columns-repeated="2" office:value-type="float" office:value="24">
            <text:p>24</text:p>
          </table:table-cell>
          <table:table-cell office:value-type="string">
            <text:p>Рюмка AQUATIC водка</text:p>
          </table:table-cell>
          <table:table-cell office:value-type="float" office:value="35652">
            <text:p>35652</text:p>
          </table:table-cell>
          <table:table-cell table:formula="of:=[.BC72]-[.L72]" office:value-type="float" office:value="0">
            <text:p>0</text:p>
          </table:table-cell>
          <table:table-cell office:value-type="float" office:value="21.8">
            <text:p>21,8</text:p>
          </table:table-cell>
          <table:table-cell table:formula="of:=[.BE72]/[.H72]" office:value-type="float" office:value="1">
            <text:p>1,00 ₽</text:p>
          </table:table-cell>
          <table:table-cell office:value-type="string">
            <text:p>K0016104</text:p>
          </table:table-cell>
          <table:table-cell office:value-type="float" office:value="24">
            <text:p>24</text:p>
          </table:table-cell>
          <table:table-cell office:value-type="float" office:value="18.39">
            <text:p>18,39</text:p>
          </table:table-cell>
          <table:table-cell office:value-type="float" office:value="441.36">
            <text:p>441,36</text:p>
          </table:table-cell>
          <table:table-cell office:value-type="string">
            <text:p>Пашабахча</text:p>
          </table:table-cell>
          <table:table-cell office:value-type="float" office:value="33">
            <text:p>33</text:p>
          </table:table-cell>
          <table:table-cell office:value-type="float" office:value="35652">
            <text:p>35652</text:p>
          </table:table-cell>
          <table:table-cell office:value-type="string">
            <text:p>{Рюмка AQUATIC водка \ 41971SLB \ 60мл \ }</text:p>
          </table:table-cell>
          <table:table-cell office:value-type="string">
            <text:p>РПМ-000139</text:p>
          </table:table-cell>
          <table:table-cell office:value-type="float" office:value="82">
            <text:p>82</text:p>
          </table:table-cell>
          <table:table-cell office:value-type="float" office:value="44281">
            <text:p>44281</text:p>
          </table:table-cell>
          <table:table-cell/>
          <table:table-cell table:number-columns-repeated="2" office:value-type="float" office:value="24">
            <text:p>24</text:p>
          </table:table-cell>
          <table:table-cell office:value-type="string">
            <text:p>Рюмка AQUATIC водка</text:p>
          </table:table-cell>
          <table:table-cell office:value-type="float" office:value="35652">
            <text:p>35652</text:p>
          </table:table-cell>
          <table:table-cell office:value-type="float" office:value="21.8">
            <text:p>21,8</text:p>
          </table:table-cell>
          <table:table-cell office:value-type="string">
            <text:p>K0016104</text:p>
          </table:table-cell>
          <table:table-cell office:value-type="float" office:value="24">
            <text:p>24</text:p>
          </table:table-cell>
          <table:table-cell office:value-type="float" office:value="18.39">
            <text:p>18,39</text:p>
          </table:table-cell>
          <table:table-cell office:value-type="float" office:value="441.36">
            <text:p>441,36</text:p>
          </table:table-cell>
          <table:table-cell office:value-type="string">
            <text:p>Пашабахча</text:p>
          </table:table-cell>
          <table:table-cell office:value-type="float" office:value="33">
            <text:p>33</text:p>
          </table:table-cell>
          <table:table-cell office:value-type="float" office:value="35652">
            <text:p>35652</text:p>
          </table:table-cell>
          <table:table-cell office:value-type="string">
            <text:p>{Рюмка AQUATIC водка \ 41971SLB \ 60мл \ }</text:p>
          </table:table-cell>
          <table:table-cell office:value-type="string">
            <text:p>РПМ-000139</text:p>
          </table:table-cell>
          <table:table-cell office:value-type="float" office:value="82">
            <text:p>82</text:p>
          </table:table-cell>
          <table:table-cell office:value-type="float" office:value="44281">
            <text:p>44281</text:p>
          </table:table-cell>
          <table:table-cell table:number-columns-repeated="2"/>
          <table:table-cell table:number-columns-repeated="2" office:value-type="float" office:value="24">
            <text:p>24</text:p>
          </table:table-cell>
          <table:table-cell office:value-type="string">
            <text:p>Рюмка AQUATIC водка</text:p>
          </table:table-cell>
          <table:table-cell office:value-type="float" office:value="35652">
            <text:p>35652</text:p>
          </table:table-cell>
          <table:table-cell office:value-type="float" office:value="21.8">
            <text:p>21,8</text:p>
          </table:table-cell>
          <table:table-cell office:value-type="string">
            <text:p>K0016104</text:p>
          </table:table-cell>
          <table:table-cell office:value-type="float" office:value="24">
            <text:p>24</text:p>
          </table:table-cell>
          <table:table-cell office:value-type="float" office:value="18.39">
            <text:p>18,39</text:p>
          </table:table-cell>
          <table:table-cell office:value-type="float" office:value="441.36">
            <text:p>441,36</text:p>
          </table:table-cell>
          <table:table-cell office:value-type="string">
            <text:p>Пашабахча</text:p>
          </table:table-cell>
          <table:table-cell office:value-type="float" office:value="33">
            <text:p>33</text:p>
          </table:table-cell>
          <table:table-cell office:value-type="float" office:value="35652">
            <text:p>35652</text:p>
          </table:table-cell>
          <table:table-cell office:value-type="string">
            <text:p>{Рюмка AQUATIC водка \ 41971SLB \ 60мл \ }</text:p>
          </table:table-cell>
          <table:table-cell office:value-type="string">
            <text:p>РПМ-000139</text:p>
          </table:table-cell>
          <table:table-cell office:value-type="float" office:value="82">
            <text:p>82</text:p>
          </table:table-cell>
          <table:table-cell office:value-type="float" office:value="44281">
            <text:p>44281</text:p>
          </table:table-cell>
          <table:table-cell/>
          <table:table-cell table:formula="of:=[.CK72]-[.AZ72]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style-name="ce3" office:value-type="string">
            <text:p>цена</text:p>
          </table:table-cell>
          <table:table-cell office:value-type="float" office:value="35652">
            <text:p>35652</text:p>
          </table:table-cell>
          <table:table-cell table:formula="of:=[.DH72]-[.L72]" office:value-type="float" office:value="0">
            <text:p>0</text:p>
          </table:table-cell>
        </table:table-row>
        <table:table-row table:style-name="ro1">
          <table:table-cell office:value-type="string">
            <text:p>Тарелка глубокая ПАПИЙОН</text:p>
          </table:table-cell>
          <table:table-cell office:value-type="string">
            <text:p>10275 F&amp;D SL/St</text:p>
          </table:table-cell>
          <table:table-cell office:value-type="string">
            <text:p>160мм</text:p>
          </table:table-cell>
          <table:table-cell table:number-columns-repeated="3"/>
          <table:table-cell office:value-type="float" office:value="12">
            <text:p>12</text:p>
          </table:table-cell>
          <table:table-cell office:value-type="float" office:value="20.06">
            <text:p>20,06 ₽</text:p>
          </table:table-cell>
          <table:table-cell office:value-type="float" office:value="240.72">
            <text:p><text:s/>240,72 ₽ </text:p>
          </table:table-cell>
          <table:table-cell office:value-type="string">
            <text:p>Пашабахча</text:p>
          </table:table-cell>
          <table:table-cell office:value-type="float" office:value="37">
            <text:p><text:s/>37,00 ₽ </text:p>
          </table:table-cell>
          <table:table-cell office:value-type="float" office:value="35710">
            <text:p>35710</text:p>
          </table:table-cell>
          <table:table-cell office:value-type="string">
            <text:p>{Тарелка глубокая ПАПИЙОН \ 10275 F&amp;D SL/St \ 160мм \ }</text:p>
          </table:table-cell>
          <table:table-cell office:value-type="string">
            <text:p>РПМ-000270</text:p>
          </table:table-cell>
          <table:table-cell office:value-type="float" office:value="101">
            <text:p>101</text:p>
          </table:table-cell>
          <table:table-cell office:value-type="date" office:date-value="2023-03-30">
            <text:p>30.03.23</text:p>
          </table:table-cell>
          <table:table-cell office:value-type="float" office:value="1570">
            <text:p>1570</text:p>
          </table:table-cell>
          <table:table-cell office:value-type="date" office:date-value="2023-04-05">
            <text:p>05.04.23</text:p>
          </table:table-cell>
          <table:table-cell office:value-type="string">
            <text:p>Стеклопласт</text:p>
          </table:table-cell>
          <table:table-cell office:value-type="string">
            <text:p>Papillion-F&amp;D" тарелка глубокая закал. (d-160мм) SL со стикером 10275 F&amp;D SL/St</text:p>
          </table:table-cell>
          <table:table-cell table:number-columns-repeated="2"/>
          <table:table-cell office:value-type="string">
            <text:p>K0023467</text:p>
          </table:table-cell>
          <table:table-cell table:formula="of:=[.K73]/[.H73]" office:value-type="percentage" office:value="1.8444666001994">
            <text:p>184%</text:p>
          </table:table-cell>
          <table:table-cell/>
          <table:table-cell office:value-type="string">
            <text:p>Турция</text:p>
          </table:table-cell>
          <table:table-cell/>
          <table:table-cell table:formula="of:=([.AC73]-[.G73])*[.H73]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string">
            <text:p>Papillion-F&amp;D" тарелка глубокая закал. (d-160мм) SL со стикером 10275 F&amp;D SL/St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/>
          <table:table-cell office:value-type="string">
            <text:p>ООО "Посуда Мира"</text:p>
          </table:table-cell>
          <table:table-cell office:value-type="string">
            <text:p>8693357520073</text:p>
          </table:table-cell>
          <table:table-cell table:number-columns-repeated="2"/>
          <table:table-cell office:value-type="string">
            <text:p>РПМ-000270</text:p>
          </table:table-cell>
          <table:table-cell table:number-columns-repeated="2"/>
          <table:table-cell office:value-type="float" office:value="37">
            <text:p>37</text:p>
          </table:table-cell>
          <table:table-cell office:value-type="float" office:value="20.06">
            <text:p>20,06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26">
            <text:p>26</text:p>
          </table:table-cell>
          <table:table-cell table:number-columns-repeated="4"/>
          <table:table-cell table:formula="of:=[.AZ73]-[.AC73]" office:value-type="float" office:value="0">
            <text:p>0</text:p>
          </table:table-cell>
          <table:table-cell table:number-columns-repeated="2" office:value-type="float" office:value="12">
            <text:p>12</text:p>
          </table:table-cell>
          <table:table-cell office:value-type="string">
            <text:p>Тарелка глубокая ПАПИЙОН</text:p>
          </table:table-cell>
          <table:table-cell office:value-type="float" office:value="35710">
            <text:p>35710</text:p>
          </table:table-cell>
          <table:table-cell table:formula="of:=[.BC73]-[.L73]" office:value-type="float" office:value="0">
            <text:p>0</text:p>
          </table:table-cell>
          <table:table-cell office:value-type="float" office:value="20.06">
            <text:p>20,06</text:p>
          </table:table-cell>
          <table:table-cell table:formula="of:=[.BE73]/[.H73]" office:value-type="float" office:value="1">
            <text:p>1,00 ₽</text:p>
          </table:table-cell>
          <table:table-cell office:value-type="string">
            <text:p>K0023467</text:p>
          </table:table-cell>
          <table:table-cell office:value-type="float" office:value="12">
            <text:p>12</text:p>
          </table:table-cell>
          <table:table-cell office:value-type="float" office:value="20.06">
            <text:p>20,06</text:p>
          </table:table-cell>
          <table:table-cell office:value-type="float" office:value="240.72">
            <text:p>240,72</text:p>
          </table:table-cell>
          <table:table-cell office:value-type="string">
            <text:p>Пашабахча</text:p>
          </table:table-cell>
          <table:table-cell office:value-type="float" office:value="37">
            <text:p>37</text:p>
          </table:table-cell>
          <table:table-cell office:value-type="float" office:value="35710">
            <text:p>35710</text:p>
          </table:table-cell>
          <table:table-cell office:value-type="string">
            <text:p>{Тарелка глубокая ПАПИЙОН \ 10275 F&amp;D SL/St \ 160мм \ }</text:p>
          </table:table-cell>
          <table:table-cell office:value-type="string">
            <text:p>РПМ-000729</text:p>
          </table:table-cell>
          <table:table-cell office:value-type="float" office:value="34">
            <text:p>34</text:p>
          </table:table-cell>
          <table:table-cell office:value-type="float" office:value="44897">
            <text:p>44897</text:p>
          </table:table-cell>
          <table:table-cell/>
          <table:table-cell table:number-columns-repeated="2" office:value-type="float" office:value="12">
            <text:p>12</text:p>
          </table:table-cell>
          <table:table-cell office:value-type="string">
            <text:p>Тарелка глубокая ПАПИЙОН</text:p>
          </table:table-cell>
          <table:table-cell office:value-type="float" office:value="35710">
            <text:p>35710</text:p>
          </table:table-cell>
          <table:table-cell office:value-type="float" office:value="20.06">
            <text:p>20,06</text:p>
          </table:table-cell>
          <table:table-cell office:value-type="string">
            <text:p>K0023467</text:p>
          </table:table-cell>
          <table:table-cell office:value-type="float" office:value="12">
            <text:p>12</text:p>
          </table:table-cell>
          <table:table-cell office:value-type="float" office:value="20.06">
            <text:p>20,06</text:p>
          </table:table-cell>
          <table:table-cell office:value-type="float" office:value="240.72">
            <text:p>240,72</text:p>
          </table:table-cell>
          <table:table-cell office:value-type="string">
            <text:p>Пашабахча</text:p>
          </table:table-cell>
          <table:table-cell office:value-type="float" office:value="37">
            <text:p>37</text:p>
          </table:table-cell>
          <table:table-cell office:value-type="float" office:value="35710">
            <text:p>35710</text:p>
          </table:table-cell>
          <table:table-cell office:value-type="string">
            <text:p>{Тарелка глубокая ПАПИЙОН \ 10275 F&amp;D SL/St \ 160мм \ }</text:p>
          </table:table-cell>
          <table:table-cell office:value-type="string">
            <text:p>РПМ-000729</text:p>
          </table:table-cell>
          <table:table-cell office:value-type="float" office:value="34">
            <text:p>34</text:p>
          </table:table-cell>
          <table:table-cell office:value-type="float" office:value="44897">
            <text:p>44897</text:p>
          </table:table-cell>
          <table:table-cell table:number-columns-repeated="2"/>
          <table:table-cell table:number-columns-repeated="2" office:value-type="float" office:value="12">
            <text:p>12</text:p>
          </table:table-cell>
          <table:table-cell office:value-type="string">
            <text:p>Тарелка глубокая ПАПИЙОН</text:p>
          </table:table-cell>
          <table:table-cell office:value-type="float" office:value="35710">
            <text:p>35710</text:p>
          </table:table-cell>
          <table:table-cell office:value-type="float" office:value="20.06">
            <text:p>20,06</text:p>
          </table:table-cell>
          <table:table-cell office:value-type="string">
            <text:p>K0023467</text:p>
          </table:table-cell>
          <table:table-cell office:value-type="float" office:value="12">
            <text:p>12</text:p>
          </table:table-cell>
          <table:table-cell office:value-type="float" office:value="20.06">
            <text:p>20,06</text:p>
          </table:table-cell>
          <table:table-cell office:value-type="float" office:value="240.72">
            <text:p>240,72</text:p>
          </table:table-cell>
          <table:table-cell office:value-type="string">
            <text:p>Пашабахча</text:p>
          </table:table-cell>
          <table:table-cell office:value-type="float" office:value="37">
            <text:p>37</text:p>
          </table:table-cell>
          <table:table-cell office:value-type="float" office:value="35710">
            <text:p>35710</text:p>
          </table:table-cell>
          <table:table-cell office:value-type="string">
            <text:p>{Тарелка глубокая ПАПИЙОН \ 10275 F&amp;D SL/St \ 160мм \ }</text:p>
          </table:table-cell>
          <table:table-cell office:value-type="string">
            <text:p>РПМ-000729</text:p>
          </table:table-cell>
          <table:table-cell office:value-type="float" office:value="34">
            <text:p>34</text:p>
          </table:table-cell>
          <table:table-cell office:value-type="float" office:value="44897">
            <text:p>44897</text:p>
          </table:table-cell>
          <table:table-cell/>
          <table:table-cell table:formula="of:=[.CK73]-[.AZ73]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26">
            <text:p>26</text:p>
          </table:table-cell>
          <table:table-cell/>
          <table:table-cell office:value-type="float" office:value="35710">
            <text:p>35710</text:p>
          </table:table-cell>
          <table:table-cell table:formula="of:=[.DH73]-[.L73]" office:value-type="float" office:value="0">
            <text:p>0</text:p>
          </table:table-cell>
        </table:table-row>
        <table:table-row table:style-name="ro1">
          <table:table-cell office:value-type="string">
            <text:p>Салатник ПАПИЙОН</text:p>
          </table:table-cell>
          <table:table-cell office:value-type="string">
            <text:p>10274SLB</text:p>
          </table:table-cell>
          <table:table-cell office:value-type="string">
            <text:p>120мм</text:p>
          </table:table-cell>
          <table:table-cell table:number-columns-repeated="3"/>
          <table:table-cell office:value-type="float" office:value="24">
            <text:p>24</text:p>
          </table:table-cell>
          <table:table-cell office:value-type="float" office:value="15.44">
            <text:p>15,44 ₽</text:p>
          </table:table-cell>
          <table:table-cell office:value-type="float" office:value="370.56">
            <text:p><text:s/>370,56 ₽ </text:p>
          </table:table-cell>
          <table:table-cell office:value-type="string">
            <text:p>Пашабахча</text:p>
          </table:table-cell>
          <table:table-cell office:value-type="float" office:value="30">
            <text:p><text:s/>30,00 ₽ </text:p>
          </table:table-cell>
          <table:table-cell office:value-type="float" office:value="35878">
            <text:p>35878</text:p>
          </table:table-cell>
          <table:table-cell office:value-type="string">
            <text:p>{Салатник ПАПИЙОН \ 10274SLB \ 120мм \ }</text:p>
          </table:table-cell>
          <table:table-cell office:value-type="string">
            <text:p>РПМ-000270</text:p>
          </table:table-cell>
          <table:table-cell office:value-type="float" office:value="99">
            <text:p>99</text:p>
          </table:table-cell>
          <table:table-cell office:value-type="date" office:date-value="2023-03-30">
            <text:p>30.03.23</text:p>
          </table:table-cell>
          <table:table-cell office:value-type="float" office:value="1570">
            <text:p>1570</text:p>
          </table:table-cell>
          <table:table-cell office:value-type="date" office:date-value="2023-04-05">
            <text:p>05.04.23</text:p>
          </table:table-cell>
          <table:table-cell office:value-type="string">
            <text:p>Стеклопласт</text:p>
          </table:table-cell>
          <table:table-cell office:value-type="string">
            <text:p>Papillion F&amp;D" салатник закал. (d-120мм) SL со стикером 10274 F&amp;D SL/St</text:p>
          </table:table-cell>
          <table:table-cell table:number-columns-repeated="2"/>
          <table:table-cell office:value-type="string">
            <text:p>K0023530</text:p>
          </table:table-cell>
          <table:table-cell table:formula="of:=[.K74]/[.H74]" office:value-type="percentage" office:value="1.94300518134715">
            <text:p>194%</text:p>
          </table:table-cell>
          <table:table-cell/>
          <table:table-cell office:value-type="string">
            <text:p>Россия</text:p>
          </table:table-cell>
          <table:table-cell/>
          <table:table-cell table:formula="of:=([.AC74]-[.G74])*[.H74]"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string">
            <text:p>Papillion F&amp;D" салатник закал. (d-120мм) SL со стикером 10274 F&amp;D SL/St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/>
          <table:table-cell office:value-type="string">
            <text:p>ООО "Посуда Мира"</text:p>
          </table:table-cell>
          <table:table-cell office:value-type="string">
            <text:p>8693357520059</text:p>
          </table:table-cell>
          <table:table-cell table:number-columns-repeated="2"/>
          <table:table-cell office:value-type="string">
            <text:p>РПМ-000270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float" office:value="15.44">
            <text:p>15,44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23">
            <text:p>23</text:p>
          </table:table-cell>
          <table:table-cell table:number-columns-repeated="4"/>
          <table:table-cell table:formula="of:=[.AZ74]-[.AC74]" office:value-type="float" office:value="0">
            <text:p>0</text:p>
          </table:table-cell>
          <table:table-cell table:number-columns-repeated="2" office:value-type="float" office:value="24">
            <text:p>24</text:p>
          </table:table-cell>
          <table:table-cell office:value-type="string">
            <text:p>Салатник ПАПИЙОН</text:p>
          </table:table-cell>
          <table:table-cell office:value-type="float" office:value="35878">
            <text:p>35878</text:p>
          </table:table-cell>
          <table:table-cell table:formula="of:=[.BC74]-[.L74]" office:value-type="float" office:value="0">
            <text:p>0</text:p>
          </table:table-cell>
          <table:table-cell office:value-type="float" office:value="15.44">
            <text:p>15,44</text:p>
          </table:table-cell>
          <table:table-cell table:formula="of:=[.BE74]/[.H74]" office:value-type="float" office:value="1">
            <text:p>1,00 ₽</text:p>
          </table:table-cell>
          <table:table-cell office:value-type="string">
            <text:p>K0023530</text:p>
          </table:table-cell>
          <table:table-cell office:value-type="float" office:value="24">
            <text:p>24</text:p>
          </table:table-cell>
          <table:table-cell office:value-type="float" office:value="15.44">
            <text:p>15,44</text:p>
          </table:table-cell>
          <table:table-cell office:value-type="float" office:value="370.56">
            <text:p>370,56</text:p>
          </table:table-cell>
          <table:table-cell office:value-type="string">
            <text:p>Пашабахча</text:p>
          </table:table-cell>
          <table:table-cell office:value-type="float" office:value="30">
            <text:p>30</text:p>
          </table:table-cell>
          <table:table-cell office:value-type="float" office:value="35878">
            <text:p>35878</text:p>
          </table:table-cell>
          <table:table-cell office:value-type="string">
            <text:p>{Салатник ПАПИЙОН \ 10274SLB \ 120мм \ }</text:p>
          </table:table-cell>
          <table:table-cell office:value-type="string">
            <text:p>РПМ-000111</text:p>
          </table:table-cell>
          <table:table-cell office:value-type="float" office:value="61">
            <text:p>61</text:p>
          </table:table-cell>
          <table:table-cell office:value-type="float" office:value="44964">
            <text:p>44964</text:p>
          </table:table-cell>
          <table:table-cell/>
          <table:table-cell table:number-columns-repeated="2" office:value-type="float" office:value="24">
            <text:p>24</text:p>
          </table:table-cell>
          <table:table-cell office:value-type="string">
            <text:p>Салатник ПАПИЙОН</text:p>
          </table:table-cell>
          <table:table-cell office:value-type="float" office:value="35878">
            <text:p>35878</text:p>
          </table:table-cell>
          <table:table-cell office:value-type="float" office:value="15.44">
            <text:p>15,44</text:p>
          </table:table-cell>
          <table:table-cell office:value-type="string">
            <text:p>K0023530</text:p>
          </table:table-cell>
          <table:table-cell office:value-type="float" office:value="24">
            <text:p>24</text:p>
          </table:table-cell>
          <table:table-cell office:value-type="float" office:value="15.44">
            <text:p>15,44</text:p>
          </table:table-cell>
          <table:table-cell office:value-type="float" office:value="370.56">
            <text:p>370,56</text:p>
          </table:table-cell>
          <table:table-cell office:value-type="string">
            <text:p>Пашабахча</text:p>
          </table:table-cell>
          <table:table-cell office:value-type="float" office:value="30">
            <text:p>30</text:p>
          </table:table-cell>
          <table:table-cell office:value-type="float" office:value="35878">
            <text:p>35878</text:p>
          </table:table-cell>
          <table:table-cell office:value-type="string">
            <text:p>{Салатник ПАПИЙОН \ 10274SLB \ 120мм \ }</text:p>
          </table:table-cell>
          <table:table-cell office:value-type="string">
            <text:p>РПМ-000111</text:p>
          </table:table-cell>
          <table:table-cell office:value-type="float" office:value="61">
            <text:p>61</text:p>
          </table:table-cell>
          <table:table-cell office:value-type="float" office:value="44964">
            <text:p>44964</text:p>
          </table:table-cell>
          <table:table-cell table:number-columns-repeated="2"/>
          <table:table-cell table:number-columns-repeated="2" office:value-type="float" office:value="24">
            <text:p>24</text:p>
          </table:table-cell>
          <table:table-cell office:value-type="string">
            <text:p>Салатник ПАПИЙОН</text:p>
          </table:table-cell>
          <table:table-cell office:value-type="float" office:value="35878">
            <text:p>35878</text:p>
          </table:table-cell>
          <table:table-cell office:value-type="float" office:value="15.44">
            <text:p>15,44</text:p>
          </table:table-cell>
          <table:table-cell office:value-type="string">
            <text:p>K0023530</text:p>
          </table:table-cell>
          <table:table-cell office:value-type="float" office:value="24">
            <text:p>24</text:p>
          </table:table-cell>
          <table:table-cell office:value-type="float" office:value="15.44">
            <text:p>15,44</text:p>
          </table:table-cell>
          <table:table-cell office:value-type="float" office:value="370.56">
            <text:p>370,56</text:p>
          </table:table-cell>
          <table:table-cell office:value-type="string">
            <text:p>Пашабахча</text:p>
          </table:table-cell>
          <table:table-cell office:value-type="float" office:value="30">
            <text:p>30</text:p>
          </table:table-cell>
          <table:table-cell office:value-type="float" office:value="35878">
            <text:p>35878</text:p>
          </table:table-cell>
          <table:table-cell office:value-type="string">
            <text:p>{Салатник ПАПИЙОН \ 10274SLB \ 120мм \ }</text:p>
          </table:table-cell>
          <table:table-cell office:value-type="string">
            <text:p>РПМ-000111</text:p>
          </table:table-cell>
          <table:table-cell office:value-type="float" office:value="61">
            <text:p>61</text:p>
          </table:table-cell>
          <table:table-cell office:value-type="float" office:value="44964">
            <text:p>44964</text:p>
          </table:table-cell>
          <table:table-cell/>
          <table:table-cell table:formula="of:=[.CK74]-[.AZ74]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23">
            <text:p>23</text:p>
          </table:table-cell>
          <table:table-cell/>
          <table:table-cell office:value-type="float" office:value="35878">
            <text:p>35878</text:p>
          </table:table-cell>
          <table:table-cell table:formula="of:=[.DH74]-[.L74]" office:value-type="float" office:value="0">
            <text:p>0</text:p>
          </table:table-cell>
        </table:table-row>
        <table:table-row table:style-name="ro1">
          <table:table-cell office:value-type="string">
            <text:p>Кружка для чая "Грация"</text:p>
          </table:table-cell>
          <table:table-cell office:value-type="string">
            <text:p>OCZ1649</text:p>
          </table:table-cell>
          <table:table-cell office:value-type="string">
            <text:p>280мл</text:p>
          </table:table-cell>
          <table:table-cell table:number-columns-repeated="3"/>
          <table:table-cell office:value-type="float" office:value="20">
            <text:p>20</text:p>
          </table:table-cell>
          <table:table-cell office:value-type="float" office:value="27.97">
            <text:p>27,97 ₽</text:p>
          </table:table-cell>
          <table:table-cell office:value-type="float" office:value="559.4">
            <text:p><text:s/>559,40 ₽ </text:p>
          </table:table-cell>
          <table:table-cell office:value-type="string">
            <text:p>ОСЗ</text:p>
          </table:table-cell>
          <table:table-cell office:value-type="float" office:value="51">
            <text:p><text:s/>51,00 ₽ </text:p>
          </table:table-cell>
          <table:table-cell office:value-type="float" office:value="37147">
            <text:p>37147</text:p>
          </table:table-cell>
          <table:table-cell office:value-type="string">
            <text:p>{Кружка для чая "Грация" \ OCZ1649 \ 280мл \ }</text:p>
          </table:table-cell>
          <table:table-cell office:value-type="string">
            <text:p>РПМ-000270</text:p>
          </table:table-cell>
          <table:table-cell office:value-type="float" office:value="173">
            <text:p>173</text:p>
          </table:table-cell>
          <table:table-cell office:value-type="date" office:date-value="2023-03-30">
            <text:p>30.03.23</text:p>
          </table:table-cell>
          <table:table-cell office:value-type="float" office:value="1570">
            <text:p>1570</text:p>
          </table:table-cell>
          <table:table-cell office:value-type="date" office:date-value="2023-04-05">
            <text:p>05.04.23</text:p>
          </table:table-cell>
          <table:table-cell office:value-type="string">
            <text:p>Стеклопласт</text:p>
          </table:table-cell>
          <table:table-cell office:value-type="string">
            <text:p>Грация" кружка 250 мл 13с1649</text:p>
          </table:table-cell>
          <table:table-cell table:number-columns-repeated="2"/>
          <table:table-cell office:value-type="string">
            <text:p>K0013853</text:p>
          </table:table-cell>
          <table:table-cell table:formula="of:=[.K75]/[.H75]" office:value-type="percentage" office:value="1.82338219520915">
            <text:p>182%</text:p>
          </table:table-cell>
          <table:table-cell/>
          <table:table-cell office:value-type="string">
            <text:p>Россия</text:p>
          </table:table-cell>
          <table:table-cell/>
          <table:table-cell table:formula="of:=([.AC75]-[.G75])*[.H75]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>
            <text:p>Грация" кружка 250 мл 13с1649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/>
          <table:table-cell office:value-type="string">
            <text:p>ООО "Посуда Мира"</text:p>
          </table:table-cell>
          <table:table-cell office:value-type="string">
            <text:p>4690509016297</text:p>
          </table:table-cell>
          <table:table-cell table:number-columns-repeated="2"/>
          <table:table-cell office:value-type="string">
            <text:p>РПМ-000270</text:p>
          </table:table-cell>
          <table:table-cell table:number-columns-repeated="2"/>
          <table:table-cell office:value-type="float" office:value="51">
            <text:p>51</text:p>
          </table:table-cell>
          <table:table-cell office:value-type="float" office:value="27.97">
            <text:p>27,97</text:p>
          </table:table-cell>
          <table:table-cell table:number-columns-repeated="3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4"/>
          <table:table-cell table:formula="of:=[.AZ75]-[.AC75]" office:value-type="float" office:value="0">
            <text:p>0</text:p>
          </table:table-cell>
          <table:table-cell table:number-columns-repeated="2" office:value-type="float" office:value="20">
            <text:p>20</text:p>
          </table:table-cell>
          <table:table-cell office:value-type="string">
            <text:p>Кружка для чая "Грация"</text:p>
          </table:table-cell>
          <table:table-cell office:value-type="float" office:value="37147">
            <text:p>37147</text:p>
          </table:table-cell>
          <table:table-cell table:formula="of:=[.BC75]-[.L75]" office:value-type="float" office:value="0">
            <text:p>0</text:p>
          </table:table-cell>
          <table:table-cell office:value-type="float" office:value="27.97">
            <text:p>27,97</text:p>
          </table:table-cell>
          <table:table-cell table:formula="of:=[.BE75]/[.H75]" office:value-type="float" office:value="1">
            <text:p>1,00 ₽</text:p>
          </table:table-cell>
          <table:table-cell office:value-type="string">
            <text:p>K0013853</text:p>
          </table:table-cell>
          <table:table-cell office:value-type="float" office:value="20">
            <text:p>20</text:p>
          </table:table-cell>
          <table:table-cell office:value-type="float" office:value="27.97">
            <text:p>27,97</text:p>
          </table:table-cell>
          <table:table-cell office:value-type="float" office:value="559.4">
            <text:p>559,4</text:p>
          </table:table-cell>
          <table:table-cell office:value-type="string">
            <text:p>ОСЗ</text:p>
          </table:table-cell>
          <table:table-cell office:value-type="float" office:value="51">
            <text:p>51</text:p>
          </table:table-cell>
          <table:table-cell office:value-type="float" office:value="37147">
            <text:p>37147</text:p>
          </table:table-cell>
          <table:table-cell office:value-type="string">
            <text:p>{Кружка для чая "Грация" \ OCZ1649 \ 280мл \ }</text:p>
          </table:table-cell>
          <table:table-cell office:value-type="string">
            <text:p>РПМ-000111</text:p>
          </table:table-cell>
          <table:table-cell office:value-type="float" office:value="37">
            <text:p>37</text:p>
          </table:table-cell>
          <table:table-cell office:value-type="float" office:value="44964">
            <text:p>44964</text:p>
          </table:table-cell>
          <table:table-cell/>
          <table:table-cell table:number-columns-repeated="2" office:value-type="float" office:value="20">
            <text:p>20</text:p>
          </table:table-cell>
          <table:table-cell office:value-type="string">
            <text:p>Кружка для чая "Грация"</text:p>
          </table:table-cell>
          <table:table-cell office:value-type="float" office:value="37147">
            <text:p>37147</text:p>
          </table:table-cell>
          <table:table-cell office:value-type="float" office:value="27.97">
            <text:p>27,97</text:p>
          </table:table-cell>
          <table:table-cell office:value-type="string">
            <text:p>K0013853</text:p>
          </table:table-cell>
          <table:table-cell office:value-type="float" office:value="20">
            <text:p>20</text:p>
          </table:table-cell>
          <table:table-cell office:value-type="float" office:value="27.97">
            <text:p>27,97</text:p>
          </table:table-cell>
          <table:table-cell office:value-type="float" office:value="559.4">
            <text:p>559,4</text:p>
          </table:table-cell>
          <table:table-cell office:value-type="string">
            <text:p>ОСЗ</text:p>
          </table:table-cell>
          <table:table-cell office:value-type="float" office:value="51">
            <text:p>51</text:p>
          </table:table-cell>
          <table:table-cell office:value-type="float" office:value="37147">
            <text:p>37147</text:p>
          </table:table-cell>
          <table:table-cell office:value-type="string">
            <text:p>{Кружка для чая "Грация" \ OCZ1649 \ 280мл \ }</text:p>
          </table:table-cell>
          <table:table-cell office:value-type="string">
            <text:p>РПМ-000111</text:p>
          </table:table-cell>
          <table:table-cell office:value-type="float" office:value="37">
            <text:p>37</text:p>
          </table:table-cell>
          <table:table-cell office:value-type="float" office:value="44964">
            <text:p>44964</text:p>
          </table:table-cell>
          <table:table-cell table:number-columns-repeated="2"/>
          <table:table-cell table:number-columns-repeated="2" office:value-type="float" office:value="20">
            <text:p>20</text:p>
          </table:table-cell>
          <table:table-cell office:value-type="string">
            <text:p>Кружка для чая "Грация"</text:p>
          </table:table-cell>
          <table:table-cell office:value-type="float" office:value="37147">
            <text:p>37147</text:p>
          </table:table-cell>
          <table:table-cell office:value-type="float" office:value="27.97">
            <text:p>27,97</text:p>
          </table:table-cell>
          <table:table-cell office:value-type="string">
            <text:p>K0013853</text:p>
          </table:table-cell>
          <table:table-cell office:value-type="float" office:value="20">
            <text:p>20</text:p>
          </table:table-cell>
          <table:table-cell office:value-type="float" office:value="27.97">
            <text:p>27,97</text:p>
          </table:table-cell>
          <table:table-cell office:value-type="float" office:value="559.4">
            <text:p>559,4</text:p>
          </table:table-cell>
          <table:table-cell office:value-type="string">
            <text:p>ОСЗ</text:p>
          </table:table-cell>
          <table:table-cell office:value-type="float" office:value="51">
            <text:p>51</text:p>
          </table:table-cell>
          <table:table-cell office:value-type="float" office:value="37147">
            <text:p>37147</text:p>
          </table:table-cell>
          <table:table-cell office:value-type="string">
            <text:p>{Кружка для чая "Грация" \ OCZ1649 \ 280мл \ }</text:p>
          </table:table-cell>
          <table:table-cell office:value-type="string">
            <text:p>РПМ-000111</text:p>
          </table:table-cell>
          <table:table-cell office:value-type="float" office:value="37">
            <text:p>37</text:p>
          </table:table-cell>
          <table:table-cell office:value-type="float" office:value="44964">
            <text:p>44964</text:p>
          </table:table-cell>
          <table:table-cell/>
          <table:table-cell table:formula="of:=[.CK75]-[.AZ75]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office:value-type="float" office:value="5">
            <text:p>5</text:p>
          </table:table-cell>
          <table:table-cell/>
          <table:table-cell office:value-type="float" office:value="37147">
            <text:p>37147</text:p>
          </table:table-cell>
          <table:table-cell table:formula="of:=[.DH75]-[.L75]" office:value-type="float" office:value="0">
            <text:p>0</text:p>
          </table:table-cell>
        </table:table-row>
        <table:table-row table:style-name="ro1">
          <table:table-cell office:value-type="string">
            <text:p>Кружка д/чая 145мл.</text:p>
          </table:table-cell>
          <table:table-cell office:value-type="string">
            <text:p>55411 SL</text:p>
          </table:table-cell>
          <table:table-cell office:value-type="string">
            <text:p>145мл</text:p>
          </table:table-cell>
          <table:table-cell table:number-columns-repeated="3"/>
          <table:table-cell office:value-type="float" office:value="12">
            <text:p>12</text:p>
          </table:table-cell>
          <table:table-cell office:value-type="float" office:value="36.27">
            <text:p>36,27 ₽</text:p>
          </table:table-cell>
          <table:table-cell office:value-type="float" office:value="435.24">
            <text:p><text:s/>435,24 ₽ </text:p>
          </table:table-cell>
          <table:table-cell office:value-type="string">
            <text:p>Пашабахча</text:p>
          </table:table-cell>
          <table:table-cell office:value-type="float" office:value="66">
            <text:p><text:s/>66,00 ₽ </text:p>
          </table:table-cell>
          <table:table-cell office:value-type="float" office:value="38752">
            <text:p>38752</text:p>
          </table:table-cell>
          <table:table-cell office:value-type="string">
            <text:p>{Кружка д/чая 145мл. \ 55411 SL \ 145мл \ }</text:p>
          </table:table-cell>
          <table:table-cell office:value-type="string">
            <text:p>РПМ-000270</text:p>
          </table:table-cell>
          <table:table-cell office:value-type="float" office:value="124">
            <text:p>124</text:p>
          </table:table-cell>
          <table:table-cell office:value-type="date" office:date-value="2023-03-30">
            <text:p>30.03.23</text:p>
          </table:table-cell>
          <table:table-cell office:value-type="float" office:value="1570">
            <text:p>1570</text:p>
          </table:table-cell>
          <table:table-cell office:value-type="date" office:date-value="2023-04-05">
            <text:p>05.04.23</text:p>
          </table:table-cell>
          <table:table-cell office:value-type="string">
            <text:p>Стеклопласт</text:p>
          </table:table-cell>
          <table:table-cell office:value-type="string">
            <text:p>Tea&amp;Coffee" стакан для чая с ручкой 145 мл SL 55411 SL</text:p>
          </table:table-cell>
          <table:table-cell table:number-columns-repeated="2"/>
          <table:table-cell office:value-type="string">
            <text:p>879877</text:p>
          </table:table-cell>
          <table:table-cell table:formula="of:=[.K76]/[.H76]" office:value-type="percentage" office:value="1.81968569065343">
            <text:p>182%</text:p>
          </table:table-cell>
          <table:table-cell/>
          <table:table-cell office:value-type="string">
            <text:p>Россия</text:p>
          </table:table-cell>
          <table:table-cell/>
          <table:table-cell table:formula="of:=([.AC76]-[.G76])*[.H76]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string">
            <text:p>Tea&amp;Coffee" стакан для чая с ручкой 145 мл SL 55411 SL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/>
          <table:table-cell office:value-type="string">
            <text:p>ООО "Посуда Мира"</text:p>
          </table:table-cell>
          <table:table-cell office:value-type="string">
            <text:p>8693357202276</text:p>
          </table:table-cell>
          <table:table-cell table:number-columns-repeated="2"/>
          <table:table-cell office:value-type="string">
            <text:p>РПМ-000270</text:p>
          </table:table-cell>
          <table:table-cell table:number-columns-repeated="2"/>
          <table:table-cell office:value-type="float" office:value="66">
            <text:p>66</text:p>
          </table:table-cell>
          <table:table-cell office:value-type="float" office:value="36.27">
            <text:p>36,27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31">
            <text:p>31</text:p>
          </table:table-cell>
          <table:table-cell table:number-columns-repeated="4"/>
          <table:table-cell table:formula="of:=[.AZ76]-[.AC76]" office:value-type="float" office:value="0">
            <text:p>0</text:p>
          </table:table-cell>
          <table:table-cell table:number-columns-repeated="2" office:value-type="float" office:value="12">
            <text:p>12</text:p>
          </table:table-cell>
          <table:table-cell office:value-type="string">
            <text:p>Кружка д/чая 145мл.</text:p>
          </table:table-cell>
          <table:table-cell office:value-type="float" office:value="38752">
            <text:p>38752</text:p>
          </table:table-cell>
          <table:table-cell table:formula="of:=[.BC76]-[.L76]" office:value-type="float" office:value="0">
            <text:p>0</text:p>
          </table:table-cell>
          <table:table-cell office:value-type="float" office:value="36.27">
            <text:p>36,27</text:p>
          </table:table-cell>
          <table:table-cell table:formula="of:=[.BE76]/[.H76]" office:value-type="float" office:value="1">
            <text:p>1,00 ₽</text:p>
          </table:table-cell>
          <table:table-cell office:value-type="string">
            <text:p>879877</text:p>
          </table:table-cell>
          <table:table-cell office:value-type="float" office:value="36">
            <text:p>36</text:p>
          </table:table-cell>
          <table:table-cell office:value-type="float" office:value="36.27">
            <text:p>36,27</text:p>
          </table:table-cell>
          <table:table-cell office:value-type="float" office:value="1305.72">
            <text:p>1305,72</text:p>
          </table:table-cell>
          <table:table-cell office:value-type="string">
            <text:p>Пашабахча</text:p>
          </table:table-cell>
          <table:table-cell office:value-type="float" office:value="66">
            <text:p>66</text:p>
          </table:table-cell>
          <table:table-cell office:value-type="float" office:value="38752">
            <text:p>38752</text:p>
          </table:table-cell>
          <table:table-cell office:value-type="string">
            <text:p>{Кружка д/чая 145мл. \ 55411 SL \ 145мл \ }</text:p>
          </table:table-cell>
          <table:table-cell office:value-type="string">
            <text:p>РПМ-000111</text:p>
          </table:table-cell>
          <table:table-cell office:value-type="float" office:value="208">
            <text:p>208</text:p>
          </table:table-cell>
          <table:table-cell office:value-type="float" office:value="44964">
            <text:p>44964</text:p>
          </table:table-cell>
          <table:table-cell/>
          <table:table-cell table:number-columns-repeated="2" office:value-type="float" office:value="12">
            <text:p>12</text:p>
          </table:table-cell>
          <table:table-cell office:value-type="string">
            <text:p>Кружка д/чая 145мл.</text:p>
          </table:table-cell>
          <table:table-cell office:value-type="float" office:value="38752">
            <text:p>38752</text:p>
          </table:table-cell>
          <table:table-cell office:value-type="float" office:value="36.27">
            <text:p>36,27</text:p>
          </table:table-cell>
          <table:table-cell office:value-type="string">
            <text:p>879877</text:p>
          </table:table-cell>
          <table:table-cell office:value-type="float" office:value="36">
            <text:p>36</text:p>
          </table:table-cell>
          <table:table-cell office:value-type="float" office:value="36.27">
            <text:p>36,27</text:p>
          </table:table-cell>
          <table:table-cell office:value-type="float" office:value="1305.72">
            <text:p>1305,72</text:p>
          </table:table-cell>
          <table:table-cell office:value-type="string">
            <text:p>Пашабахча</text:p>
          </table:table-cell>
          <table:table-cell office:value-type="float" office:value="66">
            <text:p>66</text:p>
          </table:table-cell>
          <table:table-cell office:value-type="float" office:value="38752">
            <text:p>38752</text:p>
          </table:table-cell>
          <table:table-cell office:value-type="string">
            <text:p>{Кружка д/чая 145мл. \ 55411 SL \ 145мл \ }</text:p>
          </table:table-cell>
          <table:table-cell office:value-type="string">
            <text:p>РПМ-000111</text:p>
          </table:table-cell>
          <table:table-cell office:value-type="float" office:value="208">
            <text:p>208</text:p>
          </table:table-cell>
          <table:table-cell office:value-type="float" office:value="44964">
            <text:p>44964</text:p>
          </table:table-cell>
          <table:table-cell table:number-columns-repeated="2"/>
          <table:table-cell table:number-columns-repeated="2" office:value-type="float" office:value="12">
            <text:p>12</text:p>
          </table:table-cell>
          <table:table-cell office:value-type="string">
            <text:p>Кружка д/чая 145мл.</text:p>
          </table:table-cell>
          <table:table-cell office:value-type="float" office:value="38752">
            <text:p>38752</text:p>
          </table:table-cell>
          <table:table-cell office:value-type="float" office:value="36.27">
            <text:p>36,27</text:p>
          </table:table-cell>
          <table:table-cell office:value-type="string">
            <text:p>879877</text:p>
          </table:table-cell>
          <table:table-cell office:value-type="float" office:value="36">
            <text:p>36</text:p>
          </table:table-cell>
          <table:table-cell office:value-type="float" office:value="36.27">
            <text:p>36,27</text:p>
          </table:table-cell>
          <table:table-cell office:value-type="float" office:value="1305.72">
            <text:p>1305,72</text:p>
          </table:table-cell>
          <table:table-cell office:value-type="string">
            <text:p>Пашабахча</text:p>
          </table:table-cell>
          <table:table-cell office:value-type="float" office:value="66">
            <text:p>66</text:p>
          </table:table-cell>
          <table:table-cell office:value-type="float" office:value="38752">
            <text:p>38752</text:p>
          </table:table-cell>
          <table:table-cell office:value-type="string">
            <text:p>{Кружка д/чая 145мл. \ 55411 SL \ 145мл \ }</text:p>
          </table:table-cell>
          <table:table-cell office:value-type="string">
            <text:p>РПМ-000111</text:p>
          </table:table-cell>
          <table:table-cell office:value-type="float" office:value="208">
            <text:p>208</text:p>
          </table:table-cell>
          <table:table-cell office:value-type="float" office:value="44964">
            <text:p>44964</text:p>
          </table:table-cell>
          <table:table-cell/>
          <table:table-cell table:formula="of:=[.CK76]-[.AZ76]"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31">
            <text:p>31</text:p>
          </table:table-cell>
          <table:table-cell/>
          <table:table-cell office:value-type="float" office:value="38752">
            <text:p>38752</text:p>
          </table:table-cell>
          <table:table-cell table:formula="of:=[.DH76]-[.L76]" office:value-type="float" office:value="0">
            <text:p>0</text:p>
          </table:table-cell>
        </table:table-row>
        <table:table-row table:style-name="ro1">
          <table:table-cell office:value-type="string">
            <text:p>Бокал БАНКЕТ для белого вина 160мл</text:p>
          </table:table-cell>
          <table:table-cell office:value-type="string">
            <text:p>44425SL</text:p>
          </table:table-cell>
          <table:table-cell table:number-columns-repeated="4"/>
          <table:table-cell office:value-type="float" office:value="23">
            <text:p>23</text:p>
          </table:table-cell>
          <table:table-cell office:value-type="float" office:value="24.27">
            <text:p>24,27 ₽</text:p>
          </table:table-cell>
          <table:table-cell office:value-type="float" office:value="558.21">
            <text:p><text:s/>558,21 ₽ </text:p>
          </table:table-cell>
          <table:table-cell office:value-type="string">
            <text:p>ПОСУДА (БОР)</text:p>
          </table:table-cell>
          <table:table-cell office:value-type="float" office:value="44">
            <text:p><text:s/>44,00 ₽ </text:p>
          </table:table-cell>
          <table:table-cell office:value-type="float" office:value="39717">
            <text:p>39717</text:p>
          </table:table-cell>
          <table:table-cell office:value-type="string">
            <text:p>{Бокал БАНКЕТ для белого вина 160мл \ 44425SL \ <text:s/>\ }</text:p>
          </table:table-cell>
          <table:table-cell office:value-type="string">
            <text:p>РПМ-000270</text:p>
          </table:table-cell>
          <table:table-cell office:value-type="float" office:value="10">
            <text:p>10</text:p>
          </table:table-cell>
          <table:table-cell office:value-type="date" office:date-value="2023-03-30">
            <text:p>30.03.23</text:p>
          </table:table-cell>
          <table:table-cell office:value-type="float" office:value="1570">
            <text:p>1570</text:p>
          </table:table-cell>
          <table:table-cell office:value-type="date" office:date-value="2023-04-05">
            <text:p>05.04.23</text:p>
          </table:table-cell>
          <table:table-cell office:value-type="string">
            <text:p>Стеклопласт</text:p>
          </table:table-cell>
          <table:table-cell office:value-type="string">
            <text:p>Banquet" SL фужер <text:s/>д/бел.вина 160мл со стикером 44425 SL/St</text:p>
          </table:table-cell>
          <table:table-cell table:number-columns-repeated="2"/>
          <table:table-cell office:value-type="string">
            <text:p>880174</text:p>
          </table:table-cell>
          <table:table-cell table:formula="of:=[.K77]/[.H77]" office:value-type="percentage" office:value="1.81293778327153">
            <text:p>181%</text:p>
          </table:table-cell>
          <table:table-cell/>
          <table:table-cell office:value-type="string">
            <text:p>Турция</text:p>
          </table:table-cell>
          <table:table-cell/>
          <table:table-cell table:formula="of:=([.AC77]-[.G77])*[.H77]"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string">
            <text:p>Banquet" SL фужер д/бел.вина 160мл со стикером 44425 SL/St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/>
          <table:table-cell office:value-type="string">
            <text:p>ООО "Посуда Мира"</text:p>
          </table:table-cell>
          <table:table-cell office:value-type="string">
            <text:p>4606065045282</text:p>
          </table:table-cell>
          <table:table-cell table:number-columns-repeated="2"/>
          <table:table-cell office:value-type="string">
            <text:p>РПМ-000270</text:p>
          </table:table-cell>
          <table:table-cell table:number-columns-repeated="2"/>
          <table:table-cell office:value-type="float" office:value="44">
            <text:p>44</text:p>
          </table:table-cell>
          <table:table-cell office:value-type="float" office:value="23.41">
            <text:p>23,41</text:p>
          </table:table-cell>
          <table:table-cell table:number-columns-repeated="4" office:value-type="float" office:value="0">
            <text:p>0</text:p>
          </table:table-cell>
          <table:table-cell table:number-columns-repeated="4"/>
          <table:table-cell table:formula="of:=[.AZ77]-[.AC77]"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12">
            <text:p>12</text:p>
          </table:table-cell>
          <table:table-cell table:formula="of:=[.BU77]" office:value-type="string" office:string-value="Banquet&quot; SL фужер  д/бел.вина 160мл со стикером 44425 SL/St">
            <text:p>Banquet" SL фужер <text:s/>д/бел.вина 160мл со стикером 44425 SL/St</text:p>
          </table:table-cell>
          <table:table-cell office:value-type="float" office:value="39717">
            <text:p>39717</text:p>
          </table:table-cell>
          <table:table-cell table:formula="of:=[.BC77]-[.L77]" office:value-type="float" office:value="0">
            <text:p>0</text:p>
          </table:table-cell>
          <table:table-cell table:formula="of:=[.BW77]" office:value-type="float" office:value="24.27">
            <text:p>24,27</text:p>
          </table:table-cell>
          <table:table-cell table:formula="of:=[.BE77]/[.H77]" office:value-type="float" office:value="1">
            <text:p>1,00 ₽</text:p>
          </table:table-cell>
          <table:table-cell table:formula="of:=[.BX77]" office:value-type="string" office:string-value="880174">
            <text:p>880174</text:p>
          </table:table-cell>
          <table:table-cell office:value-type="float" office:value="72">
            <text:p>72</text:p>
          </table:table-cell>
          <table:table-cell office:value-type="float" office:value="24.07">
            <text:p>24,07</text:p>
          </table:table-cell>
          <table:table-cell office:value-type="float" office:value="1733.04">
            <text:p>1733,04</text:p>
          </table:table-cell>
          <table:table-cell office:value-type="string">
            <text:p>Пашабахча</text:p>
          </table:table-cell>
          <table:table-cell office:value-type="float" office:value="44">
            <text:p>44</text:p>
          </table:table-cell>
          <table:table-cell office:value-type="float" office:value="39717">
            <text:p>39717</text:p>
          </table:table-cell>
          <table:table-cell office:value-type="string">
            <text:p>{Бокал БАНКЕТ для белого вина 160мл \ 44425SL \ <text:s/>\ }</text:p>
          </table:table-cell>
          <table:table-cell office:value-type="string">
            <text:p>сч11151058</text:p>
          </table:table-cell>
          <table:table-cell office:value-type="float" office:value="149">
            <text:p>149</text:p>
          </table:table-cell>
          <table:table-cell office:value-type="float" office:value="42670">
            <text:p>42670</text:p>
          </table:table-cell>
          <table:table-cell/>
          <table:table-cell office:value-type="float" office:value="24">
            <text:p>24</text:p>
          </table:table-cell>
          <table:table-cell office:value-type="float" office:value="12">
            <text:p>12</text:p>
          </table:table-cell>
          <table:table-cell office:value-type="string">
            <text:p>Banquet" SL фужер <text:s/>д/бел.вина 160мл со стикером 44425 SL/St</text:p>
          </table:table-cell>
          <table:table-cell/>
          <table:table-cell office:value-type="float" office:value="24.27">
            <text:p>24,27</text:p>
          </table:table-cell>
          <table:table-cell office:value-type="string">
            <text:p>880174</text:p>
          </table:table-cell>
          <table:table-cell/>
          <table:table-cell office:value-type="float" office:value="24.27">
            <text:p>24,27</text:p>
          </table:table-cell>
          <table:table-cell/>
          <table:table-cell office:value-type="string">
            <text:p>Пашабахча</text:p>
          </table:table-cell>
          <table:table-cell table:number-columns-repeated="7"/>
          <table:table-cell table:style-name="ce3" office:value-type="string">
            <text:p>проверить</text:p>
          </table:table-cell>
          <table:table-cell office:value-type="float" office:value="24">
            <text:p>24</text:p>
          </table:table-cell>
          <table:table-cell office:value-type="float" office:value="12">
            <text:p>12</text:p>
          </table:table-cell>
          <table:table-cell office:value-type="string">
            <text:p>Banquet" SL фужер <text:s/>д/бел.вина 160мл со стикером 44425 SL/St</text:p>
          </table:table-cell>
          <table:table-cell/>
          <table:table-cell office:value-type="float" office:value="24.27">
            <text:p>24,27</text:p>
          </table:table-cell>
          <table:table-cell office:value-type="string">
            <text:p>880174</text:p>
          </table:table-cell>
          <table:table-cell/>
          <table:table-cell office:value-type="float" office:value="24.27">
            <text:p>24,27</text:p>
          </table:table-cell>
          <table:table-cell/>
          <table:table-cell office:value-type="string">
            <text:p>Пашабахча</text:p>
          </table:table-cell>
          <table:table-cell table:number-columns-repeated="7"/>
          <table:table-cell table:formula="of:=[.CK77]-[.AZ77]" office:value-type="float" office:value="0">
            <text:p>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9717">
            <text:p>39717</text:p>
          </table:table-cell>
          <table:table-cell table:formula="of:=[.DH77]-[.L77]" office:value-type="float" office:value="0">
            <text:p>0</text:p>
          </table:table-cell>
        </table:table-row>
        <table:table-row table:style-name="ro1">
          <table:table-cell office:value-type="string">
            <text:p>Стопка ISTANBUL водка</text:p>
          </table:table-cell>
          <table:table-cell office:value-type="string">
            <text:p>42025 SL</text:p>
          </table:table-cell>
          <table:table-cell office:value-type="string">
            <text:p>60мл</text:p>
          </table:table-cell>
          <table:table-cell table:number-columns-repeated="3"/>
          <table:table-cell office:value-type="float" office:value="24">
            <text:p>24</text:p>
          </table:table-cell>
          <table:table-cell office:value-type="float" office:value="15.68">
            <text:p>15,68 ₽</text:p>
          </table:table-cell>
          <table:table-cell office:value-type="float" office:value="376.32">
            <text:p><text:s/>376,32 ₽ </text:p>
          </table:table-cell>
          <table:table-cell office:value-type="string">
            <text:p>Посуда,г.Бор(Пашабахче)</text:p>
          </table:table-cell>
          <table:table-cell office:value-type="float" office:value="29">
            <text:p><text:s/>29,00 ₽ </text:p>
          </table:table-cell>
          <table:table-cell office:value-type="float" office:value="40283">
            <text:p>40283</text:p>
          </table:table-cell>
          <table:table-cell office:value-type="string">
            <text:p>{Стопка ISTANBUL водка \ 42025 SL \ 60мл \ }</text:p>
          </table:table-cell>
          <table:table-cell office:value-type="string">
            <text:p>РПМ-000270</text:p>
          </table:table-cell>
          <table:table-cell office:value-type="float" office:value="85">
            <text:p>85</text:p>
          </table:table-cell>
          <table:table-cell office:value-type="date" office:date-value="2023-03-30">
            <text:p>30.03.23</text:p>
          </table:table-cell>
          <table:table-cell office:value-type="float" office:value="1570">
            <text:p>1570</text:p>
          </table:table-cell>
          <table:table-cell office:value-type="date" office:date-value="2023-04-05">
            <text:p>05.04.23</text:p>
          </table:table-cell>
          <table:table-cell office:value-type="string">
            <text:p>Стеклопласт</text:p>
          </table:table-cell>
          <table:table-cell office:value-type="string">
            <text:p>Istanbul" стопка 60сс SL 42025 SL</text:p>
          </table:table-cell>
          <table:table-cell table:number-columns-repeated="2"/>
          <table:table-cell office:value-type="string">
            <text:p>00004825</text:p>
          </table:table-cell>
          <table:table-cell table:formula="of:=[.K78]/[.H78]" office:value-type="percentage" office:value="1.84948979591837">
            <text:p>185%</text:p>
          </table:table-cell>
          <table:table-cell/>
          <table:table-cell office:value-type="string">
            <text:p>Посуда,г.Бор(Пашабахче)</text:p>
          </table:table-cell>
          <table:table-cell/>
          <table:table-cell table:formula="of:=([.AC78]-[.G78])*[.H78]"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string">
            <text:p>Istanbul" стопка 60сс SL 42025 SL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/>
          <table:table-cell office:value-type="string">
            <text:p>ООО "Посуда Мира"</text:p>
          </table:table-cell>
          <table:table-cell table:number-columns-repeated="3"/>
          <table:table-cell office:value-type="string">
            <text:p>РПМ-000270</text:p>
          </table:table-cell>
          <table:table-cell table:number-columns-repeated="2"/>
          <table:table-cell office:value-type="float" office:value="29">
            <text:p>29</text:p>
          </table:table-cell>
          <table:table-cell office:value-type="float" office:value="15.68">
            <text:p>15,68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4"/>
          <table:table-cell table:formula="of:=[.AZ78]-[.AC78]" office:value-type="float" office:value="0">
            <text:p>0</text:p>
          </table:table-cell>
          <table:table-cell table:number-columns-repeated="2" office:value-type="float" office:value="24">
            <text:p>24</text:p>
          </table:table-cell>
          <table:table-cell office:value-type="string">
            <text:p>Стопка ISTANBUL водка</text:p>
          </table:table-cell>
          <table:table-cell office:value-type="float" office:value="40283">
            <text:p>40283</text:p>
          </table:table-cell>
          <table:table-cell table:formula="of:=[.BC78]-[.L78]" office:value-type="float" office:value="0">
            <text:p>0</text:p>
          </table:table-cell>
          <table:table-cell office:value-type="float" office:value="15.68">
            <text:p>15,68</text:p>
          </table:table-cell>
          <table:table-cell table:formula="of:=[.BE78]/[.H78]" office:value-type="float" office:value="1">
            <text:p>1,00 ₽</text:p>
          </table:table-cell>
          <table:table-cell office:value-type="string">
            <text:p>00004825</text:p>
          </table:table-cell>
          <table:table-cell office:value-type="float" office:value="24">
            <text:p>24</text:p>
          </table:table-cell>
          <table:table-cell office:value-type="float" office:value="15.68">
            <text:p>15,68</text:p>
          </table:table-cell>
          <table:table-cell office:value-type="float" office:value="376.32">
            <text:p>376,32</text:p>
          </table:table-cell>
          <table:table-cell office:value-type="string">
            <text:p>Пашабахча</text:p>
          </table:table-cell>
          <table:table-cell office:value-type="float" office:value="29">
            <text:p>29</text:p>
          </table:table-cell>
          <table:table-cell office:value-type="float" office:value="40283">
            <text:p>40283</text:p>
          </table:table-cell>
          <table:table-cell office:value-type="string">
            <text:p>{Стопка ISTANBUL водка \ 42025 SL \ 60мл \ }</text:p>
          </table:table-cell>
          <table:table-cell office:value-type="string">
            <text:p>РПМ-000729</text:p>
          </table:table-cell>
          <table:table-cell office:value-type="float" office:value="59">
            <text:p>59</text:p>
          </table:table-cell>
          <table:table-cell office:value-type="float" office:value="44897">
            <text:p>44897</text:p>
          </table:table-cell>
          <table:table-cell table:number-columns-repeated="19"/>
          <table:table-cell table:number-columns-repeated="2" office:value-type="float" office:value="24">
            <text:p>24</text:p>
          </table:table-cell>
          <table:table-cell office:value-type="string">
            <text:p>Стопка ISTANBUL водка</text:p>
          </table:table-cell>
          <table:table-cell office:value-type="float" office:value="40283">
            <text:p>40283</text:p>
          </table:table-cell>
          <table:table-cell office:value-type="float" office:value="15.68">
            <text:p>15,68</text:p>
          </table:table-cell>
          <table:table-cell office:value-type="string">
            <text:p>00004825</text:p>
          </table:table-cell>
          <table:table-cell office:value-type="float" office:value="24">
            <text:p>24</text:p>
          </table:table-cell>
          <table:table-cell office:value-type="float" office:value="15.68">
            <text:p>15,68</text:p>
          </table:table-cell>
          <table:table-cell office:value-type="float" office:value="376.32">
            <text:p>376,32</text:p>
          </table:table-cell>
          <table:table-cell office:value-type="string">
            <text:p>Пашабахча</text:p>
          </table:table-cell>
          <table:table-cell office:value-type="float" office:value="29">
            <text:p>29</text:p>
          </table:table-cell>
          <table:table-cell office:value-type="float" office:value="40283">
            <text:p>40283</text:p>
          </table:table-cell>
          <table:table-cell office:value-type="string">
            <text:p>{Стопка ISTANBUL водка \ 42025 SL \ 60мл \ }</text:p>
          </table:table-cell>
          <table:table-cell office:value-type="string">
            <text:p>РПМ-000729</text:p>
          </table:table-cell>
          <table:table-cell office:value-type="float" office:value="59">
            <text:p>59</text:p>
          </table:table-cell>
          <table:table-cell office:value-type="float" office:value="44897">
            <text:p>44897</text:p>
          </table:table-cell>
          <table:table-cell/>
          <table:table-cell table:formula="of:=[.CK78]-[.AZ78]"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/>
          <table:table-cell office:value-type="float" office:value="40283">
            <text:p>40283</text:p>
          </table:table-cell>
          <table:table-cell table:formula="of:=[.DH78]-[.L78]" office:value-type="float" office:value="0">
            <text:p>0</text:p>
          </table:table-cell>
        </table:table-row>
        <table:table-row table:style-name="ro1">
          <table:table-cell office:value-type="string">
            <text:p>Овальное блюдо SULTANA 1шт</text:p>
          </table:table-cell>
          <table:table-cell office:value-type="string">
            <text:p>10292 TMP SL/St</text:p>
          </table:table-cell>
          <table:table-cell office:value-type="string">
            <text:p>188*240мм</text:p>
          </table:table-cell>
          <table:table-cell table:number-columns-repeated="3"/>
          <table:table-cell office:value-type="float" office:value="12">
            <text:p>12</text:p>
          </table:table-cell>
          <table:table-cell office:value-type="float" office:value="43.68">
            <text:p>43,68 ₽</text:p>
          </table:table-cell>
          <table:table-cell office:value-type="float" office:value="524.16">
            <text:p><text:s/>524,16 ₽ </text:p>
          </table:table-cell>
          <table:table-cell office:value-type="string">
            <text:p>Пашабахча</text:p>
          </table:table-cell>
          <table:table-cell office:value-type="float" office:value="79">
            <text:p><text:s/>79,00 ₽ </text:p>
          </table:table-cell>
          <table:table-cell office:value-type="float" office:value="40720">
            <text:p>40720</text:p>
          </table:table-cell>
          <table:table-cell office:value-type="string">
            <text:p>{Овальное блюдо SULTANA 1шт \ 10292 TMP SL/St \ 188*240мм \ }</text:p>
          </table:table-cell>
          <table:table-cell office:value-type="string">
            <text:p>РПМ-000270</text:p>
          </table:table-cell>
          <table:table-cell office:value-type="float" office:value="144">
            <text:p>144</text:p>
          </table:table-cell>
          <table:table-cell office:value-type="date" office:date-value="2023-03-30">
            <text:p>30.03.23</text:p>
          </table:table-cell>
          <table:table-cell office:value-type="float" office:value="1570">
            <text:p>1570</text:p>
          </table:table-cell>
          <table:table-cell office:value-type="date" office:date-value="2023-04-05">
            <text:p>05.04.23</text:p>
          </table:table-cell>
          <table:table-cell office:value-type="string">
            <text:p>Стеклопласт</text:p>
          </table:table-cell>
          <table:table-cell office:value-type="string">
            <text:p>Султана" овальная тарелка закалённая 180мм*230мм SL со стикером 10292 TMP SL/St</text:p>
          </table:table-cell>
          <table:table-cell table:number-columns-repeated="2"/>
          <table:table-cell office:value-type="string">
            <text:p>880217</text:p>
          </table:table-cell>
          <table:table-cell table:formula="of:=[.K79]/[.H79]" office:value-type="percentage" office:value="1.80860805860806">
            <text:p>181%</text:p>
          </table:table-cell>
          <table:table-cell/>
          <table:table-cell office:value-type="string">
            <text:p>Россия</text:p>
          </table:table-cell>
          <table:table-cell/>
          <table:table-cell table:formula="of:=([.AC79]-[.G79])*[.H79]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string">
            <text:p>Султана" овальная тарелка закалённая 180мм*230мм SL со стикером 10292 TMP SL/St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ООО "Посуда Мира"</text:p>
          </table:table-cell>
          <table:table-cell office:value-type="string">
            <text:p>4606065017876</text:p>
          </table:table-cell>
          <table:table-cell table:number-columns-repeated="2"/>
          <table:table-cell office:value-type="string">
            <text:p>РПМ-000270</text:p>
          </table:table-cell>
          <table:table-cell table:number-columns-repeated="2"/>
          <table:table-cell office:value-type="float" office:value="79">
            <text:p>79</text:p>
          </table:table-cell>
          <table:table-cell office:value-type="float" office:value="43.68">
            <text:p>43,68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4"/>
          <table:table-cell table:formula="of:=[.AZ79]-[.AC79]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string">
            <text:p>Овальное блюдо SULTANA 1шт</text:p>
          </table:table-cell>
          <table:table-cell office:value-type="float" office:value="40720">
            <text:p>40720</text:p>
          </table:table-cell>
          <table:table-cell table:formula="of:=[.BC79]-[.L79]" office:value-type="float" office:value="0">
            <text:p>0</text:p>
          </table:table-cell>
          <table:table-cell office:value-type="float" office:value="43.68">
            <text:p>43,68</text:p>
          </table:table-cell>
          <table:table-cell table:formula="of:=[.BE79]/[.H79]" office:value-type="float" office:value="1">
            <text:p>1,00 ₽</text:p>
          </table:table-cell>
          <table:table-cell office:value-type="string">
            <text:p>880217</text:p>
          </table:table-cell>
          <table:table-cell office:value-type="float" office:value="12">
            <text:p>12</text:p>
          </table:table-cell>
          <table:table-cell office:value-type="float" office:value="43.68">
            <text:p>43,68</text:p>
          </table:table-cell>
          <table:table-cell office:value-type="float" office:value="524.16">
            <text:p>524,16</text:p>
          </table:table-cell>
          <table:table-cell office:value-type="string">
            <text:p>Пашабахча</text:p>
          </table:table-cell>
          <table:table-cell office:value-type="float" office:value="79">
            <text:p>79</text:p>
          </table:table-cell>
          <table:table-cell office:value-type="float" office:value="40720">
            <text:p>40720</text:p>
          </table:table-cell>
          <table:table-cell office:value-type="string">
            <text:p>{Овальное блюдо SULTANA 1шт \ 10292 TMP SL/St \ 188*240мм \ }</text:p>
          </table:table-cell>
          <table:table-cell office:value-type="string">
            <text:p>РПМ-000111</text:p>
          </table:table-cell>
          <table:table-cell office:value-type="float" office:value="67">
            <text:p>67</text:p>
          </table:table-cell>
          <table:table-cell office:value-type="float" office:value="44964">
            <text:p>44964</text:p>
          </table:table-cell>
          <table:table-cell table:number-columns-repeated="19"/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string">
            <text:p>Овальное блюдо SULTANA 1шт</text:p>
          </table:table-cell>
          <table:table-cell office:value-type="float" office:value="40720">
            <text:p>40720</text:p>
          </table:table-cell>
          <table:table-cell office:value-type="float" office:value="43.68">
            <text:p>43,68</text:p>
          </table:table-cell>
          <table:table-cell office:value-type="string">
            <text:p>880217</text:p>
          </table:table-cell>
          <table:table-cell office:value-type="float" office:value="12">
            <text:p>12</text:p>
          </table:table-cell>
          <table:table-cell office:value-type="float" office:value="43.68">
            <text:p>43,68</text:p>
          </table:table-cell>
          <table:table-cell office:value-type="float" office:value="524.16">
            <text:p>524,16</text:p>
          </table:table-cell>
          <table:table-cell office:value-type="string">
            <text:p>Пашабахча</text:p>
          </table:table-cell>
          <table:table-cell office:value-type="float" office:value="79">
            <text:p>79</text:p>
          </table:table-cell>
          <table:table-cell office:value-type="float" office:value="40720">
            <text:p>40720</text:p>
          </table:table-cell>
          <table:table-cell office:value-type="string">
            <text:p>{Овальное блюдо SULTANA 1шт \ 10292 TMP SL/St \ 188*240мм \ }</text:p>
          </table:table-cell>
          <table:table-cell office:value-type="string">
            <text:p>РПМ-000111</text:p>
          </table:table-cell>
          <table:table-cell office:value-type="float" office:value="67">
            <text:p>67</text:p>
          </table:table-cell>
          <table:table-cell office:value-type="float" office:value="44964">
            <text:p>44964</text:p>
          </table:table-cell>
          <table:table-cell/>
          <table:table-cell table:formula="of:=[.CK79]-[.AZ79]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-1">
            <text:p>-1</text:p>
          </table:table-cell>
          <table:table-cell/>
          <table:table-cell office:value-type="float" office:value="40720">
            <text:p>40720</text:p>
          </table:table-cell>
          <table:table-cell table:formula="of:=[.DH79]-[.L79]" office:value-type="float" office:value="0">
            <text:p>0</text:p>
          </table:table-cell>
        </table:table-row>
        <table:table-row table:style-name="ro1">
          <table:table-cell office:value-type="string">
            <text:p>Стакан "Ода"</text:p>
          </table:table-cell>
          <table:table-cell office:value-type="string">
            <text:p>OCZ1256</text:p>
          </table:table-cell>
          <table:table-cell office:value-type="string">
            <text:p>OCZL4693</text:p>
          </table:table-cell>
          <table:table-cell table:number-columns-repeated="3"/>
          <table:table-cell office:value-type="float" office:value="90">
            <text:p>90</text:p>
          </table:table-cell>
          <table:table-cell office:value-type="float" office:value="14.53">
            <text:p>14,53 ₽</text:p>
          </table:table-cell>
          <table:table-cell office:value-type="float" office:value="1307.7">
            <text:p><text:s/>1 307,70 ₽ </text:p>
          </table:table-cell>
          <table:table-cell office:value-type="string">
            <text:p>ОСЗ</text:p>
          </table:table-cell>
          <table:table-cell office:value-type="float" office:value="27">
            <text:p><text:s/>27,00 ₽ </text:p>
          </table:table-cell>
          <table:table-cell office:value-type="float" office:value="40848">
            <text:p>40848</text:p>
          </table:table-cell>
          <table:table-cell office:value-type="string">
            <text:p>{Стакан "Ода" \ OCZ1256 \ OCZL4693 \ }</text:p>
          </table:table-cell>
          <table:table-cell office:value-type="string">
            <text:p>РПМ-000270</text:p>
          </table:table-cell>
          <table:table-cell office:value-type="float" office:value="178">
            <text:p>178</text:p>
          </table:table-cell>
          <table:table-cell office:value-type="date" office:date-value="2023-03-30">
            <text:p>30.03.23</text:p>
          </table:table-cell>
          <table:table-cell office:value-type="float" office:value="1570">
            <text:p>1570</text:p>
          </table:table-cell>
          <table:table-cell office:value-type="date" office:date-value="2023-04-05">
            <text:p>05.04.23</text:p>
          </table:table-cell>
          <table:table-cell office:value-type="string">
            <text:p>Стеклопласт</text:p>
          </table:table-cell>
          <table:table-cell office:value-type="string">
            <text:p>Ода" стакан 230 мл. 05с1256-48</text:p>
          </table:table-cell>
          <table:table-cell table:number-columns-repeated="2"/>
          <table:table-cell office:value-type="string">
            <text:p>K0012999</text:p>
          </table:table-cell>
          <table:table-cell table:formula="of:=[.K80]/[.H80]" office:value-type="percentage" office:value="1.8582243633861">
            <text:p>186%</text:p>
          </table:table-cell>
          <table:table-cell/>
          <table:table-cell office:value-type="string">
            <text:p>Россия</text:p>
          </table:table-cell>
          <table:table-cell/>
          <table:table-cell table:formula="of:=([.AC80]-[.G80])*[.H80]"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string">
            <text:p>Ода" стакан 230 мл. 05с1256-48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ООО "Посуда Мира"</text:p>
          </table:table-cell>
          <table:table-cell office:value-type="string">
            <text:p>4607029816733</text:p>
          </table:table-cell>
          <table:table-cell table:number-columns-repeated="2"/>
          <table:table-cell office:value-type="string">
            <text:p>РПМ-000270</text:p>
          </table:table-cell>
          <table:table-cell table:number-columns-repeated="2"/>
          <table:table-cell office:value-type="float" office:value="27">
            <text:p>27</text:p>
          </table:table-cell>
          <table:table-cell office:value-type="float" office:value="14.53">
            <text:p>14,53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4"/>
          <table:table-cell table:formula="of:=[.AZ80]-[.AC80]"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string">
            <text:p>Стакан "Ода"</text:p>
          </table:table-cell>
          <table:table-cell office:value-type="float" office:value="40848">
            <text:p>40848</text:p>
          </table:table-cell>
          <table:table-cell table:formula="of:=[.BC80]-[.L80]" office:value-type="float" office:value="0">
            <text:p>0</text:p>
          </table:table-cell>
          <table:table-cell office:value-type="float" office:value="14.53">
            <text:p>14,53</text:p>
          </table:table-cell>
          <table:table-cell table:formula="of:=[.BE80]/[.H80]" office:value-type="float" office:value="1">
            <text:p>1,00 ₽</text:p>
          </table:table-cell>
          <table:table-cell office:value-type="string">
            <text:p>K0012999</text:p>
          </table:table-cell>
          <table:table-cell office:value-type="float" office:value="120">
            <text:p>120</text:p>
          </table:table-cell>
          <table:table-cell office:value-type="float" office:value="14.53">
            <text:p>14,53</text:p>
          </table:table-cell>
          <table:table-cell office:value-type="float" office:value="1743.6">
            <text:p>1743,6</text:p>
          </table:table-cell>
          <table:table-cell office:value-type="string">
            <text:p>ОСЗ</text:p>
          </table:table-cell>
          <table:table-cell office:value-type="float" office:value="27">
            <text:p>27</text:p>
          </table:table-cell>
          <table:table-cell office:value-type="float" office:value="40848">
            <text:p>40848</text:p>
          </table:table-cell>
          <table:table-cell office:value-type="string">
            <text:p>{Стакан "Ода" \ OCZ1256 \ OCZL4693 \ }</text:p>
          </table:table-cell>
          <table:table-cell office:value-type="string">
            <text:p>РПМ-000111</text:p>
          </table:table-cell>
          <table:table-cell office:value-type="float" office:value="36">
            <text:p>36</text:p>
          </table:table-cell>
          <table:table-cell office:value-type="float" office:value="44964">
            <text:p>44964</text:p>
          </table:table-cell>
          <table:table-cell/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string">
            <text:p>Стакан "Ода"</text:p>
          </table:table-cell>
          <table:table-cell office:value-type="float" office:value="40848">
            <text:p>40848</text:p>
          </table:table-cell>
          <table:table-cell office:value-type="float" office:value="14.53">
            <text:p>14,53</text:p>
          </table:table-cell>
          <table:table-cell office:value-type="string">
            <text:p>K0012999</text:p>
          </table:table-cell>
          <table:table-cell office:value-type="float" office:value="120">
            <text:p>120</text:p>
          </table:table-cell>
          <table:table-cell office:value-type="float" office:value="14.53">
            <text:p>14,53</text:p>
          </table:table-cell>
          <table:table-cell office:value-type="float" office:value="1743.6">
            <text:p>1743,6</text:p>
          </table:table-cell>
          <table:table-cell office:value-type="string">
            <text:p>ОСЗ</text:p>
          </table:table-cell>
          <table:table-cell office:value-type="float" office:value="27">
            <text:p>27</text:p>
          </table:table-cell>
          <table:table-cell office:value-type="float" office:value="40848">
            <text:p>40848</text:p>
          </table:table-cell>
          <table:table-cell office:value-type="string">
            <text:p>{Стакан "Ода" \ OCZ1256 \ OCZL4693 \ }</text:p>
          </table:table-cell>
          <table:table-cell office:value-type="string">
            <text:p>РПМ-000111</text:p>
          </table:table-cell>
          <table:table-cell office:value-type="float" office:value="36">
            <text:p>36</text:p>
          </table:table-cell>
          <table:table-cell office:value-type="float" office:value="44964">
            <text:p>44964</text:p>
          </table:table-cell>
          <table:table-cell table:number-columns-repeated="2"/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string">
            <text:p>Стакан "Ода"</text:p>
          </table:table-cell>
          <table:table-cell office:value-type="float" office:value="40848">
            <text:p>40848</text:p>
          </table:table-cell>
          <table:table-cell office:value-type="float" office:value="14.53">
            <text:p>14,53</text:p>
          </table:table-cell>
          <table:table-cell office:value-type="string">
            <text:p>K0012999</text:p>
          </table:table-cell>
          <table:table-cell office:value-type="float" office:value="120">
            <text:p>120</text:p>
          </table:table-cell>
          <table:table-cell office:value-type="float" office:value="14.53">
            <text:p>14,53</text:p>
          </table:table-cell>
          <table:table-cell office:value-type="float" office:value="1743.6">
            <text:p>1743,6</text:p>
          </table:table-cell>
          <table:table-cell office:value-type="string">
            <text:p>ОСЗ</text:p>
          </table:table-cell>
          <table:table-cell office:value-type="float" office:value="27">
            <text:p>27</text:p>
          </table:table-cell>
          <table:table-cell office:value-type="float" office:value="40848">
            <text:p>40848</text:p>
          </table:table-cell>
          <table:table-cell office:value-type="string">
            <text:p>{Стакан "Ода" \ OCZ1256 \ OCZL4693 \ }</text:p>
          </table:table-cell>
          <table:table-cell office:value-type="string">
            <text:p>РПМ-000111</text:p>
          </table:table-cell>
          <table:table-cell office:value-type="float" office:value="36">
            <text:p>36</text:p>
          </table:table-cell>
          <table:table-cell office:value-type="float" office:value="44964">
            <text:p>44964</text:p>
          </table:table-cell>
          <table:table-cell/>
          <table:table-cell table:formula="of:=[.CK80]-[.AZ80]" office:value-type="float" office:value="0">
            <text:p>0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/>
          <table:table-cell office:value-type="float" office:value="40848">
            <text:p>40848</text:p>
          </table:table-cell>
          <table:table-cell table:formula="of:=[.DH80]-[.L80]" office:value-type="float" office:value="0">
            <text:p>0</text:p>
          </table:table-cell>
        </table:table-row>
        <table:table-row table:style-name="ro1">
          <table:table-cell office:value-type="string">
            <text:p>Стакан "Гладкий"</text:p>
          </table:table-cell>
          <table:table-cell office:value-type="string">
            <text:p>OCZ1021</text:p>
          </table:table-cell>
          <table:table-cell office:value-type="string">
            <text:p>OCZL4692</text:p>
          </table:table-cell>
          <table:table-cell table:number-columns-repeated="3"/>
          <table:table-cell office:value-type="float" office:value="240">
            <text:p>240</text:p>
          </table:table-cell>
          <table:table-cell office:value-type="float" office:value="17.6">
            <text:p>17,60 ₽</text:p>
          </table:table-cell>
          <table:table-cell office:value-type="float" office:value="4224">
            <text:p><text:s/>4 224,00 ₽ </text:p>
          </table:table-cell>
          <table:table-cell office:value-type="string">
            <text:p>ОСЗ</text:p>
          </table:table-cell>
          <table:table-cell table:style-name="ce4" table:formula="of:=ROUND([.H81]*1.8;0)" office:value-type="float" office:value="32">
            <text:p><text:s/>32,00 ₽ </text:p>
          </table:table-cell>
          <table:table-cell office:value-type="float" office:value="40850">
            <text:p>40850</text:p>
          </table:table-cell>
          <table:table-cell office:value-type="string">
            <text:p>{Стакан "Гладкий" \ OCZ1021 \ OCZL4692 \ }</text:p>
          </table:table-cell>
          <table:table-cell office:value-type="string">
            <text:p>РПМ-000270</text:p>
          </table:table-cell>
          <table:table-cell office:value-type="float" office:value="169">
            <text:p>169</text:p>
          </table:table-cell>
          <table:table-cell office:value-type="date" office:date-value="2023-03-30">
            <text:p>30.03.23</text:p>
          </table:table-cell>
          <table:table-cell office:value-type="float" office:value="1570">
            <text:p>1570</text:p>
          </table:table-cell>
          <table:table-cell office:value-type="date" office:date-value="2023-04-05">
            <text:p>05.04.23</text:p>
          </table:table-cell>
          <table:table-cell office:value-type="string">
            <text:p>Стеклопласт</text:p>
          </table:table-cell>
          <table:table-cell office:value-type="string">
            <text:p>Гладкий" стакан низкий 250 мл 02с1021</text:p>
          </table:table-cell>
          <table:table-cell table:number-columns-repeated="2"/>
          <table:table-cell office:value-type="string">
            <text:p>K0015349</text:p>
          </table:table-cell>
          <table:table-cell table:formula="of:=[.K81]/[.H81]" office:value-type="percentage" office:value="1.81818181818182">
            <text:p>182%</text:p>
          </table:table-cell>
          <table:table-cell/>
          <table:table-cell office:value-type="string">
            <text:p>Россия</text:p>
          </table:table-cell>
          <table:table-cell/>
          <table:table-cell table:formula="of:=([.AC81]-[.G81])*[.H81]" office:value-type="float" office:value="0">
            <text:p>0</text:p>
          </table:table-cell>
          <table:table-cell office:value-type="float" office:value="240">
            <text:p>240</text:p>
          </table:table-cell>
          <table:table-cell office:value-type="string">
            <text:p>Гладкий" стакан низкий 250 мл 02с1021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/>
          <table:table-cell office:value-type="string">
            <text:p>ООО "Посуда Мира"</text:p>
          </table:table-cell>
          <table:table-cell office:value-type="string">
            <text:p>4607029811783</text:p>
          </table:table-cell>
          <table:table-cell table:number-columns-repeated="2"/>
          <table:table-cell office:value-type="string">
            <text:p>РПМ-000270</text:p>
          </table:table-cell>
          <table:table-cell table:number-columns-repeated="2"/>
          <table:table-cell office:value-type="float" office:value="29">
            <text:p>29</text:p>
          </table:table-cell>
          <table:table-cell office:value-type="float" office:value="15.3">
            <text:p>15,3</text:p>
          </table:table-cell>
          <table:table-cell table:number-columns-repeated="4" office:value-type="float" office:value="0">
            <text:p>0</text:p>
          </table:table-cell>
          <table:table-cell table:number-columns-repeated="4"/>
          <table:table-cell table:formula="of:=[.AZ81]-[.AC81]" office:value-type="float" office:value="0">
            <text:p>0</text:p>
          </table:table-cell>
          <table:table-cell office:value-type="float" office:value="240">
            <text:p>240</text:p>
          </table:table-cell>
          <table:table-cell office:value-type="float" office:value="120">
            <text:p>120</text:p>
          </table:table-cell>
          <table:table-cell office:value-type="string">
            <text:p>Стакан "Гладкий"</text:p>
          </table:table-cell>
          <table:table-cell office:value-type="float" office:value="40850">
            <text:p>40850</text:p>
          </table:table-cell>
          <table:table-cell table:formula="of:=[.BC81]-[.L81]" office:value-type="float" office:value="0">
            <text:p>0</text:p>
          </table:table-cell>
          <table:table-cell office:value-type="float" office:value="17.6">
            <text:p>17,6</text:p>
          </table:table-cell>
          <table:table-cell table:formula="of:=[.BE81]/[.H81]" office:value-type="float" office:value="1">
            <text:p>1,00 ₽</text:p>
          </table:table-cell>
          <table:table-cell office:value-type="string">
            <text:p>K0015349</text:p>
          </table:table-cell>
          <table:table-cell office:value-type="float" office:value="240">
            <text:p>240</text:p>
          </table:table-cell>
          <table:table-cell office:value-type="float" office:value="15.3">
            <text:p>15,3</text:p>
          </table:table-cell>
          <table:table-cell office:value-type="float" office:value="3672">
            <text:p>3672</text:p>
          </table:table-cell>
          <table:table-cell office:value-type="string">
            <text:p>ОСЗ</text:p>
          </table:table-cell>
          <table:table-cell office:value-type="float" office:value="29">
            <text:p>29</text:p>
          </table:table-cell>
          <table:table-cell office:value-type="float" office:value="40850">
            <text:p>40850</text:p>
          </table:table-cell>
          <table:table-cell office:value-type="string">
            <text:p>{Стакан "Гладкий" \ 02с1021 \ 250мл \ }</text:p>
          </table:table-cell>
          <table:table-cell office:value-type="string">
            <text:p>РПМ-000151</text:p>
          </table:table-cell>
          <table:table-cell office:value-type="float" office:value="10">
            <text:p>10</text:p>
          </table:table-cell>
          <table:table-cell office:value-type="float" office:value="44644">
            <text:p>44644</text:p>
          </table:table-cell>
          <table:table-cell/>
          <table:table-cell office:value-type="float" office:value="240">
            <text:p>240</text:p>
          </table:table-cell>
          <table:table-cell office:value-type="float" office:value="120">
            <text:p>120</text:p>
          </table:table-cell>
          <table:table-cell office:value-type="string">
            <text:p>Стакан "Гладкий"</text:p>
          </table:table-cell>
          <table:table-cell office:value-type="float" office:value="40850">
            <text:p>40850</text:p>
          </table:table-cell>
          <table:table-cell office:value-type="float" office:value="17.6">
            <text:p>17,6</text:p>
          </table:table-cell>
          <table:table-cell office:value-type="string">
            <text:p>K0015349</text:p>
          </table:table-cell>
          <table:table-cell office:value-type="float" office:value="240">
            <text:p>240</text:p>
          </table:table-cell>
          <table:table-cell office:value-type="float" office:value="15.3">
            <text:p>15,3</text:p>
          </table:table-cell>
          <table:table-cell office:value-type="float" office:value="3672">
            <text:p>3672</text:p>
          </table:table-cell>
          <table:table-cell office:value-type="string">
            <text:p>ОСЗ</text:p>
          </table:table-cell>
          <table:table-cell office:value-type="float" office:value="29">
            <text:p>29</text:p>
          </table:table-cell>
          <table:table-cell office:value-type="float" office:value="40850">
            <text:p>40850</text:p>
          </table:table-cell>
          <table:table-cell office:value-type="string">
            <text:p>{Стакан "Гладкий" \ 02с1021 \ 250мл \ }</text:p>
          </table:table-cell>
          <table:table-cell office:value-type="string">
            <text:p>РПМ-000151</text:p>
          </table:table-cell>
          <table:table-cell office:value-type="float" office:value="10">
            <text:p>10</text:p>
          </table:table-cell>
          <table:table-cell office:value-type="float" office:value="44644">
            <text:p>44644</text:p>
          </table:table-cell>
          <table:table-cell table:number-columns-repeated="2"/>
          <table:table-cell office:value-type="float" office:value="240">
            <text:p>240</text:p>
          </table:table-cell>
          <table:table-cell office:value-type="float" office:value="120">
            <text:p>120</text:p>
          </table:table-cell>
          <table:table-cell office:value-type="string">
            <text:p>Стакан "Гладкий"</text:p>
          </table:table-cell>
          <table:table-cell office:value-type="float" office:value="40850">
            <text:p>40850</text:p>
          </table:table-cell>
          <table:table-cell office:value-type="float" office:value="17.6">
            <text:p>17,6</text:p>
          </table:table-cell>
          <table:table-cell office:value-type="string">
            <text:p>K0015349</text:p>
          </table:table-cell>
          <table:table-cell office:value-type="float" office:value="240">
            <text:p>240</text:p>
          </table:table-cell>
          <table:table-cell office:value-type="float" office:value="15.3">
            <text:p>15,3</text:p>
          </table:table-cell>
          <table:table-cell office:value-type="float" office:value="3672">
            <text:p>3672</text:p>
          </table:table-cell>
          <table:table-cell office:value-type="string">
            <text:p>ОСЗ</text:p>
          </table:table-cell>
          <table:table-cell office:value-type="float" office:value="29">
            <text:p>29</text:p>
          </table:table-cell>
          <table:table-cell office:value-type="float" office:value="40850">
            <text:p>40850</text:p>
          </table:table-cell>
          <table:table-cell office:value-type="string">
            <text:p>{Стакан "Гладкий" \ 02с1021 \ 250мл \ }</text:p>
          </table:table-cell>
          <table:table-cell office:value-type="string">
            <text:p>РПМ-000151</text:p>
          </table:table-cell>
          <table:table-cell office:value-type="float" office:value="10">
            <text:p>10</text:p>
          </table:table-cell>
          <table:table-cell office:value-type="float" office:value="44644">
            <text:p>44644</text:p>
          </table:table-cell>
          <table:table-cell/>
          <table:table-cell table:formula="of:=[.CK81]-[.AZ81]" office:value-type="float" office:value="0">
            <text:p>0</text:p>
          </table:table-cell>
          <table:table-cell table:number-columns-repeated="4" office:value-type="float" office:value="0">
            <text:p>0</text:p>
          </table:table-cell>
          <table:table-cell table:style-name="ce3" office:value-type="string">
            <text:p>цена</text:p>
          </table:table-cell>
          <table:table-cell office:value-type="float" office:value="40850">
            <text:p>40850</text:p>
          </table:table-cell>
          <table:table-cell table:formula="of:=[.DH81]-[.L81]" office:value-type="float" office:value="0">
            <text:p>0</text:p>
          </table:table-cell>
        </table:table-row>
        <table:table-row table:style-name="ro1">
          <table:table-cell office:value-type="string">
            <text:p>Стакан "Каприз"</text:p>
          </table:table-cell>
          <table:table-cell office:value-type="string">
            <text:p>05с1235</text:p>
          </table:table-cell>
          <table:table-cell table:number-columns-repeated="4"/>
          <table:table-cell office:value-type="float" office:value="96">
            <text:p>96</text:p>
          </table:table-cell>
          <table:table-cell office:value-type="float" office:value="8.11">
            <text:p>8,11 ₽</text:p>
          </table:table-cell>
          <table:table-cell office:value-type="float" office:value="778.56">
            <text:p><text:s/>778,56 ₽ </text:p>
          </table:table-cell>
          <table:table-cell office:value-type="string">
            <text:p>ОСЗ</text:p>
          </table:table-cell>
          <table:table-cell office:value-type="float" office:value="15">
            <text:p><text:s/>15,00 ₽ </text:p>
          </table:table-cell>
          <table:table-cell office:value-type="float" office:value="43230">
            <text:p>43230</text:p>
          </table:table-cell>
          <table:table-cell office:value-type="string">
            <text:p>{Стакан "Каприз" \ 05с1235 \ <text:s/>\ }</text:p>
          </table:table-cell>
          <table:table-cell office:value-type="string">
            <text:p>РПМ-000270</text:p>
          </table:table-cell>
          <table:table-cell office:value-type="float" office:value="187">
            <text:p>187</text:p>
          </table:table-cell>
          <table:table-cell office:value-type="date" office:date-value="2023-03-30">
            <text:p>30.03.23</text:p>
          </table:table-cell>
          <table:table-cell office:value-type="float" office:value="1570">
            <text:p>1570</text:p>
          </table:table-cell>
          <table:table-cell office:value-type="date" office:date-value="2023-04-05">
            <text:p>05.04.23</text:p>
          </table:table-cell>
          <table:table-cell office:value-type="string">
            <text:p>Стеклопласт</text:p>
          </table:table-cell>
          <table:table-cell office:value-type="string">
            <text:p>Стопка "Каприз" 50 мл 05с1235</text:p>
          </table:table-cell>
          <table:table-cell table:number-columns-repeated="2"/>
          <table:table-cell office:value-type="string">
            <text:p>K0015893</text:p>
          </table:table-cell>
          <table:table-cell table:formula="of:=[.K82]/[.H82]" office:value-type="percentage" office:value="1.84956843403206">
            <text:p>185%</text:p>
          </table:table-cell>
          <table:table-cell/>
          <table:table-cell office:value-type="string">
            <text:p>Россия</text:p>
          </table:table-cell>
          <table:table-cell/>
          <table:table-cell table:formula="of:=([.AC82]-[.G82])*[.H82]" office:value-type="float" office:value="0">
            <text:p>0</text:p>
          </table:table-cell>
          <table:table-cell office:value-type="float" office:value="96">
            <text:p>96</text:p>
          </table:table-cell>
          <table:table-cell office:value-type="string">
            <text:p>Стопка "Каприз" 50 мл 05с1235</text:p>
          </table:table-cell>
          <table:table-cell office:value-type="float" office:value="96">
            <text:p>96</text:p>
          </table:table-cell>
          <table:table-cell office:value-type="float" office:value="0">
            <text:p>0</text:p>
          </table:table-cell>
          <table:table-cell/>
          <table:table-cell office:value-type="string">
            <text:p>ООО "Посуда Мира"</text:p>
          </table:table-cell>
          <table:table-cell office:value-type="string">
            <text:p>4607029812919</text:p>
          </table:table-cell>
          <table:table-cell table:number-columns-repeated="2"/>
          <table:table-cell office:value-type="string">
            <text:p>РПМ-000270</text:p>
          </table:table-cell>
          <table:table-cell table:number-columns-repeated="2"/>
          <table:table-cell office:value-type="float" office:value="15">
            <text:p>15</text:p>
          </table:table-cell>
          <table:table-cell office:value-type="float" office:value="8.11">
            <text:p>8,11</text:p>
          </table:table-cell>
          <table:table-cell office:value-type="float" office:value="56">
            <text:p>56</text:p>
          </table:table-cell>
          <table:table-cell table:number-columns-repeated="2" office:value-type="float" office:value="0">
            <text:p>0</text:p>
          </table:table-cell>
          <table:table-cell office:value-type="float" office:value="53">
            <text:p>53</text:p>
          </table:table-cell>
          <table:table-cell table:number-columns-repeated="4"/>
          <table:table-cell table:formula="of:=[.AZ82]-[.AC82]" office:value-type="float" office:value="0">
            <text:p>0</text:p>
          </table:table-cell>
          <table:table-cell table:number-columns-repeated="2" office:value-type="float" office:value="96">
            <text:p>96</text:p>
          </table:table-cell>
          <table:table-cell office:value-type="string">
            <text:p>Стакан "Каприз"</text:p>
          </table:table-cell>
          <table:table-cell office:value-type="float" office:value="43230">
            <text:p>43230</text:p>
          </table:table-cell>
          <table:table-cell table:formula="of:=[.BC82]-[.L82]" office:value-type="float" office:value="0">
            <text:p>0</text:p>
          </table:table-cell>
          <table:table-cell office:value-type="float" office:value="8.11">
            <text:p>8,11</text:p>
          </table:table-cell>
          <table:table-cell table:formula="of:=[.BE82]/[.H82]" office:value-type="float" office:value="1">
            <text:p>1,00 ₽</text:p>
          </table:table-cell>
          <table:table-cell office:value-type="string">
            <text:p>K0015893</text:p>
          </table:table-cell>
          <table:table-cell office:value-type="float" office:value="96">
            <text:p>96</text:p>
          </table:table-cell>
          <table:table-cell office:value-type="float" office:value="8.11">
            <text:p>8,11</text:p>
          </table:table-cell>
          <table:table-cell office:value-type="float" office:value="778.56">
            <text:p>778,56</text:p>
          </table:table-cell>
          <table:table-cell office:value-type="string">
            <text:p>ОСЗ</text:p>
          </table:table-cell>
          <table:table-cell office:value-type="float" office:value="15">
            <text:p>15</text:p>
          </table:table-cell>
          <table:table-cell office:value-type="float" office:value="43230">
            <text:p>43230</text:p>
          </table:table-cell>
          <table:table-cell office:value-type="string">
            <text:p>{Стакан "Каприз" \ 05с1235 \ <text:s/>\ }</text:p>
          </table:table-cell>
          <table:table-cell office:value-type="string">
            <text:p>РПМ-000111</text:p>
          </table:table-cell>
          <table:table-cell office:value-type="float" office:value="23">
            <text:p>23</text:p>
          </table:table-cell>
          <table:table-cell office:value-type="float" office:value="44964">
            <text:p>44964</text:p>
          </table:table-cell>
          <table:table-cell table:number-columns-repeated="19"/>
          <table:table-cell table:number-columns-repeated="2" office:value-type="float" office:value="96">
            <text:p>96</text:p>
          </table:table-cell>
          <table:table-cell office:value-type="string">
            <text:p>Стакан "Каприз"</text:p>
          </table:table-cell>
          <table:table-cell office:value-type="float" office:value="43230">
            <text:p>43230</text:p>
          </table:table-cell>
          <table:table-cell office:value-type="float" office:value="8.11">
            <text:p>8,11</text:p>
          </table:table-cell>
          <table:table-cell office:value-type="string">
            <text:p>K0015893</text:p>
          </table:table-cell>
          <table:table-cell office:value-type="float" office:value="96">
            <text:p>96</text:p>
          </table:table-cell>
          <table:table-cell office:value-type="float" office:value="8.11">
            <text:p>8,11</text:p>
          </table:table-cell>
          <table:table-cell office:value-type="float" office:value="778.56">
            <text:p>778,56</text:p>
          </table:table-cell>
          <table:table-cell office:value-type="string">
            <text:p>ОСЗ</text:p>
          </table:table-cell>
          <table:table-cell office:value-type="float" office:value="15">
            <text:p>15</text:p>
          </table:table-cell>
          <table:table-cell office:value-type="float" office:value="43230">
            <text:p>43230</text:p>
          </table:table-cell>
          <table:table-cell office:value-type="string">
            <text:p>{Стакан "Каприз" \ 05с1235 \ <text:s/>\ }</text:p>
          </table:table-cell>
          <table:table-cell office:value-type="string">
            <text:p>РПМ-000111</text:p>
          </table:table-cell>
          <table:table-cell office:value-type="float" office:value="23">
            <text:p>23</text:p>
          </table:table-cell>
          <table:table-cell office:value-type="float" office:value="44964">
            <text:p>44964</text:p>
          </table:table-cell>
          <table:table-cell/>
          <table:table-cell table:formula="of:=[.CK82]-[.AZ82]" office:value-type="float" office:value="0">
            <text:p>0</text:p>
          </table:table-cell>
          <table:table-cell office:value-type="float" office:value="56">
            <text:p>56</text:p>
          </table:table-cell>
          <table:table-cell table:number-columns-repeated="2" office:value-type="float" office:value="0">
            <text:p>0</text:p>
          </table:table-cell>
          <table:table-cell office:value-type="float" office:value="53">
            <text:p>53</text:p>
          </table:table-cell>
          <table:table-cell/>
          <table:table-cell office:value-type="float" office:value="43230">
            <text:p>43230</text:p>
          </table:table-cell>
          <table:table-cell table:formula="of:=[.DH82]-[.L82]" office:value-type="float" office:value="0">
            <text:p>0</text:p>
          </table:table-cell>
        </table:table-row>
        <table:table-row table:style-name="ro1">
          <table:table-cell office:value-type="string">
            <text:p>Бокал ШАРАНТЕ</text:p>
          </table:table-cell>
          <table:table-cell office:value-type="string">
            <text:p>440219SLB</text:p>
          </table:table-cell>
          <table:table-cell office:value-type="string">
            <text:p>430мл</text:p>
          </table:table-cell>
          <table:table-cell table:number-columns-repeated="3"/>
          <table:table-cell office:value-type="float" office:value="12">
            <text:p>12</text:p>
          </table:table-cell>
          <table:table-cell office:value-type="float" office:value="67.35">
            <text:p>67,35 ₽</text:p>
          </table:table-cell>
          <table:table-cell office:value-type="float" office:value="808.2">
            <text:p><text:s/>808,20 ₽ </text:p>
          </table:table-cell>
          <table:table-cell/>
          <table:table-cell office:value-type="float" office:value="131">
            <text:p><text:s/>131,00 ₽ </text:p>
          </table:table-cell>
          <table:table-cell office:value-type="float" office:value="43276">
            <text:p>43276</text:p>
          </table:table-cell>
          <table:table-cell office:value-type="string">
            <text:p>{Бокал ШАРАНТЕ \ 440219SLB \ 430мл \ }</text:p>
          </table:table-cell>
          <table:table-cell office:value-type="string">
            <text:p>РПМ-000270</text:p>
          </table:table-cell>
          <table:table-cell office:value-type="float" office:value="46">
            <text:p>46</text:p>
          </table:table-cell>
          <table:table-cell office:value-type="date" office:date-value="2023-03-30">
            <text:p>30.03.23</text:p>
          </table:table-cell>
          <table:table-cell office:value-type="float" office:value="1570">
            <text:p>1570</text:p>
          </table:table-cell>
          <table:table-cell office:value-type="date" office:date-value="2023-04-05">
            <text:p>05.04.23</text:p>
          </table:table-cell>
          <table:table-cell office:value-type="string">
            <text:p>Стеклопласт</text:p>
          </table:table-cell>
          <table:table-cell office:value-type="string">
            <text:p>Charante" фужер для/коньяка 430мл 440219 SL</text:p>
          </table:table-cell>
          <table:table-cell table:number-columns-repeated="2"/>
          <table:table-cell office:value-type="string">
            <text:p>K0023610</text:p>
          </table:table-cell>
          <table:table-cell table:formula="of:=[.K83]/[.H83]" office:value-type="percentage" office:value="1.94506310319228">
            <text:p>195%</text:p>
          </table:table-cell>
          <table:table-cell table:number-columns-repeated="3"/>
          <table:table-cell table:formula="of:=([.AC83]-[.G83])*[.H83]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string">
            <text:p>Charante" фужер для/коньяка 430мл 440219 SL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/>
          <table:table-cell office:value-type="string">
            <text:p>ООО "Посуда Мира"</text:p>
          </table:table-cell>
          <table:table-cell table:number-columns-repeated="3"/>
          <table:table-cell office:value-type="string">
            <text:p>РПМ-000270</text:p>
          </table:table-cell>
          <table:table-cell table:number-columns-repeated="2"/>
          <table:table-cell office:value-type="float" office:value="131">
            <text:p>131</text:p>
          </table:table-cell>
          <table:table-cell office:value-type="float" office:value="72.95">
            <text:p>72,95</text:p>
          </table:table-cell>
          <table:table-cell table:number-columns-repeated="3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4"/>
          <table:table-cell table:formula="of:=[.AZ83]-[.AC83]" office:value-type="float" office:value="0">
            <text:p>0</text:p>
          </table:table-cell>
          <table:table-cell table:number-columns-repeated="2" office:value-type="float" office:value="12">
            <text:p>12</text:p>
          </table:table-cell>
          <table:table-cell office:value-type="string">
            <text:p>Бокал ШАРАНТЕ</text:p>
          </table:table-cell>
          <table:table-cell office:value-type="float" office:value="43276">
            <text:p>43276</text:p>
          </table:table-cell>
          <table:table-cell table:formula="of:=[.BC83]-[.L83]" office:value-type="float" office:value="0">
            <text:p>0</text:p>
          </table:table-cell>
          <table:table-cell office:value-type="float" office:value="67.35">
            <text:p>67,35</text:p>
          </table:table-cell>
          <table:table-cell table:formula="of:=[.BE83]/[.H83]" office:value-type="float" office:value="1">
            <text:p>1,00 ₽</text:p>
          </table:table-cell>
          <table:table-cell office:value-type="string">
            <text:p>K0023610</text:p>
          </table:table-cell>
          <table:table-cell office:value-type="float" office:value="24">
            <text:p>24</text:p>
          </table:table-cell>
          <table:table-cell office:value-type="float" office:value="72.95">
            <text:p>72,95</text:p>
          </table:table-cell>
          <table:table-cell office:value-type="float" office:value="1750.72">
            <text:p>1750,72</text:p>
          </table:table-cell>
          <table:table-cell office:value-type="string">
            <text:p>Пашабахча</text:p>
          </table:table-cell>
          <table:table-cell office:value-type="float" office:value="131">
            <text:p>131</text:p>
          </table:table-cell>
          <table:table-cell office:value-type="float" office:value="43276">
            <text:p>43276</text:p>
          </table:table-cell>
          <table:table-cell office:value-type="string">
            <text:p>{Бокал ШАРАНТЕ \ 440219SLB \ 430мл \ }</text:p>
          </table:table-cell>
          <table:table-cell office:value-type="string">
            <text:p>УПД379</text:p>
          </table:table-cell>
          <table:table-cell office:value-type="float" office:value="37">
            <text:p>37</text:p>
          </table:table-cell>
          <table:table-cell office:value-type="float" office:value="44762">
            <text:p>44762</text:p>
          </table:table-cell>
          <table:table-cell/>
          <table:table-cell table:number-columns-repeated="2" office:value-type="float" office:value="12">
            <text:p>12</text:p>
          </table:table-cell>
          <table:table-cell office:value-type="string">
            <text:p>Бокал ШАРАНТЕ</text:p>
          </table:table-cell>
          <table:table-cell office:value-type="float" office:value="43276">
            <text:p>43276</text:p>
          </table:table-cell>
          <table:table-cell office:value-type="float" office:value="67.35">
            <text:p>67,35</text:p>
          </table:table-cell>
          <table:table-cell office:value-type="string">
            <text:p>K0023610</text:p>
          </table:table-cell>
          <table:table-cell office:value-type="float" office:value="24">
            <text:p>24</text:p>
          </table:table-cell>
          <table:table-cell office:value-type="float" office:value="72.95">
            <text:p>72,95</text:p>
          </table:table-cell>
          <table:table-cell office:value-type="float" office:value="1750.72">
            <text:p>1750,72</text:p>
          </table:table-cell>
          <table:table-cell office:value-type="string">
            <text:p>Пашабахча</text:p>
          </table:table-cell>
          <table:table-cell office:value-type="float" office:value="131">
            <text:p>131</text:p>
          </table:table-cell>
          <table:table-cell office:value-type="float" office:value="43276">
            <text:p>43276</text:p>
          </table:table-cell>
          <table:table-cell office:value-type="string">
            <text:p>{Бокал ШАРАНТЕ \ 440219SLB \ 430мл \ }</text:p>
          </table:table-cell>
          <table:table-cell office:value-type="string">
            <text:p>УПД379</text:p>
          </table:table-cell>
          <table:table-cell office:value-type="float" office:value="37">
            <text:p>37</text:p>
          </table:table-cell>
          <table:table-cell office:value-type="float" office:value="44762">
            <text:p>44762</text:p>
          </table:table-cell>
          <table:table-cell table:number-columns-repeated="2"/>
          <table:table-cell table:number-columns-repeated="2" office:value-type="float" office:value="12">
            <text:p>12</text:p>
          </table:table-cell>
          <table:table-cell office:value-type="string">
            <text:p>Бокал ШАРАНТЕ</text:p>
          </table:table-cell>
          <table:table-cell office:value-type="float" office:value="43276">
            <text:p>43276</text:p>
          </table:table-cell>
          <table:table-cell office:value-type="float" office:value="67.35">
            <text:p>67,35</text:p>
          </table:table-cell>
          <table:table-cell office:value-type="string">
            <text:p>K0023610</text:p>
          </table:table-cell>
          <table:table-cell office:value-type="float" office:value="24">
            <text:p>24</text:p>
          </table:table-cell>
          <table:table-cell office:value-type="float" office:value="72.95">
            <text:p>72,95</text:p>
          </table:table-cell>
          <table:table-cell office:value-type="float" office:value="1750.72">
            <text:p>1750,72</text:p>
          </table:table-cell>
          <table:table-cell office:value-type="string">
            <text:p>Пашабахча</text:p>
          </table:table-cell>
          <table:table-cell office:value-type="float" office:value="131">
            <text:p>131</text:p>
          </table:table-cell>
          <table:table-cell office:value-type="float" office:value="43276">
            <text:p>43276</text:p>
          </table:table-cell>
          <table:table-cell office:value-type="string">
            <text:p>{Бокал ШАРАНТЕ \ 440219SLB \ 430мл \ }</text:p>
          </table:table-cell>
          <table:table-cell office:value-type="string">
            <text:p>УПД379</text:p>
          </table:table-cell>
          <table:table-cell office:value-type="float" office:value="37">
            <text:p>37</text:p>
          </table:table-cell>
          <table:table-cell office:value-type="float" office:value="44762">
            <text:p>44762</text:p>
          </table:table-cell>
          <table:table-cell/>
          <table:table-cell table:formula="of:=[.CK83]-[.AZ83]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office:value-type="float" office:value="6">
            <text:p>6</text:p>
          </table:table-cell>
          <table:table-cell/>
          <table:table-cell office:value-type="float" office:value="43276">
            <text:p>43276</text:p>
          </table:table-cell>
          <table:table-cell table:formula="of:=[.DH83]-[.L83]" office:value-type="float" office:value="0">
            <text:p>0</text:p>
          </table:table-cell>
        </table:table-row>
        <table:table-row table:style-name="ro1">
          <table:table-cell office:value-type="string">
            <text:p>Бокал ТВИСТ</text:p>
          </table:table-cell>
          <table:table-cell office:value-type="string">
            <text:p>44616SLB</text:p>
          </table:table-cell>
          <table:table-cell office:value-type="string">
            <text:p>280мл</text:p>
          </table:table-cell>
          <table:table-cell table:number-columns-repeated="3"/>
          <table:table-cell office:value-type="float" office:value="24">
            <text:p>24</text:p>
          </table:table-cell>
          <table:table-cell office:value-type="float" office:value="54.33">
            <text:p>54,33 ₽</text:p>
          </table:table-cell>
          <table:table-cell office:value-type="float" office:value="1303.92">
            <text:p><text:s/>1 303,92 ₽ </text:p>
          </table:table-cell>
          <table:table-cell/>
          <table:table-cell table:style-name="ce4" table:formula="of:=ROUND([.H84]*1.8;0)" office:value-type="float" office:value="98">
            <text:p><text:s/>98,00 ₽ </text:p>
          </table:table-cell>
          <table:table-cell office:value-type="float" office:value="43283">
            <text:p>43283</text:p>
          </table:table-cell>
          <table:table-cell office:value-type="string">
            <text:p>{Бокал ТВИСТ \ 44616SLB \ 280мл \ }</text:p>
          </table:table-cell>
          <table:table-cell office:value-type="string">
            <text:p>РПМ-000270</text:p>
          </table:table-cell>
          <table:table-cell office:value-type="float" office:value="133">
            <text:p>133</text:p>
          </table:table-cell>
          <table:table-cell office:value-type="date" office:date-value="2023-03-30">
            <text:p>30.03.23</text:p>
          </table:table-cell>
          <table:table-cell office:value-type="float" office:value="1570">
            <text:p>1570</text:p>
          </table:table-cell>
          <table:table-cell office:value-type="date" office:date-value="2023-04-05">
            <text:p>05.04.23</text:p>
          </table:table-cell>
          <table:table-cell office:value-type="string">
            <text:p>Стеклопласт</text:p>
          </table:table-cell>
          <table:table-cell office:value-type="string">
            <text:p>Twist" бокал для шампанского (v=305мл) SL со стикером 44616 SL/St</text:p>
          </table:table-cell>
          <table:table-cell table:number-columns-repeated="2"/>
          <table:table-cell office:value-type="string">
            <text:p>K0011333</text:p>
          </table:table-cell>
          <table:table-cell table:formula="of:=[.K84]/[.H84]" office:value-type="percentage" office:value="1.80379164365912">
            <text:p>180%</text:p>
          </table:table-cell>
          <table:table-cell table:number-columns-repeated="3"/>
          <table:table-cell table:formula="of:=([.AC84]-[.G84])*[.H84]"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string">
            <text:p>Twist" бокал для шампанского (v=305мл) SL со стикером 44616 SL/St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/>
          <table:table-cell office:value-type="string">
            <text:p>ООО "Посуда Мира"</text:p>
          </table:table-cell>
          <table:table-cell office:value-type="string">
            <text:p>4606065053515</text:p>
          </table:table-cell>
          <table:table-cell table:number-columns-repeated="2"/>
          <table:table-cell office:value-type="string">
            <text:p>РПМ-000270</text:p>
          </table:table-cell>
          <table:table-cell table:number-columns-repeated="2"/>
          <table:table-cell office:value-type="float" office:value="64">
            <text:p>64</text:p>
          </table:table-cell>
          <table:table-cell office:value-type="float" office:value="35.43">
            <text:p>35,43</text:p>
          </table:table-cell>
          <table:table-cell table:number-columns-repeated="4" office:value-type="float" office:value="0">
            <text:p>0</text:p>
          </table:table-cell>
          <table:table-cell table:number-columns-repeated="4"/>
          <table:table-cell table:formula="of:=[.AZ84]-[.AC84]"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12">
            <text:p>12</text:p>
          </table:table-cell>
          <table:table-cell table:formula="of:=[.BU84]" office:value-type="string" office:string-value="Twist&quot; бокал для шампанского (v=305мл) SL со стикером 44616 SL/St">
            <text:p>Twist" бокал для шампанского (v=305мл) SL со стикером 44616 SL/St</text:p>
          </table:table-cell>
          <table:table-cell/>
          <table:table-cell table:formula="of:=[.BC84]-[.L84]" office:value-type="float" office:value="-43283">
            <text:p>-43283</text:p>
          </table:table-cell>
          <table:table-cell table:formula="of:=[.BW84]" office:value-type="float" office:value="54.33">
            <text:p>54,33</text:p>
          </table:table-cell>
          <table:table-cell table:formula="of:=[.BE84]/[.H84]" office:value-type="float" office:value="1">
            <text:p>1,00 ₽</text:p>
          </table:table-cell>
          <table:table-cell table:formula="of:=[.BX84]" office:value-type="string" office:string-value="K0011333">
            <text:p>K0011333</text:p>
          </table:table-cell>
          <table:table-cell table:number-columns-repeated="11"/>
          <table:table-cell office:value-type="float" office:value="24">
            <text:p>24</text:p>
          </table:table-cell>
          <table:table-cell office:value-type="float" office:value="12">
            <text:p>12</text:p>
          </table:table-cell>
          <table:table-cell office:value-type="string">
            <text:p>Twist" бокал для шампанского (v=305мл) SL со стикером 44616 SL/St</text:p>
          </table:table-cell>
          <table:table-cell/>
          <table:table-cell office:value-type="float" office:value="54.33">
            <text:p>54,33</text:p>
          </table:table-cell>
          <table:table-cell office:value-type="string">
            <text:p>K0011333</text:p>
          </table:table-cell>
          <table:table-cell/>
          <table:table-cell office:value-type="float" office:value="54.33">
            <text:p>54,33</text:p>
          </table:table-cell>
          <table:table-cell/>
          <table:table-cell office:value-type="string">
            <text:p>Пашабахча</text:p>
          </table:table-cell>
          <table:table-cell table:number-columns-repeated="8"/>
          <table:table-cell office:value-type="float" office:value="24">
            <text:p>24</text:p>
          </table:table-cell>
          <table:table-cell office:value-type="float" office:value="12">
            <text:p>12</text:p>
          </table:table-cell>
          <table:table-cell office:value-type="string">
            <text:p>Twist" бокал для шампанского (v=305мл) SL со стикером 44616 SL/St</text:p>
          </table:table-cell>
          <table:table-cell/>
          <table:table-cell office:value-type="float" office:value="54.33">
            <text:p>54,33</text:p>
          </table:table-cell>
          <table:table-cell office:value-type="string">
            <text:p>K0011333</text:p>
          </table:table-cell>
          <table:table-cell/>
          <table:table-cell office:value-type="float" office:value="54.33">
            <text:p>54,33</text:p>
          </table:table-cell>
          <table:table-cell/>
          <table:table-cell office:value-type="string">
            <text:p>Пашабахча</text:p>
          </table:table-cell>
          <table:table-cell table:number-columns-repeated="7"/>
          <table:table-cell table:formula="of:=[.CK84]-[.AZ84]" office:value-type="float" office:value="0">
            <text:p>0</text:p>
          </table:table-cell>
          <table:table-cell table:number-columns-repeated="4" office:value-type="float" office:value="0">
            <text:p>0</text:p>
          </table:table-cell>
          <table:table-cell table:style-name="ce3" office:value-type="string">
            <text:p>цена</text:p>
          </table:table-cell>
          <table:table-cell office:value-type="float" office:value="43283">
            <text:p>43283</text:p>
          </table:table-cell>
          <table:table-cell table:formula="of:=[.DH84]-[.L84]" office:value-type="float" office:value="0">
            <text:p>0</text:p>
          </table:table-cell>
        </table:table-row>
        <table:table-row table:style-name="ro1">
          <table:table-cell office:value-type="string">
            <text:p>Емкость д/продуктов с кр.</text:p>
          </table:table-cell>
          <table:table-cell office:value-type="string">
            <text:p>97628</text:p>
          </table:table-cell>
          <table:table-cell office:value-type="string">
            <text:p>кремлин 1.35л.184792</text:p>
          </table:table-cell>
          <table:table-cell table:number-columns-repeated="3"/>
          <table:table-cell office:value-type="float" office:value="12">
            <text:p>12</text:p>
          </table:table-cell>
          <table:table-cell office:value-type="float" office:value="120.27">
            <text:p>120,27 ₽</text:p>
          </table:table-cell>
          <table:table-cell office:value-type="float" office:value="1443.24">
            <text:p><text:s/>1 443,24 ₽ </text:p>
          </table:table-cell>
          <table:table-cell office:value-type="string">
            <text:p>Пашабахча, г.Бор</text:p>
          </table:table-cell>
          <table:table-cell table:style-name="ce4" table:formula="of:=ROUND([.H85]*1.8;0)" office:value-type="float" office:value="216">
            <text:p><text:s/>216,00 ₽ </text:p>
          </table:table-cell>
          <table:table-cell office:value-type="float" office:value="43642">
            <text:p>43642</text:p>
          </table:table-cell>
          <table:table-cell office:value-type="string">
            <text:p>{Емкость д/продуктов с кр. \ 97628 \ кремлин 1.35л.184792 \ }</text:p>
          </table:table-cell>
          <table:table-cell office:value-type="string">
            <text:p>РПМ-000270</text:p>
          </table:table-cell>
          <table:table-cell office:value-type="float" office:value="91">
            <text:p>91</text:p>
          </table:table-cell>
          <table:table-cell office:value-type="date" office:date-value="2023-03-30">
            <text:p>30.03.23</text:p>
          </table:table-cell>
          <table:table-cell office:value-type="float" office:value="1570">
            <text:p>1570</text:p>
          </table:table-cell>
          <table:table-cell office:value-type="date" office:date-value="2023-04-05">
            <text:p>05.04.23</text:p>
          </table:table-cell>
          <table:table-cell office:value-type="string">
            <text:p>Стеклопласт</text:p>
          </table:table-cell>
          <table:table-cell office:value-type="string">
            <text:p>Kremlin" банка квадратная с фиксатором 1350мл. 97628</text:p>
          </table:table-cell>
          <table:table-cell table:number-columns-repeated="2"/>
          <table:table-cell office:value-type="string">
            <text:p>K0018080</text:p>
          </table:table-cell>
          <table:table-cell table:formula="of:=[.K85]/[.H85]" office:value-type="percentage" office:value="1.7959590920429">
            <text:p>180%</text:p>
          </table:table-cell>
          <table:table-cell/>
          <table:table-cell office:value-type="string">
            <text:p>Турция</text:p>
          </table:table-cell>
          <table:table-cell/>
          <table:table-cell table:formula="of:=([.AC85]-[.G85])*[.H85]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string">
            <text:p>Kremlin" банка квадратная с фиксатором 1350мл. 97628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/>
          <table:table-cell office:value-type="string">
            <text:p>ООО "Посуда Мира"</text:p>
          </table:table-cell>
          <table:table-cell office:value-type="string">
            <text:p>4606065042540</text:p>
          </table:table-cell>
          <table:table-cell table:number-columns-repeated="2"/>
          <table:table-cell office:value-type="string">
            <text:p>РПМ-000270</text:p>
          </table:table-cell>
          <table:table-cell table:number-columns-repeated="2"/>
          <table:table-cell office:value-type="float" office:value="185">
            <text:p>185</text:p>
          </table:table-cell>
          <table:table-cell office:value-type="float" office:value="92.64">
            <text:p>92,64</text:p>
          </table:table-cell>
          <table:table-cell table:number-columns-repeated="4" office:value-type="float" office:value="0">
            <text:p>0</text:p>
          </table:table-cell>
          <table:table-cell table:number-columns-repeated="4"/>
          <table:table-cell table:formula="of:=[.AZ85]-[.AC85]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string">
            <text:p>Емкость д/продуктов с кр.</text:p>
          </table:table-cell>
          <table:table-cell office:value-type="float" office:value="43642">
            <text:p>43642</text:p>
          </table:table-cell>
          <table:table-cell table:formula="of:=[.BC85]-[.L85]" office:value-type="float" office:value="0">
            <text:p>0</text:p>
          </table:table-cell>
          <table:table-cell office:value-type="float" office:value="120.27">
            <text:p>120,27</text:p>
          </table:table-cell>
          <table:table-cell table:formula="of:=[.BE85]/[.H85]" office:value-type="float" office:value="1">
            <text:p>1,00 ₽</text:p>
          </table:table-cell>
          <table:table-cell office:value-type="string">
            <text:p>K0018080</text:p>
          </table:table-cell>
          <table:table-cell office:value-type="float" office:value="6">
            <text:p>6</text:p>
          </table:table-cell>
          <table:table-cell office:value-type="float" office:value="102.53">
            <text:p>102,53</text:p>
          </table:table-cell>
          <table:table-cell office:value-type="float" office:value="615.18">
            <text:p>615,18</text:p>
          </table:table-cell>
          <table:table-cell office:value-type="string">
            <text:p>Пашабахча</text:p>
          </table:table-cell>
          <table:table-cell office:value-type="float" office:value="185">
            <text:p>185</text:p>
          </table:table-cell>
          <table:table-cell office:value-type="float" office:value="43642">
            <text:p>43642</text:p>
          </table:table-cell>
          <table:table-cell office:value-type="string">
            <text:p>{Емкость д/продуктов с кр. \ 97628 \ кремлин 1.35л.184792 \ }</text:p>
          </table:table-cell>
          <table:table-cell office:value-type="string">
            <text:p>РПМ-000440</text:p>
          </table:table-cell>
          <table:table-cell office:value-type="float" office:value="214">
            <text:p>214</text:p>
          </table:table-cell>
          <table:table-cell office:value-type="float" office:value="43446">
            <text:p>43446</text:p>
          </table:table-cell>
          <table:table-cell table:number-columns-repeated="19"/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string">
            <text:p>Емкость д/продуктов с кр.</text:p>
          </table:table-cell>
          <table:table-cell office:value-type="float" office:value="43642">
            <text:p>43642</text:p>
          </table:table-cell>
          <table:table-cell office:value-type="float" office:value="120.27">
            <text:p>120,27</text:p>
          </table:table-cell>
          <table:table-cell office:value-type="string">
            <text:p>K0018080</text:p>
          </table:table-cell>
          <table:table-cell office:value-type="float" office:value="6">
            <text:p>6</text:p>
          </table:table-cell>
          <table:table-cell office:value-type="float" office:value="102.53">
            <text:p>102,53</text:p>
          </table:table-cell>
          <table:table-cell office:value-type="float" office:value="615.18">
            <text:p>615,18</text:p>
          </table:table-cell>
          <table:table-cell office:value-type="string">
            <text:p>Пашабахча</text:p>
          </table:table-cell>
          <table:table-cell office:value-type="float" office:value="185">
            <text:p>185</text:p>
          </table:table-cell>
          <table:table-cell office:value-type="float" office:value="43642">
            <text:p>43642</text:p>
          </table:table-cell>
          <table:table-cell office:value-type="string">
            <text:p>{Емкость д/продуктов с кр. \ 97628 \ кремлин 1.35л.184792 \ }</text:p>
          </table:table-cell>
          <table:table-cell office:value-type="string">
            <text:p>РПМ-000440</text:p>
          </table:table-cell>
          <table:table-cell office:value-type="float" office:value="214">
            <text:p>214</text:p>
          </table:table-cell>
          <table:table-cell office:value-type="float" office:value="43446">
            <text:p>43446</text:p>
          </table:table-cell>
          <table:table-cell/>
          <table:table-cell table:formula="of:=[.CK85]-[.AZ85]" office:value-type="float" office:value="0">
            <text:p>0</text:p>
          </table:table-cell>
          <table:table-cell table:number-columns-repeated="4" office:value-type="float" office:value="0">
            <text:p>0</text:p>
          </table:table-cell>
          <table:table-cell table:style-name="ce3" office:value-type="string">
            <text:p>цена</text:p>
          </table:table-cell>
          <table:table-cell office:value-type="float" office:value="43642">
            <text:p>43642</text:p>
          </table:table-cell>
          <table:table-cell table:formula="of:=[.DH85]-[.L85]" office:value-type="float" office:value="0">
            <text:p>0</text:p>
          </table:table-cell>
        </table:table-row>
        <table:table-row table:style-name="ro1">
          <table:table-cell office:value-type="string">
            <text:p>Банка д/сыпучих продуктов 950мл</text:p>
          </table:table-cell>
          <table:table-cell office:value-type="string">
            <text:p>97560 SL</text:p>
          </table:table-cell>
          <table:table-cell office:value-type="string">
            <text:p>Чешни</text:p>
          </table:table-cell>
          <table:table-cell table:number-columns-repeated="3"/>
          <table:table-cell office:value-type="float" office:value="6">
            <text:p>6</text:p>
          </table:table-cell>
          <table:table-cell office:value-type="float" office:value="88.66">
            <text:p>88,66 ₽</text:p>
          </table:table-cell>
          <table:table-cell office:value-type="float" office:value="531.96">
            <text:p><text:s/>531,96 ₽ </text:p>
          </table:table-cell>
          <table:table-cell office:value-type="string">
            <text:p>Пашабахча, г.Бор</text:p>
          </table:table-cell>
          <table:table-cell office:value-type="float" office:value="160">
            <text:p><text:s/>160,00 ₽ </text:p>
          </table:table-cell>
          <table:table-cell office:value-type="float" office:value="45051">
            <text:p>45051</text:p>
          </table:table-cell>
          <table:table-cell office:value-type="string">
            <text:p>{Банка д/сыпучих продуктов 950мл \ 97560 SL \ Чешни \ }</text:p>
          </table:table-cell>
          <table:table-cell office:value-type="string">
            <text:p>РПМ-000270</text:p>
          </table:table-cell>
          <table:table-cell office:value-type="float" office:value="39">
            <text:p>39</text:p>
          </table:table-cell>
          <table:table-cell office:value-type="date" office:date-value="2023-03-30">
            <text:p>30.03.23</text:p>
          </table:table-cell>
          <table:table-cell office:value-type="float" office:value="1570">
            <text:p>1570</text:p>
          </table:table-cell>
          <table:table-cell office:value-type="date" office:date-value="2023-04-05">
            <text:p>05.04.23</text:p>
          </table:table-cell>
          <table:table-cell office:value-type="string">
            <text:p>Стеклопласт</text:p>
          </table:table-cell>
          <table:table-cell office:value-type="string">
            <text:p>Cesni" банка с крышкой <text:s/>(v=920мл) SL со стикером 97560 SL/St*</text:p>
          </table:table-cell>
          <table:table-cell table:number-columns-repeated="2"/>
          <table:table-cell office:value-type="string">
            <text:p>K0011179</text:p>
          </table:table-cell>
          <table:table-cell table:formula="of:=[.K86]/[.H86]" office:value-type="percentage" office:value="1.80464696593729">
            <text:p>180%</text:p>
          </table:table-cell>
          <table:table-cell/>
          <table:table-cell office:value-type="string">
            <text:p>Турция</text:p>
          </table:table-cell>
          <table:table-cell/>
          <table:table-cell table:formula="of:=([.AC86]-[.G86])*[.H86]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>
            <text:p>Cesni" банка с крышкой (v=920мл) SL со стикером 97560 SL/St*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ООО "Посуда Мира"</text:p>
          </table:table-cell>
          <table:table-cell office:value-type="string">
            <text:p>4606065017067</text:p>
          </table:table-cell>
          <table:table-cell table:number-columns-repeated="2"/>
          <table:table-cell office:value-type="string">
            <text:p>РПМ-000270</text:p>
          </table:table-cell>
          <table:table-cell table:number-columns-repeated="2"/>
          <table:table-cell office:value-type="float" office:value="160">
            <text:p>160</text:p>
          </table:table-cell>
          <table:table-cell office:value-type="float" office:value="88.66">
            <text:p>88,66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/>
          <table:table-cell table:formula="of:=[.AZ86]-[.AC86]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Банка д/сыпучих продуктов 950мл</text:p>
          </table:table-cell>
          <table:table-cell office:value-type="float" office:value="45051">
            <text:p>45051</text:p>
          </table:table-cell>
          <table:table-cell table:formula="of:=[.BC86]-[.L86]" office:value-type="float" office:value="0">
            <text:p>0</text:p>
          </table:table-cell>
          <table:table-cell office:value-type="float" office:value="88.66">
            <text:p>88,66</text:p>
          </table:table-cell>
          <table:table-cell table:formula="of:=[.BE86]/[.H86]" office:value-type="float" office:value="1">
            <text:p>1,00 ₽</text:p>
          </table:table-cell>
          <table:table-cell office:value-type="string">
            <text:p>K0011179</text:p>
          </table:table-cell>
          <table:table-cell office:value-type="float" office:value="36">
            <text:p>36</text:p>
          </table:table-cell>
          <table:table-cell office:value-type="float" office:value="88.66">
            <text:p>88,66</text:p>
          </table:table-cell>
          <table:table-cell office:value-type="float" office:value="3191.76">
            <text:p>3191,76</text:p>
          </table:table-cell>
          <table:table-cell office:value-type="string">
            <text:p>Пашабахча</text:p>
          </table:table-cell>
          <table:table-cell office:value-type="float" office:value="160">
            <text:p>160</text:p>
          </table:table-cell>
          <table:table-cell office:value-type="float" office:value="45051">
            <text:p>45051</text:p>
          </table:table-cell>
          <table:table-cell office:value-type="string">
            <text:p>{Банка д/сыпучих продуктов 950мл \ 97560 SL \ Чешни \ }</text:p>
          </table:table-cell>
          <table:table-cell office:value-type="string">
            <text:p>РПМ-000514</text:p>
          </table:table-cell>
          <table:table-cell office:value-type="float" office:value="114">
            <text:p>114</text:p>
          </table:table-cell>
          <table:table-cell office:value-type="float" office:value="44812">
            <text:p>44812</text:p>
          </table:table-cell>
          <table:table-cell/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Банка д/сыпучих продуктов 950мл</text:p>
          </table:table-cell>
          <table:table-cell office:value-type="float" office:value="45051">
            <text:p>45051</text:p>
          </table:table-cell>
          <table:table-cell office:value-type="float" office:value="88.66">
            <text:p>88,66</text:p>
          </table:table-cell>
          <table:table-cell office:value-type="string">
            <text:p>K0011179</text:p>
          </table:table-cell>
          <table:table-cell office:value-type="float" office:value="36">
            <text:p>36</text:p>
          </table:table-cell>
          <table:table-cell office:value-type="float" office:value="88.66">
            <text:p>88,66</text:p>
          </table:table-cell>
          <table:table-cell office:value-type="float" office:value="3191.76">
            <text:p>3191,76</text:p>
          </table:table-cell>
          <table:table-cell office:value-type="string">
            <text:p>Пашабахча</text:p>
          </table:table-cell>
          <table:table-cell office:value-type="float" office:value="160">
            <text:p>160</text:p>
          </table:table-cell>
          <table:table-cell office:value-type="float" office:value="45051">
            <text:p>45051</text:p>
          </table:table-cell>
          <table:table-cell office:value-type="string">
            <text:p>{Банка д/сыпучих продуктов 950мл \ 97560 SL \ Чешни \ }</text:p>
          </table:table-cell>
          <table:table-cell office:value-type="string">
            <text:p>РПМ-000514</text:p>
          </table:table-cell>
          <table:table-cell office:value-type="float" office:value="114">
            <text:p>114</text:p>
          </table:table-cell>
          <table:table-cell office:value-type="float" office:value="44812">
            <text:p>44812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Банка д/сыпучих продуктов 950мл</text:p>
          </table:table-cell>
          <table:table-cell office:value-type="float" office:value="45051">
            <text:p>45051</text:p>
          </table:table-cell>
          <table:table-cell office:value-type="float" office:value="88.66">
            <text:p>88,66</text:p>
          </table:table-cell>
          <table:table-cell office:value-type="string">
            <text:p>K0011179</text:p>
          </table:table-cell>
          <table:table-cell office:value-type="float" office:value="36">
            <text:p>36</text:p>
          </table:table-cell>
          <table:table-cell office:value-type="float" office:value="88.66">
            <text:p>88,66</text:p>
          </table:table-cell>
          <table:table-cell office:value-type="float" office:value="3191.76">
            <text:p>3191,76</text:p>
          </table:table-cell>
          <table:table-cell office:value-type="string">
            <text:p>Пашабахча</text:p>
          </table:table-cell>
          <table:table-cell office:value-type="float" office:value="160">
            <text:p>160</text:p>
          </table:table-cell>
          <table:table-cell office:value-type="float" office:value="45051">
            <text:p>45051</text:p>
          </table:table-cell>
          <table:table-cell office:value-type="string">
            <text:p>{Банка д/сыпучих продуктов 950мл \ 97560 SL \ Чешни \ }</text:p>
          </table:table-cell>
          <table:table-cell office:value-type="string">
            <text:p>РПМ-000514</text:p>
          </table:table-cell>
          <table:table-cell office:value-type="float" office:value="114">
            <text:p>114</text:p>
          </table:table-cell>
          <table:table-cell office:value-type="float" office:value="44812">
            <text:p>44812</text:p>
          </table:table-cell>
          <table:table-cell/>
          <table:table-cell table:formula="of:=[.CK86]-[.AZ86]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/>
          <table:table-cell office:value-type="float" office:value="45051">
            <text:p>45051</text:p>
          </table:table-cell>
          <table:table-cell table:formula="of:=[.DH86]-[.L86]" office:value-type="float" office:value="0">
            <text:p>0</text:p>
          </table:table-cell>
        </table:table-row>
        <table:table-row table:style-name="ro1">
          <table:table-cell office:value-type="string">
            <text:p>Банка д/сыпучих продуктов 1500мл</text:p>
          </table:table-cell>
          <table:table-cell office:value-type="string">
            <text:p>97426 SL/St</text:p>
          </table:table-cell>
          <table:table-cell office:value-type="string">
            <text:p>Чешни</text:p>
          </table:table-cell>
          <table:table-cell table:number-columns-repeated="3"/>
          <table:table-cell office:value-type="float" office:value="18">
            <text:p>18</text:p>
          </table:table-cell>
          <table:table-cell office:value-type="float" office:value="113.98">
            <text:p>113,98 ₽</text:p>
          </table:table-cell>
          <table:table-cell office:value-type="float" office:value="2051.64">
            <text:p><text:s/>2 051,64 ₽ </text:p>
          </table:table-cell>
          <table:table-cell office:value-type="string">
            <text:p>Пашабахча</text:p>
          </table:table-cell>
          <table:table-cell office:value-type="float" office:value="205">
            <text:p><text:s/>205,00 ₽ </text:p>
          </table:table-cell>
          <table:table-cell office:value-type="float" office:value="45082">
            <text:p>45082</text:p>
          </table:table-cell>
          <table:table-cell office:value-type="string">
            <text:p>{Банка д/сыпучих продуктов 1500мл \ 97426 SL/St \ Чешни \ }</text:p>
          </table:table-cell>
          <table:table-cell office:value-type="string">
            <text:p>РПМ-000270</text:p>
          </table:table-cell>
          <table:table-cell office:value-type="float" office:value="42">
            <text:p>42</text:p>
          </table:table-cell>
          <table:table-cell office:value-type="date" office:date-value="2023-03-30">
            <text:p>30.03.23</text:p>
          </table:table-cell>
          <table:table-cell office:value-type="float" office:value="1570">
            <text:p>1570</text:p>
          </table:table-cell>
          <table:table-cell office:value-type="date" office:date-value="2023-04-05">
            <text:p>05.04.23</text:p>
          </table:table-cell>
          <table:table-cell office:value-type="string">
            <text:p>Стеклопласт</text:p>
          </table:table-cell>
          <table:table-cell office:value-type="string">
            <text:p>Cesni" банка с крышкой 1500мл.SL со стикером 97426 SL/St</text:p>
          </table:table-cell>
          <table:table-cell table:number-columns-repeated="2"/>
          <table:table-cell office:value-type="string">
            <text:p>K0012683</text:p>
          </table:table-cell>
          <table:table-cell table:formula="of:=[.K87]/[.H87]" office:value-type="percentage" office:value="1.79856115107914">
            <text:p>180%</text:p>
          </table:table-cell>
          <table:table-cell/>
          <table:table-cell office:value-type="string">
            <text:p>Россия</text:p>
          </table:table-cell>
          <table:table-cell/>
          <table:table-cell table:formula="of:=([.AC87]-[.G87])*[.H87]"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string">
            <text:p>Cesni" банка с крышкой 1500мл.SL со стикером 97426 SL/St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/>
          <table:table-cell office:value-type="string">
            <text:p>ООО "Посуда Мира"</text:p>
          </table:table-cell>
          <table:table-cell office:value-type="string">
            <text:p>4606065017265</text:p>
          </table:table-cell>
          <table:table-cell table:number-columns-repeated="2"/>
          <table:table-cell office:value-type="string">
            <text:p>РПМ-000270</text:p>
          </table:table-cell>
          <table:table-cell table:number-columns-repeated="2"/>
          <table:table-cell office:value-type="float" office:value="205">
            <text:p>205</text:p>
          </table:table-cell>
          <table:table-cell office:value-type="float" office:value="113.98">
            <text:p>113,98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/>
          <table:table-cell table:formula="of:=[.AZ87]-[.AC87]"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string">
            <text:p>Банка д/сыпучих продуктов 1500мл</text:p>
          </table:table-cell>
          <table:table-cell office:value-type="float" office:value="45082">
            <text:p>45082</text:p>
          </table:table-cell>
          <table:table-cell table:formula="of:=[.BC87]-[.L87]" office:value-type="float" office:value="0">
            <text:p>0</text:p>
          </table:table-cell>
          <table:table-cell office:value-type="float" office:value="113.98">
            <text:p>113,98</text:p>
          </table:table-cell>
          <table:table-cell table:formula="of:=[.BE87]/[.H87]" office:value-type="float" office:value="1">
            <text:p>1,00 ₽</text:p>
          </table:table-cell>
          <table:table-cell office:value-type="string">
            <text:p>K0012683</text:p>
          </table:table-cell>
          <table:table-cell office:value-type="float" office:value="6">
            <text:p>6</text:p>
          </table:table-cell>
          <table:table-cell office:value-type="float" office:value="113.98">
            <text:p>113,98</text:p>
          </table:table-cell>
          <table:table-cell office:value-type="float" office:value="683.88">
            <text:p>683,88</text:p>
          </table:table-cell>
          <table:table-cell office:value-type="string">
            <text:p>Пашабахча</text:p>
          </table:table-cell>
          <table:table-cell office:value-type="float" office:value="205">
            <text:p>205</text:p>
          </table:table-cell>
          <table:table-cell office:value-type="float" office:value="45082">
            <text:p>45082</text:p>
          </table:table-cell>
          <table:table-cell office:value-type="string">
            <text:p>{Банка д/сыпучих продуктов 1500мл \ 97426 SL/St \ Чешни \ }</text:p>
          </table:table-cell>
          <table:table-cell office:value-type="string">
            <text:p>РПМ-000111</text:p>
          </table:table-cell>
          <table:table-cell office:value-type="float" office:value="249">
            <text:p>249</text:p>
          </table:table-cell>
          <table:table-cell office:value-type="float" office:value="44964">
            <text:p>44964</text:p>
          </table:table-cell>
          <table:table-cell/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string">
            <text:p>Банка д/сыпучих продуктов 1500мл</text:p>
          </table:table-cell>
          <table:table-cell office:value-type="float" office:value="45082">
            <text:p>45082</text:p>
          </table:table-cell>
          <table:table-cell office:value-type="float" office:value="113.98">
            <text:p>113,98</text:p>
          </table:table-cell>
          <table:table-cell office:value-type="string">
            <text:p>K0012683</text:p>
          </table:table-cell>
          <table:table-cell office:value-type="float" office:value="6">
            <text:p>6</text:p>
          </table:table-cell>
          <table:table-cell office:value-type="float" office:value="113.98">
            <text:p>113,98</text:p>
          </table:table-cell>
          <table:table-cell office:value-type="float" office:value="683.88">
            <text:p>683,88</text:p>
          </table:table-cell>
          <table:table-cell office:value-type="string">
            <text:p>Пашабахча</text:p>
          </table:table-cell>
          <table:table-cell office:value-type="float" office:value="205">
            <text:p>205</text:p>
          </table:table-cell>
          <table:table-cell office:value-type="float" office:value="45082">
            <text:p>45082</text:p>
          </table:table-cell>
          <table:table-cell office:value-type="string">
            <text:p>{Банка д/сыпучих продуктов 1500мл \ 97426 SL/St \ Чешни \ }</text:p>
          </table:table-cell>
          <table:table-cell office:value-type="string">
            <text:p>РПМ-000111</text:p>
          </table:table-cell>
          <table:table-cell office:value-type="float" office:value="249">
            <text:p>249</text:p>
          </table:table-cell>
          <table:table-cell office:value-type="float" office:value="44964">
            <text:p>44964</text:p>
          </table:table-cell>
          <table:table-cell table:number-columns-repeated="2"/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string">
            <text:p>Банка д/сыпучих продуктов 1500мл</text:p>
          </table:table-cell>
          <table:table-cell office:value-type="float" office:value="45082">
            <text:p>45082</text:p>
          </table:table-cell>
          <table:table-cell office:value-type="float" office:value="113.98">
            <text:p>113,98</text:p>
          </table:table-cell>
          <table:table-cell office:value-type="string">
            <text:p>K0012683</text:p>
          </table:table-cell>
          <table:table-cell office:value-type="float" office:value="6">
            <text:p>6</text:p>
          </table:table-cell>
          <table:table-cell office:value-type="float" office:value="113.98">
            <text:p>113,98</text:p>
          </table:table-cell>
          <table:table-cell office:value-type="float" office:value="683.88">
            <text:p>683,88</text:p>
          </table:table-cell>
          <table:table-cell office:value-type="string">
            <text:p>Пашабахча</text:p>
          </table:table-cell>
          <table:table-cell office:value-type="float" office:value="205">
            <text:p>205</text:p>
          </table:table-cell>
          <table:table-cell office:value-type="float" office:value="45082">
            <text:p>45082</text:p>
          </table:table-cell>
          <table:table-cell office:value-type="string">
            <text:p>{Банка д/сыпучих продуктов 1500мл \ 97426 SL/St \ Чешни \ }</text:p>
          </table:table-cell>
          <table:table-cell office:value-type="string">
            <text:p>РПМ-000111</text:p>
          </table:table-cell>
          <table:table-cell office:value-type="float" office:value="249">
            <text:p>249</text:p>
          </table:table-cell>
          <table:table-cell office:value-type="float" office:value="44964">
            <text:p>44964</text:p>
          </table:table-cell>
          <table:table-cell/>
          <table:table-cell table:formula="of:=[.CK87]-[.AZ87]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45082">
            <text:p>45082</text:p>
          </table:table-cell>
          <table:table-cell table:formula="of:=[.DH87]-[.L87]" office:value-type="float" office:value="0">
            <text:p>0</text:p>
          </table:table-cell>
        </table:table-row>
        <table:table-row table:style-name="ro1">
          <table:table-cell office:value-type="string">
            <text:p>Банка д/сыпучих продуктов 1100мл</text:p>
          </table:table-cell>
          <table:table-cell office:value-type="string">
            <text:p>97425 SL</text:p>
          </table:table-cell>
          <table:table-cell office:value-type="string">
            <text:p>Чешни</text:p>
          </table:table-cell>
          <table:table-cell table:number-columns-repeated="3"/>
          <table:table-cell office:value-type="float" office:value="12">
            <text:p>12</text:p>
          </table:table-cell>
          <table:table-cell office:value-type="float" office:value="101.33">
            <text:p>101,33 ₽</text:p>
          </table:table-cell>
          <table:table-cell office:value-type="float" office:value="1215.96">
            <text:p><text:s/>1 215,96 ₽ </text:p>
          </table:table-cell>
          <table:table-cell office:value-type="string">
            <text:p>Пашабахча</text:p>
          </table:table-cell>
          <table:table-cell office:value-type="float" office:value="182">
            <text:p><text:s/>182,00 ₽ </text:p>
          </table:table-cell>
          <table:table-cell office:value-type="float" office:value="45083">
            <text:p>45083</text:p>
          </table:table-cell>
          <table:table-cell office:value-type="string">
            <text:p>{Банка д/сыпучих продуктов 1100мл \ 97425 SL \ Чешни \ }</text:p>
          </table:table-cell>
          <table:table-cell office:value-type="string">
            <text:p>РПМ-000270</text:p>
          </table:table-cell>
          <table:table-cell office:value-type="float" office:value="41">
            <text:p>41</text:p>
          </table:table-cell>
          <table:table-cell office:value-type="date" office:date-value="2023-03-30">
            <text:p>30.03.23</text:p>
          </table:table-cell>
          <table:table-cell office:value-type="float" office:value="1570">
            <text:p>1570</text:p>
          </table:table-cell>
          <table:table-cell office:value-type="date" office:date-value="2023-04-05">
            <text:p>05.04.23</text:p>
          </table:table-cell>
          <table:table-cell office:value-type="string">
            <text:p>Стеклопласт</text:p>
          </table:table-cell>
          <table:table-cell office:value-type="string">
            <text:p>Cesni" банка с крышкой (43013+43265) 1100мл. SL со стикером 97425 SL/St</text:p>
          </table:table-cell>
          <table:table-cell table:number-columns-repeated="2"/>
          <table:table-cell office:value-type="string">
            <text:p>880466</text:p>
          </table:table-cell>
          <table:table-cell table:formula="of:=[.K88]/[.H88]" office:value-type="percentage" office:value="1.79611171420113">
            <text:p>180%</text:p>
          </table:table-cell>
          <table:table-cell/>
          <table:table-cell office:value-type="string">
            <text:p>Россия</text:p>
          </table:table-cell>
          <table:table-cell/>
          <table:table-cell table:formula="of:=([.AC88]-[.G88])*[.H88]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string">
            <text:p>Cesni" банка с крышкой (43013+43265) 1100мл. SL со стикером 97425 SL/St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/>
          <table:table-cell office:value-type="string">
            <text:p>ООО "Посуда Мира"</text:p>
          </table:table-cell>
          <table:table-cell office:value-type="string">
            <text:p>4606065018651</text:p>
          </table:table-cell>
          <table:table-cell table:number-columns-repeated="2"/>
          <table:table-cell office:value-type="string">
            <text:p>РПМ-000270</text:p>
          </table:table-cell>
          <table:table-cell table:number-columns-repeated="2"/>
          <table:table-cell office:value-type="float" office:value="182">
            <text:p>182</text:p>
          </table:table-cell>
          <table:table-cell office:value-type="float" office:value="101.33">
            <text:p>101,33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4"/>
          <table:table-cell table:formula="of:=[.AZ88]-[.AC88]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string">
            <text:p>Банка д/сыпучих продуктов 1100мл</text:p>
          </table:table-cell>
          <table:table-cell office:value-type="float" office:value="45083">
            <text:p>45083</text:p>
          </table:table-cell>
          <table:table-cell table:formula="of:=[.BC88]-[.L88]" office:value-type="float" office:value="0">
            <text:p>0</text:p>
          </table:table-cell>
          <table:table-cell office:value-type="float" office:value="101.33">
            <text:p>101,33</text:p>
          </table:table-cell>
          <table:table-cell table:formula="of:=[.BE88]/[.H88]" office:value-type="float" office:value="1">
            <text:p>1,00 ₽</text:p>
          </table:table-cell>
          <table:table-cell office:value-type="string">
            <text:p>880466</text:p>
          </table:table-cell>
          <table:table-cell office:value-type="float" office:value="12">
            <text:p>12</text:p>
          </table:table-cell>
          <table:table-cell office:value-type="float" office:value="101.33">
            <text:p>101,33</text:p>
          </table:table-cell>
          <table:table-cell office:value-type="float" office:value="1215.96">
            <text:p>1215,96</text:p>
          </table:table-cell>
          <table:table-cell office:value-type="string">
            <text:p>Пашабахча</text:p>
          </table:table-cell>
          <table:table-cell office:value-type="float" office:value="182">
            <text:p>182</text:p>
          </table:table-cell>
          <table:table-cell office:value-type="float" office:value="45083">
            <text:p>45083</text:p>
          </table:table-cell>
          <table:table-cell office:value-type="string">
            <text:p>{Банка д/сыпучих продуктов 1100мл \ 97425 SL \ Чешни \ }</text:p>
          </table:table-cell>
          <table:table-cell office:value-type="string">
            <text:p>РПМ-000111</text:p>
          </table:table-cell>
          <table:table-cell office:value-type="float" office:value="248">
            <text:p>248</text:p>
          </table:table-cell>
          <table:table-cell office:value-type="float" office:value="44964">
            <text:p>44964</text:p>
          </table:table-cell>
          <table:table-cell/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string">
            <text:p>Банка д/сыпучих продуктов 1100мл</text:p>
          </table:table-cell>
          <table:table-cell office:value-type="float" office:value="45083">
            <text:p>45083</text:p>
          </table:table-cell>
          <table:table-cell office:value-type="float" office:value="101.33">
            <text:p>101,33</text:p>
          </table:table-cell>
          <table:table-cell office:value-type="string">
            <text:p>880466</text:p>
          </table:table-cell>
          <table:table-cell office:value-type="float" office:value="12">
            <text:p>12</text:p>
          </table:table-cell>
          <table:table-cell office:value-type="float" office:value="101.33">
            <text:p>101,33</text:p>
          </table:table-cell>
          <table:table-cell office:value-type="float" office:value="1215.96">
            <text:p>1215,96</text:p>
          </table:table-cell>
          <table:table-cell office:value-type="string">
            <text:p>Пашабахча</text:p>
          </table:table-cell>
          <table:table-cell office:value-type="float" office:value="182">
            <text:p>182</text:p>
          </table:table-cell>
          <table:table-cell office:value-type="float" office:value="45083">
            <text:p>45083</text:p>
          </table:table-cell>
          <table:table-cell office:value-type="string">
            <text:p>{Банка д/сыпучих продуктов 1100мл \ 97425 SL \ Чешни \ }</text:p>
          </table:table-cell>
          <table:table-cell office:value-type="string">
            <text:p>РПМ-000111</text:p>
          </table:table-cell>
          <table:table-cell office:value-type="float" office:value="248">
            <text:p>248</text:p>
          </table:table-cell>
          <table:table-cell office:value-type="float" office:value="44964">
            <text:p>44964</text:p>
          </table:table-cell>
          <table:table-cell table:number-columns-repeated="2"/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string">
            <text:p>Банка д/сыпучих продуктов 1100мл</text:p>
          </table:table-cell>
          <table:table-cell office:value-type="float" office:value="45083">
            <text:p>45083</text:p>
          </table:table-cell>
          <table:table-cell office:value-type="float" office:value="101.33">
            <text:p>101,33</text:p>
          </table:table-cell>
          <table:table-cell office:value-type="string">
            <text:p>880466</text:p>
          </table:table-cell>
          <table:table-cell office:value-type="float" office:value="12">
            <text:p>12</text:p>
          </table:table-cell>
          <table:table-cell office:value-type="float" office:value="101.33">
            <text:p>101,33</text:p>
          </table:table-cell>
          <table:table-cell office:value-type="float" office:value="1215.96">
            <text:p>1215,96</text:p>
          </table:table-cell>
          <table:table-cell office:value-type="string">
            <text:p>Пашабахча</text:p>
          </table:table-cell>
          <table:table-cell office:value-type="float" office:value="182">
            <text:p>182</text:p>
          </table:table-cell>
          <table:table-cell office:value-type="float" office:value="45083">
            <text:p>45083</text:p>
          </table:table-cell>
          <table:table-cell office:value-type="string">
            <text:p>{Банка д/сыпучих продуктов 1100мл \ 97425 SL \ Чешни \ }</text:p>
          </table:table-cell>
          <table:table-cell office:value-type="string">
            <text:p>РПМ-000111</text:p>
          </table:table-cell>
          <table:table-cell office:value-type="float" office:value="248">
            <text:p>248</text:p>
          </table:table-cell>
          <table:table-cell office:value-type="float" office:value="44964">
            <text:p>44964</text:p>
          </table:table-cell>
          <table:table-cell/>
          <table:table-cell table:formula="of:=[.CK88]-[.AZ88]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/>
          <table:table-cell office:value-type="float" office:value="45083">
            <text:p>45083</text:p>
          </table:table-cell>
          <table:table-cell table:formula="of:=[.DH88]-[.L88]" office:value-type="float" office:value="0">
            <text:p>0</text:p>
          </table:table-cell>
        </table:table-row>
        <table:table-row table:style-name="ro1">
          <table:table-cell office:value-type="string">
            <text:p>Н-р стаканов д/виски 1/6 307</text:p>
          </table:table-cell>
          <table:table-cell office:value-type="string">
            <text:p>42945 V</text:p>
          </table:table-cell>
          <table:table-cell office:value-type="string">
            <text:p>VALSE</text:p>
          </table:table-cell>
          <table:table-cell table:number-columns-repeated="3"/>
          <table:table-cell office:value-type="float" office:value="8">
            <text:p>8</text:p>
          </table:table-cell>
          <table:table-cell office:value-type="float" office:value="205.8">
            <text:p>205,80 ₽</text:p>
          </table:table-cell>
          <table:table-cell office:value-type="float" office:value="1646.4">
            <text:p><text:s/>1 646,40 ₽ </text:p>
          </table:table-cell>
          <table:table-cell office:value-type="string">
            <text:p>Пашабахча</text:p>
          </table:table-cell>
          <table:table-cell table:style-name="ce4" table:formula="of:=ROUND([.H89]*1.8;0)" office:value-type="float" office:value="370">
            <text:p><text:s/>370,00 ₽ </text:p>
          </table:table-cell>
          <table:table-cell office:value-type="float" office:value="47481">
            <text:p>47481</text:p>
          </table:table-cell>
          <table:table-cell office:value-type="string">
            <text:p>{Н-р стаканов д/виски 1/6 307 \ 42945 V \ VALSE \ }</text:p>
          </table:table-cell>
          <table:table-cell office:value-type="string">
            <text:p>РПМ-000270</text:p>
          </table:table-cell>
          <table:table-cell office:value-type="float" office:value="137">
            <text:p>137</text:p>
          </table:table-cell>
          <table:table-cell office:value-type="date" office:date-value="2023-03-30">
            <text:p>30.03.23</text:p>
          </table:table-cell>
          <table:table-cell office:value-type="float" office:value="1570">
            <text:p>1570</text:p>
          </table:table-cell>
          <table:table-cell office:value-type="date" office:date-value="2023-04-05">
            <text:p>05.04.23</text:p>
          </table:table-cell>
          <table:table-cell office:value-type="string">
            <text:p>Стеклопласт</text:p>
          </table:table-cell>
          <table:table-cell office:value-type="string">
            <text:p>Valse" наб. 6-ти стаканов низ.330сс/8/160 42945 V</text:p>
          </table:table-cell>
          <table:table-cell table:number-columns-repeated="2"/>
          <table:table-cell office:value-type="string">
            <text:p>00004855</text:p>
          </table:table-cell>
          <table:table-cell table:formula="of:=[.K89]/[.H89]" office:value-type="percentage" office:value="1.79786200194363">
            <text:p>180%</text:p>
          </table:table-cell>
          <table:table-cell/>
          <table:table-cell office:value-type="string">
            <text:p>Пашабахча</text:p>
          </table:table-cell>
          <table:table-cell/>
          <table:table-cell table:formula="of:=([.AC89]-[.G89])*[.H89]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>
            <text:p>Valse" наб. 6-ти стаканов низ.330сс/8/160 42945 V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  <table:table-cell office:value-type="string">
            <text:p>ООО "Посуда Мира"</text:p>
          </table:table-cell>
          <table:table-cell office:value-type="string">
            <text:p>4606065002995</text:p>
          </table:table-cell>
          <table:table-cell table:number-columns-repeated="2"/>
          <table:table-cell office:value-type="string">
            <text:p>РПМ-000270</text:p>
          </table:table-cell>
          <table:table-cell table:number-columns-repeated="2"/>
          <table:table-cell office:value-type="float" office:value="308">
            <text:p>308</text:p>
          </table:table-cell>
          <table:table-cell office:value-type="float" office:value="166.4">
            <text:p>166,4</text:p>
          </table:table-cell>
          <table:table-cell office:value-type="float" office:value="1.6">
            <text:p>1,6</text:p>
          </table:table-cell>
          <table:table-cell table:number-columns-repeated="3" office:value-type="float" office:value="0">
            <text:p>0</text:p>
          </table:table-cell>
          <table:table-cell table:number-columns-repeated="4"/>
          <table:table-cell table:formula="of:=[.AZ89]-[.AC89]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string">
            <text:p>Н-р стаканов д/виски 1/6 307</text:p>
          </table:table-cell>
          <table:table-cell office:value-type="float" office:value="47481">
            <text:p>47481</text:p>
          </table:table-cell>
          <table:table-cell table:formula="of:=[.BC89]-[.L89]" office:value-type="float" office:value="0">
            <text:p>0</text:p>
          </table:table-cell>
          <table:table-cell office:value-type="float" office:value="205.8">
            <text:p>205,8</text:p>
          </table:table-cell>
          <table:table-cell table:formula="of:=[.BE89]/[.H89]" office:value-type="float" office:value="1">
            <text:p>1,00 ₽</text:p>
          </table:table-cell>
          <table:table-cell office:value-type="string">
            <text:p>00004855</text:p>
          </table:table-cell>
          <table:table-cell office:value-type="float" office:value="8">
            <text:p>8</text:p>
          </table:table-cell>
          <table:table-cell office:value-type="float" office:value="166.4">
            <text:p>166,4</text:p>
          </table:table-cell>
          <table:table-cell office:value-type="float" office:value="1331.2">
            <text:p>1331,2</text:p>
          </table:table-cell>
          <table:table-cell office:value-type="string">
            <text:p>Пашабахча</text:p>
          </table:table-cell>
          <table:table-cell office:value-type="float" office:value="308">
            <text:p>308</text:p>
          </table:table-cell>
          <table:table-cell office:value-type="float" office:value="47481">
            <text:p>47481</text:p>
          </table:table-cell>
          <table:table-cell office:value-type="string">
            <text:p>{Н-р стаканов д/виски 1/6 307 \ 42945G/6 \ VALSE \ }</text:p>
          </table:table-cell>
          <table:table-cell office:value-type="string">
            <text:p>РПМ-000488</text:p>
          </table:table-cell>
          <table:table-cell office:value-type="float" office:value="41">
            <text:p>41</text:p>
          </table:table-cell>
          <table:table-cell office:value-type="float" office:value="44511">
            <text:p>44511</text:p>
          </table:table-cell>
          <table:table-cell/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string">
            <text:p>Н-р стаканов д/виски 1/6 307</text:p>
          </table:table-cell>
          <table:table-cell office:value-type="float" office:value="47481">
            <text:p>47481</text:p>
          </table:table-cell>
          <table:table-cell office:value-type="float" office:value="205.8">
            <text:p>205,8</text:p>
          </table:table-cell>
          <table:table-cell office:value-type="string">
            <text:p>00004855</text:p>
          </table:table-cell>
          <table:table-cell office:value-type="float" office:value="8">
            <text:p>8</text:p>
          </table:table-cell>
          <table:table-cell office:value-type="float" office:value="166.4">
            <text:p>166,4</text:p>
          </table:table-cell>
          <table:table-cell office:value-type="float" office:value="1331.2">
            <text:p>1331,2</text:p>
          </table:table-cell>
          <table:table-cell office:value-type="string">
            <text:p>Пашабахча</text:p>
          </table:table-cell>
          <table:table-cell office:value-type="float" office:value="308">
            <text:p>308</text:p>
          </table:table-cell>
          <table:table-cell office:value-type="float" office:value="47481">
            <text:p>47481</text:p>
          </table:table-cell>
          <table:table-cell office:value-type="string">
            <text:p>{Н-р стаканов д/виски 1/6 307 \ 42945G/6 \ VALSE \ }</text:p>
          </table:table-cell>
          <table:table-cell office:value-type="string">
            <text:p>РПМ-000488</text:p>
          </table:table-cell>
          <table:table-cell office:value-type="float" office:value="41">
            <text:p>41</text:p>
          </table:table-cell>
          <table:table-cell office:value-type="float" office:value="44511">
            <text:p>44511</text:p>
          </table:table-cell>
          <table:table-cell table:number-columns-repeated="2"/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string">
            <text:p>Н-р стаканов д/виски 1/6 307</text:p>
          </table:table-cell>
          <table:table-cell office:value-type="float" office:value="47481">
            <text:p>47481</text:p>
          </table:table-cell>
          <table:table-cell office:value-type="float" office:value="205.8">
            <text:p>205,8</text:p>
          </table:table-cell>
          <table:table-cell office:value-type="string">
            <text:p>00004855</text:p>
          </table:table-cell>
          <table:table-cell office:value-type="float" office:value="8">
            <text:p>8</text:p>
          </table:table-cell>
          <table:table-cell office:value-type="float" office:value="166.4">
            <text:p>166,4</text:p>
          </table:table-cell>
          <table:table-cell office:value-type="float" office:value="1331.2">
            <text:p>1331,2</text:p>
          </table:table-cell>
          <table:table-cell office:value-type="string">
            <text:p>Пашабахча</text:p>
          </table:table-cell>
          <table:table-cell office:value-type="float" office:value="308">
            <text:p>308</text:p>
          </table:table-cell>
          <table:table-cell office:value-type="float" office:value="47481">
            <text:p>47481</text:p>
          </table:table-cell>
          <table:table-cell office:value-type="string">
            <text:p>{Н-р стаканов д/виски 1/6 307 \ 42945G/6 \ VALSE \ }</text:p>
          </table:table-cell>
          <table:table-cell office:value-type="string">
            <text:p>РПМ-000488</text:p>
          </table:table-cell>
          <table:table-cell office:value-type="float" office:value="41">
            <text:p>41</text:p>
          </table:table-cell>
          <table:table-cell office:value-type="float" office:value="44511">
            <text:p>44511</text:p>
          </table:table-cell>
          <table:table-cell/>
          <table:table-cell table:formula="of:=[.CK89]-[.AZ89]" office:value-type="float" office:value="0">
            <text:p>0</text:p>
          </table:table-cell>
          <table:table-cell office:value-type="float" office:value="1.6">
            <text:p>1,6</text:p>
          </table:table-cell>
          <table:table-cell table:number-columns-repeated="3" office:value-type="float" office:value="0">
            <text:p>0</text:p>
          </table:table-cell>
          <table:table-cell table:style-name="ce3" office:value-type="string">
            <text:p>цена</text:p>
          </table:table-cell>
          <table:table-cell office:value-type="float" office:value="47481">
            <text:p>47481</text:p>
          </table:table-cell>
          <table:table-cell table:formula="of:=[.DH89]-[.L89]" office:value-type="float" office:value="0">
            <text:p>0</text:p>
          </table:table-cell>
        </table:table-row>
        <table:table-row table:style-name="ro1">
          <table:table-cell office:value-type="string">
            <text:p>Салатник большой</text:p>
          </table:table-cell>
          <table:table-cell office:value-type="string">
            <text:p>OCZ1329</text:p>
          </table:table-cell>
          <table:table-cell office:value-type="string">
            <text:p>Сидней</text:p>
          </table:table-cell>
          <table:table-cell table:number-columns-repeated="3"/>
          <table:table-cell office:value-type="float" office:value="6">
            <text:p>6</text:p>
          </table:table-cell>
          <table:table-cell office:value-type="float" office:value="79.18">
            <text:p>79,18 ₽</text:p>
          </table:table-cell>
          <table:table-cell office:value-type="float" office:value="475.08">
            <text:p><text:s/>475,08 ₽ </text:p>
          </table:table-cell>
          <table:table-cell office:value-type="string">
            <text:p>ОСЗ</text:p>
          </table:table-cell>
          <table:table-cell table:style-name="ce4" table:formula="of:=ROUND([.H90]*1.8;0)" office:value-type="float" office:value="143">
            <text:p><text:s/>143,00 ₽ </text:p>
          </table:table-cell>
          <table:table-cell office:value-type="float" office:value="49626">
            <text:p>49626</text:p>
          </table:table-cell>
          <table:table-cell office:value-type="string">
            <text:p>{Салатник большой \ OCZ1329 \ Сидней \ }</text:p>
          </table:table-cell>
          <table:table-cell office:value-type="string">
            <text:p>РПМ-000270</text:p>
          </table:table-cell>
          <table:table-cell office:value-type="float" office:value="185">
            <text:p>185</text:p>
          </table:table-cell>
          <table:table-cell office:value-type="date" office:date-value="2023-03-30">
            <text:p>30.03.23</text:p>
          </table:table-cell>
          <table:table-cell office:value-type="float" office:value="1570">
            <text:p>1570</text:p>
          </table:table-cell>
          <table:table-cell office:value-type="date" office:date-value="2023-04-05">
            <text:p>05.04.23</text:p>
          </table:table-cell>
          <table:table-cell office:value-type="string">
            <text:p>Стеклопласт</text:p>
          </table:table-cell>
          <table:table-cell office:value-type="string">
            <text:p>Сидней" салатник <text:s/>19 см 07с1329-60</text:p>
          </table:table-cell>
          <table:table-cell table:number-columns-repeated="2"/>
          <table:table-cell office:value-type="string">
            <text:p>K0013008</text:p>
          </table:table-cell>
          <table:table-cell table:formula="of:=[.K90]/[.H90]" office:value-type="percentage" office:value="1.80601161909573">
            <text:p>181%</text:p>
          </table:table-cell>
          <table:table-cell/>
          <table:table-cell office:value-type="string">
            <text:p>Россия</text:p>
          </table:table-cell>
          <table:table-cell/>
          <table:table-cell table:formula="of:=([.AC90]-[.G90])*[.H90]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>
            <text:p>Сидней" салатник 19 см 07с1329-6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/>
          <table:table-cell office:value-type="string">
            <text:p>ООО "Посуда Мира"</text:p>
          </table:table-cell>
          <table:table-cell office:value-type="string">
            <text:p>4607029818560</text:p>
          </table:table-cell>
          <table:table-cell table:number-columns-repeated="2"/>
          <table:table-cell office:value-type="string">
            <text:p>РПМ-000270</text:p>
          </table:table-cell>
          <table:table-cell table:number-columns-repeated="2"/>
          <table:table-cell office:value-type="float" office:value="126">
            <text:p>126</text:p>
          </table:table-cell>
          <table:table-cell office:value-type="float" office:value="66.2">
            <text:p>66,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4"/>
          <table:table-cell table:formula="of:=[.AZ90]-[.AC90]" office:value-type="float" office:value="0">
            <text:p>0</text:p>
          </table:table-cell>
          <table:table-cell table:number-columns-repeated="2" office:value-type="float" office:value="6">
            <text:p>6</text:p>
          </table:table-cell>
          <table:table-cell office:value-type="string">
            <text:p>Салатник большой</text:p>
          </table:table-cell>
          <table:table-cell office:value-type="float" office:value="49626">
            <text:p>49626</text:p>
          </table:table-cell>
          <table:table-cell table:formula="of:=[.BC90]-[.L90]" office:value-type="float" office:value="0">
            <text:p>0</text:p>
          </table:table-cell>
          <table:table-cell office:value-type="float" office:value="79.18">
            <text:p>79,18</text:p>
          </table:table-cell>
          <table:table-cell table:formula="of:=[.BE90]/[.H90]" office:value-type="float" office:value="1">
            <text:p>1,00 ₽</text:p>
          </table:table-cell>
          <table:table-cell office:value-type="string">
            <text:p>K0013008</text:p>
          </table:table-cell>
          <table:table-cell office:value-type="float" office:value="12">
            <text:p>12</text:p>
          </table:table-cell>
          <table:table-cell office:value-type="float" office:value="66.2">
            <text:p>66,2</text:p>
          </table:table-cell>
          <table:table-cell office:value-type="float" office:value="794.4">
            <text:p>794,4</text:p>
          </table:table-cell>
          <table:table-cell office:value-type="string">
            <text:p>ОСЗ</text:p>
          </table:table-cell>
          <table:table-cell office:value-type="float" office:value="126">
            <text:p>126</text:p>
          </table:table-cell>
          <table:table-cell office:value-type="float" office:value="49626">
            <text:p>49626</text:p>
          </table:table-cell>
          <table:table-cell office:value-type="string">
            <text:p>{Салатник большой \ OCZ1329 \ Сидней \ }</text:p>
          </table:table-cell>
          <table:table-cell office:value-type="string">
            <text:p>РПМ-000151</text:p>
          </table:table-cell>
          <table:table-cell office:value-type="float" office:value="5">
            <text:p>5</text:p>
          </table:table-cell>
          <table:table-cell office:value-type="float" office:value="44644">
            <text:p>44644</text:p>
          </table:table-cell>
          <table:table-cell/>
          <table:table-cell table:number-columns-repeated="2" office:value-type="float" office:value="6">
            <text:p>6</text:p>
          </table:table-cell>
          <table:table-cell office:value-type="string">
            <text:p>Салатник большой</text:p>
          </table:table-cell>
          <table:table-cell office:value-type="float" office:value="49626">
            <text:p>49626</text:p>
          </table:table-cell>
          <table:table-cell office:value-type="float" office:value="79.18">
            <text:p>79,18</text:p>
          </table:table-cell>
          <table:table-cell office:value-type="string">
            <text:p>K0013008</text:p>
          </table:table-cell>
          <table:table-cell office:value-type="float" office:value="12">
            <text:p>12</text:p>
          </table:table-cell>
          <table:table-cell office:value-type="float" office:value="66.2">
            <text:p>66,2</text:p>
          </table:table-cell>
          <table:table-cell office:value-type="float" office:value="794.4">
            <text:p>794,4</text:p>
          </table:table-cell>
          <table:table-cell office:value-type="string">
            <text:p>ОСЗ</text:p>
          </table:table-cell>
          <table:table-cell office:value-type="float" office:value="126">
            <text:p>126</text:p>
          </table:table-cell>
          <table:table-cell office:value-type="float" office:value="49626">
            <text:p>49626</text:p>
          </table:table-cell>
          <table:table-cell office:value-type="string">
            <text:p>{Салатник большой \ OCZ1329 \ Сидней \ }</text:p>
          </table:table-cell>
          <table:table-cell office:value-type="string">
            <text:p>РПМ-000151</text:p>
          </table:table-cell>
          <table:table-cell office:value-type="float" office:value="5">
            <text:p>5</text:p>
          </table:table-cell>
          <table:table-cell office:value-type="float" office:value="44644">
            <text:p>44644</text:p>
          </table:table-cell>
          <table:table-cell table:number-columns-repeated="2"/>
          <table:table-cell table:number-columns-repeated="2" office:value-type="float" office:value="6">
            <text:p>6</text:p>
          </table:table-cell>
          <table:table-cell office:value-type="string">
            <text:p>Салатник большой</text:p>
          </table:table-cell>
          <table:table-cell office:value-type="float" office:value="49626">
            <text:p>49626</text:p>
          </table:table-cell>
          <table:table-cell office:value-type="float" office:value="79.18">
            <text:p>79,18</text:p>
          </table:table-cell>
          <table:table-cell office:value-type="string">
            <text:p>K0013008</text:p>
          </table:table-cell>
          <table:table-cell office:value-type="float" office:value="12">
            <text:p>12</text:p>
          </table:table-cell>
          <table:table-cell office:value-type="float" office:value="66.2">
            <text:p>66,2</text:p>
          </table:table-cell>
          <table:table-cell office:value-type="float" office:value="794.4">
            <text:p>794,4</text:p>
          </table:table-cell>
          <table:table-cell office:value-type="string">
            <text:p>ОСЗ</text:p>
          </table:table-cell>
          <table:table-cell office:value-type="float" office:value="126">
            <text:p>126</text:p>
          </table:table-cell>
          <table:table-cell office:value-type="float" office:value="49626">
            <text:p>49626</text:p>
          </table:table-cell>
          <table:table-cell office:value-type="string">
            <text:p>{Салатник большой \ OCZ1329 \ Сидней \ }</text:p>
          </table:table-cell>
          <table:table-cell office:value-type="string">
            <text:p>РПМ-000151</text:p>
          </table:table-cell>
          <table:table-cell office:value-type="float" office:value="5">
            <text:p>5</text:p>
          </table:table-cell>
          <table:table-cell office:value-type="float" office:value="44644">
            <text:p>44644</text:p>
          </table:table-cell>
          <table:table-cell/>
          <table:table-cell table:formula="of:=[.CK90]-[.AZ90]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style-name="ce3" office:value-type="string">
            <text:p>цена</text:p>
          </table:table-cell>
          <table:table-cell office:value-type="float" office:value="49626">
            <text:p>49626</text:p>
          </table:table-cell>
          <table:table-cell table:formula="of:=[.DH90]-[.L90]" office:value-type="float" office:value="0">
            <text:p>0</text:p>
          </table:table-cell>
        </table:table-row>
        <table:table-row table:style-name="ro1">
          <table:table-cell office:value-type="string">
            <text:p>Стакан 500мл</text:p>
          </table:table-cell>
          <table:table-cell office:value-type="string">
            <text:p>42477 SL</text:p>
          </table:table-cell>
          <table:table-cell office:value-type="string">
            <text:p>Паб</text:p>
          </table:table-cell>
          <table:table-cell table:number-columns-repeated="3"/>
          <table:table-cell office:value-type="float" office:value="12">
            <text:p>12</text:p>
          </table:table-cell>
          <table:table-cell office:value-type="float" office:value="48.69">
            <text:p>48,69 ₽</text:p>
          </table:table-cell>
          <table:table-cell office:value-type="float" office:value="584.28">
            <text:p><text:s/>584,28 ₽ </text:p>
          </table:table-cell>
          <table:table-cell office:value-type="string">
            <text:p>Пашабахча</text:p>
          </table:table-cell>
          <table:table-cell office:value-type="float" office:value="88">
            <text:p><text:s/>88,00 ₽ </text:p>
          </table:table-cell>
          <table:table-cell office:value-type="float" office:value="50109">
            <text:p>50109</text:p>
          </table:table-cell>
          <table:table-cell office:value-type="string">
            <text:p>{Стакан 500мл \ 42477 SL \ Паб \ }</text:p>
          </table:table-cell>
          <table:table-cell office:value-type="string">
            <text:p>РПМ-000270</text:p>
          </table:table-cell>
          <table:table-cell office:value-type="float" office:value="113">
            <text:p>113</text:p>
          </table:table-cell>
          <table:table-cell office:value-type="date" office:date-value="2023-03-30">
            <text:p>30.03.23</text:p>
          </table:table-cell>
          <table:table-cell office:value-type="float" office:value="1570">
            <text:p>1570</text:p>
          </table:table-cell>
          <table:table-cell office:value-type="date" office:date-value="2023-04-05">
            <text:p>05.04.23</text:p>
          </table:table-cell>
          <table:table-cell office:value-type="string">
            <text:p>Стеклопласт</text:p>
          </table:table-cell>
          <table:table-cell office:value-type="string">
            <text:p>Pub" стакан для пива 520мл. SL 42477 SL</text:p>
          </table:table-cell>
          <table:table-cell table:number-columns-repeated="2"/>
          <table:table-cell office:value-type="string">
            <text:p>00008800</text:p>
          </table:table-cell>
          <table:table-cell table:formula="of:=[.K91]/[.H91]" office:value-type="percentage" office:value="1.80735263914562">
            <text:p>181%</text:p>
          </table:table-cell>
          <table:table-cell/>
          <table:table-cell office:value-type="string">
            <text:p>Россия</text:p>
          </table:table-cell>
          <table:table-cell/>
          <table:table-cell table:formula="of:=([.AC91]-[.G91])*[.H91]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string">
            <text:p>Pub" стакан для пива 520мл. SL 42477 SL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/>
          <table:table-cell office:value-type="string">
            <text:p>ООО "Посуда Мира"</text:p>
          </table:table-cell>
          <table:table-cell office:value-type="string">
            <text:p>4606065020715</text:p>
          </table:table-cell>
          <table:table-cell table:number-columns-repeated="2"/>
          <table:table-cell office:value-type="string">
            <text:p>РПМ-000270</text:p>
          </table:table-cell>
          <table:table-cell table:number-columns-repeated="2"/>
          <table:table-cell office:value-type="float" office:value="88">
            <text:p>88</text:p>
          </table:table-cell>
          <table:table-cell office:value-type="float" office:value="48.69">
            <text:p>48,69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4"/>
          <table:table-cell table:formula="of:=[.AZ91]-[.AC91]" office:value-type="float" office:value="12">
            <text:p>12</text:p>
          </table:table-cell>
          <table:table-cell table:number-columns-repeated="2" office:value-type="float" office:value="24">
            <text:p>24</text:p>
          </table:table-cell>
          <table:table-cell office:value-type="string">
            <text:p>Стакан 500мл</text:p>
          </table:table-cell>
          <table:table-cell office:value-type="float" office:value="50109">
            <text:p>50109</text:p>
          </table:table-cell>
          <table:table-cell table:formula="of:=[.BC91]-[.L91]" office:value-type="float" office:value="0">
            <text:p>0</text:p>
          </table:table-cell>
          <table:table-cell office:value-type="float" office:value="48.69">
            <text:p>48,69</text:p>
          </table:table-cell>
          <table:table-cell table:formula="of:=[.BE91]/[.H91]" office:value-type="float" office:value="1">
            <text:p>1,00 ₽</text:p>
          </table:table-cell>
          <table:table-cell office:value-type="string">
            <text:p>00008800</text:p>
          </table:table-cell>
          <table:table-cell office:value-type="float" office:value="48">
            <text:p>48</text:p>
          </table:table-cell>
          <table:table-cell office:value-type="float" office:value="48.69">
            <text:p>48,69</text:p>
          </table:table-cell>
          <table:table-cell office:value-type="float" office:value="2337.12">
            <text:p>2337,12</text:p>
          </table:table-cell>
          <table:table-cell office:value-type="string">
            <text:p>Пашабахча</text:p>
          </table:table-cell>
          <table:table-cell office:value-type="float" office:value="88">
            <text:p>88</text:p>
          </table:table-cell>
          <table:table-cell office:value-type="float" office:value="50109">
            <text:p>50109</text:p>
          </table:table-cell>
          <table:table-cell office:value-type="string">
            <text:p>{Стакан 500мл \ 42477 SL \ Паб \ }</text:p>
          </table:table-cell>
          <table:table-cell office:value-type="string">
            <text:p>РПМ-000111</text:p>
          </table:table-cell>
          <table:table-cell office:value-type="float" office:value="107">
            <text:p>107</text:p>
          </table:table-cell>
          <table:table-cell office:value-type="float" office:value="44964">
            <text:p>44964</text:p>
          </table:table-cell>
          <table:table-cell table:number-columns-repeated="19"/>
          <table:table-cell table:number-columns-repeated="2" office:value-type="float" office:value="24">
            <text:p>24</text:p>
          </table:table-cell>
          <table:table-cell office:value-type="string">
            <text:p>Стакан 500мл</text:p>
          </table:table-cell>
          <table:table-cell office:value-type="float" office:value="50109">
            <text:p>50109</text:p>
          </table:table-cell>
          <table:table-cell office:value-type="float" office:value="48.69">
            <text:p>48,69</text:p>
          </table:table-cell>
          <table:table-cell office:value-type="string">
            <text:p>00008800</text:p>
          </table:table-cell>
          <table:table-cell office:value-type="float" office:value="48">
            <text:p>48</text:p>
          </table:table-cell>
          <table:table-cell office:value-type="float" office:value="48.69">
            <text:p>48,69</text:p>
          </table:table-cell>
          <table:table-cell office:value-type="float" office:value="2337.12">
            <text:p>2337,12</text:p>
          </table:table-cell>
          <table:table-cell office:value-type="string">
            <text:p>Пашабахча</text:p>
          </table:table-cell>
          <table:table-cell office:value-type="float" office:value="88">
            <text:p>88</text:p>
          </table:table-cell>
          <table:table-cell office:value-type="float" office:value="50109">
            <text:p>50109</text:p>
          </table:table-cell>
          <table:table-cell office:value-type="string">
            <text:p>{Стакан 500мл \ 42477 SL \ Паб \ }</text:p>
          </table:table-cell>
          <table:table-cell office:value-type="string">
            <text:p>РПМ-000111</text:p>
          </table:table-cell>
          <table:table-cell office:value-type="float" office:value="107">
            <text:p>107</text:p>
          </table:table-cell>
          <table:table-cell office:value-type="float" office:value="44964">
            <text:p>44964</text:p>
          </table:table-cell>
          <table:table-cell/>
          <table:table-cell table:formula="of:=[.CK91]-[.AZ91]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/>
          <table:table-cell office:value-type="float" office:value="50109">
            <text:p>50109</text:p>
          </table:table-cell>
          <table:table-cell table:formula="of:=[.DH91]-[.L91]" office:value-type="float" office:value="0">
            <text:p>0</text:p>
          </table:table-cell>
        </table:table-row>
        <table:table-row table:style-name="ro1">
          <table:table-cell office:value-type="string">
            <text:p>Набор фужеров для мартини 1/6</text:p>
          </table:table-cell>
          <table:table-cell office:value-type="string">
            <text:p>44410B</text:p>
          </table:table-cell>
          <table:table-cell office:value-type="string">
            <text:p>Бистро 190мл 222204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307.25">
            <text:p>307,25 ₽</text:p>
          </table:table-cell>
          <table:table-cell office:value-type="float" office:value="1229">
            <text:p><text:s/>1 229,00 ₽ </text:p>
          </table:table-cell>
          <table:table-cell office:value-type="string">
            <text:p>Бор (Пашабахче)</text:p>
          </table:table-cell>
          <table:table-cell office:value-type="float" office:value="553">
            <text:p><text:s/>553,00 ₽ </text:p>
          </table:table-cell>
          <table:table-cell office:value-type="float" office:value="50167">
            <text:p>50167</text:p>
          </table:table-cell>
          <table:table-cell office:value-type="string">
            <text:p>{Набор фужеров для мартини 1/6 \ 44410B \ Бистро 190мл 222204 \ }</text:p>
          </table:table-cell>
          <table:table-cell office:value-type="string">
            <text:p>РПМ-000270</text:p>
          </table:table-cell>
          <table:table-cell office:value-type="float" office:value="25">
            <text:p>25</text:p>
          </table:table-cell>
          <table:table-cell office:value-type="date" office:date-value="2023-03-30">
            <text:p>30.03.23</text:p>
          </table:table-cell>
          <table:table-cell office:value-type="float" office:value="1570">
            <text:p>1570</text:p>
          </table:table-cell>
          <table:table-cell office:value-type="date" office:date-value="2023-04-05">
            <text:p>05.04.23</text:p>
          </table:table-cell>
          <table:table-cell office:value-type="string">
            <text:p>Стеклопласт</text:p>
          </table:table-cell>
          <table:table-cell office:value-type="string">
            <text:p>Bistro" наб. 6-ти фужеров мартини <text:s/>190мл 44410</text:p>
          </table:table-cell>
          <table:table-cell table:number-columns-repeated="2"/>
          <table:table-cell office:value-type="string">
            <text:p>00006576</text:p>
          </table:table-cell>
          <table:table-cell table:formula="of:=[.K92]/[.H92]" office:value-type="percentage" office:value="1.79983726606998">
            <text:p>180%</text:p>
          </table:table-cell>
          <table:table-cell/>
          <table:table-cell office:value-type="string">
            <text:p>Турция</text:p>
          </table:table-cell>
          <table:table-cell/>
          <table:table-cell table:formula="of:=([.AC92]-[.G92])*[.H92]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Bistro" наб. 6-ти фужеров мартини 190мл 4441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  <table:table-cell office:value-type="string">
            <text:p>ООО "Посуда Мира"</text:p>
          </table:table-cell>
          <table:table-cell office:value-type="string">
            <text:p>4606065004746</text:p>
          </table:table-cell>
          <table:table-cell table:number-columns-repeated="2"/>
          <table:table-cell office:value-type="string">
            <text:p>РПМ-000270</text:p>
          </table:table-cell>
          <table:table-cell table:number-columns-repeated="2"/>
          <table:table-cell office:value-type="float" office:value="553">
            <text:p>553</text:p>
          </table:table-cell>
          <table:table-cell office:value-type="float" office:value="307.25">
            <text:p>307,25</text:p>
          </table:table-cell>
          <table:table-cell table:number-columns-repeated="3" office:value-type="float" office:value="0">
            <text:p>0</text:p>
          </table:table-cell>
          <table:table-cell office:value-type="float" office:value="0.99">
            <text:p>0,99</text:p>
          </table:table-cell>
          <table:table-cell table:number-columns-repeated="4"/>
          <table:table-cell table:formula="of:=[.AZ92]-[.AC92]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Набор фужеров для мартини 1/6</text:p>
          </table:table-cell>
          <table:table-cell office:value-type="float" office:value="50167">
            <text:p>50167</text:p>
          </table:table-cell>
          <table:table-cell table:formula="of:=[.BC92]-[.L92]" office:value-type="float" office:value="0">
            <text:p>0</text:p>
          </table:table-cell>
          <table:table-cell office:value-type="float" office:value="307.25">
            <text:p>307,25</text:p>
          </table:table-cell>
          <table:table-cell table:formula="of:=[.BE92]/[.H92]" office:value-type="float" office:value="1">
            <text:p>1,00 ₽</text:p>
          </table:table-cell>
          <table:table-cell office:value-type="string">
            <text:p>00006576</text:p>
          </table:table-cell>
          <table:table-cell office:value-type="float" office:value="4">
            <text:p>4</text:p>
          </table:table-cell>
          <table:table-cell office:value-type="float" office:value="307.25">
            <text:p>307,25</text:p>
          </table:table-cell>
          <table:table-cell office:value-type="float" office:value="1229">
            <text:p>1229</text:p>
          </table:table-cell>
          <table:table-cell office:value-type="string">
            <text:p>Пашабахча</text:p>
          </table:table-cell>
          <table:table-cell office:value-type="float" office:value="553">
            <text:p>553</text:p>
          </table:table-cell>
          <table:table-cell office:value-type="float" office:value="50167">
            <text:p>50167</text:p>
          </table:table-cell>
          <table:table-cell office:value-type="string">
            <text:p>{Набор фужеров для мартини 1/6 \ 44410B \ Бистро 190мл 222204 \ }</text:p>
          </table:table-cell>
          <table:table-cell office:value-type="string">
            <text:p>РПМ-000514</text:p>
          </table:table-cell>
          <table:table-cell office:value-type="float" office:value="72">
            <text:p>72</text:p>
          </table:table-cell>
          <table:table-cell office:value-type="float" office:value="44812">
            <text:p>44812</text:p>
          </table:table-cell>
          <table:table-cell table:number-columns-repeated="19"/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Набор фужеров для мартини 1/6</text:p>
          </table:table-cell>
          <table:table-cell office:value-type="float" office:value="50167">
            <text:p>50167</text:p>
          </table:table-cell>
          <table:table-cell office:value-type="float" office:value="307.25">
            <text:p>307,25</text:p>
          </table:table-cell>
          <table:table-cell office:value-type="string">
            <text:p>00006576</text:p>
          </table:table-cell>
          <table:table-cell office:value-type="float" office:value="4">
            <text:p>4</text:p>
          </table:table-cell>
          <table:table-cell office:value-type="float" office:value="307.25">
            <text:p>307,25</text:p>
          </table:table-cell>
          <table:table-cell office:value-type="float" office:value="1229">
            <text:p>1229</text:p>
          </table:table-cell>
          <table:table-cell office:value-type="string">
            <text:p>Пашабахча</text:p>
          </table:table-cell>
          <table:table-cell office:value-type="float" office:value="553">
            <text:p>553</text:p>
          </table:table-cell>
          <table:table-cell office:value-type="float" office:value="50167">
            <text:p>50167</text:p>
          </table:table-cell>
          <table:table-cell office:value-type="string">
            <text:p>{Набор фужеров для мартини 1/6 \ 44410B \ Бистро 190мл 222204 \ }</text:p>
          </table:table-cell>
          <table:table-cell office:value-type="string">
            <text:p>РПМ-000514</text:p>
          </table:table-cell>
          <table:table-cell office:value-type="float" office:value="72">
            <text:p>72</text:p>
          </table:table-cell>
          <table:table-cell office:value-type="float" office:value="44812">
            <text:p>44812</text:p>
          </table:table-cell>
          <table:table-cell/>
          <table:table-cell table:formula="of:=[.CK92]-[.AZ92]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office:value-type="float" office:value="0.99">
            <text:p>0,99</text:p>
          </table:table-cell>
          <table:table-cell/>
          <table:table-cell office:value-type="float" office:value="50167">
            <text:p>50167</text:p>
          </table:table-cell>
          <table:table-cell table:formula="of:=[.DH92]-[.L92]" office:value-type="float" office:value="0">
            <text:p>0</text:p>
          </table:table-cell>
        </table:table-row>
        <table:table-row table:style-name="ro1">
          <table:table-cell office:value-type="string">
            <text:p>Набор фужеров для бел.вина 1/6</text:p>
          </table:table-cell>
          <table:table-cell office:value-type="string">
            <text:p>44415</text:p>
          </table:table-cell>
          <table:table-cell office:value-type="string">
            <text:p>Бистро 175 мл 722508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219.43">
            <text:p>219,43 ₽</text:p>
          </table:table-cell>
          <table:table-cell office:value-type="float" office:value="877.72">
            <text:p><text:s/>877,72 ₽ </text:p>
          </table:table-cell>
          <table:table-cell office:value-type="string">
            <text:p>Бор (Пашабахче)</text:p>
          </table:table-cell>
          <table:table-cell table:style-name="ce4" table:formula="of:=ROUND([.H93]*1.8;0)" office:value-type="float" office:value="395">
            <text:p><text:s/>395,00 ₽ </text:p>
          </table:table-cell>
          <table:table-cell office:value-type="float" office:value="50187">
            <text:p>50187</text:p>
          </table:table-cell>
          <table:table-cell office:value-type="string">
            <text:p>{Набор фужеров для бел.вина 1/6 \ 44415 \ Бистро 175 мл 722508 \ }</text:p>
          </table:table-cell>
          <table:table-cell office:value-type="string">
            <text:p>РПМ-000270</text:p>
          </table:table-cell>
          <table:table-cell office:value-type="float" office:value="24">
            <text:p>24</text:p>
          </table:table-cell>
          <table:table-cell office:value-type="date" office:date-value="2023-03-30">
            <text:p>30.03.23</text:p>
          </table:table-cell>
          <table:table-cell office:value-type="float" office:value="1570">
            <text:p>1570</text:p>
          </table:table-cell>
          <table:table-cell office:value-type="date" office:date-value="2023-04-05">
            <text:p>05.04.23</text:p>
          </table:table-cell>
          <table:table-cell office:value-type="string">
            <text:p>Стеклопласт</text:p>
          </table:table-cell>
          <table:table-cell office:value-type="string">
            <text:p>Bistro" наб. 6-ти фужеров вино <text:s/>165сс/4 44415</text:p>
          </table:table-cell>
          <table:table-cell table:number-columns-repeated="2"/>
          <table:table-cell office:value-type="string">
            <text:p>00004975</text:p>
          </table:table-cell>
          <table:table-cell table:formula="of:=[.K93]/[.H93]" office:value-type="percentage" office:value="1.80011848881192">
            <text:p>180%</text:p>
          </table:table-cell>
          <table:table-cell/>
          <table:table-cell office:value-type="string">
            <text:p>Бор (Пашабахче)</text:p>
          </table:table-cell>
          <table:table-cell/>
          <table:table-cell table:formula="of:=([.AC93]-[.G93])*[.H93]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Bistro" наб. 6-ти фужеров вино 165сс/4 4441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office:value-type="string">
            <text:p>ООО "Посуда Мира"</text:p>
          </table:table-cell>
          <table:table-cell office:value-type="string">
            <text:p>4606065002025</text:p>
          </table:table-cell>
          <table:table-cell table:number-columns-repeated="2"/>
          <table:table-cell office:value-type="string">
            <text:p>РПМ-000270</text:p>
          </table:table-cell>
          <table:table-cell table:number-columns-repeated="2"/>
          <table:table-cell office:value-type="float" office:value="345">
            <text:p>345</text:p>
          </table:table-cell>
          <table:table-cell office:value-type="float" office:value="191.85">
            <text:p>191,85</text:p>
          </table:table-cell>
          <table:table-cell table:number-columns-repeated="4" office:value-type="float" office:value="0">
            <text:p>0</text:p>
          </table:table-cell>
          <table:table-cell table:number-columns-repeated="4"/>
          <table:table-cell table:formula="of:=[.AZ93]-[.AC93]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Набор фужеров для бел.вина 1/6</text:p>
          </table:table-cell>
          <table:table-cell office:value-type="float" office:value="50187">
            <text:p>50187</text:p>
          </table:table-cell>
          <table:table-cell table:formula="of:=[.BC93]-[.L93]" office:value-type="float" office:value="0">
            <text:p>0</text:p>
          </table:table-cell>
          <table:table-cell office:value-type="float" office:value="219.43">
            <text:p>219,43</text:p>
          </table:table-cell>
          <table:table-cell table:formula="of:=[.BE93]/[.H93]" office:value-type="float" office:value="1">
            <text:p>1,00 ₽</text:p>
          </table:table-cell>
          <table:table-cell office:value-type="string">
            <text:p>00004975</text:p>
          </table:table-cell>
          <table:table-cell office:value-type="float" office:value="4">
            <text:p>4</text:p>
          </table:table-cell>
          <table:table-cell office:value-type="float" office:value="191.85">
            <text:p>191,85</text:p>
          </table:table-cell>
          <table:table-cell office:value-type="float" office:value="767.4">
            <text:p>767,4</text:p>
          </table:table-cell>
          <table:table-cell office:value-type="string">
            <text:p>Пашабахча</text:p>
          </table:table-cell>
          <table:table-cell office:value-type="float" office:value="345">
            <text:p>345</text:p>
          </table:table-cell>
          <table:table-cell office:value-type="float" office:value="50187">
            <text:p>50187</text:p>
          </table:table-cell>
          <table:table-cell office:value-type="string">
            <text:p>{Набор фужеров для бел.вина 1/6 \ 44415 \ Бистро 175 мл 722508 \ }</text:p>
          </table:table-cell>
          <table:table-cell office:value-type="string">
            <text:p>РПМ-000471</text:p>
          </table:table-cell>
          <table:table-cell office:value-type="float" office:value="198">
            <text:p>198</text:p>
          </table:table-cell>
          <table:table-cell office:value-type="float" office:value="44175">
            <text:p>44175</text:p>
          </table:table-cell>
          <table:table-cell/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Набор фужеров для бел.вина 1/6</text:p>
          </table:table-cell>
          <table:table-cell office:value-type="float" office:value="50187">
            <text:p>50187</text:p>
          </table:table-cell>
          <table:table-cell office:value-type="float" office:value="219.43">
            <text:p>219,43</text:p>
          </table:table-cell>
          <table:table-cell office:value-type="string">
            <text:p>00004975</text:p>
          </table:table-cell>
          <table:table-cell office:value-type="float" office:value="4">
            <text:p>4</text:p>
          </table:table-cell>
          <table:table-cell office:value-type="float" office:value="191.85">
            <text:p>191,85</text:p>
          </table:table-cell>
          <table:table-cell office:value-type="float" office:value="767.4">
            <text:p>767,4</text:p>
          </table:table-cell>
          <table:table-cell office:value-type="string">
            <text:p>Пашабахча</text:p>
          </table:table-cell>
          <table:table-cell office:value-type="float" office:value="345">
            <text:p>345</text:p>
          </table:table-cell>
          <table:table-cell office:value-type="float" office:value="50187">
            <text:p>50187</text:p>
          </table:table-cell>
          <table:table-cell office:value-type="string">
            <text:p>{Набор фужеров для бел.вина 1/6 \ 44415 \ Бистро 175 мл 722508 \ }</text:p>
          </table:table-cell>
          <table:table-cell office:value-type="string">
            <text:p>РПМ-000471</text:p>
          </table:table-cell>
          <table:table-cell office:value-type="float" office:value="198">
            <text:p>198</text:p>
          </table:table-cell>
          <table:table-cell office:value-type="float" office:value="44175">
            <text:p>44175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Набор фужеров для бел.вина 1/6</text:p>
          </table:table-cell>
          <table:table-cell office:value-type="float" office:value="50187">
            <text:p>50187</text:p>
          </table:table-cell>
          <table:table-cell office:value-type="float" office:value="219.43">
            <text:p>219,43</text:p>
          </table:table-cell>
          <table:table-cell office:value-type="string">
            <text:p>00004975</text:p>
          </table:table-cell>
          <table:table-cell office:value-type="float" office:value="4">
            <text:p>4</text:p>
          </table:table-cell>
          <table:table-cell office:value-type="float" office:value="191.85">
            <text:p>191,85</text:p>
          </table:table-cell>
          <table:table-cell office:value-type="float" office:value="767.4">
            <text:p>767,4</text:p>
          </table:table-cell>
          <table:table-cell office:value-type="string">
            <text:p>Пашабахча</text:p>
          </table:table-cell>
          <table:table-cell office:value-type="float" office:value="345">
            <text:p>345</text:p>
          </table:table-cell>
          <table:table-cell office:value-type="float" office:value="50187">
            <text:p>50187</text:p>
          </table:table-cell>
          <table:table-cell office:value-type="string">
            <text:p>{Набор фужеров для бел.вина 1/6 \ 44415 \ Бистро 175 мл 722508 \ }</text:p>
          </table:table-cell>
          <table:table-cell office:value-type="string">
            <text:p>РПМ-000471</text:p>
          </table:table-cell>
          <table:table-cell office:value-type="float" office:value="198">
            <text:p>198</text:p>
          </table:table-cell>
          <table:table-cell office:value-type="float" office:value="44175">
            <text:p>44175</text:p>
          </table:table-cell>
          <table:table-cell/>
          <table:table-cell table:formula="of:=[.CK93]-[.AZ93]" office:value-type="float" office:value="0">
            <text:p>0</text:p>
          </table:table-cell>
          <table:table-cell table:number-columns-repeated="4" office:value-type="float" office:value="0">
            <text:p>0</text:p>
          </table:table-cell>
          <table:table-cell table:style-name="ce3" office:value-type="string">
            <text:p>цена</text:p>
          </table:table-cell>
          <table:table-cell office:value-type="float" office:value="50187">
            <text:p>50187</text:p>
          </table:table-cell>
          <table:table-cell table:formula="of:=[.DH93]-[.L93]" office:value-type="float" office:value="0">
            <text:p>0</text:p>
          </table:table-cell>
        </table:table-row>
        <table:table-row table:style-name="ro1">
          <table:table-cell office:value-type="string">
            <text:p>Бокал д/бел. вина</text:p>
          </table:table-cell>
          <table:table-cell office:value-type="string">
            <text:p>44415 SL</text:p>
          </table:table-cell>
          <table:table-cell office:value-type="string">
            <text:p>Бистро 175мл</text:p>
          </table:table-cell>
          <table:table-cell table:number-columns-repeated="3"/>
          <table:table-cell office:value-type="float" office:value="12">
            <text:p>12</text:p>
          </table:table-cell>
          <table:table-cell office:value-type="float" office:value="34.02">
            <text:p>34,02 ₽</text:p>
          </table:table-cell>
          <table:table-cell office:value-type="float" office:value="408.24">
            <text:p><text:s/>408,24 ₽ </text:p>
          </table:table-cell>
          <table:table-cell office:value-type="string">
            <text:p>Пашабахча, г.Бор</text:p>
          </table:table-cell>
          <table:table-cell office:value-type="float" office:value="62">
            <text:p><text:s/>62,00 ₽ </text:p>
          </table:table-cell>
          <table:table-cell office:value-type="float" office:value="50215">
            <text:p>50215</text:p>
          </table:table-cell>
          <table:table-cell office:value-type="string">
            <text:p>{Бокал д/бел. вина \ 44415 SL \ Бистро 175мл \ }</text:p>
          </table:table-cell>
          <table:table-cell office:value-type="string">
            <text:p>РПМ-000270</text:p>
          </table:table-cell>
          <table:table-cell office:value-type="float" office:value="26">
            <text:p>26</text:p>
          </table:table-cell>
          <table:table-cell office:value-type="date" office:date-value="2023-03-30">
            <text:p>30.03.23</text:p>
          </table:table-cell>
          <table:table-cell office:value-type="float" office:value="1570">
            <text:p>1570</text:p>
          </table:table-cell>
          <table:table-cell office:value-type="date" office:date-value="2023-04-05">
            <text:p>05.04.23</text:p>
          </table:table-cell>
          <table:table-cell office:value-type="string">
            <text:p>Стеклопласт</text:p>
          </table:table-cell>
          <table:table-cell office:value-type="string">
            <text:p>Bistro" бокал SL вино <text:s/>165мл со стикером 44415 SL/St</text:p>
          </table:table-cell>
          <table:table-cell table:number-columns-repeated="2"/>
          <table:table-cell office:value-type="string">
            <text:p>880169</text:p>
          </table:table-cell>
          <table:table-cell table:formula="of:=[.K94]/[.H94]" office:value-type="percentage" office:value="1.82245737801293">
            <text:p>182%</text:p>
          </table:table-cell>
          <table:table-cell/>
          <table:table-cell office:value-type="string">
            <text:p>Пашабахча</text:p>
          </table:table-cell>
          <table:table-cell/>
          <table:table-cell table:formula="of:=([.AC94]-[.G94])*[.H94]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string">
            <text:p>Bistro" бокал SL вино 165мл со стикером 44415 SL/St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/>
          <table:table-cell office:value-type="string">
            <text:p>ООО "Посуда Мира"</text:p>
          </table:table-cell>
          <table:table-cell office:value-type="string">
            <text:p>4606065021873</text:p>
          </table:table-cell>
          <table:table-cell table:number-columns-repeated="2"/>
          <table:table-cell office:value-type="string">
            <text:p>РПМ-000270</text:p>
          </table:table-cell>
          <table:table-cell table:number-columns-repeated="2"/>
          <table:table-cell office:value-type="float" office:value="62">
            <text:p>62</text:p>
          </table:table-cell>
          <table:table-cell office:value-type="float" office:value="34.02">
            <text:p>34,02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31">
            <text:p>31</text:p>
          </table:table-cell>
          <table:table-cell table:number-columns-repeated="4"/>
          <table:table-cell table:formula="of:=[.AZ94]-[.AC94]" office:value-type="float" office:value="0">
            <text:p>0</text:p>
          </table:table-cell>
          <table:table-cell table:number-columns-repeated="2" office:value-type="float" office:value="12">
            <text:p>12</text:p>
          </table:table-cell>
          <table:table-cell table:formula="of:=[.CM94]" office:value-type="string" office:string-value="Bistro&quot; фужер SL вино  165мл со стикером 44415 SL/St">
            <text:p>Bistro" фужер SL вино <text:s/>165мл со стикером 44415 SL/St</text:p>
          </table:table-cell>
          <table:table-cell/>
          <table:table-cell table:formula="of:=[.BC94]-[.L94]" office:value-type="float" office:value="-50215">
            <text:p>-50215</text:p>
          </table:table-cell>
          <table:table-cell table:formula="of:=[.CO94]" office:value-type="float" office:value="34.02">
            <text:p>34,02</text:p>
          </table:table-cell>
          <table:table-cell table:formula="of:=[.BE94]/[.H94]" office:value-type="float" office:value="1">
            <text:p>1,00 ₽</text:p>
          </table:table-cell>
          <table:table-cell table:formula="of:=[.CP94]" office:value-type="string" office:string-value="880169">
            <text:p>880169</text:p>
          </table:table-cell>
          <table:table-cell office:value-type="float" office:value="12">
            <text:p>12</text:p>
          </table:table-cell>
          <table:table-cell office:value-type="float" office:value="34.02">
            <text:p>34,02</text:p>
          </table:table-cell>
          <table:table-cell office:value-type="float" office:value="408.24">
            <text:p>408,24</text:p>
          </table:table-cell>
          <table:table-cell office:value-type="string">
            <text:p>Пашабахча</text:p>
          </table:table-cell>
          <table:table-cell office:value-type="float" office:value="62">
            <text:p>62</text:p>
          </table:table-cell>
          <table:table-cell office:value-type="float" office:value="50215">
            <text:p>50215</text:p>
          </table:table-cell>
          <table:table-cell office:value-type="string">
            <text:p>{Бокал д/бел. вина \ 44415 SL \ Бистро 175мл \ }</text:p>
          </table:table-cell>
          <table:table-cell office:value-type="string">
            <text:p>РПМ-000729</text:p>
          </table:table-cell>
          <table:table-cell office:value-type="float" office:value="130">
            <text:p>130</text:p>
          </table:table-cell>
          <table:table-cell office:value-type="float" office:value="44897">
            <text:p>44897</text:p>
          </table:table-cell>
          <table:table-cell/>
          <table:table-cell table:formula="of:=[.CK94]" office:value-type="float" office:value="12">
            <text:p>12</text:p>
          </table:table-cell>
          <table:table-cell table:formula="of:=[.CL94]" office:value-type="float" office:value="12">
            <text:p>12</text:p>
          </table:table-cell>
          <table:table-cell table:number-columns-repeated="2"/>
          <table:table-cell table:formula="of:=[.CO94]" office:value-type="float" office:value="34.02">
            <text:p>34,02</text:p>
          </table:table-cell>
          <table:table-cell table:formula="of:=[.CP94]" office:value-type="string" office:string-value="880169">
            <text:p>880169</text:p>
          </table:table-cell>
          <table:table-cell table:number-columns-repeated="12"/>
          <table:table-cell table:number-columns-repeated="2" office:value-type="float" office:value="12">
            <text:p>12</text:p>
          </table:table-cell>
          <table:table-cell office:value-type="string">
            <text:p>Bistro" фужер SL вино <text:s/>165мл со стикером 44415 SL/St</text:p>
          </table:table-cell>
          <table:table-cell/>
          <table:table-cell office:value-type="float" office:value="34.02">
            <text:p>34,02</text:p>
          </table:table-cell>
          <table:table-cell office:value-type="string">
            <text:p>880169</text:p>
          </table:table-cell>
          <table:table-cell/>
          <table:table-cell office:value-type="float" office:value="34.02">
            <text:p>34,02</text:p>
          </table:table-cell>
          <table:table-cell/>
          <table:table-cell office:value-type="string">
            <text:p>Пашабахча</text:p>
          </table:table-cell>
          <table:table-cell table:number-columns-repeated="8"/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31">
            <text:p>31</text:p>
          </table:table-cell>
          <table:table-cell/>
          <table:table-cell office:value-type="float" office:value="50215">
            <text:p>50215</text:p>
          </table:table-cell>
          <table:table-cell table:formula="of:=[.DH94]-[.L94]" office:value-type="float" office:value="0">
            <text:p>0</text:p>
          </table:table-cell>
        </table:table-row>
        <table:table-row table:style-name="ro1">
          <table:table-cell office:value-type="string">
            <text:p>Ведерко д/льда h130мм</text:p>
          </table:table-cell>
          <table:table-cell office:value-type="float" office:value="53628">
            <text:p>53628</text:p>
          </table:table-cell>
          <table:table-cell office:value-type="string">
            <text:p>СИЛЬВАНА</text:p>
          </table:table-cell>
          <table:table-cell table:number-columns-repeated="3"/>
          <table:table-cell office:value-type="float" office:value="6">
            <text:p>6</text:p>
          </table:table-cell>
          <table:table-cell office:value-type="float" office:value="142.94">
            <text:p>142,94 ₽</text:p>
          </table:table-cell>
          <table:table-cell office:value-type="float" office:value="857.64">
            <text:p><text:s/>857,64 ₽ </text:p>
          </table:table-cell>
          <table:table-cell office:value-type="string">
            <text:p>Пашабахча, г.Бор</text:p>
          </table:table-cell>
          <table:table-cell table:style-name="ce4" table:formula="of:=ROUND([.H95]*1.8;0)" office:value-type="float" office:value="257">
            <text:p><text:s/>257,00 ₽ </text:p>
          </table:table-cell>
          <table:table-cell office:value-type="float" office:value="53746">
            <text:p>53746</text:p>
          </table:table-cell>
          <table:table-cell office:value-type="string">
            <text:p>{Ведерко д/льда h130мм \ 53628 \ СИЛЬВАНА \ }</text:p>
          </table:table-cell>
          <table:table-cell office:value-type="string">
            <text:p>РПМ-000270</text:p>
          </table:table-cell>
          <table:table-cell office:value-type="float" office:value="121">
            <text:p>121</text:p>
          </table:table-cell>
          <table:table-cell office:value-type="date" office:date-value="2023-03-30">
            <text:p>30.03.23</text:p>
          </table:table-cell>
          <table:table-cell office:value-type="float" office:value="1570">
            <text:p>1570</text:p>
          </table:table-cell>
          <table:table-cell office:value-type="date" office:date-value="2023-04-05">
            <text:p>05.04.23</text:p>
          </table:table-cell>
          <table:table-cell office:value-type="string">
            <text:p>Стеклопласт</text:p>
          </table:table-cell>
          <table:table-cell office:value-type="string">
            <text:p>Sylvana"ведерко для льда SL 53628 SL</text:p>
          </table:table-cell>
          <table:table-cell table:number-columns-repeated="2"/>
          <table:table-cell office:value-type="string">
            <text:p>00009497</text:p>
          </table:table-cell>
          <table:table-cell table:formula="of:=[.K95]/[.H95]" office:value-type="percentage" office:value="1.7979571848328">
            <text:p>180%</text:p>
          </table:table-cell>
          <table:table-cell/>
          <table:table-cell office:value-type="string">
            <text:p>Пашабахча</text:p>
          </table:table-cell>
          <table:table-cell/>
          <table:table-cell table:formula="of:=([.AC95]-[.G95])*[.H95]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>
            <text:p>Sylvana"ведерко для льда SL 53628 SL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  <table:table-cell office:value-type="string">
            <text:p>ООО "Посуда Мира"</text:p>
          </table:table-cell>
          <table:table-cell office:value-type="string">
            <text:p>4606065041963</text:p>
          </table:table-cell>
          <table:table-cell table:number-columns-repeated="2"/>
          <table:table-cell office:value-type="string">
            <text:p>РПМ-000270</text:p>
          </table:table-cell>
          <table:table-cell table:number-columns-repeated="2"/>
          <table:table-cell office:value-type="float" office:value="217">
            <text:p>217</text:p>
          </table:table-cell>
          <table:table-cell office:value-type="float" office:value="108.31">
            <text:p>108,31</text:p>
          </table:table-cell>
          <table:table-cell table:number-columns-repeated="4" office:value-type="float" office:value="0">
            <text:p>0</text:p>
          </table:table-cell>
          <table:table-cell table:number-columns-repeated="4"/>
          <table:table-cell table:formula="of:=[.AZ95]-[.AC95]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formula="of:=[.BU95]" office:value-type="string" office:string-value="Sylvana&quot;ведерко для льда SL 53628 SL">
            <text:p>Sylvana"ведерко для льда SL 53628 SL</text:p>
          </table:table-cell>
          <table:table-cell office:value-type="float" office:value="53746">
            <text:p>53746</text:p>
          </table:table-cell>
          <table:table-cell table:formula="of:=[.BC95]-[.L95]" office:value-type="float" office:value="0">
            <text:p>0</text:p>
          </table:table-cell>
          <table:table-cell table:formula="of:=[.BW95]" office:value-type="float" office:value="142.94">
            <text:p>142,94</text:p>
          </table:table-cell>
          <table:table-cell table:formula="of:=[.BE95]/[.H95]" office:value-type="float" office:value="1">
            <text:p>1,00 ₽</text:p>
          </table:table-cell>
          <table:table-cell table:formula="of:=[.BX95]" office:value-type="string" office:string-value="00009497">
            <text:p>00009497</text:p>
          </table:table-cell>
          <table:table-cell office:value-type="float" office:value="12">
            <text:p>12</text:p>
          </table:table-cell>
          <table:table-cell office:value-type="float" office:value="108.31">
            <text:p>108,31</text:p>
          </table:table-cell>
          <table:table-cell office:value-type="float" office:value="1299.72">
            <text:p>1299,72</text:p>
          </table:table-cell>
          <table:table-cell office:value-type="string">
            <text:p>Пашабахча</text:p>
          </table:table-cell>
          <table:table-cell office:value-type="float" office:value="217">
            <text:p>217</text:p>
          </table:table-cell>
          <table:table-cell office:value-type="float" office:value="53746">
            <text:p>53746</text:p>
          </table:table-cell>
          <table:table-cell office:value-type="string">
            <text:p>{Ведерко д/льда h130мм \ 53628 \ СИЛЬВАНА \ }</text:p>
          </table:table-cell>
          <table:table-cell office:value-type="string">
            <text:p>РПМ-000421</text:p>
          </table:table-cell>
          <table:table-cell office:value-type="float" office:value="254">
            <text:p>254</text:p>
          </table:table-cell>
          <table:table-cell office:value-type="float" office:value="43049">
            <text:p>43049</text:p>
          </table:table-cell>
          <table:table-cell/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string">
            <text:p>Sylvana"ведерко для льда SL 53628 SL</text:p>
          </table:table-cell>
          <table:table-cell/>
          <table:table-cell office:value-type="float" office:value="142.94">
            <text:p>142,94</text:p>
          </table:table-cell>
          <table:table-cell office:value-type="string">
            <text:p>00009497</text:p>
          </table:table-cell>
          <table:table-cell/>
          <table:table-cell office:value-type="float" office:value="142.94">
            <text:p>142,94</text:p>
          </table:table-cell>
          <table:table-cell/>
          <table:table-cell office:value-type="string">
            <text:p>Пашабахча</text:p>
          </table:table-cell>
          <table:table-cell table:number-columns-repeated="7"/>
          <table:table-cell table:style-name="ce3" office:value-type="string">
            <text:p>проверить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string">
            <text:p>Sylvana"ведерко для льда SL 53628 SL</text:p>
          </table:table-cell>
          <table:table-cell/>
          <table:table-cell office:value-type="float" office:value="142.94">
            <text:p>142,94</text:p>
          </table:table-cell>
          <table:table-cell office:value-type="string">
            <text:p>00009497</text:p>
          </table:table-cell>
          <table:table-cell/>
          <table:table-cell office:value-type="float" office:value="142.94">
            <text:p>142,94</text:p>
          </table:table-cell>
          <table:table-cell/>
          <table:table-cell office:value-type="string">
            <text:p>Пашабахча</text:p>
          </table:table-cell>
          <table:table-cell table:number-columns-repeated="7"/>
          <table:table-cell table:formula="of:=[.CK95]-[.AZ95]" office:value-type="float" office:value="0">
            <text:p>0</text:p>
          </table:table-cell>
          <table:table-cell table:number-columns-repeated="4" office:value-type="float" office:value="0">
            <text:p>0</text:p>
          </table:table-cell>
          <table:table-cell table:style-name="ce3" office:value-type="string">
            <text:p>цена</text:p>
          </table:table-cell>
          <table:table-cell office:value-type="float" office:value="53746">
            <text:p>53746</text:p>
          </table:table-cell>
          <table:table-cell table:formula="of:=[.DH95]-[.L95]" office:value-type="float" office:value="0">
            <text:p>0</text:p>
          </table:table-cell>
        </table:table-row>
        <table:table-row table:style-name="ro1">
          <table:table-cell office:value-type="string">
            <text:p>Банка с мет.крышкой 300мл</text:p>
          </table:table-cell>
          <table:table-cell office:value-type="string">
            <text:p>80383 SL/St</text:p>
          </table:table-cell>
          <table:table-cell office:value-type="string">
            <text:p>HomeMade</text:p>
          </table:table-cell>
          <table:table-cell table:number-columns-repeated="3"/>
          <table:table-cell office:value-type="float" office:value="24">
            <text:p>24</text:p>
          </table:table-cell>
          <table:table-cell office:value-type="float" office:value="47.55">
            <text:p>47,55 ₽</text:p>
          </table:table-cell>
          <table:table-cell office:value-type="float" office:value="1141.2">
            <text:p><text:s/>1 141,20 ₽ </text:p>
          </table:table-cell>
          <table:table-cell office:value-type="string">
            <text:p>Пашабахча</text:p>
          </table:table-cell>
          <table:table-cell office:value-type="float" office:value="86">
            <text:p><text:s/>86,00 ₽ </text:p>
          </table:table-cell>
          <table:table-cell office:value-type="float" office:value="54574">
            <text:p>54574</text:p>
          </table:table-cell>
          <table:table-cell office:value-type="string">
            <text:p>{Банка с мет.крышкой 300мл \ 80383 SL/St \ HomeMade \ }</text:p>
          </table:table-cell>
          <table:table-cell office:value-type="string">
            <text:p>РПМ-000270</text:p>
          </table:table-cell>
          <table:table-cell office:value-type="float" office:value="68">
            <text:p>68</text:p>
          </table:table-cell>
          <table:table-cell office:value-type="date" office:date-value="2023-03-30">
            <text:p>30.03.23</text:p>
          </table:table-cell>
          <table:table-cell office:value-type="float" office:value="1570">
            <text:p>1570</text:p>
          </table:table-cell>
          <table:table-cell office:value-type="date" office:date-value="2023-04-05">
            <text:p>05.04.23</text:p>
          </table:table-cell>
          <table:table-cell office:value-type="string">
            <text:p>Стеклопласт</text:p>
          </table:table-cell>
          <table:table-cell office:value-type="string">
            <text:p>HomeMade" Банка с металлической крышкой 300мл SL со стикером 80383 SL/St</text:p>
          </table:table-cell>
          <table:table-cell table:number-columns-repeated="2"/>
          <table:table-cell office:value-type="string">
            <text:p>K0017155</text:p>
          </table:table-cell>
          <table:table-cell table:formula="of:=[.K96]/[.H96]" office:value-type="percentage" office:value="1.80862250262881">
            <text:p>181%</text:p>
          </table:table-cell>
          <table:table-cell/>
          <table:table-cell office:value-type="string">
            <text:p>Пашабахча</text:p>
          </table:table-cell>
          <table:table-cell/>
          <table:table-cell table:formula="of:=([.AC96]-[.G96])*[.H96]"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string">
            <text:p>HomeMade" Банка с металлической крышкой 300мл SL со стикером 80383 SL/St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/>
          <table:table-cell office:value-type="string">
            <text:p>ООО "Посуда Мира"</text:p>
          </table:table-cell>
          <table:table-cell office:value-type="string">
            <text:p>4606065047781</text:p>
          </table:table-cell>
          <table:table-cell table:number-columns-repeated="2"/>
          <table:table-cell office:value-type="string">
            <text:p>РПМ-000270</text:p>
          </table:table-cell>
          <table:table-cell table:number-columns-repeated="2"/>
          <table:table-cell office:value-type="float" office:value="86">
            <text:p>86</text:p>
          </table:table-cell>
          <table:table-cell office:value-type="float" office:value="47.55">
            <text:p>47,55</text:p>
          </table:table-cell>
          <table:table-cell table:number-columns-repeated="3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4"/>
          <table:table-cell table:formula="of:=[.AZ96]-[.AC96]" office:value-type="float" office:value="0">
            <text:p>0</text:p>
          </table:table-cell>
          <table:table-cell table:number-columns-repeated="2" office:value-type="float" office:value="24">
            <text:p>24</text:p>
          </table:table-cell>
          <table:table-cell office:value-type="string">
            <text:p>Банка с мет.крышкой 300мл</text:p>
          </table:table-cell>
          <table:table-cell office:value-type="float" office:value="54574">
            <text:p>54574</text:p>
          </table:table-cell>
          <table:table-cell table:formula="of:=[.BC96]-[.L96]" office:value-type="float" office:value="0">
            <text:p>0</text:p>
          </table:table-cell>
          <table:table-cell office:value-type="float" office:value="47.55">
            <text:p>47,55</text:p>
          </table:table-cell>
          <table:table-cell table:formula="of:=[.BE96]/[.H96]" office:value-type="float" office:value="1">
            <text:p>1,00 ₽</text:p>
          </table:table-cell>
          <table:table-cell office:value-type="string">
            <text:p>K0017155</text:p>
          </table:table-cell>
          <table:table-cell office:value-type="float" office:value="24">
            <text:p>24</text:p>
          </table:table-cell>
          <table:table-cell office:value-type="float" office:value="47.55">
            <text:p>47,55</text:p>
          </table:table-cell>
          <table:table-cell office:value-type="float" office:value="1141.2">
            <text:p>1141,2</text:p>
          </table:table-cell>
          <table:table-cell office:value-type="string">
            <text:p>Пашабахча</text:p>
          </table:table-cell>
          <table:table-cell office:value-type="float" office:value="86">
            <text:p>86</text:p>
          </table:table-cell>
          <table:table-cell office:value-type="float" office:value="54574">
            <text:p>54574</text:p>
          </table:table-cell>
          <table:table-cell office:value-type="string">
            <text:p>{Банка с мет.крышкой 300мл \ 80383 SL/St \ HomeMade \ }</text:p>
          </table:table-cell>
          <table:table-cell office:value-type="string">
            <text:p>РПМ-000729</text:p>
          </table:table-cell>
          <table:table-cell office:value-type="float" office:value="190">
            <text:p>190</text:p>
          </table:table-cell>
          <table:table-cell office:value-type="float" office:value="44897">
            <text:p>44897</text:p>
          </table:table-cell>
          <table:table-cell/>
          <table:table-cell table:number-columns-repeated="2" office:value-type="float" office:value="24">
            <text:p>24</text:p>
          </table:table-cell>
          <table:table-cell office:value-type="string">
            <text:p>Банка с мет.крышкой 300мл</text:p>
          </table:table-cell>
          <table:table-cell office:value-type="float" office:value="54574">
            <text:p>54574</text:p>
          </table:table-cell>
          <table:table-cell office:value-type="float" office:value="47.55">
            <text:p>47,55</text:p>
          </table:table-cell>
          <table:table-cell office:value-type="string">
            <text:p>K0017155</text:p>
          </table:table-cell>
          <table:table-cell office:value-type="float" office:value="24">
            <text:p>24</text:p>
          </table:table-cell>
          <table:table-cell office:value-type="float" office:value="47.55">
            <text:p>47,55</text:p>
          </table:table-cell>
          <table:table-cell office:value-type="float" office:value="1141.2">
            <text:p>1141,2</text:p>
          </table:table-cell>
          <table:table-cell office:value-type="string">
            <text:p>Пашабахча</text:p>
          </table:table-cell>
          <table:table-cell office:value-type="float" office:value="86">
            <text:p>86</text:p>
          </table:table-cell>
          <table:table-cell office:value-type="float" office:value="54574">
            <text:p>54574</text:p>
          </table:table-cell>
          <table:table-cell office:value-type="string">
            <text:p>{Банка с мет.крышкой 300мл \ 80383 SL/St \ HomeMade \ }</text:p>
          </table:table-cell>
          <table:table-cell office:value-type="string">
            <text:p>РПМ-000729</text:p>
          </table:table-cell>
          <table:table-cell office:value-type="float" office:value="190">
            <text:p>190</text:p>
          </table:table-cell>
          <table:table-cell office:value-type="float" office:value="44897">
            <text:p>44897</text:p>
          </table:table-cell>
          <table:table-cell table:number-columns-repeated="2"/>
          <table:table-cell table:number-columns-repeated="2" office:value-type="float" office:value="24">
            <text:p>24</text:p>
          </table:table-cell>
          <table:table-cell office:value-type="string">
            <text:p>Банка с мет.крышкой 300мл</text:p>
          </table:table-cell>
          <table:table-cell office:value-type="float" office:value="54574">
            <text:p>54574</text:p>
          </table:table-cell>
          <table:table-cell office:value-type="float" office:value="47.55">
            <text:p>47,55</text:p>
          </table:table-cell>
          <table:table-cell office:value-type="string">
            <text:p>K0017155</text:p>
          </table:table-cell>
          <table:table-cell office:value-type="float" office:value="24">
            <text:p>24</text:p>
          </table:table-cell>
          <table:table-cell office:value-type="float" office:value="47.55">
            <text:p>47,55</text:p>
          </table:table-cell>
          <table:table-cell office:value-type="float" office:value="1141.2">
            <text:p>1141,2</text:p>
          </table:table-cell>
          <table:table-cell office:value-type="string">
            <text:p>Пашабахча</text:p>
          </table:table-cell>
          <table:table-cell office:value-type="float" office:value="86">
            <text:p>86</text:p>
          </table:table-cell>
          <table:table-cell office:value-type="float" office:value="54574">
            <text:p>54574</text:p>
          </table:table-cell>
          <table:table-cell office:value-type="string">
            <text:p>{Банка с мет.крышкой 300мл \ 80383 SL/St \ HomeMade \ }</text:p>
          </table:table-cell>
          <table:table-cell office:value-type="string">
            <text:p>РПМ-000729</text:p>
          </table:table-cell>
          <table:table-cell office:value-type="float" office:value="190">
            <text:p>190</text:p>
          </table:table-cell>
          <table:table-cell office:value-type="float" office:value="44897">
            <text:p>44897</text:p>
          </table:table-cell>
          <table:table-cell/>
          <table:table-cell table:formula="of:=[.CK96]-[.AZ96]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office:value-type="float" office:value="5">
            <text:p>5</text:p>
          </table:table-cell>
          <table:table-cell/>
          <table:table-cell office:value-type="float" office:value="54574">
            <text:p>54574</text:p>
          </table:table-cell>
          <table:table-cell table:formula="of:=[.DH96]-[.L96]" office:value-type="float" office:value="0">
            <text:p>0</text:p>
          </table:table-cell>
        </table:table-row>
        <table:table-row table:style-name="ro1">
          <table:table-cell office:value-type="string">
            <text:p>Набор стаканов LUNA 6шт (виски)</text:p>
          </table:table-cell>
          <table:table-cell office:value-type="string">
            <text:p>42348B</text:p>
          </table:table-cell>
          <table:table-cell office:value-type="string">
            <text:p>372мл</text:p>
          </table:table-cell>
          <table:table-cell table:number-columns-repeated="3"/>
          <table:table-cell office:value-type="float" office:value="8">
            <text:p>8</text:p>
          </table:table-cell>
          <table:table-cell office:value-type="float" office:value="252.68">
            <text:p>252,68 ₽</text:p>
          </table:table-cell>
          <table:table-cell office:value-type="float" office:value="2021.44">
            <text:p><text:s/>2 021,44 ₽ </text:p>
          </table:table-cell>
          <table:table-cell office:value-type="string">
            <text:p>Пашабахча</text:p>
          </table:table-cell>
          <table:table-cell office:value-type="float" office:value="455">
            <text:p><text:s/>455,00 ₽ </text:p>
          </table:table-cell>
          <table:table-cell office:value-type="float" office:value="54844">
            <text:p>54844</text:p>
          </table:table-cell>
          <table:table-cell office:value-type="string">
            <text:p>{Набор стаканов LUNA 6шт (виски) \ 42348B \ 372мл \ }</text:p>
          </table:table-cell>
          <table:table-cell office:value-type="string">
            <text:p>РПМ-000270</text:p>
          </table:table-cell>
          <table:table-cell office:value-type="float" office:value="95">
            <text:p>95</text:p>
          </table:table-cell>
          <table:table-cell office:value-type="date" office:date-value="2023-03-30">
            <text:p>30.03.23</text:p>
          </table:table-cell>
          <table:table-cell office:value-type="float" office:value="1570">
            <text:p>1570</text:p>
          </table:table-cell>
          <table:table-cell office:value-type="date" office:date-value="2023-04-05">
            <text:p>05.04.23</text:p>
          </table:table-cell>
          <table:table-cell office:value-type="string">
            <text:p>Стеклопласт</text:p>
          </table:table-cell>
          <table:table-cell office:value-type="string">
            <text:p>Luna" наб. 6-ти стаканов низ. 360сс/8/128 42348</text:p>
          </table:table-cell>
          <table:table-cell table:number-columns-repeated="2"/>
          <table:table-cell office:value-type="string">
            <text:p>00005194</text:p>
          </table:table-cell>
          <table:table-cell table:formula="of:=[.K97]/[.H97]" office:value-type="percentage" office:value="1.80069653316448">
            <text:p>180%</text:p>
          </table:table-cell>
          <table:table-cell/>
          <table:table-cell office:value-type="string">
            <text:p>Россия</text:p>
          </table:table-cell>
          <table:table-cell/>
          <table:table-cell table:formula="of:=([.AC97]-[.G97])*[.H97]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>
            <text:p>Luna" наб. 6-ти стаканов низ. 360сс/8/128 42348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ООО "Посуда Мира"</text:p>
          </table:table-cell>
          <table:table-cell office:value-type="string">
            <text:p>4606065004302</text:p>
          </table:table-cell>
          <table:table-cell table:number-columns-repeated="2"/>
          <table:table-cell office:value-type="string">
            <text:p>РПМ-000270</text:p>
          </table:table-cell>
          <table:table-cell table:number-columns-repeated="2"/>
          <table:table-cell office:value-type="float" office:value="455">
            <text:p>455</text:p>
          </table:table-cell>
          <table:table-cell office:value-type="float" office:value="252.68">
            <text:p>252,68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table:number-columns-repeated="4"/>
          <table:table-cell table:formula="of:=[.AZ97]-[.AC97]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Набор стаканов LUNA 6шт (виски)</text:p>
          </table:table-cell>
          <table:table-cell office:value-type="float" office:value="54844">
            <text:p>54844</text:p>
          </table:table-cell>
          <table:table-cell table:formula="of:=[.BC97]-[.L97]" office:value-type="float" office:value="0">
            <text:p>0</text:p>
          </table:table-cell>
          <table:table-cell office:value-type="float" office:value="252.68">
            <text:p>252,68</text:p>
          </table:table-cell>
          <table:table-cell table:formula="of:=[.BE97]/[.H97]" office:value-type="float" office:value="1">
            <text:p>1,00 ₽</text:p>
          </table:table-cell>
          <table:table-cell office:value-type="string">
            <text:p>00005194</text:p>
          </table:table-cell>
          <table:table-cell office:value-type="float" office:value="8">
            <text:p>8</text:p>
          </table:table-cell>
          <table:table-cell office:value-type="float" office:value="252.68">
            <text:p>252,68</text:p>
          </table:table-cell>
          <table:table-cell office:value-type="float" office:value="2021.44">
            <text:p>2021,44</text:p>
          </table:table-cell>
          <table:table-cell office:value-type="string">
            <text:p>Пашабахча</text:p>
          </table:table-cell>
          <table:table-cell office:value-type="float" office:value="455">
            <text:p>455</text:p>
          </table:table-cell>
          <table:table-cell office:value-type="float" office:value="54844">
            <text:p>54844</text:p>
          </table:table-cell>
          <table:table-cell office:value-type="string">
            <text:p>{Набор стаканов LUNA 6шт (виски) \ 42348B \ 372мл \ }</text:p>
          </table:table-cell>
          <table:table-cell office:value-type="string">
            <text:p>РПМ-000111</text:p>
          </table:table-cell>
          <table:table-cell office:value-type="float" office:value="102">
            <text:p>102</text:p>
          </table:table-cell>
          <table:table-cell office:value-type="float" office:value="44964">
            <text:p>44964</text:p>
          </table:table-cell>
          <table:table-cell/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Набор стаканов LUNA 6шт (виски)</text:p>
          </table:table-cell>
          <table:table-cell office:value-type="float" office:value="54844">
            <text:p>54844</text:p>
          </table:table-cell>
          <table:table-cell office:value-type="float" office:value="252.68">
            <text:p>252,68</text:p>
          </table:table-cell>
          <table:table-cell office:value-type="string">
            <text:p>00005194</text:p>
          </table:table-cell>
          <table:table-cell office:value-type="float" office:value="8">
            <text:p>8</text:p>
          </table:table-cell>
          <table:table-cell office:value-type="float" office:value="252.68">
            <text:p>252,68</text:p>
          </table:table-cell>
          <table:table-cell office:value-type="float" office:value="2021.44">
            <text:p>2021,44</text:p>
          </table:table-cell>
          <table:table-cell office:value-type="string">
            <text:p>Пашабахча</text:p>
          </table:table-cell>
          <table:table-cell office:value-type="float" office:value="455">
            <text:p>455</text:p>
          </table:table-cell>
          <table:table-cell office:value-type="float" office:value="54844">
            <text:p>54844</text:p>
          </table:table-cell>
          <table:table-cell office:value-type="string">
            <text:p>{Набор стаканов LUNA 6шт (виски) \ 42348B \ 372мл \ }</text:p>
          </table:table-cell>
          <table:table-cell office:value-type="string">
            <text:p>РПМ-000111</text:p>
          </table:table-cell>
          <table:table-cell office:value-type="float" office:value="102">
            <text:p>102</text:p>
          </table:table-cell>
          <table:table-cell office:value-type="float" office:value="44964">
            <text:p>44964</text:p>
          </table:table-cell>
          <table:table-cell table:number-columns-repeated="2"/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Набор стаканов LUNA 6шт (виски)</text:p>
          </table:table-cell>
          <table:table-cell office:value-type="float" office:value="54844">
            <text:p>54844</text:p>
          </table:table-cell>
          <table:table-cell office:value-type="float" office:value="252.68">
            <text:p>252,68</text:p>
          </table:table-cell>
          <table:table-cell office:value-type="string">
            <text:p>00005194</text:p>
          </table:table-cell>
          <table:table-cell office:value-type="float" office:value="8">
            <text:p>8</text:p>
          </table:table-cell>
          <table:table-cell office:value-type="float" office:value="252.68">
            <text:p>252,68</text:p>
          </table:table-cell>
          <table:table-cell office:value-type="float" office:value="2021.44">
            <text:p>2021,44</text:p>
          </table:table-cell>
          <table:table-cell office:value-type="string">
            <text:p>Пашабахча</text:p>
          </table:table-cell>
          <table:table-cell office:value-type="float" office:value="455">
            <text:p>455</text:p>
          </table:table-cell>
          <table:table-cell office:value-type="float" office:value="54844">
            <text:p>54844</text:p>
          </table:table-cell>
          <table:table-cell office:value-type="string">
            <text:p>{Набор стаканов LUNA 6шт (виски) \ 42348B \ 372мл \ }</text:p>
          </table:table-cell>
          <table:table-cell office:value-type="string">
            <text:p>РПМ-000111</text:p>
          </table:table-cell>
          <table:table-cell office:value-type="float" office:value="102">
            <text:p>102</text:p>
          </table:table-cell>
          <table:table-cell office:value-type="float" office:value="44964">
            <text:p>44964</text:p>
          </table:table-cell>
          <table:table-cell/>
          <table:table-cell table:formula="of:=[.CK97]-[.AZ97]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54844">
            <text:p>54844</text:p>
          </table:table-cell>
          <table:table-cell table:formula="of:=[.DH97]-[.L97]" office:value-type="float" office:value="0">
            <text:p>0</text:p>
          </table:table-cell>
        </table:table-row>
        <table:table-row table:style-name="ro1">
          <table:table-cell office:value-type="string">
            <text:p>Набор стаканов 1/6</text:p>
          </table:table-cell>
          <table:table-cell office:value-type="string">
            <text:p>42859</text:p>
          </table:table-cell>
          <table:table-cell office:value-type="string">
            <text:p>Хисар 275мл 556281</text:p>
          </table:table-cell>
          <table:table-cell table:number-columns-repeated="3"/>
          <table:table-cell office:value-type="float" office:value="8">
            <text:p>8</text:p>
          </table:table-cell>
          <table:table-cell office:value-type="float" office:value="192.66">
            <text:p>192,66 ₽</text:p>
          </table:table-cell>
          <table:table-cell office:value-type="float" office:value="1541.28">
            <text:p><text:s/>1 541,28 ₽ </text:p>
          </table:table-cell>
          <table:table-cell office:value-type="string">
            <text:p>Пашабахча, г.Бор</text:p>
          </table:table-cell>
          <table:table-cell office:value-type="float" office:value="347">
            <text:p><text:s/>347,00 ₽ </text:p>
          </table:table-cell>
          <table:table-cell office:value-type="float" office:value="54913">
            <text:p>54913</text:p>
          </table:table-cell>
          <table:table-cell office:value-type="string">
            <text:p>{Набор стаканов 1/6 \ 42859 \ Хисар 275мл 556281 \ }</text:p>
          </table:table-cell>
          <table:table-cell office:value-type="string">
            <text:p>РПМ-000270</text:p>
          </table:table-cell>
          <table:table-cell office:value-type="float" office:value="66">
            <text:p>66</text:p>
          </table:table-cell>
          <table:table-cell office:value-type="date" office:date-value="2023-03-30">
            <text:p>30.03.23</text:p>
          </table:table-cell>
          <table:table-cell office:value-type="float" office:value="1570">
            <text:p>1570</text:p>
          </table:table-cell>
          <table:table-cell office:value-type="date" office:date-value="2023-04-05">
            <text:p>05.04.23</text:p>
          </table:table-cell>
          <table:table-cell office:value-type="string">
            <text:p>Стеклопласт</text:p>
          </table:table-cell>
          <table:table-cell office:value-type="string">
            <text:p>Hisar" наб. 6-ти стаканов выс.275сс 42859</text:p>
          </table:table-cell>
          <table:table-cell table:number-columns-repeated="2"/>
          <table:table-cell office:value-type="string">
            <text:p>00004651</text:p>
          </table:table-cell>
          <table:table-cell table:formula="of:=[.K98]/[.H98]" office:value-type="percentage" office:value="1.80110038409634">
            <text:p>180%</text:p>
          </table:table-cell>
          <table:table-cell/>
          <table:table-cell office:value-type="string">
            <text:p>Россия</text:p>
          </table:table-cell>
          <table:table-cell/>
          <table:table-cell table:formula="of:=([.AC98]-[.G98])*[.H98]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>
            <text:p>Hisar" наб. 6-ти стаканов выс.275сс 42859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/>
          <table:table-cell office:value-type="string">
            <text:p>ООО "Посуда Мира"</text:p>
          </table:table-cell>
          <table:table-cell office:value-type="string">
            <text:p>4606065000540</text:p>
          </table:table-cell>
          <table:table-cell table:number-columns-repeated="2"/>
          <table:table-cell office:value-type="string">
            <text:p>РПМ-000270</text:p>
          </table:table-cell>
          <table:table-cell table:number-columns-repeated="2"/>
          <table:table-cell office:value-type="float" office:value="347">
            <text:p>347</text:p>
          </table:table-cell>
          <table:table-cell office:value-type="float" office:value="192.66">
            <text:p>192,66</text:p>
          </table:table-cell>
          <table:table-cell office:value-type="float" office:value="0.15">
            <text:p>0,15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/>
          <table:table-cell table:formula="of:=[.AZ98]-[.AC98]" office:value-type="float" office:value="-3">
            <text:p>-3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Набор стаканов 1/6</text:p>
          </table:table-cell>
          <table:table-cell office:value-type="float" office:value="54913">
            <text:p>54913</text:p>
          </table:table-cell>
          <table:table-cell table:formula="of:=[.BC98]-[.L98]" office:value-type="float" office:value="0">
            <text:p>0</text:p>
          </table:table-cell>
          <table:table-cell office:value-type="float" office:value="192.66">
            <text:p>192,66</text:p>
          </table:table-cell>
          <table:table-cell table:formula="of:=[.BE98]/[.H98]" office:value-type="float" office:value="1">
            <text:p>1,00 ₽</text:p>
          </table:table-cell>
          <table:table-cell office:value-type="string">
            <text:p>00004651</text:p>
          </table:table-cell>
          <table:table-cell office:value-type="float" office:value="2">
            <text:p>2</text:p>
          </table:table-cell>
          <table:table-cell office:value-type="float" office:value="192.66">
            <text:p>192,66</text:p>
          </table:table-cell>
          <table:table-cell office:value-type="float" office:value="385.32">
            <text:p>385,32</text:p>
          </table:table-cell>
          <table:table-cell office:value-type="string">
            <text:p>Пашабахча</text:p>
          </table:table-cell>
          <table:table-cell office:value-type="float" office:value="347">
            <text:p>347</text:p>
          </table:table-cell>
          <table:table-cell office:value-type="float" office:value="54913">
            <text:p>54913</text:p>
          </table:table-cell>
          <table:table-cell office:value-type="string">
            <text:p>{Набор стаканов 1/6 \ 42859 \ Хисар 275мл 556281 \ }</text:p>
          </table:table-cell>
          <table:table-cell office:value-type="string">
            <text:p>РПМ-000729</text:p>
          </table:table-cell>
          <table:table-cell office:value-type="float" office:value="85">
            <text:p>85</text:p>
          </table:table-cell>
          <table:table-cell office:value-type="float" office:value="44897">
            <text:p>44897</text:p>
          </table:table-cell>
          <table:table-cell table:number-columns-repeated="19"/>
          <table:table-cell table:number-columns-repeated="2" office:value-type="float" office:value="5">
            <text:p>5</text:p>
          </table:table-cell>
          <table:table-cell office:value-type="string">
            <text:p>Набор стаканов 1/6</text:p>
          </table:table-cell>
          <table:table-cell office:value-type="float" office:value="54913">
            <text:p>54913</text:p>
          </table:table-cell>
          <table:table-cell office:value-type="float" office:value="192.66">
            <text:p>192,66</text:p>
          </table:table-cell>
          <table:table-cell office:value-type="string">
            <text:p>00004651</text:p>
          </table:table-cell>
          <table:table-cell office:value-type="float" office:value="2">
            <text:p>2</text:p>
          </table:table-cell>
          <table:table-cell office:value-type="float" office:value="192.66">
            <text:p>192,66</text:p>
          </table:table-cell>
          <table:table-cell office:value-type="float" office:value="385.32">
            <text:p>385,32</text:p>
          </table:table-cell>
          <table:table-cell office:value-type="string">
            <text:p>Пашабахча</text:p>
          </table:table-cell>
          <table:table-cell office:value-type="float" office:value="347">
            <text:p>347</text:p>
          </table:table-cell>
          <table:table-cell office:value-type="float" office:value="54913">
            <text:p>54913</text:p>
          </table:table-cell>
          <table:table-cell office:value-type="string">
            <text:p>{Набор стаканов 1/6 \ 42859 \ Хисар 275мл 556281 \ }</text:p>
          </table:table-cell>
          <table:table-cell office:value-type="string">
            <text:p>РПМ-000729</text:p>
          </table:table-cell>
          <table:table-cell office:value-type="float" office:value="85">
            <text:p>85</text:p>
          </table:table-cell>
          <table:table-cell office:value-type="float" office:value="44897">
            <text:p>44897</text:p>
          </table:table-cell>
          <table:table-cell/>
          <table:table-cell table:formula="of:=[.CK98]-[.AZ98]" office:value-type="float" office:value="0">
            <text:p>0</text:p>
          </table:table-cell>
          <table:table-cell office:value-type="float" office:value="0.15">
            <text:p>0,15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/>
          <table:table-cell office:value-type="float" office:value="54913">
            <text:p>54913</text:p>
          </table:table-cell>
          <table:table-cell table:formula="of:=[.DH98]-[.L98]" office:value-type="float" office:value="0">
            <text:p>0</text:p>
          </table:table-cell>
        </table:table-row>
        <table:table-row table:style-name="ro1">
          <table:table-cell office:value-type="string">
            <text:p>Бокал 398мл</text:p>
          </table:table-cell>
          <table:table-cell office:value-type="string">
            <text:p>44188 SL</text:p>
          </table:table-cell>
          <table:table-cell office:value-type="string">
            <text:p>Бистро 398мл</text:p>
          </table:table-cell>
          <table:table-cell table:number-columns-repeated="3"/>
          <table:table-cell office:value-type="float" office:value="48">
            <text:p>48</text:p>
          </table:table-cell>
          <table:table-cell office:value-type="float" office:value="50.52">
            <text:p>50,52 ₽</text:p>
          </table:table-cell>
          <table:table-cell office:value-type="float" office:value="2424.96">
            <text:p><text:s/>2 424,96 ₽ </text:p>
          </table:table-cell>
          <table:table-cell office:value-type="string">
            <text:p>Пашабахча</text:p>
          </table:table-cell>
          <table:table-cell table:style-name="ce4" table:formula="of:=ROUND([.H99]*1.8;0)" office:value-type="float" office:value="91">
            <text:p><text:s/>91,00 ₽ </text:p>
          </table:table-cell>
          <table:table-cell office:value-type="float" office:value="54925">
            <text:p>54925</text:p>
          </table:table-cell>
          <table:table-cell office:value-type="string">
            <text:p>{Бокал 398мл \ 44188 SL \ Бистро 398мл \ }</text:p>
          </table:table-cell>
          <table:table-cell office:value-type="string">
            <text:p>РПМ-000270</text:p>
          </table:table-cell>
          <table:table-cell office:value-type="float" office:value="114">
            <text:p>114</text:p>
          </table:table-cell>
          <table:table-cell office:value-type="date" office:date-value="2023-03-30">
            <text:p>30.03.23</text:p>
          </table:table-cell>
          <table:table-cell office:value-type="float" office:value="1570">
            <text:p>1570</text:p>
          </table:table-cell>
          <table:table-cell office:value-type="date" office:date-value="2023-04-05">
            <text:p>05.04.23</text:p>
          </table:table-cell>
          <table:table-cell office:value-type="string">
            <text:p>Стеклопласт</text:p>
          </table:table-cell>
          <table:table-cell office:value-type="string">
            <text:p>Resto" бокал для коньяка 395мл SL 44188 SL</text:p>
          </table:table-cell>
          <table:table-cell table:number-columns-repeated="2"/>
          <table:table-cell office:value-type="string">
            <text:p>K0025102</text:p>
          </table:table-cell>
          <table:table-cell table:formula="of:=[.K99]/[.H99]" office:value-type="percentage" office:value="1.80126682501979">
            <text:p>180%</text:p>
          </table:table-cell>
          <table:table-cell/>
          <table:table-cell office:value-type="string">
            <text:p>Пашабахча</text:p>
          </table:table-cell>
          <table:table-cell/>
          <table:table-cell table:formula="of:=([.AC99]-[.G99])*[.H99]" office:value-type="float" office:value="0">
            <text:p>0</text:p>
          </table:table-cell>
          <table:table-cell office:value-type="float" office:value="48">
            <text:p>48</text:p>
          </table:table-cell>
          <table:table-cell office:value-type="string">
            <text:p>Resto" бокал для коньяка 395мл SL 44188 SL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/>
          <table:table-cell office:value-type="string">
            <text:p>ООО "Посуда Мира"</text:p>
          </table:table-cell>
          <table:table-cell table:number-columns-repeated="3"/>
          <table:table-cell office:value-type="string">
            <text:p>РПМ-000270</text:p>
          </table:table-cell>
          <table:table-cell table:number-columns-repeated="2"/>
          <table:table-cell office:value-type="float" office:value="80">
            <text:p>80</text:p>
          </table:table-cell>
          <table:table-cell office:value-type="float" office:value="41.74">
            <text:p>41,74</text:p>
          </table:table-cell>
          <table:table-cell table:number-columns-repeated="4" office:value-type="float" office:value="0">
            <text:p>0</text:p>
          </table:table-cell>
          <table:table-cell table:number-columns-repeated="4"/>
          <table:table-cell table:formula="of:=[.AZ99]-[.AC99]" office:value-type="float" office:value="0">
            <text:p>0</text:p>
          </table:table-cell>
          <table:table-cell office:value-type="float" office:value="48">
            <text:p>48</text:p>
          </table:table-cell>
          <table:table-cell office:value-type="float" office:value="24">
            <text:p>24</text:p>
          </table:table-cell>
          <table:table-cell office:value-type="string">
            <text:p>Бокал 398мл</text:p>
          </table:table-cell>
          <table:table-cell office:value-type="float" office:value="54925">
            <text:p>54925</text:p>
          </table:table-cell>
          <table:table-cell table:formula="of:=[.BC99]-[.L99]" office:value-type="float" office:value="0">
            <text:p>0</text:p>
          </table:table-cell>
          <table:table-cell office:value-type="float" office:value="50.52">
            <text:p>50,52</text:p>
          </table:table-cell>
          <table:table-cell table:formula="of:=[.BE99]/[.H99]" office:value-type="float" office:value="1">
            <text:p>1,00 ₽</text:p>
          </table:table-cell>
          <table:table-cell office:value-type="string">
            <text:p>K0025102</text:p>
          </table:table-cell>
          <table:table-cell office:value-type="float" office:value="48">
            <text:p>48</text:p>
          </table:table-cell>
          <table:table-cell office:value-type="float" office:value="41.74">
            <text:p>41,74</text:p>
          </table:table-cell>
          <table:table-cell office:value-type="float" office:value="2003.52">
            <text:p>2003,52</text:p>
          </table:table-cell>
          <table:table-cell office:value-type="string">
            <text:p>Пашабахча</text:p>
          </table:table-cell>
          <table:table-cell office:value-type="float" office:value="80">
            <text:p>80</text:p>
          </table:table-cell>
          <table:table-cell office:value-type="float" office:value="54925">
            <text:p>54925</text:p>
          </table:table-cell>
          <table:table-cell office:value-type="string">
            <text:p>{Бокал 398мл \ 44188 SL \ Бистро 398мл \ }</text:p>
          </table:table-cell>
          <table:table-cell office:value-type="string">
            <text:p>РПМ-000151</text:p>
          </table:table-cell>
          <table:table-cell office:value-type="float" office:value="87">
            <text:p>87</text:p>
          </table:table-cell>
          <table:table-cell office:value-type="float" office:value="44644">
            <text:p>44644</text:p>
          </table:table-cell>
          <table:table-cell/>
          <table:table-cell office:value-type="float" office:value="48">
            <text:p>48</text:p>
          </table:table-cell>
          <table:table-cell office:value-type="float" office:value="24">
            <text:p>24</text:p>
          </table:table-cell>
          <table:table-cell office:value-type="string">
            <text:p>Бокал 398мл</text:p>
          </table:table-cell>
          <table:table-cell office:value-type="float" office:value="54925">
            <text:p>54925</text:p>
          </table:table-cell>
          <table:table-cell office:value-type="float" office:value="50.52">
            <text:p>50,52</text:p>
          </table:table-cell>
          <table:table-cell office:value-type="string">
            <text:p>K0025102</text:p>
          </table:table-cell>
          <table:table-cell office:value-type="float" office:value="48">
            <text:p>48</text:p>
          </table:table-cell>
          <table:table-cell office:value-type="float" office:value="41.74">
            <text:p>41,74</text:p>
          </table:table-cell>
          <table:table-cell office:value-type="float" office:value="2003.52">
            <text:p>2003,52</text:p>
          </table:table-cell>
          <table:table-cell office:value-type="string">
            <text:p>Пашабахча</text:p>
          </table:table-cell>
          <table:table-cell office:value-type="float" office:value="80">
            <text:p>80</text:p>
          </table:table-cell>
          <table:table-cell office:value-type="float" office:value="54925">
            <text:p>54925</text:p>
          </table:table-cell>
          <table:table-cell office:value-type="string">
            <text:p>{Бокал 398мл \ 44188 SL \ Бистро 398мл \ }</text:p>
          </table:table-cell>
          <table:table-cell office:value-type="string">
            <text:p>РПМ-000151</text:p>
          </table:table-cell>
          <table:table-cell office:value-type="float" office:value="87">
            <text:p>87</text:p>
          </table:table-cell>
          <table:table-cell office:value-type="float" office:value="44644">
            <text:p>44644</text:p>
          </table:table-cell>
          <table:table-cell table:number-columns-repeated="2"/>
          <table:table-cell office:value-type="float" office:value="48">
            <text:p>48</text:p>
          </table:table-cell>
          <table:table-cell office:value-type="float" office:value="24">
            <text:p>24</text:p>
          </table:table-cell>
          <table:table-cell office:value-type="string">
            <text:p>Бокал 398мл</text:p>
          </table:table-cell>
          <table:table-cell office:value-type="float" office:value="54925">
            <text:p>54925</text:p>
          </table:table-cell>
          <table:table-cell office:value-type="float" office:value="50.52">
            <text:p>50,52</text:p>
          </table:table-cell>
          <table:table-cell office:value-type="string">
            <text:p>K0025102</text:p>
          </table:table-cell>
          <table:table-cell office:value-type="float" office:value="48">
            <text:p>48</text:p>
          </table:table-cell>
          <table:table-cell office:value-type="float" office:value="41.74">
            <text:p>41,74</text:p>
          </table:table-cell>
          <table:table-cell office:value-type="float" office:value="2003.52">
            <text:p>2003,52</text:p>
          </table:table-cell>
          <table:table-cell office:value-type="string">
            <text:p>Пашабахча</text:p>
          </table:table-cell>
          <table:table-cell office:value-type="float" office:value="80">
            <text:p>80</text:p>
          </table:table-cell>
          <table:table-cell office:value-type="float" office:value="54925">
            <text:p>54925</text:p>
          </table:table-cell>
          <table:table-cell office:value-type="string">
            <text:p>{Бокал 398мл \ 44188 SL \ Бистро 398мл \ }</text:p>
          </table:table-cell>
          <table:table-cell office:value-type="string">
            <text:p>РПМ-000151</text:p>
          </table:table-cell>
          <table:table-cell office:value-type="float" office:value="87">
            <text:p>87</text:p>
          </table:table-cell>
          <table:table-cell office:value-type="float" office:value="44644">
            <text:p>44644</text:p>
          </table:table-cell>
          <table:table-cell/>
          <table:table-cell table:formula="of:=[.CK99]-[.AZ99]" office:value-type="float" office:value="0">
            <text:p>0</text:p>
          </table:table-cell>
          <table:table-cell table:number-columns-repeated="4" office:value-type="float" office:value="0">
            <text:p>0</text:p>
          </table:table-cell>
          <table:table-cell table:style-name="ce3" office:value-type="string">
            <text:p>цена</text:p>
          </table:table-cell>
          <table:table-cell office:value-type="float" office:value="54925">
            <text:p>54925</text:p>
          </table:table-cell>
          <table:table-cell table:formula="of:=[.DH99]-[.L99]" office:value-type="float" office:value="0">
            <text:p>0</text:p>
          </table:table-cell>
        </table:table-row>
        <table:table-row table:style-name="ro1">
          <table:table-cell office:value-type="string">
            <text:p>Бокал 290мл</text:p>
          </table:table-cell>
          <table:table-cell office:value-type="string">
            <text:p>44411 SL</text:p>
          </table:table-cell>
          <table:table-cell office:value-type="string">
            <text:p>Бистро 290мл</text:p>
          </table:table-cell>
          <table:table-cell table:number-columns-repeated="3"/>
          <table:table-cell office:value-type="float" office:value="240">
            <text:p>240</text:p>
          </table:table-cell>
          <table:table-cell office:value-type="float" office:value="42.53">
            <text:p>42,53 ₽</text:p>
          </table:table-cell>
          <table:table-cell office:value-type="float" office:value="10207.2">
            <text:p><text:s/>10 207,20 ₽ </text:p>
          </table:table-cell>
          <table:table-cell office:value-type="string">
            <text:p>Пашабахча</text:p>
          </table:table-cell>
          <table:table-cell table:style-name="ce4" table:formula="of:=ROUND([.H100]*1.8;0)" office:value-type="float" office:value="77">
            <text:p><text:s/>77,00 ₽ </text:p>
          </table:table-cell>
          <table:table-cell office:value-type="float" office:value="54927">
            <text:p>54927</text:p>
          </table:table-cell>
          <table:table-cell office:value-type="string">
            <text:p>{Бокал 290мл \ 44411 SL \ Бистро 290мл \ }</text:p>
          </table:table-cell>
          <table:table-cell office:value-type="string">
            <text:p>РПМ-000270</text:p>
          </table:table-cell>
          <table:table-cell office:value-type="float" office:value="27">
            <text:p>27</text:p>
          </table:table-cell>
          <table:table-cell office:value-type="date" office:date-value="2023-03-30">
            <text:p>30.03.23</text:p>
          </table:table-cell>
          <table:table-cell office:value-type="float" office:value="1570">
            <text:p>1570</text:p>
          </table:table-cell>
          <table:table-cell office:value-type="date" office:date-value="2023-04-05">
            <text:p>05.04.23</text:p>
          </table:table-cell>
          <table:table-cell office:value-type="string">
            <text:p>Стеклопласт</text:p>
          </table:table-cell>
          <table:table-cell office:value-type="string">
            <text:p>Bistro" бокал SL вода <text:s/>275мл 44411 SL</text:p>
          </table:table-cell>
          <table:table-cell table:number-columns-repeated="2"/>
          <table:table-cell office:value-type="string">
            <text:p>00004988</text:p>
          </table:table-cell>
          <table:table-cell table:formula="of:=[.K100]/[.H100]" office:value-type="percentage" office:value="1.81048671525982">
            <text:p>181%</text:p>
          </table:table-cell>
          <table:table-cell/>
          <table:table-cell office:value-type="string">
            <text:p>Пашабахча</text:p>
          </table:table-cell>
          <table:table-cell/>
          <table:table-cell table:formula="of:=([.AC100]-[.G100])*[.H100]" office:value-type="float" office:value="0">
            <text:p>0</text:p>
          </table:table-cell>
          <table:table-cell office:value-type="float" office:value="240">
            <text:p>240</text:p>
          </table:table-cell>
          <table:table-cell office:value-type="string">
            <text:p>Bistro" бокал SL вода 275мл 44411 SL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/>
          <table:table-cell office:value-type="string">
            <text:p>ООО "Посуда Мира"</text:p>
          </table:table-cell>
          <table:table-cell table:number-columns-repeated="3"/>
          <table:table-cell office:value-type="string">
            <text:p>РПМ-000270</text:p>
          </table:table-cell>
          <table:table-cell table:number-columns-repeated="2"/>
          <table:table-cell office:value-type="float" office:value="61">
            <text:p>61</text:p>
          </table:table-cell>
          <table:table-cell office:value-type="float" office:value="30.44">
            <text:p>30,44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table:number-columns-repeated="4"/>
          <table:table-cell table:formula="of:=[.AZ100]-[.AC100]" office:value-type="float" office:value="0">
            <text:p>0</text:p>
          </table:table-cell>
          <table:table-cell office:value-type="float" office:value="240">
            <text:p>240</text:p>
          </table:table-cell>
          <table:table-cell office:value-type="float" office:value="120">
            <text:p>120</text:p>
          </table:table-cell>
          <table:table-cell office:value-type="string">
            <text:p>Бокал 290мл</text:p>
          </table:table-cell>
          <table:table-cell office:value-type="float" office:value="54927">
            <text:p>54927</text:p>
          </table:table-cell>
          <table:table-cell table:formula="of:=[.BC100]-[.L100]" office:value-type="float" office:value="0">
            <text:p>0</text:p>
          </table:table-cell>
          <table:table-cell office:value-type="float" office:value="42.53">
            <text:p>42,53</text:p>
          </table:table-cell>
          <table:table-cell table:formula="of:=[.BE100]/[.H100]" office:value-type="float" office:value="1">
            <text:p>1,00 ₽</text:p>
          </table:table-cell>
          <table:table-cell office:value-type="string">
            <text:p>00004988</text:p>
          </table:table-cell>
          <table:table-cell office:value-type="float" office:value="396">
            <text:p>396</text:p>
          </table:table-cell>
          <table:table-cell office:value-type="float" office:value="30.44">
            <text:p>30,44</text:p>
          </table:table-cell>
          <table:table-cell office:value-type="float" office:value="12419.52">
            <text:p>12419,52</text:p>
          </table:table-cell>
          <table:table-cell office:value-type="string">
            <text:p>Пашабахча</text:p>
          </table:table-cell>
          <table:table-cell office:value-type="float" office:value="61">
            <text:p>61</text:p>
          </table:table-cell>
          <table:table-cell office:value-type="float" office:value="54927">
            <text:p>54927</text:p>
          </table:table-cell>
          <table:table-cell office:value-type="string">
            <text:p>{Бокал 290мл \ 44411 SL \ Бистро 290мл \ }</text:p>
          </table:table-cell>
          <table:table-cell office:value-type="float" office:value="20954">
            <text:p>20954</text:p>
          </table:table-cell>
          <table:table-cell office:value-type="float" office:value="5">
            <text:p>5</text:p>
          </table:table-cell>
          <table:table-cell office:value-type="float" office:value="43783">
            <text:p>43783</text:p>
          </table:table-cell>
          <table:table-cell table:number-columns-repeated="19"/>
          <table:table-cell office:value-type="float" office:value="240">
            <text:p>240</text:p>
          </table:table-cell>
          <table:table-cell office:value-type="float" office:value="120">
            <text:p>120</text:p>
          </table:table-cell>
          <table:table-cell office:value-type="string">
            <text:p>Бокал 290мл</text:p>
          </table:table-cell>
          <table:table-cell office:value-type="float" office:value="54927">
            <text:p>54927</text:p>
          </table:table-cell>
          <table:table-cell office:value-type="float" office:value="42.53">
            <text:p>42,53</text:p>
          </table:table-cell>
          <table:table-cell office:value-type="string">
            <text:p>00004988</text:p>
          </table:table-cell>
          <table:table-cell office:value-type="float" office:value="396">
            <text:p>396</text:p>
          </table:table-cell>
          <table:table-cell office:value-type="float" office:value="30.44">
            <text:p>30,44</text:p>
          </table:table-cell>
          <table:table-cell office:value-type="float" office:value="12419.52">
            <text:p>12419,52</text:p>
          </table:table-cell>
          <table:table-cell office:value-type="string">
            <text:p>Пашабахча</text:p>
          </table:table-cell>
          <table:table-cell office:value-type="float" office:value="61">
            <text:p>61</text:p>
          </table:table-cell>
          <table:table-cell office:value-type="float" office:value="54927">
            <text:p>54927</text:p>
          </table:table-cell>
          <table:table-cell office:value-type="string">
            <text:p>{Бокал 290мл \ 44411 SL \ Бистро 290мл \ }</text:p>
          </table:table-cell>
          <table:table-cell office:value-type="float" office:value="20954">
            <text:p>20954</text:p>
          </table:table-cell>
          <table:table-cell office:value-type="float" office:value="5">
            <text:p>5</text:p>
          </table:table-cell>
          <table:table-cell office:value-type="float" office:value="43783">
            <text:p>43783</text:p>
          </table:table-cell>
          <table:table-cell/>
          <table:table-cell table:formula="of:=[.CK100]-[.AZ100]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table:style-name="ce3" office:value-type="string">
            <text:p>цена</text:p>
          </table:table-cell>
          <table:table-cell office:value-type="float" office:value="54927">
            <text:p>54927</text:p>
          </table:table-cell>
          <table:table-cell table:formula="of:=[.DH100]-[.L100]" office:value-type="float" office:value="0">
            <text:p>0</text:p>
          </table:table-cell>
        </table:table-row>
        <table:table-row table:style-name="ro1">
          <table:table-cell office:value-type="string">
            <text:p>Набор стак.низ.6шт 302мл</text:p>
          </table:table-cell>
          <table:table-cell office:value-type="string">
            <text:p>52885</text:p>
          </table:table-cell>
          <table:table-cell office:value-type="string">
            <text:p>Karat</text:p>
          </table:table-cell>
          <table:table-cell table:number-columns-repeated="3"/>
          <table:table-cell office:value-type="float" office:value="8">
            <text:p>8</text:p>
          </table:table-cell>
          <table:table-cell office:value-type="float" office:value="173.41">
            <text:p>173,41 ₽</text:p>
          </table:table-cell>
          <table:table-cell office:value-type="float" office:value="1387.28">
            <text:p><text:s/>1 387,28 ₽ </text:p>
          </table:table-cell>
          <table:table-cell office:value-type="string">
            <text:p>Пашабахча</text:p>
          </table:table-cell>
          <table:table-cell table:style-name="ce4" table:formula="of:=ROUND([.H101]*1.8;0)" office:value-type="float" office:value="312">
            <text:p><text:s/>312,00 ₽ </text:p>
          </table:table-cell>
          <table:table-cell office:value-type="float" office:value="55765">
            <text:p>55765</text:p>
          </table:table-cell>
          <table:table-cell office:value-type="string">
            <text:p>{Набор стак.низ.6шт 302мл \ 52885 \ Karat \ }</text:p>
          </table:table-cell>
          <table:table-cell office:value-type="string">
            <text:p>РПМ-000270</text:p>
          </table:table-cell>
          <table:table-cell office:value-type="float" office:value="87">
            <text:p>87</text:p>
          </table:table-cell>
          <table:table-cell office:value-type="date" office:date-value="2023-03-30">
            <text:p>30.03.23</text:p>
          </table:table-cell>
          <table:table-cell office:value-type="float" office:value="1570">
            <text:p>1570</text:p>
          </table:table-cell>
          <table:table-cell office:value-type="date" office:date-value="2023-04-05">
            <text:p>05.04.23</text:p>
          </table:table-cell>
          <table:table-cell office:value-type="string">
            <text:p>Стеклопласт</text:p>
          </table:table-cell>
          <table:table-cell office:value-type="string">
            <text:p>Karat"набор стак.низ.6шт.(v=302сс) 52885</text:p>
          </table:table-cell>
          <table:table-cell table:number-columns-repeated="2"/>
          <table:table-cell office:value-type="string">
            <text:p>00007990</text:p>
          </table:table-cell>
          <table:table-cell table:formula="of:=[.K101]/[.H101]" office:value-type="percentage" office:value="1.79920419814313">
            <text:p>180%</text:p>
          </table:table-cell>
          <table:table-cell/>
          <table:table-cell office:value-type="string">
            <text:p>Пашабахча</text:p>
          </table:table-cell>
          <table:table-cell/>
          <table:table-cell table:formula="of:=([.AC101]-[.G101])*[.H101]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>
            <text:p>Karat"набор стак.низ.6шт.(v=302сс) 52885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  <table:table-cell office:value-type="string">
            <text:p>ООО "Посуда Мира"</text:p>
          </table:table-cell>
          <table:table-cell office:value-type="string">
            <text:p>4606065007136</text:p>
          </table:table-cell>
          <table:table-cell table:number-columns-repeated="2"/>
          <table:table-cell office:value-type="string">
            <text:p>РПМ-000270</text:p>
          </table:table-cell>
          <table:table-cell table:number-columns-repeated="2"/>
          <table:table-cell office:value-type="float" office:value="260">
            <text:p>260</text:p>
          </table:table-cell>
          <table:table-cell office:value-type="float" office:value="144.49">
            <text:p>144,49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4"/>
          <table:table-cell table:formula="of:=[.AZ101]-[.AC101]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string">
            <text:p>Набор стак.низ.6шт 302мл</text:p>
          </table:table-cell>
          <table:table-cell office:value-type="float" office:value="55765">
            <text:p>55765</text:p>
          </table:table-cell>
          <table:table-cell table:formula="of:=[.BC101]-[.L101]" office:value-type="float" office:value="0">
            <text:p>0</text:p>
          </table:table-cell>
          <table:table-cell office:value-type="float" office:value="173.41">
            <text:p>173,41</text:p>
          </table:table-cell>
          <table:table-cell table:formula="of:=[.BE101]/[.H101]" office:value-type="float" office:value="1">
            <text:p>1,00 ₽</text:p>
          </table:table-cell>
          <table:table-cell office:value-type="string">
            <text:p>00007990</text:p>
          </table:table-cell>
          <table:table-cell office:value-type="float" office:value="8">
            <text:p>8</text:p>
          </table:table-cell>
          <table:table-cell office:value-type="float" office:value="144.49">
            <text:p>144,49</text:p>
          </table:table-cell>
          <table:table-cell office:value-type="float" office:value="1155.92">
            <text:p>1155,92</text:p>
          </table:table-cell>
          <table:table-cell office:value-type="string">
            <text:p>Пашабахча</text:p>
          </table:table-cell>
          <table:table-cell office:value-type="float" office:value="260">
            <text:p>260</text:p>
          </table:table-cell>
          <table:table-cell office:value-type="float" office:value="55765">
            <text:p>55765</text:p>
          </table:table-cell>
          <table:table-cell office:value-type="string">
            <text:p>{Набор стак.низ.6шт 302мл \ 52885 \ Karat \ }</text:p>
          </table:table-cell>
          <table:table-cell office:value-type="string">
            <text:p>РПМ-000488</text:p>
          </table:table-cell>
          <table:table-cell office:value-type="float" office:value="123">
            <text:p>123</text:p>
          </table:table-cell>
          <table:table-cell office:value-type="float" office:value="44511">
            <text:p>44511</text:p>
          </table:table-cell>
          <table:table-cell/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string">
            <text:p>Набор стак.низ.6шт 302мл</text:p>
          </table:table-cell>
          <table:table-cell office:value-type="float" office:value="55765">
            <text:p>55765</text:p>
          </table:table-cell>
          <table:table-cell office:value-type="float" office:value="173.41">
            <text:p>173,41</text:p>
          </table:table-cell>
          <table:table-cell office:value-type="string">
            <text:p>00007990</text:p>
          </table:table-cell>
          <table:table-cell office:value-type="float" office:value="8">
            <text:p>8</text:p>
          </table:table-cell>
          <table:table-cell office:value-type="float" office:value="144.49">
            <text:p>144,49</text:p>
          </table:table-cell>
          <table:table-cell office:value-type="float" office:value="1155.92">
            <text:p>1155,92</text:p>
          </table:table-cell>
          <table:table-cell office:value-type="string">
            <text:p>Пашабахча</text:p>
          </table:table-cell>
          <table:table-cell office:value-type="float" office:value="260">
            <text:p>260</text:p>
          </table:table-cell>
          <table:table-cell office:value-type="float" office:value="55765">
            <text:p>55765</text:p>
          </table:table-cell>
          <table:table-cell office:value-type="string">
            <text:p>{Набор стак.низ.6шт 302мл \ 52885 \ Karat \ }</text:p>
          </table:table-cell>
          <table:table-cell office:value-type="string">
            <text:p>РПМ-000488</text:p>
          </table:table-cell>
          <table:table-cell office:value-type="float" office:value="123">
            <text:p>123</text:p>
          </table:table-cell>
          <table:table-cell office:value-type="float" office:value="44511">
            <text:p>44511</text:p>
          </table:table-cell>
          <table:table-cell table:number-columns-repeated="2"/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string">
            <text:p>Набор стак.низ.6шт 302мл</text:p>
          </table:table-cell>
          <table:table-cell office:value-type="float" office:value="55765">
            <text:p>55765</text:p>
          </table:table-cell>
          <table:table-cell office:value-type="float" office:value="173.41">
            <text:p>173,41</text:p>
          </table:table-cell>
          <table:table-cell office:value-type="string">
            <text:p>00007990</text:p>
          </table:table-cell>
          <table:table-cell office:value-type="float" office:value="8">
            <text:p>8</text:p>
          </table:table-cell>
          <table:table-cell office:value-type="float" office:value="144.49">
            <text:p>144,49</text:p>
          </table:table-cell>
          <table:table-cell office:value-type="float" office:value="1155.92">
            <text:p>1155,92</text:p>
          </table:table-cell>
          <table:table-cell office:value-type="string">
            <text:p>Пашабахча</text:p>
          </table:table-cell>
          <table:table-cell office:value-type="float" office:value="260">
            <text:p>260</text:p>
          </table:table-cell>
          <table:table-cell office:value-type="float" office:value="55765">
            <text:p>55765</text:p>
          </table:table-cell>
          <table:table-cell office:value-type="string">
            <text:p>{Набор стак.низ.6шт 302мл \ 52885 \ Karat \ }</text:p>
          </table:table-cell>
          <table:table-cell office:value-type="string">
            <text:p>РПМ-000488</text:p>
          </table:table-cell>
          <table:table-cell office:value-type="float" office:value="123">
            <text:p>123</text:p>
          </table:table-cell>
          <table:table-cell office:value-type="float" office:value="44511">
            <text:p>44511</text:p>
          </table:table-cell>
          <table:table-cell/>
          <table:table-cell table:formula="of:=[.CK101]-[.AZ101]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3" office:value-type="string">
            <text:p>цена</text:p>
          </table:table-cell>
          <table:table-cell office:value-type="float" office:value="55765">
            <text:p>55765</text:p>
          </table:table-cell>
          <table:table-cell table:formula="of:=[.DH101]-[.L101]" office:value-type="float" office:value="0">
            <text:p>0</text:p>
          </table:table-cell>
        </table:table-row>
        <table:table-row table:style-name="ro1">
          <table:table-cell office:value-type="string">
            <text:p>Набор стопок 6шт 50мл</text:p>
          </table:table-cell>
          <table:table-cell office:value-type="string">
            <text:p>52194</text:p>
          </table:table-cell>
          <table:table-cell office:value-type="string">
            <text:p>Boston shots</text:p>
          </table:table-cell>
          <table:table-cell table:number-columns-repeated="3"/>
          <table:table-cell office:value-type="float" office:value="12">
            <text:p>12</text:p>
          </table:table-cell>
          <table:table-cell office:value-type="float" office:value="116.17">
            <text:p>116,17 ₽</text:p>
          </table:table-cell>
          <table:table-cell office:value-type="float" office:value="1394.04">
            <text:p><text:s/>1 394,04 ₽ </text:p>
          </table:table-cell>
          <table:table-cell office:value-type="string">
            <text:p>Пашабахча</text:p>
          </table:table-cell>
          <table:table-cell office:value-type="float" office:value="209">
            <text:p><text:s/>209,00 ₽ </text:p>
          </table:table-cell>
          <table:table-cell office:value-type="float" office:value="55766">
            <text:p>55766</text:p>
          </table:table-cell>
          <table:table-cell office:value-type="string">
            <text:p>{Набор стопок 6шт 50мл \ 52194 \ Boston shots \ }</text:p>
          </table:table-cell>
          <table:table-cell office:value-type="string">
            <text:p>РПМ-000270</text:p>
          </table:table-cell>
          <table:table-cell office:value-type="float" office:value="29">
            <text:p>29</text:p>
          </table:table-cell>
          <table:table-cell office:value-type="date" office:date-value="2023-03-30">
            <text:p>30.03.23</text:p>
          </table:table-cell>
          <table:table-cell office:value-type="float" office:value="1570">
            <text:p>1570</text:p>
          </table:table-cell>
          <table:table-cell office:value-type="date" office:date-value="2023-04-05">
            <text:p>05.04.23</text:p>
          </table:table-cell>
          <table:table-cell office:value-type="string">
            <text:p>Стеклопласт</text:p>
          </table:table-cell>
          <table:table-cell office:value-type="string">
            <text:p>Boston shots"набор стопок 6 шт.(v=60 cc) /12 52194</text:p>
          </table:table-cell>
          <table:table-cell table:number-columns-repeated="2"/>
          <table:table-cell office:value-type="string">
            <text:p>00007545</text:p>
          </table:table-cell>
          <table:table-cell table:formula="of:=[.K102]/[.H102]" office:value-type="percentage" office:value="1.79908754411638">
            <text:p>180%</text:p>
          </table:table-cell>
          <table:table-cell/>
          <table:table-cell office:value-type="string">
            <text:p>Пашабахча</text:p>
          </table:table-cell>
          <table:table-cell/>
          <table:table-cell table:formula="of:=([.AC102]-[.G102])*[.H102]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string">
            <text:p>Boston shots"набор стопок 6 шт.(v=60 cc) /12 52194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/>
          <table:table-cell office:value-type="string">
            <text:p>ООО "Посуда Мира"</text:p>
          </table:table-cell>
          <table:table-cell office:value-type="string">
            <text:p>4606065006313</text:p>
          </table:table-cell>
          <table:table-cell table:number-columns-repeated="2"/>
          <table:table-cell office:value-type="string">
            <text:p>РПМ-000270</text:p>
          </table:table-cell>
          <table:table-cell table:number-columns-repeated="2"/>
          <table:table-cell office:value-type="float" office:value="209">
            <text:p>209</text:p>
          </table:table-cell>
          <table:table-cell office:value-type="float" office:value="116.17">
            <text:p>116,17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/>
          <table:table-cell table:formula="of:=[.AZ102]-[.AC102]" office:value-type="float" office:value="0">
            <text:p>0</text:p>
          </table:table-cell>
          <table:table-cell table:number-columns-repeated="2" office:value-type="float" office:value="12">
            <text:p>12</text:p>
          </table:table-cell>
          <table:table-cell office:value-type="string">
            <text:p>Набор стопок 6шт 50мл</text:p>
          </table:table-cell>
          <table:table-cell office:value-type="float" office:value="55766">
            <text:p>55766</text:p>
          </table:table-cell>
          <table:table-cell table:formula="of:=[.BC102]-[.L102]" office:value-type="float" office:value="0">
            <text:p>0</text:p>
          </table:table-cell>
          <table:table-cell office:value-type="float" office:value="116.17">
            <text:p>116,17</text:p>
          </table:table-cell>
          <table:table-cell table:formula="of:=[.BE102]/[.H102]" office:value-type="float" office:value="1">
            <text:p>1,00 ₽</text:p>
          </table:table-cell>
          <table:table-cell office:value-type="string">
            <text:p>00007545</text:p>
          </table:table-cell>
          <table:table-cell office:value-type="float" office:value="12">
            <text:p>12</text:p>
          </table:table-cell>
          <table:table-cell office:value-type="float" office:value="116.17">
            <text:p>116,17</text:p>
          </table:table-cell>
          <table:table-cell office:value-type="float" office:value="1394.04">
            <text:p>1394,04</text:p>
          </table:table-cell>
          <table:table-cell office:value-type="string">
            <text:p>Пашабахча</text:p>
          </table:table-cell>
          <table:table-cell office:value-type="float" office:value="209">
            <text:p>209</text:p>
          </table:table-cell>
          <table:table-cell office:value-type="float" office:value="55766">
            <text:p>55766</text:p>
          </table:table-cell>
          <table:table-cell office:value-type="string">
            <text:p>{Набор стопок 6шт 50мл \ 52194 \ Boston shots \ }</text:p>
          </table:table-cell>
          <table:table-cell office:value-type="string">
            <text:p>РПМ-000729</text:p>
          </table:table-cell>
          <table:table-cell office:value-type="float" office:value="145">
            <text:p>145</text:p>
          </table:table-cell>
          <table:table-cell office:value-type="float" office:value="44897">
            <text:p>44897</text:p>
          </table:table-cell>
          <table:table-cell table:number-columns-repeated="19"/>
          <table:table-cell table:number-columns-repeated="2" office:value-type="float" office:value="12">
            <text:p>12</text:p>
          </table:table-cell>
          <table:table-cell office:value-type="string">
            <text:p>Набор стопок 6шт 50мл</text:p>
          </table:table-cell>
          <table:table-cell office:value-type="float" office:value="55766">
            <text:p>55766</text:p>
          </table:table-cell>
          <table:table-cell office:value-type="float" office:value="116.17">
            <text:p>116,17</text:p>
          </table:table-cell>
          <table:table-cell office:value-type="string">
            <text:p>00007545</text:p>
          </table:table-cell>
          <table:table-cell office:value-type="float" office:value="12">
            <text:p>12</text:p>
          </table:table-cell>
          <table:table-cell office:value-type="float" office:value="116.17">
            <text:p>116,17</text:p>
          </table:table-cell>
          <table:table-cell office:value-type="float" office:value="1394.04">
            <text:p>1394,04</text:p>
          </table:table-cell>
          <table:table-cell office:value-type="string">
            <text:p>Пашабахча</text:p>
          </table:table-cell>
          <table:table-cell office:value-type="float" office:value="209">
            <text:p>209</text:p>
          </table:table-cell>
          <table:table-cell office:value-type="float" office:value="55766">
            <text:p>55766</text:p>
          </table:table-cell>
          <table:table-cell office:value-type="string">
            <text:p>{Набор стопок 6шт 50мл \ 52194 \ Boston shots \ }</text:p>
          </table:table-cell>
          <table:table-cell office:value-type="string">
            <text:p>РПМ-000729</text:p>
          </table:table-cell>
          <table:table-cell office:value-type="float" office:value="145">
            <text:p>145</text:p>
          </table:table-cell>
          <table:table-cell office:value-type="float" office:value="44897">
            <text:p>44897</text:p>
          </table:table-cell>
          <table:table-cell/>
          <table:table-cell table:formula="of:=[.CK102]-[.AZ102]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/>
          <table:table-cell office:value-type="float" office:value="55766">
            <text:p>55766</text:p>
          </table:table-cell>
          <table:table-cell table:formula="of:=[.DH102]-[.L102]" office:value-type="float" office:value="0">
            <text:p>0</text:p>
          </table:table-cell>
        </table:table-row>
        <table:table-row table:style-name="ro1">
          <table:table-cell office:value-type="string">
            <text:p>Набор фужеров 6шт "Энотека"</text:p>
          </table:table-cell>
          <table:table-cell office:value-type="string">
            <text:p>44228</text:p>
          </table:table-cell>
          <table:table-cell office:value-type="string">
            <text:p>545мл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523.11">
            <text:p>523,11 ₽</text:p>
          </table:table-cell>
          <table:table-cell office:value-type="float" office:value="2092.44">
            <text:p><text:s/>2 092,44 ₽ </text:p>
          </table:table-cell>
          <table:table-cell office:value-type="string">
            <text:p>Пашабахча, г.Бор</text:p>
          </table:table-cell>
          <table:table-cell office:value-type="float" office:value="942">
            <text:p><text:s/>942,00 ₽ </text:p>
          </table:table-cell>
          <table:table-cell office:value-type="float" office:value="55801">
            <text:p>55801</text:p>
          </table:table-cell>
          <table:table-cell office:value-type="string">
            <text:p>{Набор фужеров 6шт "Энотека" \ 44228 \ 545мл \ }</text:p>
          </table:table-cell>
          <table:table-cell office:value-type="string">
            <text:p>РПМ-000270</text:p>
          </table:table-cell>
          <table:table-cell office:value-type="float" office:value="58">
            <text:p>58</text:p>
          </table:table-cell>
          <table:table-cell office:value-type="date" office:date-value="2023-03-30">
            <text:p>30.03.23</text:p>
          </table:table-cell>
          <table:table-cell office:value-type="float" office:value="1570">
            <text:p>1570</text:p>
          </table:table-cell>
          <table:table-cell office:value-type="date" office:date-value="2023-04-05">
            <text:p>05.04.23</text:p>
          </table:table-cell>
          <table:table-cell office:value-type="string">
            <text:p>Стеклопласт</text:p>
          </table:table-cell>
          <table:table-cell office:value-type="string">
            <text:p>Enoteca"набор фужеров вино 6шт.(v=545c)/4/48 44228</text:p>
          </table:table-cell>
          <table:table-cell table:number-columns-repeated="2"/>
          <table:table-cell office:value-type="string">
            <text:p>00007799</text:p>
          </table:table-cell>
          <table:table-cell table:formula="of:=[.K103]/[.H103]" office:value-type="percentage" office:value="1.80076848081665">
            <text:p>180%</text:p>
          </table:table-cell>
          <table:table-cell/>
          <table:table-cell office:value-type="string">
            <text:p>Турция</text:p>
          </table:table-cell>
          <table:table-cell/>
          <table:table-cell table:formula="of:=([.AC103]-[.G103])*[.H103]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Enoteca"набор фужеров вино 6шт.(v=545c)/4/48 4422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office:value-type="string">
            <text:p>ООО "Посуда Мира"</text:p>
          </table:table-cell>
          <table:table-cell office:value-type="string">
            <text:p>4606065005965</text:p>
          </table:table-cell>
          <table:table-cell table:number-columns-repeated="2"/>
          <table:table-cell office:value-type="string">
            <text:p>РПМ-000270</text:p>
          </table:table-cell>
          <table:table-cell table:number-columns-repeated="2"/>
          <table:table-cell office:value-type="float" office:value="942">
            <text:p>942</text:p>
          </table:table-cell>
          <table:table-cell office:value-type="float" office:value="523.11">
            <text:p>523,11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/>
          <table:table-cell table:formula="of:=[.AZ103]-[.AC103]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Фужер д/кр.вина 545 мл 6шт</text:p>
          </table:table-cell>
          <table:table-cell office:value-type="float" office:value="55801">
            <text:p>55801</text:p>
          </table:table-cell>
          <table:table-cell table:formula="of:=[.BC103]-[.L103]" office:value-type="float" office:value="0">
            <text:p>0</text:p>
          </table:table-cell>
          <table:table-cell office:value-type="float" office:value="523.11">
            <text:p>523,11</text:p>
          </table:table-cell>
          <table:table-cell table:formula="of:=[.BE103]/[.H103]" office:value-type="float" office:value="1">
            <text:p>1,00 ₽</text:p>
          </table:table-cell>
          <table:table-cell office:value-type="string">
            <text:p>00007799</text:p>
          </table:table-cell>
          <table:table-cell office:value-type="float" office:value="3">
            <text:p>3</text:p>
          </table:table-cell>
          <table:table-cell office:value-type="float" office:value="523.11">
            <text:p>523,11</text:p>
          </table:table-cell>
          <table:table-cell office:value-type="float" office:value="1569.33">
            <text:p>1569,33</text:p>
          </table:table-cell>
          <table:table-cell office:value-type="string">
            <text:p>Пашабахча</text:p>
          </table:table-cell>
          <table:table-cell office:value-type="float" office:value="942">
            <text:p>942</text:p>
          </table:table-cell>
          <table:table-cell office:value-type="float" office:value="55801">
            <text:p>55801</text:p>
          </table:table-cell>
          <table:table-cell office:value-type="string">
            <text:p>{Набор фужеров 6шт "Энотека" \ 44228 \ 545мл \ }</text:p>
          </table:table-cell>
          <table:table-cell office:value-type="string">
            <text:p>РПМ-000729</text:p>
          </table:table-cell>
          <table:table-cell office:value-type="float" office:value="123">
            <text:p>123</text:p>
          </table:table-cell>
          <table:table-cell office:value-type="float" office:value="44897">
            <text:p>44897</text:p>
          </table:table-cell>
          <table:table-cell table:number-columns-repeated="19"/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Фужер д/кр.вина 545 мл 6шт</text:p>
          </table:table-cell>
          <table:table-cell office:value-type="float" office:value="55801">
            <text:p>55801</text:p>
          </table:table-cell>
          <table:table-cell office:value-type="float" office:value="523.11">
            <text:p>523,11</text:p>
          </table:table-cell>
          <table:table-cell office:value-type="string">
            <text:p>00007799</text:p>
          </table:table-cell>
          <table:table-cell office:value-type="float" office:value="3">
            <text:p>3</text:p>
          </table:table-cell>
          <table:table-cell office:value-type="float" office:value="523.11">
            <text:p>523,11</text:p>
          </table:table-cell>
          <table:table-cell office:value-type="float" office:value="1569.33">
            <text:p>1569,33</text:p>
          </table:table-cell>
          <table:table-cell office:value-type="string">
            <text:p>Пашабахча</text:p>
          </table:table-cell>
          <table:table-cell office:value-type="float" office:value="942">
            <text:p>942</text:p>
          </table:table-cell>
          <table:table-cell office:value-type="float" office:value="55801">
            <text:p>55801</text:p>
          </table:table-cell>
          <table:table-cell office:value-type="string">
            <text:p>{Набор фужеров 6шт "Энотека" \ 44228 \ 545мл \ }</text:p>
          </table:table-cell>
          <table:table-cell office:value-type="string">
            <text:p>РПМ-000729</text:p>
          </table:table-cell>
          <table:table-cell office:value-type="float" office:value="123">
            <text:p>123</text:p>
          </table:table-cell>
          <table:table-cell office:value-type="float" office:value="44897">
            <text:p>44897</text:p>
          </table:table-cell>
          <table:table-cell/>
          <table:table-cell table:formula="of:=[.CK103]-[.AZ103]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55801">
            <text:p>55801</text:p>
          </table:table-cell>
          <table:table-cell table:formula="of:=[.DH103]-[.L103]" office:value-type="float" office:value="0">
            <text:p>0</text:p>
          </table:table-cell>
        </table:table-row>
        <table:table-row table:style-name="ro1">
          <table:table-cell office:value-type="string">
            <text:p>Стакан д/виски 275 мл. 6 шт</text:p>
          </table:table-cell>
          <table:table-cell office:value-type="string">
            <text:p>42495</text:p>
          </table:table-cell>
          <table:table-cell office:value-type="string">
            <text:p>Пикассо</text:p>
          </table:table-cell>
          <table:table-cell table:number-columns-repeated="3"/>
          <table:table-cell office:value-type="float" office:value="8">
            <text:p>8</text:p>
          </table:table-cell>
          <table:table-cell office:value-type="float" office:value="208.1">
            <text:p>208,10 ₽</text:p>
          </table:table-cell>
          <table:table-cell office:value-type="float" office:value="1664.8">
            <text:p><text:s/>1 664,80 ₽ </text:p>
          </table:table-cell>
          <table:table-cell office:value-type="string">
            <text:p>Пашабахча</text:p>
          </table:table-cell>
          <table:table-cell office:value-type="float" office:value="375">
            <text:p><text:s/>375,00 ₽ </text:p>
          </table:table-cell>
          <table:table-cell office:value-type="float" office:value="55812">
            <text:p>55812</text:p>
          </table:table-cell>
          <table:table-cell office:value-type="string">
            <text:p>{Стакан д/виски 275 мл. 6 шт \ 42495 \ Пикассо \ }</text:p>
          </table:table-cell>
          <table:table-cell office:value-type="string">
            <text:p>РПМ-000270</text:p>
          </table:table-cell>
          <table:table-cell office:value-type="float" office:value="105">
            <text:p>105</text:p>
          </table:table-cell>
          <table:table-cell office:value-type="date" office:date-value="2023-03-30">
            <text:p>30.03.23</text:p>
          </table:table-cell>
          <table:table-cell office:value-type="float" office:value="1570">
            <text:p>1570</text:p>
          </table:table-cell>
          <table:table-cell office:value-type="date" office:date-value="2023-04-05">
            <text:p>05.04.23</text:p>
          </table:table-cell>
          <table:table-cell office:value-type="string">
            <text:p>Стеклопласт</text:p>
          </table:table-cell>
          <table:table-cell office:value-type="string">
            <text:p>Picasso"набор 6-ти стаканов д/виски (v=275сс)/8 42495</text:p>
          </table:table-cell>
          <table:table-cell table:number-columns-repeated="2"/>
          <table:table-cell office:value-type="string">
            <text:p>00007810</text:p>
          </table:table-cell>
          <table:table-cell table:formula="of:=[.K104]/[.H104]" office:value-type="percentage" office:value="1.80201826045171">
            <text:p>180%</text:p>
          </table:table-cell>
          <table:table-cell/>
          <table:table-cell office:value-type="string">
            <text:p>Пашабахча</text:p>
          </table:table-cell>
          <table:table-cell/>
          <table:table-cell table:formula="of:=([.AC104]-[.G104])*[.H104]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>
            <text:p>Picasso"набор 6-ти стаканов д/виски (v=275сс)/8 42495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ООО "Посуда Мира"</text:p>
          </table:table-cell>
          <table:table-cell office:value-type="string">
            <text:p>4606065006641</text:p>
          </table:table-cell>
          <table:table-cell table:number-columns-repeated="2"/>
          <table:table-cell office:value-type="string">
            <text:p>РПМ-000270</text:p>
          </table:table-cell>
          <table:table-cell table:number-columns-repeated="2"/>
          <table:table-cell office:value-type="float" office:value="375">
            <text:p>375</text:p>
          </table:table-cell>
          <table:table-cell office:value-type="float" office:value="208.1">
            <text:p>208,1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table:number-columns-repeated="4"/>
          <table:table-cell table:formula="of:=[.AZ104]-[.AC104]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Стакан д/виски 275 мл. 6 шт</text:p>
          </table:table-cell>
          <table:table-cell office:value-type="float" office:value="55812">
            <text:p>55812</text:p>
          </table:table-cell>
          <table:table-cell table:formula="of:=[.BC104]-[.L104]" office:value-type="float" office:value="0">
            <text:p>0</text:p>
          </table:table-cell>
          <table:table-cell office:value-type="float" office:value="208.1">
            <text:p>208,1</text:p>
          </table:table-cell>
          <table:table-cell table:formula="of:=[.BE104]/[.H104]" office:value-type="float" office:value="1">
            <text:p>1,00 ₽</text:p>
          </table:table-cell>
          <table:table-cell office:value-type="string">
            <text:p>00007810</text:p>
          </table:table-cell>
          <table:table-cell office:value-type="float" office:value="8">
            <text:p>8</text:p>
          </table:table-cell>
          <table:table-cell office:value-type="float" office:value="208.1">
            <text:p>208,1</text:p>
          </table:table-cell>
          <table:table-cell office:value-type="float" office:value="1664.8">
            <text:p>1664,8</text:p>
          </table:table-cell>
          <table:table-cell office:value-type="string">
            <text:p>Пашабахча</text:p>
          </table:table-cell>
          <table:table-cell office:value-type="float" office:value="375">
            <text:p>375</text:p>
          </table:table-cell>
          <table:table-cell office:value-type="float" office:value="55812">
            <text:p>55812</text:p>
          </table:table-cell>
          <table:table-cell office:value-type="string">
            <text:p>{Стакан д/виски 275 мл. 6 шт \ 42495 \ Пикассо \ }</text:p>
          </table:table-cell>
          <table:table-cell office:value-type="string">
            <text:p>РПМ-000729</text:p>
          </table:table-cell>
          <table:table-cell office:value-type="float" office:value="80">
            <text:p>80</text:p>
          </table:table-cell>
          <table:table-cell office:value-type="float" office:value="44897">
            <text:p>44897</text:p>
          </table:table-cell>
          <table:table-cell/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Стакан д/виски 275 мл. 6 шт</text:p>
          </table:table-cell>
          <table:table-cell office:value-type="float" office:value="55812">
            <text:p>55812</text:p>
          </table:table-cell>
          <table:table-cell office:value-type="float" office:value="208.1">
            <text:p>208,1</text:p>
          </table:table-cell>
          <table:table-cell office:value-type="string">
            <text:p>00007810</text:p>
          </table:table-cell>
          <table:table-cell office:value-type="float" office:value="8">
            <text:p>8</text:p>
          </table:table-cell>
          <table:table-cell office:value-type="float" office:value="208.1">
            <text:p>208,1</text:p>
          </table:table-cell>
          <table:table-cell office:value-type="float" office:value="1664.8">
            <text:p>1664,8</text:p>
          </table:table-cell>
          <table:table-cell office:value-type="string">
            <text:p>Пашабахча</text:p>
          </table:table-cell>
          <table:table-cell office:value-type="float" office:value="375">
            <text:p>375</text:p>
          </table:table-cell>
          <table:table-cell office:value-type="float" office:value="55812">
            <text:p>55812</text:p>
          </table:table-cell>
          <table:table-cell office:value-type="string">
            <text:p>{Стакан д/виски 275 мл. 6 шт \ 42495 \ Пикассо \ }</text:p>
          </table:table-cell>
          <table:table-cell office:value-type="string">
            <text:p>РПМ-000729</text:p>
          </table:table-cell>
          <table:table-cell office:value-type="float" office:value="80">
            <text:p>80</text:p>
          </table:table-cell>
          <table:table-cell office:value-type="float" office:value="44897">
            <text:p>44897</text:p>
          </table:table-cell>
          <table:table-cell table:number-columns-repeated="2"/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Стакан д/виски 275 мл. 6 шт</text:p>
          </table:table-cell>
          <table:table-cell office:value-type="float" office:value="55812">
            <text:p>55812</text:p>
          </table:table-cell>
          <table:table-cell office:value-type="float" office:value="208.1">
            <text:p>208,1</text:p>
          </table:table-cell>
          <table:table-cell office:value-type="string">
            <text:p>00007810</text:p>
          </table:table-cell>
          <table:table-cell office:value-type="float" office:value="8">
            <text:p>8</text:p>
          </table:table-cell>
          <table:table-cell office:value-type="float" office:value="208.1">
            <text:p>208,1</text:p>
          </table:table-cell>
          <table:table-cell office:value-type="float" office:value="1664.8">
            <text:p>1664,8</text:p>
          </table:table-cell>
          <table:table-cell office:value-type="string">
            <text:p>Пашабахча</text:p>
          </table:table-cell>
          <table:table-cell office:value-type="float" office:value="375">
            <text:p>375</text:p>
          </table:table-cell>
          <table:table-cell office:value-type="float" office:value="55812">
            <text:p>55812</text:p>
          </table:table-cell>
          <table:table-cell office:value-type="string">
            <text:p>{Стакан д/виски 275 мл. 6 шт \ 42495 \ Пикассо \ }</text:p>
          </table:table-cell>
          <table:table-cell office:value-type="string">
            <text:p>РПМ-000729</text:p>
          </table:table-cell>
          <table:table-cell office:value-type="float" office:value="80">
            <text:p>80</text:p>
          </table:table-cell>
          <table:table-cell office:value-type="float" office:value="44897">
            <text:p>44897</text:p>
          </table:table-cell>
          <table:table-cell/>
          <table:table-cell table:formula="of:=[.CK104]-[.AZ104]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55812">
            <text:p>55812</text:p>
          </table:table-cell>
          <table:table-cell table:formula="of:=[.DH104]-[.L104]" office:value-type="float" office:value="0">
            <text:p>0</text:p>
          </table:table-cell>
        </table:table-row>
        <table:table-row table:style-name="ro1">
          <table:table-cell office:value-type="string">
            <text:p>Стакан "Шамбор"</text:p>
          </table:table-cell>
          <table:table-cell office:value-type="string">
            <text:p>06с809</text:p>
          </table:table-cell>
          <table:table-cell table:number-columns-repeated="4"/>
          <table:table-cell office:value-type="float" office:value="144">
            <text:p>144</text:p>
          </table:table-cell>
          <table:table-cell office:value-type="float" office:value="13.18">
            <text:p>13,18 ₽</text:p>
          </table:table-cell>
          <table:table-cell office:value-type="float" office:value="1897.92">
            <text:p><text:s/>1 897,92 ₽ </text:p>
          </table:table-cell>
          <table:table-cell office:value-type="string">
            <text:p>ОСЗ</text:p>
          </table:table-cell>
          <table:table-cell office:value-type="float" office:value="24">
            <text:p><text:s/>24,00 ₽ </text:p>
          </table:table-cell>
          <table:table-cell office:value-type="float" office:value="56951">
            <text:p>56951</text:p>
          </table:table-cell>
          <table:table-cell office:value-type="string">
            <text:p>{Стакан "Шамбор" \ 06с809 \ <text:s/>\ }</text:p>
          </table:table-cell>
          <table:table-cell office:value-type="string">
            <text:p>РПМ-000270</text:p>
          </table:table-cell>
          <table:table-cell office:value-type="float" office:value="189">
            <text:p>189</text:p>
          </table:table-cell>
          <table:table-cell office:value-type="date" office:date-value="2023-03-30">
            <text:p>30.03.23</text:p>
          </table:table-cell>
          <table:table-cell office:value-type="float" office:value="1570">
            <text:p>1570</text:p>
          </table:table-cell>
          <table:table-cell office:value-type="date" office:date-value="2023-04-05">
            <text:p>05.04.23</text:p>
          </table:table-cell>
          <table:table-cell office:value-type="string">
            <text:p>Стеклопласт</text:p>
          </table:table-cell>
          <table:table-cell office:value-type="string">
            <text:p>Шамбор" стакан <text:s/>200 мл. 06с809-30</text:p>
          </table:table-cell>
          <table:table-cell table:number-columns-repeated="2"/>
          <table:table-cell office:value-type="string">
            <text:p>K0015351</text:p>
          </table:table-cell>
          <table:table-cell table:formula="of:=[.K105]/[.H105]" office:value-type="percentage" office:value="1.82094081942337">
            <text:p>182%</text:p>
          </table:table-cell>
          <table:table-cell/>
          <table:table-cell office:value-type="string">
            <text:p>Россия</text:p>
          </table:table-cell>
          <table:table-cell/>
          <table:table-cell table:formula="of:=([.AC105]-[.G105])*[.H105]" office:value-type="float" office:value="0">
            <text:p>0</text:p>
          </table:table-cell>
          <table:table-cell office:value-type="float" office:value="144">
            <text:p>144</text:p>
          </table:table-cell>
          <table:table-cell office:value-type="string">
            <text:p>Шамбор" стакан 200 мл. 06с809-30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ООО "Посуда Мира"</text:p>
          </table:table-cell>
          <table:table-cell office:value-type="string">
            <text:p>4607029816610</text:p>
          </table:table-cell>
          <table:table-cell table:number-columns-repeated="2"/>
          <table:table-cell office:value-type="string">
            <text:p>РПМ-000270</text:p>
          </table:table-cell>
          <table:table-cell table:number-columns-repeated="2"/>
          <table:table-cell office:value-type="float" office:value="24">
            <text:p>24</text:p>
          </table:table-cell>
          <table:table-cell office:value-type="float" office:value="13.18">
            <text:p>13,18</text:p>
          </table:table-cell>
          <table:table-cell office:value-type="float" office:value="131">
            <text:p>131</text:p>
          </table:table-cell>
          <table:table-cell table:number-columns-repeated="3" office:value-type="float" office:value="0">
            <text:p>0</text:p>
          </table:table-cell>
          <table:table-cell table:number-columns-repeated="4"/>
          <table:table-cell table:formula="of:=[.AZ105]-[.AC105]" office:value-type="float" office:value="0">
            <text:p>0</text:p>
          </table:table-cell>
          <table:table-cell office:value-type="float" office:value="144">
            <text:p>144</text:p>
          </table:table-cell>
          <table:table-cell office:value-type="float" office:value="0">
            <text:p>0</text:p>
          </table:table-cell>
          <table:table-cell office:value-type="string">
            <text:p>Стакан "Шамбор"</text:p>
          </table:table-cell>
          <table:table-cell office:value-type="float" office:value="56951">
            <text:p>56951</text:p>
          </table:table-cell>
          <table:table-cell table:formula="of:=[.BC105]-[.L105]" office:value-type="float" office:value="0">
            <text:p>0</text:p>
          </table:table-cell>
          <table:table-cell office:value-type="float" office:value="13.18">
            <text:p>13,18</text:p>
          </table:table-cell>
          <table:table-cell table:formula="of:=[.BE105]/[.H105]" office:value-type="float" office:value="1">
            <text:p>1,00 ₽</text:p>
          </table:table-cell>
          <table:table-cell office:value-type="string">
            <text:p>K0015351</text:p>
          </table:table-cell>
          <table:table-cell office:value-type="float" office:value="144">
            <text:p>144</text:p>
          </table:table-cell>
          <table:table-cell office:value-type="float" office:value="13.18">
            <text:p>13,18</text:p>
          </table:table-cell>
          <table:table-cell office:value-type="float" office:value="1897.92">
            <text:p>1897,92</text:p>
          </table:table-cell>
          <table:table-cell office:value-type="string">
            <text:p>ОСЗ</text:p>
          </table:table-cell>
          <table:table-cell office:value-type="float" office:value="24">
            <text:p>24</text:p>
          </table:table-cell>
          <table:table-cell office:value-type="float" office:value="56951">
            <text:p>56951</text:p>
          </table:table-cell>
          <table:table-cell office:value-type="string">
            <text:p>{Стакан "Шамбор" \ 06с809 \ <text:s/>\ }</text:p>
          </table:table-cell>
          <table:table-cell office:value-type="string">
            <text:p>РПМ-000111</text:p>
          </table:table-cell>
          <table:table-cell office:value-type="float" office:value="26">
            <text:p>26</text:p>
          </table:table-cell>
          <table:table-cell office:value-type="float" office:value="44964">
            <text:p>44964</text:p>
          </table:table-cell>
          <table:table-cell/>
          <table:table-cell office:value-type="float" office:value="144">
            <text:p>144</text:p>
          </table:table-cell>
          <table:table-cell office:value-type="float" office:value="0">
            <text:p>0</text:p>
          </table:table-cell>
          <table:table-cell office:value-type="string">
            <text:p>Стакан "Шамбор"</text:p>
          </table:table-cell>
          <table:table-cell office:value-type="float" office:value="56951">
            <text:p>56951</text:p>
          </table:table-cell>
          <table:table-cell office:value-type="float" office:value="13.18">
            <text:p>13,18</text:p>
          </table:table-cell>
          <table:table-cell office:value-type="string">
            <text:p>K0015351</text:p>
          </table:table-cell>
          <table:table-cell office:value-type="float" office:value="144">
            <text:p>144</text:p>
          </table:table-cell>
          <table:table-cell office:value-type="float" office:value="13.18">
            <text:p>13,18</text:p>
          </table:table-cell>
          <table:table-cell office:value-type="float" office:value="1897.92">
            <text:p>1897,92</text:p>
          </table:table-cell>
          <table:table-cell office:value-type="string">
            <text:p>ОСЗ</text:p>
          </table:table-cell>
          <table:table-cell office:value-type="float" office:value="24">
            <text:p>24</text:p>
          </table:table-cell>
          <table:table-cell office:value-type="float" office:value="56951">
            <text:p>56951</text:p>
          </table:table-cell>
          <table:table-cell office:value-type="string">
            <text:p>{Стакан "Шамбор" \ 06с809 \ <text:s/>\ }</text:p>
          </table:table-cell>
          <table:table-cell office:value-type="string">
            <text:p>РПМ-000111</text:p>
          </table:table-cell>
          <table:table-cell office:value-type="float" office:value="26">
            <text:p>26</text:p>
          </table:table-cell>
          <table:table-cell office:value-type="float" office:value="44964">
            <text:p>44964</text:p>
          </table:table-cell>
          <table:table-cell table:number-columns-repeated="2"/>
          <table:table-cell office:value-type="float" office:value="144">
            <text:p>144</text:p>
          </table:table-cell>
          <table:table-cell office:value-type="float" office:value="0">
            <text:p>0</text:p>
          </table:table-cell>
          <table:table-cell office:value-type="string">
            <text:p>Стакан "Шамбор"</text:p>
          </table:table-cell>
          <table:table-cell office:value-type="float" office:value="56951">
            <text:p>56951</text:p>
          </table:table-cell>
          <table:table-cell office:value-type="float" office:value="13.18">
            <text:p>13,18</text:p>
          </table:table-cell>
          <table:table-cell office:value-type="string">
            <text:p>K0015351</text:p>
          </table:table-cell>
          <table:table-cell office:value-type="float" office:value="144">
            <text:p>144</text:p>
          </table:table-cell>
          <table:table-cell office:value-type="float" office:value="13.18">
            <text:p>13,18</text:p>
          </table:table-cell>
          <table:table-cell office:value-type="float" office:value="1897.92">
            <text:p>1897,92</text:p>
          </table:table-cell>
          <table:table-cell office:value-type="string">
            <text:p>ОСЗ</text:p>
          </table:table-cell>
          <table:table-cell office:value-type="float" office:value="24">
            <text:p>24</text:p>
          </table:table-cell>
          <table:table-cell office:value-type="float" office:value="56951">
            <text:p>56951</text:p>
          </table:table-cell>
          <table:table-cell office:value-type="string">
            <text:p>{Стакан "Шамбор" \ 06с809 \ <text:s/>\ }</text:p>
          </table:table-cell>
          <table:table-cell office:value-type="string">
            <text:p>РПМ-000111</text:p>
          </table:table-cell>
          <table:table-cell office:value-type="float" office:value="26">
            <text:p>26</text:p>
          </table:table-cell>
          <table:table-cell office:value-type="float" office:value="44964">
            <text:p>44964</text:p>
          </table:table-cell>
          <table:table-cell/>
          <table:table-cell table:formula="of:=[.CK105]-[.AZ105]" office:value-type="float" office:value="0">
            <text:p>0</text:p>
          </table:table-cell>
          <table:table-cell office:value-type="float" office:value="131">
            <text:p>131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56951">
            <text:p>56951</text:p>
          </table:table-cell>
          <table:table-cell table:formula="of:=[.DH105]-[.L105]" office:value-type="float" office:value="0">
            <text:p>0</text:p>
          </table:table-cell>
        </table:table-row>
        <table:table-row table:style-name="ro1">
          <table:table-cell office:value-type="string">
            <text:p>Фужер Бистро</text:p>
          </table:table-cell>
          <table:table-cell office:value-type="string">
            <text:p>44410</text:p>
          </table:table-cell>
          <table:table-cell office:value-type="string">
            <text:p>170мл</text:p>
          </table:table-cell>
          <table:table-cell table:number-columns-repeated="3"/>
          <table:table-cell office:value-type="float" office:value="24">
            <text:p>24</text:p>
          </table:table-cell>
          <table:table-cell office:value-type="float" office:value="47.63">
            <text:p>47,63 ₽</text:p>
          </table:table-cell>
          <table:table-cell office:value-type="float" office:value="1143.12">
            <text:p><text:s/>1 143,12 ₽ </text:p>
          </table:table-cell>
          <table:table-cell office:value-type="string">
            <text:p>Пашабахча, г.Бор</text:p>
          </table:table-cell>
          <table:table-cell table:style-name="ce4" table:formula="of:=ROUND([.H106]*1.8;0)" office:value-type="float" office:value="86">
            <text:p><text:s/>86,00 ₽ </text:p>
          </table:table-cell>
          <table:table-cell office:value-type="float" office:value="57285">
            <text:p>57285</text:p>
          </table:table-cell>
          <table:table-cell office:value-type="string">
            <text:p>{Фужер Бистро \ 44410 \ 170мл \ }</text:p>
          </table:table-cell>
          <table:table-cell office:value-type="string">
            <text:p>РПМ-000270</text:p>
          </table:table-cell>
          <table:table-cell office:value-type="float" office:value="28">
            <text:p>28</text:p>
          </table:table-cell>
          <table:table-cell office:value-type="date" office:date-value="2023-03-30">
            <text:p>30.03.23</text:p>
          </table:table-cell>
          <table:table-cell office:value-type="float" office:value="1570">
            <text:p>1570</text:p>
          </table:table-cell>
          <table:table-cell office:value-type="date" office:date-value="2023-04-05">
            <text:p>05.04.23</text:p>
          </table:table-cell>
          <table:table-cell office:value-type="string">
            <text:p>Стеклопласт</text:p>
          </table:table-cell>
          <table:table-cell office:value-type="string">
            <text:p>Bistro" бокал для <text:s/>мартини <text:s/>190мл SL 44410 SL</text:p>
          </table:table-cell>
          <table:table-cell table:number-columns-repeated="2"/>
          <table:table-cell office:value-type="string">
            <text:p>00006738</text:p>
          </table:table-cell>
          <table:table-cell table:formula="of:=[.K106]/[.H106]" office:value-type="percentage" office:value="1.80558471551543">
            <text:p>181%</text:p>
          </table:table-cell>
          <table:table-cell/>
          <table:table-cell office:value-type="string">
            <text:p>Турция</text:p>
          </table:table-cell>
          <table:table-cell/>
          <table:table-cell table:formula="of:=([.AC106]-[.G106])*[.H106]"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string">
            <text:p>Bistro" бокал для мартини 190мл SL 44410 SL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/>
          <table:table-cell office:value-type="string">
            <text:p>ООО "Посуда Мира"</text:p>
          </table:table-cell>
          <table:table-cell table:number-columns-repeated="3"/>
          <table:table-cell office:value-type="string">
            <text:p>РПМ-000270</text:p>
          </table:table-cell>
          <table:table-cell table:number-columns-repeated="2"/>
          <table:table-cell office:value-type="float" office:value="72">
            <text:p>72</text:p>
          </table:table-cell>
          <table:table-cell office:value-type="float" office:value="39.78">
            <text:p>39,78</text:p>
          </table:table-cell>
          <table:table-cell office:value-type="float" office:value="-4">
            <text:p>-4</text:p>
          </table:table-cell>
          <table:table-cell table:number-columns-repeated="3" office:value-type="float" office:value="0">
            <text:p>0</text:p>
          </table:table-cell>
          <table:table-cell table:number-columns-repeated="4"/>
          <table:table-cell table:formula="of:=[.AZ106]-[.AC106]"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12">
            <text:p>12</text:p>
          </table:table-cell>
          <table:table-cell table:formula="of:=[.CM106]" office:value-type="string" office:string-value="Bistro&quot; фужер SL для  мартини  170сс 44410 SL">
            <text:p>Bistro" фужер SL для <text:s/>мартини <text:s/>170сс 44410 SL</text:p>
          </table:table-cell>
          <table:table-cell/>
          <table:table-cell table:formula="of:=[.BC106]-[.L106]" office:value-type="float" office:value="-57285">
            <text:p>-57285</text:p>
          </table:table-cell>
          <table:table-cell table:formula="of:=[.CO106]" office:value-type="float" office:value="47.63">
            <text:p>47,63</text:p>
          </table:table-cell>
          <table:table-cell table:formula="of:=[.BE106]/[.H106]" office:value-type="float" office:value="1">
            <text:p>1,00 ₽</text:p>
          </table:table-cell>
          <table:table-cell table:formula="of:=[.CP106]" office:value-type="string" office:string-value="00006738">
            <text:p>00006738</text:p>
          </table:table-cell>
          <table:table-cell office:value-type="float" office:value="48">
            <text:p>48</text:p>
          </table:table-cell>
          <table:table-cell office:value-type="float" office:value="39.78">
            <text:p>39,78</text:p>
          </table:table-cell>
          <table:table-cell office:value-type="float" office:value="1909.44">
            <text:p>1909,44</text:p>
          </table:table-cell>
          <table:table-cell office:value-type="string">
            <text:p>Пашабахча</text:p>
          </table:table-cell>
          <table:table-cell office:value-type="float" office:value="72">
            <text:p>72</text:p>
          </table:table-cell>
          <table:table-cell office:value-type="float" office:value="57285">
            <text:p>57285</text:p>
          </table:table-cell>
          <table:table-cell office:value-type="string">
            <text:p>{Фужер Бистро \ 44410 \ 170мл \ }</text:p>
          </table:table-cell>
          <table:table-cell office:value-type="string">
            <text:p>РПМ-000324</text:p>
          </table:table-cell>
          <table:table-cell office:value-type="float" office:value="72">
            <text:p>72</text:p>
          </table:table-cell>
          <table:table-cell office:value-type="float" office:value="44407">
            <text:p>44407</text:p>
          </table:table-cell>
          <table:table-cell/>
          <table:table-cell table:formula="of:=[.CK106]" office:value-type="float" office:value="24">
            <text:p>24</text:p>
          </table:table-cell>
          <table:table-cell table:formula="of:=[.CL106]" office:value-type="float" office:value="12">
            <text:p>12</text:p>
          </table:table-cell>
          <table:table-cell table:number-columns-repeated="2"/>
          <table:table-cell table:formula="of:=[.CO106]" office:value-type="float" office:value="47.63">
            <text:p>47,63</text:p>
          </table:table-cell>
          <table:table-cell table:formula="of:=[.CP106]" office:value-type="string" office:string-value="00006738">
            <text:p>00006738</text:p>
          </table:table-cell>
          <table:table-cell table:number-columns-repeated="12"/>
          <table:table-cell office:value-type="float" office:value="24">
            <text:p>24</text:p>
          </table:table-cell>
          <table:table-cell office:value-type="float" office:value="12">
            <text:p>12</text:p>
          </table:table-cell>
          <table:table-cell office:value-type="string">
            <text:p>Bistro" фужер SL для <text:s/>мартини <text:s/>170сс 44410 SL</text:p>
          </table:table-cell>
          <table:table-cell/>
          <table:table-cell office:value-type="float" office:value="47.63">
            <text:p>47,63</text:p>
          </table:table-cell>
          <table:table-cell office:value-type="string">
            <text:p>00006738</text:p>
          </table:table-cell>
          <table:table-cell/>
          <table:table-cell office:value-type="float" office:value="47.63">
            <text:p>47,63</text:p>
          </table:table-cell>
          <table:table-cell/>
          <table:table-cell office:value-type="string">
            <text:p>Пашабахча</text:p>
          </table:table-cell>
          <table:table-cell table:number-columns-repeated="8"/>
          <table:table-cell office:value-type="float" office:value="-4">
            <text:p>-4</text:p>
          </table:table-cell>
          <table:table-cell table:number-columns-repeated="3" office:value-type="float" office:value="0">
            <text:p>0</text:p>
          </table:table-cell>
          <table:table-cell table:style-name="ce3" office:value-type="string">
            <text:p>цена</text:p>
          </table:table-cell>
          <table:table-cell office:value-type="float" office:value="57285">
            <text:p>57285</text:p>
          </table:table-cell>
          <table:table-cell table:formula="of:=[.DH106]-[.L106]" office:value-type="float" office:value="0">
            <text:p>0</text:p>
          </table:table-cell>
        </table:table-row>
        <table:table-row table:style-name="ro1">
          <table:table-cell office:value-type="string">
            <text:p>Фужер д/кр.вина 420мл 6шт.</text:p>
          </table:table-cell>
          <table:table-cell office:value-type="string">
            <text:p>44728</text:p>
          </table:table-cell>
          <table:table-cell office:value-type="string">
            <text:p>ЭНОТЕКА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523.11">
            <text:p>523,11 ₽</text:p>
          </table:table-cell>
          <table:table-cell office:value-type="float" office:value="2092.44">
            <text:p><text:s/>2 092,44 ₽ </text:p>
          </table:table-cell>
          <table:table-cell office:value-type="string">
            <text:p>Пашабахча</text:p>
          </table:table-cell>
          <table:table-cell office:value-type="float" office:value="942">
            <text:p><text:s/>942,00 ₽ </text:p>
          </table:table-cell>
          <table:table-cell office:value-type="float" office:value="58693">
            <text:p>58693</text:p>
          </table:table-cell>
          <table:table-cell office:value-type="string">
            <text:p>{Фужер д/кр.вина 420мл 6шт. \ 44728 \ ЭНОТЕКА \ }</text:p>
          </table:table-cell>
          <table:table-cell office:value-type="string">
            <text:p>РПМ-000270</text:p>
          </table:table-cell>
          <table:table-cell office:value-type="float" office:value="57">
            <text:p>57</text:p>
          </table:table-cell>
          <table:table-cell office:value-type="date" office:date-value="2023-03-30">
            <text:p>30.03.23</text:p>
          </table:table-cell>
          <table:table-cell office:value-type="float" office:value="1570">
            <text:p>1570</text:p>
          </table:table-cell>
          <table:table-cell office:value-type="date" office:date-value="2023-04-05">
            <text:p>05.04.23</text:p>
          </table:table-cell>
          <table:table-cell office:value-type="string">
            <text:p>Стеклопласт</text:p>
          </table:table-cell>
          <table:table-cell office:value-type="string">
            <text:p>Enoteca"набор фужеров вино 6шт.(v=420c)/4/64 44728</text:p>
          </table:table-cell>
          <table:table-cell table:number-columns-repeated="2"/>
          <table:table-cell office:value-type="string">
            <text:p>00007853</text:p>
          </table:table-cell>
          <table:table-cell table:formula="of:=[.K107]/[.H107]" office:value-type="percentage" office:value="1.80076848081665">
            <text:p>180%</text:p>
          </table:table-cell>
          <table:table-cell/>
          <table:table-cell office:value-type="string">
            <text:p>Пашабахча</text:p>
          </table:table-cell>
          <table:table-cell/>
          <table:table-cell table:formula="of:=([.AC107]-[.G107])*[.H107]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Enoteca"набор фужеров вино 6шт.(v=420c)/4/64 44728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  <table:table-cell office:value-type="string">
            <text:p>ООО "Посуда Мира"</text:p>
          </table:table-cell>
          <table:table-cell office:value-type="string">
            <text:p>4606065006108</text:p>
          </table:table-cell>
          <table:table-cell table:number-columns-repeated="2"/>
          <table:table-cell office:value-type="string">
            <text:p>РПМ-000270</text:p>
          </table:table-cell>
          <table:table-cell table:number-columns-repeated="2"/>
          <table:table-cell office:value-type="float" office:value="942">
            <text:p>942</text:p>
          </table:table-cell>
          <table:table-cell office:value-type="float" office:value="523.11">
            <text:p>523,11</text:p>
          </table:table-cell>
          <table:table-cell office:value-type="float" office:value="0.15">
            <text:p>0,15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/>
          <table:table-cell table:formula="of:=[.AZ107]-[.AC107]"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Фужер д/кр.вина 420мл 6шт.</text:p>
          </table:table-cell>
          <table:table-cell office:value-type="float" office:value="58693">
            <text:p>58693</text:p>
          </table:table-cell>
          <table:table-cell table:formula="of:=[.BC107]-[.L107]" office:value-type="float" office:value="0">
            <text:p>0</text:p>
          </table:table-cell>
          <table:table-cell office:value-type="float" office:value="523.11">
            <text:p>523,11</text:p>
          </table:table-cell>
          <table:table-cell table:formula="of:=[.BE107]/[.H107]" office:value-type="float" office:value="1">
            <text:p>1,00 ₽</text:p>
          </table:table-cell>
          <table:table-cell office:value-type="string">
            <text:p>00007853</text:p>
          </table:table-cell>
          <table:table-cell office:value-type="float" office:value="4">
            <text:p>4</text:p>
          </table:table-cell>
          <table:table-cell office:value-type="float" office:value="523.11">
            <text:p>523,11</text:p>
          </table:table-cell>
          <table:table-cell office:value-type="float" office:value="3138.66">
            <text:p>3138,66</text:p>
          </table:table-cell>
          <table:table-cell office:value-type="string">
            <text:p>Пашабахча</text:p>
          </table:table-cell>
          <table:table-cell office:value-type="float" office:value="942">
            <text:p>942</text:p>
          </table:table-cell>
          <table:table-cell office:value-type="float" office:value="58693">
            <text:p>58693</text:p>
          </table:table-cell>
          <table:table-cell office:value-type="string">
            <text:p>{Фужер д/кр.вина 420мл 6шт. \ 44728 \ ЭНОТЕКА \ }</text:p>
          </table:table-cell>
          <table:table-cell office:value-type="string">
            <text:p>РПМ-000729</text:p>
          </table:table-cell>
          <table:table-cell office:value-type="float" office:value="138">
            <text:p>138</text:p>
          </table:table-cell>
          <table:table-cell office:value-type="float" office:value="44897">
            <text:p>44897</text:p>
          </table:table-cell>
          <table:table-cell/>
          <table:table-cell table:number-columns-repeated="2" office:value-type="float" office:value="4">
            <text:p>4</text:p>
          </table:table-cell>
          <table:table-cell office:value-type="string">
            <text:p>Фужер д/кр.вина 420мл 6шт.</text:p>
          </table:table-cell>
          <table:table-cell office:value-type="float" office:value="58693">
            <text:p>58693</text:p>
          </table:table-cell>
          <table:table-cell office:value-type="float" office:value="523.11">
            <text:p>523,11</text:p>
          </table:table-cell>
          <table:table-cell office:value-type="string">
            <text:p>00007853</text:p>
          </table:table-cell>
          <table:table-cell office:value-type="float" office:value="4">
            <text:p>4</text:p>
          </table:table-cell>
          <table:table-cell office:value-type="float" office:value="523.11">
            <text:p>523,11</text:p>
          </table:table-cell>
          <table:table-cell office:value-type="float" office:value="3138.66">
            <text:p>3138,66</text:p>
          </table:table-cell>
          <table:table-cell office:value-type="string">
            <text:p>Пашабахча</text:p>
          </table:table-cell>
          <table:table-cell office:value-type="float" office:value="942">
            <text:p>942</text:p>
          </table:table-cell>
          <table:table-cell office:value-type="float" office:value="58693">
            <text:p>58693</text:p>
          </table:table-cell>
          <table:table-cell office:value-type="string">
            <text:p>{Фужер д/кр.вина 420мл 6шт. \ 44728 \ ЭНОТЕКА \ }</text:p>
          </table:table-cell>
          <table:table-cell office:value-type="string">
            <text:p>РПМ-000729</text:p>
          </table:table-cell>
          <table:table-cell office:value-type="float" office:value="138">
            <text:p>138</text:p>
          </table:table-cell>
          <table:table-cell office:value-type="float" office:value="44897">
            <text:p>44897</text:p>
          </table:table-cell>
          <table:table-cell table:number-columns-repeated="2"/>
          <table:table-cell table:number-columns-repeated="2" office:value-type="float" office:value="4">
            <text:p>4</text:p>
          </table:table-cell>
          <table:table-cell office:value-type="string">
            <text:p>Фужер д/кр.вина 420мл 6шт.</text:p>
          </table:table-cell>
          <table:table-cell office:value-type="float" office:value="58693">
            <text:p>58693</text:p>
          </table:table-cell>
          <table:table-cell office:value-type="float" office:value="523.11">
            <text:p>523,11</text:p>
          </table:table-cell>
          <table:table-cell office:value-type="string">
            <text:p>00007853</text:p>
          </table:table-cell>
          <table:table-cell office:value-type="float" office:value="4">
            <text:p>4</text:p>
          </table:table-cell>
          <table:table-cell office:value-type="float" office:value="523.11">
            <text:p>523,11</text:p>
          </table:table-cell>
          <table:table-cell office:value-type="float" office:value="3138.66">
            <text:p>3138,66</text:p>
          </table:table-cell>
          <table:table-cell office:value-type="string">
            <text:p>Пашабахча</text:p>
          </table:table-cell>
          <table:table-cell office:value-type="float" office:value="942">
            <text:p>942</text:p>
          </table:table-cell>
          <table:table-cell office:value-type="float" office:value="58693">
            <text:p>58693</text:p>
          </table:table-cell>
          <table:table-cell office:value-type="string">
            <text:p>{Фужер д/кр.вина 420мл 6шт. \ 44728 \ ЭНОТЕКА \ }</text:p>
          </table:table-cell>
          <table:table-cell office:value-type="string">
            <text:p>РПМ-000729</text:p>
          </table:table-cell>
          <table:table-cell office:value-type="float" office:value="138">
            <text:p>138</text:p>
          </table:table-cell>
          <table:table-cell office:value-type="float" office:value="44897">
            <text:p>44897</text:p>
          </table:table-cell>
          <table:table-cell/>
          <table:table-cell table:formula="of:=[.CK107]-[.AZ107]" office:value-type="float" office:value="0">
            <text:p>0</text:p>
          </table:table-cell>
          <table:table-cell office:value-type="float" office:value="0.15">
            <text:p>0,15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/>
          <table:table-cell office:value-type="float" office:value="58693">
            <text:p>58693</text:p>
          </table:table-cell>
          <table:table-cell table:formula="of:=[.DH107]-[.L107]" office:value-type="float" office:value="0">
            <text:p>0</text:p>
          </table:table-cell>
        </table:table-row>
        <table:table-row table:style-name="ro1">
          <table:table-cell office:value-type="string">
            <text:p>Стакан "Венеция"</text:p>
          </table:table-cell>
          <table:table-cell office:value-type="string">
            <text:p>03с952</text:p>
          </table:table-cell>
          <table:table-cell table:number-columns-repeated="4"/>
          <table:table-cell office:value-type="float" office:value="40">
            <text:p>40</text:p>
          </table:table-cell>
          <table:table-cell office:value-type="float" office:value="14.72">
            <text:p>14,72 ₽</text:p>
          </table:table-cell>
          <table:table-cell office:value-type="float" office:value="588.8">
            <text:p><text:s/>588,80 ₽ </text:p>
          </table:table-cell>
          <table:table-cell office:value-type="string">
            <text:p>ОСЗ</text:p>
          </table:table-cell>
          <table:table-cell office:value-type="float" office:value="27">
            <text:p><text:s/>27,00 ₽ </text:p>
          </table:table-cell>
          <table:table-cell office:value-type="float" office:value="60058">
            <text:p>60058</text:p>
          </table:table-cell>
          <table:table-cell office:value-type="string">
            <text:p>{Стакан "Венеция" \ 03с952 \ <text:s/>\ }</text:p>
          </table:table-cell>
          <table:table-cell office:value-type="string">
            <text:p>РПМ-000270</text:p>
          </table:table-cell>
          <table:table-cell office:value-type="float" office:value="186">
            <text:p>186</text:p>
          </table:table-cell>
          <table:table-cell office:value-type="date" office:date-value="2023-03-30">
            <text:p>30.03.23</text:p>
          </table:table-cell>
          <table:table-cell office:value-type="float" office:value="1570">
            <text:p>1570</text:p>
          </table:table-cell>
          <table:table-cell office:value-type="date" office:date-value="2023-04-05">
            <text:p>05.04.23</text:p>
          </table:table-cell>
          <table:table-cell office:value-type="string">
            <text:p>Стеклопласт</text:p>
          </table:table-cell>
          <table:table-cell office:value-type="string">
            <text:p>Стакан "Венеция" 200 мл 03с952-36</text:p>
          </table:table-cell>
          <table:table-cell table:number-columns-repeated="2"/>
          <table:table-cell office:value-type="string">
            <text:p>K0013849</text:p>
          </table:table-cell>
          <table:table-cell table:formula="of:=[.K108]/[.H108]" office:value-type="percentage" office:value="1.83423913043478">
            <text:p>183%</text:p>
          </table:table-cell>
          <table:table-cell/>
          <table:table-cell office:value-type="string">
            <text:p>Россия</text:p>
          </table:table-cell>
          <table:table-cell/>
          <table:table-cell table:formula="of:=([.AC108]-[.G108])*[.H108]"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string">
            <text:p>Стакан "Венеция" 200 мл 03с952-36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ООО "Посуда Мира"</text:p>
          </table:table-cell>
          <table:table-cell office:value-type="string">
            <text:p>4607029812049</text:p>
          </table:table-cell>
          <table:table-cell table:number-columns-repeated="2"/>
          <table:table-cell office:value-type="string">
            <text:p>РПМ-000270</text:p>
          </table:table-cell>
          <table:table-cell table:number-columns-repeated="2"/>
          <table:table-cell office:value-type="float" office:value="27">
            <text:p>27</text:p>
          </table:table-cell>
          <table:table-cell office:value-type="float" office:value="14.72">
            <text:p>14,72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4"/>
          <table:table-cell table:formula="of:=[.AZ108]-[.AC108]"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string">
            <text:p>Стакан "Венеция"</text:p>
          </table:table-cell>
          <table:table-cell office:value-type="float" office:value="60058">
            <text:p>60058</text:p>
          </table:table-cell>
          <table:table-cell table:formula="of:=[.BC108]-[.L108]" office:value-type="float" office:value="0">
            <text:p>0</text:p>
          </table:table-cell>
          <table:table-cell office:value-type="float" office:value="14.72">
            <text:p>14,72</text:p>
          </table:table-cell>
          <table:table-cell table:formula="of:=[.BE108]/[.H108]" office:value-type="float" office:value="1">
            <text:p>1,00 ₽</text:p>
          </table:table-cell>
          <table:table-cell office:value-type="string">
            <text:p>K0013849</text:p>
          </table:table-cell>
          <table:table-cell office:value-type="float" office:value="40">
            <text:p>40</text:p>
          </table:table-cell>
          <table:table-cell office:value-type="float" office:value="14.72">
            <text:p>14,72</text:p>
          </table:table-cell>
          <table:table-cell office:value-type="float" office:value="588.8">
            <text:p>588,8</text:p>
          </table:table-cell>
          <table:table-cell office:value-type="string">
            <text:p>ОСЗ</text:p>
          </table:table-cell>
          <table:table-cell office:value-type="float" office:value="27">
            <text:p>27</text:p>
          </table:table-cell>
          <table:table-cell office:value-type="float" office:value="60058">
            <text:p>60058</text:p>
          </table:table-cell>
          <table:table-cell office:value-type="string">
            <text:p>{Стакан "Венеция" \ 03с952 \ <text:s/>\ }</text:p>
          </table:table-cell>
          <table:table-cell office:value-type="string">
            <text:p>РПМ-000111</text:p>
          </table:table-cell>
          <table:table-cell office:value-type="float" office:value="21">
            <text:p>21</text:p>
          </table:table-cell>
          <table:table-cell office:value-type="float" office:value="44964">
            <text:p>44964</text:p>
          </table:table-cell>
          <table:table-cell/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string">
            <text:p>Стакан "Венеция"</text:p>
          </table:table-cell>
          <table:table-cell office:value-type="float" office:value="60058">
            <text:p>60058</text:p>
          </table:table-cell>
          <table:table-cell office:value-type="float" office:value="14.72">
            <text:p>14,72</text:p>
          </table:table-cell>
          <table:table-cell office:value-type="string">
            <text:p>K0013849</text:p>
          </table:table-cell>
          <table:table-cell office:value-type="float" office:value="40">
            <text:p>40</text:p>
          </table:table-cell>
          <table:table-cell office:value-type="float" office:value="14.72">
            <text:p>14,72</text:p>
          </table:table-cell>
          <table:table-cell office:value-type="float" office:value="588.8">
            <text:p>588,8</text:p>
          </table:table-cell>
          <table:table-cell office:value-type="string">
            <text:p>ОСЗ</text:p>
          </table:table-cell>
          <table:table-cell office:value-type="float" office:value="27">
            <text:p>27</text:p>
          </table:table-cell>
          <table:table-cell office:value-type="float" office:value="60058">
            <text:p>60058</text:p>
          </table:table-cell>
          <table:table-cell office:value-type="string">
            <text:p>{Стакан "Венеция" \ 03с952 \ <text:s/>\ }</text:p>
          </table:table-cell>
          <table:table-cell office:value-type="string">
            <text:p>РПМ-000111</text:p>
          </table:table-cell>
          <table:table-cell office:value-type="float" office:value="21">
            <text:p>21</text:p>
          </table:table-cell>
          <table:table-cell office:value-type="float" office:value="44964">
            <text:p>44964</text:p>
          </table:table-cell>
          <table:table-cell table:number-columns-repeated="2"/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string">
            <text:p>Стакан "Венеция"</text:p>
          </table:table-cell>
          <table:table-cell office:value-type="float" office:value="60058">
            <text:p>60058</text:p>
          </table:table-cell>
          <table:table-cell office:value-type="float" office:value="14.72">
            <text:p>14,72</text:p>
          </table:table-cell>
          <table:table-cell office:value-type="string">
            <text:p>K0013849</text:p>
          </table:table-cell>
          <table:table-cell office:value-type="float" office:value="40">
            <text:p>40</text:p>
          </table:table-cell>
          <table:table-cell office:value-type="float" office:value="14.72">
            <text:p>14,72</text:p>
          </table:table-cell>
          <table:table-cell office:value-type="float" office:value="588.8">
            <text:p>588,8</text:p>
          </table:table-cell>
          <table:table-cell office:value-type="string">
            <text:p>ОСЗ</text:p>
          </table:table-cell>
          <table:table-cell office:value-type="float" office:value="27">
            <text:p>27</text:p>
          </table:table-cell>
          <table:table-cell office:value-type="float" office:value="60058">
            <text:p>60058</text:p>
          </table:table-cell>
          <table:table-cell office:value-type="string">
            <text:p>{Стакан "Венеция" \ 03с952 \ <text:s/>\ }</text:p>
          </table:table-cell>
          <table:table-cell office:value-type="string">
            <text:p>РПМ-000111</text:p>
          </table:table-cell>
          <table:table-cell office:value-type="float" office:value="21">
            <text:p>21</text:p>
          </table:table-cell>
          <table:table-cell office:value-type="float" office:value="44964">
            <text:p>44964</text:p>
          </table:table-cell>
          <table:table-cell/>
          <table:table-cell table:formula="of:=[.CK108]-[.AZ108]"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/>
          <table:table-cell office:value-type="float" office:value="60058">
            <text:p>60058</text:p>
          </table:table-cell>
          <table:table-cell table:formula="of:=[.DH108]-[.L108]" office:value-type="float" office:value="0">
            <text:p>0</text:p>
          </table:table-cell>
        </table:table-row>
        <table:table-row table:style-name="ro1">
          <table:table-cell office:value-type="string">
            <text:p>Кувшин SL Bistro</text:p>
          </table:table-cell>
          <table:table-cell office:value-type="string">
            <text:p>80101 SL</text:p>
          </table:table-cell>
          <table:table-cell office:value-type="string">
            <text:p>500сс</text:p>
          </table:table-cell>
          <table:table-cell table:number-columns-repeated="3"/>
          <table:table-cell office:value-type="float" office:value="6">
            <text:p>6</text:p>
          </table:table-cell>
          <table:table-cell office:value-type="float" office:value="60.76">
            <text:p>60,76 ₽</text:p>
          </table:table-cell>
          <table:table-cell office:value-type="float" office:value="364.56">
            <text:p><text:s/>364,56 ₽ </text:p>
          </table:table-cell>
          <table:table-cell office:value-type="string">
            <text:p>Пашабахча</text:p>
          </table:table-cell>
          <table:table-cell office:value-type="float" office:value="110">
            <text:p><text:s/>110,00 ₽ </text:p>
          </table:table-cell>
          <table:table-cell office:value-type="float" office:value="61960">
            <text:p>61960</text:p>
          </table:table-cell>
          <table:table-cell office:value-type="string">
            <text:p>{Кувшин SL Bistro \ 80101 SL \ 500сс \ }</text:p>
          </table:table-cell>
          <table:table-cell office:value-type="string">
            <text:p>РПМ-000270</text:p>
          </table:table-cell>
          <table:table-cell office:value-type="float" office:value="20">
            <text:p>20</text:p>
          </table:table-cell>
          <table:table-cell office:value-type="date" office:date-value="2023-03-30">
            <text:p>30.03.23</text:p>
          </table:table-cell>
          <table:table-cell office:value-type="float" office:value="1570">
            <text:p>1570</text:p>
          </table:table-cell>
          <table:table-cell office:value-type="date" office:date-value="2023-04-05">
            <text:p>05.04.23</text:p>
          </table:table-cell>
          <table:table-cell office:value-type="string">
            <text:p>Стеклопласт</text:p>
          </table:table-cell>
          <table:table-cell office:value-type="string">
            <text:p>Bistro" кувшин 500мл SL 80101 SL</text:p>
          </table:table-cell>
          <table:table-cell table:number-columns-repeated="2"/>
          <table:table-cell office:value-type="string">
            <text:p>879162</text:p>
          </table:table-cell>
          <table:table-cell table:formula="of:=[.K109]/[.H109]" office:value-type="percentage" office:value="1.81040157998683">
            <text:p>181%</text:p>
          </table:table-cell>
          <table:table-cell/>
          <table:table-cell office:value-type="string">
            <text:p>Турция</text:p>
          </table:table-cell>
          <table:table-cell/>
          <table:table-cell table:formula="of:=([.AC109]-[.G109])*[.H109]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>
            <text:p>Bistro" кувшин 500мл SL 80101 SL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  <table:table-cell office:value-type="string">
            <text:p>ООО "Посуда Мира"</text:p>
          </table:table-cell>
          <table:table-cell office:value-type="string">
            <text:p>2008791620016</text:p>
          </table:table-cell>
          <table:table-cell table:number-columns-repeated="2"/>
          <table:table-cell office:value-type="string">
            <text:p>РПМ-000270</text:p>
          </table:table-cell>
          <table:table-cell table:number-columns-repeated="2"/>
          <table:table-cell office:value-type="float" office:value="110">
            <text:p>110</text:p>
          </table:table-cell>
          <table:table-cell office:value-type="float" office:value="60.76">
            <text:p>60,76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/>
          <table:table-cell table:formula="of:=[.AZ109]-[.AC109]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string">
            <text:p>Кувшин SL Bistro</text:p>
          </table:table-cell>
          <table:table-cell office:value-type="float" office:value="61960">
            <text:p>61960</text:p>
          </table:table-cell>
          <table:table-cell table:formula="of:=[.BC109]-[.L109]" office:value-type="float" office:value="0">
            <text:p>0</text:p>
          </table:table-cell>
          <table:table-cell office:value-type="float" office:value="60.76">
            <text:p>60,76</text:p>
          </table:table-cell>
          <table:table-cell table:formula="of:=[.BE109]/[.H109]" office:value-type="float" office:value="1">
            <text:p>1,00 ₽</text:p>
          </table:table-cell>
          <table:table-cell office:value-type="string">
            <text:p>879162</text:p>
          </table:table-cell>
          <table:table-cell office:value-type="float" office:value="12">
            <text:p>12</text:p>
          </table:table-cell>
          <table:table-cell office:value-type="float" office:value="60.76">
            <text:p>60,76</text:p>
          </table:table-cell>
          <table:table-cell office:value-type="float" office:value="729.12">
            <text:p>729,12</text:p>
          </table:table-cell>
          <table:table-cell office:value-type="string">
            <text:p>Пашабахча</text:p>
          </table:table-cell>
          <table:table-cell office:value-type="float" office:value="110">
            <text:p>110</text:p>
          </table:table-cell>
          <table:table-cell office:value-type="float" office:value="61960">
            <text:p>61960</text:p>
          </table:table-cell>
          <table:table-cell office:value-type="string">
            <text:p>{Кувшин SL Bistro \ 80101 SL \ 500сс \ }</text:p>
          </table:table-cell>
          <table:table-cell office:value-type="string">
            <text:p>РПМ-000729</text:p>
          </table:table-cell>
          <table:table-cell office:value-type="float" office:value="185">
            <text:p>185</text:p>
          </table:table-cell>
          <table:table-cell office:value-type="float" office:value="44897">
            <text:p>44897</text:p>
          </table:table-cell>
          <table:table-cell/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string">
            <text:p>Кувшин SL Bistro</text:p>
          </table:table-cell>
          <table:table-cell office:value-type="float" office:value="61960">
            <text:p>61960</text:p>
          </table:table-cell>
          <table:table-cell office:value-type="float" office:value="60.76">
            <text:p>60,76</text:p>
          </table:table-cell>
          <table:table-cell office:value-type="string">
            <text:p>879162</text:p>
          </table:table-cell>
          <table:table-cell office:value-type="float" office:value="12">
            <text:p>12</text:p>
          </table:table-cell>
          <table:table-cell office:value-type="float" office:value="60.76">
            <text:p>60,76</text:p>
          </table:table-cell>
          <table:table-cell office:value-type="float" office:value="729.12">
            <text:p>729,12</text:p>
          </table:table-cell>
          <table:table-cell office:value-type="string">
            <text:p>Пашабахча</text:p>
          </table:table-cell>
          <table:table-cell office:value-type="float" office:value="110">
            <text:p>110</text:p>
          </table:table-cell>
          <table:table-cell office:value-type="float" office:value="61960">
            <text:p>61960</text:p>
          </table:table-cell>
          <table:table-cell office:value-type="string">
            <text:p>{Кувшин SL Bistro \ 80101 SL \ 500сс \ }</text:p>
          </table:table-cell>
          <table:table-cell office:value-type="string">
            <text:p>РПМ-000729</text:p>
          </table:table-cell>
          <table:table-cell office:value-type="float" office:value="185">
            <text:p>185</text:p>
          </table:table-cell>
          <table:table-cell office:value-type="float" office:value="44897">
            <text:p>44897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string">
            <text:p>Кувшин SL Bistro</text:p>
          </table:table-cell>
          <table:table-cell office:value-type="float" office:value="61960">
            <text:p>61960</text:p>
          </table:table-cell>
          <table:table-cell office:value-type="float" office:value="60.76">
            <text:p>60,76</text:p>
          </table:table-cell>
          <table:table-cell office:value-type="string">
            <text:p>879162</text:p>
          </table:table-cell>
          <table:table-cell office:value-type="float" office:value="12">
            <text:p>12</text:p>
          </table:table-cell>
          <table:table-cell office:value-type="float" office:value="60.76">
            <text:p>60,76</text:p>
          </table:table-cell>
          <table:table-cell office:value-type="float" office:value="729.12">
            <text:p>729,12</text:p>
          </table:table-cell>
          <table:table-cell office:value-type="string">
            <text:p>Пашабахча</text:p>
          </table:table-cell>
          <table:table-cell office:value-type="float" office:value="110">
            <text:p>110</text:p>
          </table:table-cell>
          <table:table-cell office:value-type="float" office:value="61960">
            <text:p>61960</text:p>
          </table:table-cell>
          <table:table-cell office:value-type="string">
            <text:p>{Кувшин SL Bistro \ 80101 SL \ 500сс \ }</text:p>
          </table:table-cell>
          <table:table-cell office:value-type="string">
            <text:p>РПМ-000729</text:p>
          </table:table-cell>
          <table:table-cell office:value-type="float" office:value="185">
            <text:p>185</text:p>
          </table:table-cell>
          <table:table-cell office:value-type="float" office:value="44897">
            <text:p>44897</text:p>
          </table:table-cell>
          <table:table-cell/>
          <table:table-cell table:formula="of:=[.CK109]-[.AZ109]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61960">
            <text:p>61960</text:p>
          </table:table-cell>
          <table:table-cell table:formula="of:=[.DH109]-[.L109]" office:value-type="float" office:value="0">
            <text:p>0</text:p>
          </table:table-cell>
        </table:table-row>
        <table:table-row table:style-name="ro1">
          <table:table-cell office:value-type="string">
            <text:p>Кружка Basic</text:p>
          </table:table-cell>
          <table:table-cell office:value-type="string">
            <text:p>55991 F&amp;D SL/St</text:p>
          </table:table-cell>
          <table:table-cell office:value-type="string">
            <text:p>380сс</text:p>
          </table:table-cell>
          <table:table-cell table:number-columns-repeated="3"/>
          <table:table-cell office:value-type="float" office:value="12">
            <text:p>12</text:p>
          </table:table-cell>
          <table:table-cell office:value-type="float" office:value="47.83">
            <text:p>47,83 ₽</text:p>
          </table:table-cell>
          <table:table-cell office:value-type="float" office:value="573.96">
            <text:p><text:s/>573,96 ₽ </text:p>
          </table:table-cell>
          <table:table-cell office:value-type="string">
            <text:p>Пашабахча, г.Бор</text:p>
          </table:table-cell>
          <table:table-cell office:value-type="float" office:value="91">
            <text:p><text:s/>91,00 ₽ </text:p>
          </table:table-cell>
          <table:table-cell office:value-type="float" office:value="61968">
            <text:p>61968</text:p>
          </table:table-cell>
          <table:table-cell office:value-type="string">
            <text:p>{Кружка Basic \ 55991 F&amp;D SL/St \ 380сс \ }</text:p>
          </table:table-cell>
          <table:table-cell office:value-type="string">
            <text:p>РПМ-000270</text:p>
          </table:table-cell>
          <table:table-cell office:value-type="float" office:value="17">
            <text:p>17</text:p>
          </table:table-cell>
          <table:table-cell office:value-type="date" office:date-value="2023-03-30">
            <text:p>30.03.23</text:p>
          </table:table-cell>
          <table:table-cell office:value-type="float" office:value="1570">
            <text:p>1570</text:p>
          </table:table-cell>
          <table:table-cell office:value-type="date" office:date-value="2023-04-05">
            <text:p>05.04.23</text:p>
          </table:table-cell>
          <table:table-cell office:value-type="string">
            <text:p>Стеклопласт</text:p>
          </table:table-cell>
          <table:table-cell office:value-type="string">
            <text:p>Basic-F&amp;D" кружка 370 мл SL со стикером 55991 F&amp;D SL/St</text:p>
          </table:table-cell>
          <table:table-cell table:number-columns-repeated="2"/>
          <table:table-cell office:value-type="string">
            <text:p>K0024416</text:p>
          </table:table-cell>
          <table:table-cell table:formula="of:=[.K110]/[.H110]" office:value-type="percentage" office:value="1.90257160777755">
            <text:p>190%</text:p>
          </table:table-cell>
          <table:table-cell/>
          <table:table-cell office:value-type="string">
            <text:p>Пашабахча</text:p>
          </table:table-cell>
          <table:table-cell/>
          <table:table-cell table:formula="of:=([.AC110]-[.G110])*[.H110]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string">
            <text:p>Basic-F&amp;D" кружка 370 мл SL со стикером 55991 F&amp;D SL/St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/>
          <table:table-cell office:value-type="string">
            <text:p>ООО "Посуда Мира"</text:p>
          </table:table-cell>
          <table:table-cell office:value-type="string">
            <text:p>8693357529700</text:p>
          </table:table-cell>
          <table:table-cell table:number-columns-repeated="2"/>
          <table:table-cell office:value-type="string">
            <text:p>РПМ-000270</text:p>
          </table:table-cell>
          <table:table-cell table:number-columns-repeated="2"/>
          <table:table-cell office:value-type="float" office:value="91">
            <text:p>91</text:p>
          </table:table-cell>
          <table:table-cell office:value-type="float" office:value="47.83">
            <text:p>47,83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4"/>
          <table:table-cell table:formula="of:=[.AZ110]-[.AC110]" office:value-type="float" office:value="0">
            <text:p>0</text:p>
          </table:table-cell>
          <table:table-cell table:number-columns-repeated="2" office:value-type="float" office:value="12">
            <text:p>12</text:p>
          </table:table-cell>
          <table:table-cell office:value-type="string">
            <text:p>Кружка Basic</text:p>
          </table:table-cell>
          <table:table-cell office:value-type="float" office:value="61968">
            <text:p>61968</text:p>
          </table:table-cell>
          <table:table-cell table:formula="of:=[.BC110]-[.L110]" office:value-type="float" office:value="0">
            <text:p>0</text:p>
          </table:table-cell>
          <table:table-cell office:value-type="float" office:value="47.83">
            <text:p>47,83</text:p>
          </table:table-cell>
          <table:table-cell table:formula="of:=[.BE110]/[.H110]" office:value-type="float" office:value="1">
            <text:p>1,00 ₽</text:p>
          </table:table-cell>
          <table:table-cell office:value-type="string">
            <text:p>K0024416</text:p>
          </table:table-cell>
          <table:table-cell office:value-type="float" office:value="12">
            <text:p>12</text:p>
          </table:table-cell>
          <table:table-cell office:value-type="float" office:value="47.83">
            <text:p>47,83</text:p>
          </table:table-cell>
          <table:table-cell office:value-type="float" office:value="573.96">
            <text:p>573,96</text:p>
          </table:table-cell>
          <table:table-cell office:value-type="string">
            <text:p>Пашабахча</text:p>
          </table:table-cell>
          <table:table-cell office:value-type="float" office:value="91">
            <text:p>91</text:p>
          </table:table-cell>
          <table:table-cell office:value-type="float" office:value="61968">
            <text:p>61968</text:p>
          </table:table-cell>
          <table:table-cell office:value-type="string">
            <text:p>{Кружка Basic \ 55991 F&amp;D SL/St \ 380сс \ }</text:p>
          </table:table-cell>
          <table:table-cell office:value-type="string">
            <text:p>РПМ-000729</text:p>
          </table:table-cell>
          <table:table-cell office:value-type="float" office:value="174">
            <text:p>174</text:p>
          </table:table-cell>
          <table:table-cell office:value-type="float" office:value="44897">
            <text:p>44897</text:p>
          </table:table-cell>
          <table:table-cell/>
          <table:table-cell table:number-columns-repeated="2" office:value-type="float" office:value="12">
            <text:p>12</text:p>
          </table:table-cell>
          <table:table-cell office:value-type="string">
            <text:p>Кружка Basic</text:p>
          </table:table-cell>
          <table:table-cell office:value-type="float" office:value="61968">
            <text:p>61968</text:p>
          </table:table-cell>
          <table:table-cell office:value-type="float" office:value="47.83">
            <text:p>47,83</text:p>
          </table:table-cell>
          <table:table-cell office:value-type="string">
            <text:p>K0024416</text:p>
          </table:table-cell>
          <table:table-cell office:value-type="float" office:value="12">
            <text:p>12</text:p>
          </table:table-cell>
          <table:table-cell office:value-type="float" office:value="47.83">
            <text:p>47,83</text:p>
          </table:table-cell>
          <table:table-cell office:value-type="float" office:value="573.96">
            <text:p>573,96</text:p>
          </table:table-cell>
          <table:table-cell office:value-type="string">
            <text:p>Пашабахча</text:p>
          </table:table-cell>
          <table:table-cell office:value-type="float" office:value="91">
            <text:p>91</text:p>
          </table:table-cell>
          <table:table-cell office:value-type="float" office:value="61968">
            <text:p>61968</text:p>
          </table:table-cell>
          <table:table-cell office:value-type="string">
            <text:p>{Кружка Basic \ 55991 F&amp;D SL/St \ 380сс \ }</text:p>
          </table:table-cell>
          <table:table-cell office:value-type="string">
            <text:p>РПМ-000729</text:p>
          </table:table-cell>
          <table:table-cell office:value-type="float" office:value="174">
            <text:p>174</text:p>
          </table:table-cell>
          <table:table-cell office:value-type="float" office:value="44897">
            <text:p>44897</text:p>
          </table:table-cell>
          <table:table-cell table:number-columns-repeated="2"/>
          <table:table-cell table:number-columns-repeated="2" office:value-type="float" office:value="12">
            <text:p>12</text:p>
          </table:table-cell>
          <table:table-cell office:value-type="string">
            <text:p>Кружка Basic</text:p>
          </table:table-cell>
          <table:table-cell office:value-type="float" office:value="61968">
            <text:p>61968</text:p>
          </table:table-cell>
          <table:table-cell office:value-type="float" office:value="47.83">
            <text:p>47,83</text:p>
          </table:table-cell>
          <table:table-cell office:value-type="string">
            <text:p>K0024416</text:p>
          </table:table-cell>
          <table:table-cell office:value-type="float" office:value="12">
            <text:p>12</text:p>
          </table:table-cell>
          <table:table-cell office:value-type="float" office:value="47.83">
            <text:p>47,83</text:p>
          </table:table-cell>
          <table:table-cell office:value-type="float" office:value="573.96">
            <text:p>573,96</text:p>
          </table:table-cell>
          <table:table-cell office:value-type="string">
            <text:p>Пашабахча</text:p>
          </table:table-cell>
          <table:table-cell office:value-type="float" office:value="91">
            <text:p>91</text:p>
          </table:table-cell>
          <table:table-cell office:value-type="float" office:value="61968">
            <text:p>61968</text:p>
          </table:table-cell>
          <table:table-cell office:value-type="string">
            <text:p>{Кружка Basic \ 55991 F&amp;D SL/St \ 380сс \ }</text:p>
          </table:table-cell>
          <table:table-cell office:value-type="string">
            <text:p>РПМ-000729</text:p>
          </table:table-cell>
          <table:table-cell office:value-type="float" office:value="174">
            <text:p>174</text:p>
          </table:table-cell>
          <table:table-cell office:value-type="float" office:value="44897">
            <text:p>44897</text:p>
          </table:table-cell>
          <table:table-cell/>
          <table:table-cell table:formula="of:=[.CK110]-[.AZ110]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/>
          <table:table-cell office:value-type="float" office:value="61968">
            <text:p>61968</text:p>
          </table:table-cell>
          <table:table-cell table:formula="of:=[.DH110]-[.L110]" office:value-type="float" office:value="0">
            <text:p>0</text:p>
          </table:table-cell>
        </table:table-row>
        <table:table-row table:style-name="ro1">
          <table:table-cell office:value-type="string">
            <text:p>Н-р стаканов д/ликера 60мл 6шт.</text:p>
          </table:table-cell>
          <table:table-cell office:value-type="string">
            <text:p>42025</text:p>
          </table:table-cell>
          <table:table-cell office:value-type="string">
            <text:p>Стамбул</text:p>
          </table:table-cell>
          <table:table-cell table:number-columns-repeated="3"/>
          <table:table-cell office:value-type="float" office:value="12">
            <text:p>12</text:p>
          </table:table-cell>
          <table:table-cell office:value-type="float" office:value="101.13">
            <text:p>101,13 ₽</text:p>
          </table:table-cell>
          <table:table-cell office:value-type="float" office:value="1213.56">
            <text:p><text:s/>1 213,56 ₽ </text:p>
          </table:table-cell>
          <table:table-cell office:value-type="string">
            <text:p>Пашабахча</text:p>
          </table:table-cell>
          <table:table-cell table:style-name="ce4" table:formula="of:=ROUND([.H111]*1.8;0)" office:value-type="float" office:value="182">
            <text:p><text:s/>182,00 ₽ </text:p>
          </table:table-cell>
          <table:table-cell office:value-type="float" office:value="61971">
            <text:p>61971</text:p>
          </table:table-cell>
          <table:table-cell office:value-type="string">
            <text:p>{Н-р стаканов д/ликера 60мл 6шт. \ 42025 \ Стамбул \ }</text:p>
          </table:table-cell>
          <table:table-cell office:value-type="string">
            <text:p>РПМ-000270</text:p>
          </table:table-cell>
          <table:table-cell office:value-type="float" office:value="83">
            <text:p>83</text:p>
          </table:table-cell>
          <table:table-cell office:value-type="date" office:date-value="2023-03-30">
            <text:p>30.03.23</text:p>
          </table:table-cell>
          <table:table-cell office:value-type="float" office:value="1570">
            <text:p>1570</text:p>
          </table:table-cell>
          <table:table-cell office:value-type="date" office:date-value="2023-04-05">
            <text:p>05.04.23</text:p>
          </table:table-cell>
          <table:table-cell office:value-type="string">
            <text:p>Стеклопласт</text:p>
          </table:table-cell>
          <table:table-cell office:value-type="string">
            <text:p>Istanbul" набор 6-ти стопок 60сс 42025</text:p>
          </table:table-cell>
          <table:table-cell table:number-columns-repeated="2"/>
          <table:table-cell office:value-type="string">
            <text:p>00005190</text:p>
          </table:table-cell>
          <table:table-cell table:formula="of:=[.K111]/[.H111]" office:value-type="percentage" office:value="1.7996637990705">
            <text:p>180%</text:p>
          </table:table-cell>
          <table:table-cell/>
          <table:table-cell office:value-type="string">
            <text:p>Пашабахча</text:p>
          </table:table-cell>
          <table:table-cell/>
          <table:table-cell table:formula="of:=([.AC111]-[.G111])*[.H111]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string">
            <text:p>Istanbul" набор 6-ти стопок 60сс 42025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/>
          <table:table-cell office:value-type="string">
            <text:p>ООО "Посуда Мира"</text:p>
          </table:table-cell>
          <table:table-cell office:value-type="string">
            <text:p>4606065003619</text:p>
          </table:table-cell>
          <table:table-cell table:number-columns-repeated="2"/>
          <table:table-cell office:value-type="string">
            <text:p>РПМ-000270</text:p>
          </table:table-cell>
          <table:table-cell table:number-columns-repeated="2"/>
          <table:table-cell office:value-type="float" office:value="102">
            <text:p>102</text:p>
          </table:table-cell>
          <table:table-cell office:value-type="float" office:value="56.66">
            <text:p>56,66</text:p>
          </table:table-cell>
          <table:table-cell table:number-columns-repeated="4" office:value-type="float" office:value="0">
            <text:p>0</text:p>
          </table:table-cell>
          <table:table-cell table:number-columns-repeated="4"/>
          <table:table-cell table:formula="of:=[.AZ111]-[.AC111]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string">
            <text:p>Н-р стаканов д/ликера 60мл 6шт.</text:p>
          </table:table-cell>
          <table:table-cell office:value-type="float" office:value="61971">
            <text:p>61971</text:p>
          </table:table-cell>
          <table:table-cell table:formula="of:=[.BC111]-[.L111]" office:value-type="float" office:value="0">
            <text:p>0</text:p>
          </table:table-cell>
          <table:table-cell office:value-type="float" office:value="101.13">
            <text:p>101,13</text:p>
          </table:table-cell>
          <table:table-cell table:formula="of:=[.BE111]/[.H111]" office:value-type="float" office:value="1">
            <text:p>1,00 ₽</text:p>
          </table:table-cell>
          <table:table-cell office:value-type="string">
            <text:p>00005190</text:p>
          </table:table-cell>
          <table:table-cell office:value-type="float" office:value="12">
            <text:p>12</text:p>
          </table:table-cell>
          <table:table-cell office:value-type="float" office:value="56">
            <text:p>56</text:p>
          </table:table-cell>
          <table:table-cell office:value-type="float" office:value="679.92">
            <text:p>679,92</text:p>
          </table:table-cell>
          <table:table-cell office:value-type="string">
            <text:p>Пашабахча</text:p>
          </table:table-cell>
          <table:table-cell office:value-type="float" office:value="102">
            <text:p>102</text:p>
          </table:table-cell>
          <table:table-cell office:value-type="float" office:value="61971">
            <text:p>61971</text:p>
          </table:table-cell>
          <table:table-cell office:value-type="string">
            <text:p>{Н-р стаканов д/ликера 60мл 6шт. \ 42025 \ Стамбул \ }</text:p>
          </table:table-cell>
          <table:table-cell office:value-type="string">
            <text:p>РМО-000068</text:p>
          </table:table-cell>
          <table:table-cell office:value-type="float" office:value="66">
            <text:p>66</text:p>
          </table:table-cell>
          <table:table-cell office:value-type="float" office:value="42027">
            <text:p>42027</text:p>
          </table:table-cell>
          <table:table-cell table:number-columns-repeated="19"/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string">
            <text:p>Н-р стаканов д/ликера 60мл 6шт.</text:p>
          </table:table-cell>
          <table:table-cell office:value-type="float" office:value="61971">
            <text:p>61971</text:p>
          </table:table-cell>
          <table:table-cell office:value-type="float" office:value="101.13">
            <text:p>101,13</text:p>
          </table:table-cell>
          <table:table-cell office:value-type="string">
            <text:p>00005190</text:p>
          </table:table-cell>
          <table:table-cell office:value-type="float" office:value="12">
            <text:p>12</text:p>
          </table:table-cell>
          <table:table-cell office:value-type="float" office:value="56">
            <text:p>56</text:p>
          </table:table-cell>
          <table:table-cell office:value-type="float" office:value="679.92">
            <text:p>679,92</text:p>
          </table:table-cell>
          <table:table-cell office:value-type="string">
            <text:p>Пашабахча</text:p>
          </table:table-cell>
          <table:table-cell office:value-type="float" office:value="102">
            <text:p>102</text:p>
          </table:table-cell>
          <table:table-cell office:value-type="float" office:value="61971">
            <text:p>61971</text:p>
          </table:table-cell>
          <table:table-cell office:value-type="string">
            <text:p>{Н-р стаканов д/ликера 60мл 6шт. \ 42025 \ Стамбул \ }</text:p>
          </table:table-cell>
          <table:table-cell office:value-type="string">
            <text:p>РМО-000068</text:p>
          </table:table-cell>
          <table:table-cell office:value-type="float" office:value="66">
            <text:p>66</text:p>
          </table:table-cell>
          <table:table-cell office:value-type="float" office:value="42027">
            <text:p>42027</text:p>
          </table:table-cell>
          <table:table-cell/>
          <table:table-cell table:formula="of:=[.CK111]-[.AZ111]" office:value-type="float" office:value="0">
            <text:p>0</text:p>
          </table:table-cell>
          <table:table-cell table:number-columns-repeated="4" office:value-type="float" office:value="0">
            <text:p>0</text:p>
          </table:table-cell>
          <table:table-cell table:style-name="ce3" office:value-type="string">
            <text:p>цена</text:p>
          </table:table-cell>
          <table:table-cell office:value-type="float" office:value="61971">
            <text:p>61971</text:p>
          </table:table-cell>
          <table:table-cell table:formula="of:=[.DH111]-[.L111]" office:value-type="float" office:value="0">
            <text:p>0</text:p>
          </table:table-cell>
        </table:table-row>
        <table:table-row table:style-name="ro1">
          <table:table-cell office:value-type="string">
            <text:p>Бокал д/пива 300мл 3шт</text:p>
          </table:table-cell>
          <table:table-cell office:value-type="float" office:value="42199">
            <text:p>42199</text:p>
          </table:table-cell>
          <table:table-cell office:value-type="string">
            <text:p>Паб</text:p>
          </table:table-cell>
          <table:table-cell table:number-columns-repeated="3"/>
          <table:table-cell office:value-type="float" office:value="8">
            <text:p>8</text:p>
          </table:table-cell>
          <table:table-cell office:value-type="float" office:value="101.13">
            <text:p>101,13 ₽</text:p>
          </table:table-cell>
          <table:table-cell office:value-type="float" office:value="809.04">
            <text:p><text:s/>809,04 ₽ </text:p>
          </table:table-cell>
          <table:table-cell office:value-type="string">
            <text:p>Пашабахча</text:p>
          </table:table-cell>
          <table:table-cell office:value-type="float" office:value="182">
            <text:p><text:s/>182,00 ₽ </text:p>
          </table:table-cell>
          <table:table-cell office:value-type="float" office:value="61979">
            <text:p>61979</text:p>
          </table:table-cell>
          <table:table-cell office:value-type="string">
            <text:p>{Бокал д/пива 300мл 3шт \ 42199 \ Паб \ }</text:p>
          </table:table-cell>
          <table:table-cell office:value-type="string">
            <text:p>РПМ-000270</text:p>
          </table:table-cell>
          <table:table-cell office:value-type="float" office:value="109">
            <text:p>109</text:p>
          </table:table-cell>
          <table:table-cell office:value-type="date" office:date-value="2023-03-30">
            <text:p>30.03.23</text:p>
          </table:table-cell>
          <table:table-cell office:value-type="float" office:value="1570">
            <text:p>1570</text:p>
          </table:table-cell>
          <table:table-cell office:value-type="date" office:date-value="2023-04-05">
            <text:p>05.04.23</text:p>
          </table:table-cell>
          <table:table-cell office:value-type="string">
            <text:p>Стеклопласт</text:p>
          </table:table-cell>
          <table:table-cell office:value-type="string">
            <text:p>Pub F&amp;D" наб. 3-х стаканов для пива 300мл/8 42199 F&amp;D</text:p>
          </table:table-cell>
          <table:table-cell table:number-columns-repeated="2"/>
          <table:table-cell office:value-type="string">
            <text:p>K0024224</text:p>
          </table:table-cell>
          <table:table-cell table:formula="of:=[.K112]/[.H112]" office:value-type="percentage" office:value="1.7996637990705">
            <text:p>180%</text:p>
          </table:table-cell>
          <table:table-cell/>
          <table:table-cell office:value-type="string">
            <text:p>Россия</text:p>
          </table:table-cell>
          <table:table-cell/>
          <table:table-cell table:formula="of:=([.AC112]-[.G112])*[.H112]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>
            <text:p>Pub F&amp;D" наб. 3-х стаканов для пива 300мл/8 42199 F&amp;D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/>
          <table:table-cell office:value-type="string">
            <text:p>ООО "Посуда Мира"</text:p>
          </table:table-cell>
          <table:table-cell office:value-type="string">
            <text:p>8693357520486</text:p>
          </table:table-cell>
          <table:table-cell table:number-columns-repeated="2"/>
          <table:table-cell office:value-type="string">
            <text:p>РПМ-000270</text:p>
          </table:table-cell>
          <table:table-cell table:number-columns-repeated="2"/>
          <table:table-cell office:value-type="float" office:value="182">
            <text:p>182</text:p>
          </table:table-cell>
          <table:table-cell office:value-type="float" office:value="101.13">
            <text:p>101,1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/>
          <table:table-cell table:formula="of:=[.AZ112]-[.AC112]" office:value-type="float" office:value="0">
            <text:p>0</text:p>
          </table:table-cell>
          <table:table-cell table:number-columns-repeated="2" office:value-type="float" office:value="8">
            <text:p>8</text:p>
          </table:table-cell>
          <table:table-cell office:value-type="string">
            <text:p>Бокал д/пива 300мл 3шт</text:p>
          </table:table-cell>
          <table:table-cell office:value-type="float" office:value="61979">
            <text:p>61979</text:p>
          </table:table-cell>
          <table:table-cell table:formula="of:=[.BC112]-[.L112]" office:value-type="float" office:value="0">
            <text:p>0</text:p>
          </table:table-cell>
          <table:table-cell office:value-type="float" office:value="101.13">
            <text:p>101,13</text:p>
          </table:table-cell>
          <table:table-cell table:formula="of:=[.BE112]/[.H112]" office:value-type="float" office:value="1">
            <text:p>1,00 ₽</text:p>
          </table:table-cell>
          <table:table-cell office:value-type="string">
            <text:p>K0024224</text:p>
          </table:table-cell>
          <table:table-cell office:value-type="float" office:value="8">
            <text:p>8</text:p>
          </table:table-cell>
          <table:table-cell office:value-type="float" office:value="101.13">
            <text:p>101,13</text:p>
          </table:table-cell>
          <table:table-cell office:value-type="float" office:value="809.04">
            <text:p>809,04</text:p>
          </table:table-cell>
          <table:table-cell office:value-type="string">
            <text:p>Пашабахча</text:p>
          </table:table-cell>
          <table:table-cell office:value-type="float" office:value="182">
            <text:p>182</text:p>
          </table:table-cell>
          <table:table-cell office:value-type="float" office:value="61979">
            <text:p>61979</text:p>
          </table:table-cell>
          <table:table-cell office:value-type="string">
            <text:p>{Бокал д/пива 300мл 3шт \ 42199 \ Паб \ }</text:p>
          </table:table-cell>
          <table:table-cell office:value-type="string">
            <text:p>РПМ-000111</text:p>
          </table:table-cell>
          <table:table-cell office:value-type="float" office:value="95">
            <text:p>95</text:p>
          </table:table-cell>
          <table:table-cell office:value-type="float" office:value="44964">
            <text:p>44964</text:p>
          </table:table-cell>
          <table:table-cell/>
          <table:table-cell table:number-columns-repeated="2" office:value-type="float" office:value="8">
            <text:p>8</text:p>
          </table:table-cell>
          <table:table-cell office:value-type="string">
            <text:p>Бокал д/пива 300мл 3шт</text:p>
          </table:table-cell>
          <table:table-cell office:value-type="float" office:value="61979">
            <text:p>61979</text:p>
          </table:table-cell>
          <table:table-cell office:value-type="float" office:value="101.13">
            <text:p>101,13</text:p>
          </table:table-cell>
          <table:table-cell office:value-type="string">
            <text:p>K0024224</text:p>
          </table:table-cell>
          <table:table-cell office:value-type="float" office:value="8">
            <text:p>8</text:p>
          </table:table-cell>
          <table:table-cell office:value-type="float" office:value="101.13">
            <text:p>101,13</text:p>
          </table:table-cell>
          <table:table-cell office:value-type="float" office:value="809.04">
            <text:p>809,04</text:p>
          </table:table-cell>
          <table:table-cell office:value-type="string">
            <text:p>Пашабахча</text:p>
          </table:table-cell>
          <table:table-cell office:value-type="float" office:value="182">
            <text:p>182</text:p>
          </table:table-cell>
          <table:table-cell office:value-type="float" office:value="61979">
            <text:p>61979</text:p>
          </table:table-cell>
          <table:table-cell office:value-type="string">
            <text:p>{Бокал д/пива 300мл 3шт \ 42199 \ Паб \ }</text:p>
          </table:table-cell>
          <table:table-cell office:value-type="string">
            <text:p>РПМ-000111</text:p>
          </table:table-cell>
          <table:table-cell office:value-type="float" office:value="95">
            <text:p>95</text:p>
          </table:table-cell>
          <table:table-cell office:value-type="float" office:value="44964">
            <text:p>44964</text:p>
          </table:table-cell>
          <table:table-cell table:number-columns-repeated="2"/>
          <table:table-cell table:number-columns-repeated="2" office:value-type="float" office:value="8">
            <text:p>8</text:p>
          </table:table-cell>
          <table:table-cell office:value-type="string">
            <text:p>Бокал д/пива 300мл 3шт</text:p>
          </table:table-cell>
          <table:table-cell office:value-type="float" office:value="61979">
            <text:p>61979</text:p>
          </table:table-cell>
          <table:table-cell office:value-type="float" office:value="101.13">
            <text:p>101,13</text:p>
          </table:table-cell>
          <table:table-cell office:value-type="string">
            <text:p>K0024224</text:p>
          </table:table-cell>
          <table:table-cell office:value-type="float" office:value="8">
            <text:p>8</text:p>
          </table:table-cell>
          <table:table-cell office:value-type="float" office:value="101.13">
            <text:p>101,13</text:p>
          </table:table-cell>
          <table:table-cell office:value-type="float" office:value="809.04">
            <text:p>809,04</text:p>
          </table:table-cell>
          <table:table-cell office:value-type="string">
            <text:p>Пашабахча</text:p>
          </table:table-cell>
          <table:table-cell office:value-type="float" office:value="182">
            <text:p>182</text:p>
          </table:table-cell>
          <table:table-cell office:value-type="float" office:value="61979">
            <text:p>61979</text:p>
          </table:table-cell>
          <table:table-cell office:value-type="string">
            <text:p>{Бокал д/пива 300мл 3шт \ 42199 \ Паб \ }</text:p>
          </table:table-cell>
          <table:table-cell office:value-type="string">
            <text:p>РПМ-000111</text:p>
          </table:table-cell>
          <table:table-cell office:value-type="float" office:value="95">
            <text:p>95</text:p>
          </table:table-cell>
          <table:table-cell office:value-type="float" office:value="44964">
            <text:p>44964</text:p>
          </table:table-cell>
          <table:table-cell/>
          <table:table-cell table:formula="of:=[.CK112]-[.AZ112]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/>
          <table:table-cell office:value-type="float" office:value="61979">
            <text:p>61979</text:p>
          </table:table-cell>
          <table:table-cell table:formula="of:=[.DH112]-[.L112]" office:value-type="float" office:value="0">
            <text:p>0</text:p>
          </table:table-cell>
        </table:table-row>
        <table:table-row table:style-name="ro1">
          <table:table-cell office:value-type="string">
            <text:p>Кружка для пива Pub</text:p>
          </table:table-cell>
          <table:table-cell office:value-type="string">
            <text:p>55299SL</text:p>
          </table:table-cell>
          <table:table-cell office:value-type="string">
            <text:p>300сс</text:p>
          </table:table-cell>
          <table:table-cell table:number-columns-repeated="3"/>
          <table:table-cell office:value-type="float" office:value="12">
            <text:p>12</text:p>
          </table:table-cell>
          <table:table-cell office:value-type="float" office:value="63.6">
            <text:p>63,60 ₽</text:p>
          </table:table-cell>
          <table:table-cell office:value-type="float" office:value="763.2">
            <text:p><text:s/>763,20 ₽ </text:p>
          </table:table-cell>
          <table:table-cell office:value-type="string">
            <text:p>Пашабахча</text:p>
          </table:table-cell>
          <table:table-cell table:style-name="ce4" table:formula="of:=ROUND([.H113]*1.8;0)+1" office:value-type="float" office:value="115">
            <text:p><text:s/>115,00 ₽ </text:p>
          </table:table-cell>
          <table:table-cell office:value-type="float" office:value="61989">
            <text:p>61989</text:p>
          </table:table-cell>
          <table:table-cell office:value-type="string">
            <text:p>{Кружка для пива Pub \ 55299SL \ 300сс \ }</text:p>
          </table:table-cell>
          <table:table-cell office:value-type="string">
            <text:p>РПМ-000270</text:p>
          </table:table-cell>
          <table:table-cell office:value-type="float" office:value="110">
            <text:p>110</text:p>
          </table:table-cell>
          <table:table-cell office:value-type="date" office:date-value="2023-03-30">
            <text:p>30.03.23</text:p>
          </table:table-cell>
          <table:table-cell office:value-type="float" office:value="1570">
            <text:p>1570</text:p>
          </table:table-cell>
          <table:table-cell office:value-type="date" office:date-value="2023-04-05">
            <text:p>05.04.23</text:p>
          </table:table-cell>
          <table:table-cell office:value-type="string">
            <text:p>Стеклопласт</text:p>
          </table:table-cell>
          <table:table-cell office:value-type="string">
            <text:p>Pub" кружка для пива (300сс) SL 55299 SL</text:p>
          </table:table-cell>
          <table:table-cell table:number-columns-repeated="2"/>
          <table:table-cell office:value-type="string">
            <text:p>00011201</text:p>
          </table:table-cell>
          <table:table-cell table:formula="of:=[.K113]/[.H113]" office:value-type="percentage" office:value="1.80817610062893">
            <text:p>181%</text:p>
          </table:table-cell>
          <table:table-cell/>
          <table:table-cell office:value-type="string">
            <text:p>Пашабахча</text:p>
          </table:table-cell>
          <table:table-cell/>
          <table:table-cell table:formula="of:=([.AC113]-[.G113])*[.H113]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string">
            <text:p>Pub" кружка для пива (300сс) SL 55299 SL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/>
          <table:table-cell office:value-type="string">
            <text:p>ООО "Посуда Мира"</text:p>
          </table:table-cell>
          <table:table-cell table:number-columns-repeated="3"/>
          <table:table-cell office:value-type="string">
            <text:p>РПМ-000270</text:p>
          </table:table-cell>
          <table:table-cell table:number-columns-repeated="2"/>
          <table:table-cell office:value-type="float" office:value="96">
            <text:p>96</text:p>
          </table:table-cell>
          <table:table-cell office:value-type="float" office:value="53.14">
            <text:p>53,14</text:p>
          </table:table-cell>
          <table:table-cell table:number-columns-repeated="4" office:value-type="float" office:value="0">
            <text:p>0</text:p>
          </table:table-cell>
          <table:table-cell table:number-columns-repeated="4"/>
          <table:table-cell table:formula="of:=[.AZ113]-[.AC113]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table:formula="of:=[.BU113]" office:value-type="string" office:string-value="Pub&quot; кружка для пива (300сс) SL 55299 SL">
            <text:p>Pub" кружка для пива (300сс) SL 55299 SL</text:p>
          </table:table-cell>
          <table:table-cell office:value-type="float" office:value="61989">
            <text:p>61989</text:p>
          </table:table-cell>
          <table:table-cell table:formula="of:=[.BC113]-[.L113]" office:value-type="float" office:value="0">
            <text:p>0</text:p>
          </table:table-cell>
          <table:table-cell table:formula="of:=[.BW113]" office:value-type="float" office:value="63.6">
            <text:p>63,6</text:p>
          </table:table-cell>
          <table:table-cell table:formula="of:=[.BE113]/[.H113]" office:value-type="float" office:value="1">
            <text:p>1,00 ₽</text:p>
          </table:table-cell>
          <table:table-cell table:formula="of:=[.BX113]" office:value-type="string" office:string-value="00011201">
            <text:p>00011201</text:p>
          </table:table-cell>
          <table:table-cell office:value-type="float" office:value="6">
            <text:p>6</text:p>
          </table:table-cell>
          <table:table-cell office:value-type="float" office:value="53.14">
            <text:p>53,14</text:p>
          </table:table-cell>
          <table:table-cell office:value-type="float" office:value="318.84">
            <text:p>318,84</text:p>
          </table:table-cell>
          <table:table-cell office:value-type="string">
            <text:p>Пашабахча</text:p>
          </table:table-cell>
          <table:table-cell office:value-type="float" office:value="96">
            <text:p>96</text:p>
          </table:table-cell>
          <table:table-cell office:value-type="float" office:value="61989">
            <text:p>61989</text:p>
          </table:table-cell>
          <table:table-cell office:value-type="string">
            <text:p>{Кружка для пива Pub \ 55299SL \ 300сс \ }</text:p>
          </table:table-cell>
          <table:table-cell office:value-type="string">
            <text:p>РПМ-000488</text:p>
          </table:table-cell>
          <table:table-cell office:value-type="float" office:value="145">
            <text:p>145</text:p>
          </table:table-cell>
          <table:table-cell office:value-type="float" office:value="44511">
            <text:p>44511</text:p>
          </table:table-cell>
          <table:table-cell/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string">
            <text:p>Pub" кружка для пива (300сс) SL 55299 SL</text:p>
          </table:table-cell>
          <table:table-cell/>
          <table:table-cell office:value-type="float" office:value="63.6">
            <text:p>63,6</text:p>
          </table:table-cell>
          <table:table-cell office:value-type="string">
            <text:p>00011201</text:p>
          </table:table-cell>
          <table:table-cell/>
          <table:table-cell office:value-type="float" office:value="63.6">
            <text:p>63,6</text:p>
          </table:table-cell>
          <table:table-cell/>
          <table:table-cell office:value-type="string">
            <text:p>Пашабахча</text:p>
          </table:table-cell>
          <table:table-cell table:number-columns-repeated="7"/>
          <table:table-cell table:style-name="ce3" office:value-type="string">
            <text:p>проверить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string">
            <text:p>Pub" кружка для пива (300сс) SL 55299 SL</text:p>
          </table:table-cell>
          <table:table-cell/>
          <table:table-cell office:value-type="float" office:value="63.6">
            <text:p>63,6</text:p>
          </table:table-cell>
          <table:table-cell office:value-type="string">
            <text:p>00011201</text:p>
          </table:table-cell>
          <table:table-cell/>
          <table:table-cell office:value-type="float" office:value="63.6">
            <text:p>63,6</text:p>
          </table:table-cell>
          <table:table-cell/>
          <table:table-cell office:value-type="string">
            <text:p>Пашабахча</text:p>
          </table:table-cell>
          <table:table-cell table:number-columns-repeated="7"/>
          <table:table-cell table:formula="of:=[.CK113]-[.AZ113]" office:value-type="float" office:value="0">
            <text:p>0</text:p>
          </table:table-cell>
          <table:table-cell table:number-columns-repeated="4" office:value-type="float" office:value="0">
            <text:p>0</text:p>
          </table:table-cell>
          <table:table-cell table:style-name="ce3" office:value-type="string">
            <text:p>цена</text:p>
          </table:table-cell>
          <table:table-cell office:value-type="float" office:value="61989">
            <text:p>61989</text:p>
          </table:table-cell>
          <table:table-cell table:formula="of:=[.DH113]-[.L113]" office:value-type="float" office:value="0">
            <text:p>0</text:p>
          </table:table-cell>
        </table:table-row>
        <table:table-row table:style-name="ro1">
          <table:table-cell office:value-type="string">
            <text:p>Фужер SL вино Tulipe</text:p>
          </table:table-cell>
          <table:table-cell office:value-type="string">
            <text:p>44167SL</text:p>
          </table:table-cell>
          <table:table-cell office:value-type="string">
            <text:p>200сс</text:p>
          </table:table-cell>
          <table:table-cell table:number-columns-repeated="3"/>
          <table:table-cell office:value-type="float" office:value="24">
            <text:p>24</text:p>
          </table:table-cell>
          <table:table-cell office:value-type="float" office:value="37.42">
            <text:p>37,42 ₽</text:p>
          </table:table-cell>
          <table:table-cell office:value-type="float" office:value="898.08">
            <text:p><text:s/>898,08 ₽ </text:p>
          </table:table-cell>
          <table:table-cell office:value-type="string">
            <text:p>Пашабахча, г.Бор</text:p>
          </table:table-cell>
          <table:table-cell table:style-name="ce4" table:formula="of:=ROUND([.H114]*1.8;0)+1" office:value-type="float" office:value="68">
            <text:p><text:s/>68,00 ₽ </text:p>
          </table:table-cell>
          <table:table-cell office:value-type="float" office:value="62373">
            <text:p>62373</text:p>
          </table:table-cell>
          <table:table-cell office:value-type="string">
            <text:p>{Фужер SL вино Tulipe \ 44167SL \ 200сс \ }</text:p>
          </table:table-cell>
          <table:table-cell office:value-type="string">
            <text:p>РПМ-000270</text:p>
          </table:table-cell>
          <table:table-cell office:value-type="float" office:value="130">
            <text:p>130</text:p>
          </table:table-cell>
          <table:table-cell office:value-type="date" office:date-value="2023-03-30">
            <text:p>30.03.23</text:p>
          </table:table-cell>
          <table:table-cell office:value-type="float" office:value="1570">
            <text:p>1570</text:p>
          </table:table-cell>
          <table:table-cell office:value-type="date" office:date-value="2023-04-05">
            <text:p>05.04.23</text:p>
          </table:table-cell>
          <table:table-cell office:value-type="string">
            <text:p>Стеклопласт</text:p>
          </table:table-cell>
          <table:table-cell office:value-type="string">
            <text:p>Tulipe" бокал SL вино 200мл./12 44167 SL</text:p>
          </table:table-cell>
          <table:table-cell table:number-columns-repeated="2"/>
          <table:table-cell office:value-type="string">
            <text:p>00005082</text:p>
          </table:table-cell>
          <table:table-cell table:formula="of:=[.K114]/[.H114]" office:value-type="percentage" office:value="1.81721004810262">
            <text:p>182%</text:p>
          </table:table-cell>
          <table:table-cell/>
          <table:table-cell office:value-type="string">
            <text:p>Россия</text:p>
          </table:table-cell>
          <table:table-cell/>
          <table:table-cell table:formula="of:=([.AC114]-[.G114])*[.H114]"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string">
            <text:p>Tulipe" бокал SL вино 200мл./12 44167 SL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/>
          <table:table-cell office:value-type="string">
            <text:p>ООО "Посуда Мира"</text:p>
          </table:table-cell>
          <table:table-cell office:value-type="string">
            <text:p>2000050820014</text:p>
          </table:table-cell>
          <table:table-cell table:number-columns-repeated="2"/>
          <table:table-cell office:value-type="string">
            <text:p>РПМ-000270</text:p>
          </table:table-cell>
          <table:table-cell table:number-columns-repeated="2"/>
          <table:table-cell office:value-type="float" office:value="56">
            <text:p>56</text:p>
          </table:table-cell>
          <table:table-cell office:value-type="float" office:value="31.28">
            <text:p>31,28</text:p>
          </table:table-cell>
          <table:table-cell office:value-type="float" office:value="-3">
            <text:p>-3</text:p>
          </table:table-cell>
          <table:table-cell table:number-columns-repeated="3" office:value-type="float" office:value="0">
            <text:p>0</text:p>
          </table:table-cell>
          <table:table-cell table:number-columns-repeated="4"/>
          <table:table-cell table:formula="of:=[.AZ114]-[.AC114]"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12">
            <text:p>12</text:p>
          </table:table-cell>
          <table:table-cell table:formula="of:=[.CM114]" office:value-type="string" office:string-value="Tulipe&quot; фужер SL вино 200сс/12/864 44167 SL">
            <text:p>Tulipe" фужер SL вино 200сс/12/864 44167 SL</text:p>
          </table:table-cell>
          <table:table-cell/>
          <table:table-cell table:formula="of:=[.BC114]-[.L114]" office:value-type="float" office:value="-62373">
            <text:p>-62373</text:p>
          </table:table-cell>
          <table:table-cell table:formula="of:=[.CO114]" office:value-type="float" office:value="37.42">
            <text:p>37,42</text:p>
          </table:table-cell>
          <table:table-cell table:formula="of:=[.BE114]/[.H114]" office:value-type="float" office:value="1">
            <text:p>1,00 ₽</text:p>
          </table:table-cell>
          <table:table-cell table:formula="of:=[.CP114]" office:value-type="string" office:string-value="00005082">
            <text:p>00005082</text:p>
          </table:table-cell>
          <table:table-cell office:value-type="float" office:value="36">
            <text:p>36</text:p>
          </table:table-cell>
          <table:table-cell office:value-type="float" office:value="31.28">
            <text:p>31,28</text:p>
          </table:table-cell>
          <table:table-cell office:value-type="float" office:value="1126.08">
            <text:p>1126,08</text:p>
          </table:table-cell>
          <table:table-cell office:value-type="string">
            <text:p>Пашабахча</text:p>
          </table:table-cell>
          <table:table-cell office:value-type="float" office:value="56">
            <text:p>56</text:p>
          </table:table-cell>
          <table:table-cell office:value-type="float" office:value="62373">
            <text:p>62373</text:p>
          </table:table-cell>
          <table:table-cell office:value-type="string">
            <text:p>{Фужер SL вино Tulipe \ 44167SL \ 200сс \ }</text:p>
          </table:table-cell>
          <table:table-cell office:value-type="string">
            <text:p>РПМ-000324</text:p>
          </table:table-cell>
          <table:table-cell office:value-type="float" office:value="66">
            <text:p>66</text:p>
          </table:table-cell>
          <table:table-cell office:value-type="float" office:value="44407">
            <text:p>44407</text:p>
          </table:table-cell>
          <table:table-cell/>
          <table:table-cell table:formula="of:=[.CK114]" office:value-type="float" office:value="24">
            <text:p>24</text:p>
          </table:table-cell>
          <table:table-cell table:formula="of:=[.CL114]" office:value-type="float" office:value="12">
            <text:p>12</text:p>
          </table:table-cell>
          <table:table-cell table:number-columns-repeated="2"/>
          <table:table-cell table:formula="of:=[.CO114]" office:value-type="float" office:value="37.42">
            <text:p>37,42</text:p>
          </table:table-cell>
          <table:table-cell table:formula="of:=[.CP114]" office:value-type="string" office:string-value="00005082">
            <text:p>00005082</text:p>
          </table:table-cell>
          <table:table-cell table:number-columns-repeated="12"/>
          <table:table-cell office:value-type="float" office:value="24">
            <text:p>24</text:p>
          </table:table-cell>
          <table:table-cell office:value-type="float" office:value="12">
            <text:p>12</text:p>
          </table:table-cell>
          <table:table-cell office:value-type="string">
            <text:p>Tulipe" фужер SL вино 200сс/12/864 44167 SL</text:p>
          </table:table-cell>
          <table:table-cell/>
          <table:table-cell office:value-type="float" office:value="37.42">
            <text:p>37,42</text:p>
          </table:table-cell>
          <table:table-cell office:value-type="string">
            <text:p>00005082</text:p>
          </table:table-cell>
          <table:table-cell/>
          <table:table-cell office:value-type="float" office:value="37.42">
            <text:p>37,42</text:p>
          </table:table-cell>
          <table:table-cell/>
          <table:table-cell office:value-type="string">
            <text:p>Пашабахча</text:p>
          </table:table-cell>
          <table:table-cell table:number-columns-repeated="8"/>
          <table:table-cell office:value-type="float" office:value="-3">
            <text:p>-3</text:p>
          </table:table-cell>
          <table:table-cell table:number-columns-repeated="3" office:value-type="float" office:value="0">
            <text:p>0</text:p>
          </table:table-cell>
          <table:table-cell table:style-name="ce3" office:value-type="string">
            <text:p>цена</text:p>
          </table:table-cell>
          <table:table-cell office:value-type="float" office:value="62373">
            <text:p>62373</text:p>
          </table:table-cell>
          <table:table-cell table:formula="of:=[.DH114]-[.L114]" office:value-type="float" office:value="0">
            <text:p>0</text:p>
          </table:table-cell>
        </table:table-row>
        <table:table-row table:style-name="ro1">
          <table:table-cell office:value-type="string">
            <text:p>Графин SL Sylvana</text:p>
          </table:table-cell>
          <table:table-cell office:value-type="string">
            <text:p>43334SL</text:p>
          </table:table-cell>
          <table:table-cell office:value-type="string">
            <text:p>v=1300cc</text:p>
          </table:table-cell>
          <table:table-cell table:number-columns-repeated="3"/>
          <table:table-cell office:value-type="float" office:value="6">
            <text:p>6</text:p>
          </table:table-cell>
          <table:table-cell office:value-type="float" office:value="130.74">
            <text:p>130,74 ₽</text:p>
          </table:table-cell>
          <table:table-cell office:value-type="float" office:value="784.44">
            <text:p><text:s/>784,44 ₽ </text:p>
          </table:table-cell>
          <table:table-cell office:value-type="string">
            <text:p>Пашабахча</text:p>
          </table:table-cell>
          <table:table-cell office:value-type="float" office:value="235">
            <text:p><text:s/>235,00 ₽ </text:p>
          </table:table-cell>
          <table:table-cell office:value-type="float" office:value="62445">
            <text:p>62445</text:p>
          </table:table-cell>
          <table:table-cell office:value-type="string">
            <text:p>{Графин SL Sylvana \ 43334SL \ v=1300cc \ }</text:p>
          </table:table-cell>
          <table:table-cell office:value-type="string">
            <text:p>РПМ-000270</text:p>
          </table:table-cell>
          <table:table-cell office:value-type="float" office:value="122">
            <text:p>122</text:p>
          </table:table-cell>
          <table:table-cell office:value-type="date" office:date-value="2023-03-30">
            <text:p>30.03.23</text:p>
          </table:table-cell>
          <table:table-cell office:value-type="float" office:value="1570">
            <text:p>1570</text:p>
          </table:table-cell>
          <table:table-cell office:value-type="date" office:date-value="2023-04-05">
            <text:p>05.04.23</text:p>
          </table:table-cell>
          <table:table-cell office:value-type="string">
            <text:p>Стеклопласт</text:p>
          </table:table-cell>
          <table:table-cell office:value-type="string">
            <text:p>Sylvana"графин SL (v=1350мл.) 43334 SL</text:p>
          </table:table-cell>
          <table:table-cell table:number-columns-repeated="2"/>
          <table:table-cell office:value-type="string">
            <text:p>00008257</text:p>
          </table:table-cell>
          <table:table-cell table:formula="of:=[.K115]/[.H115]" office:value-type="percentage" office:value="1.79746060884198">
            <text:p>180%</text:p>
          </table:table-cell>
          <table:table-cell/>
          <table:table-cell office:value-type="string">
            <text:p>Россия</text:p>
          </table:table-cell>
          <table:table-cell/>
          <table:table-cell table:formula="of:=([.AC115]-[.G115])*[.H115]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>
            <text:p>Sylvana"графин SL (v=1350мл.) 43334 SL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ООО "Посуда Мира"</text:p>
          </table:table-cell>
          <table:table-cell table:number-columns-repeated="3"/>
          <table:table-cell office:value-type="string">
            <text:p>РПМ-000270</text:p>
          </table:table-cell>
          <table:table-cell table:number-columns-repeated="2"/>
          <table:table-cell office:value-type="float" office:value="235">
            <text:p>235</text:p>
          </table:table-cell>
          <table:table-cell office:value-type="float" office:value="130.74">
            <text:p>130,74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4"/>
          <table:table-cell table:formula="of:=[.AZ115]-[.AC115]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Графин SL Sylvana</text:p>
          </table:table-cell>
          <table:table-cell office:value-type="float" office:value="62445">
            <text:p>62445</text:p>
          </table:table-cell>
          <table:table-cell table:formula="of:=[.BC115]-[.L115]" office:value-type="float" office:value="0">
            <text:p>0</text:p>
          </table:table-cell>
          <table:table-cell office:value-type="float" office:value="130.74">
            <text:p>130,74</text:p>
          </table:table-cell>
          <table:table-cell table:formula="of:=[.BE115]/[.H115]" office:value-type="float" office:value="1">
            <text:p>1,00 ₽</text:p>
          </table:table-cell>
          <table:table-cell office:value-type="string">
            <text:p>00008257</text:p>
          </table:table-cell>
          <table:table-cell office:value-type="float" office:value="12">
            <text:p>12</text:p>
          </table:table-cell>
          <table:table-cell office:value-type="float" office:value="130.74">
            <text:p>130,74</text:p>
          </table:table-cell>
          <table:table-cell office:value-type="float" office:value="1568.88">
            <text:p>1568,88</text:p>
          </table:table-cell>
          <table:table-cell office:value-type="string">
            <text:p>Пашабахча</text:p>
          </table:table-cell>
          <table:table-cell office:value-type="float" office:value="235">
            <text:p>235</text:p>
          </table:table-cell>
          <table:table-cell office:value-type="float" office:value="62445">
            <text:p>62445</text:p>
          </table:table-cell>
          <table:table-cell office:value-type="string">
            <text:p>{Графин SL Sylvana \ 43334SL \ v=1300cc \ }</text:p>
          </table:table-cell>
          <table:table-cell office:value-type="string">
            <text:p>РПМ-000111</text:p>
          </table:table-cell>
          <table:table-cell office:value-type="float" office:value="120">
            <text:p>120</text:p>
          </table:table-cell>
          <table:table-cell office:value-type="float" office:value="44964">
            <text:p>44964</text:p>
          </table:table-cell>
          <table:table-cell table:number-columns-repeated="19"/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Графин SL Sylvana</text:p>
          </table:table-cell>
          <table:table-cell office:value-type="float" office:value="62445">
            <text:p>62445</text:p>
          </table:table-cell>
          <table:table-cell office:value-type="float" office:value="130.74">
            <text:p>130,74</text:p>
          </table:table-cell>
          <table:table-cell office:value-type="string">
            <text:p>00008257</text:p>
          </table:table-cell>
          <table:table-cell office:value-type="float" office:value="12">
            <text:p>12</text:p>
          </table:table-cell>
          <table:table-cell office:value-type="float" office:value="130.74">
            <text:p>130,74</text:p>
          </table:table-cell>
          <table:table-cell office:value-type="float" office:value="1568.88">
            <text:p>1568,88</text:p>
          </table:table-cell>
          <table:table-cell office:value-type="string">
            <text:p>Пашабахча</text:p>
          </table:table-cell>
          <table:table-cell office:value-type="float" office:value="235">
            <text:p>235</text:p>
          </table:table-cell>
          <table:table-cell office:value-type="float" office:value="62445">
            <text:p>62445</text:p>
          </table:table-cell>
          <table:table-cell office:value-type="string">
            <text:p>{Графин SL Sylvana \ 43334SL \ v=1300cc \ }</text:p>
          </table:table-cell>
          <table:table-cell office:value-type="string">
            <text:p>РПМ-000111</text:p>
          </table:table-cell>
          <table:table-cell office:value-type="float" office:value="120">
            <text:p>120</text:p>
          </table:table-cell>
          <table:table-cell office:value-type="float" office:value="44964">
            <text:p>44964</text:p>
          </table:table-cell>
          <table:table-cell/>
          <table:table-cell table:formula="of:=[.CK115]-[.AZ115]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/>
          <table:table-cell office:value-type="float" office:value="62445">
            <text:p>62445</text:p>
          </table:table-cell>
          <table:table-cell table:formula="of:=[.DH115]-[.L115]" office:value-type="float" office:value="0">
            <text:p>0</text:p>
          </table:table-cell>
        </table:table-row>
        <table:table-row table:style-name="ro1">
          <table:table-cell office:value-type="string">
            <text:p>Стакан выс. Side</text:p>
          </table:table-cell>
          <table:table-cell office:value-type="string">
            <text:p>42439SL</text:p>
          </table:table-cell>
          <table:table-cell office:value-type="string">
            <text:p>290сс</text:p>
          </table:table-cell>
          <table:table-cell table:number-columns-repeated="3"/>
          <table:table-cell office:value-type="float" office:value="36">
            <text:p>36</text:p>
          </table:table-cell>
          <table:table-cell office:value-type="float" office:value="32.26">
            <text:p>32,26 ₽</text:p>
          </table:table-cell>
          <table:table-cell office:value-type="float" office:value="1161.36">
            <text:p><text:s/>1 161,36 ₽ </text:p>
          </table:table-cell>
          <table:table-cell office:value-type="string">
            <text:p>Пашабахча</text:p>
          </table:table-cell>
          <table:table-cell office:value-type="float" office:value="58">
            <text:p><text:s/>58,00 ₽ </text:p>
          </table:table-cell>
          <table:table-cell office:value-type="float" office:value="62480">
            <text:p>62480</text:p>
          </table:table-cell>
          <table:table-cell office:value-type="string">
            <text:p>{Стакан выс. Side \ 42439SL \ 290сс \ }</text:p>
          </table:table-cell>
          <table:table-cell office:value-type="string">
            <text:p>РПМ-000270</text:p>
          </table:table-cell>
          <table:table-cell office:value-type="float" office:value="119">
            <text:p>119</text:p>
          </table:table-cell>
          <table:table-cell office:value-type="date" office:date-value="2023-03-30">
            <text:p>30.03.23</text:p>
          </table:table-cell>
          <table:table-cell office:value-type="float" office:value="1570">
            <text:p>1570</text:p>
          </table:table-cell>
          <table:table-cell office:value-type="date" office:date-value="2023-04-05">
            <text:p>05.04.23</text:p>
          </table:table-cell>
          <table:table-cell office:value-type="string">
            <text:p>Стеклопласт</text:p>
          </table:table-cell>
          <table:table-cell office:value-type="string">
            <text:p>Side" стакан выс. 290сс SL 42439 SL</text:p>
          </table:table-cell>
          <table:table-cell table:number-columns-repeated="2"/>
          <table:table-cell office:value-type="string">
            <text:p>00006263</text:p>
          </table:table-cell>
          <table:table-cell table:formula="of:=[.K116]/[.H116]" office:value-type="percentage" office:value="1.79789212647241">
            <text:p>180%</text:p>
          </table:table-cell>
          <table:table-cell/>
          <table:table-cell office:value-type="string">
            <text:p>Россия</text:p>
          </table:table-cell>
          <table:table-cell/>
          <table:table-cell table:formula="of:=([.AC116]-[.G116])*[.H116]" office:value-type="float" office:value="0">
            <text:p>0</text:p>
          </table:table-cell>
          <table:table-cell office:value-type="float" office:value="36">
            <text:p>36</text:p>
          </table:table-cell>
          <table:table-cell office:value-type="string">
            <text:p>Side" стакан выс. 290сс SL 42439 SL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ООО "Посуда Мира"</text:p>
          </table:table-cell>
          <table:table-cell office:value-type="string">
            <text:p>4606259475437</text:p>
          </table:table-cell>
          <table:table-cell table:number-columns-repeated="2"/>
          <table:table-cell office:value-type="string">
            <text:p>РПМ-000270</text:p>
          </table:table-cell>
          <table:table-cell table:number-columns-repeated="2"/>
          <table:table-cell office:value-type="float" office:value="58">
            <text:p>58</text:p>
          </table:table-cell>
          <table:table-cell office:value-type="float" office:value="32.26">
            <text:p>32,26</text:p>
          </table:table-cell>
          <table:table-cell office:value-type="float" office:value="55">
            <text:p>55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4"/>
          <table:table-cell table:formula="of:=[.AZ116]-[.AC116]" office:value-type="float" office:value="0">
            <text:p>0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string">
            <text:p>Стакан выс. Side</text:p>
          </table:table-cell>
          <table:table-cell office:value-type="float" office:value="62480">
            <text:p>62480</text:p>
          </table:table-cell>
          <table:table-cell table:formula="of:=[.BC116]-[.L116]" office:value-type="float" office:value="0">
            <text:p>0</text:p>
          </table:table-cell>
          <table:table-cell office:value-type="float" office:value="32.26">
            <text:p>32,26</text:p>
          </table:table-cell>
          <table:table-cell table:formula="of:=[.BE116]/[.H116]" office:value-type="float" office:value="1">
            <text:p>1,00 ₽</text:p>
          </table:table-cell>
          <table:table-cell office:value-type="string">
            <text:p>00006263</text:p>
          </table:table-cell>
          <table:table-cell office:value-type="float" office:value="12">
            <text:p>12</text:p>
          </table:table-cell>
          <table:table-cell office:value-type="float" office:value="32.26">
            <text:p>32,26</text:p>
          </table:table-cell>
          <table:table-cell office:value-type="float" office:value="387.12">
            <text:p>387,12</text:p>
          </table:table-cell>
          <table:table-cell office:value-type="string">
            <text:p>Пашабахча</text:p>
          </table:table-cell>
          <table:table-cell office:value-type="float" office:value="58">
            <text:p>58</text:p>
          </table:table-cell>
          <table:table-cell office:value-type="float" office:value="62480">
            <text:p>62480</text:p>
          </table:table-cell>
          <table:table-cell office:value-type="string">
            <text:p>{Стакан выс. Side \ 42439SL \ 290сс \ }</text:p>
          </table:table-cell>
          <table:table-cell office:value-type="string">
            <text:p>РПМ-000111</text:p>
          </table:table-cell>
          <table:table-cell office:value-type="float" office:value="106">
            <text:p>106</text:p>
          </table:table-cell>
          <table:table-cell office:value-type="float" office:value="44964">
            <text:p>44964</text:p>
          </table:table-cell>
          <table:table-cell/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string">
            <text:p>Стакан выс. Side</text:p>
          </table:table-cell>
          <table:table-cell office:value-type="float" office:value="62480">
            <text:p>62480</text:p>
          </table:table-cell>
          <table:table-cell office:value-type="float" office:value="32.26">
            <text:p>32,26</text:p>
          </table:table-cell>
          <table:table-cell office:value-type="string">
            <text:p>00006263</text:p>
          </table:table-cell>
          <table:table-cell office:value-type="float" office:value="12">
            <text:p>12</text:p>
          </table:table-cell>
          <table:table-cell office:value-type="float" office:value="32.26">
            <text:p>32,26</text:p>
          </table:table-cell>
          <table:table-cell office:value-type="float" office:value="387.12">
            <text:p>387,12</text:p>
          </table:table-cell>
          <table:table-cell office:value-type="string">
            <text:p>Пашабахча</text:p>
          </table:table-cell>
          <table:table-cell office:value-type="float" office:value="58">
            <text:p>58</text:p>
          </table:table-cell>
          <table:table-cell office:value-type="float" office:value="62480">
            <text:p>62480</text:p>
          </table:table-cell>
          <table:table-cell office:value-type="string">
            <text:p>{Стакан выс. Side \ 42439SL \ 290сс \ }</text:p>
          </table:table-cell>
          <table:table-cell office:value-type="string">
            <text:p>РПМ-000111</text:p>
          </table:table-cell>
          <table:table-cell office:value-type="float" office:value="106">
            <text:p>106</text:p>
          </table:table-cell>
          <table:table-cell office:value-type="float" office:value="44964">
            <text:p>44964</text:p>
          </table:table-cell>
          <table:table-cell table:number-columns-repeated="2"/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string">
            <text:p>Стакан выс. Side</text:p>
          </table:table-cell>
          <table:table-cell office:value-type="float" office:value="62480">
            <text:p>62480</text:p>
          </table:table-cell>
          <table:table-cell office:value-type="float" office:value="32.26">
            <text:p>32,26</text:p>
          </table:table-cell>
          <table:table-cell office:value-type="string">
            <text:p>00006263</text:p>
          </table:table-cell>
          <table:table-cell office:value-type="float" office:value="12">
            <text:p>12</text:p>
          </table:table-cell>
          <table:table-cell office:value-type="float" office:value="32.26">
            <text:p>32,26</text:p>
          </table:table-cell>
          <table:table-cell office:value-type="float" office:value="387.12">
            <text:p>387,12</text:p>
          </table:table-cell>
          <table:table-cell office:value-type="string">
            <text:p>Пашабахча</text:p>
          </table:table-cell>
          <table:table-cell office:value-type="float" office:value="58">
            <text:p>58</text:p>
          </table:table-cell>
          <table:table-cell office:value-type="float" office:value="62480">
            <text:p>62480</text:p>
          </table:table-cell>
          <table:table-cell office:value-type="string">
            <text:p>{Стакан выс. Side \ 42439SL \ 290сс \ }</text:p>
          </table:table-cell>
          <table:table-cell office:value-type="string">
            <text:p>РПМ-000111</text:p>
          </table:table-cell>
          <table:table-cell office:value-type="float" office:value="106">
            <text:p>106</text:p>
          </table:table-cell>
          <table:table-cell office:value-type="float" office:value="44964">
            <text:p>44964</text:p>
          </table:table-cell>
          <table:table-cell/>
          <table:table-cell table:formula="of:=[.CK116]-[.AZ116]" office:value-type="float" office:value="0">
            <text:p>0</text:p>
          </table:table-cell>
          <table:table-cell office:value-type="float" office:value="55">
            <text:p>55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/>
          <table:table-cell office:value-type="float" office:value="62480">
            <text:p>62480</text:p>
          </table:table-cell>
          <table:table-cell table:formula="of:=[.DH116]-[.L116]" office:value-type="float" office:value="0">
            <text:p>0</text:p>
          </table:table-cell>
        </table:table-row>
        <table:table-row table:style-name="ro1">
          <table:table-cell office:value-type="string">
            <text:p>Набор 6-ти фужеров д/вина v=400мл</text:p>
          </table:table-cell>
          <table:table-cell office:value-type="string">
            <text:p>440272</text:p>
          </table:table-cell>
          <table:table-cell office:value-type="string">
            <text:p>Isabella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329.23">
            <text:p>329,23 ₽</text:p>
          </table:table-cell>
          <table:table-cell office:value-type="float" office:value="1316.92">
            <text:p><text:s/>1 316,92 ₽ </text:p>
          </table:table-cell>
          <table:table-cell/>
          <table:table-cell office:value-type="float" office:value="642">
            <text:p><text:s/>642,00 ₽ </text:p>
          </table:table-cell>
          <table:table-cell office:value-type="float" office:value="63591">
            <text:p>63591</text:p>
          </table:table-cell>
          <table:table-cell office:value-type="string">
            <text:p>{Набор 6-ти фужеров д/вина v=400мл \ 440272 \ Isabella \ }</text:p>
          </table:table-cell>
          <table:table-cell office:value-type="string">
            <text:p>РПМ-000270</text:p>
          </table:table-cell>
          <table:table-cell office:value-type="float" office:value="79">
            <text:p>79</text:p>
          </table:table-cell>
          <table:table-cell office:value-type="date" office:date-value="2023-03-30">
            <text:p>30.03.23</text:p>
          </table:table-cell>
          <table:table-cell office:value-type="float" office:value="1570">
            <text:p>1570</text:p>
          </table:table-cell>
          <table:table-cell office:value-type="date" office:date-value="2023-04-05">
            <text:p>05.04.23</text:p>
          </table:table-cell>
          <table:table-cell office:value-type="string">
            <text:p>Стеклопласт</text:p>
          </table:table-cell>
          <table:table-cell office:value-type="string">
            <text:p>Isabella" набор 6-ти фужеров д/вина (v=400мл) 440272</text:p>
          </table:table-cell>
          <table:table-cell table:number-columns-repeated="2"/>
          <table:table-cell office:value-type="string">
            <text:p>K0011589</text:p>
          </table:table-cell>
          <table:table-cell table:formula="of:=[.K117]/[.H117]" office:value-type="percentage" office:value="1.95000455608541">
            <text:p>195%</text:p>
          </table:table-cell>
          <table:table-cell table:number-columns-repeated="3"/>
          <table:table-cell table:formula="of:=([.AC117]-[.G117])*[.H117]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Isabella" набор 6-ти фужеров д/вина (v=400мл) 44027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  <table:table-cell office:value-type="string">
            <text:p>ООО "Посуда Мира"</text:p>
          </table:table-cell>
          <table:table-cell office:value-type="string">
            <text:p>4606065055946</text:p>
          </table:table-cell>
          <table:table-cell table:number-columns-repeated="2"/>
          <table:table-cell office:value-type="string">
            <text:p>РПМ-000270</text:p>
          </table:table-cell>
          <table:table-cell table:number-columns-repeated="2"/>
          <table:table-cell office:value-type="float" office:value="642">
            <text:p>642</text:p>
          </table:table-cell>
          <table:table-cell office:value-type="float" office:value="329.23">
            <text:p>329,23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/>
          <table:table-cell table:formula="of:=[.AZ117]-[.AC117]"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Бокал ИЗАБЕЛЛА 6шт</text:p>
          </table:table-cell>
          <table:table-cell office:value-type="float" office:value="63591">
            <text:p>63591</text:p>
          </table:table-cell>
          <table:table-cell table:formula="of:=[.BC117]-[.L117]" office:value-type="float" office:value="0">
            <text:p>0</text:p>
          </table:table-cell>
          <table:table-cell office:value-type="float" office:value="329.23">
            <text:p>329,23</text:p>
          </table:table-cell>
          <table:table-cell table:formula="of:=[.BE117]/[.H117]" office:value-type="float" office:value="1">
            <text:p>1,00 ₽</text:p>
          </table:table-cell>
          <table:table-cell office:value-type="string">
            <text:p>K0011589</text:p>
          </table:table-cell>
          <table:table-cell office:value-type="float" office:value="4">
            <text:p>4</text:p>
          </table:table-cell>
          <table:table-cell office:value-type="float" office:value="329.23">
            <text:p>329,23</text:p>
          </table:table-cell>
          <table:table-cell office:value-type="float" office:value="1316.92">
            <text:p>1316,92</text:p>
          </table:table-cell>
          <table:table-cell office:value-type="string">
            <text:p>Пашабахча</text:p>
          </table:table-cell>
          <table:table-cell office:value-type="float" office:value="642">
            <text:p>642</text:p>
          </table:table-cell>
          <table:table-cell office:value-type="float" office:value="63591">
            <text:p>63591</text:p>
          </table:table-cell>
          <table:table-cell office:value-type="string">
            <text:p>{Набор 6-ти фужеров д/вина v=400мл \ 440272 \ Isabella \ }</text:p>
          </table:table-cell>
          <table:table-cell office:value-type="string">
            <text:p>РПМ-000729</text:p>
          </table:table-cell>
          <table:table-cell office:value-type="float" office:value="112">
            <text:p>112</text:p>
          </table:table-cell>
          <table:table-cell office:value-type="float" office:value="44897">
            <text:p>44897</text:p>
          </table:table-cell>
          <table:table-cell/>
          <table:table-cell table:number-columns-repeated="2" office:value-type="float" office:value="4">
            <text:p>4</text:p>
          </table:table-cell>
          <table:table-cell office:value-type="string">
            <text:p>Бокал ИЗАБЕЛЛА 6шт</text:p>
          </table:table-cell>
          <table:table-cell office:value-type="float" office:value="63591">
            <text:p>63591</text:p>
          </table:table-cell>
          <table:table-cell office:value-type="float" office:value="329.23">
            <text:p>329,23</text:p>
          </table:table-cell>
          <table:table-cell office:value-type="string">
            <text:p>K0011589</text:p>
          </table:table-cell>
          <table:table-cell office:value-type="float" office:value="4">
            <text:p>4</text:p>
          </table:table-cell>
          <table:table-cell office:value-type="float" office:value="329.23">
            <text:p>329,23</text:p>
          </table:table-cell>
          <table:table-cell office:value-type="float" office:value="1316.92">
            <text:p>1316,92</text:p>
          </table:table-cell>
          <table:table-cell office:value-type="string">
            <text:p>Пашабахча</text:p>
          </table:table-cell>
          <table:table-cell office:value-type="float" office:value="642">
            <text:p>642</text:p>
          </table:table-cell>
          <table:table-cell office:value-type="float" office:value="63591">
            <text:p>63591</text:p>
          </table:table-cell>
          <table:table-cell office:value-type="string">
            <text:p>{Набор 6-ти фужеров д/вина v=400мл \ 440272 \ Isabella \ }</text:p>
          </table:table-cell>
          <table:table-cell office:value-type="string">
            <text:p>РПМ-000729</text:p>
          </table:table-cell>
          <table:table-cell office:value-type="float" office:value="112">
            <text:p>112</text:p>
          </table:table-cell>
          <table:table-cell office:value-type="float" office:value="44897">
            <text:p>44897</text:p>
          </table:table-cell>
          <table:table-cell table:number-columns-repeated="2"/>
          <table:table-cell table:number-columns-repeated="2" office:value-type="float" office:value="4">
            <text:p>4</text:p>
          </table:table-cell>
          <table:table-cell office:value-type="string">
            <text:p>Бокал ИЗАБЕЛЛА 6шт</text:p>
          </table:table-cell>
          <table:table-cell office:value-type="float" office:value="63591">
            <text:p>63591</text:p>
          </table:table-cell>
          <table:table-cell office:value-type="float" office:value="329.23">
            <text:p>329,23</text:p>
          </table:table-cell>
          <table:table-cell office:value-type="string">
            <text:p>K0011589</text:p>
          </table:table-cell>
          <table:table-cell office:value-type="float" office:value="4">
            <text:p>4</text:p>
          </table:table-cell>
          <table:table-cell office:value-type="float" office:value="329.23">
            <text:p>329,23</text:p>
          </table:table-cell>
          <table:table-cell office:value-type="float" office:value="1316.92">
            <text:p>1316,92</text:p>
          </table:table-cell>
          <table:table-cell office:value-type="string">
            <text:p>Пашабахча</text:p>
          </table:table-cell>
          <table:table-cell office:value-type="float" office:value="642">
            <text:p>642</text:p>
          </table:table-cell>
          <table:table-cell office:value-type="float" office:value="63591">
            <text:p>63591</text:p>
          </table:table-cell>
          <table:table-cell office:value-type="string">
            <text:p>{Набор 6-ти фужеров д/вина v=400мл \ 440272 \ Isabella \ }</text:p>
          </table:table-cell>
          <table:table-cell office:value-type="string">
            <text:p>РПМ-000729</text:p>
          </table:table-cell>
          <table:table-cell office:value-type="float" office:value="112">
            <text:p>112</text:p>
          </table:table-cell>
          <table:table-cell office:value-type="float" office:value="44897">
            <text:p>44897</text:p>
          </table:table-cell>
          <table:table-cell/>
          <table:table-cell table:formula="of:=[.CK117]-[.AZ117]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63591">
            <text:p>63591</text:p>
          </table:table-cell>
          <table:table-cell table:formula="of:=[.DH117]-[.L117]" office:value-type="float" office:value="0">
            <text:p>0</text:p>
          </table:table-cell>
        </table:table-row>
        <table:table-row table:style-name="ro1">
          <table:table-cell office:value-type="string">
            <text:p>Кувшин Valse</text:p>
          </table:table-cell>
          <table:table-cell office:value-type="string">
            <text:p>43474 V SL</text:p>
          </table:table-cell>
          <table:table-cell office:value-type="string">
            <text:p>1340сс</text:p>
          </table:table-cell>
          <table:table-cell table:number-columns-repeated="3"/>
          <table:table-cell office:value-type="float" office:value="6">
            <text:p>6</text:p>
          </table:table-cell>
          <table:table-cell office:value-type="float" office:value="130.74">
            <text:p>130,74 ₽</text:p>
          </table:table-cell>
          <table:table-cell office:value-type="float" office:value="784.44">
            <text:p><text:s/>784,44 ₽ </text:p>
          </table:table-cell>
          <table:table-cell office:value-type="string">
            <text:p>Пашабахча</text:p>
          </table:table-cell>
          <table:table-cell office:value-type="float" office:value="235">
            <text:p><text:s/>235,00 ₽ </text:p>
          </table:table-cell>
          <table:table-cell office:value-type="float" office:value="63764">
            <text:p>63764</text:p>
          </table:table-cell>
          <table:table-cell office:value-type="string">
            <text:p>{Кувшин Valse \ 43474 V SL \ 1340сс \ }</text:p>
          </table:table-cell>
          <table:table-cell office:value-type="string">
            <text:p>РПМ-000270</text:p>
          </table:table-cell>
          <table:table-cell office:value-type="float" office:value="135">
            <text:p>135</text:p>
          </table:table-cell>
          <table:table-cell office:value-type="date" office:date-value="2023-03-30">
            <text:p>30.03.23</text:p>
          </table:table-cell>
          <table:table-cell office:value-type="float" office:value="1570">
            <text:p>1570</text:p>
          </table:table-cell>
          <table:table-cell office:value-type="date" office:date-value="2023-04-05">
            <text:p>05.04.23</text:p>
          </table:table-cell>
          <table:table-cell office:value-type="string">
            <text:p>Стеклопласт</text:p>
          </table:table-cell>
          <table:table-cell office:value-type="string">
            <text:p>Valse" кувшин <text:s/>1340сс SL 43474 V SL</text:p>
          </table:table-cell>
          <table:table-cell table:number-columns-repeated="2"/>
          <table:table-cell office:value-type="string">
            <text:p>00008186</text:p>
          </table:table-cell>
          <table:table-cell table:formula="of:=[.K118]/[.H118]" office:value-type="percentage" office:value="1.79746060884198">
            <text:p>180%</text:p>
          </table:table-cell>
          <table:table-cell/>
          <table:table-cell office:value-type="string">
            <text:p>Россия</text:p>
          </table:table-cell>
          <table:table-cell/>
          <table:table-cell table:formula="of:=([.AC118]-[.G118])*[.H118]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>
            <text:p>Valse" кувшин 1340сс SL 43474 V SL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ООО "Посуда Мира"</text:p>
          </table:table-cell>
          <table:table-cell office:value-type="string">
            <text:p>4606065006283</text:p>
          </table:table-cell>
          <table:table-cell table:number-columns-repeated="2"/>
          <table:table-cell office:value-type="string">
            <text:p>РПМ-000270</text:p>
          </table:table-cell>
          <table:table-cell table:number-columns-repeated="2"/>
          <table:table-cell office:value-type="float" office:value="235">
            <text:p>235</text:p>
          </table:table-cell>
          <table:table-cell office:value-type="float" office:value="130.74">
            <text:p>130,74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4"/>
          <table:table-cell table:formula="of:=[.AZ118]-[.AC118]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Кувшин Valse</text:p>
          </table:table-cell>
          <table:table-cell office:value-type="float" office:value="63764">
            <text:p>63764</text:p>
          </table:table-cell>
          <table:table-cell table:formula="of:=[.BC118]-[.L118]" office:value-type="float" office:value="0">
            <text:p>0</text:p>
          </table:table-cell>
          <table:table-cell office:value-type="float" office:value="130.74">
            <text:p>130,74</text:p>
          </table:table-cell>
          <table:table-cell table:formula="of:=[.BE118]/[.H118]" office:value-type="float" office:value="1">
            <text:p>1,00 ₽</text:p>
          </table:table-cell>
          <table:table-cell office:value-type="string">
            <text:p>00008186</text:p>
          </table:table-cell>
          <table:table-cell office:value-type="float" office:value="18">
            <text:p>18</text:p>
          </table:table-cell>
          <table:table-cell office:value-type="float" office:value="130.74">
            <text:p>130,74</text:p>
          </table:table-cell>
          <table:table-cell office:value-type="float" office:value="2353.32">
            <text:p>2353,32</text:p>
          </table:table-cell>
          <table:table-cell office:value-type="string">
            <text:p>Пашабахча</text:p>
          </table:table-cell>
          <table:table-cell office:value-type="float" office:value="235">
            <text:p>235</text:p>
          </table:table-cell>
          <table:table-cell office:value-type="float" office:value="63764">
            <text:p>63764</text:p>
          </table:table-cell>
          <table:table-cell office:value-type="string">
            <text:p>{Кувшин Valse \ 43474 V SL \ 1340сс \ }</text:p>
          </table:table-cell>
          <table:table-cell office:value-type="string">
            <text:p>РПМ-000111</text:p>
          </table:table-cell>
          <table:table-cell office:value-type="float" office:value="124">
            <text:p>124</text:p>
          </table:table-cell>
          <table:table-cell office:value-type="float" office:value="44964">
            <text:p>44964</text:p>
          </table:table-cell>
          <table:table-cell/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Кувшин Valse</text:p>
          </table:table-cell>
          <table:table-cell office:value-type="float" office:value="63764">
            <text:p>63764</text:p>
          </table:table-cell>
          <table:table-cell office:value-type="float" office:value="130.74">
            <text:p>130,74</text:p>
          </table:table-cell>
          <table:table-cell office:value-type="string">
            <text:p>00008186</text:p>
          </table:table-cell>
          <table:table-cell office:value-type="float" office:value="18">
            <text:p>18</text:p>
          </table:table-cell>
          <table:table-cell office:value-type="float" office:value="130.74">
            <text:p>130,74</text:p>
          </table:table-cell>
          <table:table-cell office:value-type="float" office:value="2353.32">
            <text:p>2353,32</text:p>
          </table:table-cell>
          <table:table-cell office:value-type="string">
            <text:p>Пашабахча</text:p>
          </table:table-cell>
          <table:table-cell office:value-type="float" office:value="235">
            <text:p>235</text:p>
          </table:table-cell>
          <table:table-cell office:value-type="float" office:value="63764">
            <text:p>63764</text:p>
          </table:table-cell>
          <table:table-cell office:value-type="string">
            <text:p>{Кувшин Valse \ 43474 V SL \ 1340сс \ }</text:p>
          </table:table-cell>
          <table:table-cell office:value-type="string">
            <text:p>РПМ-000111</text:p>
          </table:table-cell>
          <table:table-cell office:value-type="float" office:value="124">
            <text:p>124</text:p>
          </table:table-cell>
          <table:table-cell office:value-type="float" office:value="44964">
            <text:p>44964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Кувшин Valse</text:p>
          </table:table-cell>
          <table:table-cell office:value-type="float" office:value="63764">
            <text:p>63764</text:p>
          </table:table-cell>
          <table:table-cell office:value-type="float" office:value="130.74">
            <text:p>130,74</text:p>
          </table:table-cell>
          <table:table-cell office:value-type="string">
            <text:p>00008186</text:p>
          </table:table-cell>
          <table:table-cell office:value-type="float" office:value="18">
            <text:p>18</text:p>
          </table:table-cell>
          <table:table-cell office:value-type="float" office:value="130.74">
            <text:p>130,74</text:p>
          </table:table-cell>
          <table:table-cell office:value-type="float" office:value="2353.32">
            <text:p>2353,32</text:p>
          </table:table-cell>
          <table:table-cell office:value-type="string">
            <text:p>Пашабахча</text:p>
          </table:table-cell>
          <table:table-cell office:value-type="float" office:value="235">
            <text:p>235</text:p>
          </table:table-cell>
          <table:table-cell office:value-type="float" office:value="63764">
            <text:p>63764</text:p>
          </table:table-cell>
          <table:table-cell office:value-type="string">
            <text:p>{Кувшин Valse \ 43474 V SL \ 1340сс \ }</text:p>
          </table:table-cell>
          <table:table-cell office:value-type="string">
            <text:p>РПМ-000111</text:p>
          </table:table-cell>
          <table:table-cell office:value-type="float" office:value="124">
            <text:p>124</text:p>
          </table:table-cell>
          <table:table-cell office:value-type="float" office:value="44964">
            <text:p>44964</text:p>
          </table:table-cell>
          <table:table-cell/>
          <table:table-cell table:formula="of:=[.CK118]-[.AZ118]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/>
          <table:table-cell office:value-type="float" office:value="63764">
            <text:p>63764</text:p>
          </table:table-cell>
          <table:table-cell table:formula="of:=[.DH118]-[.L118]" office:value-type="float" office:value="0">
            <text:p>0</text:p>
          </table:table-cell>
        </table:table-row>
        <table:table-row table:style-name="ro1">
          <table:table-cell office:value-type="string">
            <text:p>Тарелка глубокая 19см Дымка</text:p>
          </table:table-cell>
          <table:table-cell office:value-type="string">
            <text:p>62100</text:p>
          </table:table-cell>
          <table:table-cell office:value-type="string">
            <text:p>ELIСA</text:p>
          </table:table-cell>
          <table:table-cell table:number-columns-repeated="3"/>
          <table:table-cell office:value-type="float" office:value="12">
            <text:p>12</text:p>
          </table:table-cell>
          <table:table-cell office:value-type="float" office:value="54.42">
            <text:p>54,42 ₽</text:p>
          </table:table-cell>
          <table:table-cell office:value-type="float" office:value="653.04">
            <text:p><text:s/>653,04 ₽ </text:p>
          </table:table-cell>
          <table:table-cell/>
          <table:table-cell office:value-type="float" office:value="112">
            <text:p><text:s/>112,00 ₽ </text:p>
          </table:table-cell>
          <table:table-cell office:value-type="float" office:value="63945">
            <text:p>63945</text:p>
          </table:table-cell>
          <table:table-cell office:value-type="string">
            <text:p>{Тарелка глубокая 19см Дымка \ 62100 \ ELIСA \ }</text:p>
          </table:table-cell>
          <table:table-cell office:value-type="string">
            <text:p>РПМ-000270</text:p>
          </table:table-cell>
          <table:table-cell office:value-type="float" office:value="195">
            <text:p>195</text:p>
          </table:table-cell>
          <table:table-cell office:value-type="date" office:date-value="2023-03-30">
            <text:p>30.03.23</text:p>
          </table:table-cell>
          <table:table-cell office:value-type="float" office:value="1570">
            <text:p>1570</text:p>
          </table:table-cell>
          <table:table-cell office:value-type="date" office:date-value="2023-04-05">
            <text:p>05.04.23</text:p>
          </table:table-cell>
          <table:table-cell office:value-type="string">
            <text:p>Стеклопласт</text:p>
          </table:table-cell>
          <table:table-cell office:value-type="string">
            <text:p>Тарелка глубокая 19см "ELIСA"Дымка 62100</text:p>
          </table:table-cell>
          <table:table-cell table:number-columns-repeated="2"/>
          <table:table-cell office:value-type="string">
            <text:p>880245</text:p>
          </table:table-cell>
          <table:table-cell table:formula="of:=[.K119]/[.H119]" office:value-type="percentage" office:value="2.05806688717383">
            <text:p>206%</text:p>
          </table:table-cell>
          <table:table-cell table:number-columns-repeated="3"/>
          <table:table-cell table:formula="of:=([.AC119]-[.G119])*[.H119]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string">
            <text:p>Тарелка глубокая 19см "ELIСA"Дымка 62100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ООО "Посуда Мира"</text:p>
          </table:table-cell>
          <table:table-cell office:value-type="string">
            <text:p>4620011621009</text:p>
          </table:table-cell>
          <table:table-cell table:number-columns-repeated="2"/>
          <table:table-cell office:value-type="string">
            <text:p>РПМ-000270</text:p>
          </table:table-cell>
          <table:table-cell table:number-columns-repeated="2"/>
          <table:table-cell office:value-type="float" office:value="112">
            <text:p>112</text:p>
          </table:table-cell>
          <table:table-cell office:value-type="float" office:value="54.42">
            <text:p>54,42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4"/>
          <table:table-cell table:formula="of:=[.AZ119]-[.AC119]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string">
            <text:p>Тарелка глубокая 19см Дымка</text:p>
          </table:table-cell>
          <table:table-cell office:value-type="float" office:value="63945">
            <text:p>63945</text:p>
          </table:table-cell>
          <table:table-cell table:formula="of:=[.BC119]-[.L119]" office:value-type="float" office:value="0">
            <text:p>0</text:p>
          </table:table-cell>
          <table:table-cell office:value-type="float" office:value="54.42">
            <text:p>54,42</text:p>
          </table:table-cell>
          <table:table-cell table:formula="of:=[.BE119]/[.H119]" office:value-type="float" office:value="1">
            <text:p>1,00 ₽</text:p>
          </table:table-cell>
          <table:table-cell office:value-type="string">
            <text:p>880245</text:p>
          </table:table-cell>
          <table:table-cell office:value-type="float" office:value="12">
            <text:p>12</text:p>
          </table:table-cell>
          <table:table-cell office:value-type="float" office:value="54.42">
            <text:p>54,42</text:p>
          </table:table-cell>
          <table:table-cell office:value-type="float" office:value="653.04">
            <text:p>653,04</text:p>
          </table:table-cell>
          <table:table-cell office:value-type="string">
            <text:p>Стекло России</text:p>
          </table:table-cell>
          <table:table-cell office:value-type="float" office:value="112">
            <text:p>112</text:p>
          </table:table-cell>
          <table:table-cell office:value-type="float" office:value="63945">
            <text:p>63945</text:p>
          </table:table-cell>
          <table:table-cell office:value-type="string">
            <text:p>{Тарелка глубокая 19см Дымка \ 62100 \ ELIСA \ }</text:p>
          </table:table-cell>
          <table:table-cell office:value-type="string">
            <text:p>РПМ-000729</text:p>
          </table:table-cell>
          <table:table-cell office:value-type="float" office:value="228">
            <text:p>228</text:p>
          </table:table-cell>
          <table:table-cell office:value-type="float" office:value="44897">
            <text:p>44897</text:p>
          </table:table-cell>
          <table:table-cell table:number-columns-repeated="19"/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string">
            <text:p>Тарелка глубокая 19см Дымка</text:p>
          </table:table-cell>
          <table:table-cell office:value-type="float" office:value="63945">
            <text:p>63945</text:p>
          </table:table-cell>
          <table:table-cell office:value-type="float" office:value="54.42">
            <text:p>54,42</text:p>
          </table:table-cell>
          <table:table-cell office:value-type="string">
            <text:p>880245</text:p>
          </table:table-cell>
          <table:table-cell office:value-type="float" office:value="12">
            <text:p>12</text:p>
          </table:table-cell>
          <table:table-cell office:value-type="float" office:value="54.42">
            <text:p>54,42</text:p>
          </table:table-cell>
          <table:table-cell office:value-type="float" office:value="653.04">
            <text:p>653,04</text:p>
          </table:table-cell>
          <table:table-cell office:value-type="string">
            <text:p>Стекло России</text:p>
          </table:table-cell>
          <table:table-cell office:value-type="float" office:value="112">
            <text:p>112</text:p>
          </table:table-cell>
          <table:table-cell office:value-type="float" office:value="63945">
            <text:p>63945</text:p>
          </table:table-cell>
          <table:table-cell office:value-type="string">
            <text:p>{Тарелка глубокая 19см Дымка \ 62100 \ ELIСA \ }</text:p>
          </table:table-cell>
          <table:table-cell office:value-type="string">
            <text:p>РПМ-000729</text:p>
          </table:table-cell>
          <table:table-cell office:value-type="float" office:value="228">
            <text:p>228</text:p>
          </table:table-cell>
          <table:table-cell office:value-type="float" office:value="44897">
            <text:p>44897</text:p>
          </table:table-cell>
          <table:table-cell/>
          <table:table-cell table:formula="of:=[.CK119]-[.AZ119]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/>
          <table:table-cell office:value-type="float" office:value="63945">
            <text:p>63945</text:p>
          </table:table-cell>
          <table:table-cell table:formula="of:=[.DH119]-[.L119]" office:value-type="float" office:value="0">
            <text:p>0</text:p>
          </table:table-cell>
        </table:table-row>
        <table:table-row table:style-name="ro1">
          <table:table-cell office:value-type="string">
            <text:p>Набор 6шт чашек с блюдцем "Бейзик"</text:p>
          </table:table-cell>
          <table:table-cell office:value-type="string">
            <text:p>97948</text:p>
          </table:table-cell>
          <table:table-cell office:value-type="string">
            <text:p>215мл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454.69">
            <text:p>454,69 ₽</text:p>
          </table:table-cell>
          <table:table-cell office:value-type="float" office:value="1818.76">
            <text:p><text:s/>1 818,76 ₽ </text:p>
          </table:table-cell>
          <table:table-cell office:value-type="string">
            <text:p>Пашабахча, г.Бор</text:p>
          </table:table-cell>
          <table:table-cell office:value-type="float" office:value="818">
            <text:p><text:s/>818,00 ₽ </text:p>
          </table:table-cell>
          <table:table-cell office:value-type="float" office:value="63948">
            <text:p>63948</text:p>
          </table:table-cell>
          <table:table-cell office:value-type="string">
            <text:p>{Набор 6шт чашек с блюдцем "Бейзик" \ 97948 \ 215мл \ }</text:p>
          </table:table-cell>
          <table:table-cell office:value-type="string">
            <text:p>РПМ-000270</text:p>
          </table:table-cell>
          <table:table-cell office:value-type="float" office:value="12">
            <text:p>12</text:p>
          </table:table-cell>
          <table:table-cell office:value-type="date" office:date-value="2023-03-30">
            <text:p>30.03.23</text:p>
          </table:table-cell>
          <table:table-cell office:value-type="float" office:value="1570">
            <text:p>1570</text:p>
          </table:table-cell>
          <table:table-cell office:value-type="date" office:date-value="2023-04-05">
            <text:p>05.04.23</text:p>
          </table:table-cell>
          <table:table-cell office:value-type="string">
            <text:p>Стеклопласт</text:p>
          </table:table-cell>
          <table:table-cell office:value-type="string">
            <text:p>Basic" набор чайный 6чаш.+6блюд. 220мл/4/96 97948</text:p>
          </table:table-cell>
          <table:table-cell table:number-columns-repeated="2"/>
          <table:table-cell office:value-type="string">
            <text:p>00006147</text:p>
          </table:table-cell>
          <table:table-cell table:formula="of:=[.K120]/[.H120]" office:value-type="percentage" office:value="1.7990279091249">
            <text:p>180%</text:p>
          </table:table-cell>
          <table:table-cell/>
          <table:table-cell office:value-type="string">
            <text:p>Россия</text:p>
          </table:table-cell>
          <table:table-cell/>
          <table:table-cell table:formula="of:=([.AC120]-[.G120])*[.H120]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Basic" набор чайный 6чаш.+6блюд. 220мл/4/96 97948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  <table:table-cell office:value-type="string">
            <text:p>ООО "Посуда Мира"</text:p>
          </table:table-cell>
          <table:table-cell office:value-type="string">
            <text:p>4606065004975</text:p>
          </table:table-cell>
          <table:table-cell table:number-columns-repeated="2"/>
          <table:table-cell office:value-type="string">
            <text:p>РПМ-000270</text:p>
          </table:table-cell>
          <table:table-cell table:number-columns-repeated="2"/>
          <table:table-cell office:value-type="float" office:value="818">
            <text:p>818</text:p>
          </table:table-cell>
          <table:table-cell office:value-type="float" office:value="454.69">
            <text:p>454,69</text:p>
          </table:table-cell>
          <table:table-cell office:value-type="float" office:value="0.83">
            <text:p>0,83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/>
          <table:table-cell table:formula="of:=[.AZ120]-[.AC120]"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Набор 6шт чашек с блюдцем "Бейзик"</text:p>
          </table:table-cell>
          <table:table-cell office:value-type="float" office:value="63948">
            <text:p>63948</text:p>
          </table:table-cell>
          <table:table-cell table:formula="of:=[.BC120]-[.L120]" office:value-type="float" office:value="0">
            <text:p>0</text:p>
          </table:table-cell>
          <table:table-cell office:value-type="float" office:value="454.69">
            <text:p>454,69</text:p>
          </table:table-cell>
          <table:table-cell table:formula="of:=[.BE120]/[.H120]" office:value-type="float" office:value="1">
            <text:p>1,00 ₽</text:p>
          </table:table-cell>
          <table:table-cell office:value-type="string">
            <text:p>00006147</text:p>
          </table:table-cell>
          <table:table-cell office:value-type="float" office:value="4">
            <text:p>4</text:p>
          </table:table-cell>
          <table:table-cell office:value-type="float" office:value="454.69">
            <text:p>454,69</text:p>
          </table:table-cell>
          <table:table-cell office:value-type="float" office:value="1818.76">
            <text:p>1818,76</text:p>
          </table:table-cell>
          <table:table-cell office:value-type="string">
            <text:p>Пашабахча</text:p>
          </table:table-cell>
          <table:table-cell office:value-type="float" office:value="818">
            <text:p>818</text:p>
          </table:table-cell>
          <table:table-cell office:value-type="float" office:value="63948">
            <text:p>63948</text:p>
          </table:table-cell>
          <table:table-cell office:value-type="string">
            <text:p>{Набор 6шт чашек с блюдцем "Бейзик" \ 97948 \ 215мл \ }</text:p>
          </table:table-cell>
          <table:table-cell office:value-type="string">
            <text:p>РПМ-000729</text:p>
          </table:table-cell>
          <table:table-cell office:value-type="float" office:value="205">
            <text:p>205</text:p>
          </table:table-cell>
          <table:table-cell office:value-type="float" office:value="44897">
            <text:p>44897</text:p>
          </table:table-cell>
          <table:table-cell/>
          <table:table-cell table:number-columns-repeated="2" office:value-type="float" office:value="4">
            <text:p>4</text:p>
          </table:table-cell>
          <table:table-cell office:value-type="string">
            <text:p>Набор 6шт чашек с блюдцем "Бейзик"</text:p>
          </table:table-cell>
          <table:table-cell office:value-type="float" office:value="63948">
            <text:p>63948</text:p>
          </table:table-cell>
          <table:table-cell office:value-type="float" office:value="454.69">
            <text:p>454,69</text:p>
          </table:table-cell>
          <table:table-cell office:value-type="string">
            <text:p>00006147</text:p>
          </table:table-cell>
          <table:table-cell office:value-type="float" office:value="4">
            <text:p>4</text:p>
          </table:table-cell>
          <table:table-cell office:value-type="float" office:value="454.69">
            <text:p>454,69</text:p>
          </table:table-cell>
          <table:table-cell office:value-type="float" office:value="1818.76">
            <text:p>1818,76</text:p>
          </table:table-cell>
          <table:table-cell office:value-type="string">
            <text:p>Пашабахча</text:p>
          </table:table-cell>
          <table:table-cell office:value-type="float" office:value="818">
            <text:p>818</text:p>
          </table:table-cell>
          <table:table-cell office:value-type="float" office:value="63948">
            <text:p>63948</text:p>
          </table:table-cell>
          <table:table-cell office:value-type="string">
            <text:p>{Набор 6шт чашек с блюдцем "Бейзик" \ 97948 \ 215мл \ }</text:p>
          </table:table-cell>
          <table:table-cell office:value-type="string">
            <text:p>РПМ-000729</text:p>
          </table:table-cell>
          <table:table-cell office:value-type="float" office:value="205">
            <text:p>205</text:p>
          </table:table-cell>
          <table:table-cell office:value-type="float" office:value="44897">
            <text:p>44897</text:p>
          </table:table-cell>
          <table:table-cell table:number-columns-repeated="2"/>
          <table:table-cell table:number-columns-repeated="2" office:value-type="float" office:value="4">
            <text:p>4</text:p>
          </table:table-cell>
          <table:table-cell office:value-type="string">
            <text:p>Набор 6шт чашек с блюдцем "Бейзик"</text:p>
          </table:table-cell>
          <table:table-cell office:value-type="float" office:value="63948">
            <text:p>63948</text:p>
          </table:table-cell>
          <table:table-cell office:value-type="float" office:value="454.69">
            <text:p>454,69</text:p>
          </table:table-cell>
          <table:table-cell office:value-type="string">
            <text:p>00006147</text:p>
          </table:table-cell>
          <table:table-cell office:value-type="float" office:value="4">
            <text:p>4</text:p>
          </table:table-cell>
          <table:table-cell office:value-type="float" office:value="454.69">
            <text:p>454,69</text:p>
          </table:table-cell>
          <table:table-cell office:value-type="float" office:value="1818.76">
            <text:p>1818,76</text:p>
          </table:table-cell>
          <table:table-cell office:value-type="string">
            <text:p>Пашабахча</text:p>
          </table:table-cell>
          <table:table-cell office:value-type="float" office:value="818">
            <text:p>818</text:p>
          </table:table-cell>
          <table:table-cell office:value-type="float" office:value="63948">
            <text:p>63948</text:p>
          </table:table-cell>
          <table:table-cell office:value-type="string">
            <text:p>{Набор 6шт чашек с блюдцем "Бейзик" \ 97948 \ 215мл \ }</text:p>
          </table:table-cell>
          <table:table-cell office:value-type="string">
            <text:p>РПМ-000729</text:p>
          </table:table-cell>
          <table:table-cell office:value-type="float" office:value="205">
            <text:p>205</text:p>
          </table:table-cell>
          <table:table-cell office:value-type="float" office:value="44897">
            <text:p>44897</text:p>
          </table:table-cell>
          <table:table-cell/>
          <table:table-cell table:formula="of:=[.CK120]-[.AZ120]" office:value-type="float" office:value="0">
            <text:p>0</text:p>
          </table:table-cell>
          <table:table-cell office:value-type="float" office:value="0.83">
            <text:p>0,83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/>
          <table:table-cell office:value-type="float" office:value="63948">
            <text:p>63948</text:p>
          </table:table-cell>
          <table:table-cell table:formula="of:=[.DH120]-[.L120]" office:value-type="float" office:value="0">
            <text:p>0</text:p>
          </table:table-cell>
        </table:table-row>
        <table:table-row table:style-name="ro1">
          <table:table-cell office:value-type="string">
            <text:p>Банка с крышкой 500мл. SL со стикером</text:p>
          </table:table-cell>
          <table:table-cell office:value-type="string">
            <text:p>97424 SL/St</text:p>
          </table:table-cell>
          <table:table-cell office:value-type="string">
            <text:p>43003+43265</text:p>
          </table:table-cell>
          <table:table-cell table:number-columns-repeated="3"/>
          <table:table-cell office:value-type="float" office:value="12">
            <text:p>12</text:p>
          </table:table-cell>
          <table:table-cell office:value-type="float" office:value="75.98">
            <text:p>75,98 ₽</text:p>
          </table:table-cell>
          <table:table-cell office:value-type="float" office:value="911.76">
            <text:p><text:s/>911,76 ₽ </text:p>
          </table:table-cell>
          <table:table-cell/>
          <table:table-cell office:value-type="float" office:value="148">
            <text:p><text:s/>148,00 ₽ </text:p>
          </table:table-cell>
          <table:table-cell office:value-type="float" office:value="63960">
            <text:p>63960</text:p>
          </table:table-cell>
          <table:table-cell office:value-type="string">
            <text:p>{Банка с крышкой 500мл. SL со стикером \ 97424 SL/St \ 43003+43265 \ }</text:p>
          </table:table-cell>
          <table:table-cell office:value-type="string">
            <text:p>РПМ-000270</text:p>
          </table:table-cell>
          <table:table-cell office:value-type="float" office:value="40">
            <text:p>40</text:p>
          </table:table-cell>
          <table:table-cell office:value-type="date" office:date-value="2023-03-30">
            <text:p>30.03.23</text:p>
          </table:table-cell>
          <table:table-cell office:value-type="float" office:value="1570">
            <text:p>1570</text:p>
          </table:table-cell>
          <table:table-cell office:value-type="date" office:date-value="2023-04-05">
            <text:p>05.04.23</text:p>
          </table:table-cell>
          <table:table-cell office:value-type="string">
            <text:p>Стеклопласт</text:p>
          </table:table-cell>
          <table:table-cell office:value-type="string">
            <text:p>Cesni" банка с крышкой (43003+43265) 500мл. SL со стикером 97424 SL/St</text:p>
          </table:table-cell>
          <table:table-cell table:number-columns-repeated="2"/>
          <table:table-cell office:value-type="string">
            <text:p>880465</text:p>
          </table:table-cell>
          <table:table-cell table:formula="of:=[.K121]/[.H121]" office:value-type="percentage" office:value="1.9478810213214">
            <text:p>195%</text:p>
          </table:table-cell>
          <table:table-cell table:number-columns-repeated="3"/>
          <table:table-cell table:formula="of:=([.AC121]-[.G121])*[.H121]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string">
            <text:p>Cesni" банка с крышкой (43003+43265) 500мл. SL со стикером 97424 SL/St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/>
          <table:table-cell office:value-type="string">
            <text:p>ООО "Посуда Мира"</text:p>
          </table:table-cell>
          <table:table-cell office:value-type="string">
            <text:p>4606065018644</text:p>
          </table:table-cell>
          <table:table-cell table:number-columns-repeated="2"/>
          <table:table-cell office:value-type="string">
            <text:p>РПМ-000270</text:p>
          </table:table-cell>
          <table:table-cell table:number-columns-repeated="2"/>
          <table:table-cell office:value-type="float" office:value="148">
            <text:p>148</text:p>
          </table:table-cell>
          <table:table-cell office:value-type="float" office:value="75.98">
            <text:p>75,98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4"/>
          <table:table-cell table:formula="of:=[.AZ121]-[.AC121]" office:value-type="float" office:value="0">
            <text:p>0</text:p>
          </table:table-cell>
          <table:table-cell table:number-columns-repeated="2" office:value-type="float" office:value="12">
            <text:p>12</text:p>
          </table:table-cell>
          <table:table-cell office:value-type="string">
            <text:p>Банка с крышкой 500мл. SL со стикером</text:p>
          </table:table-cell>
          <table:table-cell office:value-type="float" office:value="63960">
            <text:p>63960</text:p>
          </table:table-cell>
          <table:table-cell table:formula="of:=[.BC121]-[.L121]" office:value-type="float" office:value="0">
            <text:p>0</text:p>
          </table:table-cell>
          <table:table-cell office:value-type="float" office:value="75.98">
            <text:p>75,98</text:p>
          </table:table-cell>
          <table:table-cell table:formula="of:=[.BE121]/[.H121]" office:value-type="float" office:value="1">
            <text:p>1,00 ₽</text:p>
          </table:table-cell>
          <table:table-cell office:value-type="string">
            <text:p>880465</text:p>
          </table:table-cell>
          <table:table-cell office:value-type="float" office:value="12">
            <text:p>12</text:p>
          </table:table-cell>
          <table:table-cell office:value-type="float" office:value="75.98">
            <text:p>75,98</text:p>
          </table:table-cell>
          <table:table-cell office:value-type="float" office:value="911.76">
            <text:p>911,76</text:p>
          </table:table-cell>
          <table:table-cell office:value-type="string">
            <text:p>Пашабахча</text:p>
          </table:table-cell>
          <table:table-cell office:value-type="float" office:value="148">
            <text:p>148</text:p>
          </table:table-cell>
          <table:table-cell office:value-type="float" office:value="63960">
            <text:p>63960</text:p>
          </table:table-cell>
          <table:table-cell office:value-type="string">
            <text:p>{Банка с крышкой 500мл. SL со стикером \ 97424 SL/St \ 43003+43265 \ }</text:p>
          </table:table-cell>
          <table:table-cell office:value-type="string">
            <text:p>РПМ-000729</text:p>
          </table:table-cell>
          <table:table-cell office:value-type="float" office:value="201">
            <text:p>201</text:p>
          </table:table-cell>
          <table:table-cell office:value-type="float" office:value="44897">
            <text:p>44897</text:p>
          </table:table-cell>
          <table:table-cell/>
          <table:table-cell table:number-columns-repeated="2" office:value-type="float" office:value="12">
            <text:p>12</text:p>
          </table:table-cell>
          <table:table-cell office:value-type="string">
            <text:p>Банка с крышкой 500мл. SL со стикером</text:p>
          </table:table-cell>
          <table:table-cell office:value-type="float" office:value="63960">
            <text:p>63960</text:p>
          </table:table-cell>
          <table:table-cell office:value-type="float" office:value="75.98">
            <text:p>75,98</text:p>
          </table:table-cell>
          <table:table-cell office:value-type="string">
            <text:p>880465</text:p>
          </table:table-cell>
          <table:table-cell office:value-type="float" office:value="12">
            <text:p>12</text:p>
          </table:table-cell>
          <table:table-cell office:value-type="float" office:value="75.98">
            <text:p>75,98</text:p>
          </table:table-cell>
          <table:table-cell office:value-type="float" office:value="911.76">
            <text:p>911,76</text:p>
          </table:table-cell>
          <table:table-cell office:value-type="string">
            <text:p>Пашабахча</text:p>
          </table:table-cell>
          <table:table-cell office:value-type="float" office:value="148">
            <text:p>148</text:p>
          </table:table-cell>
          <table:table-cell office:value-type="float" office:value="63960">
            <text:p>63960</text:p>
          </table:table-cell>
          <table:table-cell office:value-type="string">
            <text:p>{Банка с крышкой 500мл. SL со стикером \ 97424 SL/St \ 43003+43265 \ }</text:p>
          </table:table-cell>
          <table:table-cell office:value-type="string">
            <text:p>РПМ-000729</text:p>
          </table:table-cell>
          <table:table-cell office:value-type="float" office:value="201">
            <text:p>201</text:p>
          </table:table-cell>
          <table:table-cell office:value-type="float" office:value="44897">
            <text:p>44897</text:p>
          </table:table-cell>
          <table:table-cell table:number-columns-repeated="2"/>
          <table:table-cell table:number-columns-repeated="2" office:value-type="float" office:value="12">
            <text:p>12</text:p>
          </table:table-cell>
          <table:table-cell office:value-type="string">
            <text:p>Банка с крышкой 500мл. SL со стикером</text:p>
          </table:table-cell>
          <table:table-cell office:value-type="float" office:value="63960">
            <text:p>63960</text:p>
          </table:table-cell>
          <table:table-cell office:value-type="float" office:value="75.98">
            <text:p>75,98</text:p>
          </table:table-cell>
          <table:table-cell office:value-type="string">
            <text:p>880465</text:p>
          </table:table-cell>
          <table:table-cell office:value-type="float" office:value="12">
            <text:p>12</text:p>
          </table:table-cell>
          <table:table-cell office:value-type="float" office:value="75.98">
            <text:p>75,98</text:p>
          </table:table-cell>
          <table:table-cell office:value-type="float" office:value="911.76">
            <text:p>911,76</text:p>
          </table:table-cell>
          <table:table-cell office:value-type="string">
            <text:p>Пашабахча</text:p>
          </table:table-cell>
          <table:table-cell office:value-type="float" office:value="148">
            <text:p>148</text:p>
          </table:table-cell>
          <table:table-cell office:value-type="float" office:value="63960">
            <text:p>63960</text:p>
          </table:table-cell>
          <table:table-cell office:value-type="string">
            <text:p>{Банка с крышкой 500мл. SL со стикером \ 97424 SL/St \ 43003+43265 \ }</text:p>
          </table:table-cell>
          <table:table-cell office:value-type="string">
            <text:p>РПМ-000729</text:p>
          </table:table-cell>
          <table:table-cell office:value-type="float" office:value="201">
            <text:p>201</text:p>
          </table:table-cell>
          <table:table-cell office:value-type="float" office:value="44897">
            <text:p>44897</text:p>
          </table:table-cell>
          <table:table-cell/>
          <table:table-cell table:formula="of:=[.CK121]-[.AZ121]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/>
          <table:table-cell office:value-type="float" office:value="63960">
            <text:p>63960</text:p>
          </table:table-cell>
          <table:table-cell table:formula="of:=[.DH121]-[.L121]" office:value-type="float" office:value="0">
            <text:p>0</text:p>
          </table:table-cell>
        </table:table-row>
        <table:table-row table:style-name="ro1">
          <table:table-cell office:value-type="string">
            <text:p>Соусница "Бейзик"</text:p>
          </table:table-cell>
          <table:table-cell office:value-type="string">
            <text:p>55012SL</text:p>
          </table:table-cell>
          <table:table-cell office:value-type="string">
            <text:p>170мл</text:p>
          </table:table-cell>
          <table:table-cell table:number-columns-repeated="3"/>
          <table:table-cell office:value-type="float" office:value="12">
            <text:p>12</text:p>
          </table:table-cell>
          <table:table-cell office:value-type="float" office:value="65.14">
            <text:p>65,14 ₽</text:p>
          </table:table-cell>
          <table:table-cell office:value-type="float" office:value="781.68">
            <text:p><text:s/>781,68 ₽ </text:p>
          </table:table-cell>
          <table:table-cell office:value-type="string">
            <text:p>Пашабахча</text:p>
          </table:table-cell>
          <table:table-cell table:style-name="ce4" table:formula="of:=ROUND([.H122]*1.8;0)" office:value-type="float" office:value="117">
            <text:p><text:s/>117,00 ₽ </text:p>
          </table:table-cell>
          <table:table-cell office:value-type="float" office:value="63996">
            <text:p>63996</text:p>
          </table:table-cell>
          <table:table-cell office:value-type="string">
            <text:p>{Соусница "Бейзик" \ 55012SL \ 170мл \ }</text:p>
          </table:table-cell>
          <table:table-cell office:value-type="string">
            <text:p>РПМ-000270</text:p>
          </table:table-cell>
          <table:table-cell office:value-type="float" office:value="15">
            <text:p>15</text:p>
          </table:table-cell>
          <table:table-cell office:value-type="date" office:date-value="2023-03-30">
            <text:p>30.03.23</text:p>
          </table:table-cell>
          <table:table-cell office:value-type="float" office:value="1570">
            <text:p>1570</text:p>
          </table:table-cell>
          <table:table-cell office:value-type="date" office:date-value="2023-04-05">
            <text:p>05.04.23</text:p>
          </table:table-cell>
          <table:table-cell office:value-type="string">
            <text:p>Стеклопласт</text:p>
          </table:table-cell>
          <table:table-cell office:value-type="string">
            <text:p>Basic" соусник v-170cc SL со стикером 55012 SL/St</text:p>
          </table:table-cell>
          <table:table-cell table:number-columns-repeated="2"/>
          <table:table-cell office:value-type="string">
            <text:p>871145</text:p>
          </table:table-cell>
          <table:table-cell table:formula="of:=[.K122]/[.H122]" office:value-type="percentage" office:value="1.79613140927234">
            <text:p>180%</text:p>
          </table:table-cell>
          <table:table-cell/>
          <table:table-cell office:value-type="string">
            <text:p>Пашабахча</text:p>
          </table:table-cell>
          <table:table-cell/>
          <table:table-cell table:formula="of:=([.AC122]-[.G122])*[.H122]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string">
            <text:p>Basic" соусник v-170cc SL со стикером 55012 SL/St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/>
          <table:table-cell office:value-type="string">
            <text:p>ООО "Посуда Мира"</text:p>
          </table:table-cell>
          <table:table-cell office:value-type="string">
            <text:p>4606065025796</text:p>
          </table:table-cell>
          <table:table-cell table:number-columns-repeated="2"/>
          <table:table-cell office:value-type="string">
            <text:p>РПМ-000270</text:p>
          </table:table-cell>
          <table:table-cell table:number-columns-repeated="2"/>
          <table:table-cell office:value-type="float" office:value="110">
            <text:p>110</text:p>
          </table:table-cell>
          <table:table-cell office:value-type="float" office:value="61.05">
            <text:p>61,05</text:p>
          </table:table-cell>
          <table:table-cell table:number-columns-repeated="4" office:value-type="float" office:value="0">
            <text:p>0</text:p>
          </table:table-cell>
          <table:table-cell table:number-columns-repeated="4"/>
          <table:table-cell table:formula="of:=[.AZ122]-[.AC122]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string">
            <text:p>Соусница "Бейзик"</text:p>
          </table:table-cell>
          <table:table-cell office:value-type="float" office:value="63996">
            <text:p>63996</text:p>
          </table:table-cell>
          <table:table-cell table:formula="of:=[.BC122]-[.L122]" office:value-type="float" office:value="0">
            <text:p>0</text:p>
          </table:table-cell>
          <table:table-cell office:value-type="float" office:value="65.14">
            <text:p>65,14</text:p>
          </table:table-cell>
          <table:table-cell table:formula="of:=[.BE122]/[.H122]" office:value-type="float" office:value="1">
            <text:p>1,00 ₽</text:p>
          </table:table-cell>
          <table:table-cell office:value-type="string">
            <text:p>871145</text:p>
          </table:table-cell>
          <table:table-cell office:value-type="float" office:value="12">
            <text:p>12</text:p>
          </table:table-cell>
          <table:table-cell office:value-type="float" office:value="54.31">
            <text:p>54,31</text:p>
          </table:table-cell>
          <table:table-cell office:value-type="float" office:value="651.72">
            <text:p>651,72</text:p>
          </table:table-cell>
          <table:table-cell office:value-type="string">
            <text:p>Пашабахча</text:p>
          </table:table-cell>
          <table:table-cell office:value-type="float" office:value="110">
            <text:p>110</text:p>
          </table:table-cell>
          <table:table-cell office:value-type="float" office:value="63996">
            <text:p>63996</text:p>
          </table:table-cell>
          <table:table-cell office:value-type="string">
            <text:p>{Соусница "Бейзик" \ 55012 SL \ 170мл \ }</text:p>
          </table:table-cell>
          <table:table-cell office:value-type="string">
            <text:p>РПМ-000324</text:p>
          </table:table-cell>
          <table:table-cell office:value-type="float" office:value="104">
            <text:p>104</text:p>
          </table:table-cell>
          <table:table-cell office:value-type="float" office:value="44407">
            <text:p>44407</text:p>
          </table:table-cell>
          <table:table-cell table:number-columns-repeated="19"/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string">
            <text:p>Соусница "Бейзик"</text:p>
          </table:table-cell>
          <table:table-cell office:value-type="float" office:value="63996">
            <text:p>63996</text:p>
          </table:table-cell>
          <table:table-cell office:value-type="float" office:value="65.14">
            <text:p>65,14</text:p>
          </table:table-cell>
          <table:table-cell office:value-type="string">
            <text:p>871145</text:p>
          </table:table-cell>
          <table:table-cell office:value-type="float" office:value="12">
            <text:p>12</text:p>
          </table:table-cell>
          <table:table-cell office:value-type="float" office:value="54.31">
            <text:p>54,31</text:p>
          </table:table-cell>
          <table:table-cell office:value-type="float" office:value="651.72">
            <text:p>651,72</text:p>
          </table:table-cell>
          <table:table-cell office:value-type="string">
            <text:p>Пашабахча</text:p>
          </table:table-cell>
          <table:table-cell office:value-type="float" office:value="110">
            <text:p>110</text:p>
          </table:table-cell>
          <table:table-cell office:value-type="float" office:value="63996">
            <text:p>63996</text:p>
          </table:table-cell>
          <table:table-cell office:value-type="string">
            <text:p>{Соусница "Бейзик" \ 55012 SL \ 170мл \ }</text:p>
          </table:table-cell>
          <table:table-cell office:value-type="string">
            <text:p>РПМ-000324</text:p>
          </table:table-cell>
          <table:table-cell office:value-type="float" office:value="104">
            <text:p>104</text:p>
          </table:table-cell>
          <table:table-cell office:value-type="float" office:value="44407">
            <text:p>44407</text:p>
          </table:table-cell>
          <table:table-cell/>
          <table:table-cell table:formula="of:=[.CK122]-[.AZ122]" office:value-type="float" office:value="0">
            <text:p>0</text:p>
          </table:table-cell>
          <table:table-cell table:number-columns-repeated="4" office:value-type="float" office:value="0">
            <text:p>0</text:p>
          </table:table-cell>
          <table:table-cell table:style-name="ce3" office:value-type="string">
            <text:p>цена</text:p>
          </table:table-cell>
          <table:table-cell office:value-type="float" office:value="63996">
            <text:p>63996</text:p>
          </table:table-cell>
          <table:table-cell table:formula="of:=[.DH122]-[.L122]" office:value-type="float" office:value="0">
            <text:p>0</text:p>
          </table:table-cell>
        </table:table-row>
        <table:table-row table:style-name="ro1">
          <table:table-cell office:value-type="string">
            <text:p>Бокал д/коньяка "Шаранте"</text:p>
          </table:table-cell>
          <table:table-cell office:value-type="string">
            <text:p>44816 SL</text:p>
          </table:table-cell>
          <table:table-cell office:value-type="string">
            <text:p>300мл</text:p>
          </table:table-cell>
          <table:table-cell table:number-columns-repeated="3"/>
          <table:table-cell office:value-type="float" office:value="12">
            <text:p>12</text:p>
          </table:table-cell>
          <table:table-cell office:value-type="float" office:value="64.86">
            <text:p>64,86 ₽</text:p>
          </table:table-cell>
          <table:table-cell office:value-type="float" office:value="778.32">
            <text:p><text:s/>778,32 ₽ </text:p>
          </table:table-cell>
          <table:table-cell office:value-type="string">
            <text:p>Пашабахча</text:p>
          </table:table-cell>
          <table:table-cell office:value-type="float" office:value="117">
            <text:p><text:s/>117,00 ₽ </text:p>
          </table:table-cell>
          <table:table-cell office:value-type="float" office:value="64213">
            <text:p>64213</text:p>
          </table:table-cell>
          <table:table-cell office:value-type="string">
            <text:p>{Бокал д/коньяка "Шаранте" \ 44816 SL \ 300мл \ }</text:p>
          </table:table-cell>
          <table:table-cell office:value-type="string">
            <text:p>РПМ-000270</text:p>
          </table:table-cell>
          <table:table-cell office:value-type="float" office:value="44">
            <text:p>44</text:p>
          </table:table-cell>
          <table:table-cell office:value-type="date" office:date-value="2023-03-30">
            <text:p>30.03.23</text:p>
          </table:table-cell>
          <table:table-cell office:value-type="float" office:value="1570">
            <text:p>1570</text:p>
          </table:table-cell>
          <table:table-cell office:value-type="date" office:date-value="2023-04-05">
            <text:p>05.04.23</text:p>
          </table:table-cell>
          <table:table-cell office:value-type="string">
            <text:p>Стеклопласт</text:p>
          </table:table-cell>
          <table:table-cell office:value-type="string">
            <text:p>Charante" бокал <text:s/>для/коньяка 300мл SL 44816 SL</text:p>
          </table:table-cell>
          <table:table-cell table:number-columns-repeated="2"/>
          <table:table-cell office:value-type="string">
            <text:p>00010449</text:p>
          </table:table-cell>
          <table:table-cell table:formula="of:=[.K123]/[.H123]" office:value-type="percentage" office:value="1.80388529139685">
            <text:p>180%</text:p>
          </table:table-cell>
          <table:table-cell/>
          <table:table-cell office:value-type="string">
            <text:p>Россия</text:p>
          </table:table-cell>
          <table:table-cell/>
          <table:table-cell table:formula="of:=([.AC123]-[.G123])*[.H123]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string">
            <text:p>Charante" бокал для/коньяка 300мл SL 44816 SL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/>
          <table:table-cell office:value-type="string">
            <text:p>ООО "Посуда Мира"</text:p>
          </table:table-cell>
          <table:table-cell office:value-type="string">
            <text:p>4606065007303</text:p>
          </table:table-cell>
          <table:table-cell table:number-columns-repeated="2"/>
          <table:table-cell office:value-type="string">
            <text:p>РПМ-000270</text:p>
          </table:table-cell>
          <table:table-cell table:number-columns-repeated="2"/>
          <table:table-cell office:value-type="float" office:value="117">
            <text:p>117</text:p>
          </table:table-cell>
          <table:table-cell office:value-type="float" office:value="64.86">
            <text:p>64,86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4"/>
          <table:table-cell table:formula="of:=[.AZ123]-[.AC123]" office:value-type="float" office:value="0">
            <text:p>0</text:p>
          </table:table-cell>
          <table:table-cell table:number-columns-repeated="2" office:value-type="float" office:value="12">
            <text:p>12</text:p>
          </table:table-cell>
          <table:table-cell office:value-type="string">
            <text:p>Бокал д/коньяка "Шаранте"</text:p>
          </table:table-cell>
          <table:table-cell office:value-type="float" office:value="64213">
            <text:p>64213</text:p>
          </table:table-cell>
          <table:table-cell table:formula="of:=[.BC123]-[.L123]" office:value-type="float" office:value="0">
            <text:p>0</text:p>
          </table:table-cell>
          <table:table-cell office:value-type="float" office:value="64.86">
            <text:p>64,86</text:p>
          </table:table-cell>
          <table:table-cell table:formula="of:=[.BE123]/[.H123]" office:value-type="float" office:value="1">
            <text:p>1,00 ₽</text:p>
          </table:table-cell>
          <table:table-cell office:value-type="string">
            <text:p>00010449</text:p>
          </table:table-cell>
          <table:table-cell office:value-type="float" office:value="12">
            <text:p>12</text:p>
          </table:table-cell>
          <table:table-cell office:value-type="float" office:value="64.86">
            <text:p>64,86</text:p>
          </table:table-cell>
          <table:table-cell office:value-type="float" office:value="778.32">
            <text:p>778,32</text:p>
          </table:table-cell>
          <table:table-cell office:value-type="string">
            <text:p>Пашабахча</text:p>
          </table:table-cell>
          <table:table-cell office:value-type="float" office:value="117">
            <text:p>117</text:p>
          </table:table-cell>
          <table:table-cell office:value-type="float" office:value="64213">
            <text:p>64213</text:p>
          </table:table-cell>
          <table:table-cell office:value-type="string">
            <text:p>{Бокал д/коньяка "Шаранте" \ 44816 SL \ 300мл \ }</text:p>
          </table:table-cell>
          <table:table-cell office:value-type="string">
            <text:p>РПМ-000111</text:p>
          </table:table-cell>
          <table:table-cell office:value-type="float" office:value="170">
            <text:p>170</text:p>
          </table:table-cell>
          <table:table-cell office:value-type="float" office:value="44964">
            <text:p>44964</text:p>
          </table:table-cell>
          <table:table-cell table:number-columns-repeated="19"/>
          <table:table-cell table:number-columns-repeated="2" office:value-type="float" office:value="12">
            <text:p>12</text:p>
          </table:table-cell>
          <table:table-cell office:value-type="string">
            <text:p>Бокал д/коньяка "Шаранте"</text:p>
          </table:table-cell>
          <table:table-cell office:value-type="float" office:value="64213">
            <text:p>64213</text:p>
          </table:table-cell>
          <table:table-cell office:value-type="float" office:value="64.86">
            <text:p>64,86</text:p>
          </table:table-cell>
          <table:table-cell office:value-type="string">
            <text:p>00010449</text:p>
          </table:table-cell>
          <table:table-cell office:value-type="float" office:value="12">
            <text:p>12</text:p>
          </table:table-cell>
          <table:table-cell office:value-type="float" office:value="64.86">
            <text:p>64,86</text:p>
          </table:table-cell>
          <table:table-cell office:value-type="float" office:value="778.32">
            <text:p>778,32</text:p>
          </table:table-cell>
          <table:table-cell office:value-type="string">
            <text:p>Пашабахча</text:p>
          </table:table-cell>
          <table:table-cell office:value-type="float" office:value="117">
            <text:p>117</text:p>
          </table:table-cell>
          <table:table-cell office:value-type="float" office:value="64213">
            <text:p>64213</text:p>
          </table:table-cell>
          <table:table-cell office:value-type="string">
            <text:p>{Бокал д/коньяка "Шаранте" \ 44816 SL \ 300мл \ }</text:p>
          </table:table-cell>
          <table:table-cell office:value-type="string">
            <text:p>РПМ-000111</text:p>
          </table:table-cell>
          <table:table-cell office:value-type="float" office:value="170">
            <text:p>170</text:p>
          </table:table-cell>
          <table:table-cell office:value-type="float" office:value="44964">
            <text:p>44964</text:p>
          </table:table-cell>
          <table:table-cell/>
          <table:table-cell table:formula="of:=[.CK123]-[.AZ123]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/>
          <table:table-cell office:value-type="float" office:value="64213">
            <text:p>64213</text:p>
          </table:table-cell>
          <table:table-cell table:formula="of:=[.DH123]-[.L123]" office:value-type="float" office:value="0">
            <text:p>0</text:p>
          </table:table-cell>
        </table:table-row>
        <table:table-row table:style-name="ro1">
          <table:table-cell office:value-type="string">
            <text:p>Фужер д/вина "Империал Плюс"</text:p>
          </table:table-cell>
          <table:table-cell office:value-type="string">
            <text:p>44799 SL</text:p>
          </table:table-cell>
          <table:table-cell office:value-type="string">
            <text:p>240мл</text:p>
          </table:table-cell>
          <table:table-cell table:number-columns-repeated="3"/>
          <table:table-cell office:value-type="float" office:value="12">
            <text:p>12</text:p>
          </table:table-cell>
          <table:table-cell office:value-type="float" office:value="54.88">
            <text:p>54,88 ₽</text:p>
          </table:table-cell>
          <table:table-cell office:value-type="float" office:value="658.56">
            <text:p><text:s/>658,56 ₽ </text:p>
          </table:table-cell>
          <table:table-cell office:value-type="string">
            <text:p>Пашабахча</text:p>
          </table:table-cell>
          <table:table-cell table:style-name="ce4" table:formula="of:=ROUND([.H124]*1.8;0)" office:value-type="float" office:value="99">
            <text:p><text:s/>99,00 ₽ </text:p>
          </table:table-cell>
          <table:table-cell office:value-type="float" office:value="64225">
            <text:p>64225</text:p>
          </table:table-cell>
          <table:table-cell office:value-type="string">
            <text:p>{Фужер д/вина "Империал Плюс" \ 44799 SL \ 240мл \ }</text:p>
          </table:table-cell>
          <table:table-cell office:value-type="string">
            <text:p>РПМ-000270</text:p>
          </table:table-cell>
          <table:table-cell office:value-type="float" office:value="75">
            <text:p>75</text:p>
          </table:table-cell>
          <table:table-cell office:value-type="date" office:date-value="2023-03-30">
            <text:p>30.03.23</text:p>
          </table:table-cell>
          <table:table-cell office:value-type="float" office:value="1570">
            <text:p>1570</text:p>
          </table:table-cell>
          <table:table-cell office:value-type="date" office:date-value="2023-04-05">
            <text:p>05.04.23</text:p>
          </table:table-cell>
          <table:table-cell office:value-type="string">
            <text:p>Стеклопласт</text:p>
          </table:table-cell>
          <table:table-cell office:value-type="string">
            <text:p>Imperial Plus" фужер для вина 240мл SL 44799 SL</text:p>
          </table:table-cell>
          <table:table-cell table:number-columns-repeated="2"/>
          <table:table-cell office:value-type="string">
            <text:p>00008471</text:p>
          </table:table-cell>
          <table:table-cell table:formula="of:=[.K124]/[.H124]" office:value-type="percentage" office:value="1.80393586005831">
            <text:p>180%</text:p>
          </table:table-cell>
          <table:table-cell/>
          <table:table-cell office:value-type="string">
            <text:p>Россия</text:p>
          </table:table-cell>
          <table:table-cell/>
          <table:table-cell table:formula="of:=([.AC124]-[.G124])*[.H124]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string">
            <text:p>Imperial Plus" фужер для вина 240мл SL 44799 SL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ООО "Посуда Мира"</text:p>
          </table:table-cell>
          <table:table-cell office:value-type="string">
            <text:p>4606065005729</text:p>
          </table:table-cell>
          <table:table-cell table:number-columns-repeated="2"/>
          <table:table-cell office:value-type="string">
            <text:p>РПМ-000270</text:p>
          </table:table-cell>
          <table:table-cell table:number-columns-repeated="2"/>
          <table:table-cell office:value-type="float" office:value="85">
            <text:p>85</text:p>
          </table:table-cell>
          <table:table-cell office:value-type="float" office:value="45.81">
            <text:p>45,81</text:p>
          </table:table-cell>
          <table:table-cell office:value-type="float" office:value="11">
            <text:p>11</text:p>
          </table:table-cell>
          <table:table-cell table:number-columns-repeated="3" office:value-type="float" office:value="0">
            <text:p>0</text:p>
          </table:table-cell>
          <table:table-cell table:number-columns-repeated="4"/>
          <table:table-cell table:formula="of:=[.AZ124]-[.AC124]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string">
            <text:p>Фужер д/вина "Империал Плюс"</text:p>
          </table:table-cell>
          <table:table-cell office:value-type="float" office:value="64225">
            <text:p>64225</text:p>
          </table:table-cell>
          <table:table-cell table:formula="of:=[.BC124]-[.L124]" office:value-type="float" office:value="0">
            <text:p>0</text:p>
          </table:table-cell>
          <table:table-cell office:value-type="float" office:value="54.88">
            <text:p>54,88</text:p>
          </table:table-cell>
          <table:table-cell table:formula="of:=[.BE124]/[.H124]" office:value-type="float" office:value="1">
            <text:p>1,00 ₽</text:p>
          </table:table-cell>
          <table:table-cell office:value-type="string">
            <text:p>00008471</text:p>
          </table:table-cell>
          <table:table-cell office:value-type="float" office:value="12">
            <text:p>12</text:p>
          </table:table-cell>
          <table:table-cell office:value-type="float" office:value="45.81">
            <text:p>45,81</text:p>
          </table:table-cell>
          <table:table-cell office:value-type="float" office:value="549.72">
            <text:p>549,72</text:p>
          </table:table-cell>
          <table:table-cell office:value-type="string">
            <text:p>Пашабахча</text:p>
          </table:table-cell>
          <table:table-cell office:value-type="float" office:value="85">
            <text:p>85</text:p>
          </table:table-cell>
          <table:table-cell office:value-type="float" office:value="64225">
            <text:p>64225</text:p>
          </table:table-cell>
          <table:table-cell office:value-type="string">
            <text:p>{Фужер д/вина "Империал Плюс" \ 44799 SL \ 240мл \ }</text:p>
          </table:table-cell>
          <table:table-cell office:value-type="string">
            <text:p>РПМ-000488</text:p>
          </table:table-cell>
          <table:table-cell office:value-type="float" office:value="96">
            <text:p>96</text:p>
          </table:table-cell>
          <table:table-cell office:value-type="float" office:value="44511">
            <text:p>44511</text:p>
          </table:table-cell>
          <table:table-cell/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string">
            <text:p>Фужер д/вина "Империал Плюс"</text:p>
          </table:table-cell>
          <table:table-cell office:value-type="float" office:value="64225">
            <text:p>64225</text:p>
          </table:table-cell>
          <table:table-cell office:value-type="float" office:value="54.88">
            <text:p>54,88</text:p>
          </table:table-cell>
          <table:table-cell office:value-type="string">
            <text:p>00008471</text:p>
          </table:table-cell>
          <table:table-cell office:value-type="float" office:value="12">
            <text:p>12</text:p>
          </table:table-cell>
          <table:table-cell office:value-type="float" office:value="45.81">
            <text:p>45,81</text:p>
          </table:table-cell>
          <table:table-cell office:value-type="float" office:value="549.72">
            <text:p>549,72</text:p>
          </table:table-cell>
          <table:table-cell office:value-type="string">
            <text:p>Пашабахча</text:p>
          </table:table-cell>
          <table:table-cell office:value-type="float" office:value="85">
            <text:p>85</text:p>
          </table:table-cell>
          <table:table-cell office:value-type="float" office:value="64225">
            <text:p>64225</text:p>
          </table:table-cell>
          <table:table-cell office:value-type="string">
            <text:p>{Фужер д/вина "Империал Плюс" \ 44799 SL \ 240мл \ }</text:p>
          </table:table-cell>
          <table:table-cell office:value-type="string">
            <text:p>РПМ-000488</text:p>
          </table:table-cell>
          <table:table-cell office:value-type="float" office:value="96">
            <text:p>96</text:p>
          </table:table-cell>
          <table:table-cell office:value-type="float" office:value="44511">
            <text:p>44511</text:p>
          </table:table-cell>
          <table:table-cell table:number-columns-repeated="2"/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string">
            <text:p>Фужер д/вина "Империал Плюс"</text:p>
          </table:table-cell>
          <table:table-cell office:value-type="float" office:value="64225">
            <text:p>64225</text:p>
          </table:table-cell>
          <table:table-cell office:value-type="float" office:value="54.88">
            <text:p>54,88</text:p>
          </table:table-cell>
          <table:table-cell office:value-type="string">
            <text:p>00008471</text:p>
          </table:table-cell>
          <table:table-cell office:value-type="float" office:value="12">
            <text:p>12</text:p>
          </table:table-cell>
          <table:table-cell office:value-type="float" office:value="45.81">
            <text:p>45,81</text:p>
          </table:table-cell>
          <table:table-cell office:value-type="float" office:value="549.72">
            <text:p>549,72</text:p>
          </table:table-cell>
          <table:table-cell office:value-type="string">
            <text:p>Пашабахча</text:p>
          </table:table-cell>
          <table:table-cell office:value-type="float" office:value="85">
            <text:p>85</text:p>
          </table:table-cell>
          <table:table-cell office:value-type="float" office:value="64225">
            <text:p>64225</text:p>
          </table:table-cell>
          <table:table-cell office:value-type="string">
            <text:p>{Фужер д/вина "Империал Плюс" \ 44799 SL \ 240мл \ }</text:p>
          </table:table-cell>
          <table:table-cell office:value-type="string">
            <text:p>РПМ-000488</text:p>
          </table:table-cell>
          <table:table-cell office:value-type="float" office:value="96">
            <text:p>96</text:p>
          </table:table-cell>
          <table:table-cell office:value-type="float" office:value="44511">
            <text:p>44511</text:p>
          </table:table-cell>
          <table:table-cell/>
          <table:table-cell table:formula="of:=[.CK124]-[.AZ124]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3" office:value-type="float" office:value="0">
            <text:p>0</text:p>
          </table:table-cell>
          <table:table-cell table:style-name="ce3" office:value-type="string">
            <text:p>цена</text:p>
          </table:table-cell>
          <table:table-cell office:value-type="float" office:value="64225">
            <text:p>64225</text:p>
          </table:table-cell>
          <table:table-cell table:formula="of:=[.DH124]-[.L124]" office:value-type="float" office:value="0">
            <text:p>0</text:p>
          </table:table-cell>
        </table:table-row>
        <table:table-row table:style-name="ro1">
          <table:table-cell office:value-type="string">
            <text:p>Блюдо на ножке 10499 упроч.+51069 315мм</text:p>
          </table:table-cell>
          <table:table-cell office:value-type="string">
            <text:p>95832 SL/St</text:p>
          </table:table-cell>
          <table:table-cell office:value-type="string">
            <text:p>Аврора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343.46">
            <text:p>343,46 ₽</text:p>
          </table:table-cell>
          <table:table-cell office:value-type="float" office:value="686.92">
            <text:p><text:s/>686,92 ₽ </text:p>
          </table:table-cell>
          <table:table-cell office:value-type="string">
            <text:p>Пашабахча, г.Бор</text:p>
          </table:table-cell>
          <table:table-cell table:style-name="ce4" table:formula="of:=ROUND([.H125]*1.8;0)" office:value-type="float" office:value="618">
            <text:p><text:s/>618,00 ₽ </text:p>
          </table:table-cell>
          <table:table-cell office:value-type="float" office:value="64254">
            <text:p>64254</text:p>
          </table:table-cell>
          <table:table-cell office:value-type="string">
            <text:p>{Блюдо на ножке 10499 упроч.+51069 315мм \ 95832 SL/St \ Аврора \ }</text:p>
          </table:table-cell>
          <table:table-cell office:value-type="string">
            <text:p>РПМ-000270</text:p>
          </table:table-cell>
          <table:table-cell office:value-type="float" office:value="141">
            <text:p>141</text:p>
          </table:table-cell>
          <table:table-cell office:value-type="date" office:date-value="2023-03-30">
            <text:p>30.03.23</text:p>
          </table:table-cell>
          <table:table-cell office:value-type="float" office:value="1570">
            <text:p>1570</text:p>
          </table:table-cell>
          <table:table-cell office:value-type="date" office:date-value="2023-04-05">
            <text:p>05.04.23</text:p>
          </table:table-cell>
          <table:table-cell office:value-type="string">
            <text:p>Стеклопласт</text:p>
          </table:table-cell>
          <table:table-cell office:value-type="string">
            <text:p>Аврора" блюдо на ножке (10499 упроч.+51069) 315мм SL со стикером 95832 SL/St</text:p>
          </table:table-cell>
          <table:table-cell table:number-columns-repeated="2"/>
          <table:table-cell office:value-type="string">
            <text:p>K0011899</text:p>
          </table:table-cell>
          <table:table-cell table:formula="of:=[.K125]/[.H125]" office:value-type="percentage" office:value="1.79933616723927">
            <text:p>180%</text:p>
          </table:table-cell>
          <table:table-cell table:number-columns-repeated="3"/>
          <table:table-cell table:formula="of:=([.AC125]-[.G125])*[.H125]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Аврора" блюдо на ножке (10499 упроч.+51069) 315мм SL со стикером 95832 SL/St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ООО "Посуда Мира"</text:p>
          </table:table-cell>
          <table:table-cell office:value-type="string">
            <text:p>4606065050163</text:p>
          </table:table-cell>
          <table:table-cell table:number-columns-repeated="2"/>
          <table:table-cell office:value-type="string">
            <text:p>РПМ-000270</text:p>
          </table:table-cell>
          <table:table-cell table:number-columns-repeated="2"/>
          <table:table-cell office:value-type="float" office:value="424">
            <text:p>424</text:p>
          </table:table-cell>
          <table:table-cell office:value-type="float" office:value="233.5">
            <text:p>233,5</text:p>
          </table:table-cell>
          <table:table-cell table:number-columns-repeated="4" office:value-type="float" office:value="0">
            <text:p>0</text:p>
          </table:table-cell>
          <table:table-cell table:number-columns-repeated="4"/>
          <table:table-cell table:formula="of:=[.AZ125]-[.AC125]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Блюдо на ножке 10499 упроч.+51069 315мм</text:p>
          </table:table-cell>
          <table:table-cell office:value-type="float" office:value="64254">
            <text:p>64254</text:p>
          </table:table-cell>
          <table:table-cell table:formula="of:=[.BC125]-[.L125]" office:value-type="float" office:value="0">
            <text:p>0</text:p>
          </table:table-cell>
          <table:table-cell office:value-type="float" office:value="343.46">
            <text:p>343,46</text:p>
          </table:table-cell>
          <table:table-cell table:formula="of:=[.BE125]/[.H125]" office:value-type="float" office:value="1">
            <text:p>1,00 ₽</text:p>
          </table:table-cell>
          <table:table-cell office:value-type="string">
            <text:p>K0011899</text:p>
          </table:table-cell>
          <table:table-cell office:value-type="float" office:value="5">
            <text:p>5</text:p>
          </table:table-cell>
          <table:table-cell office:value-type="float" office:value="233.5">
            <text:p>233,5</text:p>
          </table:table-cell>
          <table:table-cell office:value-type="float" office:value="1167.5">
            <text:p>1167,5</text:p>
          </table:table-cell>
          <table:table-cell office:value-type="string">
            <text:p>Пашабахча</text:p>
          </table:table-cell>
          <table:table-cell office:value-type="float" office:value="424">
            <text:p>424</text:p>
          </table:table-cell>
          <table:table-cell office:value-type="float" office:value="64254">
            <text:p>64254</text:p>
          </table:table-cell>
          <table:table-cell office:value-type="string">
            <text:p>{Блюдо на ножке 10499 упроч.+51069 315мм \ 95832 SL/St \ Аврора \ }</text:p>
          </table:table-cell>
          <table:table-cell office:value-type="string">
            <text:p>счЗПМ-001292</text:p>
          </table:table-cell>
          <table:table-cell office:value-type="float" office:value="69">
            <text:p>69</text:p>
          </table:table-cell>
          <table:table-cell office:value-type="float" office:value="43349">
            <text:p>43349</text:p>
          </table:table-cell>
          <table:table-cell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Блюдо на ножке 10499 упроч.+51069 315мм</text:p>
          </table:table-cell>
          <table:table-cell office:value-type="float" office:value="64254">
            <text:p>64254</text:p>
          </table:table-cell>
          <table:table-cell office:value-type="float" office:value="343.46">
            <text:p>343,46</text:p>
          </table:table-cell>
          <table:table-cell office:value-type="string">
            <text:p>K0011899</text:p>
          </table:table-cell>
          <table:table-cell office:value-type="float" office:value="5">
            <text:p>5</text:p>
          </table:table-cell>
          <table:table-cell office:value-type="float" office:value="233.5">
            <text:p>233,5</text:p>
          </table:table-cell>
          <table:table-cell office:value-type="float" office:value="1167.5">
            <text:p>1167,5</text:p>
          </table:table-cell>
          <table:table-cell office:value-type="string">
            <text:p>Пашабахча</text:p>
          </table:table-cell>
          <table:table-cell office:value-type="float" office:value="424">
            <text:p>424</text:p>
          </table:table-cell>
          <table:table-cell office:value-type="float" office:value="64254">
            <text:p>64254</text:p>
          </table:table-cell>
          <table:table-cell office:value-type="string">
            <text:p>{Блюдо на ножке 10499 упроч.+51069 315мм \ 95832 SL/St \ Аврора \ }</text:p>
          </table:table-cell>
          <table:table-cell office:value-type="string">
            <text:p>счЗПМ-001292</text:p>
          </table:table-cell>
          <table:table-cell office:value-type="float" office:value="69">
            <text:p>69</text:p>
          </table:table-cell>
          <table:table-cell office:value-type="float" office:value="43349">
            <text:p>43349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Блюдо на ножке 10499 упроч.+51069 315мм</text:p>
          </table:table-cell>
          <table:table-cell office:value-type="float" office:value="64254">
            <text:p>64254</text:p>
          </table:table-cell>
          <table:table-cell office:value-type="float" office:value="343.46">
            <text:p>343,46</text:p>
          </table:table-cell>
          <table:table-cell office:value-type="string">
            <text:p>K0011899</text:p>
          </table:table-cell>
          <table:table-cell office:value-type="float" office:value="5">
            <text:p>5</text:p>
          </table:table-cell>
          <table:table-cell office:value-type="float" office:value="233.5">
            <text:p>233,5</text:p>
          </table:table-cell>
          <table:table-cell office:value-type="float" office:value="1167.5">
            <text:p>1167,5</text:p>
          </table:table-cell>
          <table:table-cell office:value-type="string">
            <text:p>Пашабахча</text:p>
          </table:table-cell>
          <table:table-cell office:value-type="float" office:value="424">
            <text:p>424</text:p>
          </table:table-cell>
          <table:table-cell office:value-type="float" office:value="64254">
            <text:p>64254</text:p>
          </table:table-cell>
          <table:table-cell office:value-type="string">
            <text:p>{Блюдо на ножке 10499 упроч.+51069 315мм \ 95832 SL/St \ Аврора \ }</text:p>
          </table:table-cell>
          <table:table-cell office:value-type="string">
            <text:p>счЗПМ-001292</text:p>
          </table:table-cell>
          <table:table-cell office:value-type="float" office:value="69">
            <text:p>69</text:p>
          </table:table-cell>
          <table:table-cell office:value-type="float" office:value="43349">
            <text:p>43349</text:p>
          </table:table-cell>
          <table:table-cell/>
          <table:table-cell table:formula="of:=[.CK125]-[.AZ125]" office:value-type="float" office:value="0">
            <text:p>0</text:p>
          </table:table-cell>
          <table:table-cell table:number-columns-repeated="4" office:value-type="float" office:value="0">
            <text:p>0</text:p>
          </table:table-cell>
          <table:table-cell table:style-name="ce3" office:value-type="string">
            <text:p>цена</text:p>
          </table:table-cell>
          <table:table-cell office:value-type="float" office:value="64254">
            <text:p>64254</text:p>
          </table:table-cell>
          <table:table-cell table:formula="of:=[.DH125]-[.L125]" office:value-type="float" office:value="0">
            <text:p>0</text:p>
          </table:table-cell>
        </table:table-row>
        <table:table-row table:style-name="ro1">
          <table:table-cell office:value-type="string">
            <text:p>Наб. чайный 6* 62511+54551</text:p>
          </table:table-cell>
          <table:table-cell office:value-type="float" office:value="96308">
            <text:p>96308</text:p>
          </table:table-cell>
          <table:table-cell office:value-type="string">
            <text:p>Tea&amp;Coffee"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380.43">
            <text:p>380,43 ₽</text:p>
          </table:table-cell>
          <table:table-cell office:value-type="float" office:value="1521.72">
            <text:p><text:s/>1 521,72 ₽ </text:p>
          </table:table-cell>
          <table:table-cell office:value-type="string">
            <text:p>Пашабахча</text:p>
          </table:table-cell>
          <table:table-cell office:value-type="float" office:value="685">
            <text:p><text:s/>685,00 ₽ </text:p>
          </table:table-cell>
          <table:table-cell office:value-type="float" office:value="64315">
            <text:p>64315</text:p>
          </table:table-cell>
          <table:table-cell office:value-type="string">
            <text:p>{Наб. чайный 6* 62511+54551 \ 96308 \ Tea&amp;Coffee" \ }</text:p>
          </table:table-cell>
          <table:table-cell office:value-type="string">
            <text:p>РПМ-000270</text:p>
          </table:table-cell>
          <table:table-cell office:value-type="float" office:value="123">
            <text:p>123</text:p>
          </table:table-cell>
          <table:table-cell office:value-type="date" office:date-value="2023-03-30">
            <text:p>30.03.23</text:p>
          </table:table-cell>
          <table:table-cell office:value-type="float" office:value="1570">
            <text:p>1570</text:p>
          </table:table-cell>
          <table:table-cell office:value-type="date" office:date-value="2023-04-05">
            <text:p>05.04.23</text:p>
          </table:table-cell>
          <table:table-cell office:value-type="string">
            <text:p>Стеклопласт</text:p>
          </table:table-cell>
          <table:table-cell office:value-type="string">
            <text:p>Tea&amp;Coffee" наб. чайный 6*(62511+54551) 96308</text:p>
          </table:table-cell>
          <table:table-cell table:number-columns-repeated="2"/>
          <table:table-cell office:value-type="string">
            <text:p>880093</text:p>
          </table:table-cell>
          <table:table-cell table:formula="of:=[.K126]/[.H126]" office:value-type="percentage" office:value="1.8005940646111">
            <text:p>180%</text:p>
          </table:table-cell>
          <table:table-cell/>
          <table:table-cell office:value-type="string">
            <text:p>Россия</text:p>
          </table:table-cell>
          <table:table-cell/>
          <table:table-cell table:formula="of:=([.AC126]-[.G126])*[.H126]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Tea&amp;Coffee" наб. чайный 6*(62511+54551) 96308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ООО "Посуда Мира"</text:p>
          </table:table-cell>
          <table:table-cell office:value-type="string">
            <text:p>4606065049686</text:p>
          </table:table-cell>
          <table:table-cell table:number-columns-repeated="2"/>
          <table:table-cell office:value-type="string">
            <text:p>РПМ-000270</text:p>
          </table:table-cell>
          <table:table-cell table:number-columns-repeated="2"/>
          <table:table-cell office:value-type="float" office:value="685">
            <text:p>685</text:p>
          </table:table-cell>
          <table:table-cell office:value-type="float" office:value="380.43">
            <text:p>380,43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/>
          <table:table-cell table:formula="of:=[.AZ126]-[.AC126]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Наб. чайный 6* 62511+54551</text:p>
          </table:table-cell>
          <table:table-cell office:value-type="float" office:value="64315">
            <text:p>64315</text:p>
          </table:table-cell>
          <table:table-cell table:formula="of:=[.BC126]-[.L126]" office:value-type="float" office:value="0">
            <text:p>0</text:p>
          </table:table-cell>
          <table:table-cell office:value-type="float" office:value="380.43">
            <text:p>380,43</text:p>
          </table:table-cell>
          <table:table-cell table:formula="of:=[.BE126]/[.H126]" office:value-type="float" office:value="1">
            <text:p>1,00 ₽</text:p>
          </table:table-cell>
          <table:table-cell office:value-type="string">
            <text:p>880093</text:p>
          </table:table-cell>
          <table:table-cell office:value-type="float" office:value="8">
            <text:p>8</text:p>
          </table:table-cell>
          <table:table-cell office:value-type="float" office:value="380.43">
            <text:p>380,43</text:p>
          </table:table-cell>
          <table:table-cell office:value-type="float" office:value="3043.44">
            <text:p>3043,44</text:p>
          </table:table-cell>
          <table:table-cell office:value-type="string">
            <text:p>Пашабахча</text:p>
          </table:table-cell>
          <table:table-cell office:value-type="float" office:value="685">
            <text:p>685</text:p>
          </table:table-cell>
          <table:table-cell office:value-type="float" office:value="64315">
            <text:p>64315</text:p>
          </table:table-cell>
          <table:table-cell office:value-type="string">
            <text:p>{Наб. чайный 6* 62511+54551 \ 96308 \ Tea&amp;Coffee" \ }</text:p>
          </table:table-cell>
          <table:table-cell office:value-type="string">
            <text:p>РПМ-000111</text:p>
          </table:table-cell>
          <table:table-cell office:value-type="float" office:value="238">
            <text:p>238</text:p>
          </table:table-cell>
          <table:table-cell office:value-type="float" office:value="44964">
            <text:p>44964</text:p>
          </table:table-cell>
          <table:table-cell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Наб. чайный 6* 62511+54551</text:p>
          </table:table-cell>
          <table:table-cell office:value-type="float" office:value="64315">
            <text:p>64315</text:p>
          </table:table-cell>
          <table:table-cell office:value-type="float" office:value="380.43">
            <text:p>380,43</text:p>
          </table:table-cell>
          <table:table-cell office:value-type="string">
            <text:p>880093</text:p>
          </table:table-cell>
          <table:table-cell office:value-type="float" office:value="8">
            <text:p>8</text:p>
          </table:table-cell>
          <table:table-cell office:value-type="float" office:value="380.43">
            <text:p>380,43</text:p>
          </table:table-cell>
          <table:table-cell office:value-type="float" office:value="3043.44">
            <text:p>3043,44</text:p>
          </table:table-cell>
          <table:table-cell office:value-type="string">
            <text:p>Пашабахча</text:p>
          </table:table-cell>
          <table:table-cell office:value-type="float" office:value="685">
            <text:p>685</text:p>
          </table:table-cell>
          <table:table-cell office:value-type="float" office:value="64315">
            <text:p>64315</text:p>
          </table:table-cell>
          <table:table-cell office:value-type="string">
            <text:p>{Наб. чайный 6* 62511+54551 \ 96308 \ Tea&amp;Coffee" \ }</text:p>
          </table:table-cell>
          <table:table-cell office:value-type="string">
            <text:p>РПМ-000111</text:p>
          </table:table-cell>
          <table:table-cell office:value-type="float" office:value="238">
            <text:p>238</text:p>
          </table:table-cell>
          <table:table-cell office:value-type="float" office:value="44964">
            <text:p>44964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Наб. чайный 6* 62511+54551</text:p>
          </table:table-cell>
          <table:table-cell office:value-type="float" office:value="64315">
            <text:p>64315</text:p>
          </table:table-cell>
          <table:table-cell office:value-type="float" office:value="380.43">
            <text:p>380,43</text:p>
          </table:table-cell>
          <table:table-cell office:value-type="string">
            <text:p>880093</text:p>
          </table:table-cell>
          <table:table-cell office:value-type="float" office:value="8">
            <text:p>8</text:p>
          </table:table-cell>
          <table:table-cell office:value-type="float" office:value="380.43">
            <text:p>380,43</text:p>
          </table:table-cell>
          <table:table-cell office:value-type="float" office:value="3043.44">
            <text:p>3043,44</text:p>
          </table:table-cell>
          <table:table-cell office:value-type="string">
            <text:p>Пашабахча</text:p>
          </table:table-cell>
          <table:table-cell office:value-type="float" office:value="685">
            <text:p>685</text:p>
          </table:table-cell>
          <table:table-cell office:value-type="float" office:value="64315">
            <text:p>64315</text:p>
          </table:table-cell>
          <table:table-cell office:value-type="string">
            <text:p>{Наб. чайный 6* 62511+54551 \ 96308 \ Tea&amp;Coffee" \ }</text:p>
          </table:table-cell>
          <table:table-cell office:value-type="string">
            <text:p>РПМ-000111</text:p>
          </table:table-cell>
          <table:table-cell office:value-type="float" office:value="238">
            <text:p>238</text:p>
          </table:table-cell>
          <table:table-cell office:value-type="float" office:value="44964">
            <text:p>44964</text:p>
          </table:table-cell>
          <table:table-cell/>
          <table:table-cell table:formula="of:=[.CK126]-[.AZ126]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/>
          <table:table-cell office:value-type="float" office:value="64315">
            <text:p>64315</text:p>
          </table:table-cell>
          <table:table-cell table:formula="of:=[.DH126]-[.L126]" office:value-type="float" office:value="0">
            <text:p>0</text:p>
          </table:table-cell>
        </table:table-row>
        <table:table-row table:style-name="ro1">
          <table:table-cell office:value-type="string">
            <text:p>Кувшин "Луна" с красной крышкой</text:p>
          </table:table-cell>
          <table:table-cell office:value-type="string">
            <text:p>43544 SL</text:p>
          </table:table-cell>
          <table:table-cell office:value-type="string">
            <text:p>1700мл</text:p>
          </table:table-cell>
          <table:table-cell table:number-columns-repeated="3"/>
          <table:table-cell office:value-type="float" office:value="6">
            <text:p>6</text:p>
          </table:table-cell>
          <table:table-cell office:value-type="float" office:value="154.48">
            <text:p>154,48 ₽</text:p>
          </table:table-cell>
          <table:table-cell office:value-type="float" office:value="926.88">
            <text:p><text:s/>926,88 ₽ </text:p>
          </table:table-cell>
          <table:table-cell office:value-type="string">
            <text:p>Пашабахча</text:p>
          </table:table-cell>
          <table:table-cell office:value-type="float" office:value="278">
            <text:p><text:s/>278,00 ₽ </text:p>
          </table:table-cell>
          <table:table-cell office:value-type="float" office:value="64552">
            <text:p>64552</text:p>
          </table:table-cell>
          <table:table-cell office:value-type="string">
            <text:p>{Кувшин "Луна" с красной крышкой \ 43544 SL \ 1700мл \ }</text:p>
          </table:table-cell>
          <table:table-cell office:value-type="string">
            <text:p>РПМ-000270</text:p>
          </table:table-cell>
          <table:table-cell office:value-type="float" office:value="96">
            <text:p>96</text:p>
          </table:table-cell>
          <table:table-cell office:value-type="date" office:date-value="2023-03-30">
            <text:p>30.03.23</text:p>
          </table:table-cell>
          <table:table-cell office:value-type="float" office:value="1570">
            <text:p>1570</text:p>
          </table:table-cell>
          <table:table-cell office:value-type="date" office:date-value="2023-04-05">
            <text:p>05.04.23</text:p>
          </table:table-cell>
          <table:table-cell office:value-type="string">
            <text:p>Стеклопласт</text:p>
          </table:table-cell>
          <table:table-cell office:value-type="string">
            <text:p>Luna" кувшин с крышкой красн.(v=1700мл) SL 43544 SL</text:p>
          </table:table-cell>
          <table:table-cell table:number-columns-repeated="2"/>
          <table:table-cell office:value-type="string">
            <text:p>00008153</text:p>
          </table:table-cell>
          <table:table-cell table:formula="of:=[.K127]/[.H127]" office:value-type="percentage" office:value="1.79958570688762">
            <text:p>180%</text:p>
          </table:table-cell>
          <table:table-cell/>
          <table:table-cell office:value-type="string">
            <text:p>Россия</text:p>
          </table:table-cell>
          <table:table-cell/>
          <table:table-cell table:formula="of:=([.AC127]-[.G127])*[.H127]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>
            <text:p>Luna" кувшин с крышкой красн.(v=1700мл) SL 43544 SL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ООО "Посуда Мира"</text:p>
          </table:table-cell>
          <table:table-cell table:number-columns-repeated="3"/>
          <table:table-cell office:value-type="string">
            <text:p>РПМ-000270</text:p>
          </table:table-cell>
          <table:table-cell table:number-columns-repeated="2"/>
          <table:table-cell office:value-type="float" office:value="278">
            <text:p>278</text:p>
          </table:table-cell>
          <table:table-cell office:value-type="float" office:value="154.48">
            <text:p>154,48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/>
          <table:table-cell table:formula="of:=[.AZ127]-[.AC127]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Кувшин "Луна" с красной крышкой</text:p>
          </table:table-cell>
          <table:table-cell office:value-type="float" office:value="64552">
            <text:p>64552</text:p>
          </table:table-cell>
          <table:table-cell table:formula="of:=[.BC127]-[.L127]" office:value-type="float" office:value="0">
            <text:p>0</text:p>
          </table:table-cell>
          <table:table-cell office:value-type="float" office:value="154.48">
            <text:p>154,48</text:p>
          </table:table-cell>
          <table:table-cell table:formula="of:=[.BE127]/[.H127]" office:value-type="float" office:value="1">
            <text:p>1,00 ₽</text:p>
          </table:table-cell>
          <table:table-cell office:value-type="string">
            <text:p>00008153</text:p>
          </table:table-cell>
          <table:table-cell office:value-type="float" office:value="12">
            <text:p>12</text:p>
          </table:table-cell>
          <table:table-cell office:value-type="float" office:value="154.48">
            <text:p>154,48</text:p>
          </table:table-cell>
          <table:table-cell office:value-type="float" office:value="1853.76">
            <text:p>1853,76</text:p>
          </table:table-cell>
          <table:table-cell office:value-type="string">
            <text:p>Пашабахча</text:p>
          </table:table-cell>
          <table:table-cell office:value-type="float" office:value="278">
            <text:p>278</text:p>
          </table:table-cell>
          <table:table-cell office:value-type="float" office:value="64552">
            <text:p>64552</text:p>
          </table:table-cell>
          <table:table-cell office:value-type="string">
            <text:p>{Кувшин "Луна" с красной крышкой \ 43544 SL \ 1700мл \ }</text:p>
          </table:table-cell>
          <table:table-cell office:value-type="string">
            <text:p>РПМ-000111</text:p>
          </table:table-cell>
          <table:table-cell office:value-type="float" office:value="125">
            <text:p>125</text:p>
          </table:table-cell>
          <table:table-cell office:value-type="float" office:value="44964">
            <text:p>44964</text:p>
          </table:table-cell>
          <table:table-cell table:number-columns-repeated="19"/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Кувшин "Луна" с красной крышкой</text:p>
          </table:table-cell>
          <table:table-cell office:value-type="float" office:value="64552">
            <text:p>64552</text:p>
          </table:table-cell>
          <table:table-cell office:value-type="float" office:value="154.48">
            <text:p>154,48</text:p>
          </table:table-cell>
          <table:table-cell office:value-type="string">
            <text:p>00008153</text:p>
          </table:table-cell>
          <table:table-cell office:value-type="float" office:value="12">
            <text:p>12</text:p>
          </table:table-cell>
          <table:table-cell office:value-type="float" office:value="154.48">
            <text:p>154,48</text:p>
          </table:table-cell>
          <table:table-cell office:value-type="float" office:value="1853.76">
            <text:p>1853,76</text:p>
          </table:table-cell>
          <table:table-cell office:value-type="string">
            <text:p>Пашабахча</text:p>
          </table:table-cell>
          <table:table-cell office:value-type="float" office:value="278">
            <text:p>278</text:p>
          </table:table-cell>
          <table:table-cell office:value-type="float" office:value="64552">
            <text:p>64552</text:p>
          </table:table-cell>
          <table:table-cell office:value-type="string">
            <text:p>{Кувшин "Луна" с красной крышкой \ 43544 SL \ 1700мл \ }</text:p>
          </table:table-cell>
          <table:table-cell office:value-type="string">
            <text:p>РПМ-000111</text:p>
          </table:table-cell>
          <table:table-cell office:value-type="float" office:value="125">
            <text:p>125</text:p>
          </table:table-cell>
          <table:table-cell office:value-type="float" office:value="44964">
            <text:p>44964</text:p>
          </table:table-cell>
          <table:table-cell/>
          <table:table-cell table:formula="of:=[.CK127]-[.AZ127]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64552">
            <text:p>64552</text:p>
          </table:table-cell>
          <table:table-cell table:formula="of:=[.DH127]-[.L127]" office:value-type="float" office:value="0">
            <text:p>0</text:p>
          </table:table-cell>
        </table:table-row>
        <table:table-row table:style-name="ro1">
          <table:table-cell office:value-type="string">
            <text:p>Кувшин "Кошем" с красной крышкой</text:p>
          </table:table-cell>
          <table:table-cell office:value-type="string">
            <text:p>43414 SL/K</text:p>
          </table:table-cell>
          <table:table-cell office:value-type="string">
            <text:p>1235мл</text:p>
          </table:table-cell>
          <table:table-cell table:number-columns-repeated="3"/>
          <table:table-cell office:value-type="float" office:value="12">
            <text:p>12</text:p>
          </table:table-cell>
          <table:table-cell office:value-type="float" office:value="145.26">
            <text:p>145,26 ₽</text:p>
          </table:table-cell>
          <table:table-cell office:value-type="float" office:value="1743.12">
            <text:p><text:s/>1 743,12 ₽ </text:p>
          </table:table-cell>
          <table:table-cell office:value-type="string">
            <text:p>Пашабахча</text:p>
          </table:table-cell>
          <table:table-cell office:value-type="float" office:value="261">
            <text:p><text:s/>261,00 ₽ </text:p>
          </table:table-cell>
          <table:table-cell office:value-type="float" office:value="64554">
            <text:p>64554</text:p>
          </table:table-cell>
          <table:table-cell office:value-type="string">
            <text:p>{Кувшин "Кошем" с красной крышкой \ 43414 SL/K \ 1235мл \ }</text:p>
          </table:table-cell>
          <table:table-cell office:value-type="string">
            <text:p>РПМ-000270</text:p>
          </table:table-cell>
          <table:table-cell office:value-type="float" office:value="89">
            <text:p>89</text:p>
          </table:table-cell>
          <table:table-cell office:value-type="date" office:date-value="2023-03-30">
            <text:p>30.03.23</text:p>
          </table:table-cell>
          <table:table-cell office:value-type="float" office:value="1570">
            <text:p>1570</text:p>
          </table:table-cell>
          <table:table-cell office:value-type="date" office:date-value="2023-04-05">
            <text:p>05.04.23</text:p>
          </table:table-cell>
          <table:table-cell office:value-type="string">
            <text:p>Стеклопласт</text:p>
          </table:table-cell>
          <table:table-cell office:value-type="string">
            <text:p>Kosem"графин с пласт. крышкой <text:s/>SL (v=1235)/6шт 43414 SL/K</text:p>
          </table:table-cell>
          <table:table-cell table:number-columns-repeated="2"/>
          <table:table-cell office:value-type="string">
            <text:p>00007628</text:p>
          </table:table-cell>
          <table:table-cell table:formula="of:=[.K128]/[.H128]" office:value-type="percentage" office:value="1.79677819083024">
            <text:p>180%</text:p>
          </table:table-cell>
          <table:table-cell/>
          <table:table-cell office:value-type="string">
            <text:p>Пашабахча</text:p>
          </table:table-cell>
          <table:table-cell/>
          <table:table-cell table:formula="of:=([.AC128]-[.G128])*[.H128]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string">
            <text:p>Kosem"графин с пласт. крышкой SL (v=1235)/6шт 43414 SL/K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/>
          <table:table-cell office:value-type="string">
            <text:p>ООО "Посуда Мира"</text:p>
          </table:table-cell>
          <table:table-cell office:value-type="string">
            <text:p>4606065006269</text:p>
          </table:table-cell>
          <table:table-cell table:number-columns-repeated="2"/>
          <table:table-cell office:value-type="string">
            <text:p>РПМ-000270</text:p>
          </table:table-cell>
          <table:table-cell table:number-columns-repeated="2"/>
          <table:table-cell office:value-type="float" office:value="261">
            <text:p>261</text:p>
          </table:table-cell>
          <table:table-cell office:value-type="float" office:value="145.26">
            <text:p>145,26</text:p>
          </table:table-cell>
          <table:table-cell table:number-columns-repeated="4" office:value-type="float" office:value="0">
            <text:p>0</text:p>
          </table:table-cell>
          <table:table-cell table:number-columns-repeated="4"/>
          <table:table-cell table:formula="of:=[.AZ128]-[.AC128]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string">
            <text:p>Кувшин "Кошем" с красной крышкой</text:p>
          </table:table-cell>
          <table:table-cell office:value-type="float" office:value="64554">
            <text:p>64554</text:p>
          </table:table-cell>
          <table:table-cell table:formula="of:=[.BC128]-[.L128]" office:value-type="float" office:value="0">
            <text:p>0</text:p>
          </table:table-cell>
          <table:table-cell office:value-type="float" office:value="145.26">
            <text:p>145,26</text:p>
          </table:table-cell>
          <table:table-cell table:formula="of:=[.BE128]/[.H128]" office:value-type="float" office:value="1">
            <text:p>1,00 ₽</text:p>
          </table:table-cell>
          <table:table-cell office:value-type="string">
            <text:p>00007628</text:p>
          </table:table-cell>
          <table:table-cell office:value-type="float" office:value="6">
            <text:p>6</text:p>
          </table:table-cell>
          <table:table-cell office:value-type="float" office:value="145.26">
            <text:p>145,26</text:p>
          </table:table-cell>
          <table:table-cell office:value-type="float" office:value="871.56">
            <text:p>871,56</text:p>
          </table:table-cell>
          <table:table-cell office:value-type="string">
            <text:p>Пашабахча</text:p>
          </table:table-cell>
          <table:table-cell office:value-type="float" office:value="261">
            <text:p>261</text:p>
          </table:table-cell>
          <table:table-cell office:value-type="float" office:value="64554">
            <text:p>64554</text:p>
          </table:table-cell>
          <table:table-cell office:value-type="string">
            <text:p>{Кувшин "Кошем" с красной крышкой \ 43414 SL/K \ 1235мл \ }</text:p>
          </table:table-cell>
          <table:table-cell office:value-type="string">
            <text:p>РПМ-000729</text:p>
          </table:table-cell>
          <table:table-cell office:value-type="float" office:value="96">
            <text:p>96</text:p>
          </table:table-cell>
          <table:table-cell office:value-type="float" office:value="44897">
            <text:p>44897</text:p>
          </table:table-cell>
          <table:table-cell table:number-columns-repeated="19"/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string">
            <text:p>Кувшин "Кошем" с красной крышкой</text:p>
          </table:table-cell>
          <table:table-cell office:value-type="float" office:value="64554">
            <text:p>64554</text:p>
          </table:table-cell>
          <table:table-cell office:value-type="float" office:value="145.26">
            <text:p>145,26</text:p>
          </table:table-cell>
          <table:table-cell office:value-type="string">
            <text:p>00007628</text:p>
          </table:table-cell>
          <table:table-cell office:value-type="float" office:value="6">
            <text:p>6</text:p>
          </table:table-cell>
          <table:table-cell office:value-type="float" office:value="145.26">
            <text:p>145,26</text:p>
          </table:table-cell>
          <table:table-cell office:value-type="float" office:value="871.56">
            <text:p>871,56</text:p>
          </table:table-cell>
          <table:table-cell office:value-type="string">
            <text:p>Пашабахча</text:p>
          </table:table-cell>
          <table:table-cell office:value-type="float" office:value="261">
            <text:p>261</text:p>
          </table:table-cell>
          <table:table-cell office:value-type="float" office:value="64554">
            <text:p>64554</text:p>
          </table:table-cell>
          <table:table-cell office:value-type="string">
            <text:p>{Кувшин "Кошем" с красной крышкой \ 43414 SL/K \ 1235мл \ }</text:p>
          </table:table-cell>
          <table:table-cell office:value-type="string">
            <text:p>РПМ-000729</text:p>
          </table:table-cell>
          <table:table-cell office:value-type="float" office:value="96">
            <text:p>96</text:p>
          </table:table-cell>
          <table:table-cell office:value-type="float" office:value="44897">
            <text:p>44897</text:p>
          </table:table-cell>
          <table:table-cell/>
          <table:table-cell table:formula="of:=[.CK128]-[.AZ128]" office:value-type="float" office:value="0">
            <text:p>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64554">
            <text:p>64554</text:p>
          </table:table-cell>
          <table:table-cell table:formula="of:=[.DH128]-[.L128]" office:value-type="float" office:value="0">
            <text:p>0</text:p>
          </table:table-cell>
        </table:table-row>
        <table:table-row table:style-name="ro1">
          <table:table-cell office:value-type="string">
            <text:p>Набор стаканов д/коктейля 3шт 290мл</text:p>
          </table:table-cell>
          <table:table-cell office:value-type="string">
            <text:p>42402*</text:p>
          </table:table-cell>
          <table:table-cell office:value-type="string">
            <text:p>Истанбул</text:p>
          </table:table-cell>
          <table:table-cell table:number-columns-repeated="3"/>
          <table:table-cell office:value-type="float" office:value="8">
            <text:p>8</text:p>
          </table:table-cell>
          <table:table-cell office:value-type="float" office:value="72.51">
            <text:p>72,51 ₽</text:p>
          </table:table-cell>
          <table:table-cell office:value-type="float" office:value="580.08">
            <text:p><text:s/>580,08 ₽ </text:p>
          </table:table-cell>
          <table:table-cell office:value-type="string">
            <text:p>Пашабахча, г.Бор</text:p>
          </table:table-cell>
          <table:table-cell office:value-type="float" office:value="131">
            <text:p><text:s/>131,00 ₽ </text:p>
          </table:table-cell>
          <table:table-cell office:value-type="float" office:value="64696">
            <text:p>64696</text:p>
          </table:table-cell>
          <table:table-cell office:value-type="string">
            <text:p>{Набор стаканов д/коктейля 3шт 290мл \ 42402* \ Истанбул \ }</text:p>
          </table:table-cell>
          <table:table-cell office:value-type="string">
            <text:p>РПМ-000270</text:p>
          </table:table-cell>
          <table:table-cell office:value-type="float" office:value="82">
            <text:p>82</text:p>
          </table:table-cell>
          <table:table-cell office:value-type="date" office:date-value="2023-03-30">
            <text:p>30.03.23</text:p>
          </table:table-cell>
          <table:table-cell office:value-type="float" office:value="1570">
            <text:p>1570</text:p>
          </table:table-cell>
          <table:table-cell office:value-type="date" office:date-value="2023-04-05">
            <text:p>05.04.23</text:p>
          </table:table-cell>
          <table:table-cell office:value-type="string">
            <text:p>Стеклопласт</text:p>
          </table:table-cell>
          <table:table-cell office:value-type="string">
            <text:p>Istanbul" набор 3-х стаканов <text:s/>выс. 290сс/8 42402*</text:p>
          </table:table-cell>
          <table:table-cell table:number-columns-repeated="2"/>
          <table:table-cell office:value-type="string">
            <text:p>00005495</text:p>
          </table:table-cell>
          <table:table-cell table:formula="of:=[.K129]/[.H129]" office:value-type="percentage" office:value="1.80664735898497">
            <text:p>181%</text:p>
          </table:table-cell>
          <table:table-cell/>
          <table:table-cell office:value-type="string">
            <text:p>Россия</text:p>
          </table:table-cell>
          <table:table-cell/>
          <table:table-cell table:formula="of:=([.AC129]-[.G129])*[.H129]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>
            <text:p>Istanbul" набор 3-х стаканов выс. 290сс/8 42402*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/>
          <table:table-cell office:value-type="string">
            <text:p>ООО "Посуда Мира"</text:p>
          </table:table-cell>
          <table:table-cell office:value-type="string">
            <text:p>4606065003541</text:p>
          </table:table-cell>
          <table:table-cell table:number-columns-repeated="2"/>
          <table:table-cell office:value-type="string">
            <text:p>РПМ-000270</text:p>
          </table:table-cell>
          <table:table-cell table:number-columns-repeated="2"/>
          <table:table-cell office:value-type="float" office:value="131">
            <text:p>131</text:p>
          </table:table-cell>
          <table:table-cell office:value-type="float" office:value="72.51">
            <text:p>72,51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4"/>
          <table:table-cell table:formula="of:=[.AZ129]-[.AC129]" office:value-type="float" office:value="0">
            <text:p>0</text:p>
          </table:table-cell>
          <table:table-cell table:number-columns-repeated="2" office:value-type="float" office:value="8">
            <text:p>8</text:p>
          </table:table-cell>
          <table:table-cell office:value-type="string">
            <text:p>Набор стаканов д/коктейля 3шт 290мл</text:p>
          </table:table-cell>
          <table:table-cell office:value-type="float" office:value="64696">
            <text:p>64696</text:p>
          </table:table-cell>
          <table:table-cell table:formula="of:=[.BC129]-[.L129]" office:value-type="float" office:value="0">
            <text:p>0</text:p>
          </table:table-cell>
          <table:table-cell office:value-type="float" office:value="72.51">
            <text:p>72,51</text:p>
          </table:table-cell>
          <table:table-cell table:formula="of:=[.BE129]/[.H129]" office:value-type="float" office:value="1">
            <text:p>1,00 ₽</text:p>
          </table:table-cell>
          <table:table-cell office:value-type="string">
            <text:p>00005495</text:p>
          </table:table-cell>
          <table:table-cell office:value-type="float" office:value="8">
            <text:p>8</text:p>
          </table:table-cell>
          <table:table-cell office:value-type="float" office:value="72.51">
            <text:p>72,51</text:p>
          </table:table-cell>
          <table:table-cell office:value-type="float" office:value="580.08">
            <text:p>580,08</text:p>
          </table:table-cell>
          <table:table-cell office:value-type="string">
            <text:p>Пашабахча</text:p>
          </table:table-cell>
          <table:table-cell office:value-type="float" office:value="131">
            <text:p>131</text:p>
          </table:table-cell>
          <table:table-cell office:value-type="float" office:value="64696">
            <text:p>64696</text:p>
          </table:table-cell>
          <table:table-cell office:value-type="string">
            <text:p>{Набор стаканов д/коктейля 3шт 290мл \ 42402* \ Истанбул \ }</text:p>
          </table:table-cell>
          <table:table-cell office:value-type="string">
            <text:p>РПМ-000729</text:p>
          </table:table-cell>
          <table:table-cell office:value-type="float" office:value="72">
            <text:p>72</text:p>
          </table:table-cell>
          <table:table-cell office:value-type="float" office:value="44897">
            <text:p>44897</text:p>
          </table:table-cell>
          <table:table-cell/>
          <table:table-cell table:number-columns-repeated="2" office:value-type="float" office:value="8">
            <text:p>8</text:p>
          </table:table-cell>
          <table:table-cell office:value-type="string">
            <text:p>Набор стаканов д/коктейля 3шт 290мл</text:p>
          </table:table-cell>
          <table:table-cell office:value-type="float" office:value="64696">
            <text:p>64696</text:p>
          </table:table-cell>
          <table:table-cell office:value-type="float" office:value="72.51">
            <text:p>72,51</text:p>
          </table:table-cell>
          <table:table-cell office:value-type="string">
            <text:p>00005495</text:p>
          </table:table-cell>
          <table:table-cell office:value-type="float" office:value="8">
            <text:p>8</text:p>
          </table:table-cell>
          <table:table-cell office:value-type="float" office:value="72.51">
            <text:p>72,51</text:p>
          </table:table-cell>
          <table:table-cell office:value-type="float" office:value="580.08">
            <text:p>580,08</text:p>
          </table:table-cell>
          <table:table-cell office:value-type="string">
            <text:p>Пашабахча</text:p>
          </table:table-cell>
          <table:table-cell office:value-type="float" office:value="131">
            <text:p>131</text:p>
          </table:table-cell>
          <table:table-cell office:value-type="float" office:value="64696">
            <text:p>64696</text:p>
          </table:table-cell>
          <table:table-cell office:value-type="string">
            <text:p>{Набор стаканов д/коктейля 3шт 290мл \ 42402* \ Истанбул \ }</text:p>
          </table:table-cell>
          <table:table-cell office:value-type="string">
            <text:p>РПМ-000729</text:p>
          </table:table-cell>
          <table:table-cell office:value-type="float" office:value="72">
            <text:p>72</text:p>
          </table:table-cell>
          <table:table-cell office:value-type="float" office:value="44897">
            <text:p>44897</text:p>
          </table:table-cell>
          <table:table-cell table:number-columns-repeated="2"/>
          <table:table-cell table:number-columns-repeated="2" office:value-type="float" office:value="8">
            <text:p>8</text:p>
          </table:table-cell>
          <table:table-cell office:value-type="string">
            <text:p>Набор стаканов д/коктейля 3шт 290мл</text:p>
          </table:table-cell>
          <table:table-cell office:value-type="float" office:value="64696">
            <text:p>64696</text:p>
          </table:table-cell>
          <table:table-cell office:value-type="float" office:value="72.51">
            <text:p>72,51</text:p>
          </table:table-cell>
          <table:table-cell office:value-type="string">
            <text:p>00005495</text:p>
          </table:table-cell>
          <table:table-cell office:value-type="float" office:value="8">
            <text:p>8</text:p>
          </table:table-cell>
          <table:table-cell office:value-type="float" office:value="72.51">
            <text:p>72,51</text:p>
          </table:table-cell>
          <table:table-cell office:value-type="float" office:value="580.08">
            <text:p>580,08</text:p>
          </table:table-cell>
          <table:table-cell office:value-type="string">
            <text:p>Пашабахча</text:p>
          </table:table-cell>
          <table:table-cell office:value-type="float" office:value="131">
            <text:p>131</text:p>
          </table:table-cell>
          <table:table-cell office:value-type="float" office:value="64696">
            <text:p>64696</text:p>
          </table:table-cell>
          <table:table-cell office:value-type="string">
            <text:p>{Набор стаканов д/коктейля 3шт 290мл \ 42402* \ Истанбул \ }</text:p>
          </table:table-cell>
          <table:table-cell office:value-type="string">
            <text:p>РПМ-000729</text:p>
          </table:table-cell>
          <table:table-cell office:value-type="float" office:value="72">
            <text:p>72</text:p>
          </table:table-cell>
          <table:table-cell office:value-type="float" office:value="44897">
            <text:p>44897</text:p>
          </table:table-cell>
          <table:table-cell/>
          <table:table-cell table:formula="of:=[.CK129]-[.AZ129]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/>
          <table:table-cell office:value-type="float" office:value="64696">
            <text:p>64696</text:p>
          </table:table-cell>
          <table:table-cell table:formula="of:=[.DH129]-[.L129]" office:value-type="float" office:value="0">
            <text:p>0</text:p>
          </table:table-cell>
        </table:table-row>
        <table:table-row table:style-name="ro1">
          <table:table-cell office:value-type="string">
            <text:p>Для торта 360мм</text:p>
          </table:table-cell>
          <table:table-cell office:value-type="string">
            <text:p>6236</text:p>
          </table:table-cell>
          <table:table-cell office:value-type="string">
            <text:p>Saturn rose блюдо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387.24">
            <text:p>387,24 ₽</text:p>
          </table:table-cell>
          <table:table-cell office:value-type="float" office:value="774.48">
            <text:p><text:s/>774,48 ₽ </text:p>
          </table:table-cell>
          <table:table-cell office:value-type="string">
            <text:p>Вальтер-Гласс</text:p>
          </table:table-cell>
          <table:table-cell office:value-type="float" office:value="704">
            <text:p><text:s/>704,00 ₽ </text:p>
          </table:table-cell>
          <table:table-cell office:value-type="float" office:value="68578">
            <text:p>68578</text:p>
          </table:table-cell>
          <table:table-cell office:value-type="string">
            <text:p>{Для торта 360мм \ 6236 \ Saturn rose блюдо \ }</text:p>
          </table:table-cell>
          <table:table-cell office:value-type="string">
            <text:p>РПМ-000270</text:p>
          </table:table-cell>
          <table:table-cell office:value-type="float" office:value="159">
            <text:p>159</text:p>
          </table:table-cell>
          <table:table-cell office:value-type="date" office:date-value="2023-03-30">
            <text:p>30.03.23</text:p>
          </table:table-cell>
          <table:table-cell office:value-type="float" office:value="1570">
            <text:p>1570</text:p>
          </table:table-cell>
          <table:table-cell office:value-type="date" office:date-value="2023-04-05">
            <text:p>05.04.23</text:p>
          </table:table-cell>
          <table:table-cell office:value-type="string">
            <text:p>Стеклопласт</text:p>
          </table:table-cell>
          <table:table-cell office:value-type="string">
            <text:p>Saturn rose блюдо для торта 360 мм/6 6236</text:p>
          </table:table-cell>
          <table:table-cell table:number-columns-repeated="2"/>
          <table:table-cell office:value-type="string">
            <text:p>00006416</text:p>
          </table:table-cell>
          <table:table-cell table:formula="of:=[.K130]/[.H130]" office:value-type="percentage" office:value="1.81799400888338">
            <text:p>182%</text:p>
          </table:table-cell>
          <table:table-cell/>
          <table:table-cell office:value-type="string">
            <text:p>Германия</text:p>
          </table:table-cell>
          <table:table-cell/>
          <table:table-cell table:formula="of:=([.AC130]-[.G130])*[.H130]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Saturn rose блюдо для торта 360 мм/6 623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office:value-type="string">
            <text:p>ООО "Посуда Мира"</text:p>
          </table:table-cell>
          <table:table-cell office:value-type="string">
            <text:p>4009752766789</text:p>
          </table:table-cell>
          <table:table-cell table:number-columns-repeated="2"/>
          <table:table-cell office:value-type="string">
            <text:p>РПМ-000270</text:p>
          </table:table-cell>
          <table:table-cell table:number-columns-repeated="2"/>
          <table:table-cell office:value-type="float" office:value="704">
            <text:p>704</text:p>
          </table:table-cell>
          <table:table-cell table:style-name="ce5" office:value-type="float" office:value="387.24">
            <text:p>387,24 ₽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/>
          <table:table-cell table:formula="of:=[.AZ130]-[.AC130]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Для торта 360мм</text:p>
          </table:table-cell>
          <table:table-cell office:value-type="float" office:value="68578">
            <text:p>68578</text:p>
          </table:table-cell>
          <table:table-cell table:formula="of:=[.BC130]-[.L130]" office:value-type="float" office:value="0">
            <text:p>0</text:p>
          </table:table-cell>
          <table:table-cell office:value-type="float" office:value="387.25">
            <text:p>387,25</text:p>
          </table:table-cell>
          <table:table-cell table:formula="of:=[.BE130]/[.H130]" office:value-type="float" office:value="1.00002582377854">
            <text:p>1,00 ₽</text:p>
          </table:table-cell>
          <table:table-cell office:value-type="string">
            <text:p>00006416</text:p>
          </table:table-cell>
          <table:table-cell office:value-type="float" office:value="2">
            <text:p>2</text:p>
          </table:table-cell>
          <table:table-cell office:value-type="float" office:value="387.24">
            <text:p>387,24</text:p>
          </table:table-cell>
          <table:table-cell office:value-type="float" office:value="774.48">
            <text:p>774,48</text:p>
          </table:table-cell>
          <table:table-cell office:value-type="string">
            <text:p>Вальтер-Гласс</text:p>
          </table:table-cell>
          <table:table-cell office:value-type="float" office:value="704">
            <text:p>704</text:p>
          </table:table-cell>
          <table:table-cell office:value-type="float" office:value="68578">
            <text:p>68578</text:p>
          </table:table-cell>
          <table:table-cell office:value-type="string">
            <text:p>{Для торта 360мм \ 6236 \ Saturn rose блюдо \ }</text:p>
          </table:table-cell>
          <table:table-cell office:value-type="string">
            <text:p>РПМ-000111</text:p>
          </table:table-cell>
          <table:table-cell office:value-type="float" office:value="10">
            <text:p>10</text:p>
          </table:table-cell>
          <table:table-cell office:value-type="float" office:value="44964">
            <text:p>44964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string">
            <text:p>Для торта 360мм</text:p>
          </table:table-cell>
          <table:table-cell office:value-type="float" office:value="68578">
            <text:p>68578</text:p>
          </table:table-cell>
          <table:table-cell office:value-type="float" office:value="387.25">
            <text:p>387,25</text:p>
          </table:table-cell>
          <table:table-cell office:value-type="string">
            <text:p>00006416</text:p>
          </table:table-cell>
          <table:table-cell office:value-type="float" office:value="2">
            <text:p>2</text:p>
          </table:table-cell>
          <table:table-cell office:value-type="float" office:value="387.24">
            <text:p>387,24</text:p>
          </table:table-cell>
          <table:table-cell office:value-type="float" office:value="774.48">
            <text:p>774,48</text:p>
          </table:table-cell>
          <table:table-cell office:value-type="string">
            <text:p>Вальтер-Гласс</text:p>
          </table:table-cell>
          <table:table-cell office:value-type="float" office:value="704">
            <text:p>704</text:p>
          </table:table-cell>
          <table:table-cell office:value-type="float" office:value="68578">
            <text:p>68578</text:p>
          </table:table-cell>
          <table:table-cell office:value-type="string">
            <text:p>{Для торта 360мм \ 6236 \ Saturn rose блюдо \ }</text:p>
          </table:table-cell>
          <table:table-cell office:value-type="string">
            <text:p>РПМ-000111</text:p>
          </table:table-cell>
          <table:table-cell office:value-type="float" office:value="10">
            <text:p>10</text:p>
          </table:table-cell>
          <table:table-cell office:value-type="float" office:value="44964">
            <text:p>44964</text:p>
          </table:table-cell>
          <table:table-cell table:number-columns-repeated="2"/>
          <table:table-cell table:number-columns-repeated="2" office:value-type="float" office:value="2">
            <text:p>2</text:p>
          </table:table-cell>
          <table:table-cell office:value-type="string">
            <text:p>Для торта 360мм</text:p>
          </table:table-cell>
          <table:table-cell office:value-type="float" office:value="68578">
            <text:p>68578</text:p>
          </table:table-cell>
          <table:table-cell office:value-type="float" office:value="387.25">
            <text:p>387,25</text:p>
          </table:table-cell>
          <table:table-cell office:value-type="string">
            <text:p>00006416</text:p>
          </table:table-cell>
          <table:table-cell office:value-type="float" office:value="2">
            <text:p>2</text:p>
          </table:table-cell>
          <table:table-cell office:value-type="float" office:value="387.24">
            <text:p>387,24</text:p>
          </table:table-cell>
          <table:table-cell office:value-type="float" office:value="774.48">
            <text:p>774,48</text:p>
          </table:table-cell>
          <table:table-cell office:value-type="string">
            <text:p>Вальтер-Гласс</text:p>
          </table:table-cell>
          <table:table-cell office:value-type="float" office:value="704">
            <text:p>704</text:p>
          </table:table-cell>
          <table:table-cell office:value-type="float" office:value="68578">
            <text:p>68578</text:p>
          </table:table-cell>
          <table:table-cell office:value-type="string">
            <text:p>{Для торта 360мм \ 6236 \ Saturn rose блюдо \ }</text:p>
          </table:table-cell>
          <table:table-cell office:value-type="string">
            <text:p>РПМ-000111</text:p>
          </table:table-cell>
          <table:table-cell office:value-type="float" office:value="10">
            <text:p>10</text:p>
          </table:table-cell>
          <table:table-cell office:value-type="float" office:value="44964">
            <text:p>44964</text:p>
          </table:table-cell>
          <table:table-cell/>
          <table:table-cell table:formula="of:=[.CK130]-[.AZ130]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68578">
            <text:p>68578</text:p>
          </table:table-cell>
          <table:table-cell table:formula="of:=[.DH130]-[.L130]" office:value-type="float" office:value="0">
            <text:p>0</text:p>
          </table:table-cell>
        </table:table-row>
        <table:table-row table:style-name="ro1">
          <table:table-cell office:value-type="string">
            <text:p>Кувшин с красной крышкой 1000мл Турция</text:p>
          </table:table-cell>
          <table:table-cell office:value-type="string">
            <text:p>80102/K SL Тур</text:p>
          </table:table-cell>
          <table:table-cell office:value-type="string">
            <text:p>Bistro</text:p>
          </table:table-cell>
          <table:table-cell table:number-columns-repeated="3"/>
          <table:table-cell office:value-type="float" office:value="12">
            <text:p>12</text:p>
          </table:table-cell>
          <table:table-cell office:value-type="float" office:value="103.95">
            <text:p>103,95 ₽</text:p>
          </table:table-cell>
          <table:table-cell office:value-type="float" office:value="1247.4">
            <text:p><text:s/>1 247,40 ₽ </text:p>
          </table:table-cell>
          <table:table-cell office:value-type="string">
            <text:p>Пашабахча</text:p>
          </table:table-cell>
          <table:table-cell table:style-name="ce5" office:value-type="float" office:value="187">
            <text:p>187,00 ₽</text:p>
          </table:table-cell>
          <table:table-cell office:value-type="float" office:value="68848">
            <text:p>68848</text:p>
          </table:table-cell>
          <table:table-cell office:value-type="string">
            <text:p>{Кувшин с красной крышкой 1000мл Турция \ 80102/K SL Тур \ Bistro \ }</text:p>
          </table:table-cell>
          <table:table-cell office:value-type="string">
            <text:p>РПМ-000270</text:p>
          </table:table-cell>
          <table:table-cell office:value-type="float" office:value="21">
            <text:p>21</text:p>
          </table:table-cell>
          <table:table-cell office:value-type="date" office:date-value="2023-03-30">
            <text:p>30.03.23</text:p>
          </table:table-cell>
          <table:table-cell office:value-type="float" office:value="1570">
            <text:p>1570</text:p>
          </table:table-cell>
          <table:table-cell office:value-type="date" office:date-value="2023-04-05">
            <text:p>05.04.23</text:p>
          </table:table-cell>
          <table:table-cell office:value-type="string">
            <text:p>Стеклопласт</text:p>
          </table:table-cell>
          <table:table-cell office:value-type="string">
            <text:p>Bistro" кувшин с красной крышкой 1000мл SL/St 80102/K SL/St</text:p>
          </table:table-cell>
          <table:table-cell table:number-columns-repeated="2"/>
          <table:table-cell office:value-type="string">
            <text:p>K0016787</text:p>
          </table:table-cell>
          <table:table-cell table:formula="of:=[.K131]/[.H131]" office:value-type="percentage" office:value="1.7989417989418">
            <text:p>180%</text:p>
          </table:table-cell>
          <table:table-cell/>
          <table:table-cell office:value-type="string">
            <text:p>Россия</text:p>
          </table:table-cell>
          <table:table-cell/>
          <table:table-cell table:formula="of:=([.AC131]-[.G131])*[.H131]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string">
            <text:p>Bistro" кувшин с красной крышкой 1000мл SL/St 80102/K SL/St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/>
          <table:table-cell office:value-type="string">
            <text:p>ООО "Посуда Мира"</text:p>
          </table:table-cell>
          <table:table-cell office:value-type="string">
            <text:p>4606065052938</text:p>
          </table:table-cell>
          <table:table-cell table:number-columns-repeated="2"/>
          <table:table-cell office:value-type="string">
            <text:p>РПМ-000270</text:p>
          </table:table-cell>
          <table:table-cell table:number-columns-repeated="2"/>
          <table:table-cell table:style-name="ce5" office:value-type="float" office:value="187">
            <text:p>187,00 ₽</text:p>
          </table:table-cell>
          <table:table-cell table:style-name="ce5" office:value-type="float" office:value="103.95">
            <text:p>103,95 ₽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4"/>
          <table:table-cell table:formula="of:=[.AZ131]-[.AC131]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string">
            <text:p>Кувшин с красной крышкой 1000мл Турция</text:p>
          </table:table-cell>
          <table:table-cell office:value-type="float" office:value="68848">
            <text:p>68848</text:p>
          </table:table-cell>
          <table:table-cell table:formula="of:=[.BC131]-[.L131]" office:value-type="float" office:value="0">
            <text:p>0</text:p>
          </table:table-cell>
          <table:table-cell office:value-type="float" office:value="103.95">
            <text:p>103,95</text:p>
          </table:table-cell>
          <table:table-cell table:formula="of:=[.BE131]/[.H131]" office:value-type="float" office:value="1">
            <text:p>1,00 ₽</text:p>
          </table:table-cell>
          <table:table-cell office:value-type="string">
            <text:p>K0016787</text:p>
          </table:table-cell>
          <table:table-cell office:value-type="float" office:value="24">
            <text:p>24</text:p>
          </table:table-cell>
          <table:table-cell office:value-type="float" office:value="103.95">
            <text:p>103,95</text:p>
          </table:table-cell>
          <table:table-cell office:value-type="float" office:value="2494.8">
            <text:p>2494,8</text:p>
          </table:table-cell>
          <table:table-cell office:value-type="string">
            <text:p>Пашабахча</text:p>
          </table:table-cell>
          <table:table-cell office:value-type="float" office:value="187">
            <text:p>187</text:p>
          </table:table-cell>
          <table:table-cell office:value-type="float" office:value="68848">
            <text:p>68848</text:p>
          </table:table-cell>
          <table:table-cell office:value-type="string">
            <text:p>{Кувшин с красной крышкой 1000мл Турция \ 80102/K SL Тур \ Bistro \ }</text:p>
          </table:table-cell>
          <table:table-cell office:value-type="string">
            <text:p>РПМ-000111</text:p>
          </table:table-cell>
          <table:table-cell office:value-type="float" office:value="230">
            <text:p>230</text:p>
          </table:table-cell>
          <table:table-cell office:value-type="float" office:value="44964">
            <text:p>44964</text:p>
          </table:table-cell>
          <table:table-cell/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string">
            <text:p>Кувшин с красной крышкой 1000мл Турция</text:p>
          </table:table-cell>
          <table:table-cell office:value-type="float" office:value="68848">
            <text:p>68848</text:p>
          </table:table-cell>
          <table:table-cell office:value-type="float" office:value="103.95">
            <text:p>103,95</text:p>
          </table:table-cell>
          <table:table-cell office:value-type="string">
            <text:p>K0016787</text:p>
          </table:table-cell>
          <table:table-cell office:value-type="float" office:value="24">
            <text:p>24</text:p>
          </table:table-cell>
          <table:table-cell office:value-type="float" office:value="103.95">
            <text:p>103,95</text:p>
          </table:table-cell>
          <table:table-cell office:value-type="float" office:value="2494.8">
            <text:p>2494,8</text:p>
          </table:table-cell>
          <table:table-cell office:value-type="string">
            <text:p>Пашабахча</text:p>
          </table:table-cell>
          <table:table-cell office:value-type="float" office:value="187">
            <text:p>187</text:p>
          </table:table-cell>
          <table:table-cell office:value-type="float" office:value="68848">
            <text:p>68848</text:p>
          </table:table-cell>
          <table:table-cell office:value-type="string">
            <text:p>{Кувшин с красной крышкой 1000мл Турция \ 80102/K SL Тур \ Bistro \ }</text:p>
          </table:table-cell>
          <table:table-cell office:value-type="string">
            <text:p>РПМ-000111</text:p>
          </table:table-cell>
          <table:table-cell office:value-type="float" office:value="230">
            <text:p>230</text:p>
          </table:table-cell>
          <table:table-cell office:value-type="float" office:value="44964">
            <text:p>44964</text:p>
          </table:table-cell>
          <table:table-cell table:number-columns-repeated="2"/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string">
            <text:p>Кувшин с красной крышкой 1000мл Турция</text:p>
          </table:table-cell>
          <table:table-cell office:value-type="float" office:value="68848">
            <text:p>68848</text:p>
          </table:table-cell>
          <table:table-cell office:value-type="float" office:value="103.95">
            <text:p>103,95</text:p>
          </table:table-cell>
          <table:table-cell office:value-type="string">
            <text:p>K0016787</text:p>
          </table:table-cell>
          <table:table-cell office:value-type="float" office:value="24">
            <text:p>24</text:p>
          </table:table-cell>
          <table:table-cell office:value-type="float" office:value="103.95">
            <text:p>103,95</text:p>
          </table:table-cell>
          <table:table-cell office:value-type="float" office:value="2494.8">
            <text:p>2494,8</text:p>
          </table:table-cell>
          <table:table-cell office:value-type="string">
            <text:p>Пашабахча</text:p>
          </table:table-cell>
          <table:table-cell office:value-type="float" office:value="187">
            <text:p>187</text:p>
          </table:table-cell>
          <table:table-cell office:value-type="float" office:value="68848">
            <text:p>68848</text:p>
          </table:table-cell>
          <table:table-cell office:value-type="string">
            <text:p>{Кувшин с красной крышкой 1000мл Турция \ 80102/K SL Тур \ Bistro \ }</text:p>
          </table:table-cell>
          <table:table-cell office:value-type="string">
            <text:p>РПМ-000111</text:p>
          </table:table-cell>
          <table:table-cell office:value-type="float" office:value="230">
            <text:p>230</text:p>
          </table:table-cell>
          <table:table-cell office:value-type="float" office:value="44964">
            <text:p>44964</text:p>
          </table:table-cell>
          <table:table-cell/>
          <table:table-cell table:formula="of:=[.CK131]-[.AZ131]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/>
          <table:table-cell office:value-type="float" office:value="68848">
            <text:p>68848</text:p>
          </table:table-cell>
          <table:table-cell table:formula="of:=[.DH131]-[.L131]" office:value-type="float" office:value="0">
            <text:p>0</text:p>
          </table:table-cell>
        </table:table-row>
        <table:table-row table:style-name="ro1">
          <table:table-cell office:value-type="string">
            <text:p>Стакан 345мл SL со стикером</text:p>
          </table:table-cell>
          <table:table-cell office:value-type="string">
            <text:p>52790 SL/St</text:p>
          </table:table-cell>
          <table:table-cell office:value-type="string">
            <text:p>TIMELESS</text:p>
          </table:table-cell>
          <table:table-cell table:number-columns-repeated="3"/>
          <table:table-cell office:value-type="float" office:value="300">
            <text:p>300</text:p>
          </table:table-cell>
          <table:table-cell office:value-type="float" office:value="64.5">
            <text:p>64,50 ₽</text:p>
          </table:table-cell>
          <table:table-cell office:value-type="float" office:value="19350">
            <text:p><text:s/>19 350,00 ₽ </text:p>
          </table:table-cell>
          <table:table-cell office:value-type="string">
            <text:p>Пашабахча</text:p>
          </table:table-cell>
          <table:table-cell table:style-name="ce5" office:value-type="float" office:value="116">
            <text:p>116,00 ₽</text:p>
          </table:table-cell>
          <table:table-cell office:value-type="float" office:value="68858">
            <text:p>68858</text:p>
          </table:table-cell>
          <table:table-cell office:value-type="string">
            <text:p>{Стакан 345мл SL со стикером \ 52790 SL/St \ TIMELESS \ }</text:p>
          </table:table-cell>
          <table:table-cell office:value-type="string">
            <text:p>РПМ-000270</text:p>
          </table:table-cell>
          <table:table-cell office:value-type="float" office:value="127">
            <text:p>127</text:p>
          </table:table-cell>
          <table:table-cell office:value-type="date" office:date-value="2023-03-30">
            <text:p>30.03.23</text:p>
          </table:table-cell>
          <table:table-cell office:value-type="float" office:value="1570">
            <text:p>1570</text:p>
          </table:table-cell>
          <table:table-cell office:value-type="date" office:date-value="2023-04-05">
            <text:p>05.04.23</text:p>
          </table:table-cell>
          <table:table-cell office:value-type="string">
            <text:p>Стеклопласт</text:p>
          </table:table-cell>
          <table:table-cell office:value-type="string">
            <text:p>TIMELESS стакан 345мл SL со стикером 52790 SL/St</text:p>
          </table:table-cell>
          <table:table-cell table:number-columns-repeated="2"/>
          <table:table-cell office:value-type="string">
            <text:p>K0017945</text:p>
          </table:table-cell>
          <table:table-cell table:formula="of:=[.K132]/[.H132]" office:value-type="percentage" office:value="1.7984496124031">
            <text:p>180%</text:p>
          </table:table-cell>
          <table:table-cell/>
          <table:table-cell office:value-type="string">
            <text:p>Россия</text:p>
          </table:table-cell>
          <table:table-cell/>
          <table:table-cell table:formula="of:=([.AC132]-[.G132])*[.H132]" office:value-type="float" office:value="0">
            <text:p>0</text:p>
          </table:table-cell>
          <table:table-cell office:value-type="float" office:value="300">
            <text:p>300</text:p>
          </table:table-cell>
          <table:table-cell office:value-type="string">
            <text:p>TIMELESS стакан 345мл SL со стикером 52790 SL/St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/>
          <table:table-cell office:value-type="string">
            <text:p>ООО "Посуда Мира"</text:p>
          </table:table-cell>
          <table:table-cell office:value-type="string">
            <text:p>4606065066430</text:p>
          </table:table-cell>
          <table:table-cell table:number-columns-repeated="2"/>
          <table:table-cell office:value-type="string">
            <text:p>РПМ-000270</text:p>
          </table:table-cell>
          <table:table-cell table:number-columns-repeated="2"/>
          <table:table-cell table:style-name="ce5" office:value-type="float" office:value="116">
            <text:p>116,00 ₽</text:p>
          </table:table-cell>
          <table:table-cell table:style-name="ce5" office:value-type="float" office:value="64.5">
            <text:p>64,50 ₽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4"/>
          <table:table-cell table:formula="of:=[.AZ132]-[.AC132]" office:value-type="float" office:value="0">
            <text:p>0</text:p>
          </table:table-cell>
          <table:table-cell table:number-columns-repeated="2" office:value-type="float" office:value="300">
            <text:p>300</text:p>
          </table:table-cell>
          <table:table-cell office:value-type="string">
            <text:p>Стакан 345мл SL со стикером</text:p>
          </table:table-cell>
          <table:table-cell office:value-type="float" office:value="68858">
            <text:p>68858</text:p>
          </table:table-cell>
          <table:table-cell table:formula="of:=[.BC132]-[.L132]" office:value-type="float" office:value="0">
            <text:p>0</text:p>
          </table:table-cell>
          <table:table-cell office:value-type="float" office:value="64.5">
            <text:p>64,5</text:p>
          </table:table-cell>
          <table:table-cell table:formula="of:=[.BE132]/[.H132]" office:value-type="float" office:value="1">
            <text:p>1,00 ₽</text:p>
          </table:table-cell>
          <table:table-cell office:value-type="string">
            <text:p>K0017945</text:p>
          </table:table-cell>
          <table:table-cell office:value-type="float" office:value="24">
            <text:p>24</text:p>
          </table:table-cell>
          <table:table-cell office:value-type="float" office:value="64.5">
            <text:p>64,5</text:p>
          </table:table-cell>
          <table:table-cell office:value-type="float" office:value="1548">
            <text:p>1548</text:p>
          </table:table-cell>
          <table:table-cell office:value-type="string">
            <text:p>Пашабахча</text:p>
          </table:table-cell>
          <table:table-cell office:value-type="float" office:value="116">
            <text:p>116</text:p>
          </table:table-cell>
          <table:table-cell office:value-type="float" office:value="68858">
            <text:p>68858</text:p>
          </table:table-cell>
          <table:table-cell office:value-type="string">
            <text:p>{Стакан 345мл SL со стикером \ 52790 SL/St \ TIMELESS \ }</text:p>
          </table:table-cell>
          <table:table-cell office:value-type="string">
            <text:p>РПМ-000111</text:p>
          </table:table-cell>
          <table:table-cell office:value-type="float" office:value="183">
            <text:p>183</text:p>
          </table:table-cell>
          <table:table-cell office:value-type="float" office:value="44964">
            <text:p>44964</text:p>
          </table:table-cell>
          <table:table-cell/>
          <table:table-cell table:number-columns-repeated="2" office:value-type="float" office:value="300">
            <text:p>300</text:p>
          </table:table-cell>
          <table:table-cell office:value-type="string">
            <text:p>Стакан 345мл SL со стикером</text:p>
          </table:table-cell>
          <table:table-cell office:value-type="float" office:value="68858">
            <text:p>68858</text:p>
          </table:table-cell>
          <table:table-cell office:value-type="float" office:value="64.5">
            <text:p>64,5</text:p>
          </table:table-cell>
          <table:table-cell office:value-type="string">
            <text:p>K0017945</text:p>
          </table:table-cell>
          <table:table-cell office:value-type="float" office:value="24">
            <text:p>24</text:p>
          </table:table-cell>
          <table:table-cell office:value-type="float" office:value="64.5">
            <text:p>64,5</text:p>
          </table:table-cell>
          <table:table-cell office:value-type="float" office:value="1548">
            <text:p>1548</text:p>
          </table:table-cell>
          <table:table-cell office:value-type="string">
            <text:p>Пашабахча</text:p>
          </table:table-cell>
          <table:table-cell office:value-type="float" office:value="116">
            <text:p>116</text:p>
          </table:table-cell>
          <table:table-cell office:value-type="float" office:value="68858">
            <text:p>68858</text:p>
          </table:table-cell>
          <table:table-cell office:value-type="string">
            <text:p>{Стакан 345мл SL со стикером \ 52790 SL/St \ TIMELESS \ }</text:p>
          </table:table-cell>
          <table:table-cell office:value-type="string">
            <text:p>РПМ-000111</text:p>
          </table:table-cell>
          <table:table-cell office:value-type="float" office:value="183">
            <text:p>183</text:p>
          </table:table-cell>
          <table:table-cell office:value-type="float" office:value="44964">
            <text:p>44964</text:p>
          </table:table-cell>
          <table:table-cell table:number-columns-repeated="2"/>
          <table:table-cell table:number-columns-repeated="2" office:value-type="float" office:value="300">
            <text:p>300</text:p>
          </table:table-cell>
          <table:table-cell office:value-type="string">
            <text:p>Стакан 345мл SL со стикером</text:p>
          </table:table-cell>
          <table:table-cell office:value-type="float" office:value="68858">
            <text:p>68858</text:p>
          </table:table-cell>
          <table:table-cell office:value-type="float" office:value="64.5">
            <text:p>64,5</text:p>
          </table:table-cell>
          <table:table-cell office:value-type="string">
            <text:p>K0017945</text:p>
          </table:table-cell>
          <table:table-cell office:value-type="float" office:value="24">
            <text:p>24</text:p>
          </table:table-cell>
          <table:table-cell office:value-type="float" office:value="64.5">
            <text:p>64,5</text:p>
          </table:table-cell>
          <table:table-cell office:value-type="float" office:value="1548">
            <text:p>1548</text:p>
          </table:table-cell>
          <table:table-cell office:value-type="string">
            <text:p>Пашабахча</text:p>
          </table:table-cell>
          <table:table-cell office:value-type="float" office:value="116">
            <text:p>116</text:p>
          </table:table-cell>
          <table:table-cell office:value-type="float" office:value="68858">
            <text:p>68858</text:p>
          </table:table-cell>
          <table:table-cell office:value-type="string">
            <text:p>{Стакан 345мл SL со стикером \ 52790 SL/St \ TIMELESS \ }</text:p>
          </table:table-cell>
          <table:table-cell office:value-type="string">
            <text:p>РПМ-000111</text:p>
          </table:table-cell>
          <table:table-cell office:value-type="float" office:value="183">
            <text:p>183</text:p>
          </table:table-cell>
          <table:table-cell office:value-type="float" office:value="44964">
            <text:p>44964</text:p>
          </table:table-cell>
          <table:table-cell/>
          <table:table-cell table:formula="of:=[.CK132]-[.AZ132]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/>
          <table:table-cell office:value-type="float" office:value="68858">
            <text:p>68858</text:p>
          </table:table-cell>
          <table:table-cell table:formula="of:=[.DH132]-[.L132]" office:value-type="float" office:value="0">
            <text:p>0</text:p>
          </table:table-cell>
        </table:table-row>
        <table:table-row table:style-name="ro1">
          <table:table-cell office:value-type="string">
            <text:p>Стакан высокий h160мм, 450мл</text:p>
          </table:table-cell>
          <table:table-cell office:value-type="string">
            <text:p>52800 SL</text:p>
          </table:table-cell>
          <table:table-cell office:value-type="string">
            <text:p>TIMELESS</text:p>
          </table:table-cell>
          <table:table-cell table:number-columns-repeated="3"/>
          <table:table-cell office:value-type="float" office:value="72">
            <text:p>72</text:p>
          </table:table-cell>
          <table:table-cell office:value-type="float" office:value="76.6">
            <text:p>76,60 ₽</text:p>
          </table:table-cell>
          <table:table-cell office:value-type="float" office:value="5515.2">
            <text:p><text:s/>5 515,20 ₽ </text:p>
          </table:table-cell>
          <table:table-cell/>
          <table:table-cell table:style-name="ce4" table:formula="of:=ROUND([.H133]*1.8;0)" office:value-type="float" office:value="138">
            <text:p><text:s/>138,00 ₽ </text:p>
          </table:table-cell>
          <table:table-cell office:value-type="float" office:value="68861">
            <text:p>68861</text:p>
          </table:table-cell>
          <table:table-cell office:value-type="string">
            <text:p>{Стакан высокий h160мм, 450мл \ 52800 SL \ TIMELESS \ }</text:p>
          </table:table-cell>
          <table:table-cell office:value-type="string">
            <text:p>РПМ-000270</text:p>
          </table:table-cell>
          <table:table-cell office:value-type="float" office:value="128">
            <text:p>128</text:p>
          </table:table-cell>
          <table:table-cell office:value-type="date" office:date-value="2023-03-30">
            <text:p>30.03.23</text:p>
          </table:table-cell>
          <table:table-cell office:value-type="float" office:value="1570">
            <text:p>1570</text:p>
          </table:table-cell>
          <table:table-cell office:value-type="date" office:date-value="2023-04-05">
            <text:p>05.04.23</text:p>
          </table:table-cell>
          <table:table-cell office:value-type="string">
            <text:p>Стеклопласт</text:p>
          </table:table-cell>
          <table:table-cell office:value-type="string">
            <text:p>TIMELESS стакан высокий h160 мм, 450 мл SL 52800 SL</text:p>
          </table:table-cell>
          <table:table-cell table:number-columns-repeated="2"/>
          <table:table-cell office:value-type="string">
            <text:p>K0018112</text:p>
          </table:table-cell>
          <table:table-cell table:formula="of:=[.K133]/[.H133]" office:value-type="percentage" office:value="1.80156657963446">
            <text:p>180%</text:p>
          </table:table-cell>
          <table:table-cell table:number-columns-repeated="3"/>
          <table:table-cell table:formula="of:=([.AC133]-[.G133])*[.H133]" office:value-type="float" office:value="0">
            <text:p>0</text:p>
          </table:table-cell>
          <table:table-cell office:value-type="float" office:value="72">
            <text:p>72</text:p>
          </table:table-cell>
          <table:table-cell office:value-type="string">
            <text:p>TIMELESS стакан высокий h160 мм, 450 мл SL 52800 SL</text:p>
          </table:table-cell>
          <table:table-cell office:value-type="float" office:value="72">
            <text:p>72</text:p>
          </table:table-cell>
          <table:table-cell office:value-type="float" office:value="0">
            <text:p>0</text:p>
          </table:table-cell>
          <table:table-cell/>
          <table:table-cell office:value-type="string">
            <text:p>ООО "Посуда Мира"</text:p>
          </table:table-cell>
          <table:table-cell office:value-type="string">
            <text:p>4606065066478</text:p>
          </table:table-cell>
          <table:table-cell table:number-columns-repeated="2"/>
          <table:table-cell office:value-type="string">
            <text:p>РПМ-000270</text:p>
          </table:table-cell>
          <table:table-cell table:number-columns-repeated="2"/>
          <table:table-cell table:style-name="ce5" office:value-type="float" office:value="125">
            <text:p>125,00 ₽</text:p>
          </table:table-cell>
          <table:table-cell table:style-name="ce5" office:value-type="float" office:value="69.63">
            <text:p>69,63 ₽</text:p>
          </table:table-cell>
          <table:table-cell office:value-type="float" office:value="62">
            <text:p>62</text:p>
          </table:table-cell>
          <table:table-cell table:number-columns-repeated="2" office:value-type="float" office:value="0">
            <text:p>0</text:p>
          </table:table-cell>
          <table:table-cell office:value-type="float" office:value="33">
            <text:p>33</text:p>
          </table:table-cell>
          <table:table-cell table:number-columns-repeated="4"/>
          <table:table-cell table:formula="of:=[.AZ133]-[.AC133]" office:value-type="float" office:value="0">
            <text:p>0</text:p>
          </table:table-cell>
          <table:table-cell table:number-columns-repeated="2" office:value-type="float" office:value="72">
            <text:p>72</text:p>
          </table:table-cell>
          <table:table-cell office:value-type="string">
            <text:p>Стакан высокий h160мм, 450мл</text:p>
          </table:table-cell>
          <table:table-cell office:value-type="float" office:value="68861">
            <text:p>68861</text:p>
          </table:table-cell>
          <table:table-cell table:formula="of:=[.BC133]-[.L133]" office:value-type="float" office:value="0">
            <text:p>0</text:p>
          </table:table-cell>
          <table:table-cell office:value-type="float" office:value="76.6">
            <text:p>76,6</text:p>
          </table:table-cell>
          <table:table-cell table:formula="of:=[.BE133]/[.H133]" office:value-type="float" office:value="1">
            <text:p>1,00 ₽</text:p>
          </table:table-cell>
          <table:table-cell office:value-type="string">
            <text:p>K0018112</text:p>
          </table:table-cell>
          <table:table-cell office:value-type="float" office:value="216">
            <text:p>216</text:p>
          </table:table-cell>
          <table:table-cell office:value-type="float" office:value="69.63">
            <text:p>69,63</text:p>
          </table:table-cell>
          <table:table-cell office:value-type="float" office:value="15040.08">
            <text:p>15040,08</text:p>
          </table:table-cell>
          <table:table-cell office:value-type="string">
            <text:p>Пашабахча</text:p>
          </table:table-cell>
          <table:table-cell office:value-type="float" office:value="125">
            <text:p>125</text:p>
          </table:table-cell>
          <table:table-cell office:value-type="float" office:value="68861">
            <text:p>68861</text:p>
          </table:table-cell>
          <table:table-cell office:value-type="string">
            <text:p>{Стакан высокий h160мм, 450мл \ 52800 SL \ TIMELESS \ }</text:p>
          </table:table-cell>
          <table:table-cell office:value-type="string">
            <text:p>РПМ-000058</text:p>
          </table:table-cell>
          <table:table-cell office:value-type="float" office:value="95">
            <text:p>95</text:p>
          </table:table-cell>
          <table:table-cell office:value-type="float" office:value="44595">
            <text:p>44595</text:p>
          </table:table-cell>
          <table:table-cell/>
          <table:table-cell table:number-columns-repeated="2" office:value-type="float" office:value="72">
            <text:p>72</text:p>
          </table:table-cell>
          <table:table-cell office:value-type="string">
            <text:p>Стакан высокий h160мм, 450мл</text:p>
          </table:table-cell>
          <table:table-cell office:value-type="float" office:value="68861">
            <text:p>68861</text:p>
          </table:table-cell>
          <table:table-cell office:value-type="float" office:value="76.6">
            <text:p>76,6</text:p>
          </table:table-cell>
          <table:table-cell office:value-type="string">
            <text:p>K0018112</text:p>
          </table:table-cell>
          <table:table-cell office:value-type="float" office:value="216">
            <text:p>216</text:p>
          </table:table-cell>
          <table:table-cell office:value-type="float" office:value="69.63">
            <text:p>69,63</text:p>
          </table:table-cell>
          <table:table-cell office:value-type="float" office:value="15040.08">
            <text:p>15040,08</text:p>
          </table:table-cell>
          <table:table-cell office:value-type="string">
            <text:p>Пашабахча</text:p>
          </table:table-cell>
          <table:table-cell office:value-type="float" office:value="125">
            <text:p>125</text:p>
          </table:table-cell>
          <table:table-cell office:value-type="float" office:value="68861">
            <text:p>68861</text:p>
          </table:table-cell>
          <table:table-cell office:value-type="string">
            <text:p>{Стакан высокий h160мм, 450мл \ 52800 SL \ TIMELESS \ }</text:p>
          </table:table-cell>
          <table:table-cell office:value-type="string">
            <text:p>РПМ-000058</text:p>
          </table:table-cell>
          <table:table-cell office:value-type="float" office:value="95">
            <text:p>95</text:p>
          </table:table-cell>
          <table:table-cell office:value-type="float" office:value="44595">
            <text:p>44595</text:p>
          </table:table-cell>
          <table:table-cell table:number-columns-repeated="2"/>
          <table:table-cell table:number-columns-repeated="2" office:value-type="float" office:value="72">
            <text:p>72</text:p>
          </table:table-cell>
          <table:table-cell office:value-type="string">
            <text:p>Стакан высокий h160мм, 450мл</text:p>
          </table:table-cell>
          <table:table-cell office:value-type="float" office:value="68861">
            <text:p>68861</text:p>
          </table:table-cell>
          <table:table-cell office:value-type="float" office:value="76.6">
            <text:p>76,6</text:p>
          </table:table-cell>
          <table:table-cell office:value-type="string">
            <text:p>K0018112</text:p>
          </table:table-cell>
          <table:table-cell office:value-type="float" office:value="216">
            <text:p>216</text:p>
          </table:table-cell>
          <table:table-cell office:value-type="float" office:value="69.63">
            <text:p>69,63</text:p>
          </table:table-cell>
          <table:table-cell office:value-type="float" office:value="15040.08">
            <text:p>15040,08</text:p>
          </table:table-cell>
          <table:table-cell office:value-type="string">
            <text:p>Пашабахча</text:p>
          </table:table-cell>
          <table:table-cell office:value-type="float" office:value="125">
            <text:p>125</text:p>
          </table:table-cell>
          <table:table-cell office:value-type="float" office:value="68861">
            <text:p>68861</text:p>
          </table:table-cell>
          <table:table-cell office:value-type="string">
            <text:p>{Стакан высокий h160мм, 450мл \ 52800 SL \ TIMELESS \ }</text:p>
          </table:table-cell>
          <table:table-cell office:value-type="string">
            <text:p>РПМ-000058</text:p>
          </table:table-cell>
          <table:table-cell office:value-type="float" office:value="95">
            <text:p>95</text:p>
          </table:table-cell>
          <table:table-cell office:value-type="float" office:value="44595">
            <text:p>44595</text:p>
          </table:table-cell>
          <table:table-cell/>
          <table:table-cell table:formula="of:=[.CK133]-[.AZ133]" office:value-type="float" office:value="0">
            <text:p>0</text:p>
          </table:table-cell>
          <table:table-cell office:value-type="float" office:value="62">
            <text:p>62</text:p>
          </table:table-cell>
          <table:table-cell table:number-columns-repeated="2" office:value-type="float" office:value="0">
            <text:p>0</text:p>
          </table:table-cell>
          <table:table-cell office:value-type="float" office:value="33">
            <text:p>33</text:p>
          </table:table-cell>
          <table:table-cell table:style-name="ce3" office:value-type="string">
            <text:p>цена</text:p>
          </table:table-cell>
          <table:table-cell office:value-type="float" office:value="68861">
            <text:p>68861</text:p>
          </table:table-cell>
          <table:table-cell table:formula="of:=[.DH133]-[.L133]" office:value-type="float" office:value="0">
            <text:p>0</text:p>
          </table:table-cell>
        </table:table-row>
        <table:table-row table:style-name="ro1">
          <table:table-cell office:value-type="string">
            <text:p>Блюдо для торта 360мм</text:p>
          </table:table-cell>
          <table:table-cell office:value-type="string">
            <text:p>6028</text:p>
          </table:table-cell>
          <table:table-cell office:value-type="string">
            <text:p>Saturn rubin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457.96">
            <text:p>457,96 ₽</text:p>
          </table:table-cell>
          <table:table-cell office:value-type="float" office:value="915.92">
            <text:p><text:s/>915,92 ₽ </text:p>
          </table:table-cell>
          <table:table-cell office:value-type="string">
            <text:p>Вальтер-Гласс</text:p>
          </table:table-cell>
          <table:table-cell table:style-name="ce5" office:value-type="float" office:value="824">
            <text:p>824,00 ₽</text:p>
          </table:table-cell>
          <table:table-cell office:value-type="float" office:value="69748">
            <text:p>69748</text:p>
          </table:table-cell>
          <table:table-cell office:value-type="string">
            <text:p>{Блюдо для торта 360мм \ 6028 \ Saturn rubin \ }</text:p>
          </table:table-cell>
          <table:table-cell office:value-type="string">
            <text:p>РПМ-000270</text:p>
          </table:table-cell>
          <table:table-cell office:value-type="float" office:value="160">
            <text:p>160</text:p>
          </table:table-cell>
          <table:table-cell office:value-type="date" office:date-value="2023-03-30">
            <text:p>30.03.23</text:p>
          </table:table-cell>
          <table:table-cell office:value-type="float" office:value="1570">
            <text:p>1570</text:p>
          </table:table-cell>
          <table:table-cell office:value-type="date" office:date-value="2023-04-05">
            <text:p>05.04.23</text:p>
          </table:table-cell>
          <table:table-cell office:value-type="string">
            <text:p>Стеклопласт</text:p>
          </table:table-cell>
          <table:table-cell office:value-type="string">
            <text:p>Saturn rubin блюдо для торта 360 мм/6 6028</text:p>
          </table:table-cell>
          <table:table-cell table:number-columns-repeated="2"/>
          <table:table-cell office:value-type="string">
            <text:p>00006348</text:p>
          </table:table-cell>
          <table:table-cell table:formula="of:=[.K134]/[.H134]" office:value-type="percentage" office:value="1.79928378024282">
            <text:p>180%</text:p>
          </table:table-cell>
          <table:table-cell/>
          <table:table-cell office:value-type="string">
            <text:p>Германия</text:p>
          </table:table-cell>
          <table:table-cell/>
          <table:table-cell table:formula="of:=([.AC134]-[.G134])*[.H134]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Saturn rubin блюдо для торта 360 мм/6 602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ООО "Посуда Мира"</text:p>
          </table:table-cell>
          <table:table-cell office:value-type="string">
            <text:p>4009752776085</text:p>
          </table:table-cell>
          <table:table-cell table:number-columns-repeated="2"/>
          <table:table-cell office:value-type="string">
            <text:p>РПМ-000270</text:p>
          </table:table-cell>
          <table:table-cell table:number-columns-repeated="2"/>
          <table:table-cell table:style-name="ce5" office:value-type="float" office:value="824">
            <text:p>824,00 ₽</text:p>
          </table:table-cell>
          <table:table-cell table:style-name="ce5" office:value-type="float" office:value="457.96">
            <text:p>457,96 ₽</text:p>
          </table:table-cell>
          <table:table-cell table:number-columns-repeated="4" office:value-type="float" office:value="0">
            <text:p>0</text:p>
          </table:table-cell>
          <table:table-cell table:number-columns-repeated="4"/>
          <table:table-cell table:formula="of:=[.AZ134]-[.AC134]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Блюдо для торта 360мм</text:p>
          </table:table-cell>
          <table:table-cell office:value-type="float" office:value="69748">
            <text:p>69748</text:p>
          </table:table-cell>
          <table:table-cell table:formula="of:=[.BC134]-[.L134]" office:value-type="float" office:value="0">
            <text:p>0</text:p>
          </table:table-cell>
          <table:table-cell office:value-type="float" office:value="457.97">
            <text:p>457,97</text:p>
          </table:table-cell>
          <table:table-cell table:formula="of:=[.BE134]/[.H134]" office:value-type="float" office:value="1.00002183596821">
            <text:p>1,00 ₽</text:p>
          </table:table-cell>
          <table:table-cell office:value-type="string">
            <text:p>00006348</text:p>
          </table:table-cell>
          <table:table-cell office:value-type="float" office:value="2">
            <text:p>2</text:p>
          </table:table-cell>
          <table:table-cell office:value-type="float" office:value="457.96">
            <text:p>457,96</text:p>
          </table:table-cell>
          <table:table-cell office:value-type="float" office:value="915.92">
            <text:p>915,92</text:p>
          </table:table-cell>
          <table:table-cell office:value-type="string">
            <text:p>Вальтер-Гласс</text:p>
          </table:table-cell>
          <table:table-cell office:value-type="float" office:value="824">
            <text:p>824</text:p>
          </table:table-cell>
          <table:table-cell office:value-type="float" office:value="69748">
            <text:p>69748</text:p>
          </table:table-cell>
          <table:table-cell office:value-type="string">
            <text:p>{Блюдо для торта 360мм \ 6028 \ Saturn rubin \ }</text:p>
          </table:table-cell>
          <table:table-cell office:value-type="string">
            <text:p>РПМ-000324</text:p>
          </table:table-cell>
          <table:table-cell office:value-type="float" office:value="126">
            <text:p>126</text:p>
          </table:table-cell>
          <table:table-cell office:value-type="float" office:value="44407">
            <text:p>44407</text:p>
          </table:table-cell>
          <table:table-cell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Блюдо для торта 360мм</text:p>
          </table:table-cell>
          <table:table-cell office:value-type="float" office:value="69748">
            <text:p>69748</text:p>
          </table:table-cell>
          <table:table-cell office:value-type="float" office:value="457.97">
            <text:p>457,97</text:p>
          </table:table-cell>
          <table:table-cell office:value-type="string">
            <text:p>00006348</text:p>
          </table:table-cell>
          <table:table-cell office:value-type="float" office:value="2">
            <text:p>2</text:p>
          </table:table-cell>
          <table:table-cell office:value-type="float" office:value="457.96">
            <text:p>457,96</text:p>
          </table:table-cell>
          <table:table-cell office:value-type="float" office:value="915.92">
            <text:p>915,92</text:p>
          </table:table-cell>
          <table:table-cell office:value-type="string">
            <text:p>Вальтер-Гласс</text:p>
          </table:table-cell>
          <table:table-cell office:value-type="float" office:value="824">
            <text:p>824</text:p>
          </table:table-cell>
          <table:table-cell office:value-type="float" office:value="69748">
            <text:p>69748</text:p>
          </table:table-cell>
          <table:table-cell office:value-type="string">
            <text:p>{Блюдо для торта 360мм \ 6028 \ Saturn rubin \ }</text:p>
          </table:table-cell>
          <table:table-cell office:value-type="string">
            <text:p>РПМ-000324</text:p>
          </table:table-cell>
          <table:table-cell office:value-type="float" office:value="126">
            <text:p>126</text:p>
          </table:table-cell>
          <table:table-cell office:value-type="float" office:value="44407">
            <text:p>44407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Блюдо для торта 360мм</text:p>
          </table:table-cell>
          <table:table-cell office:value-type="float" office:value="69748">
            <text:p>69748</text:p>
          </table:table-cell>
          <table:table-cell office:value-type="float" office:value="457.97">
            <text:p>457,97</text:p>
          </table:table-cell>
          <table:table-cell office:value-type="string">
            <text:p>00006348</text:p>
          </table:table-cell>
          <table:table-cell office:value-type="float" office:value="2">
            <text:p>2</text:p>
          </table:table-cell>
          <table:table-cell office:value-type="float" office:value="457.96">
            <text:p>457,96</text:p>
          </table:table-cell>
          <table:table-cell office:value-type="float" office:value="915.92">
            <text:p>915,92</text:p>
          </table:table-cell>
          <table:table-cell office:value-type="string">
            <text:p>Вальтер-Гласс</text:p>
          </table:table-cell>
          <table:table-cell office:value-type="float" office:value="824">
            <text:p>824</text:p>
          </table:table-cell>
          <table:table-cell office:value-type="float" office:value="69748">
            <text:p>69748</text:p>
          </table:table-cell>
          <table:table-cell office:value-type="string">
            <text:p>{Блюдо для торта 360мм \ 6028 \ Saturn rubin \ }</text:p>
          </table:table-cell>
          <table:table-cell office:value-type="string">
            <text:p>РПМ-000324</text:p>
          </table:table-cell>
          <table:table-cell office:value-type="float" office:value="126">
            <text:p>126</text:p>
          </table:table-cell>
          <table:table-cell office:value-type="float" office:value="44407">
            <text:p>44407</text:p>
          </table:table-cell>
          <table:table-cell/>
          <table:table-cell table:formula="of:=[.CK134]-[.AZ134]" office:value-type="float" office:value="0">
            <text:p>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69748">
            <text:p>69748</text:p>
          </table:table-cell>
          <table:table-cell table:formula="of:=[.DH134]-[.L134]" office:value-type="float" office:value="0">
            <text:p>0</text:p>
          </table:table-cell>
        </table:table-row>
        <table:table-row table:style-name="ro1">
          <table:table-cell office:value-type="string">
            <text:p>Стакан для пива "Тюлип"</text:p>
          </table:table-cell>
          <table:table-cell office:value-type="string">
            <text:p>OCZ1973</text:p>
          </table:table-cell>
          <table:table-cell office:value-type="string">
            <text:p>570мл</text:p>
          </table:table-cell>
          <table:table-cell table:number-columns-repeated="3"/>
          <table:table-cell office:value-type="float" office:value="60">
            <text:p>60</text:p>
          </table:table-cell>
          <table:table-cell office:value-type="float" office:value="36.03">
            <text:p>36,03 ₽</text:p>
          </table:table-cell>
          <table:table-cell office:value-type="float" office:value="2161.8">
            <text:p><text:s/>2 161,80 ₽ </text:p>
          </table:table-cell>
          <table:table-cell office:value-type="string">
            <text:p>ОСЗ</text:p>
          </table:table-cell>
          <table:table-cell table:style-name="ce5" office:value-type="float" office:value="65">
            <text:p>65,00 ₽</text:p>
          </table:table-cell>
          <table:table-cell office:value-type="float" office:value="69781">
            <text:p>69781</text:p>
          </table:table-cell>
          <table:table-cell office:value-type="string">
            <text:p>{Стакан для пива "Тюлип" \ OCZ1973 \ 570мл \ }</text:p>
          </table:table-cell>
          <table:table-cell office:value-type="string">
            <text:p>РПМ-000270</text:p>
          </table:table-cell>
          <table:table-cell office:value-type="float" office:value="188">
            <text:p>188</text:p>
          </table:table-cell>
          <table:table-cell office:value-type="date" office:date-value="2023-03-30">
            <text:p>30.03.23</text:p>
          </table:table-cell>
          <table:table-cell office:value-type="float" office:value="1570">
            <text:p>1570</text:p>
          </table:table-cell>
          <table:table-cell office:value-type="date" office:date-value="2023-04-05">
            <text:p>05.04.23</text:p>
          </table:table-cell>
          <table:table-cell office:value-type="string">
            <text:p>Стеклопласт</text:p>
          </table:table-cell>
          <table:table-cell office:value-type="string">
            <text:p>Тюлип" стакан для пива 570мл 17с1973</text:p>
          </table:table-cell>
          <table:table-cell table:number-columns-repeated="2"/>
          <table:table-cell office:value-type="string">
            <text:p>K0016963</text:p>
          </table:table-cell>
          <table:table-cell table:formula="of:=[.K135]/[.H135]" office:value-type="percentage" office:value="1.80405217873994">
            <text:p>180%</text:p>
          </table:table-cell>
          <table:table-cell/>
          <table:table-cell office:value-type="string">
            <text:p>Россия</text:p>
          </table:table-cell>
          <table:table-cell/>
          <table:table-cell table:formula="of:=([.AC135]-[.G135])*[.H135]"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string">
            <text:p>Тюлип" стакан для пива 570мл 17с1973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/>
          <table:table-cell office:value-type="string">
            <text:p>ООО "Посуда Мира"</text:p>
          </table:table-cell>
          <table:table-cell office:value-type="string">
            <text:p>4690509029129</text:p>
          </table:table-cell>
          <table:table-cell table:number-columns-repeated="2"/>
          <table:table-cell office:value-type="string">
            <text:p>РПМ-000270</text:p>
          </table:table-cell>
          <table:table-cell table:number-columns-repeated="2"/>
          <table:table-cell table:style-name="ce5" office:value-type="float" office:value="65">
            <text:p>65,00 ₽</text:p>
          </table:table-cell>
          <table:table-cell table:style-name="ce5" office:value-type="float" office:value="36.03">
            <text:p>36,03 ₽</text:p>
          </table:table-cell>
          <table:table-cell table:number-columns-repeated="3" office:value-type="float" office:value="0">
            <text:p>0</text:p>
          </table:table-cell>
          <table:table-cell office:value-type="float" office:value="45">
            <text:p>45</text:p>
          </table:table-cell>
          <table:table-cell table:number-columns-repeated="4"/>
          <table:table-cell table:formula="of:=[.AZ135]-[.AC135]" office:value-type="float" office:value="0">
            <text:p>0</text:p>
          </table:table-cell>
          <table:table-cell table:number-columns-repeated="2" office:value-type="float" office:value="60">
            <text:p>60</text:p>
          </table:table-cell>
          <table:table-cell office:value-type="string">
            <text:p>Стакан для пива "Тюлип"</text:p>
          </table:table-cell>
          <table:table-cell office:value-type="float" office:value="69781">
            <text:p>69781</text:p>
          </table:table-cell>
          <table:table-cell table:formula="of:=[.BC135]-[.L135]" office:value-type="float" office:value="0">
            <text:p>0</text:p>
          </table:table-cell>
          <table:table-cell office:value-type="float" office:value="36.03">
            <text:p>36,03</text:p>
          </table:table-cell>
          <table:table-cell table:formula="of:=[.BE135]/[.H135]" office:value-type="float" office:value="1">
            <text:p>1,00 ₽</text:p>
          </table:table-cell>
          <table:table-cell office:value-type="string">
            <text:p>K0016963</text:p>
          </table:table-cell>
          <table:table-cell office:value-type="float" office:value="132">
            <text:p>132</text:p>
          </table:table-cell>
          <table:table-cell office:value-type="float" office:value="36.03">
            <text:p>36,03</text:p>
          </table:table-cell>
          <table:table-cell office:value-type="float" office:value="4755.96">
            <text:p>4755,96</text:p>
          </table:table-cell>
          <table:table-cell office:value-type="string">
            <text:p>ОСЗ</text:p>
          </table:table-cell>
          <table:table-cell office:value-type="float" office:value="65">
            <text:p>65</text:p>
          </table:table-cell>
          <table:table-cell office:value-type="float" office:value="69781">
            <text:p>69781</text:p>
          </table:table-cell>
          <table:table-cell office:value-type="string">
            <text:p>{Стакан для пива "Тюлип" \ OCZ1973 \ 570мл \ }</text:p>
          </table:table-cell>
          <table:table-cell office:value-type="string">
            <text:p>РПМ-000390</text:p>
          </table:table-cell>
          <table:table-cell office:value-type="float" office:value="21">
            <text:p>21</text:p>
          </table:table-cell>
          <table:table-cell office:value-type="float" office:value="44757">
            <text:p>44757</text:p>
          </table:table-cell>
          <table:table-cell/>
          <table:table-cell table:number-columns-repeated="2" office:value-type="float" office:value="60">
            <text:p>60</text:p>
          </table:table-cell>
          <table:table-cell office:value-type="string">
            <text:p>Стакан для пива "Тюлип"</text:p>
          </table:table-cell>
          <table:table-cell office:value-type="float" office:value="69781">
            <text:p>69781</text:p>
          </table:table-cell>
          <table:table-cell office:value-type="float" office:value="36.03">
            <text:p>36,03</text:p>
          </table:table-cell>
          <table:table-cell office:value-type="string">
            <text:p>K0016963</text:p>
          </table:table-cell>
          <table:table-cell office:value-type="float" office:value="132">
            <text:p>132</text:p>
          </table:table-cell>
          <table:table-cell office:value-type="float" office:value="36.03">
            <text:p>36,03</text:p>
          </table:table-cell>
          <table:table-cell office:value-type="float" office:value="4755.96">
            <text:p>4755,96</text:p>
          </table:table-cell>
          <table:table-cell office:value-type="string">
            <text:p>ОСЗ</text:p>
          </table:table-cell>
          <table:table-cell office:value-type="float" office:value="65">
            <text:p>65</text:p>
          </table:table-cell>
          <table:table-cell office:value-type="float" office:value="69781">
            <text:p>69781</text:p>
          </table:table-cell>
          <table:table-cell office:value-type="string">
            <text:p>{Стакан для пива "Тюлип" \ OCZ1973 \ 570мл \ }</text:p>
          </table:table-cell>
          <table:table-cell office:value-type="string">
            <text:p>РПМ-000390</text:p>
          </table:table-cell>
          <table:table-cell office:value-type="float" office:value="21">
            <text:p>21</text:p>
          </table:table-cell>
          <table:table-cell office:value-type="float" office:value="44757">
            <text:p>44757</text:p>
          </table:table-cell>
          <table:table-cell table:number-columns-repeated="2"/>
          <table:table-cell table:number-columns-repeated="2" office:value-type="float" office:value="60">
            <text:p>60</text:p>
          </table:table-cell>
          <table:table-cell office:value-type="string">
            <text:p>Стакан для пива "Тюлип"</text:p>
          </table:table-cell>
          <table:table-cell office:value-type="float" office:value="69781">
            <text:p>69781</text:p>
          </table:table-cell>
          <table:table-cell office:value-type="float" office:value="36.03">
            <text:p>36,03</text:p>
          </table:table-cell>
          <table:table-cell office:value-type="string">
            <text:p>K0016963</text:p>
          </table:table-cell>
          <table:table-cell office:value-type="float" office:value="132">
            <text:p>132</text:p>
          </table:table-cell>
          <table:table-cell office:value-type="float" office:value="36.03">
            <text:p>36,03</text:p>
          </table:table-cell>
          <table:table-cell office:value-type="float" office:value="4755.96">
            <text:p>4755,96</text:p>
          </table:table-cell>
          <table:table-cell office:value-type="string">
            <text:p>ОСЗ</text:p>
          </table:table-cell>
          <table:table-cell office:value-type="float" office:value="65">
            <text:p>65</text:p>
          </table:table-cell>
          <table:table-cell office:value-type="float" office:value="69781">
            <text:p>69781</text:p>
          </table:table-cell>
          <table:table-cell office:value-type="string">
            <text:p>{Стакан для пива "Тюлип" \ OCZ1973 \ 570мл \ }</text:p>
          </table:table-cell>
          <table:table-cell office:value-type="string">
            <text:p>РПМ-000390</text:p>
          </table:table-cell>
          <table:table-cell office:value-type="float" office:value="21">
            <text:p>21</text:p>
          </table:table-cell>
          <table:table-cell office:value-type="float" office:value="44757">
            <text:p>44757</text:p>
          </table:table-cell>
          <table:table-cell/>
          <table:table-cell table:formula="of:=[.CK135]-[.AZ135]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office:value-type="float" office:value="45">
            <text:p>45</text:p>
          </table:table-cell>
          <table:table-cell/>
          <table:table-cell office:value-type="float" office:value="69781">
            <text:p>69781</text:p>
          </table:table-cell>
          <table:table-cell table:formula="of:=[.DH135]-[.L135]" office:value-type="float" office:value="0">
            <text:p>0</text:p>
          </table:table-cell>
        </table:table-row>
        <table:table-row table:style-name="ro1">
          <table:table-cell office:value-type="string">
            <text:p>Кружка «Грамине сенс»</text:p>
          </table:table-cell>
          <table:table-cell office:value-type="string">
            <text:p>OCZ2007</text:p>
          </table:table-cell>
          <table:table-cell office:value-type="string">
            <text:p>300мл</text:p>
          </table:table-cell>
          <table:table-cell table:number-columns-repeated="3"/>
          <table:table-cell office:value-type="float" office:value="36">
            <text:p>36</text:p>
          </table:table-cell>
          <table:table-cell office:value-type="float" office:value="39.66">
            <text:p>39,66 ₽</text:p>
          </table:table-cell>
          <table:table-cell office:value-type="float" office:value="1427.76">
            <text:p><text:s/>1 427,76 ₽ </text:p>
          </table:table-cell>
          <table:table-cell office:value-type="string">
            <text:p>ОСЗ</text:p>
          </table:table-cell>
          <table:table-cell table:style-name="ce4" table:formula="of:=ROUND([.H136]*1.8;0)+1" office:value-type="float" office:value="72">
            <text:p><text:s/>72,00 ₽ </text:p>
          </table:table-cell>
          <table:table-cell office:value-type="float" office:value="69784">
            <text:p>69784</text:p>
          </table:table-cell>
          <table:table-cell office:value-type="string">
            <text:p>{Кружка «Грамине сенс» \ OCZ2007 \ 300мл \ }</text:p>
          </table:table-cell>
          <table:table-cell office:value-type="string">
            <text:p>РПМ-000270</text:p>
          </table:table-cell>
          <table:table-cell office:value-type="float" office:value="172">
            <text:p>172</text:p>
          </table:table-cell>
          <table:table-cell office:value-type="date" office:date-value="2023-03-30">
            <text:p>30.03.23</text:p>
          </table:table-cell>
          <table:table-cell office:value-type="float" office:value="1570">
            <text:p>1570</text:p>
          </table:table-cell>
          <table:table-cell office:value-type="date" office:date-value="2023-04-05">
            <text:p>05.04.23</text:p>
          </table:table-cell>
          <table:table-cell office:value-type="string">
            <text:p>Стеклопласт</text:p>
          </table:table-cell>
          <table:table-cell office:value-type="string">
            <text:p>Грамине Сенс" кружка 300 мл 18с2007-40</text:p>
          </table:table-cell>
          <table:table-cell table:number-columns-repeated="2"/>
          <table:table-cell office:value-type="string">
            <text:p>K0020948</text:p>
          </table:table-cell>
          <table:table-cell table:formula="of:=[.K136]/[.H136]" office:value-type="percentage" office:value="1.81543116490166">
            <text:p>182%</text:p>
          </table:table-cell>
          <table:table-cell table:number-columns-repeated="3"/>
          <table:table-cell table:formula="of:=([.AC136]-[.G136])*[.H136]" office:value-type="float" office:value="0">
            <text:p>0</text:p>
          </table:table-cell>
          <table:table-cell office:value-type="float" office:value="36">
            <text:p>36</text:p>
          </table:table-cell>
          <table:table-cell office:value-type="string">
            <text:p>Грамине Сенс" кружка 300 мл 18с2007-40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/>
          <table:table-cell office:value-type="string">
            <text:p>ООО "Посуда Мира"</text:p>
          </table:table-cell>
          <table:table-cell table:number-columns-repeated="3"/>
          <table:table-cell office:value-type="string">
            <text:p>РПМ-000270</text:p>
          </table:table-cell>
          <table:table-cell table:number-columns-repeated="2"/>
          <table:table-cell table:style-name="ce5" office:value-type="float" office:value="66">
            <text:p>66,00 ₽</text:p>
          </table:table-cell>
          <table:table-cell table:style-name="ce5" office:value-type="float" office:value="34.47">
            <text:p>34,47 ₽</text:p>
          </table:table-cell>
          <table:table-cell table:number-columns-repeated="4" office:value-type="float" office:value="0">
            <text:p>0</text:p>
          </table:table-cell>
          <table:table-cell table:number-columns-repeated="4"/>
          <table:table-cell table:formula="of:=[.AZ136]-[.AC136]" office:value-type="float" office:value="0">
            <text:p>0</text:p>
          </table:table-cell>
          <table:table-cell office:value-type="float" office:value="36">
            <text:p>36</text:p>
          </table:table-cell>
          <table:table-cell office:value-type="float" office:value="18">
            <text:p>18</text:p>
          </table:table-cell>
          <table:table-cell office:value-type="string">
            <text:p>Кружка «Грамине сенс»</text:p>
          </table:table-cell>
          <table:table-cell office:value-type="float" office:value="69784">
            <text:p>69784</text:p>
          </table:table-cell>
          <table:table-cell table:formula="of:=[.BC136]-[.L136]" office:value-type="float" office:value="0">
            <text:p>0</text:p>
          </table:table-cell>
          <table:table-cell office:value-type="float" office:value="39.66">
            <text:p>39,66</text:p>
          </table:table-cell>
          <table:table-cell table:formula="of:=[.BE136]/[.H136]" office:value-type="float" office:value="1">
            <text:p>1,00 ₽</text:p>
          </table:table-cell>
          <table:table-cell office:value-type="string">
            <text:p>K0020948</text:p>
          </table:table-cell>
          <table:table-cell office:value-type="float" office:value="18">
            <text:p>18</text:p>
          </table:table-cell>
          <table:table-cell office:value-type="float" office:value="34.47">
            <text:p>34,47</text:p>
          </table:table-cell>
          <table:table-cell office:value-type="float" office:value="620.46">
            <text:p>620,46</text:p>
          </table:table-cell>
          <table:table-cell office:value-type="string">
            <text:p>ОСЗ</text:p>
          </table:table-cell>
          <table:table-cell office:value-type="float" office:value="66">
            <text:p>66</text:p>
          </table:table-cell>
          <table:table-cell office:value-type="float" office:value="69784">
            <text:p>69784</text:p>
          </table:table-cell>
          <table:table-cell office:value-type="string">
            <text:p>{Кружка «Грамине сенс» \ OCZ2007 \ 300мл \ }</text:p>
          </table:table-cell>
          <table:table-cell office:value-type="string">
            <text:p>РПМ-000151</text:p>
          </table:table-cell>
          <table:table-cell office:value-type="float" office:value="9">
            <text:p>9</text:p>
          </table:table-cell>
          <table:table-cell office:value-type="float" office:value="44644">
            <text:p>44644</text:p>
          </table:table-cell>
          <table:table-cell/>
          <table:table-cell office:value-type="float" office:value="36">
            <text:p>36</text:p>
          </table:table-cell>
          <table:table-cell office:value-type="float" office:value="18">
            <text:p>18</text:p>
          </table:table-cell>
          <table:table-cell office:value-type="string">
            <text:p>Кружка «Грамине сенс»</text:p>
          </table:table-cell>
          <table:table-cell office:value-type="float" office:value="69784">
            <text:p>69784</text:p>
          </table:table-cell>
          <table:table-cell office:value-type="float" office:value="39.66">
            <text:p>39,66</text:p>
          </table:table-cell>
          <table:table-cell office:value-type="string">
            <text:p>K0020948</text:p>
          </table:table-cell>
          <table:table-cell office:value-type="float" office:value="18">
            <text:p>18</text:p>
          </table:table-cell>
          <table:table-cell office:value-type="float" office:value="34.47">
            <text:p>34,47</text:p>
          </table:table-cell>
          <table:table-cell office:value-type="float" office:value="620.46">
            <text:p>620,46</text:p>
          </table:table-cell>
          <table:table-cell office:value-type="string">
            <text:p>ОСЗ</text:p>
          </table:table-cell>
          <table:table-cell office:value-type="float" office:value="66">
            <text:p>66</text:p>
          </table:table-cell>
          <table:table-cell office:value-type="float" office:value="69784">
            <text:p>69784</text:p>
          </table:table-cell>
          <table:table-cell office:value-type="string">
            <text:p>{Кружка «Грамине сенс» \ OCZ2007 \ 300мл \ }</text:p>
          </table:table-cell>
          <table:table-cell office:value-type="string">
            <text:p>РПМ-000151</text:p>
          </table:table-cell>
          <table:table-cell office:value-type="float" office:value="9">
            <text:p>9</text:p>
          </table:table-cell>
          <table:table-cell office:value-type="float" office:value="44644">
            <text:p>44644</text:p>
          </table:table-cell>
          <table:table-cell table:number-columns-repeated="2"/>
          <table:table-cell office:value-type="float" office:value="36">
            <text:p>36</text:p>
          </table:table-cell>
          <table:table-cell office:value-type="float" office:value="18">
            <text:p>18</text:p>
          </table:table-cell>
          <table:table-cell office:value-type="string">
            <text:p>Кружка «Грамине сенс»</text:p>
          </table:table-cell>
          <table:table-cell office:value-type="float" office:value="69784">
            <text:p>69784</text:p>
          </table:table-cell>
          <table:table-cell office:value-type="float" office:value="39.66">
            <text:p>39,66</text:p>
          </table:table-cell>
          <table:table-cell office:value-type="string">
            <text:p>K0020948</text:p>
          </table:table-cell>
          <table:table-cell office:value-type="float" office:value="18">
            <text:p>18</text:p>
          </table:table-cell>
          <table:table-cell office:value-type="float" office:value="34.47">
            <text:p>34,47</text:p>
          </table:table-cell>
          <table:table-cell office:value-type="float" office:value="620.46">
            <text:p>620,46</text:p>
          </table:table-cell>
          <table:table-cell office:value-type="string">
            <text:p>ОСЗ</text:p>
          </table:table-cell>
          <table:table-cell office:value-type="float" office:value="66">
            <text:p>66</text:p>
          </table:table-cell>
          <table:table-cell office:value-type="float" office:value="69784">
            <text:p>69784</text:p>
          </table:table-cell>
          <table:table-cell office:value-type="string">
            <text:p>{Кружка «Грамине сенс» \ OCZ2007 \ 300мл \ }</text:p>
          </table:table-cell>
          <table:table-cell office:value-type="string">
            <text:p>РПМ-000151</text:p>
          </table:table-cell>
          <table:table-cell office:value-type="float" office:value="9">
            <text:p>9</text:p>
          </table:table-cell>
          <table:table-cell office:value-type="float" office:value="44644">
            <text:p>44644</text:p>
          </table:table-cell>
          <table:table-cell/>
          <table:table-cell table:formula="of:=[.CK136]-[.AZ136]" office:value-type="float" office:value="0">
            <text:p>0</text:p>
          </table:table-cell>
          <table:table-cell table:number-columns-repeated="4" office:value-type="float" office:value="0">
            <text:p>0</text:p>
          </table:table-cell>
          <table:table-cell table:style-name="ce3" office:value-type="string">
            <text:p>цена</text:p>
          </table:table-cell>
          <table:table-cell office:value-type="float" office:value="69784">
            <text:p>69784</text:p>
          </table:table-cell>
          <table:table-cell table:formula="of:=[.DH136]-[.L136]" office:value-type="float" office:value="0">
            <text:p>0</text:p>
          </table:table-cell>
        </table:table-row>
        <table:table-row table:style-name="ro1">
          <table:table-cell office:value-type="string">
            <text:p>Набор 6-ти бокалов для вина Amber</text:p>
          </table:table-cell>
          <table:table-cell office:value-type="string">
            <text:p>440265</text:p>
          </table:table-cell>
          <table:table-cell office:value-type="string">
            <text:p>v=365мл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329.23">
            <text:p>329,23 ₽</text:p>
          </table:table-cell>
          <table:table-cell office:value-type="float" office:value="1316.92">
            <text:p><text:s/>1 316,92 ₽ </text:p>
          </table:table-cell>
          <table:table-cell/>
          <table:table-cell table:style-name="ce5" office:value-type="float" office:value="593">
            <text:p>593,00 ₽</text:p>
          </table:table-cell>
          <table:table-cell office:value-type="float" office:value="70606">
            <text:p>70606</text:p>
          </table:table-cell>
          <table:table-cell office:value-type="string">
            <text:p>{Набор 6-ти бокалов для вина Amber \ 440265 \ v=365мл \ }</text:p>
          </table:table-cell>
          <table:table-cell office:value-type="string">
            <text:p>РПМ-000270</text:p>
          </table:table-cell>
          <table:table-cell office:value-type="float" office:value="6">
            <text:p>6</text:p>
          </table:table-cell>
          <table:table-cell office:value-type="date" office:date-value="2023-03-30">
            <text:p>30.03.23</text:p>
          </table:table-cell>
          <table:table-cell office:value-type="float" office:value="1570">
            <text:p>1570</text:p>
          </table:table-cell>
          <table:table-cell office:value-type="date" office:date-value="2023-04-05">
            <text:p>05.04.23</text:p>
          </table:table-cell>
          <table:table-cell office:value-type="string">
            <text:p>Стеклопласт</text:p>
          </table:table-cell>
          <table:table-cell office:value-type="string">
            <text:p>Amber" набор 6-ти бокалов для вина (v=365мл) 440265</text:p>
          </table:table-cell>
          <table:table-cell table:number-columns-repeated="2"/>
          <table:table-cell office:value-type="string">
            <text:p>K0018465</text:p>
          </table:table-cell>
          <table:table-cell table:formula="of:=[.K137]/[.H137]" office:value-type="percentage" office:value="1.80117243264587">
            <text:p>180%</text:p>
          </table:table-cell>
          <table:table-cell table:number-columns-repeated="3"/>
          <table:table-cell table:formula="of:=([.AC137]-[.G137])*[.H137]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Amber" набор 6-ти бокалов для вина (v=365мл) 44026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office:value-type="string">
            <text:p>ООО "Посуда Мира"</text:p>
          </table:table-cell>
          <table:table-cell office:value-type="string">
            <text:p>4606065071076</text:p>
          </table:table-cell>
          <table:table-cell table:number-columns-repeated="2"/>
          <table:table-cell office:value-type="string">
            <text:p>РПМ-000270</text:p>
          </table:table-cell>
          <table:table-cell table:number-columns-repeated="2"/>
          <table:table-cell table:style-name="ce5" office:value-type="float" office:value="593">
            <text:p>593,00 ₽</text:p>
          </table:table-cell>
          <table:table-cell table:style-name="ce5" office:value-type="float" office:value="329.23">
            <text:p>329,23 ₽</text:p>
          </table:table-cell>
          <table:table-cell table:number-columns-repeated="4" office:value-type="float" office:value="0">
            <text:p>0</text:p>
          </table:table-cell>
          <table:table-cell table:number-columns-repeated="4"/>
          <table:table-cell table:formula="of:=[.AZ137]-[.AC137]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Набор 6-ти бокалов для вина Amber</text:p>
          </table:table-cell>
          <table:table-cell office:value-type="float" office:value="70606">
            <text:p>70606</text:p>
          </table:table-cell>
          <table:table-cell table:formula="of:=[.BC137]-[.L137]" office:value-type="float" office:value="0">
            <text:p>0</text:p>
          </table:table-cell>
          <table:table-cell office:value-type="float" office:value="329.23">
            <text:p>329,23</text:p>
          </table:table-cell>
          <table:table-cell table:formula="of:=[.BE137]/[.H137]" office:value-type="float" office:value="1">
            <text:p>1,00 ₽</text:p>
          </table:table-cell>
          <table:table-cell office:value-type="string">
            <text:p>K0018465</text:p>
          </table:table-cell>
          <table:table-cell office:value-type="float" office:value="3">
            <text:p>3</text:p>
          </table:table-cell>
          <table:table-cell office:value-type="float" office:value="329.23">
            <text:p>329,23</text:p>
          </table:table-cell>
          <table:table-cell office:value-type="float" office:value="987.69">
            <text:p>987,69</text:p>
          </table:table-cell>
          <table:table-cell office:value-type="string">
            <text:p>Пашабахча</text:p>
          </table:table-cell>
          <table:table-cell office:value-type="float" office:value="593">
            <text:p>593</text:p>
          </table:table-cell>
          <table:table-cell office:value-type="float" office:value="70606">
            <text:p>70606</text:p>
          </table:table-cell>
          <table:table-cell office:value-type="string">
            <text:p>{Набор 6-ти бокалов для вина Amber \ 440265 \ v=365мл \ }</text:p>
          </table:table-cell>
          <table:table-cell office:value-type="string">
            <text:p>РПМ-000514</text:p>
          </table:table-cell>
          <table:table-cell office:value-type="float" office:value="56">
            <text:p>56</text:p>
          </table:table-cell>
          <table:table-cell office:value-type="float" office:value="44812">
            <text:p>44812</text:p>
          </table:table-cell>
          <table:table-cell/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Набор 6-ти бокалов для вина Amber</text:p>
          </table:table-cell>
          <table:table-cell office:value-type="float" office:value="70606">
            <text:p>70606</text:p>
          </table:table-cell>
          <table:table-cell office:value-type="float" office:value="329.23">
            <text:p>329,23</text:p>
          </table:table-cell>
          <table:table-cell office:value-type="string">
            <text:p>K0018465</text:p>
          </table:table-cell>
          <table:table-cell office:value-type="float" office:value="3">
            <text:p>3</text:p>
          </table:table-cell>
          <table:table-cell office:value-type="float" office:value="329.23">
            <text:p>329,23</text:p>
          </table:table-cell>
          <table:table-cell office:value-type="float" office:value="987.69">
            <text:p>987,69</text:p>
          </table:table-cell>
          <table:table-cell office:value-type="string">
            <text:p>Пашабахча</text:p>
          </table:table-cell>
          <table:table-cell office:value-type="float" office:value="593">
            <text:p>593</text:p>
          </table:table-cell>
          <table:table-cell office:value-type="float" office:value="70606">
            <text:p>70606</text:p>
          </table:table-cell>
          <table:table-cell office:value-type="string">
            <text:p>{Набор 6-ти бокалов для вина Amber \ 440265 \ v=365мл \ }</text:p>
          </table:table-cell>
          <table:table-cell office:value-type="string">
            <text:p>РПМ-000514</text:p>
          </table:table-cell>
          <table:table-cell office:value-type="float" office:value="56">
            <text:p>56</text:p>
          </table:table-cell>
          <table:table-cell office:value-type="float" office:value="44812">
            <text:p>44812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Набор 6-ти бокалов для вина Amber</text:p>
          </table:table-cell>
          <table:table-cell office:value-type="float" office:value="70606">
            <text:p>70606</text:p>
          </table:table-cell>
          <table:table-cell office:value-type="float" office:value="329.23">
            <text:p>329,23</text:p>
          </table:table-cell>
          <table:table-cell office:value-type="string">
            <text:p>K0018465</text:p>
          </table:table-cell>
          <table:table-cell office:value-type="float" office:value="3">
            <text:p>3</text:p>
          </table:table-cell>
          <table:table-cell office:value-type="float" office:value="329.23">
            <text:p>329,23</text:p>
          </table:table-cell>
          <table:table-cell office:value-type="float" office:value="987.69">
            <text:p>987,69</text:p>
          </table:table-cell>
          <table:table-cell office:value-type="string">
            <text:p>Пашабахча</text:p>
          </table:table-cell>
          <table:table-cell office:value-type="float" office:value="593">
            <text:p>593</text:p>
          </table:table-cell>
          <table:table-cell office:value-type="float" office:value="70606">
            <text:p>70606</text:p>
          </table:table-cell>
          <table:table-cell office:value-type="string">
            <text:p>{Набор 6-ти бокалов для вина Amber \ 440265 \ v=365мл \ }</text:p>
          </table:table-cell>
          <table:table-cell office:value-type="string">
            <text:p>РПМ-000514</text:p>
          </table:table-cell>
          <table:table-cell office:value-type="float" office:value="56">
            <text:p>56</text:p>
          </table:table-cell>
          <table:table-cell office:value-type="float" office:value="44812">
            <text:p>44812</text:p>
          </table:table-cell>
          <table:table-cell/>
          <table:table-cell table:formula="of:=[.CK137]-[.AZ137]" office:value-type="float" office:value="0">
            <text:p>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70606">
            <text:p>70606</text:p>
          </table:table-cell>
          <table:table-cell table:formula="of:=[.DH137]-[.L137]" office:value-type="float" office:value="0">
            <text:p>0</text:p>
          </table:table-cell>
        </table:table-row>
        <table:table-row table:style-name="ro1">
          <table:table-cell office:value-type="string">
            <text:p>Набор 6-ти бокалов для вина Amber</text:p>
          </table:table-cell>
          <table:table-cell office:value-type="string">
            <text:p>440275</text:p>
          </table:table-cell>
          <table:table-cell office:value-type="string">
            <text:p>v=460мл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365.78">
            <text:p>365,78 ₽</text:p>
          </table:table-cell>
          <table:table-cell office:value-type="float" office:value="1463.12">
            <text:p><text:s/>1 463,12 ₽ </text:p>
          </table:table-cell>
          <table:table-cell/>
          <table:table-cell table:style-name="ce4" table:formula="of:=ROUND([.H138]*1.8;0)" office:value-type="float" office:value="658">
            <text:p><text:s/>658,00 ₽ </text:p>
          </table:table-cell>
          <table:table-cell office:value-type="float" office:value="70608">
            <text:p>70608</text:p>
          </table:table-cell>
          <table:table-cell office:value-type="string">
            <text:p>{Набор 6-ти бокалов для вина Amber \ 440275 \ v=460мл \ }</text:p>
          </table:table-cell>
          <table:table-cell office:value-type="string">
            <text:p>РПМ-000270</text:p>
          </table:table-cell>
          <table:table-cell office:value-type="float" office:value="7">
            <text:p>7</text:p>
          </table:table-cell>
          <table:table-cell office:value-type="date" office:date-value="2023-03-30">
            <text:p>30.03.23</text:p>
          </table:table-cell>
          <table:table-cell office:value-type="float" office:value="1570">
            <text:p>1570</text:p>
          </table:table-cell>
          <table:table-cell office:value-type="date" office:date-value="2023-04-05">
            <text:p>05.04.23</text:p>
          </table:table-cell>
          <table:table-cell office:value-type="string">
            <text:p>Стеклопласт</text:p>
          </table:table-cell>
          <table:table-cell office:value-type="string">
            <text:p>Amber" набор 6-ти бокалов для вина (v=460мл) 440275</text:p>
          </table:table-cell>
          <table:table-cell table:number-columns-repeated="2"/>
          <table:table-cell office:value-type="string">
            <text:p>K0018467</text:p>
          </table:table-cell>
          <table:table-cell table:formula="of:=[.K138]/[.H138]" office:value-type="percentage" office:value="1.79889551096287">
            <text:p>180%</text:p>
          </table:table-cell>
          <table:table-cell table:number-columns-repeated="3"/>
          <table:table-cell table:formula="of:=([.AC138]-[.G138])*[.H138]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Amber" набор 6-ти бокалов для вина (v=460мл) 44027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office:value-type="string">
            <text:p>ООО "Посуда Мира"</text:p>
          </table:table-cell>
          <table:table-cell office:value-type="string">
            <text:p>4606065071106</text:p>
          </table:table-cell>
          <table:table-cell table:number-columns-repeated="2"/>
          <table:table-cell office:value-type="string">
            <text:p>РПМ-000270</text:p>
          </table:table-cell>
          <table:table-cell table:number-columns-repeated="2"/>
          <table:table-cell table:style-name="ce5" office:value-type="float" office:value="632">
            <text:p>632,00 ₽</text:p>
          </table:table-cell>
          <table:table-cell table:style-name="ce5" office:value-type="float" office:value="332.54">
            <text:p>332,54 ₽</text:p>
          </table:table-cell>
          <table:table-cell table:number-columns-repeated="4" office:value-type="float" office:value="0">
            <text:p>0</text:p>
          </table:table-cell>
          <table:table-cell table:number-columns-repeated="4"/>
          <table:table-cell table:formula="of:=[.AZ138]-[.AC138]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Набор 6-ти бокалов для вина Amber</text:p>
          </table:table-cell>
          <table:table-cell office:value-type="float" office:value="70608">
            <text:p>70608</text:p>
          </table:table-cell>
          <table:table-cell table:formula="of:=[.BC138]-[.L138]" office:value-type="float" office:value="0">
            <text:p>0</text:p>
          </table:table-cell>
          <table:table-cell office:value-type="float" office:value="365.78">
            <text:p>365,78</text:p>
          </table:table-cell>
          <table:table-cell table:formula="of:=[.BE138]/[.H138]" office:value-type="float" office:value="1">
            <text:p>1,00 ₽</text:p>
          </table:table-cell>
          <table:table-cell office:value-type="string">
            <text:p>K0018467</text:p>
          </table:table-cell>
          <table:table-cell office:value-type="float" office:value="4">
            <text:p>4</text:p>
          </table:table-cell>
          <table:table-cell office:value-type="float" office:value="332.54">
            <text:p>332,54</text:p>
          </table:table-cell>
          <table:table-cell office:value-type="float" office:value="1330.16">
            <text:p>1330,16</text:p>
          </table:table-cell>
          <table:table-cell office:value-type="string">
            <text:p>Пашабахча</text:p>
          </table:table-cell>
          <table:table-cell office:value-type="float" office:value="632">
            <text:p>632</text:p>
          </table:table-cell>
          <table:table-cell office:value-type="float" office:value="70608">
            <text:p>70608</text:p>
          </table:table-cell>
          <table:table-cell office:value-type="string">
            <text:p>{Набор 6-ти бокалов для вина Amber \ 440275 \ v=460мл \ }</text:p>
          </table:table-cell>
          <table:table-cell office:value-type="string">
            <text:p>РПМ-000151</text:p>
          </table:table-cell>
          <table:table-cell office:value-type="float" office:value="82">
            <text:p>82</text:p>
          </table:table-cell>
          <table:table-cell office:value-type="float" office:value="44644">
            <text:p>44644</text:p>
          </table:table-cell>
          <table:table-cell/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Набор 6-ти бокалов для вина Amber</text:p>
          </table:table-cell>
          <table:table-cell office:value-type="float" office:value="70608">
            <text:p>70608</text:p>
          </table:table-cell>
          <table:table-cell office:value-type="float" office:value="365.78">
            <text:p>365,78</text:p>
          </table:table-cell>
          <table:table-cell office:value-type="string">
            <text:p>K0018467</text:p>
          </table:table-cell>
          <table:table-cell office:value-type="float" office:value="4">
            <text:p>4</text:p>
          </table:table-cell>
          <table:table-cell office:value-type="float" office:value="332.54">
            <text:p>332,54</text:p>
          </table:table-cell>
          <table:table-cell office:value-type="float" office:value="1330.16">
            <text:p>1330,16</text:p>
          </table:table-cell>
          <table:table-cell office:value-type="string">
            <text:p>Пашабахча</text:p>
          </table:table-cell>
          <table:table-cell office:value-type="float" office:value="632">
            <text:p>632</text:p>
          </table:table-cell>
          <table:table-cell office:value-type="float" office:value="70608">
            <text:p>70608</text:p>
          </table:table-cell>
          <table:table-cell office:value-type="string">
            <text:p>{Набор 6-ти бокалов для вина Amber \ 440275 \ v=460мл \ }</text:p>
          </table:table-cell>
          <table:table-cell office:value-type="string">
            <text:p>РПМ-000151</text:p>
          </table:table-cell>
          <table:table-cell office:value-type="float" office:value="82">
            <text:p>82</text:p>
          </table:table-cell>
          <table:table-cell office:value-type="float" office:value="44644">
            <text:p>44644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Набор 6-ти бокалов для вина Amber</text:p>
          </table:table-cell>
          <table:table-cell office:value-type="float" office:value="70608">
            <text:p>70608</text:p>
          </table:table-cell>
          <table:table-cell office:value-type="float" office:value="365.78">
            <text:p>365,78</text:p>
          </table:table-cell>
          <table:table-cell office:value-type="string">
            <text:p>K0018467</text:p>
          </table:table-cell>
          <table:table-cell office:value-type="float" office:value="4">
            <text:p>4</text:p>
          </table:table-cell>
          <table:table-cell office:value-type="float" office:value="332.54">
            <text:p>332,54</text:p>
          </table:table-cell>
          <table:table-cell office:value-type="float" office:value="1330.16">
            <text:p>1330,16</text:p>
          </table:table-cell>
          <table:table-cell office:value-type="string">
            <text:p>Пашабахча</text:p>
          </table:table-cell>
          <table:table-cell office:value-type="float" office:value="632">
            <text:p>632</text:p>
          </table:table-cell>
          <table:table-cell office:value-type="float" office:value="70608">
            <text:p>70608</text:p>
          </table:table-cell>
          <table:table-cell office:value-type="string">
            <text:p>{Набор 6-ти бокалов для вина Amber \ 440275 \ v=460мл \ }</text:p>
          </table:table-cell>
          <table:table-cell office:value-type="string">
            <text:p>РПМ-000151</text:p>
          </table:table-cell>
          <table:table-cell office:value-type="float" office:value="82">
            <text:p>82</text:p>
          </table:table-cell>
          <table:table-cell office:value-type="float" office:value="44644">
            <text:p>44644</text:p>
          </table:table-cell>
          <table:table-cell/>
          <table:table-cell table:formula="of:=[.CK138]-[.AZ138]" office:value-type="float" office:value="0">
            <text:p>0</text:p>
          </table:table-cell>
          <table:table-cell table:number-columns-repeated="4" office:value-type="float" office:value="0">
            <text:p>0</text:p>
          </table:table-cell>
          <table:table-cell table:style-name="ce3" office:value-type="string">
            <text:p>цена</text:p>
          </table:table-cell>
          <table:table-cell office:value-type="float" office:value="70608">
            <text:p>70608</text:p>
          </table:table-cell>
          <table:table-cell table:formula="of:=[.DH138]-[.L138]" office:value-type="float" office:value="0">
            <text:p>0</text:p>
          </table:table-cell>
        </table:table-row>
        <table:table-row table:style-name="ro1">
          <table:table-cell office:value-type="string">
            <text:p>Бокал для шампанского Amber</text:p>
          </table:table-cell>
          <table:table-cell office:value-type="string">
            <text:p>440295 SL/St</text:p>
          </table:table-cell>
          <table:table-cell office:value-type="string">
            <text:p>v=200мл</text:p>
          </table:table-cell>
          <table:table-cell table:number-columns-repeated="3"/>
          <table:table-cell office:value-type="float" office:value="12">
            <text:p>12</text:p>
          </table:table-cell>
          <table:table-cell office:value-type="float" office:value="49.89">
            <text:p>49,89 ₽</text:p>
          </table:table-cell>
          <table:table-cell office:value-type="float" office:value="598.68">
            <text:p><text:s/>598,68 ₽ </text:p>
          </table:table-cell>
          <table:table-cell/>
          <table:table-cell table:style-name="ce5" office:value-type="float" office:value="98">
            <text:p>98,00 ₽</text:p>
          </table:table-cell>
          <table:table-cell office:value-type="float" office:value="70610">
            <text:p>70610</text:p>
          </table:table-cell>
          <table:table-cell office:value-type="string">
            <text:p>{Бокал для шампанского Amber \ 440295 SL/St \ v=200мл \ }</text:p>
          </table:table-cell>
          <table:table-cell office:value-type="string">
            <text:p>РПМ-000270</text:p>
          </table:table-cell>
          <table:table-cell office:value-type="float" office:value="4">
            <text:p>4</text:p>
          </table:table-cell>
          <table:table-cell office:value-type="date" office:date-value="2023-03-30">
            <text:p>30.03.23</text:p>
          </table:table-cell>
          <table:table-cell office:value-type="float" office:value="1570">
            <text:p>1570</text:p>
          </table:table-cell>
          <table:table-cell office:value-type="date" office:date-value="2023-04-05">
            <text:p>05.04.23</text:p>
          </table:table-cell>
          <table:table-cell office:value-type="string">
            <text:p>Стеклопласт</text:p>
          </table:table-cell>
          <table:table-cell office:value-type="string">
            <text:p>Amber" бокал для шампанского (v=210мл) SL со стикером 440295 SL/St</text:p>
          </table:table-cell>
          <table:table-cell table:number-columns-repeated="2"/>
          <table:table-cell office:value-type="string">
            <text:p>K0020367</text:p>
          </table:table-cell>
          <table:table-cell table:formula="of:=[.K139]/[.H139]" office:value-type="percentage" office:value="1.9643215073161">
            <text:p>196%</text:p>
          </table:table-cell>
          <table:table-cell table:number-columns-repeated="3"/>
          <table:table-cell table:formula="of:=([.AC139]-[.G139])*[.H139]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string">
            <text:p>Amber" бокал для шампанского (v=210мл) SL со стикером 440295 SL/St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/>
          <table:table-cell office:value-type="string">
            <text:p>ООО "Посуда Мира"</text:p>
          </table:table-cell>
          <table:table-cell office:value-type="string">
            <text:p>4606065072028</text:p>
          </table:table-cell>
          <table:table-cell table:number-columns-repeated="2"/>
          <table:table-cell office:value-type="string">
            <text:p>РПМ-000270</text:p>
          </table:table-cell>
          <table:table-cell table:number-columns-repeated="2"/>
          <table:table-cell table:style-name="ce5" office:value-type="float" office:value="98">
            <text:p>98,00 ₽</text:p>
          </table:table-cell>
          <table:table-cell table:style-name="ce5" office:value-type="float" office:value="54.04">
            <text:p>54,04 ₽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5.4">
            <text:p>5,4</text:p>
          </table:table-cell>
          <table:table-cell table:number-columns-repeated="4"/>
          <table:table-cell table:formula="of:=[.AZ139]-[.AC139]" office:value-type="float" office:value="0">
            <text:p>0</text:p>
          </table:table-cell>
          <table:table-cell table:number-columns-repeated="2" office:value-type="float" office:value="12">
            <text:p>12</text:p>
          </table:table-cell>
          <table:table-cell office:value-type="string">
            <text:p>Бокал для шампанского Amber</text:p>
          </table:table-cell>
          <table:table-cell office:value-type="float" office:value="70610">
            <text:p>70610</text:p>
          </table:table-cell>
          <table:table-cell table:formula="of:=[.BC139]-[.L139]" office:value-type="float" office:value="0">
            <text:p>0</text:p>
          </table:table-cell>
          <table:table-cell office:value-type="float" office:value="49.89">
            <text:p>49,89</text:p>
          </table:table-cell>
          <table:table-cell table:formula="of:=[.BE139]/[.H139]" office:value-type="float" office:value="1">
            <text:p>1,00 ₽</text:p>
          </table:table-cell>
          <table:table-cell office:value-type="string">
            <text:p>K0020367</text:p>
          </table:table-cell>
          <table:table-cell office:value-type="float" office:value="24">
            <text:p>24</text:p>
          </table:table-cell>
          <table:table-cell office:value-type="float" office:value="54.04">
            <text:p>54,04</text:p>
          </table:table-cell>
          <table:table-cell office:value-type="float" office:value="1297.03">
            <text:p>1297,03</text:p>
          </table:table-cell>
          <table:table-cell office:value-type="string">
            <text:p>Пашабахча</text:p>
          </table:table-cell>
          <table:table-cell office:value-type="float" office:value="98">
            <text:p>98</text:p>
          </table:table-cell>
          <table:table-cell office:value-type="float" office:value="70610">
            <text:p>70610</text:p>
          </table:table-cell>
          <table:table-cell office:value-type="string">
            <text:p>{Бокал для шампанского Amber \ 440295 SL/St \ v=200мл \ }</text:p>
          </table:table-cell>
          <table:table-cell office:value-type="string">
            <text:p>УПД379</text:p>
          </table:table-cell>
          <table:table-cell office:value-type="float" office:value="14">
            <text:p>14</text:p>
          </table:table-cell>
          <table:table-cell office:value-type="float" office:value="44762">
            <text:p>44762</text:p>
          </table:table-cell>
          <table:table-cell table:number-columns-repeated="19"/>
          <table:table-cell table:number-columns-repeated="2" office:value-type="float" office:value="12">
            <text:p>12</text:p>
          </table:table-cell>
          <table:table-cell office:value-type="string">
            <text:p>Бокал для шампанского Amber</text:p>
          </table:table-cell>
          <table:table-cell office:value-type="float" office:value="70610">
            <text:p>70610</text:p>
          </table:table-cell>
          <table:table-cell office:value-type="float" office:value="49.89">
            <text:p>49,89</text:p>
          </table:table-cell>
          <table:table-cell office:value-type="string">
            <text:p>K0020367</text:p>
          </table:table-cell>
          <table:table-cell office:value-type="float" office:value="24">
            <text:p>24</text:p>
          </table:table-cell>
          <table:table-cell office:value-type="float" office:value="54.04">
            <text:p>54,04</text:p>
          </table:table-cell>
          <table:table-cell office:value-type="float" office:value="1297.03">
            <text:p>1297,03</text:p>
          </table:table-cell>
          <table:table-cell office:value-type="string">
            <text:p>Пашабахча</text:p>
          </table:table-cell>
          <table:table-cell office:value-type="float" office:value="98">
            <text:p>98</text:p>
          </table:table-cell>
          <table:table-cell office:value-type="float" office:value="70610">
            <text:p>70610</text:p>
          </table:table-cell>
          <table:table-cell office:value-type="string">
            <text:p>{Бокал для шампанского Amber \ 440295 SL/St \ v=200мл \ }</text:p>
          </table:table-cell>
          <table:table-cell office:value-type="string">
            <text:p>УПД379</text:p>
          </table:table-cell>
          <table:table-cell office:value-type="float" office:value="14">
            <text:p>14</text:p>
          </table:table-cell>
          <table:table-cell office:value-type="float" office:value="44762">
            <text:p>44762</text:p>
          </table:table-cell>
          <table:table-cell/>
          <table:table-cell table:formula="of:=[.CK139]-[.AZ139]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5.4">
            <text:p>5,4</text:p>
          </table:table-cell>
          <table:table-cell/>
          <table:table-cell office:value-type="float" office:value="70610">
            <text:p>70610</text:p>
          </table:table-cell>
          <table:table-cell table:formula="of:=[.DH139]-[.L139]" office:value-type="float" office:value="0">
            <text:p>0</text:p>
          </table:table-cell>
        </table:table-row>
        <table:table-row table:style-name="ro1">
          <table:table-cell office:value-type="string">
            <text:p>Блюдо на ножке Lacy</text:p>
          </table:table-cell>
          <table:table-cell office:value-type="string">
            <text:p>96094 SL/St</text:p>
          </table:table-cell>
          <table:table-cell office:value-type="string">
            <text:p>d-160мм</text:p>
          </table:table-cell>
          <table:table-cell table:number-columns-repeated="3"/>
          <table:table-cell office:value-type="float" office:value="6">
            <text:p>6</text:p>
          </table:table-cell>
          <table:table-cell office:value-type="float" office:value="114.46">
            <text:p>114,46 ₽</text:p>
          </table:table-cell>
          <table:table-cell office:value-type="float" office:value="686.76">
            <text:p><text:s/>686,76 ₽ </text:p>
          </table:table-cell>
          <table:table-cell/>
          <table:table-cell table:style-name="ce4" table:formula="of:=ROUND([.H140]*1.8;0)" office:value-type="float" office:value="206">
            <text:p><text:s/>206,00 ₽ </text:p>
          </table:table-cell>
          <table:table-cell office:value-type="float" office:value="70616">
            <text:p>70616</text:p>
          </table:table-cell>
          <table:table-cell office:value-type="string">
            <text:p>{Блюдо на ножке Lacy \ 96094 SL/St \ d-160мм \ }</text:p>
          </table:table-cell>
          <table:table-cell office:value-type="string">
            <text:p>РПМ-000270</text:p>
          </table:table-cell>
          <table:table-cell office:value-type="float" office:value="92">
            <text:p>92</text:p>
          </table:table-cell>
          <table:table-cell office:value-type="date" office:date-value="2023-03-30">
            <text:p>30.03.23</text:p>
          </table:table-cell>
          <table:table-cell office:value-type="float" office:value="1570">
            <text:p>1570</text:p>
          </table:table-cell>
          <table:table-cell office:value-type="date" office:date-value="2023-04-05">
            <text:p>05.04.23</text:p>
          </table:table-cell>
          <table:table-cell office:value-type="string">
            <text:p>Стеклопласт</text:p>
          </table:table-cell>
          <table:table-cell office:value-type="string">
            <text:p>Lacy" блюдо на ножке (d-160мм) SL со стикером 96094 SL/St</text:p>
          </table:table-cell>
          <table:table-cell table:number-columns-repeated="2"/>
          <table:table-cell office:value-type="string">
            <text:p>K0020164</text:p>
          </table:table-cell>
          <table:table-cell table:formula="of:=[.K140]/[.H140]" office:value-type="percentage" office:value="1.79975537305609">
            <text:p>180%</text:p>
          </table:table-cell>
          <table:table-cell table:number-columns-repeated="3"/>
          <table:table-cell table:formula="of:=([.AC140]-[.G140])*[.H140]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>
            <text:p>Lacy" блюдо на ножке (d-160мм) SL со стикером 96094 SL/St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/>
          <table:table-cell office:value-type="string">
            <text:p>ООО "Посуда Мира"</text:p>
          </table:table-cell>
          <table:table-cell office:value-type="string">
            <text:p>4606065071687</text:p>
          </table:table-cell>
          <table:table-cell table:number-columns-repeated="2"/>
          <table:table-cell office:value-type="string">
            <text:p>РПМ-000270</text:p>
          </table:table-cell>
          <table:table-cell table:number-columns-repeated="2"/>
          <table:table-cell table:style-name="ce5" office:value-type="float" office:value="172">
            <text:p>172,00 ₽</text:p>
          </table:table-cell>
          <table:table-cell table:style-name="ce5" office:value-type="float" office:value="95.7">
            <text:p>95,70 ₽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/>
          <table:table-cell table:formula="of:=[.AZ140]-[.AC140]" office:value-type="float" office:value="0">
            <text:p>0</text:p>
          </table:table-cell>
          <table:table-cell table:number-columns-repeated="2" office:value-type="float" office:value="6">
            <text:p>6</text:p>
          </table:table-cell>
          <table:table-cell office:value-type="string">
            <text:p>Блюдо на ножке Lacy</text:p>
          </table:table-cell>
          <table:table-cell office:value-type="float" office:value="70616">
            <text:p>70616</text:p>
          </table:table-cell>
          <table:table-cell table:formula="of:=[.BC140]-[.L140]" office:value-type="float" office:value="0">
            <text:p>0</text:p>
          </table:table-cell>
          <table:table-cell office:value-type="float" office:value="114.46">
            <text:p>114,46</text:p>
          </table:table-cell>
          <table:table-cell table:formula="of:=[.BE140]/[.H140]" office:value-type="float" office:value="1">
            <text:p>1,00 ₽</text:p>
          </table:table-cell>
          <table:table-cell office:value-type="string">
            <text:p>K0020164</text:p>
          </table:table-cell>
          <table:table-cell office:value-type="float" office:value="6">
            <text:p>6</text:p>
          </table:table-cell>
          <table:table-cell office:value-type="float" office:value="95.7">
            <text:p>95,7</text:p>
          </table:table-cell>
          <table:table-cell office:value-type="float" office:value="574.2">
            <text:p>574,2</text:p>
          </table:table-cell>
          <table:table-cell office:value-type="string">
            <text:p>Пашабахча</text:p>
          </table:table-cell>
          <table:table-cell office:value-type="float" office:value="172">
            <text:p>172</text:p>
          </table:table-cell>
          <table:table-cell office:value-type="float" office:value="70616">
            <text:p>70616</text:p>
          </table:table-cell>
          <table:table-cell office:value-type="string">
            <text:p>{Блюдо на ножке Lacy \ 96094 SL/St \ d-160мм \ }</text:p>
          </table:table-cell>
          <table:table-cell office:value-type="string">
            <text:p>РПМ-000247</text:p>
          </table:table-cell>
          <table:table-cell office:value-type="float" office:value="174">
            <text:p>174</text:p>
          </table:table-cell>
          <table:table-cell office:value-type="float" office:value="44358">
            <text:p>44358</text:p>
          </table:table-cell>
          <table:table-cell/>
          <table:table-cell table:number-columns-repeated="2" office:value-type="float" office:value="6">
            <text:p>6</text:p>
          </table:table-cell>
          <table:table-cell office:value-type="string">
            <text:p>Блюдо на ножке Lacy</text:p>
          </table:table-cell>
          <table:table-cell office:value-type="float" office:value="70616">
            <text:p>70616</text:p>
          </table:table-cell>
          <table:table-cell office:value-type="float" office:value="114.46">
            <text:p>114,46</text:p>
          </table:table-cell>
          <table:table-cell office:value-type="string">
            <text:p>K0020164</text:p>
          </table:table-cell>
          <table:table-cell office:value-type="float" office:value="6">
            <text:p>6</text:p>
          </table:table-cell>
          <table:table-cell office:value-type="float" office:value="95.7">
            <text:p>95,7</text:p>
          </table:table-cell>
          <table:table-cell office:value-type="float" office:value="574.2">
            <text:p>574,2</text:p>
          </table:table-cell>
          <table:table-cell office:value-type="string">
            <text:p>Пашабахча</text:p>
          </table:table-cell>
          <table:table-cell office:value-type="float" office:value="172">
            <text:p>172</text:p>
          </table:table-cell>
          <table:table-cell office:value-type="float" office:value="70616">
            <text:p>70616</text:p>
          </table:table-cell>
          <table:table-cell office:value-type="string">
            <text:p>{Блюдо на ножке Lacy \ 96094 SL/St \ d-160мм \ }</text:p>
          </table:table-cell>
          <table:table-cell office:value-type="string">
            <text:p>РПМ-000247</text:p>
          </table:table-cell>
          <table:table-cell office:value-type="float" office:value="174">
            <text:p>174</text:p>
          </table:table-cell>
          <table:table-cell office:value-type="float" office:value="44358">
            <text:p>44358</text:p>
          </table:table-cell>
          <table:table-cell table:number-columns-repeated="2"/>
          <table:table-cell table:number-columns-repeated="2" office:value-type="float" office:value="6">
            <text:p>6</text:p>
          </table:table-cell>
          <table:table-cell office:value-type="string">
            <text:p>Блюдо на ножке Lacy</text:p>
          </table:table-cell>
          <table:table-cell office:value-type="float" office:value="70616">
            <text:p>70616</text:p>
          </table:table-cell>
          <table:table-cell office:value-type="float" office:value="114.46">
            <text:p>114,46</text:p>
          </table:table-cell>
          <table:table-cell office:value-type="string">
            <text:p>K0020164</text:p>
          </table:table-cell>
          <table:table-cell office:value-type="float" office:value="6">
            <text:p>6</text:p>
          </table:table-cell>
          <table:table-cell office:value-type="float" office:value="95.7">
            <text:p>95,7</text:p>
          </table:table-cell>
          <table:table-cell office:value-type="float" office:value="574.2">
            <text:p>574,2</text:p>
          </table:table-cell>
          <table:table-cell office:value-type="string">
            <text:p>Пашабахча</text:p>
          </table:table-cell>
          <table:table-cell office:value-type="float" office:value="172">
            <text:p>172</text:p>
          </table:table-cell>
          <table:table-cell office:value-type="float" office:value="70616">
            <text:p>70616</text:p>
          </table:table-cell>
          <table:table-cell office:value-type="string">
            <text:p>{Блюдо на ножке Lacy \ 96094 SL/St \ d-160мм \ }</text:p>
          </table:table-cell>
          <table:table-cell office:value-type="string">
            <text:p>РПМ-000247</text:p>
          </table:table-cell>
          <table:table-cell office:value-type="float" office:value="174">
            <text:p>174</text:p>
          </table:table-cell>
          <table:table-cell office:value-type="float" office:value="44358">
            <text:p>44358</text:p>
          </table:table-cell>
          <table:table-cell/>
          <table:table-cell table:formula="of:=[.CK140]-[.AZ140]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3" office:value-type="string">
            <text:p>цена</text:p>
          </table:table-cell>
          <table:table-cell office:value-type="float" office:value="70616">
            <text:p>70616</text:p>
          </table:table-cell>
          <table:table-cell table:formula="of:=[.DH140]-[.L140]" office:value-type="float" office:value="0">
            <text:p>0</text:p>
          </table:table-cell>
        </table:table-row>
        <table:table-row table:style-name="ro1">
          <table:table-cell office:value-type="string">
            <text:p>Банка со стеклянной крышкой Viva</text:p>
          </table:table-cell>
          <table:table-cell office:value-type="string">
            <text:p>96374 SL/St</text:p>
          </table:table-cell>
          <table:table-cell office:value-type="string">
            <text:p>900мл</text:p>
          </table:table-cell>
          <table:table-cell table:number-columns-repeated="3"/>
          <table:table-cell office:value-type="float" office:value="12">
            <text:p>12</text:p>
          </table:table-cell>
          <table:table-cell office:value-type="float" office:value="95.75">
            <text:p>95,75 ₽</text:p>
          </table:table-cell>
          <table:table-cell office:value-type="float" office:value="1149">
            <text:p><text:s/>1 149,00 ₽ </text:p>
          </table:table-cell>
          <table:table-cell office:value-type="string">
            <text:p>Пашабахча</text:p>
          </table:table-cell>
          <table:table-cell table:style-name="ce5" office:value-type="float" office:value="185">
            <text:p>185,00 ₽</text:p>
          </table:table-cell>
          <table:table-cell office:value-type="float" office:value="70618">
            <text:p>70618</text:p>
          </table:table-cell>
          <table:table-cell office:value-type="string">
            <text:p>{Банка со стеклянной крышкой Viva \ 96374 SL/St \ 900мл \ }</text:p>
          </table:table-cell>
          <table:table-cell office:value-type="string">
            <text:p>РПМ-000270</text:p>
          </table:table-cell>
          <table:table-cell office:value-type="float" office:value="139">
            <text:p>139</text:p>
          </table:table-cell>
          <table:table-cell office:value-type="date" office:date-value="2023-03-30">
            <text:p>30.03.23</text:p>
          </table:table-cell>
          <table:table-cell office:value-type="float" office:value="1570">
            <text:p>1570</text:p>
          </table:table-cell>
          <table:table-cell office:value-type="date" office:date-value="2023-04-05">
            <text:p>05.04.23</text:p>
          </table:table-cell>
          <table:table-cell office:value-type="string">
            <text:p>Стеклопласт</text:p>
          </table:table-cell>
          <table:table-cell office:value-type="string">
            <text:p>Viva" банка со стеклянной крышкой 900мл SL со стикером 96374 SL/St</text:p>
          </table:table-cell>
          <table:table-cell table:number-columns-repeated="2"/>
          <table:table-cell office:value-type="string">
            <text:p>K0018468</text:p>
          </table:table-cell>
          <table:table-cell table:formula="of:=[.K141]/[.H141]" office:value-type="percentage" office:value="1.93211488250653">
            <text:p>193%</text:p>
          </table:table-cell>
          <table:table-cell/>
          <table:table-cell office:value-type="string">
            <text:p>Россия</text:p>
          </table:table-cell>
          <table:table-cell/>
          <table:table-cell table:formula="of:=([.AC141]-[.G141])*[.H141]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string">
            <text:p>Viva" банка со стеклянной крышкой 900мл SL со стикером 96374 SL/St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/>
          <table:table-cell office:value-type="string">
            <text:p>ООО "Посуда Мира"</text:p>
          </table:table-cell>
          <table:table-cell office:value-type="string">
            <text:p>4606065068700</text:p>
          </table:table-cell>
          <table:table-cell table:number-columns-repeated="2"/>
          <table:table-cell office:value-type="string">
            <text:p>РПМ-000270</text:p>
          </table:table-cell>
          <table:table-cell table:number-columns-repeated="2"/>
          <table:table-cell table:style-name="ce5" office:value-type="float" office:value="185">
            <text:p>185,00 ₽</text:p>
          </table:table-cell>
          <table:table-cell table:style-name="ce5" office:value-type="float" office:value="95.75">
            <text:p>95,75 ₽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/>
          <table:table-cell table:formula="of:=[.AZ141]-[.AC141]" office:value-type="float" office:value="0">
            <text:p>0</text:p>
          </table:table-cell>
          <table:table-cell table:number-columns-repeated="2" office:value-type="float" office:value="12">
            <text:p>12</text:p>
          </table:table-cell>
          <table:table-cell office:value-type="string">
            <text:p>Банка со стеклянной крышкой Viva</text:p>
          </table:table-cell>
          <table:table-cell office:value-type="float" office:value="70618">
            <text:p>70618</text:p>
          </table:table-cell>
          <table:table-cell table:formula="of:=[.BC141]-[.L141]" office:value-type="float" office:value="0">
            <text:p>0</text:p>
          </table:table-cell>
          <table:table-cell office:value-type="float" office:value="95.75">
            <text:p>95,75</text:p>
          </table:table-cell>
          <table:table-cell table:formula="of:=[.BE141]/[.H141]" office:value-type="float" office:value="1">
            <text:p>1,00 ₽</text:p>
          </table:table-cell>
          <table:table-cell office:value-type="string">
            <text:p>K0018468</text:p>
          </table:table-cell>
          <table:table-cell office:value-type="float" office:value="6">
            <text:p>6</text:p>
          </table:table-cell>
          <table:table-cell office:value-type="float" office:value="95.75">
            <text:p>95,75</text:p>
          </table:table-cell>
          <table:table-cell office:value-type="float" office:value="574.5">
            <text:p>574,5</text:p>
          </table:table-cell>
          <table:table-cell office:value-type="string">
            <text:p>Пашабахча</text:p>
          </table:table-cell>
          <table:table-cell office:value-type="float" office:value="185">
            <text:p>185</text:p>
          </table:table-cell>
          <table:table-cell office:value-type="float" office:value="70618">
            <text:p>70618</text:p>
          </table:table-cell>
          <table:table-cell office:value-type="string">
            <text:p>{Банка со стеклянной крышкой Viva \ 96374 SL/St \ 900мл \ }</text:p>
          </table:table-cell>
          <table:table-cell office:value-type="string">
            <text:p>РПМ-000111</text:p>
          </table:table-cell>
          <table:table-cell office:value-type="float" office:value="239">
            <text:p>239</text:p>
          </table:table-cell>
          <table:table-cell office:value-type="float" office:value="44964">
            <text:p>44964</text:p>
          </table:table-cell>
          <table:table-cell/>
          <table:table-cell table:number-columns-repeated="2" office:value-type="float" office:value="12">
            <text:p>12</text:p>
          </table:table-cell>
          <table:table-cell office:value-type="string">
            <text:p>Банка со стеклянной крышкой Viva</text:p>
          </table:table-cell>
          <table:table-cell office:value-type="float" office:value="70618">
            <text:p>70618</text:p>
          </table:table-cell>
          <table:table-cell office:value-type="float" office:value="95.75">
            <text:p>95,75</text:p>
          </table:table-cell>
          <table:table-cell office:value-type="string">
            <text:p>K0018468</text:p>
          </table:table-cell>
          <table:table-cell office:value-type="float" office:value="6">
            <text:p>6</text:p>
          </table:table-cell>
          <table:table-cell office:value-type="float" office:value="95.75">
            <text:p>95,75</text:p>
          </table:table-cell>
          <table:table-cell office:value-type="float" office:value="574.5">
            <text:p>574,5</text:p>
          </table:table-cell>
          <table:table-cell office:value-type="string">
            <text:p>Пашабахча</text:p>
          </table:table-cell>
          <table:table-cell office:value-type="float" office:value="185">
            <text:p>185</text:p>
          </table:table-cell>
          <table:table-cell office:value-type="float" office:value="70618">
            <text:p>70618</text:p>
          </table:table-cell>
          <table:table-cell office:value-type="string">
            <text:p>{Банка со стеклянной крышкой Viva \ 96374 SL/St \ 900мл \ }</text:p>
          </table:table-cell>
          <table:table-cell office:value-type="string">
            <text:p>РПМ-000111</text:p>
          </table:table-cell>
          <table:table-cell office:value-type="float" office:value="239">
            <text:p>239</text:p>
          </table:table-cell>
          <table:table-cell office:value-type="float" office:value="44964">
            <text:p>44964</text:p>
          </table:table-cell>
          <table:table-cell table:number-columns-repeated="2"/>
          <table:table-cell table:number-columns-repeated="2" office:value-type="float" office:value="12">
            <text:p>12</text:p>
          </table:table-cell>
          <table:table-cell office:value-type="string">
            <text:p>Банка со стеклянной крышкой Viva</text:p>
          </table:table-cell>
          <table:table-cell office:value-type="float" office:value="70618">
            <text:p>70618</text:p>
          </table:table-cell>
          <table:table-cell office:value-type="float" office:value="95.75">
            <text:p>95,75</text:p>
          </table:table-cell>
          <table:table-cell office:value-type="string">
            <text:p>K0018468</text:p>
          </table:table-cell>
          <table:table-cell office:value-type="float" office:value="6">
            <text:p>6</text:p>
          </table:table-cell>
          <table:table-cell office:value-type="float" office:value="95.75">
            <text:p>95,75</text:p>
          </table:table-cell>
          <table:table-cell office:value-type="float" office:value="574.5">
            <text:p>574,5</text:p>
          </table:table-cell>
          <table:table-cell office:value-type="string">
            <text:p>Пашабахча</text:p>
          </table:table-cell>
          <table:table-cell office:value-type="float" office:value="185">
            <text:p>185</text:p>
          </table:table-cell>
          <table:table-cell office:value-type="float" office:value="70618">
            <text:p>70618</text:p>
          </table:table-cell>
          <table:table-cell office:value-type="string">
            <text:p>{Банка со стеклянной крышкой Viva \ 96374 SL/St \ 900мл \ }</text:p>
          </table:table-cell>
          <table:table-cell office:value-type="string">
            <text:p>РПМ-000111</text:p>
          </table:table-cell>
          <table:table-cell office:value-type="float" office:value="239">
            <text:p>239</text:p>
          </table:table-cell>
          <table:table-cell office:value-type="float" office:value="44964">
            <text:p>44964</text:p>
          </table:table-cell>
          <table:table-cell/>
          <table:table-cell table:formula="of:=[.CK141]-[.AZ141]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/>
          <table:table-cell office:value-type="float" office:value="70618">
            <text:p>70618</text:p>
          </table:table-cell>
          <table:table-cell table:formula="of:=[.DH141]-[.L141]" office:value-type="float" office:value="0">
            <text:p>0</text:p>
          </table:table-cell>
        </table:table-row>
        <table:table-row table:style-name="ro1">
          <table:table-cell office:value-type="string">
            <text:p>Бокал для вина "Эдем"</text:p>
          </table:table-cell>
          <table:table-cell office:value-type="string">
            <text:p>15с1819/0</text:p>
          </table:table-cell>
          <table:table-cell office:value-type="string">
            <text:p>350мл</text:p>
          </table:table-cell>
          <table:table-cell table:number-columns-repeated="3"/>
          <table:table-cell office:value-type="float" office:value="24">
            <text:p>24</text:p>
          </table:table-cell>
          <table:table-cell office:value-type="float" office:value="51.73">
            <text:p>51,73 ₽</text:p>
          </table:table-cell>
          <table:table-cell office:value-type="float" office:value="1241.52">
            <text:p><text:s/>1 241,52 ₽ </text:p>
          </table:table-cell>
          <table:table-cell office:value-type="string">
            <text:p>ОСЗ</text:p>
          </table:table-cell>
          <table:table-cell table:style-name="ce4" table:formula="of:=ROUND([.H142]*1.8;0)" office:value-type="float" office:value="93">
            <text:p><text:s/>93,00 ₽ </text:p>
          </table:table-cell>
          <table:table-cell office:value-type="float" office:value="71379">
            <text:p>71379</text:p>
          </table:table-cell>
          <table:table-cell office:value-type="string">
            <text:p>{Бокал для вина "Эдем" \ 15с1819/0 \ 350мл \ }</text:p>
          </table:table-cell>
          <table:table-cell office:value-type="string">
            <text:p>РПМ-000270</text:p>
          </table:table-cell>
          <table:table-cell office:value-type="float" office:value="190">
            <text:p>190</text:p>
          </table:table-cell>
          <table:table-cell office:value-type="date" office:date-value="2023-03-30">
            <text:p>30.03.23</text:p>
          </table:table-cell>
          <table:table-cell office:value-type="float" office:value="1570">
            <text:p>1570</text:p>
          </table:table-cell>
          <table:table-cell office:value-type="date" office:date-value="2023-04-05">
            <text:p>05.04.23</text:p>
          </table:table-cell>
          <table:table-cell office:value-type="string">
            <text:p>Стеклопласт</text:p>
          </table:table-cell>
          <table:table-cell office:value-type="string">
            <text:p>Эдем" бокал для вина 350 мл. 15с1819</text:p>
          </table:table-cell>
          <table:table-cell table:number-columns-repeated="2"/>
          <table:table-cell office:value-type="string">
            <text:p>K0013021</text:p>
          </table:table-cell>
          <table:table-cell table:formula="of:=[.K142]/[.H142]" office:value-type="percentage" office:value="1.79779624975836">
            <text:p>180%</text:p>
          </table:table-cell>
          <table:table-cell/>
          <table:table-cell office:value-type="string">
            <text:p>Россия</text:p>
          </table:table-cell>
          <table:table-cell/>
          <table:table-cell table:formula="of:=([.AC142]-[.G142])*[.H142]"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string">
            <text:p>Эдем" бокал для вина 350 мл. 15с1819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/>
          <table:table-cell office:value-type="string">
            <text:p>ООО "Посуда Мира"</text:p>
          </table:table-cell>
          <table:table-cell office:value-type="string">
            <text:p>4690509018345</text:p>
          </table:table-cell>
          <table:table-cell table:number-columns-repeated="2"/>
          <table:table-cell office:value-type="string">
            <text:p>РПМ-000270</text:p>
          </table:table-cell>
          <table:table-cell table:number-columns-repeated="2"/>
          <table:table-cell office:value-type="float" office:value="77">
            <text:p>77</text:p>
          </table:table-cell>
          <table:table-cell office:value-type="float" office:value="38.86">
            <text:p>38,86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4"/>
          <table:table-cell table:formula="of:=[.AZ142]-[.AC142]"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12">
            <text:p>12</text:p>
          </table:table-cell>
          <table:table-cell office:value-type="string">
            <text:p>Бокал для вина "Эдем"</text:p>
          </table:table-cell>
          <table:table-cell office:value-type="float" office:value="71379">
            <text:p>71379</text:p>
          </table:table-cell>
          <table:table-cell table:formula="of:=[.BC142]-[.L142]" office:value-type="float" office:value="0">
            <text:p>0</text:p>
          </table:table-cell>
          <table:table-cell office:value-type="float" office:value="51.73">
            <text:p>51,73</text:p>
          </table:table-cell>
          <table:table-cell table:formula="of:=[.BE142]/[.H142]" office:value-type="float" office:value="1">
            <text:p>1,00 ₽</text:p>
          </table:table-cell>
          <table:table-cell office:value-type="string">
            <text:p>K0013021</text:p>
          </table:table-cell>
          <table:table-cell office:value-type="float" office:value="48">
            <text:p>48</text:p>
          </table:table-cell>
          <table:table-cell office:value-type="float" office:value="38.86">
            <text:p>38,86</text:p>
          </table:table-cell>
          <table:table-cell office:value-type="float" office:value="1865.28">
            <text:p>1865,28</text:p>
          </table:table-cell>
          <table:table-cell office:value-type="string">
            <text:p>ОСЗ</text:p>
          </table:table-cell>
          <table:table-cell office:value-type="float" office:value="77">
            <text:p>77</text:p>
          </table:table-cell>
          <table:table-cell office:value-type="float" office:value="71379">
            <text:p>71379</text:p>
          </table:table-cell>
          <table:table-cell office:value-type="string">
            <text:p>{Бокал для вина "Эдем" \ 15с1819/0 \ 350мл \ }</text:p>
          </table:table-cell>
          <table:table-cell office:value-type="string">
            <text:p>РПМ-000021</text:p>
          </table:table-cell>
          <table:table-cell office:value-type="float" office:value="148">
            <text:p>148</text:p>
          </table:table-cell>
          <table:table-cell office:value-type="float" office:value="43853">
            <text:p>43853</text:p>
          </table:table-cell>
          <table:table-cell/>
          <table:table-cell office:value-type="float" office:value="24">
            <text:p>24</text:p>
          </table:table-cell>
          <table:table-cell office:value-type="float" office:value="12">
            <text:p>12</text:p>
          </table:table-cell>
          <table:table-cell office:value-type="string">
            <text:p>Бокал для вина "Эдем"</text:p>
          </table:table-cell>
          <table:table-cell office:value-type="float" office:value="71379">
            <text:p>71379</text:p>
          </table:table-cell>
          <table:table-cell office:value-type="float" office:value="51.73">
            <text:p>51,73</text:p>
          </table:table-cell>
          <table:table-cell office:value-type="string">
            <text:p>K0013021</text:p>
          </table:table-cell>
          <table:table-cell office:value-type="float" office:value="48">
            <text:p>48</text:p>
          </table:table-cell>
          <table:table-cell office:value-type="float" office:value="38.86">
            <text:p>38,86</text:p>
          </table:table-cell>
          <table:table-cell office:value-type="float" office:value="1865.28">
            <text:p>1865,28</text:p>
          </table:table-cell>
          <table:table-cell office:value-type="string">
            <text:p>ОСЗ</text:p>
          </table:table-cell>
          <table:table-cell office:value-type="float" office:value="77">
            <text:p>77</text:p>
          </table:table-cell>
          <table:table-cell office:value-type="float" office:value="71379">
            <text:p>71379</text:p>
          </table:table-cell>
          <table:table-cell office:value-type="string">
            <text:p>{Бокал для вина "Эдем" \ 15с1819/0 \ 350мл \ }</text:p>
          </table:table-cell>
          <table:table-cell office:value-type="string">
            <text:p>РПМ-000021</text:p>
          </table:table-cell>
          <table:table-cell office:value-type="float" office:value="148">
            <text:p>148</text:p>
          </table:table-cell>
          <table:table-cell office:value-type="float" office:value="43853">
            <text:p>43853</text:p>
          </table:table-cell>
          <table:table-cell table:number-columns-repeated="2"/>
          <table:table-cell office:value-type="float" office:value="24">
            <text:p>24</text:p>
          </table:table-cell>
          <table:table-cell office:value-type="float" office:value="12">
            <text:p>12</text:p>
          </table:table-cell>
          <table:table-cell office:value-type="string">
            <text:p>Бокал для вина "Эдем"</text:p>
          </table:table-cell>
          <table:table-cell office:value-type="float" office:value="71379">
            <text:p>71379</text:p>
          </table:table-cell>
          <table:table-cell office:value-type="float" office:value="51.73">
            <text:p>51,73</text:p>
          </table:table-cell>
          <table:table-cell office:value-type="string">
            <text:p>K0013021</text:p>
          </table:table-cell>
          <table:table-cell office:value-type="float" office:value="48">
            <text:p>48</text:p>
          </table:table-cell>
          <table:table-cell office:value-type="float" office:value="38.86">
            <text:p>38,86</text:p>
          </table:table-cell>
          <table:table-cell office:value-type="float" office:value="1865.28">
            <text:p>1865,28</text:p>
          </table:table-cell>
          <table:table-cell office:value-type="string">
            <text:p>ОСЗ</text:p>
          </table:table-cell>
          <table:table-cell office:value-type="float" office:value="77">
            <text:p>77</text:p>
          </table:table-cell>
          <table:table-cell office:value-type="float" office:value="71379">
            <text:p>71379</text:p>
          </table:table-cell>
          <table:table-cell office:value-type="string">
            <text:p>{Бокал для вина "Эдем" \ 15с1819/0 \ 350мл \ }</text:p>
          </table:table-cell>
          <table:table-cell office:value-type="string">
            <text:p>РПМ-000021</text:p>
          </table:table-cell>
          <table:table-cell office:value-type="float" office:value="148">
            <text:p>148</text:p>
          </table:table-cell>
          <table:table-cell office:value-type="float" office:value="43853">
            <text:p>43853</text:p>
          </table:table-cell>
          <table:table-cell/>
          <table:table-cell table:formula="of:=[.CK142]-[.AZ142]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3" office:value-type="string">
            <text:p>цена</text:p>
          </table:table-cell>
          <table:table-cell office:value-type="float" office:value="71379">
            <text:p>71379</text:p>
          </table:table-cell>
          <table:table-cell table:formula="of:=[.DH142]-[.L142]" office:value-type="float" office:value="0">
            <text:p>0</text:p>
          </table:table-cell>
        </table:table-row>
        <table:table-row table:style-name="ro1">
          <table:table-cell office:value-type="string">
            <text:p>Креманка "New Bell"</text:p>
          </table:table-cell>
          <table:table-cell office:value-type="string">
            <text:p>18c2027</text:p>
          </table:table-cell>
          <table:table-cell office:value-type="string">
            <text:p>295мл</text:p>
          </table:table-cell>
          <table:table-cell table:number-columns-repeated="3"/>
          <table:table-cell office:value-type="float" office:value="48">
            <text:p>48</text:p>
          </table:table-cell>
          <table:table-cell office:value-type="float" office:value="29.32">
            <text:p>29,32 ₽</text:p>
          </table:table-cell>
          <table:table-cell office:value-type="float" office:value="1407.36">
            <text:p><text:s/>1 407,36 ₽ </text:p>
          </table:table-cell>
          <table:table-cell office:value-type="string">
            <text:p>ОСЗ</text:p>
          </table:table-cell>
          <table:table-cell table:style-name="ce4" table:formula="of:=ROUND([.H143]*1.8;0)" office:value-type="float" office:value="53">
            <text:p><text:s/>53,00 ₽ </text:p>
          </table:table-cell>
          <table:table-cell office:value-type="float" office:value="71380">
            <text:p>71380</text:p>
          </table:table-cell>
          <table:table-cell office:value-type="string">
            <text:p>{Креманка "New Bell" \ 18c2027 \ 295мл \ }</text:p>
          </table:table-cell>
          <table:table-cell office:value-type="string">
            <text:p>РПМ-000270</text:p>
          </table:table-cell>
          <table:table-cell office:value-type="float" office:value="165">
            <text:p>165</text:p>
          </table:table-cell>
          <table:table-cell office:value-type="date" office:date-value="2023-03-30">
            <text:p>30.03.23</text:p>
          </table:table-cell>
          <table:table-cell office:value-type="float" office:value="1570">
            <text:p>1570</text:p>
          </table:table-cell>
          <table:table-cell office:value-type="date" office:date-value="2023-04-05">
            <text:p>05.04.23</text:p>
          </table:table-cell>
          <table:table-cell office:value-type="string">
            <text:p>Стеклопласт</text:p>
          </table:table-cell>
          <table:table-cell office:value-type="string">
            <text:p>New Bell" креманка 295 мл, гладкая 18с2027</text:p>
          </table:table-cell>
          <table:table-cell table:number-columns-repeated="2"/>
          <table:table-cell office:value-type="string">
            <text:p>K0020532</text:p>
          </table:table-cell>
          <table:table-cell table:formula="of:=[.K143]/[.H143]" office:value-type="percentage" office:value="1.80763983628922">
            <text:p>181%</text:p>
          </table:table-cell>
          <table:table-cell/>
          <table:table-cell office:value-type="string">
            <text:p>Россия</text:p>
          </table:table-cell>
          <table:table-cell/>
          <table:table-cell table:formula="of:=([.AC143]-[.G143])*[.H143]" office:value-type="float" office:value="0">
            <text:p>0</text:p>
          </table:table-cell>
          <table:table-cell office:value-type="float" office:value="48">
            <text:p>48</text:p>
          </table:table-cell>
          <table:table-cell office:value-type="string">
            <text:p>New Bell" креманка 295 мл, гладкая 18с2027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/>
          <table:table-cell office:value-type="string">
            <text:p>ООО "Посуда Мира"</text:p>
          </table:table-cell>
          <table:table-cell office:value-type="string">
            <text:p>4690509034536</text:p>
          </table:table-cell>
          <table:table-cell table:number-columns-repeated="2"/>
          <table:table-cell office:value-type="string">
            <text:p>РПМ-000270</text:p>
          </table:table-cell>
          <table:table-cell table:number-columns-repeated="2"/>
          <table:table-cell office:value-type="float" office:value="44">
            <text:p>44</text:p>
          </table:table-cell>
          <table:table-cell table:style-name="ce5" office:value-type="float" office:value="24.52">
            <text:p>24,52 ₽</text:p>
          </table:table-cell>
          <table:table-cell table:number-columns-repeated="4" office:value-type="float" office:value="0">
            <text:p>0</text:p>
          </table:table-cell>
          <table:table-cell table:number-columns-repeated="4"/>
          <table:table-cell table:formula="of:=[.AZ143]-[.AC143]" office:value-type="float" office:value="0">
            <text:p>0</text:p>
          </table:table-cell>
          <table:table-cell office:value-type="float" office:value="48">
            <text:p>48</text:p>
          </table:table-cell>
          <table:table-cell office:value-type="float" office:value="24">
            <text:p>24</text:p>
          </table:table-cell>
          <table:table-cell office:value-type="string">
            <text:p>Креманка "New Bell"</text:p>
          </table:table-cell>
          <table:table-cell office:value-type="float" office:value="71380">
            <text:p>71380</text:p>
          </table:table-cell>
          <table:table-cell table:formula="of:=[.BC143]-[.L143]" office:value-type="float" office:value="0">
            <text:p>0</text:p>
          </table:table-cell>
          <table:table-cell office:value-type="float" office:value="29.32">
            <text:p>29,32</text:p>
          </table:table-cell>
          <table:table-cell table:formula="of:=[.BE143]/[.H143]" office:value-type="float" office:value="1">
            <text:p>1,00 ₽</text:p>
          </table:table-cell>
          <table:table-cell office:value-type="string">
            <text:p>K0020532</text:p>
          </table:table-cell>
          <table:table-cell office:value-type="float" office:value="24">
            <text:p>24</text:p>
          </table:table-cell>
          <table:table-cell office:value-type="float" office:value="24.52">
            <text:p>24,52</text:p>
          </table:table-cell>
          <table:table-cell office:value-type="float" office:value="588.48">
            <text:p>588,48</text:p>
          </table:table-cell>
          <table:table-cell office:value-type="string">
            <text:p>ОСЗ</text:p>
          </table:table-cell>
          <table:table-cell office:value-type="float" office:value="44">
            <text:p>44</text:p>
          </table:table-cell>
          <table:table-cell office:value-type="float" office:value="71380">
            <text:p>71380</text:p>
          </table:table-cell>
          <table:table-cell office:value-type="string">
            <text:p>{Креманка "New Bell" \ 18c2027 \ 295мл \ }</text:p>
          </table:table-cell>
          <table:table-cell office:value-type="string">
            <text:p>РПМ-000058</text:p>
          </table:table-cell>
          <table:table-cell office:value-type="float" office:value="159">
            <text:p>159</text:p>
          </table:table-cell>
          <table:table-cell office:value-type="float" office:value="44595">
            <text:p>44595</text:p>
          </table:table-cell>
          <table:table-cell table:number-columns-repeated="19"/>
          <table:table-cell office:value-type="float" office:value="48">
            <text:p>48</text:p>
          </table:table-cell>
          <table:table-cell office:value-type="float" office:value="24">
            <text:p>24</text:p>
          </table:table-cell>
          <table:table-cell office:value-type="string">
            <text:p>Креманка "New Bell"</text:p>
          </table:table-cell>
          <table:table-cell office:value-type="float" office:value="71380">
            <text:p>71380</text:p>
          </table:table-cell>
          <table:table-cell office:value-type="float" office:value="29.32">
            <text:p>29,32</text:p>
          </table:table-cell>
          <table:table-cell office:value-type="string">
            <text:p>K0020532</text:p>
          </table:table-cell>
          <table:table-cell office:value-type="float" office:value="24">
            <text:p>24</text:p>
          </table:table-cell>
          <table:table-cell office:value-type="float" office:value="24.52">
            <text:p>24,52</text:p>
          </table:table-cell>
          <table:table-cell office:value-type="float" office:value="588.48">
            <text:p>588,48</text:p>
          </table:table-cell>
          <table:table-cell office:value-type="string">
            <text:p>ОСЗ</text:p>
          </table:table-cell>
          <table:table-cell office:value-type="float" office:value="44">
            <text:p>44</text:p>
          </table:table-cell>
          <table:table-cell office:value-type="float" office:value="71380">
            <text:p>71380</text:p>
          </table:table-cell>
          <table:table-cell office:value-type="string">
            <text:p>{Креманка "New Bell" \ 18c2027 \ 295мл \ }</text:p>
          </table:table-cell>
          <table:table-cell office:value-type="string">
            <text:p>РПМ-000058</text:p>
          </table:table-cell>
          <table:table-cell office:value-type="float" office:value="159">
            <text:p>159</text:p>
          </table:table-cell>
          <table:table-cell office:value-type="float" office:value="44595">
            <text:p>44595</text:p>
          </table:table-cell>
          <table:table-cell/>
          <table:table-cell table:formula="of:=[.CK143]-[.AZ143]" office:value-type="float" office:value="0">
            <text:p>0</text:p>
          </table:table-cell>
          <table:table-cell table:number-columns-repeated="4" office:value-type="float" office:value="0">
            <text:p>0</text:p>
          </table:table-cell>
          <table:table-cell table:style-name="ce3" office:value-type="string">
            <text:p>цена</text:p>
          </table:table-cell>
          <table:table-cell office:value-type="float" office:value="71380">
            <text:p>71380</text:p>
          </table:table-cell>
          <table:table-cell table:formula="of:=[.DH143]-[.L143]" office:value-type="float" office:value="0">
            <text:p>0</text:p>
          </table:table-cell>
        </table:table-row>
        <table:table-row table:style-name="ro1">
          <table:table-cell office:value-type="string">
            <text:p>Стакан для пива "Пейл-эль"</text:p>
          </table:table-cell>
          <table:table-cell office:value-type="string">
            <text:p>18с2036</text:p>
          </table:table-cell>
          <table:table-cell office:value-type="string">
            <text:p>570мл</text:p>
          </table:table-cell>
          <table:table-cell table:number-columns-repeated="3"/>
          <table:table-cell office:value-type="float" office:value="48">
            <text:p>48</text:p>
          </table:table-cell>
          <table:table-cell office:value-type="float" office:value="40.79">
            <text:p>40,79 ₽</text:p>
          </table:table-cell>
          <table:table-cell office:value-type="float" office:value="1957.92">
            <text:p><text:s/>1 957,92 ₽ </text:p>
          </table:table-cell>
          <table:table-cell office:value-type="string">
            <text:p>ОСЗ</text:p>
          </table:table-cell>
          <table:table-cell table:style-name="ce5" office:value-type="float" office:value="74">
            <text:p>74,00 ₽</text:p>
          </table:table-cell>
          <table:table-cell office:value-type="float" office:value="71385">
            <text:p>71385</text:p>
          </table:table-cell>
          <table:table-cell office:value-type="string">
            <text:p>{Стакан для пива "Пейл-эль" \ 18с2036 \ 570мл \ }</text:p>
          </table:table-cell>
          <table:table-cell office:value-type="string">
            <text:p>РПМ-000270</text:p>
          </table:table-cell>
          <table:table-cell office:value-type="float" office:value="183">
            <text:p>183</text:p>
          </table:table-cell>
          <table:table-cell office:value-type="date" office:date-value="2023-03-30">
            <text:p>30.03.23</text:p>
          </table:table-cell>
          <table:table-cell office:value-type="float" office:value="1570">
            <text:p>1570</text:p>
          </table:table-cell>
          <table:table-cell office:value-type="date" office:date-value="2023-04-05">
            <text:p>05.04.23</text:p>
          </table:table-cell>
          <table:table-cell office:value-type="string">
            <text:p>Стеклопласт</text:p>
          </table:table-cell>
          <table:table-cell office:value-type="string">
            <text:p>Пейл-эль" стакан для пива 570мл 18с2036</text:p>
          </table:table-cell>
          <table:table-cell table:number-columns-repeated="2"/>
          <table:table-cell office:value-type="string">
            <text:p>K0019540</text:p>
          </table:table-cell>
          <table:table-cell table:formula="of:=[.K144]/[.H144]" office:value-type="percentage" office:value="1.81417013974013">
            <text:p>181%</text:p>
          </table:table-cell>
          <table:table-cell/>
          <table:table-cell office:value-type="string">
            <text:p>Россия</text:p>
          </table:table-cell>
          <table:table-cell/>
          <table:table-cell table:formula="of:=([.AC144]-[.G144])*[.H144]" office:value-type="float" office:value="0">
            <text:p>0</text:p>
          </table:table-cell>
          <table:table-cell office:value-type="float" office:value="48">
            <text:p>48</text:p>
          </table:table-cell>
          <table:table-cell office:value-type="string">
            <text:p>Пейл-эль" стакан для пива 570мл 18с2036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/>
          <table:table-cell office:value-type="string">
            <text:p>ООО "Посуда Мира"</text:p>
          </table:table-cell>
          <table:table-cell office:value-type="string">
            <text:p>4690509033560</text:p>
          </table:table-cell>
          <table:table-cell table:number-columns-repeated="2"/>
          <table:table-cell office:value-type="string">
            <text:p>РПМ-000270</text:p>
          </table:table-cell>
          <table:table-cell table:number-columns-repeated="2"/>
          <table:table-cell table:style-name="ce5" office:value-type="float" office:value="74">
            <text:p>74,00 ₽</text:p>
          </table:table-cell>
          <table:table-cell table:style-name="ce5" office:value-type="float" office:value="40.79">
            <text:p>40,79 ₽</text:p>
          </table:table-cell>
          <table:table-cell table:number-columns-repeated="4" office:value-type="float" office:value="0">
            <text:p>0</text:p>
          </table:table-cell>
          <table:table-cell table:number-columns-repeated="4"/>
          <table:table-cell table:formula="of:=[.AZ144]-[.AC144]" office:value-type="float" office:value="0">
            <text:p>0</text:p>
          </table:table-cell>
          <table:table-cell office:value-type="float" office:value="48">
            <text:p>48</text:p>
          </table:table-cell>
          <table:table-cell office:value-type="float" office:value="24">
            <text:p>24</text:p>
          </table:table-cell>
          <table:table-cell office:value-type="string">
            <text:p>Стакан для пива "Пейл-эль"</text:p>
          </table:table-cell>
          <table:table-cell office:value-type="float" office:value="71385">
            <text:p>71385</text:p>
          </table:table-cell>
          <table:table-cell table:formula="of:=[.BC144]-[.L144]" office:value-type="float" office:value="0">
            <text:p>0</text:p>
          </table:table-cell>
          <table:table-cell office:value-type="float" office:value="40.79">
            <text:p>40,79</text:p>
          </table:table-cell>
          <table:table-cell table:formula="of:=[.BE144]/[.H144]" office:value-type="float" office:value="1">
            <text:p>1,00 ₽</text:p>
          </table:table-cell>
          <table:table-cell office:value-type="string">
            <text:p>K0019540</text:p>
          </table:table-cell>
          <table:table-cell office:value-type="float" office:value="144">
            <text:p>144</text:p>
          </table:table-cell>
          <table:table-cell office:value-type="float" office:value="40.79">
            <text:p>40,79</text:p>
          </table:table-cell>
          <table:table-cell office:value-type="float" office:value="5873.76">
            <text:p>5873,76</text:p>
          </table:table-cell>
          <table:table-cell office:value-type="string">
            <text:p>ОСЗ</text:p>
          </table:table-cell>
          <table:table-cell office:value-type="float" office:value="74">
            <text:p>74</text:p>
          </table:table-cell>
          <table:table-cell office:value-type="float" office:value="71385">
            <text:p>71385</text:p>
          </table:table-cell>
          <table:table-cell office:value-type="string">
            <text:p>{Стакан для пива "Пейл-эль" \ 18с2036 \ 570мл \ }</text:p>
          </table:table-cell>
          <table:table-cell office:value-type="string">
            <text:p>РПМ-000514</text:p>
          </table:table-cell>
          <table:table-cell office:value-type="float" office:value="123">
            <text:p>123</text:p>
          </table:table-cell>
          <table:table-cell office:value-type="float" office:value="44812">
            <text:p>44812</text:p>
          </table:table-cell>
          <table:table-cell/>
          <table:table-cell office:value-type="float" office:value="48">
            <text:p>48</text:p>
          </table:table-cell>
          <table:table-cell office:value-type="float" office:value="24">
            <text:p>24</text:p>
          </table:table-cell>
          <table:table-cell office:value-type="string">
            <text:p>Стакан для пива "Пейл-эль"</text:p>
          </table:table-cell>
          <table:table-cell office:value-type="float" office:value="71385">
            <text:p>71385</text:p>
          </table:table-cell>
          <table:table-cell office:value-type="float" office:value="40.79">
            <text:p>40,79</text:p>
          </table:table-cell>
          <table:table-cell office:value-type="string">
            <text:p>K0019540</text:p>
          </table:table-cell>
          <table:table-cell office:value-type="float" office:value="144">
            <text:p>144</text:p>
          </table:table-cell>
          <table:table-cell office:value-type="float" office:value="40.79">
            <text:p>40,79</text:p>
          </table:table-cell>
          <table:table-cell office:value-type="float" office:value="5873.76">
            <text:p>5873,76</text:p>
          </table:table-cell>
          <table:table-cell office:value-type="string">
            <text:p>ОСЗ</text:p>
          </table:table-cell>
          <table:table-cell office:value-type="float" office:value="74">
            <text:p>74</text:p>
          </table:table-cell>
          <table:table-cell office:value-type="float" office:value="71385">
            <text:p>71385</text:p>
          </table:table-cell>
          <table:table-cell office:value-type="string">
            <text:p>{Стакан для пива "Пейл-эль" \ 18с2036 \ 570мл \ }</text:p>
          </table:table-cell>
          <table:table-cell office:value-type="string">
            <text:p>РПМ-000514</text:p>
          </table:table-cell>
          <table:table-cell office:value-type="float" office:value="123">
            <text:p>123</text:p>
          </table:table-cell>
          <table:table-cell office:value-type="float" office:value="44812">
            <text:p>44812</text:p>
          </table:table-cell>
          <table:table-cell table:number-columns-repeated="2"/>
          <table:table-cell office:value-type="float" office:value="48">
            <text:p>48</text:p>
          </table:table-cell>
          <table:table-cell office:value-type="float" office:value="24">
            <text:p>24</text:p>
          </table:table-cell>
          <table:table-cell office:value-type="string">
            <text:p>Стакан для пива "Пейл-эль"</text:p>
          </table:table-cell>
          <table:table-cell office:value-type="float" office:value="71385">
            <text:p>71385</text:p>
          </table:table-cell>
          <table:table-cell office:value-type="float" office:value="40.79">
            <text:p>40,79</text:p>
          </table:table-cell>
          <table:table-cell office:value-type="string">
            <text:p>K0019540</text:p>
          </table:table-cell>
          <table:table-cell office:value-type="float" office:value="144">
            <text:p>144</text:p>
          </table:table-cell>
          <table:table-cell office:value-type="float" office:value="40.79">
            <text:p>40,79</text:p>
          </table:table-cell>
          <table:table-cell office:value-type="float" office:value="5873.76">
            <text:p>5873,76</text:p>
          </table:table-cell>
          <table:table-cell office:value-type="string">
            <text:p>ОСЗ</text:p>
          </table:table-cell>
          <table:table-cell office:value-type="float" office:value="74">
            <text:p>74</text:p>
          </table:table-cell>
          <table:table-cell office:value-type="float" office:value="71385">
            <text:p>71385</text:p>
          </table:table-cell>
          <table:table-cell office:value-type="string">
            <text:p>{Стакан для пива "Пейл-эль" \ 18с2036 \ 570мл \ }</text:p>
          </table:table-cell>
          <table:table-cell office:value-type="string">
            <text:p>РПМ-000514</text:p>
          </table:table-cell>
          <table:table-cell office:value-type="float" office:value="123">
            <text:p>123</text:p>
          </table:table-cell>
          <table:table-cell office:value-type="float" office:value="44812">
            <text:p>44812</text:p>
          </table:table-cell>
          <table:table-cell/>
          <table:table-cell table:formula="of:=[.CK144]-[.AZ144]" office:value-type="float" office:value="0">
            <text:p>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71385">
            <text:p>71385</text:p>
          </table:table-cell>
          <table:table-cell table:formula="of:=[.DH144]-[.L144]" office:value-type="float" office:value="0">
            <text:p>0</text:p>
          </table:table-cell>
        </table:table-row>
        <table:table-row table:style-name="ro1">
          <table:table-cell office:value-type="string">
            <text:p>Чайный набор 12пр "Гламур"</text:p>
          </table:table-cell>
          <table:table-cell office:value-type="string">
            <text:p>18с2050</text:p>
          </table:table-cell>
          <table:table-cell table:number-columns-repeated="4"/>
          <table:table-cell office:value-type="float" office:value="4">
            <text:p>4</text:p>
          </table:table-cell>
          <table:table-cell office:value-type="float" office:value="391.38">
            <text:p>391,38 ₽</text:p>
          </table:table-cell>
          <table:table-cell office:value-type="float" office:value="1565.52">
            <text:p><text:s/>1 565,52 ₽ </text:p>
          </table:table-cell>
          <table:table-cell office:value-type="string">
            <text:p>ОСЗ</text:p>
          </table:table-cell>
          <table:table-cell table:style-name="ce5" office:value-type="float" office:value="704">
            <text:p>704,00 ₽</text:p>
          </table:table-cell>
          <table:table-cell office:value-type="float" office:value="71386">
            <text:p>71386</text:p>
          </table:table-cell>
          <table:table-cell office:value-type="string">
            <text:p>{Чайный набор 12пр "Гламур" \ 18с2050 \ <text:s/>\ }</text:p>
          </table:table-cell>
          <table:table-cell office:value-type="string">
            <text:p>РПМ-000270</text:p>
          </table:table-cell>
          <table:table-cell office:value-type="float" office:value="171">
            <text:p>171</text:p>
          </table:table-cell>
          <table:table-cell office:value-type="date" office:date-value="2023-03-30">
            <text:p>30.03.23</text:p>
          </table:table-cell>
          <table:table-cell office:value-type="float" office:value="1570">
            <text:p>1570</text:p>
          </table:table-cell>
          <table:table-cell office:value-type="date" office:date-value="2023-04-05">
            <text:p>05.04.23</text:p>
          </table:table-cell>
          <table:table-cell office:value-type="string">
            <text:p>Стеклопласт</text:p>
          </table:table-cell>
          <table:table-cell office:value-type="string">
            <text:p>Гламур" чайный набор, 12 предметов 18с2050</text:p>
          </table:table-cell>
          <table:table-cell table:number-columns-repeated="2"/>
          <table:table-cell office:value-type="string">
            <text:p>K0019544</text:p>
          </table:table-cell>
          <table:table-cell table:formula="of:=[.K145]/[.H145]" office:value-type="percentage" office:value="1.79876335019674">
            <text:p>180%</text:p>
          </table:table-cell>
          <table:table-cell/>
          <table:table-cell office:value-type="string">
            <text:p>Россия</text:p>
          </table:table-cell>
          <table:table-cell/>
          <table:table-cell table:formula="of:=([.AC145]-[.G145])*[.H145]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Гламур" чайный набор, 12 предметов 18с205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  <table:table-cell office:value-type="string">
            <text:p>ООО "Посуда Мира"</text:p>
          </table:table-cell>
          <table:table-cell table:number-columns-repeated="3"/>
          <table:table-cell office:value-type="string">
            <text:p>РПМ-000270</text:p>
          </table:table-cell>
          <table:table-cell table:number-columns-repeated="2"/>
          <table:table-cell table:style-name="ce5" office:value-type="float" office:value="704">
            <text:p>704,00 ₽</text:p>
          </table:table-cell>
          <table:table-cell table:style-name="ce5" office:value-type="float" office:value="391.38">
            <text:p>391,38 ₽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/>
          <table:table-cell table:formula="of:=[.AZ145]-[.AC145]"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Чайный набор 12пр "Гламур"</text:p>
          </table:table-cell>
          <table:table-cell office:value-type="float" office:value="71386">
            <text:p>71386</text:p>
          </table:table-cell>
          <table:table-cell table:formula="of:=[.BC145]-[.L145]" office:value-type="float" office:value="0">
            <text:p>0</text:p>
          </table:table-cell>
          <table:table-cell office:value-type="float" office:value="391.38">
            <text:p>391,38</text:p>
          </table:table-cell>
          <table:table-cell table:formula="of:=[.BE145]/[.H145]" office:value-type="float" office:value="1">
            <text:p>1,00 ₽</text:p>
          </table:table-cell>
          <table:table-cell office:value-type="string">
            <text:p>K0019544</text:p>
          </table:table-cell>
          <table:table-cell office:value-type="float" office:value="4">
            <text:p>4</text:p>
          </table:table-cell>
          <table:table-cell office:value-type="float" office:value="391.38">
            <text:p>391,38</text:p>
          </table:table-cell>
          <table:table-cell office:value-type="float" office:value="1565.52">
            <text:p>1565,52</text:p>
          </table:table-cell>
          <table:table-cell office:value-type="string">
            <text:p>ОСЗ</text:p>
          </table:table-cell>
          <table:table-cell office:value-type="float" office:value="704">
            <text:p>704</text:p>
          </table:table-cell>
          <table:table-cell office:value-type="float" office:value="71386">
            <text:p>71386</text:p>
          </table:table-cell>
          <table:table-cell office:value-type="string">
            <text:p>{Чайный набор 12пр "Гламур" \ 18с2050 \ <text:s/>\ }</text:p>
          </table:table-cell>
          <table:table-cell office:value-type="string">
            <text:p>РПМ-000111</text:p>
          </table:table-cell>
          <table:table-cell office:value-type="float" office:value="46">
            <text:p>46</text:p>
          </table:table-cell>
          <table:table-cell office:value-type="float" office:value="44964">
            <text:p>44964</text:p>
          </table:table-cell>
          <table:table-cell/>
          <table:table-cell table:number-columns-repeated="2" office:value-type="float" office:value="4">
            <text:p>4</text:p>
          </table:table-cell>
          <table:table-cell office:value-type="string">
            <text:p>Чайный набор 12пр "Гламур"</text:p>
          </table:table-cell>
          <table:table-cell office:value-type="float" office:value="71386">
            <text:p>71386</text:p>
          </table:table-cell>
          <table:table-cell office:value-type="float" office:value="391.38">
            <text:p>391,38</text:p>
          </table:table-cell>
          <table:table-cell office:value-type="string">
            <text:p>K0019544</text:p>
          </table:table-cell>
          <table:table-cell office:value-type="float" office:value="4">
            <text:p>4</text:p>
          </table:table-cell>
          <table:table-cell office:value-type="float" office:value="391.38">
            <text:p>391,38</text:p>
          </table:table-cell>
          <table:table-cell office:value-type="float" office:value="1565.52">
            <text:p>1565,52</text:p>
          </table:table-cell>
          <table:table-cell office:value-type="string">
            <text:p>ОСЗ</text:p>
          </table:table-cell>
          <table:table-cell office:value-type="float" office:value="704">
            <text:p>704</text:p>
          </table:table-cell>
          <table:table-cell office:value-type="float" office:value="71386">
            <text:p>71386</text:p>
          </table:table-cell>
          <table:table-cell office:value-type="string">
            <text:p>{Чайный набор 12пр "Гламур" \ 18с2050 \ <text:s/>\ }</text:p>
          </table:table-cell>
          <table:table-cell office:value-type="string">
            <text:p>РПМ-000111</text:p>
          </table:table-cell>
          <table:table-cell office:value-type="float" office:value="46">
            <text:p>46</text:p>
          </table:table-cell>
          <table:table-cell office:value-type="float" office:value="44964">
            <text:p>44964</text:p>
          </table:table-cell>
          <table:table-cell table:number-columns-repeated="2"/>
          <table:table-cell table:number-columns-repeated="2" office:value-type="float" office:value="4">
            <text:p>4</text:p>
          </table:table-cell>
          <table:table-cell office:value-type="string">
            <text:p>Чайный набор 12пр "Гламур"</text:p>
          </table:table-cell>
          <table:table-cell office:value-type="float" office:value="71386">
            <text:p>71386</text:p>
          </table:table-cell>
          <table:table-cell office:value-type="float" office:value="391.38">
            <text:p>391,38</text:p>
          </table:table-cell>
          <table:table-cell office:value-type="string">
            <text:p>K0019544</text:p>
          </table:table-cell>
          <table:table-cell office:value-type="float" office:value="4">
            <text:p>4</text:p>
          </table:table-cell>
          <table:table-cell office:value-type="float" office:value="391.38">
            <text:p>391,38</text:p>
          </table:table-cell>
          <table:table-cell office:value-type="float" office:value="1565.52">
            <text:p>1565,52</text:p>
          </table:table-cell>
          <table:table-cell office:value-type="string">
            <text:p>ОСЗ</text:p>
          </table:table-cell>
          <table:table-cell office:value-type="float" office:value="704">
            <text:p>704</text:p>
          </table:table-cell>
          <table:table-cell office:value-type="float" office:value="71386">
            <text:p>71386</text:p>
          </table:table-cell>
          <table:table-cell office:value-type="string">
            <text:p>{Чайный набор 12пр "Гламур" \ 18с2050 \ <text:s/>\ }</text:p>
          </table:table-cell>
          <table:table-cell office:value-type="string">
            <text:p>РПМ-000111</text:p>
          </table:table-cell>
          <table:table-cell office:value-type="float" office:value="46">
            <text:p>46</text:p>
          </table:table-cell>
          <table:table-cell office:value-type="float" office:value="44964">
            <text:p>44964</text:p>
          </table:table-cell>
          <table:table-cell/>
          <table:table-cell table:formula="of:=[.CK145]-[.AZ145]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/>
          <table:table-cell office:value-type="float" office:value="71386">
            <text:p>71386</text:p>
          </table:table-cell>
          <table:table-cell table:formula="of:=[.DH145]-[.L145]" office:value-type="float" office:value="0">
            <text:p>0</text:p>
          </table:table-cell>
        </table:table-row>
        <table:table-row table:style-name="ro1">
          <table:table-cell office:value-type="string">
            <text:p>Набор 6-ти бокалов для вина Amber</text:p>
          </table:table-cell>
          <table:table-cell office:value-type="float" office:value="440295">
            <text:p>440295</text:p>
          </table:table-cell>
          <table:table-cell office:value-type="string">
            <text:p>v=210мл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321.85">
            <text:p>321,85 ₽</text:p>
          </table:table-cell>
          <table:table-cell office:value-type="float" office:value="1287.4">
            <text:p><text:s/>1 287,40 ₽ </text:p>
          </table:table-cell>
          <table:table-cell office:value-type="string">
            <text:p>Пашабахча</text:p>
          </table:table-cell>
          <table:table-cell table:style-name="ce4" table:formula="of:=ROUND([.H146]*1.8;0)" office:value-type="float" office:value="579">
            <text:p><text:s/>579,00 ₽ </text:p>
          </table:table-cell>
          <table:table-cell office:value-type="float" office:value="72095">
            <text:p>72095</text:p>
          </table:table-cell>
          <table:table-cell office:value-type="string">
            <text:p>{Набор 6-ти бокалов для вина Amber \ 440295 \ v=210мл \ }</text:p>
          </table:table-cell>
          <table:table-cell office:value-type="string">
            <text:p>РПМ-000270</text:p>
          </table:table-cell>
          <table:table-cell office:value-type="float" office:value="5">
            <text:p>5</text:p>
          </table:table-cell>
          <table:table-cell office:value-type="date" office:date-value="2023-03-30">
            <text:p>30.03.23</text:p>
          </table:table-cell>
          <table:table-cell office:value-type="float" office:value="1570">
            <text:p>1570</text:p>
          </table:table-cell>
          <table:table-cell office:value-type="date" office:date-value="2023-04-05">
            <text:p>05.04.23</text:p>
          </table:table-cell>
          <table:table-cell office:value-type="string">
            <text:p>Стеклопласт</text:p>
          </table:table-cell>
          <table:table-cell office:value-type="string">
            <text:p>Amber" набор 6-ти бокалов для шампанского (v=210мл) 440295</text:p>
          </table:table-cell>
          <table:table-cell table:number-columns-repeated="2"/>
          <table:table-cell office:value-type="string">
            <text:p>K0020538</text:p>
          </table:table-cell>
          <table:table-cell table:formula="of:=[.K146]/[.H146]" office:value-type="percentage" office:value="1.79897467764487">
            <text:p>180%</text:p>
          </table:table-cell>
          <table:table-cell/>
          <table:table-cell office:value-type="string">
            <text:p>Пашабахча</text:p>
          </table:table-cell>
          <table:table-cell/>
          <table:table-cell table:formula="of:=([.AC146]-[.G146])*[.H146]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Amber" набор 6-ти бокалов для шампанского (v=210мл) 44029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office:value-type="string">
            <text:p>ООО "Посуда Мира"</text:p>
          </table:table-cell>
          <table:table-cell office:value-type="string">
            <text:p>4606065072042</text:p>
          </table:table-cell>
          <table:table-cell table:number-columns-repeated="2"/>
          <table:table-cell office:value-type="string">
            <text:p>РПМ-000270</text:p>
          </table:table-cell>
          <table:table-cell table:number-columns-repeated="2"/>
          <table:table-cell table:style-name="ce5" office:value-type="float" office:value="482">
            <text:p>482,00 ₽</text:p>
          </table:table-cell>
          <table:table-cell table:style-name="ce5" office:value-type="float" office:value="217.3">
            <text:p>217,30 ₽</text:p>
          </table:table-cell>
          <table:table-cell table:number-columns-repeated="4" office:value-type="float" office:value="0">
            <text:p>0</text:p>
          </table:table-cell>
          <table:table-cell table:number-columns-repeated="4"/>
          <table:table-cell table:formula="of:=[.AZ146]-[.AC146]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Набор 6-ти бокалов для вина Amber</text:p>
          </table:table-cell>
          <table:table-cell office:value-type="float" office:value="72095">
            <text:p>72095</text:p>
          </table:table-cell>
          <table:table-cell table:formula="of:=[.BC146]-[.L146]" office:value-type="float" office:value="0">
            <text:p>0</text:p>
          </table:table-cell>
          <table:table-cell office:value-type="float" office:value="321.85">
            <text:p>321,85</text:p>
          </table:table-cell>
          <table:table-cell table:formula="of:=[.BE146]/[.H146]" office:value-type="float" office:value="1">
            <text:p>1,00 ₽</text:p>
          </table:table-cell>
          <table:table-cell office:value-type="string">
            <text:p>K0020538</text:p>
          </table:table-cell>
          <table:table-cell office:value-type="float" office:value="8">
            <text:p>8</text:p>
          </table:table-cell>
          <table:table-cell office:value-type="float" office:value="217.3">
            <text:p>217,3</text:p>
          </table:table-cell>
          <table:table-cell office:value-type="float" office:value="1738.4">
            <text:p>1738,4</text:p>
          </table:table-cell>
          <table:table-cell office:value-type="string">
            <text:p>Пашабахча</text:p>
          </table:table-cell>
          <table:table-cell office:value-type="float" office:value="482">
            <text:p>482</text:p>
          </table:table-cell>
          <table:table-cell office:value-type="float" office:value="72095">
            <text:p>72095</text:p>
          </table:table-cell>
          <table:table-cell office:value-type="string">
            <text:p>{Набор 6-ти бокалов для вина Amber \ 440295 \ v=210мл \ }</text:p>
          </table:table-cell>
          <table:table-cell office:value-type="string">
            <text:p>РПМ-000058</text:p>
          </table:table-cell>
          <table:table-cell office:value-type="float" office:value="68">
            <text:p>68</text:p>
          </table:table-cell>
          <table:table-cell office:value-type="float" office:value="44595">
            <text:p>44595</text:p>
          </table:table-cell>
          <table:table-cell table:number-columns-repeated="19"/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Набор 6-ти бокалов для вина Amber</text:p>
          </table:table-cell>
          <table:table-cell office:value-type="float" office:value="72095">
            <text:p>72095</text:p>
          </table:table-cell>
          <table:table-cell office:value-type="float" office:value="321.85">
            <text:p>321,85</text:p>
          </table:table-cell>
          <table:table-cell office:value-type="string">
            <text:p>K0020538</text:p>
          </table:table-cell>
          <table:table-cell office:value-type="float" office:value="8">
            <text:p>8</text:p>
          </table:table-cell>
          <table:table-cell office:value-type="float" office:value="217.3">
            <text:p>217,3</text:p>
          </table:table-cell>
          <table:table-cell office:value-type="float" office:value="1738.4">
            <text:p>1738,4</text:p>
          </table:table-cell>
          <table:table-cell office:value-type="string">
            <text:p>Пашабахча</text:p>
          </table:table-cell>
          <table:table-cell office:value-type="float" office:value="482">
            <text:p>482</text:p>
          </table:table-cell>
          <table:table-cell office:value-type="float" office:value="72095">
            <text:p>72095</text:p>
          </table:table-cell>
          <table:table-cell office:value-type="string">
            <text:p>{Набор 6-ти бокалов для вина Amber \ 440295 \ v=210мл \ }</text:p>
          </table:table-cell>
          <table:table-cell office:value-type="string">
            <text:p>РПМ-000058</text:p>
          </table:table-cell>
          <table:table-cell office:value-type="float" office:value="68">
            <text:p>68</text:p>
          </table:table-cell>
          <table:table-cell office:value-type="float" office:value="44595">
            <text:p>44595</text:p>
          </table:table-cell>
          <table:table-cell/>
          <table:table-cell table:formula="of:=[.CK146]-[.AZ146]" office:value-type="float" office:value="0">
            <text:p>0</text:p>
          </table:table-cell>
          <table:table-cell table:number-columns-repeated="4" office:value-type="float" office:value="0">
            <text:p>0</text:p>
          </table:table-cell>
          <table:table-cell table:style-name="ce3" office:value-type="string">
            <text:p>цена</text:p>
          </table:table-cell>
          <table:table-cell office:value-type="float" office:value="72095">
            <text:p>72095</text:p>
          </table:table-cell>
          <table:table-cell table:formula="of:=[.DH146]-[.L146]" office:value-type="float" office:value="0">
            <text:p>0</text:p>
          </table:table-cell>
        </table:table-row>
        <table:table-row table:style-name="ro1">
          <table:table-cell office:value-type="string">
            <text:p>Блюдо на ножке с кр. Patisserie</text:p>
          </table:table-cell>
          <table:table-cell office:value-type="string">
            <text:p>95200 SL</text:p>
          </table:table-cell>
          <table:table-cell office:value-type="string">
            <text:p>D=322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577.44">
            <text:p>577,44 ₽</text:p>
          </table:table-cell>
          <table:table-cell office:value-type="float" office:value="2309.76">
            <text:p><text:s/>2 309,76 ₽ </text:p>
          </table:table-cell>
          <table:table-cell/>
          <table:table-cell table:style-name="ce5" office:value-type="float" office:value="1118">
            <text:p>1 118,00 ₽</text:p>
          </table:table-cell>
          <table:table-cell office:value-type="float" office:value="72106">
            <text:p>72106</text:p>
          </table:table-cell>
          <table:table-cell office:value-type="string">
            <text:p>{Блюдо на ножке с кр. Patisserie \ 95200 SL \ D=322 \ }</text:p>
          </table:table-cell>
          <table:table-cell office:value-type="string">
            <text:p>РПМ-000270</text:p>
          </table:table-cell>
          <table:table-cell office:value-type="float" office:value="102">
            <text:p>102</text:p>
          </table:table-cell>
          <table:table-cell office:value-type="date" office:date-value="2023-03-30">
            <text:p>30.03.23</text:p>
          </table:table-cell>
          <table:table-cell office:value-type="float" office:value="1570">
            <text:p>1570</text:p>
          </table:table-cell>
          <table:table-cell office:value-type="date" office:date-value="2023-04-05">
            <text:p>05.04.23</text:p>
          </table:table-cell>
          <table:table-cell office:value-type="string">
            <text:p>Стеклопласт</text:p>
          </table:table-cell>
          <table:table-cell office:value-type="string">
            <text:p>Patisserie" блюдо на ножке с крышкой упроч. (d-322мм) SL 95200 SL</text:p>
          </table:table-cell>
          <table:table-cell table:number-columns-repeated="2"/>
          <table:table-cell office:value-type="string">
            <text:p>K0023301</text:p>
          </table:table-cell>
          <table:table-cell table:formula="of:=[.K147]/[.H147]" office:value-type="percentage" office:value="1.93613189249099">
            <text:p>194%</text:p>
          </table:table-cell>
          <table:table-cell table:number-columns-repeated="3"/>
          <table:table-cell table:formula="of:=([.AC147]-[.G147])*[.H147]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Patisserie" блюдо на ножке с крышкой упроч. (d-322мм) SL 95200 SL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  <table:table-cell office:value-type="string">
            <text:p>ООО "Посуда Мира"</text:p>
          </table:table-cell>
          <table:table-cell office:value-type="string">
            <text:p>8693357189515</text:p>
          </table:table-cell>
          <table:table-cell table:number-columns-repeated="2"/>
          <table:table-cell office:value-type="string">
            <text:p>РПМ-000270</text:p>
          </table:table-cell>
          <table:table-cell table:number-columns-repeated="2"/>
          <table:table-cell table:style-name="ce5" office:value-type="float" office:value="1118">
            <text:p>1 118,00 ₽</text:p>
          </table:table-cell>
          <table:table-cell table:style-name="ce5" office:value-type="float" office:value="620.91">
            <text:p>620,91 ₽</text:p>
          </table:table-cell>
          <table:table-cell office:value-type="float" office:value="0.2">
            <text:p>0,2</text:p>
          </table:table-cell>
          <table:table-cell table:number-columns-repeated="3" office:value-type="float" office:value="0">
            <text:p>0</text:p>
          </table:table-cell>
          <table:table-cell table:number-columns-repeated="4"/>
          <table:table-cell table:formula="of:=[.AZ147]-[.AC147]"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table:formula="of:=[.CM147]" office:value-type="string" office:string-value="Patisserie&quot; блюдо на ножке с крышкой упроч. (d-322мм) 95200 SL">
            <text:p>Patisserie" блюдо на ножке с крышкой упроч. (d-322мм) 95200 SL</text:p>
          </table:table-cell>
          <table:table-cell/>
          <table:table-cell table:formula="of:=[.BC147]-[.L147]" office:value-type="float" office:value="-72106">
            <text:p>-72106</text:p>
          </table:table-cell>
          <table:table-cell table:formula="of:=[.CO147]" office:value-type="float" office:value="577.44">
            <text:p>577,44</text:p>
          </table:table-cell>
          <table:table-cell table:formula="of:=[.BE147]/[.H147]" office:value-type="float" office:value="1">
            <text:p>1,00 ₽</text:p>
          </table:table-cell>
          <table:table-cell table:formula="of:=[.CP147]" office:value-type="string" office:string-value="K0023301">
            <text:p>K0023301</text:p>
          </table:table-cell>
          <table:table-cell office:value-type="float" office:value="2">
            <text:p>2</text:p>
          </table:table-cell>
          <table:table-cell office:value-type="float" office:value="620.91">
            <text:p>620,91</text:p>
          </table:table-cell>
          <table:table-cell office:value-type="float" office:value="1241.82">
            <text:p>1241,82</text:p>
          </table:table-cell>
          <table:table-cell office:value-type="string">
            <text:p>Пашабахча</text:p>
          </table:table-cell>
          <table:table-cell office:value-type="float" office:value="1118">
            <text:p>1118</text:p>
          </table:table-cell>
          <table:table-cell office:value-type="float" office:value="72106">
            <text:p>72106</text:p>
          </table:table-cell>
          <table:table-cell office:value-type="string">
            <text:p>{Блюдо на ножке с кр. Patisserie \ 95200 SL \ D=322 \ }</text:p>
          </table:table-cell>
          <table:table-cell office:value-type="string">
            <text:p>РПМ-000111</text:p>
          </table:table-cell>
          <table:table-cell office:value-type="float" office:value="236">
            <text:p>236</text:p>
          </table:table-cell>
          <table:table-cell office:value-type="float" office:value="44964">
            <text:p>44964</text:p>
          </table:table-cell>
          <table:table-cell/>
          <table:table-cell table:formula="of:=[.CK147]" office:value-type="float" office:value="4">
            <text:p>4</text:p>
          </table:table-cell>
          <table:table-cell table:formula="of:=[.CL147]" office:value-type="float" office:value="4">
            <text:p>4</text:p>
          </table:table-cell>
          <table:table-cell table:number-columns-repeated="2"/>
          <table:table-cell table:formula="of:=[.CO147]" office:value-type="float" office:value="577.44">
            <text:p>577,44</text:p>
          </table:table-cell>
          <table:table-cell table:formula="of:=[.CP147]" office:value-type="string" office:string-value="K0023301">
            <text:p>K0023301</text:p>
          </table:table-cell>
          <table:table-cell table:number-columns-repeated="12"/>
          <table:table-cell table:number-columns-repeated="2" office:value-type="float" office:value="4">
            <text:p>4</text:p>
          </table:table-cell>
          <table:table-cell office:value-type="string">
            <text:p>Patisserie" блюдо на ножке с крышкой упроч. (d-322мм) 95200 SL</text:p>
          </table:table-cell>
          <table:table-cell/>
          <table:table-cell office:value-type="float" office:value="577.44">
            <text:p>577,44</text:p>
          </table:table-cell>
          <table:table-cell office:value-type="string">
            <text:p>K0023301</text:p>
          </table:table-cell>
          <table:table-cell/>
          <table:table-cell office:value-type="float" office:value="577.44">
            <text:p>577,44</text:p>
          </table:table-cell>
          <table:table-cell/>
          <table:table-cell office:value-type="string">
            <text:p>Пашабахча</text:p>
          </table:table-cell>
          <table:table-cell table:number-columns-repeated="8"/>
          <table:table-cell office:value-type="float" office:value="0.2">
            <text:p>0,2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72106">
            <text:p>72106</text:p>
          </table:table-cell>
          <table:table-cell table:formula="of:=[.DH147]-[.L147]" office:value-type="float" office:value="0">
            <text:p>0</text:p>
          </table:table-cell>
        </table:table-row>
        <table:table-row table:style-name="ro1">
          <table:table-cell office:value-type="string">
            <text:p>Банка с крышкой Kitchen Slim</text:p>
          </table:table-cell>
          <table:table-cell office:value-type="string">
            <text:p>96763 SL/St</text:p>
          </table:table-cell>
          <table:table-cell office:value-type="string">
            <text:p>575мл</text:p>
          </table:table-cell>
          <table:table-cell table:number-columns-repeated="3"/>
          <table:table-cell office:value-type="float" office:value="12">
            <text:p>12</text:p>
          </table:table-cell>
          <table:table-cell office:value-type="float" office:value="89.89">
            <text:p>89,89 ₽</text:p>
          </table:table-cell>
          <table:table-cell office:value-type="float" office:value="1078.68">
            <text:p><text:s/>1 078,68 ₽ </text:p>
          </table:table-cell>
          <table:table-cell office:value-type="string">
            <text:p>Пашабахча</text:p>
          </table:table-cell>
          <table:table-cell table:style-name="ce4" table:formula="of:=ROUND([.H148]*1.8;0)" office:value-type="float" office:value="162">
            <text:p><text:s/>162,00 ₽ </text:p>
          </table:table-cell>
          <table:table-cell office:value-type="float" office:value="72111">
            <text:p>72111</text:p>
          </table:table-cell>
          <table:table-cell office:value-type="string">
            <text:p>{Банка с крышкой Kitchen Slim \ 96763 SL/St \ 575мл \ }</text:p>
          </table:table-cell>
          <table:table-cell office:value-type="string">
            <text:p>РПМ-000270</text:p>
          </table:table-cell>
          <table:table-cell office:value-type="float" office:value="88">
            <text:p>88</text:p>
          </table:table-cell>
          <table:table-cell office:value-type="date" office:date-value="2023-03-30">
            <text:p>30.03.23</text:p>
          </table:table-cell>
          <table:table-cell office:value-type="float" office:value="1570">
            <text:p>1570</text:p>
          </table:table-cell>
          <table:table-cell office:value-type="date" office:date-value="2023-04-05">
            <text:p>05.04.23</text:p>
          </table:table-cell>
          <table:table-cell office:value-type="string">
            <text:p>Стеклопласт</text:p>
          </table:table-cell>
          <table:table-cell office:value-type="string">
            <text:p>Kitchen Slim" банка с крышкой 575мл 96763</text:p>
          </table:table-cell>
          <table:table-cell table:number-columns-repeated="2"/>
          <table:table-cell office:value-type="string">
            <text:p>K0020771</text:p>
          </table:table-cell>
          <table:table-cell table:formula="of:=[.K148]/[.H148]" office:value-type="percentage" office:value="1.80220269217933">
            <text:p>180%</text:p>
          </table:table-cell>
          <table:table-cell table:number-columns-repeated="3"/>
          <table:table-cell table:formula="of:=([.AC148]-[.G148])*[.H148]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string">
            <text:p>Kitchen Slim" банка с крышкой 575мл 9676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ООО "Посуда Мира"</text:p>
          </table:table-cell>
          <table:table-cell office:value-type="string">
            <text:p>4606065071847</text:p>
          </table:table-cell>
          <table:table-cell table:number-columns-repeated="2"/>
          <table:table-cell office:value-type="string">
            <text:p>РПМ-000270</text:p>
          </table:table-cell>
          <table:table-cell table:number-columns-repeated="2"/>
          <table:table-cell table:style-name="ce5" office:value-type="float" office:value="145">
            <text:p>145,00 ₽</text:p>
          </table:table-cell>
          <table:table-cell table:style-name="ce5" office:value-type="float" office:value="75.99">
            <text:p>75,99 ₽</text:p>
          </table:table-cell>
          <table:table-cell table:number-columns-repeated="4" office:value-type="float" office:value="0">
            <text:p>0</text:p>
          </table:table-cell>
          <table:table-cell table:number-columns-repeated="4"/>
          <table:table-cell table:formula="of:=[.AZ148]-[.AC148]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table:formula="of:=[.BU148]" office:value-type="string" office:string-value="Kitchen Slim&quot; банка с крышкой 575мл 96763">
            <text:p>Kitchen Slim" банка с крышкой 575мл 96763</text:p>
          </table:table-cell>
          <table:table-cell office:value-type="float" office:value="72111">
            <text:p>72111</text:p>
          </table:table-cell>
          <table:table-cell table:formula="of:=[.BC148]-[.L148]" office:value-type="float" office:value="0">
            <text:p>0</text:p>
          </table:table-cell>
          <table:table-cell table:formula="of:=[.BW148]" office:value-type="float" office:value="89.89">
            <text:p>89,89</text:p>
          </table:table-cell>
          <table:table-cell table:formula="of:=[.BE148]/[.H148]" office:value-type="float" office:value="1">
            <text:p>1,00 ₽</text:p>
          </table:table-cell>
          <table:table-cell table:formula="of:=[.BX148]" office:value-type="string" office:string-value="K0020771">
            <text:p>K0020771</text:p>
          </table:table-cell>
          <table:table-cell office:value-type="float" office:value="12">
            <text:p>12</text:p>
          </table:table-cell>
          <table:table-cell office:value-type="float" office:value="75.99">
            <text:p>75,99</text:p>
          </table:table-cell>
          <table:table-cell office:value-type="float" office:value="911.88">
            <text:p>911,88</text:p>
          </table:table-cell>
          <table:table-cell office:value-type="string">
            <text:p>Пашабахча</text:p>
          </table:table-cell>
          <table:table-cell office:value-type="float" office:value="145">
            <text:p>145</text:p>
          </table:table-cell>
          <table:table-cell office:value-type="float" office:value="72111">
            <text:p>72111</text:p>
          </table:table-cell>
          <table:table-cell office:value-type="string">
            <text:p>{Банка с крышкой Kitchen Slim \ 96763 SL/St \ 575мл \ }</text:p>
          </table:table-cell>
          <table:table-cell office:value-type="string">
            <text:p>РПМ-000151</text:p>
          </table:table-cell>
          <table:table-cell office:value-type="float" office:value="139">
            <text:p>139</text:p>
          </table:table-cell>
          <table:table-cell office:value-type="float" office:value="44644">
            <text:p>44644</text:p>
          </table:table-cell>
          <table:table-cell/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string">
            <text:p>Kitchen Slim" банка с крышкой 575мл 96763</text:p>
          </table:table-cell>
          <table:table-cell/>
          <table:table-cell office:value-type="float" office:value="89.89">
            <text:p>89,89</text:p>
          </table:table-cell>
          <table:table-cell office:value-type="string">
            <text:p>K0020771</text:p>
          </table:table-cell>
          <table:table-cell/>
          <table:table-cell office:value-type="float" office:value="89.89">
            <text:p>89,89</text:p>
          </table:table-cell>
          <table:table-cell/>
          <table:table-cell office:value-type="string">
            <text:p>Пашабахча</text:p>
          </table:table-cell>
          <table:table-cell table:number-columns-repeated="7"/>
          <table:table-cell table:style-name="ce3" office:value-type="string">
            <text:p>проверить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string">
            <text:p>Kitchen Slim" банка с крышкой 575мл 96763</text:p>
          </table:table-cell>
          <table:table-cell/>
          <table:table-cell office:value-type="float" office:value="89.89">
            <text:p>89,89</text:p>
          </table:table-cell>
          <table:table-cell office:value-type="string">
            <text:p>K0020771</text:p>
          </table:table-cell>
          <table:table-cell/>
          <table:table-cell office:value-type="float" office:value="89.89">
            <text:p>89,89</text:p>
          </table:table-cell>
          <table:table-cell/>
          <table:table-cell office:value-type="string">
            <text:p>Пашабахча</text:p>
          </table:table-cell>
          <table:table-cell table:number-columns-repeated="7"/>
          <table:table-cell table:formula="of:=[.CK148]-[.AZ148]" office:value-type="float" office:value="0">
            <text:p>0</text:p>
          </table:table-cell>
          <table:table-cell table:number-columns-repeated="4" office:value-type="float" office:value="0">
            <text:p>0</text:p>
          </table:table-cell>
          <table:table-cell table:style-name="ce3" office:value-type="string">
            <text:p>цена</text:p>
          </table:table-cell>
          <table:table-cell office:value-type="float" office:value="72111">
            <text:p>72111</text:p>
          </table:table-cell>
          <table:table-cell table:formula="of:=[.DH148]-[.L148]" office:value-type="float" office:value="0">
            <text:p>0</text:p>
          </table:table-cell>
        </table:table-row>
        <table:table-row table:style-name="ro1">
          <table:table-cell office:value-type="string">
            <text:p>Креманка 270мл</text:p>
          </table:table-cell>
          <table:table-cell office:value-type="string">
            <text:p>440336 SL/St</text:p>
          </table:table-cell>
          <table:table-cell office:value-type="string">
            <text:p>Iceville</text:p>
          </table:table-cell>
          <table:table-cell table:number-columns-repeated="3"/>
          <table:table-cell office:value-type="float" office:value="12">
            <text:p>12</text:p>
          </table:table-cell>
          <table:table-cell office:value-type="float" office:value="45.38">
            <text:p>45,38 ₽</text:p>
          </table:table-cell>
          <table:table-cell office:value-type="float" office:value="544.56">
            <text:p><text:s/>544,56 ₽ </text:p>
          </table:table-cell>
          <table:table-cell/>
          <table:table-cell table:style-name="ce5" office:value-type="float" office:value="82">
            <text:p>82,00 ₽</text:p>
          </table:table-cell>
          <table:table-cell office:value-type="float" office:value="73021">
            <text:p>73021</text:p>
          </table:table-cell>
          <table:table-cell office:value-type="string">
            <text:p>{Креманка 270мл \ 440336 SL/St \ Iceville \ }</text:p>
          </table:table-cell>
          <table:table-cell office:value-type="string">
            <text:p>РПМ-000270</text:p>
          </table:table-cell>
          <table:table-cell office:value-type="float" office:value="70">
            <text:p>70</text:p>
          </table:table-cell>
          <table:table-cell office:value-type="date" office:date-value="2023-03-30">
            <text:p>30.03.23</text:p>
          </table:table-cell>
          <table:table-cell office:value-type="float" office:value="1570">
            <text:p>1570</text:p>
          </table:table-cell>
          <table:table-cell office:value-type="date" office:date-value="2023-04-05">
            <text:p>05.04.23</text:p>
          </table:table-cell>
          <table:table-cell office:value-type="string">
            <text:p>Стеклопласт</text:p>
          </table:table-cell>
          <table:table-cell office:value-type="string">
            <text:p>Iceville" креманка 270 мл 440336 SL/St</text:p>
          </table:table-cell>
          <table:table-cell table:number-columns-repeated="2"/>
          <table:table-cell office:value-type="string">
            <text:p>K0014122</text:p>
          </table:table-cell>
          <table:table-cell table:formula="of:=[.K149]/[.H149]" office:value-type="percentage" office:value="1.80696342000881">
            <text:p>181%</text:p>
          </table:table-cell>
          <table:table-cell table:number-columns-repeated="3"/>
          <table:table-cell table:formula="of:=([.AC149]-[.G149])*[.H149]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string">
            <text:p>Iceville" креманка 270 мл 440336 SL/St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ООО "Посуда Мира"</text:p>
          </table:table-cell>
          <table:table-cell office:value-type="string">
            <text:p>4606065063224</text:p>
          </table:table-cell>
          <table:table-cell table:number-columns-repeated="2"/>
          <table:table-cell office:value-type="string">
            <text:p>РПМ-000270</text:p>
          </table:table-cell>
          <table:table-cell table:number-columns-repeated="2"/>
          <table:table-cell table:style-name="ce5" office:value-type="float" office:value="82">
            <text:p>82,00 ₽</text:p>
          </table:table-cell>
          <table:table-cell table:style-name="ce5" office:value-type="float" office:value="45.38">
            <text:p>45,38 ₽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/>
          <table:table-cell table:formula="of:=[.AZ149]-[.AC149]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string">
            <text:p>Креманка 270мл</text:p>
          </table:table-cell>
          <table:table-cell office:value-type="float" office:value="73021">
            <text:p>73021</text:p>
          </table:table-cell>
          <table:table-cell table:formula="of:=[.BC149]-[.L149]" office:value-type="float" office:value="0">
            <text:p>0</text:p>
          </table:table-cell>
          <table:table-cell office:value-type="float" office:value="45.38">
            <text:p>45,38</text:p>
          </table:table-cell>
          <table:table-cell table:formula="of:=[.BE149]/[.H149]" office:value-type="float" office:value="1">
            <text:p>1,00 ₽</text:p>
          </table:table-cell>
          <table:table-cell office:value-type="string">
            <text:p>K0014122</text:p>
          </table:table-cell>
          <table:table-cell office:value-type="float" office:value="12">
            <text:p>12</text:p>
          </table:table-cell>
          <table:table-cell office:value-type="float" office:value="45.38">
            <text:p>45,38</text:p>
          </table:table-cell>
          <table:table-cell office:value-type="float" office:value="544.56">
            <text:p>544,56</text:p>
          </table:table-cell>
          <table:table-cell office:value-type="string">
            <text:p>Пашабахча</text:p>
          </table:table-cell>
          <table:table-cell office:value-type="float" office:value="82">
            <text:p>82</text:p>
          </table:table-cell>
          <table:table-cell office:value-type="float" office:value="73021">
            <text:p>73021</text:p>
          </table:table-cell>
          <table:table-cell office:value-type="string">
            <text:p>{Креманка 270мл \ 440336 SL/St \ Iceville \ }</text:p>
          </table:table-cell>
          <table:table-cell office:value-type="string">
            <text:p>РПМ-000514</text:p>
          </table:table-cell>
          <table:table-cell office:value-type="float" office:value="61">
            <text:p>61</text:p>
          </table:table-cell>
          <table:table-cell office:value-type="float" office:value="44812">
            <text:p>44812</text:p>
          </table:table-cell>
          <table:table-cell/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string">
            <text:p>Креманка 270мл</text:p>
          </table:table-cell>
          <table:table-cell office:value-type="float" office:value="73021">
            <text:p>73021</text:p>
          </table:table-cell>
          <table:table-cell office:value-type="float" office:value="45.38">
            <text:p>45,38</text:p>
          </table:table-cell>
          <table:table-cell office:value-type="string">
            <text:p>K0014122</text:p>
          </table:table-cell>
          <table:table-cell office:value-type="float" office:value="12">
            <text:p>12</text:p>
          </table:table-cell>
          <table:table-cell office:value-type="float" office:value="45.38">
            <text:p>45,38</text:p>
          </table:table-cell>
          <table:table-cell office:value-type="float" office:value="544.56">
            <text:p>544,56</text:p>
          </table:table-cell>
          <table:table-cell office:value-type="string">
            <text:p>Пашабахча</text:p>
          </table:table-cell>
          <table:table-cell office:value-type="float" office:value="82">
            <text:p>82</text:p>
          </table:table-cell>
          <table:table-cell office:value-type="float" office:value="73021">
            <text:p>73021</text:p>
          </table:table-cell>
          <table:table-cell office:value-type="string">
            <text:p>{Креманка 270мл \ 440336 SL/St \ Iceville \ }</text:p>
          </table:table-cell>
          <table:table-cell office:value-type="string">
            <text:p>РПМ-000514</text:p>
          </table:table-cell>
          <table:table-cell office:value-type="float" office:value="61">
            <text:p>61</text:p>
          </table:table-cell>
          <table:table-cell office:value-type="float" office:value="44812">
            <text:p>44812</text:p>
          </table:table-cell>
          <table:table-cell table:number-columns-repeated="2"/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string">
            <text:p>Креманка 270мл</text:p>
          </table:table-cell>
          <table:table-cell office:value-type="float" office:value="73021">
            <text:p>73021</text:p>
          </table:table-cell>
          <table:table-cell office:value-type="float" office:value="45.38">
            <text:p>45,38</text:p>
          </table:table-cell>
          <table:table-cell office:value-type="string">
            <text:p>K0014122</text:p>
          </table:table-cell>
          <table:table-cell office:value-type="float" office:value="12">
            <text:p>12</text:p>
          </table:table-cell>
          <table:table-cell office:value-type="float" office:value="45.38">
            <text:p>45,38</text:p>
          </table:table-cell>
          <table:table-cell office:value-type="float" office:value="544.56">
            <text:p>544,56</text:p>
          </table:table-cell>
          <table:table-cell office:value-type="string">
            <text:p>Пашабахча</text:p>
          </table:table-cell>
          <table:table-cell office:value-type="float" office:value="82">
            <text:p>82</text:p>
          </table:table-cell>
          <table:table-cell office:value-type="float" office:value="73021">
            <text:p>73021</text:p>
          </table:table-cell>
          <table:table-cell office:value-type="string">
            <text:p>{Креманка 270мл \ 440336 SL/St \ Iceville \ }</text:p>
          </table:table-cell>
          <table:table-cell office:value-type="string">
            <text:p>РПМ-000514</text:p>
          </table:table-cell>
          <table:table-cell office:value-type="float" office:value="61">
            <text:p>61</text:p>
          </table:table-cell>
          <table:table-cell office:value-type="float" office:value="44812">
            <text:p>44812</text:p>
          </table:table-cell>
          <table:table-cell/>
          <table:table-cell table:formula="of:=[.CK149]-[.AZ149]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73021">
            <text:p>73021</text:p>
          </table:table-cell>
          <table:table-cell table:formula="of:=[.DH149]-[.L149]" office:value-type="float" office:value="0">
            <text:p>0</text:p>
          </table:table-cell>
        </table:table-row>
        <table:table-row table:style-name="ro1">
          <table:table-cell office:value-type="string">
            <text:p>Декантер 1260мл </text:p>
          </table:table-cell>
          <table:table-cell office:value-type="string">
            <text:p>SL 43824 SL</text:p>
          </table:table-cell>
          <table:table-cell office:value-type="string">
            <text:p>Village</text:p>
          </table:table-cell>
          <table:table-cell table:number-columns-repeated="3"/>
          <table:table-cell office:value-type="float" office:value="6">
            <text:p>6</text:p>
          </table:table-cell>
          <table:table-cell office:value-type="float" office:value="111">
            <text:p>111,00 ₽</text:p>
          </table:table-cell>
          <table:table-cell office:value-type="float" office:value="666">
            <text:p><text:s/>666,00 ₽ </text:p>
          </table:table-cell>
          <table:table-cell/>
          <table:table-cell office:value-type="float" office:value="203">
            <text:p><text:s/>203,00 ₽ </text:p>
          </table:table-cell>
          <table:table-cell office:value-type="float" office:value="75051">
            <text:p>75051</text:p>
          </table:table-cell>
          <table:table-cell office:value-type="string">
            <text:p>{Декантер 1260мл <text:s/>\ SL 43824 SL \ Village \ }</text:p>
          </table:table-cell>
          <table:table-cell office:value-type="string">
            <text:p>РПМ-000270</text:p>
          </table:table-cell>
          <table:table-cell office:value-type="float" office:value="138">
            <text:p>138</text:p>
          </table:table-cell>
          <table:table-cell office:value-type="date" office:date-value="2023-03-30">
            <text:p>30.03.23</text:p>
          </table:table-cell>
          <table:table-cell office:value-type="float" office:value="1570">
            <text:p>1570</text:p>
          </table:table-cell>
          <table:table-cell office:value-type="date" office:date-value="2023-04-05">
            <text:p>05.04.23</text:p>
          </table:table-cell>
          <table:table-cell office:value-type="string">
            <text:p>Стеклопласт</text:p>
          </table:table-cell>
          <table:table-cell office:value-type="string">
            <text:p>Village" декантер (v=1260 мл.) с черной крышкой SL со стикером 43824 SL/St</text:p>
          </table:table-cell>
          <table:table-cell table:number-columns-repeated="2"/>
          <table:table-cell office:value-type="string">
            <text:p>K0021897</text:p>
          </table:table-cell>
          <table:table-cell table:formula="of:=[.K150]/[.H150]" office:value-type="percentage" office:value="1.82882882882883">
            <text:p>183%</text:p>
          </table:table-cell>
          <table:table-cell table:number-columns-repeated="3"/>
          <table:table-cell table:formula="of:=([.AC150]-[.G150])*[.H150]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>
            <text:p>Village" декантер (v=1260 мл.) с черной крышкой SL со стикером 43824 SL/St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  <table:table-cell office:value-type="string">
            <text:p>ООО "Посуда Мира"</text:p>
          </table:table-cell>
          <table:table-cell office:value-type="string">
            <text:p>8693357496002</text:p>
          </table:table-cell>
          <table:table-cell table:number-columns-repeated="2"/>
          <table:table-cell office:value-type="string">
            <text:p>РПМ-000270</text:p>
          </table:table-cell>
          <table:table-cell table:number-columns-repeated="2"/>
          <table:table-cell office:value-type="float" office:value="203">
            <text:p>203</text:p>
          </table:table-cell>
          <table:table-cell table:style-name="ce5" office:value-type="float" office:value="100.91">
            <text:p>100,91 ₽</text:p>
          </table:table-cell>
          <table:table-cell table:number-columns-repeated="4" office:value-type="float" office:value="0">
            <text:p>0</text:p>
          </table:table-cell>
          <table:table-cell table:number-columns-repeated="4"/>
          <table:table-cell table:formula="of:=[.AZ150]-[.AC150]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formula="of:=[.BU150]" office:value-type="string" office:string-value="Village&quot; декантер (v=1260 мл.) с черной крышкой SL со стикером 43824 SL/St">
            <text:p>Village" декантер (v=1260 мл.) с черной крышкой SL со стикером 43824 SL/St</text:p>
          </table:table-cell>
          <table:table-cell office:value-type="float" office:value="75051">
            <text:p>75051</text:p>
          </table:table-cell>
          <table:table-cell table:formula="of:=[.BC150]-[.L150]" office:value-type="float" office:value="0">
            <text:p>0</text:p>
          </table:table-cell>
          <table:table-cell table:formula="of:=[.BW150]" office:value-type="float" office:value="111">
            <text:p>111</text:p>
          </table:table-cell>
          <table:table-cell table:formula="of:=[.BE150]/[.H150]" office:value-type="float" office:value="1">
            <text:p>1,00 ₽</text:p>
          </table:table-cell>
          <table:table-cell table:formula="of:=[.BX150]" office:value-type="string" office:string-value="K0021897">
            <text:p>K0021897</text:p>
          </table:table-cell>
          <table:table-cell office:value-type="float" office:value="6">
            <text:p>6</text:p>
          </table:table-cell>
          <table:table-cell office:value-type="float" office:value="100.91">
            <text:p>100,91</text:p>
          </table:table-cell>
          <table:table-cell office:value-type="float" office:value="605.46">
            <text:p>605,46</text:p>
          </table:table-cell>
          <table:table-cell office:value-type="string">
            <text:p>Пашабахча</text:p>
          </table:table-cell>
          <table:table-cell office:value-type="float" office:value="203">
            <text:p>203</text:p>
          </table:table-cell>
          <table:table-cell office:value-type="float" office:value="75051">
            <text:p>75051</text:p>
          </table:table-cell>
          <table:table-cell office:value-type="string">
            <text:p>{Декантер 1260мл <text:s/>\ SL 43824 SL \ Village \ }</text:p>
          </table:table-cell>
          <table:table-cell office:value-type="string">
            <text:p>РПМ-000151</text:p>
          </table:table-cell>
          <table:table-cell office:value-type="float" office:value="69">
            <text:p>69</text:p>
          </table:table-cell>
          <table:table-cell office:value-type="float" office:value="44644">
            <text:p>44644</text:p>
          </table:table-cell>
          <table:table-cell/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string">
            <text:p>Village" декантер (v=1260 мл.) с черной крышкой SL со стикером 43824 SL/St</text:p>
          </table:table-cell>
          <table:table-cell/>
          <table:table-cell office:value-type="float" office:value="111">
            <text:p>111</text:p>
          </table:table-cell>
          <table:table-cell office:value-type="string">
            <text:p>K0021897</text:p>
          </table:table-cell>
          <table:table-cell/>
          <table:table-cell office:value-type="float" office:value="111">
            <text:p>111</text:p>
          </table:table-cell>
          <table:table-cell/>
          <table:table-cell office:value-type="string">
            <text:p>Пашабахча</text:p>
          </table:table-cell>
          <table:table-cell table:number-columns-repeated="7"/>
          <table:table-cell table:style-name="ce3" office:value-type="string">
            <text:p>проверить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string">
            <text:p>Village" декантер (v=1260 мл.) с черной крышкой SL со стикером 43824 SL/St</text:p>
          </table:table-cell>
          <table:table-cell/>
          <table:table-cell office:value-type="float" office:value="111">
            <text:p>111</text:p>
          </table:table-cell>
          <table:table-cell office:value-type="string">
            <text:p>K0021897</text:p>
          </table:table-cell>
          <table:table-cell/>
          <table:table-cell office:value-type="float" office:value="111">
            <text:p>111</text:p>
          </table:table-cell>
          <table:table-cell/>
          <table:table-cell office:value-type="string">
            <text:p>Пашабахча</text:p>
          </table:table-cell>
          <table:table-cell table:number-columns-repeated="7"/>
          <table:table-cell table:formula="of:=[.CK150]-[.AZ150]" office:value-type="float" office:value="0">
            <text:p>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75051">
            <text:p>75051</text:p>
          </table:table-cell>
          <table:table-cell table:formula="of:=[.DH150]-[.L150]" office:value-type="float" office:value="0">
            <text:p>0</text:p>
          </table:table-cell>
        </table:table-row>
        <table:table-row table:style-name="ro1">
          <table:table-cell office:value-type="string">
            <text:p>Соусник 35мл со стикером</text:p>
          </table:table-cell>
          <table:table-cell office:value-type="string">
            <text:p>53749 SL/St</text:p>
          </table:table-cell>
          <table:table-cell office:value-type="string">
            <text:p>Gastroboutique</text:p>
          </table:table-cell>
          <table:table-cell table:number-columns-repeated="3"/>
          <table:table-cell office:value-type="float" office:value="12">
            <text:p>12</text:p>
          </table:table-cell>
          <table:table-cell office:value-type="float" office:value="33.91">
            <text:p>33,91 ₽</text:p>
          </table:table-cell>
          <table:table-cell office:value-type="float" office:value="406.92">
            <text:p><text:s/>406,92 ₽ </text:p>
          </table:table-cell>
          <table:table-cell/>
          <table:table-cell table:style-name="ce5" office:value-type="float" office:value="61">
            <text:p>61,00 ₽</text:p>
          </table:table-cell>
          <table:table-cell office:value-type="float" office:value="75053">
            <text:p>75053</text:p>
          </table:table-cell>
          <table:table-cell office:value-type="string">
            <text:p>{Соусник 35мл со стикером \ 53749 SL/St \ Gastroboutique \ }</text:p>
          </table:table-cell>
          <table:table-cell office:value-type="string">
            <text:p>РПМ-000270</text:p>
          </table:table-cell>
          <table:table-cell office:value-type="float" office:value="65">
            <text:p>65</text:p>
          </table:table-cell>
          <table:table-cell office:value-type="date" office:date-value="2023-03-30">
            <text:p>30.03.23</text:p>
          </table:table-cell>
          <table:table-cell office:value-type="float" office:value="1570">
            <text:p>1570</text:p>
          </table:table-cell>
          <table:table-cell office:value-type="date" office:date-value="2023-04-05">
            <text:p>05.04.23</text:p>
          </table:table-cell>
          <table:table-cell office:value-type="string">
            <text:p>Стеклопласт</text:p>
          </table:table-cell>
          <table:table-cell office:value-type="string">
            <text:p>Gastroboutique" соусник 35мл SL со стикером 53749 SL/St</text:p>
          </table:table-cell>
          <table:table-cell table:number-columns-repeated="2"/>
          <table:table-cell office:value-type="string">
            <text:p>K0021641</text:p>
          </table:table-cell>
          <table:table-cell table:formula="of:=[.K151]/[.H151]" office:value-type="percentage" office:value="1.79887938661162">
            <text:p>180%</text:p>
          </table:table-cell>
          <table:table-cell table:number-columns-repeated="3"/>
          <table:table-cell table:formula="of:=([.AC151]-[.G151])*[.H151]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string">
            <text:p>Gastroboutique" соусник 35мл SL со стикером 53749 SL/St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/>
          <table:table-cell office:value-type="string">
            <text:p>ООО "Посуда Мира"</text:p>
          </table:table-cell>
          <table:table-cell office:value-type="string">
            <text:p>4606065072578</text:p>
          </table:table-cell>
          <table:table-cell table:number-columns-repeated="2"/>
          <table:table-cell office:value-type="string">
            <text:p>РПМ-000270</text:p>
          </table:table-cell>
          <table:table-cell table:number-columns-repeated="2"/>
          <table:table-cell table:style-name="ce5" office:value-type="float" office:value="61">
            <text:p>61,00 ₽</text:p>
          </table:table-cell>
          <table:table-cell table:style-name="ce5" office:value-type="float" office:value="33.91">
            <text:p>33,91 ₽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4"/>
          <table:table-cell table:formula="of:=[.AZ151]-[.AC151]" office:value-type="float" office:value="0">
            <text:p>0</text:p>
          </table:table-cell>
          <table:table-cell table:number-columns-repeated="2" office:value-type="float" office:value="12">
            <text:p>12</text:p>
          </table:table-cell>
          <table:table-cell office:value-type="string">
            <text:p>Соусник 35мл со стикером</text:p>
          </table:table-cell>
          <table:table-cell office:value-type="float" office:value="75053">
            <text:p>75053</text:p>
          </table:table-cell>
          <table:table-cell table:formula="of:=[.BC151]-[.L151]" office:value-type="float" office:value="0">
            <text:p>0</text:p>
          </table:table-cell>
          <table:table-cell office:value-type="float" office:value="33.91">
            <text:p>33,91</text:p>
          </table:table-cell>
          <table:table-cell table:formula="of:=[.BE151]/[.H151]" office:value-type="float" office:value="1">
            <text:p>1,00 ₽</text:p>
          </table:table-cell>
          <table:table-cell office:value-type="string">
            <text:p>K0021641</text:p>
          </table:table-cell>
          <table:table-cell office:value-type="float" office:value="24">
            <text:p>24</text:p>
          </table:table-cell>
          <table:table-cell office:value-type="float" office:value="33.91">
            <text:p>33,91</text:p>
          </table:table-cell>
          <table:table-cell office:value-type="float" office:value="813.84">
            <text:p>813,84</text:p>
          </table:table-cell>
          <table:table-cell office:value-type="string">
            <text:p>Пашабахча</text:p>
          </table:table-cell>
          <table:table-cell office:value-type="float" office:value="61">
            <text:p>61</text:p>
          </table:table-cell>
          <table:table-cell office:value-type="float" office:value="75053">
            <text:p>75053</text:p>
          </table:table-cell>
          <table:table-cell office:value-type="string">
            <text:p>{Соусник 35мл со стикером \ 53749 SL/St \ Gastroboutique \ }</text:p>
          </table:table-cell>
          <table:table-cell office:value-type="string">
            <text:p>РПМ-000729</text:p>
          </table:table-cell>
          <table:table-cell office:value-type="float" office:value="163">
            <text:p>163</text:p>
          </table:table-cell>
          <table:table-cell office:value-type="float" office:value="44897">
            <text:p>44897</text:p>
          </table:table-cell>
          <table:table-cell/>
          <table:table-cell table:number-columns-repeated="2" office:value-type="float" office:value="12">
            <text:p>12</text:p>
          </table:table-cell>
          <table:table-cell office:value-type="string">
            <text:p>Соусник 35мл со стикером</text:p>
          </table:table-cell>
          <table:table-cell office:value-type="float" office:value="75053">
            <text:p>75053</text:p>
          </table:table-cell>
          <table:table-cell office:value-type="float" office:value="33.91">
            <text:p>33,91</text:p>
          </table:table-cell>
          <table:table-cell office:value-type="string">
            <text:p>K0021641</text:p>
          </table:table-cell>
          <table:table-cell office:value-type="float" office:value="24">
            <text:p>24</text:p>
          </table:table-cell>
          <table:table-cell office:value-type="float" office:value="33.91">
            <text:p>33,91</text:p>
          </table:table-cell>
          <table:table-cell office:value-type="float" office:value="813.84">
            <text:p>813,84</text:p>
          </table:table-cell>
          <table:table-cell office:value-type="string">
            <text:p>Пашабахча</text:p>
          </table:table-cell>
          <table:table-cell office:value-type="float" office:value="61">
            <text:p>61</text:p>
          </table:table-cell>
          <table:table-cell office:value-type="float" office:value="75053">
            <text:p>75053</text:p>
          </table:table-cell>
          <table:table-cell office:value-type="string">
            <text:p>{Соусник 35мл со стикером \ 53749 SL/St \ Gastroboutique \ }</text:p>
          </table:table-cell>
          <table:table-cell office:value-type="string">
            <text:p>РПМ-000729</text:p>
          </table:table-cell>
          <table:table-cell office:value-type="float" office:value="163">
            <text:p>163</text:p>
          </table:table-cell>
          <table:table-cell office:value-type="float" office:value="44897">
            <text:p>44897</text:p>
          </table:table-cell>
          <table:table-cell table:number-columns-repeated="2"/>
          <table:table-cell table:number-columns-repeated="2" office:value-type="float" office:value="12">
            <text:p>12</text:p>
          </table:table-cell>
          <table:table-cell office:value-type="string">
            <text:p>Соусник 35мл со стикером</text:p>
          </table:table-cell>
          <table:table-cell office:value-type="float" office:value="75053">
            <text:p>75053</text:p>
          </table:table-cell>
          <table:table-cell office:value-type="float" office:value="33.91">
            <text:p>33,91</text:p>
          </table:table-cell>
          <table:table-cell office:value-type="string">
            <text:p>K0021641</text:p>
          </table:table-cell>
          <table:table-cell office:value-type="float" office:value="24">
            <text:p>24</text:p>
          </table:table-cell>
          <table:table-cell office:value-type="float" office:value="33.91">
            <text:p>33,91</text:p>
          </table:table-cell>
          <table:table-cell office:value-type="float" office:value="813.84">
            <text:p>813,84</text:p>
          </table:table-cell>
          <table:table-cell office:value-type="string">
            <text:p>Пашабахча</text:p>
          </table:table-cell>
          <table:table-cell office:value-type="float" office:value="61">
            <text:p>61</text:p>
          </table:table-cell>
          <table:table-cell office:value-type="float" office:value="75053">
            <text:p>75053</text:p>
          </table:table-cell>
          <table:table-cell office:value-type="string">
            <text:p>{Соусник 35мл со стикером \ 53749 SL/St \ Gastroboutique \ }</text:p>
          </table:table-cell>
          <table:table-cell office:value-type="string">
            <text:p>РПМ-000729</text:p>
          </table:table-cell>
          <table:table-cell office:value-type="float" office:value="163">
            <text:p>163</text:p>
          </table:table-cell>
          <table:table-cell office:value-type="float" office:value="44897">
            <text:p>44897</text:p>
          </table:table-cell>
          <table:table-cell/>
          <table:table-cell table:formula="of:=[.CK151]-[.AZ151]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/>
          <table:table-cell office:value-type="float" office:value="75053">
            <text:p>75053</text:p>
          </table:table-cell>
          <table:table-cell table:formula="of:=[.DH151]-[.L151]" office:value-type="float" office:value="0">
            <text:p>0</text:p>
          </table:table-cell>
        </table:table-row>
        <table:table-row table:style-name="ro1">
          <table:table-cell office:value-type="string">
            <text:p>Кружка закал. 260мл со стикером</text:p>
          </table:table-cell>
          <table:table-cell office:value-type="string">
            <text:p>55773 ТМР SL/St</text:p>
          </table:table-cell>
          <table:table-cell office:value-type="string">
            <text:p>Chroma</text:p>
          </table:table-cell>
          <table:table-cell table:number-columns-repeated="3"/>
          <table:table-cell office:value-type="float" office:value="24">
            <text:p>24</text:p>
          </table:table-cell>
          <table:table-cell office:value-type="float" office:value="40.18">
            <text:p>40,18 ₽</text:p>
          </table:table-cell>
          <table:table-cell office:value-type="float" office:value="964.32">
            <text:p><text:s/>964,32 ₽ </text:p>
          </table:table-cell>
          <table:table-cell/>
          <table:table-cell table:style-name="ce4" table:formula="of:=ROUND([.H152]*1.8;0)+1" office:value-type="float" office:value="73">
            <text:p><text:s/>73,00 ₽ </text:p>
          </table:table-cell>
          <table:table-cell office:value-type="float" office:value="75055">
            <text:p>75055</text:p>
          </table:table-cell>
          <table:table-cell office:value-type="string">
            <text:p>{Кружка закал. 260мл со стикером \ 55773 ТМР SL/St \ Chroma \ }</text:p>
          </table:table-cell>
          <table:table-cell office:value-type="string">
            <text:p>РПМ-000270</text:p>
          </table:table-cell>
          <table:table-cell office:value-type="float" office:value="48">
            <text:p>48</text:p>
          </table:table-cell>
          <table:table-cell office:value-type="date" office:date-value="2023-03-30">
            <text:p>30.03.23</text:p>
          </table:table-cell>
          <table:table-cell office:value-type="float" office:value="1570">
            <text:p>1570</text:p>
          </table:table-cell>
          <table:table-cell office:value-type="date" office:date-value="2023-04-05">
            <text:p>05.04.23</text:p>
          </table:table-cell>
          <table:table-cell office:value-type="string">
            <text:p>Стеклопласт</text:p>
          </table:table-cell>
          <table:table-cell office:value-type="string">
            <text:p>Chroma" кружка закал. 260 мл SL со стикером 55773 ТМР SL/St</text:p>
          </table:table-cell>
          <table:table-cell table:number-columns-repeated="2"/>
          <table:table-cell office:value-type="string">
            <text:p>K0022135</text:p>
          </table:table-cell>
          <table:table-cell table:formula="of:=[.K152]/[.H152]" office:value-type="percentage" office:value="1.81682429069189">
            <text:p>182%</text:p>
          </table:table-cell>
          <table:table-cell table:number-columns-repeated="3"/>
          <table:table-cell table:formula="of:=([.AC152]-[.G152])*[.H152]"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string">
            <text:p>Chroma" кружка закал. 260 мл SL со стикером 55773 ТМР SL/St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/>
          <table:table-cell office:value-type="string">
            <text:p>ООО "Посуда Мира"</text:p>
          </table:table-cell>
          <table:table-cell office:value-type="string">
            <text:p>8693357509429</text:p>
          </table:table-cell>
          <table:table-cell table:number-columns-repeated="2"/>
          <table:table-cell office:value-type="string">
            <text:p>РПМ-000270</text:p>
          </table:table-cell>
          <table:table-cell table:number-columns-repeated="2"/>
          <table:table-cell table:style-name="ce5" office:value-type="float" office:value="70">
            <text:p>70,00 ₽</text:p>
          </table:table-cell>
          <table:table-cell table:style-name="ce5" office:value-type="float" office:value="36.54">
            <text:p>36,54 ₽</text:p>
          </table:table-cell>
          <table:table-cell table:number-columns-repeated="4" office:value-type="float" office:value="0">
            <text:p>0</text:p>
          </table:table-cell>
          <table:table-cell table:number-columns-repeated="4"/>
          <table:table-cell table:formula="of:=[.AZ152]-[.AC152]"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12">
            <text:p>12</text:p>
          </table:table-cell>
          <table:table-cell table:formula="of:=[.BU152]" office:value-type="string" office:string-value="Chroma&quot; кружка закал. 260 мл SL со стикером 55773 ТМР SL/St">
            <text:p>Chroma" кружка закал. 260 мл SL со стикером 55773 ТМР SL/St</text:p>
          </table:table-cell>
          <table:table-cell office:value-type="float" office:value="75055">
            <text:p>75055</text:p>
          </table:table-cell>
          <table:table-cell table:formula="of:=[.BC152]-[.L152]" office:value-type="float" office:value="0">
            <text:p>0</text:p>
          </table:table-cell>
          <table:table-cell table:formula="of:=[.BW152]" office:value-type="float" office:value="40.18">
            <text:p>40,18</text:p>
          </table:table-cell>
          <table:table-cell table:formula="of:=[.BE152]/[.H152]" office:value-type="float" office:value="1">
            <text:p>1,00 ₽</text:p>
          </table:table-cell>
          <table:table-cell table:formula="of:=[.BX152]" office:value-type="string" office:string-value="K0022135">
            <text:p>K0022135</text:p>
          </table:table-cell>
          <table:table-cell office:value-type="float" office:value="12">
            <text:p>12</text:p>
          </table:table-cell>
          <table:table-cell office:value-type="float" office:value="36.54">
            <text:p>36,54</text:p>
          </table:table-cell>
          <table:table-cell office:value-type="float" office:value="438.48">
            <text:p>438,48</text:p>
          </table:table-cell>
          <table:table-cell office:value-type="string">
            <text:p>Пашабахча</text:p>
          </table:table-cell>
          <table:table-cell office:value-type="float" office:value="70">
            <text:p>70</text:p>
          </table:table-cell>
          <table:table-cell office:value-type="float" office:value="75055">
            <text:p>75055</text:p>
          </table:table-cell>
          <table:table-cell office:value-type="string">
            <text:p>{Кружка закал. 260мл со стикером \ 55773 ТМР SL/St \ Chroma \ }</text:p>
          </table:table-cell>
          <table:table-cell office:value-type="string">
            <text:p>РПМ-000151</text:p>
          </table:table-cell>
          <table:table-cell office:value-type="float" office:value="125">
            <text:p>125</text:p>
          </table:table-cell>
          <table:table-cell office:value-type="float" office:value="44644">
            <text:p>44644</text:p>
          </table:table-cell>
          <table:table-cell/>
          <table:table-cell office:value-type="float" office:value="24">
            <text:p>24</text:p>
          </table:table-cell>
          <table:table-cell office:value-type="float" office:value="12">
            <text:p>12</text:p>
          </table:table-cell>
          <table:table-cell office:value-type="string">
            <text:p>Chroma" кружка закал. 260 мл SL со стикером 55773 ТМР SL/St</text:p>
          </table:table-cell>
          <table:table-cell/>
          <table:table-cell office:value-type="float" office:value="40.18">
            <text:p>40,18</text:p>
          </table:table-cell>
          <table:table-cell office:value-type="string">
            <text:p>K0022135</text:p>
          </table:table-cell>
          <table:table-cell/>
          <table:table-cell office:value-type="float" office:value="40.18">
            <text:p>40,18</text:p>
          </table:table-cell>
          <table:table-cell/>
          <table:table-cell office:value-type="string">
            <text:p>Пашабахча</text:p>
          </table:table-cell>
          <table:table-cell table:number-columns-repeated="7"/>
          <table:table-cell table:style-name="ce3" office:value-type="string">
            <text:p>проверить</text:p>
          </table:table-cell>
          <table:table-cell office:value-type="float" office:value="24">
            <text:p>24</text:p>
          </table:table-cell>
          <table:table-cell office:value-type="float" office:value="12">
            <text:p>12</text:p>
          </table:table-cell>
          <table:table-cell office:value-type="string">
            <text:p>Chroma" кружка закал. 260 мл SL со стикером 55773 ТМР SL/St</text:p>
          </table:table-cell>
          <table:table-cell/>
          <table:table-cell office:value-type="float" office:value="40.18">
            <text:p>40,18</text:p>
          </table:table-cell>
          <table:table-cell office:value-type="string">
            <text:p>K0022135</text:p>
          </table:table-cell>
          <table:table-cell/>
          <table:table-cell office:value-type="float" office:value="40.18">
            <text:p>40,18</text:p>
          </table:table-cell>
          <table:table-cell/>
          <table:table-cell office:value-type="string">
            <text:p>Пашабахча</text:p>
          </table:table-cell>
          <table:table-cell table:number-columns-repeated="7"/>
          <table:table-cell table:formula="of:=[.CK152]-[.AZ152]" office:value-type="float" office:value="0">
            <text:p>0</text:p>
          </table:table-cell>
          <table:table-cell table:number-columns-repeated="4" office:value-type="float" office:value="0">
            <text:p>0</text:p>
          </table:table-cell>
          <table:table-cell table:style-name="ce3" office:value-type="string">
            <text:p>цена</text:p>
          </table:table-cell>
          <table:table-cell office:value-type="float" office:value="75055">
            <text:p>75055</text:p>
          </table:table-cell>
          <table:table-cell table:formula="of:=[.DH152]-[.L152]" office:value-type="float" office:value="0">
            <text:p>0</text:p>
          </table:table-cell>
        </table:table-row>
        <table:table-row table:style-name="ro1">
          <table:table-cell office:value-type="string">
            <text:p>Жаропр.форма прямоуг., 1120мл</text:p>
          </table:table-cell>
          <table:table-cell office:value-type="string">
            <text:p>59884 SB</text:p>
          </table:table-cell>
          <table:table-cell office:value-type="string">
            <text:p>Borcam MIDI</text:p>
          </table:table-cell>
          <table:table-cell table:number-columns-repeated="3"/>
          <table:table-cell office:value-type="float" office:value="6">
            <text:p>6</text:p>
          </table:table-cell>
          <table:table-cell office:value-type="float" office:value="204.36">
            <text:p>204,36 ₽</text:p>
          </table:table-cell>
          <table:table-cell office:value-type="float" office:value="1226.16">
            <text:p><text:s/>1 226,16 ₽ </text:p>
          </table:table-cell>
          <table:table-cell office:value-type="string">
            <text:p>Пашабахча</text:p>
          </table:table-cell>
          <table:table-cell table:style-name="ce5" office:value-type="float" office:value="368">
            <text:p>368,00 ₽</text:p>
          </table:table-cell>
          <table:table-cell office:value-type="float" office:value="75059">
            <text:p>75059</text:p>
          </table:table-cell>
          <table:table-cell office:value-type="string">
            <text:p>{Жаропр.форма прямоуг., 1120мл \ 59884 SB \ Borcam MIDI \ }</text:p>
          </table:table-cell>
          <table:table-cell office:value-type="string">
            <text:p>РПМ-000270</text:p>
          </table:table-cell>
          <table:table-cell office:value-type="float" office:value="152">
            <text:p>152</text:p>
          </table:table-cell>
          <table:table-cell office:value-type="date" office:date-value="2023-03-30">
            <text:p>30.03.23</text:p>
          </table:table-cell>
          <table:table-cell office:value-type="float" office:value="1570">
            <text:p>1570</text:p>
          </table:table-cell>
          <table:table-cell office:value-type="date" office:date-value="2023-04-05">
            <text:p>05.04.23</text:p>
          </table:table-cell>
          <table:table-cell office:value-type="string">
            <text:p>Стеклопласт</text:p>
          </table:table-cell>
          <table:table-cell office:value-type="string">
            <text:p>Borcam MIDI жаропр.форма прямоуг., 1120 мл 59884 GB</text:p>
          </table:table-cell>
          <table:table-cell table:number-columns-repeated="2"/>
          <table:table-cell office:value-type="string">
            <text:p>K0021566</text:p>
          </table:table-cell>
          <table:table-cell table:formula="of:=[.K153]/[.H153]" office:value-type="percentage" office:value="1.80074378547661">
            <text:p>180%</text:p>
          </table:table-cell>
          <table:table-cell/>
          <table:table-cell office:value-type="string">
            <text:p>Россия</text:p>
          </table:table-cell>
          <table:table-cell/>
          <table:table-cell table:formula="of:=([.AC153]-[.G153])*[.H153]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>
            <text:p>Borcam MIDI жаропр.форма прямоуг., 1120 мл 59884 GB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/>
          <table:table-cell office:value-type="string">
            <text:p>ООО "Посуда Мира"</text:p>
          </table:table-cell>
          <table:table-cell office:value-type="string">
            <text:p>8693357454361</text:p>
          </table:table-cell>
          <table:table-cell table:number-columns-repeated="2"/>
          <table:table-cell office:value-type="string">
            <text:p>РПМ-000270</text:p>
          </table:table-cell>
          <table:table-cell table:number-columns-repeated="2"/>
          <table:table-cell table:style-name="ce5" office:value-type="float" office:value="368">
            <text:p>368,00 ₽</text:p>
          </table:table-cell>
          <table:table-cell table:style-name="ce5" office:value-type="float" office:value="204.36">
            <text:p>204,36 ₽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4"/>
          <table:table-cell table:formula="of:=[.AZ153]-[.AC153]" office:value-type="float" office:value="0">
            <text:p>0</text:p>
          </table:table-cell>
          <table:table-cell table:number-columns-repeated="2" office:value-type="float" office:value="6">
            <text:p>6</text:p>
          </table:table-cell>
          <table:table-cell office:value-type="string">
            <text:p>Жаропр.форма прямоуг., 1120мл</text:p>
          </table:table-cell>
          <table:table-cell office:value-type="float" office:value="75059">
            <text:p>75059</text:p>
          </table:table-cell>
          <table:table-cell table:formula="of:=[.BC153]-[.L153]" office:value-type="float" office:value="0">
            <text:p>0</text:p>
          </table:table-cell>
          <table:table-cell office:value-type="float" office:value="204.36">
            <text:p>204,36</text:p>
          </table:table-cell>
          <table:table-cell table:formula="of:=[.BE153]/[.H153]" office:value-type="float" office:value="1">
            <text:p>1,00 ₽</text:p>
          </table:table-cell>
          <table:table-cell office:value-type="string">
            <text:p>K0021566</text:p>
          </table:table-cell>
          <table:table-cell office:value-type="float" office:value="6">
            <text:p>6</text:p>
          </table:table-cell>
          <table:table-cell office:value-type="float" office:value="204.36">
            <text:p>204,36</text:p>
          </table:table-cell>
          <table:table-cell office:value-type="float" office:value="1226.16">
            <text:p>1226,16</text:p>
          </table:table-cell>
          <table:table-cell office:value-type="string">
            <text:p>Пашабахча</text:p>
          </table:table-cell>
          <table:table-cell office:value-type="float" office:value="368">
            <text:p>368</text:p>
          </table:table-cell>
          <table:table-cell office:value-type="float" office:value="75059">
            <text:p>75059</text:p>
          </table:table-cell>
          <table:table-cell office:value-type="string">
            <text:p>{Жаропр.форма прямоуг., 1120мл \ 59884 SB \ Borcam MIDI \ }</text:p>
          </table:table-cell>
          <table:table-cell office:value-type="string">
            <text:p>РПМ-000111</text:p>
          </table:table-cell>
          <table:table-cell office:value-type="float" office:value="222">
            <text:p>222</text:p>
          </table:table-cell>
          <table:table-cell office:value-type="float" office:value="44964">
            <text:p>44964</text:p>
          </table:table-cell>
          <table:table-cell/>
          <table:table-cell table:number-columns-repeated="2" office:value-type="float" office:value="6">
            <text:p>6</text:p>
          </table:table-cell>
          <table:table-cell office:value-type="string">
            <text:p>Жаропр.форма прямоуг., 1120мл</text:p>
          </table:table-cell>
          <table:table-cell office:value-type="float" office:value="75059">
            <text:p>75059</text:p>
          </table:table-cell>
          <table:table-cell office:value-type="float" office:value="204.36">
            <text:p>204,36</text:p>
          </table:table-cell>
          <table:table-cell office:value-type="string">
            <text:p>K0021566</text:p>
          </table:table-cell>
          <table:table-cell office:value-type="float" office:value="6">
            <text:p>6</text:p>
          </table:table-cell>
          <table:table-cell office:value-type="float" office:value="204.36">
            <text:p>204,36</text:p>
          </table:table-cell>
          <table:table-cell office:value-type="float" office:value="1226.16">
            <text:p>1226,16</text:p>
          </table:table-cell>
          <table:table-cell office:value-type="string">
            <text:p>Пашабахча</text:p>
          </table:table-cell>
          <table:table-cell office:value-type="float" office:value="368">
            <text:p>368</text:p>
          </table:table-cell>
          <table:table-cell office:value-type="float" office:value="75059">
            <text:p>75059</text:p>
          </table:table-cell>
          <table:table-cell office:value-type="string">
            <text:p>{Жаропр.форма прямоуг., 1120мл \ 59884 SB \ Borcam MIDI \ }</text:p>
          </table:table-cell>
          <table:table-cell office:value-type="string">
            <text:p>РПМ-000111</text:p>
          </table:table-cell>
          <table:table-cell office:value-type="float" office:value="222">
            <text:p>222</text:p>
          </table:table-cell>
          <table:table-cell office:value-type="float" office:value="44964">
            <text:p>44964</text:p>
          </table:table-cell>
          <table:table-cell table:number-columns-repeated="2"/>
          <table:table-cell table:number-columns-repeated="2" office:value-type="float" office:value="6">
            <text:p>6</text:p>
          </table:table-cell>
          <table:table-cell office:value-type="string">
            <text:p>Жаропр.форма прямоуг., 1120мл</text:p>
          </table:table-cell>
          <table:table-cell office:value-type="float" office:value="75059">
            <text:p>75059</text:p>
          </table:table-cell>
          <table:table-cell office:value-type="float" office:value="204.36">
            <text:p>204,36</text:p>
          </table:table-cell>
          <table:table-cell office:value-type="string">
            <text:p>K0021566</text:p>
          </table:table-cell>
          <table:table-cell office:value-type="float" office:value="6">
            <text:p>6</text:p>
          </table:table-cell>
          <table:table-cell office:value-type="float" office:value="204.36">
            <text:p>204,36</text:p>
          </table:table-cell>
          <table:table-cell office:value-type="float" office:value="1226.16">
            <text:p>1226,16</text:p>
          </table:table-cell>
          <table:table-cell office:value-type="string">
            <text:p>Пашабахча</text:p>
          </table:table-cell>
          <table:table-cell office:value-type="float" office:value="368">
            <text:p>368</text:p>
          </table:table-cell>
          <table:table-cell office:value-type="float" office:value="75059">
            <text:p>75059</text:p>
          </table:table-cell>
          <table:table-cell office:value-type="string">
            <text:p>{Жаропр.форма прямоуг., 1120мл \ 59884 SB \ Borcam MIDI \ }</text:p>
          </table:table-cell>
          <table:table-cell office:value-type="string">
            <text:p>РПМ-000111</text:p>
          </table:table-cell>
          <table:table-cell office:value-type="float" office:value="222">
            <text:p>222</text:p>
          </table:table-cell>
          <table:table-cell office:value-type="float" office:value="44964">
            <text:p>44964</text:p>
          </table:table-cell>
          <table:table-cell/>
          <table:table-cell table:formula="of:=[.CK153]-[.AZ153]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/>
          <table:table-cell office:value-type="float" office:value="75059">
            <text:p>75059</text:p>
          </table:table-cell>
          <table:table-cell table:formula="of:=[.DH153]-[.L153]" office:value-type="float" office:value="0">
            <text:p>0</text:p>
          </table:table-cell>
        </table:table-row>
        <table:table-row table:style-name="ro1">
          <table:table-cell office:value-type="string">
            <text:p>Набор 4-х стаканов 470мл</text:p>
          </table:table-cell>
          <table:table-cell office:value-type="string">
            <text:p>420015/4</text:p>
          </table:table-cell>
          <table:table-cell office:value-type="string">
            <text:p>Allegra</text:p>
          </table:table-cell>
          <table:table-cell table:number-columns-repeated="3"/>
          <table:table-cell office:value-type="float" office:value="6">
            <text:p>6</text:p>
          </table:table-cell>
          <table:table-cell office:value-type="float" office:value="150.59">
            <text:p>150,59 ₽</text:p>
          </table:table-cell>
          <table:table-cell office:value-type="float" office:value="903.54">
            <text:p><text:s/>903,54 ₽ </text:p>
          </table:table-cell>
          <table:table-cell/>
          <table:table-cell table:style-name="ce5" office:value-type="float" office:value="271">
            <text:p>271,00 ₽</text:p>
          </table:table-cell>
          <table:table-cell office:value-type="float" office:value="77281">
            <text:p>77281</text:p>
          </table:table-cell>
          <table:table-cell office:value-type="string">
            <text:p>{Набор 4-х стаканов 470мл \ 420015/4 \ Allegra \ }</text:p>
          </table:table-cell>
          <table:table-cell office:value-type="string">
            <text:p>РПМ-000270</text:p>
          </table:table-cell>
          <table:table-cell office:value-type="float" office:value="3">
            <text:p>3</text:p>
          </table:table-cell>
          <table:table-cell office:value-type="date" office:date-value="2023-03-30">
            <text:p>30.03.23</text:p>
          </table:table-cell>
          <table:table-cell office:value-type="float" office:value="1570">
            <text:p>1570</text:p>
          </table:table-cell>
          <table:table-cell office:value-type="date" office:date-value="2023-04-05">
            <text:p>05.04.23</text:p>
          </table:table-cell>
          <table:table-cell office:value-type="string">
            <text:p>Стеклопласт</text:p>
          </table:table-cell>
          <table:table-cell office:value-type="string">
            <text:p>Allegra" набор 4-х стаканов (v=470мл) 420015/4</text:p>
          </table:table-cell>
          <table:table-cell table:number-columns-repeated="2"/>
          <table:table-cell office:value-type="string">
            <text:p>K0021093</text:p>
          </table:table-cell>
          <table:table-cell table:formula="of:=[.K154]/[.H154]" office:value-type="percentage" office:value="1.79958828607477">
            <text:p>180%</text:p>
          </table:table-cell>
          <table:table-cell table:number-columns-repeated="3"/>
          <table:table-cell table:formula="of:=([.AC154]-[.G154])*[.H154]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>
            <text:p>Allegra" набор 4-х стаканов (v=470мл) 420015/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/>
          <table:table-cell office:value-type="string">
            <text:p>ООО "Посуда Мира"</text:p>
          </table:table-cell>
          <table:table-cell office:value-type="string">
            <text:p>8693357493995</text:p>
          </table:table-cell>
          <table:table-cell table:number-columns-repeated="2"/>
          <table:table-cell office:value-type="string">
            <text:p>РПМ-000270</text:p>
          </table:table-cell>
          <table:table-cell table:number-columns-repeated="2"/>
          <table:table-cell table:style-name="ce5" office:value-type="float" office:value="271">
            <text:p>271,00 ₽</text:p>
          </table:table-cell>
          <table:table-cell table:style-name="ce5" office:value-type="float" office:value="150.59">
            <text:p>150,59 ₽</text:p>
          </table:table-cell>
          <table:table-cell table:number-columns-repeated="4" office:value-type="float" office:value="0">
            <text:p>0</text:p>
          </table:table-cell>
          <table:table-cell table:number-columns-repeated="4"/>
          <table:table-cell table:formula="of:=[.AZ154]-[.AC154]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string">
            <text:p>Набор 4-х стаканов 470мл</text:p>
          </table:table-cell>
          <table:table-cell office:value-type="float" office:value="77281">
            <text:p>77281</text:p>
          </table:table-cell>
          <table:table-cell table:formula="of:=[.BC154]-[.L154]" office:value-type="float" office:value="0">
            <text:p>0</text:p>
          </table:table-cell>
          <table:table-cell office:value-type="float" office:value="150.59">
            <text:p>150,59</text:p>
          </table:table-cell>
          <table:table-cell table:formula="of:=[.BE154]/[.H154]" office:value-type="float" office:value="1">
            <text:p>1,00 ₽</text:p>
          </table:table-cell>
          <table:table-cell office:value-type="string">
            <text:p>K0021093</text:p>
          </table:table-cell>
          <table:table-cell office:value-type="float" office:value="6">
            <text:p>6</text:p>
          </table:table-cell>
          <table:table-cell office:value-type="float" office:value="150.59">
            <text:p>150,59</text:p>
          </table:table-cell>
          <table:table-cell office:value-type="float" office:value="903.54">
            <text:p>903,54</text:p>
          </table:table-cell>
          <table:table-cell office:value-type="string">
            <text:p>Пашабахча</text:p>
          </table:table-cell>
          <table:table-cell office:value-type="float" office:value="271">
            <text:p>271</text:p>
          </table:table-cell>
          <table:table-cell office:value-type="float" office:value="77281">
            <text:p>77281</text:p>
          </table:table-cell>
          <table:table-cell office:value-type="string">
            <text:p>{Набор 4-х стаканов 470мл \ 420015/4 \ Allegra \ }</text:p>
          </table:table-cell>
          <table:table-cell office:value-type="string">
            <text:p>РПМ-000729</text:p>
          </table:table-cell>
          <table:table-cell office:value-type="float" office:value="54">
            <text:p>54</text:p>
          </table:table-cell>
          <table:table-cell office:value-type="float" office:value="44897">
            <text:p>44897</text:p>
          </table:table-cell>
          <table:table-cell/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string">
            <text:p>Набор 4-х стаканов 470мл</text:p>
          </table:table-cell>
          <table:table-cell office:value-type="float" office:value="77281">
            <text:p>77281</text:p>
          </table:table-cell>
          <table:table-cell office:value-type="float" office:value="150.59">
            <text:p>150,59</text:p>
          </table:table-cell>
          <table:table-cell office:value-type="string">
            <text:p>K0021093</text:p>
          </table:table-cell>
          <table:table-cell office:value-type="float" office:value="6">
            <text:p>6</text:p>
          </table:table-cell>
          <table:table-cell office:value-type="float" office:value="150.59">
            <text:p>150,59</text:p>
          </table:table-cell>
          <table:table-cell office:value-type="float" office:value="903.54">
            <text:p>903,54</text:p>
          </table:table-cell>
          <table:table-cell office:value-type="string">
            <text:p>Пашабахча</text:p>
          </table:table-cell>
          <table:table-cell office:value-type="float" office:value="271">
            <text:p>271</text:p>
          </table:table-cell>
          <table:table-cell office:value-type="float" office:value="77281">
            <text:p>77281</text:p>
          </table:table-cell>
          <table:table-cell office:value-type="string">
            <text:p>{Набор 4-х стаканов 470мл \ 420015/4 \ Allegra \ }</text:p>
          </table:table-cell>
          <table:table-cell office:value-type="string">
            <text:p>РПМ-000729</text:p>
          </table:table-cell>
          <table:table-cell office:value-type="float" office:value="54">
            <text:p>54</text:p>
          </table:table-cell>
          <table:table-cell office:value-type="float" office:value="44897">
            <text:p>44897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string">
            <text:p>Набор 4-х стаканов 470мл</text:p>
          </table:table-cell>
          <table:table-cell office:value-type="float" office:value="77281">
            <text:p>77281</text:p>
          </table:table-cell>
          <table:table-cell office:value-type="float" office:value="150.59">
            <text:p>150,59</text:p>
          </table:table-cell>
          <table:table-cell office:value-type="string">
            <text:p>K0021093</text:p>
          </table:table-cell>
          <table:table-cell office:value-type="float" office:value="6">
            <text:p>6</text:p>
          </table:table-cell>
          <table:table-cell office:value-type="float" office:value="150.59">
            <text:p>150,59</text:p>
          </table:table-cell>
          <table:table-cell office:value-type="float" office:value="903.54">
            <text:p>903,54</text:p>
          </table:table-cell>
          <table:table-cell office:value-type="string">
            <text:p>Пашабахча</text:p>
          </table:table-cell>
          <table:table-cell office:value-type="float" office:value="271">
            <text:p>271</text:p>
          </table:table-cell>
          <table:table-cell office:value-type="float" office:value="77281">
            <text:p>77281</text:p>
          </table:table-cell>
          <table:table-cell office:value-type="string">
            <text:p>{Набор 4-х стаканов 470мл \ 420015/4 \ Allegra \ }</text:p>
          </table:table-cell>
          <table:table-cell office:value-type="string">
            <text:p>РПМ-000729</text:p>
          </table:table-cell>
          <table:table-cell office:value-type="float" office:value="54">
            <text:p>54</text:p>
          </table:table-cell>
          <table:table-cell office:value-type="float" office:value="44897">
            <text:p>44897</text:p>
          </table:table-cell>
          <table:table-cell/>
          <table:table-cell table:formula="of:=[.CK154]-[.AZ154]" office:value-type="float" office:value="0">
            <text:p>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77281">
            <text:p>77281</text:p>
          </table:table-cell>
          <table:table-cell table:formula="of:=[.DH154]-[.L154]" office:value-type="float" office:value="0">
            <text:p>0</text:p>
          </table:table-cell>
        </table:table-row>
        <table:table-row table:style-name="ro1">
          <table:table-cell office:value-type="string">
            <text:p>Набо 6-ти бокалов 180мл</text:p>
          </table:table-cell>
          <table:table-cell office:value-type="string">
            <text:p>440419 F&amp;D</text:p>
          </table:table-cell>
          <table:table-cell office:value-type="string">
            <text:p>Imperial F&amp;D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222.6">
            <text:p>222,60 ₽</text:p>
          </table:table-cell>
          <table:table-cell office:value-type="float" office:value="890.4">
            <text:p><text:s/>890,40 ₽ </text:p>
          </table:table-cell>
          <table:table-cell/>
          <table:table-cell table:style-name="ce5" office:value-type="float" office:value="412">
            <text:p>412,00 ₽</text:p>
          </table:table-cell>
          <table:table-cell office:value-type="float" office:value="77290">
            <text:p>77290</text:p>
          </table:table-cell>
          <table:table-cell office:value-type="string">
            <text:p>{Набо 6-ти бокалов 180мл \ 440419 F&amp;D \ Imperial F&amp;D \ }</text:p>
          </table:table-cell>
          <table:table-cell office:value-type="string">
            <text:p>РПМ-000270</text:p>
          </table:table-cell>
          <table:table-cell office:value-type="float" office:value="116">
            <text:p>116</text:p>
          </table:table-cell>
          <table:table-cell office:value-type="date" office:date-value="2023-03-30">
            <text:p>30.03.23</text:p>
          </table:table-cell>
          <table:table-cell office:value-type="float" office:value="1570">
            <text:p>1570</text:p>
          </table:table-cell>
          <table:table-cell office:value-type="date" office:date-value="2023-04-05">
            <text:p>05.04.23</text:p>
          </table:table-cell>
          <table:table-cell office:value-type="string">
            <text:p>Стеклопласт</text:p>
          </table:table-cell>
          <table:table-cell office:value-type="string">
            <text:p>Resto" набор 6-ти бокалов для шампанского 180мл 440419</text:p>
          </table:table-cell>
          <table:table-cell table:number-columns-repeated="2"/>
          <table:table-cell office:value-type="string">
            <text:p>K0025225</text:p>
          </table:table-cell>
          <table:table-cell table:formula="of:=[.K155]/[.H155]" office:value-type="percentage" office:value="1.85085354896676">
            <text:p>185%</text:p>
          </table:table-cell>
          <table:table-cell table:number-columns-repeated="3"/>
          <table:table-cell table:formula="of:=([.AC155]-[.G155])*[.H155]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Resto" набор 6-ти бокалов для шампанского 180мл 44041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office:value-type="string">
            <text:p>ООО "Посуда Мира"</text:p>
          </table:table-cell>
          <table:table-cell office:value-type="string">
            <text:p>8693357564206</text:p>
          </table:table-cell>
          <table:table-cell table:number-columns-repeated="2"/>
          <table:table-cell office:value-type="string">
            <text:p>РПМ-000270</text:p>
          </table:table-cell>
          <table:table-cell table:number-columns-repeated="2"/>
          <table:table-cell table:style-name="ce5" office:value-type="float" office:value="412">
            <text:p>412,00 ₽</text:p>
          </table:table-cell>
          <table:table-cell table:style-name="ce5" office:value-type="float" office:value="229.06">
            <text:p>229,06 ₽</text:p>
          </table:table-cell>
          <table:table-cell table:number-columns-repeated="4" office:value-type="float" office:value="0">
            <text:p>0</text:p>
          </table:table-cell>
          <table:table-cell table:number-columns-repeated="4"/>
          <table:table-cell table:formula="of:=[.AZ155]-[.AC155]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formula="of:=[.BU155]" office:value-type="string" office:string-value="Resto&quot; набор 6-ти бокалов для шампанского 180мл 440419">
            <text:p>Resto" набор 6-ти бокалов для шампанского 180мл 440419</text:p>
          </table:table-cell>
          <table:table-cell office:value-type="float" office:value="77290">
            <text:p>77290</text:p>
          </table:table-cell>
          <table:table-cell table:formula="of:=[.BC155]-[.L155]" office:value-type="float" office:value="0">
            <text:p>0</text:p>
          </table:table-cell>
          <table:table-cell table:formula="of:=[.BW155]" office:value-type="float" office:value="222.6">
            <text:p>222,6</text:p>
          </table:table-cell>
          <table:table-cell table:formula="of:=[.BE155]/[.H155]" office:value-type="float" office:value="1">
            <text:p>1,00 ₽</text:p>
          </table:table-cell>
          <table:table-cell table:formula="of:=[.BX155]" office:value-type="string" office:string-value="K0025225">
            <text:p>K0025225</text:p>
          </table:table-cell>
          <table:table-cell office:value-type="float" office:value="4">
            <text:p>4</text:p>
          </table:table-cell>
          <table:table-cell office:value-type="float" office:value="229.06">
            <text:p>229,06</text:p>
          </table:table-cell>
          <table:table-cell office:value-type="float" office:value="916.24">
            <text:p>916,24</text:p>
          </table:table-cell>
          <table:table-cell office:value-type="string">
            <text:p>Пашабахча</text:p>
          </table:table-cell>
          <table:table-cell office:value-type="float" office:value="412">
            <text:p>412</text:p>
          </table:table-cell>
          <table:table-cell office:value-type="float" office:value="77290">
            <text:p>77290</text:p>
          </table:table-cell>
          <table:table-cell office:value-type="string">
            <text:p>{Набо 6-ти бокалов 180мл \ 440419 F&amp;D \ Imperial F&amp;D \ }</text:p>
          </table:table-cell>
          <table:table-cell office:value-type="string">
            <text:p>РПМ-000514</text:p>
          </table:table-cell>
          <table:table-cell office:value-type="float" office:value="62">
            <text:p>62</text:p>
          </table:table-cell>
          <table:table-cell office:value-type="float" office:value="44812">
            <text:p>44812</text:p>
          </table:table-cell>
          <table:table-cell/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Resto" набор 6-ти бокалов для шампанского 180мл 440419</text:p>
          </table:table-cell>
          <table:table-cell/>
          <table:table-cell office:value-type="float" office:value="222.6">
            <text:p>222,6</text:p>
          </table:table-cell>
          <table:table-cell office:value-type="string">
            <text:p>K0025225</text:p>
          </table:table-cell>
          <table:table-cell/>
          <table:table-cell office:value-type="float" office:value="222.6">
            <text:p>222,6</text:p>
          </table:table-cell>
          <table:table-cell/>
          <table:table-cell office:value-type="string">
            <text:p>Пашабахча</text:p>
          </table:table-cell>
          <table:table-cell table:number-columns-repeated="7"/>
          <table:table-cell table:style-name="ce3" office:value-type="string">
            <text:p>проверить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Resto" набор 6-ти бокалов для шампанского 180мл 440419</text:p>
          </table:table-cell>
          <table:table-cell/>
          <table:table-cell office:value-type="float" office:value="222.6">
            <text:p>222,6</text:p>
          </table:table-cell>
          <table:table-cell office:value-type="string">
            <text:p>K0025225</text:p>
          </table:table-cell>
          <table:table-cell/>
          <table:table-cell office:value-type="float" office:value="222.6">
            <text:p>222,6</text:p>
          </table:table-cell>
          <table:table-cell/>
          <table:table-cell office:value-type="string">
            <text:p>Пашабахча</text:p>
          </table:table-cell>
          <table:table-cell table:number-columns-repeated="7"/>
          <table:table-cell table:formula="of:=[.CK155]-[.AZ155]" office:value-type="float" office:value="0">
            <text:p>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77290">
            <text:p>77290</text:p>
          </table:table-cell>
          <table:table-cell table:formula="of:=[.DH155]-[.L155]" office:value-type="float" office:value="0">
            <text:p>0</text:p>
          </table:table-cell>
        </table:table-row>
        <table:table-row table:style-name="ro1">
          <table:table-cell office:value-type="string">
            <text:p>Ваза для цветов, с красным декором</text:p>
          </table:table-cell>
          <table:table-cell office:value-type="string">
            <text:p>GB1568-295-XWH red</text:p>
          </table:table-cell>
          <table:table-cell office:value-type="string">
            <text:p>h 295мм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322.22">
            <text:p>322,22 ₽</text:p>
          </table:table-cell>
          <table:table-cell office:value-type="float" office:value="1288.88">
            <text:p><text:s/>1 288,88 ₽ </text:p>
          </table:table-cell>
          <table:table-cell/>
          <table:table-cell table:style-name="ce5" office:value-type="float" office:value="580">
            <text:p>580,00 ₽</text:p>
          </table:table-cell>
          <table:table-cell office:value-type="float" office:value="77309">
            <text:p>77309</text:p>
          </table:table-cell>
          <table:table-cell office:value-type="string">
            <text:p>{Ваза для цветов, с красным декором \ GB1568-295-XWH red \ h 295мм \ }</text:p>
          </table:table-cell>
          <table:table-cell office:value-type="string">
            <text:p>РПМ-000270</text:p>
          </table:table-cell>
          <table:table-cell office:value-type="float" office:value="162">
            <text:p>162</text:p>
          </table:table-cell>
          <table:table-cell office:value-type="date" office:date-value="2023-03-30">
            <text:p>30.03.23</text:p>
          </table:table-cell>
          <table:table-cell office:value-type="float" office:value="1570">
            <text:p>1570</text:p>
          </table:table-cell>
          <table:table-cell office:value-type="date" office:date-value="2023-04-05">
            <text:p>05.04.23</text:p>
          </table:table-cell>
          <table:table-cell office:value-type="string">
            <text:p>Стеклопласт</text:p>
          </table:table-cell>
          <table:table-cell office:value-type="string">
            <text:p>Ваза для цветов, с красным декором, h 295 мм, в коробке GB1568-295-XWH red</text:p>
          </table:table-cell>
          <table:table-cell table:number-columns-repeated="2"/>
          <table:table-cell office:value-type="string">
            <text:p>K0021576</text:p>
          </table:table-cell>
          <table:table-cell table:formula="of:=[.K156]/[.H156]" office:value-type="percentage" office:value="1.80001241387872">
            <text:p>180%</text:p>
          </table:table-cell>
          <table:table-cell/>
          <table:table-cell office:value-type="string">
            <text:p>Россия</text:p>
          </table:table-cell>
          <table:table-cell/>
          <table:table-cell table:formula="of:=([.AC156]-[.G156])*[.H156]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Ваза для цветов, с красным декором, h 295 мм, в коробке GB1568-295-XWH red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office:value-type="string">
            <text:p>ООО "Посуда Мира"</text:p>
          </table:table-cell>
          <table:table-cell office:value-type="string">
            <text:p>6970669730690</text:p>
          </table:table-cell>
          <table:table-cell table:number-columns-repeated="2"/>
          <table:table-cell office:value-type="string">
            <text:p>РПМ-000270</text:p>
          </table:table-cell>
          <table:table-cell table:number-columns-repeated="2"/>
          <table:table-cell table:style-name="ce5" office:value-type="float" office:value="580">
            <text:p>580,00 ₽</text:p>
          </table:table-cell>
          <table:table-cell table:style-name="ce5" office:value-type="float" office:value="322.22">
            <text:p>322,22 ₽</text:p>
          </table:table-cell>
          <table:table-cell table:number-columns-repeated="4" office:value-type="float" office:value="0">
            <text:p>0</text:p>
          </table:table-cell>
          <table:table-cell table:number-columns-repeated="4"/>
          <table:table-cell table:formula="of:=[.AZ156]-[.AC156]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Ваза для цветов, с красным декором</text:p>
          </table:table-cell>
          <table:table-cell office:value-type="float" office:value="77309">
            <text:p>77309</text:p>
          </table:table-cell>
          <table:table-cell table:formula="of:=[.BC156]-[.L156]" office:value-type="float" office:value="0">
            <text:p>0</text:p>
          </table:table-cell>
          <table:table-cell office:value-type="float" office:value="322.22">
            <text:p>322,22</text:p>
          </table:table-cell>
          <table:table-cell table:formula="of:=[.BE156]/[.H156]" office:value-type="float" office:value="1">
            <text:p>1,00 ₽</text:p>
          </table:table-cell>
          <table:table-cell office:value-type="string">
            <text:p>K0021576</text:p>
          </table:table-cell>
          <table:table-cell office:value-type="float" office:value="2">
            <text:p>2</text:p>
          </table:table-cell>
          <table:table-cell office:value-type="float" office:value="322.22">
            <text:p>322,22</text:p>
          </table:table-cell>
          <table:table-cell office:value-type="float" office:value="644.44">
            <text:p>644,44</text:p>
          </table:table-cell>
          <table:table-cell/>
          <table:table-cell office:value-type="float" office:value="580">
            <text:p>580</text:p>
          </table:table-cell>
          <table:table-cell office:value-type="float" office:value="77309">
            <text:p>77309</text:p>
          </table:table-cell>
          <table:table-cell office:value-type="string">
            <text:p>{Ваза для цветов, с красным декором \ GB1568-295-XWH red \ h 295мм \ }</text:p>
          </table:table-cell>
          <table:table-cell office:value-type="string">
            <text:p>РПМ-000111</text:p>
          </table:table-cell>
          <table:table-cell office:value-type="float" office:value="268">
            <text:p>268</text:p>
          </table:table-cell>
          <table:table-cell office:value-type="float" office:value="44964">
            <text:p>44964</text:p>
          </table:table-cell>
          <table:table-cell/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Ваза для цветов, с красным декором</text:p>
          </table:table-cell>
          <table:table-cell office:value-type="float" office:value="77309">
            <text:p>77309</text:p>
          </table:table-cell>
          <table:table-cell office:value-type="float" office:value="322.22">
            <text:p>322,22</text:p>
          </table:table-cell>
          <table:table-cell office:value-type="string">
            <text:p>K0021576</text:p>
          </table:table-cell>
          <table:table-cell office:value-type="float" office:value="2">
            <text:p>2</text:p>
          </table:table-cell>
          <table:table-cell office:value-type="float" office:value="322.22">
            <text:p>322,22</text:p>
          </table:table-cell>
          <table:table-cell office:value-type="float" office:value="644.44">
            <text:p>644,44</text:p>
          </table:table-cell>
          <table:table-cell/>
          <table:table-cell office:value-type="float" office:value="580">
            <text:p>580</text:p>
          </table:table-cell>
          <table:table-cell office:value-type="float" office:value="77309">
            <text:p>77309</text:p>
          </table:table-cell>
          <table:table-cell office:value-type="string">
            <text:p>{Ваза для цветов, с красным декором \ GB1568-295-XWH red \ h 295мм \ }</text:p>
          </table:table-cell>
          <table:table-cell office:value-type="string">
            <text:p>РПМ-000111</text:p>
          </table:table-cell>
          <table:table-cell office:value-type="float" office:value="268">
            <text:p>268</text:p>
          </table:table-cell>
          <table:table-cell office:value-type="float" office:value="44964">
            <text:p>44964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Ваза для цветов, с красным декором</text:p>
          </table:table-cell>
          <table:table-cell office:value-type="float" office:value="77309">
            <text:p>77309</text:p>
          </table:table-cell>
          <table:table-cell office:value-type="float" office:value="322.22">
            <text:p>322,22</text:p>
          </table:table-cell>
          <table:table-cell office:value-type="string">
            <text:p>K0021576</text:p>
          </table:table-cell>
          <table:table-cell office:value-type="float" office:value="2">
            <text:p>2</text:p>
          </table:table-cell>
          <table:table-cell office:value-type="float" office:value="322.22">
            <text:p>322,22</text:p>
          </table:table-cell>
          <table:table-cell office:value-type="float" office:value="644.44">
            <text:p>644,44</text:p>
          </table:table-cell>
          <table:table-cell/>
          <table:table-cell office:value-type="float" office:value="580">
            <text:p>580</text:p>
          </table:table-cell>
          <table:table-cell office:value-type="float" office:value="77309">
            <text:p>77309</text:p>
          </table:table-cell>
          <table:table-cell office:value-type="string">
            <text:p>{Ваза для цветов, с красным декором \ GB1568-295-XWH red \ h 295мм \ }</text:p>
          </table:table-cell>
          <table:table-cell office:value-type="string">
            <text:p>РПМ-000111</text:p>
          </table:table-cell>
          <table:table-cell office:value-type="float" office:value="268">
            <text:p>268</text:p>
          </table:table-cell>
          <table:table-cell office:value-type="float" office:value="44964">
            <text:p>44964</text:p>
          </table:table-cell>
          <table:table-cell/>
          <table:table-cell table:formula="of:=[.CK156]-[.AZ156]" office:value-type="float" office:value="0">
            <text:p>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77309">
            <text:p>77309</text:p>
          </table:table-cell>
          <table:table-cell table:formula="of:=[.DH156]-[.L156]" office:value-type="float" office:value="0">
            <text:p>0</text:p>
          </table:table-cell>
        </table:table-row>
        <table:table-row table:style-name="ro1">
          <table:table-cell office:value-type="string">
            <text:p>Кувшин</text:p>
          </table:table-cell>
          <table:table-cell office:value-type="string">
            <text:p>Н00254</text:p>
          </table:table-cell>
          <table:table-cell office:value-type="string">
            <text:p>1,1л</text:p>
          </table:table-cell>
          <table:table-cell table:number-columns-repeated="3"/>
          <table:table-cell office:value-type="float" office:value="12">
            <text:p>12</text:p>
          </table:table-cell>
          <table:table-cell office:value-type="float" office:value="116.44">
            <text:p>116,44 ₽</text:p>
          </table:table-cell>
          <table:table-cell office:value-type="float" office:value="1397.28">
            <text:p><text:s/>1 397,28 ₽ </text:p>
          </table:table-cell>
          <table:table-cell office:value-type="string">
            <text:p>ОСЗ</text:p>
          </table:table-cell>
          <table:table-cell table:style-name="ce5" office:value-type="float" office:value="221">
            <text:p>221,00 ₽</text:p>
          </table:table-cell>
          <table:table-cell office:value-type="float" office:value="78810">
            <text:p>78810</text:p>
          </table:table-cell>
          <table:table-cell office:value-type="string">
            <text:p>{Кувшин \ Н00254 \ 1,1л \ }</text:p>
          </table:table-cell>
          <table:table-cell office:value-type="string">
            <text:p>РПМ-000270</text:p>
          </table:table-cell>
          <table:table-cell office:value-type="float" office:value="176">
            <text:p>176</text:p>
          </table:table-cell>
          <table:table-cell office:value-type="date" office:date-value="2023-03-30">
            <text:p>30.03.23</text:p>
          </table:table-cell>
          <table:table-cell office:value-type="float" office:value="1570">
            <text:p>1570</text:p>
          </table:table-cell>
          <table:table-cell office:value-type="date" office:date-value="2023-04-05">
            <text:p>05.04.23</text:p>
          </table:table-cell>
          <table:table-cell office:value-type="string">
            <text:p>Стеклопласт</text:p>
          </table:table-cell>
          <table:table-cell office:value-type="string">
            <text:p>Кувшин 1,1л Н00254</text:p>
          </table:table-cell>
          <table:table-cell table:number-columns-repeated="2"/>
          <table:table-cell office:value-type="string">
            <text:p>K0021750</text:p>
          </table:table-cell>
          <table:table-cell table:formula="of:=[.K157]/[.H157]" office:value-type="percentage" office:value="1.89797320508416">
            <text:p>190%</text:p>
          </table:table-cell>
          <table:table-cell/>
          <table:table-cell office:value-type="string">
            <text:p>Россия</text:p>
          </table:table-cell>
          <table:table-cell/>
          <table:table-cell table:formula="of:=([.AC157]-[.G157])*[.H157]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string">
            <text:p>Кувшин 1,1л Н00254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/>
          <table:table-cell office:value-type="string">
            <text:p>ООО "Посуда Мира"</text:p>
          </table:table-cell>
          <table:table-cell office:value-type="string">
            <text:p>4690509039258</text:p>
          </table:table-cell>
          <table:table-cell table:number-columns-repeated="2"/>
          <table:table-cell office:value-type="string">
            <text:p>РПМ-000270</text:p>
          </table:table-cell>
          <table:table-cell table:number-columns-repeated="2"/>
          <table:table-cell table:style-name="ce5" office:value-type="float" office:value="221">
            <text:p>221,00 ₽</text:p>
          </table:table-cell>
          <table:table-cell table:style-name="ce5" office:value-type="float" office:value="116.44">
            <text:p>116,44 ₽</text:p>
          </table:table-cell>
          <table:table-cell table:number-columns-repeated="3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4"/>
          <table:table-cell table:formula="of:=[.AZ157]-[.AC157]" office:value-type="float" office:value="0">
            <text:p>0</text:p>
          </table:table-cell>
          <table:table-cell table:number-columns-repeated="2" office:value-type="float" office:value="12">
            <text:p>12</text:p>
          </table:table-cell>
          <table:table-cell office:value-type="string">
            <text:p>Кувшин</text:p>
          </table:table-cell>
          <table:table-cell office:value-type="float" office:value="78810">
            <text:p>78810</text:p>
          </table:table-cell>
          <table:table-cell table:formula="of:=[.BC157]-[.L157]" office:value-type="float" office:value="0">
            <text:p>0</text:p>
          </table:table-cell>
          <table:table-cell office:value-type="float" office:value="116.44">
            <text:p>116,44</text:p>
          </table:table-cell>
          <table:table-cell table:formula="of:=[.BE157]/[.H157]" office:value-type="float" office:value="1">
            <text:p>1,00 ₽</text:p>
          </table:table-cell>
          <table:table-cell office:value-type="string">
            <text:p>K0021750</text:p>
          </table:table-cell>
          <table:table-cell office:value-type="float" office:value="12">
            <text:p>12</text:p>
          </table:table-cell>
          <table:table-cell office:value-type="float" office:value="116.44">
            <text:p>116,44</text:p>
          </table:table-cell>
          <table:table-cell office:value-type="float" office:value="1397.28">
            <text:p>1397,28</text:p>
          </table:table-cell>
          <table:table-cell office:value-type="string">
            <text:p>ОСЗ</text:p>
          </table:table-cell>
          <table:table-cell office:value-type="float" office:value="221">
            <text:p>221</text:p>
          </table:table-cell>
          <table:table-cell office:value-type="float" office:value="78810">
            <text:p>78810</text:p>
          </table:table-cell>
          <table:table-cell office:value-type="string">
            <text:p>{Кувшин \ Н00254 \ 1,1л \ }</text:p>
          </table:table-cell>
          <table:table-cell office:value-type="string">
            <text:p>РПМ-000111</text:p>
          </table:table-cell>
          <table:table-cell office:value-type="float" office:value="13">
            <text:p>13</text:p>
          </table:table-cell>
          <table:table-cell office:value-type="float" office:value="44964">
            <text:p>44964</text:p>
          </table:table-cell>
          <table:table-cell/>
          <table:table-cell table:number-columns-repeated="2" office:value-type="float" office:value="12">
            <text:p>12</text:p>
          </table:table-cell>
          <table:table-cell office:value-type="string">
            <text:p>Кувшин</text:p>
          </table:table-cell>
          <table:table-cell office:value-type="float" office:value="78810">
            <text:p>78810</text:p>
          </table:table-cell>
          <table:table-cell office:value-type="float" office:value="116.44">
            <text:p>116,44</text:p>
          </table:table-cell>
          <table:table-cell office:value-type="string">
            <text:p>K0021750</text:p>
          </table:table-cell>
          <table:table-cell office:value-type="float" office:value="12">
            <text:p>12</text:p>
          </table:table-cell>
          <table:table-cell office:value-type="float" office:value="116.44">
            <text:p>116,44</text:p>
          </table:table-cell>
          <table:table-cell office:value-type="float" office:value="1397.28">
            <text:p>1397,28</text:p>
          </table:table-cell>
          <table:table-cell office:value-type="string">
            <text:p>ОСЗ</text:p>
          </table:table-cell>
          <table:table-cell office:value-type="float" office:value="221">
            <text:p>221</text:p>
          </table:table-cell>
          <table:table-cell office:value-type="float" office:value="78810">
            <text:p>78810</text:p>
          </table:table-cell>
          <table:table-cell office:value-type="string">
            <text:p>{Кувшин \ Н00254 \ 1,1л \ }</text:p>
          </table:table-cell>
          <table:table-cell office:value-type="string">
            <text:p>РПМ-000111</text:p>
          </table:table-cell>
          <table:table-cell office:value-type="float" office:value="13">
            <text:p>13</text:p>
          </table:table-cell>
          <table:table-cell office:value-type="float" office:value="44964">
            <text:p>44964</text:p>
          </table:table-cell>
          <table:table-cell table:number-columns-repeated="2"/>
          <table:table-cell table:number-columns-repeated="2" office:value-type="float" office:value="12">
            <text:p>12</text:p>
          </table:table-cell>
          <table:table-cell office:value-type="string">
            <text:p>Кувшин</text:p>
          </table:table-cell>
          <table:table-cell office:value-type="float" office:value="78810">
            <text:p>78810</text:p>
          </table:table-cell>
          <table:table-cell office:value-type="float" office:value="116.44">
            <text:p>116,44</text:p>
          </table:table-cell>
          <table:table-cell office:value-type="string">
            <text:p>K0021750</text:p>
          </table:table-cell>
          <table:table-cell office:value-type="float" office:value="12">
            <text:p>12</text:p>
          </table:table-cell>
          <table:table-cell office:value-type="float" office:value="116.44">
            <text:p>116,44</text:p>
          </table:table-cell>
          <table:table-cell office:value-type="float" office:value="1397.28">
            <text:p>1397,28</text:p>
          </table:table-cell>
          <table:table-cell office:value-type="string">
            <text:p>ОСЗ</text:p>
          </table:table-cell>
          <table:table-cell office:value-type="float" office:value="221">
            <text:p>221</text:p>
          </table:table-cell>
          <table:table-cell office:value-type="float" office:value="78810">
            <text:p>78810</text:p>
          </table:table-cell>
          <table:table-cell office:value-type="string">
            <text:p>{Кувшин \ Н00254 \ 1,1л \ }</text:p>
          </table:table-cell>
          <table:table-cell office:value-type="string">
            <text:p>РПМ-000111</text:p>
          </table:table-cell>
          <table:table-cell office:value-type="float" office:value="13">
            <text:p>13</text:p>
          </table:table-cell>
          <table:table-cell office:value-type="float" office:value="44964">
            <text:p>44964</text:p>
          </table:table-cell>
          <table:table-cell/>
          <table:table-cell table:formula="of:=[.CK157]-[.AZ157]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office:value-type="float" office:value="5">
            <text:p>5</text:p>
          </table:table-cell>
          <table:table-cell/>
          <table:table-cell office:value-type="float" office:value="78810">
            <text:p>78810</text:p>
          </table:table-cell>
          <table:table-cell table:formula="of:=[.DH157]-[.L157]" office:value-type="float" office:value="0">
            <text:p>0</text:p>
          </table:table-cell>
        </table:table-row>
        <table:table-row table:style-name="ro1">
          <table:table-cell office:value-type="string">
            <text:p>Бокал Imperial F&amp;D</text:p>
          </table:table-cell>
          <table:table-cell office:value-type="string">
            <text:p>440419 F&amp;D SL/St</text:p>
          </table:table-cell>
          <table:table-cell office:value-type="string">
            <text:p>180мл</text:p>
          </table:table-cell>
          <table:table-cell table:number-columns-repeated="3"/>
          <table:table-cell office:value-type="float" office:value="24">
            <text:p>24</text:p>
          </table:table-cell>
          <table:table-cell office:value-type="float" office:value="35.49">
            <text:p>35,49 ₽</text:p>
          </table:table-cell>
          <table:table-cell office:value-type="float" office:value="851.76">
            <text:p><text:s/>851,76 ₽ </text:p>
          </table:table-cell>
          <table:table-cell/>
          <table:table-cell table:style-name="ce5" office:value-type="float" office:value="64">
            <text:p>64,00 ₽</text:p>
          </table:table-cell>
          <table:table-cell office:value-type="float" office:value="78817">
            <text:p>78817</text:p>
          </table:table-cell>
          <table:table-cell office:value-type="string">
            <text:p>{Бокал Imperial F&amp;D \ 440419 F&amp;D SL/St \ 180мл \ }</text:p>
          </table:table-cell>
          <table:table-cell office:value-type="string">
            <text:p>РПМ-000270</text:p>
          </table:table-cell>
          <table:table-cell office:value-type="float" office:value="73">
            <text:p>73</text:p>
          </table:table-cell>
          <table:table-cell office:value-type="date" office:date-value="2023-03-30">
            <text:p>30.03.23</text:p>
          </table:table-cell>
          <table:table-cell office:value-type="float" office:value="1570">
            <text:p>1570</text:p>
          </table:table-cell>
          <table:table-cell office:value-type="date" office:date-value="2023-04-05">
            <text:p>05.04.23</text:p>
          </table:table-cell>
          <table:table-cell office:value-type="string">
            <text:p>Стеклопласт</text:p>
          </table:table-cell>
          <table:table-cell office:value-type="string">
            <text:p>Imperial F&amp;D" бокал 180 мл 440419 F&amp;D SL/St</text:p>
          </table:table-cell>
          <table:table-cell table:number-columns-repeated="2"/>
          <table:table-cell office:value-type="string">
            <text:p>K0023050</text:p>
          </table:table-cell>
          <table:table-cell table:formula="of:=[.K158]/[.H158]" office:value-type="percentage" office:value="1.80332488024796">
            <text:p>180%</text:p>
          </table:table-cell>
          <table:table-cell table:number-columns-repeated="3"/>
          <table:table-cell table:formula="of:=([.AC158]-[.G158])*[.H158]"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string">
            <text:p>Imperial F&amp;D" бокал 180 мл 440419 F&amp;D SL/St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/>
          <table:table-cell office:value-type="string">
            <text:p>ООО "Посуда Мира"</text:p>
          </table:table-cell>
          <table:table-cell office:value-type="string">
            <text:p>8693357525559</text:p>
          </table:table-cell>
          <table:table-cell table:number-columns-repeated="2"/>
          <table:table-cell office:value-type="string">
            <text:p>РПМ-000270</text:p>
          </table:table-cell>
          <table:table-cell table:number-columns-repeated="2"/>
          <table:table-cell table:style-name="ce5" office:value-type="float" office:value="64">
            <text:p>64,00 ₽</text:p>
          </table:table-cell>
          <table:table-cell table:style-name="ce5" office:value-type="float" office:value="35.49">
            <text:p>35,49 ₽</text:p>
          </table:table-cell>
          <table:table-cell table:number-columns-repeated="4" office:value-type="float" office:value="0">
            <text:p>0</text:p>
          </table:table-cell>
          <table:table-cell table:number-columns-repeated="4"/>
          <table:table-cell table:formula="of:=[.AZ158]-[.AC158]"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12">
            <text:p>12</text:p>
          </table:table-cell>
          <table:table-cell office:value-type="string">
            <text:p>Бокал Imperial F&amp;D</text:p>
          </table:table-cell>
          <table:table-cell office:value-type="float" office:value="78817">
            <text:p>78817</text:p>
          </table:table-cell>
          <table:table-cell table:formula="of:=[.BC158]-[.L158]" office:value-type="float" office:value="0">
            <text:p>0</text:p>
          </table:table-cell>
          <table:table-cell office:value-type="float" office:value="35.49">
            <text:p>35,49</text:p>
          </table:table-cell>
          <table:table-cell table:formula="of:=[.BE158]/[.H158]" office:value-type="float" office:value="1">
            <text:p>1,00 ₽</text:p>
          </table:table-cell>
          <table:table-cell office:value-type="string">
            <text:p>K0023050</text:p>
          </table:table-cell>
          <table:table-cell office:value-type="float" office:value="12">
            <text:p>12</text:p>
          </table:table-cell>
          <table:table-cell office:value-type="float" office:value="35.49">
            <text:p>35,49</text:p>
          </table:table-cell>
          <table:table-cell office:value-type="float" office:value="425.88">
            <text:p>425,88</text:p>
          </table:table-cell>
          <table:table-cell office:value-type="string">
            <text:p>Пашабахча</text:p>
          </table:table-cell>
          <table:table-cell office:value-type="float" office:value="64">
            <text:p>64</text:p>
          </table:table-cell>
          <table:table-cell office:value-type="float" office:value="78817">
            <text:p>78817</text:p>
          </table:table-cell>
          <table:table-cell office:value-type="string">
            <text:p>{Бокал Imperial F&amp;D \ 440419 F&amp;D SL/St \ 180мл \ }</text:p>
          </table:table-cell>
          <table:table-cell office:value-type="string">
            <text:p>РПМ-000390</text:p>
          </table:table-cell>
          <table:table-cell office:value-type="float" office:value="29">
            <text:p>29</text:p>
          </table:table-cell>
          <table:table-cell office:value-type="float" office:value="44757">
            <text:p>44757</text:p>
          </table:table-cell>
          <table:table-cell/>
          <table:table-cell office:value-type="float" office:value="24">
            <text:p>24</text:p>
          </table:table-cell>
          <table:table-cell office:value-type="float" office:value="12">
            <text:p>12</text:p>
          </table:table-cell>
          <table:table-cell office:value-type="string">
            <text:p>Бокал Imperial F&amp;D</text:p>
          </table:table-cell>
          <table:table-cell office:value-type="float" office:value="78817">
            <text:p>78817</text:p>
          </table:table-cell>
          <table:table-cell office:value-type="float" office:value="35.49">
            <text:p>35,49</text:p>
          </table:table-cell>
          <table:table-cell office:value-type="string">
            <text:p>K0023050</text:p>
          </table:table-cell>
          <table:table-cell office:value-type="float" office:value="12">
            <text:p>12</text:p>
          </table:table-cell>
          <table:table-cell office:value-type="float" office:value="35.49">
            <text:p>35,49</text:p>
          </table:table-cell>
          <table:table-cell office:value-type="float" office:value="425.88">
            <text:p>425,88</text:p>
          </table:table-cell>
          <table:table-cell office:value-type="string">
            <text:p>Пашабахча</text:p>
          </table:table-cell>
          <table:table-cell office:value-type="float" office:value="64">
            <text:p>64</text:p>
          </table:table-cell>
          <table:table-cell office:value-type="float" office:value="78817">
            <text:p>78817</text:p>
          </table:table-cell>
          <table:table-cell office:value-type="string">
            <text:p>{Бокал Imperial F&amp;D \ 440419 F&amp;D SL/St \ 180мл \ }</text:p>
          </table:table-cell>
          <table:table-cell office:value-type="string">
            <text:p>РПМ-000390</text:p>
          </table:table-cell>
          <table:table-cell office:value-type="float" office:value="29">
            <text:p>29</text:p>
          </table:table-cell>
          <table:table-cell office:value-type="float" office:value="44757">
            <text:p>44757</text:p>
          </table:table-cell>
          <table:table-cell table:number-columns-repeated="2"/>
          <table:table-cell office:value-type="float" office:value="24">
            <text:p>24</text:p>
          </table:table-cell>
          <table:table-cell office:value-type="float" office:value="12">
            <text:p>12</text:p>
          </table:table-cell>
          <table:table-cell office:value-type="string">
            <text:p>Бокал Imperial F&amp;D</text:p>
          </table:table-cell>
          <table:table-cell office:value-type="float" office:value="78817">
            <text:p>78817</text:p>
          </table:table-cell>
          <table:table-cell office:value-type="float" office:value="35.49">
            <text:p>35,49</text:p>
          </table:table-cell>
          <table:table-cell office:value-type="string">
            <text:p>K0023050</text:p>
          </table:table-cell>
          <table:table-cell office:value-type="float" office:value="12">
            <text:p>12</text:p>
          </table:table-cell>
          <table:table-cell office:value-type="float" office:value="35.49">
            <text:p>35,49</text:p>
          </table:table-cell>
          <table:table-cell office:value-type="float" office:value="425.88">
            <text:p>425,88</text:p>
          </table:table-cell>
          <table:table-cell office:value-type="string">
            <text:p>Пашабахча</text:p>
          </table:table-cell>
          <table:table-cell office:value-type="float" office:value="64">
            <text:p>64</text:p>
          </table:table-cell>
          <table:table-cell office:value-type="float" office:value="78817">
            <text:p>78817</text:p>
          </table:table-cell>
          <table:table-cell office:value-type="string">
            <text:p>{Бокал Imperial F&amp;D \ 440419 F&amp;D SL/St \ 180мл \ }</text:p>
          </table:table-cell>
          <table:table-cell office:value-type="string">
            <text:p>РПМ-000390</text:p>
          </table:table-cell>
          <table:table-cell office:value-type="float" office:value="29">
            <text:p>29</text:p>
          </table:table-cell>
          <table:table-cell office:value-type="float" office:value="44757">
            <text:p>44757</text:p>
          </table:table-cell>
          <table:table-cell/>
          <table:table-cell table:formula="of:=[.CK158]-[.AZ158]" office:value-type="float" office:value="0">
            <text:p>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78817">
            <text:p>78817</text:p>
          </table:table-cell>
          <table:table-cell table:formula="of:=[.DH158]-[.L158]" office:value-type="float" office:value="0">
            <text:p>0</text:p>
          </table:table-cell>
        </table:table-row>
        <table:table-row table:style-name="ro1">
          <table:table-cell office:value-type="string">
            <text:p>Стакан выс. Side</text:p>
          </table:table-cell>
          <table:table-cell office:value-type="string">
            <text:p>42253 SL</text:p>
          </table:table-cell>
          <table:table-cell office:value-type="string">
            <text:p>380мл</text:p>
          </table:table-cell>
          <table:table-cell table:number-columns-repeated="3"/>
          <table:table-cell office:value-type="float" office:value="12">
            <text:p>12</text:p>
          </table:table-cell>
          <table:table-cell office:value-type="float" office:value="39.17">
            <text:p>39,17 ₽</text:p>
          </table:table-cell>
          <table:table-cell office:value-type="float" office:value="470.04">
            <text:p><text:s/>470,04 ₽ </text:p>
          </table:table-cell>
          <table:table-cell/>
          <table:table-cell table:style-name="ce4" table:formula="of:=ROUND([.H159]*1.8;0)" office:value-type="float" office:value="71">
            <text:p><text:s/>71,00 ₽ </text:p>
          </table:table-cell>
          <table:table-cell office:value-type="float" office:value="79055">
            <text:p>79055</text:p>
          </table:table-cell>
          <table:table-cell office:value-type="string">
            <text:p>{Стакан выс. Side \ 42253 SL \ 380мл \ }</text:p>
          </table:table-cell>
          <table:table-cell office:value-type="string">
            <text:p>РПМ-000270</text:p>
          </table:table-cell>
          <table:table-cell office:value-type="float" office:value="118">
            <text:p>118</text:p>
          </table:table-cell>
          <table:table-cell office:value-type="date" office:date-value="2023-03-30">
            <text:p>30.03.23</text:p>
          </table:table-cell>
          <table:table-cell office:value-type="float" office:value="1570">
            <text:p>1570</text:p>
          </table:table-cell>
          <table:table-cell office:value-type="date" office:date-value="2023-04-05">
            <text:p>05.04.23</text:p>
          </table:table-cell>
          <table:table-cell office:value-type="string">
            <text:p>Стеклопласт</text:p>
          </table:table-cell>
          <table:table-cell office:value-type="string">
            <text:p>Side" стакан выс. (v=380мл) SL 42253 SL</text:p>
          </table:table-cell>
          <table:table-cell table:number-columns-repeated="2"/>
          <table:table-cell office:value-type="string">
            <text:p>K0022725</text:p>
          </table:table-cell>
          <table:table-cell table:formula="of:=[.K159]/[.H159]" office:value-type="percentage" office:value="1.8126116926219">
            <text:p>181%</text:p>
          </table:table-cell>
          <table:table-cell table:number-columns-repeated="3"/>
          <table:table-cell table:formula="of:=([.AC159]-[.G159])*[.H159]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string">
            <text:p>Side" стакан выс. (v=380мл) SL 42253 SL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/>
          <table:table-cell office:value-type="string">
            <text:p>ООО "Посуда Мира"</text:p>
          </table:table-cell>
          <table:table-cell table:number-columns-repeated="3"/>
          <table:table-cell office:value-type="string">
            <text:p>РПМ-000270</text:p>
          </table:table-cell>
          <table:table-cell table:number-columns-repeated="2"/>
          <table:table-cell table:style-name="ce5" office:value-type="float" office:value="64">
            <text:p>64,00 ₽</text:p>
          </table:table-cell>
          <table:table-cell table:style-name="ce5" office:value-type="float" office:value="35.61">
            <text:p>35,61 ₽</text:p>
          </table:table-cell>
          <table:table-cell table:number-columns-repeated="3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4"/>
          <table:table-cell table:formula="of:=[.AZ159]-[.AC159]" office:value-type="float" office:value="0">
            <text:p>0</text:p>
          </table:table-cell>
          <table:table-cell table:number-columns-repeated="2" office:value-type="float" office:value="12">
            <text:p>12</text:p>
          </table:table-cell>
          <table:table-cell office:value-type="string">
            <text:p>Стакан выс. Side</text:p>
          </table:table-cell>
          <table:table-cell office:value-type="float" office:value="79055">
            <text:p>79055</text:p>
          </table:table-cell>
          <table:table-cell table:formula="of:=[.BC159]-[.L159]" office:value-type="float" office:value="0">
            <text:p>0</text:p>
          </table:table-cell>
          <table:table-cell office:value-type="float" office:value="39.17">
            <text:p>39,17</text:p>
          </table:table-cell>
          <table:table-cell table:formula="of:=[.BE159]/[.H159]" office:value-type="float" office:value="1">
            <text:p>1,00 ₽</text:p>
          </table:table-cell>
          <table:table-cell office:value-type="string">
            <text:p>K0022725</text:p>
          </table:table-cell>
          <table:table-cell office:value-type="float" office:value="12">
            <text:p>12</text:p>
          </table:table-cell>
          <table:table-cell office:value-type="float" office:value="35.61">
            <text:p>35,61</text:p>
          </table:table-cell>
          <table:table-cell office:value-type="float" office:value="427.32">
            <text:p>427,32</text:p>
          </table:table-cell>
          <table:table-cell office:value-type="string">
            <text:p>Пашабахча</text:p>
          </table:table-cell>
          <table:table-cell office:value-type="float" office:value="64">
            <text:p>64</text:p>
          </table:table-cell>
          <table:table-cell office:value-type="float" office:value="79055">
            <text:p>79055</text:p>
          </table:table-cell>
          <table:table-cell office:value-type="string">
            <text:p>{Стакан выс. Side \ 42253 SL \ 380мл \ }</text:p>
          </table:table-cell>
          <table:table-cell office:value-type="string">
            <text:p>РПМ-000058</text:p>
          </table:table-cell>
          <table:table-cell office:value-type="float" office:value="40">
            <text:p>40</text:p>
          </table:table-cell>
          <table:table-cell office:value-type="float" office:value="44595">
            <text:p>44595</text:p>
          </table:table-cell>
          <table:table-cell table:number-columns-repeated="19"/>
          <table:table-cell table:number-columns-repeated="2" office:value-type="float" office:value="12">
            <text:p>12</text:p>
          </table:table-cell>
          <table:table-cell office:value-type="string">
            <text:p>Стакан выс. Side</text:p>
          </table:table-cell>
          <table:table-cell office:value-type="float" office:value="79055">
            <text:p>79055</text:p>
          </table:table-cell>
          <table:table-cell office:value-type="float" office:value="39.17">
            <text:p>39,17</text:p>
          </table:table-cell>
          <table:table-cell office:value-type="string">
            <text:p>K0022725</text:p>
          </table:table-cell>
          <table:table-cell office:value-type="float" office:value="12">
            <text:p>12</text:p>
          </table:table-cell>
          <table:table-cell office:value-type="float" office:value="35.61">
            <text:p>35,61</text:p>
          </table:table-cell>
          <table:table-cell office:value-type="float" office:value="427.32">
            <text:p>427,32</text:p>
          </table:table-cell>
          <table:table-cell office:value-type="string">
            <text:p>Пашабахча</text:p>
          </table:table-cell>
          <table:table-cell office:value-type="float" office:value="64">
            <text:p>64</text:p>
          </table:table-cell>
          <table:table-cell office:value-type="float" office:value="79055">
            <text:p>79055</text:p>
          </table:table-cell>
          <table:table-cell office:value-type="string">
            <text:p>{Стакан выс. Side \ 42253 SL \ 380мл \ }</text:p>
          </table:table-cell>
          <table:table-cell office:value-type="string">
            <text:p>РПМ-000058</text:p>
          </table:table-cell>
          <table:table-cell office:value-type="float" office:value="40">
            <text:p>40</text:p>
          </table:table-cell>
          <table:table-cell office:value-type="float" office:value="44595">
            <text:p>44595</text:p>
          </table:table-cell>
          <table:table-cell/>
          <table:table-cell table:formula="of:=[.CK159]-[.AZ159]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office:value-type="float" office:value="12">
            <text:p>12</text:p>
          </table:table-cell>
          <table:table-cell table:style-name="ce3" office:value-type="string">
            <text:p>цена</text:p>
          </table:table-cell>
          <table:table-cell office:value-type="float" office:value="79055">
            <text:p>79055</text:p>
          </table:table-cell>
          <table:table-cell table:formula="of:=[.DH159]-[.L159]" office:value-type="float" office:value="0">
            <text:p>0</text:p>
          </table:table-cell>
        </table:table-row>
        <table:table-row table:style-name="ro1">
          <table:table-cell office:value-type="string">
            <text:p>Набор бокалов д/шампанского.6шт.F&amp;D Dalida</text:p>
          </table:table-cell>
          <table:table-cell office:value-type="string">
            <text:p>440883 F&amp;D</text:p>
          </table:table-cell>
          <table:table-cell office:value-type="string">
            <text:p>v=210мл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279.89">
            <text:p>279,89 ₽</text:p>
          </table:table-cell>
          <table:table-cell office:value-type="float" office:value="1119.56">
            <text:p><text:s/>1 119,56 ₽ </text:p>
          </table:table-cell>
          <table:table-cell/>
          <table:table-cell table:style-name="ce5" office:value-type="float" office:value="504">
            <text:p>504,00 ₽</text:p>
          </table:table-cell>
          <table:table-cell office:value-type="float" office:value="79059">
            <text:p>79059</text:p>
          </table:table-cell>
          <table:table-cell office:value-type="string">
            <text:p>{Набор бокалов д/шампанского.6шт.F&amp;D Dalida \ 440883 F&amp;D \ v=210мл \ }</text:p>
          </table:table-cell>
          <table:table-cell office:value-type="string">
            <text:p>РПМ-000270</text:p>
          </table:table-cell>
          <table:table-cell office:value-type="float" office:value="52">
            <text:p>52</text:p>
          </table:table-cell>
          <table:table-cell office:value-type="date" office:date-value="2023-03-30">
            <text:p>30.03.23</text:p>
          </table:table-cell>
          <table:table-cell office:value-type="float" office:value="1570">
            <text:p>1570</text:p>
          </table:table-cell>
          <table:table-cell office:value-type="date" office:date-value="2023-04-05">
            <text:p>05.04.23</text:p>
          </table:table-cell>
          <table:table-cell office:value-type="string">
            <text:p>Стеклопласт</text:p>
          </table:table-cell>
          <table:table-cell office:value-type="string">
            <text:p>Dalida" набор бокалов д/шампанского.6шт.(v=210мл)F&amp;D 440883 F&amp;D</text:p>
          </table:table-cell>
          <table:table-cell table:number-columns-repeated="2"/>
          <table:table-cell office:value-type="string">
            <text:p>K0022631</text:p>
          </table:table-cell>
          <table:table-cell table:formula="of:=[.K160]/[.H160]" office:value-type="percentage" office:value="1.80070742077245">
            <text:p>180%</text:p>
          </table:table-cell>
          <table:table-cell table:number-columns-repeated="3"/>
          <table:table-cell table:formula="of:=([.AC160]-[.G160])*[.H160]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Dalida" набор бокалов д/шампанского.6шт.(v=210мл)F&amp;D 440883 F&amp;D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office:value-type="string">
            <text:p>ООО "Посуда Мира"</text:p>
          </table:table-cell>
          <table:table-cell office:value-type="string">
            <text:p>8693357518506</text:p>
          </table:table-cell>
          <table:table-cell table:number-columns-repeated="2"/>
          <table:table-cell office:value-type="string">
            <text:p>РПМ-000270</text:p>
          </table:table-cell>
          <table:table-cell table:number-columns-repeated="2"/>
          <table:table-cell table:style-name="ce5" office:value-type="float" office:value="504">
            <text:p>504,00 ₽</text:p>
          </table:table-cell>
          <table:table-cell table:style-name="ce5" office:value-type="float" office:value="279.89">
            <text:p>279,89 ₽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/>
          <table:table-cell table:formula="of:=[.AZ160]-[.AC160]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Набор бокалов д/шампанского.6шт.F&amp;D Dalida</text:p>
          </table:table-cell>
          <table:table-cell office:value-type="float" office:value="79059">
            <text:p>79059</text:p>
          </table:table-cell>
          <table:table-cell table:formula="of:=[.BC160]-[.L160]" office:value-type="float" office:value="0">
            <text:p>0</text:p>
          </table:table-cell>
          <table:table-cell office:value-type="float" office:value="279.89">
            <text:p>279,89</text:p>
          </table:table-cell>
          <table:table-cell table:formula="of:=[.BE160]/[.H160]" office:value-type="float" office:value="1">
            <text:p>1,00 ₽</text:p>
          </table:table-cell>
          <table:table-cell office:value-type="string">
            <text:p>K0022631</text:p>
          </table:table-cell>
          <table:table-cell office:value-type="float" office:value="4">
            <text:p>4</text:p>
          </table:table-cell>
          <table:table-cell office:value-type="float" office:value="279.89">
            <text:p>279,89</text:p>
          </table:table-cell>
          <table:table-cell office:value-type="float" office:value="1119.56">
            <text:p>1119,56</text:p>
          </table:table-cell>
          <table:table-cell office:value-type="string">
            <text:p>Пашабахча</text:p>
          </table:table-cell>
          <table:table-cell office:value-type="float" office:value="504">
            <text:p>504</text:p>
          </table:table-cell>
          <table:table-cell office:value-type="float" office:value="79059">
            <text:p>79059</text:p>
          </table:table-cell>
          <table:table-cell office:value-type="string">
            <text:p>{Набор бокалов д/шампанского.6шт.F&amp;D Dalida \ 440883 F&amp;D \ v=210мл \ }</text:p>
          </table:table-cell>
          <table:table-cell office:value-type="string">
            <text:p>РПМ-000729</text:p>
          </table:table-cell>
          <table:table-cell office:value-type="float" office:value="118">
            <text:p>118</text:p>
          </table:table-cell>
          <table:table-cell office:value-type="float" office:value="44897">
            <text:p>44897</text:p>
          </table:table-cell>
          <table:table-cell table:number-columns-repeated="19"/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Набор бокалов д/шампанского.6шт.F&amp;D Dalida</text:p>
          </table:table-cell>
          <table:table-cell office:value-type="float" office:value="79059">
            <text:p>79059</text:p>
          </table:table-cell>
          <table:table-cell office:value-type="float" office:value="279.89">
            <text:p>279,89</text:p>
          </table:table-cell>
          <table:table-cell office:value-type="string">
            <text:p>K0022631</text:p>
          </table:table-cell>
          <table:table-cell office:value-type="float" office:value="4">
            <text:p>4</text:p>
          </table:table-cell>
          <table:table-cell office:value-type="float" office:value="279.89">
            <text:p>279,89</text:p>
          </table:table-cell>
          <table:table-cell office:value-type="float" office:value="1119.56">
            <text:p>1119,56</text:p>
          </table:table-cell>
          <table:table-cell office:value-type="string">
            <text:p>Пашабахча</text:p>
          </table:table-cell>
          <table:table-cell office:value-type="float" office:value="504">
            <text:p>504</text:p>
          </table:table-cell>
          <table:table-cell office:value-type="float" office:value="79059">
            <text:p>79059</text:p>
          </table:table-cell>
          <table:table-cell office:value-type="string">
            <text:p>{Набор бокалов д/шампанского.6шт.F&amp;D Dalida \ 440883 F&amp;D \ v=210мл \ }</text:p>
          </table:table-cell>
          <table:table-cell office:value-type="string">
            <text:p>РПМ-000729</text:p>
          </table:table-cell>
          <table:table-cell office:value-type="float" office:value="118">
            <text:p>118</text:p>
          </table:table-cell>
          <table:table-cell office:value-type="float" office:value="44897">
            <text:p>44897</text:p>
          </table:table-cell>
          <table:table-cell/>
          <table:table-cell table:formula="of:=[.CK160]-[.AZ160]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79059">
            <text:p>79059</text:p>
          </table:table-cell>
          <table:table-cell table:formula="of:=[.DH160]-[.L160]" office:value-type="float" office:value="0">
            <text:p>0</text:p>
          </table:table-cell>
        </table:table-row>
        <table:table-row table:style-name="ro1">
          <table:table-cell office:value-type="string">
            <text:p>Бокал TIMELESS</text:p>
          </table:table-cell>
          <table:table-cell office:value-type="string">
            <text:p>SL/St 51648 SL/St</text:p>
          </table:table-cell>
          <table:table-cell office:value-type="string">
            <text:p>320мл</text:p>
          </table:table-cell>
          <table:table-cell table:number-columns-repeated="3"/>
          <table:table-cell office:value-type="float" office:value="12">
            <text:p>12</text:p>
          </table:table-cell>
          <table:table-cell office:value-type="float" office:value="105.95">
            <text:p>105,95 ₽</text:p>
          </table:table-cell>
          <table:table-cell office:value-type="float" office:value="1271.4">
            <text:p><text:s/>1 271,40 ₽ </text:p>
          </table:table-cell>
          <table:table-cell/>
          <table:table-cell table:style-name="ce4" table:formula="of:=ROUND([.H161]*1.8;0)" office:value-type="float" office:value="191">
            <text:p><text:s/>191,00 ₽ </text:p>
          </table:table-cell>
          <table:table-cell office:value-type="float" office:value="79060">
            <text:p>79060</text:p>
          </table:table-cell>
          <table:table-cell office:value-type="string">
            <text:p>{Бокал TIMELESS \ SL/St 51648 SL/St \ 320мл \ }</text:p>
          </table:table-cell>
          <table:table-cell office:value-type="string">
            <text:p>РПМ-000270</text:p>
          </table:table-cell>
          <table:table-cell office:value-type="float" office:value="125">
            <text:p>125</text:p>
          </table:table-cell>
          <table:table-cell office:value-type="date" office:date-value="2023-03-30">
            <text:p>30.03.23</text:p>
          </table:table-cell>
          <table:table-cell office:value-type="float" office:value="1570">
            <text:p>1570</text:p>
          </table:table-cell>
          <table:table-cell office:value-type="date" office:date-value="2023-04-05">
            <text:p>05.04.23</text:p>
          </table:table-cell>
          <table:table-cell office:value-type="string">
            <text:p>Стеклопласт</text:p>
          </table:table-cell>
          <table:table-cell office:value-type="string">
            <text:p>TIMELESS <text:s/>бокал, 320 мл, SL/St 51648 SL/St</text:p>
          </table:table-cell>
          <table:table-cell table:number-columns-repeated="2"/>
          <table:table-cell office:value-type="string">
            <text:p>K0022283</text:p>
          </table:table-cell>
          <table:table-cell table:formula="of:=[.K161]/[.H161]" office:value-type="percentage" office:value="1.80273714016045">
            <text:p>180%</text:p>
          </table:table-cell>
          <table:table-cell table:number-columns-repeated="3"/>
          <table:table-cell table:formula="of:=([.AC161]-[.G161])*[.H161]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string">
            <text:p>TIMELESS бокал, 320 мл, SL/St 51648 SL/St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/>
          <table:table-cell office:value-type="string">
            <text:p>ООО "Посуда Мира"</text:p>
          </table:table-cell>
          <table:table-cell office:value-type="string">
            <text:p>8693357462427</text:p>
          </table:table-cell>
          <table:table-cell table:number-columns-repeated="2"/>
          <table:table-cell office:value-type="string">
            <text:p>РПМ-000270</text:p>
          </table:table-cell>
          <table:table-cell table:number-columns-repeated="2"/>
          <table:table-cell table:style-name="ce5" office:value-type="float" office:value="160">
            <text:p>160,00 ₽</text:p>
          </table:table-cell>
          <table:table-cell table:style-name="ce5" office:value-type="float" office:value="88.88">
            <text:p>88,88 ₽</text:p>
          </table:table-cell>
          <table:table-cell table:number-columns-repeated="3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4"/>
          <table:table-cell table:formula="of:=[.AZ161]-[.AC161]" office:value-type="float" office:value="0">
            <text:p>0</text:p>
          </table:table-cell>
          <table:table-cell table:number-columns-repeated="2" office:value-type="float" office:value="12">
            <text:p>12</text:p>
          </table:table-cell>
          <table:table-cell office:value-type="string">
            <text:p>Бокал TIMELESS</text:p>
          </table:table-cell>
          <table:table-cell office:value-type="float" office:value="79060">
            <text:p>79060</text:p>
          </table:table-cell>
          <table:table-cell table:formula="of:=[.BC161]-[.L161]" office:value-type="float" office:value="0">
            <text:p>0</text:p>
          </table:table-cell>
          <table:table-cell office:value-type="float" office:value="105.95">
            <text:p>105,95</text:p>
          </table:table-cell>
          <table:table-cell table:formula="of:=[.BE161]/[.H161]" office:value-type="float" office:value="1">
            <text:p>1,00 ₽</text:p>
          </table:table-cell>
          <table:table-cell office:value-type="string">
            <text:p>K0022283</text:p>
          </table:table-cell>
          <table:table-cell office:value-type="float" office:value="12">
            <text:p>12</text:p>
          </table:table-cell>
          <table:table-cell office:value-type="float" office:value="88.88">
            <text:p>88,88</text:p>
          </table:table-cell>
          <table:table-cell office:value-type="float" office:value="1066.56">
            <text:p>1066,56</text:p>
          </table:table-cell>
          <table:table-cell office:value-type="string">
            <text:p>Пашабахча</text:p>
          </table:table-cell>
          <table:table-cell office:value-type="float" office:value="160">
            <text:p>160</text:p>
          </table:table-cell>
          <table:table-cell office:value-type="float" office:value="79060">
            <text:p>79060</text:p>
          </table:table-cell>
          <table:table-cell office:value-type="string">
            <text:p>{Бокал TIMELESS \ SL/St 51648 SL/St \ 320мл \ }</text:p>
          </table:table-cell>
          <table:table-cell office:value-type="string">
            <text:p>РПМ-000488</text:p>
          </table:table-cell>
          <table:table-cell office:value-type="float" office:value="104">
            <text:p>104</text:p>
          </table:table-cell>
          <table:table-cell office:value-type="float" office:value="44511">
            <text:p>44511</text:p>
          </table:table-cell>
          <table:table-cell/>
          <table:table-cell table:number-columns-repeated="2" office:value-type="float" office:value="12">
            <text:p>12</text:p>
          </table:table-cell>
          <table:table-cell office:value-type="string">
            <text:p>Бокал TIMELESS</text:p>
          </table:table-cell>
          <table:table-cell office:value-type="float" office:value="79060">
            <text:p>79060</text:p>
          </table:table-cell>
          <table:table-cell office:value-type="float" office:value="105.95">
            <text:p>105,95</text:p>
          </table:table-cell>
          <table:table-cell office:value-type="string">
            <text:p>K0022283</text:p>
          </table:table-cell>
          <table:table-cell office:value-type="float" office:value="12">
            <text:p>12</text:p>
          </table:table-cell>
          <table:table-cell office:value-type="float" office:value="88.88">
            <text:p>88,88</text:p>
          </table:table-cell>
          <table:table-cell office:value-type="float" office:value="1066.56">
            <text:p>1066,56</text:p>
          </table:table-cell>
          <table:table-cell office:value-type="string">
            <text:p>Пашабахча</text:p>
          </table:table-cell>
          <table:table-cell office:value-type="float" office:value="160">
            <text:p>160</text:p>
          </table:table-cell>
          <table:table-cell office:value-type="float" office:value="79060">
            <text:p>79060</text:p>
          </table:table-cell>
          <table:table-cell office:value-type="string">
            <text:p>{Бокал TIMELESS \ SL/St 51648 SL/St \ 320мл \ }</text:p>
          </table:table-cell>
          <table:table-cell office:value-type="string">
            <text:p>РПМ-000488</text:p>
          </table:table-cell>
          <table:table-cell office:value-type="float" office:value="104">
            <text:p>104</text:p>
          </table:table-cell>
          <table:table-cell office:value-type="float" office:value="44511">
            <text:p>44511</text:p>
          </table:table-cell>
          <table:table-cell table:number-columns-repeated="2"/>
          <table:table-cell table:number-columns-repeated="2" office:value-type="float" office:value="12">
            <text:p>12</text:p>
          </table:table-cell>
          <table:table-cell office:value-type="string">
            <text:p>Бокал TIMELESS</text:p>
          </table:table-cell>
          <table:table-cell office:value-type="float" office:value="79060">
            <text:p>79060</text:p>
          </table:table-cell>
          <table:table-cell office:value-type="float" office:value="105.95">
            <text:p>105,95</text:p>
          </table:table-cell>
          <table:table-cell office:value-type="string">
            <text:p>K0022283</text:p>
          </table:table-cell>
          <table:table-cell office:value-type="float" office:value="12">
            <text:p>12</text:p>
          </table:table-cell>
          <table:table-cell office:value-type="float" office:value="88.88">
            <text:p>88,88</text:p>
          </table:table-cell>
          <table:table-cell office:value-type="float" office:value="1066.56">
            <text:p>1066,56</text:p>
          </table:table-cell>
          <table:table-cell office:value-type="string">
            <text:p>Пашабахча</text:p>
          </table:table-cell>
          <table:table-cell office:value-type="float" office:value="160">
            <text:p>160</text:p>
          </table:table-cell>
          <table:table-cell office:value-type="float" office:value="79060">
            <text:p>79060</text:p>
          </table:table-cell>
          <table:table-cell office:value-type="string">
            <text:p>{Бокал TIMELESS \ SL/St 51648 SL/St \ 320мл \ }</text:p>
          </table:table-cell>
          <table:table-cell office:value-type="string">
            <text:p>РПМ-000488</text:p>
          </table:table-cell>
          <table:table-cell office:value-type="float" office:value="104">
            <text:p>104</text:p>
          </table:table-cell>
          <table:table-cell office:value-type="float" office:value="44511">
            <text:p>44511</text:p>
          </table:table-cell>
          <table:table-cell/>
          <table:table-cell table:formula="of:=[.CK161]-[.AZ161]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office:value-type="float" office:value="7">
            <text:p>7</text:p>
          </table:table-cell>
          <table:table-cell table:style-name="ce3" office:value-type="string">
            <text:p>цена</text:p>
          </table:table-cell>
          <table:table-cell office:value-type="float" office:value="79060">
            <text:p>79060</text:p>
          </table:table-cell>
          <table:table-cell table:formula="of:=[.DH161]-[.L161]" office:value-type="float" office:value="0">
            <text:p>0</text:p>
          </table:table-cell>
        </table:table-row>
        <table:table-row table:style-name="ro1">
          <table:table-cell office:value-type="string">
            <text:p>Бокал TIMELESS</text:p>
          </table:table-cell>
          <table:table-cell office:value-type="string">
            <text:p>SL/St 51729 SL/St</text:p>
          </table:table-cell>
          <table:table-cell office:value-type="string">
            <text:p>60мл</text:p>
          </table:table-cell>
          <table:table-cell table:number-columns-repeated="3"/>
          <table:table-cell office:value-type="float" office:value="12">
            <text:p>12</text:p>
          </table:table-cell>
          <table:table-cell office:value-type="float" office:value="41.21">
            <text:p>41,21 ₽</text:p>
          </table:table-cell>
          <table:table-cell office:value-type="float" office:value="494.52">
            <text:p><text:s/>494,52 ₽ </text:p>
          </table:table-cell>
          <table:table-cell/>
          <table:table-cell table:style-name="ce4" table:formula="of:=ROUND([.H162]*1.8;0)" office:value-type="float" office:value="74">
            <text:p><text:s/>74,00 ₽ </text:p>
          </table:table-cell>
          <table:table-cell office:value-type="float" office:value="79061">
            <text:p>79061</text:p>
          </table:table-cell>
          <table:table-cell office:value-type="string">
            <text:p>{Бокал TIMELESS \ SL/St 51729 SL/St \ 60мл \ }</text:p>
          </table:table-cell>
          <table:table-cell office:value-type="string">
            <text:p>РПМ-000270</text:p>
          </table:table-cell>
          <table:table-cell office:value-type="float" office:value="126">
            <text:p>126</text:p>
          </table:table-cell>
          <table:table-cell office:value-type="date" office:date-value="2023-03-30">
            <text:p>30.03.23</text:p>
          </table:table-cell>
          <table:table-cell office:value-type="float" office:value="1570">
            <text:p>1570</text:p>
          </table:table-cell>
          <table:table-cell office:value-type="date" office:date-value="2023-04-05">
            <text:p>05.04.23</text:p>
          </table:table-cell>
          <table:table-cell office:value-type="string">
            <text:p>Стеклопласт</text:p>
          </table:table-cell>
          <table:table-cell office:value-type="string">
            <text:p>TIMELESS <text:s/>бокал, 60 мл, SL/St 51729 SL/St</text:p>
          </table:table-cell>
          <table:table-cell table:number-columns-repeated="2"/>
          <table:table-cell office:value-type="string">
            <text:p>K0021001</text:p>
          </table:table-cell>
          <table:table-cell table:formula="of:=[.K162]/[.H162]" office:value-type="percentage" office:value="1.79568066003397">
            <text:p>180%</text:p>
          </table:table-cell>
          <table:table-cell table:number-columns-repeated="3"/>
          <table:table-cell table:formula="of:=([.AC162]-[.G162])*[.H162]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string">
            <text:p>TIMELESS бокал, 60 мл, SL/St 51729 SL/St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ООО "Посуда Мира"</text:p>
          </table:table-cell>
          <table:table-cell office:value-type="string">
            <text:p>8693357488489</text:p>
          </table:table-cell>
          <table:table-cell table:number-columns-repeated="2"/>
          <table:table-cell office:value-type="string">
            <text:p>РПМ-000270</text:p>
          </table:table-cell>
          <table:table-cell table:number-columns-repeated="2"/>
          <table:table-cell table:style-name="ce5" office:value-type="float" office:value="62">
            <text:p>62,00 ₽</text:p>
          </table:table-cell>
          <table:table-cell table:style-name="ce5" office:value-type="float" office:value="34.38">
            <text:p>34,38 ₽</text:p>
          </table:table-cell>
          <table:table-cell office:value-type="float" office:value="12">
            <text:p>12</text:p>
          </table:table-cell>
          <table:table-cell table:number-columns-repeated="3" office:value-type="float" office:value="0">
            <text:p>0</text:p>
          </table:table-cell>
          <table:table-cell table:number-columns-repeated="4"/>
          <table:table-cell table:formula="of:=[.AZ162]-[.AC162]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string">
            <text:p>Бокал TIMELESS</text:p>
          </table:table-cell>
          <table:table-cell office:value-type="float" office:value="79061">
            <text:p>79061</text:p>
          </table:table-cell>
          <table:table-cell table:formula="of:=[.BC162]-[.L162]" office:value-type="float" office:value="0">
            <text:p>0</text:p>
          </table:table-cell>
          <table:table-cell office:value-type="float" office:value="41.21">
            <text:p>41,21</text:p>
          </table:table-cell>
          <table:table-cell table:formula="of:=[.BE162]/[.H162]" office:value-type="float" office:value="1">
            <text:p>1,00 ₽</text:p>
          </table:table-cell>
          <table:table-cell office:value-type="string">
            <text:p>K0021001</text:p>
          </table:table-cell>
          <table:table-cell office:value-type="float" office:value="12">
            <text:p>12</text:p>
          </table:table-cell>
          <table:table-cell office:value-type="float" office:value="34.38">
            <text:p>34,38</text:p>
          </table:table-cell>
          <table:table-cell office:value-type="float" office:value="412.56">
            <text:p>412,56</text:p>
          </table:table-cell>
          <table:table-cell office:value-type="string">
            <text:p>Пашабахча</text:p>
          </table:table-cell>
          <table:table-cell office:value-type="float" office:value="62">
            <text:p>62</text:p>
          </table:table-cell>
          <table:table-cell office:value-type="float" office:value="79061">
            <text:p>79061</text:p>
          </table:table-cell>
          <table:table-cell office:value-type="string">
            <text:p>{Бокал TIMELESS \ SL/St 51729 SL/St \ 60мл \ }</text:p>
          </table:table-cell>
          <table:table-cell office:value-type="string">
            <text:p>РПМ-000488</text:p>
          </table:table-cell>
          <table:table-cell office:value-type="float" office:value="106">
            <text:p>106</text:p>
          </table:table-cell>
          <table:table-cell office:value-type="float" office:value="44511">
            <text:p>44511</text:p>
          </table:table-cell>
          <table:table-cell/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string">
            <text:p>Бокал TIMELESS</text:p>
          </table:table-cell>
          <table:table-cell office:value-type="float" office:value="79061">
            <text:p>79061</text:p>
          </table:table-cell>
          <table:table-cell office:value-type="float" office:value="41.21">
            <text:p>41,21</text:p>
          </table:table-cell>
          <table:table-cell office:value-type="string">
            <text:p>K0021001</text:p>
          </table:table-cell>
          <table:table-cell office:value-type="float" office:value="12">
            <text:p>12</text:p>
          </table:table-cell>
          <table:table-cell office:value-type="float" office:value="34.38">
            <text:p>34,38</text:p>
          </table:table-cell>
          <table:table-cell office:value-type="float" office:value="412.56">
            <text:p>412,56</text:p>
          </table:table-cell>
          <table:table-cell office:value-type="string">
            <text:p>Пашабахча</text:p>
          </table:table-cell>
          <table:table-cell office:value-type="float" office:value="62">
            <text:p>62</text:p>
          </table:table-cell>
          <table:table-cell office:value-type="float" office:value="79061">
            <text:p>79061</text:p>
          </table:table-cell>
          <table:table-cell office:value-type="string">
            <text:p>{Бокал TIMELESS \ SL/St 51729 SL/St \ 60мл \ }</text:p>
          </table:table-cell>
          <table:table-cell office:value-type="string">
            <text:p>РПМ-000488</text:p>
          </table:table-cell>
          <table:table-cell office:value-type="float" office:value="106">
            <text:p>106</text:p>
          </table:table-cell>
          <table:table-cell office:value-type="float" office:value="44511">
            <text:p>44511</text:p>
          </table:table-cell>
          <table:table-cell table:number-columns-repeated="2"/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string">
            <text:p>Бокал TIMELESS</text:p>
          </table:table-cell>
          <table:table-cell office:value-type="float" office:value="79061">
            <text:p>79061</text:p>
          </table:table-cell>
          <table:table-cell office:value-type="float" office:value="41.21">
            <text:p>41,21</text:p>
          </table:table-cell>
          <table:table-cell office:value-type="string">
            <text:p>K0021001</text:p>
          </table:table-cell>
          <table:table-cell office:value-type="float" office:value="12">
            <text:p>12</text:p>
          </table:table-cell>
          <table:table-cell office:value-type="float" office:value="34.38">
            <text:p>34,38</text:p>
          </table:table-cell>
          <table:table-cell office:value-type="float" office:value="412.56">
            <text:p>412,56</text:p>
          </table:table-cell>
          <table:table-cell office:value-type="string">
            <text:p>Пашабахча</text:p>
          </table:table-cell>
          <table:table-cell office:value-type="float" office:value="62">
            <text:p>62</text:p>
          </table:table-cell>
          <table:table-cell office:value-type="float" office:value="79061">
            <text:p>79061</text:p>
          </table:table-cell>
          <table:table-cell office:value-type="string">
            <text:p>{Бокал TIMELESS \ SL/St 51729 SL/St \ 60мл \ }</text:p>
          </table:table-cell>
          <table:table-cell office:value-type="string">
            <text:p>РПМ-000488</text:p>
          </table:table-cell>
          <table:table-cell office:value-type="float" office:value="106">
            <text:p>106</text:p>
          </table:table-cell>
          <table:table-cell office:value-type="float" office:value="44511">
            <text:p>44511</text:p>
          </table:table-cell>
          <table:table-cell/>
          <table:table-cell table:formula="of:=[.CK162]-[.AZ162]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3" office:value-type="float" office:value="0">
            <text:p>0</text:p>
          </table:table-cell>
          <table:table-cell table:style-name="ce3" office:value-type="string">
            <text:p>цена</text:p>
          </table:table-cell>
          <table:table-cell office:value-type="float" office:value="79061">
            <text:p>79061</text:p>
          </table:table-cell>
          <table:table-cell table:formula="of:=[.DH162]-[.L162]" office:value-type="float" office:value="0">
            <text:p>0</text:p>
          </table:table-cell>
        </table:table-row>
        <table:table-row table:style-name="ro1">
          <table:table-cell office:value-type="string">
            <text:p>Чайный набор 12пр Грация</text:p>
          </table:table-cell>
          <table:table-cell office:value-type="string">
            <text:p>08с1349+13с1649У</text:p>
          </table:table-cell>
          <table:table-cell table:number-columns-repeated="4"/>
          <table:table-cell office:value-type="float" office:value="2">
            <text:p>2</text:p>
          </table:table-cell>
          <table:table-cell office:value-type="float" office:value="405.02">
            <text:p>405,02 ₽</text:p>
          </table:table-cell>
          <table:table-cell office:value-type="float" office:value="810.04">
            <text:p><text:s/>810,04 ₽ </text:p>
          </table:table-cell>
          <table:table-cell office:value-type="string">
            <text:p>ОСЗ</text:p>
          </table:table-cell>
          <table:table-cell table:style-name="ce5" office:value-type="float" office:value="729">
            <text:p>729,00 ₽</text:p>
          </table:table-cell>
          <table:table-cell office:value-type="float" office:value="79067">
            <text:p>79067</text:p>
          </table:table-cell>
          <table:table-cell office:value-type="string">
            <text:p>{Чайный набор 12пр Грация \ 08с1349+13с1649У \ <text:s/>\ }</text:p>
          </table:table-cell>
          <table:table-cell office:value-type="string">
            <text:p>РПМ-000270</text:p>
          </table:table-cell>
          <table:table-cell office:value-type="float" office:value="174">
            <text:p>174</text:p>
          </table:table-cell>
          <table:table-cell office:value-type="date" office:date-value="2023-03-30">
            <text:p>30.03.23</text:p>
          </table:table-cell>
          <table:table-cell office:value-type="float" office:value="1570">
            <text:p>1570</text:p>
          </table:table-cell>
          <table:table-cell office:value-type="date" office:date-value="2023-04-05">
            <text:p>05.04.23</text:p>
          </table:table-cell>
          <table:table-cell office:value-type="string">
            <text:p>Стеклопласт</text:p>
          </table:table-cell>
          <table:table-cell office:value-type="string">
            <text:p>Грация" чайный набор 12 предметов 08с1349+13с1649 У</text:p>
          </table:table-cell>
          <table:table-cell table:number-columns-repeated="2"/>
          <table:table-cell office:value-type="string">
            <text:p>K0021064</text:p>
          </table:table-cell>
          <table:table-cell table:formula="of:=[.K163]/[.H163]" office:value-type="percentage" office:value="1.79991111550047">
            <text:p>180%</text:p>
          </table:table-cell>
          <table:table-cell/>
          <table:table-cell office:value-type="string">
            <text:p>Россия</text:p>
          </table:table-cell>
          <table:table-cell/>
          <table:table-cell table:formula="of:=([.AC163]-[.G163])*[.H163]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Грация" чайный набор 12 предметов 08с1349+13с1649 У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office:value-type="string">
            <text:p>ООО "Посуда Мира"</text:p>
          </table:table-cell>
          <table:table-cell table:number-columns-repeated="3"/>
          <table:table-cell office:value-type="string">
            <text:p>РПМ-000270</text:p>
          </table:table-cell>
          <table:table-cell table:number-columns-repeated="2"/>
          <table:table-cell table:style-name="ce5" office:value-type="float" office:value="729">
            <text:p>729,00 ₽</text:p>
          </table:table-cell>
          <table:table-cell table:style-name="ce5" office:value-type="float" office:value="405.02">
            <text:p>405,02 ₽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/>
          <table:table-cell table:formula="of:=[.AZ163]-[.AC163]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Чайный набор 12пр Грация</text:p>
          </table:table-cell>
          <table:table-cell office:value-type="float" office:value="79067">
            <text:p>79067</text:p>
          </table:table-cell>
          <table:table-cell table:formula="of:=[.BC163]-[.L163]" office:value-type="float" office:value="0">
            <text:p>0</text:p>
          </table:table-cell>
          <table:table-cell office:value-type="float" office:value="405.02">
            <text:p>405,02</text:p>
          </table:table-cell>
          <table:table-cell table:formula="of:=[.BE163]/[.H163]" office:value-type="float" office:value="1">
            <text:p>1,00 ₽</text:p>
          </table:table-cell>
          <table:table-cell office:value-type="string">
            <text:p>K0021064</text:p>
          </table:table-cell>
          <table:table-cell office:value-type="float" office:value="2">
            <text:p>2</text:p>
          </table:table-cell>
          <table:table-cell office:value-type="float" office:value="405.02">
            <text:p>405,02</text:p>
          </table:table-cell>
          <table:table-cell office:value-type="float" office:value="810.04">
            <text:p>810,04</text:p>
          </table:table-cell>
          <table:table-cell office:value-type="string">
            <text:p>ОСЗ</text:p>
          </table:table-cell>
          <table:table-cell office:value-type="float" office:value="729">
            <text:p>729</text:p>
          </table:table-cell>
          <table:table-cell office:value-type="float" office:value="79067">
            <text:p>79067</text:p>
          </table:table-cell>
          <table:table-cell office:value-type="string">
            <text:p>{Чайный набор 12пр Грация \ 08с1349+13с1649У \ <text:s/>\ }</text:p>
          </table:table-cell>
          <table:table-cell office:value-type="string">
            <text:p>РПМ-000111</text:p>
          </table:table-cell>
          <table:table-cell office:value-type="float" office:value="28">
            <text:p>28</text:p>
          </table:table-cell>
          <table:table-cell office:value-type="float" office:value="44964">
            <text:p>44964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string">
            <text:p>Чайный набор 12пр Грация</text:p>
          </table:table-cell>
          <table:table-cell office:value-type="float" office:value="79067">
            <text:p>79067</text:p>
          </table:table-cell>
          <table:table-cell office:value-type="float" office:value="405.02">
            <text:p>405,02</text:p>
          </table:table-cell>
          <table:table-cell office:value-type="string">
            <text:p>K0021064</text:p>
          </table:table-cell>
          <table:table-cell office:value-type="float" office:value="2">
            <text:p>2</text:p>
          </table:table-cell>
          <table:table-cell office:value-type="float" office:value="405.02">
            <text:p>405,02</text:p>
          </table:table-cell>
          <table:table-cell office:value-type="float" office:value="810.04">
            <text:p>810,04</text:p>
          </table:table-cell>
          <table:table-cell office:value-type="string">
            <text:p>ОСЗ</text:p>
          </table:table-cell>
          <table:table-cell office:value-type="float" office:value="729">
            <text:p>729</text:p>
          </table:table-cell>
          <table:table-cell office:value-type="float" office:value="79067">
            <text:p>79067</text:p>
          </table:table-cell>
          <table:table-cell office:value-type="string">
            <text:p>{Чайный набор 12пр Грация \ 08с1349+13с1649У \ <text:s/>\ }</text:p>
          </table:table-cell>
          <table:table-cell office:value-type="string">
            <text:p>РПМ-000111</text:p>
          </table:table-cell>
          <table:table-cell office:value-type="float" office:value="28">
            <text:p>28</text:p>
          </table:table-cell>
          <table:table-cell office:value-type="float" office:value="44964">
            <text:p>44964</text:p>
          </table:table-cell>
          <table:table-cell table:number-columns-repeated="2"/>
          <table:table-cell table:number-columns-repeated="2" office:value-type="float" office:value="2">
            <text:p>2</text:p>
          </table:table-cell>
          <table:table-cell office:value-type="string">
            <text:p>Чайный набор 12пр Грация</text:p>
          </table:table-cell>
          <table:table-cell office:value-type="float" office:value="79067">
            <text:p>79067</text:p>
          </table:table-cell>
          <table:table-cell office:value-type="float" office:value="405.02">
            <text:p>405,02</text:p>
          </table:table-cell>
          <table:table-cell office:value-type="string">
            <text:p>K0021064</text:p>
          </table:table-cell>
          <table:table-cell office:value-type="float" office:value="2">
            <text:p>2</text:p>
          </table:table-cell>
          <table:table-cell office:value-type="float" office:value="405.02">
            <text:p>405,02</text:p>
          </table:table-cell>
          <table:table-cell office:value-type="float" office:value="810.04">
            <text:p>810,04</text:p>
          </table:table-cell>
          <table:table-cell office:value-type="string">
            <text:p>ОСЗ</text:p>
          </table:table-cell>
          <table:table-cell office:value-type="float" office:value="729">
            <text:p>729</text:p>
          </table:table-cell>
          <table:table-cell office:value-type="float" office:value="79067">
            <text:p>79067</text:p>
          </table:table-cell>
          <table:table-cell office:value-type="string">
            <text:p>{Чайный набор 12пр Грация \ 08с1349+13с1649У \ <text:s/>\ }</text:p>
          </table:table-cell>
          <table:table-cell office:value-type="string">
            <text:p>РПМ-000111</text:p>
          </table:table-cell>
          <table:table-cell office:value-type="float" office:value="28">
            <text:p>28</text:p>
          </table:table-cell>
          <table:table-cell office:value-type="float" office:value="44964">
            <text:p>44964</text:p>
          </table:table-cell>
          <table:table-cell/>
          <table:table-cell table:formula="of:=[.CK163]-[.AZ163]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/>
          <table:table-cell office:value-type="float" office:value="79067">
            <text:p>79067</text:p>
          </table:table-cell>
          <table:table-cell table:formula="of:=[.DH163]-[.L163]" office:value-type="float" office:value="0">
            <text:p>0</text:p>
          </table:table-cell>
        </table:table-row>
        <table:table-row table:style-name="ro1">
          <table:table-cell office:value-type="string">
            <text:p>Набор 6-ти бокалов 340мл</text:p>
          </table:table-cell>
          <table:table-cell office:value-type="string">
            <text:p>44272 F&amp;D</text:p>
          </table:table-cell>
          <table:table-cell office:value-type="string">
            <text:p>Imperial F&amp;D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248.08">
            <text:p>248,08 ₽</text:p>
          </table:table-cell>
          <table:table-cell office:value-type="float" office:value="992.32">
            <text:p><text:s/>992,32 ₽ </text:p>
          </table:table-cell>
          <table:table-cell/>
          <table:table-cell table:style-name="ce4" table:formula="of:=ROUND([.H164]*1.8;0)" office:value-type="float" office:value="447">
            <text:p><text:s/>447,00 ₽ </text:p>
          </table:table-cell>
          <table:table-cell office:value-type="float" office:value="79084">
            <text:p>79084</text:p>
          </table:table-cell>
          <table:table-cell office:value-type="string">
            <text:p>{Набор 6-ти бокалов 340мл \ 44272 F&amp;D \ Imperial F&amp;D \ }</text:p>
          </table:table-cell>
          <table:table-cell office:value-type="string">
            <text:p>РПМ-000270</text:p>
          </table:table-cell>
          <table:table-cell office:value-type="float" office:value="74">
            <text:p>74</text:p>
          </table:table-cell>
          <table:table-cell office:value-type="date" office:date-value="2023-03-30">
            <text:p>30.03.23</text:p>
          </table:table-cell>
          <table:table-cell office:value-type="float" office:value="1570">
            <text:p>1570</text:p>
          </table:table-cell>
          <table:table-cell office:value-type="date" office:date-value="2023-04-05">
            <text:p>05.04.23</text:p>
          </table:table-cell>
          <table:table-cell office:value-type="string">
            <text:p>Стеклопласт</text:p>
          </table:table-cell>
          <table:table-cell office:value-type="string">
            <text:p>Imperial F&amp;D" набор 6-ти бокалов 340 мл 44272 F&amp;D</text:p>
          </table:table-cell>
          <table:table-cell table:number-columns-repeated="2"/>
          <table:table-cell office:value-type="string">
            <text:p>K0023574</text:p>
          </table:table-cell>
          <table:table-cell table:formula="of:=[.K164]/[.H164]" office:value-type="percentage" office:value="1.80183811673654">
            <text:p>180%</text:p>
          </table:table-cell>
          <table:table-cell table:number-columns-repeated="3"/>
          <table:table-cell table:formula="of:=([.AC164]-[.G164])*[.H164]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Imperial F&amp;D" набор 6-ти бокалов 340 мл 44272 F&amp;D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office:value-type="string">
            <text:p>ООО "Посуда Мира"</text:p>
          </table:table-cell>
          <table:table-cell office:value-type="string">
            <text:p>8693357519824</text:p>
          </table:table-cell>
          <table:table-cell table:number-columns-repeated="2"/>
          <table:table-cell office:value-type="string">
            <text:p>РПМ-000270</text:p>
          </table:table-cell>
          <table:table-cell table:number-columns-repeated="2"/>
          <table:table-cell table:style-name="ce5" office:value-type="float" office:value="429">
            <text:p>429,00 ₽</text:p>
          </table:table-cell>
          <table:table-cell table:style-name="ce5" office:value-type="float" office:value="225.53">
            <text:p>225,53 ₽</text:p>
          </table:table-cell>
          <table:table-cell table:number-columns-repeated="4" office:value-type="float" office:value="0">
            <text:p>0</text:p>
          </table:table-cell>
          <table:table-cell table:number-columns-repeated="4"/>
          <table:table-cell table:formula="of:=[.AZ164]-[.AC164]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Набор 6-ти бокалов 340мл</text:p>
          </table:table-cell>
          <table:table-cell office:value-type="float" office:value="79084">
            <text:p>79084</text:p>
          </table:table-cell>
          <table:table-cell table:formula="of:=[.BC164]-[.L164]" office:value-type="float" office:value="0">
            <text:p>0</text:p>
          </table:table-cell>
          <table:table-cell office:value-type="float" office:value="248.08">
            <text:p>248,08</text:p>
          </table:table-cell>
          <table:table-cell table:formula="of:=[.BE164]/[.H164]" office:value-type="float" office:value="1">
            <text:p>1,00 ₽</text:p>
          </table:table-cell>
          <table:table-cell office:value-type="string">
            <text:p>K0023574</text:p>
          </table:table-cell>
          <table:table-cell office:value-type="float" office:value="4">
            <text:p>4</text:p>
          </table:table-cell>
          <table:table-cell office:value-type="float" office:value="225.53">
            <text:p>225,53</text:p>
          </table:table-cell>
          <table:table-cell office:value-type="float" office:value="902.12">
            <text:p>902,12</text:p>
          </table:table-cell>
          <table:table-cell office:value-type="string">
            <text:p>Пашабахча</text:p>
          </table:table-cell>
          <table:table-cell office:value-type="float" office:value="429">
            <text:p>429</text:p>
          </table:table-cell>
          <table:table-cell office:value-type="float" office:value="79084">
            <text:p>79084</text:p>
          </table:table-cell>
          <table:table-cell office:value-type="string">
            <text:p>{Набор 6-ти бокалов 340мл \ 44272 F&amp;D \ Imperial F&amp;D \ }</text:p>
          </table:table-cell>
          <table:table-cell office:value-type="string">
            <text:p>РПМ-000151</text:p>
          </table:table-cell>
          <table:table-cell office:value-type="float" office:value="90">
            <text:p>90</text:p>
          </table:table-cell>
          <table:table-cell office:value-type="float" office:value="44644">
            <text:p>44644</text:p>
          </table:table-cell>
          <table:table-cell/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Набор 6-ти бокалов 340мл</text:p>
          </table:table-cell>
          <table:table-cell office:value-type="float" office:value="79084">
            <text:p>79084</text:p>
          </table:table-cell>
          <table:table-cell office:value-type="float" office:value="248.08">
            <text:p>248,08</text:p>
          </table:table-cell>
          <table:table-cell office:value-type="string">
            <text:p>K0023574</text:p>
          </table:table-cell>
          <table:table-cell office:value-type="float" office:value="4">
            <text:p>4</text:p>
          </table:table-cell>
          <table:table-cell office:value-type="float" office:value="225.53">
            <text:p>225,53</text:p>
          </table:table-cell>
          <table:table-cell office:value-type="float" office:value="902.12">
            <text:p>902,12</text:p>
          </table:table-cell>
          <table:table-cell office:value-type="string">
            <text:p>Пашабахча</text:p>
          </table:table-cell>
          <table:table-cell office:value-type="float" office:value="429">
            <text:p>429</text:p>
          </table:table-cell>
          <table:table-cell office:value-type="float" office:value="79084">
            <text:p>79084</text:p>
          </table:table-cell>
          <table:table-cell office:value-type="string">
            <text:p>{Набор 6-ти бокалов 340мл \ 44272 F&amp;D \ Imperial F&amp;D \ }</text:p>
          </table:table-cell>
          <table:table-cell office:value-type="string">
            <text:p>РПМ-000151</text:p>
          </table:table-cell>
          <table:table-cell office:value-type="float" office:value="90">
            <text:p>90</text:p>
          </table:table-cell>
          <table:table-cell office:value-type="float" office:value="44644">
            <text:p>44644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Набор 6-ти бокалов 340мл</text:p>
          </table:table-cell>
          <table:table-cell office:value-type="float" office:value="79084">
            <text:p>79084</text:p>
          </table:table-cell>
          <table:table-cell office:value-type="float" office:value="248.08">
            <text:p>248,08</text:p>
          </table:table-cell>
          <table:table-cell office:value-type="string">
            <text:p>K0023574</text:p>
          </table:table-cell>
          <table:table-cell office:value-type="float" office:value="4">
            <text:p>4</text:p>
          </table:table-cell>
          <table:table-cell office:value-type="float" office:value="225.53">
            <text:p>225,53</text:p>
          </table:table-cell>
          <table:table-cell office:value-type="float" office:value="902.12">
            <text:p>902,12</text:p>
          </table:table-cell>
          <table:table-cell office:value-type="string">
            <text:p>Пашабахча</text:p>
          </table:table-cell>
          <table:table-cell office:value-type="float" office:value="429">
            <text:p>429</text:p>
          </table:table-cell>
          <table:table-cell office:value-type="float" office:value="79084">
            <text:p>79084</text:p>
          </table:table-cell>
          <table:table-cell office:value-type="string">
            <text:p>{Набор 6-ти бокалов 340мл \ 44272 F&amp;D \ Imperial F&amp;D \ }</text:p>
          </table:table-cell>
          <table:table-cell office:value-type="string">
            <text:p>РПМ-000151</text:p>
          </table:table-cell>
          <table:table-cell office:value-type="float" office:value="90">
            <text:p>90</text:p>
          </table:table-cell>
          <table:table-cell office:value-type="float" office:value="44644">
            <text:p>44644</text:p>
          </table:table-cell>
          <table:table-cell/>
          <table:table-cell table:formula="of:=[.CK164]-[.AZ164]" office:value-type="float" office:value="0">
            <text:p>0</text:p>
          </table:table-cell>
          <table:table-cell table:number-columns-repeated="4" office:value-type="float" office:value="0">
            <text:p>0</text:p>
          </table:table-cell>
          <table:table-cell table:style-name="ce3" office:value-type="string">
            <text:p>цена</text:p>
          </table:table-cell>
          <table:table-cell office:value-type="float" office:value="79084">
            <text:p>79084</text:p>
          </table:table-cell>
          <table:table-cell table:formula="of:=[.DH164]-[.L164]" office:value-type="float" office:value="0">
            <text:p>0</text:p>
          </table:table-cell>
        </table:table-row>
        <table:table-row table:style-name="ro1">
          <table:table-cell office:value-type="string">
            <text:p>Тарелка десертная 17см Дымка</text:p>
          </table:table-cell>
          <table:table-cell office:value-type="string">
            <text:p>62101-01</text:p>
          </table:table-cell>
          <table:table-cell office:value-type="string">
            <text:p>ELICA</text:p>
          </table:table-cell>
          <table:table-cell table:number-columns-repeated="3"/>
          <table:table-cell office:value-type="float" office:value="12">
            <text:p>12</text:p>
          </table:table-cell>
          <table:table-cell office:value-type="float" office:value="45.58">
            <text:p>45,58 ₽</text:p>
          </table:table-cell>
          <table:table-cell office:value-type="float" office:value="546.96">
            <text:p><text:s/>546,96 ₽ </text:p>
          </table:table-cell>
          <table:table-cell/>
          <table:table-cell table:style-name="ce4" table:formula="of:=ROUND([.H165]*1.8;0)" office:value-type="float" office:value="82">
            <text:p><text:s/>82,00 ₽ </text:p>
          </table:table-cell>
          <table:table-cell office:value-type="float" office:value="79093">
            <text:p>79093</text:p>
          </table:table-cell>
          <table:table-cell office:value-type="string">
            <text:p>{Тарелка десертная 17см Дымка \ 62101-01 \ ELICA \ }</text:p>
          </table:table-cell>
          <table:table-cell office:value-type="string">
            <text:p>РПМ-000270</text:p>
          </table:table-cell>
          <table:table-cell office:value-type="float" office:value="196">
            <text:p>196</text:p>
          </table:table-cell>
          <table:table-cell office:value-type="date" office:date-value="2023-03-30">
            <text:p>30.03.23</text:p>
          </table:table-cell>
          <table:table-cell office:value-type="float" office:value="1570">
            <text:p>1570</text:p>
          </table:table-cell>
          <table:table-cell office:value-type="date" office:date-value="2023-04-05">
            <text:p>05.04.23</text:p>
          </table:table-cell>
          <table:table-cell office:value-type="string">
            <text:p>Стеклопласт</text:p>
          </table:table-cell>
          <table:table-cell office:value-type="string">
            <text:p>Тарелка десертная 17 см "ELICA" Дымка 62101-01</text:p>
          </table:table-cell>
          <table:table-cell table:number-columns-repeated="2"/>
          <table:table-cell office:value-type="string">
            <text:p>K0023509</text:p>
          </table:table-cell>
          <table:table-cell table:formula="of:=[.K165]/[.H165]" office:value-type="percentage" office:value="1.79903466432646">
            <text:p>180%</text:p>
          </table:table-cell>
          <table:table-cell table:number-columns-repeated="3"/>
          <table:table-cell table:formula="of:=([.AC165]-[.G165])*[.H165]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string">
            <text:p>Тарелка десертная 17 см "ELICA" Дымка 62101-01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/>
          <table:table-cell office:value-type="string">
            <text:p>ООО "Посуда Мира"</text:p>
          </table:table-cell>
          <table:table-cell office:value-type="string">
            <text:p>4620011621016</text:p>
          </table:table-cell>
          <table:table-cell table:number-columns-repeated="2"/>
          <table:table-cell office:value-type="string">
            <text:p>РПМ-000270</text:p>
          </table:table-cell>
          <table:table-cell table:number-columns-repeated="2"/>
          <table:table-cell table:style-name="ce5" office:value-type="float" office:value="70">
            <text:p>70,00 ₽</text:p>
          </table:table-cell>
          <table:table-cell table:style-name="ce5" office:value-type="float" office:value="38.5">
            <text:p>38,50 ₽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9">
            <text:p>39</text:p>
          </table:table-cell>
          <table:table-cell table:number-columns-repeated="4"/>
          <table:table-cell table:formula="of:=[.AZ165]-[.AC165]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string">
            <text:p>Тарелка десертная 17см Дымка</text:p>
          </table:table-cell>
          <table:table-cell office:value-type="float" office:value="79093">
            <text:p>79093</text:p>
          </table:table-cell>
          <table:table-cell table:formula="of:=[.BC165]-[.L165]" office:value-type="float" office:value="0">
            <text:p>0</text:p>
          </table:table-cell>
          <table:table-cell office:value-type="float" office:value="45.58">
            <text:p>45,58</text:p>
          </table:table-cell>
          <table:table-cell table:formula="of:=[.BE165]/[.H165]" office:value-type="float" office:value="1">
            <text:p>1,00 ₽</text:p>
          </table:table-cell>
          <table:table-cell office:value-type="string">
            <text:p>K0023509</text:p>
          </table:table-cell>
          <table:table-cell office:value-type="float" office:value="18">
            <text:p>18</text:p>
          </table:table-cell>
          <table:table-cell office:value-type="float" office:value="38.5">
            <text:p>38,5</text:p>
          </table:table-cell>
          <table:table-cell office:value-type="float" office:value="693">
            <text:p>693</text:p>
          </table:table-cell>
          <table:table-cell office:value-type="string">
            <text:p>стекло России</text:p>
          </table:table-cell>
          <table:table-cell office:value-type="float" office:value="70">
            <text:p>70</text:p>
          </table:table-cell>
          <table:table-cell office:value-type="float" office:value="79093">
            <text:p>79093</text:p>
          </table:table-cell>
          <table:table-cell office:value-type="string">
            <text:p>{Тарелка десертная 17см Дымка \ 62101-01 \ ELICA \ }</text:p>
          </table:table-cell>
          <table:table-cell office:value-type="string">
            <text:p>РПМ-000488</text:p>
          </table:table-cell>
          <table:table-cell office:value-type="float" office:value="215">
            <text:p>215</text:p>
          </table:table-cell>
          <table:table-cell office:value-type="float" office:value="44511">
            <text:p>44511</text:p>
          </table:table-cell>
          <table:table-cell/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string">
            <text:p>Тарелка десертная 17см Дымка</text:p>
          </table:table-cell>
          <table:table-cell office:value-type="float" office:value="79093">
            <text:p>79093</text:p>
          </table:table-cell>
          <table:table-cell office:value-type="float" office:value="45.58">
            <text:p>45,58</text:p>
          </table:table-cell>
          <table:table-cell office:value-type="string">
            <text:p>K0023509</text:p>
          </table:table-cell>
          <table:table-cell office:value-type="float" office:value="18">
            <text:p>18</text:p>
          </table:table-cell>
          <table:table-cell office:value-type="float" office:value="38.5">
            <text:p>38,5</text:p>
          </table:table-cell>
          <table:table-cell office:value-type="float" office:value="693">
            <text:p>693</text:p>
          </table:table-cell>
          <table:table-cell office:value-type="string">
            <text:p>стекло России</text:p>
          </table:table-cell>
          <table:table-cell office:value-type="float" office:value="70">
            <text:p>70</text:p>
          </table:table-cell>
          <table:table-cell office:value-type="float" office:value="79093">
            <text:p>79093</text:p>
          </table:table-cell>
          <table:table-cell office:value-type="string">
            <text:p>{Тарелка десертная 17см Дымка \ 62101-01 \ ELICA \ }</text:p>
          </table:table-cell>
          <table:table-cell office:value-type="string">
            <text:p>РПМ-000488</text:p>
          </table:table-cell>
          <table:table-cell office:value-type="float" office:value="215">
            <text:p>215</text:p>
          </table:table-cell>
          <table:table-cell office:value-type="float" office:value="44511">
            <text:p>44511</text:p>
          </table:table-cell>
          <table:table-cell table:number-columns-repeated="2"/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string">
            <text:p>Тарелка десертная 17см Дымка</text:p>
          </table:table-cell>
          <table:table-cell office:value-type="float" office:value="79093">
            <text:p>79093</text:p>
          </table:table-cell>
          <table:table-cell office:value-type="float" office:value="45.58">
            <text:p>45,58</text:p>
          </table:table-cell>
          <table:table-cell office:value-type="string">
            <text:p>K0023509</text:p>
          </table:table-cell>
          <table:table-cell office:value-type="float" office:value="18">
            <text:p>18</text:p>
          </table:table-cell>
          <table:table-cell office:value-type="float" office:value="38.5">
            <text:p>38,5</text:p>
          </table:table-cell>
          <table:table-cell office:value-type="float" office:value="693">
            <text:p>693</text:p>
          </table:table-cell>
          <table:table-cell office:value-type="string">
            <text:p>стекло России</text:p>
          </table:table-cell>
          <table:table-cell office:value-type="float" office:value="70">
            <text:p>70</text:p>
          </table:table-cell>
          <table:table-cell office:value-type="float" office:value="79093">
            <text:p>79093</text:p>
          </table:table-cell>
          <table:table-cell office:value-type="string">
            <text:p>{Тарелка десертная 17см Дымка \ 62101-01 \ ELICA \ }</text:p>
          </table:table-cell>
          <table:table-cell office:value-type="string">
            <text:p>РПМ-000488</text:p>
          </table:table-cell>
          <table:table-cell office:value-type="float" office:value="215">
            <text:p>215</text:p>
          </table:table-cell>
          <table:table-cell office:value-type="float" office:value="44511">
            <text:p>44511</text:p>
          </table:table-cell>
          <table:table-cell/>
          <table:table-cell table:formula="of:=[.CK165]-[.AZ165]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9">
            <text:p>39</text:p>
          </table:table-cell>
          <table:table-cell table:style-name="ce3" office:value-type="string">
            <text:p>цена</text:p>
          </table:table-cell>
          <table:table-cell office:value-type="float" office:value="79093">
            <text:p>79093</text:p>
          </table:table-cell>
          <table:table-cell table:formula="of:=[.DH165]-[.L165]" office:value-type="float" office:value="0">
            <text:p>0</text:p>
          </table:table-cell>
        </table:table-row>
        <table:table-row table:style-name="ro1">
          <table:table-cell office:value-type="string">
            <text:p>Блюдце 16см Дымка</text:p>
          </table:table-cell>
          <table:table-cell office:value-type="string">
            <text:p>62193-01</text:p>
          </table:table-cell>
          <table:table-cell office:value-type="string">
            <text:p>ALTA MAREA</text:p>
          </table:table-cell>
          <table:table-cell table:number-columns-repeated="3"/>
          <table:table-cell office:value-type="float" office:value="6">
            <text:p>6</text:p>
          </table:table-cell>
          <table:table-cell office:value-type="float" office:value="41.64">
            <text:p>41,64 ₽</text:p>
          </table:table-cell>
          <table:table-cell office:value-type="float" office:value="249.84">
            <text:p><text:s/>249,84 ₽ </text:p>
          </table:table-cell>
          <table:table-cell/>
          <table:table-cell table:style-name="ce4" table:formula="of:=ROUND([.H166]*1.8;0)" office:value-type="float" office:value="75">
            <text:p><text:s/>75,00 ₽ </text:p>
          </table:table-cell>
          <table:table-cell office:value-type="float" office:value="79095">
            <text:p>79095</text:p>
          </table:table-cell>
          <table:table-cell office:value-type="string">
            <text:p>{Блюдце 16см Дымка \ 62193-01 \ ALTA MAREA \ }</text:p>
          </table:table-cell>
          <table:table-cell office:value-type="string">
            <text:p>РПМ-000270</text:p>
          </table:table-cell>
          <table:table-cell office:value-type="float" office:value="192">
            <text:p>192</text:p>
          </table:table-cell>
          <table:table-cell office:value-type="date" office:date-value="2023-03-30">
            <text:p>30.03.23</text:p>
          </table:table-cell>
          <table:table-cell office:value-type="float" office:value="1570">
            <text:p>1570</text:p>
          </table:table-cell>
          <table:table-cell office:value-type="date" office:date-value="2023-04-05">
            <text:p>05.04.23</text:p>
          </table:table-cell>
          <table:table-cell office:value-type="string">
            <text:p>Стеклопласт</text:p>
          </table:table-cell>
          <table:table-cell office:value-type="string">
            <text:p>Блюдце 16 см "ALTA MAREA" Дымка 62193-01</text:p>
          </table:table-cell>
          <table:table-cell table:number-columns-repeated="2"/>
          <table:table-cell office:value-type="string">
            <text:p>K0023507</text:p>
          </table:table-cell>
          <table:table-cell table:formula="of:=[.K166]/[.H166]" office:value-type="percentage" office:value="1.80115273775216">
            <text:p>180%</text:p>
          </table:table-cell>
          <table:table-cell table:number-columns-repeated="3"/>
          <table:table-cell table:formula="of:=([.AC166]-[.G166])*[.H166]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>
            <text:p>Блюдце 16 см "ALTA MAREA" Дымка 62193-01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ООО "Посуда Мира"</text:p>
          </table:table-cell>
          <table:table-cell office:value-type="string">
            <text:p>4620011621931</text:p>
          </table:table-cell>
          <table:table-cell table:number-columns-repeated="2"/>
          <table:table-cell office:value-type="string">
            <text:p>РПМ-000270</text:p>
          </table:table-cell>
          <table:table-cell table:number-columns-repeated="2"/>
          <table:table-cell table:style-name="ce5" office:value-type="float" office:value="65">
            <text:p>65,00 ₽</text:p>
          </table:table-cell>
          <table:table-cell table:style-name="ce5" office:value-type="float" office:value="34.26">
            <text:p>34,26 ₽</text:p>
          </table:table-cell>
          <table:table-cell office:value-type="float" office:value="9">
            <text:p>9</text:p>
          </table:table-cell>
          <table:table-cell table:number-columns-repeated="3" office:value-type="float" office:value="0">
            <text:p>0</text:p>
          </table:table-cell>
          <table:table-cell table:number-columns-repeated="4"/>
          <table:table-cell table:formula="of:=[.AZ166]-[.AC166]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Блюдце 16см Дымка</text:p>
          </table:table-cell>
          <table:table-cell office:value-type="float" office:value="79095">
            <text:p>79095</text:p>
          </table:table-cell>
          <table:table-cell table:formula="of:=[.BC166]-[.L166]" office:value-type="float" office:value="0">
            <text:p>0</text:p>
          </table:table-cell>
          <table:table-cell office:value-type="float" office:value="41.64">
            <text:p>41,64</text:p>
          </table:table-cell>
          <table:table-cell table:formula="of:=[.BE166]/[.H166]" office:value-type="float" office:value="1">
            <text:p>1,00 ₽</text:p>
          </table:table-cell>
          <table:table-cell office:value-type="string">
            <text:p>K0023507</text:p>
          </table:table-cell>
          <table:table-cell office:value-type="float" office:value="24">
            <text:p>24</text:p>
          </table:table-cell>
          <table:table-cell office:value-type="float" office:value="34.26">
            <text:p>34,26</text:p>
          </table:table-cell>
          <table:table-cell office:value-type="float" office:value="822.24">
            <text:p>822,24</text:p>
          </table:table-cell>
          <table:table-cell office:value-type="string">
            <text:p>стекло России</text:p>
          </table:table-cell>
          <table:table-cell office:value-type="float" office:value="65">
            <text:p>65</text:p>
          </table:table-cell>
          <table:table-cell office:value-type="float" office:value="79095">
            <text:p>79095</text:p>
          </table:table-cell>
          <table:table-cell office:value-type="string">
            <text:p>{Блюдце 16см Дымка \ 62193-01 \ ALTA MAREA \ }</text:p>
          </table:table-cell>
          <table:table-cell office:value-type="string">
            <text:p>РПМ-000151</text:p>
          </table:table-cell>
          <table:table-cell office:value-type="float" office:value="154">
            <text:p>154</text:p>
          </table:table-cell>
          <table:table-cell office:value-type="float" office:value="44644">
            <text:p>44644</text:p>
          </table:table-cell>
          <table:table-cell/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Блюдце 16см Дымка</text:p>
          </table:table-cell>
          <table:table-cell office:value-type="float" office:value="79095">
            <text:p>79095</text:p>
          </table:table-cell>
          <table:table-cell office:value-type="float" office:value="41.64">
            <text:p>41,64</text:p>
          </table:table-cell>
          <table:table-cell office:value-type="string">
            <text:p>K0023507</text:p>
          </table:table-cell>
          <table:table-cell office:value-type="float" office:value="24">
            <text:p>24</text:p>
          </table:table-cell>
          <table:table-cell office:value-type="float" office:value="34.26">
            <text:p>34,26</text:p>
          </table:table-cell>
          <table:table-cell office:value-type="float" office:value="822.24">
            <text:p>822,24</text:p>
          </table:table-cell>
          <table:table-cell office:value-type="string">
            <text:p>стекло России</text:p>
          </table:table-cell>
          <table:table-cell office:value-type="float" office:value="65">
            <text:p>65</text:p>
          </table:table-cell>
          <table:table-cell office:value-type="float" office:value="79095">
            <text:p>79095</text:p>
          </table:table-cell>
          <table:table-cell office:value-type="string">
            <text:p>{Блюдце 16см Дымка \ 62193-01 \ ALTA MAREA \ }</text:p>
          </table:table-cell>
          <table:table-cell office:value-type="string">
            <text:p>РПМ-000151</text:p>
          </table:table-cell>
          <table:table-cell office:value-type="float" office:value="154">
            <text:p>154</text:p>
          </table:table-cell>
          <table:table-cell office:value-type="float" office:value="44644">
            <text:p>44644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Блюдце 16см Дымка</text:p>
          </table:table-cell>
          <table:table-cell office:value-type="float" office:value="79095">
            <text:p>79095</text:p>
          </table:table-cell>
          <table:table-cell office:value-type="float" office:value="41.64">
            <text:p>41,64</text:p>
          </table:table-cell>
          <table:table-cell office:value-type="string">
            <text:p>K0023507</text:p>
          </table:table-cell>
          <table:table-cell office:value-type="float" office:value="24">
            <text:p>24</text:p>
          </table:table-cell>
          <table:table-cell office:value-type="float" office:value="34.26">
            <text:p>34,26</text:p>
          </table:table-cell>
          <table:table-cell office:value-type="float" office:value="822.24">
            <text:p>822,24</text:p>
          </table:table-cell>
          <table:table-cell office:value-type="string">
            <text:p>стекло России</text:p>
          </table:table-cell>
          <table:table-cell office:value-type="float" office:value="65">
            <text:p>65</text:p>
          </table:table-cell>
          <table:table-cell office:value-type="float" office:value="79095">
            <text:p>79095</text:p>
          </table:table-cell>
          <table:table-cell office:value-type="string">
            <text:p>{Блюдце 16см Дымка \ 62193-01 \ ALTA MAREA \ }</text:p>
          </table:table-cell>
          <table:table-cell office:value-type="string">
            <text:p>РПМ-000151</text:p>
          </table:table-cell>
          <table:table-cell office:value-type="float" office:value="154">
            <text:p>154</text:p>
          </table:table-cell>
          <table:table-cell office:value-type="float" office:value="44644">
            <text:p>44644</text:p>
          </table:table-cell>
          <table:table-cell/>
          <table:table-cell table:formula="of:=[.CK166]-[.AZ166]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3" office:value-type="float" office:value="0">
            <text:p>0</text:p>
          </table:table-cell>
          <table:table-cell table:style-name="ce3" office:value-type="string">
            <text:p>цена</text:p>
          </table:table-cell>
          <table:table-cell office:value-type="float" office:value="79095">
            <text:p>79095</text:p>
          </table:table-cell>
          <table:table-cell table:formula="of:=[.DH166]-[.L166]" office:value-type="float" office:value="0">
            <text:p>0</text:p>
          </table:table-cell>
        </table:table-row>
        <table:table-row table:style-name="ro1">
          <table:table-cell office:value-type="string">
            <text:p>Салатник 109мм SL со стикером</text:p>
          </table:table-cell>
          <table:table-cell office:value-type="string">
            <text:p>530123 SL/St</text:p>
          </table:table-cell>
          <table:table-cell office:value-type="string">
            <text:p>Asia</text:p>
          </table:table-cell>
          <table:table-cell table:number-columns-repeated="3"/>
          <table:table-cell office:value-type="float" office:value="12">
            <text:p>12</text:p>
          </table:table-cell>
          <table:table-cell office:value-type="float" office:value="27.14">
            <text:p>27,14 ₽</text:p>
          </table:table-cell>
          <table:table-cell office:value-type="float" office:value="325.68">
            <text:p><text:s/>325,68 ₽ </text:p>
          </table:table-cell>
          <table:table-cell office:value-type="string">
            <text:p>Пашабахча</text:p>
          </table:table-cell>
          <table:table-cell table:style-name="ce5" office:value-type="float" office:value="49">
            <text:p>49,00 ₽</text:p>
          </table:table-cell>
          <table:table-cell office:value-type="float" office:value="80527">
            <text:p>80527</text:p>
          </table:table-cell>
          <table:table-cell office:value-type="string">
            <text:p>{Салатник 109мм SL со стикером \ 530123 SL/St \ Asia \ }</text:p>
          </table:table-cell>
          <table:table-cell office:value-type="string">
            <text:p>РПМ-000270</text:p>
          </table:table-cell>
          <table:table-cell office:value-type="float" office:value="8">
            <text:p>8</text:p>
          </table:table-cell>
          <table:table-cell office:value-type="date" office:date-value="2023-03-30">
            <text:p>30.03.23</text:p>
          </table:table-cell>
          <table:table-cell office:value-type="float" office:value="1570">
            <text:p>1570</text:p>
          </table:table-cell>
          <table:table-cell office:value-type="date" office:date-value="2023-04-05">
            <text:p>05.04.23</text:p>
          </table:table-cell>
          <table:table-cell office:value-type="string">
            <text:p>Стеклопласт</text:p>
          </table:table-cell>
          <table:table-cell office:value-type="string">
            <text:p>Asia" салатник 109мм SL со стикером 530123 SL/St</text:p>
          </table:table-cell>
          <table:table-cell table:number-columns-repeated="2"/>
          <table:table-cell office:value-type="string">
            <text:p>K0023919</text:p>
          </table:table-cell>
          <table:table-cell table:formula="of:=[.K167]/[.H167]" office:value-type="percentage" office:value="1.80545320560059">
            <text:p>181%</text:p>
          </table:table-cell>
          <table:table-cell/>
          <table:table-cell office:value-type="string">
            <text:p>Россия</text:p>
          </table:table-cell>
          <table:table-cell/>
          <table:table-cell table:formula="of:=([.AC167]-[.G167])*[.H167]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string">
            <text:p>Asia" салатник 109мм SL со стикером 530123 SL/St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ООО "Посуда Мира"</text:p>
          </table:table-cell>
          <table:table-cell office:value-type="string">
            <text:p>8693357517530</text:p>
          </table:table-cell>
          <table:table-cell table:number-columns-repeated="2"/>
          <table:table-cell office:value-type="string">
            <text:p>РПМ-000270</text:p>
          </table:table-cell>
          <table:table-cell table:number-columns-repeated="2"/>
          <table:table-cell table:style-name="ce5" office:value-type="float" office:value="49">
            <text:p>49,00 ₽</text:p>
          </table:table-cell>
          <table:table-cell table:style-name="ce5" office:value-type="float" office:value="27.14">
            <text:p>27,14 ₽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4"/>
          <table:table-cell table:formula="of:=[.AZ167]-[.AC167]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string">
            <text:p>Салатник 109мм SL со стикером</text:p>
          </table:table-cell>
          <table:table-cell office:value-type="float" office:value="80527">
            <text:p>80527</text:p>
          </table:table-cell>
          <table:table-cell table:formula="of:=[.BC167]-[.L167]" office:value-type="float" office:value="0">
            <text:p>0</text:p>
          </table:table-cell>
          <table:table-cell office:value-type="float" office:value="27.14">
            <text:p>27,14</text:p>
          </table:table-cell>
          <table:table-cell table:formula="of:=[.BE167]/[.H167]" office:value-type="float" office:value="1">
            <text:p>1,00 ₽</text:p>
          </table:table-cell>
          <table:table-cell office:value-type="string">
            <text:p>K0023919</text:p>
          </table:table-cell>
          <table:table-cell office:value-type="float" office:value="24">
            <text:p>24</text:p>
          </table:table-cell>
          <table:table-cell office:value-type="float" office:value="27.14">
            <text:p>27,14</text:p>
          </table:table-cell>
          <table:table-cell office:value-type="float" office:value="651.36">
            <text:p>651,36</text:p>
          </table:table-cell>
          <table:table-cell office:value-type="string">
            <text:p>Пашабахча</text:p>
          </table:table-cell>
          <table:table-cell office:value-type="float" office:value="49">
            <text:p>49</text:p>
          </table:table-cell>
          <table:table-cell office:value-type="float" office:value="80527">
            <text:p>80527</text:p>
          </table:table-cell>
          <table:table-cell office:value-type="string">
            <text:p>{Салатник 109мм SL со стикером \ 530123 SL/St \ Asia \ }</text:p>
          </table:table-cell>
          <table:table-cell office:value-type="string">
            <text:p>РПМ-000111</text:p>
          </table:table-cell>
          <table:table-cell office:value-type="float" office:value="278">
            <text:p>278</text:p>
          </table:table-cell>
          <table:table-cell office:value-type="float" office:value="44964">
            <text:p>44964</text:p>
          </table:table-cell>
          <table:table-cell/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string">
            <text:p>Салатник 109мм SL со стикером</text:p>
          </table:table-cell>
          <table:table-cell office:value-type="float" office:value="80527">
            <text:p>80527</text:p>
          </table:table-cell>
          <table:table-cell office:value-type="float" office:value="27.14">
            <text:p>27,14</text:p>
          </table:table-cell>
          <table:table-cell office:value-type="string">
            <text:p>K0023919</text:p>
          </table:table-cell>
          <table:table-cell office:value-type="float" office:value="24">
            <text:p>24</text:p>
          </table:table-cell>
          <table:table-cell office:value-type="float" office:value="27.14">
            <text:p>27,14</text:p>
          </table:table-cell>
          <table:table-cell office:value-type="float" office:value="651.36">
            <text:p>651,36</text:p>
          </table:table-cell>
          <table:table-cell office:value-type="string">
            <text:p>Пашабахча</text:p>
          </table:table-cell>
          <table:table-cell office:value-type="float" office:value="49">
            <text:p>49</text:p>
          </table:table-cell>
          <table:table-cell office:value-type="float" office:value="80527">
            <text:p>80527</text:p>
          </table:table-cell>
          <table:table-cell office:value-type="string">
            <text:p>{Салатник 109мм SL со стикером \ 530123 SL/St \ Asia \ }</text:p>
          </table:table-cell>
          <table:table-cell office:value-type="string">
            <text:p>РПМ-000111</text:p>
          </table:table-cell>
          <table:table-cell office:value-type="float" office:value="278">
            <text:p>278</text:p>
          </table:table-cell>
          <table:table-cell office:value-type="float" office:value="44964">
            <text:p>44964</text:p>
          </table:table-cell>
          <table:table-cell table:number-columns-repeated="2"/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string">
            <text:p>Салатник 109мм SL со стикером</text:p>
          </table:table-cell>
          <table:table-cell office:value-type="float" office:value="80527">
            <text:p>80527</text:p>
          </table:table-cell>
          <table:table-cell office:value-type="float" office:value="27.14">
            <text:p>27,14</text:p>
          </table:table-cell>
          <table:table-cell office:value-type="string">
            <text:p>K0023919</text:p>
          </table:table-cell>
          <table:table-cell office:value-type="float" office:value="24">
            <text:p>24</text:p>
          </table:table-cell>
          <table:table-cell office:value-type="float" office:value="27.14">
            <text:p>27,14</text:p>
          </table:table-cell>
          <table:table-cell office:value-type="float" office:value="651.36">
            <text:p>651,36</text:p>
          </table:table-cell>
          <table:table-cell office:value-type="string">
            <text:p>Пашабахча</text:p>
          </table:table-cell>
          <table:table-cell office:value-type="float" office:value="49">
            <text:p>49</text:p>
          </table:table-cell>
          <table:table-cell office:value-type="float" office:value="80527">
            <text:p>80527</text:p>
          </table:table-cell>
          <table:table-cell office:value-type="string">
            <text:p>{Салатник 109мм SL со стикером \ 530123 SL/St \ Asia \ }</text:p>
          </table:table-cell>
          <table:table-cell office:value-type="string">
            <text:p>РПМ-000111</text:p>
          </table:table-cell>
          <table:table-cell office:value-type="float" office:value="278">
            <text:p>278</text:p>
          </table:table-cell>
          <table:table-cell office:value-type="float" office:value="44964">
            <text:p>44964</text:p>
          </table:table-cell>
          <table:table-cell/>
          <table:table-cell table:formula="of:=[.CK167]-[.AZ167]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/>
          <table:table-cell office:value-type="float" office:value="80527">
            <text:p>80527</text:p>
          </table:table-cell>
          <table:table-cell table:formula="of:=[.DH167]-[.L167]" office:value-type="float" office:value="0">
            <text:p>0</text:p>
          </table:table-cell>
        </table:table-row>
        <table:table-row table:style-name="ro1">
          <table:table-cell office:value-type="string">
            <text:p>Соусник 120мл SL со стикером</text:p>
          </table:table-cell>
          <table:table-cell office:value-type="string">
            <text:p>53962 SL/St</text:p>
          </table:table-cell>
          <table:table-cell office:value-type="string">
            <text:p>Gastroboutique</text:p>
          </table:table-cell>
          <table:table-cell table:number-columns-repeated="3"/>
          <table:table-cell office:value-type="float" office:value="12">
            <text:p>12</text:p>
          </table:table-cell>
          <table:table-cell office:value-type="float" office:value="33.91">
            <text:p>33,91 ₽</text:p>
          </table:table-cell>
          <table:table-cell office:value-type="float" office:value="406.92">
            <text:p><text:s/>406,92 ₽ </text:p>
          </table:table-cell>
          <table:table-cell office:value-type="string">
            <text:p>Пашабахча</text:p>
          </table:table-cell>
          <table:table-cell table:style-name="ce5" office:value-type="float" office:value="61">
            <text:p>61,00 ₽</text:p>
          </table:table-cell>
          <table:table-cell office:value-type="float" office:value="80531">
            <text:p>80531</text:p>
          </table:table-cell>
          <table:table-cell office:value-type="string">
            <text:p>{Соусник 120мл SL со стикером \ 53962 SL/St \ Gastroboutique \ }</text:p>
          </table:table-cell>
          <table:table-cell office:value-type="string">
            <text:p>РПМ-000270</text:p>
          </table:table-cell>
          <table:table-cell office:value-type="float" office:value="64">
            <text:p>64</text:p>
          </table:table-cell>
          <table:table-cell office:value-type="date" office:date-value="2023-03-30">
            <text:p>30.03.23</text:p>
          </table:table-cell>
          <table:table-cell office:value-type="float" office:value="1570">
            <text:p>1570</text:p>
          </table:table-cell>
          <table:table-cell office:value-type="date" office:date-value="2023-04-05">
            <text:p>05.04.23</text:p>
          </table:table-cell>
          <table:table-cell office:value-type="string">
            <text:p>Стеклопласт</text:p>
          </table:table-cell>
          <table:table-cell office:value-type="string">
            <text:p>Gastroboutique" соусник 120мл SL со стикером 53962 SL/St</text:p>
          </table:table-cell>
          <table:table-cell table:number-columns-repeated="2"/>
          <table:table-cell office:value-type="string">
            <text:p>K0021301</text:p>
          </table:table-cell>
          <table:table-cell table:formula="of:=[.K168]/[.H168]" office:value-type="percentage" office:value="1.79887938661162">
            <text:p>180%</text:p>
          </table:table-cell>
          <table:table-cell/>
          <table:table-cell office:value-type="string">
            <text:p>Россия</text:p>
          </table:table-cell>
          <table:table-cell/>
          <table:table-cell table:formula="of:=([.AC168]-[.G168])*[.H168]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string">
            <text:p>Gastroboutique" соусник 120мл SL со стикером 53962 SL/St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/>
          <table:table-cell office:value-type="string">
            <text:p>ООО "Посуда Мира"</text:p>
          </table:table-cell>
          <table:table-cell office:value-type="string">
            <text:p>4606065072776</text:p>
          </table:table-cell>
          <table:table-cell table:number-columns-repeated="2"/>
          <table:table-cell office:value-type="string">
            <text:p>РПМ-000270</text:p>
          </table:table-cell>
          <table:table-cell table:number-columns-repeated="2"/>
          <table:table-cell table:style-name="ce5" office:value-type="float" office:value="61">
            <text:p>61,00 ₽</text:p>
          </table:table-cell>
          <table:table-cell table:style-name="ce5" office:value-type="float" office:value="33.91">
            <text:p>33,91 ₽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4"/>
          <table:table-cell table:formula="of:=[.AZ168]-[.AC168]" office:value-type="float" office:value="0">
            <text:p>0</text:p>
          </table:table-cell>
          <table:table-cell table:number-columns-repeated="2" office:value-type="float" office:value="12">
            <text:p>12</text:p>
          </table:table-cell>
          <table:table-cell office:value-type="string">
            <text:p>Соусник 120мл SL со стикером</text:p>
          </table:table-cell>
          <table:table-cell office:value-type="float" office:value="80531">
            <text:p>80531</text:p>
          </table:table-cell>
          <table:table-cell table:formula="of:=[.BC168]-[.L168]" office:value-type="float" office:value="0">
            <text:p>0</text:p>
          </table:table-cell>
          <table:table-cell office:value-type="float" office:value="33.91">
            <text:p>33,91</text:p>
          </table:table-cell>
          <table:table-cell table:formula="of:=[.BE168]/[.H168]" office:value-type="float" office:value="1">
            <text:p>1,00 ₽</text:p>
          </table:table-cell>
          <table:table-cell office:value-type="string">
            <text:p>K0021301</text:p>
          </table:table-cell>
          <table:table-cell office:value-type="float" office:value="12">
            <text:p>12</text:p>
          </table:table-cell>
          <table:table-cell office:value-type="float" office:value="33.91">
            <text:p>33,91</text:p>
          </table:table-cell>
          <table:table-cell office:value-type="float" office:value="406.92">
            <text:p>406,92</text:p>
          </table:table-cell>
          <table:table-cell office:value-type="string">
            <text:p>Пашабахча</text:p>
          </table:table-cell>
          <table:table-cell office:value-type="float" office:value="61">
            <text:p>61</text:p>
          </table:table-cell>
          <table:table-cell office:value-type="float" office:value="80531">
            <text:p>80531</text:p>
          </table:table-cell>
          <table:table-cell office:value-type="string">
            <text:p>{Соусник 120мл SL со стикером \ 53962 SL/St \ Gastroboutique \ }</text:p>
          </table:table-cell>
          <table:table-cell office:value-type="string">
            <text:p>РПМ-000111</text:p>
          </table:table-cell>
          <table:table-cell office:value-type="float" office:value="201">
            <text:p>201</text:p>
          </table:table-cell>
          <table:table-cell office:value-type="float" office:value="44964">
            <text:p>44964</text:p>
          </table:table-cell>
          <table:table-cell/>
          <table:table-cell table:number-columns-repeated="2" office:value-type="float" office:value="12">
            <text:p>12</text:p>
          </table:table-cell>
          <table:table-cell office:value-type="string">
            <text:p>Соусник 120мл SL со стикером</text:p>
          </table:table-cell>
          <table:table-cell office:value-type="float" office:value="80531">
            <text:p>80531</text:p>
          </table:table-cell>
          <table:table-cell office:value-type="float" office:value="33.91">
            <text:p>33,91</text:p>
          </table:table-cell>
          <table:table-cell office:value-type="string">
            <text:p>K0021301</text:p>
          </table:table-cell>
          <table:table-cell office:value-type="float" office:value="12">
            <text:p>12</text:p>
          </table:table-cell>
          <table:table-cell office:value-type="float" office:value="33.91">
            <text:p>33,91</text:p>
          </table:table-cell>
          <table:table-cell office:value-type="float" office:value="406.92">
            <text:p>406,92</text:p>
          </table:table-cell>
          <table:table-cell office:value-type="string">
            <text:p>Пашабахча</text:p>
          </table:table-cell>
          <table:table-cell office:value-type="float" office:value="61">
            <text:p>61</text:p>
          </table:table-cell>
          <table:table-cell office:value-type="float" office:value="80531">
            <text:p>80531</text:p>
          </table:table-cell>
          <table:table-cell office:value-type="string">
            <text:p>{Соусник 120мл SL со стикером \ 53962 SL/St \ Gastroboutique \ }</text:p>
          </table:table-cell>
          <table:table-cell office:value-type="string">
            <text:p>РПМ-000111</text:p>
          </table:table-cell>
          <table:table-cell office:value-type="float" office:value="201">
            <text:p>201</text:p>
          </table:table-cell>
          <table:table-cell office:value-type="float" office:value="44964">
            <text:p>44964</text:p>
          </table:table-cell>
          <table:table-cell table:number-columns-repeated="2"/>
          <table:table-cell table:number-columns-repeated="2" office:value-type="float" office:value="12">
            <text:p>12</text:p>
          </table:table-cell>
          <table:table-cell office:value-type="string">
            <text:p>Соусник 120мл SL со стикером</text:p>
          </table:table-cell>
          <table:table-cell office:value-type="float" office:value="80531">
            <text:p>80531</text:p>
          </table:table-cell>
          <table:table-cell office:value-type="float" office:value="33.91">
            <text:p>33,91</text:p>
          </table:table-cell>
          <table:table-cell office:value-type="string">
            <text:p>K0021301</text:p>
          </table:table-cell>
          <table:table-cell office:value-type="float" office:value="12">
            <text:p>12</text:p>
          </table:table-cell>
          <table:table-cell office:value-type="float" office:value="33.91">
            <text:p>33,91</text:p>
          </table:table-cell>
          <table:table-cell office:value-type="float" office:value="406.92">
            <text:p>406,92</text:p>
          </table:table-cell>
          <table:table-cell office:value-type="string">
            <text:p>Пашабахча</text:p>
          </table:table-cell>
          <table:table-cell office:value-type="float" office:value="61">
            <text:p>61</text:p>
          </table:table-cell>
          <table:table-cell office:value-type="float" office:value="80531">
            <text:p>80531</text:p>
          </table:table-cell>
          <table:table-cell office:value-type="string">
            <text:p>{Соусник 120мл SL со стикером \ 53962 SL/St \ Gastroboutique \ }</text:p>
          </table:table-cell>
          <table:table-cell office:value-type="string">
            <text:p>РПМ-000111</text:p>
          </table:table-cell>
          <table:table-cell office:value-type="float" office:value="201">
            <text:p>201</text:p>
          </table:table-cell>
          <table:table-cell office:value-type="float" office:value="44964">
            <text:p>44964</text:p>
          </table:table-cell>
          <table:table-cell/>
          <table:table-cell table:formula="of:=[.CK168]-[.AZ168]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/>
          <table:table-cell office:value-type="float" office:value="80531">
            <text:p>80531</text:p>
          </table:table-cell>
          <table:table-cell table:formula="of:=[.DH168]-[.L168]" office:value-type="float" office:value="0">
            <text:p>0</text:p>
          </table:table-cell>
        </table:table-row>
        <table:table-row table:style-name="ro1">
          <table:table-cell office:value-type="string">
            <text:p>Стакан низкий 250мл</text:p>
          </table:table-cell>
          <table:table-cell office:value-type="string">
            <text:p>20с2199</text:p>
          </table:table-cell>
          <table:table-cell office:value-type="string">
            <text:p>Отражение</text:p>
          </table:table-cell>
          <table:table-cell table:number-columns-repeated="3"/>
          <table:table-cell office:value-type="float" office:value="90">
            <text:p>90</text:p>
          </table:table-cell>
          <table:table-cell office:value-type="float" office:value="14.01">
            <text:p>14,01 ₽</text:p>
          </table:table-cell>
          <table:table-cell office:value-type="float" office:value="1260.9">
            <text:p><text:s/>1 260,90 ₽ </text:p>
          </table:table-cell>
          <table:table-cell/>
          <table:table-cell table:style-name="ce5" office:value-type="float" office:value="26">
            <text:p>26,00 ₽</text:p>
          </table:table-cell>
          <table:table-cell office:value-type="float" office:value="80539">
            <text:p>80539</text:p>
          </table:table-cell>
          <table:table-cell office:value-type="string">
            <text:p>{Стакан низкий 250мл \ 20с2199 \ Отражение \ }</text:p>
          </table:table-cell>
          <table:table-cell office:value-type="string">
            <text:p>РПМ-000270</text:p>
          </table:table-cell>
          <table:table-cell office:value-type="float" office:value="181">
            <text:p>181</text:p>
          </table:table-cell>
          <table:table-cell office:value-type="date" office:date-value="2023-03-30">
            <text:p>30.03.23</text:p>
          </table:table-cell>
          <table:table-cell office:value-type="float" office:value="1570">
            <text:p>1570</text:p>
          </table:table-cell>
          <table:table-cell office:value-type="date" office:date-value="2023-04-05">
            <text:p>05.04.23</text:p>
          </table:table-cell>
          <table:table-cell office:value-type="string">
            <text:p>Стеклопласт</text:p>
          </table:table-cell>
          <table:table-cell office:value-type="string">
            <text:p>Отражение" стакан низкий 250 мл 20с2199</text:p>
          </table:table-cell>
          <table:table-cell table:number-columns-repeated="2"/>
          <table:table-cell office:value-type="string">
            <text:p>K0023965</text:p>
          </table:table-cell>
          <table:table-cell table:formula="of:=[.K169]/[.H169]" office:value-type="percentage" office:value="1.85581727337616">
            <text:p>186%</text:p>
          </table:table-cell>
          <table:table-cell table:number-columns-repeated="3"/>
          <table:table-cell table:formula="of:=([.AC169]-[.G169])*[.H169]"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string">
            <text:p>Отражение" стакан низкий 250 мл 20с2199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/>
          <table:table-cell office:value-type="string">
            <text:p>ООО "Посуда Мира"</text:p>
          </table:table-cell>
          <table:table-cell office:value-type="string">
            <text:p>4690509044429</text:p>
          </table:table-cell>
          <table:table-cell table:number-columns-repeated="2"/>
          <table:table-cell office:value-type="string">
            <text:p>РПМ-000270</text:p>
          </table:table-cell>
          <table:table-cell table:number-columns-repeated="2"/>
          <table:table-cell table:style-name="ce5" office:value-type="float" office:value="26">
            <text:p>26,00 ₽</text:p>
          </table:table-cell>
          <table:table-cell table:style-name="ce5" office:value-type="float" office:value="14.01">
            <text:p>14,01 ₽</text:p>
          </table:table-cell>
          <table:table-cell office:value-type="float" office:value="40">
            <text:p>40</text:p>
          </table:table-cell>
          <table:table-cell table:number-columns-repeated="2" office:value-type="float" office:value="0">
            <text:p>0</text:p>
          </table:table-cell>
          <table:table-cell office:value-type="float" office:value="131">
            <text:p>131</text:p>
          </table:table-cell>
          <table:table-cell table:number-columns-repeated="4"/>
          <table:table-cell table:formula="of:=[.AZ169]-[.AC169]" office:value-type="float" office:value="0">
            <text:p>0</text:p>
          </table:table-cell>
          <table:table-cell table:number-columns-repeated="2" office:value-type="float" office:value="90">
            <text:p>90</text:p>
          </table:table-cell>
          <table:table-cell office:value-type="string">
            <text:p>Стакан низкий 250мл</text:p>
          </table:table-cell>
          <table:table-cell office:value-type="float" office:value="80539">
            <text:p>80539</text:p>
          </table:table-cell>
          <table:table-cell table:formula="of:=[.BC169]-[.L169]" office:value-type="float" office:value="0">
            <text:p>0</text:p>
          </table:table-cell>
          <table:table-cell office:value-type="float" office:value="14.01">
            <text:p>14,01</text:p>
          </table:table-cell>
          <table:table-cell table:formula="of:=[.BE169]/[.H169]" office:value-type="float" office:value="1">
            <text:p>1,00 ₽</text:p>
          </table:table-cell>
          <table:table-cell office:value-type="string">
            <text:p>K0023965</text:p>
          </table:table-cell>
          <table:table-cell office:value-type="float" office:value="240">
            <text:p>240</text:p>
          </table:table-cell>
          <table:table-cell office:value-type="float" office:value="14.01">
            <text:p>14,01</text:p>
          </table:table-cell>
          <table:table-cell office:value-type="float" office:value="3362.4">
            <text:p>3362,4</text:p>
          </table:table-cell>
          <table:table-cell office:value-type="string">
            <text:p>ОСЗ</text:p>
          </table:table-cell>
          <table:table-cell office:value-type="float" office:value="26">
            <text:p>26</text:p>
          </table:table-cell>
          <table:table-cell office:value-type="float" office:value="80539">
            <text:p>80539</text:p>
          </table:table-cell>
          <table:table-cell office:value-type="string">
            <text:p>{Стакан низкий 250мл \ 20с2199 \ Отражение \ }</text:p>
          </table:table-cell>
          <table:table-cell office:value-type="string">
            <text:p>РПМ-000729</text:p>
          </table:table-cell>
          <table:table-cell office:value-type="float" office:value="24">
            <text:p>24</text:p>
          </table:table-cell>
          <table:table-cell office:value-type="float" office:value="44897">
            <text:p>44897</text:p>
          </table:table-cell>
          <table:table-cell/>
          <table:table-cell table:number-columns-repeated="2" office:value-type="float" office:value="90">
            <text:p>90</text:p>
          </table:table-cell>
          <table:table-cell office:value-type="string">
            <text:p>Стакан низкий 250мл</text:p>
          </table:table-cell>
          <table:table-cell office:value-type="float" office:value="80539">
            <text:p>80539</text:p>
          </table:table-cell>
          <table:table-cell office:value-type="float" office:value="14.01">
            <text:p>14,01</text:p>
          </table:table-cell>
          <table:table-cell office:value-type="string">
            <text:p>K0023965</text:p>
          </table:table-cell>
          <table:table-cell office:value-type="float" office:value="240">
            <text:p>240</text:p>
          </table:table-cell>
          <table:table-cell office:value-type="float" office:value="14.01">
            <text:p>14,01</text:p>
          </table:table-cell>
          <table:table-cell office:value-type="float" office:value="3362.4">
            <text:p>3362,4</text:p>
          </table:table-cell>
          <table:table-cell office:value-type="string">
            <text:p>ОСЗ</text:p>
          </table:table-cell>
          <table:table-cell office:value-type="float" office:value="26">
            <text:p>26</text:p>
          </table:table-cell>
          <table:table-cell office:value-type="float" office:value="80539">
            <text:p>80539</text:p>
          </table:table-cell>
          <table:table-cell office:value-type="string">
            <text:p>{Стакан низкий 250мл \ 20с2199 \ Отражение \ }</text:p>
          </table:table-cell>
          <table:table-cell office:value-type="string">
            <text:p>РПМ-000729</text:p>
          </table:table-cell>
          <table:table-cell office:value-type="float" office:value="24">
            <text:p>24</text:p>
          </table:table-cell>
          <table:table-cell office:value-type="float" office:value="44897">
            <text:p>44897</text:p>
          </table:table-cell>
          <table:table-cell table:number-columns-repeated="2"/>
          <table:table-cell table:number-columns-repeated="2" office:value-type="float" office:value="90">
            <text:p>90</text:p>
          </table:table-cell>
          <table:table-cell office:value-type="string">
            <text:p>Стакан низкий 250мл</text:p>
          </table:table-cell>
          <table:table-cell office:value-type="float" office:value="80539">
            <text:p>80539</text:p>
          </table:table-cell>
          <table:table-cell office:value-type="float" office:value="14.01">
            <text:p>14,01</text:p>
          </table:table-cell>
          <table:table-cell office:value-type="string">
            <text:p>K0023965</text:p>
          </table:table-cell>
          <table:table-cell office:value-type="float" office:value="240">
            <text:p>240</text:p>
          </table:table-cell>
          <table:table-cell office:value-type="float" office:value="14.01">
            <text:p>14,01</text:p>
          </table:table-cell>
          <table:table-cell office:value-type="float" office:value="3362.4">
            <text:p>3362,4</text:p>
          </table:table-cell>
          <table:table-cell office:value-type="string">
            <text:p>ОСЗ</text:p>
          </table:table-cell>
          <table:table-cell office:value-type="float" office:value="26">
            <text:p>26</text:p>
          </table:table-cell>
          <table:table-cell office:value-type="float" office:value="80539">
            <text:p>80539</text:p>
          </table:table-cell>
          <table:table-cell office:value-type="string">
            <text:p>{Стакан низкий 250мл \ 20с2199 \ Отражение \ }</text:p>
          </table:table-cell>
          <table:table-cell office:value-type="string">
            <text:p>РПМ-000729</text:p>
          </table:table-cell>
          <table:table-cell office:value-type="float" office:value="24">
            <text:p>24</text:p>
          </table:table-cell>
          <table:table-cell office:value-type="float" office:value="44897">
            <text:p>44897</text:p>
          </table:table-cell>
          <table:table-cell/>
          <table:table-cell table:formula="of:=[.CK169]-[.AZ169]" office:value-type="float" office:value="0">
            <text:p>0</text:p>
          </table:table-cell>
          <table:table-cell office:value-type="float" office:value="40">
            <text:p>40</text:p>
          </table:table-cell>
          <table:table-cell table:number-columns-repeated="2" office:value-type="float" office:value="0">
            <text:p>0</text:p>
          </table:table-cell>
          <table:table-cell office:value-type="float" office:value="131">
            <text:p>131</text:p>
          </table:table-cell>
          <table:table-cell/>
          <table:table-cell office:value-type="float" office:value="80539">
            <text:p>80539</text:p>
          </table:table-cell>
          <table:table-cell table:formula="of:=[.DH169]-[.L169]" office:value-type="float" office:value="0">
            <text:p>0</text:p>
          </table:table-cell>
        </table:table-row>
        <table:table-row table:style-name="ro1">
          <table:table-cell office:value-type="string">
            <text:p>Стопка 50мл</text:p>
          </table:table-cell>
          <table:table-cell office:value-type="string">
            <text:p>20с2200</text:p>
          </table:table-cell>
          <table:table-cell office:value-type="string">
            <text:p>Геометрия</text:p>
          </table:table-cell>
          <table:table-cell table:number-columns-repeated="3"/>
          <table:table-cell office:value-type="float" office:value="96">
            <text:p>96</text:p>
          </table:table-cell>
          <table:table-cell office:value-type="float" office:value="7.1">
            <text:p>7,10 ₽</text:p>
          </table:table-cell>
          <table:table-cell office:value-type="float" office:value="681.6">
            <text:p><text:s/>681,60 ₽ </text:p>
          </table:table-cell>
          <table:table-cell/>
          <table:table-cell table:style-name="ce5" office:value-type="float" office:value="13">
            <text:p>13,00 ₽</text:p>
          </table:table-cell>
          <table:table-cell office:value-type="float" office:value="80540">
            <text:p>80540</text:p>
          </table:table-cell>
          <table:table-cell office:value-type="string">
            <text:p>{Стопка 50мл \ 20с2200 \ Геометрия \ }</text:p>
          </table:table-cell>
          <table:table-cell office:value-type="string">
            <text:p>РПМ-000270</text:p>
          </table:table-cell>
          <table:table-cell office:value-type="float" office:value="167">
            <text:p>167</text:p>
          </table:table-cell>
          <table:table-cell office:value-type="date" office:date-value="2023-03-30">
            <text:p>30.03.23</text:p>
          </table:table-cell>
          <table:table-cell office:value-type="float" office:value="1570">
            <text:p>1570</text:p>
          </table:table-cell>
          <table:table-cell office:value-type="date" office:date-value="2023-04-05">
            <text:p>05.04.23</text:p>
          </table:table-cell>
          <table:table-cell office:value-type="string">
            <text:p>Стеклопласт</text:p>
          </table:table-cell>
          <table:table-cell office:value-type="string">
            <text:p>Геометрия" стопка 50 мл 20с2200</text:p>
          </table:table-cell>
          <table:table-cell table:number-columns-repeated="2"/>
          <table:table-cell office:value-type="string">
            <text:p>K0024010</text:p>
          </table:table-cell>
          <table:table-cell table:formula="of:=[.K170]/[.H170]" office:value-type="percentage" office:value="1.83098591549296">
            <text:p>183%</text:p>
          </table:table-cell>
          <table:table-cell table:number-columns-repeated="3"/>
          <table:table-cell table:formula="of:=([.AC170]-[.G170])*[.H170]" office:value-type="float" office:value="0">
            <text:p>0</text:p>
          </table:table-cell>
          <table:table-cell office:value-type="float" office:value="96">
            <text:p>96</text:p>
          </table:table-cell>
          <table:table-cell office:value-type="string">
            <text:p>Геометрия" стопка 50 мл 20с2200</text:p>
          </table:table-cell>
          <table:table-cell office:value-type="float" office:value="96">
            <text:p>96</text:p>
          </table:table-cell>
          <table:table-cell office:value-type="float" office:value="0">
            <text:p>0</text:p>
          </table:table-cell>
          <table:table-cell/>
          <table:table-cell office:value-type="string">
            <text:p>ООО "Посуда Мира"</text:p>
          </table:table-cell>
          <table:table-cell office:value-type="string">
            <text:p>4690509044375</text:p>
          </table:table-cell>
          <table:table-cell table:number-columns-repeated="2"/>
          <table:table-cell office:value-type="string">
            <text:p>РПМ-000270</text:p>
          </table:table-cell>
          <table:table-cell table:number-columns-repeated="2"/>
          <table:table-cell table:style-name="ce5" office:value-type="float" office:value="13">
            <text:p>13,00 ₽</text:p>
          </table:table-cell>
          <table:table-cell table:style-name="ce5" office:value-type="float" office:value="7.1">
            <text:p>7,10 ₽</text:p>
          </table:table-cell>
          <table:table-cell table:number-columns-repeated="3" office:value-type="float" office:value="0">
            <text:p>0</text:p>
          </table:table-cell>
          <table:table-cell office:value-type="float" office:value="95">
            <text:p>95</text:p>
          </table:table-cell>
          <table:table-cell table:number-columns-repeated="4"/>
          <table:table-cell table:formula="of:=[.AZ170]-[.AC170]" office:value-type="float" office:value="0">
            <text:p>0</text:p>
          </table:table-cell>
          <table:table-cell table:number-columns-repeated="2" office:value-type="float" office:value="96">
            <text:p>96</text:p>
          </table:table-cell>
          <table:table-cell office:value-type="string">
            <text:p>Стопка 50мл</text:p>
          </table:table-cell>
          <table:table-cell office:value-type="float" office:value="80540">
            <text:p>80540</text:p>
          </table:table-cell>
          <table:table-cell table:formula="of:=[.BC170]-[.L170]" office:value-type="float" office:value="0">
            <text:p>0</text:p>
          </table:table-cell>
          <table:table-cell office:value-type="float" office:value="7.1">
            <text:p>7,1</text:p>
          </table:table-cell>
          <table:table-cell table:formula="of:=[.BE170]/[.H170]" office:value-type="float" office:value="1">
            <text:p>1,00 ₽</text:p>
          </table:table-cell>
          <table:table-cell office:value-type="string">
            <text:p>K0024010</text:p>
          </table:table-cell>
          <table:table-cell office:value-type="float" office:value="192">
            <text:p>192</text:p>
          </table:table-cell>
          <table:table-cell office:value-type="float" office:value="6.23">
            <text:p>6,23</text:p>
          </table:table-cell>
          <table:table-cell office:value-type="float" office:value="1196.16">
            <text:p>1196,16</text:p>
          </table:table-cell>
          <table:table-cell office:value-type="string">
            <text:p>ОСЗ</text:p>
          </table:table-cell>
          <table:table-cell office:value-type="float" office:value="12">
            <text:p>12</text:p>
          </table:table-cell>
          <table:table-cell office:value-type="float" office:value="80540">
            <text:p>80540</text:p>
          </table:table-cell>
          <table:table-cell office:value-type="string">
            <text:p>{Стопка 50мл \ 20с2200 \ Геометрия \ }</text:p>
          </table:table-cell>
          <table:table-cell office:value-type="string">
            <text:p>РПМ-000488</text:p>
          </table:table-cell>
          <table:table-cell office:value-type="float" office:value="198">
            <text:p>198</text:p>
          </table:table-cell>
          <table:table-cell office:value-type="float" office:value="44511">
            <text:p>44511</text:p>
          </table:table-cell>
          <table:table-cell/>
          <table:table-cell table:number-columns-repeated="2" office:value-type="float" office:value="96">
            <text:p>96</text:p>
          </table:table-cell>
          <table:table-cell office:value-type="string">
            <text:p>Стопка 50мл</text:p>
          </table:table-cell>
          <table:table-cell office:value-type="float" office:value="80540">
            <text:p>80540</text:p>
          </table:table-cell>
          <table:table-cell office:value-type="float" office:value="7.1">
            <text:p>7,1</text:p>
          </table:table-cell>
          <table:table-cell office:value-type="string">
            <text:p>K0024010</text:p>
          </table:table-cell>
          <table:table-cell office:value-type="float" office:value="192">
            <text:p>192</text:p>
          </table:table-cell>
          <table:table-cell office:value-type="float" office:value="6.23">
            <text:p>6,23</text:p>
          </table:table-cell>
          <table:table-cell office:value-type="float" office:value="1196.16">
            <text:p>1196,16</text:p>
          </table:table-cell>
          <table:table-cell office:value-type="string">
            <text:p>ОСЗ</text:p>
          </table:table-cell>
          <table:table-cell office:value-type="float" office:value="12">
            <text:p>12</text:p>
          </table:table-cell>
          <table:table-cell office:value-type="float" office:value="80540">
            <text:p>80540</text:p>
          </table:table-cell>
          <table:table-cell office:value-type="string">
            <text:p>{Стопка 50мл \ 20с2200 \ Геометрия \ }</text:p>
          </table:table-cell>
          <table:table-cell office:value-type="string">
            <text:p>РПМ-000488</text:p>
          </table:table-cell>
          <table:table-cell office:value-type="float" office:value="198">
            <text:p>198</text:p>
          </table:table-cell>
          <table:table-cell office:value-type="float" office:value="44511">
            <text:p>44511</text:p>
          </table:table-cell>
          <table:table-cell table:number-columns-repeated="2"/>
          <table:table-cell table:number-columns-repeated="2" office:value-type="float" office:value="96">
            <text:p>96</text:p>
          </table:table-cell>
          <table:table-cell office:value-type="string">
            <text:p>Стопка 50мл</text:p>
          </table:table-cell>
          <table:table-cell office:value-type="float" office:value="80540">
            <text:p>80540</text:p>
          </table:table-cell>
          <table:table-cell office:value-type="float" office:value="7.1">
            <text:p>7,1</text:p>
          </table:table-cell>
          <table:table-cell office:value-type="string">
            <text:p>K0024010</text:p>
          </table:table-cell>
          <table:table-cell office:value-type="float" office:value="192">
            <text:p>192</text:p>
          </table:table-cell>
          <table:table-cell office:value-type="float" office:value="6.23">
            <text:p>6,23</text:p>
          </table:table-cell>
          <table:table-cell office:value-type="float" office:value="1196.16">
            <text:p>1196,16</text:p>
          </table:table-cell>
          <table:table-cell office:value-type="string">
            <text:p>ОСЗ</text:p>
          </table:table-cell>
          <table:table-cell office:value-type="float" office:value="12">
            <text:p>12</text:p>
          </table:table-cell>
          <table:table-cell office:value-type="float" office:value="80540">
            <text:p>80540</text:p>
          </table:table-cell>
          <table:table-cell office:value-type="string">
            <text:p>{Стопка 50мл \ 20с2200 \ Геометрия \ }</text:p>
          </table:table-cell>
          <table:table-cell office:value-type="string">
            <text:p>РПМ-000488</text:p>
          </table:table-cell>
          <table:table-cell office:value-type="float" office:value="198">
            <text:p>198</text:p>
          </table:table-cell>
          <table:table-cell office:value-type="float" office:value="44511">
            <text:p>44511</text:p>
          </table:table-cell>
          <table:table-cell/>
          <table:table-cell table:formula="of:=[.CK170]-[.AZ170]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office:value-type="float" office:value="95">
            <text:p>95</text:p>
          </table:table-cell>
          <table:table-cell/>
          <table:table-cell office:value-type="float" office:value="80540">
            <text:p>80540</text:p>
          </table:table-cell>
          <table:table-cell table:formula="of:=[.DH170]-[.L170]" office:value-type="float" office:value="0">
            <text:p>0</text:p>
          </table:table-cell>
        </table:table-row>
        <table:table-row table:style-name="ro1">
          <table:table-cell office:value-type="string">
            <text:p>Набор фужеров для вина 245мл 6шт</text:p>
          </table:table-cell>
          <table:table-cell office:value-type="string">
            <text:p>P2504</text:p>
          </table:table-cell>
          <table:table-cell office:value-type="string">
            <text:p>ЭЛЕГАНС 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345.98">
            <text:p>345,98 ₽</text:p>
          </table:table-cell>
          <table:table-cell office:value-type="float" office:value="1383.92">
            <text:p><text:s/>1 383,92 ₽ </text:p>
          </table:table-cell>
          <table:table-cell office:value-type="string">
            <text:p>Luminarc</text:p>
          </table:table-cell>
          <table:table-cell table:style-name="ce5" office:value-type="float" office:value="748">
            <text:p>748,00 ₽</text:p>
          </table:table-cell>
          <table:table-cell office:value-type="float" office:value="81016">
            <text:p>81016</text:p>
          </table:table-cell>
          <table:table-cell office:value-type="string">
            <text:p>{Набор фужеров для вина 245мл 6шт \ P2504 \ ЭЛЕГАНС <text:s/>\ }</text:p>
          </table:table-cell>
          <table:table-cell office:value-type="string">
            <text:p>РПМ-000270</text:p>
          </table:table-cell>
          <table:table-cell office:value-type="float" office:value="151">
            <text:p>151</text:p>
          </table:table-cell>
          <table:table-cell office:value-type="date" office:date-value="2023-03-30">
            <text:p>30.03.23</text:p>
          </table:table-cell>
          <table:table-cell office:value-type="float" office:value="1570">
            <text:p>1570</text:p>
          </table:table-cell>
          <table:table-cell office:value-type="date" office:date-value="2023-04-05">
            <text:p>05.04.23</text:p>
          </table:table-cell>
          <table:table-cell office:value-type="string">
            <text:p>Стеклопласт</text:p>
          </table:table-cell>
          <table:table-cell office:value-type="string">
            <text:p>Элеганс" набор 6-ти бокалов для вина 245мл P2504</text:p>
          </table:table-cell>
          <table:table-cell table:number-columns-repeated="2"/>
          <table:table-cell office:value-type="string">
            <text:p>K0024790</text:p>
          </table:table-cell>
          <table:table-cell table:formula="of:=[.K171]/[.H171]" office:value-type="percentage" office:value="2.16197468061738">
            <text:p>216%</text:p>
          </table:table-cell>
          <table:table-cell/>
          <table:table-cell office:value-type="string">
            <text:p>Luminarc</text:p>
          </table:table-cell>
          <table:table-cell/>
          <table:table-cell table:formula="of:=([.AC171]-[.G171])*[.H171]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Элеганс" набор 6-ти бокалов для вина 245мл P2504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  <table:table-cell office:value-type="string">
            <text:p>ООО "Посуда Мира"</text:p>
          </table:table-cell>
          <table:table-cell office:value-type="string">
            <text:p>4690509031979</text:p>
          </table:table-cell>
          <table:table-cell table:number-columns-repeated="2"/>
          <table:table-cell office:value-type="string">
            <text:p>РПМ-000270</text:p>
          </table:table-cell>
          <table:table-cell table:number-columns-repeated="2"/>
          <table:table-cell table:style-name="ce5" office:value-type="float" office:value="748">
            <text:p>748,00 ₽</text:p>
          </table:table-cell>
          <table:table-cell table:style-name="ce5" office:value-type="float" office:value="345.98">
            <text:p>345,98 ₽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4"/>
          <table:table-cell table:formula="of:=[.AZ171]-[.AC171]"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Набор фужеров для вина 245мл 6шт</text:p>
          </table:table-cell>
          <table:table-cell office:value-type="float" office:value="81016">
            <text:p>81016</text:p>
          </table:table-cell>
          <table:table-cell table:formula="of:=[.BC171]-[.L171]" office:value-type="float" office:value="0">
            <text:p>0</text:p>
          </table:table-cell>
          <table:table-cell office:value-type="float" office:value="345.98">
            <text:p>345,98</text:p>
          </table:table-cell>
          <table:table-cell table:formula="of:=[.BE171]/[.H171]" office:value-type="float" office:value="1">
            <text:p>1,00 ₽</text:p>
          </table:table-cell>
          <table:table-cell office:value-type="string">
            <text:p>K0024790</text:p>
          </table:table-cell>
          <table:table-cell office:value-type="float" office:value="4">
            <text:p>4</text:p>
          </table:table-cell>
          <table:table-cell office:value-type="float" office:value="345.98">
            <text:p>345,98</text:p>
          </table:table-cell>
          <table:table-cell office:value-type="float" office:value="1383.92">
            <text:p>1383,92</text:p>
          </table:table-cell>
          <table:table-cell office:value-type="string">
            <text:p>ОСЗ</text:p>
          </table:table-cell>
          <table:table-cell office:value-type="float" office:value="748">
            <text:p>748</text:p>
          </table:table-cell>
          <table:table-cell office:value-type="float" office:value="81016">
            <text:p>81016</text:p>
          </table:table-cell>
          <table:table-cell office:value-type="string">
            <text:p>{Набор фужеров для вина 245мл 6шт \ P2504 \ ЭЛЕГАНС <text:s/>\ }</text:p>
          </table:table-cell>
          <table:table-cell office:value-type="string">
            <text:p>РПМ-000729</text:p>
          </table:table-cell>
          <table:table-cell office:value-type="float" office:value="215">
            <text:p>215</text:p>
          </table:table-cell>
          <table:table-cell office:value-type="float" office:value="44897">
            <text:p>44897</text:p>
          </table:table-cell>
          <table:table-cell/>
          <table:table-cell table:number-columns-repeated="2" office:value-type="float" office:value="4">
            <text:p>4</text:p>
          </table:table-cell>
          <table:table-cell office:value-type="string">
            <text:p>Набор фужеров для вина 245мл 6шт</text:p>
          </table:table-cell>
          <table:table-cell office:value-type="float" office:value="81016">
            <text:p>81016</text:p>
          </table:table-cell>
          <table:table-cell office:value-type="float" office:value="345.98">
            <text:p>345,98</text:p>
          </table:table-cell>
          <table:table-cell office:value-type="string">
            <text:p>K0024790</text:p>
          </table:table-cell>
          <table:table-cell office:value-type="float" office:value="4">
            <text:p>4</text:p>
          </table:table-cell>
          <table:table-cell office:value-type="float" office:value="345.98">
            <text:p>345,98</text:p>
          </table:table-cell>
          <table:table-cell office:value-type="float" office:value="1383.92">
            <text:p>1383,92</text:p>
          </table:table-cell>
          <table:table-cell office:value-type="string">
            <text:p>ОСЗ</text:p>
          </table:table-cell>
          <table:table-cell office:value-type="float" office:value="748">
            <text:p>748</text:p>
          </table:table-cell>
          <table:table-cell office:value-type="float" office:value="81016">
            <text:p>81016</text:p>
          </table:table-cell>
          <table:table-cell office:value-type="string">
            <text:p>{Набор фужеров для вина 245мл 6шт \ P2504 \ ЭЛЕГАНС <text:s/>\ }</text:p>
          </table:table-cell>
          <table:table-cell office:value-type="string">
            <text:p>РПМ-000729</text:p>
          </table:table-cell>
          <table:table-cell office:value-type="float" office:value="215">
            <text:p>215</text:p>
          </table:table-cell>
          <table:table-cell office:value-type="float" office:value="44897">
            <text:p>44897</text:p>
          </table:table-cell>
          <table:table-cell table:number-columns-repeated="2"/>
          <table:table-cell table:number-columns-repeated="2" office:value-type="float" office:value="4">
            <text:p>4</text:p>
          </table:table-cell>
          <table:table-cell office:value-type="string">
            <text:p>Набор фужеров для вина 245мл 6шт</text:p>
          </table:table-cell>
          <table:table-cell office:value-type="float" office:value="81016">
            <text:p>81016</text:p>
          </table:table-cell>
          <table:table-cell office:value-type="float" office:value="345.98">
            <text:p>345,98</text:p>
          </table:table-cell>
          <table:table-cell office:value-type="string">
            <text:p>K0024790</text:p>
          </table:table-cell>
          <table:table-cell office:value-type="float" office:value="4">
            <text:p>4</text:p>
          </table:table-cell>
          <table:table-cell office:value-type="float" office:value="345.98">
            <text:p>345,98</text:p>
          </table:table-cell>
          <table:table-cell office:value-type="float" office:value="1383.92">
            <text:p>1383,92</text:p>
          </table:table-cell>
          <table:table-cell office:value-type="string">
            <text:p>ОСЗ</text:p>
          </table:table-cell>
          <table:table-cell office:value-type="float" office:value="748">
            <text:p>748</text:p>
          </table:table-cell>
          <table:table-cell office:value-type="float" office:value="81016">
            <text:p>81016</text:p>
          </table:table-cell>
          <table:table-cell office:value-type="string">
            <text:p>{Набор фужеров для вина 245мл 6шт \ P2504 \ ЭЛЕГАНС <text:s/>\ }</text:p>
          </table:table-cell>
          <table:table-cell office:value-type="string">
            <text:p>РПМ-000729</text:p>
          </table:table-cell>
          <table:table-cell office:value-type="float" office:value="215">
            <text:p>215</text:p>
          </table:table-cell>
          <table:table-cell office:value-type="float" office:value="44897">
            <text:p>44897</text:p>
          </table:table-cell>
          <table:table-cell/>
          <table:table-cell table:formula="of:=[.CK171]-[.AZ171]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/>
          <table:table-cell office:value-type="float" office:value="81016">
            <text:p>81016</text:p>
          </table:table-cell>
          <table:table-cell table:formula="of:=[.DH171]-[.L171]" office:value-type="float" office:value="0">
            <text:p>0</text:p>
          </table:table-cell>
        </table:table-row>
        <table:table-row table:style-name="ro1">
          <table:table-cell office:value-type="string">
            <text:p>Кувшин (ФЕРАХ-F&amp;D)</text:p>
          </table:table-cell>
          <table:table-cell office:value-type="string">
            <text:p>80353 F&amp;D SL</text:p>
          </table:table-cell>
          <table:table-cell office:value-type="string">
            <text:p>1500мл</text:p>
          </table:table-cell>
          <table:table-cell table:number-columns-repeated="3"/>
          <table:table-cell office:value-type="float" office:value="12">
            <text:p>12</text:p>
          </table:table-cell>
          <table:table-cell office:value-type="float" office:value="113.28">
            <text:p>113,28 ₽</text:p>
          </table:table-cell>
          <table:table-cell office:value-type="float" office:value="1359.36">
            <text:p><text:s/>1 359,36 ₽ </text:p>
          </table:table-cell>
          <table:table-cell office:value-type="string">
            <text:p>Пашабахча</text:p>
          </table:table-cell>
          <table:table-cell table:style-name="ce5" office:value-type="float" office:value="204">
            <text:p>204,00 ₽</text:p>
          </table:table-cell>
          <table:table-cell office:value-type="float" office:value="81249">
            <text:p>81249</text:p>
          </table:table-cell>
          <table:table-cell office:value-type="string">
            <text:p>{Кувшин (ФЕРАХ-F&amp;D) \ 80353 F&amp;D SL \ 1500мл \ }</text:p>
          </table:table-cell>
          <table:table-cell office:value-type="string">
            <text:p>РПМ-000270</text:p>
          </table:table-cell>
          <table:table-cell office:value-type="float" office:value="60">
            <text:p>60</text:p>
          </table:table-cell>
          <table:table-cell office:value-type="date" office:date-value="2023-03-30">
            <text:p>30.03.23</text:p>
          </table:table-cell>
          <table:table-cell office:value-type="float" office:value="1570">
            <text:p>1570</text:p>
          </table:table-cell>
          <table:table-cell office:value-type="date" office:date-value="2023-04-05">
            <text:p>05.04.23</text:p>
          </table:table-cell>
          <table:table-cell office:value-type="string">
            <text:p>Стеклопласт</text:p>
          </table:table-cell>
          <table:table-cell office:value-type="string">
            <text:p>FERAH F&amp;D" кувшин с прозрачной крышкой 1500 мл. 80353 F&amp;D SL</text:p>
          </table:table-cell>
          <table:table-cell table:number-columns-repeated="2"/>
          <table:table-cell office:value-type="string">
            <text:p>K0024195</text:p>
          </table:table-cell>
          <table:table-cell table:formula="of:=[.K172]/[.H172]" office:value-type="percentage" office:value="1.80084745762712">
            <text:p>180%</text:p>
          </table:table-cell>
          <table:table-cell/>
          <table:table-cell office:value-type="string">
            <text:p>Пашабахча</text:p>
          </table:table-cell>
          <table:table-cell/>
          <table:table-cell table:formula="of:=([.AC172]-[.G172])*[.H172]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string">
            <text:p>FERAH F&amp;D" кувшин с прозрачной крышкой 1500 мл. 80353 F&amp;D SL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/>
          <table:table-cell office:value-type="string">
            <text:p>ООО "Посуда Мира"</text:p>
          </table:table-cell>
          <table:table-cell table:number-columns-repeated="3"/>
          <table:table-cell office:value-type="string">
            <text:p>РПМ-000270</text:p>
          </table:table-cell>
          <table:table-cell table:number-columns-repeated="2"/>
          <table:table-cell table:style-name="ce5" office:value-type="float" office:value="204">
            <text:p>204,00 ₽</text:p>
          </table:table-cell>
          <table:table-cell table:style-name="ce5" office:value-type="float" office:value="113.28">
            <text:p>113,28 ₽</text:p>
          </table:table-cell>
          <table:table-cell table:number-columns-repeated="4" office:value-type="float" office:value="0">
            <text:p>0</text:p>
          </table:table-cell>
          <table:table-cell table:number-columns-repeated="4"/>
          <table:table-cell table:formula="of:=[.AZ172]-[.AC172]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string">
            <text:p>Кувшин (ФЕРАХ-F&amp;D)</text:p>
          </table:table-cell>
          <table:table-cell office:value-type="float" office:value="81249">
            <text:p>81249</text:p>
          </table:table-cell>
          <table:table-cell table:formula="of:=[.BC172]-[.L172]" office:value-type="float" office:value="0">
            <text:p>0</text:p>
          </table:table-cell>
          <table:table-cell office:value-type="float" office:value="113.28">
            <text:p>113,28</text:p>
          </table:table-cell>
          <table:table-cell table:formula="of:=[.BE172]/[.H172]" office:value-type="float" office:value="1">
            <text:p>1,00 ₽</text:p>
          </table:table-cell>
          <table:table-cell office:value-type="string">
            <text:p>K0024195</text:p>
          </table:table-cell>
          <table:table-cell office:value-type="float" office:value="12">
            <text:p>12</text:p>
          </table:table-cell>
          <table:table-cell office:value-type="float" office:value="113.28">
            <text:p>113,28</text:p>
          </table:table-cell>
          <table:table-cell office:value-type="float" office:value="1359.36">
            <text:p>1359,36</text:p>
          </table:table-cell>
          <table:table-cell office:value-type="string">
            <text:p>Пашабахча</text:p>
          </table:table-cell>
          <table:table-cell office:value-type="float" office:value="204">
            <text:p>204</text:p>
          </table:table-cell>
          <table:table-cell office:value-type="float" office:value="81249">
            <text:p>81249</text:p>
          </table:table-cell>
          <table:table-cell office:value-type="string">
            <text:p>{Кувшин (ФЕРАХ-F&amp;D) \ 80353 F&amp;D SL \ 1500мл \ }</text:p>
          </table:table-cell>
          <table:table-cell office:value-type="string">
            <text:p>РПМ-000729</text:p>
          </table:table-cell>
          <table:table-cell office:value-type="float" office:value="189">
            <text:p>189</text:p>
          </table:table-cell>
          <table:table-cell office:value-type="float" office:value="44897">
            <text:p>44897</text:p>
          </table:table-cell>
          <table:table-cell table:number-columns-repeated="19"/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string">
            <text:p>Кувшин (ФЕРАХ-F&amp;D)</text:p>
          </table:table-cell>
          <table:table-cell office:value-type="float" office:value="81249">
            <text:p>81249</text:p>
          </table:table-cell>
          <table:table-cell office:value-type="float" office:value="113.28">
            <text:p>113,28</text:p>
          </table:table-cell>
          <table:table-cell office:value-type="string">
            <text:p>K0024195</text:p>
          </table:table-cell>
          <table:table-cell office:value-type="float" office:value="12">
            <text:p>12</text:p>
          </table:table-cell>
          <table:table-cell office:value-type="float" office:value="113.28">
            <text:p>113,28</text:p>
          </table:table-cell>
          <table:table-cell office:value-type="float" office:value="1359.36">
            <text:p>1359,36</text:p>
          </table:table-cell>
          <table:table-cell office:value-type="string">
            <text:p>Пашабахча</text:p>
          </table:table-cell>
          <table:table-cell office:value-type="float" office:value="204">
            <text:p>204</text:p>
          </table:table-cell>
          <table:table-cell office:value-type="float" office:value="81249">
            <text:p>81249</text:p>
          </table:table-cell>
          <table:table-cell office:value-type="string">
            <text:p>{Кувшин (ФЕРАХ-F&amp;D) \ 80353 F&amp;D SL \ 1500мл \ }</text:p>
          </table:table-cell>
          <table:table-cell office:value-type="string">
            <text:p>РПМ-000729</text:p>
          </table:table-cell>
          <table:table-cell office:value-type="float" office:value="189">
            <text:p>189</text:p>
          </table:table-cell>
          <table:table-cell office:value-type="float" office:value="44897">
            <text:p>44897</text:p>
          </table:table-cell>
          <table:table-cell/>
          <table:table-cell table:formula="of:=[.CK172]-[.AZ172]" office:value-type="float" office:value="0">
            <text:p>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81249">
            <text:p>81249</text:p>
          </table:table-cell>
          <table:table-cell table:formula="of:=[.DH172]-[.L172]" office:value-type="float" office:value="0">
            <text:p>0</text:p>
          </table:table-cell>
        </table:table-row>
        <table:table-row table:style-name="ro1">
          <table:table-cell office:value-type="string">
            <text:p>Графин крыш.син. 2000мл SL со стик.</text:p>
          </table:table-cell>
          <table:table-cell office:value-type="string">
            <text:p>80110 SL/St</text:p>
          </table:table-cell>
          <table:table-cell office:value-type="string">
            <text:p>Penguen</text:p>
          </table:table-cell>
          <table:table-cell table:number-columns-repeated="3"/>
          <table:table-cell office:value-type="float" office:value="6">
            <text:p>6</text:p>
          </table:table-cell>
          <table:table-cell office:value-type="float" office:value="113.28">
            <text:p>113,28 ₽</text:p>
          </table:table-cell>
          <table:table-cell office:value-type="float" office:value="679.68">
            <text:p><text:s/>679,68 ₽ </text:p>
          </table:table-cell>
          <table:table-cell/>
          <table:table-cell table:style-name="ce5" office:value-type="float" office:value="219">
            <text:p>219,00 ₽</text:p>
          </table:table-cell>
          <table:table-cell office:value-type="float" office:value="81397">
            <text:p>81397</text:p>
          </table:table-cell>
          <table:table-cell office:value-type="string">
            <text:p>{Графин крыш.син. 2000мл SL со стик. \ 80110 SL/St \ Penguen \ }</text:p>
          </table:table-cell>
          <table:table-cell office:value-type="string">
            <text:p>РПМ-000270</text:p>
          </table:table-cell>
          <table:table-cell office:value-type="float" office:value="104">
            <text:p>104</text:p>
          </table:table-cell>
          <table:table-cell office:value-type="date" office:date-value="2023-03-30">
            <text:p>30.03.23</text:p>
          </table:table-cell>
          <table:table-cell office:value-type="float" office:value="1570">
            <text:p>1570</text:p>
          </table:table-cell>
          <table:table-cell office:value-type="date" office:date-value="2023-04-05">
            <text:p>05.04.23</text:p>
          </table:table-cell>
          <table:table-cell office:value-type="string">
            <text:p>Стеклопласт</text:p>
          </table:table-cell>
          <table:table-cell office:value-type="string">
            <text:p>Penguen-F&amp;D" кувшин крыш. син. (v=2000cc) SL со стикером 80110 SL/St F&amp;D</text:p>
          </table:table-cell>
          <table:table-cell table:number-columns-repeated="2"/>
          <table:table-cell office:value-type="string">
            <text:p>K0024297</text:p>
          </table:table-cell>
          <table:table-cell table:formula="of:=[.K173]/[.H173]" office:value-type="percentage" office:value="1.93326271186441">
            <text:p>193%</text:p>
          </table:table-cell>
          <table:table-cell table:number-columns-repeated="3"/>
          <table:table-cell table:formula="of:=([.AC173]-[.G173])*[.H173]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>
            <text:p>Penguen-F&amp;D" кувшин крыш. син. (v=2000cc) SL со стикером 80110 SL/St F&amp;D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office:value-type="string">
            <text:p>ООО "Посуда Мира"</text:p>
          </table:table-cell>
          <table:table-cell office:value-type="string">
            <text:p>8693357535213</text:p>
          </table:table-cell>
          <table:table-cell table:number-columns-repeated="2"/>
          <table:table-cell office:value-type="string">
            <text:p>РПМ-000270</text:p>
          </table:table-cell>
          <table:table-cell table:number-columns-repeated="2"/>
          <table:table-cell table:style-name="ce5" office:value-type="float" office:value="219">
            <text:p>219,00 ₽</text:p>
          </table:table-cell>
          <table:table-cell table:style-name="ce5" office:value-type="float" office:value="121.8">
            <text:p>121,80 ₽</text:p>
          </table:table-cell>
          <table:table-cell table:number-columns-repeated="4" office:value-type="float" office:value="0">
            <text:p>0</text:p>
          </table:table-cell>
          <table:table-cell table:number-columns-repeated="4"/>
          <table:table-cell table:formula="of:=[.AZ173]-[.AC173]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formula="of:=[.CM173]" office:value-type="string" office:string-value="Penguen&quot;графин крыш. син. (v=2000cc) SL со стикером 80110 SL/St F&amp;D">
            <text:p>Penguen"графин крыш. син. (v=2000cc) SL со стикером 80110 SL/St F&amp;D</text:p>
          </table:table-cell>
          <table:table-cell/>
          <table:table-cell table:formula="of:=[.BC173]-[.L173]" office:value-type="float" office:value="-81397">
            <text:p>-81397</text:p>
          </table:table-cell>
          <table:table-cell table:formula="of:=[.CO173]" office:value-type="float" office:value="113.28">
            <text:p>113,28</text:p>
          </table:table-cell>
          <table:table-cell table:formula="of:=[.BE173]/[.H173]" office:value-type="float" office:value="1">
            <text:p>1,00 ₽</text:p>
          </table:table-cell>
          <table:table-cell table:formula="of:=[.CP173]" office:value-type="string" office:string-value="K0024297">
            <text:p>K0024297</text:p>
          </table:table-cell>
          <table:table-cell office:value-type="float" office:value="6">
            <text:p>6</text:p>
          </table:table-cell>
          <table:table-cell office:value-type="float" office:value="121.8">
            <text:p>121,8</text:p>
          </table:table-cell>
          <table:table-cell office:value-type="float" office:value="730.8">
            <text:p>730,8</text:p>
          </table:table-cell>
          <table:table-cell office:value-type="string">
            <text:p>Пашабахча</text:p>
          </table:table-cell>
          <table:table-cell office:value-type="float" office:value="219">
            <text:p>219</text:p>
          </table:table-cell>
          <table:table-cell office:value-type="float" office:value="81397">
            <text:p>81397</text:p>
          </table:table-cell>
          <table:table-cell office:value-type="string">
            <text:p>{Графин крыш.син. 2000мл SL со стик. \ 80110 F&amp;D \ Penguen \ }</text:p>
          </table:table-cell>
          <table:table-cell office:value-type="string">
            <text:p>РПМ-000729</text:p>
          </table:table-cell>
          <table:table-cell office:value-type="float" office:value="186">
            <text:p>186</text:p>
          </table:table-cell>
          <table:table-cell office:value-type="float" office:value="44897">
            <text:p>44897</text:p>
          </table:table-cell>
          <table:table-cell/>
          <table:table-cell table:formula="of:=[.CK173]" office:value-type="float" office:value="6">
            <text:p>6</text:p>
          </table:table-cell>
          <table:table-cell table:formula="of:=[.CL173]" office:value-type="float" office:value="2">
            <text:p>2</text:p>
          </table:table-cell>
          <table:table-cell table:number-columns-repeated="2"/>
          <table:table-cell table:formula="of:=[.CO173]" office:value-type="float" office:value="113.28">
            <text:p>113,28</text:p>
          </table:table-cell>
          <table:table-cell table:formula="of:=[.CP173]" office:value-type="string" office:string-value="K0024297">
            <text:p>K0024297</text:p>
          </table:table-cell>
          <table:table-cell table:number-columns-repeated="12"/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string">
            <text:p>Penguen"графин крыш. син. (v=2000cc) SL со стикером 80110 SL/St F&amp;D</text:p>
          </table:table-cell>
          <table:table-cell/>
          <table:table-cell office:value-type="float" office:value="113.28">
            <text:p>113,28</text:p>
          </table:table-cell>
          <table:table-cell office:value-type="string">
            <text:p>K0024297</text:p>
          </table:table-cell>
          <table:table-cell/>
          <table:table-cell office:value-type="float" office:value="113.28">
            <text:p>113,28</text:p>
          </table:table-cell>
          <table:table-cell/>
          <table:table-cell office:value-type="string">
            <text:p>Пашабахча</text:p>
          </table:table-cell>
          <table:table-cell table:number-columns-repeated="8"/>
          <table:table-cell table:number-columns-repeated="4" office:value-type="float" office:value="0">
            <text:p>0</text:p>
          </table:table-cell>
          <table:table-cell/>
          <table:table-cell office:value-type="float" office:value="81397">
            <text:p>81397</text:p>
          </table:table-cell>
          <table:table-cell table:formula="of:=[.DH173]-[.L173]" office:value-type="float" office:value="0">
            <text:p>0</text:p>
          </table:table-cell>
        </table:table-row>
        <table:table-row table:style-name="ro1">
          <table:table-cell office:value-type="string">
            <text:p>Банка с крышкой 2500мл SL со стикером</text:p>
          </table:table-cell>
          <table:table-cell office:value-type="string">
            <text:p>80394 SL/St</text:p>
          </table:table-cell>
          <table:table-cell office:value-type="string">
            <text:p>ELIPS</text:p>
          </table:table-cell>
          <table:table-cell table:number-columns-repeated="3"/>
          <table:table-cell office:value-type="float" office:value="6">
            <text:p>6</text:p>
          </table:table-cell>
          <table:table-cell office:value-type="float" office:value="144.9">
            <text:p>144,90 ₽</text:p>
          </table:table-cell>
          <table:table-cell office:value-type="float" office:value="869.4">
            <text:p><text:s/>869,40 ₽ </text:p>
          </table:table-cell>
          <table:table-cell office:value-type="string">
            <text:p>Пашабахча</text:p>
          </table:table-cell>
          <table:table-cell table:style-name="ce5" office:value-type="float" office:value="261">
            <text:p>261,00 ₽</text:p>
          </table:table-cell>
          <table:table-cell office:value-type="float" office:value="81399">
            <text:p>81399</text:p>
          </table:table-cell>
          <table:table-cell office:value-type="string">
            <text:p>{Банка с крышкой 2500мл SL со стикером \ 80394 SL/St \ ELIPS \ }</text:p>
          </table:table-cell>
          <table:table-cell office:value-type="string">
            <text:p>РПМ-000270</text:p>
          </table:table-cell>
          <table:table-cell office:value-type="float" office:value="55">
            <text:p>55</text:p>
          </table:table-cell>
          <table:table-cell office:value-type="date" office:date-value="2023-03-30">
            <text:p>30.03.23</text:p>
          </table:table-cell>
          <table:table-cell office:value-type="float" office:value="1570">
            <text:p>1570</text:p>
          </table:table-cell>
          <table:table-cell office:value-type="date" office:date-value="2023-04-05">
            <text:p>05.04.23</text:p>
          </table:table-cell>
          <table:table-cell office:value-type="string">
            <text:p>Стеклопласт</text:p>
          </table:table-cell>
          <table:table-cell office:value-type="string">
            <text:p>ELIPS" банка с крышкой 2500мл. SL со стикером 80394 SL/St</text:p>
          </table:table-cell>
          <table:table-cell table:number-columns-repeated="2"/>
          <table:table-cell office:value-type="string">
            <text:p>K0024225</text:p>
          </table:table-cell>
          <table:table-cell table:formula="of:=[.K174]/[.H174]" office:value-type="percentage" office:value="1.80124223602484">
            <text:p>180%</text:p>
          </table:table-cell>
          <table:table-cell/>
          <table:table-cell office:value-type="string">
            <text:p>Россия</text:p>
          </table:table-cell>
          <table:table-cell/>
          <table:table-cell table:formula="of:=([.AC174]-[.G174])*[.H174]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>
            <text:p>ELIPS" банка с крышкой 2500мл. SL со стикером 80394 SL/St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/>
          <table:table-cell office:value-type="string">
            <text:p>ООО "Посуда Мира"</text:p>
          </table:table-cell>
          <table:table-cell office:value-type="string">
            <text:p>8693357543669</text:p>
          </table:table-cell>
          <table:table-cell table:number-columns-repeated="2"/>
          <table:table-cell office:value-type="string">
            <text:p>РПМ-000270</text:p>
          </table:table-cell>
          <table:table-cell table:number-columns-repeated="2"/>
          <table:table-cell table:style-name="ce5" office:value-type="float" office:value="261">
            <text:p>261,00 ₽</text:p>
          </table:table-cell>
          <table:table-cell table:style-name="ce5" office:value-type="float" office:value="144.9">
            <text:p>144,90 ₽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4"/>
          <table:table-cell table:formula="of:=[.AZ174]-[.AC174]" office:value-type="float" office:value="0">
            <text:p>0</text:p>
          </table:table-cell>
          <table:table-cell table:number-columns-repeated="2" office:value-type="float" office:value="6">
            <text:p>6</text:p>
          </table:table-cell>
          <table:table-cell office:value-type="string">
            <text:p>Банка с крышкой 2500мл SL со стикером</text:p>
          </table:table-cell>
          <table:table-cell office:value-type="float" office:value="81399">
            <text:p>81399</text:p>
          </table:table-cell>
          <table:table-cell table:formula="of:=[.BC174]-[.L174]" office:value-type="float" office:value="0">
            <text:p>0</text:p>
          </table:table-cell>
          <table:table-cell office:value-type="float" office:value="144.9">
            <text:p>144,9</text:p>
          </table:table-cell>
          <table:table-cell table:formula="of:=[.BE174]/[.H174]" office:value-type="float" office:value="1">
            <text:p>1,00 ₽</text:p>
          </table:table-cell>
          <table:table-cell office:value-type="string">
            <text:p>K0024225</text:p>
          </table:table-cell>
          <table:table-cell office:value-type="float" office:value="6">
            <text:p>6</text:p>
          </table:table-cell>
          <table:table-cell office:value-type="float" office:value="144.9">
            <text:p>144,9</text:p>
          </table:table-cell>
          <table:table-cell office:value-type="float" office:value="869.4">
            <text:p>869,4</text:p>
          </table:table-cell>
          <table:table-cell office:value-type="string">
            <text:p>Пашабахча</text:p>
          </table:table-cell>
          <table:table-cell office:value-type="float" office:value="261">
            <text:p>261</text:p>
          </table:table-cell>
          <table:table-cell office:value-type="float" office:value="81399">
            <text:p>81399</text:p>
          </table:table-cell>
          <table:table-cell office:value-type="string">
            <text:p>{Банка с крышкой 2500мл SL со стикером \ 80394 SL/St \ ELIPS \ }</text:p>
          </table:table-cell>
          <table:table-cell office:value-type="string">
            <text:p>РПМ-000111</text:p>
          </table:table-cell>
          <table:table-cell office:value-type="float" office:value="234">
            <text:p>234</text:p>
          </table:table-cell>
          <table:table-cell office:value-type="float" office:value="44964">
            <text:p>44964</text:p>
          </table:table-cell>
          <table:table-cell/>
          <table:table-cell table:number-columns-repeated="2" office:value-type="float" office:value="6">
            <text:p>6</text:p>
          </table:table-cell>
          <table:table-cell office:value-type="string">
            <text:p>Банка с крышкой 2500мл SL со стикером</text:p>
          </table:table-cell>
          <table:table-cell office:value-type="float" office:value="81399">
            <text:p>81399</text:p>
          </table:table-cell>
          <table:table-cell office:value-type="float" office:value="144.9">
            <text:p>144,9</text:p>
          </table:table-cell>
          <table:table-cell office:value-type="string">
            <text:p>K0024225</text:p>
          </table:table-cell>
          <table:table-cell office:value-type="float" office:value="6">
            <text:p>6</text:p>
          </table:table-cell>
          <table:table-cell office:value-type="float" office:value="144.9">
            <text:p>144,9</text:p>
          </table:table-cell>
          <table:table-cell office:value-type="float" office:value="869.4">
            <text:p>869,4</text:p>
          </table:table-cell>
          <table:table-cell office:value-type="string">
            <text:p>Пашабахча</text:p>
          </table:table-cell>
          <table:table-cell office:value-type="float" office:value="261">
            <text:p>261</text:p>
          </table:table-cell>
          <table:table-cell office:value-type="float" office:value="81399">
            <text:p>81399</text:p>
          </table:table-cell>
          <table:table-cell office:value-type="string">
            <text:p>{Банка с крышкой 2500мл SL со стикером \ 80394 SL/St \ ELIPS \ }</text:p>
          </table:table-cell>
          <table:table-cell office:value-type="string">
            <text:p>РПМ-000111</text:p>
          </table:table-cell>
          <table:table-cell office:value-type="float" office:value="234">
            <text:p>234</text:p>
          </table:table-cell>
          <table:table-cell office:value-type="float" office:value="44964">
            <text:p>44964</text:p>
          </table:table-cell>
          <table:table-cell table:number-columns-repeated="2"/>
          <table:table-cell table:number-columns-repeated="2" office:value-type="float" office:value="6">
            <text:p>6</text:p>
          </table:table-cell>
          <table:table-cell office:value-type="string">
            <text:p>Банка с крышкой 2500мл SL со стикером</text:p>
          </table:table-cell>
          <table:table-cell office:value-type="float" office:value="81399">
            <text:p>81399</text:p>
          </table:table-cell>
          <table:table-cell office:value-type="float" office:value="144.9">
            <text:p>144,9</text:p>
          </table:table-cell>
          <table:table-cell office:value-type="string">
            <text:p>K0024225</text:p>
          </table:table-cell>
          <table:table-cell office:value-type="float" office:value="6">
            <text:p>6</text:p>
          </table:table-cell>
          <table:table-cell office:value-type="float" office:value="144.9">
            <text:p>144,9</text:p>
          </table:table-cell>
          <table:table-cell office:value-type="float" office:value="869.4">
            <text:p>869,4</text:p>
          </table:table-cell>
          <table:table-cell office:value-type="string">
            <text:p>Пашабахча</text:p>
          </table:table-cell>
          <table:table-cell office:value-type="float" office:value="261">
            <text:p>261</text:p>
          </table:table-cell>
          <table:table-cell office:value-type="float" office:value="81399">
            <text:p>81399</text:p>
          </table:table-cell>
          <table:table-cell office:value-type="string">
            <text:p>{Банка с крышкой 2500мл SL со стикером \ 80394 SL/St \ ELIPS \ }</text:p>
          </table:table-cell>
          <table:table-cell office:value-type="string">
            <text:p>РПМ-000111</text:p>
          </table:table-cell>
          <table:table-cell office:value-type="float" office:value="234">
            <text:p>234</text:p>
          </table:table-cell>
          <table:table-cell office:value-type="float" office:value="44964">
            <text:p>44964</text:p>
          </table:table-cell>
          <table:table-cell/>
          <table:table-cell table:formula="of:=[.CK174]-[.AZ174]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/>
          <table:table-cell office:value-type="float" office:value="81399">
            <text:p>81399</text:p>
          </table:table-cell>
          <table:table-cell table:formula="of:=[.DH174]-[.L174]" office:value-type="float" office:value="0">
            <text:p>0</text:p>
          </table:table-cell>
        </table:table-row>
        <table:table-row table:style-name="ro1">
          <table:table-cell office:value-type="string">
            <text:p>Стакан для сока выс. 400мл</text:p>
          </table:table-cell>
          <table:table-cell office:value-type="string">
            <text:p>D 29123 SL 42877 D 29123 SL</text:p>
          </table:table-cell>
          <table:table-cell office:value-type="string">
            <text:p>Summer</text:p>
          </table:table-cell>
          <table:table-cell table:number-columns-repeated="3"/>
          <table:table-cell office:value-type="float" office:value="12">
            <text:p>12</text:p>
          </table:table-cell>
          <table:table-cell office:value-type="float" office:value="49.43">
            <text:p>49,43 ₽</text:p>
          </table:table-cell>
          <table:table-cell office:value-type="float" office:value="593.16">
            <text:p><text:s/>593,16 ₽ </text:p>
          </table:table-cell>
          <table:table-cell/>
          <table:table-cell table:style-name="ce4" table:formula="of:=ROUND([.H175]*1.8;0)" office:value-type="float" office:value="89">
            <text:p><text:s/>89,00 ₽ </text:p>
          </table:table-cell>
          <table:table-cell office:value-type="float" office:value="81902">
            <text:p>81902</text:p>
          </table:table-cell>
          <table:table-cell office:value-type="string">
            <text:p>{Стакан для сока выс. 400мл \ D 29123 SL 42877 D 29123 SL \ Summer \ }</text:p>
          </table:table-cell>
          <table:table-cell office:value-type="string">
            <text:p>РПМ-000270</text:p>
          </table:table-cell>
          <table:table-cell office:value-type="float" office:value="120">
            <text:p>120</text:p>
          </table:table-cell>
          <table:table-cell office:value-type="date" office:date-value="2023-03-30">
            <text:p>30.03.23</text:p>
          </table:table-cell>
          <table:table-cell office:value-type="float" office:value="1570">
            <text:p>1570</text:p>
          </table:table-cell>
          <table:table-cell office:value-type="date" office:date-value="2023-04-05">
            <text:p>05.04.23</text:p>
          </table:table-cell>
          <table:table-cell office:value-type="string">
            <text:p>Стеклопласт</text:p>
          </table:table-cell>
          <table:table-cell office:value-type="string">
            <text:p>Summer" стакан для сока выс. 400мл D 29123 SL 42877 D 29123 SL</text:p>
          </table:table-cell>
          <table:table-cell table:number-columns-repeated="2"/>
          <table:table-cell office:value-type="string">
            <text:p>K0023989</text:p>
          </table:table-cell>
          <table:table-cell table:formula="of:=[.K175]/[.H175]" office:value-type="percentage" office:value="1.80052599635849">
            <text:p>180%</text:p>
          </table:table-cell>
          <table:table-cell table:number-columns-repeated="3"/>
          <table:table-cell table:formula="of:=([.AC175]-[.G175])*[.H175]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string">
            <text:p>Summer" стакан для сока выс. 400мл D 29123 SL 42877 D 29123 SL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/>
          <table:table-cell office:value-type="string">
            <text:p>ООО "Посуда Мира"</text:p>
          </table:table-cell>
          <table:table-cell office:value-type="string">
            <text:p>8693357528697</text:p>
          </table:table-cell>
          <table:table-cell table:number-columns-repeated="2"/>
          <table:table-cell office:value-type="string">
            <text:p>РПМ-000270</text:p>
          </table:table-cell>
          <table:table-cell table:number-columns-repeated="2"/>
          <table:table-cell table:style-name="ce5" office:value-type="float" office:value="65">
            <text:p>65,00 ₽</text:p>
          </table:table-cell>
          <table:table-cell table:style-name="ce5" office:value-type="float" office:value="33.99">
            <text:p>33,99 ₽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table:number-columns-repeated="4"/>
          <table:table-cell table:formula="of:=[.AZ175]-[.AC175]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string">
            <text:p>Стакан для сока выс. 400мл</text:p>
          </table:table-cell>
          <table:table-cell office:value-type="float" office:value="81902">
            <text:p>81902</text:p>
          </table:table-cell>
          <table:table-cell table:formula="of:=[.BC175]-[.L175]" office:value-type="float" office:value="0">
            <text:p>0</text:p>
          </table:table-cell>
          <table:table-cell office:value-type="float" office:value="49.43">
            <text:p>49,43</text:p>
          </table:table-cell>
          <table:table-cell table:formula="of:=[.BE175]/[.H175]" office:value-type="float" office:value="1">
            <text:p>1,00 ₽</text:p>
          </table:table-cell>
          <table:table-cell office:value-type="string">
            <text:p>K0023989</text:p>
          </table:table-cell>
          <table:table-cell office:value-type="float" office:value="24">
            <text:p>24</text:p>
          </table:table-cell>
          <table:table-cell office:value-type="float" office:value="33.99">
            <text:p>33,99</text:p>
          </table:table-cell>
          <table:table-cell office:value-type="float" office:value="815.76">
            <text:p>815,76</text:p>
          </table:table-cell>
          <table:table-cell office:value-type="string">
            <text:p>Пашабахча</text:p>
          </table:table-cell>
          <table:table-cell office:value-type="float" office:value="65">
            <text:p>65</text:p>
          </table:table-cell>
          <table:table-cell office:value-type="float" office:value="81902">
            <text:p>81902</text:p>
          </table:table-cell>
          <table:table-cell office:value-type="string">
            <text:p>{Стакан для сока выс. 400мл \ D 29123 SL 42877 D 29123 SL \ Summer \ }</text:p>
          </table:table-cell>
          <table:table-cell office:value-type="string">
            <text:p>РПМ-000151</text:p>
          </table:table-cell>
          <table:table-cell office:value-type="float" office:value="55">
            <text:p>55</text:p>
          </table:table-cell>
          <table:table-cell office:value-type="float" office:value="44644">
            <text:p>44644</text:p>
          </table:table-cell>
          <table:table-cell/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string">
            <text:p>Стакан для сока выс. 400мл</text:p>
          </table:table-cell>
          <table:table-cell office:value-type="float" office:value="81902">
            <text:p>81902</text:p>
          </table:table-cell>
          <table:table-cell office:value-type="float" office:value="49.43">
            <text:p>49,43</text:p>
          </table:table-cell>
          <table:table-cell office:value-type="string">
            <text:p>K0023989</text:p>
          </table:table-cell>
          <table:table-cell office:value-type="float" office:value="24">
            <text:p>24</text:p>
          </table:table-cell>
          <table:table-cell office:value-type="float" office:value="33.99">
            <text:p>33,99</text:p>
          </table:table-cell>
          <table:table-cell office:value-type="float" office:value="815.76">
            <text:p>815,76</text:p>
          </table:table-cell>
          <table:table-cell office:value-type="string">
            <text:p>Пашабахча</text:p>
          </table:table-cell>
          <table:table-cell office:value-type="float" office:value="65">
            <text:p>65</text:p>
          </table:table-cell>
          <table:table-cell office:value-type="float" office:value="81902">
            <text:p>81902</text:p>
          </table:table-cell>
          <table:table-cell office:value-type="string">
            <text:p>{Стакан для сока выс. 400мл \ D 29123 SL 42877 D 29123 SL \ Summer \ }</text:p>
          </table:table-cell>
          <table:table-cell office:value-type="string">
            <text:p>РПМ-000151</text:p>
          </table:table-cell>
          <table:table-cell office:value-type="float" office:value="55">
            <text:p>55</text:p>
          </table:table-cell>
          <table:table-cell office:value-type="float" office:value="44644">
            <text:p>44644</text:p>
          </table:table-cell>
          <table:table-cell table:number-columns-repeated="2"/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string">
            <text:p>Стакан для сока выс. 400мл</text:p>
          </table:table-cell>
          <table:table-cell office:value-type="float" office:value="81902">
            <text:p>81902</text:p>
          </table:table-cell>
          <table:table-cell office:value-type="float" office:value="49.43">
            <text:p>49,43</text:p>
          </table:table-cell>
          <table:table-cell office:value-type="string">
            <text:p>K0023989</text:p>
          </table:table-cell>
          <table:table-cell office:value-type="float" office:value="24">
            <text:p>24</text:p>
          </table:table-cell>
          <table:table-cell office:value-type="float" office:value="33.99">
            <text:p>33,99</text:p>
          </table:table-cell>
          <table:table-cell office:value-type="float" office:value="815.76">
            <text:p>815,76</text:p>
          </table:table-cell>
          <table:table-cell office:value-type="string">
            <text:p>Пашабахча</text:p>
          </table:table-cell>
          <table:table-cell office:value-type="float" office:value="65">
            <text:p>65</text:p>
          </table:table-cell>
          <table:table-cell office:value-type="float" office:value="81902">
            <text:p>81902</text:p>
          </table:table-cell>
          <table:table-cell office:value-type="string">
            <text:p>{Стакан для сока выс. 400мл \ D 29123 SL 42877 D 29123 SL \ Summer \ }</text:p>
          </table:table-cell>
          <table:table-cell office:value-type="string">
            <text:p>РПМ-000151</text:p>
          </table:table-cell>
          <table:table-cell office:value-type="float" office:value="55">
            <text:p>55</text:p>
          </table:table-cell>
          <table:table-cell office:value-type="float" office:value="44644">
            <text:p>44644</text:p>
          </table:table-cell>
          <table:table-cell/>
          <table:table-cell table:formula="of:=[.CK175]-[.AZ175]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table:style-name="ce3" office:value-type="string">
            <text:p>цена</text:p>
          </table:table-cell>
          <table:table-cell office:value-type="float" office:value="81902">
            <text:p>81902</text:p>
          </table:table-cell>
          <table:table-cell table:formula="of:=[.DH175]-[.L175]" office:value-type="float" office:value="0">
            <text:p>0</text:p>
          </table:table-cell>
        </table:table-row>
        <table:table-row table:style-name="ro1">
          <table:table-cell office:value-type="string">
            <text:p>Графин-штоф с пробкой "Луи"</text:p>
          </table:table-cell>
          <table:table-cell office:value-type="string">
            <text:p>500/Луи</text:p>
          </table:table-cell>
          <table:table-cell office:value-type="string">
            <text:p>500мл</text:p>
          </table:table-cell>
          <table:table-cell table:number-columns-repeated="3"/>
          <table:table-cell office:value-type="float" office:value="15">
            <text:p>15</text:p>
          </table:table-cell>
          <table:table-cell office:value-type="float" office:value="53.87">
            <text:p>53,87 ₽</text:p>
          </table:table-cell>
          <table:table-cell office:value-type="float" office:value="808.05">
            <text:p><text:s/>808,05 ₽ </text:p>
          </table:table-cell>
          <table:table-cell/>
          <table:table-cell table:style-name="ce4" table:formula="of:=ROUND([.H176]*1.8;0)" office:value-type="float" office:value="97">
            <text:p><text:s/>97,00 ₽ </text:p>
          </table:table-cell>
          <table:table-cell office:value-type="float" office:value="81907">
            <text:p>81907</text:p>
          </table:table-cell>
          <table:table-cell office:value-type="string">
            <text:p>{Графин-штоф с пробкой "Луи" \ 500/Луи \ 500мл \ }</text:p>
          </table:table-cell>
          <table:table-cell office:value-type="string">
            <text:p>РПМ-000270</text:p>
          </table:table-cell>
          <table:table-cell office:value-type="float" office:value="191">
            <text:p>191</text:p>
          </table:table-cell>
          <table:table-cell office:value-type="date" office:date-value="2023-03-30">
            <text:p>30.03.23</text:p>
          </table:table-cell>
          <table:table-cell office:value-type="float" office:value="1570">
            <text:p>1570</text:p>
          </table:table-cell>
          <table:table-cell office:value-type="date" office:date-value="2023-04-05">
            <text:p>05.04.23</text:p>
          </table:table-cell>
          <table:table-cell office:value-type="string">
            <text:p>Стеклопласт</text:p>
          </table:table-cell>
          <table:table-cell office:value-type="string">
            <text:p>Графин-штоф с пробкой "Луи", 500 мл 500/Луи/15</text:p>
          </table:table-cell>
          <table:table-cell table:number-columns-repeated="2"/>
          <table:table-cell office:value-type="string">
            <text:p>K0023518</text:p>
          </table:table-cell>
          <table:table-cell table:formula="of:=[.K176]/[.H176]" office:value-type="percentage" office:value="1.80063114906256">
            <text:p>180%</text:p>
          </table:table-cell>
          <table:table-cell table:number-columns-repeated="3"/>
          <table:table-cell table:formula="of:=([.AC176]-[.G176])*[.H176]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string">
            <text:p>Графин-штоф с пробкой "Луи", 500 мл 500/Луи/15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ООО "Посуда Мира"</text:p>
          </table:table-cell>
          <table:table-cell office:value-type="string">
            <text:p>4630046145210</text:p>
          </table:table-cell>
          <table:table-cell table:number-columns-repeated="2"/>
          <table:table-cell office:value-type="string">
            <text:p>РПМ-000270</text:p>
          </table:table-cell>
          <table:table-cell table:number-columns-repeated="2"/>
          <table:table-cell table:style-name="ce5" office:value-type="float" office:value="78">
            <text:p>78,00 ₽</text:p>
          </table:table-cell>
          <table:table-cell table:style-name="ce5" office:value-type="float" office:value="41.05">
            <text:p>41,05 ₽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table:number-columns-repeated="4"/>
          <table:table-cell table:formula="of:=[.AZ176]-[.AC176]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string">
            <text:p>Графин-штоф с пробкой "Луи"</text:p>
          </table:table-cell>
          <table:table-cell office:value-type="float" office:value="81907">
            <text:p>81907</text:p>
          </table:table-cell>
          <table:table-cell table:formula="of:=[.BC176]-[.L176]" office:value-type="float" office:value="0">
            <text:p>0</text:p>
          </table:table-cell>
          <table:table-cell office:value-type="float" office:value="53.87">
            <text:p>53,87</text:p>
          </table:table-cell>
          <table:table-cell table:formula="of:=[.BE176]/[.H176]" office:value-type="float" office:value="1">
            <text:p>1,00 ₽</text:p>
          </table:table-cell>
          <table:table-cell office:value-type="string">
            <text:p>K0023518</text:p>
          </table:table-cell>
          <table:table-cell office:value-type="float" office:value="15">
            <text:p>15</text:p>
          </table:table-cell>
          <table:table-cell office:value-type="float" office:value="41.05">
            <text:p>41,05</text:p>
          </table:table-cell>
          <table:table-cell office:value-type="float" office:value="615.75">
            <text:p>615,75</text:p>
          </table:table-cell>
          <table:table-cell office:value-type="string">
            <text:p>Стекло России</text:p>
          </table:table-cell>
          <table:table-cell office:value-type="float" office:value="78">
            <text:p>78</text:p>
          </table:table-cell>
          <table:table-cell office:value-type="float" office:value="81907">
            <text:p>81907</text:p>
          </table:table-cell>
          <table:table-cell office:value-type="string">
            <text:p>{Графин-штоф с пробкой "Луи" \ 500/Луи \ 500мл \ }</text:p>
          </table:table-cell>
          <table:table-cell office:value-type="string">
            <text:p>РПМ-000151</text:p>
          </table:table-cell>
          <table:table-cell office:value-type="float" office:value="151">
            <text:p>151</text:p>
          </table:table-cell>
          <table:table-cell office:value-type="float" office:value="44644">
            <text:p>44644</text:p>
          </table:table-cell>
          <table:table-cell/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string">
            <text:p>Графин-штоф с пробкой "Луи"</text:p>
          </table:table-cell>
          <table:table-cell office:value-type="float" office:value="81907">
            <text:p>81907</text:p>
          </table:table-cell>
          <table:table-cell office:value-type="float" office:value="53.87">
            <text:p>53,87</text:p>
          </table:table-cell>
          <table:table-cell office:value-type="string">
            <text:p>K0023518</text:p>
          </table:table-cell>
          <table:table-cell office:value-type="float" office:value="15">
            <text:p>15</text:p>
          </table:table-cell>
          <table:table-cell office:value-type="float" office:value="41.05">
            <text:p>41,05</text:p>
          </table:table-cell>
          <table:table-cell office:value-type="float" office:value="615.75">
            <text:p>615,75</text:p>
          </table:table-cell>
          <table:table-cell office:value-type="string">
            <text:p>Стекло России</text:p>
          </table:table-cell>
          <table:table-cell office:value-type="float" office:value="78">
            <text:p>78</text:p>
          </table:table-cell>
          <table:table-cell office:value-type="float" office:value="81907">
            <text:p>81907</text:p>
          </table:table-cell>
          <table:table-cell office:value-type="string">
            <text:p>{Графин-штоф с пробкой "Луи" \ 500/Луи \ 500мл \ }</text:p>
          </table:table-cell>
          <table:table-cell office:value-type="string">
            <text:p>РПМ-000151</text:p>
          </table:table-cell>
          <table:table-cell office:value-type="float" office:value="151">
            <text:p>151</text:p>
          </table:table-cell>
          <table:table-cell office:value-type="float" office:value="44644">
            <text:p>44644</text:p>
          </table:table-cell>
          <table:table-cell table:number-columns-repeated="2"/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string">
            <text:p>Графин-штоф с пробкой "Луи"</text:p>
          </table:table-cell>
          <table:table-cell office:value-type="float" office:value="81907">
            <text:p>81907</text:p>
          </table:table-cell>
          <table:table-cell office:value-type="float" office:value="53.87">
            <text:p>53,87</text:p>
          </table:table-cell>
          <table:table-cell office:value-type="string">
            <text:p>K0023518</text:p>
          </table:table-cell>
          <table:table-cell office:value-type="float" office:value="15">
            <text:p>15</text:p>
          </table:table-cell>
          <table:table-cell office:value-type="float" office:value="41.05">
            <text:p>41,05</text:p>
          </table:table-cell>
          <table:table-cell office:value-type="float" office:value="615.75">
            <text:p>615,75</text:p>
          </table:table-cell>
          <table:table-cell office:value-type="string">
            <text:p>Стекло России</text:p>
          </table:table-cell>
          <table:table-cell office:value-type="float" office:value="78">
            <text:p>78</text:p>
          </table:table-cell>
          <table:table-cell office:value-type="float" office:value="81907">
            <text:p>81907</text:p>
          </table:table-cell>
          <table:table-cell office:value-type="string">
            <text:p>{Графин-штоф с пробкой "Луи" \ 500/Луи \ 500мл \ }</text:p>
          </table:table-cell>
          <table:table-cell office:value-type="string">
            <text:p>РПМ-000151</text:p>
          </table:table-cell>
          <table:table-cell office:value-type="float" office:value="151">
            <text:p>151</text:p>
          </table:table-cell>
          <table:table-cell office:value-type="float" office:value="44644">
            <text:p>44644</text:p>
          </table:table-cell>
          <table:table-cell/>
          <table:table-cell table:formula="of:=[.CK176]-[.AZ176]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table:style-name="ce3" office:value-type="string">
            <text:p>цена</text:p>
          </table:table-cell>
          <table:table-cell office:value-type="float" office:value="81907">
            <text:p>81907</text:p>
          </table:table-cell>
          <table:table-cell table:formula="of:=[.DH176]-[.L176]" office:value-type="float" office:value="0">
            <text:p>0</text:p>
          </table:table-cell>
        </table:table-row>
        <table:table-row table:style-name="ro1">
          <table:table-cell office:value-type="string">
            <text:p>Салатник Т Космос</text:p>
          </table:table-cell>
          <table:table-cell office:value-type="string">
            <text:p>L4893</text:p>
          </table:table-cell>
          <table:table-cell office:value-type="string">
            <text:p>12,5см</text:p>
          </table:table-cell>
          <table:table-cell table:number-columns-repeated="3"/>
          <table:table-cell office:value-type="float" office:value="24">
            <text:p>24</text:p>
          </table:table-cell>
          <table:table-cell office:value-type="float" office:value="31.68">
            <text:p>31,68 ₽</text:p>
          </table:table-cell>
          <table:table-cell office:value-type="float" office:value="760.32">
            <text:p><text:s/>760,32 ₽ </text:p>
          </table:table-cell>
          <table:table-cell/>
          <table:table-cell table:style-name="ce5" office:value-type="float" office:value="68">
            <text:p>68,00 ₽</text:p>
          </table:table-cell>
          <table:table-cell office:value-type="float" office:value="82042">
            <text:p>82042</text:p>
          </table:table-cell>
          <table:table-cell office:value-type="string">
            <text:p>{Салатник Т Космос \ L4893 \ 12,5см \ }</text:p>
          </table:table-cell>
          <table:table-cell office:value-type="string">
            <text:p>РПМ-000270</text:p>
          </table:table-cell>
          <table:table-cell office:value-type="float" office:value="149">
            <text:p>149</text:p>
          </table:table-cell>
          <table:table-cell office:value-type="date" office:date-value="2023-03-30">
            <text:p>30.03.23</text:p>
          </table:table-cell>
          <table:table-cell office:value-type="float" office:value="1570">
            <text:p>1570</text:p>
          </table:table-cell>
          <table:table-cell office:value-type="date" office:date-value="2023-04-05">
            <text:p>05.04.23</text:p>
          </table:table-cell>
          <table:table-cell office:value-type="string">
            <text:p>Стеклопласт</text:p>
          </table:table-cell>
          <table:table-cell office:value-type="string">
            <text:p>Космос" салатник 12,5см Т L4893</text:p>
          </table:table-cell>
          <table:table-cell table:number-columns-repeated="2"/>
          <table:table-cell office:value-type="string">
            <text:p>K0024774</text:p>
          </table:table-cell>
          <table:table-cell table:formula="of:=[.K177]/[.H177]" office:value-type="percentage" office:value="2.14646464646465">
            <text:p>215%</text:p>
          </table:table-cell>
          <table:table-cell table:number-columns-repeated="3"/>
          <table:table-cell table:formula="of:=([.AC177]-[.G177])*[.H177]"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string">
            <text:p>Космос" салатник 12,5см Т L4893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/>
          <table:table-cell office:value-type="string">
            <text:p>ООО "Посуда Мира"</text:p>
          </table:table-cell>
          <table:table-cell office:value-type="string">
            <text:p>4690509024148</text:p>
          </table:table-cell>
          <table:table-cell table:number-columns-repeated="2"/>
          <table:table-cell office:value-type="string">
            <text:p>РПМ-000270</text:p>
          </table:table-cell>
          <table:table-cell table:number-columns-repeated="2"/>
          <table:table-cell table:style-name="ce5" office:value-type="float" office:value="68">
            <text:p>68,00 ₽</text:p>
          </table:table-cell>
          <table:table-cell table:style-name="ce5" office:value-type="float" office:value="31.68">
            <text:p>31,68 ₽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table:number-columns-repeated="4"/>
          <table:table-cell table:formula="of:=[.AZ177]-[.AC177]" office:value-type="float" office:value="0">
            <text:p>0</text:p>
          </table:table-cell>
          <table:table-cell table:number-columns-repeated="2" office:value-type="float" office:value="24">
            <text:p>24</text:p>
          </table:table-cell>
          <table:table-cell office:value-type="string">
            <text:p>Салатник Т Космос</text:p>
          </table:table-cell>
          <table:table-cell office:value-type="float" office:value="82042">
            <text:p>82042</text:p>
          </table:table-cell>
          <table:table-cell table:formula="of:=[.BC177]-[.L177]" office:value-type="float" office:value="0">
            <text:p>0</text:p>
          </table:table-cell>
          <table:table-cell office:value-type="float" office:value="31.68">
            <text:p>31,68</text:p>
          </table:table-cell>
          <table:table-cell table:formula="of:=[.BE177]/[.H177]" office:value-type="float" office:value="1">
            <text:p>1,00 ₽</text:p>
          </table:table-cell>
          <table:table-cell office:value-type="string">
            <text:p>K0024774</text:p>
          </table:table-cell>
          <table:table-cell office:value-type="float" office:value="24">
            <text:p>24</text:p>
          </table:table-cell>
          <table:table-cell office:value-type="float" office:value="31.68">
            <text:p>31,68</text:p>
          </table:table-cell>
          <table:table-cell office:value-type="float" office:value="760.32">
            <text:p>760,32</text:p>
          </table:table-cell>
          <table:table-cell office:value-type="string">
            <text:p>ОСЗ</text:p>
          </table:table-cell>
          <table:table-cell office:value-type="float" office:value="68">
            <text:p>68</text:p>
          </table:table-cell>
          <table:table-cell office:value-type="float" office:value="82042">
            <text:p>82042</text:p>
          </table:table-cell>
          <table:table-cell office:value-type="string">
            <text:p>{Салатник Т Космос \ L4893 \ 12,5см \ }</text:p>
          </table:table-cell>
          <table:table-cell office:value-type="string">
            <text:p>РПМ-000729</text:p>
          </table:table-cell>
          <table:table-cell office:value-type="float" office:value="218">
            <text:p>218</text:p>
          </table:table-cell>
          <table:table-cell office:value-type="float" office:value="44897">
            <text:p>44897</text:p>
          </table:table-cell>
          <table:table-cell/>
          <table:table-cell table:number-columns-repeated="2" office:value-type="float" office:value="24">
            <text:p>24</text:p>
          </table:table-cell>
          <table:table-cell office:value-type="string">
            <text:p>Салатник Т Космос</text:p>
          </table:table-cell>
          <table:table-cell office:value-type="float" office:value="82042">
            <text:p>82042</text:p>
          </table:table-cell>
          <table:table-cell office:value-type="float" office:value="31.68">
            <text:p>31,68</text:p>
          </table:table-cell>
          <table:table-cell office:value-type="string">
            <text:p>K0024774</text:p>
          </table:table-cell>
          <table:table-cell office:value-type="float" office:value="24">
            <text:p>24</text:p>
          </table:table-cell>
          <table:table-cell office:value-type="float" office:value="31.68">
            <text:p>31,68</text:p>
          </table:table-cell>
          <table:table-cell office:value-type="float" office:value="760.32">
            <text:p>760,32</text:p>
          </table:table-cell>
          <table:table-cell office:value-type="string">
            <text:p>ОСЗ</text:p>
          </table:table-cell>
          <table:table-cell office:value-type="float" office:value="68">
            <text:p>68</text:p>
          </table:table-cell>
          <table:table-cell office:value-type="float" office:value="82042">
            <text:p>82042</text:p>
          </table:table-cell>
          <table:table-cell office:value-type="string">
            <text:p>{Салатник Т Космос \ L4893 \ 12,5см \ }</text:p>
          </table:table-cell>
          <table:table-cell office:value-type="string">
            <text:p>РПМ-000729</text:p>
          </table:table-cell>
          <table:table-cell office:value-type="float" office:value="218">
            <text:p>218</text:p>
          </table:table-cell>
          <table:table-cell office:value-type="float" office:value="44897">
            <text:p>44897</text:p>
          </table:table-cell>
          <table:table-cell table:number-columns-repeated="2"/>
          <table:table-cell table:number-columns-repeated="2" office:value-type="float" office:value="24">
            <text:p>24</text:p>
          </table:table-cell>
          <table:table-cell office:value-type="string">
            <text:p>Салатник Т Космос</text:p>
          </table:table-cell>
          <table:table-cell office:value-type="float" office:value="82042">
            <text:p>82042</text:p>
          </table:table-cell>
          <table:table-cell office:value-type="float" office:value="31.68">
            <text:p>31,68</text:p>
          </table:table-cell>
          <table:table-cell office:value-type="string">
            <text:p>K0024774</text:p>
          </table:table-cell>
          <table:table-cell office:value-type="float" office:value="24">
            <text:p>24</text:p>
          </table:table-cell>
          <table:table-cell office:value-type="float" office:value="31.68">
            <text:p>31,68</text:p>
          </table:table-cell>
          <table:table-cell office:value-type="float" office:value="760.32">
            <text:p>760,32</text:p>
          </table:table-cell>
          <table:table-cell office:value-type="string">
            <text:p>ОСЗ</text:p>
          </table:table-cell>
          <table:table-cell office:value-type="float" office:value="68">
            <text:p>68</text:p>
          </table:table-cell>
          <table:table-cell office:value-type="float" office:value="82042">
            <text:p>82042</text:p>
          </table:table-cell>
          <table:table-cell office:value-type="string">
            <text:p>{Салатник Т Космос \ L4893 \ 12,5см \ }</text:p>
          </table:table-cell>
          <table:table-cell office:value-type="string">
            <text:p>РПМ-000729</text:p>
          </table:table-cell>
          <table:table-cell office:value-type="float" office:value="218">
            <text:p>218</text:p>
          </table:table-cell>
          <table:table-cell office:value-type="float" office:value="44897">
            <text:p>44897</text:p>
          </table:table-cell>
          <table:table-cell/>
          <table:table-cell table:formula="of:=[.CK177]-[.AZ177]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/>
          <table:table-cell office:value-type="float" office:value="82042">
            <text:p>82042</text:p>
          </table:table-cell>
          <table:table-cell table:formula="of:=[.DH177]-[.L177]" office:value-type="float" office:value="0">
            <text:p>0</text:p>
          </table:table-cell>
        </table:table-row>
        <table:table-row table:style-name="ro1">
          <table:table-cell office:value-type="string">
            <text:p>Салатник Космос</text:p>
          </table:table-cell>
          <table:table-cell office:value-type="string">
            <text:p>L4896</text:p>
          </table:table-cell>
          <table:table-cell office:value-type="string">
            <text:p>20см</text:p>
          </table:table-cell>
          <table:table-cell table:number-columns-repeated="3"/>
          <table:table-cell office:value-type="float" office:value="12">
            <text:p>12</text:p>
          </table:table-cell>
          <table:table-cell office:value-type="float" office:value="89.16">
            <text:p>89,16 ₽</text:p>
          </table:table-cell>
          <table:table-cell office:value-type="float" office:value="1069.92">
            <text:p><text:s/>1 069,92 ₽ </text:p>
          </table:table-cell>
          <table:table-cell/>
          <table:table-cell table:style-name="ce5" office:value-type="float" office:value="161">
            <text:p>161,00 ₽</text:p>
          </table:table-cell>
          <table:table-cell office:value-type="float" office:value="82043">
            <text:p>82043</text:p>
          </table:table-cell>
          <table:table-cell office:value-type="string">
            <text:p>{Салатник Космос \ L4896 \ 20см \ }</text:p>
          </table:table-cell>
          <table:table-cell office:value-type="string">
            <text:p>РПМ-000270</text:p>
          </table:table-cell>
          <table:table-cell office:value-type="float" office:value="150">
            <text:p>150</text:p>
          </table:table-cell>
          <table:table-cell office:value-type="date" office:date-value="2023-03-30">
            <text:p>30.03.23</text:p>
          </table:table-cell>
          <table:table-cell office:value-type="float" office:value="1570">
            <text:p>1570</text:p>
          </table:table-cell>
          <table:table-cell office:value-type="date" office:date-value="2023-04-05">
            <text:p>05.04.23</text:p>
          </table:table-cell>
          <table:table-cell office:value-type="string">
            <text:p>Стеклопласт</text:p>
          </table:table-cell>
          <table:table-cell office:value-type="string">
            <text:p>Космос" салатник 20см L4896</text:p>
          </table:table-cell>
          <table:table-cell table:number-columns-repeated="2"/>
          <table:table-cell office:value-type="string">
            <text:p>K0024775</text:p>
          </table:table-cell>
          <table:table-cell table:formula="of:=[.K178]/[.H178]" office:value-type="percentage" office:value="1.80574248541947">
            <text:p>181%</text:p>
          </table:table-cell>
          <table:table-cell table:number-columns-repeated="3"/>
          <table:table-cell table:formula="of:=([.AC178]-[.G178])*[.H178]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string">
            <text:p>Космос" салатник 20см L4896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/>
          <table:table-cell office:value-type="string">
            <text:p>ООО "Посуда Мира"</text:p>
          </table:table-cell>
          <table:table-cell office:value-type="string">
            <text:p>4690509024063</text:p>
          </table:table-cell>
          <table:table-cell table:number-columns-repeated="2"/>
          <table:table-cell office:value-type="string">
            <text:p>РПМ-000270</text:p>
          </table:table-cell>
          <table:table-cell table:number-columns-repeated="2"/>
          <table:table-cell table:style-name="ce5" office:value-type="float" office:value="161">
            <text:p>161,00 ₽</text:p>
          </table:table-cell>
          <table:table-cell table:style-name="ce5" office:value-type="float" office:value="89.16">
            <text:p>89,16 ₽</text:p>
          </table:table-cell>
          <table:table-cell table:number-columns-repeated="4" office:value-type="float" office:value="0">
            <text:p>0</text:p>
          </table:table-cell>
          <table:table-cell table:number-columns-repeated="4"/>
          <table:table-cell table:formula="of:=[.AZ178]-[.AC178]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string">
            <text:p>Салатник Космос</text:p>
          </table:table-cell>
          <table:table-cell office:value-type="float" office:value="82043">
            <text:p>82043</text:p>
          </table:table-cell>
          <table:table-cell table:formula="of:=[.BC178]-[.L178]" office:value-type="float" office:value="0">
            <text:p>0</text:p>
          </table:table-cell>
          <table:table-cell office:value-type="float" office:value="89.16">
            <text:p>89,16</text:p>
          </table:table-cell>
          <table:table-cell table:formula="of:=[.BE178]/[.H178]" office:value-type="float" office:value="1">
            <text:p>1,00 ₽</text:p>
          </table:table-cell>
          <table:table-cell office:value-type="string">
            <text:p>K0024775</text:p>
          </table:table-cell>
          <table:table-cell office:value-type="float" office:value="2">
            <text:p>2</text:p>
          </table:table-cell>
          <table:table-cell office:value-type="float" office:value="89.16">
            <text:p>89,16</text:p>
          </table:table-cell>
          <table:table-cell office:value-type="float" office:value="178.32">
            <text:p>178,32</text:p>
          </table:table-cell>
          <table:table-cell office:value-type="string">
            <text:p>ОСЗ</text:p>
          </table:table-cell>
          <table:table-cell office:value-type="float" office:value="161">
            <text:p>161</text:p>
          </table:table-cell>
          <table:table-cell office:value-type="float" office:value="82043">
            <text:p>82043</text:p>
          </table:table-cell>
          <table:table-cell office:value-type="string">
            <text:p>{Салатник Космос \ L4896 \ 20см \ }</text:p>
          </table:table-cell>
          <table:table-cell office:value-type="string">
            <text:p>РПМ-000729</text:p>
          </table:table-cell>
          <table:table-cell office:value-type="float" office:value="219">
            <text:p>219</text:p>
          </table:table-cell>
          <table:table-cell office:value-type="float" office:value="44897">
            <text:p>44897</text:p>
          </table:table-cell>
          <table:table-cell/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string">
            <text:p>Салатник Космос</text:p>
          </table:table-cell>
          <table:table-cell office:value-type="float" office:value="82043">
            <text:p>82043</text:p>
          </table:table-cell>
          <table:table-cell office:value-type="float" office:value="89.16">
            <text:p>89,16</text:p>
          </table:table-cell>
          <table:table-cell office:value-type="string">
            <text:p>K0024775</text:p>
          </table:table-cell>
          <table:table-cell office:value-type="float" office:value="2">
            <text:p>2</text:p>
          </table:table-cell>
          <table:table-cell office:value-type="float" office:value="89.16">
            <text:p>89,16</text:p>
          </table:table-cell>
          <table:table-cell office:value-type="float" office:value="178.32">
            <text:p>178,32</text:p>
          </table:table-cell>
          <table:table-cell office:value-type="string">
            <text:p>ОСЗ</text:p>
          </table:table-cell>
          <table:table-cell office:value-type="float" office:value="161">
            <text:p>161</text:p>
          </table:table-cell>
          <table:table-cell office:value-type="float" office:value="82043">
            <text:p>82043</text:p>
          </table:table-cell>
          <table:table-cell office:value-type="string">
            <text:p>{Салатник Космос \ L4896 \ 20см \ }</text:p>
          </table:table-cell>
          <table:table-cell office:value-type="string">
            <text:p>РПМ-000729</text:p>
          </table:table-cell>
          <table:table-cell office:value-type="float" office:value="219">
            <text:p>219</text:p>
          </table:table-cell>
          <table:table-cell office:value-type="float" office:value="44897">
            <text:p>44897</text:p>
          </table:table-cell>
          <table:table-cell table:number-columns-repeated="2"/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string">
            <text:p>Салатник Космос</text:p>
          </table:table-cell>
          <table:table-cell office:value-type="float" office:value="82043">
            <text:p>82043</text:p>
          </table:table-cell>
          <table:table-cell office:value-type="float" office:value="89.16">
            <text:p>89,16</text:p>
          </table:table-cell>
          <table:table-cell office:value-type="string">
            <text:p>K0024775</text:p>
          </table:table-cell>
          <table:table-cell office:value-type="float" office:value="2">
            <text:p>2</text:p>
          </table:table-cell>
          <table:table-cell office:value-type="float" office:value="89.16">
            <text:p>89,16</text:p>
          </table:table-cell>
          <table:table-cell office:value-type="float" office:value="178.32">
            <text:p>178,32</text:p>
          </table:table-cell>
          <table:table-cell office:value-type="string">
            <text:p>ОСЗ</text:p>
          </table:table-cell>
          <table:table-cell office:value-type="float" office:value="161">
            <text:p>161</text:p>
          </table:table-cell>
          <table:table-cell office:value-type="float" office:value="82043">
            <text:p>82043</text:p>
          </table:table-cell>
          <table:table-cell office:value-type="string">
            <text:p>{Салатник Космос \ L4896 \ 20см \ }</text:p>
          </table:table-cell>
          <table:table-cell office:value-type="string">
            <text:p>РПМ-000729</text:p>
          </table:table-cell>
          <table:table-cell office:value-type="float" office:value="219">
            <text:p>219</text:p>
          </table:table-cell>
          <table:table-cell office:value-type="float" office:value="44897">
            <text:p>44897</text:p>
          </table:table-cell>
          <table:table-cell/>
          <table:table-cell table:formula="of:=[.CK178]-[.AZ178]" office:value-type="float" office:value="0">
            <text:p>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82043">
            <text:p>82043</text:p>
          </table:table-cell>
          <table:table-cell table:formula="of:=[.DH178]-[.L178]" office:value-type="float" office:value="0">
            <text:p>0</text:p>
          </table:table-cell>
        </table:table-row>
        <table:table-row table:style-name="ro1">
          <table:table-cell office:value-type="string">
            <text:p>Чайник заварочный нерж.сталь</text:p>
          </table:table-cell>
          <table:table-cell office:value-type="string">
            <text:p>GB1128-5</text:p>
          </table:table-cell>
          <table:table-cell office:value-type="string">
            <text:p>900 мл 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float" office:value="229.27">
            <text:p>229,27 ₽</text:p>
          </table:table-cell>
          <table:table-cell office:value-type="float" office:value="1146.35">
            <text:p><text:s/>1 146,35 ₽ </text:p>
          </table:table-cell>
          <table:table-cell/>
          <table:table-cell table:style-name="ce5" office:value-type="float" office:value="413">
            <text:p>413,00 ₽</text:p>
          </table:table-cell>
          <table:table-cell office:value-type="float" office:value="82563">
            <text:p>82563</text:p>
          </table:table-cell>
          <table:table-cell office:value-type="string">
            <text:p>{Чайник заварочный нерж.сталь \ GB1128-5 \ 900 мл <text:s/>\ }</text:p>
          </table:table-cell>
          <table:table-cell office:value-type="string">
            <text:p>РПМ-000270</text:p>
          </table:table-cell>
          <table:table-cell office:value-type="float" office:value="164">
            <text:p>164</text:p>
          </table:table-cell>
          <table:table-cell office:value-type="date" office:date-value="2023-03-30">
            <text:p>30.03.23</text:p>
          </table:table-cell>
          <table:table-cell office:value-type="float" office:value="1570">
            <text:p>1570</text:p>
          </table:table-cell>
          <table:table-cell office:value-type="date" office:date-value="2023-04-05">
            <text:p>05.04.23</text:p>
          </table:table-cell>
          <table:table-cell office:value-type="string">
            <text:p>Стеклопласт</text:p>
          </table:table-cell>
          <table:table-cell office:value-type="string">
            <text:p>Чайник заварочный со съемным фильтром из нержавеющей стали, 900 мл GB1128-5</text:p>
          </table:table-cell>
          <table:table-cell table:number-columns-repeated="2"/>
          <table:table-cell office:value-type="string">
            <text:p>K0024299</text:p>
          </table:table-cell>
          <table:table-cell table:formula="of:=[.K179]/[.H179]" office:value-type="percentage" office:value="1.8013695642692">
            <text:p>180%</text:p>
          </table:table-cell>
          <table:table-cell table:number-columns-repeated="3"/>
          <table:table-cell table:formula="of:=([.AC179]-[.G179])*[.H179]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Чайник заварочный со съемным фильтром из нержавеющей стали, 900 мл GB1128-5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ООО "Посуда Мира"</text:p>
          </table:table-cell>
          <table:table-cell office:value-type="string">
            <text:p>6970669733530</text:p>
          </table:table-cell>
          <table:table-cell table:number-columns-repeated="2"/>
          <table:table-cell office:value-type="string">
            <text:p>РПМ-000270</text:p>
          </table:table-cell>
          <table:table-cell table:number-columns-repeated="2"/>
          <table:table-cell table:style-name="ce5" office:value-type="float" office:value="413">
            <text:p>413,00 ₽</text:p>
          </table:table-cell>
          <table:table-cell table:style-name="ce5" office:value-type="float" office:value="229.27">
            <text:p>229,27 ₽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table:number-columns-repeated="4"/>
          <table:table-cell table:formula="of:=[.AZ179]-[.AC179]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Чайник заварочный нерж.сталь</text:p>
          </table:table-cell>
          <table:table-cell office:value-type="float" office:value="82563">
            <text:p>82563</text:p>
          </table:table-cell>
          <table:table-cell table:formula="of:=[.BC179]-[.L179]" office:value-type="float" office:value="0">
            <text:p>0</text:p>
          </table:table-cell>
          <table:table-cell office:value-type="float" office:value="229.27">
            <text:p>229,27</text:p>
          </table:table-cell>
          <table:table-cell table:formula="of:=[.BE179]/[.H179]" office:value-type="float" office:value="1">
            <text:p>1,00 ₽</text:p>
          </table:table-cell>
          <table:table-cell office:value-type="string">
            <text:p>K0024299</text:p>
          </table:table-cell>
          <table:table-cell office:value-type="float" office:value="8">
            <text:p>8</text:p>
          </table:table-cell>
          <table:table-cell office:value-type="float" office:value="229.27">
            <text:p>229,27</text:p>
          </table:table-cell>
          <table:table-cell office:value-type="float" office:value="1834.16">
            <text:p>1834,16</text:p>
          </table:table-cell>
          <table:table-cell/>
          <table:table-cell office:value-type="float" office:value="413">
            <text:p>413</text:p>
          </table:table-cell>
          <table:table-cell office:value-type="float" office:value="82563">
            <text:p>82563</text:p>
          </table:table-cell>
          <table:table-cell office:value-type="string">
            <text:p>{Чайник заварочный нерж.сталь \ GB1128-5 \ 900 мл <text:s/>\ }</text:p>
          </table:table-cell>
          <table:table-cell office:value-type="string">
            <text:p>РПМ-000514</text:p>
          </table:table-cell>
          <table:table-cell office:value-type="float" office:value="16">
            <text:p>16</text:p>
          </table:table-cell>
          <table:table-cell office:value-type="float" office:value="44812">
            <text:p>44812</text:p>
          </table:table-cell>
          <table:table-cell table:number-columns-repeated="19"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Чайник заварочный нерж.сталь</text:p>
          </table:table-cell>
          <table:table-cell office:value-type="float" office:value="82563">
            <text:p>82563</text:p>
          </table:table-cell>
          <table:table-cell office:value-type="float" office:value="229.27">
            <text:p>229,27</text:p>
          </table:table-cell>
          <table:table-cell office:value-type="string">
            <text:p>K0024299</text:p>
          </table:table-cell>
          <table:table-cell office:value-type="float" office:value="8">
            <text:p>8</text:p>
          </table:table-cell>
          <table:table-cell office:value-type="float" office:value="229.27">
            <text:p>229,27</text:p>
          </table:table-cell>
          <table:table-cell office:value-type="float" office:value="1834.16">
            <text:p>1834,16</text:p>
          </table:table-cell>
          <table:table-cell/>
          <table:table-cell office:value-type="float" office:value="413">
            <text:p>413</text:p>
          </table:table-cell>
          <table:table-cell office:value-type="float" office:value="82563">
            <text:p>82563</text:p>
          </table:table-cell>
          <table:table-cell office:value-type="string">
            <text:p>{Чайник заварочный нерж.сталь \ GB1128-5 \ 900 мл <text:s/>\ }</text:p>
          </table:table-cell>
          <table:table-cell office:value-type="string">
            <text:p>РПМ-000514</text:p>
          </table:table-cell>
          <table:table-cell office:value-type="float" office:value="16">
            <text:p>16</text:p>
          </table:table-cell>
          <table:table-cell office:value-type="float" office:value="44812">
            <text:p>44812</text:p>
          </table:table-cell>
          <table:table-cell/>
          <table:table-cell table:formula="of:=[.CK179]-[.AZ179]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82563">
            <text:p>82563</text:p>
          </table:table-cell>
          <table:table-cell table:formula="of:=[.DH179]-[.L179]" office:value-type="float" office:value="0">
            <text:p>0</text:p>
          </table:table-cell>
        </table:table-row>
        <table:table-row table:style-name="ro1">
          <table:table-cell office:value-type="string">
            <text:p>Чайник заварочный нерж.сталь</text:p>
          </table:table-cell>
          <table:table-cell office:value-type="string">
            <text:p>GB1152-4</text:p>
          </table:table-cell>
          <table:table-cell office:value-type="string">
            <text:p>750мл 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float" office:value="229.27">
            <text:p>229,27 ₽</text:p>
          </table:table-cell>
          <table:table-cell office:value-type="float" office:value="1146.35">
            <text:p><text:s/>1 146,35 ₽ </text:p>
          </table:table-cell>
          <table:table-cell/>
          <table:table-cell table:style-name="ce5" office:value-type="float" office:value="413">
            <text:p>413,00 ₽</text:p>
          </table:table-cell>
          <table:table-cell office:value-type="float" office:value="82565">
            <text:p>82565</text:p>
          </table:table-cell>
          <table:table-cell office:value-type="string">
            <text:p>{Чайник заварочный нерж.сталь \ GB1152-4 \ 750мл <text:s/>\ }</text:p>
          </table:table-cell>
          <table:table-cell office:value-type="string">
            <text:p>РПМ-000270</text:p>
          </table:table-cell>
          <table:table-cell office:value-type="float" office:value="163">
            <text:p>163</text:p>
          </table:table-cell>
          <table:table-cell office:value-type="date" office:date-value="2023-03-30">
            <text:p>30.03.23</text:p>
          </table:table-cell>
          <table:table-cell office:value-type="float" office:value="1570">
            <text:p>1570</text:p>
          </table:table-cell>
          <table:table-cell office:value-type="date" office:date-value="2023-04-05">
            <text:p>05.04.23</text:p>
          </table:table-cell>
          <table:table-cell office:value-type="string">
            <text:p>Стеклопласт</text:p>
          </table:table-cell>
          <table:table-cell office:value-type="string">
            <text:p>Чайник заварочный со съемным фильтром из нержавеющей стали, 750мл GB1152-4</text:p>
          </table:table-cell>
          <table:table-cell table:number-columns-repeated="2"/>
          <table:table-cell office:value-type="string">
            <text:p>K0024300</text:p>
          </table:table-cell>
          <table:table-cell table:formula="of:=[.K180]/[.H180]" office:value-type="percentage" office:value="1.8013695642692">
            <text:p>180%</text:p>
          </table:table-cell>
          <table:table-cell table:number-columns-repeated="3"/>
          <table:table-cell table:formula="of:=([.AC180]-[.G180])*[.H180]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Чайник заварочный со съемным фильтром из нержавеющей стали, 750мл GB1152-4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ООО "Посуда Мира"</text:p>
          </table:table-cell>
          <table:table-cell office:value-type="string">
            <text:p>6970669733523</text:p>
          </table:table-cell>
          <table:table-cell table:number-columns-repeated="2"/>
          <table:table-cell office:value-type="string">
            <text:p>РПМ-000270</text:p>
          </table:table-cell>
          <table:table-cell table:number-columns-repeated="2"/>
          <table:table-cell table:style-name="ce5" office:value-type="float" office:value="413">
            <text:p>413,00 ₽</text:p>
          </table:table-cell>
          <table:table-cell table:style-name="ce5" office:value-type="float" office:value="229.27">
            <text:p>229,27 ₽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table:number-columns-repeated="4"/>
          <table:table-cell table:formula="of:=[.AZ180]-[.AC180]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Чайник заварочный нерж.сталь</text:p>
          </table:table-cell>
          <table:table-cell office:value-type="float" office:value="82565">
            <text:p>82565</text:p>
          </table:table-cell>
          <table:table-cell table:formula="of:=[.BC180]-[.L180]" office:value-type="float" office:value="0">
            <text:p>0</text:p>
          </table:table-cell>
          <table:table-cell office:value-type="float" office:value="229.27">
            <text:p>229,27</text:p>
          </table:table-cell>
          <table:table-cell table:formula="of:=[.BE180]/[.H180]" office:value-type="float" office:value="1">
            <text:p>1,00 ₽</text:p>
          </table:table-cell>
          <table:table-cell office:value-type="string">
            <text:p>K0024300</text:p>
          </table:table-cell>
          <table:table-cell office:value-type="float" office:value="8">
            <text:p>8</text:p>
          </table:table-cell>
          <table:table-cell office:value-type="float" office:value="229.27">
            <text:p>229,27</text:p>
          </table:table-cell>
          <table:table-cell office:value-type="float" office:value="1834.16">
            <text:p>1834,16</text:p>
          </table:table-cell>
          <table:table-cell/>
          <table:table-cell office:value-type="float" office:value="413">
            <text:p>413</text:p>
          </table:table-cell>
          <table:table-cell office:value-type="float" office:value="82565">
            <text:p>82565</text:p>
          </table:table-cell>
          <table:table-cell office:value-type="string">
            <text:p>{Чайник заварочный нерж.сталь \ GB1152-4 \ 750мл <text:s/>\ }</text:p>
          </table:table-cell>
          <table:table-cell office:value-type="string">
            <text:p>РПМ-000514</text:p>
          </table:table-cell>
          <table:table-cell office:value-type="float" office:value="18">
            <text:p>18</text:p>
          </table:table-cell>
          <table:table-cell office:value-type="float" office:value="44812">
            <text:p>44812</text:p>
          </table:table-cell>
          <table:table-cell table:number-columns-repeated="19"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Чайник заварочный нерж.сталь</text:p>
          </table:table-cell>
          <table:table-cell office:value-type="float" office:value="82565">
            <text:p>82565</text:p>
          </table:table-cell>
          <table:table-cell office:value-type="float" office:value="229.27">
            <text:p>229,27</text:p>
          </table:table-cell>
          <table:table-cell office:value-type="string">
            <text:p>K0024300</text:p>
          </table:table-cell>
          <table:table-cell office:value-type="float" office:value="8">
            <text:p>8</text:p>
          </table:table-cell>
          <table:table-cell office:value-type="float" office:value="229.27">
            <text:p>229,27</text:p>
          </table:table-cell>
          <table:table-cell office:value-type="float" office:value="1834.16">
            <text:p>1834,16</text:p>
          </table:table-cell>
          <table:table-cell/>
          <table:table-cell office:value-type="float" office:value="413">
            <text:p>413</text:p>
          </table:table-cell>
          <table:table-cell office:value-type="float" office:value="82565">
            <text:p>82565</text:p>
          </table:table-cell>
          <table:table-cell office:value-type="string">
            <text:p>{Чайник заварочный нерж.сталь \ GB1152-4 \ 750мл <text:s/>\ }</text:p>
          </table:table-cell>
          <table:table-cell office:value-type="string">
            <text:p>РПМ-000514</text:p>
          </table:table-cell>
          <table:table-cell office:value-type="float" office:value="18">
            <text:p>18</text:p>
          </table:table-cell>
          <table:table-cell office:value-type="float" office:value="44812">
            <text:p>44812</text:p>
          </table:table-cell>
          <table:table-cell/>
          <table:table-cell table:formula="of:=[.CK180]-[.AZ180]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82565">
            <text:p>82565</text:p>
          </table:table-cell>
          <table:table-cell table:formula="of:=[.DH180]-[.L180]" office:value-type="float" office:value="0">
            <text:p>0</text:p>
          </table:table-cell>
        </table:table-row>
        <table:table-row table:style-name="ro1">
          <table:table-cell office:value-type="string">
            <text:p>Банка Woody с крышкой из бамбука со стикером</text:p>
          </table:table-cell>
          <table:table-cell office:value-type="string">
            <text:p>43573 SL/St</text:p>
          </table:table-cell>
          <table:table-cell office:value-type="string">
            <text:p>576мл</text:p>
          </table:table-cell>
          <table:table-cell table:number-columns-repeated="3"/>
          <table:table-cell office:value-type="float" office:value="12">
            <text:p>12</text:p>
          </table:table-cell>
          <table:table-cell office:value-type="float" office:value="149.22">
            <text:p>149,22 ₽</text:p>
          </table:table-cell>
          <table:table-cell office:value-type="float" office:value="1790.64">
            <text:p><text:s/>1 790,64 ₽ </text:p>
          </table:table-cell>
          <table:table-cell/>
          <table:table-cell table:style-name="ce5" office:value-type="float" office:value="269">
            <text:p>269,00 ₽</text:p>
          </table:table-cell>
          <table:table-cell office:value-type="float" office:value="82570">
            <text:p>82570</text:p>
          </table:table-cell>
          <table:table-cell office:value-type="string">
            <text:p>{Банка Woody с крышкой из бамбука со стикером \ 43573 SL/St \ 576мл \ }</text:p>
          </table:table-cell>
          <table:table-cell office:value-type="string">
            <text:p>РПМ-000270</text:p>
          </table:table-cell>
          <table:table-cell office:value-type="float" office:value="140">
            <text:p>140</text:p>
          </table:table-cell>
          <table:table-cell office:value-type="date" office:date-value="2023-03-30">
            <text:p>30.03.23</text:p>
          </table:table-cell>
          <table:table-cell office:value-type="float" office:value="1570">
            <text:p>1570</text:p>
          </table:table-cell>
          <table:table-cell office:value-type="date" office:date-value="2023-04-05">
            <text:p>05.04.23</text:p>
          </table:table-cell>
          <table:table-cell office:value-type="string">
            <text:p>Стеклопласт</text:p>
          </table:table-cell>
          <table:table-cell office:value-type="string">
            <text:p>Woody" банка с крышкой из бамбука 576 мл SL со стикером 43573 SL/St</text:p>
          </table:table-cell>
          <table:table-cell table:number-columns-repeated="2"/>
          <table:table-cell office:value-type="string">
            <text:p>K0023475</text:p>
          </table:table-cell>
          <table:table-cell table:formula="of:=[.K181]/[.H181]" office:value-type="percentage" office:value="1.80270741187508">
            <text:p>180%</text:p>
          </table:table-cell>
          <table:table-cell table:number-columns-repeated="3"/>
          <table:table-cell table:formula="of:=([.AC181]-[.G181])*[.H181]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string">
            <text:p>Woody" банка с крышкой из бамбука 576 мл SL со стикером 43573 SL/St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/>
          <table:table-cell office:value-type="string">
            <text:p>ООО "Посуда Мира"</text:p>
          </table:table-cell>
          <table:table-cell office:value-type="string">
            <text:p>8693357514454</text:p>
          </table:table-cell>
          <table:table-cell table:number-columns-repeated="2"/>
          <table:table-cell office:value-type="string">
            <text:p>РПМ-000270</text:p>
          </table:table-cell>
          <table:table-cell table:number-columns-repeated="2"/>
          <table:table-cell table:style-name="ce5" office:value-type="float" office:value="269">
            <text:p>269,00 ₽</text:p>
          </table:table-cell>
          <table:table-cell table:style-name="ce5" office:value-type="float" office:value="149.22">
            <text:p>149,22 ₽</text:p>
          </table:table-cell>
          <table:table-cell table:number-columns-repeated="4" office:value-type="float" office:value="0">
            <text:p>0</text:p>
          </table:table-cell>
          <table:table-cell table:number-columns-repeated="4"/>
          <table:table-cell table:formula="of:=[.AZ181]-[.AC181]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string">
            <text:p>Банка Woody с крышкой из бамбука со стикером</text:p>
          </table:table-cell>
          <table:table-cell office:value-type="float" office:value="82570">
            <text:p>82570</text:p>
          </table:table-cell>
          <table:table-cell table:formula="of:=[.BC181]-[.L181]" office:value-type="float" office:value="0">
            <text:p>0</text:p>
          </table:table-cell>
          <table:table-cell office:value-type="float" office:value="149.22">
            <text:p>149,22</text:p>
          </table:table-cell>
          <table:table-cell table:formula="of:=[.BE181]/[.H181]" office:value-type="float" office:value="1">
            <text:p>1,00 ₽</text:p>
          </table:table-cell>
          <table:table-cell office:value-type="string">
            <text:p>K0023475</text:p>
          </table:table-cell>
          <table:table-cell office:value-type="float" office:value="6">
            <text:p>6</text:p>
          </table:table-cell>
          <table:table-cell office:value-type="float" office:value="149.22">
            <text:p>149,22</text:p>
          </table:table-cell>
          <table:table-cell office:value-type="float" office:value="895.32">
            <text:p>895,32</text:p>
          </table:table-cell>
          <table:table-cell office:value-type="string">
            <text:p>Пашабахча</text:p>
          </table:table-cell>
          <table:table-cell office:value-type="float" office:value="269">
            <text:p>269</text:p>
          </table:table-cell>
          <table:table-cell office:value-type="float" office:value="82570">
            <text:p>82570</text:p>
          </table:table-cell>
          <table:table-cell office:value-type="string">
            <text:p>{Банка Woody с крышкой из бамбука со стикером \ 43573 SL/St \ 576мл \ }</text:p>
          </table:table-cell>
          <table:table-cell office:value-type="string">
            <text:p>РПМ-000729</text:p>
          </table:table-cell>
          <table:table-cell office:value-type="float" office:value="100">
            <text:p>100</text:p>
          </table:table-cell>
          <table:table-cell office:value-type="float" office:value="44897">
            <text:p>44897</text:p>
          </table:table-cell>
          <table:table-cell/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string">
            <text:p>Банка Woody с крышкой из бамбука со стикером</text:p>
          </table:table-cell>
          <table:table-cell office:value-type="float" office:value="82570">
            <text:p>82570</text:p>
          </table:table-cell>
          <table:table-cell office:value-type="float" office:value="149.22">
            <text:p>149,22</text:p>
          </table:table-cell>
          <table:table-cell office:value-type="string">
            <text:p>K0023475</text:p>
          </table:table-cell>
          <table:table-cell office:value-type="float" office:value="6">
            <text:p>6</text:p>
          </table:table-cell>
          <table:table-cell office:value-type="float" office:value="149.22">
            <text:p>149,22</text:p>
          </table:table-cell>
          <table:table-cell office:value-type="float" office:value="895.32">
            <text:p>895,32</text:p>
          </table:table-cell>
          <table:table-cell office:value-type="string">
            <text:p>Пашабахча</text:p>
          </table:table-cell>
          <table:table-cell office:value-type="float" office:value="269">
            <text:p>269</text:p>
          </table:table-cell>
          <table:table-cell office:value-type="float" office:value="82570">
            <text:p>82570</text:p>
          </table:table-cell>
          <table:table-cell office:value-type="string">
            <text:p>{Банка Woody с крышкой из бамбука со стикером \ 43573 SL/St \ 576мл \ }</text:p>
          </table:table-cell>
          <table:table-cell office:value-type="string">
            <text:p>РПМ-000729</text:p>
          </table:table-cell>
          <table:table-cell office:value-type="float" office:value="100">
            <text:p>100</text:p>
          </table:table-cell>
          <table:table-cell office:value-type="float" office:value="44897">
            <text:p>44897</text:p>
          </table:table-cell>
          <table:table-cell table:number-columns-repeated="2"/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string">
            <text:p>Банка Woody с крышкой из бамбука со стикером</text:p>
          </table:table-cell>
          <table:table-cell office:value-type="float" office:value="82570">
            <text:p>82570</text:p>
          </table:table-cell>
          <table:table-cell office:value-type="float" office:value="149.22">
            <text:p>149,22</text:p>
          </table:table-cell>
          <table:table-cell office:value-type="string">
            <text:p>K0023475</text:p>
          </table:table-cell>
          <table:table-cell office:value-type="float" office:value="6">
            <text:p>6</text:p>
          </table:table-cell>
          <table:table-cell office:value-type="float" office:value="149.22">
            <text:p>149,22</text:p>
          </table:table-cell>
          <table:table-cell office:value-type="float" office:value="895.32">
            <text:p>895,32</text:p>
          </table:table-cell>
          <table:table-cell office:value-type="string">
            <text:p>Пашабахча</text:p>
          </table:table-cell>
          <table:table-cell office:value-type="float" office:value="269">
            <text:p>269</text:p>
          </table:table-cell>
          <table:table-cell office:value-type="float" office:value="82570">
            <text:p>82570</text:p>
          </table:table-cell>
          <table:table-cell office:value-type="string">
            <text:p>{Банка Woody с крышкой из бамбука со стикером \ 43573 SL/St \ 576мл \ }</text:p>
          </table:table-cell>
          <table:table-cell office:value-type="string">
            <text:p>РПМ-000729</text:p>
          </table:table-cell>
          <table:table-cell office:value-type="float" office:value="100">
            <text:p>100</text:p>
          </table:table-cell>
          <table:table-cell office:value-type="float" office:value="44897">
            <text:p>44897</text:p>
          </table:table-cell>
          <table:table-cell/>
          <table:table-cell table:formula="of:=[.CK181]-[.AZ181]" office:value-type="float" office:value="0">
            <text:p>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82570">
            <text:p>82570</text:p>
          </table:table-cell>
          <table:table-cell table:formula="of:=[.DH181]-[.L181]" office:value-type="float" office:value="0">
            <text:p>0</text:p>
          </table:table-cell>
        </table:table-row>
        <table:table-row table:style-name="ro1">
          <table:table-cell office:value-type="string">
            <text:p>Кружка Chroma закал.</text:p>
          </table:table-cell>
          <table:table-cell office:value-type="string">
            <text:p>55813 ТМР SL/ST</text:p>
          </table:table-cell>
          <table:table-cell office:value-type="string">
            <text:p>370мл</text:p>
          </table:table-cell>
          <table:table-cell table:number-columns-repeated="3"/>
          <table:table-cell office:value-type="float" office:value="24">
            <text:p>24</text:p>
          </table:table-cell>
          <table:table-cell office:value-type="float" office:value="52.62">
            <text:p>52,62 ₽</text:p>
          </table:table-cell>
          <table:table-cell office:value-type="float" office:value="1262.88">
            <text:p><text:s/>1 262,88 ₽ </text:p>
          </table:table-cell>
          <table:table-cell office:value-type="string">
            <text:p>Пашабахча</text:p>
          </table:table-cell>
          <table:table-cell table:style-name="ce5" office:value-type="float" office:value="95">
            <text:p>95,00 ₽</text:p>
          </table:table-cell>
          <table:table-cell office:value-type="float" office:value="82578">
            <text:p>82578</text:p>
          </table:table-cell>
          <table:table-cell office:value-type="string">
            <text:p>{Кружка Chroma закал. \ 55813 ТМР SL/ST \ 370мл \ }</text:p>
          </table:table-cell>
          <table:table-cell office:value-type="string">
            <text:p>РПМ-000270</text:p>
          </table:table-cell>
          <table:table-cell office:value-type="float" office:value="49">
            <text:p>49</text:p>
          </table:table-cell>
          <table:table-cell office:value-type="date" office:date-value="2023-03-30">
            <text:p>30.03.23</text:p>
          </table:table-cell>
          <table:table-cell office:value-type="float" office:value="1570">
            <text:p>1570</text:p>
          </table:table-cell>
          <table:table-cell office:value-type="date" office:date-value="2023-04-05">
            <text:p>05.04.23</text:p>
          </table:table-cell>
          <table:table-cell office:value-type="string">
            <text:p>Стеклопласт</text:p>
          </table:table-cell>
          <table:table-cell office:value-type="string">
            <text:p>Chroma" кружка закал. 370 мл SL 55813 ТМР SL/ST</text:p>
          </table:table-cell>
          <table:table-cell table:number-columns-repeated="2"/>
          <table:table-cell office:value-type="string">
            <text:p>K0024625</text:p>
          </table:table-cell>
          <table:table-cell table:formula="of:=[.K182]/[.H182]" office:value-type="percentage" office:value="1.80539718738122">
            <text:p>181%</text:p>
          </table:table-cell>
          <table:table-cell/>
          <table:table-cell office:value-type="string">
            <text:p>Россия</text:p>
          </table:table-cell>
          <table:table-cell/>
          <table:table-cell table:formula="of:=([.AC182]-[.G182])*[.H182]"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string">
            <text:p>Chroma" кружка закал. 370 мл SL 55813 ТМР SL/ST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/>
          <table:table-cell office:value-type="string">
            <text:p>ООО "Посуда Мира"</text:p>
          </table:table-cell>
          <table:table-cell office:value-type="string">
            <text:p>8693357549555</text:p>
          </table:table-cell>
          <table:table-cell table:number-columns-repeated="2"/>
          <table:table-cell office:value-type="string">
            <text:p>РПМ-000270</text:p>
          </table:table-cell>
          <table:table-cell table:number-columns-repeated="2"/>
          <table:table-cell table:style-name="ce5" office:value-type="float" office:value="95">
            <text:p>95,00 ₽</text:p>
          </table:table-cell>
          <table:table-cell table:style-name="ce5" office:value-type="float" office:value="52.62">
            <text:p>52,62 ₽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4"/>
          <table:table-cell table:formula="of:=[.AZ182]-[.AC182]"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12">
            <text:p>12</text:p>
          </table:table-cell>
          <table:table-cell office:value-type="string">
            <text:p>Кружка Chroma закал.</text:p>
          </table:table-cell>
          <table:table-cell office:value-type="float" office:value="82578">
            <text:p>82578</text:p>
          </table:table-cell>
          <table:table-cell table:formula="of:=[.BC182]-[.L182]" office:value-type="float" office:value="0">
            <text:p>0</text:p>
          </table:table-cell>
          <table:table-cell office:value-type="float" office:value="52.62">
            <text:p>52,62</text:p>
          </table:table-cell>
          <table:table-cell table:formula="of:=[.BE182]/[.H182]" office:value-type="float" office:value="1">
            <text:p>1,00 ₽</text:p>
          </table:table-cell>
          <table:table-cell office:value-type="string">
            <text:p>K0024625</text:p>
          </table:table-cell>
          <table:table-cell office:value-type="float" office:value="12">
            <text:p>12</text:p>
          </table:table-cell>
          <table:table-cell office:value-type="float" office:value="52.62">
            <text:p>52,62</text:p>
          </table:table-cell>
          <table:table-cell office:value-type="float" office:value="631.44">
            <text:p>631,44</text:p>
          </table:table-cell>
          <table:table-cell office:value-type="string">
            <text:p>Пашабахча</text:p>
          </table:table-cell>
          <table:table-cell office:value-type="float" office:value="95">
            <text:p>95</text:p>
          </table:table-cell>
          <table:table-cell office:value-type="float" office:value="82578">
            <text:p>82578</text:p>
          </table:table-cell>
          <table:table-cell office:value-type="string">
            <text:p>{Кружка Chroma закал. \ 55813 ТМР SL/ST \ 370мл \ }</text:p>
          </table:table-cell>
          <table:table-cell office:value-type="string">
            <text:p>РПМ-000111</text:p>
          </table:table-cell>
          <table:table-cell office:value-type="float" office:value="210">
            <text:p>210</text:p>
          </table:table-cell>
          <table:table-cell office:value-type="float" office:value="44964">
            <text:p>44964</text:p>
          </table:table-cell>
          <table:table-cell/>
          <table:table-cell office:value-type="float" office:value="24">
            <text:p>24</text:p>
          </table:table-cell>
          <table:table-cell office:value-type="float" office:value="12">
            <text:p>12</text:p>
          </table:table-cell>
          <table:table-cell office:value-type="string">
            <text:p>Кружка Chroma закал.</text:p>
          </table:table-cell>
          <table:table-cell office:value-type="float" office:value="82578">
            <text:p>82578</text:p>
          </table:table-cell>
          <table:table-cell office:value-type="float" office:value="52.62">
            <text:p>52,62</text:p>
          </table:table-cell>
          <table:table-cell office:value-type="string">
            <text:p>K0024625</text:p>
          </table:table-cell>
          <table:table-cell office:value-type="float" office:value="12">
            <text:p>12</text:p>
          </table:table-cell>
          <table:table-cell office:value-type="float" office:value="52.62">
            <text:p>52,62</text:p>
          </table:table-cell>
          <table:table-cell office:value-type="float" office:value="631.44">
            <text:p>631,44</text:p>
          </table:table-cell>
          <table:table-cell office:value-type="string">
            <text:p>Пашабахча</text:p>
          </table:table-cell>
          <table:table-cell office:value-type="float" office:value="95">
            <text:p>95</text:p>
          </table:table-cell>
          <table:table-cell office:value-type="float" office:value="82578">
            <text:p>82578</text:p>
          </table:table-cell>
          <table:table-cell office:value-type="string">
            <text:p>{Кружка Chroma закал. \ 55813 ТМР SL/ST \ 370мл \ }</text:p>
          </table:table-cell>
          <table:table-cell office:value-type="string">
            <text:p>РПМ-000111</text:p>
          </table:table-cell>
          <table:table-cell office:value-type="float" office:value="210">
            <text:p>210</text:p>
          </table:table-cell>
          <table:table-cell office:value-type="float" office:value="44964">
            <text:p>44964</text:p>
          </table:table-cell>
          <table:table-cell table:number-columns-repeated="2"/>
          <table:table-cell office:value-type="float" office:value="24">
            <text:p>24</text:p>
          </table:table-cell>
          <table:table-cell office:value-type="float" office:value="12">
            <text:p>12</text:p>
          </table:table-cell>
          <table:table-cell office:value-type="string">
            <text:p>Кружка Chroma закал.</text:p>
          </table:table-cell>
          <table:table-cell office:value-type="float" office:value="82578">
            <text:p>82578</text:p>
          </table:table-cell>
          <table:table-cell office:value-type="float" office:value="52.62">
            <text:p>52,62</text:p>
          </table:table-cell>
          <table:table-cell office:value-type="string">
            <text:p>K0024625</text:p>
          </table:table-cell>
          <table:table-cell office:value-type="float" office:value="12">
            <text:p>12</text:p>
          </table:table-cell>
          <table:table-cell office:value-type="float" office:value="52.62">
            <text:p>52,62</text:p>
          </table:table-cell>
          <table:table-cell office:value-type="float" office:value="631.44">
            <text:p>631,44</text:p>
          </table:table-cell>
          <table:table-cell office:value-type="string">
            <text:p>Пашабахча</text:p>
          </table:table-cell>
          <table:table-cell office:value-type="float" office:value="95">
            <text:p>95</text:p>
          </table:table-cell>
          <table:table-cell office:value-type="float" office:value="82578">
            <text:p>82578</text:p>
          </table:table-cell>
          <table:table-cell office:value-type="string">
            <text:p>{Кружка Chroma закал. \ 55813 ТМР SL/ST \ 370мл \ }</text:p>
          </table:table-cell>
          <table:table-cell office:value-type="string">
            <text:p>РПМ-000111</text:p>
          </table:table-cell>
          <table:table-cell office:value-type="float" office:value="210">
            <text:p>210</text:p>
          </table:table-cell>
          <table:table-cell office:value-type="float" office:value="44964">
            <text:p>44964</text:p>
          </table:table-cell>
          <table:table-cell/>
          <table:table-cell table:formula="of:=[.CK182]-[.AZ182]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/>
          <table:table-cell office:value-type="float" office:value="82578">
            <text:p>82578</text:p>
          </table:table-cell>
          <table:table-cell table:formula="of:=[.DH182]-[.L182]" office:value-type="float" office:value="0">
            <text:p>0</text:p>
          </table:table-cell>
        </table:table-row>
        <table:table-row table:style-name="ro1">
          <table:table-cell office:value-type="string">
            <text:p>Банка с крышкой ELIPS со стикером</text:p>
          </table:table-cell>
          <table:table-cell office:value-type="string">
            <text:p>80393 SL/St</text:p>
          </table:table-cell>
          <table:table-cell office:value-type="string">
            <text:p>1000мл</text:p>
          </table:table-cell>
          <table:table-cell table:number-columns-repeated="3"/>
          <table:table-cell office:value-type="float" office:value="6">
            <text:p>6</text:p>
          </table:table-cell>
          <table:table-cell office:value-type="float" office:value="115.91">
            <text:p>115,91 ₽</text:p>
          </table:table-cell>
          <table:table-cell office:value-type="float" office:value="695.46">
            <text:p><text:s/>695,46 ₽ </text:p>
          </table:table-cell>
          <table:table-cell/>
          <table:table-cell table:style-name="ce5" office:value-type="float" office:value="209">
            <text:p>209,00 ₽</text:p>
          </table:table-cell>
          <table:table-cell office:value-type="float" office:value="82581">
            <text:p>82581</text:p>
          </table:table-cell>
          <table:table-cell office:value-type="string">
            <text:p>{Банка с крышкой ELIPS со стикером \ 80393 SL/St \ 1000мл \ }</text:p>
          </table:table-cell>
          <table:table-cell office:value-type="string">
            <text:p>РПМ-000270</text:p>
          </table:table-cell>
          <table:table-cell office:value-type="float" office:value="54">
            <text:p>54</text:p>
          </table:table-cell>
          <table:table-cell office:value-type="date" office:date-value="2023-03-30">
            <text:p>30.03.23</text:p>
          </table:table-cell>
          <table:table-cell office:value-type="float" office:value="1570">
            <text:p>1570</text:p>
          </table:table-cell>
          <table:table-cell office:value-type="date" office:date-value="2023-04-05">
            <text:p>05.04.23</text:p>
          </table:table-cell>
          <table:table-cell office:value-type="string">
            <text:p>Стеклопласт</text:p>
          </table:table-cell>
          <table:table-cell office:value-type="string">
            <text:p>ELIPS" банка с крышкой 1000мл. SL со стикером 80393 SL/St</text:p>
          </table:table-cell>
          <table:table-cell table:number-columns-repeated="2"/>
          <table:table-cell office:value-type="string">
            <text:p>K0024298</text:p>
          </table:table-cell>
          <table:table-cell table:formula="of:=[.K183]/[.H183]" office:value-type="percentage" office:value="1.8031231127599">
            <text:p>180%</text:p>
          </table:table-cell>
          <table:table-cell table:number-columns-repeated="3"/>
          <table:table-cell table:formula="of:=([.AC183]-[.G183])*[.H183]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>
            <text:p>ELIPS" банка с крышкой 1000мл. SL со стикером 80393 SL/St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/>
          <table:table-cell office:value-type="string">
            <text:p>ООО "Посуда Мира"</text:p>
          </table:table-cell>
          <table:table-cell office:value-type="string">
            <text:p>8693357518858</text:p>
          </table:table-cell>
          <table:table-cell table:number-columns-repeated="2"/>
          <table:table-cell office:value-type="string">
            <text:p>РПМ-000270</text:p>
          </table:table-cell>
          <table:table-cell table:number-columns-repeated="2"/>
          <table:table-cell table:style-name="ce5" office:value-type="float" office:value="209">
            <text:p>209,00 ₽</text:p>
          </table:table-cell>
          <table:table-cell table:style-name="ce5" office:value-type="float" office:value="115.91">
            <text:p>115,91 ₽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/>
          <table:table-cell table:formula="of:=[.AZ183]-[.AC183]" office:value-type="float" office:value="0">
            <text:p>0</text:p>
          </table:table-cell>
          <table:table-cell table:number-columns-repeated="2" office:value-type="float" office:value="6">
            <text:p>6</text:p>
          </table:table-cell>
          <table:table-cell office:value-type="string">
            <text:p>Банка с крышкой ELIPS со стикером</text:p>
          </table:table-cell>
          <table:table-cell office:value-type="float" office:value="82581">
            <text:p>82581</text:p>
          </table:table-cell>
          <table:table-cell table:formula="of:=[.BC183]-[.L183]" office:value-type="float" office:value="0">
            <text:p>0</text:p>
          </table:table-cell>
          <table:table-cell office:value-type="float" office:value="115.91">
            <text:p>115,91</text:p>
          </table:table-cell>
          <table:table-cell table:formula="of:=[.BE183]/[.H183]" office:value-type="float" office:value="1">
            <text:p>1,00 ₽</text:p>
          </table:table-cell>
          <table:table-cell office:value-type="string">
            <text:p>K0024298</text:p>
          </table:table-cell>
          <table:table-cell office:value-type="float" office:value="6">
            <text:p>6</text:p>
          </table:table-cell>
          <table:table-cell office:value-type="float" office:value="115.91">
            <text:p>115,91</text:p>
          </table:table-cell>
          <table:table-cell office:value-type="float" office:value="695.46">
            <text:p>695,46</text:p>
          </table:table-cell>
          <table:table-cell office:value-type="string">
            <text:p>Пашабахча</text:p>
          </table:table-cell>
          <table:table-cell office:value-type="float" office:value="209">
            <text:p>209</text:p>
          </table:table-cell>
          <table:table-cell office:value-type="float" office:value="82581">
            <text:p>82581</text:p>
          </table:table-cell>
          <table:table-cell office:value-type="string">
            <text:p>{Банка с крышкой ELIPS со стикером \ 80393 SL/St \ 1000мл \ }</text:p>
          </table:table-cell>
          <table:table-cell office:value-type="string">
            <text:p>РПМ-000514</text:p>
          </table:table-cell>
          <table:table-cell office:value-type="float" office:value="108">
            <text:p>108</text:p>
          </table:table-cell>
          <table:table-cell office:value-type="float" office:value="44812">
            <text:p>44812</text:p>
          </table:table-cell>
          <table:table-cell/>
          <table:table-cell table:number-columns-repeated="2" office:value-type="float" office:value="6">
            <text:p>6</text:p>
          </table:table-cell>
          <table:table-cell office:value-type="string">
            <text:p>Банка с крышкой ELIPS со стикером</text:p>
          </table:table-cell>
          <table:table-cell office:value-type="float" office:value="82581">
            <text:p>82581</text:p>
          </table:table-cell>
          <table:table-cell office:value-type="float" office:value="115.91">
            <text:p>115,91</text:p>
          </table:table-cell>
          <table:table-cell office:value-type="string">
            <text:p>K0024298</text:p>
          </table:table-cell>
          <table:table-cell office:value-type="float" office:value="6">
            <text:p>6</text:p>
          </table:table-cell>
          <table:table-cell office:value-type="float" office:value="115.91">
            <text:p>115,91</text:p>
          </table:table-cell>
          <table:table-cell office:value-type="float" office:value="695.46">
            <text:p>695,46</text:p>
          </table:table-cell>
          <table:table-cell office:value-type="string">
            <text:p>Пашабахча</text:p>
          </table:table-cell>
          <table:table-cell office:value-type="float" office:value="209">
            <text:p>209</text:p>
          </table:table-cell>
          <table:table-cell office:value-type="float" office:value="82581">
            <text:p>82581</text:p>
          </table:table-cell>
          <table:table-cell office:value-type="string">
            <text:p>{Банка с крышкой ELIPS со стикером \ 80393 SL/St \ 1000мл \ }</text:p>
          </table:table-cell>
          <table:table-cell office:value-type="string">
            <text:p>РПМ-000514</text:p>
          </table:table-cell>
          <table:table-cell office:value-type="float" office:value="108">
            <text:p>108</text:p>
          </table:table-cell>
          <table:table-cell office:value-type="float" office:value="44812">
            <text:p>44812</text:p>
          </table:table-cell>
          <table:table-cell table:number-columns-repeated="2"/>
          <table:table-cell table:number-columns-repeated="2" office:value-type="float" office:value="6">
            <text:p>6</text:p>
          </table:table-cell>
          <table:table-cell office:value-type="string">
            <text:p>Банка с крышкой ELIPS со стикером</text:p>
          </table:table-cell>
          <table:table-cell office:value-type="float" office:value="82581">
            <text:p>82581</text:p>
          </table:table-cell>
          <table:table-cell office:value-type="float" office:value="115.91">
            <text:p>115,91</text:p>
          </table:table-cell>
          <table:table-cell office:value-type="string">
            <text:p>K0024298</text:p>
          </table:table-cell>
          <table:table-cell office:value-type="float" office:value="6">
            <text:p>6</text:p>
          </table:table-cell>
          <table:table-cell office:value-type="float" office:value="115.91">
            <text:p>115,91</text:p>
          </table:table-cell>
          <table:table-cell office:value-type="float" office:value="695.46">
            <text:p>695,46</text:p>
          </table:table-cell>
          <table:table-cell office:value-type="string">
            <text:p>Пашабахча</text:p>
          </table:table-cell>
          <table:table-cell office:value-type="float" office:value="209">
            <text:p>209</text:p>
          </table:table-cell>
          <table:table-cell office:value-type="float" office:value="82581">
            <text:p>82581</text:p>
          </table:table-cell>
          <table:table-cell office:value-type="string">
            <text:p>{Банка с крышкой ELIPS со стикером \ 80393 SL/St \ 1000мл \ }</text:p>
          </table:table-cell>
          <table:table-cell office:value-type="string">
            <text:p>РПМ-000514</text:p>
          </table:table-cell>
          <table:table-cell office:value-type="float" office:value="108">
            <text:p>108</text:p>
          </table:table-cell>
          <table:table-cell office:value-type="float" office:value="44812">
            <text:p>44812</text:p>
          </table:table-cell>
          <table:table-cell/>
          <table:table-cell table:formula="of:=[.CK183]-[.AZ183]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82581">
            <text:p>82581</text:p>
          </table:table-cell>
          <table:table-cell table:formula="of:=[.DH183]-[.L183]" office:value-type="float" office:value="0">
            <text:p>0</text:p>
          </table:table-cell>
        </table:table-row>
        <table:table-row table:style-name="ro1">
          <table:table-cell office:value-type="string">
            <text:p>Стопка 50мл</text:p>
          </table:table-cell>
          <table:table-cell office:value-type="string">
            <text:p>20с2202</text:p>
          </table:table-cell>
          <table:table-cell office:value-type="string">
            <text:p>Отражение</text:p>
          </table:table-cell>
          <table:table-cell table:number-columns-repeated="3"/>
          <table:table-cell office:value-type="float" office:value="96">
            <text:p>96</text:p>
          </table:table-cell>
          <table:table-cell office:value-type="float" office:value="7.1">
            <text:p>7,10 ₽</text:p>
          </table:table-cell>
          <table:table-cell office:value-type="float" office:value="681.6">
            <text:p><text:s/>681,60 ₽ </text:p>
          </table:table-cell>
          <table:table-cell/>
          <table:table-cell table:style-name="ce5" office:value-type="float" office:value="13">
            <text:p>13,00 ₽</text:p>
          </table:table-cell>
          <table:table-cell office:value-type="float" office:value="83033">
            <text:p>83033</text:p>
          </table:table-cell>
          <table:table-cell office:value-type="string">
            <text:p>{Стопка 50мл \ 20с2202 \ Отражение \ }</text:p>
          </table:table-cell>
          <table:table-cell office:value-type="string">
            <text:p>РПМ-000270</text:p>
          </table:table-cell>
          <table:table-cell office:value-type="float" office:value="182">
            <text:p>182</text:p>
          </table:table-cell>
          <table:table-cell office:value-type="date" office:date-value="2023-03-30">
            <text:p>30.03.23</text:p>
          </table:table-cell>
          <table:table-cell office:value-type="float" office:value="1570">
            <text:p>1570</text:p>
          </table:table-cell>
          <table:table-cell office:value-type="date" office:date-value="2023-04-05">
            <text:p>05.04.23</text:p>
          </table:table-cell>
          <table:table-cell office:value-type="string">
            <text:p>Стеклопласт</text:p>
          </table:table-cell>
          <table:table-cell office:value-type="string">
            <text:p>Отражение" стопка 50 мл 20с2202</text:p>
          </table:table-cell>
          <table:table-cell table:number-columns-repeated="2"/>
          <table:table-cell office:value-type="string">
            <text:p>K0024012</text:p>
          </table:table-cell>
          <table:table-cell table:formula="of:=[.K184]/[.H184]" office:value-type="percentage" office:value="1.83098591549296">
            <text:p>183%</text:p>
          </table:table-cell>
          <table:table-cell table:number-columns-repeated="3"/>
          <table:table-cell table:formula="of:=([.AC184]-[.G184])*[.H184]" office:value-type="float" office:value="0">
            <text:p>0</text:p>
          </table:table-cell>
          <table:table-cell office:value-type="float" office:value="96">
            <text:p>96</text:p>
          </table:table-cell>
          <table:table-cell office:value-type="string">
            <text:p>Отражение" стопка 50 мл 20с2202</text:p>
          </table:table-cell>
          <table:table-cell office:value-type="float" office:value="96">
            <text:p>96</text:p>
          </table:table-cell>
          <table:table-cell office:value-type="float" office:value="0">
            <text:p>0</text:p>
          </table:table-cell>
          <table:table-cell/>
          <table:table-cell office:value-type="string">
            <text:p>ООО "Посуда Мира"</text:p>
          </table:table-cell>
          <table:table-cell office:value-type="string">
            <text:p>4690509044436</text:p>
          </table:table-cell>
          <table:table-cell table:number-columns-repeated="2"/>
          <table:table-cell office:value-type="string">
            <text:p>РПМ-000270</text:p>
          </table:table-cell>
          <table:table-cell table:number-columns-repeated="2"/>
          <table:table-cell table:style-name="ce5" office:value-type="float" office:value="13">
            <text:p>13,00 ₽</text:p>
          </table:table-cell>
          <table:table-cell table:style-name="ce5" office:value-type="float" office:value="7.1">
            <text:p>7,10 ₽</text:p>
          </table:table-cell>
          <table:table-cell table:number-columns-repeated="3" office:value-type="float" office:value="0">
            <text:p>0</text:p>
          </table:table-cell>
          <table:table-cell office:value-type="float" office:value="96">
            <text:p>96</text:p>
          </table:table-cell>
          <table:table-cell table:number-columns-repeated="4"/>
          <table:table-cell table:formula="of:=[.AZ184]-[.AC184]" office:value-type="float" office:value="0">
            <text:p>0</text:p>
          </table:table-cell>
          <table:table-cell table:number-columns-repeated="2" office:value-type="float" office:value="96">
            <text:p>96</text:p>
          </table:table-cell>
          <table:table-cell office:value-type="string">
            <text:p>Стопка 50мл</text:p>
          </table:table-cell>
          <table:table-cell office:value-type="float" office:value="83033">
            <text:p>83033</text:p>
          </table:table-cell>
          <table:table-cell table:formula="of:=[.BC184]-[.L184]" office:value-type="float" office:value="0">
            <text:p>0</text:p>
          </table:table-cell>
          <table:table-cell office:value-type="float" office:value="7.1">
            <text:p>7,1</text:p>
          </table:table-cell>
          <table:table-cell table:formula="of:=[.BE184]/[.H184]" office:value-type="float" office:value="1">
            <text:p>1,00 ₽</text:p>
          </table:table-cell>
          <table:table-cell office:value-type="string">
            <text:p>K0024012</text:p>
          </table:table-cell>
          <table:table-cell office:value-type="float" office:value="192">
            <text:p>192</text:p>
          </table:table-cell>
          <table:table-cell office:value-type="float" office:value="7.1">
            <text:p>7,1</text:p>
          </table:table-cell>
          <table:table-cell office:value-type="float" office:value="1363.2">
            <text:p>1363,2</text:p>
          </table:table-cell>
          <table:table-cell office:value-type="string">
            <text:p>ОСЗ</text:p>
          </table:table-cell>
          <table:table-cell office:value-type="float" office:value="13">
            <text:p>13</text:p>
          </table:table-cell>
          <table:table-cell office:value-type="float" office:value="83033">
            <text:p>83033</text:p>
          </table:table-cell>
          <table:table-cell office:value-type="string">
            <text:p>{Стопка 50мл \ 20с2202 \ Отражение \ }</text:p>
          </table:table-cell>
          <table:table-cell office:value-type="string">
            <text:p>РПМ-000729</text:p>
          </table:table-cell>
          <table:table-cell office:value-type="float" office:value="25">
            <text:p>25</text:p>
          </table:table-cell>
          <table:table-cell office:value-type="float" office:value="44897">
            <text:p>44897</text:p>
          </table:table-cell>
          <table:table-cell/>
          <table:table-cell table:number-columns-repeated="2" office:value-type="float" office:value="96">
            <text:p>96</text:p>
          </table:table-cell>
          <table:table-cell office:value-type="string">
            <text:p>Стопка 50мл</text:p>
          </table:table-cell>
          <table:table-cell office:value-type="float" office:value="83033">
            <text:p>83033</text:p>
          </table:table-cell>
          <table:table-cell office:value-type="float" office:value="7.1">
            <text:p>7,1</text:p>
          </table:table-cell>
          <table:table-cell office:value-type="string">
            <text:p>K0024012</text:p>
          </table:table-cell>
          <table:table-cell office:value-type="float" office:value="192">
            <text:p>192</text:p>
          </table:table-cell>
          <table:table-cell office:value-type="float" office:value="7.1">
            <text:p>7,1</text:p>
          </table:table-cell>
          <table:table-cell office:value-type="float" office:value="1363.2">
            <text:p>1363,2</text:p>
          </table:table-cell>
          <table:table-cell office:value-type="string">
            <text:p>ОСЗ</text:p>
          </table:table-cell>
          <table:table-cell office:value-type="float" office:value="13">
            <text:p>13</text:p>
          </table:table-cell>
          <table:table-cell office:value-type="float" office:value="83033">
            <text:p>83033</text:p>
          </table:table-cell>
          <table:table-cell office:value-type="string">
            <text:p>{Стопка 50мл \ 20с2202 \ Отражение \ }</text:p>
          </table:table-cell>
          <table:table-cell office:value-type="string">
            <text:p>РПМ-000729</text:p>
          </table:table-cell>
          <table:table-cell office:value-type="float" office:value="25">
            <text:p>25</text:p>
          </table:table-cell>
          <table:table-cell office:value-type="float" office:value="44897">
            <text:p>44897</text:p>
          </table:table-cell>
          <table:table-cell table:number-columns-repeated="2"/>
          <table:table-cell table:number-columns-repeated="2" office:value-type="float" office:value="96">
            <text:p>96</text:p>
          </table:table-cell>
          <table:table-cell office:value-type="string">
            <text:p>Стопка 50мл</text:p>
          </table:table-cell>
          <table:table-cell office:value-type="float" office:value="83033">
            <text:p>83033</text:p>
          </table:table-cell>
          <table:table-cell office:value-type="float" office:value="7.1">
            <text:p>7,1</text:p>
          </table:table-cell>
          <table:table-cell office:value-type="string">
            <text:p>K0024012</text:p>
          </table:table-cell>
          <table:table-cell office:value-type="float" office:value="192">
            <text:p>192</text:p>
          </table:table-cell>
          <table:table-cell office:value-type="float" office:value="7.1">
            <text:p>7,1</text:p>
          </table:table-cell>
          <table:table-cell office:value-type="float" office:value="1363.2">
            <text:p>1363,2</text:p>
          </table:table-cell>
          <table:table-cell office:value-type="string">
            <text:p>ОСЗ</text:p>
          </table:table-cell>
          <table:table-cell office:value-type="float" office:value="13">
            <text:p>13</text:p>
          </table:table-cell>
          <table:table-cell office:value-type="float" office:value="83033">
            <text:p>83033</text:p>
          </table:table-cell>
          <table:table-cell office:value-type="string">
            <text:p>{Стопка 50мл \ 20с2202 \ Отражение \ }</text:p>
          </table:table-cell>
          <table:table-cell office:value-type="string">
            <text:p>РПМ-000729</text:p>
          </table:table-cell>
          <table:table-cell office:value-type="float" office:value="25">
            <text:p>25</text:p>
          </table:table-cell>
          <table:table-cell office:value-type="float" office:value="44897">
            <text:p>44897</text:p>
          </table:table-cell>
          <table:table-cell/>
          <table:table-cell table:formula="of:=[.CK184]-[.AZ184]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office:value-type="float" office:value="96">
            <text:p>96</text:p>
          </table:table-cell>
          <table:table-cell/>
          <table:table-cell office:value-type="float" office:value="83033">
            <text:p>83033</text:p>
          </table:table-cell>
          <table:table-cell table:formula="of:=[.DH184]-[.L184]" office:value-type="float" office:value="0">
            <text:p>0</text:p>
          </table:table-cell>
        </table:table-row>
        <table:table-row table:style-name="ro1">
          <table:table-cell office:value-type="string">
            <text:p>Набор 6-ти бокалов для вина 225мл</text:p>
          </table:table-cell>
          <table:table-cell office:value-type="string">
            <text:p>440412</text:p>
          </table:table-cell>
          <table:table-cell office:value-type="string">
            <text:p>Resto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265.61">
            <text:p>265,61 ₽</text:p>
          </table:table-cell>
          <table:table-cell office:value-type="float" office:value="1062.44">
            <text:p><text:s/>1 062,44 ₽ </text:p>
          </table:table-cell>
          <table:table-cell/>
          <table:table-cell table:style-name="ce5" office:value-type="float" office:value="478">
            <text:p>478,00 ₽</text:p>
          </table:table-cell>
          <table:table-cell office:value-type="float" office:value="83042">
            <text:p>83042</text:p>
          </table:table-cell>
          <table:table-cell office:value-type="string">
            <text:p>{Набор 6-ти бокалов для вина 225мл \ 440412 \ Resto \ }</text:p>
          </table:table-cell>
          <table:table-cell office:value-type="string">
            <text:p>РПМ-000270</text:p>
          </table:table-cell>
          <table:table-cell office:value-type="float" office:value="115">
            <text:p>115</text:p>
          </table:table-cell>
          <table:table-cell office:value-type="date" office:date-value="2023-03-30">
            <text:p>30.03.23</text:p>
          </table:table-cell>
          <table:table-cell office:value-type="float" office:value="1570">
            <text:p>1570</text:p>
          </table:table-cell>
          <table:table-cell office:value-type="date" office:date-value="2023-04-05">
            <text:p>05.04.23</text:p>
          </table:table-cell>
          <table:table-cell office:value-type="string">
            <text:p>Стеклопласт</text:p>
          </table:table-cell>
          <table:table-cell office:value-type="string">
            <text:p>Resto" набор 6-ти бокалов для вина 225мл 440412</text:p>
          </table:table-cell>
          <table:table-cell table:number-columns-repeated="2"/>
          <table:table-cell office:value-type="string">
            <text:p>K0025353</text:p>
          </table:table-cell>
          <table:table-cell table:formula="of:=[.K185]/[.H185]" office:value-type="percentage" office:value="1.79963103798803">
            <text:p>180%</text:p>
          </table:table-cell>
          <table:table-cell table:number-columns-repeated="3"/>
          <table:table-cell table:formula="of:=([.AC185]-[.G185])*[.H185]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Resto" набор 6-ти бокалов для вина 225мл 440412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ООО "Посуда Мира"</text:p>
          </table:table-cell>
          <table:table-cell office:value-type="string">
            <text:p>8693357564169</text:p>
          </table:table-cell>
          <table:table-cell table:number-columns-repeated="2"/>
          <table:table-cell office:value-type="string">
            <text:p>РПМ-000270</text:p>
          </table:table-cell>
          <table:table-cell table:number-columns-repeated="2"/>
          <table:table-cell table:style-name="ce5" office:value-type="float" office:value="478">
            <text:p>478,00 ₽</text:p>
          </table:table-cell>
          <table:table-cell table:style-name="ce5" office:value-type="float" office:value="265.61">
            <text:p>265,61 ₽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table:number-columns-repeated="4"/>
          <table:table-cell table:formula="of:=[.AZ185]-[.AC185]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Набор 6-ти бокалов для вина 225мл</text:p>
          </table:table-cell>
          <table:table-cell office:value-type="float" office:value="83042">
            <text:p>83042</text:p>
          </table:table-cell>
          <table:table-cell table:formula="of:=[.BC185]-[.L185]" office:value-type="float" office:value="0">
            <text:p>0</text:p>
          </table:table-cell>
          <table:table-cell office:value-type="float" office:value="265.61">
            <text:p>265,61</text:p>
          </table:table-cell>
          <table:table-cell table:formula="of:=[.BE185]/[.H185]" office:value-type="float" office:value="1">
            <text:p>1,00 ₽</text:p>
          </table:table-cell>
          <table:table-cell office:value-type="string">
            <text:p>K0025353</text:p>
          </table:table-cell>
          <table:table-cell office:value-type="float" office:value="4">
            <text:p>4</text:p>
          </table:table-cell>
          <table:table-cell office:value-type="float" office:value="265.61">
            <text:p>265,61</text:p>
          </table:table-cell>
          <table:table-cell office:value-type="float" office:value="1062.44">
            <text:p>1062,44</text:p>
          </table:table-cell>
          <table:table-cell office:value-type="string">
            <text:p>Пашабахча</text:p>
          </table:table-cell>
          <table:table-cell office:value-type="float" office:value="478">
            <text:p>478</text:p>
          </table:table-cell>
          <table:table-cell office:value-type="float" office:value="83042">
            <text:p>83042</text:p>
          </table:table-cell>
          <table:table-cell office:value-type="string">
            <text:p>{Набор 6-ти бокалов для вина 225мл \ 440412 \ Resto \ }</text:p>
          </table:table-cell>
          <table:table-cell office:value-type="string">
            <text:p>РПМ-000729</text:p>
          </table:table-cell>
          <table:table-cell office:value-type="float" office:value="115">
            <text:p>115</text:p>
          </table:table-cell>
          <table:table-cell office:value-type="float" office:value="44897">
            <text:p>44897</text:p>
          </table:table-cell>
          <table:table-cell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Набор 6-ти бокалов для вина 225мл</text:p>
          </table:table-cell>
          <table:table-cell office:value-type="float" office:value="83042">
            <text:p>83042</text:p>
          </table:table-cell>
          <table:table-cell office:value-type="float" office:value="265.61">
            <text:p>265,61</text:p>
          </table:table-cell>
          <table:table-cell office:value-type="string">
            <text:p>K0025353</text:p>
          </table:table-cell>
          <table:table-cell office:value-type="float" office:value="4">
            <text:p>4</text:p>
          </table:table-cell>
          <table:table-cell office:value-type="float" office:value="265.61">
            <text:p>265,61</text:p>
          </table:table-cell>
          <table:table-cell office:value-type="float" office:value="1062.44">
            <text:p>1062,44</text:p>
          </table:table-cell>
          <table:table-cell office:value-type="string">
            <text:p>Пашабахча</text:p>
          </table:table-cell>
          <table:table-cell office:value-type="float" office:value="478">
            <text:p>478</text:p>
          </table:table-cell>
          <table:table-cell office:value-type="float" office:value="83042">
            <text:p>83042</text:p>
          </table:table-cell>
          <table:table-cell office:value-type="string">
            <text:p>{Набор 6-ти бокалов для вина 225мл \ 440412 \ Resto \ }</text:p>
          </table:table-cell>
          <table:table-cell office:value-type="string">
            <text:p>РПМ-000729</text:p>
          </table:table-cell>
          <table:table-cell office:value-type="float" office:value="115">
            <text:p>115</text:p>
          </table:table-cell>
          <table:table-cell office:value-type="float" office:value="44897">
            <text:p>44897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Набор 6-ти бокалов для вина 225мл</text:p>
          </table:table-cell>
          <table:table-cell office:value-type="float" office:value="83042">
            <text:p>83042</text:p>
          </table:table-cell>
          <table:table-cell office:value-type="float" office:value="265.61">
            <text:p>265,61</text:p>
          </table:table-cell>
          <table:table-cell office:value-type="string">
            <text:p>K0025353</text:p>
          </table:table-cell>
          <table:table-cell office:value-type="float" office:value="4">
            <text:p>4</text:p>
          </table:table-cell>
          <table:table-cell office:value-type="float" office:value="265.61">
            <text:p>265,61</text:p>
          </table:table-cell>
          <table:table-cell office:value-type="float" office:value="1062.44">
            <text:p>1062,44</text:p>
          </table:table-cell>
          <table:table-cell office:value-type="string">
            <text:p>Пашабахча</text:p>
          </table:table-cell>
          <table:table-cell office:value-type="float" office:value="478">
            <text:p>478</text:p>
          </table:table-cell>
          <table:table-cell office:value-type="float" office:value="83042">
            <text:p>83042</text:p>
          </table:table-cell>
          <table:table-cell office:value-type="string">
            <text:p>{Набор 6-ти бокалов для вина 225мл \ 440412 \ Resto \ }</text:p>
          </table:table-cell>
          <table:table-cell office:value-type="string">
            <text:p>РПМ-000729</text:p>
          </table:table-cell>
          <table:table-cell office:value-type="float" office:value="115">
            <text:p>115</text:p>
          </table:table-cell>
          <table:table-cell office:value-type="float" office:value="44897">
            <text:p>44897</text:p>
          </table:table-cell>
          <table:table-cell/>
          <table:table-cell table:formula="of:=[.CK185]-[.AZ185]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83042">
            <text:p>83042</text:p>
          </table:table-cell>
          <table:table-cell table:formula="of:=[.DH185]-[.L185]" office:value-type="float" office:value="0">
            <text:p>0</text:p>
          </table:table-cell>
        </table:table-row>
        <table:table-row table:style-name="ro1">
          <table:table-cell office:value-type="string">
            <text:p>Банка с крышкой 1130мл со стикером</text:p>
          </table:table-cell>
          <table:table-cell office:value-type="string">
            <text:p>96761 D 41548 SL</text:p>
          </table:table-cell>
          <table:table-cell office:value-type="string">
            <text:p>Leaves</text:p>
          </table:table-cell>
          <table:table-cell table:number-columns-repeated="3"/>
          <table:table-cell office:value-type="float" office:value="6">
            <text:p>6</text:p>
          </table:table-cell>
          <table:table-cell office:value-type="float" office:value="116.53">
            <text:p>116,53 ₽</text:p>
          </table:table-cell>
          <table:table-cell office:value-type="float" office:value="699.18">
            <text:p><text:s/>699,18 ₽ </text:p>
          </table:table-cell>
          <table:table-cell/>
          <table:table-cell table:style-name="ce5" office:value-type="float" office:value="210">
            <text:p>210,00 ₽</text:p>
          </table:table-cell>
          <table:table-cell office:value-type="float" office:value="83046">
            <text:p>83046</text:p>
          </table:table-cell>
          <table:table-cell office:value-type="string">
            <text:p>{Банка с крышкой 1130мл со стикером \ 96761 D 41548 SL \ Leaves \ }</text:p>
          </table:table-cell>
          <table:table-cell office:value-type="string">
            <text:p>РПМ-000270</text:p>
          </table:table-cell>
          <table:table-cell office:value-type="float" office:value="93">
            <text:p>93</text:p>
          </table:table-cell>
          <table:table-cell office:value-type="date" office:date-value="2023-03-30">
            <text:p>30.03.23</text:p>
          </table:table-cell>
          <table:table-cell office:value-type="float" office:value="1570">
            <text:p>1570</text:p>
          </table:table-cell>
          <table:table-cell office:value-type="date" office:date-value="2023-04-05">
            <text:p>05.04.23</text:p>
          </table:table-cell>
          <table:table-cell office:value-type="string">
            <text:p>Стеклопласт</text:p>
          </table:table-cell>
          <table:table-cell office:value-type="string">
            <text:p>Leaves" банка с крышкой 1130мл 3 цв. D 41548 SL со стикером 96761 D 41548 SL</text:p>
          </table:table-cell>
          <table:table-cell table:number-columns-repeated="2"/>
          <table:table-cell office:value-type="string">
            <text:p>K0025144</text:p>
          </table:table-cell>
          <table:table-cell table:formula="of:=[.K186]/[.H186]" office:value-type="percentage" office:value="1.80211104436626">
            <text:p>180%</text:p>
          </table:table-cell>
          <table:table-cell table:number-columns-repeated="3"/>
          <table:table-cell table:formula="of:=([.AC186]-[.G186])*[.H186]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>
            <text:p>Leaves" банка с крышкой 1130мл 3 цв. D 41548 SL со стикером 96761 D 41548 SL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/>
          <table:table-cell office:value-type="string">
            <text:p>ООО "Посуда Мира"</text:p>
          </table:table-cell>
          <table:table-cell office:value-type="string">
            <text:p>8693357517127</text:p>
          </table:table-cell>
          <table:table-cell table:number-columns-repeated="2"/>
          <table:table-cell office:value-type="string">
            <text:p>РПМ-000270</text:p>
          </table:table-cell>
          <table:table-cell table:number-columns-repeated="2"/>
          <table:table-cell table:style-name="ce5" office:value-type="float" office:value="210">
            <text:p>210,00 ₽</text:p>
          </table:table-cell>
          <table:table-cell table:style-name="ce5" office:value-type="float" office:value="116.53">
            <text:p>116,53 ₽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/>
          <table:table-cell table:formula="of:=[.AZ186]-[.AC186]" office:value-type="float" office:value="0">
            <text:p>0</text:p>
          </table:table-cell>
          <table:table-cell table:number-columns-repeated="2" office:value-type="float" office:value="6">
            <text:p>6</text:p>
          </table:table-cell>
          <table:table-cell office:value-type="string">
            <text:p>Банка с крышкой 1130мл со стикером</text:p>
          </table:table-cell>
          <table:table-cell office:value-type="float" office:value="83046">
            <text:p>83046</text:p>
          </table:table-cell>
          <table:table-cell table:formula="of:=[.BC186]-[.L186]" office:value-type="float" office:value="0">
            <text:p>0</text:p>
          </table:table-cell>
          <table:table-cell office:value-type="float" office:value="116.53">
            <text:p>116,53</text:p>
          </table:table-cell>
          <table:table-cell table:formula="of:=[.BE186]/[.H186]" office:value-type="float" office:value="1">
            <text:p>1,00 ₽</text:p>
          </table:table-cell>
          <table:table-cell office:value-type="string">
            <text:p>K0025144</text:p>
          </table:table-cell>
          <table:table-cell office:value-type="float" office:value="6">
            <text:p>6</text:p>
          </table:table-cell>
          <table:table-cell office:value-type="float" office:value="116.53">
            <text:p>116,53</text:p>
          </table:table-cell>
          <table:table-cell office:value-type="float" office:value="699.18">
            <text:p>699,18</text:p>
          </table:table-cell>
          <table:table-cell office:value-type="string">
            <text:p>Пашабахча</text:p>
          </table:table-cell>
          <table:table-cell office:value-type="float" office:value="210">
            <text:p>210</text:p>
          </table:table-cell>
          <table:table-cell office:value-type="float" office:value="83046">
            <text:p>83046</text:p>
          </table:table-cell>
          <table:table-cell office:value-type="string">
            <text:p>{Банка с крышкой 1130мл со стикером \ 96761 D 41548 SL \ Leaves \ }</text:p>
          </table:table-cell>
          <table:table-cell office:value-type="string">
            <text:p>РПМ-000729</text:p>
          </table:table-cell>
          <table:table-cell office:value-type="float" office:value="198">
            <text:p>198</text:p>
          </table:table-cell>
          <table:table-cell office:value-type="float" office:value="44897">
            <text:p>44897</text:p>
          </table:table-cell>
          <table:table-cell/>
          <table:table-cell table:number-columns-repeated="2" office:value-type="float" office:value="6">
            <text:p>6</text:p>
          </table:table-cell>
          <table:table-cell office:value-type="string">
            <text:p>Банка с крышкой 1130мл со стикером</text:p>
          </table:table-cell>
          <table:table-cell office:value-type="float" office:value="83046">
            <text:p>83046</text:p>
          </table:table-cell>
          <table:table-cell office:value-type="float" office:value="116.53">
            <text:p>116,53</text:p>
          </table:table-cell>
          <table:table-cell office:value-type="string">
            <text:p>K0025144</text:p>
          </table:table-cell>
          <table:table-cell office:value-type="float" office:value="6">
            <text:p>6</text:p>
          </table:table-cell>
          <table:table-cell office:value-type="float" office:value="116.53">
            <text:p>116,53</text:p>
          </table:table-cell>
          <table:table-cell office:value-type="float" office:value="699.18">
            <text:p>699,18</text:p>
          </table:table-cell>
          <table:table-cell office:value-type="string">
            <text:p>Пашабахча</text:p>
          </table:table-cell>
          <table:table-cell office:value-type="float" office:value="210">
            <text:p>210</text:p>
          </table:table-cell>
          <table:table-cell office:value-type="float" office:value="83046">
            <text:p>83046</text:p>
          </table:table-cell>
          <table:table-cell office:value-type="string">
            <text:p>{Банка с крышкой 1130мл со стикером \ 96761 D 41548 SL \ Leaves \ }</text:p>
          </table:table-cell>
          <table:table-cell office:value-type="string">
            <text:p>РПМ-000729</text:p>
          </table:table-cell>
          <table:table-cell office:value-type="float" office:value="198">
            <text:p>198</text:p>
          </table:table-cell>
          <table:table-cell office:value-type="float" office:value="44897">
            <text:p>44897</text:p>
          </table:table-cell>
          <table:table-cell table:number-columns-repeated="2"/>
          <table:table-cell table:number-columns-repeated="2" office:value-type="float" office:value="6">
            <text:p>6</text:p>
          </table:table-cell>
          <table:table-cell office:value-type="string">
            <text:p>Банка с крышкой 1130мл со стикером</text:p>
          </table:table-cell>
          <table:table-cell office:value-type="float" office:value="83046">
            <text:p>83046</text:p>
          </table:table-cell>
          <table:table-cell office:value-type="float" office:value="116.53">
            <text:p>116,53</text:p>
          </table:table-cell>
          <table:table-cell office:value-type="string">
            <text:p>K0025144</text:p>
          </table:table-cell>
          <table:table-cell office:value-type="float" office:value="6">
            <text:p>6</text:p>
          </table:table-cell>
          <table:table-cell office:value-type="float" office:value="116.53">
            <text:p>116,53</text:p>
          </table:table-cell>
          <table:table-cell office:value-type="float" office:value="699.18">
            <text:p>699,18</text:p>
          </table:table-cell>
          <table:table-cell office:value-type="string">
            <text:p>Пашабахча</text:p>
          </table:table-cell>
          <table:table-cell office:value-type="float" office:value="210">
            <text:p>210</text:p>
          </table:table-cell>
          <table:table-cell office:value-type="float" office:value="83046">
            <text:p>83046</text:p>
          </table:table-cell>
          <table:table-cell office:value-type="string">
            <text:p>{Банка с крышкой 1130мл со стикером \ 96761 D 41548 SL \ Leaves \ }</text:p>
          </table:table-cell>
          <table:table-cell office:value-type="string">
            <text:p>РПМ-000729</text:p>
          </table:table-cell>
          <table:table-cell office:value-type="float" office:value="198">
            <text:p>198</text:p>
          </table:table-cell>
          <table:table-cell office:value-type="float" office:value="44897">
            <text:p>44897</text:p>
          </table:table-cell>
          <table:table-cell/>
          <table:table-cell table:formula="of:=[.CK186]-[.AZ186]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83046">
            <text:p>83046</text:p>
          </table:table-cell>
          <table:table-cell table:formula="of:=[.DH186]-[.L186]" office:value-type="float" office:value="0">
            <text:p>0</text:p>
          </table:table-cell>
        </table:table-row>
        <table:table-row table:style-name="ro1">
          <table:table-cell office:value-type="string">
            <text:p>Набор 6-ти стаканов низких 300мл</text:p>
          </table:table-cell>
          <table:table-cell office:value-type="string">
            <text:p>P4184</text:p>
          </table:table-cell>
          <table:table-cell office:value-type="string">
            <text:p>Зальцбург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382.52">
            <text:p>382,52 ₽</text:p>
          </table:table-cell>
          <table:table-cell office:value-type="float" office:value="765.04">
            <text:p><text:s/>765,04 ₽ </text:p>
          </table:table-cell>
          <table:table-cell/>
          <table:table-cell table:style-name="ce5" office:value-type="float" office:value="689">
            <text:p>689,00 ₽</text:p>
          </table:table-cell>
          <table:table-cell office:value-type="float" office:value="83050">
            <text:p>83050</text:p>
          </table:table-cell>
          <table:table-cell office:value-type="string">
            <text:p>{Набор 6-ти стаканов низких 300мл \ P4184 \ Зальцбург \ }</text:p>
          </table:table-cell>
          <table:table-cell office:value-type="string">
            <text:p>РПМ-000270</text:p>
          </table:table-cell>
          <table:table-cell office:value-type="float" office:value="148">
            <text:p>148</text:p>
          </table:table-cell>
          <table:table-cell office:value-type="date" office:date-value="2023-03-30">
            <text:p>30.03.23</text:p>
          </table:table-cell>
          <table:table-cell office:value-type="float" office:value="1570">
            <text:p>1570</text:p>
          </table:table-cell>
          <table:table-cell office:value-type="date" office:date-value="2023-04-05">
            <text:p>05.04.23</text:p>
          </table:table-cell>
          <table:table-cell office:value-type="string">
            <text:p>Стеклопласт</text:p>
          </table:table-cell>
          <table:table-cell office:value-type="string">
            <text:p>Зальцбург" набор 6-ти стаканов низких 300мл P4184</text:p>
          </table:table-cell>
          <table:table-cell table:number-columns-repeated="2"/>
          <table:table-cell office:value-type="string">
            <text:p>K0025461</text:p>
          </table:table-cell>
          <table:table-cell table:formula="of:=[.K187]/[.H187]" office:value-type="percentage" office:value="1.80121300847015">
            <text:p>180%</text:p>
          </table:table-cell>
          <table:table-cell table:number-columns-repeated="3"/>
          <table:table-cell table:formula="of:=([.AC187]-[.G187])*[.H187]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Зальцбург" набор 6-ти стаканов низких 300мл P418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ООО "Посуда Мира"</text:p>
          </table:table-cell>
          <table:table-cell office:value-type="string">
            <text:p>4690509034857</text:p>
          </table:table-cell>
          <table:table-cell table:number-columns-repeated="2"/>
          <table:table-cell office:value-type="string">
            <text:p>РПМ-000270</text:p>
          </table:table-cell>
          <table:table-cell table:number-columns-repeated="2"/>
          <table:table-cell table:style-name="ce5" office:value-type="float" office:value="689">
            <text:p>689,00 ₽</text:p>
          </table:table-cell>
          <table:table-cell table:style-name="ce5" office:value-type="float" office:value="382.52">
            <text:p>382,52 ₽</text:p>
          </table:table-cell>
          <table:table-cell office:value-type="float" office:value="0.2">
            <text:p>0,2</text:p>
          </table:table-cell>
          <table:table-cell table:number-columns-repeated="3" office:value-type="float" office:value="0">
            <text:p>0</text:p>
          </table:table-cell>
          <table:table-cell table:number-columns-repeated="4"/>
          <table:table-cell table:formula="of:=[.AZ187]-[.AC187]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Набор 6-ти стаканов низких 300мл</text:p>
          </table:table-cell>
          <table:table-cell office:value-type="float" office:value="83050">
            <text:p>83050</text:p>
          </table:table-cell>
          <table:table-cell table:formula="of:=[.BC187]-[.L187]" office:value-type="float" office:value="0">
            <text:p>0</text:p>
          </table:table-cell>
          <table:table-cell office:value-type="float" office:value="382.52">
            <text:p>382,52</text:p>
          </table:table-cell>
          <table:table-cell table:formula="of:=[.BE187]/[.H187]" office:value-type="float" office:value="1">
            <text:p>1,00 ₽</text:p>
          </table:table-cell>
          <table:table-cell office:value-type="string">
            <text:p>K0025461</text:p>
          </table:table-cell>
          <table:table-cell office:value-type="float" office:value="2">
            <text:p>2</text:p>
          </table:table-cell>
          <table:table-cell office:value-type="float" office:value="382.52">
            <text:p>382,52</text:p>
          </table:table-cell>
          <table:table-cell office:value-type="float" office:value="765.04">
            <text:p>765,04</text:p>
          </table:table-cell>
          <table:table-cell office:value-type="string">
            <text:p>Стекло России</text:p>
          </table:table-cell>
          <table:table-cell office:value-type="float" office:value="689">
            <text:p>689</text:p>
          </table:table-cell>
          <table:table-cell office:value-type="float" office:value="83050">
            <text:p>83050</text:p>
          </table:table-cell>
          <table:table-cell office:value-type="string">
            <text:p>{Набор 6-ти стаканов низких 300мл \ P4184 \ Зальцбург \ }</text:p>
          </table:table-cell>
          <table:table-cell office:value-type="string">
            <text:p>РПМ-000729</text:p>
          </table:table-cell>
          <table:table-cell office:value-type="float" office:value="216">
            <text:p>216</text:p>
          </table:table-cell>
          <table:table-cell office:value-type="float" office:value="44897">
            <text:p>44897</text:p>
          </table:table-cell>
          <table:table-cell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Набор 6-ти стаканов низких 300мл</text:p>
          </table:table-cell>
          <table:table-cell office:value-type="float" office:value="83050">
            <text:p>83050</text:p>
          </table:table-cell>
          <table:table-cell office:value-type="float" office:value="382.52">
            <text:p>382,52</text:p>
          </table:table-cell>
          <table:table-cell office:value-type="string">
            <text:p>K0025461</text:p>
          </table:table-cell>
          <table:table-cell office:value-type="float" office:value="2">
            <text:p>2</text:p>
          </table:table-cell>
          <table:table-cell office:value-type="float" office:value="382.52">
            <text:p>382,52</text:p>
          </table:table-cell>
          <table:table-cell office:value-type="float" office:value="765.04">
            <text:p>765,04</text:p>
          </table:table-cell>
          <table:table-cell office:value-type="string">
            <text:p>Стекло России</text:p>
          </table:table-cell>
          <table:table-cell office:value-type="float" office:value="689">
            <text:p>689</text:p>
          </table:table-cell>
          <table:table-cell office:value-type="float" office:value="83050">
            <text:p>83050</text:p>
          </table:table-cell>
          <table:table-cell office:value-type="string">
            <text:p>{Набор 6-ти стаканов низких 300мл \ P4184 \ Зальцбург \ }</text:p>
          </table:table-cell>
          <table:table-cell office:value-type="string">
            <text:p>РПМ-000729</text:p>
          </table:table-cell>
          <table:table-cell office:value-type="float" office:value="216">
            <text:p>216</text:p>
          </table:table-cell>
          <table:table-cell office:value-type="float" office:value="44897">
            <text:p>44897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Набор 6-ти стаканов низких 300мл</text:p>
          </table:table-cell>
          <table:table-cell office:value-type="float" office:value="83050">
            <text:p>83050</text:p>
          </table:table-cell>
          <table:table-cell office:value-type="float" office:value="382.52">
            <text:p>382,52</text:p>
          </table:table-cell>
          <table:table-cell office:value-type="string">
            <text:p>K0025461</text:p>
          </table:table-cell>
          <table:table-cell office:value-type="float" office:value="2">
            <text:p>2</text:p>
          </table:table-cell>
          <table:table-cell office:value-type="float" office:value="382.52">
            <text:p>382,52</text:p>
          </table:table-cell>
          <table:table-cell office:value-type="float" office:value="765.04">
            <text:p>765,04</text:p>
          </table:table-cell>
          <table:table-cell office:value-type="string">
            <text:p>Стекло России</text:p>
          </table:table-cell>
          <table:table-cell office:value-type="float" office:value="689">
            <text:p>689</text:p>
          </table:table-cell>
          <table:table-cell office:value-type="float" office:value="83050">
            <text:p>83050</text:p>
          </table:table-cell>
          <table:table-cell office:value-type="string">
            <text:p>{Набор 6-ти стаканов низких 300мл \ P4184 \ Зальцбург \ }</text:p>
          </table:table-cell>
          <table:table-cell office:value-type="string">
            <text:p>РПМ-000729</text:p>
          </table:table-cell>
          <table:table-cell office:value-type="float" office:value="216">
            <text:p>216</text:p>
          </table:table-cell>
          <table:table-cell office:value-type="float" office:value="44897">
            <text:p>44897</text:p>
          </table:table-cell>
          <table:table-cell/>
          <table:table-cell table:formula="of:=[.CK187]-[.AZ187]" office:value-type="float" office:value="0">
            <text:p>0</text:p>
          </table:table-cell>
          <table:table-cell office:value-type="float" office:value="0.2">
            <text:p>0,2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83050">
            <text:p>83050</text:p>
          </table:table-cell>
          <table:table-cell table:formula="of:=[.DH187]-[.L187]" office:value-type="float" office:value="0">
            <text:p>0</text:p>
          </table:table-cell>
        </table:table-row>
        <table:table-row table:style-name="ro1">
          <table:table-cell office:value-type="string">
            <text:p>Набор 6-ти стаканов высоких 380мл</text:p>
          </table:table-cell>
          <table:table-cell office:value-type="string">
            <text:p>P4185</text:p>
          </table:table-cell>
          <table:table-cell office:value-type="string">
            <text:p>Зальцбург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434.26">
            <text:p>434,26 ₽</text:p>
          </table:table-cell>
          <table:table-cell office:value-type="float" office:value="868.52">
            <text:p><text:s/>868,52 ₽ </text:p>
          </table:table-cell>
          <table:table-cell/>
          <table:table-cell table:style-name="ce5" office:value-type="float" office:value="782">
            <text:p>782,00 ₽</text:p>
          </table:table-cell>
          <table:table-cell office:value-type="float" office:value="83051">
            <text:p>83051</text:p>
          </table:table-cell>
          <table:table-cell office:value-type="string">
            <text:p>{Набор 6-ти стаканов высоких 380мл \ P4185 \ Зальцбург \ }</text:p>
          </table:table-cell>
          <table:table-cell office:value-type="string">
            <text:p>РПМ-000270</text:p>
          </table:table-cell>
          <table:table-cell office:value-type="float" office:value="147">
            <text:p>147</text:p>
          </table:table-cell>
          <table:table-cell office:value-type="date" office:date-value="2023-03-30">
            <text:p>30.03.23</text:p>
          </table:table-cell>
          <table:table-cell office:value-type="float" office:value="1570">
            <text:p>1570</text:p>
          </table:table-cell>
          <table:table-cell office:value-type="date" office:date-value="2023-04-05">
            <text:p>05.04.23</text:p>
          </table:table-cell>
          <table:table-cell office:value-type="string">
            <text:p>Стеклопласт</text:p>
          </table:table-cell>
          <table:table-cell office:value-type="string">
            <text:p>Зальцбург" набор 6-ти стаканов высоких 380 мл P4185</text:p>
          </table:table-cell>
          <table:table-cell table:number-columns-repeated="2"/>
          <table:table-cell office:value-type="string">
            <text:p>K0025451</text:p>
          </table:table-cell>
          <table:table-cell table:formula="of:=[.K188]/[.H188]" office:value-type="percentage" office:value="1.80076451895178">
            <text:p>180%</text:p>
          </table:table-cell>
          <table:table-cell table:number-columns-repeated="3"/>
          <table:table-cell table:formula="of:=([.AC188]-[.G188])*[.H188]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Зальцбург" набор 6-ти стаканов высоких 380 мл P4185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ООО "Посуда Мира"</text:p>
          </table:table-cell>
          <table:table-cell office:value-type="string">
            <text:p>4690509034819</text:p>
          </table:table-cell>
          <table:table-cell table:number-columns-repeated="2"/>
          <table:table-cell office:value-type="string">
            <text:p>РПМ-000270</text:p>
          </table:table-cell>
          <table:table-cell table:number-columns-repeated="2"/>
          <table:table-cell table:style-name="ce5" office:value-type="float" office:value="782">
            <text:p>782,00 ₽</text:p>
          </table:table-cell>
          <table:table-cell table:style-name="ce5" office:value-type="float" office:value="434.26">
            <text:p>434,26 ₽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4"/>
          <table:table-cell table:formula="of:=[.AZ188]-[.AC188]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Набор 6-ти стаканов высоких 380мл</text:p>
          </table:table-cell>
          <table:table-cell office:value-type="float" office:value="83051">
            <text:p>83051</text:p>
          </table:table-cell>
          <table:table-cell table:formula="of:=[.BC188]-[.L188]" office:value-type="float" office:value="0">
            <text:p>0</text:p>
          </table:table-cell>
          <table:table-cell office:value-type="float" office:value="434.26">
            <text:p>434,26</text:p>
          </table:table-cell>
          <table:table-cell table:formula="of:=[.BE188]/[.H188]" office:value-type="float" office:value="1">
            <text:p>1,00 ₽</text:p>
          </table:table-cell>
          <table:table-cell office:value-type="string">
            <text:p>K0025451</text:p>
          </table:table-cell>
          <table:table-cell office:value-type="float" office:value="2">
            <text:p>2</text:p>
          </table:table-cell>
          <table:table-cell office:value-type="float" office:value="434.26">
            <text:p>434,26</text:p>
          </table:table-cell>
          <table:table-cell office:value-type="float" office:value="868.52">
            <text:p>868,52</text:p>
          </table:table-cell>
          <table:table-cell office:value-type="string">
            <text:p>Стекло России</text:p>
          </table:table-cell>
          <table:table-cell office:value-type="float" office:value="782">
            <text:p>782</text:p>
          </table:table-cell>
          <table:table-cell office:value-type="float" office:value="83051">
            <text:p>83051</text:p>
          </table:table-cell>
          <table:table-cell office:value-type="string">
            <text:p>{Набор 6-ти стаканов высоких 380мл \ P4185 \ Зальцбург \ }</text:p>
          </table:table-cell>
          <table:table-cell office:value-type="string">
            <text:p>РПМ-000729</text:p>
          </table:table-cell>
          <table:table-cell office:value-type="float" office:value="217">
            <text:p>217</text:p>
          </table:table-cell>
          <table:table-cell office:value-type="float" office:value="44897">
            <text:p>44897</text:p>
          </table:table-cell>
          <table:table-cell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Набор 6-ти стаканов высоких 380мл</text:p>
          </table:table-cell>
          <table:table-cell office:value-type="float" office:value="83051">
            <text:p>83051</text:p>
          </table:table-cell>
          <table:table-cell office:value-type="float" office:value="434.26">
            <text:p>434,26</text:p>
          </table:table-cell>
          <table:table-cell office:value-type="string">
            <text:p>K0025451</text:p>
          </table:table-cell>
          <table:table-cell office:value-type="float" office:value="2">
            <text:p>2</text:p>
          </table:table-cell>
          <table:table-cell office:value-type="float" office:value="434.26">
            <text:p>434,26</text:p>
          </table:table-cell>
          <table:table-cell office:value-type="float" office:value="868.52">
            <text:p>868,52</text:p>
          </table:table-cell>
          <table:table-cell office:value-type="string">
            <text:p>Стекло России</text:p>
          </table:table-cell>
          <table:table-cell office:value-type="float" office:value="782">
            <text:p>782</text:p>
          </table:table-cell>
          <table:table-cell office:value-type="float" office:value="83051">
            <text:p>83051</text:p>
          </table:table-cell>
          <table:table-cell office:value-type="string">
            <text:p>{Набор 6-ти стаканов высоких 380мл \ P4185 \ Зальцбург \ }</text:p>
          </table:table-cell>
          <table:table-cell office:value-type="string">
            <text:p>РПМ-000729</text:p>
          </table:table-cell>
          <table:table-cell office:value-type="float" office:value="217">
            <text:p>217</text:p>
          </table:table-cell>
          <table:table-cell office:value-type="float" office:value="44897">
            <text:p>44897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Набор 6-ти стаканов высоких 380мл</text:p>
          </table:table-cell>
          <table:table-cell office:value-type="float" office:value="83051">
            <text:p>83051</text:p>
          </table:table-cell>
          <table:table-cell office:value-type="float" office:value="434.26">
            <text:p>434,26</text:p>
          </table:table-cell>
          <table:table-cell office:value-type="string">
            <text:p>K0025451</text:p>
          </table:table-cell>
          <table:table-cell office:value-type="float" office:value="2">
            <text:p>2</text:p>
          </table:table-cell>
          <table:table-cell office:value-type="float" office:value="434.26">
            <text:p>434,26</text:p>
          </table:table-cell>
          <table:table-cell office:value-type="float" office:value="868.52">
            <text:p>868,52</text:p>
          </table:table-cell>
          <table:table-cell office:value-type="string">
            <text:p>Стекло России</text:p>
          </table:table-cell>
          <table:table-cell office:value-type="float" office:value="782">
            <text:p>782</text:p>
          </table:table-cell>
          <table:table-cell office:value-type="float" office:value="83051">
            <text:p>83051</text:p>
          </table:table-cell>
          <table:table-cell office:value-type="string">
            <text:p>{Набор 6-ти стаканов высоких 380мл \ P4185 \ Зальцбург \ }</text:p>
          </table:table-cell>
          <table:table-cell office:value-type="string">
            <text:p>РПМ-000729</text:p>
          </table:table-cell>
          <table:table-cell office:value-type="float" office:value="217">
            <text:p>217</text:p>
          </table:table-cell>
          <table:table-cell office:value-type="float" office:value="44897">
            <text:p>44897</text:p>
          </table:table-cell>
          <table:table-cell/>
          <table:table-cell table:formula="of:=[.CK188]-[.AZ188]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83051">
            <text:p>83051</text:p>
          </table:table-cell>
          <table:table-cell table:formula="of:=[.DH188]-[.L188]" office:value-type="float" office:value="0">
            <text:p>0</text:p>
          </table:table-cell>
        </table:table-row>
        <table:table-row table:style-name="ro1">
          <table:table-cell office:value-type="string">
            <text:p>Стакан 330мл SL со стикером</text:p>
          </table:table-cell>
          <table:table-cell office:value-type="string">
            <text:p>420103 SL/St</text:p>
          </table:table-cell>
          <table:table-cell office:value-type="string">
            <text:p>Pleasure</text:p>
          </table:table-cell>
          <table:table-cell table:number-columns-repeated="3"/>
          <table:table-cell office:value-type="float" office:value="12">
            <text:p>12</text:p>
          </table:table-cell>
          <table:table-cell office:value-type="float" office:value="44.68">
            <text:p>44,68 ₽</text:p>
          </table:table-cell>
          <table:table-cell office:value-type="float" office:value="536.16">
            <text:p><text:s/>536,16 ₽ </text:p>
          </table:table-cell>
          <table:table-cell office:value-type="string">
            <text:p>Пашабахча</text:p>
          </table:table-cell>
          <table:table-cell table:style-name="ce5" office:value-type="float" office:value="81">
            <text:p>81,00 ₽</text:p>
          </table:table-cell>
          <table:table-cell table:style-name="ce7" office:value-type="float" office:value="84623">
            <text:p>84623</text:p>
          </table:table-cell>
          <table:table-cell office:value-type="string">
            <text:p>{Стакан 330мл SL со стикером \ 420103 SL/St \ Pleasure \ }</text:p>
          </table:table-cell>
          <table:table-cell office:value-type="string">
            <text:p>РПМ-000270</text:p>
          </table:table-cell>
          <table:table-cell office:value-type="float" office:value="107">
            <text:p>107</text:p>
          </table:table-cell>
          <table:table-cell office:value-type="date" office:date-value="2023-03-30">
            <text:p>30.03.23</text:p>
          </table:table-cell>
          <table:table-cell office:value-type="float" office:value="1570">
            <text:p>1570</text:p>
          </table:table-cell>
          <table:table-cell office:value-type="date" office:date-value="2023-04-05">
            <text:p>05.04.23</text:p>
          </table:table-cell>
          <table:table-cell office:value-type="string">
            <text:p>Стеклопласт</text:p>
          </table:table-cell>
          <table:table-cell office:value-type="string">
            <text:p>Pleasure" стакан (v=330мл) SL со стикером 420103 SL/St</text:p>
          </table:table-cell>
          <table:table-cell table:number-columns-repeated="2"/>
          <table:table-cell office:value-type="string">
            <text:p>K0022727</text:p>
          </table:table-cell>
          <table:table-cell table:formula="of:=[.K189]/[.H189]" office:value-type="percentage" office:value="1.81289167412713">
            <text:p>181%</text:p>
          </table:table-cell>
          <table:table-cell/>
          <table:table-cell office:value-type="string">
            <text:p>Россия</text:p>
          </table:table-cell>
          <table:table-cell/>
          <table:table-cell table:formula="of:=([.AC189]-[.G189])*[.H189]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string">
            <text:p>Pleasure" стакан (v=330мл) SL со стикером 420103 SL/St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ООО "Посуда Мира"</text:p>
          </table:table-cell>
          <table:table-cell office:value-type="string">
            <text:p>8693357512283</text:p>
          </table:table-cell>
          <table:table-cell table:number-columns-repeated="2"/>
          <table:table-cell office:value-type="string">
            <text:p>РПМ-000270</text:p>
          </table:table-cell>
          <table:table-cell table:number-columns-repeated="2"/>
          <table:table-cell table:style-name="ce5" office:value-type="float" office:value="81">
            <text:p>81,00 ₽</text:p>
          </table:table-cell>
          <table:table-cell table:style-name="ce5" office:value-type="float" office:value="44.68">
            <text:p>44,68 ₽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4"/>
          <table:table-cell table:formula="of:=[.AZ189]-[.AC189]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string">
            <text:p>Стакан 330мл SL со стикером</text:p>
          </table:table-cell>
          <table:table-cell office:value-type="float" office:value="84623">
            <text:p>84623</text:p>
          </table:table-cell>
          <table:table-cell table:formula="of:=[.BC189]-[.L189]" office:value-type="float" office:value="0">
            <text:p>0</text:p>
          </table:table-cell>
          <table:table-cell office:value-type="float" office:value="44.68">
            <text:p>44,68</text:p>
          </table:table-cell>
          <table:table-cell table:formula="of:=[.BE189]/[.H189]" office:value-type="float" office:value="1">
            <text:p>1,00 ₽</text:p>
          </table:table-cell>
          <table:table-cell office:value-type="string">
            <text:p>K0022727</text:p>
          </table:table-cell>
          <table:table-cell office:value-type="float" office:value="24">
            <text:p>24</text:p>
          </table:table-cell>
          <table:table-cell office:value-type="float" office:value="44.68">
            <text:p>44,68</text:p>
          </table:table-cell>
          <table:table-cell office:value-type="float" office:value="1072.32">
            <text:p>1072,32</text:p>
          </table:table-cell>
          <table:table-cell office:value-type="string">
            <text:p>Пашабахча</text:p>
          </table:table-cell>
          <table:table-cell office:value-type="float" office:value="81">
            <text:p>81</text:p>
          </table:table-cell>
          <table:table-cell office:value-type="float" office:value="84623">
            <text:p>84623</text:p>
          </table:table-cell>
          <table:table-cell office:value-type="string">
            <text:p>{Стакан 330мл SL со стикером \ 420103 SL/St \ Pleasure \ }</text:p>
          </table:table-cell>
          <table:table-cell office:value-type="string">
            <text:p>РПМ-000111</text:p>
          </table:table-cell>
          <table:table-cell office:value-type="float" office:value="89">
            <text:p>89</text:p>
          </table:table-cell>
          <table:table-cell office:value-type="float" office:value="44964">
            <text:p>44964</text:p>
          </table:table-cell>
          <table:table-cell/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string">
            <text:p>Стакан 330мл SL со стикером</text:p>
          </table:table-cell>
          <table:table-cell office:value-type="float" office:value="84623">
            <text:p>84623</text:p>
          </table:table-cell>
          <table:table-cell office:value-type="float" office:value="44.68">
            <text:p>44,68</text:p>
          </table:table-cell>
          <table:table-cell office:value-type="string">
            <text:p>K0022727</text:p>
          </table:table-cell>
          <table:table-cell office:value-type="float" office:value="24">
            <text:p>24</text:p>
          </table:table-cell>
          <table:table-cell office:value-type="float" office:value="44.68">
            <text:p>44,68</text:p>
          </table:table-cell>
          <table:table-cell office:value-type="float" office:value="1072.32">
            <text:p>1072,32</text:p>
          </table:table-cell>
          <table:table-cell office:value-type="string">
            <text:p>Пашабахча</text:p>
          </table:table-cell>
          <table:table-cell office:value-type="float" office:value="81">
            <text:p>81</text:p>
          </table:table-cell>
          <table:table-cell office:value-type="float" office:value="84623">
            <text:p>84623</text:p>
          </table:table-cell>
          <table:table-cell office:value-type="string">
            <text:p>{Стакан 330мл SL со стикером \ 420103 SL/St \ Pleasure \ }</text:p>
          </table:table-cell>
          <table:table-cell office:value-type="string">
            <text:p>РПМ-000111</text:p>
          </table:table-cell>
          <table:table-cell office:value-type="float" office:value="89">
            <text:p>89</text:p>
          </table:table-cell>
          <table:table-cell office:value-type="float" office:value="44964">
            <text:p>44964</text:p>
          </table:table-cell>
          <table:table-cell table:number-columns-repeated="2"/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string">
            <text:p>Стакан 330мл SL со стикером</text:p>
          </table:table-cell>
          <table:table-cell office:value-type="float" office:value="84623">
            <text:p>84623</text:p>
          </table:table-cell>
          <table:table-cell office:value-type="float" office:value="44.68">
            <text:p>44,68</text:p>
          </table:table-cell>
          <table:table-cell office:value-type="string">
            <text:p>K0022727</text:p>
          </table:table-cell>
          <table:table-cell office:value-type="float" office:value="24">
            <text:p>24</text:p>
          </table:table-cell>
          <table:table-cell office:value-type="float" office:value="44.68">
            <text:p>44,68</text:p>
          </table:table-cell>
          <table:table-cell office:value-type="float" office:value="1072.32">
            <text:p>1072,32</text:p>
          </table:table-cell>
          <table:table-cell office:value-type="string">
            <text:p>Пашабахча</text:p>
          </table:table-cell>
          <table:table-cell office:value-type="float" office:value="81">
            <text:p>81</text:p>
          </table:table-cell>
          <table:table-cell office:value-type="float" office:value="84623">
            <text:p>84623</text:p>
          </table:table-cell>
          <table:table-cell office:value-type="string">
            <text:p>{Стакан 330мл SL со стикером \ 420103 SL/St \ Pleasure \ }</text:p>
          </table:table-cell>
          <table:table-cell office:value-type="string">
            <text:p>РПМ-000111</text:p>
          </table:table-cell>
          <table:table-cell office:value-type="float" office:value="89">
            <text:p>89</text:p>
          </table:table-cell>
          <table:table-cell office:value-type="float" office:value="44964">
            <text:p>44964</text:p>
          </table:table-cell>
          <table:table-cell/>
          <table:table-cell table:formula="of:=[.CK189]-[.AZ189]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/>
          <table:table-cell/>
          <table:table-cell table:formula="of:=[.DH189]-[.L189]" office:value-type="float" office:value="-84623">
            <text:p>-84623</text:p>
          </table:table-cell>
        </table:table-row>
        <table:table-row table:style-name="ro1">
          <table:table-cell office:value-type="string">
            <text:p>Набор 4х фужеров мартини, 220мл</text:p>
          </table:table-cell>
          <table:table-cell office:value-type="string">
            <text:p>440328</text:p>
          </table:table-cell>
          <table:table-cell office:value-type="string">
            <text:p>ELYSIA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549.6">
            <text:p>549,60 ₽</text:p>
          </table:table-cell>
          <table:table-cell office:value-type="float" office:value="2198.4">
            <text:p><text:s/>2 198,40 ₽ </text:p>
          </table:table-cell>
          <table:table-cell office:value-type="string">
            <text:p>Пашабахча</text:p>
          </table:table-cell>
          <table:table-cell table:style-name="ce5" office:value-type="float" office:value="989">
            <text:p>989,00 ₽</text:p>
          </table:table-cell>
          <table:table-cell table:style-name="ce7" office:value-type="float" office:value="84627">
            <text:p>84627</text:p>
          </table:table-cell>
          <table:table-cell office:value-type="string">
            <text:p>{Набор 4х фужеров мартини, 220мл \ 440328 \ ELYSIA \ }</text:p>
          </table:table-cell>
          <table:table-cell office:value-type="string">
            <text:p>РПМ-000270</text:p>
          </table:table-cell>
          <table:table-cell office:value-type="float" office:value="154">
            <text:p>154</text:p>
          </table:table-cell>
          <table:table-cell office:value-type="date" office:date-value="2023-03-30">
            <text:p>30.03.23</text:p>
          </table:table-cell>
          <table:table-cell office:value-type="float" office:value="1570">
            <text:p>1570</text:p>
          </table:table-cell>
          <table:table-cell office:value-type="date" office:date-value="2023-04-05">
            <text:p>05.04.23</text:p>
          </table:table-cell>
          <table:table-cell office:value-type="string">
            <text:p>Стеклопласт</text:p>
          </table:table-cell>
          <table:table-cell office:value-type="string">
            <text:p>ELYSIA набор 4х фужеров мартини, <text:s/>220 мл 440328</text:p>
          </table:table-cell>
          <table:table-cell table:number-columns-repeated="2"/>
          <table:table-cell office:value-type="string">
            <text:p>K0025587</text:p>
          </table:table-cell>
          <table:table-cell table:formula="of:=[.K190]/[.H190]" office:value-type="percentage" office:value="1.79949053857351">
            <text:p>180%</text:p>
          </table:table-cell>
          <table:table-cell/>
          <table:table-cell office:value-type="string">
            <text:p>Россия</text:p>
          </table:table-cell>
          <table:table-cell/>
          <table:table-cell table:formula="of:=([.AC190]-[.G190])*[.H190]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ELYSIA набор 4х фужеров мартини, 220 мл 440328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  <table:table-cell office:value-type="string">
            <text:p>ООО "Посуда Мира"</text:p>
          </table:table-cell>
          <table:table-cell table:number-columns-repeated="3"/>
          <table:table-cell office:value-type="string">
            <text:p>РПМ-000270</text:p>
          </table:table-cell>
          <table:table-cell table:number-columns-repeated="2"/>
          <table:table-cell table:style-name="ce5" office:value-type="float" office:value="989">
            <text:p>989,00 ₽</text:p>
          </table:table-cell>
          <table:table-cell table:style-name="ce5" office:value-type="float" office:value="549.6">
            <text:p>549,60 ₽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/>
          <table:table-cell table:formula="of:=[.AZ190]-[.AC190]"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Набор 4х фужеров мартини, 220мл</text:p>
          </table:table-cell>
          <table:table-cell office:value-type="float" office:value="84627">
            <text:p>84627</text:p>
          </table:table-cell>
          <table:table-cell table:formula="of:=[.BC190]-[.L190]" office:value-type="float" office:value="0">
            <text:p>0</text:p>
          </table:table-cell>
          <table:table-cell office:value-type="float" office:value="549.6">
            <text:p>549,6</text:p>
          </table:table-cell>
          <table:table-cell table:formula="of:=[.BE190]/[.H190]" office:value-type="float" office:value="1">
            <text:p>1,00 ₽</text:p>
          </table:table-cell>
          <table:table-cell office:value-type="string">
            <text:p>K0025587</text:p>
          </table:table-cell>
          <table:table-cell office:value-type="float" office:value="4">
            <text:p>4</text:p>
          </table:table-cell>
          <table:table-cell office:value-type="float" office:value="549.6">
            <text:p>549,6</text:p>
          </table:table-cell>
          <table:table-cell office:value-type="float" office:value="2198.4">
            <text:p>2198,4</text:p>
          </table:table-cell>
          <table:table-cell office:value-type="string">
            <text:p>Пашабахча</text:p>
          </table:table-cell>
          <table:table-cell office:value-type="float" office:value="989">
            <text:p>989</text:p>
          </table:table-cell>
          <table:table-cell office:value-type="float" office:value="84627">
            <text:p>84627</text:p>
          </table:table-cell>
          <table:table-cell office:value-type="string">
            <text:p>{Набор 4х фужеров мартини, 220мл \ 440328 \ ELYSIA \ }</text:p>
          </table:table-cell>
          <table:table-cell office:value-type="string">
            <text:p>РПМ-000111</text:p>
          </table:table-cell>
          <table:table-cell office:value-type="float" office:value="145">
            <text:p>145</text:p>
          </table:table-cell>
          <table:table-cell office:value-type="float" office:value="44964">
            <text:p>44964</text:p>
          </table:table-cell>
          <table:table-cell/>
          <table:table-cell table:number-columns-repeated="2" office:value-type="float" office:value="4">
            <text:p>4</text:p>
          </table:table-cell>
          <table:table-cell office:value-type="string">
            <text:p>Набор 4х фужеров мартини, 220мл</text:p>
          </table:table-cell>
          <table:table-cell office:value-type="float" office:value="84627">
            <text:p>84627</text:p>
          </table:table-cell>
          <table:table-cell office:value-type="float" office:value="549.6">
            <text:p>549,6</text:p>
          </table:table-cell>
          <table:table-cell office:value-type="string">
            <text:p>K0025587</text:p>
          </table:table-cell>
          <table:table-cell office:value-type="float" office:value="4">
            <text:p>4</text:p>
          </table:table-cell>
          <table:table-cell office:value-type="float" office:value="549.6">
            <text:p>549,6</text:p>
          </table:table-cell>
          <table:table-cell office:value-type="float" office:value="2198.4">
            <text:p>2198,4</text:p>
          </table:table-cell>
          <table:table-cell office:value-type="string">
            <text:p>Пашабахча</text:p>
          </table:table-cell>
          <table:table-cell office:value-type="float" office:value="989">
            <text:p>989</text:p>
          </table:table-cell>
          <table:table-cell office:value-type="float" office:value="84627">
            <text:p>84627</text:p>
          </table:table-cell>
          <table:table-cell office:value-type="string">
            <text:p>{Набор 4х фужеров мартини, 220мл \ 440328 \ ELYSIA \ }</text:p>
          </table:table-cell>
          <table:table-cell office:value-type="string">
            <text:p>РПМ-000111</text:p>
          </table:table-cell>
          <table:table-cell office:value-type="float" office:value="145">
            <text:p>145</text:p>
          </table:table-cell>
          <table:table-cell office:value-type="float" office:value="44964">
            <text:p>44964</text:p>
          </table:table-cell>
          <table:table-cell table:number-columns-repeated="2"/>
          <table:table-cell table:number-columns-repeated="2" office:value-type="float" office:value="4">
            <text:p>4</text:p>
          </table:table-cell>
          <table:table-cell office:value-type="string">
            <text:p>Набор 4х фужеров мартини, 220мл</text:p>
          </table:table-cell>
          <table:table-cell office:value-type="float" office:value="84627">
            <text:p>84627</text:p>
          </table:table-cell>
          <table:table-cell office:value-type="float" office:value="549.6">
            <text:p>549,6</text:p>
          </table:table-cell>
          <table:table-cell office:value-type="string">
            <text:p>K0025587</text:p>
          </table:table-cell>
          <table:table-cell office:value-type="float" office:value="4">
            <text:p>4</text:p>
          </table:table-cell>
          <table:table-cell office:value-type="float" office:value="549.6">
            <text:p>549,6</text:p>
          </table:table-cell>
          <table:table-cell office:value-type="float" office:value="2198.4">
            <text:p>2198,4</text:p>
          </table:table-cell>
          <table:table-cell office:value-type="string">
            <text:p>Пашабахча</text:p>
          </table:table-cell>
          <table:table-cell office:value-type="float" office:value="989">
            <text:p>989</text:p>
          </table:table-cell>
          <table:table-cell office:value-type="float" office:value="84627">
            <text:p>84627</text:p>
          </table:table-cell>
          <table:table-cell office:value-type="string">
            <text:p>{Набор 4х фужеров мартини, 220мл \ 440328 \ ELYSIA \ }</text:p>
          </table:table-cell>
          <table:table-cell office:value-type="string">
            <text:p>РПМ-000111</text:p>
          </table:table-cell>
          <table:table-cell office:value-type="float" office:value="145">
            <text:p>145</text:p>
          </table:table-cell>
          <table:table-cell office:value-type="float" office:value="44964">
            <text:p>44964</text:p>
          </table:table-cell>
          <table:table-cell/>
          <table:table-cell table:formula="of:=[.CK190]-[.AZ190]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/>
          <table:table-cell table:formula="of:=[.DH190]-[.L190]" office:value-type="float" office:value="-84627">
            <text:p>-84627</text:p>
          </table:table-cell>
        </table:table-row>
        <table:table-row table:style-name="ro1">
          <table:table-cell office:value-type="string">
            <text:p>Емкость 640мл сер.пласт.крышка</text:p>
          </table:table-cell>
          <table:table-cell office:value-type="string">
            <text:p>530176 SL/Сер</text:p>
          </table:table-cell>
          <table:table-cell office:value-type="string">
            <text:p>Lockie&amp;Lock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305.93">
            <text:p>305,93 ₽</text:p>
          </table:table-cell>
          <table:table-cell office:value-type="float" office:value="1223.72">
            <text:p><text:s/>1 223,72 ₽ </text:p>
          </table:table-cell>
          <table:table-cell office:value-type="string">
            <text:p>Пашабахча</text:p>
          </table:table-cell>
          <table:table-cell table:style-name="ce5" office:value-type="float" office:value="551">
            <text:p>551,00 ₽</text:p>
          </table:table-cell>
          <table:table-cell table:style-name="ce7" office:value-type="float" office:value="84630">
            <text:p>84630</text:p>
          </table:table-cell>
          <table:table-cell office:value-type="string">
            <text:p>{Емкость 640мл сер.пласт.крышка \ 530176 SL/Сер \ Lockie&amp;Lock \ }</text:p>
          </table:table-cell>
          <table:table-cell office:value-type="string">
            <text:p>РПМ-000270</text:p>
          </table:table-cell>
          <table:table-cell office:value-type="float" office:value="94">
            <text:p>94</text:p>
          </table:table-cell>
          <table:table-cell office:value-type="date" office:date-value="2023-03-30">
            <text:p>30.03.23</text:p>
          </table:table-cell>
          <table:table-cell office:value-type="float" office:value="1570">
            <text:p>1570</text:p>
          </table:table-cell>
          <table:table-cell office:value-type="date" office:date-value="2023-04-05">
            <text:p>05.04.23</text:p>
          </table:table-cell>
          <table:table-cell office:value-type="string">
            <text:p>Стеклопласт</text:p>
          </table:table-cell>
          <table:table-cell office:value-type="string">
            <text:p>Lockie&amp;Lock" емкость 640 мл сер.пласт.крышка SL 530176 SL/Сер</text:p>
          </table:table-cell>
          <table:table-cell table:number-columns-repeated="2"/>
          <table:table-cell office:value-type="string">
            <text:p>K0025352</text:p>
          </table:table-cell>
          <table:table-cell table:formula="of:=[.K191]/[.H191]" office:value-type="percentage" office:value="1.80106560324257">
            <text:p>180%</text:p>
          </table:table-cell>
          <table:table-cell/>
          <table:table-cell office:value-type="string">
            <text:p>Россия</text:p>
          </table:table-cell>
          <table:table-cell/>
          <table:table-cell table:formula="of:=([.AC191]-[.G191])*[.H191]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Lockie&amp;Lock" емкость 640 мл сер.пласт.крышка SL 530176 SL/Сер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office:value-type="string">
            <text:p>ООО "Посуда Мира"</text:p>
          </table:table-cell>
          <table:table-cell office:value-type="string">
            <text:p>8693357530416</text:p>
          </table:table-cell>
          <table:table-cell table:number-columns-repeated="2"/>
          <table:table-cell office:value-type="string">
            <text:p>РПМ-000270</text:p>
          </table:table-cell>
          <table:table-cell table:number-columns-repeated="2"/>
          <table:table-cell table:style-name="ce5" office:value-type="float" office:value="551">
            <text:p>551,00 ₽</text:p>
          </table:table-cell>
          <table:table-cell table:style-name="ce5" office:value-type="float" office:value="305.93">
            <text:p>305,93 ₽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/>
          <table:table-cell table:formula="of:=[.AZ191]-[.AC191]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Емкость 640мл сер.пласт.крышка</text:p>
          </table:table-cell>
          <table:table-cell office:value-type="float" office:value="84630">
            <text:p>84630</text:p>
          </table:table-cell>
          <table:table-cell table:formula="of:=[.BC191]-[.L191]" office:value-type="float" office:value="0">
            <text:p>0</text:p>
          </table:table-cell>
          <table:table-cell office:value-type="float" office:value="305.93">
            <text:p>305,93</text:p>
          </table:table-cell>
          <table:table-cell table:formula="of:=[.BE191]/[.H191]" office:value-type="float" office:value="1">
            <text:p>1,00 ₽</text:p>
          </table:table-cell>
          <table:table-cell office:value-type="string">
            <text:p>K0025352</text:p>
          </table:table-cell>
          <table:table-cell office:value-type="float" office:value="4">
            <text:p>4</text:p>
          </table:table-cell>
          <table:table-cell office:value-type="float" office:value="305.93">
            <text:p>305,93</text:p>
          </table:table-cell>
          <table:table-cell office:value-type="float" office:value="1223.72">
            <text:p>1223,72</text:p>
          </table:table-cell>
          <table:table-cell office:value-type="string">
            <text:p>Пашабахча</text:p>
          </table:table-cell>
          <table:table-cell office:value-type="float" office:value="551">
            <text:p>551</text:p>
          </table:table-cell>
          <table:table-cell office:value-type="float" office:value="84630">
            <text:p>84630</text:p>
          </table:table-cell>
          <table:table-cell office:value-type="string">
            <text:p>{Емкость 640мл сер.пласт.крышка \ 530176 SL/Сер \ Lockie&amp;Lock \ }</text:p>
          </table:table-cell>
          <table:table-cell office:value-type="string">
            <text:p>РПМ-000111</text:p>
          </table:table-cell>
          <table:table-cell office:value-type="float" office:value="189">
            <text:p>189</text:p>
          </table:table-cell>
          <table:table-cell office:value-type="float" office:value="44964">
            <text:p>44964</text:p>
          </table:table-cell>
          <table:table-cell table:number-columns-repeated="19"/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Емкость 640мл сер.пласт.крышка</text:p>
          </table:table-cell>
          <table:table-cell office:value-type="float" office:value="84630">
            <text:p>84630</text:p>
          </table:table-cell>
          <table:table-cell office:value-type="float" office:value="305.93">
            <text:p>305,93</text:p>
          </table:table-cell>
          <table:table-cell office:value-type="string">
            <text:p>K0025352</text:p>
          </table:table-cell>
          <table:table-cell office:value-type="float" office:value="4">
            <text:p>4</text:p>
          </table:table-cell>
          <table:table-cell office:value-type="float" office:value="305.93">
            <text:p>305,93</text:p>
          </table:table-cell>
          <table:table-cell office:value-type="float" office:value="1223.72">
            <text:p>1223,72</text:p>
          </table:table-cell>
          <table:table-cell office:value-type="string">
            <text:p>Пашабахча</text:p>
          </table:table-cell>
          <table:table-cell office:value-type="float" office:value="551">
            <text:p>551</text:p>
          </table:table-cell>
          <table:table-cell office:value-type="float" office:value="84630">
            <text:p>84630</text:p>
          </table:table-cell>
          <table:table-cell office:value-type="string">
            <text:p>{Емкость 640мл сер.пласт.крышка \ 530176 SL/Сер \ Lockie&amp;Lock \ }</text:p>
          </table:table-cell>
          <table:table-cell office:value-type="string">
            <text:p>РПМ-000111</text:p>
          </table:table-cell>
          <table:table-cell office:value-type="float" office:value="189">
            <text:p>189</text:p>
          </table:table-cell>
          <table:table-cell office:value-type="float" office:value="44964">
            <text:p>44964</text:p>
          </table:table-cell>
          <table:table-cell/>
          <table:table-cell table:formula="of:=[.CK191]-[.AZ191]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/>
          <table:table-cell table:formula="of:=[.DH191]-[.L191]" office:value-type="float" office:value="-84630">
            <text:p>-84630</text:p>
          </table:table-cell>
        </table:table-row>
        <table:table-row table:style-name="ro1">
          <table:table-cell office:value-type="string">
            <text:p>Салатник d&lt;170мм 90мл</text:p>
          </table:table-cell>
          <table:table-cell office:value-type="string">
            <text:p>530526 SL</text:p>
          </table:table-cell>
          <table:table-cell office:value-type="string">
            <text:p>Toscana</text:p>
          </table:table-cell>
          <table:table-cell table:number-columns-repeated="3"/>
          <table:table-cell office:value-type="float" office:value="96">
            <text:p>96</text:p>
          </table:table-cell>
          <table:table-cell office:value-type="float" office:value="27.14">
            <text:p>27,14 ₽</text:p>
          </table:table-cell>
          <table:table-cell office:value-type="float" office:value="2605.44">
            <text:p><text:s/>2 605,44 ₽ </text:p>
          </table:table-cell>
          <table:table-cell office:value-type="string">
            <text:p>Пашабахча</text:p>
          </table:table-cell>
          <table:table-cell table:style-name="ce5" office:value-type="float" office:value="49">
            <text:p>49,00 ₽</text:p>
          </table:table-cell>
          <table:table-cell table:style-name="ce7" office:value-type="float" office:value="84631">
            <text:p>84631</text:p>
          </table:table-cell>
          <table:table-cell office:value-type="string">
            <text:p>{Салатник d&lt;170мм 90мл \ 530526 SL \ Toscana \ }</text:p>
          </table:table-cell>
          <table:table-cell office:value-type="string">
            <text:p>РПМ-000270</text:p>
          </table:table-cell>
          <table:table-cell office:value-type="float" office:value="129">
            <text:p>129</text:p>
          </table:table-cell>
          <table:table-cell office:value-type="date" office:date-value="2023-03-30">
            <text:p>30.03.23</text:p>
          </table:table-cell>
          <table:table-cell office:value-type="float" office:value="1570">
            <text:p>1570</text:p>
          </table:table-cell>
          <table:table-cell office:value-type="date" office:date-value="2023-04-05">
            <text:p>05.04.23</text:p>
          </table:table-cell>
          <table:table-cell office:value-type="string">
            <text:p>Стеклопласт</text:p>
          </table:table-cell>
          <table:table-cell office:value-type="string">
            <text:p>Toscana" салатник (d&lt;170мм) 90мл 530526 SL</text:p>
          </table:table-cell>
          <table:table-cell table:number-columns-repeated="2"/>
          <table:table-cell office:value-type="string">
            <text:p>K0025546</text:p>
          </table:table-cell>
          <table:table-cell table:formula="of:=[.K192]/[.H192]" office:value-type="percentage" office:value="1.80545320560059">
            <text:p>181%</text:p>
          </table:table-cell>
          <table:table-cell/>
          <table:table-cell office:value-type="string">
            <text:p>Россия</text:p>
          </table:table-cell>
          <table:table-cell/>
          <table:table-cell table:formula="of:=([.AC192]-[.G192])*[.H192]" office:value-type="float" office:value="0">
            <text:p>0</text:p>
          </table:table-cell>
          <table:table-cell office:value-type="float" office:value="96">
            <text:p>96</text:p>
          </table:table-cell>
          <table:table-cell office:value-type="string">
            <text:p>Toscana" салатник (d&lt;170мм) 90мл 530526 SL</text:p>
          </table:table-cell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/>
          <table:table-cell office:value-type="string">
            <text:p>ООО "Посуда Мира"</text:p>
          </table:table-cell>
          <table:table-cell office:value-type="string">
            <text:p>8693357580855</text:p>
          </table:table-cell>
          <table:table-cell table:number-columns-repeated="2"/>
          <table:table-cell office:value-type="string">
            <text:p>РПМ-000270</text:p>
          </table:table-cell>
          <table:table-cell table:number-columns-repeated="2"/>
          <table:table-cell table:style-name="ce5" office:value-type="float" office:value="49">
            <text:p>49,00 ₽</text:p>
          </table:table-cell>
          <table:table-cell table:style-name="ce5" office:value-type="float" office:value="27.14">
            <text:p>27,14 ₽</text:p>
          </table:table-cell>
          <table:table-cell table:number-columns-repeated="4" office:value-type="float" office:value="0">
            <text:p>0</text:p>
          </table:table-cell>
          <table:table-cell table:number-columns-repeated="4"/>
          <table:table-cell table:formula="of:=[.AZ192]-[.AC192]" office:value-type="float" office:value="0">
            <text:p>0</text:p>
          </table:table-cell>
          <table:table-cell office:value-type="float" office:value="96">
            <text:p>96</text:p>
          </table:table-cell>
          <table:table-cell office:value-type="float" office:value="48">
            <text:p>48</text:p>
          </table:table-cell>
          <table:table-cell office:value-type="string">
            <text:p>Салатник d&lt;170мм 90мл</text:p>
          </table:table-cell>
          <table:table-cell office:value-type="float" office:value="84631">
            <text:p>84631</text:p>
          </table:table-cell>
          <table:table-cell table:formula="of:=[.BC192]-[.L192]" office:value-type="float" office:value="0">
            <text:p>0</text:p>
          </table:table-cell>
          <table:table-cell office:value-type="float" office:value="27.14">
            <text:p>27,14</text:p>
          </table:table-cell>
          <table:table-cell table:formula="of:=[.BE192]/[.H192]" office:value-type="float" office:value="1">
            <text:p>1,00 ₽</text:p>
          </table:table-cell>
          <table:table-cell office:value-type="string">
            <text:p>K0025546</text:p>
          </table:table-cell>
          <table:table-cell office:value-type="float" office:value="24">
            <text:p>24</text:p>
          </table:table-cell>
          <table:table-cell office:value-type="float" office:value="27.14">
            <text:p>27,14</text:p>
          </table:table-cell>
          <table:table-cell office:value-type="float" office:value="651.36">
            <text:p>651,36</text:p>
          </table:table-cell>
          <table:table-cell office:value-type="string">
            <text:p>Пашабахча</text:p>
          </table:table-cell>
          <table:table-cell office:value-type="float" office:value="49">
            <text:p>49</text:p>
          </table:table-cell>
          <table:table-cell office:value-type="float" office:value="84631">
            <text:p>84631</text:p>
          </table:table-cell>
          <table:table-cell office:value-type="string">
            <text:p>{Салатник d&lt;170мм 90мл \ 530526 SL \ Toscana \ }</text:p>
          </table:table-cell>
          <table:table-cell office:value-type="string">
            <text:p>РПМ-000111</text:p>
          </table:table-cell>
          <table:table-cell office:value-type="float" office:value="190">
            <text:p>190</text:p>
          </table:table-cell>
          <table:table-cell office:value-type="float" office:value="44964">
            <text:p>44964</text:p>
          </table:table-cell>
          <table:table-cell/>
          <table:table-cell office:value-type="float" office:value="96">
            <text:p>96</text:p>
          </table:table-cell>
          <table:table-cell office:value-type="float" office:value="48">
            <text:p>48</text:p>
          </table:table-cell>
          <table:table-cell office:value-type="string">
            <text:p>Салатник d&lt;170мм 90мл</text:p>
          </table:table-cell>
          <table:table-cell office:value-type="float" office:value="84631">
            <text:p>84631</text:p>
          </table:table-cell>
          <table:table-cell office:value-type="float" office:value="27.14">
            <text:p>27,14</text:p>
          </table:table-cell>
          <table:table-cell office:value-type="string">
            <text:p>K0025546</text:p>
          </table:table-cell>
          <table:table-cell office:value-type="float" office:value="24">
            <text:p>24</text:p>
          </table:table-cell>
          <table:table-cell office:value-type="float" office:value="27.14">
            <text:p>27,14</text:p>
          </table:table-cell>
          <table:table-cell office:value-type="float" office:value="651.36">
            <text:p>651,36</text:p>
          </table:table-cell>
          <table:table-cell office:value-type="string">
            <text:p>Пашабахча</text:p>
          </table:table-cell>
          <table:table-cell office:value-type="float" office:value="49">
            <text:p>49</text:p>
          </table:table-cell>
          <table:table-cell office:value-type="float" office:value="84631">
            <text:p>84631</text:p>
          </table:table-cell>
          <table:table-cell office:value-type="string">
            <text:p>{Салатник d&lt;170мм 90мл \ 530526 SL \ Toscana \ }</text:p>
          </table:table-cell>
          <table:table-cell office:value-type="string">
            <text:p>РПМ-000111</text:p>
          </table:table-cell>
          <table:table-cell office:value-type="float" office:value="190">
            <text:p>190</text:p>
          </table:table-cell>
          <table:table-cell office:value-type="float" office:value="44964">
            <text:p>44964</text:p>
          </table:table-cell>
          <table:table-cell table:number-columns-repeated="2"/>
          <table:table-cell office:value-type="float" office:value="96">
            <text:p>96</text:p>
          </table:table-cell>
          <table:table-cell office:value-type="float" office:value="48">
            <text:p>48</text:p>
          </table:table-cell>
          <table:table-cell office:value-type="string">
            <text:p>Салатник d&lt;170мм 90мл</text:p>
          </table:table-cell>
          <table:table-cell office:value-type="float" office:value="84631">
            <text:p>84631</text:p>
          </table:table-cell>
          <table:table-cell office:value-type="float" office:value="27.14">
            <text:p>27,14</text:p>
          </table:table-cell>
          <table:table-cell office:value-type="string">
            <text:p>K0025546</text:p>
          </table:table-cell>
          <table:table-cell office:value-type="float" office:value="24">
            <text:p>24</text:p>
          </table:table-cell>
          <table:table-cell office:value-type="float" office:value="27.14">
            <text:p>27,14</text:p>
          </table:table-cell>
          <table:table-cell office:value-type="float" office:value="651.36">
            <text:p>651,36</text:p>
          </table:table-cell>
          <table:table-cell office:value-type="string">
            <text:p>Пашабахча</text:p>
          </table:table-cell>
          <table:table-cell office:value-type="float" office:value="49">
            <text:p>49</text:p>
          </table:table-cell>
          <table:table-cell office:value-type="float" office:value="84631">
            <text:p>84631</text:p>
          </table:table-cell>
          <table:table-cell office:value-type="string">
            <text:p>{Салатник d&lt;170мм 90мл \ 530526 SL \ Toscana \ }</text:p>
          </table:table-cell>
          <table:table-cell office:value-type="string">
            <text:p>РПМ-000111</text:p>
          </table:table-cell>
          <table:table-cell office:value-type="float" office:value="190">
            <text:p>190</text:p>
          </table:table-cell>
          <table:table-cell office:value-type="float" office:value="44964">
            <text:p>44964</text:p>
          </table:table-cell>
          <table:table-cell/>
          <table:table-cell table:formula="of:=[.CK192]-[.AZ192]" office:value-type="float" office:value="0">
            <text:p>0</text:p>
          </table:table-cell>
          <table:table-cell table:number-columns-repeated="4" office:value-type="float" office:value="0">
            <text:p>0</text:p>
          </table:table-cell>
          <table:table-cell/>
          <table:table-cell/>
          <table:table-cell table:formula="of:=[.DH192]-[.L192]" office:value-type="float" office:value="-84631">
            <text:p>-84631</text:p>
          </table:table-cell>
        </table:table-row>
        <table:table-row table:style-name="ro1">
          <table:table-cell office:value-type="string">
            <text:p>Набор 4-х стаканов 450мл</text:p>
          </table:table-cell>
          <table:table-cell office:value-type="string">
            <text:p>520015</text:p>
          </table:table-cell>
          <table:table-cell office:value-type="string">
            <text:p>Elysia</text:p>
          </table:table-cell>
          <table:table-cell table:number-columns-repeated="3"/>
          <table:table-cell office:value-type="float" office:value="6">
            <text:p>6</text:p>
          </table:table-cell>
          <table:table-cell office:value-type="float" office:value="351.44">
            <text:p>351,44 ₽</text:p>
          </table:table-cell>
          <table:table-cell office:value-type="float" office:value="2108.64">
            <text:p><text:s/>2 108,64 ₽ </text:p>
          </table:table-cell>
          <table:table-cell/>
          <table:table-cell table:style-name="ce4" table:formula="of:=ROUND([.H193]*1.8;0)" office:value-type="float" office:value="633">
            <text:p><text:s/>633,00 ₽ </text:p>
          </table:table-cell>
          <table:table-cell table:style-name="ce8" office:value-type="float" office:value="84738">
            <text:p>84738</text:p>
          </table:table-cell>
          <table:table-cell office:value-type="string">
            <text:p>{Набор 4-х стаканов 450мл \ 520015 \ Elysia \ }</text:p>
          </table:table-cell>
          <table:table-cell office:value-type="string">
            <text:p>РПМ-000270</text:p>
          </table:table-cell>
          <table:table-cell office:value-type="float" office:value="56">
            <text:p>56</text:p>
          </table:table-cell>
          <table:table-cell office:value-type="date" office:date-value="2023-03-30">
            <text:p>30.03.23</text:p>
          </table:table-cell>
          <table:table-cell office:value-type="float" office:value="1570">
            <text:p>1570</text:p>
          </table:table-cell>
          <table:table-cell office:value-type="date" office:date-value="2023-04-05">
            <text:p>05.04.23</text:p>
          </table:table-cell>
          <table:table-cell office:value-type="string">
            <text:p>Стеклопласт</text:p>
          </table:table-cell>
          <table:table-cell office:value-type="string">
            <text:p>Elysia" набор 4-х стаканов 450мл 520015</text:p>
          </table:table-cell>
          <table:table-cell table:number-columns-repeated="2"/>
          <table:table-cell office:value-type="string">
            <text:p>K0022733</text:p>
          </table:table-cell>
          <table:table-cell table:formula="of:=[.K193]/[.H193]" office:value-type="percentage" office:value="1.80116093785568">
            <text:p>180%</text:p>
          </table:table-cell>
          <table:table-cell table:number-columns-repeated="3"/>
          <table:table-cell table:formula="of:=([.AC193]-[.G193])*[.H193]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>
            <text:p>Elysia" набор 4-х стаканов 450мл 520015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  <table:table-cell office:value-type="string">
            <text:p>ООО "Посуда Мира"</text:p>
          </table:table-cell>
          <table:table-cell office:value-type="string">
            <text:p>8693357455191</text:p>
          </table:table-cell>
          <table:table-cell table:number-columns-repeated="2"/>
          <table:table-cell office:value-type="string">
            <text:p>РПМ-000270</text:p>
          </table:table-cell>
          <table:table-cell table:number-columns-repeated="4"/>
          <table:table-cell table:number-columns-repeated="4" office:value-type="float" office:value="0">
            <text:p>0</text:p>
          </table:table-cell>
          <table:table-cell table:number-columns-repeated="3"/>
          <table:table-cell office:value-type="string">
            <text:p>Elysia</text:p>
          </table:table-cell>
          <table:table-cell table:formula="of:=[.AZ193]-[.AC193]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formula="of:=[.BU193]" office:value-type="string" office:string-value="Elysia&quot; набор 4-х стаканов 450мл 520015">
            <text:p>Elysia" набор 4-х стаканов 450мл 520015</text:p>
          </table:table-cell>
          <table:table-cell/>
          <table:table-cell table:formula="of:=[.BC193]-[.L193]" office:value-type="float" office:value="-84738">
            <text:p>-84738</text:p>
          </table:table-cell>
          <table:table-cell table:formula="of:=[.BW193]" office:value-type="float" office:value="351.44">
            <text:p>351,44</text:p>
          </table:table-cell>
          <table:table-cell table:formula="of:=[.BE193]/[.H193]" office:value-type="float" office:value="1">
            <text:p>1,00 ₽</text:p>
          </table:table-cell>
          <table:table-cell table:formula="of:=[.BX193]" office:value-type="string" office:string-value="K0022733">
            <text:p>K0022733</text:p>
          </table:table-cell>
          <table:table-cell table:number-columns-repeated="11"/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string">
            <text:p>Elysia" набор 4-х стаканов 450мл 520015</text:p>
          </table:table-cell>
          <table:table-cell/>
          <table:table-cell office:value-type="float" office:value="351.44">
            <text:p>351,44</text:p>
          </table:table-cell>
          <table:table-cell office:value-type="string">
            <text:p>K0022733</text:p>
          </table:table-cell>
          <table:table-cell/>
          <table:table-cell office:value-type="float" office:value="351.44">
            <text:p>351,44</text:p>
          </table:table-cell>
          <table:table-cell/>
          <table:table-cell office:value-type="string">
            <text:p>Пашабахча</text:p>
          </table:table-cell>
          <table:table-cell table:number-columns-repeated="8"/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string">
            <text:p>Elysia" набор 4-х стаканов 450мл 520015</text:p>
          </table:table-cell>
          <table:table-cell/>
          <table:table-cell office:value-type="float" office:value="351.44">
            <text:p>351,44</text:p>
          </table:table-cell>
          <table:table-cell office:value-type="string">
            <text:p>K0022733</text:p>
          </table:table-cell>
          <table:table-cell/>
          <table:table-cell office:value-type="float" office:value="351.44">
            <text:p>351,44</text:p>
          </table:table-cell>
          <table:table-cell/>
          <table:table-cell office:value-type="string">
            <text:p>Пашабахча</text:p>
          </table:table-cell>
          <table:table-cell table:number-columns-repeated="7"/>
          <table:table-cell table:formula="of:=[.CK193]-[.AZ193]" office:value-type="float" office:value="0">
            <text:p>0</text:p>
          </table:table-cell>
          <table:table-cell table:number-columns-repeated="4" office:value-type="float" office:value="0">
            <text:p>0</text:p>
          </table:table-cell>
          <table:table-cell table:style-name="ce3" office:value-type="string">
            <text:p>цена</text:p>
          </table:table-cell>
          <table:table-cell/>
          <table:table-cell table:formula="of:=[.DH193]-[.L193]" office:value-type="float" office:value="-84738">
            <text:p>-84738</text:p>
          </table:table-cell>
        </table:table-row>
        <table:table-row table:style-name="ro1">
          <table:table-cell office:value-type="string">
            <text:p>Рюмка 60мл</text:p>
          </table:table-cell>
          <table:table-cell office:value-type="string">
            <text:p>440434</text:p>
          </table:table-cell>
          <table:table-cell table:number-columns-repeated="4"/>
          <table:table-cell office:value-type="float" office:value="24">
            <text:p>24</text:p>
          </table:table-cell>
          <table:table-cell office:value-type="float" office:value="35.36">
            <text:p>35,36 ₽</text:p>
          </table:table-cell>
          <table:table-cell office:value-type="float" office:value="848.64">
            <text:p><text:s/>848,64 ₽ </text:p>
          </table:table-cell>
          <table:table-cell/>
          <table:table-cell table:style-name="ce4" table:formula="of:=ROUND([.H194]*1.8;0)" office:value-type="float" office:value="64">
            <text:p><text:s/>64,00 ₽ </text:p>
          </table:table-cell>
          <table:table-cell table:style-name="ce8" office:value-type="float" office:value="84739">
            <text:p>84739</text:p>
          </table:table-cell>
          <table:table-cell office:value-type="string">
            <text:p>{Рюмка 60мл \ 440434 \ <text:s/>\ }</text:p>
          </table:table-cell>
          <table:table-cell office:value-type="string">
            <text:p>РПМ-000270</text:p>
          </table:table-cell>
          <table:table-cell office:value-type="float" office:value="117">
            <text:p>117</text:p>
          </table:table-cell>
          <table:table-cell office:value-type="date" office:date-value="2023-03-30">
            <text:p>30.03.23</text:p>
          </table:table-cell>
          <table:table-cell office:value-type="float" office:value="1570">
            <text:p>1570</text:p>
          </table:table-cell>
          <table:table-cell office:value-type="date" office:date-value="2023-04-05">
            <text:p>05.04.23</text:p>
          </table:table-cell>
          <table:table-cell office:value-type="string">
            <text:p>Стеклопласт</text:p>
          </table:table-cell>
          <table:table-cell office:value-type="string">
            <text:p>Resto" рюмка 60мл SL 440434 SL</text:p>
          </table:table-cell>
          <table:table-cell table:number-columns-repeated="2"/>
          <table:table-cell office:value-type="string">
            <text:p>K0025100</text:p>
          </table:table-cell>
          <table:table-cell table:formula="of:=[.K194]/[.H194]" office:value-type="percentage" office:value="1.80995475113122">
            <text:p>181%</text:p>
          </table:table-cell>
          <table:table-cell table:number-columns-repeated="3"/>
          <table:table-cell table:formula="of:=([.AC194]-[.G194])*[.H194]"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string">
            <text:p>Resto" рюмка 60мл SL 440434 SL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/>
          <table:table-cell office:value-type="string">
            <text:p>ООО "Посуда Мира"</text:p>
          </table:table-cell>
          <table:table-cell table:number-columns-repeated="3"/>
          <table:table-cell office:value-type="string">
            <text:p>РПМ-000270</text:p>
          </table:table-cell>
          <table:table-cell table:number-columns-repeated="4"/>
          <table:table-cell table:number-columns-repeated="4" office:value-type="float" office:value="0">
            <text:p>0</text:p>
          </table:table-cell>
          <table:table-cell table:number-columns-repeated="3"/>
          <table:table-cell office:value-type="string">
            <text:p>Resto</text:p>
          </table:table-cell>
          <table:table-cell table:formula="of:=[.AZ194]-[.AC194]"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12">
            <text:p>12</text:p>
          </table:table-cell>
          <table:table-cell table:formula="of:=[.BU194]" office:value-type="string" office:string-value="Resto&quot; рюмка 60мл SL 440434 SL">
            <text:p>Resto" рюмка 60мл SL 440434 SL</text:p>
          </table:table-cell>
          <table:table-cell/>
          <table:table-cell table:formula="of:=[.BC194]-[.L194]" office:value-type="float" office:value="-84739">
            <text:p>-84739</text:p>
          </table:table-cell>
          <table:table-cell table:formula="of:=[.BW194]" office:value-type="float" office:value="35.36">
            <text:p>35,36</text:p>
          </table:table-cell>
          <table:table-cell table:formula="of:=[.BE194]/[.H194]" office:value-type="float" office:value="1">
            <text:p>1,00 ₽</text:p>
          </table:table-cell>
          <table:table-cell table:formula="of:=[.BX194]" office:value-type="string" office:string-value="K0025100">
            <text:p>K0025100</text:p>
          </table:table-cell>
          <table:table-cell table:number-columns-repeated="11"/>
          <table:table-cell office:value-type="float" office:value="24">
            <text:p>24</text:p>
          </table:table-cell>
          <table:table-cell office:value-type="float" office:value="12">
            <text:p>12</text:p>
          </table:table-cell>
          <table:table-cell office:value-type="string">
            <text:p>Resto" рюмка 60мл SL 440434 SL</text:p>
          </table:table-cell>
          <table:table-cell/>
          <table:table-cell office:value-type="float" office:value="35.36">
            <text:p>35,36</text:p>
          </table:table-cell>
          <table:table-cell office:value-type="string">
            <text:p>K0025100</text:p>
          </table:table-cell>
          <table:table-cell/>
          <table:table-cell office:value-type="float" office:value="35.36">
            <text:p>35,36</text:p>
          </table:table-cell>
          <table:table-cell/>
          <table:table-cell office:value-type="string">
            <text:p>Пашабахча</text:p>
          </table:table-cell>
          <table:table-cell table:number-columns-repeated="8"/>
          <table:table-cell office:value-type="float" office:value="24">
            <text:p>24</text:p>
          </table:table-cell>
          <table:table-cell office:value-type="float" office:value="12">
            <text:p>12</text:p>
          </table:table-cell>
          <table:table-cell office:value-type="string">
            <text:p>Resto" рюмка 60мл SL 440434 SL</text:p>
          </table:table-cell>
          <table:table-cell/>
          <table:table-cell office:value-type="float" office:value="35.36">
            <text:p>35,36</text:p>
          </table:table-cell>
          <table:table-cell office:value-type="string">
            <text:p>K0025100</text:p>
          </table:table-cell>
          <table:table-cell/>
          <table:table-cell office:value-type="float" office:value="35.36">
            <text:p>35,36</text:p>
          </table:table-cell>
          <table:table-cell/>
          <table:table-cell office:value-type="string">
            <text:p>Пашабахча</text:p>
          </table:table-cell>
          <table:table-cell table:number-columns-repeated="7"/>
          <table:table-cell table:formula="of:=[.CK194]-[.AZ194]" office:value-type="float" office:value="0">
            <text:p>0</text:p>
          </table:table-cell>
          <table:table-cell table:number-columns-repeated="4" office:value-type="float" office:value="0">
            <text:p>0</text:p>
          </table:table-cell>
          <table:table-cell table:style-name="ce3" office:value-type="string">
            <text:p>цена</text:p>
          </table:table-cell>
          <table:table-cell/>
          <table:table-cell table:formula="of:=[.DH194]-[.L194]" office:value-type="float" office:value="-84739">
            <text:p>-84739</text:p>
          </table:table-cell>
        </table:table-row>
        <table:table-row table:style-name="ro1">
          <table:table-cell office:value-type="string">
            <text:p>Кружка 260мл</text:p>
          </table:table-cell>
          <table:table-cell office:value-type="string">
            <text:p>55861 SL</text:p>
          </table:table-cell>
          <table:table-cell office:value-type="string">
            <text:p>Colombian</text:p>
          </table:table-cell>
          <table:table-cell/>
          <table:table-cell table:number-columns-repeated="2"/>
          <table:table-cell office:value-type="float" office:value="12">
            <text:p>12</text:p>
          </table:table-cell>
          <table:table-cell office:value-type="float" office:value="84">
            <text:p>84,00 ₽</text:p>
          </table:table-cell>
          <table:table-cell office:value-type="float" office:value="1008">
            <text:p><text:s/>1 008,00 ₽ </text:p>
          </table:table-cell>
          <table:table-cell office:value-type="string">
            <text:p>Пашабахча</text:p>
          </table:table-cell>
          <table:table-cell table:style-name="ce4" table:formula="of:=ROUND([.H195]*1.8;0)" office:value-type="float" office:value="151">
            <text:p><text:s/>151,00 ₽ </text:p>
          </table:table-cell>
          <table:table-cell table:style-name="ce8" office:value-type="float" office:value="84740">
            <text:p>84740</text:p>
          </table:table-cell>
          <table:table-cell table:style-name="ce9" table:formula="of:=&quot;{&quot;&amp;[.A195]&amp;&quot; \ &quot;&amp;[.B195]&amp;&quot; \ &quot;&amp;[.C195]&amp;&quot; \ &quot;&amp;[.D195]&amp;&quot;}&quot;" office:value-type="string" office:string-value="{Кружка 260мл \ 55861 SL \ Colombian \ }">
            <text:p>{Кружка 260мл \ 55861 SL \ Colombian \ }</text:p>
          </table:table-cell>
          <table:table-cell office:value-type="string">
            <text:p>РПМ-000270</text:p>
          </table:table-cell>
          <table:table-cell office:value-type="float" office:value="153">
            <text:p>153</text:p>
          </table:table-cell>
          <table:table-cell office:value-type="date" office:date-value="2023-03-30">
            <text:p>30.03.23</text:p>
          </table:table-cell>
          <table:table-cell office:value-type="float" office:value="1570">
            <text:p>1570</text:p>
          </table:table-cell>
          <table:table-cell office:value-type="date" office:date-value="2023-04-05">
            <text:p>05.04.23</text:p>
          </table:table-cell>
          <table:table-cell office:value-type="string">
            <text:p>Стеклопласт</text:p>
          </table:table-cell>
          <table:table-cell office:value-type="string">
            <text:p>Colombian кружка 260 мл 55861 SL</text:p>
          </table:table-cell>
          <table:table-cell table:number-columns-repeated="2"/>
          <table:table-cell office:value-type="string">
            <text:p>K0025585</text:p>
          </table:table-cell>
          <table:table-cell table:formula="of:=[.K195]/[.H195]" office:value-type="percentage" office:value="1.79761904761905">
            <text:p>180%</text:p>
          </table:table-cell>
          <table:table-cell/>
          <table:table-cell office:value-type="string">
            <text:p>Турция</text:p>
          </table:table-cell>
          <table:table-cell/>
          <table:table-cell table:formula="of:=([.AC195]-[.G195])*[.H195]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string">
            <text:p>Colombian кружка 260 мл 55861 SL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/>
          <table:table-cell office:value-type="string">
            <text:p>ООО "Посуда Мира"</text:p>
          </table:table-cell>
          <table:table-cell table:number-columns-repeated="3"/>
          <table:table-cell office:value-type="string">
            <text:p>РПМ-000270</text:p>
          </table:table-cell>
          <table:table-cell table:number-columns-repeated="4"/>
          <table:table-cell table:number-columns-repeated="4" office:value-type="float" office:value="0">
            <text:p>0</text:p>
          </table:table-cell>
          <table:table-cell table:number-columns-repeated="4"/>
          <table:table-cell table:formula="of:=[.AZ195]-[.AC195]" office:value-type="float" office:value="0">
            <text:p>0</text:p>
          </table:table-cell>
          <table:table-cell table:number-columns-repeated="2" office:value-type="float" office:value="12">
            <text:p>12</text:p>
          </table:table-cell>
          <table:table-cell table:formula="of:=[.BU195]" office:value-type="string" office:string-value="Colombian кружка 260 мл 55861 SL">
            <text:p>Colombian кружка 260 мл 55861 SL</text:p>
          </table:table-cell>
          <table:table-cell/>
          <table:table-cell table:formula="of:=[.BC195]-[.L195]" office:value-type="float" office:value="-84740">
            <text:p>-84740</text:p>
          </table:table-cell>
          <table:table-cell table:formula="of:=[.BW195]" office:value-type="float" office:value="84">
            <text:p>84</text:p>
          </table:table-cell>
          <table:table-cell table:formula="of:=[.BE195]/[.H195]" office:value-type="float" office:value="1">
            <text:p>1,00 ₽</text:p>
          </table:table-cell>
          <table:table-cell table:formula="of:=[.BX195]" office:value-type="string" office:string-value="K0025585">
            <text:p>K0025585</text:p>
          </table:table-cell>
          <table:table-cell table:number-columns-repeated="11"/>
          <table:table-cell table:number-columns-repeated="2" office:value-type="float" office:value="12">
            <text:p>12</text:p>
          </table:table-cell>
          <table:table-cell office:value-type="string">
            <text:p>Colombian кружка 260 мл 55861 SL</text:p>
          </table:table-cell>
          <table:table-cell/>
          <table:table-cell office:value-type="float" office:value="84">
            <text:p>84</text:p>
          </table:table-cell>
          <table:table-cell office:value-type="string">
            <text:p>K0025585</text:p>
          </table:table-cell>
          <table:table-cell/>
          <table:table-cell office:value-type="float" office:value="84">
            <text:p>84</text:p>
          </table:table-cell>
          <table:table-cell/>
          <table:table-cell office:value-type="string">
            <text:p>Пашабахча</text:p>
          </table:table-cell>
          <table:table-cell table:number-columns-repeated="8"/>
          <table:table-cell table:number-columns-repeated="2" office:value-type="float" office:value="12">
            <text:p>12</text:p>
          </table:table-cell>
          <table:table-cell office:value-type="string">
            <text:p>Colombian кружка 260 мл 55861 SL</text:p>
          </table:table-cell>
          <table:table-cell/>
          <table:table-cell office:value-type="float" office:value="84">
            <text:p>84</text:p>
          </table:table-cell>
          <table:table-cell office:value-type="string">
            <text:p>K0025585</text:p>
          </table:table-cell>
          <table:table-cell/>
          <table:table-cell office:value-type="float" office:value="84">
            <text:p>84</text:p>
          </table:table-cell>
          <table:table-cell/>
          <table:table-cell office:value-type="string">
            <text:p>Пашабахча</text:p>
          </table:table-cell>
          <table:table-cell table:number-columns-repeated="7"/>
          <table:table-cell table:formula="of:=[.CK195]-[.AZ195]" office:value-type="float" office:value="0">
            <text:p>0</text:p>
          </table:table-cell>
          <table:table-cell table:number-columns-repeated="4" office:value-type="float" office:value="0">
            <text:p>0</text:p>
          </table:table-cell>
          <table:table-cell table:style-name="ce3" office:value-type="string">
            <text:p>цена</text:p>
          </table:table-cell>
          <table:table-cell office:value-type="string">
            <text:p>35140?</text:p>
          </table:table-cell>
          <table:table-cell table:formula="of:=[.DH195]-[.L195]" office:value-type="float" office:value="0">
            <text:p>#ЗНАЧЕН!</text:p>
          </table:table-cell>
        </table:table-row>
        <table:table-row table:style-name="ro1">
          <table:table-cell office:value-type="string">
            <text:p>Набор 4х стаканчиков для чая Gala</text:p>
          </table:table-cell>
          <table:table-cell office:value-type="string">
            <text:p>440221</text:p>
          </table:table-cell>
          <table:table-cell office:value-type="string">
            <text:p>4*125мл</text:p>
          </table:table-cell>
          <table:table-cell table:number-columns-repeated="3"/>
          <table:table-cell office:value-type="float" office:value="11">
            <text:p>11</text:p>
          </table:table-cell>
          <table:table-cell office:value-type="float" office:value="166.8">
            <text:p>166,80 ₽</text:p>
          </table:table-cell>
          <table:table-cell office:value-type="float" office:value="1834.8">
            <text:p><text:s/>1 834,80 ₽ </text:p>
          </table:table-cell>
          <table:table-cell/>
          <table:table-cell table:style-name="ce4" table:formula="of:=ROUND([.H196]*1.8;0)" office:value-type="float" office:value="300">
            <text:p><text:s/>300,00 ₽ </text:p>
          </table:table-cell>
          <table:table-cell table:style-name="ce8" office:value-type="float" office:value="84741">
            <text:p>84741</text:p>
          </table:table-cell>
          <table:table-cell office:value-type="string">
            <text:p>{Набор 4х стаканчиков для чая Gala \ 440221 \ 4*125мл \ }</text:p>
          </table:table-cell>
          <table:table-cell office:value-type="string">
            <text:p>РПМ-000270</text:p>
          </table:table-cell>
          <table:table-cell office:value-type="float" office:value="155">
            <text:p>155</text:p>
          </table:table-cell>
          <table:table-cell office:value-type="date" office:date-value="2023-03-30">
            <text:p>30.03.23</text:p>
          </table:table-cell>
          <table:table-cell office:value-type="float" office:value="1570">
            <text:p>1570</text:p>
          </table:table-cell>
          <table:table-cell office:value-type="date" office:date-value="2023-04-05">
            <text:p>05.04.23</text:p>
          </table:table-cell>
          <table:table-cell office:value-type="string">
            <text:p>Стеклопласт</text:p>
          </table:table-cell>
          <table:table-cell office:value-type="string">
            <text:p>Gala набор 4х стаканчиков для чая на ножке, 4*125мл 440221</text:p>
          </table:table-cell>
          <table:table-cell table:number-columns-repeated="2"/>
          <table:table-cell office:value-type="string">
            <text:p>K0025592</text:p>
          </table:table-cell>
          <table:table-cell table:formula="of:=[.K196]/[.H196]" office:value-type="percentage" office:value="1.79856115107914">
            <text:p>180%</text:p>
          </table:table-cell>
          <table:table-cell table:number-columns-repeated="3"/>
          <table:table-cell table:formula="of:=([.AC196]-[.G196])*[.H196]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Gala набор 4х стаканчиков для чая на ножке, 4*125мл 440221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/>
          <table:table-cell office:value-type="string">
            <text:p>ООО "Посуда Мира"</text:p>
          </table:table-cell>
          <table:table-cell table:number-columns-repeated="3"/>
          <table:table-cell office:value-type="string">
            <text:p>РПМ-000270</text:p>
          </table:table-cell>
          <table:table-cell table:number-columns-repeated="4"/>
          <table:table-cell table:number-columns-repeated="4" office:value-type="float" office:value="0">
            <text:p>0</text:p>
          </table:table-cell>
          <table:table-cell table:number-columns-repeated="3"/>
          <table:table-cell office:value-type="float" office:value="440221">
            <text:p>440221</text:p>
          </table:table-cell>
          <table:table-cell table:formula="of:=[.AZ196]-[.AC196]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table:formula="of:=[.BU196]" office:value-type="string" office:string-value="Gala набор 4х стаканчиков для чая на ножке, 4*125мл 440221">
            <text:p>Gala набор 4х стаканчиков для чая на ножке, 4*125мл 440221</text:p>
          </table:table-cell>
          <table:table-cell/>
          <table:table-cell table:formula="of:=[.BC196]-[.L196]" office:value-type="float" office:value="-84741">
            <text:p>-84741</text:p>
          </table:table-cell>
          <table:table-cell table:formula="of:=[.BW196]" office:value-type="float" office:value="166.8">
            <text:p>166,8</text:p>
          </table:table-cell>
          <table:table-cell table:formula="of:=[.BE196]/[.H196]" office:value-type="float" office:value="1">
            <text:p>1,00 ₽</text:p>
          </table:table-cell>
          <table:table-cell table:formula="of:=[.BX196]" office:value-type="string" office:string-value="K0025592">
            <text:p>K0025592</text:p>
          </table:table-cell>
          <table:table-cell table:number-columns-repeated="11"/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string">
            <text:p>Gala набор 4х стаканчиков для чая на ножке, 4*125мл 440221</text:p>
          </table:table-cell>
          <table:table-cell/>
          <table:table-cell office:value-type="float" office:value="166.8">
            <text:p>166,8</text:p>
          </table:table-cell>
          <table:table-cell office:value-type="string">
            <text:p>K0025592</text:p>
          </table:table-cell>
          <table:table-cell/>
          <table:table-cell office:value-type="float" office:value="166.8">
            <text:p>166,8</text:p>
          </table:table-cell>
          <table:table-cell/>
          <table:table-cell office:value-type="string">
            <text:p>Пашабахча</text:p>
          </table:table-cell>
          <table:table-cell table:number-columns-repeated="8"/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string">
            <text:p>Gala набор 4х стаканчиков для чая на ножке, 4*125мл 440221</text:p>
          </table:table-cell>
          <table:table-cell/>
          <table:table-cell office:value-type="float" office:value="166.8">
            <text:p>166,8</text:p>
          </table:table-cell>
          <table:table-cell office:value-type="string">
            <text:p>K0025592</text:p>
          </table:table-cell>
          <table:table-cell/>
          <table:table-cell office:value-type="float" office:value="166.8">
            <text:p>166,8</text:p>
          </table:table-cell>
          <table:table-cell/>
          <table:table-cell office:value-type="string">
            <text:p>Пашабахча</text:p>
          </table:table-cell>
          <table:table-cell table:number-columns-repeated="7"/>
          <table:table-cell table:formula="of:=[.CK196]-[.AZ196]" office:value-type="float" office:value="0">
            <text:p>0</text:p>
          </table:table-cell>
          <table:table-cell table:number-columns-repeated="4" office:value-type="float" office:value="0">
            <text:p>0</text:p>
          </table:table-cell>
          <table:table-cell table:style-name="ce3" office:value-type="string">
            <text:p>цена</text:p>
          </table:table-cell>
          <table:table-cell/>
          <table:table-cell table:formula="of:=[.DH196]-[.L196]" office:value-type="float" office:value="-84741">
            <text:p>-84741</text:p>
          </table:table-cell>
        </table:table-row>
        <table:table-row table:style-name="ro1">
          <table:table-cell office:value-type="string">
            <text:p>Контейнер с крышкой Plus</text:p>
          </table:table-cell>
          <table:table-cell office:value-type="string">
            <text:p>96886</text:p>
          </table:table-cell>
          <table:table-cell office:value-type="string">
            <text:p>200мл</text:p>
          </table:table-cell>
          <table:table-cell table:number-columns-repeated="3"/>
          <table:table-cell office:value-type="float" office:value="12">
            <text:p>12</text:p>
          </table:table-cell>
          <table:table-cell office:value-type="float" office:value="166.8">
            <text:p>166,80 ₽</text:p>
          </table:table-cell>
          <table:table-cell office:value-type="float" office:value="2001.6">
            <text:p><text:s/>2 001,60 ₽ </text:p>
          </table:table-cell>
          <table:table-cell/>
          <table:table-cell table:style-name="ce4" table:formula="of:=ROUND([.H197]*1.8;0)" office:value-type="float" office:value="300">
            <text:p><text:s/>300,00 ₽ </text:p>
          </table:table-cell>
          <table:table-cell table:style-name="ce8" office:value-type="float" office:value="84742">
            <text:p>84742</text:p>
          </table:table-cell>
          <table:table-cell office:value-type="string">
            <text:p>{Контейнер с крышкой Plus \ 96886 \ 200мл \ }</text:p>
          </table:table-cell>
          <table:table-cell office:value-type="string">
            <text:p>РПМ-000270</text:p>
          </table:table-cell>
          <table:table-cell office:value-type="float" office:value="156">
            <text:p>156</text:p>
          </table:table-cell>
          <table:table-cell office:value-type="date" office:date-value="2023-03-30">
            <text:p>30.03.23</text:p>
          </table:table-cell>
          <table:table-cell office:value-type="float" office:value="1570">
            <text:p>1570</text:p>
          </table:table-cell>
          <table:table-cell office:value-type="date" office:date-value="2023-04-05">
            <text:p>05.04.23</text:p>
          </table:table-cell>
          <table:table-cell office:value-type="string">
            <text:p>Стеклопласт</text:p>
          </table:table-cell>
          <table:table-cell office:value-type="string">
            <text:p>Plus <text:s/>контейнер с крышкой 200 мл 96886 GB</text:p>
          </table:table-cell>
          <table:table-cell table:number-columns-repeated="2"/>
          <table:table-cell office:value-type="string">
            <text:p>K0025588</text:p>
          </table:table-cell>
          <table:table-cell table:formula="of:=[.K197]/[.H197]" office:value-type="percentage" office:value="1.79856115107914">
            <text:p>180%</text:p>
          </table:table-cell>
          <table:table-cell table:number-columns-repeated="3"/>
          <table:table-cell table:formula="of:=([.AC197]-[.G197])*[.H197]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string">
            <text:p>Plus контейнер с крышкой 200 мл 96886 GB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/>
          <table:table-cell office:value-type="string">
            <text:p>ООО "Посуда Мира"</text:p>
          </table:table-cell>
          <table:table-cell table:number-columns-repeated="3"/>
          <table:table-cell office:value-type="string">
            <text:p>РПМ-000270</text:p>
          </table:table-cell>
          <table:table-cell table:number-columns-repeated="4"/>
          <table:table-cell table:number-columns-repeated="4" office:value-type="float" office:value="0">
            <text:p>0</text:p>
          </table:table-cell>
          <table:table-cell table:number-columns-repeated="3"/>
          <table:table-cell office:value-type="float" office:value="96886">
            <text:p>96886</text:p>
          </table:table-cell>
          <table:table-cell table:formula="of:=[.AZ197]-[.AC197]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table:formula="of:=[.BU197]" office:value-type="string" office:string-value="Plus  контейнер с крышкой 200 мл 96886 GB">
            <text:p>Plus <text:s/>контейнер с крышкой 200 мл 96886 GB</text:p>
          </table:table-cell>
          <table:table-cell/>
          <table:table-cell table:formula="of:=[.BC197]-[.L197]" office:value-type="float" office:value="-84742">
            <text:p>-84742</text:p>
          </table:table-cell>
          <table:table-cell table:formula="of:=[.BW197]" office:value-type="float" office:value="166.8">
            <text:p>166,8</text:p>
          </table:table-cell>
          <table:table-cell table:formula="of:=[.BE197]/[.H197]" office:value-type="float" office:value="1">
            <text:p>1,00 ₽</text:p>
          </table:table-cell>
          <table:table-cell table:formula="of:=[.BX197]" office:value-type="string" office:string-value="K0025588">
            <text:p>K0025588</text:p>
          </table:table-cell>
          <table:table-cell table:number-columns-repeated="11"/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string">
            <text:p>Plus <text:s/>контейнер с крышкой 200 мл 96886 GB</text:p>
          </table:table-cell>
          <table:table-cell/>
          <table:table-cell office:value-type="float" office:value="166.8">
            <text:p>166,8</text:p>
          </table:table-cell>
          <table:table-cell office:value-type="string">
            <text:p>K0025588</text:p>
          </table:table-cell>
          <table:table-cell/>
          <table:table-cell office:value-type="float" office:value="166.8">
            <text:p>166,8</text:p>
          </table:table-cell>
          <table:table-cell/>
          <table:table-cell office:value-type="string">
            <text:p>Пашабахча</text:p>
          </table:table-cell>
          <table:table-cell table:number-columns-repeated="8"/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string">
            <text:p>Plus <text:s/>контейнер с крышкой 200 мл 96886 GB</text:p>
          </table:table-cell>
          <table:table-cell/>
          <table:table-cell office:value-type="float" office:value="166.8">
            <text:p>166,8</text:p>
          </table:table-cell>
          <table:table-cell office:value-type="string">
            <text:p>K0025588</text:p>
          </table:table-cell>
          <table:table-cell/>
          <table:table-cell office:value-type="float" office:value="166.8">
            <text:p>166,8</text:p>
          </table:table-cell>
          <table:table-cell/>
          <table:table-cell office:value-type="string">
            <text:p>Пашабахча</text:p>
          </table:table-cell>
          <table:table-cell table:number-columns-repeated="7"/>
          <table:table-cell table:formula="of:=[.CK197]-[.AZ197]" office:value-type="float" office:value="0">
            <text:p>0</text:p>
          </table:table-cell>
          <table:table-cell table:number-columns-repeated="4" office:value-type="float" office:value="0">
            <text:p>0</text:p>
          </table:table-cell>
          <table:table-cell table:style-name="ce3" office:value-type="string">
            <text:p>цена</text:p>
          </table:table-cell>
          <table:table-cell/>
          <table:table-cell table:formula="of:=[.DH197]-[.L197]" office:value-type="float" office:value="-84742">
            <text:p>-84742</text:p>
          </table:table-cell>
        </table:table-row>
      </table:table>
      <table:table table:name="Лист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Лист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Cyr" svg:font-family="'Arial Cyr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₽</number:text>
    </number:number-style>
    <number:number-style style:name="N109">
      <number:text>-</number:text>
      <number:number number:decimal-places="0" number:min-integer-digits="1" number:grouping="true"/>
      <number:text> ₽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₽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₽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₽</number:text>
    </number:number-style>
    <number:number-style style:name="N112">
      <number:text>-</number:text>
      <number:number number:decimal-places="2" number:min-integer-digits="1" number:grouping="true"/>
      <number:text> ₽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₽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₽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21P0" style:volatile="true">
      <number:text> </number:text>
      <number:number number:decimal-places="0" number:min-integer-digits="1" number:grouping="true"/>
      <number:text>    </number:text>
    </number:number-style>
    <number:number-style style:name="N121P1" style:volatile="true">
      <number:text>-</number:text>
      <number:number number:decimal-places="0" number:min-integer-digits="1" number:grouping="true"/>
      <number:text>    </number:text>
    </number:number-style>
    <number:number-style style:name="N121P2" style:volatile="true">
      <number:text> -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number number:decimal-places="0" number:min-integer-digits="1" number:grouping="true"/>
      <number:text> ₽ </number:text>
    </number:number-style>
    <number:number-style style:name="N125P1" style:volatile="true">
      <number:text>-</number:text>
      <number:number number:decimal-places="0" number:min-integer-digits="1" number:grouping="true"/>
      <number:text> ₽ </number:text>
    </number:number-style>
    <number:number-style style:name="N125P2" style:volatile="true">
      <number:text> - ₽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number number:decimal-places="2" number:min-integer-digits="1" number:grouping="true"/>
      <number:text>    </number:text>
    </number:number-style>
    <number:number-style style:name="N129P1" style:volatile="true">
      <number:text>-</number:text>
      <number:number number:decimal-places="2" number:min-integer-digits="1" number:grouping="true"/>
      <number:text>    </number:text>
    </number:number-style>
    <number:number-style style:name="N129P2" style:volatile="true">
      <number:text> -</number:text>
      <number:number number:decimal-places="0" number:min-integer-digits="0"/>
      <number:text>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</number:text>
      <number:number number:decimal-places="2" number:min-integer-digits="1" number:grouping="true"/>
      <number:text> ₽ </number:text>
    </number:number-style>
    <number:number-style style:name="N133P1" style:volatile="true">
      <number:text>-</number:text>
      <number:number number:decimal-places="2" number:min-integer-digits="1" number:grouping="true"/>
      <number:text> ₽ </number:text>
    </number:number-style>
    <number:number-style style:name="N133P2" style:volatile="true">
      <number:text> -</number:text>
      <number:number number:decimal-places="0" number:min-integer-digits="0"/>
      <number:text> ₽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currency-style style:name="N13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3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38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7-05">05.07.2023</text:date>, <text:time>14:49:16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 j</meta:initial-creator>
    <meta:creation-date>2023-07-03T22:04:07</meta:creation-date>
    <dc:date>2023-07-05T14:49:16</dc:date>
    <dc:creator>k j</dc:creator>
    <meta:editing-duration>PT4M21S</meta:editing-duration>
    <meta:editing-cycles>3</meta:editing-cycles>
    <meta:generator>OpenOffice/4.1.14$Unix OpenOffice.org_project/4114m1$Build-9811</meta:generator>
    <meta:document-statistic meta:table-count="3" meta:cell-count="16769" meta:object-count="0"/>
  </office:meta>
</office:document-meta>
</file>